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2.138cm"/>
    </style:style>
    <style:style style:name="co4" style:family="table-column">
      <style:table-column-properties fo:break-before="auto" style:column-width="0.254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2.709cm"/>
    </style:style>
    <style:style style:name="co7" style:family="table-column">
      <style:table-column-properties fo:break-before="auto" style:column-width="1.6cm"/>
    </style:style>
    <style:style style:name="co8" style:family="table-column">
      <style:table-column-properties fo:break-before="auto" style:column-width="1.991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2.11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656cm"/>
    </style:style>
    <style:style style:name="co13" style:family="table-column">
      <style:table-column-properties fo:break-before="auto" style:column-width="1.245cm"/>
    </style:style>
    <style:style style:name="co14" style:family="table-column">
      <style:table-column-properties fo:break-before="auto" style:column-width="1.549cm"/>
    </style:style>
    <style:style style:name="co15" style:family="table-column">
      <style:table-column-properties fo:break-before="auto" style:column-width="2.004cm"/>
    </style:style>
    <style:style style:name="co16" style:family="table-column">
      <style:table-column-properties fo:break-before="auto" style:column-width="2.551cm"/>
    </style:style>
    <style:style style:name="co17" style:family="table-column">
      <style:table-column-properties fo:break-before="auto" style:column-width="0.815cm"/>
    </style:style>
    <style:style style:name="co18" style:family="table-column">
      <style:table-column-properties fo:break-before="auto" style:column-width="2.78cm"/>
    </style:style>
    <style:style style:name="co19" style:family="table-column">
      <style:table-column-properties fo:break-before="auto" style:column-width="0.766cm"/>
    </style:style>
    <style:style style:name="co20" style:family="table-column">
      <style:table-column-properties fo:break-before="auto" style:column-width="0.893cm"/>
    </style:style>
    <style:style style:name="co21" style:family="table-column">
      <style:table-column-properties fo:break-before="auto" style:column-width="2.801cm"/>
    </style:style>
    <style:style style:name="co22" style:family="table-column">
      <style:table-column-properties fo:break-before="auto" style:column-width="1.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487cm" fo:break-before="auto" style:use-optimal-row-height="false"/>
    </style:style>
    <style:style style:name="ro9" style:family="table-row">
      <style:table-row-properties style:row-height="0.908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padding="0.071cm"/>
      <style:text-properties style:font-name="DejaVu Sans"/>
    </style:style>
    <style:style style:name="ce3" style:family="table-cell" style:parent-style-name="Default">
      <style:table-cell-properties fo:padding="0.071cm"/>
      <style:text-properties style:font-name="DejaVu Sans" style:font-name-asian="Droid Sans Fallback" style:font-name-complex="Calibri"/>
    </style:style>
    <style:style style:name="ce4" style:family="table-cell" style:parent-style-name="Default">
      <style:text-properties style:font-name="DejaVu Sans" style:font-name-asian="Droid Sans Fallback" style:font-name-complex="Calibri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padding="0.071cm"/>
      <style:text-properties style:font-name="Calibri" style:font-name-asian="Droid Sans Fallback" style:font-name-complex="Calibri"/>
    </style:style>
    <style:style style:name="ce7" style:family="table-cell" style:parent-style-name="Default">
      <style:text-properties style:font-name="Calibri"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sql" table:style-name="ta1">
        <office:forms form:automatic-focus="false" form:apply-design-mode="false"/>
        <table:table-column table:style-name="co1" table:default-cell-style-name="Default"/>
        <table:table-row table:style-name="ro1" table:number-rows-repeated="5">
          <table:table-cell/>
        </table:table-row>
        <table:table-row table:style-name="ro1">
          <table:table-cell table:formula="of:=CONCATENATE([case_00140_00100.K6];[emprise.K6];[facade.BZ6])" office:value-type="string" office:string-value="INSERT INTO &#13;  case_00140_00100 (&#13;    id,&#13;    geometry_asewkt)&#13;  VALUES (&#13;    'M11',&#13;    'SRID=3946;POLYGON((1379500 5226300,1379640 5226300,1379640 5226200,1379500 5226200,1379500 5226300))');&#13;INSERT INTO &#13;  emprise (&#13;    id,&#13;    geometry_asewkt)&#13;  VALUES (&#13;    'M11_Emprise1',&#13;    'SRID=3946;POLYGON((1379500 5226400,1379640 5226400,1379640 5226300,1379500 5226300,1379500 5226400))');&#13;INSERT INTO &#13;  facade (&#13;    id,&#13;    geometry_asewkt)&#13;  VALUES (&#13;    'M11_Facade01',&#13;    'SRID=3946;LINESTRING(1379520 5226400,1379520 5226380,1379510 5226380,1379500 5226390)');&#13;&#13;INSERT INTO &#13;  facade (&#13;    id,&#13;    geometry_asewkt)&#13;  VALUES (&#13;    'M11_Facade02',&#13;    'SRID=3946;LINESTRING(1379550 5226400,1379550 5226390,1379590 5226390,1379590 5226400)');&#13;&#13;INSERT INTO &#13;  facade (&#13;    id,&#13;    geometry_asewkt)&#13;  VALUES (&#13;    'M11_Facade03',&#13;    'SRID=3946;LINESTRING(1379620 5226400,1379630 5226390,1379640 5226390)');&#13;&#13;INSERT INTO &#13;  facade (&#13;    id,&#13;    geometry_asewkt)&#13;  VALUES (&#13;    'M11_Facade04',&#13;    'SRID=3946;LINESTRING(1379640 5226360,1379630 5226360,1379630 5226340,1379640 5226340)');&#13;&#13;INSERT INTO &#13;  facade (&#13;    id,&#13;    geometry_asewkt)&#13;  VALUES (&#13;    'M11_Facade05',&#13;    'SRID=3946;LINESTRING(1379640 5226310,1379630 5226310,1379620 5226320,1379620 5226300)');&#13;&#13;INSERT INTO &#13;  facade (&#13;    id,&#13;    geometry_asewkt)&#13;  VALUES (&#13;    'M11_Facade06',&#13;    'SRID=3946;LINESTRING(1379590 5226300,1379590 5226320,1379550 5226320,1379550 5226300)');&#13;&#13;INSERT INTO &#13;  facade_id (&#13;    id,&#13;    geometry_asewkt)&#13;  VALUES (&#13;    'M11_Facade07',&#13;    'SRID=3946;LINESTRING(1379520 5226300,1379520 5226310,1379500 5226310)');&#13;&#13;INSERT INTO &#13;  facade (&#13;    id,&#13;    geometry_asewkt)&#13;  VALUES (&#13;    'M11_Facade08',&#13;    'SRID=3946;LINESTRING(1379500 5226340,1379510 5226340,1379510 5226360,1379500 5226360)');&#13;&#13;" calcext:value-type="string">
            <text:p>INSERT INTO  <text:s/>case_00140_00100 ( <text:s text:c="3"/>id, <text:s text:c="3"/>geometry_asewkt) <text:s/>VALUES ( <text:s text:c="3"/>'M11', <text:s text:c="3"/>'SRID=3946;POLYGON((1379500 5226300,1379640 5226300,1379640 5226200,1379500 5226200,1379500 5226300))');INSERT INTO  <text:s/>emprise ( <text:s text:c="3"/>id, <text:s text:c="3"/>geometry_asewkt) <text:s/>VALUES ( <text:s text:c="3"/>'M11_Emprise1', <text:s text:c="3"/>'SRID=3946;POLYGON((1379500 5226400,1379640 5226400,1379640 5226300,1379500 5226300,1379500 5226400))');INSERT INTO  <text:s/>facade ( <text:s text:c="3"/>id, <text:s text:c="3"/>geometry_asewkt) <text:s/>VALUES ( <text:s text:c="3"/>'M11_Facade01', <text:s text:c="3"/>'SRID=3946;LINESTRING(1379520 5226400,1379520 5226380,1379510 5226380,1379500 5226390)');INSERT INTO  <text:s/>facade ( <text:s text:c="3"/>id, <text:s text:c="3"/>geometry_asewkt) <text:s/>VALUES ( <text:s text:c="3"/>'M11_Facade02', <text:s text:c="3"/>'SRID=3946;LINESTRING(1379550 5226400,1379550 5226390,1379590 5226390,1379590 5226400)');INSERT INTO  <text:s/>facade ( <text:s text:c="3"/>id, <text:s text:c="3"/>geometry_asewkt) <text:s/>VALUES ( <text:s text:c="3"/>'M11_Facade03', <text:s text:c="3"/>'SRID=3946;LINESTRING(1379620 5226400,1379630 5226390,1379640 5226390)');INSERT INTO  <text:s/>facade ( <text:s text:c="3"/>id, <text:s text:c="3"/>geometry_asewkt) <text:s/>VALUES ( <text:s text:c="3"/>'M11_Facade04', <text:s text:c="3"/>'SRID=3946;LINESTRING(1379640 5226360,1379630 5226360,1379630 5226340,1379640 5226340)');INSERT INTO  <text:s/>facade ( <text:s text:c="3"/>id, <text:s text:c="3"/>geometry_asewkt) <text:s/>VALUES ( <text:s text:c="3"/>'M11_Facade05', <text:s text:c="3"/>'SRID=3946;LINESTRING(1379640 5226310,1379630 5226310,1379620 5226320,1379620 5226300)');INSERT INTO  <text:s/>facade ( <text:s text:c="3"/>id, <text:s text:c="3"/>geometry_asewkt) <text:s/>VALUES ( <text:s text:c="3"/>'M11_Facade06', <text:s text:c="3"/>'SRID=3946;LINESTRING(1379590 5226300,1379590 5226320,1379550 5226320,1379550 5226300)');INSERT INTO  <text:s/>facade_id ( <text:s text:c="3"/>id, <text:s text:c="3"/>geometry_asewkt) <text:s/>VALUES ( <text:s text:c="3"/>'M11_Facade07', <text:s text:c="3"/>'SRID=3946;LINESTRING(1379520 5226300,1379520 5226310,1379500 5226310)');INSERT INTO  <text:s/>facade ( <text:s text:c="3"/>id, <text:s text:c="3"/>geometry_asewkt) <text:s/>VALUES ( <text:s text:c="3"/>'M11_Facade08', <text:s text:c="3"/>'SRID=3946;LINESTRING(1379500 5226340,1379510 5226340,1379510 5226360,1379500 5226360)');</text:p>
          </table:table-cell>
        </table:table-row>
        <table:table-row table:style-name="ro1">
          <table:table-cell table:formula="of:=CONCATENATE([case_00140_00100.K7];[emprise.K7];[facade.BZ7])" office:value-type="string" office:string-value="INSERT INTO &#13;  case_00140_00100 (&#13;    id,&#13;    geometry_asewkt)&#13;  VALUES (&#13;    'M12',&#13;    'SRID=3946;POLYGON((1379640 5226300,1379780 5226300,1379780 5226200,1379640 5226200,1379640 5226300))');&#13;INSERT INTO &#13;  emprise (&#13;    id,&#13;    geometry_asewkt)&#13;  VALUES (&#13;    'M12_Emprise1',&#13;    'SRID=3946;POLYGON((1379640 5226400,1379780 5226400,1379780 5226300,1379640 5226300,1379640 5226400))');&#13;INSERT INTO &#13;  facade (&#13;    id,&#13;    geometry_asewkt)&#13;  VALUES (&#13;    'M12_Facade01',&#13;    'SRID=3946;LINESTRING(1379640 5226300,1379640 5226300,1379640 5226300,1379640 5226300)');&#13;&#13;INSERT INTO &#13;  facade (&#13;    id,&#13;    geometry_asewkt)&#13;  VALUES (&#13;    'M12_Facade02',&#13;    'SRID=3946;LINESTRING(1379640 5226300,1379640 5226300,1379640 5226300,1379640 5226300)');&#13;&#13;INSERT INTO &#13;  facade (&#13;    id,&#13;    geometry_asewkt)&#13;  VALUES (&#13;    'M12_Facade03',&#13;    'SRID=3946;LINESTRING(1379640 5226300,1379640 5226300,1379640 5226300)');&#13;&#13;INSERT INTO &#13;  facade (&#13;    id,&#13;    geometry_asewkt)&#13;  VALUES (&#13;    'M12_Facade04',&#13;    'SRID=3946;LINESTRING(1379640 5226300,1379640 5226300,1379640 5226300,1379640 5226300)');&#13;&#13;INSERT INTO &#13;  facade (&#13;    id,&#13;    geometry_asewkt)&#13;  VALUES (&#13;    'M12_Facade05',&#13;    'SRID=3946;LINESTRING(1379640 5226300,1379640 5226300,1379640 5226300,1379640 5226300)');&#13;&#13;INSERT INTO &#13;  facade (&#13;    id,&#13;    geometry_asewkt)&#13;  VALUES (&#13;    'M12_Facade06',&#13;    'SRID=3946;LINESTRING(1379640 5226300,1379640 5226300,1379640 5226300,1379640 5226300)');&#13;&#13;INSERT INTO &#13;  facade_id (&#13;    id,&#13;    geometry_asewkt)&#13;  VALUES (&#13;    'M12_Facade07',&#13;    'SRID=3946;LINESTRING(1379640 5226300,1379640 5226300,1379640 5226300)');&#13;&#13;INSERT INTO &#13;  facade (&#13;    id,&#13;    geometry_asewkt)&#13;  VALUES (&#13;    'M12_Facade08',&#13;    'SRID=3946;LINESTRING(1379640 5226300,1379640 5226300,1379640 5226300,1379640 5226300)');&#13;&#13;" calcext:value-type="string">
            <text:p>INSERT INTO  <text:s/>case_00140_00100 ( <text:s text:c="3"/>id, <text:s text:c="3"/>geometry_asewkt) <text:s/>VALUES ( <text:s text:c="3"/>'M12', <text:s text:c="3"/>'SRID=3946;POLYGON((1379640 5226300,1379780 5226300,1379780 5226200,1379640 5226200,1379640 5226300))');INSERT INTO  <text:s/>emprise ( <text:s text:c="3"/>id, <text:s text:c="3"/>geometry_asewkt) <text:s/>VALUES ( <text:s text:c="3"/>'M12_Emprise1', <text:s text:c="3"/>'SRID=3946;POLYGON((1379640 5226400,1379780 5226400,1379780 5226300,1379640 5226300,1379640 5226400))');INSERT INTO  <text:s/>facade ( <text:s text:c="3"/>id, <text:s text:c="3"/>geometry_asewkt) <text:s/>VALUES ( <text:s text:c="3"/>'M12_Facade01', <text:s text:c="3"/>'SRID=3946;LINESTRING(1379640 5226300,1379640 5226300,1379640 5226300,1379640 5226300)');INSERT INTO  <text:s/>facade ( <text:s text:c="3"/>id, <text:s text:c="3"/>geometry_asewkt) <text:s/>VALUES ( <text:s text:c="3"/>'M12_Facade02', <text:s text:c="3"/>'SRID=3946;LINESTRING(1379640 5226300,1379640 5226300,1379640 5226300,1379640 5226300)');INSERT INTO  <text:s/>facade ( <text:s text:c="3"/>id, <text:s text:c="3"/>geometry_asewkt) <text:s/>VALUES ( <text:s text:c="3"/>'M12_Facade03', <text:s text:c="3"/>'SRID=3946;LINESTRING(1379640 5226300,1379640 5226300,1379640 5226300)');INSERT INTO  <text:s/>facade ( <text:s text:c="3"/>id, <text:s text:c="3"/>geometry_asewkt) <text:s/>VALUES ( <text:s text:c="3"/>'M12_Facade04', <text:s text:c="3"/>'SRID=3946;LINESTRING(1379640 5226300,1379640 5226300,1379640 5226300,1379640 5226300)');INSERT INTO  <text:s/>facade ( <text:s text:c="3"/>id, <text:s text:c="3"/>geometry_asewkt) <text:s/>VALUES ( <text:s text:c="3"/>'M12_Facade05', <text:s text:c="3"/>'SRID=3946;LINESTRING(1379640 5226300,1379640 5226300,1379640 5226300,1379640 5226300)');INSERT INTO  <text:s/>facade ( <text:s text:c="3"/>id, <text:s text:c="3"/>geometry_asewkt) <text:s/>VALUES ( <text:s text:c="3"/>'M12_Facade06', <text:s text:c="3"/>'SRID=3946;LINESTRING(1379640 5226300,1379640 5226300,1379640 5226300,1379640 5226300)');INSERT INTO  <text:s/>facade_id ( <text:s text:c="3"/>id, <text:s text:c="3"/>geometry_asewkt) <text:s/>VALUES ( <text:s text:c="3"/>'M12_Facade07', <text:s text:c="3"/>'SRID=3946;LINESTRING(1379640 5226300,1379640 5226300,1379640 5226300)');INSERT INTO  <text:s/>facade ( <text:s text:c="3"/>id, <text:s text:c="3"/>geometry_asewkt) <text:s/>VALUES ( <text:s text:c="3"/>'M12_Facade08', <text:s text:c="3"/>'SRID=3946;LINESTRING(1379640 5226300,1379640 5226300,1379640 5226300,1379640 5226300)');</text:p>
          </table:table-cell>
        </table:table-row>
        <table:table-row table:style-name="ro1">
          <table:table-cell table:formula="of:=CONCATENATE([case_00140_00100.K8];[emprise.K8];[facade.BZ8])" office:value-type="string" office:string-value="INSERT INTO &#13;  case_00140_00100 (&#13;    id,&#13;    geometry_asewkt)&#13;  VALUES (&#13;    'M13',&#13;    'SRID=3946;POLYGON((1379780 5226300,1379920 5226300,1379920 5226200,1379780 5226200,1379780 5226300))');&#13;INSERT INTO &#13;  emprise (&#13;    id,&#13;    geometry_asewkt)&#13;  VALUES (&#13;    'M13_Emprise1',&#13;    'SRID=3946;POLYGON((1379780 5226400,1379920 5226400,1379920 5226300,1379780 5226300,1379780 5226400))');&#13;INSERT INTO &#13;  facade (&#13;    id,&#13;    geometry_asewkt)&#13;  VALUES (&#13;    'M13_Facade01',&#13;    'SRID=3946;LINESTRING(1379780 5226300,1379780 5226300,1379780 5226300,1379780 5226300)');&#13;&#13;INSERT INTO &#13;  facade (&#13;    id,&#13;    geometry_asewkt)&#13;  VALUES (&#13;    'M13_Facade02',&#13;    'SRID=3946;LINESTRING(1379780 5226300,1379780 5226300,1379780 5226300,1379780 5226300)');&#13;&#13;INSERT INTO &#13;  facade (&#13;    id,&#13;    geometry_asewkt)&#13;  VALUES (&#13;    'M13_Facade03',&#13;    'SRID=3946;LINESTRING(1379780 5226300,1379780 5226300,1379780 5226300)');&#13;&#13;INSERT INTO &#13;  facade (&#13;    id,&#13;    geometry_asewkt)&#13;  VALUES (&#13;    'M13_Facade04',&#13;    'SRID=3946;LINESTRING(1379780 5226300,1379780 5226300,1379780 5226300,1379780 5226300)');&#13;&#13;INSERT INTO &#13;  facade (&#13;    id,&#13;    geometry_asewkt)&#13;  VALUES (&#13;    'M13_Facade05',&#13;    'SRID=3946;LINESTRING(1379780 5226300,1379780 5226300,1379780 5226300,1379780 5226300)');&#13;&#13;INSERT INTO &#13;  facade (&#13;    id,&#13;    geometry_asewkt)&#13;  VALUES (&#13;    'M13_Facade06',&#13;    'SRID=3946;LINESTRING(1379780 5226300,1379780 5226300,1379780 5226300,1379780 5226300)');&#13;&#13;INSERT INTO &#13;  facade_id (&#13;    id,&#13;    geometry_asewkt)&#13;  VALUES (&#13;    'M13_Facade07',&#13;    'SRID=3946;LINESTRING(1379780 5226300,1379780 5226300,1379780 5226300)');&#13;&#13;INSERT INTO &#13;  facade (&#13;    id,&#13;    geometry_asewkt)&#13;  VALUES (&#13;    'M13_Facade08',&#13;    'SRID=3946;LINESTRING(1379780 5226300,1379780 5226300,1379780 5226300,1379780 5226300)');&#13;&#13;" calcext:value-type="string">
            <text:p>INSERT INTO  <text:s/>case_00140_00100 ( <text:s text:c="3"/>id, <text:s text:c="3"/>geometry_asewkt) <text:s/>VALUES ( <text:s text:c="3"/>'M13', <text:s text:c="3"/>'SRID=3946;POLYGON((1379780 5226300,1379920 5226300,1379920 5226200,1379780 5226200,1379780 5226300))');INSERT INTO  <text:s/>emprise ( <text:s text:c="3"/>id, <text:s text:c="3"/>geometry_asewkt) <text:s/>VALUES ( <text:s text:c="3"/>'M13_Emprise1', <text:s text:c="3"/>'SRID=3946;POLYGON((1379780 5226400,1379920 5226400,1379920 5226300,1379780 5226300,1379780 5226400))');INSERT INTO  <text:s/>facade ( <text:s text:c="3"/>id, <text:s text:c="3"/>geometry_asewkt) <text:s/>VALUES ( <text:s text:c="3"/>'M13_Facade01', <text:s text:c="3"/>'SRID=3946;LINESTRING(1379780 5226300,1379780 5226300,1379780 5226300,1379780 5226300)');INSERT INTO  <text:s/>facade ( <text:s text:c="3"/>id, <text:s text:c="3"/>geometry_asewkt) <text:s/>VALUES ( <text:s text:c="3"/>'M13_Facade02', <text:s text:c="3"/>'SRID=3946;LINESTRING(1379780 5226300,1379780 5226300,1379780 5226300,1379780 5226300)');INSERT INTO  <text:s/>facade ( <text:s text:c="3"/>id, <text:s text:c="3"/>geometry_asewkt) <text:s/>VALUES ( <text:s text:c="3"/>'M13_Facade03', <text:s text:c="3"/>'SRID=3946;LINESTRING(1379780 5226300,1379780 5226300,1379780 5226300)');INSERT INTO  <text:s/>facade ( <text:s text:c="3"/>id, <text:s text:c="3"/>geometry_asewkt) <text:s/>VALUES ( <text:s text:c="3"/>'M13_Facade04', <text:s text:c="3"/>'SRID=3946;LINESTRING(1379780 5226300,1379780 5226300,1379780 5226300,1379780 5226300)');INSERT INTO  <text:s/>facade ( <text:s text:c="3"/>id, <text:s text:c="3"/>geometry_asewkt) <text:s/>VALUES ( <text:s text:c="3"/>'M13_Facade05', <text:s text:c="3"/>'SRID=3946;LINESTRING(1379780 5226300,1379780 5226300,1379780 5226300,1379780 5226300)');INSERT INTO  <text:s/>facade ( <text:s text:c="3"/>id, <text:s text:c="3"/>geometry_asewkt) <text:s/>VALUES ( <text:s text:c="3"/>'M13_Facade06', <text:s text:c="3"/>'SRID=3946;LINESTRING(1379780 5226300,1379780 5226300,1379780 5226300,1379780 5226300)');INSERT INTO  <text:s/>facade_id ( <text:s text:c="3"/>id, <text:s text:c="3"/>geometry_asewkt) <text:s/>VALUES ( <text:s text:c="3"/>'M13_Facade07', <text:s text:c="3"/>'SRID=3946;LINESTRING(1379780 5226300,1379780 5226300,1379780 5226300)');INSERT INTO  <text:s/>facade ( <text:s text:c="3"/>id, <text:s text:c="3"/>geometry_asewkt) <text:s/>VALUES ( <text:s text:c="3"/>'M13_Facade08', <text:s text:c="3"/>'SRID=3946;LINESTRING(1379780 5226300,1379780 5226300,1379780 5226300,1379780 5226300)');</text:p>
          </table:table-cell>
        </table:table-row>
        <table:table-row table:style-name="ro1">
          <table:table-cell table:formula="of:=CONCATENATE([case_00140_00100.K9];[emprise.K9];[facade.BZ9])" office:value-type="string" office:string-value="INSERT INTO &#13;  case_00140_00100 (&#13;    id,&#13;    geometry_asewkt)&#13;  VALUES (&#13;    'M14',&#13;    'SRID=3946;POLYGON((1379920 5226300,1380060 5226300,1380060 5226200,1379920 5226200,1379920 5226300))');&#13;INSERT INTO &#13;  emprise (&#13;    id,&#13;    geometry_asewkt)&#13;  VALUES (&#13;    'M14_Emprise1',&#13;    'SRID=3946;POLYGON((1379920 5226400,1380060 5226400,1380060 5226300,1379920 5226300,1379920 5226400))');&#13;INSERT INTO &#13;  facade (&#13;    id,&#13;    geometry_asewkt)&#13;  VALUES (&#13;    'M14_Facade01',&#13;    'SRID=3946;LINESTRING(1379920 5226300,1379920 5226300,1379920 5226300,1379920 5226300)');&#13;&#13;INSERT INTO &#13;  facade (&#13;    id,&#13;    geometry_asewkt)&#13;  VALUES (&#13;    'M14_Facade02',&#13;    'SRID=3946;LINESTRING(1379920 5226300,1379920 5226300,1379920 5226300,1379920 5226300)');&#13;&#13;INSERT INTO &#13;  facade (&#13;    id,&#13;    geometry_asewkt)&#13;  VALUES (&#13;    'M14_Facade03',&#13;    'SRID=3946;LINESTRING(1379920 5226300,1379920 5226300,1379920 5226300)');&#13;&#13;INSERT INTO &#13;  facade (&#13;    id,&#13;    geometry_asewkt)&#13;  VALUES (&#13;    'M14_Facade04',&#13;    'SRID=3946;LINESTRING(1379920 5226300,1379920 5226300,1379920 5226300,1379920 5226300)');&#13;&#13;INSERT INTO &#13;  facade (&#13;    id,&#13;    geometry_asewkt)&#13;  VALUES (&#13;    'M14_Facade05',&#13;    'SRID=3946;LINESTRING(1379920 5226300,1379920 5226300,1379920 5226300,1379920 5226300)');&#13;&#13;INSERT INTO &#13;  facade (&#13;    id,&#13;    geometry_asewkt)&#13;  VALUES (&#13;    'M14_Facade06',&#13;    'SRID=3946;LINESTRING(1379920 5226300,1379920 5226300,1379920 5226300,1379920 5226300)');&#13;&#13;INSERT INTO &#13;  facade_id (&#13;    id,&#13;    geometry_asewkt)&#13;  VALUES (&#13;    'M14_Facade07',&#13;    'SRID=3946;LINESTRING(1379920 5226300,1379920 5226300,1379920 5226300)');&#13;&#13;INSERT INTO &#13;  facade (&#13;    id,&#13;    geometry_asewkt)&#13;  VALUES (&#13;    'M14_Facade08',&#13;    'SRID=3946;LINESTRING(1379920 5226300,1379920 5226300,1379920 5226300,1379920 5226300)');&#13;&#13;" calcext:value-type="string">
            <text:p>INSERT INTO  <text:s/>case_00140_00100 ( <text:s text:c="3"/>id, <text:s text:c="3"/>geometry_asewkt) <text:s/>VALUES ( <text:s text:c="3"/>'M14', <text:s text:c="3"/>'SRID=3946;POLYGON((1379920 5226300,1380060 5226300,1380060 5226200,1379920 5226200,1379920 5226300))');INSERT INTO  <text:s/>emprise ( <text:s text:c="3"/>id, <text:s text:c="3"/>geometry_asewkt) <text:s/>VALUES ( <text:s text:c="3"/>'M14_Emprise1', <text:s text:c="3"/>'SRID=3946;POLYGON((1379920 5226400,1380060 5226400,1380060 5226300,1379920 5226300,1379920 5226400))');INSERT INTO  <text:s/>facade ( <text:s text:c="3"/>id, <text:s text:c="3"/>geometry_asewkt) <text:s/>VALUES ( <text:s text:c="3"/>'M14_Facade01', <text:s text:c="3"/>'SRID=3946;LINESTRING(1379920 5226300,1379920 5226300,1379920 5226300,1379920 5226300)');INSERT INTO  <text:s/>facade ( <text:s text:c="3"/>id, <text:s text:c="3"/>geometry_asewkt) <text:s/>VALUES ( <text:s text:c="3"/>'M14_Facade02', <text:s text:c="3"/>'SRID=3946;LINESTRING(1379920 5226300,1379920 5226300,1379920 5226300,1379920 5226300)');INSERT INTO  <text:s/>facade ( <text:s text:c="3"/>id, <text:s text:c="3"/>geometry_asewkt) <text:s/>VALUES ( <text:s text:c="3"/>'M14_Facade03', <text:s text:c="3"/>'SRID=3946;LINESTRING(1379920 5226300,1379920 5226300,1379920 5226300)');INSERT INTO  <text:s/>facade ( <text:s text:c="3"/>id, <text:s text:c="3"/>geometry_asewkt) <text:s/>VALUES ( <text:s text:c="3"/>'M14_Facade04', <text:s text:c="3"/>'SRID=3946;LINESTRING(1379920 5226300,1379920 5226300,1379920 5226300,1379920 5226300)');INSERT INTO  <text:s/>facade ( <text:s text:c="3"/>id, <text:s text:c="3"/>geometry_asewkt) <text:s/>VALUES ( <text:s text:c="3"/>'M14_Facade05', <text:s text:c="3"/>'SRID=3946;LINESTRING(1379920 5226300,1379920 5226300,1379920 5226300,1379920 5226300)');INSERT INTO  <text:s/>facade ( <text:s text:c="3"/>id, <text:s text:c="3"/>geometry_asewkt) <text:s/>VALUES ( <text:s text:c="3"/>'M14_Facade06', <text:s text:c="3"/>'SRID=3946;LINESTRING(1379920 5226300,1379920 5226300,1379920 5226300,1379920 5226300)');INSERT INTO  <text:s/>facade_id ( <text:s text:c="3"/>id, <text:s text:c="3"/>geometry_asewkt) <text:s/>VALUES ( <text:s text:c="3"/>'M14_Facade07', <text:s text:c="3"/>'SRID=3946;LINESTRING(1379920 5226300,1379920 5226300,1379920 5226300)');INSERT INTO  <text:s/>facade ( <text:s text:c="3"/>id, <text:s text:c="3"/>geometry_asewkt) <text:s/>VALUES ( <text:s text:c="3"/>'M14_Facade08', <text:s text:c="3"/>'SRID=3946;LINESTRING(1379920 5226300,1379920 5226300,1379920 5226300,1379920 5226300)');</text:p>
          </table:table-cell>
        </table:table-row>
        <table:table-row table:style-name="ro1">
          <table:table-cell table:formula="of:=CONCATENATE([case_00140_00100.K10];[emprise.K10];[facade.BZ10])" office:value-type="string" office:string-value="INSERT INTO &#13;  case_00140_00100 (&#13;    id,&#13;    geometry_asewkt)&#13;  VALUES (&#13;    'M15',&#13;    'SRID=3946;POLYGON((1380060 5226300,1380200 5226300,1380200 5226200,1380060 5226200,1380060 5226300))');&#13;INSERT INTO &#13;  emprise (&#13;    id,&#13;    geometry_asewkt)&#13;  VALUES (&#13;    'M15_Emprise1',&#13;    'SRID=3946;POLYGON((1380060 5226400,1380200 5226400,1380200 5226300,1380060 5226300,1380060 5226400))');&#13;INSERT INTO &#13;  facade (&#13;    id,&#13;    geometry_asewkt)&#13;  VALUES (&#13;    'M15_Facade01',&#13;    'SRID=3946;LINESTRING(1380080 5226400,1380080 5226380,1380070 5226380,1380060 5226390)');&#13;&#13;INSERT INTO &#13;  facade (&#13;    id,&#13;    geometry_asewkt)&#13;  VALUES (&#13;    'M15_Facade02',&#13;    'SRID=3946;LINESTRING(1380110 5226400,1380110 5226390,1380150 5226390,1380150 5226400)');&#13;&#13;INSERT INTO &#13;  facade (&#13;    id,&#13;    geometry_asewkt)&#13;  VALUES (&#13;    'M15_Facade03',&#13;    'SRID=3946;LINESTRING(1380180 5226400,1380190 5226390,1380200 5226390)');&#13;&#13;INSERT INTO &#13;  facade (&#13;    id,&#13;    geometry_asewkt)&#13;  VALUES (&#13;    'M15_Facade04',&#13;    'SRID=3946;LINESTRING(1380200 5226360,1380190 5226360,1380190 5226340,1380200 5226340)');&#13;&#13;INSERT INTO &#13;  facade (&#13;    id,&#13;    geometry_asewkt)&#13;  VALUES (&#13;    'M15_Facade05',&#13;    'SRID=3946;LINESTRING(1380200 5226310,1380190 5226310,1380180 5226320,1380180 5226300)');&#13;&#13;INSERT INTO &#13;  facade (&#13;    id,&#13;    geometry_asewkt)&#13;  VALUES (&#13;    'M15_Facade06',&#13;    'SRID=3946;LINESTRING(1380150 5226300,1380150 5226320,1380110 5226320,1380110 5226300)');&#13;&#13;INSERT INTO &#13;  facade_id (&#13;    id,&#13;    geometry_asewkt)&#13;  VALUES (&#13;    'M15_Facade07',&#13;    'SRID=3946;LINESTRING(1380080 5226300,1380080 5226310,1380060 5226310)');&#13;&#13;INSERT INTO &#13;  facade (&#13;    id,&#13;    geometry_asewkt)&#13;  VALUES (&#13;    'M15_Facade08',&#13;    'SRID=3946;LINESTRING(1380060 5226340,1380070 5226340,1380070 5226360,1380060 5226360)');&#13;&#13;" calcext:value-type="string">
            <text:p>INSERT INTO  <text:s/>case_00140_00100 ( <text:s text:c="3"/>id, <text:s text:c="3"/>geometry_asewkt) <text:s/>VALUES ( <text:s text:c="3"/>'M15', <text:s text:c="3"/>'SRID=3946;POLYGON((1380060 5226300,1380200 5226300,1380200 5226200,1380060 5226200,1380060 5226300))');INSERT INTO  <text:s/>emprise ( <text:s text:c="3"/>id, <text:s text:c="3"/>geometry_asewkt) <text:s/>VALUES ( <text:s text:c="3"/>'M15_Emprise1', <text:s text:c="3"/>'SRID=3946;POLYGON((1380060 5226400,1380200 5226400,1380200 5226300,1380060 5226300,1380060 5226400))');INSERT INTO  <text:s/>facade ( <text:s text:c="3"/>id, <text:s text:c="3"/>geometry_asewkt) <text:s/>VALUES ( <text:s text:c="3"/>'M15_Facade01', <text:s text:c="3"/>'SRID=3946;LINESTRING(1380080 5226400,1380080 5226380,1380070 5226380,1380060 5226390)');INSERT INTO  <text:s/>facade ( <text:s text:c="3"/>id, <text:s text:c="3"/>geometry_asewkt) <text:s/>VALUES ( <text:s text:c="3"/>'M15_Facade02', <text:s text:c="3"/>'SRID=3946;LINESTRING(1380110 5226400,1380110 5226390,1380150 5226390,1380150 5226400)');INSERT INTO  <text:s/>facade ( <text:s text:c="3"/>id, <text:s text:c="3"/>geometry_asewkt) <text:s/>VALUES ( <text:s text:c="3"/>'M15_Facade03', <text:s text:c="3"/>'SRID=3946;LINESTRING(1380180 5226400,1380190 5226390,1380200 5226390)');INSERT INTO  <text:s/>facade ( <text:s text:c="3"/>id, <text:s text:c="3"/>geometry_asewkt) <text:s/>VALUES ( <text:s text:c="3"/>'M15_Facade04', <text:s text:c="3"/>'SRID=3946;LINESTRING(1380200 5226360,1380190 5226360,1380190 5226340,1380200 5226340)');INSERT INTO  <text:s/>facade ( <text:s text:c="3"/>id, <text:s text:c="3"/>geometry_asewkt) <text:s/>VALUES ( <text:s text:c="3"/>'M15_Facade05', <text:s text:c="3"/>'SRID=3946;LINESTRING(1380200 5226310,1380190 5226310,1380180 5226320,1380180 5226300)');INSERT INTO  <text:s/>facade ( <text:s text:c="3"/>id, <text:s text:c="3"/>geometry_asewkt) <text:s/>VALUES ( <text:s text:c="3"/>'M15_Facade06', <text:s text:c="3"/>'SRID=3946;LINESTRING(1380150 5226300,1380150 5226320,1380110 5226320,1380110 5226300)');INSERT INTO  <text:s/>facade_id ( <text:s text:c="3"/>id, <text:s text:c="3"/>geometry_asewkt) <text:s/>VALUES ( <text:s text:c="3"/>'M15_Facade07', <text:s text:c="3"/>'SRID=3946;LINESTRING(1380080 5226300,1380080 5226310,1380060 5226310)');INSERT INTO  <text:s/>facade ( <text:s text:c="3"/>id, <text:s text:c="3"/>geometry_asewkt) <text:s/>VALUES ( <text:s text:c="3"/>'M15_Facade08', <text:s text:c="3"/>'SRID=3946;LINESTRING(1380060 5226340,1380070 5226340,1380070 5226360,1380060 5226360)');</text:p>
          </table:table-cell>
        </table:table-row>
        <table:table-row table:style-name="ro1">
          <table:table-cell table:formula="of:=CONCATENATE([case_00140_00100.K11];[emprise.K11];[facade.BZ11])" office:value-type="string" office:string-value="INSERT INTO &#13;  case_00140_00100 (&#13;    id,&#13;    geometry_asewkt)&#13;  VALUES (&#13;    'M21',&#13;    'SRID=3946;POLYGON((1379500 5226200,1379640 5226200,1379640 5226100,1379500 5226100,1379500 5226200))');&#13;INSERT INTO &#13;  emprise (&#13;    id,&#13;    geometry_asewkt)&#13;  VALUES (&#13;    'M21_Emprise1',&#13;    'SRID=3946;POLYGON((1379500 5226300,1379640 5226300,1379640 5226200,1379500 5226200,1379500 5226300))');&#13;INSERT INTO &#13;  facade (&#13;    id,&#13;    geometry_asewkt)&#13;  VALUES (&#13;    'M21_Facade01',&#13;    'SRID=3946;LINESTRING(1379500 5226200,1379500 5226200,1379500 5226200,1379500 5226200)');&#13;&#13;INSERT INTO &#13;  facade (&#13;    id,&#13;    geometry_asewkt)&#13;  VALUES (&#13;    'M21_Facade02',&#13;    'SRID=3946;LINESTRING(1379500 5226200,1379500 5226200,1379500 5226200,1379500 5226200)');&#13;&#13;INSERT INTO &#13;  facade (&#13;    id,&#13;    geometry_asewkt)&#13;  VALUES (&#13;    'M21_Facade03',&#13;    'SRID=3946;LINESTRING(1379500 5226200,1379500 5226200,1379500 5226200)');&#13;&#13;INSERT INTO &#13;  facade (&#13;    id,&#13;    geometry_asewkt)&#13;  VALUES (&#13;    'M21_Facade04',&#13;    'SRID=3946;LINESTRING(1379500 5226200,1379500 5226200,1379500 5226200,1379500 5226200)');&#13;&#13;INSERT INTO &#13;  facade (&#13;    id,&#13;    geometry_asewkt)&#13;  VALUES (&#13;    'M21_Facade05',&#13;    'SRID=3946;LINESTRING(1379500 5226200,1379500 5226200,1379500 5226200,1379500 5226200)');&#13;&#13;INSERT INTO &#13;  facade (&#13;    id,&#13;    geometry_asewkt)&#13;  VALUES (&#13;    'M21_Facade06',&#13;    'SRID=3946;LINESTRING(1379500 5226200,1379500 5226200,1379500 5226200,1379500 5226200)');&#13;&#13;INSERT INTO &#13;  facade_id (&#13;    id,&#13;    geometry_asewkt)&#13;  VALUES (&#13;    'M21_Facade07',&#13;    'SRID=3946;LINESTRING(1379500 5226200,1379500 5226200,1379500 5226200)');&#13;&#13;INSERT INTO &#13;  facade (&#13;    id,&#13;    geometry_asewkt)&#13;  VALUES (&#13;    'M21_Facade08',&#13;    'SRID=3946;LINESTRING(1379500 5226200,1379500 5226200,1379500 5226200,1379500 5226200)');&#13;&#13;" calcext:value-type="string">
            <text:p>INSERT INTO  <text:s/>case_00140_00100 ( <text:s text:c="3"/>id, <text:s text:c="3"/>geometry_asewkt) <text:s/>VALUES ( <text:s text:c="3"/>'M21', <text:s text:c="3"/>'SRID=3946;POLYGON((1379500 5226200,1379640 5226200,1379640 5226100,1379500 5226100,1379500 5226200))');INSERT INTO  <text:s/>emprise ( <text:s text:c="3"/>id, <text:s text:c="3"/>geometry_asewkt) <text:s/>VALUES ( <text:s text:c="3"/>'M21_Emprise1', <text:s text:c="3"/>'SRID=3946;POLYGON((1379500 5226300,1379640 5226300,1379640 5226200,1379500 5226200,1379500 5226300))');INSERT INTO  <text:s/>facade ( <text:s text:c="3"/>id, <text:s text:c="3"/>geometry_asewkt) <text:s/>VALUES ( <text:s text:c="3"/>'M21_Facade01', <text:s text:c="3"/>'SRID=3946;LINESTRING(1379500 5226200,1379500 5226200,1379500 5226200,1379500 5226200)');INSERT INTO  <text:s/>facade ( <text:s text:c="3"/>id, <text:s text:c="3"/>geometry_asewkt) <text:s/>VALUES ( <text:s text:c="3"/>'M21_Facade02', <text:s text:c="3"/>'SRID=3946;LINESTRING(1379500 5226200,1379500 5226200,1379500 5226200,1379500 5226200)');INSERT INTO  <text:s/>facade ( <text:s text:c="3"/>id, <text:s text:c="3"/>geometry_asewkt) <text:s/>VALUES ( <text:s text:c="3"/>'M21_Facade03', <text:s text:c="3"/>'SRID=3946;LINESTRING(1379500 5226200,1379500 5226200,1379500 5226200)');INSERT INTO  <text:s/>facade ( <text:s text:c="3"/>id, <text:s text:c="3"/>geometry_asewkt) <text:s/>VALUES ( <text:s text:c="3"/>'M21_Facade04', <text:s text:c="3"/>'SRID=3946;LINESTRING(1379500 5226200,1379500 5226200,1379500 5226200,1379500 5226200)');INSERT INTO  <text:s/>facade ( <text:s text:c="3"/>id, <text:s text:c="3"/>geometry_asewkt) <text:s/>VALUES ( <text:s text:c="3"/>'M21_Facade05', <text:s text:c="3"/>'SRID=3946;LINESTRING(1379500 5226200,1379500 5226200,1379500 5226200,1379500 5226200)');INSERT INTO  <text:s/>facade ( <text:s text:c="3"/>id, <text:s text:c="3"/>geometry_asewkt) <text:s/>VALUES ( <text:s text:c="3"/>'M21_Facade06', <text:s text:c="3"/>'SRID=3946;LINESTRING(1379500 5226200,1379500 5226200,1379500 5226200,1379500 5226200)');INSERT INTO  <text:s/>facade_id ( <text:s text:c="3"/>id, <text:s text:c="3"/>geometry_asewkt) <text:s/>VALUES ( <text:s text:c="3"/>'M21_Facade07', <text:s text:c="3"/>'SRID=3946;LINESTRING(1379500 5226200,1379500 5226200,1379500 5226200)');INSERT INTO  <text:s/>facade ( <text:s text:c="3"/>id, <text:s text:c="3"/>geometry_asewkt) <text:s/>VALUES ( <text:s text:c="3"/>'M21_Facade08', <text:s text:c="3"/>'SRID=3946;LINESTRING(1379500 5226200,1379500 5226200,1379500 5226200,1379500 5226200)');</text:p>
          </table:table-cell>
        </table:table-row>
        <table:table-row table:style-name="ro1">
          <table:table-cell table:formula="of:=CONCATENATE([case_00140_00100.K12];[emprise.K12];[facade.BZ12])" office:value-type="string" office:string-value="INSERT INTO &#13;  case_00140_00100 (&#13;    id,&#13;    geometry_asewkt)&#13;  VALUES (&#13;    'M22',&#13;    'SRID=3946;POLYGON((1379640 5226200,1379780 5226200,1379780 5226100,1379640 5226100,1379640 5226200))');&#13;INSERT INTO &#13;  emprise (&#13;    id,&#13;    geometry_asewkt)&#13;  VALUES (&#13;    'M22_Emprise1',&#13;    'SRID=3946;POLYGON((1379640 5226300,1379780 5226300,1379780 5226200,1379640 5226200,1379640 5226300))');&#13;INSERT INTO &#13;  facade (&#13;    id,&#13;    geometry_asewkt)&#13;  VALUES (&#13;    'M22_Facade01',&#13;    'SRID=3946;LINESTRING(1379640 5226200,1379640 5226200,1379640 5226200,1379640 5226200)');&#13;&#13;INSERT INTO &#13;  facade (&#13;    id,&#13;    geometry_asewkt)&#13;  VALUES (&#13;    'M22_Facade02',&#13;    'SRID=3946;LINESTRING(1379640 5226200,1379640 5226200,1379640 5226200,1379640 5226200)');&#13;&#13;INSERT INTO &#13;  facade (&#13;    id,&#13;    geometry_asewkt)&#13;  VALUES (&#13;    'M22_Facade03',&#13;    'SRID=3946;LINESTRING(1379640 5226200,1379640 5226200,1379640 5226200)');&#13;&#13;INSERT INTO &#13;  facade (&#13;    id,&#13;    geometry_asewkt)&#13;  VALUES (&#13;    'M22_Facade04',&#13;    'SRID=3946;LINESTRING(1379640 5226200,1379640 5226200,1379640 5226200,1379640 5226200)');&#13;&#13;INSERT INTO &#13;  facade (&#13;    id,&#13;    geometry_asewkt)&#13;  VALUES (&#13;    'M22_Facade05',&#13;    'SRID=3946;LINESTRING(1379640 5226200,1379640 5226200,1379640 5226200,1379640 5226200)');&#13;&#13;INSERT INTO &#13;  facade (&#13;    id,&#13;    geometry_asewkt)&#13;  VALUES (&#13;    'M22_Facade06',&#13;    'SRID=3946;LINESTRING(1379640 5226200,1379640 5226200,1379640 5226200,1379640 5226200)');&#13;&#13;INSERT INTO &#13;  facade_id (&#13;    id,&#13;    geometry_asewkt)&#13;  VALUES (&#13;    'M22_Facade07',&#13;    'SRID=3946;LINESTRING(1379640 5226200,1379640 5226200,1379640 5226200)');&#13;&#13;INSERT INTO &#13;  facade (&#13;    id,&#13;    geometry_asewkt)&#13;  VALUES (&#13;    'M22_Facade08',&#13;    'SRID=3946;LINESTRING(1379640 5226200,1379640 5226200,1379640 5226200,1379640 5226200)');&#13;&#13;" calcext:value-type="string">
            <text:p>INSERT INTO  <text:s/>case_00140_00100 ( <text:s text:c="3"/>id, <text:s text:c="3"/>geometry_asewkt) <text:s/>VALUES ( <text:s text:c="3"/>'M22', <text:s text:c="3"/>'SRID=3946;POLYGON((1379640 5226200,1379780 5226200,1379780 5226100,1379640 5226100,1379640 5226200))');INSERT INTO  <text:s/>emprise ( <text:s text:c="3"/>id, <text:s text:c="3"/>geometry_asewkt) <text:s/>VALUES ( <text:s text:c="3"/>'M22_Emprise1', <text:s text:c="3"/>'SRID=3946;POLYGON((1379640 5226300,1379780 5226300,1379780 5226200,1379640 5226200,1379640 5226300))');INSERT INTO  <text:s/>facade ( <text:s text:c="3"/>id, <text:s text:c="3"/>geometry_asewkt) <text:s/>VALUES ( <text:s text:c="3"/>'M22_Facade01', <text:s text:c="3"/>'SRID=3946;LINESTRING(1379640 5226200,1379640 5226200,1379640 5226200,1379640 5226200)');INSERT INTO  <text:s/>facade ( <text:s text:c="3"/>id, <text:s text:c="3"/>geometry_asewkt) <text:s/>VALUES ( <text:s text:c="3"/>'M22_Facade02', <text:s text:c="3"/>'SRID=3946;LINESTRING(1379640 5226200,1379640 5226200,1379640 5226200,1379640 5226200)');INSERT INTO  <text:s/>facade ( <text:s text:c="3"/>id, <text:s text:c="3"/>geometry_asewkt) <text:s/>VALUES ( <text:s text:c="3"/>'M22_Facade03', <text:s text:c="3"/>'SRID=3946;LINESTRING(1379640 5226200,1379640 5226200,1379640 5226200)');INSERT INTO  <text:s/>facade ( <text:s text:c="3"/>id, <text:s text:c="3"/>geometry_asewkt) <text:s/>VALUES ( <text:s text:c="3"/>'M22_Facade04', <text:s text:c="3"/>'SRID=3946;LINESTRING(1379640 5226200,1379640 5226200,1379640 5226200,1379640 5226200)');INSERT INTO  <text:s/>facade ( <text:s text:c="3"/>id, <text:s text:c="3"/>geometry_asewkt) <text:s/>VALUES ( <text:s text:c="3"/>'M22_Facade05', <text:s text:c="3"/>'SRID=3946;LINESTRING(1379640 5226200,1379640 5226200,1379640 5226200,1379640 5226200)');INSERT INTO  <text:s/>facade ( <text:s text:c="3"/>id, <text:s text:c="3"/>geometry_asewkt) <text:s/>VALUES ( <text:s text:c="3"/>'M22_Facade06', <text:s text:c="3"/>'SRID=3946;LINESTRING(1379640 5226200,1379640 5226200,1379640 5226200,1379640 5226200)');INSERT INTO  <text:s/>facade_id ( <text:s text:c="3"/>id, <text:s text:c="3"/>geometry_asewkt) <text:s/>VALUES ( <text:s text:c="3"/>'M22_Facade07', <text:s text:c="3"/>'SRID=3946;LINESTRING(1379640 5226200,1379640 5226200,1379640 5226200)');INSERT INTO  <text:s/>facade ( <text:s text:c="3"/>id, <text:s text:c="3"/>geometry_asewkt) <text:s/>VALUES ( <text:s text:c="3"/>'M22_Facade08', <text:s text:c="3"/>'SRID=3946;LINESTRING(1379640 5226200,1379640 5226200,1379640 5226200,1379640 5226200)');</text:p>
          </table:table-cell>
        </table:table-row>
        <table:table-row table:style-name="ro1">
          <table:table-cell table:formula="of:=CONCATENATE([case_00140_00100.K13];[emprise.K13];[facade.BZ13])" office:value-type="string" office:string-value="INSERT INTO &#13;  case_00140_00100 (&#13;    id,&#13;    geometry_asewkt)&#13;  VALUES (&#13;    'M23',&#13;    'SRID=3946;POLYGON((1379780 5226200,1379920 5226200,1379920 5226100,1379780 5226100,1379780 5226200))');&#13;INSERT INTO &#13;  emprise (&#13;    id,&#13;    geometry_asewkt)&#13;  VALUES (&#13;    'M23_Emprise1',&#13;    'SRID=3946;POLYGON((1379780 5226300,1379920 5226300,1379920 5226200,1379780 5226200,1379780 5226300))');&#13;INSERT INTO &#13;  facade (&#13;    id,&#13;    geometry_asewkt)&#13;  VALUES (&#13;    'M23_Facade01',&#13;    'SRID=3946;LINESTRING(1379780 5226200,1379780 5226200,1379780 5226200,1379780 5226200)');&#13;&#13;INSERT INTO &#13;  facade (&#13;    id,&#13;    geometry_asewkt)&#13;  VALUES (&#13;    'M23_Facade02',&#13;    'SRID=3946;LINESTRING(1379780 5226200,1379780 5226200,1379780 5226200,1379780 5226200)');&#13;&#13;INSERT INTO &#13;  facade (&#13;    id,&#13;    geometry_asewkt)&#13;  VALUES (&#13;    'M23_Facade03',&#13;    'SRID=3946;LINESTRING(1379780 5226200,1379780 5226200,1379780 5226200)');&#13;&#13;INSERT INTO &#13;  facade (&#13;    id,&#13;    geometry_asewkt)&#13;  VALUES (&#13;    'M23_Facade04',&#13;    'SRID=3946;LINESTRING(1379780 5226200,1379780 5226200,1379780 5226200,1379780 5226200)');&#13;&#13;INSERT INTO &#13;  facade (&#13;    id,&#13;    geometry_asewkt)&#13;  VALUES (&#13;    'M23_Facade05',&#13;    'SRID=3946;LINESTRING(1379780 5226200,1379780 5226200,1379780 5226200,1379780 5226200)');&#13;&#13;INSERT INTO &#13;  facade (&#13;    id,&#13;    geometry_asewkt)&#13;  VALUES (&#13;    'M23_Facade06',&#13;    'SRID=3946;LINESTRING(1379780 5226200,1379780 5226200,1379780 5226200,1379780 5226200)');&#13;&#13;INSERT INTO &#13;  facade_id (&#13;    id,&#13;    geometry_asewkt)&#13;  VALUES (&#13;    'M23_Facade07',&#13;    'SRID=3946;LINESTRING(1379780 5226200,1379780 5226200,1379780 5226200)');&#13;&#13;INSERT INTO &#13;  facade (&#13;    id,&#13;    geometry_asewkt)&#13;  VALUES (&#13;    'M23_Facade08',&#13;    'SRID=3946;LINESTRING(1379780 5226200,1379780 5226200,1379780 5226200,1379780 5226200)');&#13;&#13;" calcext:value-type="string">
            <text:p>INSERT INTO  <text:s/>case_00140_00100 ( <text:s text:c="3"/>id, <text:s text:c="3"/>geometry_asewkt) <text:s/>VALUES ( <text:s text:c="3"/>'M23', <text:s text:c="3"/>'SRID=3946;POLYGON((1379780 5226200,1379920 5226200,1379920 5226100,1379780 5226100,1379780 5226200))');INSERT INTO  <text:s/>emprise ( <text:s text:c="3"/>id, <text:s text:c="3"/>geometry_asewkt) <text:s/>VALUES ( <text:s text:c="3"/>'M23_Emprise1', <text:s text:c="3"/>'SRID=3946;POLYGON((1379780 5226300,1379920 5226300,1379920 5226200,1379780 5226200,1379780 5226300))');INSERT INTO  <text:s/>facade ( <text:s text:c="3"/>id, <text:s text:c="3"/>geometry_asewkt) <text:s/>VALUES ( <text:s text:c="3"/>'M23_Facade01', <text:s text:c="3"/>'SRID=3946;LINESTRING(1379780 5226200,1379780 5226200,1379780 5226200,1379780 5226200)');INSERT INTO  <text:s/>facade ( <text:s text:c="3"/>id, <text:s text:c="3"/>geometry_asewkt) <text:s/>VALUES ( <text:s text:c="3"/>'M23_Facade02', <text:s text:c="3"/>'SRID=3946;LINESTRING(1379780 5226200,1379780 5226200,1379780 5226200,1379780 5226200)');INSERT INTO  <text:s/>facade ( <text:s text:c="3"/>id, <text:s text:c="3"/>geometry_asewkt) <text:s/>VALUES ( <text:s text:c="3"/>'M23_Facade03', <text:s text:c="3"/>'SRID=3946;LINESTRING(1379780 5226200,1379780 5226200,1379780 5226200)');INSERT INTO  <text:s/>facade ( <text:s text:c="3"/>id, <text:s text:c="3"/>geometry_asewkt) <text:s/>VALUES ( <text:s text:c="3"/>'M23_Facade04', <text:s text:c="3"/>'SRID=3946;LINESTRING(1379780 5226200,1379780 5226200,1379780 5226200,1379780 5226200)');INSERT INTO  <text:s/>facade ( <text:s text:c="3"/>id, <text:s text:c="3"/>geometry_asewkt) <text:s/>VALUES ( <text:s text:c="3"/>'M23_Facade05', <text:s text:c="3"/>'SRID=3946;LINESTRING(1379780 5226200,1379780 5226200,1379780 5226200,1379780 5226200)');INSERT INTO  <text:s/>facade ( <text:s text:c="3"/>id, <text:s text:c="3"/>geometry_asewkt) <text:s/>VALUES ( <text:s text:c="3"/>'M23_Facade06', <text:s text:c="3"/>'SRID=3946;LINESTRING(1379780 5226200,1379780 5226200,1379780 5226200,1379780 5226200)');INSERT INTO  <text:s/>facade_id ( <text:s text:c="3"/>id, <text:s text:c="3"/>geometry_asewkt) <text:s/>VALUES ( <text:s text:c="3"/>'M23_Facade07', <text:s text:c="3"/>'SRID=3946;LINESTRING(1379780 5226200,1379780 5226200,1379780 5226200)');INSERT INTO  <text:s/>facade ( <text:s text:c="3"/>id, <text:s text:c="3"/>geometry_asewkt) <text:s/>VALUES ( <text:s text:c="3"/>'M23_Facade08', <text:s text:c="3"/>'SRID=3946;LINESTRING(1379780 5226200,1379780 5226200,1379780 5226200,1379780 5226200)');</text:p>
          </table:table-cell>
        </table:table-row>
        <table:table-row table:style-name="ro1">
          <table:table-cell table:formula="of:=CONCATENATE([case_00140_00100.K14];[emprise.K14];[facade.BZ14])" office:value-type="string" office:string-value="INSERT INTO &#13;  case_00140_00100 (&#13;    id,&#13;    geometry_asewkt)&#13;  VALUES (&#13;    'M24',&#13;    'SRID=3946;POLYGON((1379920 5226200,1380060 5226200,1380060 5226100,1379920 5226100,1379920 5226200))');&#13;INSERT INTO &#13;  emprise (&#13;    id,&#13;    geometry_asewkt)&#13;  VALUES (&#13;    'M24_Emprise1',&#13;    'SRID=3946;POLYGON((1379920 5226300,1380060 5226300,1380060 5226200,1379920 5226200,1379920 5226300))');&#13;INSERT INTO &#13;  facade (&#13;    id,&#13;    geometry_asewkt)&#13;  VALUES (&#13;    'M24_Facade01',&#13;    'SRID=3946;LINESTRING(1379940 5226300,1379940 5226280,1379930 5226280,1379920 5226290)');&#13;&#13;INSERT INTO &#13;  facade (&#13;    id,&#13;    geometry_asewkt)&#13;  VALUES (&#13;    'M24_Facade02',&#13;    'SRID=3946;LINESTRING(1379970 5226300,1379970 5226290,1380010 5226290,1380010 5226300)');&#13;&#13;INSERT INTO &#13;  facade (&#13;    id,&#13;    geometry_asewkt)&#13;  VALUES (&#13;    'M24_Facade03',&#13;    'SRID=3946;LINESTRING(1380040 5226300,1380050 5226290,1380060 5226290)');&#13;&#13;INSERT INTO &#13;  facade (&#13;    id,&#13;    geometry_asewkt)&#13;  VALUES (&#13;    'M24_Facade04',&#13;    'SRID=3946;LINESTRING(1380060 5226260,1380050 5226260,1380050 5226240,1380060 5226240)');&#13;&#13;INSERT INTO &#13;  facade (&#13;    id,&#13;    geometry_asewkt)&#13;  VALUES (&#13;    'M24_Facade05',&#13;    'SRID=3946;LINESTRING(1380060 5226210,1380050 5226210,1380040 5226220,1380040 5226200)');&#13;&#13;INSERT INTO &#13;  facade (&#13;    id,&#13;    geometry_asewkt)&#13;  VALUES (&#13;    'M24_Facade06',&#13;    'SRID=3946;LINESTRING(1380010 5226200,1380010 5226220,1379970 5226220,1379970 5226200)');&#13;&#13;INSERT INTO &#13;  facade_id (&#13;    id,&#13;    geometry_asewkt)&#13;  VALUES (&#13;    'M24_Facade07',&#13;    'SRID=3946;LINESTRING(1379940 5226200,1379940 5226210,1379920 5226210)');&#13;&#13;INSERT INTO &#13;  facade (&#13;    id,&#13;    geometry_asewkt)&#13;  VALUES (&#13;    'M24_Facade08',&#13;    'SRID=3946;LINESTRING(1379920 5226240,1379930 5226240,1379930 5226260,1379920 5226260)');&#13;&#13;" calcext:value-type="string">
            <text:p>INSERT INTO  <text:s/>case_00140_00100 ( <text:s text:c="3"/>id, <text:s text:c="3"/>geometry_asewkt) <text:s/>VALUES ( <text:s text:c="3"/>'M24', <text:s text:c="3"/>'SRID=3946;POLYGON((1379920 5226200,1380060 5226200,1380060 5226100,1379920 5226100,1379920 5226200))');INSERT INTO  <text:s/>emprise ( <text:s text:c="3"/>id, <text:s text:c="3"/>geometry_asewkt) <text:s/>VALUES ( <text:s text:c="3"/>'M24_Emprise1', <text:s text:c="3"/>'SRID=3946;POLYGON((1379920 5226300,1380060 5226300,1380060 5226200,1379920 5226200,1379920 5226300))');INSERT INTO  <text:s/>facade ( <text:s text:c="3"/>id, <text:s text:c="3"/>geometry_asewkt) <text:s/>VALUES ( <text:s text:c="3"/>'M24_Facade01', <text:s text:c="3"/>'SRID=3946;LINESTRING(1379940 5226300,1379940 5226280,1379930 5226280,1379920 5226290)');INSERT INTO  <text:s/>facade ( <text:s text:c="3"/>id, <text:s text:c="3"/>geometry_asewkt) <text:s/>VALUES ( <text:s text:c="3"/>'M24_Facade02', <text:s text:c="3"/>'SRID=3946;LINESTRING(1379970 5226300,1379970 5226290,1380010 5226290,1380010 5226300)');INSERT INTO  <text:s/>facade ( <text:s text:c="3"/>id, <text:s text:c="3"/>geometry_asewkt) <text:s/>VALUES ( <text:s text:c="3"/>'M24_Facade03', <text:s text:c="3"/>'SRID=3946;LINESTRING(1380040 5226300,1380050 5226290,1380060 5226290)');INSERT INTO  <text:s/>facade ( <text:s text:c="3"/>id, <text:s text:c="3"/>geometry_asewkt) <text:s/>VALUES ( <text:s text:c="3"/>'M24_Facade04', <text:s text:c="3"/>'SRID=3946;LINESTRING(1380060 5226260,1380050 5226260,1380050 5226240,1380060 5226240)');INSERT INTO  <text:s/>facade ( <text:s text:c="3"/>id, <text:s text:c="3"/>geometry_asewkt) <text:s/>VALUES ( <text:s text:c="3"/>'M24_Facade05', <text:s text:c="3"/>'SRID=3946;LINESTRING(1380060 5226210,1380050 5226210,1380040 5226220,1380040 5226200)');INSERT INTO  <text:s/>facade ( <text:s text:c="3"/>id, <text:s text:c="3"/>geometry_asewkt) <text:s/>VALUES ( <text:s text:c="3"/>'M24_Facade06', <text:s text:c="3"/>'SRID=3946;LINESTRING(1380010 5226200,1380010 5226220,1379970 5226220,1379970 5226200)');INSERT INTO  <text:s/>facade_id ( <text:s text:c="3"/>id, <text:s text:c="3"/>geometry_asewkt) <text:s/>VALUES ( <text:s text:c="3"/>'M24_Facade07', <text:s text:c="3"/>'SRID=3946;LINESTRING(1379940 5226200,1379940 5226210,1379920 5226210)');INSERT INTO  <text:s/>facade ( <text:s text:c="3"/>id, <text:s text:c="3"/>geometry_asewkt) <text:s/>VALUES ( <text:s text:c="3"/>'M24_Facade08', <text:s text:c="3"/>'SRID=3946;LINESTRING(1379920 5226240,1379930 5226240,1379930 5226260,1379920 5226260)');</text:p>
          </table:table-cell>
        </table:table-row>
        <table:table-row table:style-name="ro1">
          <table:table-cell table:formula="of:=CONCATENATE([case_00140_00100.K15];[emprise.K15];[facade.BZ15])" office:value-type="string" office:string-value="INSERT INTO &#13;  case_00140_00100 (&#13;    id,&#13;    geometry_asewkt)&#13;  VALUES (&#13;    'M25',&#13;    'SRID=3946;POLYGON((1380060 5226200,1380200 5226200,1380200 5226100,1380060 5226100,1380060 5226200))');&#13;INSERT INTO &#13;  emprise (&#13;    id,&#13;    geometry_asewkt)&#13;  VALUES (&#13;    'M25_Emprise1',&#13;    'SRID=3946;POLYGON((1380060 5226300,1380200 5226300,1380200 5226200,1380060 5226200,1380060 5226300))');&#13;INSERT INTO &#13;  facade (&#13;    id,&#13;    geometry_asewkt)&#13;  VALUES (&#13;    'M25_Facade01',&#13;    'SRID=3946;LINESTRING(1380060 5226200,1380060 5226200,1380060 5226200,1380060 5226200)');&#13;&#13;INSERT INTO &#13;  facade (&#13;    id,&#13;    geometry_asewkt)&#13;  VALUES (&#13;    'M25_Facade02',&#13;    'SRID=3946;LINESTRING(1380060 5226200,1380060 5226200,1380060 5226200,1380060 5226200)');&#13;&#13;INSERT INTO &#13;  facade (&#13;    id,&#13;    geometry_asewkt)&#13;  VALUES (&#13;    'M25_Facade03',&#13;    'SRID=3946;LINESTRING(1380060 5226200,1380060 5226200,1380060 5226200)');&#13;&#13;INSERT INTO &#13;  facade (&#13;    id,&#13;    geometry_asewkt)&#13;  VALUES (&#13;    'M25_Facade04',&#13;    'SRID=3946;LINESTRING(1380060 5226200,1380060 5226200,1380060 5226200,1380060 5226200)');&#13;&#13;INSERT INTO &#13;  facade (&#13;    id,&#13;    geometry_asewkt)&#13;  VALUES (&#13;    'M25_Facade05',&#13;    'SRID=3946;LINESTRING(1380060 5226200,1380060 5226200,1380060 5226200,1380060 5226200)');&#13;&#13;INSERT INTO &#13;  facade (&#13;    id,&#13;    geometry_asewkt)&#13;  VALUES (&#13;    'M25_Facade06',&#13;    'SRID=3946;LINESTRING(1380060 5226200,1380060 5226200,1380060 5226200,1380060 5226200)');&#13;&#13;INSERT INTO &#13;  facade_id (&#13;    id,&#13;    geometry_asewkt)&#13;  VALUES (&#13;    'M25_Facade07',&#13;    'SRID=3946;LINESTRING(1380060 5226200,1380060 5226200,1380060 5226200)');&#13;&#13;INSERT INTO &#13;  facade (&#13;    id,&#13;    geometry_asewkt)&#13;  VALUES (&#13;    'M25_Facade08',&#13;    'SRID=3946;LINESTRING(1380060 5226200,1380060 5226200,1380060 5226200,1380060 5226200)');&#13;&#13;" calcext:value-type="string">
            <text:p>INSERT INTO  <text:s/>case_00140_00100 ( <text:s text:c="3"/>id, <text:s text:c="3"/>geometry_asewkt) <text:s/>VALUES ( <text:s text:c="3"/>'M25', <text:s text:c="3"/>'SRID=3946;POLYGON((1380060 5226200,1380200 5226200,1380200 5226100,1380060 5226100,1380060 5226200))');INSERT INTO  <text:s/>emprise ( <text:s text:c="3"/>id, <text:s text:c="3"/>geometry_asewkt) <text:s/>VALUES ( <text:s text:c="3"/>'M25_Emprise1', <text:s text:c="3"/>'SRID=3946;POLYGON((1380060 5226300,1380200 5226300,1380200 5226200,1380060 5226200,1380060 5226300))');INSERT INTO  <text:s/>facade ( <text:s text:c="3"/>id, <text:s text:c="3"/>geometry_asewkt) <text:s/>VALUES ( <text:s text:c="3"/>'M25_Facade01', <text:s text:c="3"/>'SRID=3946;LINESTRING(1380060 5226200,1380060 5226200,1380060 5226200,1380060 5226200)');INSERT INTO  <text:s/>facade ( <text:s text:c="3"/>id, <text:s text:c="3"/>geometry_asewkt) <text:s/>VALUES ( <text:s text:c="3"/>'M25_Facade02', <text:s text:c="3"/>'SRID=3946;LINESTRING(1380060 5226200,1380060 5226200,1380060 5226200,1380060 5226200)');INSERT INTO  <text:s/>facade ( <text:s text:c="3"/>id, <text:s text:c="3"/>geometry_asewkt) <text:s/>VALUES ( <text:s text:c="3"/>'M25_Facade03', <text:s text:c="3"/>'SRID=3946;LINESTRING(1380060 5226200,1380060 5226200,1380060 5226200)');INSERT INTO  <text:s/>facade ( <text:s text:c="3"/>id, <text:s text:c="3"/>geometry_asewkt) <text:s/>VALUES ( <text:s text:c="3"/>'M25_Facade04', <text:s text:c="3"/>'SRID=3946;LINESTRING(1380060 5226200,1380060 5226200,1380060 5226200,1380060 5226200)');INSERT INTO  <text:s/>facade ( <text:s text:c="3"/>id, <text:s text:c="3"/>geometry_asewkt) <text:s/>VALUES ( <text:s text:c="3"/>'M25_Facade05', <text:s text:c="3"/>'SRID=3946;LINESTRING(1380060 5226200,1380060 5226200,1380060 5226200,1380060 5226200)');INSERT INTO  <text:s/>facade ( <text:s text:c="3"/>id, <text:s text:c="3"/>geometry_asewkt) <text:s/>VALUES ( <text:s text:c="3"/>'M25_Facade06', <text:s text:c="3"/>'SRID=3946;LINESTRING(1380060 5226200,1380060 5226200,1380060 5226200,1380060 5226200)');INSERT INTO  <text:s/>facade_id ( <text:s text:c="3"/>id, <text:s text:c="3"/>geometry_asewkt) <text:s/>VALUES ( <text:s text:c="3"/>'M25_Facade07', <text:s text:c="3"/>'SRID=3946;LINESTRING(1380060 5226200,1380060 5226200,1380060 5226200)');INSERT INTO  <text:s/>facade ( <text:s text:c="3"/>id, <text:s text:c="3"/>geometry_asewkt) <text:s/>VALUES ( <text:s text:c="3"/>'M25_Facade08', <text:s text:c="3"/>'SRID=3946;LINESTRING(1380060 5226200,1380060 5226200,1380060 5226200,1380060 5226200)');</text:p>
          </table:table-cell>
        </table:table-row>
        <table:table-row table:style-name="ro1">
          <table:table-cell table:formula="of:=CONCATENATE([case_00140_00100.K16];[emprise.K16];[facade.BZ16])" office:value-type="string" office:string-value="INSERT INTO &#13;  case_00140_00100 (&#13;    id,&#13;    geometry_asewkt)&#13;  VALUES (&#13;    'M31',&#13;    'SRID=3946;POLYGON((1379500 5226100,1379640 5226100,1379640 5226000,1379500 5226000,1379500 5226100))');&#13;INSERT INTO &#13;  emprise (&#13;    id,&#13;    geometry_asewkt)&#13;  VALUES (&#13;    'M31_Emprise1',&#13;    'SRID=3946;POLYGON((1379500 5226200,1379640 5226200,1379640 5226100,1379500 5226100,1379500 5226200))');&#13;INSERT INTO &#13;  facade (&#13;    id,&#13;    geometry_asewkt)&#13;  VALUES (&#13;    'M31_Facade01',&#13;    'SRID=3946;LINESTRING(1379500 5226100,1379500 5226100,1379500 5226100,1379500 5226100)');&#13;&#13;INSERT INTO &#13;  facade (&#13;    id,&#13;    geometry_asewkt)&#13;  VALUES (&#13;    'M31_Facade02',&#13;    'SRID=3946;LINESTRING(1379500 5226100,1379500 5226100,1379500 5226100,1379500 5226100)');&#13;&#13;INSERT INTO &#13;  facade (&#13;    id,&#13;    geometry_asewkt)&#13;  VALUES (&#13;    'M31_Facade03',&#13;    'SRID=3946;LINESTRING(1379500 5226100,1379500 5226100,1379500 5226100)');&#13;&#13;INSERT INTO &#13;  facade (&#13;    id,&#13;    geometry_asewkt)&#13;  VALUES (&#13;    'M31_Facade04',&#13;    'SRID=3946;LINESTRING(1379500 5226100,1379500 5226100,1379500 5226100,1379500 5226100)');&#13;&#13;INSERT INTO &#13;  facade (&#13;    id,&#13;    geometry_asewkt)&#13;  VALUES (&#13;    'M31_Facade05',&#13;    'SRID=3946;LINESTRING(1379500 5226100,1379500 5226100,1379500 5226100,1379500 5226100)');&#13;&#13;INSERT INTO &#13;  facade (&#13;    id,&#13;    geometry_asewkt)&#13;  VALUES (&#13;    'M31_Facade06',&#13;    'SRID=3946;LINESTRING(1379500 5226100,1379500 5226100,1379500 5226100,1379500 5226100)');&#13;&#13;INSERT INTO &#13;  facade_id (&#13;    id,&#13;    geometry_asewkt)&#13;  VALUES (&#13;    'M31_Facade07',&#13;    'SRID=3946;LINESTRING(1379500 5226100,1379500 5226100,1379500 5226100)');&#13;&#13;INSERT INTO &#13;  facade (&#13;    id,&#13;    geometry_asewkt)&#13;  VALUES (&#13;    'M31_Facade08',&#13;    'SRID=3946;LINESTRING(1379500 5226100,1379500 5226100,1379500 5226100,1379500 5226100)');&#13;&#13;" calcext:value-type="string">
            <text:p>INSERT INTO  <text:s/>case_00140_00100 ( <text:s text:c="3"/>id, <text:s text:c="3"/>geometry_asewkt) <text:s/>VALUES ( <text:s text:c="3"/>'M31', <text:s text:c="3"/>'SRID=3946;POLYGON((1379500 5226100,1379640 5226100,1379640 5226000,1379500 5226000,1379500 5226100))');INSERT INTO  <text:s/>emprise ( <text:s text:c="3"/>id, <text:s text:c="3"/>geometry_asewkt) <text:s/>VALUES ( <text:s text:c="3"/>'M31_Emprise1', <text:s text:c="3"/>'SRID=3946;POLYGON((1379500 5226200,1379640 5226200,1379640 5226100,1379500 5226100,1379500 5226200))');INSERT INTO  <text:s/>facade ( <text:s text:c="3"/>id, <text:s text:c="3"/>geometry_asewkt) <text:s/>VALUES ( <text:s text:c="3"/>'M31_Facade01', <text:s text:c="3"/>'SRID=3946;LINESTRING(1379500 5226100,1379500 5226100,1379500 5226100,1379500 5226100)');INSERT INTO  <text:s/>facade ( <text:s text:c="3"/>id, <text:s text:c="3"/>geometry_asewkt) <text:s/>VALUES ( <text:s text:c="3"/>'M31_Facade02', <text:s text:c="3"/>'SRID=3946;LINESTRING(1379500 5226100,1379500 5226100,1379500 5226100,1379500 5226100)');INSERT INTO  <text:s/>facade ( <text:s text:c="3"/>id, <text:s text:c="3"/>geometry_asewkt) <text:s/>VALUES ( <text:s text:c="3"/>'M31_Facade03', <text:s text:c="3"/>'SRID=3946;LINESTRING(1379500 5226100,1379500 5226100,1379500 5226100)');INSERT INTO  <text:s/>facade ( <text:s text:c="3"/>id, <text:s text:c="3"/>geometry_asewkt) <text:s/>VALUES ( <text:s text:c="3"/>'M31_Facade04', <text:s text:c="3"/>'SRID=3946;LINESTRING(1379500 5226100,1379500 5226100,1379500 5226100,1379500 5226100)');INSERT INTO  <text:s/>facade ( <text:s text:c="3"/>id, <text:s text:c="3"/>geometry_asewkt) <text:s/>VALUES ( <text:s text:c="3"/>'M31_Facade05', <text:s text:c="3"/>'SRID=3946;LINESTRING(1379500 5226100,1379500 5226100,1379500 5226100,1379500 5226100)');INSERT INTO  <text:s/>facade ( <text:s text:c="3"/>id, <text:s text:c="3"/>geometry_asewkt) <text:s/>VALUES ( <text:s text:c="3"/>'M31_Facade06', <text:s text:c="3"/>'SRID=3946;LINESTRING(1379500 5226100,1379500 5226100,1379500 5226100,1379500 5226100)');INSERT INTO  <text:s/>facade_id ( <text:s text:c="3"/>id, <text:s text:c="3"/>geometry_asewkt) <text:s/>VALUES ( <text:s text:c="3"/>'M31_Facade07', <text:s text:c="3"/>'SRID=3946;LINESTRING(1379500 5226100,1379500 5226100,1379500 5226100)');INSERT INTO  <text:s/>facade ( <text:s text:c="3"/>id, <text:s text:c="3"/>geometry_asewkt) <text:s/>VALUES ( <text:s text:c="3"/>'M31_Facade08', <text:s text:c="3"/>'SRID=3946;LINESTRING(1379500 5226100,1379500 5226100,1379500 5226100,1379500 5226100)');</text:p>
          </table:table-cell>
        </table:table-row>
        <table:table-row table:style-name="ro1">
          <table:table-cell table:formula="of:=CONCATENATE([case_00140_00100.K17];[emprise.K17];[facade.BZ17])" office:value-type="string" office:string-value="INSERT INTO &#13;  case_00140_00100 (&#13;    id,&#13;    geometry_asewkt)&#13;  VALUES (&#13;    'M32',&#13;    'SRID=3946;POLYGON((1379640 5226100,1379780 5226100,1379780 5226000,1379640 5226000,1379640 5226100))');&#13;INSERT INTO &#13;  emprise (&#13;    id,&#13;    geometry_asewkt)&#13;  VALUES (&#13;    'M32_Emprise1',&#13;    'SRID=3946;POLYGON((1379640 5226200,1379780 5226200,1379780 5226100,1379640 5226100,1379640 5226200))');&#13;INSERT INTO &#13;  facade (&#13;    id,&#13;    geometry_asewkt)&#13;  VALUES (&#13;    'M32_Facade01',&#13;    'SRID=3946;LINESTRING(1379640 5226100,1379640 5226100,1379640 5226100,1379640 5226100)');&#13;&#13;INSERT INTO &#13;  facade (&#13;    id,&#13;    geometry_asewkt)&#13;  VALUES (&#13;    'M32_Facade02',&#13;    'SRID=3946;LINESTRING(1379640 5226100,1379640 5226100,1379640 5226100,1379640 5226100)');&#13;&#13;INSERT INTO &#13;  facade (&#13;    id,&#13;    geometry_asewkt)&#13;  VALUES (&#13;    'M32_Facade03',&#13;    'SRID=3946;LINESTRING(1379640 5226100,1379640 5226100,1379640 5226100)');&#13;&#13;INSERT INTO &#13;  facade (&#13;    id,&#13;    geometry_asewkt)&#13;  VALUES (&#13;    'M32_Facade04',&#13;    'SRID=3946;LINESTRING(1379640 5226100,1379640 5226100,1379640 5226100,1379640 5226100)');&#13;&#13;INSERT INTO &#13;  facade (&#13;    id,&#13;    geometry_asewkt)&#13;  VALUES (&#13;    'M32_Facade05',&#13;    'SRID=3946;LINESTRING(1379640 5226100,1379640 5226100,1379640 5226100,1379640 5226100)');&#13;&#13;INSERT INTO &#13;  facade (&#13;    id,&#13;    geometry_asewkt)&#13;  VALUES (&#13;    'M32_Facade06',&#13;    'SRID=3946;LINESTRING(1379640 5226100,1379640 5226100,1379640 5226100,1379640 5226100)');&#13;&#13;INSERT INTO &#13;  facade_id (&#13;    id,&#13;    geometry_asewkt)&#13;  VALUES (&#13;    'M32_Facade07',&#13;    'SRID=3946;LINESTRING(1379640 5226100,1379640 5226100,1379640 5226100)');&#13;&#13;INSERT INTO &#13;  facade (&#13;    id,&#13;    geometry_asewkt)&#13;  VALUES (&#13;    'M32_Facade08',&#13;    'SRID=3946;LINESTRING(1379640 5226100,1379640 5226100,1379640 5226100,1379640 5226100)');&#13;&#13;" calcext:value-type="string">
            <text:p>INSERT INTO  <text:s/>case_00140_00100 ( <text:s text:c="3"/>id, <text:s text:c="3"/>geometry_asewkt) <text:s/>VALUES ( <text:s text:c="3"/>'M32', <text:s text:c="3"/>'SRID=3946;POLYGON((1379640 5226100,1379780 5226100,1379780 5226000,1379640 5226000,1379640 5226100))');INSERT INTO  <text:s/>emprise ( <text:s text:c="3"/>id, <text:s text:c="3"/>geometry_asewkt) <text:s/>VALUES ( <text:s text:c="3"/>'M32_Emprise1', <text:s text:c="3"/>'SRID=3946;POLYGON((1379640 5226200,1379780 5226200,1379780 5226100,1379640 5226100,1379640 5226200))');INSERT INTO  <text:s/>facade ( <text:s text:c="3"/>id, <text:s text:c="3"/>geometry_asewkt) <text:s/>VALUES ( <text:s text:c="3"/>'M32_Facade01', <text:s text:c="3"/>'SRID=3946;LINESTRING(1379640 5226100,1379640 5226100,1379640 5226100,1379640 5226100)');INSERT INTO  <text:s/>facade ( <text:s text:c="3"/>id, <text:s text:c="3"/>geometry_asewkt) <text:s/>VALUES ( <text:s text:c="3"/>'M32_Facade02', <text:s text:c="3"/>'SRID=3946;LINESTRING(1379640 5226100,1379640 5226100,1379640 5226100,1379640 5226100)');INSERT INTO  <text:s/>facade ( <text:s text:c="3"/>id, <text:s text:c="3"/>geometry_asewkt) <text:s/>VALUES ( <text:s text:c="3"/>'M32_Facade03', <text:s text:c="3"/>'SRID=3946;LINESTRING(1379640 5226100,1379640 5226100,1379640 5226100)');INSERT INTO  <text:s/>facade ( <text:s text:c="3"/>id, <text:s text:c="3"/>geometry_asewkt) <text:s/>VALUES ( <text:s text:c="3"/>'M32_Facade04', <text:s text:c="3"/>'SRID=3946;LINESTRING(1379640 5226100,1379640 5226100,1379640 5226100,1379640 5226100)');INSERT INTO  <text:s/>facade ( <text:s text:c="3"/>id, <text:s text:c="3"/>geometry_asewkt) <text:s/>VALUES ( <text:s text:c="3"/>'M32_Facade05', <text:s text:c="3"/>'SRID=3946;LINESTRING(1379640 5226100,1379640 5226100,1379640 5226100,1379640 5226100)');INSERT INTO  <text:s/>facade ( <text:s text:c="3"/>id, <text:s text:c="3"/>geometry_asewkt) <text:s/>VALUES ( <text:s text:c="3"/>'M32_Facade06', <text:s text:c="3"/>'SRID=3946;LINESTRING(1379640 5226100,1379640 5226100,1379640 5226100,1379640 5226100)');INSERT INTO  <text:s/>facade_id ( <text:s text:c="3"/>id, <text:s text:c="3"/>geometry_asewkt) <text:s/>VALUES ( <text:s text:c="3"/>'M32_Facade07', <text:s text:c="3"/>'SRID=3946;LINESTRING(1379640 5226100,1379640 5226100,1379640 5226100)');INSERT INTO  <text:s/>facade ( <text:s text:c="3"/>id, <text:s text:c="3"/>geometry_asewkt) <text:s/>VALUES ( <text:s text:c="3"/>'M32_Facade08', <text:s text:c="3"/>'SRID=3946;LINESTRING(1379640 5226100,1379640 5226100,1379640 5226100,1379640 5226100)');</text:p>
          </table:table-cell>
        </table:table-row>
        <table:table-row table:style-name="ro1">
          <table:table-cell table:formula="of:=CONCATENATE([case_00140_00100.K18];[emprise.K18];[facade.BZ18])" office:value-type="string" office:string-value="INSERT INTO &#13;  case_00140_00100 (&#13;    id,&#13;    geometry_asewkt)&#13;  VALUES (&#13;    'M33',&#13;    'SRID=3946;POLYGON((1379780 5226100,1379920 5226100,1379920 5226000,1379780 5226000,1379780 5226100))');&#13;INSERT INTO &#13;  emprise (&#13;    id,&#13;    geometry_asewkt)&#13;  VALUES (&#13;    'M33_Emprise1',&#13;    'SRID=3946;POLYGON((1379780 5226200,1379920 5226200,1379920 5226100,1379780 5226100,1379780 5226200))');&#13;INSERT INTO &#13;  facade (&#13;    id,&#13;    geometry_asewkt)&#13;  VALUES (&#13;    'M33_Facade01',&#13;    'SRID=3946;LINESTRING(1379780 5226100,1379780 5226100,1379780 5226100,1379780 5226100)');&#13;&#13;INSERT INTO &#13;  facade (&#13;    id,&#13;    geometry_asewkt)&#13;  VALUES (&#13;    'M33_Facade02',&#13;    'SRID=3946;LINESTRING(1379780 5226100,1379780 5226100,1379780 5226100,1379780 5226100)');&#13;&#13;INSERT INTO &#13;  facade (&#13;    id,&#13;    geometry_asewkt)&#13;  VALUES (&#13;    'M33_Facade03',&#13;    'SRID=3946;LINESTRING(1379780 5226100,1379780 5226100,1379780 5226100)');&#13;&#13;INSERT INTO &#13;  facade (&#13;    id,&#13;    geometry_asewkt)&#13;  VALUES (&#13;    'M33_Facade04',&#13;    'SRID=3946;LINESTRING(1379780 5226100,1379780 5226100,1379780 5226100,1379780 5226100)');&#13;&#13;INSERT INTO &#13;  facade (&#13;    id,&#13;    geometry_asewkt)&#13;  VALUES (&#13;    'M33_Facade05',&#13;    'SRID=3946;LINESTRING(1379780 5226100,1379780 5226100,1379780 5226100,1379780 5226100)');&#13;&#13;INSERT INTO &#13;  facade (&#13;    id,&#13;    geometry_asewkt)&#13;  VALUES (&#13;    'M33_Facade06',&#13;    'SRID=3946;LINESTRING(1379780 5226100,1379780 5226100,1379780 5226100,1379780 5226100)');&#13;&#13;INSERT INTO &#13;  facade_id (&#13;    id,&#13;    geometry_asewkt)&#13;  VALUES (&#13;    'M33_Facade07',&#13;    'SRID=3946;LINESTRING(1379780 5226100,1379780 5226100,1379780 5226100)');&#13;&#13;INSERT INTO &#13;  facade (&#13;    id,&#13;    geometry_asewkt)&#13;  VALUES (&#13;    'M33_Facade08',&#13;    'SRID=3946;LINESTRING(1379780 5226100,1379780 5226100,1379780 5226100,1379780 5226100)');&#13;&#13;" calcext:value-type="string">
            <text:p>INSERT INTO  <text:s/>case_00140_00100 ( <text:s text:c="3"/>id, <text:s text:c="3"/>geometry_asewkt) <text:s/>VALUES ( <text:s text:c="3"/>'M33', <text:s text:c="3"/>'SRID=3946;POLYGON((1379780 5226100,1379920 5226100,1379920 5226000,1379780 5226000,1379780 5226100))');INSERT INTO  <text:s/>emprise ( <text:s text:c="3"/>id, <text:s text:c="3"/>geometry_asewkt) <text:s/>VALUES ( <text:s text:c="3"/>'M33_Emprise1', <text:s text:c="3"/>'SRID=3946;POLYGON((1379780 5226200,1379920 5226200,1379920 5226100,1379780 5226100,1379780 5226200))');INSERT INTO  <text:s/>facade ( <text:s text:c="3"/>id, <text:s text:c="3"/>geometry_asewkt) <text:s/>VALUES ( <text:s text:c="3"/>'M33_Facade01', <text:s text:c="3"/>'SRID=3946;LINESTRING(1379780 5226100,1379780 5226100,1379780 5226100,1379780 5226100)');INSERT INTO  <text:s/>facade ( <text:s text:c="3"/>id, <text:s text:c="3"/>geometry_asewkt) <text:s/>VALUES ( <text:s text:c="3"/>'M33_Facade02', <text:s text:c="3"/>'SRID=3946;LINESTRING(1379780 5226100,1379780 5226100,1379780 5226100,1379780 5226100)');INSERT INTO  <text:s/>facade ( <text:s text:c="3"/>id, <text:s text:c="3"/>geometry_asewkt) <text:s/>VALUES ( <text:s text:c="3"/>'M33_Facade03', <text:s text:c="3"/>'SRID=3946;LINESTRING(1379780 5226100,1379780 5226100,1379780 5226100)');INSERT INTO  <text:s/>facade ( <text:s text:c="3"/>id, <text:s text:c="3"/>geometry_asewkt) <text:s/>VALUES ( <text:s text:c="3"/>'M33_Facade04', <text:s text:c="3"/>'SRID=3946;LINESTRING(1379780 5226100,1379780 5226100,1379780 5226100,1379780 5226100)');INSERT INTO  <text:s/>facade ( <text:s text:c="3"/>id, <text:s text:c="3"/>geometry_asewkt) <text:s/>VALUES ( <text:s text:c="3"/>'M33_Facade05', <text:s text:c="3"/>'SRID=3946;LINESTRING(1379780 5226100,1379780 5226100,1379780 5226100,1379780 5226100)');INSERT INTO  <text:s/>facade ( <text:s text:c="3"/>id, <text:s text:c="3"/>geometry_asewkt) <text:s/>VALUES ( <text:s text:c="3"/>'M33_Facade06', <text:s text:c="3"/>'SRID=3946;LINESTRING(1379780 5226100,1379780 5226100,1379780 5226100,1379780 5226100)');INSERT INTO  <text:s/>facade_id ( <text:s text:c="3"/>id, <text:s text:c="3"/>geometry_asewkt) <text:s/>VALUES ( <text:s text:c="3"/>'M33_Facade07', <text:s text:c="3"/>'SRID=3946;LINESTRING(1379780 5226100,1379780 5226100,1379780 5226100)');INSERT INTO  <text:s/>facade ( <text:s text:c="3"/>id, <text:s text:c="3"/>geometry_asewkt) <text:s/>VALUES ( <text:s text:c="3"/>'M33_Facade08', <text:s text:c="3"/>'SRID=3946;LINESTRING(1379780 5226100,1379780 5226100,1379780 5226100,1379780 5226100)');</text:p>
          </table:table-cell>
        </table:table-row>
        <table:table-row table:style-name="ro1">
          <table:table-cell table:formula="of:=CONCATENATE([case_00140_00100.K19];[emprise.K19];[facade.BZ19])" office:value-type="string" office:string-value="INSERT INTO &#13;  case_00140_00100 (&#13;    id,&#13;    geometry_asewkt)&#13;  VALUES (&#13;    'M34',&#13;    'SRID=3946;POLYGON((1379920 5226100,1380060 5226100,1380060 5226000,1379920 5226000,1379920 5226100))');&#13;INSERT INTO &#13;  emprise (&#13;    id,&#13;    geometry_asewkt)&#13;  VALUES (&#13;    'M34_Emprise1',&#13;    'SRID=3946;POLYGON((1379920 5226200,1380060 5226200,1380060 5226100,1379920 5226100,1379920 5226200))');&#13;INSERT INTO &#13;  facade (&#13;    id,&#13;    geometry_asewkt)&#13;  VALUES (&#13;    'M34_Facade01',&#13;    'SRID=3946;LINESTRING(1379940 5226200,1379940 5226180,1379930 5226180,1379920 5226190)');&#13;&#13;INSERT INTO &#13;  facade (&#13;    id,&#13;    geometry_asewkt)&#13;  VALUES (&#13;    'M34_Facade02',&#13;    'SRID=3946;LINESTRING(1379970 5226200,1379970 5226190,1380010 5226190,1380010 5226200)');&#13;&#13;INSERT INTO &#13;  facade (&#13;    id,&#13;    geometry_asewkt)&#13;  VALUES (&#13;    'M34_Facade03',&#13;    'SRID=3946;LINESTRING(1380040 5226200,1380050 5226190,1380060 5226190)');&#13;&#13;INSERT INTO &#13;  facade (&#13;    id,&#13;    geometry_asewkt)&#13;  VALUES (&#13;    'M34_Facade04',&#13;    'SRID=3946;LINESTRING(1380060 5226160,1380050 5226160,1380050 5226140,1380060 5226140)');&#13;&#13;INSERT INTO &#13;  facade (&#13;    id,&#13;    geometry_asewkt)&#13;  VALUES (&#13;    'M34_Facade05',&#13;    'SRID=3946;LINESTRING(1380060 5226110,1380050 5226110,1380040 5226120,1380040 5226100)');&#13;&#13;INSERT INTO &#13;  facade (&#13;    id,&#13;    geometry_asewkt)&#13;  VALUES (&#13;    'M34_Facade06',&#13;    'SRID=3946;LINESTRING(1380010 5226100,1380010 5226120,1379970 5226120,1379970 5226100)');&#13;&#13;INSERT INTO &#13;  facade_id (&#13;    id,&#13;    geometry_asewkt)&#13;  VALUES (&#13;    'M34_Facade07',&#13;    'SRID=3946;LINESTRING(1379940 5226100,1379940 5226110,1379920 5226110)');&#13;&#13;INSERT INTO &#13;  facade (&#13;    id,&#13;    geometry_asewkt)&#13;  VALUES (&#13;    'M34_Facade08',&#13;    'SRID=3946;LINESTRING(1379920 5226140,1379930 5226140,1379930 5226160,1379920 5226160)');&#13;&#13;" calcext:value-type="string">
            <text:p>INSERT INTO  <text:s/>case_00140_00100 ( <text:s text:c="3"/>id, <text:s text:c="3"/>geometry_asewkt) <text:s/>VALUES ( <text:s text:c="3"/>'M34', <text:s text:c="3"/>'SRID=3946;POLYGON((1379920 5226100,1380060 5226100,1380060 5226000,1379920 5226000,1379920 5226100))');INSERT INTO  <text:s/>emprise ( <text:s text:c="3"/>id, <text:s text:c="3"/>geometry_asewkt) <text:s/>VALUES ( <text:s text:c="3"/>'M34_Emprise1', <text:s text:c="3"/>'SRID=3946;POLYGON((1379920 5226200,1380060 5226200,1380060 5226100,1379920 5226100,1379920 5226200))');INSERT INTO  <text:s/>facade ( <text:s text:c="3"/>id, <text:s text:c="3"/>geometry_asewkt) <text:s/>VALUES ( <text:s text:c="3"/>'M34_Facade01', <text:s text:c="3"/>'SRID=3946;LINESTRING(1379940 5226200,1379940 5226180,1379930 5226180,1379920 5226190)');INSERT INTO  <text:s/>facade ( <text:s text:c="3"/>id, <text:s text:c="3"/>geometry_asewkt) <text:s/>VALUES ( <text:s text:c="3"/>'M34_Facade02', <text:s text:c="3"/>'SRID=3946;LINESTRING(1379970 5226200,1379970 5226190,1380010 5226190,1380010 5226200)');INSERT INTO  <text:s/>facade ( <text:s text:c="3"/>id, <text:s text:c="3"/>geometry_asewkt) <text:s/>VALUES ( <text:s text:c="3"/>'M34_Facade03', <text:s text:c="3"/>'SRID=3946;LINESTRING(1380040 5226200,1380050 5226190,1380060 5226190)');INSERT INTO  <text:s/>facade ( <text:s text:c="3"/>id, <text:s text:c="3"/>geometry_asewkt) <text:s/>VALUES ( <text:s text:c="3"/>'M34_Facade04', <text:s text:c="3"/>'SRID=3946;LINESTRING(1380060 5226160,1380050 5226160,1380050 5226140,1380060 5226140)');INSERT INTO  <text:s/>facade ( <text:s text:c="3"/>id, <text:s text:c="3"/>geometry_asewkt) <text:s/>VALUES ( <text:s text:c="3"/>'M34_Facade05', <text:s text:c="3"/>'SRID=3946;LINESTRING(1380060 5226110,1380050 5226110,1380040 5226120,1380040 5226100)');INSERT INTO  <text:s/>facade ( <text:s text:c="3"/>id, <text:s text:c="3"/>geometry_asewkt) <text:s/>VALUES ( <text:s text:c="3"/>'M34_Facade06', <text:s text:c="3"/>'SRID=3946;LINESTRING(1380010 5226100,1380010 5226120,1379970 5226120,1379970 5226100)');INSERT INTO  <text:s/>facade_id ( <text:s text:c="3"/>id, <text:s text:c="3"/>geometry_asewkt) <text:s/>VALUES ( <text:s text:c="3"/>'M34_Facade07', <text:s text:c="3"/>'SRID=3946;LINESTRING(1379940 5226100,1379940 5226110,1379920 5226110)');INSERT INTO  <text:s/>facade ( <text:s text:c="3"/>id, <text:s text:c="3"/>geometry_asewkt) <text:s/>VALUES ( <text:s text:c="3"/>'M34_Facade08', <text:s text:c="3"/>'SRID=3946;LINESTRING(1379920 5226140,1379930 5226140,1379930 5226160,1379920 5226160)');</text:p>
          </table:table-cell>
        </table:table-row>
        <table:table-row table:style-name="ro1">
          <table:table-cell table:formula="of:=CONCATENATE([case_00140_00100.K20];[emprise.K20];[facade.BZ20])" office:value-type="string" office:string-value="INSERT INTO &#13;  case_00140_00100 (&#13;    id,&#13;    geometry_asewkt)&#13;  VALUES (&#13;    'M35',&#13;    'SRID=3946;POLYGON((1380060 5226100,1380200 5226100,1380200 5226000,1380060 5226000,1380060 5226100))');&#13;INSERT INTO &#13;  emprise (&#13;    id,&#13;    geometry_asewkt)&#13;  VALUES (&#13;    'M35_Emprise1',&#13;    'SRID=3946;POLYGON((1380060 5226200,1380200 5226200,1380200 5226100,1380060 5226100,1380060 5226200))');&#13;INSERT INTO &#13;  facade (&#13;    id,&#13;    geometry_asewkt)&#13;  VALUES (&#13;    'M35_Facade01',&#13;    'SRID=3946;LINESTRING(1380060 5226100,1380060 5226100,1380060 5226100,1380060 5226100)');&#13;&#13;INSERT INTO &#13;  facade (&#13;    id,&#13;    geometry_asewkt)&#13;  VALUES (&#13;    'M35_Facade02',&#13;    'SRID=3946;LINESTRING(1380060 5226100,1380060 5226100,1380060 5226100,1380060 5226100)');&#13;&#13;INSERT INTO &#13;  facade (&#13;    id,&#13;    geometry_asewkt)&#13;  VALUES (&#13;    'M35_Facade03',&#13;    'SRID=3946;LINESTRING(1380060 5226100,1380060 5226100,1380060 5226100)');&#13;&#13;INSERT INTO &#13;  facade (&#13;    id,&#13;    geometry_asewkt)&#13;  VALUES (&#13;    'M35_Facade04',&#13;    'SRID=3946;LINESTRING(1380060 5226100,1380060 5226100,1380060 5226100,1380060 5226100)');&#13;&#13;INSERT INTO &#13;  facade (&#13;    id,&#13;    geometry_asewkt)&#13;  VALUES (&#13;    'M35_Facade05',&#13;    'SRID=3946;LINESTRING(1380060 5226100,1380060 5226100,1380060 5226100,1380060 5226100)');&#13;&#13;INSERT INTO &#13;  facade (&#13;    id,&#13;    geometry_asewkt)&#13;  VALUES (&#13;    'M35_Facade06',&#13;    'SRID=3946;LINESTRING(1380060 5226100,1380060 5226100,1380060 5226100,1380060 5226100)');&#13;&#13;INSERT INTO &#13;  facade_id (&#13;    id,&#13;    geometry_asewkt)&#13;  VALUES (&#13;    'M35_Facade07',&#13;    'SRID=3946;LINESTRING(1380060 5226100,1380060 5226100,1380060 5226100)');&#13;&#13;INSERT INTO &#13;  facade (&#13;    id,&#13;    geometry_asewkt)&#13;  VALUES (&#13;    'M35_Facade08',&#13;    'SRID=3946;LINESTRING(1380060 5226100,1380060 5226100,1380060 5226100,1380060 5226100)');&#13;&#13;" calcext:value-type="string">
            <text:p>INSERT INTO  <text:s/>case_00140_00100 ( <text:s text:c="3"/>id, <text:s text:c="3"/>geometry_asewkt) <text:s/>VALUES ( <text:s text:c="3"/>'M35', <text:s text:c="3"/>'SRID=3946;POLYGON((1380060 5226100,1380200 5226100,1380200 5226000,1380060 5226000,1380060 5226100))');INSERT INTO  <text:s/>emprise ( <text:s text:c="3"/>id, <text:s text:c="3"/>geometry_asewkt) <text:s/>VALUES ( <text:s text:c="3"/>'M35_Emprise1', <text:s text:c="3"/>'SRID=3946;POLYGON((1380060 5226200,1380200 5226200,1380200 5226100,1380060 5226100,1380060 5226200))');INSERT INTO  <text:s/>facade ( <text:s text:c="3"/>id, <text:s text:c="3"/>geometry_asewkt) <text:s/>VALUES ( <text:s text:c="3"/>'M35_Facade01', <text:s text:c="3"/>'SRID=3946;LINESTRING(1380060 5226100,1380060 5226100,1380060 5226100,1380060 5226100)');INSERT INTO  <text:s/>facade ( <text:s text:c="3"/>id, <text:s text:c="3"/>geometry_asewkt) <text:s/>VALUES ( <text:s text:c="3"/>'M35_Facade02', <text:s text:c="3"/>'SRID=3946;LINESTRING(1380060 5226100,1380060 5226100,1380060 5226100,1380060 5226100)');INSERT INTO  <text:s/>facade ( <text:s text:c="3"/>id, <text:s text:c="3"/>geometry_asewkt) <text:s/>VALUES ( <text:s text:c="3"/>'M35_Facade03', <text:s text:c="3"/>'SRID=3946;LINESTRING(1380060 5226100,1380060 5226100,1380060 5226100)');INSERT INTO  <text:s/>facade ( <text:s text:c="3"/>id, <text:s text:c="3"/>geometry_asewkt) <text:s/>VALUES ( <text:s text:c="3"/>'M35_Facade04', <text:s text:c="3"/>'SRID=3946;LINESTRING(1380060 5226100,1380060 5226100,1380060 5226100,1380060 5226100)');INSERT INTO  <text:s/>facade ( <text:s text:c="3"/>id, <text:s text:c="3"/>geometry_asewkt) <text:s/>VALUES ( <text:s text:c="3"/>'M35_Facade05', <text:s text:c="3"/>'SRID=3946;LINESTRING(1380060 5226100,1380060 5226100,1380060 5226100,1380060 5226100)');INSERT INTO  <text:s/>facade ( <text:s text:c="3"/>id, <text:s text:c="3"/>geometry_asewkt) <text:s/>VALUES ( <text:s text:c="3"/>'M35_Facade06', <text:s text:c="3"/>'SRID=3946;LINESTRING(1380060 5226100,1380060 5226100,1380060 5226100,1380060 5226100)');INSERT INTO  <text:s/>facade_id ( <text:s text:c="3"/>id, <text:s text:c="3"/>geometry_asewkt) <text:s/>VALUES ( <text:s text:c="3"/>'M35_Facade07', <text:s text:c="3"/>'SRID=3946;LINESTRING(1380060 5226100,1380060 5226100,1380060 5226100)');INSERT INTO  <text:s/>facade ( <text:s text:c="3"/>id, <text:s text:c="3"/>geometry_asewkt) <text:s/>VALUES ( <text:s text:c="3"/>'M35_Facade08', <text:s text:c="3"/>'SRID=3946;LINESTRING(1380060 5226100,1380060 5226100,1380060 5226100,1380060 5226100)');</text:p>
          </table:table-cell>
        </table:table-row>
        <table:table-row table:style-name="ro1">
          <table:table-cell table:formula="of:=CONCATENATE([case_00140_00100.K21];[emprise.K21];[facade.BZ21])" office:value-type="string" office:string-value="INSERT INTO &#13;  case_00140_00100 (&#13;    id,&#13;    geometry_asewkt)&#13;  VALUES (&#13;    'M41',&#13;    'SRID=3946;POLYGON((1379500 5226000,1379640 5226000,1379640 5225900,1379500 5225900,1379500 5226000))');&#13;INSERT INTO &#13;  emprise (&#13;    id,&#13;    geometry_asewkt)&#13;  VALUES (&#13;    'M41_Emprise1',&#13;    'SRID=3946;POLYGON((1379500 5226100,1379640 5226100,1379640 5226000,1379500 5226000,1379500 5226100))');&#13;INSERT INTO &#13;  facade (&#13;    id,&#13;    geometry_asewkt)&#13;  VALUES (&#13;    'M41_Facade01',&#13;    'SRID=3946;LINESTRING(1379500 5226000,1379500 5226000,1379500 5226000,1379500 5226000)');&#13;&#13;INSERT INTO &#13;  facade (&#13;    id,&#13;    geometry_asewkt)&#13;  VALUES (&#13;    'M41_Facade02',&#13;    'SRID=3946;LINESTRING(1379500 5226000,1379500 5226000,1379500 5226000,1379500 5226000)');&#13;&#13;INSERT INTO &#13;  facade (&#13;    id,&#13;    geometry_asewkt)&#13;  VALUES (&#13;    'M41_Facade03',&#13;    'SRID=3946;LINESTRING(1379500 5226000,1379500 5226000,1379500 5226000)');&#13;&#13;INSERT INTO &#13;  facade (&#13;    id,&#13;    geometry_asewkt)&#13;  VALUES (&#13;    'M41_Facade04',&#13;    'SRID=3946;LINESTRING(1379500 5226000,1379500 5226000,1379500 5226000,1379500 5226000)');&#13;&#13;INSERT INTO &#13;  facade (&#13;    id,&#13;    geometry_asewkt)&#13;  VALUES (&#13;    'M41_Facade05',&#13;    'SRID=3946;LINESTRING(1379500 5226000,1379500 5226000,1379500 5226000,1379500 5226000)');&#13;&#13;INSERT INTO &#13;  facade (&#13;    id,&#13;    geometry_asewkt)&#13;  VALUES (&#13;    'M41_Facade06',&#13;    'SRID=3946;LINESTRING(1379500 5226000,1379500 5226000,1379500 5226000,1379500 5226000)');&#13;&#13;INSERT INTO &#13;  facade_id (&#13;    id,&#13;    geometry_asewkt)&#13;  VALUES (&#13;    'M41_Facade07',&#13;    'SRID=3946;LINESTRING(1379500 5226000,1379500 5226000,1379500 5226000)');&#13;&#13;INSERT INTO &#13;  facade (&#13;    id,&#13;    geometry_asewkt)&#13;  VALUES (&#13;    'M41_Facade08',&#13;    'SRID=3946;LINESTRING(1379500 5226000,1379500 5226000,1379500 5226000,1379500 5226000)');&#13;&#13;" calcext:value-type="string">
            <text:p>INSERT INTO  <text:s/>case_00140_00100 ( <text:s text:c="3"/>id, <text:s text:c="3"/>geometry_asewkt) <text:s/>VALUES ( <text:s text:c="3"/>'M41', <text:s text:c="3"/>'SRID=3946;POLYGON((1379500 5226000,1379640 5226000,1379640 5225900,1379500 5225900,1379500 5226000))');INSERT INTO  <text:s/>emprise ( <text:s text:c="3"/>id, <text:s text:c="3"/>geometry_asewkt) <text:s/>VALUES ( <text:s text:c="3"/>'M41_Emprise1', <text:s text:c="3"/>'SRID=3946;POLYGON((1379500 5226100,1379640 5226100,1379640 5226000,1379500 5226000,1379500 5226100))');INSERT INTO  <text:s/>facade ( <text:s text:c="3"/>id, <text:s text:c="3"/>geometry_asewkt) <text:s/>VALUES ( <text:s text:c="3"/>'M41_Facade01', <text:s text:c="3"/>'SRID=3946;LINESTRING(1379500 5226000,1379500 5226000,1379500 5226000,1379500 5226000)');INSERT INTO  <text:s/>facade ( <text:s text:c="3"/>id, <text:s text:c="3"/>geometry_asewkt) <text:s/>VALUES ( <text:s text:c="3"/>'M41_Facade02', <text:s text:c="3"/>'SRID=3946;LINESTRING(1379500 5226000,1379500 5226000,1379500 5226000,1379500 5226000)');INSERT INTO  <text:s/>facade ( <text:s text:c="3"/>id, <text:s text:c="3"/>geometry_asewkt) <text:s/>VALUES ( <text:s text:c="3"/>'M41_Facade03', <text:s text:c="3"/>'SRID=3946;LINESTRING(1379500 5226000,1379500 5226000,1379500 5226000)');INSERT INTO  <text:s/>facade ( <text:s text:c="3"/>id, <text:s text:c="3"/>geometry_asewkt) <text:s/>VALUES ( <text:s text:c="3"/>'M41_Facade04', <text:s text:c="3"/>'SRID=3946;LINESTRING(1379500 5226000,1379500 5226000,1379500 5226000,1379500 5226000)');INSERT INTO  <text:s/>facade ( <text:s text:c="3"/>id, <text:s text:c="3"/>geometry_asewkt) <text:s/>VALUES ( <text:s text:c="3"/>'M41_Facade05', <text:s text:c="3"/>'SRID=3946;LINESTRING(1379500 5226000,1379500 5226000,1379500 5226000,1379500 5226000)');INSERT INTO  <text:s/>facade ( <text:s text:c="3"/>id, <text:s text:c="3"/>geometry_asewkt) <text:s/>VALUES ( <text:s text:c="3"/>'M41_Facade06', <text:s text:c="3"/>'SRID=3946;LINESTRING(1379500 5226000,1379500 5226000,1379500 5226000,1379500 5226000)');INSERT INTO  <text:s/>facade_id ( <text:s text:c="3"/>id, <text:s text:c="3"/>geometry_asewkt) <text:s/>VALUES ( <text:s text:c="3"/>'M41_Facade07', <text:s text:c="3"/>'SRID=3946;LINESTRING(1379500 5226000,1379500 5226000,1379500 5226000)');INSERT INTO  <text:s/>facade ( <text:s text:c="3"/>id, <text:s text:c="3"/>geometry_asewkt) <text:s/>VALUES ( <text:s text:c="3"/>'M41_Facade08', <text:s text:c="3"/>'SRID=3946;LINESTRING(1379500 5226000,1379500 5226000,1379500 5226000,1379500 5226000)');</text:p>
          </table:table-cell>
        </table:table-row>
        <table:table-row table:style-name="ro1">
          <table:table-cell table:formula="of:=CONCATENATE([case_00140_00100.K22];[emprise.K22];[facade.BZ22])" office:value-type="string" office:string-value="INSERT INTO &#13;  case_00140_00100 (&#13;    id,&#13;    geometry_asewkt)&#13;  VALUES (&#13;    'M42',&#13;    'SRID=3946;POLYGON((1379640 5226000,1379780 5226000,1379780 5225900,1379640 5225900,1379640 5226000))');&#13;INSERT INTO &#13;  emprise (&#13;    id,&#13;    geometry_asewkt)&#13;  VALUES (&#13;    'M42_Emprise1',&#13;    'SRID=3946;POLYGON((1379640 5226100,1379780 5226100,1379780 5226000,1379640 5226000,1379640 5226100))');&#13;INSERT INTO &#13;  facade (&#13;    id,&#13;    geometry_asewkt)&#13;  VALUES (&#13;    'M42_Facade01',&#13;    'SRID=3946;LINESTRING(1379640 5226000,1379640 5226000,1379640 5226000,1379640 5226000)');&#13;&#13;INSERT INTO &#13;  facade (&#13;    id,&#13;    geometry_asewkt)&#13;  VALUES (&#13;    'M42_Facade02',&#13;    'SRID=3946;LINESTRING(1379640 5226000,1379640 5226000,1379640 5226000,1379640 5226000)');&#13;&#13;INSERT INTO &#13;  facade (&#13;    id,&#13;    geometry_asewkt)&#13;  VALUES (&#13;    'M42_Facade03',&#13;    'SRID=3946;LINESTRING(1379640 5226000,1379640 5226000,1379640 5226000)');&#13;&#13;INSERT INTO &#13;  facade (&#13;    id,&#13;    geometry_asewkt)&#13;  VALUES (&#13;    'M42_Facade04',&#13;    'SRID=3946;LINESTRING(1379640 5226000,1379640 5226000,1379640 5226000,1379640 5226000)');&#13;&#13;INSERT INTO &#13;  facade (&#13;    id,&#13;    geometry_asewkt)&#13;  VALUES (&#13;    'M42_Facade05',&#13;    'SRID=3946;LINESTRING(1379640 5226000,1379640 5226000,1379640 5226000,1379640 5226000)');&#13;&#13;INSERT INTO &#13;  facade (&#13;    id,&#13;    geometry_asewkt)&#13;  VALUES (&#13;    'M42_Facade06',&#13;    'SRID=3946;LINESTRING(1379640 5226000,1379640 5226000,1379640 5226000,1379640 5226000)');&#13;&#13;INSERT INTO &#13;  facade_id (&#13;    id,&#13;    geometry_asewkt)&#13;  VALUES (&#13;    'M42_Facade07',&#13;    'SRID=3946;LINESTRING(1379640 5226000,1379640 5226000,1379640 5226000)');&#13;&#13;INSERT INTO &#13;  facade (&#13;    id,&#13;    geometry_asewkt)&#13;  VALUES (&#13;    'M42_Facade08',&#13;    'SRID=3946;LINESTRING(1379640 5226000,1379640 5226000,1379640 5226000,1379640 5226000)');&#13;&#13;" calcext:value-type="string">
            <text:p>INSERT INTO  <text:s/>case_00140_00100 ( <text:s text:c="3"/>id, <text:s text:c="3"/>geometry_asewkt) <text:s/>VALUES ( <text:s text:c="3"/>'M42', <text:s text:c="3"/>'SRID=3946;POLYGON((1379640 5226000,1379780 5226000,1379780 5225900,1379640 5225900,1379640 5226000))');INSERT INTO  <text:s/>emprise ( <text:s text:c="3"/>id, <text:s text:c="3"/>geometry_asewkt) <text:s/>VALUES ( <text:s text:c="3"/>'M42_Emprise1', <text:s text:c="3"/>'SRID=3946;POLYGON((1379640 5226100,1379780 5226100,1379780 5226000,1379640 5226000,1379640 5226100))');INSERT INTO  <text:s/>facade ( <text:s text:c="3"/>id, <text:s text:c="3"/>geometry_asewkt) <text:s/>VALUES ( <text:s text:c="3"/>'M42_Facade01', <text:s text:c="3"/>'SRID=3946;LINESTRING(1379640 5226000,1379640 5226000,1379640 5226000,1379640 5226000)');INSERT INTO  <text:s/>facade ( <text:s text:c="3"/>id, <text:s text:c="3"/>geometry_asewkt) <text:s/>VALUES ( <text:s text:c="3"/>'M42_Facade02', <text:s text:c="3"/>'SRID=3946;LINESTRING(1379640 5226000,1379640 5226000,1379640 5226000,1379640 5226000)');INSERT INTO  <text:s/>facade ( <text:s text:c="3"/>id, <text:s text:c="3"/>geometry_asewkt) <text:s/>VALUES ( <text:s text:c="3"/>'M42_Facade03', <text:s text:c="3"/>'SRID=3946;LINESTRING(1379640 5226000,1379640 5226000,1379640 5226000)');INSERT INTO  <text:s/>facade ( <text:s text:c="3"/>id, <text:s text:c="3"/>geometry_asewkt) <text:s/>VALUES ( <text:s text:c="3"/>'M42_Facade04', <text:s text:c="3"/>'SRID=3946;LINESTRING(1379640 5226000,1379640 5226000,1379640 5226000,1379640 5226000)');INSERT INTO  <text:s/>facade ( <text:s text:c="3"/>id, <text:s text:c="3"/>geometry_asewkt) <text:s/>VALUES ( <text:s text:c="3"/>'M42_Facade05', <text:s text:c="3"/>'SRID=3946;LINESTRING(1379640 5226000,1379640 5226000,1379640 5226000,1379640 5226000)');INSERT INTO  <text:s/>facade ( <text:s text:c="3"/>id, <text:s text:c="3"/>geometry_asewkt) <text:s/>VALUES ( <text:s text:c="3"/>'M42_Facade06', <text:s text:c="3"/>'SRID=3946;LINESTRING(1379640 5226000,1379640 5226000,1379640 5226000,1379640 5226000)');INSERT INTO  <text:s/>facade_id ( <text:s text:c="3"/>id, <text:s text:c="3"/>geometry_asewkt) <text:s/>VALUES ( <text:s text:c="3"/>'M42_Facade07', <text:s text:c="3"/>'SRID=3946;LINESTRING(1379640 5226000,1379640 5226000,1379640 5226000)');INSERT INTO  <text:s/>facade ( <text:s text:c="3"/>id, <text:s text:c="3"/>geometry_asewkt) <text:s/>VALUES ( <text:s text:c="3"/>'M42_Facade08', <text:s text:c="3"/>'SRID=3946;LINESTRING(1379640 5226000,1379640 5226000,1379640 5226000,1379640 5226000)');</text:p>
          </table:table-cell>
        </table:table-row>
        <table:table-row table:style-name="ro1">
          <table:table-cell table:formula="of:=CONCATENATE([case_00140_00100.K23];[emprise.K23];[facade.BZ23])" office:value-type="string" office:string-value="INSERT INTO &#13;  case_00140_00100 (&#13;    id,&#13;    geometry_asewkt)&#13;  VALUES (&#13;    'M43',&#13;    'SRID=3946;POLYGON((1379780 5226000,1379920 5226000,1379920 5225900,1379780 5225900,1379780 5226000))');&#13;INSERT INTO &#13;  emprise (&#13;    id,&#13;    geometry_asewkt)&#13;  VALUES (&#13;    'M43_Emprise1',&#13;    'SRID=3946;POLYGON((1379780 5226100,1379920 5226100,1379920 5226000,1379780 5226000,1379780 5226100))');&#13;INSERT INTO &#13;  facade (&#13;    id,&#13;    geometry_asewkt)&#13;  VALUES (&#13;    'M43_Facade01',&#13;    'SRID=3946;LINESTRING(1379800 5226100,1379800 5226080,1379790 5226080,1379780 5226090)');&#13;&#13;INSERT INTO &#13;  facade (&#13;    id,&#13;    geometry_asewkt)&#13;  VALUES (&#13;    'M43_Facade02',&#13;    'SRID=3946;LINESTRING(1379830 5226100,1379830 5226090,1379870 5226090,1379870 5226100)');&#13;&#13;INSERT INTO &#13;  facade (&#13;    id,&#13;    geometry_asewkt)&#13;  VALUES (&#13;    'M43_Facade03',&#13;    'SRID=3946;LINESTRING(1379900 5226100,1379910 5226090,1379920 5226090)');&#13;&#13;INSERT INTO &#13;  facade (&#13;    id,&#13;    geometry_asewkt)&#13;  VALUES (&#13;    'M43_Facade04',&#13;    'SRID=3946;LINESTRING(1379920 5226060,1379910 5226060,1379910 5226040,1379920 5226040)');&#13;&#13;INSERT INTO &#13;  facade (&#13;    id,&#13;    geometry_asewkt)&#13;  VALUES (&#13;    'M43_Facade05',&#13;    'SRID=3946;LINESTRING(1379920 5226010,1379910 5226010,1379900 5226020,1379900 5226000)');&#13;&#13;INSERT INTO &#13;  facade (&#13;    id,&#13;    geometry_asewkt)&#13;  VALUES (&#13;    'M43_Facade06',&#13;    'SRID=3946;LINESTRING(1379870 5226000,1379870 5226020,1379830 5226020,1379830 5226000)');&#13;&#13;INSERT INTO &#13;  facade_id (&#13;    id,&#13;    geometry_asewkt)&#13;  VALUES (&#13;    'M43_Facade07',&#13;    'SRID=3946;LINESTRING(1379800 5226000,1379800 5226010,1379780 5226010)');&#13;&#13;INSERT INTO &#13;  facade (&#13;    id,&#13;    geometry_asewkt)&#13;  VALUES (&#13;    'M43_Facade08',&#13;    'SRID=3946;LINESTRING(1379780 5226040,1379790 5226040,1379790 5226060,1379780 5226060)');&#13;&#13;" calcext:value-type="string">
            <text:p>INSERT INTO  <text:s/>case_00140_00100 ( <text:s text:c="3"/>id, <text:s text:c="3"/>geometry_asewkt) <text:s/>VALUES ( <text:s text:c="3"/>'M43', <text:s text:c="3"/>'SRID=3946;POLYGON((1379780 5226000,1379920 5226000,1379920 5225900,1379780 5225900,1379780 5226000))');INSERT INTO  <text:s/>emprise ( <text:s text:c="3"/>id, <text:s text:c="3"/>geometry_asewkt) <text:s/>VALUES ( <text:s text:c="3"/>'M43_Emprise1', <text:s text:c="3"/>'SRID=3946;POLYGON((1379780 5226100,1379920 5226100,1379920 5226000,1379780 5226000,1379780 5226100))');INSERT INTO  <text:s/>facade ( <text:s text:c="3"/>id, <text:s text:c="3"/>geometry_asewkt) <text:s/>VALUES ( <text:s text:c="3"/>'M43_Facade01', <text:s text:c="3"/>'SRID=3946;LINESTRING(1379800 5226100,1379800 5226080,1379790 5226080,1379780 5226090)');INSERT INTO  <text:s/>facade ( <text:s text:c="3"/>id, <text:s text:c="3"/>geometry_asewkt) <text:s/>VALUES ( <text:s text:c="3"/>'M43_Facade02', <text:s text:c="3"/>'SRID=3946;LINESTRING(1379830 5226100,1379830 5226090,1379870 5226090,1379870 5226100)');INSERT INTO  <text:s/>facade ( <text:s text:c="3"/>id, <text:s text:c="3"/>geometry_asewkt) <text:s/>VALUES ( <text:s text:c="3"/>'M43_Facade03', <text:s text:c="3"/>'SRID=3946;LINESTRING(1379900 5226100,1379910 5226090,1379920 5226090)');INSERT INTO  <text:s/>facade ( <text:s text:c="3"/>id, <text:s text:c="3"/>geometry_asewkt) <text:s/>VALUES ( <text:s text:c="3"/>'M43_Facade04', <text:s text:c="3"/>'SRID=3946;LINESTRING(1379920 5226060,1379910 5226060,1379910 5226040,1379920 5226040)');INSERT INTO  <text:s/>facade ( <text:s text:c="3"/>id, <text:s text:c="3"/>geometry_asewkt) <text:s/>VALUES ( <text:s text:c="3"/>'M43_Facade05', <text:s text:c="3"/>'SRID=3946;LINESTRING(1379920 5226010,1379910 5226010,1379900 5226020,1379900 5226000)');INSERT INTO  <text:s/>facade ( <text:s text:c="3"/>id, <text:s text:c="3"/>geometry_asewkt) <text:s/>VALUES ( <text:s text:c="3"/>'M43_Facade06', <text:s text:c="3"/>'SRID=3946;LINESTRING(1379870 5226000,1379870 5226020,1379830 5226020,1379830 5226000)');INSERT INTO  <text:s/>facade_id ( <text:s text:c="3"/>id, <text:s text:c="3"/>geometry_asewkt) <text:s/>VALUES ( <text:s text:c="3"/>'M43_Facade07', <text:s text:c="3"/>'SRID=3946;LINESTRING(1379800 5226000,1379800 5226010,1379780 5226010)');INSERT INTO  <text:s/>facade ( <text:s text:c="3"/>id, <text:s text:c="3"/>geometry_asewkt) <text:s/>VALUES ( <text:s text:c="3"/>'M43_Facade08', <text:s text:c="3"/>'SRID=3946;LINESTRING(1379780 5226040,1379790 5226040,1379790 5226060,1379780 5226060)');</text:p>
          </table:table-cell>
        </table:table-row>
        <table:table-row table:style-name="ro1">
          <table:table-cell table:formula="of:=CONCATENATE([case_00140_00100.K24];[emprise.K24];[facade.BZ24])" office:value-type="string" office:string-value="INSERT INTO &#13;  case_00140_00100 (&#13;    id,&#13;    geometry_asewkt)&#13;  VALUES (&#13;    'M44',&#13;    'SRID=3946;POLYGON((1379920 5226000,1380060 5226000,1380060 5225900,1379920 5225900,1379920 5226000))');&#13;INSERT INTO &#13;  emprise (&#13;    id,&#13;    geometry_asewkt)&#13;  VALUES (&#13;    'M44_Emprise1',&#13;    'SRID=3946;POLYGON((1379920 5226100,1380060 5226100,1380060 5226000,1379920 5226000,1379920 5226100))');&#13;INSERT INTO &#13;  facade (&#13;    id,&#13;    geometry_asewkt)&#13;  VALUES (&#13;    'M44_Facade01',&#13;    'SRID=3946;LINESTRING(1379920 5226000,1379920 5226000,1379920 5226000,1379920 5226000)');&#13;&#13;INSERT INTO &#13;  facade (&#13;    id,&#13;    geometry_asewkt)&#13;  VALUES (&#13;    'M44_Facade02',&#13;    'SRID=3946;LINESTRING(1379920 5226000,1379920 5226000,1379920 5226000,1379920 5226000)');&#13;&#13;INSERT INTO &#13;  facade (&#13;    id,&#13;    geometry_asewkt)&#13;  VALUES (&#13;    'M44_Facade03',&#13;    'SRID=3946;LINESTRING(1379920 5226000,1379920 5226000,1379920 5226000)');&#13;&#13;INSERT INTO &#13;  facade (&#13;    id,&#13;    geometry_asewkt)&#13;  VALUES (&#13;    'M44_Facade04',&#13;    'SRID=3946;LINESTRING(1379920 5226000,1379920 5226000,1379920 5226000,1379920 5226000)');&#13;&#13;INSERT INTO &#13;  facade (&#13;    id,&#13;    geometry_asewkt)&#13;  VALUES (&#13;    'M44_Facade05',&#13;    'SRID=3946;LINESTRING(1379920 5226000,1379920 5226000,1379920 5226000,1379920 5226000)');&#13;&#13;INSERT INTO &#13;  facade (&#13;    id,&#13;    geometry_asewkt)&#13;  VALUES (&#13;    'M44_Facade06',&#13;    'SRID=3946;LINESTRING(1379920 5226000,1379920 5226000,1379920 5226000,1379920 5226000)');&#13;&#13;INSERT INTO &#13;  facade_id (&#13;    id,&#13;    geometry_asewkt)&#13;  VALUES (&#13;    'M44_Facade07',&#13;    'SRID=3946;LINESTRING(1379920 5226000,1379920 5226000,1379920 5226000)');&#13;&#13;INSERT INTO &#13;  facade (&#13;    id,&#13;    geometry_asewkt)&#13;  VALUES (&#13;    'M44_Facade08',&#13;    'SRID=3946;LINESTRING(1379920 5226000,1379920 5226000,1379920 5226000,1379920 5226000)');&#13;&#13;" calcext:value-type="string">
            <text:p>INSERT INTO  <text:s/>case_00140_00100 ( <text:s text:c="3"/>id, <text:s text:c="3"/>geometry_asewkt) <text:s/>VALUES ( <text:s text:c="3"/>'M44', <text:s text:c="3"/>'SRID=3946;POLYGON((1379920 5226000,1380060 5226000,1380060 5225900,1379920 5225900,1379920 5226000))');INSERT INTO  <text:s/>emprise ( <text:s text:c="3"/>id, <text:s text:c="3"/>geometry_asewkt) <text:s/>VALUES ( <text:s text:c="3"/>'M44_Emprise1', <text:s text:c="3"/>'SRID=3946;POLYGON((1379920 5226100,1380060 5226100,1380060 5226000,1379920 5226000,1379920 5226100))');INSERT INTO  <text:s/>facade ( <text:s text:c="3"/>id, <text:s text:c="3"/>geometry_asewkt) <text:s/>VALUES ( <text:s text:c="3"/>'M44_Facade01', <text:s text:c="3"/>'SRID=3946;LINESTRING(1379920 5226000,1379920 5226000,1379920 5226000,1379920 5226000)');INSERT INTO  <text:s/>facade ( <text:s text:c="3"/>id, <text:s text:c="3"/>geometry_asewkt) <text:s/>VALUES ( <text:s text:c="3"/>'M44_Facade02', <text:s text:c="3"/>'SRID=3946;LINESTRING(1379920 5226000,1379920 5226000,1379920 5226000,1379920 5226000)');INSERT INTO  <text:s/>facade ( <text:s text:c="3"/>id, <text:s text:c="3"/>geometry_asewkt) <text:s/>VALUES ( <text:s text:c="3"/>'M44_Facade03', <text:s text:c="3"/>'SRID=3946;LINESTRING(1379920 5226000,1379920 5226000,1379920 5226000)');INSERT INTO  <text:s/>facade ( <text:s text:c="3"/>id, <text:s text:c="3"/>geometry_asewkt) <text:s/>VALUES ( <text:s text:c="3"/>'M44_Facade04', <text:s text:c="3"/>'SRID=3946;LINESTRING(1379920 5226000,1379920 5226000,1379920 5226000,1379920 5226000)');INSERT INTO  <text:s/>facade ( <text:s text:c="3"/>id, <text:s text:c="3"/>geometry_asewkt) <text:s/>VALUES ( <text:s text:c="3"/>'M44_Facade05', <text:s text:c="3"/>'SRID=3946;LINESTRING(1379920 5226000,1379920 5226000,1379920 5226000,1379920 5226000)');INSERT INTO  <text:s/>facade ( <text:s text:c="3"/>id, <text:s text:c="3"/>geometry_asewkt) <text:s/>VALUES ( <text:s text:c="3"/>'M44_Facade06', <text:s text:c="3"/>'SRID=3946;LINESTRING(1379920 5226000,1379920 5226000,1379920 5226000,1379920 5226000)');INSERT INTO  <text:s/>facade_id ( <text:s text:c="3"/>id, <text:s text:c="3"/>geometry_asewkt) <text:s/>VALUES ( <text:s text:c="3"/>'M44_Facade07', <text:s text:c="3"/>'SRID=3946;LINESTRING(1379920 5226000,1379920 5226000,1379920 5226000)');INSERT INTO  <text:s/>facade ( <text:s text:c="3"/>id, <text:s text:c="3"/>geometry_asewkt) <text:s/>VALUES ( <text:s text:c="3"/>'M44_Facade08', <text:s text:c="3"/>'SRID=3946;LINESTRING(1379920 5226000,1379920 5226000,1379920 5226000,1379920 5226000)');</text:p>
          </table:table-cell>
        </table:table-row>
        <table:table-row table:style-name="ro1">
          <table:table-cell table:formula="of:=CONCATENATE([case_00140_00100.K25];[emprise.K25];[facade.BZ25])" office:value-type="string" office:string-value="INSERT INTO &#13;  case_00140_00100 (&#13;    id,&#13;    geometry_asewkt)&#13;  VALUES (&#13;    'M45',&#13;    'SRID=3946;POLYGON((1380060 5226000,1380200 5226000,1380200 5225900,1380060 5225900,1380060 5226000))');&#13;INSERT INTO &#13;  emprise (&#13;    id,&#13;    geometry_asewkt)&#13;  VALUES (&#13;    'M45_Emprise1',&#13;    'SRID=3946;POLYGON((1380060 5226100,1380200 5226100,1380200 5226000,1380060 5226000,1380060 5226100))');&#13;INSERT INTO &#13;  facade (&#13;    id,&#13;    geometry_asewkt)&#13;  VALUES (&#13;    'M45_Facade01',&#13;    'SRID=3946;LINESTRING(1380060 5226000,1380060 5226000,1380060 5226000,1380060 5226000)');&#13;&#13;INSERT INTO &#13;  facade (&#13;    id,&#13;    geometry_asewkt)&#13;  VALUES (&#13;    'M45_Facade02',&#13;    'SRID=3946;LINESTRING(1380060 5226000,1380060 5226000,1380060 5226000,1380060 5226000)');&#13;&#13;INSERT INTO &#13;  facade (&#13;    id,&#13;    geometry_asewkt)&#13;  VALUES (&#13;    'M45_Facade03',&#13;    'SRID=3946;LINESTRING(1380060 5226000,1380060 5226000,1380060 5226000)');&#13;&#13;INSERT INTO &#13;  facade (&#13;    id,&#13;    geometry_asewkt)&#13;  VALUES (&#13;    'M45_Facade04',&#13;    'SRID=3946;LINESTRING(1380060 5226000,1380060 5226000,1380060 5226000,1380060 5226000)');&#13;&#13;INSERT INTO &#13;  facade (&#13;    id,&#13;    geometry_asewkt)&#13;  VALUES (&#13;    'M45_Facade05',&#13;    'SRID=3946;LINESTRING(1380060 5226000,1380060 5226000,1380060 5226000,1380060 5226000)');&#13;&#13;INSERT INTO &#13;  facade (&#13;    id,&#13;    geometry_asewkt)&#13;  VALUES (&#13;    'M45_Facade06',&#13;    'SRID=3946;LINESTRING(1380060 5226000,1380060 5226000,1380060 5226000,1380060 5226000)');&#13;&#13;INSERT INTO &#13;  facade_id (&#13;    id,&#13;    geometry_asewkt)&#13;  VALUES (&#13;    'M45_Facade07',&#13;    'SRID=3946;LINESTRING(1380060 5226000,1380060 5226000,1380060 5226000)');&#13;&#13;INSERT INTO &#13;  facade (&#13;    id,&#13;    geometry_asewkt)&#13;  VALUES (&#13;    'M45_Facade08',&#13;    'SRID=3946;LINESTRING(1380060 5226000,1380060 5226000,1380060 5226000,1380060 5226000)');&#13;&#13;" calcext:value-type="string">
            <text:p>INSERT INTO  <text:s/>case_00140_00100 ( <text:s text:c="3"/>id, <text:s text:c="3"/>geometry_asewkt) <text:s/>VALUES ( <text:s text:c="3"/>'M45', <text:s text:c="3"/>'SRID=3946;POLYGON((1380060 5226000,1380200 5226000,1380200 5225900,1380060 5225900,1380060 5226000))');INSERT INTO  <text:s/>emprise ( <text:s text:c="3"/>id, <text:s text:c="3"/>geometry_asewkt) <text:s/>VALUES ( <text:s text:c="3"/>'M45_Emprise1', <text:s text:c="3"/>'SRID=3946;POLYGON((1380060 5226100,1380200 5226100,1380200 5226000,1380060 5226000,1380060 5226100))');INSERT INTO  <text:s/>facade ( <text:s text:c="3"/>id, <text:s text:c="3"/>geometry_asewkt) <text:s/>VALUES ( <text:s text:c="3"/>'M45_Facade01', <text:s text:c="3"/>'SRID=3946;LINESTRING(1380060 5226000,1380060 5226000,1380060 5226000,1380060 5226000)');INSERT INTO  <text:s/>facade ( <text:s text:c="3"/>id, <text:s text:c="3"/>geometry_asewkt) <text:s/>VALUES ( <text:s text:c="3"/>'M45_Facade02', <text:s text:c="3"/>'SRID=3946;LINESTRING(1380060 5226000,1380060 5226000,1380060 5226000,1380060 5226000)');INSERT INTO  <text:s/>facade ( <text:s text:c="3"/>id, <text:s text:c="3"/>geometry_asewkt) <text:s/>VALUES ( <text:s text:c="3"/>'M45_Facade03', <text:s text:c="3"/>'SRID=3946;LINESTRING(1380060 5226000,1380060 5226000,1380060 5226000)');INSERT INTO  <text:s/>facade ( <text:s text:c="3"/>id, <text:s text:c="3"/>geometry_asewkt) <text:s/>VALUES ( <text:s text:c="3"/>'M45_Facade04', <text:s text:c="3"/>'SRID=3946;LINESTRING(1380060 5226000,1380060 5226000,1380060 5226000,1380060 5226000)');INSERT INTO  <text:s/>facade ( <text:s text:c="3"/>id, <text:s text:c="3"/>geometry_asewkt) <text:s/>VALUES ( <text:s text:c="3"/>'M45_Facade05', <text:s text:c="3"/>'SRID=3946;LINESTRING(1380060 5226000,1380060 5226000,1380060 5226000,1380060 5226000)');INSERT INTO  <text:s/>facade ( <text:s text:c="3"/>id, <text:s text:c="3"/>geometry_asewkt) <text:s/>VALUES ( <text:s text:c="3"/>'M45_Facade06', <text:s text:c="3"/>'SRID=3946;LINESTRING(1380060 5226000,1380060 5226000,1380060 5226000,1380060 5226000)');INSERT INTO  <text:s/>facade_id ( <text:s text:c="3"/>id, <text:s text:c="3"/>geometry_asewkt) <text:s/>VALUES ( <text:s text:c="3"/>'M45_Facade07', <text:s text:c="3"/>'SRID=3946;LINESTRING(1380060 5226000,1380060 5226000,1380060 5226000)');INSERT INTO  <text:s/>facade ( <text:s text:c="3"/>id, <text:s text:c="3"/>geometry_asewkt) <text:s/>VALUES ( <text:s text:c="3"/>'M45_Facade08', <text:s text:c="3"/>'SRID=3946;LINESTRING(1380060 5226000,1380060 5226000,1380060 5226000,1380060 5226000)');</text:p>
          </table:table-cell>
        </table:table-row>
        <table:table-row table:style-name="ro1">
          <table:table-cell table:formula="of:=CONCATENATE([case_00140_00100.K26];[emprise.K26];[facade.BZ26])" office:value-type="string" office:string-value="INSERT INTO &#13;  case_00140_00100 (&#13;    id,&#13;    geometry_asewkt)&#13;  VALUES (&#13;    'M51',&#13;    'SRID=3946;POLYGON((1379500 5225900,1379640 5225900,1379640 5225800,1379500 5225800,1379500 5225900))');&#13;INSERT INTO &#13;  emprise (&#13;    id,&#13;    geometry_asewkt)&#13;  VALUES (&#13;    'M51_Emprise1',&#13;    'SRID=3946;POLYGON((1379500 5226000,1379640 5226000,1379640 5225900,1379500 5225900,1379500 5226000))');&#13;INSERT INTO &#13;  facade (&#13;    id,&#13;    geometry_asewkt)&#13;  VALUES (&#13;    'M51_Facade01',&#13;    'SRID=3946;LINESTRING(1379520 5226000,1379520 5225980,1379510 5225980,1379500 5225990)');&#13;&#13;INSERT INTO &#13;  facade (&#13;    id,&#13;    geometry_asewkt)&#13;  VALUES (&#13;    'M51_Facade02',&#13;    'SRID=3946;LINESTRING(1379550 5226000,1379550 5225990,1379590 5225990,1379590 5226000)');&#13;&#13;INSERT INTO &#13;  facade (&#13;    id,&#13;    geometry_asewkt)&#13;  VALUES (&#13;    'M51_Facade03',&#13;    'SRID=3946;LINESTRING(1379620 5226000,1379630 5225990,1379640 5225990)');&#13;&#13;INSERT INTO &#13;  facade (&#13;    id,&#13;    geometry_asewkt)&#13;  VALUES (&#13;    'M51_Facade04',&#13;    'SRID=3946;LINESTRING(1379640 5225960,1379630 5225960,1379630 5225940,1379640 5225940)');&#13;&#13;INSERT INTO &#13;  facade (&#13;    id,&#13;    geometry_asewkt)&#13;  VALUES (&#13;    'M51_Facade05',&#13;    'SRID=3946;LINESTRING(1379640 5225910,1379630 5225910,1379620 5225920,1379620 5225900)');&#13;&#13;INSERT INTO &#13;  facade (&#13;    id,&#13;    geometry_asewkt)&#13;  VALUES (&#13;    'M51_Facade06',&#13;    'SRID=3946;LINESTRING(1379590 5225900,1379590 5225920,1379550 5225920,1379550 5225900)');&#13;&#13;INSERT INTO &#13;  facade_id (&#13;    id,&#13;    geometry_asewkt)&#13;  VALUES (&#13;    'M51_Facade07',&#13;    'SRID=3946;LINESTRING(1379520 5225900,1379520 5225910,1379500 5225910)');&#13;&#13;INSERT INTO &#13;  facade (&#13;    id,&#13;    geometry_asewkt)&#13;  VALUES (&#13;    'M51_Facade08',&#13;    'SRID=3946;LINESTRING(1379500 5225940,1379510 5225940,1379510 5225960,1379500 5225960)');&#13;&#13;" calcext:value-type="string">
            <text:p>INSERT INTO  <text:s/>case_00140_00100 ( <text:s text:c="3"/>id, <text:s text:c="3"/>geometry_asewkt) <text:s/>VALUES ( <text:s text:c="3"/>'M51', <text:s text:c="3"/>'SRID=3946;POLYGON((1379500 5225900,1379640 5225900,1379640 5225800,1379500 5225800,1379500 5225900))');INSERT INTO  <text:s/>emprise ( <text:s text:c="3"/>id, <text:s text:c="3"/>geometry_asewkt) <text:s/>VALUES ( <text:s text:c="3"/>'M51_Emprise1', <text:s text:c="3"/>'SRID=3946;POLYGON((1379500 5226000,1379640 5226000,1379640 5225900,1379500 5225900,1379500 5226000))');INSERT INTO  <text:s/>facade ( <text:s text:c="3"/>id, <text:s text:c="3"/>geometry_asewkt) <text:s/>VALUES ( <text:s text:c="3"/>'M51_Facade01', <text:s text:c="3"/>'SRID=3946;LINESTRING(1379520 5226000,1379520 5225980,1379510 5225980,1379500 5225990)');INSERT INTO  <text:s/>facade ( <text:s text:c="3"/>id, <text:s text:c="3"/>geometry_asewkt) <text:s/>VALUES ( <text:s text:c="3"/>'M51_Facade02', <text:s text:c="3"/>'SRID=3946;LINESTRING(1379550 5226000,1379550 5225990,1379590 5225990,1379590 5226000)');INSERT INTO  <text:s/>facade ( <text:s text:c="3"/>id, <text:s text:c="3"/>geometry_asewkt) <text:s/>VALUES ( <text:s text:c="3"/>'M51_Facade03', <text:s text:c="3"/>'SRID=3946;LINESTRING(1379620 5226000,1379630 5225990,1379640 5225990)');INSERT INTO  <text:s/>facade ( <text:s text:c="3"/>id, <text:s text:c="3"/>geometry_asewkt) <text:s/>VALUES ( <text:s text:c="3"/>'M51_Facade04', <text:s text:c="3"/>'SRID=3946;LINESTRING(1379640 5225960,1379630 5225960,1379630 5225940,1379640 5225940)');INSERT INTO  <text:s/>facade ( <text:s text:c="3"/>id, <text:s text:c="3"/>geometry_asewkt) <text:s/>VALUES ( <text:s text:c="3"/>'M51_Facade05', <text:s text:c="3"/>'SRID=3946;LINESTRING(1379640 5225910,1379630 5225910,1379620 5225920,1379620 5225900)');INSERT INTO  <text:s/>facade ( <text:s text:c="3"/>id, <text:s text:c="3"/>geometry_asewkt) <text:s/>VALUES ( <text:s text:c="3"/>'M51_Facade06', <text:s text:c="3"/>'SRID=3946;LINESTRING(1379590 5225900,1379590 5225920,1379550 5225920,1379550 5225900)');INSERT INTO  <text:s/>facade_id ( <text:s text:c="3"/>id, <text:s text:c="3"/>geometry_asewkt) <text:s/>VALUES ( <text:s text:c="3"/>'M51_Facade07', <text:s text:c="3"/>'SRID=3946;LINESTRING(1379520 5225900,1379520 5225910,1379500 5225910)');INSERT INTO  <text:s/>facade ( <text:s text:c="3"/>id, <text:s text:c="3"/>geometry_asewkt) <text:s/>VALUES ( <text:s text:c="3"/>'M51_Facade08', <text:s text:c="3"/>'SRID=3946;LINESTRING(1379500 5225940,1379510 5225940,1379510 5225960,1379500 5225960)');</text:p>
          </table:table-cell>
        </table:table-row>
        <table:table-row table:style-name="ro1">
          <table:table-cell table:formula="of:=CONCATENATE([case_00140_00100.K27];[emprise.K27];[facade.BZ27])" office:value-type="string" office:string-value="INSERT INTO &#13;  case_00140_00100 (&#13;    id,&#13;    geometry_asewkt)&#13;  VALUES (&#13;    'M52',&#13;    'SRID=3946;POLYGON((1379640 5225900,1379780 5225900,1379780 5225800,1379640 5225800,1379640 5225900))');&#13;INSERT INTO &#13;  emprise (&#13;    id,&#13;    geometry_asewkt)&#13;  VALUES (&#13;    'M52_Emprise1',&#13;    'SRID=3946;POLYGON((1379640 5226000,1379780 5226000,1379780 5225900,1379640 5225900,1379640 5226000))');&#13;INSERT INTO &#13;  facade (&#13;    id,&#13;    geometry_asewkt)&#13;  VALUES (&#13;    'M52_Facade01',&#13;    'SRID=3946;LINESTRING(1379640 5225900,1379640 5225900,1379640 5225900,1379640 5225900)');&#13;&#13;INSERT INTO &#13;  facade (&#13;    id,&#13;    geometry_asewkt)&#13;  VALUES (&#13;    'M52_Facade02',&#13;    'SRID=3946;LINESTRING(1379640 5225900,1379640 5225900,1379640 5225900,1379640 5225900)');&#13;&#13;INSERT INTO &#13;  facade (&#13;    id,&#13;    geometry_asewkt)&#13;  VALUES (&#13;    'M52_Facade03',&#13;    'SRID=3946;LINESTRING(1379640 5225900,1379640 5225900,1379640 5225900)');&#13;&#13;INSERT INTO &#13;  facade (&#13;    id,&#13;    geometry_asewkt)&#13;  VALUES (&#13;    'M52_Facade04',&#13;    'SRID=3946;LINESTRING(1379640 5225900,1379640 5225900,1379640 5225900,1379640 5225900)');&#13;&#13;INSERT INTO &#13;  facade (&#13;    id,&#13;    geometry_asewkt)&#13;  VALUES (&#13;    'M52_Facade05',&#13;    'SRID=3946;LINESTRING(1379640 5225900,1379640 5225900,1379640 5225900,1379640 5225900)');&#13;&#13;INSERT INTO &#13;  facade (&#13;    id,&#13;    geometry_asewkt)&#13;  VALUES (&#13;    'M52_Facade06',&#13;    'SRID=3946;LINESTRING(1379640 5225900,1379640 5225900,1379640 5225900,1379640 5225900)');&#13;&#13;INSERT INTO &#13;  facade_id (&#13;    id,&#13;    geometry_asewkt)&#13;  VALUES (&#13;    'M52_Facade07',&#13;    'SRID=3946;LINESTRING(1379640 5225900,1379640 5225900,1379640 5225900)');&#13;&#13;INSERT INTO &#13;  facade (&#13;    id,&#13;    geometry_asewkt)&#13;  VALUES (&#13;    'M52_Facade08',&#13;    'SRID=3946;LINESTRING(1379640 5225900,1379640 5225900,1379640 5225900,1379640 5225900)');&#13;&#13;" calcext:value-type="string">
            <text:p>INSERT INTO  <text:s/>case_00140_00100 ( <text:s text:c="3"/>id, <text:s text:c="3"/>geometry_asewkt) <text:s/>VALUES ( <text:s text:c="3"/>'M52', <text:s text:c="3"/>'SRID=3946;POLYGON((1379640 5225900,1379780 5225900,1379780 5225800,1379640 5225800,1379640 5225900))');INSERT INTO  <text:s/>emprise ( <text:s text:c="3"/>id, <text:s text:c="3"/>geometry_asewkt) <text:s/>VALUES ( <text:s text:c="3"/>'M52_Emprise1', <text:s text:c="3"/>'SRID=3946;POLYGON((1379640 5226000,1379780 5226000,1379780 5225900,1379640 5225900,1379640 5226000))');INSERT INTO  <text:s/>facade ( <text:s text:c="3"/>id, <text:s text:c="3"/>geometry_asewkt) <text:s/>VALUES ( <text:s text:c="3"/>'M52_Facade01', <text:s text:c="3"/>'SRID=3946;LINESTRING(1379640 5225900,1379640 5225900,1379640 5225900,1379640 5225900)');INSERT INTO  <text:s/>facade ( <text:s text:c="3"/>id, <text:s text:c="3"/>geometry_asewkt) <text:s/>VALUES ( <text:s text:c="3"/>'M52_Facade02', <text:s text:c="3"/>'SRID=3946;LINESTRING(1379640 5225900,1379640 5225900,1379640 5225900,1379640 5225900)');INSERT INTO  <text:s/>facade ( <text:s text:c="3"/>id, <text:s text:c="3"/>geometry_asewkt) <text:s/>VALUES ( <text:s text:c="3"/>'M52_Facade03', <text:s text:c="3"/>'SRID=3946;LINESTRING(1379640 5225900,1379640 5225900,1379640 5225900)');INSERT INTO  <text:s/>facade ( <text:s text:c="3"/>id, <text:s text:c="3"/>geometry_asewkt) <text:s/>VALUES ( <text:s text:c="3"/>'M52_Facade04', <text:s text:c="3"/>'SRID=3946;LINESTRING(1379640 5225900,1379640 5225900,1379640 5225900,1379640 5225900)');INSERT INTO  <text:s/>facade ( <text:s text:c="3"/>id, <text:s text:c="3"/>geometry_asewkt) <text:s/>VALUES ( <text:s text:c="3"/>'M52_Facade05', <text:s text:c="3"/>'SRID=3946;LINESTRING(1379640 5225900,1379640 5225900,1379640 5225900,1379640 5225900)');INSERT INTO  <text:s/>facade ( <text:s text:c="3"/>id, <text:s text:c="3"/>geometry_asewkt) <text:s/>VALUES ( <text:s text:c="3"/>'M52_Facade06', <text:s text:c="3"/>'SRID=3946;LINESTRING(1379640 5225900,1379640 5225900,1379640 5225900,1379640 5225900)');INSERT INTO  <text:s/>facade_id ( <text:s text:c="3"/>id, <text:s text:c="3"/>geometry_asewkt) <text:s/>VALUES ( <text:s text:c="3"/>'M52_Facade07', <text:s text:c="3"/>'SRID=3946;LINESTRING(1379640 5225900,1379640 5225900,1379640 5225900)');INSERT INTO  <text:s/>facade ( <text:s text:c="3"/>id, <text:s text:c="3"/>geometry_asewkt) <text:s/>VALUES ( <text:s text:c="3"/>'M52_Facade08', <text:s text:c="3"/>'SRID=3946;LINESTRING(1379640 5225900,1379640 5225900,1379640 5225900,1379640 5225900)');</text:p>
          </table:table-cell>
        </table:table-row>
        <table:table-row table:style-name="ro1">
          <table:table-cell table:formula="of:=CONCATENATE([case_00140_00100.K28];[emprise.K28];[facade.BZ28])" office:value-type="string" office:string-value="INSERT INTO &#13;  case_00140_00100 (&#13;    id,&#13;    geometry_asewkt)&#13;  VALUES (&#13;    'M53',&#13;    'SRID=3946;POLYGON((1379780 5225900,1379920 5225900,1379920 5225800,1379780 5225800,1379780 5225900))');&#13;INSERT INTO &#13;  emprise (&#13;    id,&#13;    geometry_asewkt)&#13;  VALUES (&#13;    'M53_Emprise1',&#13;    'SRID=3946;POLYGON((1379780 5226000,1379920 5226000,1379920 5225900,1379780 5225900,1379780 5226000))');&#13;INSERT INTO &#13;  facade (&#13;    id,&#13;    geometry_asewkt)&#13;  VALUES (&#13;    'M53_Facade01',&#13;    'SRID=3946;LINESTRING(1379780 5225900,1379780 5225900,1379780 5225900,1379780 5225900)');&#13;&#13;INSERT INTO &#13;  facade (&#13;    id,&#13;    geometry_asewkt)&#13;  VALUES (&#13;    'M53_Facade02',&#13;    'SRID=3946;LINESTRING(1379780 5225900,1379780 5225900,1379780 5225900,1379780 5225900)');&#13;&#13;INSERT INTO &#13;  facade (&#13;    id,&#13;    geometry_asewkt)&#13;  VALUES (&#13;    'M53_Facade03',&#13;    'SRID=3946;LINESTRING(1379780 5225900,1379780 5225900,1379780 5225900)');&#13;&#13;INSERT INTO &#13;  facade (&#13;    id,&#13;    geometry_asewkt)&#13;  VALUES (&#13;    'M53_Facade04',&#13;    'SRID=3946;LINESTRING(1379780 5225900,1379780 5225900,1379780 5225900,1379780 5225900)');&#13;&#13;INSERT INTO &#13;  facade (&#13;    id,&#13;    geometry_asewkt)&#13;  VALUES (&#13;    'M53_Facade05',&#13;    'SRID=3946;LINESTRING(1379780 5225900,1379780 5225900,1379780 5225900,1379780 5225900)');&#13;&#13;INSERT INTO &#13;  facade (&#13;    id,&#13;    geometry_asewkt)&#13;  VALUES (&#13;    'M53_Facade06',&#13;    'SRID=3946;LINESTRING(1379780 5225900,1379780 5225900,1379780 5225900,1379780 5225900)');&#13;&#13;INSERT INTO &#13;  facade_id (&#13;    id,&#13;    geometry_asewkt)&#13;  VALUES (&#13;    'M53_Facade07',&#13;    'SRID=3946;LINESTRING(1379780 5225900,1379780 5225900,1379780 5225900)');&#13;&#13;INSERT INTO &#13;  facade (&#13;    id,&#13;    geometry_asewkt)&#13;  VALUES (&#13;    'M53_Facade08',&#13;    'SRID=3946;LINESTRING(1379780 5225900,1379780 5225900,1379780 5225900,1379780 5225900)');&#13;&#13;" calcext:value-type="string">
            <text:p>INSERT INTO  <text:s/>case_00140_00100 ( <text:s text:c="3"/>id, <text:s text:c="3"/>geometry_asewkt) <text:s/>VALUES ( <text:s text:c="3"/>'M53', <text:s text:c="3"/>'SRID=3946;POLYGON((1379780 5225900,1379920 5225900,1379920 5225800,1379780 5225800,1379780 5225900))');INSERT INTO  <text:s/>emprise ( <text:s text:c="3"/>id, <text:s text:c="3"/>geometry_asewkt) <text:s/>VALUES ( <text:s text:c="3"/>'M53_Emprise1', <text:s text:c="3"/>'SRID=3946;POLYGON((1379780 5226000,1379920 5226000,1379920 5225900,1379780 5225900,1379780 5226000))');INSERT INTO  <text:s/>facade ( <text:s text:c="3"/>id, <text:s text:c="3"/>geometry_asewkt) <text:s/>VALUES ( <text:s text:c="3"/>'M53_Facade01', <text:s text:c="3"/>'SRID=3946;LINESTRING(1379780 5225900,1379780 5225900,1379780 5225900,1379780 5225900)');INSERT INTO  <text:s/>facade ( <text:s text:c="3"/>id, <text:s text:c="3"/>geometry_asewkt) <text:s/>VALUES ( <text:s text:c="3"/>'M53_Facade02', <text:s text:c="3"/>'SRID=3946;LINESTRING(1379780 5225900,1379780 5225900,1379780 5225900,1379780 5225900)');INSERT INTO  <text:s/>facade ( <text:s text:c="3"/>id, <text:s text:c="3"/>geometry_asewkt) <text:s/>VALUES ( <text:s text:c="3"/>'M53_Facade03', <text:s text:c="3"/>'SRID=3946;LINESTRING(1379780 5225900,1379780 5225900,1379780 5225900)');INSERT INTO  <text:s/>facade ( <text:s text:c="3"/>id, <text:s text:c="3"/>geometry_asewkt) <text:s/>VALUES ( <text:s text:c="3"/>'M53_Facade04', <text:s text:c="3"/>'SRID=3946;LINESTRING(1379780 5225900,1379780 5225900,1379780 5225900,1379780 5225900)');INSERT INTO  <text:s/>facade ( <text:s text:c="3"/>id, <text:s text:c="3"/>geometry_asewkt) <text:s/>VALUES ( <text:s text:c="3"/>'M53_Facade05', <text:s text:c="3"/>'SRID=3946;LINESTRING(1379780 5225900,1379780 5225900,1379780 5225900,1379780 5225900)');INSERT INTO  <text:s/>facade ( <text:s text:c="3"/>id, <text:s text:c="3"/>geometry_asewkt) <text:s/>VALUES ( <text:s text:c="3"/>'M53_Facade06', <text:s text:c="3"/>'SRID=3946;LINESTRING(1379780 5225900,1379780 5225900,1379780 5225900,1379780 5225900)');INSERT INTO  <text:s/>facade_id ( <text:s text:c="3"/>id, <text:s text:c="3"/>geometry_asewkt) <text:s/>VALUES ( <text:s text:c="3"/>'M53_Facade07', <text:s text:c="3"/>'SRID=3946;LINESTRING(1379780 5225900,1379780 5225900,1379780 5225900)');INSERT INTO  <text:s/>facade ( <text:s text:c="3"/>id, <text:s text:c="3"/>geometry_asewkt) <text:s/>VALUES ( <text:s text:c="3"/>'M53_Facade08', <text:s text:c="3"/>'SRID=3946;LINESTRING(1379780 5225900,1379780 5225900,1379780 5225900,1379780 5225900)');</text:p>
          </table:table-cell>
        </table:table-row>
        <table:table-row table:style-name="ro1">
          <table:table-cell table:formula="of:=CONCATENATE([case_00140_00100.K29];[emprise.K29];[facade.BZ29])" office:value-type="string" office:string-value="INSERT INTO &#13;  case_00140_00100 (&#13;    id,&#13;    geometry_asewkt)&#13;  VALUES (&#13;    'M54',&#13;    'SRID=3946;POLYGON((1379920 5225900,1380060 5225900,1380060 5225800,1379920 5225800,1379920 5225900))');&#13;INSERT INTO &#13;  emprise (&#13;    id,&#13;    geometry_asewkt)&#13;  VALUES (&#13;    'M54_Emprise1',&#13;    'SRID=3946;POLYGON((1379920 5226000,1380060 5226000,1380060 5225900,1379920 5225900,1379920 5226000))');&#13;INSERT INTO &#13;  facade (&#13;    id,&#13;    geometry_asewkt)&#13;  VALUES (&#13;    'M54_Facade01',&#13;    'SRID=3946;LINESTRING(1379920 5225900,1379920 5225900,1379920 5225900,1379920 5225900)');&#13;&#13;INSERT INTO &#13;  facade (&#13;    id,&#13;    geometry_asewkt)&#13;  VALUES (&#13;    'M54_Facade02',&#13;    'SRID=3946;LINESTRING(1379920 5225900,1379920 5225900,1379920 5225900,1379920 5225900)');&#13;&#13;INSERT INTO &#13;  facade (&#13;    id,&#13;    geometry_asewkt)&#13;  VALUES (&#13;    'M54_Facade03',&#13;    'SRID=3946;LINESTRING(1379920 5225900,1379920 5225900,1379920 5225900)');&#13;&#13;INSERT INTO &#13;  facade (&#13;    id,&#13;    geometry_asewkt)&#13;  VALUES (&#13;    'M54_Facade04',&#13;    'SRID=3946;LINESTRING(1379920 5225900,1379920 5225900,1379920 5225900,1379920 5225900)');&#13;&#13;INSERT INTO &#13;  facade (&#13;    id,&#13;    geometry_asewkt)&#13;  VALUES (&#13;    'M54_Facade05',&#13;    'SRID=3946;LINESTRING(1379920 5225900,1379920 5225900,1379920 5225900,1379920 5225900)');&#13;&#13;INSERT INTO &#13;  facade (&#13;    id,&#13;    geometry_asewkt)&#13;  VALUES (&#13;    'M54_Facade06',&#13;    'SRID=3946;LINESTRING(1379920 5225900,1379920 5225900,1379920 5225900,1379920 5225900)');&#13;&#13;INSERT INTO &#13;  facade_id (&#13;    id,&#13;    geometry_asewkt)&#13;  VALUES (&#13;    'M54_Facade07',&#13;    'SRID=3946;LINESTRING(1379920 5225900,1379920 5225900,1379920 5225900)');&#13;&#13;INSERT INTO &#13;  facade (&#13;    id,&#13;    geometry_asewkt)&#13;  VALUES (&#13;    'M54_Facade08',&#13;    'SRID=3946;LINESTRING(1379920 5225900,1379920 5225900,1379920 5225900,1379920 5225900)');&#13;&#13;" calcext:value-type="string">
            <text:p>INSERT INTO  <text:s/>case_00140_00100 ( <text:s text:c="3"/>id, <text:s text:c="3"/>geometry_asewkt) <text:s/>VALUES ( <text:s text:c="3"/>'M54', <text:s text:c="3"/>'SRID=3946;POLYGON((1379920 5225900,1380060 5225900,1380060 5225800,1379920 5225800,1379920 5225900))');INSERT INTO  <text:s/>emprise ( <text:s text:c="3"/>id, <text:s text:c="3"/>geometry_asewkt) <text:s/>VALUES ( <text:s text:c="3"/>'M54_Emprise1', <text:s text:c="3"/>'SRID=3946;POLYGON((1379920 5226000,1380060 5226000,1380060 5225900,1379920 5225900,1379920 5226000))');INSERT INTO  <text:s/>facade ( <text:s text:c="3"/>id, <text:s text:c="3"/>geometry_asewkt) <text:s/>VALUES ( <text:s text:c="3"/>'M54_Facade01', <text:s text:c="3"/>'SRID=3946;LINESTRING(1379920 5225900,1379920 5225900,1379920 5225900,1379920 5225900)');INSERT INTO  <text:s/>facade ( <text:s text:c="3"/>id, <text:s text:c="3"/>geometry_asewkt) <text:s/>VALUES ( <text:s text:c="3"/>'M54_Facade02', <text:s text:c="3"/>'SRID=3946;LINESTRING(1379920 5225900,1379920 5225900,1379920 5225900,1379920 5225900)');INSERT INTO  <text:s/>facade ( <text:s text:c="3"/>id, <text:s text:c="3"/>geometry_asewkt) <text:s/>VALUES ( <text:s text:c="3"/>'M54_Facade03', <text:s text:c="3"/>'SRID=3946;LINESTRING(1379920 5225900,1379920 5225900,1379920 5225900)');INSERT INTO  <text:s/>facade ( <text:s text:c="3"/>id, <text:s text:c="3"/>geometry_asewkt) <text:s/>VALUES ( <text:s text:c="3"/>'M54_Facade04', <text:s text:c="3"/>'SRID=3946;LINESTRING(1379920 5225900,1379920 5225900,1379920 5225900,1379920 5225900)');INSERT INTO  <text:s/>facade ( <text:s text:c="3"/>id, <text:s text:c="3"/>geometry_asewkt) <text:s/>VALUES ( <text:s text:c="3"/>'M54_Facade05', <text:s text:c="3"/>'SRID=3946;LINESTRING(1379920 5225900,1379920 5225900,1379920 5225900,1379920 5225900)');INSERT INTO  <text:s/>facade ( <text:s text:c="3"/>id, <text:s text:c="3"/>geometry_asewkt) <text:s/>VALUES ( <text:s text:c="3"/>'M54_Facade06', <text:s text:c="3"/>'SRID=3946;LINESTRING(1379920 5225900,1379920 5225900,1379920 5225900,1379920 5225900)');INSERT INTO  <text:s/>facade_id ( <text:s text:c="3"/>id, <text:s text:c="3"/>geometry_asewkt) <text:s/>VALUES ( <text:s text:c="3"/>'M54_Facade07', <text:s text:c="3"/>'SRID=3946;LINESTRING(1379920 5225900,1379920 5225900,1379920 5225900)');INSERT INTO  <text:s/>facade ( <text:s text:c="3"/>id, <text:s text:c="3"/>geometry_asewkt) <text:s/>VALUES ( <text:s text:c="3"/>'M54_Facade08', <text:s text:c="3"/>'SRID=3946;LINESTRING(1379920 5225900,1379920 5225900,1379920 5225900,1379920 5225900)');</text:p>
          </table:table-cell>
        </table:table-row>
        <table:table-row table:style-name="ro1">
          <table:table-cell table:formula="of:=CONCATENATE([case_00140_00100.K30];[emprise.K30];[facade.BZ30])" office:value-type="string" office:string-value="INSERT INTO &#13;  case_00140_00100 (&#13;    id,&#13;    geometry_asewkt)&#13;  VALUES (&#13;    'M55',&#13;    'SRID=3946;POLYGON((1380060 5225900,1380200 5225900,1380200 5225800,1380060 5225800,1380060 5225900))');&#13;INSERT INTO &#13;  emprise (&#13;    id,&#13;    geometry_asewkt)&#13;  VALUES (&#13;    'M55_Emprise1',&#13;    'SRID=3946;POLYGON((1380060 5226000,1380200 5226000,1380200 5225900,1380060 5225900,1380060 5226000))');&#13;INSERT INTO &#13;  facade (&#13;    id,&#13;    geometry_asewkt)&#13;  VALUES (&#13;    'M55_Facade01',&#13;    'SRID=3946;LINESTRING(1380060 5225900,1380060 5225900,1380060 5225900,1380060 5225900)');&#13;&#13;INSERT INTO &#13;  facade (&#13;    id,&#13;    geometry_asewkt)&#13;  VALUES (&#13;    'M55_Facade02',&#13;    'SRID=3946;LINESTRING(1380060 5225900,1380060 5225900,1380060 5225900,1380060 5225900)');&#13;&#13;INSERT INTO &#13;  facade (&#13;    id,&#13;    geometry_asewkt)&#13;  VALUES (&#13;    'M55_Facade03',&#13;    'SRID=3946;LINESTRING(1380060 5225900,1380060 5225900,1380060 5225900)');&#13;&#13;INSERT INTO &#13;  facade (&#13;    id,&#13;    geometry_asewkt)&#13;  VALUES (&#13;    'M55_Facade04',&#13;    'SRID=3946;LINESTRING(1380060 5225900,1380060 5225900,1380060 5225900,1380060 5225900)');&#13;&#13;INSERT INTO &#13;  facade (&#13;    id,&#13;    geometry_asewkt)&#13;  VALUES (&#13;    'M55_Facade05',&#13;    'SRID=3946;LINESTRING(1380060 5225900,1380060 5225900,1380060 5225900,1380060 5225900)');&#13;&#13;INSERT INTO &#13;  facade (&#13;    id,&#13;    geometry_asewkt)&#13;  VALUES (&#13;    'M55_Facade06',&#13;    'SRID=3946;LINESTRING(1380060 5225900,1380060 5225900,1380060 5225900,1380060 5225900)');&#13;&#13;INSERT INTO &#13;  facade_id (&#13;    id,&#13;    geometry_asewkt)&#13;  VALUES (&#13;    'M55_Facade07',&#13;    'SRID=3946;LINESTRING(1380060 5225900,1380060 5225900,1380060 5225900)');&#13;&#13;INSERT INTO &#13;  facade (&#13;    id,&#13;    geometry_asewkt)&#13;  VALUES (&#13;    'M55_Facade08',&#13;    'SRID=3946;LINESTRING(1380060 5225900,1380060 5225900,1380060 5225900,1380060 5225900)');&#13;&#13;" calcext:value-type="string">
            <text:p>INSERT INTO  <text:s/>case_00140_00100 ( <text:s text:c="3"/>id, <text:s text:c="3"/>geometry_asewkt) <text:s/>VALUES ( <text:s text:c="3"/>'M55', <text:s text:c="3"/>'SRID=3946;POLYGON((1380060 5225900,1380200 5225900,1380200 5225800,1380060 5225800,1380060 5225900))');INSERT INTO  <text:s/>emprise ( <text:s text:c="3"/>id, <text:s text:c="3"/>geometry_asewkt) <text:s/>VALUES ( <text:s text:c="3"/>'M55_Emprise1', <text:s text:c="3"/>'SRID=3946;POLYGON((1380060 5226000,1380200 5226000,1380200 5225900,1380060 5225900,1380060 5226000))');INSERT INTO  <text:s/>facade ( <text:s text:c="3"/>id, <text:s text:c="3"/>geometry_asewkt) <text:s/>VALUES ( <text:s text:c="3"/>'M55_Facade01', <text:s text:c="3"/>'SRID=3946;LINESTRING(1380060 5225900,1380060 5225900,1380060 5225900,1380060 5225900)');INSERT INTO  <text:s/>facade ( <text:s text:c="3"/>id, <text:s text:c="3"/>geometry_asewkt) <text:s/>VALUES ( <text:s text:c="3"/>'M55_Facade02', <text:s text:c="3"/>'SRID=3946;LINESTRING(1380060 5225900,1380060 5225900,1380060 5225900,1380060 5225900)');INSERT INTO  <text:s/>facade ( <text:s text:c="3"/>id, <text:s text:c="3"/>geometry_asewkt) <text:s/>VALUES ( <text:s text:c="3"/>'M55_Facade03', <text:s text:c="3"/>'SRID=3946;LINESTRING(1380060 5225900,1380060 5225900,1380060 5225900)');INSERT INTO  <text:s/>facade ( <text:s text:c="3"/>id, <text:s text:c="3"/>geometry_asewkt) <text:s/>VALUES ( <text:s text:c="3"/>'M55_Facade04', <text:s text:c="3"/>'SRID=3946;LINESTRING(1380060 5225900,1380060 5225900,1380060 5225900,1380060 5225900)');INSERT INTO  <text:s/>facade ( <text:s text:c="3"/>id, <text:s text:c="3"/>geometry_asewkt) <text:s/>VALUES ( <text:s text:c="3"/>'M55_Facade05', <text:s text:c="3"/>'SRID=3946;LINESTRING(1380060 5225900,1380060 5225900,1380060 5225900,1380060 5225900)');INSERT INTO  <text:s/>facade ( <text:s text:c="3"/>id, <text:s text:c="3"/>geometry_asewkt) <text:s/>VALUES ( <text:s text:c="3"/>'M55_Facade06', <text:s text:c="3"/>'SRID=3946;LINESTRING(1380060 5225900,1380060 5225900,1380060 5225900,1380060 5225900)');INSERT INTO  <text:s/>facade_id ( <text:s text:c="3"/>id, <text:s text:c="3"/>geometry_asewkt) <text:s/>VALUES ( <text:s text:c="3"/>'M55_Facade07', <text:s text:c="3"/>'SRID=3946;LINESTRING(1380060 5225900,1380060 5225900,1380060 5225900)');INSERT INTO  <text:s/>facade ( <text:s text:c="3"/>id, <text:s text:c="3"/>geometry_asewkt) <text:s/>VALUES ( <text:s text:c="3"/>'M55_Facade08', <text:s text:c="3"/>'SRID=3946;LINESTRING(1380060 5225900,1380060 5225900,1380060 5225900,1380060 5225900)');</text:p>
          </table:table-cell>
        </table:table-row>
        <table:table-row table:style-name="ro1" table:number-rows-repeated="98">
          <table:table-cell/>
        </table:table-row>
        <table:table-row table:style-name="ro1">
          <table:table-cell/>
        </table:table-row>
      </table:table>
      <table:table table:name="case_00140_00100" table:style-name="ta2">
        <office:forms form:automatic-focus="false" form:apply-design-mode="false"/>
        <table:table-column table:style-name="co2" table:default-cell-style-name="ce1"/>
        <table:table-column table:style-name="co3" table:number-columns-repeated="3" table:default-cell-style-name="ce1"/>
        <table:table-column table:style-name="co4" table:visibility="collapse" table:number-columns-repeated="6" table:default-cell-style-name="ce1"/>
        <table:table-column table:style-name="co5" table:default-cell-style-name="ce1"/>
        <table:table-column table:style-name="co6" table:number-columns-repeated="1002" table:default-cell-style-name="ce1"/>
        <table:table-column table:style-name="co6" table:number-columns-repeated="11" table:default-cell-style-name="Default"/>
        <table:table-row table:style-name="ro3">
          <table:table-cell office:value-type="string" calcext:value-type="string">
            <text:p>case_id</text:p>
          </table:table-cell>
          <table:table-cell/>
          <table:table-cell table:style-name="ce2" office:value-type="string" calcext:value-type="string">
            <text:p>XHG</text:p>
          </table:table-cell>
          <table:table-cell table:style-name="ce2" office:value-type="string" calcext:value-type="string">
            <text:p>YHG</text:p>
          </table:table-cell>
          <table:table-cell table:style-name="ce2" office:value-type="string" calcext:value-type="string">
            <text:p>XHD</text:p>
          </table:table-cell>
          <table:table-cell table:style-name="ce2" office:value-type="string" calcext:value-type="string">
            <text:p>YHD</text:p>
          </table:table-cell>
          <table:table-cell table:style-name="ce2" office:value-type="string" calcext:value-type="string">
            <text:p>XBD</text:p>
          </table:table-cell>
          <table:table-cell table:style-name="ce2" office:value-type="string" calcext:value-type="string">
            <text:p>YBD</text:p>
          </table:table-cell>
          <table:table-cell table:style-name="ce2" office:value-type="string" calcext:value-type="string">
            <text:p>XBG</text:p>
          </table:table-cell>
          <table:table-cell table:style-name="ce2" office:value-type="string" calcext:value-type="string">
            <text:p>YBG</text:p>
          </table:table-cell>
          <table:table-cell table:style-name="ce3" office:value-type="string" calcext:value-type="string">
            <text:p>case_00140_001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table:number-columns-repeated="8"/>
          <table:table-cell table:style-name="ce2" table:formula="of:=CONCATENATE(&quot;INSERT INTO &quot;;CHAR(13);&quot;  &quot;;[.K$1];&quot; (&quot;;CHAR(13);&quot;    id,&quot;;CHAR(13);&quot;    geometry_asewkt)&quot;;CHAR(13);&quot;  VALUES (&quot;)" office:value-type="string" office:string-value="INSERT INTO &#13;  case_00140_00100 (&#13;    id,&#13;    geometry_asewkt)&#13;  VALUES (" calcext:value-type="string">
            <text:p>INSERT INTO  <text:s/>case_00140_00100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 table:number-rows-repeated="3">
          <table:table-cell table:number-columns-repeated="2"/>
          <table:table-cell table:style-name="ce2" table:number-columns-repeated="9"/>
          <table:table-cell table:number-columns-repeated="1013"/>
        </table:table-row>
        <table:table-row table:style-name="ro4">
          <table:table-cell table:style-name="ce2" office:value-type="string" calcext:value-type="string">
            <text:p>M11</text:p>
          </table:table-cell>
          <table:table-cell table:style-name="ce2" office:value-type="string" calcext:value-type="string">
            <text:p>Agenc_A</text:p>
          </table:table-cell>
          <table:table-cell table:style-name="ce2" office:value-type="float" office:value="1379500" calcext:value-type="float">
            <text:p>1379500</text:p>
          </table:table-cell>
          <table:table-cell table:style-name="ce2" office:value-type="float" office:value="5226300" calcext:value-type="float">
            <text:p>5226300</text:p>
          </table:table-cell>
          <table:table-cell table:style-name="ce2" table:formula="of:=[.C6]+140" office:value-type="float" office:value="1379640" calcext:value-type="float">
            <text:p>1379640</text:p>
          </table:table-cell>
          <table:table-cell table:style-name="ce2" table:formula="of:=[.D6]" office:value-type="float" office:value="5226300" calcext:value-type="float">
            <text:p>5226300</text:p>
          </table:table-cell>
          <table:table-cell table:style-name="ce2" table:formula="of:=[.C6]+140" office:value-type="float" office:value="1379640" calcext:value-type="float">
            <text:p>1379640</text:p>
          </table:table-cell>
          <table:table-cell table:style-name="ce2" table:formula="of:=[.D6]-100" office:value-type="float" office:value="5226200" calcext:value-type="float">
            <text:p>5226200</text:p>
          </table:table-cell>
          <table:table-cell table:style-name="ce2" table:formula="of:=[.C6]" office:value-type="float" office:value="1379500" calcext:value-type="float">
            <text:p>1379500</text:p>
          </table:table-cell>
          <table:table-cell table:style-name="ce2" table:formula="of:=[.D6]-100" office:value-type="float" office:value="5226200" calcext:value-type="float">
            <text:p>5226200</text:p>
          </table:table-cell>
          <table:table-cell table:style-name="ce4" table:formula="of:=CONCATENATE([.K$2];CHAR(13);&quot;    &quot;;&quot;'&quot;;[.A6];&quot;',&quot;;CHAR(13);&quot;    'SRID=3946;POLYGON((&quot;;[.C6];&quot; &quot;;[.D6];&quot;,&quot;;[.E6];&quot; &quot;;[.F6];&quot;,&quot;;[.G6];&quot; &quot;;[.H6];&quot;,&quot;;[.I6];&quot; &quot;;[.J6];&quot;,&quot;;[.C6];&quot; &quot;;[.D6];&quot;))');&quot;;CHAR(13))" office:value-type="string" office:string-value="INSERT INTO &#13;  case_00140_00100 (&#13;    id,&#13;    geometry_asewkt)&#13;  VALUES (&#13;    'M11',&#13;    'SRID=3946;POLYGON((1379500 5226300,1379640 5226300,1379640 5226200,1379500 5226200,1379500 5226300))');&#13;" calcext:value-type="string">
            <text:p>INSERT INTO  <text:s/>case_00140_00100 ( <text:s text:c="3"/>id, <text:s text:c="3"/>geometry_asewkt) <text:s/>VALUES ( <text:s text:c="3"/>'M11', <text:s text:c="3"/>'SRID=3946;POLYGON((1379500 5226300,1379640 5226300,1379640 5226200,1379500 5226200,1379500 5226300))');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M12</text:p>
          </table:table-cell>
          <table:table-cell table:style-name="ce2" office:value-type="string" calcext:value-type="string">
            <text:p>Agenc_B</text:p>
          </table:table-cell>
          <table:table-cell table:style-name="ce2" table:formula="of:=[.C6]+140" office:value-type="float" office:value="1379640" calcext:value-type="float">
            <text:p>1379640</text:p>
          </table:table-cell>
          <table:table-cell table:style-name="ce2" table:formula="of:=[.D6]" office:value-type="float" office:value="5226300" calcext:value-type="float">
            <text:p>5226300</text:p>
          </table:table-cell>
          <table:table-cell table:style-name="ce2" table:formula="of:=[.C7]+140" office:value-type="float" office:value="1379780" calcext:value-type="float">
            <text:p>1379780</text:p>
          </table:table-cell>
          <table:table-cell table:style-name="ce2" table:formula="of:=[.D7]" office:value-type="float" office:value="5226300" calcext:value-type="float">
            <text:p>5226300</text:p>
          </table:table-cell>
          <table:table-cell table:style-name="ce2" table:formula="of:=[.C7]+140" office:value-type="float" office:value="1379780" calcext:value-type="float">
            <text:p>1379780</text:p>
          </table:table-cell>
          <table:table-cell table:style-name="ce2" table:formula="of:=[.D7]-100" office:value-type="float" office:value="5226200" calcext:value-type="float">
            <text:p>5226200</text:p>
          </table:table-cell>
          <table:table-cell table:style-name="ce2" table:formula="of:=[.C7]" office:value-type="float" office:value="1379640" calcext:value-type="float">
            <text:p>1379640</text:p>
          </table:table-cell>
          <table:table-cell table:style-name="ce2" table:formula="of:=[.D7]-100" office:value-type="float" office:value="5226200" calcext:value-type="float">
            <text:p>5226200</text:p>
          </table:table-cell>
          <table:table-cell table:style-name="ce4" table:formula="of:=CONCATENATE([.K$2];CHAR(13);&quot;    &quot;;&quot;'&quot;;[.A7];&quot;',&quot;;CHAR(13);&quot;    'SRID=3946;POLYGON((&quot;;[.C7];&quot; &quot;;[.D7];&quot;,&quot;;[.E7];&quot; &quot;;[.F7];&quot;,&quot;;[.G7];&quot; &quot;;[.H7];&quot;,&quot;;[.I7];&quot; &quot;;[.J7];&quot;,&quot;;[.C7];&quot; &quot;;[.D7];&quot;))');&quot;;CHAR(13))" office:value-type="string" office:string-value="INSERT INTO &#13;  case_00140_00100 (&#13;    id,&#13;    geometry_asewkt)&#13;  VALUES (&#13;    'M12',&#13;    'SRID=3946;POLYGON((1379640 5226300,1379780 5226300,1379780 5226200,1379640 5226200,1379640 5226300))');&#13;" calcext:value-type="string">
            <text:p>INSERT INTO  <text:s/>case_00140_00100 ( <text:s text:c="3"/>id, <text:s text:c="3"/>geometry_asewkt) <text:s/>VALUES ( <text:s text:c="3"/>'M12', <text:s text:c="3"/>'SRID=3946;POLYGON((1379640 5226300,1379780 5226300,1379780 5226200,1379640 5226200,1379640 52263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13</text:p>
          </table:table-cell>
          <table:table-cell table:style-name="ce2" office:value-type="string" calcext:value-type="string">
            <text:p>Agenc_C</text:p>
          </table:table-cell>
          <table:table-cell table:style-name="ce2" table:formula="of:=[.C7]+140" office:value-type="float" office:value="1379780" calcext:value-type="float">
            <text:p>1379780</text:p>
          </table:table-cell>
          <table:table-cell table:style-name="ce2" table:formula="of:=[.D7]" office:value-type="float" office:value="5226300" calcext:value-type="float">
            <text:p>5226300</text:p>
          </table:table-cell>
          <table:table-cell table:style-name="ce2" table:formula="of:=[.C8]+140" office:value-type="float" office:value="1379920" calcext:value-type="float">
            <text:p>1379920</text:p>
          </table:table-cell>
          <table:table-cell table:style-name="ce2" table:formula="of:=[.D8]" office:value-type="float" office:value="5226300" calcext:value-type="float">
            <text:p>5226300</text:p>
          </table:table-cell>
          <table:table-cell table:style-name="ce2" table:formula="of:=[.C8]+140" office:value-type="float" office:value="1379920" calcext:value-type="float">
            <text:p>1379920</text:p>
          </table:table-cell>
          <table:table-cell table:style-name="ce2" table:formula="of:=[.D8]-100" office:value-type="float" office:value="5226200" calcext:value-type="float">
            <text:p>5226200</text:p>
          </table:table-cell>
          <table:table-cell table:style-name="ce2" table:formula="of:=[.C8]" office:value-type="float" office:value="1379780" calcext:value-type="float">
            <text:p>1379780</text:p>
          </table:table-cell>
          <table:table-cell table:style-name="ce2" table:formula="of:=[.D8]-100" office:value-type="float" office:value="5226200" calcext:value-type="float">
            <text:p>5226200</text:p>
          </table:table-cell>
          <table:table-cell table:style-name="ce4" table:formula="of:=CONCATENATE([.K$2];CHAR(13);&quot;    &quot;;&quot;'&quot;;[.A8];&quot;',&quot;;CHAR(13);&quot;    'SRID=3946;POLYGON((&quot;;[.C8];&quot; &quot;;[.D8];&quot;,&quot;;[.E8];&quot; &quot;;[.F8];&quot;,&quot;;[.G8];&quot; &quot;;[.H8];&quot;,&quot;;[.I8];&quot; &quot;;[.J8];&quot;,&quot;;[.C8];&quot; &quot;;[.D8];&quot;))');&quot;;CHAR(13))" office:value-type="string" office:string-value="INSERT INTO &#13;  case_00140_00100 (&#13;    id,&#13;    geometry_asewkt)&#13;  VALUES (&#13;    'M13',&#13;    'SRID=3946;POLYGON((1379780 5226300,1379920 5226300,1379920 5226200,1379780 5226200,1379780 5226300))');&#13;" calcext:value-type="string">
            <text:p>INSERT INTO  <text:s/>case_00140_00100 ( <text:s text:c="3"/>id, <text:s text:c="3"/>geometry_asewkt) <text:s/>VALUES ( <text:s text:c="3"/>'M13', <text:s text:c="3"/>'SRID=3946;POLYGON((1379780 5226300,1379920 5226300,1379920 5226200,1379780 5226200,1379780 52263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14</text:p>
          </table:table-cell>
          <table:table-cell table:style-name="ce2" office:value-type="string" calcext:value-type="string">
            <text:p>Agenc_D</text:p>
          </table:table-cell>
          <table:table-cell table:style-name="ce2" table:formula="of:=[.C8]+140" office:value-type="float" office:value="1379920" calcext:value-type="float">
            <text:p>1379920</text:p>
          </table:table-cell>
          <table:table-cell table:style-name="ce2" table:formula="of:=[.D8]" office:value-type="float" office:value="5226300" calcext:value-type="float">
            <text:p>5226300</text:p>
          </table:table-cell>
          <table:table-cell table:style-name="ce2" table:formula="of:=[.C9]+140" office:value-type="float" office:value="1380060" calcext:value-type="float">
            <text:p>1380060</text:p>
          </table:table-cell>
          <table:table-cell table:style-name="ce2" table:formula="of:=[.D9]" office:value-type="float" office:value="5226300" calcext:value-type="float">
            <text:p>5226300</text:p>
          </table:table-cell>
          <table:table-cell table:style-name="ce2" table:formula="of:=[.C9]+140" office:value-type="float" office:value="1380060" calcext:value-type="float">
            <text:p>1380060</text:p>
          </table:table-cell>
          <table:table-cell table:style-name="ce2" table:formula="of:=[.D9]-100" office:value-type="float" office:value="5226200" calcext:value-type="float">
            <text:p>5226200</text:p>
          </table:table-cell>
          <table:table-cell table:style-name="ce2" table:formula="of:=[.C9]" office:value-type="float" office:value="1379920" calcext:value-type="float">
            <text:p>1379920</text:p>
          </table:table-cell>
          <table:table-cell table:style-name="ce2" table:formula="of:=[.D9]-100" office:value-type="float" office:value="5226200" calcext:value-type="float">
            <text:p>5226200</text:p>
          </table:table-cell>
          <table:table-cell table:style-name="ce4" table:formula="of:=CONCATENATE([.K$2];CHAR(13);&quot;    &quot;;&quot;'&quot;;[.A9];&quot;',&quot;;CHAR(13);&quot;    'SRID=3946;POLYGON((&quot;;[.C9];&quot; &quot;;[.D9];&quot;,&quot;;[.E9];&quot; &quot;;[.F9];&quot;,&quot;;[.G9];&quot; &quot;;[.H9];&quot;,&quot;;[.I9];&quot; &quot;;[.J9];&quot;,&quot;;[.C9];&quot; &quot;;[.D9];&quot;))');&quot;;CHAR(13))" office:value-type="string" office:string-value="INSERT INTO &#13;  case_00140_00100 (&#13;    id,&#13;    geometry_asewkt)&#13;  VALUES (&#13;    'M14',&#13;    'SRID=3946;POLYGON((1379920 5226300,1380060 5226300,1380060 5226200,1379920 5226200,1379920 5226300))');&#13;" calcext:value-type="string">
            <text:p>INSERT INTO  <text:s/>case_00140_00100 ( <text:s text:c="3"/>id, <text:s text:c="3"/>geometry_asewkt) <text:s/>VALUES ( <text:s text:c="3"/>'M14', <text:s text:c="3"/>'SRID=3946;POLYGON((1379920 5226300,1380060 5226300,1380060 5226200,1379920 5226200,1379920 52263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15</text:p>
          </table:table-cell>
          <table:table-cell table:style-name="ce2" office:value-type="string" calcext:value-type="string">
            <text:p>Agenc_A</text:p>
          </table:table-cell>
          <table:table-cell table:style-name="ce2" table:formula="of:=[.C9]+140" office:value-type="float" office:value="1380060" calcext:value-type="float">
            <text:p>1380060</text:p>
          </table:table-cell>
          <table:table-cell table:style-name="ce2" table:formula="of:=[.D9]" office:value-type="float" office:value="5226300" calcext:value-type="float">
            <text:p>5226300</text:p>
          </table:table-cell>
          <table:table-cell table:style-name="ce2" table:formula="of:=[.C10]+140" office:value-type="float" office:value="1380200" calcext:value-type="float">
            <text:p>1380200</text:p>
          </table:table-cell>
          <table:table-cell table:style-name="ce2" table:formula="of:=[.D10]" office:value-type="float" office:value="5226300" calcext:value-type="float">
            <text:p>5226300</text:p>
          </table:table-cell>
          <table:table-cell table:style-name="ce2" table:formula="of:=[.C10]+140" office:value-type="float" office:value="1380200" calcext:value-type="float">
            <text:p>1380200</text:p>
          </table:table-cell>
          <table:table-cell table:style-name="ce2" table:formula="of:=[.D10]-100" office:value-type="float" office:value="5226200" calcext:value-type="float">
            <text:p>5226200</text:p>
          </table:table-cell>
          <table:table-cell table:style-name="ce2" table:formula="of:=[.C10]" office:value-type="float" office:value="1380060" calcext:value-type="float">
            <text:p>1380060</text:p>
          </table:table-cell>
          <table:table-cell table:style-name="ce2" table:formula="of:=[.D10]-100" office:value-type="float" office:value="5226200" calcext:value-type="float">
            <text:p>5226200</text:p>
          </table:table-cell>
          <table:table-cell table:style-name="ce4" table:formula="of:=CONCATENATE([.K$2];CHAR(13);&quot;    &quot;;&quot;'&quot;;[.A10];&quot;',&quot;;CHAR(13);&quot;    'SRID=3946;POLYGON((&quot;;[.C10];&quot; &quot;;[.D10];&quot;,&quot;;[.E10];&quot; &quot;;[.F10];&quot;,&quot;;[.G10];&quot; &quot;;[.H10];&quot;,&quot;;[.I10];&quot; &quot;;[.J10];&quot;,&quot;;[.C10];&quot; &quot;;[.D10];&quot;))');&quot;;CHAR(13))" office:value-type="string" office:string-value="INSERT INTO &#13;  case_00140_00100 (&#13;    id,&#13;    geometry_asewkt)&#13;  VALUES (&#13;    'M15',&#13;    'SRID=3946;POLYGON((1380060 5226300,1380200 5226300,1380200 5226200,1380060 5226200,1380060 5226300))');&#13;" calcext:value-type="string">
            <text:p>INSERT INTO  <text:s/>case_00140_00100 ( <text:s text:c="3"/>id, <text:s text:c="3"/>geometry_asewkt) <text:s/>VALUES ( <text:s text:c="3"/>'M15', <text:s text:c="3"/>'SRID=3946;POLYGON((1380060 5226300,1380200 5226300,1380200 5226200,1380060 5226200,1380060 52263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21</text:p>
          </table:table-cell>
          <table:table-cell table:style-name="ce2" office:value-type="string" calcext:value-type="string">
            <text:p>Agenc_B</text:p>
          </table:table-cell>
          <table:table-cell table:style-name="ce2" table:formula="of:=[.C6]" office:value-type="float" office:value="1379500" calcext:value-type="float">
            <text:p>1379500</text:p>
          </table:table-cell>
          <table:table-cell table:style-name="ce2" table:formula="of:=[.D6]-100" office:value-type="float" office:value="5226200" calcext:value-type="float">
            <text:p>5226200</text:p>
          </table:table-cell>
          <table:table-cell table:style-name="ce2" table:formula="of:=[.C11]+140" office:value-type="float" office:value="1379640" calcext:value-type="float">
            <text:p>1379640</text:p>
          </table:table-cell>
          <table:table-cell table:style-name="ce2" table:formula="of:=[.D11]" office:value-type="float" office:value="5226200" calcext:value-type="float">
            <text:p>5226200</text:p>
          </table:table-cell>
          <table:table-cell table:style-name="ce2" table:formula="of:=[.C11]+140" office:value-type="float" office:value="1379640" calcext:value-type="float">
            <text:p>1379640</text:p>
          </table:table-cell>
          <table:table-cell table:style-name="ce2" table:formula="of:=[.D11]-100" office:value-type="float" office:value="5226100" calcext:value-type="float">
            <text:p>5226100</text:p>
          </table:table-cell>
          <table:table-cell table:style-name="ce2" table:formula="of:=[.C11]" office:value-type="float" office:value="1379500" calcext:value-type="float">
            <text:p>1379500</text:p>
          </table:table-cell>
          <table:table-cell table:style-name="ce2" table:formula="of:=[.D11]-100" office:value-type="float" office:value="5226100" calcext:value-type="float">
            <text:p>5226100</text:p>
          </table:table-cell>
          <table:table-cell table:style-name="ce4" table:formula="of:=CONCATENATE([.K$2];CHAR(13);&quot;    &quot;;&quot;'&quot;;[.A11];&quot;',&quot;;CHAR(13);&quot;    'SRID=3946;POLYGON((&quot;;[.C11];&quot; &quot;;[.D11];&quot;,&quot;;[.E11];&quot; &quot;;[.F11];&quot;,&quot;;[.G11];&quot; &quot;;[.H11];&quot;,&quot;;[.I11];&quot; &quot;;[.J11];&quot;,&quot;;[.C11];&quot; &quot;;[.D11];&quot;))');&quot;;CHAR(13))" office:value-type="string" office:string-value="INSERT INTO &#13;  case_00140_00100 (&#13;    id,&#13;    geometry_asewkt)&#13;  VALUES (&#13;    'M21',&#13;    'SRID=3946;POLYGON((1379500 5226200,1379640 5226200,1379640 5226100,1379500 5226100,1379500 5226200))');&#13;" calcext:value-type="string">
            <text:p>INSERT INTO  <text:s/>case_00140_00100 ( <text:s text:c="3"/>id, <text:s text:c="3"/>geometry_asewkt) <text:s/>VALUES ( <text:s text:c="3"/>'M21', <text:s text:c="3"/>'SRID=3946;POLYGON((1379500 5226200,1379640 5226200,1379640 5226100,1379500 5226100,1379500 52262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22</text:p>
          </table:table-cell>
          <table:table-cell table:style-name="ce2" office:value-type="string" calcext:value-type="string">
            <text:p>Agenc_C</text:p>
          </table:table-cell>
          <table:table-cell table:style-name="ce2" table:formula="of:=[.C7]" office:value-type="float" office:value="1379640" calcext:value-type="float">
            <text:p>1379640</text:p>
          </table:table-cell>
          <table:table-cell table:style-name="ce2" table:formula="of:=[.D7]-100" office:value-type="float" office:value="5226200" calcext:value-type="float">
            <text:p>5226200</text:p>
          </table:table-cell>
          <table:table-cell table:style-name="ce2" table:formula="of:=[.C12]+140" office:value-type="float" office:value="1379780" calcext:value-type="float">
            <text:p>1379780</text:p>
          </table:table-cell>
          <table:table-cell table:style-name="ce2" table:formula="of:=[.D12]" office:value-type="float" office:value="5226200" calcext:value-type="float">
            <text:p>5226200</text:p>
          </table:table-cell>
          <table:table-cell table:style-name="ce2" table:formula="of:=[.C12]+140" office:value-type="float" office:value="1379780" calcext:value-type="float">
            <text:p>1379780</text:p>
          </table:table-cell>
          <table:table-cell table:style-name="ce2" table:formula="of:=[.D12]-100" office:value-type="float" office:value="5226100" calcext:value-type="float">
            <text:p>5226100</text:p>
          </table:table-cell>
          <table:table-cell table:style-name="ce2" table:formula="of:=[.C12]" office:value-type="float" office:value="1379640" calcext:value-type="float">
            <text:p>1379640</text:p>
          </table:table-cell>
          <table:table-cell table:style-name="ce2" table:formula="of:=[.D12]-100" office:value-type="float" office:value="5226100" calcext:value-type="float">
            <text:p>5226100</text:p>
          </table:table-cell>
          <table:table-cell table:style-name="ce4" table:formula="of:=CONCATENATE([.K$2];CHAR(13);&quot;    &quot;;&quot;'&quot;;[.A12];&quot;',&quot;;CHAR(13);&quot;    'SRID=3946;POLYGON((&quot;;[.C12];&quot; &quot;;[.D12];&quot;,&quot;;[.E12];&quot; &quot;;[.F12];&quot;,&quot;;[.G12];&quot; &quot;;[.H12];&quot;,&quot;;[.I12];&quot; &quot;;[.J12];&quot;,&quot;;[.C12];&quot; &quot;;[.D12];&quot;))');&quot;;CHAR(13))" office:value-type="string" office:string-value="INSERT INTO &#13;  case_00140_00100 (&#13;    id,&#13;    geometry_asewkt)&#13;  VALUES (&#13;    'M22',&#13;    'SRID=3946;POLYGON((1379640 5226200,1379780 5226200,1379780 5226100,1379640 5226100,1379640 5226200))');&#13;" calcext:value-type="string">
            <text:p>INSERT INTO  <text:s/>case_00140_00100 ( <text:s text:c="3"/>id, <text:s text:c="3"/>geometry_asewkt) <text:s/>VALUES ( <text:s text:c="3"/>'M22', <text:s text:c="3"/>'SRID=3946;POLYGON((1379640 5226200,1379780 5226200,1379780 5226100,1379640 5226100,1379640 52262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23</text:p>
          </table:table-cell>
          <table:table-cell table:style-name="ce2" office:value-type="string" calcext:value-type="string">
            <text:p>Agenc_D</text:p>
          </table:table-cell>
          <table:table-cell table:style-name="ce2" table:formula="of:=[.C8]" office:value-type="float" office:value="1379780" calcext:value-type="float">
            <text:p>1379780</text:p>
          </table:table-cell>
          <table:table-cell table:style-name="ce2" table:formula="of:=[.D8]-100" office:value-type="float" office:value="5226200" calcext:value-type="float">
            <text:p>5226200</text:p>
          </table:table-cell>
          <table:table-cell table:style-name="ce2" table:formula="of:=[.C13]+140" office:value-type="float" office:value="1379920" calcext:value-type="float">
            <text:p>1379920</text:p>
          </table:table-cell>
          <table:table-cell table:style-name="ce2" table:formula="of:=[.D13]" office:value-type="float" office:value="5226200" calcext:value-type="float">
            <text:p>5226200</text:p>
          </table:table-cell>
          <table:table-cell table:style-name="ce2" table:formula="of:=[.C13]+140" office:value-type="float" office:value="1379920" calcext:value-type="float">
            <text:p>1379920</text:p>
          </table:table-cell>
          <table:table-cell table:style-name="ce2" table:formula="of:=[.D13]-100" office:value-type="float" office:value="5226100" calcext:value-type="float">
            <text:p>5226100</text:p>
          </table:table-cell>
          <table:table-cell table:style-name="ce2" table:formula="of:=[.C13]" office:value-type="float" office:value="1379780" calcext:value-type="float">
            <text:p>1379780</text:p>
          </table:table-cell>
          <table:table-cell table:style-name="ce2" table:formula="of:=[.D13]-100" office:value-type="float" office:value="5226100" calcext:value-type="float">
            <text:p>5226100</text:p>
          </table:table-cell>
          <table:table-cell table:style-name="ce4" table:formula="of:=CONCATENATE([.K$2];CHAR(13);&quot;    &quot;;&quot;'&quot;;[.A13];&quot;',&quot;;CHAR(13);&quot;    'SRID=3946;POLYGON((&quot;;[.C13];&quot; &quot;;[.D13];&quot;,&quot;;[.E13];&quot; &quot;;[.F13];&quot;,&quot;;[.G13];&quot; &quot;;[.H13];&quot;,&quot;;[.I13];&quot; &quot;;[.J13];&quot;,&quot;;[.C13];&quot; &quot;;[.D13];&quot;))');&quot;;CHAR(13))" office:value-type="string" office:string-value="INSERT INTO &#13;  case_00140_00100 (&#13;    id,&#13;    geometry_asewkt)&#13;  VALUES (&#13;    'M23',&#13;    'SRID=3946;POLYGON((1379780 5226200,1379920 5226200,1379920 5226100,1379780 5226100,1379780 5226200))');&#13;" calcext:value-type="string">
            <text:p>INSERT INTO  <text:s/>case_00140_00100 ( <text:s text:c="3"/>id, <text:s text:c="3"/>geometry_asewkt) <text:s/>VALUES ( <text:s text:c="3"/>'M23', <text:s text:c="3"/>'SRID=3946;POLYGON((1379780 5226200,1379920 5226200,1379920 5226100,1379780 5226100,1379780 52262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24</text:p>
          </table:table-cell>
          <table:table-cell table:style-name="ce2" office:value-type="string" calcext:value-type="string">
            <text:p>Agenc_A</text:p>
          </table:table-cell>
          <table:table-cell table:style-name="ce2" table:formula="of:=[.C9]" office:value-type="float" office:value="1379920" calcext:value-type="float">
            <text:p>1379920</text:p>
          </table:table-cell>
          <table:table-cell table:style-name="ce2" table:formula="of:=[.D9]-100" office:value-type="float" office:value="5226200" calcext:value-type="float">
            <text:p>5226200</text:p>
          </table:table-cell>
          <table:table-cell table:style-name="ce2" table:formula="of:=[.C14]+140" office:value-type="float" office:value="1380060" calcext:value-type="float">
            <text:p>1380060</text:p>
          </table:table-cell>
          <table:table-cell table:style-name="ce2" table:formula="of:=[.D14]" office:value-type="float" office:value="5226200" calcext:value-type="float">
            <text:p>5226200</text:p>
          </table:table-cell>
          <table:table-cell table:style-name="ce2" table:formula="of:=[.C14]+140" office:value-type="float" office:value="1380060" calcext:value-type="float">
            <text:p>1380060</text:p>
          </table:table-cell>
          <table:table-cell table:style-name="ce2" table:formula="of:=[.D14]-100" office:value-type="float" office:value="5226100" calcext:value-type="float">
            <text:p>5226100</text:p>
          </table:table-cell>
          <table:table-cell table:style-name="ce2" table:formula="of:=[.C14]" office:value-type="float" office:value="1379920" calcext:value-type="float">
            <text:p>1379920</text:p>
          </table:table-cell>
          <table:table-cell table:style-name="ce2" table:formula="of:=[.D14]-100" office:value-type="float" office:value="5226100" calcext:value-type="float">
            <text:p>5226100</text:p>
          </table:table-cell>
          <table:table-cell table:style-name="ce4" table:formula="of:=CONCATENATE([.K$2];CHAR(13);&quot;    &quot;;&quot;'&quot;;[.A14];&quot;',&quot;;CHAR(13);&quot;    'SRID=3946;POLYGON((&quot;;[.C14];&quot; &quot;;[.D14];&quot;,&quot;;[.E14];&quot; &quot;;[.F14];&quot;,&quot;;[.G14];&quot; &quot;;[.H14];&quot;,&quot;;[.I14];&quot; &quot;;[.J14];&quot;,&quot;;[.C14];&quot; &quot;;[.D14];&quot;))');&quot;;CHAR(13))" office:value-type="string" office:string-value="INSERT INTO &#13;  case_00140_00100 (&#13;    id,&#13;    geometry_asewkt)&#13;  VALUES (&#13;    'M24',&#13;    'SRID=3946;POLYGON((1379920 5226200,1380060 5226200,1380060 5226100,1379920 5226100,1379920 5226200))');&#13;" calcext:value-type="string">
            <text:p>INSERT INTO  <text:s/>case_00140_00100 ( <text:s text:c="3"/>id, <text:s text:c="3"/>geometry_asewkt) <text:s/>VALUES ( <text:s text:c="3"/>'M24', <text:s text:c="3"/>'SRID=3946;POLYGON((1379920 5226200,1380060 5226200,1380060 5226100,1379920 5226100,1379920 52262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25</text:p>
          </table:table-cell>
          <table:table-cell table:style-name="ce2" office:value-type="string" calcext:value-type="string">
            <text:p>Agenc_B</text:p>
          </table:table-cell>
          <table:table-cell table:style-name="ce2" table:formula="of:=[.C10]" office:value-type="float" office:value="1380060" calcext:value-type="float">
            <text:p>1380060</text:p>
          </table:table-cell>
          <table:table-cell table:style-name="ce2" table:formula="of:=[.D10]-100" office:value-type="float" office:value="5226200" calcext:value-type="float">
            <text:p>5226200</text:p>
          </table:table-cell>
          <table:table-cell table:style-name="ce2" table:formula="of:=[.C15]+140" office:value-type="float" office:value="1380200" calcext:value-type="float">
            <text:p>1380200</text:p>
          </table:table-cell>
          <table:table-cell table:style-name="ce2" table:formula="of:=[.D15]" office:value-type="float" office:value="5226200" calcext:value-type="float">
            <text:p>5226200</text:p>
          </table:table-cell>
          <table:table-cell table:style-name="ce2" table:formula="of:=[.C15]+140" office:value-type="float" office:value="1380200" calcext:value-type="float">
            <text:p>1380200</text:p>
          </table:table-cell>
          <table:table-cell table:style-name="ce2" table:formula="of:=[.D15]-100" office:value-type="float" office:value="5226100" calcext:value-type="float">
            <text:p>5226100</text:p>
          </table:table-cell>
          <table:table-cell table:style-name="ce2" table:formula="of:=[.C15]" office:value-type="float" office:value="1380060" calcext:value-type="float">
            <text:p>1380060</text:p>
          </table:table-cell>
          <table:table-cell table:style-name="ce2" table:formula="of:=[.D15]-100" office:value-type="float" office:value="5226100" calcext:value-type="float">
            <text:p>5226100</text:p>
          </table:table-cell>
          <table:table-cell table:style-name="ce4" table:formula="of:=CONCATENATE([.K$2];CHAR(13);&quot;    &quot;;&quot;'&quot;;[.A15];&quot;',&quot;;CHAR(13);&quot;    'SRID=3946;POLYGON((&quot;;[.C15];&quot; &quot;;[.D15];&quot;,&quot;;[.E15];&quot; &quot;;[.F15];&quot;,&quot;;[.G15];&quot; &quot;;[.H15];&quot;,&quot;;[.I15];&quot; &quot;;[.J15];&quot;,&quot;;[.C15];&quot; &quot;;[.D15];&quot;))');&quot;;CHAR(13))" office:value-type="string" office:string-value="INSERT INTO &#13;  case_00140_00100 (&#13;    id,&#13;    geometry_asewkt)&#13;  VALUES (&#13;    'M25',&#13;    'SRID=3946;POLYGON((1380060 5226200,1380200 5226200,1380200 5226100,1380060 5226100,1380060 5226200))');&#13;" calcext:value-type="string">
            <text:p>INSERT INTO  <text:s/>case_00140_00100 ( <text:s text:c="3"/>id, <text:s text:c="3"/>geometry_asewkt) <text:s/>VALUES ( <text:s text:c="3"/>'M25', <text:s text:c="3"/>'SRID=3946;POLYGON((1380060 5226200,1380200 5226200,1380200 5226100,1380060 5226100,1380060 52262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31</text:p>
          </table:table-cell>
          <table:table-cell table:style-name="ce2" office:value-type="string" calcext:value-type="string">
            <text:p>Agenc_D</text:p>
          </table:table-cell>
          <table:table-cell table:style-name="ce2" table:formula="of:=[.C11]" office:value-type="float" office:value="1379500" calcext:value-type="float">
            <text:p>1379500</text:p>
          </table:table-cell>
          <table:table-cell table:style-name="ce2" table:formula="of:=[.D11]-100" office:value-type="float" office:value="5226100" calcext:value-type="float">
            <text:p>5226100</text:p>
          </table:table-cell>
          <table:table-cell table:style-name="ce2" table:formula="of:=[.C16]+140" office:value-type="float" office:value="1379640" calcext:value-type="float">
            <text:p>1379640</text:p>
          </table:table-cell>
          <table:table-cell table:style-name="ce2" table:formula="of:=[.D16]" office:value-type="float" office:value="5226100" calcext:value-type="float">
            <text:p>5226100</text:p>
          </table:table-cell>
          <table:table-cell table:style-name="ce2" table:formula="of:=[.C16]+140" office:value-type="float" office:value="1379640" calcext:value-type="float">
            <text:p>1379640</text:p>
          </table:table-cell>
          <table:table-cell table:style-name="ce2" table:formula="of:=[.D16]-100" office:value-type="float" office:value="5226000" calcext:value-type="float">
            <text:p>5226000</text:p>
          </table:table-cell>
          <table:table-cell table:style-name="ce2" table:formula="of:=[.C16]" office:value-type="float" office:value="1379500" calcext:value-type="float">
            <text:p>1379500</text:p>
          </table:table-cell>
          <table:table-cell table:style-name="ce2" table:formula="of:=[.D16]-100" office:value-type="float" office:value="5226000" calcext:value-type="float">
            <text:p>5226000</text:p>
          </table:table-cell>
          <table:table-cell table:style-name="ce4" table:formula="of:=CONCATENATE([.K$2];CHAR(13);&quot;    &quot;;&quot;'&quot;;[.A16];&quot;',&quot;;CHAR(13);&quot;    'SRID=3946;POLYGON((&quot;;[.C16];&quot; &quot;;[.D16];&quot;,&quot;;[.E16];&quot; &quot;;[.F16];&quot;,&quot;;[.G16];&quot; &quot;;[.H16];&quot;,&quot;;[.I16];&quot; &quot;;[.J16];&quot;,&quot;;[.C16];&quot; &quot;;[.D16];&quot;))');&quot;;CHAR(13))" office:value-type="string" office:string-value="INSERT INTO &#13;  case_00140_00100 (&#13;    id,&#13;    geometry_asewkt)&#13;  VALUES (&#13;    'M31',&#13;    'SRID=3946;POLYGON((1379500 5226100,1379640 5226100,1379640 5226000,1379500 5226000,1379500 5226100))');&#13;" calcext:value-type="string">
            <text:p>INSERT INTO  <text:s/>case_00140_00100 ( <text:s text:c="3"/>id, <text:s text:c="3"/>geometry_asewkt) <text:s/>VALUES ( <text:s text:c="3"/>'M31', <text:s text:c="3"/>'SRID=3946;POLYGON((1379500 5226100,1379640 5226100,1379640 5226000,1379500 5226000,1379500 52261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32</text:p>
          </table:table-cell>
          <table:table-cell table:style-name="ce2" office:value-type="string" calcext:value-type="string">
            <text:p>Agenc_C</text:p>
          </table:table-cell>
          <table:table-cell table:style-name="ce2" table:formula="of:=[.C12]" office:value-type="float" office:value="1379640" calcext:value-type="float">
            <text:p>1379640</text:p>
          </table:table-cell>
          <table:table-cell table:style-name="ce2" table:formula="of:=[.D12]-100" office:value-type="float" office:value="5226100" calcext:value-type="float">
            <text:p>5226100</text:p>
          </table:table-cell>
          <table:table-cell table:style-name="ce2" table:formula="of:=[.C17]+140" office:value-type="float" office:value="1379780" calcext:value-type="float">
            <text:p>1379780</text:p>
          </table:table-cell>
          <table:table-cell table:style-name="ce2" table:formula="of:=[.D17]" office:value-type="float" office:value="5226100" calcext:value-type="float">
            <text:p>5226100</text:p>
          </table:table-cell>
          <table:table-cell table:style-name="ce2" table:formula="of:=[.C17]+140" office:value-type="float" office:value="1379780" calcext:value-type="float">
            <text:p>1379780</text:p>
          </table:table-cell>
          <table:table-cell table:style-name="ce2" table:formula="of:=[.D17]-100" office:value-type="float" office:value="5226000" calcext:value-type="float">
            <text:p>5226000</text:p>
          </table:table-cell>
          <table:table-cell table:style-name="ce2" table:formula="of:=[.C17]" office:value-type="float" office:value="1379640" calcext:value-type="float">
            <text:p>1379640</text:p>
          </table:table-cell>
          <table:table-cell table:style-name="ce2" table:formula="of:=[.D17]-100" office:value-type="float" office:value="5226000" calcext:value-type="float">
            <text:p>5226000</text:p>
          </table:table-cell>
          <table:table-cell table:style-name="ce4" table:formula="of:=CONCATENATE([.K$2];CHAR(13);&quot;    &quot;;&quot;'&quot;;[.A17];&quot;',&quot;;CHAR(13);&quot;    'SRID=3946;POLYGON((&quot;;[.C17];&quot; &quot;;[.D17];&quot;,&quot;;[.E17];&quot; &quot;;[.F17];&quot;,&quot;;[.G17];&quot; &quot;;[.H17];&quot;,&quot;;[.I17];&quot; &quot;;[.J17];&quot;,&quot;;[.C17];&quot; &quot;;[.D17];&quot;))');&quot;;CHAR(13))" office:value-type="string" office:string-value="INSERT INTO &#13;  case_00140_00100 (&#13;    id,&#13;    geometry_asewkt)&#13;  VALUES (&#13;    'M32',&#13;    'SRID=3946;POLYGON((1379640 5226100,1379780 5226100,1379780 5226000,1379640 5226000,1379640 5226100))');&#13;" calcext:value-type="string">
            <text:p>INSERT INTO  <text:s/>case_00140_00100 ( <text:s text:c="3"/>id, <text:s text:c="3"/>geometry_asewkt) <text:s/>VALUES ( <text:s text:c="3"/>'M32', <text:s text:c="3"/>'SRID=3946;POLYGON((1379640 5226100,1379780 5226100,1379780 5226000,1379640 5226000,1379640 52261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33</text:p>
          </table:table-cell>
          <table:table-cell table:style-name="ce2" office:value-type="string" calcext:value-type="string">
            <text:p>Agenc_B</text:p>
          </table:table-cell>
          <table:table-cell table:style-name="ce2" table:formula="of:=[.C13]" office:value-type="float" office:value="1379780" calcext:value-type="float">
            <text:p>1379780</text:p>
          </table:table-cell>
          <table:table-cell table:style-name="ce2" table:formula="of:=[.D13]-100" office:value-type="float" office:value="5226100" calcext:value-type="float">
            <text:p>5226100</text:p>
          </table:table-cell>
          <table:table-cell table:style-name="ce2" table:formula="of:=[.C18]+140" office:value-type="float" office:value="1379920" calcext:value-type="float">
            <text:p>1379920</text:p>
          </table:table-cell>
          <table:table-cell table:style-name="ce2" table:formula="of:=[.D18]" office:value-type="float" office:value="5226100" calcext:value-type="float">
            <text:p>5226100</text:p>
          </table:table-cell>
          <table:table-cell table:style-name="ce2" table:formula="of:=[.C18]+140" office:value-type="float" office:value="1379920" calcext:value-type="float">
            <text:p>1379920</text:p>
          </table:table-cell>
          <table:table-cell table:style-name="ce2" table:formula="of:=[.D18]-100" office:value-type="float" office:value="5226000" calcext:value-type="float">
            <text:p>5226000</text:p>
          </table:table-cell>
          <table:table-cell table:style-name="ce2" table:formula="of:=[.C18]" office:value-type="float" office:value="1379780" calcext:value-type="float">
            <text:p>1379780</text:p>
          </table:table-cell>
          <table:table-cell table:style-name="ce2" table:formula="of:=[.D18]-100" office:value-type="float" office:value="5226000" calcext:value-type="float">
            <text:p>5226000</text:p>
          </table:table-cell>
          <table:table-cell table:style-name="ce4" table:formula="of:=CONCATENATE([.K$2];CHAR(13);&quot;    &quot;;&quot;'&quot;;[.A18];&quot;',&quot;;CHAR(13);&quot;    'SRID=3946;POLYGON((&quot;;[.C18];&quot; &quot;;[.D18];&quot;,&quot;;[.E18];&quot; &quot;;[.F18];&quot;,&quot;;[.G18];&quot; &quot;;[.H18];&quot;,&quot;;[.I18];&quot; &quot;;[.J18];&quot;,&quot;;[.C18];&quot; &quot;;[.D18];&quot;))');&quot;;CHAR(13))" office:value-type="string" office:string-value="INSERT INTO &#13;  case_00140_00100 (&#13;    id,&#13;    geometry_asewkt)&#13;  VALUES (&#13;    'M33',&#13;    'SRID=3946;POLYGON((1379780 5226100,1379920 5226100,1379920 5226000,1379780 5226000,1379780 5226100))');&#13;" calcext:value-type="string">
            <text:p>INSERT INTO  <text:s/>case_00140_00100 ( <text:s text:c="3"/>id, <text:s text:c="3"/>geometry_asewkt) <text:s/>VALUES ( <text:s text:c="3"/>'M33', <text:s text:c="3"/>'SRID=3946;POLYGON((1379780 5226100,1379920 5226100,1379920 5226000,1379780 5226000,1379780 52261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34</text:p>
          </table:table-cell>
          <table:table-cell table:style-name="ce2" office:value-type="string" calcext:value-type="string">
            <text:p>Agenc_A</text:p>
          </table:table-cell>
          <table:table-cell table:style-name="ce2" table:formula="of:=[.C14]" office:value-type="float" office:value="1379920" calcext:value-type="float">
            <text:p>1379920</text:p>
          </table:table-cell>
          <table:table-cell table:style-name="ce2" table:formula="of:=[.D14]-100" office:value-type="float" office:value="5226100" calcext:value-type="float">
            <text:p>5226100</text:p>
          </table:table-cell>
          <table:table-cell table:style-name="ce2" table:formula="of:=[.C19]+140" office:value-type="float" office:value="1380060" calcext:value-type="float">
            <text:p>1380060</text:p>
          </table:table-cell>
          <table:table-cell table:style-name="ce2" table:formula="of:=[.D19]" office:value-type="float" office:value="5226100" calcext:value-type="float">
            <text:p>5226100</text:p>
          </table:table-cell>
          <table:table-cell table:style-name="ce2" table:formula="of:=[.C19]+140" office:value-type="float" office:value="1380060" calcext:value-type="float">
            <text:p>1380060</text:p>
          </table:table-cell>
          <table:table-cell table:style-name="ce2" table:formula="of:=[.D19]-100" office:value-type="float" office:value="5226000" calcext:value-type="float">
            <text:p>5226000</text:p>
          </table:table-cell>
          <table:table-cell table:style-name="ce2" table:formula="of:=[.C19]" office:value-type="float" office:value="1379920" calcext:value-type="float">
            <text:p>1379920</text:p>
          </table:table-cell>
          <table:table-cell table:style-name="ce2" table:formula="of:=[.D19]-100" office:value-type="float" office:value="5226000" calcext:value-type="float">
            <text:p>5226000</text:p>
          </table:table-cell>
          <table:table-cell table:style-name="ce4" table:formula="of:=CONCATENATE([.K$2];CHAR(13);&quot;    &quot;;&quot;'&quot;;[.A19];&quot;',&quot;;CHAR(13);&quot;    'SRID=3946;POLYGON((&quot;;[.C19];&quot; &quot;;[.D19];&quot;,&quot;;[.E19];&quot; &quot;;[.F19];&quot;,&quot;;[.G19];&quot; &quot;;[.H19];&quot;,&quot;;[.I19];&quot; &quot;;[.J19];&quot;,&quot;;[.C19];&quot; &quot;;[.D19];&quot;))');&quot;;CHAR(13))" office:value-type="string" office:string-value="INSERT INTO &#13;  case_00140_00100 (&#13;    id,&#13;    geometry_asewkt)&#13;  VALUES (&#13;    'M34',&#13;    'SRID=3946;POLYGON((1379920 5226100,1380060 5226100,1380060 5226000,1379920 5226000,1379920 5226100))');&#13;" calcext:value-type="string">
            <text:p>INSERT INTO  <text:s/>case_00140_00100 ( <text:s text:c="3"/>id, <text:s text:c="3"/>geometry_asewkt) <text:s/>VALUES ( <text:s text:c="3"/>'M34', <text:s text:c="3"/>'SRID=3946;POLYGON((1379920 5226100,1380060 5226100,1380060 5226000,1379920 5226000,1379920 52261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35</text:p>
          </table:table-cell>
          <table:table-cell table:style-name="ce2" office:value-type="string" calcext:value-type="string">
            <text:p>Agenc_D</text:p>
          </table:table-cell>
          <table:table-cell table:style-name="ce2" table:formula="of:=[.C15]" office:value-type="float" office:value="1380060" calcext:value-type="float">
            <text:p>1380060</text:p>
          </table:table-cell>
          <table:table-cell table:style-name="ce2" table:formula="of:=[.D15]-100" office:value-type="float" office:value="5226100" calcext:value-type="float">
            <text:p>5226100</text:p>
          </table:table-cell>
          <table:table-cell table:style-name="ce2" table:formula="of:=[.C20]+140" office:value-type="float" office:value="1380200" calcext:value-type="float">
            <text:p>1380200</text:p>
          </table:table-cell>
          <table:table-cell table:style-name="ce2" table:formula="of:=[.D20]" office:value-type="float" office:value="5226100" calcext:value-type="float">
            <text:p>5226100</text:p>
          </table:table-cell>
          <table:table-cell table:style-name="ce2" table:formula="of:=[.C20]+140" office:value-type="float" office:value="1380200" calcext:value-type="float">
            <text:p>1380200</text:p>
          </table:table-cell>
          <table:table-cell table:style-name="ce2" table:formula="of:=[.D20]-100" office:value-type="float" office:value="5226000" calcext:value-type="float">
            <text:p>5226000</text:p>
          </table:table-cell>
          <table:table-cell table:style-name="ce2" table:formula="of:=[.C20]" office:value-type="float" office:value="1380060" calcext:value-type="float">
            <text:p>1380060</text:p>
          </table:table-cell>
          <table:table-cell table:style-name="ce2" table:formula="of:=[.D20]-100" office:value-type="float" office:value="5226000" calcext:value-type="float">
            <text:p>5226000</text:p>
          </table:table-cell>
          <table:table-cell table:style-name="ce4" table:formula="of:=CONCATENATE([.K$2];CHAR(13);&quot;    &quot;;&quot;'&quot;;[.A20];&quot;',&quot;;CHAR(13);&quot;    'SRID=3946;POLYGON((&quot;;[.C20];&quot; &quot;;[.D20];&quot;,&quot;;[.E20];&quot; &quot;;[.F20];&quot;,&quot;;[.G20];&quot; &quot;;[.H20];&quot;,&quot;;[.I20];&quot; &quot;;[.J20];&quot;,&quot;;[.C20];&quot; &quot;;[.D20];&quot;))');&quot;;CHAR(13))" office:value-type="string" office:string-value="INSERT INTO &#13;  case_00140_00100 (&#13;    id,&#13;    geometry_asewkt)&#13;  VALUES (&#13;    'M35',&#13;    'SRID=3946;POLYGON((1380060 5226100,1380200 5226100,1380200 5226000,1380060 5226000,1380060 5226100))');&#13;" calcext:value-type="string">
            <text:p>INSERT INTO  <text:s/>case_00140_00100 ( <text:s text:c="3"/>id, <text:s text:c="3"/>geometry_asewkt) <text:s/>VALUES ( <text:s text:c="3"/>'M35', <text:s text:c="3"/>'SRID=3946;POLYGON((1380060 5226100,1380200 5226100,1380200 5226000,1380060 5226000,1380060 52261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41</text:p>
          </table:table-cell>
          <table:table-cell table:style-name="ce2" office:value-type="string" calcext:value-type="string">
            <text:p>Agenc_B</text:p>
          </table:table-cell>
          <table:table-cell table:style-name="ce2" table:formula="of:=[.C16]" office:value-type="float" office:value="1379500" calcext:value-type="float">
            <text:p>1379500</text:p>
          </table:table-cell>
          <table:table-cell table:style-name="ce2" table:formula="of:=[.D16]-100" office:value-type="float" office:value="5226000" calcext:value-type="float">
            <text:p>5226000</text:p>
          </table:table-cell>
          <table:table-cell table:style-name="ce2" table:formula="of:=[.C21]+140" office:value-type="float" office:value="1379640" calcext:value-type="float">
            <text:p>1379640</text:p>
          </table:table-cell>
          <table:table-cell table:style-name="ce2" table:formula="of:=[.D21]" office:value-type="float" office:value="5226000" calcext:value-type="float">
            <text:p>5226000</text:p>
          </table:table-cell>
          <table:table-cell table:style-name="ce2" table:formula="of:=[.C21]+140" office:value-type="float" office:value="1379640" calcext:value-type="float">
            <text:p>1379640</text:p>
          </table:table-cell>
          <table:table-cell table:style-name="ce2" table:formula="of:=[.D21]-100" office:value-type="float" office:value="5225900" calcext:value-type="float">
            <text:p>5225900</text:p>
          </table:table-cell>
          <table:table-cell table:style-name="ce2" table:formula="of:=[.C21]" office:value-type="float" office:value="1379500" calcext:value-type="float">
            <text:p>1379500</text:p>
          </table:table-cell>
          <table:table-cell table:style-name="ce2" table:formula="of:=[.D21]-100" office:value-type="float" office:value="5225900" calcext:value-type="float">
            <text:p>5225900</text:p>
          </table:table-cell>
          <table:table-cell table:style-name="ce4" table:formula="of:=CONCATENATE([.K$2];CHAR(13);&quot;    &quot;;&quot;'&quot;;[.A21];&quot;',&quot;;CHAR(13);&quot;    'SRID=3946;POLYGON((&quot;;[.C21];&quot; &quot;;[.D21];&quot;,&quot;;[.E21];&quot; &quot;;[.F21];&quot;,&quot;;[.G21];&quot; &quot;;[.H21];&quot;,&quot;;[.I21];&quot; &quot;;[.J21];&quot;,&quot;;[.C21];&quot; &quot;;[.D21];&quot;))');&quot;;CHAR(13))" office:value-type="string" office:string-value="INSERT INTO &#13;  case_00140_00100 (&#13;    id,&#13;    geometry_asewkt)&#13;  VALUES (&#13;    'M41',&#13;    'SRID=3946;POLYGON((1379500 5226000,1379640 5226000,1379640 5225900,1379500 5225900,1379500 5226000))');&#13;" calcext:value-type="string">
            <text:p>INSERT INTO  <text:s/>case_00140_00100 ( <text:s text:c="3"/>id, <text:s text:c="3"/>geometry_asewkt) <text:s/>VALUES ( <text:s text:c="3"/>'M41', <text:s text:c="3"/>'SRID=3946;POLYGON((1379500 5226000,1379640 5226000,1379640 5225900,1379500 5225900,1379500 52260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42</text:p>
          </table:table-cell>
          <table:table-cell table:style-name="ce2" office:value-type="string" calcext:value-type="string">
            <text:p>Agenc_C</text:p>
          </table:table-cell>
          <table:table-cell table:style-name="ce2" table:formula="of:=[.C17]" office:value-type="float" office:value="1379640" calcext:value-type="float">
            <text:p>1379640</text:p>
          </table:table-cell>
          <table:table-cell table:style-name="ce2" table:formula="of:=[.D17]-100" office:value-type="float" office:value="5226000" calcext:value-type="float">
            <text:p>5226000</text:p>
          </table:table-cell>
          <table:table-cell table:style-name="ce2" table:formula="of:=[.C22]+140" office:value-type="float" office:value="1379780" calcext:value-type="float">
            <text:p>1379780</text:p>
          </table:table-cell>
          <table:table-cell table:style-name="ce2" table:formula="of:=[.D22]" office:value-type="float" office:value="5226000" calcext:value-type="float">
            <text:p>5226000</text:p>
          </table:table-cell>
          <table:table-cell table:style-name="ce2" table:formula="of:=[.C22]+140" office:value-type="float" office:value="1379780" calcext:value-type="float">
            <text:p>1379780</text:p>
          </table:table-cell>
          <table:table-cell table:style-name="ce2" table:formula="of:=[.D22]-100" office:value-type="float" office:value="5225900" calcext:value-type="float">
            <text:p>5225900</text:p>
          </table:table-cell>
          <table:table-cell table:style-name="ce2" table:formula="of:=[.C22]" office:value-type="float" office:value="1379640" calcext:value-type="float">
            <text:p>1379640</text:p>
          </table:table-cell>
          <table:table-cell table:style-name="ce2" table:formula="of:=[.D22]-100" office:value-type="float" office:value="5225900" calcext:value-type="float">
            <text:p>5225900</text:p>
          </table:table-cell>
          <table:table-cell table:style-name="ce4" table:formula="of:=CONCATENATE([.K$2];CHAR(13);&quot;    &quot;;&quot;'&quot;;[.A22];&quot;',&quot;;CHAR(13);&quot;    'SRID=3946;POLYGON((&quot;;[.C22];&quot; &quot;;[.D22];&quot;,&quot;;[.E22];&quot; &quot;;[.F22];&quot;,&quot;;[.G22];&quot; &quot;;[.H22];&quot;,&quot;;[.I22];&quot; &quot;;[.J22];&quot;,&quot;;[.C22];&quot; &quot;;[.D22];&quot;))');&quot;;CHAR(13))" office:value-type="string" office:string-value="INSERT INTO &#13;  case_00140_00100 (&#13;    id,&#13;    geometry_asewkt)&#13;  VALUES (&#13;    'M42',&#13;    'SRID=3946;POLYGON((1379640 5226000,1379780 5226000,1379780 5225900,1379640 5225900,1379640 5226000))');&#13;" calcext:value-type="string">
            <text:p>INSERT INTO  <text:s/>case_00140_00100 ( <text:s text:c="3"/>id, <text:s text:c="3"/>geometry_asewkt) <text:s/>VALUES ( <text:s text:c="3"/>'M42', <text:s text:c="3"/>'SRID=3946;POLYGON((1379640 5226000,1379780 5226000,1379780 5225900,1379640 5225900,1379640 52260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43</text:p>
          </table:table-cell>
          <table:table-cell table:style-name="ce2" office:value-type="string" calcext:value-type="string">
            <text:p>Agenc_A</text:p>
          </table:table-cell>
          <table:table-cell table:style-name="ce2" table:formula="of:=[.C18]" office:value-type="float" office:value="1379780" calcext:value-type="float">
            <text:p>1379780</text:p>
          </table:table-cell>
          <table:table-cell table:style-name="ce2" table:formula="of:=[.D18]-100" office:value-type="float" office:value="5226000" calcext:value-type="float">
            <text:p>5226000</text:p>
          </table:table-cell>
          <table:table-cell table:style-name="ce2" table:formula="of:=[.C23]+140" office:value-type="float" office:value="1379920" calcext:value-type="float">
            <text:p>1379920</text:p>
          </table:table-cell>
          <table:table-cell table:style-name="ce2" table:formula="of:=[.D23]" office:value-type="float" office:value="5226000" calcext:value-type="float">
            <text:p>5226000</text:p>
          </table:table-cell>
          <table:table-cell table:style-name="ce2" table:formula="of:=[.C23]+140" office:value-type="float" office:value="1379920" calcext:value-type="float">
            <text:p>1379920</text:p>
          </table:table-cell>
          <table:table-cell table:style-name="ce2" table:formula="of:=[.D23]-100" office:value-type="float" office:value="5225900" calcext:value-type="float">
            <text:p>5225900</text:p>
          </table:table-cell>
          <table:table-cell table:style-name="ce2" table:formula="of:=[.C23]" office:value-type="float" office:value="1379780" calcext:value-type="float">
            <text:p>1379780</text:p>
          </table:table-cell>
          <table:table-cell table:style-name="ce2" table:formula="of:=[.D23]-100" office:value-type="float" office:value="5225900" calcext:value-type="float">
            <text:p>5225900</text:p>
          </table:table-cell>
          <table:table-cell table:style-name="ce4" table:formula="of:=CONCATENATE([.K$2];CHAR(13);&quot;    &quot;;&quot;'&quot;;[.A23];&quot;',&quot;;CHAR(13);&quot;    'SRID=3946;POLYGON((&quot;;[.C23];&quot; &quot;;[.D23];&quot;,&quot;;[.E23];&quot; &quot;;[.F23];&quot;,&quot;;[.G23];&quot; &quot;;[.H23];&quot;,&quot;;[.I23];&quot; &quot;;[.J23];&quot;,&quot;;[.C23];&quot; &quot;;[.D23];&quot;))');&quot;;CHAR(13))" office:value-type="string" office:string-value="INSERT INTO &#13;  case_00140_00100 (&#13;    id,&#13;    geometry_asewkt)&#13;  VALUES (&#13;    'M43',&#13;    'SRID=3946;POLYGON((1379780 5226000,1379920 5226000,1379920 5225900,1379780 5225900,1379780 5226000))');&#13;" calcext:value-type="string">
            <text:p>INSERT INTO  <text:s/>case_00140_00100 ( <text:s text:c="3"/>id, <text:s text:c="3"/>geometry_asewkt) <text:s/>VALUES ( <text:s text:c="3"/>'M43', <text:s text:c="3"/>'SRID=3946;POLYGON((1379780 5226000,1379920 5226000,1379920 5225900,1379780 5225900,1379780 52260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44</text:p>
          </table:table-cell>
          <table:table-cell table:style-name="ce2" office:value-type="string" calcext:value-type="string">
            <text:p>Agenc_D</text:p>
          </table:table-cell>
          <table:table-cell table:style-name="ce2" table:formula="of:=[.C19]" office:value-type="float" office:value="1379920" calcext:value-type="float">
            <text:p>1379920</text:p>
          </table:table-cell>
          <table:table-cell table:style-name="ce2" table:formula="of:=[.D19]-100" office:value-type="float" office:value="5226000" calcext:value-type="float">
            <text:p>5226000</text:p>
          </table:table-cell>
          <table:table-cell table:style-name="ce2" table:formula="of:=[.C24]+140" office:value-type="float" office:value="1380060" calcext:value-type="float">
            <text:p>1380060</text:p>
          </table:table-cell>
          <table:table-cell table:style-name="ce2" table:formula="of:=[.D24]" office:value-type="float" office:value="5226000" calcext:value-type="float">
            <text:p>5226000</text:p>
          </table:table-cell>
          <table:table-cell table:style-name="ce2" table:formula="of:=[.C24]+140" office:value-type="float" office:value="1380060" calcext:value-type="float">
            <text:p>1380060</text:p>
          </table:table-cell>
          <table:table-cell table:style-name="ce2" table:formula="of:=[.D24]-100" office:value-type="float" office:value="5225900" calcext:value-type="float">
            <text:p>5225900</text:p>
          </table:table-cell>
          <table:table-cell table:style-name="ce2" table:formula="of:=[.C24]" office:value-type="float" office:value="1379920" calcext:value-type="float">
            <text:p>1379920</text:p>
          </table:table-cell>
          <table:table-cell table:style-name="ce2" table:formula="of:=[.D24]-100" office:value-type="float" office:value="5225900" calcext:value-type="float">
            <text:p>5225900</text:p>
          </table:table-cell>
          <table:table-cell table:style-name="ce4" table:formula="of:=CONCATENATE([.K$2];CHAR(13);&quot;    &quot;;&quot;'&quot;;[.A24];&quot;',&quot;;CHAR(13);&quot;    'SRID=3946;POLYGON((&quot;;[.C24];&quot; &quot;;[.D24];&quot;,&quot;;[.E24];&quot; &quot;;[.F24];&quot;,&quot;;[.G24];&quot; &quot;;[.H24];&quot;,&quot;;[.I24];&quot; &quot;;[.J24];&quot;,&quot;;[.C24];&quot; &quot;;[.D24];&quot;))');&quot;;CHAR(13))" office:value-type="string" office:string-value="INSERT INTO &#13;  case_00140_00100 (&#13;    id,&#13;    geometry_asewkt)&#13;  VALUES (&#13;    'M44',&#13;    'SRID=3946;POLYGON((1379920 5226000,1380060 5226000,1380060 5225900,1379920 5225900,1379920 5226000))');&#13;" calcext:value-type="string">
            <text:p>INSERT INTO  <text:s/>case_00140_00100 ( <text:s text:c="3"/>id, <text:s text:c="3"/>geometry_asewkt) <text:s/>VALUES ( <text:s text:c="3"/>'M44', <text:s text:c="3"/>'SRID=3946;POLYGON((1379920 5226000,1380060 5226000,1380060 5225900,1379920 5225900,1379920 52260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45</text:p>
          </table:table-cell>
          <table:table-cell table:style-name="ce2" office:value-type="string" calcext:value-type="string">
            <text:p>Agenc_B</text:p>
          </table:table-cell>
          <table:table-cell table:style-name="ce2" table:formula="of:=[.C20]" office:value-type="float" office:value="1380060" calcext:value-type="float">
            <text:p>1380060</text:p>
          </table:table-cell>
          <table:table-cell table:style-name="ce2" table:formula="of:=[.D20]-100" office:value-type="float" office:value="5226000" calcext:value-type="float">
            <text:p>5226000</text:p>
          </table:table-cell>
          <table:table-cell table:style-name="ce2" table:formula="of:=[.C25]+140" office:value-type="float" office:value="1380200" calcext:value-type="float">
            <text:p>1380200</text:p>
          </table:table-cell>
          <table:table-cell table:style-name="ce2" table:formula="of:=[.D25]" office:value-type="float" office:value="5226000" calcext:value-type="float">
            <text:p>5226000</text:p>
          </table:table-cell>
          <table:table-cell table:style-name="ce2" table:formula="of:=[.C25]+140" office:value-type="float" office:value="1380200" calcext:value-type="float">
            <text:p>1380200</text:p>
          </table:table-cell>
          <table:table-cell table:style-name="ce2" table:formula="of:=[.D25]-100" office:value-type="float" office:value="5225900" calcext:value-type="float">
            <text:p>5225900</text:p>
          </table:table-cell>
          <table:table-cell table:style-name="ce2" table:formula="of:=[.C25]" office:value-type="float" office:value="1380060" calcext:value-type="float">
            <text:p>1380060</text:p>
          </table:table-cell>
          <table:table-cell table:style-name="ce2" table:formula="of:=[.D25]-100" office:value-type="float" office:value="5225900" calcext:value-type="float">
            <text:p>5225900</text:p>
          </table:table-cell>
          <table:table-cell table:style-name="ce4" table:formula="of:=CONCATENATE([.K$2];CHAR(13);&quot;    &quot;;&quot;'&quot;;[.A25];&quot;',&quot;;CHAR(13);&quot;    'SRID=3946;POLYGON((&quot;;[.C25];&quot; &quot;;[.D25];&quot;,&quot;;[.E25];&quot; &quot;;[.F25];&quot;,&quot;;[.G25];&quot; &quot;;[.H25];&quot;,&quot;;[.I25];&quot; &quot;;[.J25];&quot;,&quot;;[.C25];&quot; &quot;;[.D25];&quot;))');&quot;;CHAR(13))" office:value-type="string" office:string-value="INSERT INTO &#13;  case_00140_00100 (&#13;    id,&#13;    geometry_asewkt)&#13;  VALUES (&#13;    'M45',&#13;    'SRID=3946;POLYGON((1380060 5226000,1380200 5226000,1380200 5225900,1380060 5225900,1380060 5226000))');&#13;" calcext:value-type="string">
            <text:p>INSERT INTO  <text:s/>case_00140_00100 ( <text:s text:c="3"/>id, <text:s text:c="3"/>geometry_asewkt) <text:s/>VALUES ( <text:s text:c="3"/>'M45', <text:s text:c="3"/>'SRID=3946;POLYGON((1380060 5226000,1380200 5226000,1380200 5225900,1380060 5225900,1380060 52260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51</text:p>
          </table:table-cell>
          <table:table-cell table:style-name="ce2" office:value-type="string" calcext:value-type="string">
            <text:p>Agenc_A</text:p>
          </table:table-cell>
          <table:table-cell table:style-name="ce2" table:formula="of:=[.C21]" office:value-type="float" office:value="1379500" calcext:value-type="float">
            <text:p>1379500</text:p>
          </table:table-cell>
          <table:table-cell table:style-name="ce2" table:formula="of:=[.D21]-100" office:value-type="float" office:value="5225900" calcext:value-type="float">
            <text:p>5225900</text:p>
          </table:table-cell>
          <table:table-cell table:style-name="ce2" table:formula="of:=[.C26]+140" office:value-type="float" office:value="1379640" calcext:value-type="float">
            <text:p>1379640</text:p>
          </table:table-cell>
          <table:table-cell table:style-name="ce2" table:formula="of:=[.D26]" office:value-type="float" office:value="5225900" calcext:value-type="float">
            <text:p>5225900</text:p>
          </table:table-cell>
          <table:table-cell table:style-name="ce2" table:formula="of:=[.C26]+140" office:value-type="float" office:value="1379640" calcext:value-type="float">
            <text:p>1379640</text:p>
          </table:table-cell>
          <table:table-cell table:style-name="ce2" table:formula="of:=[.D26]-100" office:value-type="float" office:value="5225800" calcext:value-type="float">
            <text:p>5225800</text:p>
          </table:table-cell>
          <table:table-cell table:style-name="ce2" table:formula="of:=[.C26]" office:value-type="float" office:value="1379500" calcext:value-type="float">
            <text:p>1379500</text:p>
          </table:table-cell>
          <table:table-cell table:style-name="ce2" table:formula="of:=[.D26]-100" office:value-type="float" office:value="5225800" calcext:value-type="float">
            <text:p>5225800</text:p>
          </table:table-cell>
          <table:table-cell table:style-name="ce4" table:formula="of:=CONCATENATE([.K$2];CHAR(13);&quot;    &quot;;&quot;'&quot;;[.A26];&quot;',&quot;;CHAR(13);&quot;    'SRID=3946;POLYGON((&quot;;[.C26];&quot; &quot;;[.D26];&quot;,&quot;;[.E26];&quot; &quot;;[.F26];&quot;,&quot;;[.G26];&quot; &quot;;[.H26];&quot;,&quot;;[.I26];&quot; &quot;;[.J26];&quot;,&quot;;[.C26];&quot; &quot;;[.D26];&quot;))');&quot;;CHAR(13))" office:value-type="string" office:string-value="INSERT INTO &#13;  case_00140_00100 (&#13;    id,&#13;    geometry_asewkt)&#13;  VALUES (&#13;    'M51',&#13;    'SRID=3946;POLYGON((1379500 5225900,1379640 5225900,1379640 5225800,1379500 5225800,1379500 5225900))');&#13;" calcext:value-type="string">
            <text:p>INSERT INTO  <text:s/>case_00140_00100 ( <text:s text:c="3"/>id, <text:s text:c="3"/>geometry_asewkt) <text:s/>VALUES ( <text:s text:c="3"/>'M51', <text:s text:c="3"/>'SRID=3946;POLYGON((1379500 5225900,1379640 5225900,1379640 5225800,1379500 5225800,1379500 52259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52</text:p>
          </table:table-cell>
          <table:table-cell table:style-name="ce2" office:value-type="string" calcext:value-type="string">
            <text:p>Agenc_C</text:p>
          </table:table-cell>
          <table:table-cell table:style-name="ce2" table:formula="of:=[.C22]" office:value-type="float" office:value="1379640" calcext:value-type="float">
            <text:p>1379640</text:p>
          </table:table-cell>
          <table:table-cell table:style-name="ce2" table:formula="of:=[.D22]-100" office:value-type="float" office:value="5225900" calcext:value-type="float">
            <text:p>5225900</text:p>
          </table:table-cell>
          <table:table-cell table:style-name="ce2" table:formula="of:=[.C27]+140" office:value-type="float" office:value="1379780" calcext:value-type="float">
            <text:p>1379780</text:p>
          </table:table-cell>
          <table:table-cell table:style-name="ce2" table:formula="of:=[.D27]" office:value-type="float" office:value="5225900" calcext:value-type="float">
            <text:p>5225900</text:p>
          </table:table-cell>
          <table:table-cell table:style-name="ce2" table:formula="of:=[.C27]+140" office:value-type="float" office:value="1379780" calcext:value-type="float">
            <text:p>1379780</text:p>
          </table:table-cell>
          <table:table-cell table:style-name="ce2" table:formula="of:=[.D27]-100" office:value-type="float" office:value="5225800" calcext:value-type="float">
            <text:p>5225800</text:p>
          </table:table-cell>
          <table:table-cell table:style-name="ce2" table:formula="of:=[.C27]" office:value-type="float" office:value="1379640" calcext:value-type="float">
            <text:p>1379640</text:p>
          </table:table-cell>
          <table:table-cell table:style-name="ce2" table:formula="of:=[.D27]-100" office:value-type="float" office:value="5225800" calcext:value-type="float">
            <text:p>5225800</text:p>
          </table:table-cell>
          <table:table-cell table:style-name="ce4" table:formula="of:=CONCATENATE([.K$2];CHAR(13);&quot;    &quot;;&quot;'&quot;;[.A27];&quot;',&quot;;CHAR(13);&quot;    'SRID=3946;POLYGON((&quot;;[.C27];&quot; &quot;;[.D27];&quot;,&quot;;[.E27];&quot; &quot;;[.F27];&quot;,&quot;;[.G27];&quot; &quot;;[.H27];&quot;,&quot;;[.I27];&quot; &quot;;[.J27];&quot;,&quot;;[.C27];&quot; &quot;;[.D27];&quot;))');&quot;;CHAR(13))" office:value-type="string" office:string-value="INSERT INTO &#13;  case_00140_00100 (&#13;    id,&#13;    geometry_asewkt)&#13;  VALUES (&#13;    'M52',&#13;    'SRID=3946;POLYGON((1379640 5225900,1379780 5225900,1379780 5225800,1379640 5225800,1379640 5225900))');&#13;" calcext:value-type="string">
            <text:p>INSERT INTO  <text:s/>case_00140_00100 ( <text:s text:c="3"/>id, <text:s text:c="3"/>geometry_asewkt) <text:s/>VALUES ( <text:s text:c="3"/>'M52', <text:s text:c="3"/>'SRID=3946;POLYGON((1379640 5225900,1379780 5225900,1379780 5225800,1379640 5225800,1379640 52259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53</text:p>
          </table:table-cell>
          <table:table-cell table:style-name="ce2" office:value-type="string" calcext:value-type="string">
            <text:p>Agenc_D</text:p>
          </table:table-cell>
          <table:table-cell table:style-name="ce2" table:formula="of:=[.C23]" office:value-type="float" office:value="1379780" calcext:value-type="float">
            <text:p>1379780</text:p>
          </table:table-cell>
          <table:table-cell table:style-name="ce2" table:formula="of:=[.D23]-100" office:value-type="float" office:value="5225900" calcext:value-type="float">
            <text:p>5225900</text:p>
          </table:table-cell>
          <table:table-cell table:style-name="ce2" table:formula="of:=[.C28]+140" office:value-type="float" office:value="1379920" calcext:value-type="float">
            <text:p>1379920</text:p>
          </table:table-cell>
          <table:table-cell table:style-name="ce2" table:formula="of:=[.D28]" office:value-type="float" office:value="5225900" calcext:value-type="float">
            <text:p>5225900</text:p>
          </table:table-cell>
          <table:table-cell table:style-name="ce2" table:formula="of:=[.C28]+140" office:value-type="float" office:value="1379920" calcext:value-type="float">
            <text:p>1379920</text:p>
          </table:table-cell>
          <table:table-cell table:style-name="ce2" table:formula="of:=[.D28]-100" office:value-type="float" office:value="5225800" calcext:value-type="float">
            <text:p>5225800</text:p>
          </table:table-cell>
          <table:table-cell table:style-name="ce2" table:formula="of:=[.C28]" office:value-type="float" office:value="1379780" calcext:value-type="float">
            <text:p>1379780</text:p>
          </table:table-cell>
          <table:table-cell table:style-name="ce2" table:formula="of:=[.D28]-100" office:value-type="float" office:value="5225800" calcext:value-type="float">
            <text:p>5225800</text:p>
          </table:table-cell>
          <table:table-cell table:style-name="ce4" table:formula="of:=CONCATENATE([.K$2];CHAR(13);&quot;    &quot;;&quot;'&quot;;[.A28];&quot;',&quot;;CHAR(13);&quot;    'SRID=3946;POLYGON((&quot;;[.C28];&quot; &quot;;[.D28];&quot;,&quot;;[.E28];&quot; &quot;;[.F28];&quot;,&quot;;[.G28];&quot; &quot;;[.H28];&quot;,&quot;;[.I28];&quot; &quot;;[.J28];&quot;,&quot;;[.C28];&quot; &quot;;[.D28];&quot;))');&quot;;CHAR(13))" office:value-type="string" office:string-value="INSERT INTO &#13;  case_00140_00100 (&#13;    id,&#13;    geometry_asewkt)&#13;  VALUES (&#13;    'M53',&#13;    'SRID=3946;POLYGON((1379780 5225900,1379920 5225900,1379920 5225800,1379780 5225800,1379780 5225900))');&#13;" calcext:value-type="string">
            <text:p>INSERT INTO  <text:s/>case_00140_00100 ( <text:s text:c="3"/>id, <text:s text:c="3"/>geometry_asewkt) <text:s/>VALUES ( <text:s text:c="3"/>'M53', <text:s text:c="3"/>'SRID=3946;POLYGON((1379780 5225900,1379920 5225900,1379920 5225800,1379780 5225800,1379780 52259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54</text:p>
          </table:table-cell>
          <table:table-cell table:style-name="ce2" office:value-type="string" calcext:value-type="string">
            <text:p>Agenc_B</text:p>
          </table:table-cell>
          <table:table-cell table:style-name="ce2" table:formula="of:=[.C24]" office:value-type="float" office:value="1379920" calcext:value-type="float">
            <text:p>1379920</text:p>
          </table:table-cell>
          <table:table-cell table:style-name="ce2" table:formula="of:=[.D24]-100" office:value-type="float" office:value="5225900" calcext:value-type="float">
            <text:p>5225900</text:p>
          </table:table-cell>
          <table:table-cell table:style-name="ce2" table:formula="of:=[.C29]+140" office:value-type="float" office:value="1380060" calcext:value-type="float">
            <text:p>1380060</text:p>
          </table:table-cell>
          <table:table-cell table:style-name="ce2" table:formula="of:=[.D29]" office:value-type="float" office:value="5225900" calcext:value-type="float">
            <text:p>5225900</text:p>
          </table:table-cell>
          <table:table-cell table:style-name="ce2" table:formula="of:=[.C29]+140" office:value-type="float" office:value="1380060" calcext:value-type="float">
            <text:p>1380060</text:p>
          </table:table-cell>
          <table:table-cell table:style-name="ce2" table:formula="of:=[.D29]-100" office:value-type="float" office:value="5225800" calcext:value-type="float">
            <text:p>5225800</text:p>
          </table:table-cell>
          <table:table-cell table:style-name="ce2" table:formula="of:=[.C29]" office:value-type="float" office:value="1379920" calcext:value-type="float">
            <text:p>1379920</text:p>
          </table:table-cell>
          <table:table-cell table:style-name="ce2" table:formula="of:=[.D29]-100" office:value-type="float" office:value="5225800" calcext:value-type="float">
            <text:p>5225800</text:p>
          </table:table-cell>
          <table:table-cell table:style-name="ce4" table:formula="of:=CONCATENATE([.K$2];CHAR(13);&quot;    &quot;;&quot;'&quot;;[.A29];&quot;',&quot;;CHAR(13);&quot;    'SRID=3946;POLYGON((&quot;;[.C29];&quot; &quot;;[.D29];&quot;,&quot;;[.E29];&quot; &quot;;[.F29];&quot;,&quot;;[.G29];&quot; &quot;;[.H29];&quot;,&quot;;[.I29];&quot; &quot;;[.J29];&quot;,&quot;;[.C29];&quot; &quot;;[.D29];&quot;))');&quot;;CHAR(13))" office:value-type="string" office:string-value="INSERT INTO &#13;  case_00140_00100 (&#13;    id,&#13;    geometry_asewkt)&#13;  VALUES (&#13;    'M54',&#13;    'SRID=3946;POLYGON((1379920 5225900,1380060 5225900,1380060 5225800,1379920 5225800,1379920 5225900))');&#13;" calcext:value-type="string">
            <text:p>INSERT INTO  <text:s/>case_00140_00100 ( <text:s text:c="3"/>id, <text:s text:c="3"/>geometry_asewkt) <text:s/>VALUES ( <text:s text:c="3"/>'M54', <text:s text:c="3"/>'SRID=3946;POLYGON((1379920 5225900,1380060 5225900,1380060 5225800,1379920 5225800,1379920 5225900))');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55</text:p>
          </table:table-cell>
          <table:table-cell table:style-name="ce2" office:value-type="string" calcext:value-type="string">
            <text:p>Agenc_C</text:p>
          </table:table-cell>
          <table:table-cell table:style-name="ce2" table:formula="of:=[.C25]" office:value-type="float" office:value="1380060" calcext:value-type="float">
            <text:p>1380060</text:p>
          </table:table-cell>
          <table:table-cell table:style-name="ce2" table:formula="of:=[.D25]-100" office:value-type="float" office:value="5225900" calcext:value-type="float">
            <text:p>5225900</text:p>
          </table:table-cell>
          <table:table-cell table:style-name="ce2" table:formula="of:=[.C30]+140" office:value-type="float" office:value="1380200" calcext:value-type="float">
            <text:p>1380200</text:p>
          </table:table-cell>
          <table:table-cell table:style-name="ce2" table:formula="of:=[.D30]" office:value-type="float" office:value="5225900" calcext:value-type="float">
            <text:p>5225900</text:p>
          </table:table-cell>
          <table:table-cell table:style-name="ce2" table:formula="of:=[.C30]+140" office:value-type="float" office:value="1380200" calcext:value-type="float">
            <text:p>1380200</text:p>
          </table:table-cell>
          <table:table-cell table:style-name="ce2" table:formula="of:=[.D30]-100" office:value-type="float" office:value="5225800" calcext:value-type="float">
            <text:p>5225800</text:p>
          </table:table-cell>
          <table:table-cell table:style-name="ce2" table:formula="of:=[.C30]" office:value-type="float" office:value="1380060" calcext:value-type="float">
            <text:p>1380060</text:p>
          </table:table-cell>
          <table:table-cell table:style-name="ce2" table:formula="of:=[.D30]-100" office:value-type="float" office:value="5225800" calcext:value-type="float">
            <text:p>5225800</text:p>
          </table:table-cell>
          <table:table-cell table:style-name="ce4" table:formula="of:=CONCATENATE([.K$2];CHAR(13);&quot;    &quot;;&quot;'&quot;;[.A30];&quot;',&quot;;CHAR(13);&quot;    'SRID=3946;POLYGON((&quot;;[.C30];&quot; &quot;;[.D30];&quot;,&quot;;[.E30];&quot; &quot;;[.F30];&quot;,&quot;;[.G30];&quot; &quot;;[.H30];&quot;,&quot;;[.I30];&quot; &quot;;[.J30];&quot;,&quot;;[.C30];&quot; &quot;;[.D30];&quot;))');&quot;;CHAR(13))" office:value-type="string" office:string-value="INSERT INTO &#13;  case_00140_00100 (&#13;    id,&#13;    geometry_asewkt)&#13;  VALUES (&#13;    'M55',&#13;    'SRID=3946;POLYGON((1380060 5225900,1380200 5225900,1380200 5225800,1380060 5225800,1380060 5225900))');&#13;" calcext:value-type="string">
            <text:p>INSERT INTO  <text:s/>case_00140_00100 ( <text:s text:c="3"/>id, <text:s text:c="3"/>geometry_asewkt) <text:s/>VALUES ( <text:s text:c="3"/>'M55', <text:s text:c="3"/>'SRID=3946;POLYGON((1380060 5225900,1380200 5225900,1380200 5225800,1380060 5225800,1380060 5225900))');</text:p>
          </table:table-cell>
          <table:table-cell table:number-columns-repeated="1013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mprise" table:style-name="ta1">
        <office:forms form:automatic-focus="false" form:apply-design-mode="false"/>
        <table:table-column table:style-name="co7" table:number-columns-repeated="1024" table:default-cell-style-name="Default"/>
        <table:table-row table:style-name="ro5">
          <table:table-cell/>
          <table:table-cell office:value-type="string" calcext:value-type="string">
            <text:p>empris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emprise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_Emprise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40" calcext:value-type="float">
            <text:p>14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 table:formula="of:=CONCATENATE(&quot;INSERT INTO &quot;;CHAR(13);&quot;  &quot;;[.K$1];&quot; (&quot;;CHAR(13);&quot;    id,&quot;;CHAR(13);&quot;    geometry_asewkt)&quot;;CHAR(13);&quot;  VALUES (&quot;)" office:value-type="string" office:string-value="INSERT INTO &#13;  emprise (&#13;    id,&#13;    geometry_asewkt)&#13;  VALUES (" calcext:value-type="string">
            <text:p>INSERT INTO  <text:s/>emprise ( <text:s text:c="3"/>id, <text:s text:c="3"/>geometry_asewkt) <text:s/>VALUES (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_Emprise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40" calcext:value-type="float">
            <text:p>14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_Emprise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40" calcext:value-type="float">
            <text:p>14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/>
          <table:table-cell table:number-columns-repeated="1013"/>
        </table:table-row>
        <table:table-row table:style-name="ro6">
          <table:table-cell/>
          <table:table-cell office:value-type="string" calcext:value-type="string">
            <text:p>_Emprise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40" calcext:value-type="float">
            <text:p>14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/>
          <table:table-cell table:number-columns-repeated="1013"/>
        </table:table-row>
        <table:table-row table:style-name="ro7">
          <table:table-cell table:formula="of:=[case_00140_00100.B6]" office:value-type="string" office:string-value="Agenc_A" calcext:value-type="string">
            <text:p>Agenc_A</text:p>
          </table:table-cell>
          <table:table-cell table:style-name="ce5" table:formula="of:=CONCATENATE([case_00140_00100.$A6];[.B$2])" office:value-type="string" office:string-value="M11_Emprise1" calcext:value-type="string">
            <text:p>M11_Emprise1</text:p>
          </table:table-cell>
          <table:table-cell table:style-name="ce5" table:formula="of:=[$case_00140_00100.$C6]+IF([.$A6]=&quot;Agenc_A&quot;;[.C$2];IF([.$A6]=&quot;Agenc_B&quot;;[.C$3];IF([.$A6]=&quot;Agenc_C&quot;;[.C$4];IF([.$A6]=&quot;Agenc_D&quot;;[.C$5];0))))" office:value-type="float" office:value="1379500" calcext:value-type="float">
            <text:p>1379500</text:p>
          </table:table-cell>
          <table:table-cell table:style-name="ce5" table:formula="of:=[$case_00140_00100.$D6]+IF([.$A6]=&quot;Agenc_A&quot;;[.D$2];IF([.$A6]=&quot;Agenc_B&quot;;[.D$3];IF([.$A6]=&quot;Agenc_C&quot;;[.D$4];IF([.$A6]=&quot;Agenc_D&quot;;[.D$5];0))))" office:value-type="float" office:value="5226400" calcext:value-type="float">
            <text:p>5226400</text:p>
          </table:table-cell>
          <table:table-cell table:style-name="ce5" table:formula="of:=[$case_00140_00100.$C6]+IF([.$A6]=&quot;Agenc_A&quot;;[.E$2];IF([.$A6]=&quot;Agenc_B&quot;;[.E$3];IF([.$A6]=&quot;Agenc_C&quot;;[.E$4];IF([.$A6]=&quot;Agenc_D&quot;;[.E$5];0))))" office:value-type="float" office:value="1379640" calcext:value-type="float">
            <text:p>1379640</text:p>
          </table:table-cell>
          <table:table-cell table:style-name="ce5" table:formula="of:=[$case_00140_00100.$D6]+IF([.$A6]=&quot;Agenc_A&quot;;[.F$2];IF([.$A6]=&quot;Agenc_B&quot;;[.F$3];IF([.$A6]=&quot;Agenc_C&quot;;[.F$4];IF([.$A6]=&quot;Agenc_D&quot;;[.F$5];0))))" office:value-type="float" office:value="5226400" calcext:value-type="float">
            <text:p>5226400</text:p>
          </table:table-cell>
          <table:table-cell table:style-name="ce5" table:formula="of:=[$case_00140_00100.$C6]+IF([.$A6]=&quot;Agenc_A&quot;;[.G$2];IF([.$A6]=&quot;Agenc_B&quot;;[.G$3];IF([.$A6]=&quot;Agenc_C&quot;;[.G$4];IF([.$A6]=&quot;Agenc_D&quot;;[.G$5];0))))" office:value-type="float" office:value="1379640" calcext:value-type="float">
            <text:p>1379640</text:p>
          </table:table-cell>
          <table:table-cell table:style-name="ce5" table:formula="of:=[$case_00140_00100.$D6]+IF([.$A6]=&quot;Agenc_A&quot;;[.H$2];IF([.$A6]=&quot;Agenc_B&quot;;[.H$3];IF([.$A6]=&quot;Agenc_C&quot;;[.H$4];IF([.$A6]=&quot;Agenc_D&quot;;[.H$5];0))))" office:value-type="float" office:value="5226300" calcext:value-type="float">
            <text:p>5226300</text:p>
          </table:table-cell>
          <table:table-cell table:style-name="ce5" table:formula="of:=[$case_00140_00100.$C6]+IF([.$A6]=&quot;Agenc_A&quot;;[.I$2];IF([.$A6]=&quot;Agenc_B&quot;;[.I$3];IF([.$A6]=&quot;Agenc_C&quot;;[.I$4];IF([.$A6]=&quot;Agenc_D&quot;;[.I$5];0))))" office:value-type="float" office:value="1379500" calcext:value-type="float">
            <text:p>1379500</text:p>
          </table:table-cell>
          <table:table-cell table:style-name="ce5" table:formula="of:=[$case_00140_00100.$D6]+IF([.$A6]=&quot;Agenc_A&quot;;[.J$2];IF([.$A6]=&quot;Agenc_B&quot;;[.J$3];IF([.$A6]=&quot;Agenc_C&quot;;[.J$4];IF([.$A6]=&quot;Agenc_D&quot;;[.J$5];0))))" office:value-type="float" office:value="5226300" calcext:value-type="float">
            <text:p>5226300</text:p>
          </table:table-cell>
          <table:table-cell table:style-name="ce4" table:formula="of:=CONCATENATE([.K$2];CHAR(13);&quot;    &quot;;&quot;'&quot;;[.B6];&quot;',&quot;;CHAR(13);&quot;    'SRID=3946;POLYGON((&quot;;[.C6];&quot; &quot;;[.D6];&quot;,&quot;;[.E6];&quot; &quot;;[.F6];&quot;,&quot;;[.G6];&quot; &quot;;[.H6];&quot;,&quot;;[.I6];&quot; &quot;;[.J6];&quot;,&quot;;[.C6];&quot; &quot;;[.D6];&quot;))');&quot;;CHAR(13))" office:value-type="string" office:string-value="INSERT INTO &#13;  emprise (&#13;    id,&#13;    geometry_asewkt)&#13;  VALUES (&#13;    'M11_Emprise1',&#13;    'SRID=3946;POLYGON((1379500 5226400,1379640 5226400,1379640 5226300,1379500 5226300,1379500 5226400))');&#13;" calcext:value-type="string">
            <text:p>INSERT INTO  <text:s/>emprise ( <text:s text:c="3"/>id, <text:s text:c="3"/>geometry_asewkt) <text:s/>VALUES ( <text:s text:c="3"/>'M11_Emprise1', <text:s text:c="3"/>'SRID=3946;POLYGON((1379500 5226400,1379640 5226400,1379640 5226300,1379500 5226300,1379500 5226400))');</text:p>
          </table:table-cell>
          <table:table-cell table:number-columns-repeated="1013"/>
        </table:table-row>
        <table:table-row table:style-name="ro4">
          <table:table-cell table:formula="of:=[case_00140_00100.B7]" office:value-type="string" office:string-value="Agenc_B" calcext:value-type="string">
            <text:p>Agenc_B</text:p>
          </table:table-cell>
          <table:table-cell table:style-name="ce5" table:formula="of:=CONCATENATE([case_00140_00100.$A7];[.B$2])" office:value-type="string" office:string-value="M12_Emprise1" calcext:value-type="string">
            <text:p>M12_Emprise1</text:p>
          </table:table-cell>
          <table:table-cell table:style-name="ce5" table:formula="of:=[$case_00140_00100.$C7]+IF([.$A7]=&quot;Agenc_A&quot;;[.C$2];IF([.$A7]=&quot;Agenc_B&quot;;[.C$3];IF([.$A7]=&quot;Agenc_C&quot;;[.C$4];IF([.$A7]=&quot;Agenc_D&quot;;[.C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D$2];IF([.$A7]=&quot;Agenc_B&quot;;[.D$3];IF([.$A7]=&quot;Agenc_C&quot;;[.D$4];IF([.$A7]=&quot;Agenc_D&quot;;[.D$5];0))))" office:value-type="float" office:value="5226400" calcext:value-type="float">
            <text:p>5226400</text:p>
          </table:table-cell>
          <table:table-cell table:style-name="ce5" table:formula="of:=[$case_00140_00100.$C7]+IF([.$A7]=&quot;Agenc_A&quot;;[.E$2];IF([.$A7]=&quot;Agenc_B&quot;;[.E$3];IF([.$A7]=&quot;Agenc_C&quot;;[.E$4];IF([.$A7]=&quot;Agenc_D&quot;;[.E$5];0))))" office:value-type="float" office:value="1379780" calcext:value-type="float">
            <text:p>1379780</text:p>
          </table:table-cell>
          <table:table-cell table:style-name="ce5" table:formula="of:=[$case_00140_00100.$D7]+IF([.$A7]=&quot;Agenc_A&quot;;[.F$2];IF([.$A7]=&quot;Agenc_B&quot;;[.F$3];IF([.$A7]=&quot;Agenc_C&quot;;[.F$4];IF([.$A7]=&quot;Agenc_D&quot;;[.F$5];0))))" office:value-type="float" office:value="5226400" calcext:value-type="float">
            <text:p>5226400</text:p>
          </table:table-cell>
          <table:table-cell table:style-name="ce5" table:formula="of:=[$case_00140_00100.$C7]+IF([.$A7]=&quot;Agenc_A&quot;;[.G$2];IF([.$A7]=&quot;Agenc_B&quot;;[.G$3];IF([.$A7]=&quot;Agenc_C&quot;;[.G$4];IF([.$A7]=&quot;Agenc_D&quot;;[.G$5];0))))" office:value-type="float" office:value="1379780" calcext:value-type="float">
            <text:p>1379780</text:p>
          </table:table-cell>
          <table:table-cell table:style-name="ce5" table:formula="of:=[$case_00140_00100.$D7]+IF([.$A7]=&quot;Agenc_A&quot;;[.H$2];IF([.$A7]=&quot;Agenc_B&quot;;[.H$3];IF([.$A7]=&quot;Agenc_C&quot;;[.H$4];IF([.$A7]=&quot;Agenc_D&quot;;[.H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I$2];IF([.$A7]=&quot;Agenc_B&quot;;[.I$3];IF([.$A7]=&quot;Agenc_C&quot;;[.I$4];IF([.$A7]=&quot;Agenc_D&quot;;[.I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J$2];IF([.$A7]=&quot;Agenc_B&quot;;[.J$3];IF([.$A7]=&quot;Agenc_C&quot;;[.J$4];IF([.$A7]=&quot;Agenc_D&quot;;[.J$5];0))))" office:value-type="float" office:value="5226300" calcext:value-type="float">
            <text:p>5226300</text:p>
          </table:table-cell>
          <table:table-cell table:style-name="ce4" table:formula="of:=CONCATENATE([.K$2];CHAR(13);&quot;    &quot;;&quot;'&quot;;[.B7];&quot;',&quot;;CHAR(13);&quot;    'SRID=3946;POLYGON((&quot;;[.C7];&quot; &quot;;[.D7];&quot;,&quot;;[.E7];&quot; &quot;;[.F7];&quot;,&quot;;[.G7];&quot; &quot;;[.H7];&quot;,&quot;;[.I7];&quot; &quot;;[.J7];&quot;,&quot;;[.C7];&quot; &quot;;[.D7];&quot;))');&quot;;CHAR(13))" office:value-type="string" office:string-value="INSERT INTO &#13;  emprise (&#13;    id,&#13;    geometry_asewkt)&#13;  VALUES (&#13;    'M12_Emprise1',&#13;    'SRID=3946;POLYGON((1379640 5226400,1379780 5226400,1379780 5226300,1379640 5226300,1379640 5226400))');&#13;" calcext:value-type="string">
            <text:p>INSERT INTO  <text:s/>emprise ( <text:s text:c="3"/>id, <text:s text:c="3"/>geometry_asewkt) <text:s/>VALUES ( <text:s text:c="3"/>'M12_Emprise1', <text:s text:c="3"/>'SRID=3946;POLYGON((1379640 5226400,1379780 5226400,1379780 5226300,1379640 5226300,1379640 5226400))');</text:p>
          </table:table-cell>
          <table:table-cell table:number-columns-repeated="1013"/>
        </table:table-row>
        <table:table-row table:style-name="ro5">
          <table:table-cell table:formula="of:=[case_00140_00100.B8]" office:value-type="string" office:string-value="Agenc_C" calcext:value-type="string">
            <text:p>Agenc_C</text:p>
          </table:table-cell>
          <table:table-cell table:style-name="ce5" table:formula="of:=CONCATENATE([case_00140_00100.$A8];[.B$2])" office:value-type="string" office:string-value="M13_Emprise1" calcext:value-type="string">
            <text:p>M13_Emprise1</text:p>
          </table:table-cell>
          <table:table-cell table:style-name="ce5" table:formula="of:=[$case_00140_00100.$C8]+IF([.$A8]=&quot;Agenc_A&quot;;[.C$2];IF([.$A8]=&quot;Agenc_B&quot;;[.C$3];IF([.$A8]=&quot;Agenc_C&quot;;[.C$4];IF([.$A8]=&quot;Agenc_D&quot;;[.C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D$2];IF([.$A8]=&quot;Agenc_B&quot;;[.D$3];IF([.$A8]=&quot;Agenc_C&quot;;[.D$4];IF([.$A8]=&quot;Agenc_D&quot;;[.D$5];0))))" office:value-type="float" office:value="5226400" calcext:value-type="float">
            <text:p>5226400</text:p>
          </table:table-cell>
          <table:table-cell table:style-name="ce5" table:formula="of:=[$case_00140_00100.$C8]+IF([.$A8]=&quot;Agenc_A&quot;;[.E$2];IF([.$A8]=&quot;Agenc_B&quot;;[.E$3];IF([.$A8]=&quot;Agenc_C&quot;;[.E$4];IF([.$A8]=&quot;Agenc_D&quot;;[.E$5];0))))" office:value-type="float" office:value="1379920" calcext:value-type="float">
            <text:p>1379920</text:p>
          </table:table-cell>
          <table:table-cell table:style-name="ce5" table:formula="of:=[$case_00140_00100.$D8]+IF([.$A8]=&quot;Agenc_A&quot;;[.F$2];IF([.$A8]=&quot;Agenc_B&quot;;[.F$3];IF([.$A8]=&quot;Agenc_C&quot;;[.F$4];IF([.$A8]=&quot;Agenc_D&quot;;[.F$5];0))))" office:value-type="float" office:value="5226400" calcext:value-type="float">
            <text:p>5226400</text:p>
          </table:table-cell>
          <table:table-cell table:style-name="ce5" table:formula="of:=[$case_00140_00100.$C8]+IF([.$A8]=&quot;Agenc_A&quot;;[.G$2];IF([.$A8]=&quot;Agenc_B&quot;;[.G$3];IF([.$A8]=&quot;Agenc_C&quot;;[.G$4];IF([.$A8]=&quot;Agenc_D&quot;;[.G$5];0))))" office:value-type="float" office:value="1379920" calcext:value-type="float">
            <text:p>1379920</text:p>
          </table:table-cell>
          <table:table-cell table:style-name="ce5" table:formula="of:=[$case_00140_00100.$D8]+IF([.$A8]=&quot;Agenc_A&quot;;[.H$2];IF([.$A8]=&quot;Agenc_B&quot;;[.H$3];IF([.$A8]=&quot;Agenc_C&quot;;[.H$4];IF([.$A8]=&quot;Agenc_D&quot;;[.H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I$2];IF([.$A8]=&quot;Agenc_B&quot;;[.I$3];IF([.$A8]=&quot;Agenc_C&quot;;[.I$4];IF([.$A8]=&quot;Agenc_D&quot;;[.I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J$2];IF([.$A8]=&quot;Agenc_B&quot;;[.J$3];IF([.$A8]=&quot;Agenc_C&quot;;[.J$4];IF([.$A8]=&quot;Agenc_D&quot;;[.J$5];0))))" office:value-type="float" office:value="5226300" calcext:value-type="float">
            <text:p>5226300</text:p>
          </table:table-cell>
          <table:table-cell table:style-name="ce4" table:formula="of:=CONCATENATE([.K$2];CHAR(13);&quot;    &quot;;&quot;'&quot;;[.B8];&quot;',&quot;;CHAR(13);&quot;    'SRID=3946;POLYGON((&quot;;[.C8];&quot; &quot;;[.D8];&quot;,&quot;;[.E8];&quot; &quot;;[.F8];&quot;,&quot;;[.G8];&quot; &quot;;[.H8];&quot;,&quot;;[.I8];&quot; &quot;;[.J8];&quot;,&quot;;[.C8];&quot; &quot;;[.D8];&quot;))');&quot;;CHAR(13))" office:value-type="string" office:string-value="INSERT INTO &#13;  emprise (&#13;    id,&#13;    geometry_asewkt)&#13;  VALUES (&#13;    'M13_Emprise1',&#13;    'SRID=3946;POLYGON((1379780 5226400,1379920 5226400,1379920 5226300,1379780 5226300,1379780 5226400))');&#13;" calcext:value-type="string">
            <text:p>INSERT INTO  <text:s/>emprise ( <text:s text:c="3"/>id, <text:s text:c="3"/>geometry_asewkt) <text:s/>VALUES ( <text:s text:c="3"/>'M13_Emprise1', <text:s text:c="3"/>'SRID=3946;POLYGON((1379780 5226400,1379920 5226400,1379920 5226300,1379780 5226300,1379780 5226400))');</text:p>
          </table:table-cell>
          <table:table-cell table:number-columns-repeated="1013"/>
        </table:table-row>
        <table:table-row table:style-name="ro5">
          <table:table-cell table:formula="of:=[case_00140_00100.B9]" office:value-type="string" office:string-value="Agenc_D" calcext:value-type="string">
            <text:p>Agenc_D</text:p>
          </table:table-cell>
          <table:table-cell table:style-name="ce5" table:formula="of:=CONCATENATE([case_00140_00100.$A9];[.B$2])" office:value-type="string" office:string-value="M14_Emprise1" calcext:value-type="string">
            <text:p>M14_Emprise1</text:p>
          </table:table-cell>
          <table:table-cell table:style-name="ce5" table:formula="of:=[$case_00140_00100.$C9]+IF([.$A9]=&quot;Agenc_A&quot;;[.C$2];IF([.$A9]=&quot;Agenc_B&quot;;[.C$3];IF([.$A9]=&quot;Agenc_C&quot;;[.C$4];IF([.$A9]=&quot;Agenc_D&quot;;[.C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D$2];IF([.$A9]=&quot;Agenc_B&quot;;[.D$3];IF([.$A9]=&quot;Agenc_C&quot;;[.D$4];IF([.$A9]=&quot;Agenc_D&quot;;[.D$5];0))))" office:value-type="float" office:value="5226400" calcext:value-type="float">
            <text:p>5226400</text:p>
          </table:table-cell>
          <table:table-cell table:style-name="ce5" table:formula="of:=[$case_00140_00100.$C9]+IF([.$A9]=&quot;Agenc_A&quot;;[.E$2];IF([.$A9]=&quot;Agenc_B&quot;;[.E$3];IF([.$A9]=&quot;Agenc_C&quot;;[.E$4];IF([.$A9]=&quot;Agenc_D&quot;;[.E$5];0))))" office:value-type="float" office:value="1380060" calcext:value-type="float">
            <text:p>1380060</text:p>
          </table:table-cell>
          <table:table-cell table:style-name="ce5" table:formula="of:=[$case_00140_00100.$D9]+IF([.$A9]=&quot;Agenc_A&quot;;[.F$2];IF([.$A9]=&quot;Agenc_B&quot;;[.F$3];IF([.$A9]=&quot;Agenc_C&quot;;[.F$4];IF([.$A9]=&quot;Agenc_D&quot;;[.F$5];0))))" office:value-type="float" office:value="5226400" calcext:value-type="float">
            <text:p>5226400</text:p>
          </table:table-cell>
          <table:table-cell table:style-name="ce5" table:formula="of:=[$case_00140_00100.$C9]+IF([.$A9]=&quot;Agenc_A&quot;;[.G$2];IF([.$A9]=&quot;Agenc_B&quot;;[.G$3];IF([.$A9]=&quot;Agenc_C&quot;;[.G$4];IF([.$A9]=&quot;Agenc_D&quot;;[.G$5];0))))" office:value-type="float" office:value="1380060" calcext:value-type="float">
            <text:p>1380060</text:p>
          </table:table-cell>
          <table:table-cell table:style-name="ce5" table:formula="of:=[$case_00140_00100.$D9]+IF([.$A9]=&quot;Agenc_A&quot;;[.H$2];IF([.$A9]=&quot;Agenc_B&quot;;[.H$3];IF([.$A9]=&quot;Agenc_C&quot;;[.H$4];IF([.$A9]=&quot;Agenc_D&quot;;[.H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I$2];IF([.$A9]=&quot;Agenc_B&quot;;[.I$3];IF([.$A9]=&quot;Agenc_C&quot;;[.I$4];IF([.$A9]=&quot;Agenc_D&quot;;[.I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J$2];IF([.$A9]=&quot;Agenc_B&quot;;[.J$3];IF([.$A9]=&quot;Agenc_C&quot;;[.J$4];IF([.$A9]=&quot;Agenc_D&quot;;[.J$5];0))))" office:value-type="float" office:value="5226300" calcext:value-type="float">
            <text:p>5226300</text:p>
          </table:table-cell>
          <table:table-cell table:style-name="ce4" table:formula="of:=CONCATENATE([.K$2];CHAR(13);&quot;    &quot;;&quot;'&quot;;[.B9];&quot;',&quot;;CHAR(13);&quot;    'SRID=3946;POLYGON((&quot;;[.C9];&quot; &quot;;[.D9];&quot;,&quot;;[.E9];&quot; &quot;;[.F9];&quot;,&quot;;[.G9];&quot; &quot;;[.H9];&quot;,&quot;;[.I9];&quot; &quot;;[.J9];&quot;,&quot;;[.C9];&quot; &quot;;[.D9];&quot;))');&quot;;CHAR(13))" office:value-type="string" office:string-value="INSERT INTO &#13;  emprise (&#13;    id,&#13;    geometry_asewkt)&#13;  VALUES (&#13;    'M14_Emprise1',&#13;    'SRID=3946;POLYGON((1379920 5226400,1380060 5226400,1380060 5226300,1379920 5226300,1379920 5226400))');&#13;" calcext:value-type="string">
            <text:p>INSERT INTO  <text:s/>emprise ( <text:s text:c="3"/>id, <text:s text:c="3"/>geometry_asewkt) <text:s/>VALUES ( <text:s text:c="3"/>'M14_Emprise1', <text:s text:c="3"/>'SRID=3946;POLYGON((1379920 5226400,1380060 5226400,1380060 5226300,1379920 5226300,1379920 5226400))');</text:p>
          </table:table-cell>
          <table:table-cell table:number-columns-repeated="1013"/>
        </table:table-row>
        <table:table-row table:style-name="ro5">
          <table:table-cell table:formula="of:=[case_00140_00100.B10]" office:value-type="string" office:string-value="Agenc_A" calcext:value-type="string">
            <text:p>Agenc_A</text:p>
          </table:table-cell>
          <table:table-cell table:style-name="ce5" table:formula="of:=CONCATENATE([case_00140_00100.$A10];[.B$2])" office:value-type="string" office:string-value="M15_Emprise1" calcext:value-type="string">
            <text:p>M15_Emprise1</text:p>
          </table:table-cell>
          <table:table-cell table:style-name="ce5" table:formula="of:=[$case_00140_00100.$C10]+IF([.$A10]=&quot;Agenc_A&quot;;[.C$2];IF([.$A10]=&quot;Agenc_B&quot;;[.C$3];IF([.$A10]=&quot;Agenc_C&quot;;[.C$4];IF([.$A10]=&quot;Agenc_D&quot;;[.C$5];0))))" office:value-type="float" office:value="1380060" calcext:value-type="float">
            <text:p>1380060</text:p>
          </table:table-cell>
          <table:table-cell table:style-name="ce5" table:formula="of:=[$case_00140_00100.$D10]+IF([.$A10]=&quot;Agenc_A&quot;;[.D$2];IF([.$A10]=&quot;Agenc_B&quot;;[.D$3];IF([.$A10]=&quot;Agenc_C&quot;;[.D$4];IF([.$A10]=&quot;Agenc_D&quot;;[.D$5];0))))" office:value-type="float" office:value="5226400" calcext:value-type="float">
            <text:p>5226400</text:p>
          </table:table-cell>
          <table:table-cell table:style-name="ce5" table:formula="of:=[$case_00140_00100.$C10]+IF([.$A10]=&quot;Agenc_A&quot;;[.E$2];IF([.$A10]=&quot;Agenc_B&quot;;[.E$3];IF([.$A10]=&quot;Agenc_C&quot;;[.E$4];IF([.$A10]=&quot;Agenc_D&quot;;[.E$5];0))))" office:value-type="float" office:value="1380200" calcext:value-type="float">
            <text:p>1380200</text:p>
          </table:table-cell>
          <table:table-cell table:style-name="ce5" table:formula="of:=[$case_00140_00100.$D10]+IF([.$A10]=&quot;Agenc_A&quot;;[.F$2];IF([.$A10]=&quot;Agenc_B&quot;;[.F$3];IF([.$A10]=&quot;Agenc_C&quot;;[.F$4];IF([.$A10]=&quot;Agenc_D&quot;;[.F$5];0))))" office:value-type="float" office:value="5226400" calcext:value-type="float">
            <text:p>5226400</text:p>
          </table:table-cell>
          <table:table-cell table:style-name="ce5" table:formula="of:=[$case_00140_00100.$C10]+IF([.$A10]=&quot;Agenc_A&quot;;[.G$2];IF([.$A10]=&quot;Agenc_B&quot;;[.G$3];IF([.$A10]=&quot;Agenc_C&quot;;[.G$4];IF([.$A10]=&quot;Agenc_D&quot;;[.G$5];0))))" office:value-type="float" office:value="1380200" calcext:value-type="float">
            <text:p>1380200</text:p>
          </table:table-cell>
          <table:table-cell table:style-name="ce5" table:formula="of:=[$case_00140_00100.$D10]+IF([.$A10]=&quot;Agenc_A&quot;;[.H$2];IF([.$A10]=&quot;Agenc_B&quot;;[.H$3];IF([.$A10]=&quot;Agenc_C&quot;;[.H$4];IF([.$A10]=&quot;Agenc_D&quot;;[.H$5];0))))" office:value-type="float" office:value="5226300" calcext:value-type="float">
            <text:p>5226300</text:p>
          </table:table-cell>
          <table:table-cell table:style-name="ce5" table:formula="of:=[$case_00140_00100.$C10]+IF([.$A10]=&quot;Agenc_A&quot;;[.I$2];IF([.$A10]=&quot;Agenc_B&quot;;[.I$3];IF([.$A10]=&quot;Agenc_C&quot;;[.I$4];IF([.$A10]=&quot;Agenc_D&quot;;[.I$5];0))))" office:value-type="float" office:value="1380060" calcext:value-type="float">
            <text:p>1380060</text:p>
          </table:table-cell>
          <table:table-cell table:style-name="ce5" table:formula="of:=[$case_00140_00100.$D10]+IF([.$A10]=&quot;Agenc_A&quot;;[.J$2];IF([.$A10]=&quot;Agenc_B&quot;;[.J$3];IF([.$A10]=&quot;Agenc_C&quot;;[.J$4];IF([.$A10]=&quot;Agenc_D&quot;;[.J$5];0))))" office:value-type="float" office:value="5226300" calcext:value-type="float">
            <text:p>5226300</text:p>
          </table:table-cell>
          <table:table-cell table:style-name="ce4" table:formula="of:=CONCATENATE([.K$2];CHAR(13);&quot;    &quot;;&quot;'&quot;;[.B10];&quot;',&quot;;CHAR(13);&quot;    'SRID=3946;POLYGON((&quot;;[.C10];&quot; &quot;;[.D10];&quot;,&quot;;[.E10];&quot; &quot;;[.F10];&quot;,&quot;;[.G10];&quot; &quot;;[.H10];&quot;,&quot;;[.I10];&quot; &quot;;[.J10];&quot;,&quot;;[.C10];&quot; &quot;;[.D10];&quot;))');&quot;;CHAR(13))" office:value-type="string" office:string-value="INSERT INTO &#13;  emprise (&#13;    id,&#13;    geometry_asewkt)&#13;  VALUES (&#13;    'M15_Emprise1',&#13;    'SRID=3946;POLYGON((1380060 5226400,1380200 5226400,1380200 5226300,1380060 5226300,1380060 5226400))');&#13;" calcext:value-type="string">
            <text:p>INSERT INTO  <text:s/>emprise ( <text:s text:c="3"/>id, <text:s text:c="3"/>geometry_asewkt) <text:s/>VALUES ( <text:s text:c="3"/>'M15_Emprise1', <text:s text:c="3"/>'SRID=3946;POLYGON((1380060 5226400,1380200 5226400,1380200 5226300,1380060 5226300,1380060 5226400))');</text:p>
          </table:table-cell>
          <table:table-cell table:number-columns-repeated="1013"/>
        </table:table-row>
        <table:table-row table:style-name="ro5">
          <table:table-cell table:formula="of:=[case_00140_00100.B11]" office:value-type="string" office:string-value="Agenc_B" calcext:value-type="string">
            <text:p>Agenc_B</text:p>
          </table:table-cell>
          <table:table-cell table:style-name="ce5" table:formula="of:=CONCATENATE([case_00140_00100.$A11];[.B$2])" office:value-type="string" office:string-value="M21_Emprise1" calcext:value-type="string">
            <text:p>M21_Emprise1</text:p>
          </table:table-cell>
          <table:table-cell table:style-name="ce5" table:formula="of:=[$case_00140_00100.$C11]+IF([.$A11]=&quot;Agenc_A&quot;;[.C$2];IF([.$A11]=&quot;Agenc_B&quot;;[.C$3];IF([.$A11]=&quot;Agenc_C&quot;;[.C$4];IF([.$A11]=&quot;Agenc_D&quot;;[.C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D$2];IF([.$A11]=&quot;Agenc_B&quot;;[.D$3];IF([.$A11]=&quot;Agenc_C&quot;;[.D$4];IF([.$A11]=&quot;Agenc_D&quot;;[.D$5];0))))" office:value-type="float" office:value="5226300" calcext:value-type="float">
            <text:p>5226300</text:p>
          </table:table-cell>
          <table:table-cell table:style-name="ce5" table:formula="of:=[$case_00140_00100.$C11]+IF([.$A11]=&quot;Agenc_A&quot;;[.E$2];IF([.$A11]=&quot;Agenc_B&quot;;[.E$3];IF([.$A11]=&quot;Agenc_C&quot;;[.E$4];IF([.$A11]=&quot;Agenc_D&quot;;[.E$5];0))))" office:value-type="float" office:value="1379640" calcext:value-type="float">
            <text:p>1379640</text:p>
          </table:table-cell>
          <table:table-cell table:style-name="ce5" table:formula="of:=[$case_00140_00100.$D11]+IF([.$A11]=&quot;Agenc_A&quot;;[.F$2];IF([.$A11]=&quot;Agenc_B&quot;;[.F$3];IF([.$A11]=&quot;Agenc_C&quot;;[.F$4];IF([.$A11]=&quot;Agenc_D&quot;;[.F$5];0))))" office:value-type="float" office:value="5226300" calcext:value-type="float">
            <text:p>5226300</text:p>
          </table:table-cell>
          <table:table-cell table:style-name="ce5" table:formula="of:=[$case_00140_00100.$C11]+IF([.$A11]=&quot;Agenc_A&quot;;[.G$2];IF([.$A11]=&quot;Agenc_B&quot;;[.G$3];IF([.$A11]=&quot;Agenc_C&quot;;[.G$4];IF([.$A11]=&quot;Agenc_D&quot;;[.G$5];0))))" office:value-type="float" office:value="1379640" calcext:value-type="float">
            <text:p>1379640</text:p>
          </table:table-cell>
          <table:table-cell table:style-name="ce5" table:formula="of:=[$case_00140_00100.$D11]+IF([.$A11]=&quot;Agenc_A&quot;;[.H$2];IF([.$A11]=&quot;Agenc_B&quot;;[.H$3];IF([.$A11]=&quot;Agenc_C&quot;;[.H$4];IF([.$A11]=&quot;Agenc_D&quot;;[.H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I$2];IF([.$A11]=&quot;Agenc_B&quot;;[.I$3];IF([.$A11]=&quot;Agenc_C&quot;;[.I$4];IF([.$A11]=&quot;Agenc_D&quot;;[.I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J$2];IF([.$A11]=&quot;Agenc_B&quot;;[.J$3];IF([.$A11]=&quot;Agenc_C&quot;;[.J$4];IF([.$A11]=&quot;Agenc_D&quot;;[.J$5];0))))" office:value-type="float" office:value="5226200" calcext:value-type="float">
            <text:p>5226200</text:p>
          </table:table-cell>
          <table:table-cell table:style-name="ce4" table:formula="of:=CONCATENATE([.K$2];CHAR(13);&quot;    &quot;;&quot;'&quot;;[.B11];&quot;',&quot;;CHAR(13);&quot;    'SRID=3946;POLYGON((&quot;;[.C11];&quot; &quot;;[.D11];&quot;,&quot;;[.E11];&quot; &quot;;[.F11];&quot;,&quot;;[.G11];&quot; &quot;;[.H11];&quot;,&quot;;[.I11];&quot; &quot;;[.J11];&quot;,&quot;;[.C11];&quot; &quot;;[.D11];&quot;))');&quot;;CHAR(13))" office:value-type="string" office:string-value="INSERT INTO &#13;  emprise (&#13;    id,&#13;    geometry_asewkt)&#13;  VALUES (&#13;    'M21_Emprise1',&#13;    'SRID=3946;POLYGON((1379500 5226300,1379640 5226300,1379640 5226200,1379500 5226200,1379500 5226300))');&#13;" calcext:value-type="string">
            <text:p>INSERT INTO  <text:s/>emprise ( <text:s text:c="3"/>id, <text:s text:c="3"/>geometry_asewkt) <text:s/>VALUES ( <text:s text:c="3"/>'M21_Emprise1', <text:s text:c="3"/>'SRID=3946;POLYGON((1379500 5226300,1379640 5226300,1379640 5226200,1379500 5226200,1379500 5226300))');</text:p>
          </table:table-cell>
          <table:table-cell table:number-columns-repeated="1013"/>
        </table:table-row>
        <table:table-row table:style-name="ro5">
          <table:table-cell table:formula="of:=[case_00140_00100.B12]" office:value-type="string" office:string-value="Agenc_C" calcext:value-type="string">
            <text:p>Agenc_C</text:p>
          </table:table-cell>
          <table:table-cell table:style-name="ce5" table:formula="of:=CONCATENATE([case_00140_00100.$A12];[.B$2])" office:value-type="string" office:string-value="M22_Emprise1" calcext:value-type="string">
            <text:p>M22_Emprise1</text:p>
          </table:table-cell>
          <table:table-cell table:style-name="ce5" table:formula="of:=[$case_00140_00100.$C12]+IF([.$A12]=&quot;Agenc_A&quot;;[.C$2];IF([.$A12]=&quot;Agenc_B&quot;;[.C$3];IF([.$A12]=&quot;Agenc_C&quot;;[.C$4];IF([.$A12]=&quot;Agenc_D&quot;;[.C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D$2];IF([.$A12]=&quot;Agenc_B&quot;;[.D$3];IF([.$A12]=&quot;Agenc_C&quot;;[.D$4];IF([.$A12]=&quot;Agenc_D&quot;;[.D$5];0))))" office:value-type="float" office:value="5226300" calcext:value-type="float">
            <text:p>5226300</text:p>
          </table:table-cell>
          <table:table-cell table:style-name="ce5" table:formula="of:=[$case_00140_00100.$C12]+IF([.$A12]=&quot;Agenc_A&quot;;[.E$2];IF([.$A12]=&quot;Agenc_B&quot;;[.E$3];IF([.$A12]=&quot;Agenc_C&quot;;[.E$4];IF([.$A12]=&quot;Agenc_D&quot;;[.E$5];0))))" office:value-type="float" office:value="1379780" calcext:value-type="float">
            <text:p>1379780</text:p>
          </table:table-cell>
          <table:table-cell table:style-name="ce5" table:formula="of:=[$case_00140_00100.$D12]+IF([.$A12]=&quot;Agenc_A&quot;;[.F$2];IF([.$A12]=&quot;Agenc_B&quot;;[.F$3];IF([.$A12]=&quot;Agenc_C&quot;;[.F$4];IF([.$A12]=&quot;Agenc_D&quot;;[.F$5];0))))" office:value-type="float" office:value="5226300" calcext:value-type="float">
            <text:p>5226300</text:p>
          </table:table-cell>
          <table:table-cell table:style-name="ce5" table:formula="of:=[$case_00140_00100.$C12]+IF([.$A12]=&quot;Agenc_A&quot;;[.G$2];IF([.$A12]=&quot;Agenc_B&quot;;[.G$3];IF([.$A12]=&quot;Agenc_C&quot;;[.G$4];IF([.$A12]=&quot;Agenc_D&quot;;[.G$5];0))))" office:value-type="float" office:value="1379780" calcext:value-type="float">
            <text:p>1379780</text:p>
          </table:table-cell>
          <table:table-cell table:style-name="ce5" table:formula="of:=[$case_00140_00100.$D12]+IF([.$A12]=&quot;Agenc_A&quot;;[.H$2];IF([.$A12]=&quot;Agenc_B&quot;;[.H$3];IF([.$A12]=&quot;Agenc_C&quot;;[.H$4];IF([.$A12]=&quot;Agenc_D&quot;;[.H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I$2];IF([.$A12]=&quot;Agenc_B&quot;;[.I$3];IF([.$A12]=&quot;Agenc_C&quot;;[.I$4];IF([.$A12]=&quot;Agenc_D&quot;;[.I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J$2];IF([.$A12]=&quot;Agenc_B&quot;;[.J$3];IF([.$A12]=&quot;Agenc_C&quot;;[.J$4];IF([.$A12]=&quot;Agenc_D&quot;;[.J$5];0))))" office:value-type="float" office:value="5226200" calcext:value-type="float">
            <text:p>5226200</text:p>
          </table:table-cell>
          <table:table-cell table:style-name="ce4" table:formula="of:=CONCATENATE([.K$2];CHAR(13);&quot;    &quot;;&quot;'&quot;;[.B12];&quot;',&quot;;CHAR(13);&quot;    'SRID=3946;POLYGON((&quot;;[.C12];&quot; &quot;;[.D12];&quot;,&quot;;[.E12];&quot; &quot;;[.F12];&quot;,&quot;;[.G12];&quot; &quot;;[.H12];&quot;,&quot;;[.I12];&quot; &quot;;[.J12];&quot;,&quot;;[.C12];&quot; &quot;;[.D12];&quot;))');&quot;;CHAR(13))" office:value-type="string" office:string-value="INSERT INTO &#13;  emprise (&#13;    id,&#13;    geometry_asewkt)&#13;  VALUES (&#13;    'M22_Emprise1',&#13;    'SRID=3946;POLYGON((1379640 5226300,1379780 5226300,1379780 5226200,1379640 5226200,1379640 5226300))');&#13;" calcext:value-type="string">
            <text:p>INSERT INTO  <text:s/>emprise ( <text:s text:c="3"/>id, <text:s text:c="3"/>geometry_asewkt) <text:s/>VALUES ( <text:s text:c="3"/>'M22_Emprise1', <text:s text:c="3"/>'SRID=3946;POLYGON((1379640 5226300,1379780 5226300,1379780 5226200,1379640 5226200,1379640 5226300))');</text:p>
          </table:table-cell>
          <table:table-cell table:number-columns-repeated="1013"/>
        </table:table-row>
        <table:table-row table:style-name="ro5">
          <table:table-cell table:formula="of:=[case_00140_00100.B13]" office:value-type="string" office:string-value="Agenc_D" calcext:value-type="string">
            <text:p>Agenc_D</text:p>
          </table:table-cell>
          <table:table-cell table:style-name="ce5" table:formula="of:=CONCATENATE([case_00140_00100.$A13];[.B$2])" office:value-type="string" office:string-value="M23_Emprise1" calcext:value-type="string">
            <text:p>M23_Emprise1</text:p>
          </table:table-cell>
          <table:table-cell table:style-name="ce5" table:formula="of:=[$case_00140_00100.$C13]+IF([.$A13]=&quot;Agenc_A&quot;;[.C$2];IF([.$A13]=&quot;Agenc_B&quot;;[.C$3];IF([.$A13]=&quot;Agenc_C&quot;;[.C$4];IF([.$A13]=&quot;Agenc_D&quot;;[.C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D$2];IF([.$A13]=&quot;Agenc_B&quot;;[.D$3];IF([.$A13]=&quot;Agenc_C&quot;;[.D$4];IF([.$A13]=&quot;Agenc_D&quot;;[.D$5];0))))" office:value-type="float" office:value="5226300" calcext:value-type="float">
            <text:p>5226300</text:p>
          </table:table-cell>
          <table:table-cell table:style-name="ce5" table:formula="of:=[$case_00140_00100.$C13]+IF([.$A13]=&quot;Agenc_A&quot;;[.E$2];IF([.$A13]=&quot;Agenc_B&quot;;[.E$3];IF([.$A13]=&quot;Agenc_C&quot;;[.E$4];IF([.$A13]=&quot;Agenc_D&quot;;[.E$5];0))))" office:value-type="float" office:value="1379920" calcext:value-type="float">
            <text:p>1379920</text:p>
          </table:table-cell>
          <table:table-cell table:style-name="ce5" table:formula="of:=[$case_00140_00100.$D13]+IF([.$A13]=&quot;Agenc_A&quot;;[.F$2];IF([.$A13]=&quot;Agenc_B&quot;;[.F$3];IF([.$A13]=&quot;Agenc_C&quot;;[.F$4];IF([.$A13]=&quot;Agenc_D&quot;;[.F$5];0))))" office:value-type="float" office:value="5226300" calcext:value-type="float">
            <text:p>5226300</text:p>
          </table:table-cell>
          <table:table-cell table:style-name="ce5" table:formula="of:=[$case_00140_00100.$C13]+IF([.$A13]=&quot;Agenc_A&quot;;[.G$2];IF([.$A13]=&quot;Agenc_B&quot;;[.G$3];IF([.$A13]=&quot;Agenc_C&quot;;[.G$4];IF([.$A13]=&quot;Agenc_D&quot;;[.G$5];0))))" office:value-type="float" office:value="1379920" calcext:value-type="float">
            <text:p>1379920</text:p>
          </table:table-cell>
          <table:table-cell table:style-name="ce5" table:formula="of:=[$case_00140_00100.$D13]+IF([.$A13]=&quot;Agenc_A&quot;;[.H$2];IF([.$A13]=&quot;Agenc_B&quot;;[.H$3];IF([.$A13]=&quot;Agenc_C&quot;;[.H$4];IF([.$A13]=&quot;Agenc_D&quot;;[.H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I$2];IF([.$A13]=&quot;Agenc_B&quot;;[.I$3];IF([.$A13]=&quot;Agenc_C&quot;;[.I$4];IF([.$A13]=&quot;Agenc_D&quot;;[.I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J$2];IF([.$A13]=&quot;Agenc_B&quot;;[.J$3];IF([.$A13]=&quot;Agenc_C&quot;;[.J$4];IF([.$A13]=&quot;Agenc_D&quot;;[.J$5];0))))" office:value-type="float" office:value="5226200" calcext:value-type="float">
            <text:p>5226200</text:p>
          </table:table-cell>
          <table:table-cell table:style-name="ce4" table:formula="of:=CONCATENATE([.K$2];CHAR(13);&quot;    &quot;;&quot;'&quot;;[.B13];&quot;',&quot;;CHAR(13);&quot;    'SRID=3946;POLYGON((&quot;;[.C13];&quot; &quot;;[.D13];&quot;,&quot;;[.E13];&quot; &quot;;[.F13];&quot;,&quot;;[.G13];&quot; &quot;;[.H13];&quot;,&quot;;[.I13];&quot; &quot;;[.J13];&quot;,&quot;;[.C13];&quot; &quot;;[.D13];&quot;))');&quot;;CHAR(13))" office:value-type="string" office:string-value="INSERT INTO &#13;  emprise (&#13;    id,&#13;    geometry_asewkt)&#13;  VALUES (&#13;    'M23_Emprise1',&#13;    'SRID=3946;POLYGON((1379780 5226300,1379920 5226300,1379920 5226200,1379780 5226200,1379780 5226300))');&#13;" calcext:value-type="string">
            <text:p>INSERT INTO  <text:s/>emprise ( <text:s text:c="3"/>id, <text:s text:c="3"/>geometry_asewkt) <text:s/>VALUES ( <text:s text:c="3"/>'M23_Emprise1', <text:s text:c="3"/>'SRID=3946;POLYGON((1379780 5226300,1379920 5226300,1379920 5226200,1379780 5226200,1379780 5226300))');</text:p>
          </table:table-cell>
          <table:table-cell table:number-columns-repeated="1013"/>
        </table:table-row>
        <table:table-row table:style-name="ro5">
          <table:table-cell table:formula="of:=[case_00140_00100.B14]" office:value-type="string" office:string-value="Agenc_A" calcext:value-type="string">
            <text:p>Agenc_A</text:p>
          </table:table-cell>
          <table:table-cell table:style-name="ce5" table:formula="of:=CONCATENATE([case_00140_00100.$A14];[.B$2])" office:value-type="string" office:string-value="M24_Emprise1" calcext:value-type="string">
            <text:p>M24_Emprise1</text:p>
          </table:table-cell>
          <table:table-cell table:style-name="ce5" table:formula="of:=[$case_00140_00100.$C14]+IF([.$A14]=&quot;Agenc_A&quot;;[.C$2];IF([.$A14]=&quot;Agenc_B&quot;;[.C$3];IF([.$A14]=&quot;Agenc_C&quot;;[.C$4];IF([.$A14]=&quot;Agenc_D&quot;;[.C$5];0))))" office:value-type="float" office:value="1379920" calcext:value-type="float">
            <text:p>1379920</text:p>
          </table:table-cell>
          <table:table-cell table:style-name="ce5" table:formula="of:=[$case_00140_00100.$D14]+IF([.$A14]=&quot;Agenc_A&quot;;[.D$2];IF([.$A14]=&quot;Agenc_B&quot;;[.D$3];IF([.$A14]=&quot;Agenc_C&quot;;[.D$4];IF([.$A14]=&quot;Agenc_D&quot;;[.D$5];0))))" office:value-type="float" office:value="5226300" calcext:value-type="float">
            <text:p>5226300</text:p>
          </table:table-cell>
          <table:table-cell table:style-name="ce5" table:formula="of:=[$case_00140_00100.$C14]+IF([.$A14]=&quot;Agenc_A&quot;;[.E$2];IF([.$A14]=&quot;Agenc_B&quot;;[.E$3];IF([.$A14]=&quot;Agenc_C&quot;;[.E$4];IF([.$A14]=&quot;Agenc_D&quot;;[.E$5];0))))" office:value-type="float" office:value="1380060" calcext:value-type="float">
            <text:p>1380060</text:p>
          </table:table-cell>
          <table:table-cell table:style-name="ce5" table:formula="of:=[$case_00140_00100.$D14]+IF([.$A14]=&quot;Agenc_A&quot;;[.F$2];IF([.$A14]=&quot;Agenc_B&quot;;[.F$3];IF([.$A14]=&quot;Agenc_C&quot;;[.F$4];IF([.$A14]=&quot;Agenc_D&quot;;[.F$5];0))))" office:value-type="float" office:value="5226300" calcext:value-type="float">
            <text:p>5226300</text:p>
          </table:table-cell>
          <table:table-cell table:style-name="ce5" table:formula="of:=[$case_00140_00100.$C14]+IF([.$A14]=&quot;Agenc_A&quot;;[.G$2];IF([.$A14]=&quot;Agenc_B&quot;;[.G$3];IF([.$A14]=&quot;Agenc_C&quot;;[.G$4];IF([.$A14]=&quot;Agenc_D&quot;;[.G$5];0))))" office:value-type="float" office:value="1380060" calcext:value-type="float">
            <text:p>1380060</text:p>
          </table:table-cell>
          <table:table-cell table:style-name="ce5" table:formula="of:=[$case_00140_00100.$D14]+IF([.$A14]=&quot;Agenc_A&quot;;[.H$2];IF([.$A14]=&quot;Agenc_B&quot;;[.H$3];IF([.$A14]=&quot;Agenc_C&quot;;[.H$4];IF([.$A14]=&quot;Agenc_D&quot;;[.H$5];0))))" office:value-type="float" office:value="5226200" calcext:value-type="float">
            <text:p>5226200</text:p>
          </table:table-cell>
          <table:table-cell table:style-name="ce5" table:formula="of:=[$case_00140_00100.$C14]+IF([.$A14]=&quot;Agenc_A&quot;;[.I$2];IF([.$A14]=&quot;Agenc_B&quot;;[.I$3];IF([.$A14]=&quot;Agenc_C&quot;;[.I$4];IF([.$A14]=&quot;Agenc_D&quot;;[.I$5];0))))" office:value-type="float" office:value="1379920" calcext:value-type="float">
            <text:p>1379920</text:p>
          </table:table-cell>
          <table:table-cell table:style-name="ce5" table:formula="of:=[$case_00140_00100.$D14]+IF([.$A14]=&quot;Agenc_A&quot;;[.J$2];IF([.$A14]=&quot;Agenc_B&quot;;[.J$3];IF([.$A14]=&quot;Agenc_C&quot;;[.J$4];IF([.$A14]=&quot;Agenc_D&quot;;[.J$5];0))))" office:value-type="float" office:value="5226200" calcext:value-type="float">
            <text:p>5226200</text:p>
          </table:table-cell>
          <table:table-cell table:style-name="ce4" table:formula="of:=CONCATENATE([.K$2];CHAR(13);&quot;    &quot;;&quot;'&quot;;[.B14];&quot;',&quot;;CHAR(13);&quot;    'SRID=3946;POLYGON((&quot;;[.C14];&quot; &quot;;[.D14];&quot;,&quot;;[.E14];&quot; &quot;;[.F14];&quot;,&quot;;[.G14];&quot; &quot;;[.H14];&quot;,&quot;;[.I14];&quot; &quot;;[.J14];&quot;,&quot;;[.C14];&quot; &quot;;[.D14];&quot;))');&quot;;CHAR(13))" office:value-type="string" office:string-value="INSERT INTO &#13;  emprise (&#13;    id,&#13;    geometry_asewkt)&#13;  VALUES (&#13;    'M24_Emprise1',&#13;    'SRID=3946;POLYGON((1379920 5226300,1380060 5226300,1380060 5226200,1379920 5226200,1379920 5226300))');&#13;" calcext:value-type="string">
            <text:p>INSERT INTO  <text:s/>emprise ( <text:s text:c="3"/>id, <text:s text:c="3"/>geometry_asewkt) <text:s/>VALUES ( <text:s text:c="3"/>'M24_Emprise1', <text:s text:c="3"/>'SRID=3946;POLYGON((1379920 5226300,1380060 5226300,1380060 5226200,1379920 5226200,1379920 5226300))');</text:p>
          </table:table-cell>
          <table:table-cell table:number-columns-repeated="1013"/>
        </table:table-row>
        <table:table-row table:style-name="ro5">
          <table:table-cell table:formula="of:=[case_00140_00100.B15]" office:value-type="string" office:string-value="Agenc_B" calcext:value-type="string">
            <text:p>Agenc_B</text:p>
          </table:table-cell>
          <table:table-cell table:style-name="ce5" table:formula="of:=CONCATENATE([case_00140_00100.$A15];[.B$2])" office:value-type="string" office:string-value="M25_Emprise1" calcext:value-type="string">
            <text:p>M25_Emprise1</text:p>
          </table:table-cell>
          <table:table-cell table:style-name="ce5" table:formula="of:=[$case_00140_00100.$C15]+IF([.$A15]=&quot;Agenc_A&quot;;[.C$2];IF([.$A15]=&quot;Agenc_B&quot;;[.C$3];IF([.$A15]=&quot;Agenc_C&quot;;[.C$4];IF([.$A15]=&quot;Agenc_D&quot;;[.C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D$2];IF([.$A15]=&quot;Agenc_B&quot;;[.D$3];IF([.$A15]=&quot;Agenc_C&quot;;[.D$4];IF([.$A15]=&quot;Agenc_D&quot;;[.D$5];0))))" office:value-type="float" office:value="5226300" calcext:value-type="float">
            <text:p>5226300</text:p>
          </table:table-cell>
          <table:table-cell table:style-name="ce5" table:formula="of:=[$case_00140_00100.$C15]+IF([.$A15]=&quot;Agenc_A&quot;;[.E$2];IF([.$A15]=&quot;Agenc_B&quot;;[.E$3];IF([.$A15]=&quot;Agenc_C&quot;;[.E$4];IF([.$A15]=&quot;Agenc_D&quot;;[.E$5];0))))" office:value-type="float" office:value="1380200" calcext:value-type="float">
            <text:p>1380200</text:p>
          </table:table-cell>
          <table:table-cell table:style-name="ce5" table:formula="of:=[$case_00140_00100.$D15]+IF([.$A15]=&quot;Agenc_A&quot;;[.F$2];IF([.$A15]=&quot;Agenc_B&quot;;[.F$3];IF([.$A15]=&quot;Agenc_C&quot;;[.F$4];IF([.$A15]=&quot;Agenc_D&quot;;[.F$5];0))))" office:value-type="float" office:value="5226300" calcext:value-type="float">
            <text:p>5226300</text:p>
          </table:table-cell>
          <table:table-cell table:style-name="ce5" table:formula="of:=[$case_00140_00100.$C15]+IF([.$A15]=&quot;Agenc_A&quot;;[.G$2];IF([.$A15]=&quot;Agenc_B&quot;;[.G$3];IF([.$A15]=&quot;Agenc_C&quot;;[.G$4];IF([.$A15]=&quot;Agenc_D&quot;;[.G$5];0))))" office:value-type="float" office:value="1380200" calcext:value-type="float">
            <text:p>1380200</text:p>
          </table:table-cell>
          <table:table-cell table:style-name="ce5" table:formula="of:=[$case_00140_00100.$D15]+IF([.$A15]=&quot;Agenc_A&quot;;[.H$2];IF([.$A15]=&quot;Agenc_B&quot;;[.H$3];IF([.$A15]=&quot;Agenc_C&quot;;[.H$4];IF([.$A15]=&quot;Agenc_D&quot;;[.H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I$2];IF([.$A15]=&quot;Agenc_B&quot;;[.I$3];IF([.$A15]=&quot;Agenc_C&quot;;[.I$4];IF([.$A15]=&quot;Agenc_D&quot;;[.I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J$2];IF([.$A15]=&quot;Agenc_B&quot;;[.J$3];IF([.$A15]=&quot;Agenc_C&quot;;[.J$4];IF([.$A15]=&quot;Agenc_D&quot;;[.J$5];0))))" office:value-type="float" office:value="5226200" calcext:value-type="float">
            <text:p>5226200</text:p>
          </table:table-cell>
          <table:table-cell table:style-name="ce4" table:formula="of:=CONCATENATE([.K$2];CHAR(13);&quot;    &quot;;&quot;'&quot;;[.B15];&quot;',&quot;;CHAR(13);&quot;    'SRID=3946;POLYGON((&quot;;[.C15];&quot; &quot;;[.D15];&quot;,&quot;;[.E15];&quot; &quot;;[.F15];&quot;,&quot;;[.G15];&quot; &quot;;[.H15];&quot;,&quot;;[.I15];&quot; &quot;;[.J15];&quot;,&quot;;[.C15];&quot; &quot;;[.D15];&quot;))');&quot;;CHAR(13))" office:value-type="string" office:string-value="INSERT INTO &#13;  emprise (&#13;    id,&#13;    geometry_asewkt)&#13;  VALUES (&#13;    'M25_Emprise1',&#13;    'SRID=3946;POLYGON((1380060 5226300,1380200 5226300,1380200 5226200,1380060 5226200,1380060 5226300))');&#13;" calcext:value-type="string">
            <text:p>INSERT INTO  <text:s/>emprise ( <text:s text:c="3"/>id, <text:s text:c="3"/>geometry_asewkt) <text:s/>VALUES ( <text:s text:c="3"/>'M25_Emprise1', <text:s text:c="3"/>'SRID=3946;POLYGON((1380060 5226300,1380200 5226300,1380200 5226200,1380060 5226200,1380060 5226300))');</text:p>
          </table:table-cell>
          <table:table-cell table:number-columns-repeated="1013"/>
        </table:table-row>
        <table:table-row table:style-name="ro5">
          <table:table-cell table:formula="of:=[case_00140_00100.B16]" office:value-type="string" office:string-value="Agenc_D" calcext:value-type="string">
            <text:p>Agenc_D</text:p>
          </table:table-cell>
          <table:table-cell table:style-name="ce5" table:formula="of:=CONCATENATE([case_00140_00100.$A16];[.B$2])" office:value-type="string" office:string-value="M31_Emprise1" calcext:value-type="string">
            <text:p>M31_Emprise1</text:p>
          </table:table-cell>
          <table:table-cell table:style-name="ce5" table:formula="of:=[$case_00140_00100.$C16]+IF([.$A16]=&quot;Agenc_A&quot;;[.C$2];IF([.$A16]=&quot;Agenc_B&quot;;[.C$3];IF([.$A16]=&quot;Agenc_C&quot;;[.C$4];IF([.$A16]=&quot;Agenc_D&quot;;[.C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D$2];IF([.$A16]=&quot;Agenc_B&quot;;[.D$3];IF([.$A16]=&quot;Agenc_C&quot;;[.D$4];IF([.$A16]=&quot;Agenc_D&quot;;[.D$5];0))))" office:value-type="float" office:value="5226200" calcext:value-type="float">
            <text:p>5226200</text:p>
          </table:table-cell>
          <table:table-cell table:style-name="ce5" table:formula="of:=[$case_00140_00100.$C16]+IF([.$A16]=&quot;Agenc_A&quot;;[.E$2];IF([.$A16]=&quot;Agenc_B&quot;;[.E$3];IF([.$A16]=&quot;Agenc_C&quot;;[.E$4];IF([.$A16]=&quot;Agenc_D&quot;;[.E$5];0))))" office:value-type="float" office:value="1379640" calcext:value-type="float">
            <text:p>1379640</text:p>
          </table:table-cell>
          <table:table-cell table:style-name="ce5" table:formula="of:=[$case_00140_00100.$D16]+IF([.$A16]=&quot;Agenc_A&quot;;[.F$2];IF([.$A16]=&quot;Agenc_B&quot;;[.F$3];IF([.$A16]=&quot;Agenc_C&quot;;[.F$4];IF([.$A16]=&quot;Agenc_D&quot;;[.F$5];0))))" office:value-type="float" office:value="5226200" calcext:value-type="float">
            <text:p>5226200</text:p>
          </table:table-cell>
          <table:table-cell table:style-name="ce5" table:formula="of:=[$case_00140_00100.$C16]+IF([.$A16]=&quot;Agenc_A&quot;;[.G$2];IF([.$A16]=&quot;Agenc_B&quot;;[.G$3];IF([.$A16]=&quot;Agenc_C&quot;;[.G$4];IF([.$A16]=&quot;Agenc_D&quot;;[.G$5];0))))" office:value-type="float" office:value="1379640" calcext:value-type="float">
            <text:p>1379640</text:p>
          </table:table-cell>
          <table:table-cell table:style-name="ce5" table:formula="of:=[$case_00140_00100.$D16]+IF([.$A16]=&quot;Agenc_A&quot;;[.H$2];IF([.$A16]=&quot;Agenc_B&quot;;[.H$3];IF([.$A16]=&quot;Agenc_C&quot;;[.H$4];IF([.$A16]=&quot;Agenc_D&quot;;[.H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I$2];IF([.$A16]=&quot;Agenc_B&quot;;[.I$3];IF([.$A16]=&quot;Agenc_C&quot;;[.I$4];IF([.$A16]=&quot;Agenc_D&quot;;[.I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J$2];IF([.$A16]=&quot;Agenc_B&quot;;[.J$3];IF([.$A16]=&quot;Agenc_C&quot;;[.J$4];IF([.$A16]=&quot;Agenc_D&quot;;[.J$5];0))))" office:value-type="float" office:value="5226100" calcext:value-type="float">
            <text:p>5226100</text:p>
          </table:table-cell>
          <table:table-cell table:style-name="ce4" table:formula="of:=CONCATENATE([.K$2];CHAR(13);&quot;    &quot;;&quot;'&quot;;[.B16];&quot;',&quot;;CHAR(13);&quot;    'SRID=3946;POLYGON((&quot;;[.C16];&quot; &quot;;[.D16];&quot;,&quot;;[.E16];&quot; &quot;;[.F16];&quot;,&quot;;[.G16];&quot; &quot;;[.H16];&quot;,&quot;;[.I16];&quot; &quot;;[.J16];&quot;,&quot;;[.C16];&quot; &quot;;[.D16];&quot;))');&quot;;CHAR(13))" office:value-type="string" office:string-value="INSERT INTO &#13;  emprise (&#13;    id,&#13;    geometry_asewkt)&#13;  VALUES (&#13;    'M31_Emprise1',&#13;    'SRID=3946;POLYGON((1379500 5226200,1379640 5226200,1379640 5226100,1379500 5226100,1379500 5226200))');&#13;" calcext:value-type="string">
            <text:p>INSERT INTO  <text:s/>emprise ( <text:s text:c="3"/>id, <text:s text:c="3"/>geometry_asewkt) <text:s/>VALUES ( <text:s text:c="3"/>'M31_Emprise1', <text:s text:c="3"/>'SRID=3946;POLYGON((1379500 5226200,1379640 5226200,1379640 5226100,1379500 5226100,1379500 5226200))');</text:p>
          </table:table-cell>
          <table:table-cell table:number-columns-repeated="1013"/>
        </table:table-row>
        <table:table-row table:style-name="ro5">
          <table:table-cell table:formula="of:=[case_00140_00100.B17]" office:value-type="string" office:string-value="Agenc_C" calcext:value-type="string">
            <text:p>Agenc_C</text:p>
          </table:table-cell>
          <table:table-cell table:style-name="ce5" table:formula="of:=CONCATENATE([case_00140_00100.$A17];[.B$2])" office:value-type="string" office:string-value="M32_Emprise1" calcext:value-type="string">
            <text:p>M32_Emprise1</text:p>
          </table:table-cell>
          <table:table-cell table:style-name="ce5" table:formula="of:=[$case_00140_00100.$C17]+IF([.$A17]=&quot;Agenc_A&quot;;[.C$2];IF([.$A17]=&quot;Agenc_B&quot;;[.C$3];IF([.$A17]=&quot;Agenc_C&quot;;[.C$4];IF([.$A17]=&quot;Agenc_D&quot;;[.C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D$2];IF([.$A17]=&quot;Agenc_B&quot;;[.D$3];IF([.$A17]=&quot;Agenc_C&quot;;[.D$4];IF([.$A17]=&quot;Agenc_D&quot;;[.D$5];0))))" office:value-type="float" office:value="5226200" calcext:value-type="float">
            <text:p>5226200</text:p>
          </table:table-cell>
          <table:table-cell table:style-name="ce5" table:formula="of:=[$case_00140_00100.$C17]+IF([.$A17]=&quot;Agenc_A&quot;;[.E$2];IF([.$A17]=&quot;Agenc_B&quot;;[.E$3];IF([.$A17]=&quot;Agenc_C&quot;;[.E$4];IF([.$A17]=&quot;Agenc_D&quot;;[.E$5];0))))" office:value-type="float" office:value="1379780" calcext:value-type="float">
            <text:p>1379780</text:p>
          </table:table-cell>
          <table:table-cell table:style-name="ce5" table:formula="of:=[$case_00140_00100.$D17]+IF([.$A17]=&quot;Agenc_A&quot;;[.F$2];IF([.$A17]=&quot;Agenc_B&quot;;[.F$3];IF([.$A17]=&quot;Agenc_C&quot;;[.F$4];IF([.$A17]=&quot;Agenc_D&quot;;[.F$5];0))))" office:value-type="float" office:value="5226200" calcext:value-type="float">
            <text:p>5226200</text:p>
          </table:table-cell>
          <table:table-cell table:style-name="ce5" table:formula="of:=[$case_00140_00100.$C17]+IF([.$A17]=&quot;Agenc_A&quot;;[.G$2];IF([.$A17]=&quot;Agenc_B&quot;;[.G$3];IF([.$A17]=&quot;Agenc_C&quot;;[.G$4];IF([.$A17]=&quot;Agenc_D&quot;;[.G$5];0))))" office:value-type="float" office:value="1379780" calcext:value-type="float">
            <text:p>1379780</text:p>
          </table:table-cell>
          <table:table-cell table:style-name="ce5" table:formula="of:=[$case_00140_00100.$D17]+IF([.$A17]=&quot;Agenc_A&quot;;[.H$2];IF([.$A17]=&quot;Agenc_B&quot;;[.H$3];IF([.$A17]=&quot;Agenc_C&quot;;[.H$4];IF([.$A17]=&quot;Agenc_D&quot;;[.H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I$2];IF([.$A17]=&quot;Agenc_B&quot;;[.I$3];IF([.$A17]=&quot;Agenc_C&quot;;[.I$4];IF([.$A17]=&quot;Agenc_D&quot;;[.I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J$2];IF([.$A17]=&quot;Agenc_B&quot;;[.J$3];IF([.$A17]=&quot;Agenc_C&quot;;[.J$4];IF([.$A17]=&quot;Agenc_D&quot;;[.J$5];0))))" office:value-type="float" office:value="5226100" calcext:value-type="float">
            <text:p>5226100</text:p>
          </table:table-cell>
          <table:table-cell table:style-name="ce4" table:formula="of:=CONCATENATE([.K$2];CHAR(13);&quot;    &quot;;&quot;'&quot;;[.B17];&quot;',&quot;;CHAR(13);&quot;    'SRID=3946;POLYGON((&quot;;[.C17];&quot; &quot;;[.D17];&quot;,&quot;;[.E17];&quot; &quot;;[.F17];&quot;,&quot;;[.G17];&quot; &quot;;[.H17];&quot;,&quot;;[.I17];&quot; &quot;;[.J17];&quot;,&quot;;[.C17];&quot; &quot;;[.D17];&quot;))');&quot;;CHAR(13))" office:value-type="string" office:string-value="INSERT INTO &#13;  emprise (&#13;    id,&#13;    geometry_asewkt)&#13;  VALUES (&#13;    'M32_Emprise1',&#13;    'SRID=3946;POLYGON((1379640 5226200,1379780 5226200,1379780 5226100,1379640 5226100,1379640 5226200))');&#13;" calcext:value-type="string">
            <text:p>INSERT INTO  <text:s/>emprise ( <text:s text:c="3"/>id, <text:s text:c="3"/>geometry_asewkt) <text:s/>VALUES ( <text:s text:c="3"/>'M32_Emprise1', <text:s text:c="3"/>'SRID=3946;POLYGON((1379640 5226200,1379780 5226200,1379780 5226100,1379640 5226100,1379640 5226200))');</text:p>
          </table:table-cell>
          <table:table-cell table:number-columns-repeated="1013"/>
        </table:table-row>
        <table:table-row table:style-name="ro5">
          <table:table-cell table:formula="of:=[case_00140_00100.B18]" office:value-type="string" office:string-value="Agenc_B" calcext:value-type="string">
            <text:p>Agenc_B</text:p>
          </table:table-cell>
          <table:table-cell table:style-name="ce5" table:formula="of:=CONCATENATE([case_00140_00100.$A18];[.B$2])" office:value-type="string" office:string-value="M33_Emprise1" calcext:value-type="string">
            <text:p>M33_Emprise1</text:p>
          </table:table-cell>
          <table:table-cell table:style-name="ce5" table:formula="of:=[$case_00140_00100.$C18]+IF([.$A18]=&quot;Agenc_A&quot;;[.C$2];IF([.$A18]=&quot;Agenc_B&quot;;[.C$3];IF([.$A18]=&quot;Agenc_C&quot;;[.C$4];IF([.$A18]=&quot;Agenc_D&quot;;[.C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D$2];IF([.$A18]=&quot;Agenc_B&quot;;[.D$3];IF([.$A18]=&quot;Agenc_C&quot;;[.D$4];IF([.$A18]=&quot;Agenc_D&quot;;[.D$5];0))))" office:value-type="float" office:value="5226200" calcext:value-type="float">
            <text:p>5226200</text:p>
          </table:table-cell>
          <table:table-cell table:style-name="ce5" table:formula="of:=[$case_00140_00100.$C18]+IF([.$A18]=&quot;Agenc_A&quot;;[.E$2];IF([.$A18]=&quot;Agenc_B&quot;;[.E$3];IF([.$A18]=&quot;Agenc_C&quot;;[.E$4];IF([.$A18]=&quot;Agenc_D&quot;;[.E$5];0))))" office:value-type="float" office:value="1379920" calcext:value-type="float">
            <text:p>1379920</text:p>
          </table:table-cell>
          <table:table-cell table:style-name="ce5" table:formula="of:=[$case_00140_00100.$D18]+IF([.$A18]=&quot;Agenc_A&quot;;[.F$2];IF([.$A18]=&quot;Agenc_B&quot;;[.F$3];IF([.$A18]=&quot;Agenc_C&quot;;[.F$4];IF([.$A18]=&quot;Agenc_D&quot;;[.F$5];0))))" office:value-type="float" office:value="5226200" calcext:value-type="float">
            <text:p>5226200</text:p>
          </table:table-cell>
          <table:table-cell table:style-name="ce5" table:formula="of:=[$case_00140_00100.$C18]+IF([.$A18]=&quot;Agenc_A&quot;;[.G$2];IF([.$A18]=&quot;Agenc_B&quot;;[.G$3];IF([.$A18]=&quot;Agenc_C&quot;;[.G$4];IF([.$A18]=&quot;Agenc_D&quot;;[.G$5];0))))" office:value-type="float" office:value="1379920" calcext:value-type="float">
            <text:p>1379920</text:p>
          </table:table-cell>
          <table:table-cell table:style-name="ce5" table:formula="of:=[$case_00140_00100.$D18]+IF([.$A18]=&quot;Agenc_A&quot;;[.H$2];IF([.$A18]=&quot;Agenc_B&quot;;[.H$3];IF([.$A18]=&quot;Agenc_C&quot;;[.H$4];IF([.$A18]=&quot;Agenc_D&quot;;[.H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I$2];IF([.$A18]=&quot;Agenc_B&quot;;[.I$3];IF([.$A18]=&quot;Agenc_C&quot;;[.I$4];IF([.$A18]=&quot;Agenc_D&quot;;[.I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J$2];IF([.$A18]=&quot;Agenc_B&quot;;[.J$3];IF([.$A18]=&quot;Agenc_C&quot;;[.J$4];IF([.$A18]=&quot;Agenc_D&quot;;[.J$5];0))))" office:value-type="float" office:value="5226100" calcext:value-type="float">
            <text:p>5226100</text:p>
          </table:table-cell>
          <table:table-cell table:style-name="ce4" table:formula="of:=CONCATENATE([.K$2];CHAR(13);&quot;    &quot;;&quot;'&quot;;[.B18];&quot;',&quot;;CHAR(13);&quot;    'SRID=3946;POLYGON((&quot;;[.C18];&quot; &quot;;[.D18];&quot;,&quot;;[.E18];&quot; &quot;;[.F18];&quot;,&quot;;[.G18];&quot; &quot;;[.H18];&quot;,&quot;;[.I18];&quot; &quot;;[.J18];&quot;,&quot;;[.C18];&quot; &quot;;[.D18];&quot;))');&quot;;CHAR(13))" office:value-type="string" office:string-value="INSERT INTO &#13;  emprise (&#13;    id,&#13;    geometry_asewkt)&#13;  VALUES (&#13;    'M33_Emprise1',&#13;    'SRID=3946;POLYGON((1379780 5226200,1379920 5226200,1379920 5226100,1379780 5226100,1379780 5226200))');&#13;" calcext:value-type="string">
            <text:p>INSERT INTO  <text:s/>emprise ( <text:s text:c="3"/>id, <text:s text:c="3"/>geometry_asewkt) <text:s/>VALUES ( <text:s text:c="3"/>'M33_Emprise1', <text:s text:c="3"/>'SRID=3946;POLYGON((1379780 5226200,1379920 5226200,1379920 5226100,1379780 5226100,1379780 5226200))');</text:p>
          </table:table-cell>
          <table:table-cell table:number-columns-repeated="1013"/>
        </table:table-row>
        <table:table-row table:style-name="ro5">
          <table:table-cell table:formula="of:=[case_00140_00100.B19]" office:value-type="string" office:string-value="Agenc_A" calcext:value-type="string">
            <text:p>Agenc_A</text:p>
          </table:table-cell>
          <table:table-cell table:style-name="ce5" table:formula="of:=CONCATENATE([case_00140_00100.$A19];[.B$2])" office:value-type="string" office:string-value="M34_Emprise1" calcext:value-type="string">
            <text:p>M34_Emprise1</text:p>
          </table:table-cell>
          <table:table-cell table:style-name="ce5" table:formula="of:=[$case_00140_00100.$C19]+IF([.$A19]=&quot;Agenc_A&quot;;[.C$2];IF([.$A19]=&quot;Agenc_B&quot;;[.C$3];IF([.$A19]=&quot;Agenc_C&quot;;[.C$4];IF([.$A19]=&quot;Agenc_D&quot;;[.C$5];0))))" office:value-type="float" office:value="1379920" calcext:value-type="float">
            <text:p>1379920</text:p>
          </table:table-cell>
          <table:table-cell table:style-name="ce5" table:formula="of:=[$case_00140_00100.$D19]+IF([.$A19]=&quot;Agenc_A&quot;;[.D$2];IF([.$A19]=&quot;Agenc_B&quot;;[.D$3];IF([.$A19]=&quot;Agenc_C&quot;;[.D$4];IF([.$A19]=&quot;Agenc_D&quot;;[.D$5];0))))" office:value-type="float" office:value="5226200" calcext:value-type="float">
            <text:p>5226200</text:p>
          </table:table-cell>
          <table:table-cell table:style-name="ce5" table:formula="of:=[$case_00140_00100.$C19]+IF([.$A19]=&quot;Agenc_A&quot;;[.E$2];IF([.$A19]=&quot;Agenc_B&quot;;[.E$3];IF([.$A19]=&quot;Agenc_C&quot;;[.E$4];IF([.$A19]=&quot;Agenc_D&quot;;[.E$5];0))))" office:value-type="float" office:value="1380060" calcext:value-type="float">
            <text:p>1380060</text:p>
          </table:table-cell>
          <table:table-cell table:style-name="ce5" table:formula="of:=[$case_00140_00100.$D19]+IF([.$A19]=&quot;Agenc_A&quot;;[.F$2];IF([.$A19]=&quot;Agenc_B&quot;;[.F$3];IF([.$A19]=&quot;Agenc_C&quot;;[.F$4];IF([.$A19]=&quot;Agenc_D&quot;;[.F$5];0))))" office:value-type="float" office:value="5226200" calcext:value-type="float">
            <text:p>5226200</text:p>
          </table:table-cell>
          <table:table-cell table:style-name="ce5" table:formula="of:=[$case_00140_00100.$C19]+IF([.$A19]=&quot;Agenc_A&quot;;[.G$2];IF([.$A19]=&quot;Agenc_B&quot;;[.G$3];IF([.$A19]=&quot;Agenc_C&quot;;[.G$4];IF([.$A19]=&quot;Agenc_D&quot;;[.G$5];0))))" office:value-type="float" office:value="1380060" calcext:value-type="float">
            <text:p>1380060</text:p>
          </table:table-cell>
          <table:table-cell table:style-name="ce5" table:formula="of:=[$case_00140_00100.$D19]+IF([.$A19]=&quot;Agenc_A&quot;;[.H$2];IF([.$A19]=&quot;Agenc_B&quot;;[.H$3];IF([.$A19]=&quot;Agenc_C&quot;;[.H$4];IF([.$A19]=&quot;Agenc_D&quot;;[.H$5];0))))" office:value-type="float" office:value="5226100" calcext:value-type="float">
            <text:p>5226100</text:p>
          </table:table-cell>
          <table:table-cell table:style-name="ce5" table:formula="of:=[$case_00140_00100.$C19]+IF([.$A19]=&quot;Agenc_A&quot;;[.I$2];IF([.$A19]=&quot;Agenc_B&quot;;[.I$3];IF([.$A19]=&quot;Agenc_C&quot;;[.I$4];IF([.$A19]=&quot;Agenc_D&quot;;[.I$5];0))))" office:value-type="float" office:value="1379920" calcext:value-type="float">
            <text:p>1379920</text:p>
          </table:table-cell>
          <table:table-cell table:style-name="ce5" table:formula="of:=[$case_00140_00100.$D19]+IF([.$A19]=&quot;Agenc_A&quot;;[.J$2];IF([.$A19]=&quot;Agenc_B&quot;;[.J$3];IF([.$A19]=&quot;Agenc_C&quot;;[.J$4];IF([.$A19]=&quot;Agenc_D&quot;;[.J$5];0))))" office:value-type="float" office:value="5226100" calcext:value-type="float">
            <text:p>5226100</text:p>
          </table:table-cell>
          <table:table-cell table:style-name="ce4" table:formula="of:=CONCATENATE([.K$2];CHAR(13);&quot;    &quot;;&quot;'&quot;;[.B19];&quot;',&quot;;CHAR(13);&quot;    'SRID=3946;POLYGON((&quot;;[.C19];&quot; &quot;;[.D19];&quot;,&quot;;[.E19];&quot; &quot;;[.F19];&quot;,&quot;;[.G19];&quot; &quot;;[.H19];&quot;,&quot;;[.I19];&quot; &quot;;[.J19];&quot;,&quot;;[.C19];&quot; &quot;;[.D19];&quot;))');&quot;;CHAR(13))" office:value-type="string" office:string-value="INSERT INTO &#13;  emprise (&#13;    id,&#13;    geometry_asewkt)&#13;  VALUES (&#13;    'M34_Emprise1',&#13;    'SRID=3946;POLYGON((1379920 5226200,1380060 5226200,1380060 5226100,1379920 5226100,1379920 5226200))');&#13;" calcext:value-type="string">
            <text:p>INSERT INTO  <text:s/>emprise ( <text:s text:c="3"/>id, <text:s text:c="3"/>geometry_asewkt) <text:s/>VALUES ( <text:s text:c="3"/>'M34_Emprise1', <text:s text:c="3"/>'SRID=3946;POLYGON((1379920 5226200,1380060 5226200,1380060 5226100,1379920 5226100,1379920 5226200))');</text:p>
          </table:table-cell>
          <table:table-cell table:number-columns-repeated="1013"/>
        </table:table-row>
        <table:table-row table:style-name="ro5">
          <table:table-cell table:formula="of:=[case_00140_00100.B20]" office:value-type="string" office:string-value="Agenc_D" calcext:value-type="string">
            <text:p>Agenc_D</text:p>
          </table:table-cell>
          <table:table-cell table:style-name="ce5" table:formula="of:=CONCATENATE([case_00140_00100.$A20];[.B$2])" office:value-type="string" office:string-value="M35_Emprise1" calcext:value-type="string">
            <text:p>M35_Emprise1</text:p>
          </table:table-cell>
          <table:table-cell table:style-name="ce5" table:formula="of:=[$case_00140_00100.$C20]+IF([.$A20]=&quot;Agenc_A&quot;;[.C$2];IF([.$A20]=&quot;Agenc_B&quot;;[.C$3];IF([.$A20]=&quot;Agenc_C&quot;;[.C$4];IF([.$A20]=&quot;Agenc_D&quot;;[.C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D$2];IF([.$A20]=&quot;Agenc_B&quot;;[.D$3];IF([.$A20]=&quot;Agenc_C&quot;;[.D$4];IF([.$A20]=&quot;Agenc_D&quot;;[.D$5];0))))" office:value-type="float" office:value="5226200" calcext:value-type="float">
            <text:p>5226200</text:p>
          </table:table-cell>
          <table:table-cell table:style-name="ce5" table:formula="of:=[$case_00140_00100.$C20]+IF([.$A20]=&quot;Agenc_A&quot;;[.E$2];IF([.$A20]=&quot;Agenc_B&quot;;[.E$3];IF([.$A20]=&quot;Agenc_C&quot;;[.E$4];IF([.$A20]=&quot;Agenc_D&quot;;[.E$5];0))))" office:value-type="float" office:value="1380200" calcext:value-type="float">
            <text:p>1380200</text:p>
          </table:table-cell>
          <table:table-cell table:style-name="ce5" table:formula="of:=[$case_00140_00100.$D20]+IF([.$A20]=&quot;Agenc_A&quot;;[.F$2];IF([.$A20]=&quot;Agenc_B&quot;;[.F$3];IF([.$A20]=&quot;Agenc_C&quot;;[.F$4];IF([.$A20]=&quot;Agenc_D&quot;;[.F$5];0))))" office:value-type="float" office:value="5226200" calcext:value-type="float">
            <text:p>5226200</text:p>
          </table:table-cell>
          <table:table-cell table:style-name="ce5" table:formula="of:=[$case_00140_00100.$C20]+IF([.$A20]=&quot;Agenc_A&quot;;[.G$2];IF([.$A20]=&quot;Agenc_B&quot;;[.G$3];IF([.$A20]=&quot;Agenc_C&quot;;[.G$4];IF([.$A20]=&quot;Agenc_D&quot;;[.G$5];0))))" office:value-type="float" office:value="1380200" calcext:value-type="float">
            <text:p>1380200</text:p>
          </table:table-cell>
          <table:table-cell table:style-name="ce5" table:formula="of:=[$case_00140_00100.$D20]+IF([.$A20]=&quot;Agenc_A&quot;;[.H$2];IF([.$A20]=&quot;Agenc_B&quot;;[.H$3];IF([.$A20]=&quot;Agenc_C&quot;;[.H$4];IF([.$A20]=&quot;Agenc_D&quot;;[.H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I$2];IF([.$A20]=&quot;Agenc_B&quot;;[.I$3];IF([.$A20]=&quot;Agenc_C&quot;;[.I$4];IF([.$A20]=&quot;Agenc_D&quot;;[.I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J$2];IF([.$A20]=&quot;Agenc_B&quot;;[.J$3];IF([.$A20]=&quot;Agenc_C&quot;;[.J$4];IF([.$A20]=&quot;Agenc_D&quot;;[.J$5];0))))" office:value-type="float" office:value="5226100" calcext:value-type="float">
            <text:p>5226100</text:p>
          </table:table-cell>
          <table:table-cell table:style-name="ce4" table:formula="of:=CONCATENATE([.K$2];CHAR(13);&quot;    &quot;;&quot;'&quot;;[.B20];&quot;',&quot;;CHAR(13);&quot;    'SRID=3946;POLYGON((&quot;;[.C20];&quot; &quot;;[.D20];&quot;,&quot;;[.E20];&quot; &quot;;[.F20];&quot;,&quot;;[.G20];&quot; &quot;;[.H20];&quot;,&quot;;[.I20];&quot; &quot;;[.J20];&quot;,&quot;;[.C20];&quot; &quot;;[.D20];&quot;))');&quot;;CHAR(13))" office:value-type="string" office:string-value="INSERT INTO &#13;  emprise (&#13;    id,&#13;    geometry_asewkt)&#13;  VALUES (&#13;    'M35_Emprise1',&#13;    'SRID=3946;POLYGON((1380060 5226200,1380200 5226200,1380200 5226100,1380060 5226100,1380060 5226200))');&#13;" calcext:value-type="string">
            <text:p>INSERT INTO  <text:s/>emprise ( <text:s text:c="3"/>id, <text:s text:c="3"/>geometry_asewkt) <text:s/>VALUES ( <text:s text:c="3"/>'M35_Emprise1', <text:s text:c="3"/>'SRID=3946;POLYGON((1380060 5226200,1380200 5226200,1380200 5226100,1380060 5226100,1380060 5226200))');</text:p>
          </table:table-cell>
          <table:table-cell table:number-columns-repeated="1013"/>
        </table:table-row>
        <table:table-row table:style-name="ro5">
          <table:table-cell table:formula="of:=[case_00140_00100.B21]" office:value-type="string" office:string-value="Agenc_B" calcext:value-type="string">
            <text:p>Agenc_B</text:p>
          </table:table-cell>
          <table:table-cell table:style-name="ce5" table:formula="of:=CONCATENATE([case_00140_00100.$A21];[.B$2])" office:value-type="string" office:string-value="M41_Emprise1" calcext:value-type="string">
            <text:p>M41_Emprise1</text:p>
          </table:table-cell>
          <table:table-cell table:style-name="ce5" table:formula="of:=[$case_00140_00100.$C21]+IF([.$A21]=&quot;Agenc_A&quot;;[.C$2];IF([.$A21]=&quot;Agenc_B&quot;;[.C$3];IF([.$A21]=&quot;Agenc_C&quot;;[.C$4];IF([.$A21]=&quot;Agenc_D&quot;;[.C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D$2];IF([.$A21]=&quot;Agenc_B&quot;;[.D$3];IF([.$A21]=&quot;Agenc_C&quot;;[.D$4];IF([.$A21]=&quot;Agenc_D&quot;;[.D$5];0))))" office:value-type="float" office:value="5226100" calcext:value-type="float">
            <text:p>5226100</text:p>
          </table:table-cell>
          <table:table-cell table:style-name="ce5" table:formula="of:=[$case_00140_00100.$C21]+IF([.$A21]=&quot;Agenc_A&quot;;[.E$2];IF([.$A21]=&quot;Agenc_B&quot;;[.E$3];IF([.$A21]=&quot;Agenc_C&quot;;[.E$4];IF([.$A21]=&quot;Agenc_D&quot;;[.E$5];0))))" office:value-type="float" office:value="1379640" calcext:value-type="float">
            <text:p>1379640</text:p>
          </table:table-cell>
          <table:table-cell table:style-name="ce5" table:formula="of:=[$case_00140_00100.$D21]+IF([.$A21]=&quot;Agenc_A&quot;;[.F$2];IF([.$A21]=&quot;Agenc_B&quot;;[.F$3];IF([.$A21]=&quot;Agenc_C&quot;;[.F$4];IF([.$A21]=&quot;Agenc_D&quot;;[.F$5];0))))" office:value-type="float" office:value="5226100" calcext:value-type="float">
            <text:p>5226100</text:p>
          </table:table-cell>
          <table:table-cell table:style-name="ce5" table:formula="of:=[$case_00140_00100.$C21]+IF([.$A21]=&quot;Agenc_A&quot;;[.G$2];IF([.$A21]=&quot;Agenc_B&quot;;[.G$3];IF([.$A21]=&quot;Agenc_C&quot;;[.G$4];IF([.$A21]=&quot;Agenc_D&quot;;[.G$5];0))))" office:value-type="float" office:value="1379640" calcext:value-type="float">
            <text:p>1379640</text:p>
          </table:table-cell>
          <table:table-cell table:style-name="ce5" table:formula="of:=[$case_00140_00100.$D21]+IF([.$A21]=&quot;Agenc_A&quot;;[.H$2];IF([.$A21]=&quot;Agenc_B&quot;;[.H$3];IF([.$A21]=&quot;Agenc_C&quot;;[.H$4];IF([.$A21]=&quot;Agenc_D&quot;;[.H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I$2];IF([.$A21]=&quot;Agenc_B&quot;;[.I$3];IF([.$A21]=&quot;Agenc_C&quot;;[.I$4];IF([.$A21]=&quot;Agenc_D&quot;;[.I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J$2];IF([.$A21]=&quot;Agenc_B&quot;;[.J$3];IF([.$A21]=&quot;Agenc_C&quot;;[.J$4];IF([.$A21]=&quot;Agenc_D&quot;;[.J$5];0))))" office:value-type="float" office:value="5226000" calcext:value-type="float">
            <text:p>5226000</text:p>
          </table:table-cell>
          <table:table-cell table:style-name="ce4" table:formula="of:=CONCATENATE([.K$2];CHAR(13);&quot;    &quot;;&quot;'&quot;;[.B21];&quot;',&quot;;CHAR(13);&quot;    'SRID=3946;POLYGON((&quot;;[.C21];&quot; &quot;;[.D21];&quot;,&quot;;[.E21];&quot; &quot;;[.F21];&quot;,&quot;;[.G21];&quot; &quot;;[.H21];&quot;,&quot;;[.I21];&quot; &quot;;[.J21];&quot;,&quot;;[.C21];&quot; &quot;;[.D21];&quot;))');&quot;;CHAR(13))" office:value-type="string" office:string-value="INSERT INTO &#13;  emprise (&#13;    id,&#13;    geometry_asewkt)&#13;  VALUES (&#13;    'M41_Emprise1',&#13;    'SRID=3946;POLYGON((1379500 5226100,1379640 5226100,1379640 5226000,1379500 5226000,1379500 5226100))');&#13;" calcext:value-type="string">
            <text:p>INSERT INTO  <text:s/>emprise ( <text:s text:c="3"/>id, <text:s text:c="3"/>geometry_asewkt) <text:s/>VALUES ( <text:s text:c="3"/>'M41_Emprise1', <text:s text:c="3"/>'SRID=3946;POLYGON((1379500 5226100,1379640 5226100,1379640 5226000,1379500 5226000,1379500 5226100))');</text:p>
          </table:table-cell>
          <table:table-cell table:number-columns-repeated="1013"/>
        </table:table-row>
        <table:table-row table:style-name="ro5">
          <table:table-cell table:formula="of:=[case_00140_00100.B22]" office:value-type="string" office:string-value="Agenc_C" calcext:value-type="string">
            <text:p>Agenc_C</text:p>
          </table:table-cell>
          <table:table-cell table:style-name="ce5" table:formula="of:=CONCATENATE([case_00140_00100.$A22];[.B$2])" office:value-type="string" office:string-value="M42_Emprise1" calcext:value-type="string">
            <text:p>M42_Emprise1</text:p>
          </table:table-cell>
          <table:table-cell table:style-name="ce5" table:formula="of:=[$case_00140_00100.$C22]+IF([.$A22]=&quot;Agenc_A&quot;;[.C$2];IF([.$A22]=&quot;Agenc_B&quot;;[.C$3];IF([.$A22]=&quot;Agenc_C&quot;;[.C$4];IF([.$A22]=&quot;Agenc_D&quot;;[.C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D$2];IF([.$A22]=&quot;Agenc_B&quot;;[.D$3];IF([.$A22]=&quot;Agenc_C&quot;;[.D$4];IF([.$A22]=&quot;Agenc_D&quot;;[.D$5];0))))" office:value-type="float" office:value="5226100" calcext:value-type="float">
            <text:p>5226100</text:p>
          </table:table-cell>
          <table:table-cell table:style-name="ce5" table:formula="of:=[$case_00140_00100.$C22]+IF([.$A22]=&quot;Agenc_A&quot;;[.E$2];IF([.$A22]=&quot;Agenc_B&quot;;[.E$3];IF([.$A22]=&quot;Agenc_C&quot;;[.E$4];IF([.$A22]=&quot;Agenc_D&quot;;[.E$5];0))))" office:value-type="float" office:value="1379780" calcext:value-type="float">
            <text:p>1379780</text:p>
          </table:table-cell>
          <table:table-cell table:style-name="ce5" table:formula="of:=[$case_00140_00100.$D22]+IF([.$A22]=&quot;Agenc_A&quot;;[.F$2];IF([.$A22]=&quot;Agenc_B&quot;;[.F$3];IF([.$A22]=&quot;Agenc_C&quot;;[.F$4];IF([.$A22]=&quot;Agenc_D&quot;;[.F$5];0))))" office:value-type="float" office:value="5226100" calcext:value-type="float">
            <text:p>5226100</text:p>
          </table:table-cell>
          <table:table-cell table:style-name="ce5" table:formula="of:=[$case_00140_00100.$C22]+IF([.$A22]=&quot;Agenc_A&quot;;[.G$2];IF([.$A22]=&quot;Agenc_B&quot;;[.G$3];IF([.$A22]=&quot;Agenc_C&quot;;[.G$4];IF([.$A22]=&quot;Agenc_D&quot;;[.G$5];0))))" office:value-type="float" office:value="1379780" calcext:value-type="float">
            <text:p>1379780</text:p>
          </table:table-cell>
          <table:table-cell table:style-name="ce5" table:formula="of:=[$case_00140_00100.$D22]+IF([.$A22]=&quot;Agenc_A&quot;;[.H$2];IF([.$A22]=&quot;Agenc_B&quot;;[.H$3];IF([.$A22]=&quot;Agenc_C&quot;;[.H$4];IF([.$A22]=&quot;Agenc_D&quot;;[.H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I$2];IF([.$A22]=&quot;Agenc_B&quot;;[.I$3];IF([.$A22]=&quot;Agenc_C&quot;;[.I$4];IF([.$A22]=&quot;Agenc_D&quot;;[.I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J$2];IF([.$A22]=&quot;Agenc_B&quot;;[.J$3];IF([.$A22]=&quot;Agenc_C&quot;;[.J$4];IF([.$A22]=&quot;Agenc_D&quot;;[.J$5];0))))" office:value-type="float" office:value="5226000" calcext:value-type="float">
            <text:p>5226000</text:p>
          </table:table-cell>
          <table:table-cell table:style-name="ce4" table:formula="of:=CONCATENATE([.K$2];CHAR(13);&quot;    &quot;;&quot;'&quot;;[.B22];&quot;',&quot;;CHAR(13);&quot;    'SRID=3946;POLYGON((&quot;;[.C22];&quot; &quot;;[.D22];&quot;,&quot;;[.E22];&quot; &quot;;[.F22];&quot;,&quot;;[.G22];&quot; &quot;;[.H22];&quot;,&quot;;[.I22];&quot; &quot;;[.J22];&quot;,&quot;;[.C22];&quot; &quot;;[.D22];&quot;))');&quot;;CHAR(13))" office:value-type="string" office:string-value="INSERT INTO &#13;  emprise (&#13;    id,&#13;    geometry_asewkt)&#13;  VALUES (&#13;    'M42_Emprise1',&#13;    'SRID=3946;POLYGON((1379640 5226100,1379780 5226100,1379780 5226000,1379640 5226000,1379640 5226100))');&#13;" calcext:value-type="string">
            <text:p>INSERT INTO  <text:s/>emprise ( <text:s text:c="3"/>id, <text:s text:c="3"/>geometry_asewkt) <text:s/>VALUES ( <text:s text:c="3"/>'M42_Emprise1', <text:s text:c="3"/>'SRID=3946;POLYGON((1379640 5226100,1379780 5226100,1379780 5226000,1379640 5226000,1379640 5226100))');</text:p>
          </table:table-cell>
          <table:table-cell table:number-columns-repeated="1013"/>
        </table:table-row>
        <table:table-row table:style-name="ro5">
          <table:table-cell table:formula="of:=[case_00140_00100.B23]" office:value-type="string" office:string-value="Agenc_A" calcext:value-type="string">
            <text:p>Agenc_A</text:p>
          </table:table-cell>
          <table:table-cell table:style-name="ce5" table:formula="of:=CONCATENATE([case_00140_00100.$A23];[.B$2])" office:value-type="string" office:string-value="M43_Emprise1" calcext:value-type="string">
            <text:p>M43_Emprise1</text:p>
          </table:table-cell>
          <table:table-cell table:style-name="ce5" table:formula="of:=[$case_00140_00100.$C23]+IF([.$A23]=&quot;Agenc_A&quot;;[.C$2];IF([.$A23]=&quot;Agenc_B&quot;;[.C$3];IF([.$A23]=&quot;Agenc_C&quot;;[.C$4];IF([.$A23]=&quot;Agenc_D&quot;;[.C$5];0))))" office:value-type="float" office:value="1379780" calcext:value-type="float">
            <text:p>1379780</text:p>
          </table:table-cell>
          <table:table-cell table:style-name="ce5" table:formula="of:=[$case_00140_00100.$D23]+IF([.$A23]=&quot;Agenc_A&quot;;[.D$2];IF([.$A23]=&quot;Agenc_B&quot;;[.D$3];IF([.$A23]=&quot;Agenc_C&quot;;[.D$4];IF([.$A23]=&quot;Agenc_D&quot;;[.D$5];0))))" office:value-type="float" office:value="5226100" calcext:value-type="float">
            <text:p>5226100</text:p>
          </table:table-cell>
          <table:table-cell table:style-name="ce5" table:formula="of:=[$case_00140_00100.$C23]+IF([.$A23]=&quot;Agenc_A&quot;;[.E$2];IF([.$A23]=&quot;Agenc_B&quot;;[.E$3];IF([.$A23]=&quot;Agenc_C&quot;;[.E$4];IF([.$A23]=&quot;Agenc_D&quot;;[.E$5];0))))" office:value-type="float" office:value="1379920" calcext:value-type="float">
            <text:p>1379920</text:p>
          </table:table-cell>
          <table:table-cell table:style-name="ce5" table:formula="of:=[$case_00140_00100.$D23]+IF([.$A23]=&quot;Agenc_A&quot;;[.F$2];IF([.$A23]=&quot;Agenc_B&quot;;[.F$3];IF([.$A23]=&quot;Agenc_C&quot;;[.F$4];IF([.$A23]=&quot;Agenc_D&quot;;[.F$5];0))))" office:value-type="float" office:value="5226100" calcext:value-type="float">
            <text:p>5226100</text:p>
          </table:table-cell>
          <table:table-cell table:style-name="ce5" table:formula="of:=[$case_00140_00100.$C23]+IF([.$A23]=&quot;Agenc_A&quot;;[.G$2];IF([.$A23]=&quot;Agenc_B&quot;;[.G$3];IF([.$A23]=&quot;Agenc_C&quot;;[.G$4];IF([.$A23]=&quot;Agenc_D&quot;;[.G$5];0))))" office:value-type="float" office:value="1379920" calcext:value-type="float">
            <text:p>1379920</text:p>
          </table:table-cell>
          <table:table-cell table:style-name="ce5" table:formula="of:=[$case_00140_00100.$D23]+IF([.$A23]=&quot;Agenc_A&quot;;[.H$2];IF([.$A23]=&quot;Agenc_B&quot;;[.H$3];IF([.$A23]=&quot;Agenc_C&quot;;[.H$4];IF([.$A23]=&quot;Agenc_D&quot;;[.H$5];0))))" office:value-type="float" office:value="5226000" calcext:value-type="float">
            <text:p>5226000</text:p>
          </table:table-cell>
          <table:table-cell table:style-name="ce5" table:formula="of:=[$case_00140_00100.$C23]+IF([.$A23]=&quot;Agenc_A&quot;;[.I$2];IF([.$A23]=&quot;Agenc_B&quot;;[.I$3];IF([.$A23]=&quot;Agenc_C&quot;;[.I$4];IF([.$A23]=&quot;Agenc_D&quot;;[.I$5];0))))" office:value-type="float" office:value="1379780" calcext:value-type="float">
            <text:p>1379780</text:p>
          </table:table-cell>
          <table:table-cell table:style-name="ce5" table:formula="of:=[$case_00140_00100.$D23]+IF([.$A23]=&quot;Agenc_A&quot;;[.J$2];IF([.$A23]=&quot;Agenc_B&quot;;[.J$3];IF([.$A23]=&quot;Agenc_C&quot;;[.J$4];IF([.$A23]=&quot;Agenc_D&quot;;[.J$5];0))))" office:value-type="float" office:value="5226000" calcext:value-type="float">
            <text:p>5226000</text:p>
          </table:table-cell>
          <table:table-cell table:style-name="ce4" table:formula="of:=CONCATENATE([.K$2];CHAR(13);&quot;    &quot;;&quot;'&quot;;[.B23];&quot;',&quot;;CHAR(13);&quot;    'SRID=3946;POLYGON((&quot;;[.C23];&quot; &quot;;[.D23];&quot;,&quot;;[.E23];&quot; &quot;;[.F23];&quot;,&quot;;[.G23];&quot; &quot;;[.H23];&quot;,&quot;;[.I23];&quot; &quot;;[.J23];&quot;,&quot;;[.C23];&quot; &quot;;[.D23];&quot;))');&quot;;CHAR(13))" office:value-type="string" office:string-value="INSERT INTO &#13;  emprise (&#13;    id,&#13;    geometry_asewkt)&#13;  VALUES (&#13;    'M43_Emprise1',&#13;    'SRID=3946;POLYGON((1379780 5226100,1379920 5226100,1379920 5226000,1379780 5226000,1379780 5226100))');&#13;" calcext:value-type="string">
            <text:p>INSERT INTO  <text:s/>emprise ( <text:s text:c="3"/>id, <text:s text:c="3"/>geometry_asewkt) <text:s/>VALUES ( <text:s text:c="3"/>'M43_Emprise1', <text:s text:c="3"/>'SRID=3946;POLYGON((1379780 5226100,1379920 5226100,1379920 5226000,1379780 5226000,1379780 5226100))');</text:p>
          </table:table-cell>
          <table:table-cell table:number-columns-repeated="1013"/>
        </table:table-row>
        <table:table-row table:style-name="ro5">
          <table:table-cell table:formula="of:=[case_00140_00100.B24]" office:value-type="string" office:string-value="Agenc_D" calcext:value-type="string">
            <text:p>Agenc_D</text:p>
          </table:table-cell>
          <table:table-cell table:style-name="ce5" table:formula="of:=CONCATENATE([case_00140_00100.$A24];[.B$2])" office:value-type="string" office:string-value="M44_Emprise1" calcext:value-type="string">
            <text:p>M44_Emprise1</text:p>
          </table:table-cell>
          <table:table-cell table:style-name="ce5" table:formula="of:=[$case_00140_00100.$C24]+IF([.$A24]=&quot;Agenc_A&quot;;[.C$2];IF([.$A24]=&quot;Agenc_B&quot;;[.C$3];IF([.$A24]=&quot;Agenc_C&quot;;[.C$4];IF([.$A24]=&quot;Agenc_D&quot;;[.C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D$2];IF([.$A24]=&quot;Agenc_B&quot;;[.D$3];IF([.$A24]=&quot;Agenc_C&quot;;[.D$4];IF([.$A24]=&quot;Agenc_D&quot;;[.D$5];0))))" office:value-type="float" office:value="5226100" calcext:value-type="float">
            <text:p>5226100</text:p>
          </table:table-cell>
          <table:table-cell table:style-name="ce5" table:formula="of:=[$case_00140_00100.$C24]+IF([.$A24]=&quot;Agenc_A&quot;;[.E$2];IF([.$A24]=&quot;Agenc_B&quot;;[.E$3];IF([.$A24]=&quot;Agenc_C&quot;;[.E$4];IF([.$A24]=&quot;Agenc_D&quot;;[.E$5];0))))" office:value-type="float" office:value="1380060" calcext:value-type="float">
            <text:p>1380060</text:p>
          </table:table-cell>
          <table:table-cell table:style-name="ce5" table:formula="of:=[$case_00140_00100.$D24]+IF([.$A24]=&quot;Agenc_A&quot;;[.F$2];IF([.$A24]=&quot;Agenc_B&quot;;[.F$3];IF([.$A24]=&quot;Agenc_C&quot;;[.F$4];IF([.$A24]=&quot;Agenc_D&quot;;[.F$5];0))))" office:value-type="float" office:value="5226100" calcext:value-type="float">
            <text:p>5226100</text:p>
          </table:table-cell>
          <table:table-cell table:style-name="ce5" table:formula="of:=[$case_00140_00100.$C24]+IF([.$A24]=&quot;Agenc_A&quot;;[.G$2];IF([.$A24]=&quot;Agenc_B&quot;;[.G$3];IF([.$A24]=&quot;Agenc_C&quot;;[.G$4];IF([.$A24]=&quot;Agenc_D&quot;;[.G$5];0))))" office:value-type="float" office:value="1380060" calcext:value-type="float">
            <text:p>1380060</text:p>
          </table:table-cell>
          <table:table-cell table:style-name="ce5" table:formula="of:=[$case_00140_00100.$D24]+IF([.$A24]=&quot;Agenc_A&quot;;[.H$2];IF([.$A24]=&quot;Agenc_B&quot;;[.H$3];IF([.$A24]=&quot;Agenc_C&quot;;[.H$4];IF([.$A24]=&quot;Agenc_D&quot;;[.H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I$2];IF([.$A24]=&quot;Agenc_B&quot;;[.I$3];IF([.$A24]=&quot;Agenc_C&quot;;[.I$4];IF([.$A24]=&quot;Agenc_D&quot;;[.I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J$2];IF([.$A24]=&quot;Agenc_B&quot;;[.J$3];IF([.$A24]=&quot;Agenc_C&quot;;[.J$4];IF([.$A24]=&quot;Agenc_D&quot;;[.J$5];0))))" office:value-type="float" office:value="5226000" calcext:value-type="float">
            <text:p>5226000</text:p>
          </table:table-cell>
          <table:table-cell table:style-name="ce4" table:formula="of:=CONCATENATE([.K$2];CHAR(13);&quot;    &quot;;&quot;'&quot;;[.B24];&quot;',&quot;;CHAR(13);&quot;    'SRID=3946;POLYGON((&quot;;[.C24];&quot; &quot;;[.D24];&quot;,&quot;;[.E24];&quot; &quot;;[.F24];&quot;,&quot;;[.G24];&quot; &quot;;[.H24];&quot;,&quot;;[.I24];&quot; &quot;;[.J24];&quot;,&quot;;[.C24];&quot; &quot;;[.D24];&quot;))');&quot;;CHAR(13))" office:value-type="string" office:string-value="INSERT INTO &#13;  emprise (&#13;    id,&#13;    geometry_asewkt)&#13;  VALUES (&#13;    'M44_Emprise1',&#13;    'SRID=3946;POLYGON((1379920 5226100,1380060 5226100,1380060 5226000,1379920 5226000,1379920 5226100))');&#13;" calcext:value-type="string">
            <text:p>INSERT INTO  <text:s/>emprise ( <text:s text:c="3"/>id, <text:s text:c="3"/>geometry_asewkt) <text:s/>VALUES ( <text:s text:c="3"/>'M44_Emprise1', <text:s text:c="3"/>'SRID=3946;POLYGON((1379920 5226100,1380060 5226100,1380060 5226000,1379920 5226000,1379920 5226100))');</text:p>
          </table:table-cell>
          <table:table-cell table:number-columns-repeated="1013"/>
        </table:table-row>
        <table:table-row table:style-name="ro5">
          <table:table-cell table:formula="of:=[case_00140_00100.B25]" office:value-type="string" office:string-value="Agenc_B" calcext:value-type="string">
            <text:p>Agenc_B</text:p>
          </table:table-cell>
          <table:table-cell table:style-name="ce5" table:formula="of:=CONCATENATE([case_00140_00100.$A25];[.B$2])" office:value-type="string" office:string-value="M45_Emprise1" calcext:value-type="string">
            <text:p>M45_Emprise1</text:p>
          </table:table-cell>
          <table:table-cell table:style-name="ce5" table:formula="of:=[$case_00140_00100.$C25]+IF([.$A25]=&quot;Agenc_A&quot;;[.C$2];IF([.$A25]=&quot;Agenc_B&quot;;[.C$3];IF([.$A25]=&quot;Agenc_C&quot;;[.C$4];IF([.$A25]=&quot;Agenc_D&quot;;[.C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D$2];IF([.$A25]=&quot;Agenc_B&quot;;[.D$3];IF([.$A25]=&quot;Agenc_C&quot;;[.D$4];IF([.$A25]=&quot;Agenc_D&quot;;[.D$5];0))))" office:value-type="float" office:value="5226100" calcext:value-type="float">
            <text:p>5226100</text:p>
          </table:table-cell>
          <table:table-cell table:style-name="ce5" table:formula="of:=[$case_00140_00100.$C25]+IF([.$A25]=&quot;Agenc_A&quot;;[.E$2];IF([.$A25]=&quot;Agenc_B&quot;;[.E$3];IF([.$A25]=&quot;Agenc_C&quot;;[.E$4];IF([.$A25]=&quot;Agenc_D&quot;;[.E$5];0))))" office:value-type="float" office:value="1380200" calcext:value-type="float">
            <text:p>1380200</text:p>
          </table:table-cell>
          <table:table-cell table:style-name="ce5" table:formula="of:=[$case_00140_00100.$D25]+IF([.$A25]=&quot;Agenc_A&quot;;[.F$2];IF([.$A25]=&quot;Agenc_B&quot;;[.F$3];IF([.$A25]=&quot;Agenc_C&quot;;[.F$4];IF([.$A25]=&quot;Agenc_D&quot;;[.F$5];0))))" office:value-type="float" office:value="5226100" calcext:value-type="float">
            <text:p>5226100</text:p>
          </table:table-cell>
          <table:table-cell table:style-name="ce5" table:formula="of:=[$case_00140_00100.$C25]+IF([.$A25]=&quot;Agenc_A&quot;;[.G$2];IF([.$A25]=&quot;Agenc_B&quot;;[.G$3];IF([.$A25]=&quot;Agenc_C&quot;;[.G$4];IF([.$A25]=&quot;Agenc_D&quot;;[.G$5];0))))" office:value-type="float" office:value="1380200" calcext:value-type="float">
            <text:p>1380200</text:p>
          </table:table-cell>
          <table:table-cell table:style-name="ce5" table:formula="of:=[$case_00140_00100.$D25]+IF([.$A25]=&quot;Agenc_A&quot;;[.H$2];IF([.$A25]=&quot;Agenc_B&quot;;[.H$3];IF([.$A25]=&quot;Agenc_C&quot;;[.H$4];IF([.$A25]=&quot;Agenc_D&quot;;[.H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I$2];IF([.$A25]=&quot;Agenc_B&quot;;[.I$3];IF([.$A25]=&quot;Agenc_C&quot;;[.I$4];IF([.$A25]=&quot;Agenc_D&quot;;[.I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J$2];IF([.$A25]=&quot;Agenc_B&quot;;[.J$3];IF([.$A25]=&quot;Agenc_C&quot;;[.J$4];IF([.$A25]=&quot;Agenc_D&quot;;[.J$5];0))))" office:value-type="float" office:value="5226000" calcext:value-type="float">
            <text:p>5226000</text:p>
          </table:table-cell>
          <table:table-cell table:style-name="ce4" table:formula="of:=CONCATENATE([.K$2];CHAR(13);&quot;    &quot;;&quot;'&quot;;[.B25];&quot;',&quot;;CHAR(13);&quot;    'SRID=3946;POLYGON((&quot;;[.C25];&quot; &quot;;[.D25];&quot;,&quot;;[.E25];&quot; &quot;;[.F25];&quot;,&quot;;[.G25];&quot; &quot;;[.H25];&quot;,&quot;;[.I25];&quot; &quot;;[.J25];&quot;,&quot;;[.C25];&quot; &quot;;[.D25];&quot;))');&quot;;CHAR(13))" office:value-type="string" office:string-value="INSERT INTO &#13;  emprise (&#13;    id,&#13;    geometry_asewkt)&#13;  VALUES (&#13;    'M45_Emprise1',&#13;    'SRID=3946;POLYGON((1380060 5226100,1380200 5226100,1380200 5226000,1380060 5226000,1380060 5226100))');&#13;" calcext:value-type="string">
            <text:p>INSERT INTO  <text:s/>emprise ( <text:s text:c="3"/>id, <text:s text:c="3"/>geometry_asewkt) <text:s/>VALUES ( <text:s text:c="3"/>'M45_Emprise1', <text:s text:c="3"/>'SRID=3946;POLYGON((1380060 5226100,1380200 5226100,1380200 5226000,1380060 5226000,1380060 5226100))');</text:p>
          </table:table-cell>
          <table:table-cell table:number-columns-repeated="1013"/>
        </table:table-row>
        <table:table-row table:style-name="ro5">
          <table:table-cell table:formula="of:=[case_00140_00100.B26]" office:value-type="string" office:string-value="Agenc_A" calcext:value-type="string">
            <text:p>Agenc_A</text:p>
          </table:table-cell>
          <table:table-cell table:style-name="ce5" table:formula="of:=CONCATENATE([case_00140_00100.$A26];[.B$2])" office:value-type="string" office:string-value="M51_Emprise1" calcext:value-type="string">
            <text:p>M51_Emprise1</text:p>
          </table:table-cell>
          <table:table-cell table:style-name="ce5" table:formula="of:=[$case_00140_00100.$C26]+IF([.$A26]=&quot;Agenc_A&quot;;[.C$2];IF([.$A26]=&quot;Agenc_B&quot;;[.C$3];IF([.$A26]=&quot;Agenc_C&quot;;[.C$4];IF([.$A26]=&quot;Agenc_D&quot;;[.C$5];0))))" office:value-type="float" office:value="1379500" calcext:value-type="float">
            <text:p>1379500</text:p>
          </table:table-cell>
          <table:table-cell table:style-name="ce5" table:formula="of:=[$case_00140_00100.$D26]+IF([.$A26]=&quot;Agenc_A&quot;;[.D$2];IF([.$A26]=&quot;Agenc_B&quot;;[.D$3];IF([.$A26]=&quot;Agenc_C&quot;;[.D$4];IF([.$A26]=&quot;Agenc_D&quot;;[.D$5];0))))" office:value-type="float" office:value="5226000" calcext:value-type="float">
            <text:p>5226000</text:p>
          </table:table-cell>
          <table:table-cell table:style-name="ce5" table:formula="of:=[$case_00140_00100.$C26]+IF([.$A26]=&quot;Agenc_A&quot;;[.E$2];IF([.$A26]=&quot;Agenc_B&quot;;[.E$3];IF([.$A26]=&quot;Agenc_C&quot;;[.E$4];IF([.$A26]=&quot;Agenc_D&quot;;[.E$5];0))))" office:value-type="float" office:value="1379640" calcext:value-type="float">
            <text:p>1379640</text:p>
          </table:table-cell>
          <table:table-cell table:style-name="ce5" table:formula="of:=[$case_00140_00100.$D26]+IF([.$A26]=&quot;Agenc_A&quot;;[.F$2];IF([.$A26]=&quot;Agenc_B&quot;;[.F$3];IF([.$A26]=&quot;Agenc_C&quot;;[.F$4];IF([.$A26]=&quot;Agenc_D&quot;;[.F$5];0))))" office:value-type="float" office:value="5226000" calcext:value-type="float">
            <text:p>5226000</text:p>
          </table:table-cell>
          <table:table-cell table:style-name="ce5" table:formula="of:=[$case_00140_00100.$C26]+IF([.$A26]=&quot;Agenc_A&quot;;[.G$2];IF([.$A26]=&quot;Agenc_B&quot;;[.G$3];IF([.$A26]=&quot;Agenc_C&quot;;[.G$4];IF([.$A26]=&quot;Agenc_D&quot;;[.G$5];0))))" office:value-type="float" office:value="1379640" calcext:value-type="float">
            <text:p>1379640</text:p>
          </table:table-cell>
          <table:table-cell table:style-name="ce5" table:formula="of:=[$case_00140_00100.$D26]+IF([.$A26]=&quot;Agenc_A&quot;;[.H$2];IF([.$A26]=&quot;Agenc_B&quot;;[.H$3];IF([.$A26]=&quot;Agenc_C&quot;;[.H$4];IF([.$A26]=&quot;Agenc_D&quot;;[.H$5];0))))" office:value-type="float" office:value="5225900" calcext:value-type="float">
            <text:p>5225900</text:p>
          </table:table-cell>
          <table:table-cell table:style-name="ce5" table:formula="of:=[$case_00140_00100.$C26]+IF([.$A26]=&quot;Agenc_A&quot;;[.I$2];IF([.$A26]=&quot;Agenc_B&quot;;[.I$3];IF([.$A26]=&quot;Agenc_C&quot;;[.I$4];IF([.$A26]=&quot;Agenc_D&quot;;[.I$5];0))))" office:value-type="float" office:value="1379500" calcext:value-type="float">
            <text:p>1379500</text:p>
          </table:table-cell>
          <table:table-cell table:style-name="ce5" table:formula="of:=[$case_00140_00100.$D26]+IF([.$A26]=&quot;Agenc_A&quot;;[.J$2];IF([.$A26]=&quot;Agenc_B&quot;;[.J$3];IF([.$A26]=&quot;Agenc_C&quot;;[.J$4];IF([.$A26]=&quot;Agenc_D&quot;;[.J$5];0))))" office:value-type="float" office:value="5225900" calcext:value-type="float">
            <text:p>5225900</text:p>
          </table:table-cell>
          <table:table-cell table:style-name="ce4" table:formula="of:=CONCATENATE([.K$2];CHAR(13);&quot;    &quot;;&quot;'&quot;;[.B26];&quot;',&quot;;CHAR(13);&quot;    'SRID=3946;POLYGON((&quot;;[.C26];&quot; &quot;;[.D26];&quot;,&quot;;[.E26];&quot; &quot;;[.F26];&quot;,&quot;;[.G26];&quot; &quot;;[.H26];&quot;,&quot;;[.I26];&quot; &quot;;[.J26];&quot;,&quot;;[.C26];&quot; &quot;;[.D26];&quot;))');&quot;;CHAR(13))" office:value-type="string" office:string-value="INSERT INTO &#13;  emprise (&#13;    id,&#13;    geometry_asewkt)&#13;  VALUES (&#13;    'M51_Emprise1',&#13;    'SRID=3946;POLYGON((1379500 5226000,1379640 5226000,1379640 5225900,1379500 5225900,1379500 5226000))');&#13;" calcext:value-type="string">
            <text:p>INSERT INTO  <text:s/>emprise ( <text:s text:c="3"/>id, <text:s text:c="3"/>geometry_asewkt) <text:s/>VALUES ( <text:s text:c="3"/>'M51_Emprise1', <text:s text:c="3"/>'SRID=3946;POLYGON((1379500 5226000,1379640 5226000,1379640 5225900,1379500 5225900,1379500 5226000))');</text:p>
          </table:table-cell>
          <table:table-cell table:number-columns-repeated="1013"/>
        </table:table-row>
        <table:table-row table:style-name="ro5">
          <table:table-cell table:formula="of:=[case_00140_00100.B27]" office:value-type="string" office:string-value="Agenc_C" calcext:value-type="string">
            <text:p>Agenc_C</text:p>
          </table:table-cell>
          <table:table-cell table:style-name="ce5" table:formula="of:=CONCATENATE([case_00140_00100.$A27];[.B$2])" office:value-type="string" office:string-value="M52_Emprise1" calcext:value-type="string">
            <text:p>M52_Emprise1</text:p>
          </table:table-cell>
          <table:table-cell table:style-name="ce5" table:formula="of:=[$case_00140_00100.$C27]+IF([.$A27]=&quot;Agenc_A&quot;;[.C$2];IF([.$A27]=&quot;Agenc_B&quot;;[.C$3];IF([.$A27]=&quot;Agenc_C&quot;;[.C$4];IF([.$A27]=&quot;Agenc_D&quot;;[.C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D$2];IF([.$A27]=&quot;Agenc_B&quot;;[.D$3];IF([.$A27]=&quot;Agenc_C&quot;;[.D$4];IF([.$A27]=&quot;Agenc_D&quot;;[.D$5];0))))" office:value-type="float" office:value="5226000" calcext:value-type="float">
            <text:p>5226000</text:p>
          </table:table-cell>
          <table:table-cell table:style-name="ce5" table:formula="of:=[$case_00140_00100.$C27]+IF([.$A27]=&quot;Agenc_A&quot;;[.E$2];IF([.$A27]=&quot;Agenc_B&quot;;[.E$3];IF([.$A27]=&quot;Agenc_C&quot;;[.E$4];IF([.$A27]=&quot;Agenc_D&quot;;[.E$5];0))))" office:value-type="float" office:value="1379780" calcext:value-type="float">
            <text:p>1379780</text:p>
          </table:table-cell>
          <table:table-cell table:style-name="ce5" table:formula="of:=[$case_00140_00100.$D27]+IF([.$A27]=&quot;Agenc_A&quot;;[.F$2];IF([.$A27]=&quot;Agenc_B&quot;;[.F$3];IF([.$A27]=&quot;Agenc_C&quot;;[.F$4];IF([.$A27]=&quot;Agenc_D&quot;;[.F$5];0))))" office:value-type="float" office:value="5226000" calcext:value-type="float">
            <text:p>5226000</text:p>
          </table:table-cell>
          <table:table-cell table:style-name="ce5" table:formula="of:=[$case_00140_00100.$C27]+IF([.$A27]=&quot;Agenc_A&quot;;[.G$2];IF([.$A27]=&quot;Agenc_B&quot;;[.G$3];IF([.$A27]=&quot;Agenc_C&quot;;[.G$4];IF([.$A27]=&quot;Agenc_D&quot;;[.G$5];0))))" office:value-type="float" office:value="1379780" calcext:value-type="float">
            <text:p>1379780</text:p>
          </table:table-cell>
          <table:table-cell table:style-name="ce5" table:formula="of:=[$case_00140_00100.$D27]+IF([.$A27]=&quot;Agenc_A&quot;;[.H$2];IF([.$A27]=&quot;Agenc_B&quot;;[.H$3];IF([.$A27]=&quot;Agenc_C&quot;;[.H$4];IF([.$A27]=&quot;Agenc_D&quot;;[.H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I$2];IF([.$A27]=&quot;Agenc_B&quot;;[.I$3];IF([.$A27]=&quot;Agenc_C&quot;;[.I$4];IF([.$A27]=&quot;Agenc_D&quot;;[.I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J$2];IF([.$A27]=&quot;Agenc_B&quot;;[.J$3];IF([.$A27]=&quot;Agenc_C&quot;;[.J$4];IF([.$A27]=&quot;Agenc_D&quot;;[.J$5];0))))" office:value-type="float" office:value="5225900" calcext:value-type="float">
            <text:p>5225900</text:p>
          </table:table-cell>
          <table:table-cell table:style-name="ce4" table:formula="of:=CONCATENATE([.K$2];CHAR(13);&quot;    &quot;;&quot;'&quot;;[.B27];&quot;',&quot;;CHAR(13);&quot;    'SRID=3946;POLYGON((&quot;;[.C27];&quot; &quot;;[.D27];&quot;,&quot;;[.E27];&quot; &quot;;[.F27];&quot;,&quot;;[.G27];&quot; &quot;;[.H27];&quot;,&quot;;[.I27];&quot; &quot;;[.J27];&quot;,&quot;;[.C27];&quot; &quot;;[.D27];&quot;))');&quot;;CHAR(13))" office:value-type="string" office:string-value="INSERT INTO &#13;  emprise (&#13;    id,&#13;    geometry_asewkt)&#13;  VALUES (&#13;    'M52_Emprise1',&#13;    'SRID=3946;POLYGON((1379640 5226000,1379780 5226000,1379780 5225900,1379640 5225900,1379640 5226000))');&#13;" calcext:value-type="string">
            <text:p>INSERT INTO  <text:s/>emprise ( <text:s text:c="3"/>id, <text:s text:c="3"/>geometry_asewkt) <text:s/>VALUES ( <text:s text:c="3"/>'M52_Emprise1', <text:s text:c="3"/>'SRID=3946;POLYGON((1379640 5226000,1379780 5226000,1379780 5225900,1379640 5225900,1379640 5226000))');</text:p>
          </table:table-cell>
          <table:table-cell table:number-columns-repeated="1013"/>
        </table:table-row>
        <table:table-row table:style-name="ro5">
          <table:table-cell table:formula="of:=[case_00140_00100.B28]" office:value-type="string" office:string-value="Agenc_D" calcext:value-type="string">
            <text:p>Agenc_D</text:p>
          </table:table-cell>
          <table:table-cell table:style-name="ce5" table:formula="of:=CONCATENATE([case_00140_00100.$A28];[.B$2])" office:value-type="string" office:string-value="M53_Emprise1" calcext:value-type="string">
            <text:p>M53_Emprise1</text:p>
          </table:table-cell>
          <table:table-cell table:style-name="ce5" table:formula="of:=[$case_00140_00100.$C28]+IF([.$A28]=&quot;Agenc_A&quot;;[.C$2];IF([.$A28]=&quot;Agenc_B&quot;;[.C$3];IF([.$A28]=&quot;Agenc_C&quot;;[.C$4];IF([.$A28]=&quot;Agenc_D&quot;;[.C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D$2];IF([.$A28]=&quot;Agenc_B&quot;;[.D$3];IF([.$A28]=&quot;Agenc_C&quot;;[.D$4];IF([.$A28]=&quot;Agenc_D&quot;;[.D$5];0))))" office:value-type="float" office:value="5226000" calcext:value-type="float">
            <text:p>5226000</text:p>
          </table:table-cell>
          <table:table-cell table:style-name="ce5" table:formula="of:=[$case_00140_00100.$C28]+IF([.$A28]=&quot;Agenc_A&quot;;[.E$2];IF([.$A28]=&quot;Agenc_B&quot;;[.E$3];IF([.$A28]=&quot;Agenc_C&quot;;[.E$4];IF([.$A28]=&quot;Agenc_D&quot;;[.E$5];0))))" office:value-type="float" office:value="1379920" calcext:value-type="float">
            <text:p>1379920</text:p>
          </table:table-cell>
          <table:table-cell table:style-name="ce5" table:formula="of:=[$case_00140_00100.$D28]+IF([.$A28]=&quot;Agenc_A&quot;;[.F$2];IF([.$A28]=&quot;Agenc_B&quot;;[.F$3];IF([.$A28]=&quot;Agenc_C&quot;;[.F$4];IF([.$A28]=&quot;Agenc_D&quot;;[.F$5];0))))" office:value-type="float" office:value="5226000" calcext:value-type="float">
            <text:p>5226000</text:p>
          </table:table-cell>
          <table:table-cell table:style-name="ce5" table:formula="of:=[$case_00140_00100.$C28]+IF([.$A28]=&quot;Agenc_A&quot;;[.G$2];IF([.$A28]=&quot;Agenc_B&quot;;[.G$3];IF([.$A28]=&quot;Agenc_C&quot;;[.G$4];IF([.$A28]=&quot;Agenc_D&quot;;[.G$5];0))))" office:value-type="float" office:value="1379920" calcext:value-type="float">
            <text:p>1379920</text:p>
          </table:table-cell>
          <table:table-cell table:style-name="ce5" table:formula="of:=[$case_00140_00100.$D28]+IF([.$A28]=&quot;Agenc_A&quot;;[.H$2];IF([.$A28]=&quot;Agenc_B&quot;;[.H$3];IF([.$A28]=&quot;Agenc_C&quot;;[.H$4];IF([.$A28]=&quot;Agenc_D&quot;;[.H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I$2];IF([.$A28]=&quot;Agenc_B&quot;;[.I$3];IF([.$A28]=&quot;Agenc_C&quot;;[.I$4];IF([.$A28]=&quot;Agenc_D&quot;;[.I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J$2];IF([.$A28]=&quot;Agenc_B&quot;;[.J$3];IF([.$A28]=&quot;Agenc_C&quot;;[.J$4];IF([.$A28]=&quot;Agenc_D&quot;;[.J$5];0))))" office:value-type="float" office:value="5225900" calcext:value-type="float">
            <text:p>5225900</text:p>
          </table:table-cell>
          <table:table-cell table:style-name="ce4" table:formula="of:=CONCATENATE([.K$2];CHAR(13);&quot;    &quot;;&quot;'&quot;;[.B28];&quot;',&quot;;CHAR(13);&quot;    'SRID=3946;POLYGON((&quot;;[.C28];&quot; &quot;;[.D28];&quot;,&quot;;[.E28];&quot; &quot;;[.F28];&quot;,&quot;;[.G28];&quot; &quot;;[.H28];&quot;,&quot;;[.I28];&quot; &quot;;[.J28];&quot;,&quot;;[.C28];&quot; &quot;;[.D28];&quot;))');&quot;;CHAR(13))" office:value-type="string" office:string-value="INSERT INTO &#13;  emprise (&#13;    id,&#13;    geometry_asewkt)&#13;  VALUES (&#13;    'M53_Emprise1',&#13;    'SRID=3946;POLYGON((1379780 5226000,1379920 5226000,1379920 5225900,1379780 5225900,1379780 5226000))');&#13;" calcext:value-type="string">
            <text:p>INSERT INTO  <text:s/>emprise ( <text:s text:c="3"/>id, <text:s text:c="3"/>geometry_asewkt) <text:s/>VALUES ( <text:s text:c="3"/>'M53_Emprise1', <text:s text:c="3"/>'SRID=3946;POLYGON((1379780 5226000,1379920 5226000,1379920 5225900,1379780 5225900,1379780 5226000))');</text:p>
          </table:table-cell>
          <table:table-cell table:number-columns-repeated="1013"/>
        </table:table-row>
        <table:table-row table:style-name="ro5">
          <table:table-cell table:formula="of:=[case_00140_00100.B29]" office:value-type="string" office:string-value="Agenc_B" calcext:value-type="string">
            <text:p>Agenc_B</text:p>
          </table:table-cell>
          <table:table-cell table:style-name="ce5" table:formula="of:=CONCATENATE([case_00140_00100.$A29];[.B$2])" office:value-type="string" office:string-value="M54_Emprise1" calcext:value-type="string">
            <text:p>M54_Emprise1</text:p>
          </table:table-cell>
          <table:table-cell table:style-name="ce5" table:formula="of:=[$case_00140_00100.$C29]+IF([.$A29]=&quot;Agenc_A&quot;;[.C$2];IF([.$A29]=&quot;Agenc_B&quot;;[.C$3];IF([.$A29]=&quot;Agenc_C&quot;;[.C$4];IF([.$A29]=&quot;Agenc_D&quot;;[.C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D$2];IF([.$A29]=&quot;Agenc_B&quot;;[.D$3];IF([.$A29]=&quot;Agenc_C&quot;;[.D$4];IF([.$A29]=&quot;Agenc_D&quot;;[.D$5];0))))" office:value-type="float" office:value="5226000" calcext:value-type="float">
            <text:p>5226000</text:p>
          </table:table-cell>
          <table:table-cell table:style-name="ce5" table:formula="of:=[$case_00140_00100.$C29]+IF([.$A29]=&quot;Agenc_A&quot;;[.E$2];IF([.$A29]=&quot;Agenc_B&quot;;[.E$3];IF([.$A29]=&quot;Agenc_C&quot;;[.E$4];IF([.$A29]=&quot;Agenc_D&quot;;[.E$5];0))))" office:value-type="float" office:value="1380060" calcext:value-type="float">
            <text:p>1380060</text:p>
          </table:table-cell>
          <table:table-cell table:style-name="ce5" table:formula="of:=[$case_00140_00100.$D29]+IF([.$A29]=&quot;Agenc_A&quot;;[.F$2];IF([.$A29]=&quot;Agenc_B&quot;;[.F$3];IF([.$A29]=&quot;Agenc_C&quot;;[.F$4];IF([.$A29]=&quot;Agenc_D&quot;;[.F$5];0))))" office:value-type="float" office:value="5226000" calcext:value-type="float">
            <text:p>5226000</text:p>
          </table:table-cell>
          <table:table-cell table:style-name="ce5" table:formula="of:=[$case_00140_00100.$C29]+IF([.$A29]=&quot;Agenc_A&quot;;[.G$2];IF([.$A29]=&quot;Agenc_B&quot;;[.G$3];IF([.$A29]=&quot;Agenc_C&quot;;[.G$4];IF([.$A29]=&quot;Agenc_D&quot;;[.G$5];0))))" office:value-type="float" office:value="1380060" calcext:value-type="float">
            <text:p>1380060</text:p>
          </table:table-cell>
          <table:table-cell table:style-name="ce5" table:formula="of:=[$case_00140_00100.$D29]+IF([.$A29]=&quot;Agenc_A&quot;;[.H$2];IF([.$A29]=&quot;Agenc_B&quot;;[.H$3];IF([.$A29]=&quot;Agenc_C&quot;;[.H$4];IF([.$A29]=&quot;Agenc_D&quot;;[.H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I$2];IF([.$A29]=&quot;Agenc_B&quot;;[.I$3];IF([.$A29]=&quot;Agenc_C&quot;;[.I$4];IF([.$A29]=&quot;Agenc_D&quot;;[.I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J$2];IF([.$A29]=&quot;Agenc_B&quot;;[.J$3];IF([.$A29]=&quot;Agenc_C&quot;;[.J$4];IF([.$A29]=&quot;Agenc_D&quot;;[.J$5];0))))" office:value-type="float" office:value="5225900" calcext:value-type="float">
            <text:p>5225900</text:p>
          </table:table-cell>
          <table:table-cell table:style-name="ce4" table:formula="of:=CONCATENATE([.K$2];CHAR(13);&quot;    &quot;;&quot;'&quot;;[.B29];&quot;',&quot;;CHAR(13);&quot;    'SRID=3946;POLYGON((&quot;;[.C29];&quot; &quot;;[.D29];&quot;,&quot;;[.E29];&quot; &quot;;[.F29];&quot;,&quot;;[.G29];&quot; &quot;;[.H29];&quot;,&quot;;[.I29];&quot; &quot;;[.J29];&quot;,&quot;;[.C29];&quot; &quot;;[.D29];&quot;))');&quot;;CHAR(13))" office:value-type="string" office:string-value="INSERT INTO &#13;  emprise (&#13;    id,&#13;    geometry_asewkt)&#13;  VALUES (&#13;    'M54_Emprise1',&#13;    'SRID=3946;POLYGON((1379920 5226000,1380060 5226000,1380060 5225900,1379920 5225900,1379920 5226000))');&#13;" calcext:value-type="string">
            <text:p>INSERT INTO  <text:s/>emprise ( <text:s text:c="3"/>id, <text:s text:c="3"/>geometry_asewkt) <text:s/>VALUES ( <text:s text:c="3"/>'M54_Emprise1', <text:s text:c="3"/>'SRID=3946;POLYGON((1379920 5226000,1380060 5226000,1380060 5225900,1379920 5225900,1379920 5226000))');</text:p>
          </table:table-cell>
          <table:table-cell table:number-columns-repeated="1013"/>
        </table:table-row>
        <table:table-row table:style-name="ro5">
          <table:table-cell table:formula="of:=[case_00140_00100.B30]" office:value-type="string" office:string-value="Agenc_C" calcext:value-type="string">
            <text:p>Agenc_C</text:p>
          </table:table-cell>
          <table:table-cell table:style-name="ce5" table:formula="of:=CONCATENATE([case_00140_00100.$A30];[.B$2])" office:value-type="string" office:string-value="M55_Emprise1" calcext:value-type="string">
            <text:p>M55_Emprise1</text:p>
          </table:table-cell>
          <table:table-cell table:style-name="ce5" table:formula="of:=[$case_00140_00100.$C30]+IF([.$A30]=&quot;Agenc_A&quot;;[.C$2];IF([.$A30]=&quot;Agenc_B&quot;;[.C$3];IF([.$A30]=&quot;Agenc_C&quot;;[.C$4];IF([.$A30]=&quot;Agenc_D&quot;;[.C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D$2];IF([.$A30]=&quot;Agenc_B&quot;;[.D$3];IF([.$A30]=&quot;Agenc_C&quot;;[.D$4];IF([.$A30]=&quot;Agenc_D&quot;;[.D$5];0))))" office:value-type="float" office:value="5226000" calcext:value-type="float">
            <text:p>5226000</text:p>
          </table:table-cell>
          <table:table-cell table:style-name="ce5" table:formula="of:=[$case_00140_00100.$C30]+IF([.$A30]=&quot;Agenc_A&quot;;[.E$2];IF([.$A30]=&quot;Agenc_B&quot;;[.E$3];IF([.$A30]=&quot;Agenc_C&quot;;[.E$4];IF([.$A30]=&quot;Agenc_D&quot;;[.E$5];0))))" office:value-type="float" office:value="1380200" calcext:value-type="float">
            <text:p>1380200</text:p>
          </table:table-cell>
          <table:table-cell table:style-name="ce5" table:formula="of:=[$case_00140_00100.$D30]+IF([.$A30]=&quot;Agenc_A&quot;;[.F$2];IF([.$A30]=&quot;Agenc_B&quot;;[.F$3];IF([.$A30]=&quot;Agenc_C&quot;;[.F$4];IF([.$A30]=&quot;Agenc_D&quot;;[.F$5];0))))" office:value-type="float" office:value="5226000" calcext:value-type="float">
            <text:p>5226000</text:p>
          </table:table-cell>
          <table:table-cell table:style-name="ce5" table:formula="of:=[$case_00140_00100.$C30]+IF([.$A30]=&quot;Agenc_A&quot;;[.G$2];IF([.$A30]=&quot;Agenc_B&quot;;[.G$3];IF([.$A30]=&quot;Agenc_C&quot;;[.G$4];IF([.$A30]=&quot;Agenc_D&quot;;[.G$5];0))))" office:value-type="float" office:value="1380200" calcext:value-type="float">
            <text:p>1380200</text:p>
          </table:table-cell>
          <table:table-cell table:style-name="ce5" table:formula="of:=[$case_00140_00100.$D30]+IF([.$A30]=&quot;Agenc_A&quot;;[.H$2];IF([.$A30]=&quot;Agenc_B&quot;;[.H$3];IF([.$A30]=&quot;Agenc_C&quot;;[.H$4];IF([.$A30]=&quot;Agenc_D&quot;;[.H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I$2];IF([.$A30]=&quot;Agenc_B&quot;;[.I$3];IF([.$A30]=&quot;Agenc_C&quot;;[.I$4];IF([.$A30]=&quot;Agenc_D&quot;;[.I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J$2];IF([.$A30]=&quot;Agenc_B&quot;;[.J$3];IF([.$A30]=&quot;Agenc_C&quot;;[.J$4];IF([.$A30]=&quot;Agenc_D&quot;;[.J$5];0))))" office:value-type="float" office:value="5225900" calcext:value-type="float">
            <text:p>5225900</text:p>
          </table:table-cell>
          <table:table-cell table:style-name="ce4" table:formula="of:=CONCATENATE([.K$2];CHAR(13);&quot;    &quot;;&quot;'&quot;;[.B30];&quot;',&quot;;CHAR(13);&quot;    'SRID=3946;POLYGON((&quot;;[.C30];&quot; &quot;;[.D30];&quot;,&quot;;[.E30];&quot; &quot;;[.F30];&quot;,&quot;;[.G30];&quot; &quot;;[.H30];&quot;,&quot;;[.I30];&quot; &quot;;[.J30];&quot;,&quot;;[.C30];&quot; &quot;;[.D30];&quot;))');&quot;;CHAR(13))" office:value-type="string" office:string-value="INSERT INTO &#13;  emprise (&#13;    id,&#13;    geometry_asewkt)&#13;  VALUES (&#13;    'M55_Emprise1',&#13;    'SRID=3946;POLYGON((1380060 5226000,1380200 5226000,1380200 5225900,1380060 5225900,1380060 5226000))');&#13;" calcext:value-type="string">
            <text:p>INSERT INTO  <text:s/>emprise ( <text:s text:c="3"/>id, <text:s text:c="3"/>geometry_asewkt) <text:s/>VALUES ( <text:s text:c="3"/>'M55_Emprise1', <text:s text:c="3"/>'SRID=3946;POLYGON((1380060 5226000,1380200 5226000,1380200 5225900,1380060 5225900,1380060 5226000))');</text:p>
          </table:table-cell>
          <table:table-cell table:number-columns-repeated="1013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cade" table:style-name="ta1">
        <office:forms form:automatic-focus="false" form:apply-design-mode="false"/>
        <table:table-column table:style-name="co8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9" table:number-columns-repeated="44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column table:style-name="co12" table:default-cell-style-name="Default"/>
        <table:table-column table:style-name="co9" table:number-columns-repeated="946" table:default-cell-style-name="Default"/>
        <table:table-row table:style-name="ro5">
          <table:table-cell/>
          <table:table-cell office:value-type="string" calcext:value-type="string">
            <text:p>facad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facade</text:p>
          </table:table-cell>
          <table:table-cell office:value-type="string" calcext:value-type="string">
            <text:p>facad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table:formula="of:=[.$K$1]" office:value-type="string" office:string-value="facade" calcext:value-type="string">
            <text:p>facade</text:p>
          </table:table-cell>
          <table:table-cell office:value-type="string" calcext:value-type="string">
            <text:p>facad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6" table:formula="of:=[.$K$1]" office:value-type="string" office:string-value="facade" calcext:value-type="string">
            <text:p>facade</text:p>
          </table:table-cell>
          <table:table-cell office:value-type="string" calcext:value-type="string">
            <text:p>facad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table:formula="of:=[.$K$1]" office:value-type="string" office:string-value="facade" calcext:value-type="string">
            <text:p>facade</text:p>
          </table:table-cell>
          <table:table-cell office:value-type="string" calcext:value-type="string">
            <text:p>facad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table:formula="of:=[.$K$1]" office:value-type="string" office:string-value="facade" calcext:value-type="string">
            <text:p>facade</text:p>
          </table:table-cell>
          <table:table-cell office:value-type="string" calcext:value-type="string">
            <text:p>facad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table:formula="of:=[.$K$1]" office:value-type="string" office:string-value="facade" calcext:value-type="string">
            <text:p>facade</text:p>
          </table:table-cell>
          <table:table-cell office:value-type="string" calcext:value-type="string">
            <text:p>facad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office:value-type="string" calcext:value-type="string">
            <text:p>facad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5" office:value-type="string" calcext:value-type="string">
            <text:p>YBG</text:p>
          </table:table-cell>
          <table:table-cell table:style-name="ce6" table:formula="of:=[.$K$1]" office:value-type="string" office:string-value="facade" calcext:value-type="string">
            <text:p>facade</text:p>
          </table:table-cell>
          <table:table-cell table:number-columns-repeated="947"/>
        </table:table-row>
        <table:table-row table:style-name="ro6">
          <table:table-cell office:value-type="string" calcext:value-type="string">
            <text:p>Agenc_A</text:p>
          </table:table-cell>
          <table:table-cell office:value-type="string" calcext:value-type="string">
            <text:p>_Facade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0" calcext:value-type="float">
            <text:p>90</text:p>
          </table:table-cell>
          <table:table-cell table:style-name="ce2" table:formula="of:=CONCATENATE(&quot;INSERT INTO &quot;;CHAR(13);&quot;  &quot;;[.K$1];&quot; (&quot;;CHAR(13);&quot;    id,&quot;;CHAR(13);&quot;    geometry_asewkt)&quot;;CHAR(13);&quot;  VALUES (&quot;)" office:value-type="string" office:string-value="INSERT INTO &#13;  facade (&#13;    id,&#13;    geometry_asewkt)&#13;  VALUES (" calcext:value-type="string">
            <text:p>INSERT INTO  <text:s/>facade ( <text:s text:c="3"/>id, <text:s text:c="3"/>geometry_asewkt) <text:s/>VALUES (</text:p>
          </table:table-cell>
          <table:table-cell office:value-type="string" calcext:value-type="string">
            <text:p>_Facade0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4"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2" table:formula="of:=CONCATENATE(&quot;INSERT INTO &quot;;CHAR(13);&quot;  &quot;;[.U$1];&quot; (&quot;;CHAR(13);&quot;    id,&quot;;CHAR(13);&quot;    geometry_asewkt)&quot;;CHAR(13);&quot;  VALUES (&quot;)" office:value-type="string" office:string-value="INSERT INTO &#13;  facade (&#13;    id,&#13;    geometry_asewkt)&#13;  VALUES (" calcext:value-type="string">
            <text:p>INSERT INTO  <text:s/>facade ( <text:s text:c="3"/>id, <text:s text:c="3"/>geometry_asewkt) <text:s/>VALUES (</text:p>
          </table:table-cell>
          <table:table-cell office:value-type="string" calcext:value-type="string">
            <text:p>_Facade0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90" calcext:value-type="float">
            <text:p>90</text:p>
          </table:table-cell>
          <table:table-cell table:style-name="ce2" table:formula="of:=CONCATENATE(&quot;INSERT INTO &quot;;CHAR(13);&quot;  &quot;;[.AC$1];&quot; (&quot;;CHAR(13);&quot;    id,&quot;;CHAR(13);&quot;    geometry_asewkt)&quot;;CHAR(13);&quot;  VALUES (&quot;)" office:value-type="string" office:string-value="INSERT INTO &#13;  facade (&#13;    id,&#13;    geometry_asewkt)&#13;  VALUES (" calcext:value-type="string">
            <text:p>INSERT INTO  <text:s/>facade ( <text:s text:c="3"/>id, <text:s text:c="3"/>geometry_asewkt) <text:s/>VALUES (</text:p>
          </table:table-cell>
          <table:table-cell office:value-type="string" calcext:value-type="string">
            <text:p>_Facade04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40" calcext:value-type="float">
            <text:p>40</text:p>
          </table:table-cell>
          <table:table-cell table:style-name="ce2" table:formula="of:=CONCATENATE(&quot;INSERT INTO &quot;;CHAR(13);&quot;  &quot;;[.AM$1];&quot; (&quot;;CHAR(13);&quot;    id,&quot;;CHAR(13);&quot;    geometry_asewkt)&quot;;CHAR(13);&quot;  VALUES (&quot;)" office:value-type="string" office:string-value="INSERT INTO &#13;  facade (&#13;    id,&#13;    geometry_asewkt)&#13;  VALUES (" calcext:value-type="string">
            <text:p>INSERT INTO  <text:s/>facade ( <text:s text:c="3"/>id, <text:s text:c="3"/>geometry_asewkt) <text:s/>VALUES (</text:p>
          </table:table-cell>
          <table:table-cell office:value-type="string" calcext:value-type="string">
            <text:p>_Facade05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formula="of:=CONCATENATE(&quot;INSERT INTO &quot;;CHAR(13);&quot;  &quot;;[.AW$1];&quot; (&quot;;CHAR(13);&quot;    id,&quot;;CHAR(13);&quot;    geometry_asewkt)&quot;;CHAR(13);&quot;  VALUES (&quot;)" office:value-type="string" office:string-value="INSERT INTO &#13;  facade (&#13;    id,&#13;    geometry_asewkt)&#13;  VALUES (" calcext:value-type="string">
            <text:p>INSERT INTO  <text:s/>facade ( <text:s text:c="3"/>id, <text:s text:c="3"/>geometry_asewkt) <text:s/>VALUES (</text:p>
          </table:table-cell>
          <table:table-cell office:value-type="string" calcext:value-type="string">
            <text:p>_Facade0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formula="of:=CONCATENATE(&quot;INSERT INTO &quot;;CHAR(13);&quot;  &quot;;[.BG$1];&quot; (&quot;;CHAR(13);&quot;    id,&quot;;CHAR(13);&quot;    geometry_asewkt)&quot;;CHAR(13);&quot;  VALUES (&quot;)" office:value-type="string" office:string-value="INSERT INTO &#13;  facade (&#13;    id,&#13;    geometry_asewkt)&#13;  VALUES (" calcext:value-type="string">
            <text:p>INSERT INTO  <text:s/>facade ( <text:s text:c="3"/>id, <text:s text:c="3"/>geometry_asewkt) <text:s/>VALUES (</text:p>
          </table:table-cell>
          <table:table-cell office:value-type="string" calcext:value-type="string">
            <text:p>_Facade0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formula="of:=CONCATENATE(&quot;INSERT INTO &quot;;CHAR(13);&quot;  &quot;;[.BO$1];&quot; (&quot;;CHAR(13);&quot;    id,&quot;;CHAR(13);&quot;    geometry_asewkt)&quot;;CHAR(13);&quot;  VALUES (&quot;)" office:value-type="string" office:string-value="INSERT INTO &#13;  facade_id (&#13;    id,&#13;    geometry_asewkt)&#13;  VALUES (" calcext:value-type="string">
            <text:p>INSERT INTO  <text:s/>facade_id ( <text:s text:c="3"/>id, <text:s text:c="3"/>geometry_asewkt) <text:s/>VALUES (</text:p>
          </table:table-cell>
          <table:table-cell office:value-type="string" calcext:value-type="string">
            <text:p>_Facade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0" calcext:value-type="float">
            <text:p>60</text:p>
          </table:table-cell>
          <table:table-cell table:style-name="ce2" table:formula="of:=CONCATENATE(&quot;INSERT INTO &quot;;CHAR(13);&quot;  &quot;;[.BY$1];&quot; (&quot;;CHAR(13);&quot;    id,&quot;;CHAR(13);&quot;    geometry_asewkt)&quot;;CHAR(13);&quot;  VALUES (&quot;)" office:value-type="string" office:string-value="INSERT INTO &#13;  facade (&#13;    id,&#13;    geometry_asewkt)&#13;  VALUES (" calcext:value-type="string">
            <text:p>INSERT INTO  <text:s/>facade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  <table:table-cell table:number-columns-repeated="946"/>
        </table:table-row>
        <table:table-row table:style-name="ro6">
          <table:table-cell office:value-type="string" calcext:value-type="string">
            <text:p>Agenc_B</text:p>
          </table:table-cell>
          <table:table-cell office:value-type="string" calcext:value-type="string">
            <text:p>_Facade0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3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4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5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6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7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8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table:number-columns-repeated="947"/>
        </table:table-row>
        <table:table-row table:style-name="ro6">
          <table:table-cell office:value-type="string" calcext:value-type="string">
            <text:p>Agenc_C</text:p>
          </table:table-cell>
          <table:table-cell office:value-type="string" calcext:value-type="string">
            <text:p>_Facade0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3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4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5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6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7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8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table:number-columns-repeated="947"/>
        </table:table-row>
        <table:table-row table:style-name="ro6">
          <table:table-cell office:value-type="string" calcext:value-type="string">
            <text:p>Agenc_D</text:p>
          </table:table-cell>
          <table:table-cell office:value-type="string" calcext:value-type="string">
            <text:p>_Facade0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3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4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5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6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7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Facade08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table:number-columns-repeated="947"/>
        </table:table-row>
        <table:table-row table:style-name="ro7">
          <table:table-cell table:formula="of:=[case_00140_00100.B6]" office:value-type="string" office:string-value="Agenc_A" calcext:value-type="string">
            <text:p>Agenc_A</text:p>
          </table:table-cell>
          <table:table-cell table:style-name="ce5" table:formula="of:=CONCATENATE([$case_00140_00100.$A6];[.B$2])" office:value-type="string" office:string-value="M11_Facade01" calcext:value-type="string">
            <text:p>M11_Facade01</text:p>
          </table:table-cell>
          <table:table-cell table:style-name="ce5" table:formula="of:=[$case_00140_00100.$C6]+IF([.$A6]=&quot;Agenc_A&quot;;[.C$2];IF([.$A6]=&quot;Agenc_B&quot;;[.C$3];IF([.$A6]=&quot;Agenc_C&quot;;[.C$4];IF([.$A6]=&quot;Agenc_D&quot;;[.C$5];0))))" office:value-type="float" office:value="1379520" calcext:value-type="float">
            <text:p>1379520</text:p>
          </table:table-cell>
          <table:table-cell table:style-name="ce5" table:formula="of:=[$case_00140_00100.$D6]+IF([.$A6]=&quot;Agenc_A&quot;;[.D$2];IF([.$A6]=&quot;Agenc_B&quot;;[.D$3];IF([.$A6]=&quot;Agenc_C&quot;;[.D$4];IF([.$A6]=&quot;Agenc_D&quot;;[.D$5];0))))" office:value-type="float" office:value="5226400" calcext:value-type="float">
            <text:p>5226400</text:p>
          </table:table-cell>
          <table:table-cell table:style-name="ce5" table:formula="of:=[$case_00140_00100.$C6]+IF([.$A6]=&quot;Agenc_A&quot;;[.E$2];IF([.$A6]=&quot;Agenc_B&quot;;[.E$3];IF([.$A6]=&quot;Agenc_C&quot;;[.E$4];IF([.$A6]=&quot;Agenc_D&quot;;[.E$5];0))))" office:value-type="float" office:value="1379520" calcext:value-type="float">
            <text:p>1379520</text:p>
          </table:table-cell>
          <table:table-cell table:style-name="ce5" table:formula="of:=[$case_00140_00100.$D6]+IF([.$A6]=&quot;Agenc_A&quot;;[.F$2];IF([.$A6]=&quot;Agenc_B&quot;;[.F$3];IF([.$A6]=&quot;Agenc_C&quot;;[.F$4];IF([.$A6]=&quot;Agenc_D&quot;;[.F$5];0))))" office:value-type="float" office:value="5226380" calcext:value-type="float">
            <text:p>5226380</text:p>
          </table:table-cell>
          <table:table-cell table:style-name="ce5" table:formula="of:=[$case_00140_00100.$C6]+IF([.$A6]=&quot;Agenc_A&quot;;[.G$2];IF([.$A6]=&quot;Agenc_B&quot;;[.G$3];IF([.$A6]=&quot;Agenc_C&quot;;[.G$4];IF([.$A6]=&quot;Agenc_D&quot;;[.G$5];0))))" office:value-type="float" office:value="1379510" calcext:value-type="float">
            <text:p>1379510</text:p>
          </table:table-cell>
          <table:table-cell table:style-name="ce5" table:formula="of:=[$case_00140_00100.$D6]+IF([.$A6]=&quot;Agenc_A&quot;;[.H$2];IF([.$A6]=&quot;Agenc_B&quot;;[.H$3];IF([.$A6]=&quot;Agenc_C&quot;;[.H$4];IF([.$A6]=&quot;Agenc_D&quot;;[.H$5];0))))" office:value-type="float" office:value="5226380" calcext:value-type="float">
            <text:p>5226380</text:p>
          </table:table-cell>
          <table:table-cell table:style-name="ce5" table:formula="of:=[$case_00140_00100.$C6]+IF([.$A6]=&quot;Agenc_A&quot;;[.I$2];IF([.$A6]=&quot;Agenc_B&quot;;[.I$3];IF([.$A6]=&quot;Agenc_C&quot;;[.I$4];IF([.$A6]=&quot;Agenc_D&quot;;[.I$5];0))))" office:value-type="float" office:value="1379500" calcext:value-type="float">
            <text:p>1379500</text:p>
          </table:table-cell>
          <table:table-cell table:style-name="ce5" table:formula="of:=[$case_00140_00100.$D6]+IF([.$A6]=&quot;Agenc_A&quot;;[.J$2];IF([.$A6]=&quot;Agenc_B&quot;;[.J$3];IF([.$A6]=&quot;Agenc_C&quot;;[.J$4];IF([.$A6]=&quot;Agenc_D&quot;;[.J$5];0))))" office:value-type="float" office:value="5226390" calcext:value-type="float">
            <text:p>5226390</text:p>
          </table:table-cell>
          <table:table-cell table:style-name="ce4" table:formula="of:=CONCATENATE([.K$2];CHAR(13);&quot;    &quot;;&quot;'&quot;;[.B6];&quot;',&quot;;CHAR(13);&quot;    'SRID=3946;LINESTRING(&quot;;[.C6];&quot; &quot;;[.D6];&quot;,&quot;;[.E6];&quot; &quot;;[.F6];&quot;,&quot;;[.G6];&quot; &quot;;[.H6];&quot;,&quot;;[.I6];&quot; &quot;;[.J6];&quot;)');&quot;;CHAR(13))" office:value-type="string" office:string-value="INSERT INTO &#13;  facade (&#13;    id,&#13;    geometry_asewkt)&#13;  VALUES (&#13;    'M11_Facade01',&#13;    'SRID=3946;LINESTRING(1379520 5226400,1379520 5226380,1379510 5226380,1379500 5226390)');&#13;" calcext:value-type="string">
            <text:p>INSERT INTO  <text:s/>facade ( <text:s text:c="3"/>id, <text:s text:c="3"/>geometry_asewkt) <text:s/>VALUES ( <text:s text:c="3"/>'M11_Facade01', <text:s text:c="3"/>'SRID=3946;LINESTRING(1379520 5226400,1379520 5226380,1379510 5226380,1379500 5226390)');</text:p>
          </table:table-cell>
          <table:table-cell table:style-name="ce5" table:formula="of:=CONCATENATE([$case_00140_00100.$A6];[.L$2])" office:value-type="string" office:string-value="M11_Facade02" calcext:value-type="string">
            <text:p>M11_Facade02</text:p>
          </table:table-cell>
          <table:table-cell table:style-name="ce5" table:formula="of:=[$case_00140_00100.$C6]+IF([.$A6]=&quot;Agenc_A&quot;;[.M$2];IF([.$A6]=&quot;Agenc_B&quot;;[.M$3];IF([.$A6]=&quot;Agenc_C&quot;;[.M$4];IF([.$A6]=&quot;Agenc_D&quot;;[.M$5];0))))" office:value-type="float" office:value="1379550" calcext:value-type="float">
            <text:p>1379550</text:p>
          </table:table-cell>
          <table:table-cell table:style-name="ce5" table:formula="of:=[$case_00140_00100.$D6]+IF([.$A6]=&quot;Agenc_A&quot;;[.N$2];IF([.$A6]=&quot;Agenc_B&quot;;[.N$3];IF([.$A6]=&quot;Agenc_C&quot;;[.N$4];IF([.$A6]=&quot;Agenc_D&quot;;[.N$5];0))))" office:value-type="float" office:value="5226400" calcext:value-type="float">
            <text:p>5226400</text:p>
          </table:table-cell>
          <table:table-cell table:style-name="ce5" table:formula="of:=[$case_00140_00100.$C6]+IF([.$A6]=&quot;Agenc_A&quot;;[.O$2];IF([.$A6]=&quot;Agenc_B&quot;;[.O$3];IF([.$A6]=&quot;Agenc_C&quot;;[.O$4];IF([.$A6]=&quot;Agenc_D&quot;;[.O$5];0))))" office:value-type="float" office:value="1379550" calcext:value-type="float">
            <text:p>1379550</text:p>
          </table:table-cell>
          <table:table-cell table:style-name="ce5" table:formula="of:=[$case_00140_00100.$D6]+IF([.$A6]=&quot;Agenc_A&quot;;[.P$2];IF([.$A6]=&quot;Agenc_B&quot;;[.P$3];IF([.$A6]=&quot;Agenc_C&quot;;[.P$4];IF([.$A6]=&quot;Agenc_D&quot;;[.P$5];0))))" office:value-type="float" office:value="5226390" calcext:value-type="float">
            <text:p>5226390</text:p>
          </table:table-cell>
          <table:table-cell table:style-name="ce5" table:formula="of:=[$case_00140_00100.$C6]+IF([.$A6]=&quot;Agenc_A&quot;;[.Q$2];IF([.$A6]=&quot;Agenc_B&quot;;[.Q$3];IF([.$A6]=&quot;Agenc_C&quot;;[.Q$4];IF([.$A6]=&quot;Agenc_D&quot;;[.Q$5];0))))" office:value-type="float" office:value="1379590" calcext:value-type="float">
            <text:p>1379590</text:p>
          </table:table-cell>
          <table:table-cell table:style-name="ce5" table:formula="of:=[$case_00140_00100.$D6]+IF([.$A6]=&quot;Agenc_A&quot;;[.R$2];IF([.$A6]=&quot;Agenc_B&quot;;[.R$3];IF([.$A6]=&quot;Agenc_C&quot;;[.R$4];IF([.$A6]=&quot;Agenc_D&quot;;[.R$5];0))))" office:value-type="float" office:value="5226390" calcext:value-type="float">
            <text:p>5226390</text:p>
          </table:table-cell>
          <table:table-cell table:style-name="ce5" table:formula="of:=[$case_00140_00100.$C6]+IF([.$A6]=&quot;Agenc_A&quot;;[.S$2];IF([.$A6]=&quot;Agenc_B&quot;;[.S$3];IF([.$A6]=&quot;Agenc_C&quot;;[.S$4];IF([.$A6]=&quot;Agenc_D&quot;;[.S$5];0))))" office:value-type="float" office:value="1379590" calcext:value-type="float">
            <text:p>1379590</text:p>
          </table:table-cell>
          <table:table-cell table:style-name="ce5" table:formula="of:=[$case_00140_00100.$D6]+IF([.$A6]=&quot;Agenc_A&quot;;[.T$2];IF([.$A6]=&quot;Agenc_B&quot;;[.T$3];IF([.$A6]=&quot;Agenc_C&quot;;[.T$4];IF([.$A6]=&quot;Agenc_D&quot;;[.T$5];0))))" office:value-type="float" office:value="5226400" calcext:value-type="float">
            <text:p>5226400</text:p>
          </table:table-cell>
          <table:table-cell table:style-name="ce4" table:formula="of:=CONCATENATE([.U$2];CHAR(13);&quot;    &quot;;&quot;'&quot;;[.L6];&quot;',&quot;;CHAR(13);&quot;    'SRID=3946;LINESTRING(&quot;;[.M6];&quot; &quot;;[.N6];&quot;,&quot;;[.O6];&quot; &quot;;[.P6];&quot;,&quot;;[.Q6];&quot; &quot;;[.R6];&quot;,&quot;;[.S6];&quot; &quot;;[.T6];&quot;)');&quot;;CHAR(13))" office:value-type="string" office:string-value="INSERT INTO &#13;  facade (&#13;    id,&#13;    geometry_asewkt)&#13;  VALUES (&#13;    'M11_Facade02',&#13;    'SRID=3946;LINESTRING(1379550 5226400,1379550 5226390,1379590 5226390,1379590 5226400)');&#13;" calcext:value-type="string">
            <text:p>INSERT INTO  <text:s/>facade ( <text:s text:c="3"/>id, <text:s text:c="3"/>geometry_asewkt) <text:s/>VALUES ( <text:s text:c="3"/>'M11_Facade02', <text:s text:c="3"/>'SRID=3946;LINESTRING(1379550 5226400,1379550 5226390,1379590 5226390,1379590 5226400)');</text:p>
          </table:table-cell>
          <table:table-cell table:style-name="ce5" table:formula="of:=CONCATENATE([$case_00140_00100.$A6];[.V$2])" office:value-type="string" office:string-value="M11_Facade03" calcext:value-type="string">
            <text:p>M11_Facade03</text:p>
          </table:table-cell>
          <table:table-cell table:style-name="ce5" table:formula="of:=[$case_00140_00100.$C6]+IF([.$A6]=&quot;Agenc_A&quot;;[.W$2];IF([.$A6]=&quot;Agenc_B&quot;;[.W$3];IF([.$A6]=&quot;Agenc_C&quot;;[.W$4];IF([.$A6]=&quot;Agenc_D&quot;;[.W$5];0))))" office:value-type="float" office:value="1379620" calcext:value-type="float">
            <text:p>1379620</text:p>
          </table:table-cell>
          <table:table-cell table:style-name="ce5" table:formula="of:=[$case_00140_00100.$D6]+IF([.$A6]=&quot;Agenc_A&quot;;[.X$2];IF([.$A6]=&quot;Agenc_B&quot;;[.X$3];IF([.$A6]=&quot;Agenc_C&quot;;[.X$4];IF([.$A6]=&quot;Agenc_D&quot;;[.X$5];0))))" office:value-type="float" office:value="5226400" calcext:value-type="float">
            <text:p>5226400</text:p>
          </table:table-cell>
          <table:table-cell table:style-name="ce5" table:formula="of:=[$case_00140_00100.$C6]+IF([.$A6]=&quot;Agenc_A&quot;;[.Y$2];IF([.$A6]=&quot;Agenc_B&quot;;[.Y$3];IF([.$A6]=&quot;Agenc_C&quot;;[.Y$4];IF([.$A6]=&quot;Agenc_D&quot;;[.Y$5];0))))" office:value-type="float" office:value="1379630" calcext:value-type="float">
            <text:p>1379630</text:p>
          </table:table-cell>
          <table:table-cell table:style-name="ce5" table:formula="of:=[$case_00140_00100.$D6]+IF([.$A6]=&quot;Agenc_A&quot;;[.Z$2];IF([.$A6]=&quot;Agenc_B&quot;;[.Z$3];IF([.$A6]=&quot;Agenc_C&quot;;[.Z$4];IF([.$A6]=&quot;Agenc_D&quot;;[.Z$5];0))))" office:value-type="float" office:value="5226390" calcext:value-type="float">
            <text:p>5226390</text:p>
          </table:table-cell>
          <table:table-cell table:style-name="ce5" table:formula="of:=[$case_00140_00100.$C6]+IF([.$A6]=&quot;Agenc_A&quot;;[.AA$2];IF([.$A6]=&quot;Agenc_B&quot;;[.AA$3];IF([.$A6]=&quot;Agenc_C&quot;;[.AA$4];IF([.$A6]=&quot;Agenc_D&quot;;[.AA$5];0))))" office:value-type="float" office:value="1379640" calcext:value-type="float">
            <text:p>1379640</text:p>
          </table:table-cell>
          <table:table-cell table:style-name="ce5" table:formula="of:=[$case_00140_00100.$D6]+IF([.$A6]=&quot;Agenc_A&quot;;[.AB$2];IF([.$A6]=&quot;Agenc_B&quot;;[.AB$3];IF([.$A6]=&quot;Agenc_C&quot;;[.AB$4];IF([.$A6]=&quot;Agenc_D&quot;;[.AB$5];0))))" office:value-type="float" office:value="5226390" calcext:value-type="float">
            <text:p>5226390</text:p>
          </table:table-cell>
          <table:table-cell table:style-name="ce4" table:formula="of:=CONCATENATE([.AC$2];CHAR(13);&quot;    &quot;;&quot;'&quot;;[.V6];&quot;',&quot;;CHAR(13);&quot;    'SRID=3946;LINESTRING(&quot;;[.W6];&quot; &quot;;[.X6];&quot;,&quot;;[.Y6];&quot; &quot;;[.Z6];&quot;,&quot;;[.AA6];&quot; &quot;;[.AB6];&quot;)');&quot;;CHAR(13))" office:value-type="string" office:string-value="INSERT INTO &#13;  facade (&#13;    id,&#13;    geometry_asewkt)&#13;  VALUES (&#13;    'M11_Facade03',&#13;    'SRID=3946;LINESTRING(1379620 5226400,1379630 5226390,1379640 5226390)');&#13;" calcext:value-type="string">
            <text:p>INSERT INTO  <text:s/>facade ( <text:s text:c="3"/>id, <text:s text:c="3"/>geometry_asewkt) <text:s/>VALUES ( <text:s text:c="3"/>'M11_Facade03', <text:s text:c="3"/>'SRID=3946;LINESTRING(1379620 5226400,1379630 5226390,1379640 5226390)');</text:p>
          </table:table-cell>
          <table:table-cell table:style-name="ce5" table:formula="of:=CONCATENATE([$case_00140_00100.$A6];[.AD$2])" office:value-type="string" office:string-value="M11_Facade04" calcext:value-type="string">
            <text:p>M11_Facade04</text:p>
          </table:table-cell>
          <table:table-cell table:style-name="ce5" table:formula="of:=[$case_00140_00100.$C6]+IF([.$A6]=&quot;Agenc_A&quot;;[.AE$2];IF([.$A6]=&quot;Agenc_B&quot;;[.AE$3];IF([.$A6]=&quot;Agenc_C&quot;;[.AE$4];IF([.$A6]=&quot;Agenc_D&quot;;[.AE$5];0))))" office:value-type="float" office:value="1379640" calcext:value-type="float">
            <text:p>1379640</text:p>
          </table:table-cell>
          <table:table-cell table:style-name="ce5" table:formula="of:=[$case_00140_00100.$D6]+IF([.$A6]=&quot;Agenc_A&quot;;[.AF$2];IF([.$A6]=&quot;Agenc_B&quot;;[.AF$3];IF([.$A6]=&quot;Agenc_C&quot;;[.AF$4];IF([.$A6]=&quot;Agenc_D&quot;;[.AF$5];0))))" office:value-type="float" office:value="5226360" calcext:value-type="float">
            <text:p>5226360</text:p>
          </table:table-cell>
          <table:table-cell table:style-name="ce5" table:formula="of:=[$case_00140_00100.$C6]+IF([.$A6]=&quot;Agenc_A&quot;;[.AG$2];IF([.$A6]=&quot;Agenc_B&quot;;[.AG$3];IF([.$A6]=&quot;Agenc_C&quot;;[.AG$4];IF([.$A6]=&quot;Agenc_D&quot;;[.AG$5];0))))" office:value-type="float" office:value="1379630" calcext:value-type="float">
            <text:p>1379630</text:p>
          </table:table-cell>
          <table:table-cell table:style-name="ce5" table:formula="of:=[$case_00140_00100.$D6]+IF([.$A6]=&quot;Agenc_A&quot;;[.AH$2];IF([.$A6]=&quot;Agenc_B&quot;;[.AH$3];IF([.$A6]=&quot;Agenc_C&quot;;[.AH$4];IF([.$A6]=&quot;Agenc_D&quot;;[.AH$5];0))))" office:value-type="float" office:value="5226360" calcext:value-type="float">
            <text:p>5226360</text:p>
          </table:table-cell>
          <table:table-cell table:style-name="ce5" table:formula="of:=[$case_00140_00100.$C6]+IF([.$A6]=&quot;Agenc_A&quot;;[.AI$2];IF([.$A6]=&quot;Agenc_B&quot;;[.AI$3];IF([.$A6]=&quot;Agenc_C&quot;;[.AI$4];IF([.$A6]=&quot;Agenc_D&quot;;[.AI$5];0))))" office:value-type="float" office:value="1379630" calcext:value-type="float">
            <text:p>1379630</text:p>
          </table:table-cell>
          <table:table-cell table:style-name="ce5" table:formula="of:=[$case_00140_00100.$D6]+IF([.$A6]=&quot;Agenc_A&quot;;[.AJ$2];IF([.$A6]=&quot;Agenc_B&quot;;[.AJ$3];IF([.$A6]=&quot;Agenc_C&quot;;[.AJ$4];IF([.$A6]=&quot;Agenc_D&quot;;[.AJ$5];0))))" office:value-type="float" office:value="5226340" calcext:value-type="float">
            <text:p>5226340</text:p>
          </table:table-cell>
          <table:table-cell table:style-name="ce5" table:formula="of:=[$case_00140_00100.$C6]+IF([.$A6]=&quot;Agenc_A&quot;;[.AK$2];IF([.$A6]=&quot;Agenc_B&quot;;[.AK$3];IF([.$A6]=&quot;Agenc_C&quot;;[.AK$4];IF([.$A6]=&quot;Agenc_D&quot;;[.AK$5];0))))" office:value-type="float" office:value="1379640" calcext:value-type="float">
            <text:p>1379640</text:p>
          </table:table-cell>
          <table:table-cell table:style-name="ce5" table:formula="of:=[$case_00140_00100.$D6]+IF([.$A6]=&quot;Agenc_A&quot;;[.AL$2];IF([.$A6]=&quot;Agenc_B&quot;;[.AL$3];IF([.$A6]=&quot;Agenc_C&quot;;[.AL$4];IF([.$A6]=&quot;Agenc_D&quot;;[.AL$5];0))))" office:value-type="float" office:value="5226340" calcext:value-type="float">
            <text:p>5226340</text:p>
          </table:table-cell>
          <table:table-cell table:style-name="ce4" table:formula="of:=CONCATENATE([.AM$2];CHAR(13);&quot;    &quot;;&quot;'&quot;;[.AD6];&quot;',&quot;;CHAR(13);&quot;    'SRID=3946;LINESTRING(&quot;;[.AE6];&quot; &quot;;[.AF6];&quot;,&quot;;[.AG6];&quot; &quot;;[.AH6];&quot;,&quot;;[.AI6];&quot; &quot;;[.AJ6];&quot;,&quot;;[.AK6];&quot; &quot;;[.AL6];&quot;)');&quot;;CHAR(13))" office:value-type="string" office:string-value="INSERT INTO &#13;  facade (&#13;    id,&#13;    geometry_asewkt)&#13;  VALUES (&#13;    'M11_Facade04',&#13;    'SRID=3946;LINESTRING(1379640 5226360,1379630 5226360,1379630 5226340,1379640 5226340)');&#13;" calcext:value-type="string">
            <text:p>INSERT INTO  <text:s/>facade ( <text:s text:c="3"/>id, <text:s text:c="3"/>geometry_asewkt) <text:s/>VALUES ( <text:s text:c="3"/>'M11_Facade04', <text:s text:c="3"/>'SRID=3946;LINESTRING(1379640 5226360,1379630 5226360,1379630 5226340,1379640 5226340)');</text:p>
          </table:table-cell>
          <table:table-cell table:style-name="ce5" table:formula="of:=CONCATENATE([$case_00140_00100.$A6];[.AN$2])" office:value-type="string" office:string-value="M11_Facade05" calcext:value-type="string">
            <text:p>M11_Facade05</text:p>
          </table:table-cell>
          <table:table-cell table:style-name="ce5" table:formula="of:=[$case_00140_00100.$C6]+IF([.$A6]=&quot;Agenc_A&quot;;[.AO$2];IF([.$A6]=&quot;Agenc_B&quot;;[.AO$3];IF([.$A6]=&quot;Agenc_C&quot;;[.AO$4];IF([.$A6]=&quot;Agenc_D&quot;;[.AO$5];0))))" office:value-type="float" office:value="1379640" calcext:value-type="float">
            <text:p>1379640</text:p>
          </table:table-cell>
          <table:table-cell table:style-name="ce5" table:formula="of:=[$case_00140_00100.$D6]+IF([.$A6]=&quot;Agenc_A&quot;;[.AP$2];IF([.$A6]=&quot;Agenc_B&quot;;[.AP$3];IF([.$A6]=&quot;Agenc_C&quot;;[.AP$4];IF([.$A6]=&quot;Agenc_D&quot;;[.AP$5];0))))" office:value-type="float" office:value="5226310" calcext:value-type="float">
            <text:p>5226310</text:p>
          </table:table-cell>
          <table:table-cell table:style-name="ce5" table:formula="of:=[$case_00140_00100.$C6]+IF([.$A6]=&quot;Agenc_A&quot;;[.AQ$2];IF([.$A6]=&quot;Agenc_B&quot;;[.AQ$3];IF([.$A6]=&quot;Agenc_C&quot;;[.AQ$4];IF([.$A6]=&quot;Agenc_D&quot;;[.AQ$5];0))))" office:value-type="float" office:value="1379630" calcext:value-type="float">
            <text:p>1379630</text:p>
          </table:table-cell>
          <table:table-cell table:style-name="ce5" table:formula="of:=[$case_00140_00100.$D6]+IF([.$A6]=&quot;Agenc_A&quot;;[.AR$2];IF([.$A6]=&quot;Agenc_B&quot;;[.AR$3];IF([.$A6]=&quot;Agenc_C&quot;;[.AR$4];IF([.$A6]=&quot;Agenc_D&quot;;[.AR$5];0))))" office:value-type="float" office:value="5226310" calcext:value-type="float">
            <text:p>5226310</text:p>
          </table:table-cell>
          <table:table-cell table:style-name="ce5" table:formula="of:=[$case_00140_00100.$C6]+IF([.$A6]=&quot;Agenc_A&quot;;[.AS$2];IF([.$A6]=&quot;Agenc_B&quot;;[.AS$3];IF([.$A6]=&quot;Agenc_C&quot;;[.AS$4];IF([.$A6]=&quot;Agenc_D&quot;;[.AS$5];0))))" office:value-type="float" office:value="1379620" calcext:value-type="float">
            <text:p>1379620</text:p>
          </table:table-cell>
          <table:table-cell table:style-name="ce5" table:formula="of:=[$case_00140_00100.$D6]+IF([.$A6]=&quot;Agenc_A&quot;;[.AT$2];IF([.$A6]=&quot;Agenc_B&quot;;[.AT$3];IF([.$A6]=&quot;Agenc_C&quot;;[.AT$4];IF([.$A6]=&quot;Agenc_D&quot;;[.AT$5];0))))" office:value-type="float" office:value="5226320" calcext:value-type="float">
            <text:p>5226320</text:p>
          </table:table-cell>
          <table:table-cell table:style-name="ce5" table:formula="of:=[$case_00140_00100.$C6]+IF([.$A6]=&quot;Agenc_A&quot;;[.AU$2];IF([.$A6]=&quot;Agenc_B&quot;;[.AU$3];IF([.$A6]=&quot;Agenc_C&quot;;[.AU$4];IF([.$A6]=&quot;Agenc_D&quot;;[.AU$5];0))))" office:value-type="float" office:value="1379620" calcext:value-type="float">
            <text:p>1379620</text:p>
          </table:table-cell>
          <table:table-cell table:style-name="ce5" table:formula="of:=[$case_00140_00100.$D6]+IF([.$A6]=&quot;Agenc_A&quot;;[.AV$2];IF([.$A6]=&quot;Agenc_B&quot;;[.AV$3];IF([.$A6]=&quot;Agenc_C&quot;;[.AV$4];IF([.$A6]=&quot;Agenc_D&quot;;[.AV$5];0))))" office:value-type="float" office:value="5226300" calcext:value-type="float">
            <text:p>5226300</text:p>
          </table:table-cell>
          <table:table-cell table:style-name="ce4" table:formula="of:=CONCATENATE([.AW$2];CHAR(13);&quot;    &quot;;&quot;'&quot;;[.AN6];&quot;',&quot;;CHAR(13);&quot;    'SRID=3946;LINESTRING(&quot;;[.AO6];&quot; &quot;;[.AP6];&quot;,&quot;;[.AQ6];&quot; &quot;;[.AR6];&quot;,&quot;;[.AS6];&quot; &quot;;[.AT6];&quot;,&quot;;[.AU6];&quot; &quot;;[.AV6];&quot;)');&quot;;CHAR(13))" office:value-type="string" office:string-value="INSERT INTO &#13;  facade (&#13;    id,&#13;    geometry_asewkt)&#13;  VALUES (&#13;    'M11_Facade05',&#13;    'SRID=3946;LINESTRING(1379640 5226310,1379630 5226310,1379620 5226320,1379620 5226300)');&#13;" calcext:value-type="string">
            <text:p>INSERT INTO  <text:s/>facade ( <text:s text:c="3"/>id, <text:s text:c="3"/>geometry_asewkt) <text:s/>VALUES ( <text:s text:c="3"/>'M11_Facade05', <text:s text:c="3"/>'SRID=3946;LINESTRING(1379640 5226310,1379630 5226310,1379620 5226320,1379620 5226300)');</text:p>
          </table:table-cell>
          <table:table-cell table:style-name="ce5" table:formula="of:=CONCATENATE([$case_00140_00100.$A6];[.AX$2])" office:value-type="string" office:string-value="M11_Facade06" calcext:value-type="string">
            <text:p>M11_Facade06</text:p>
          </table:table-cell>
          <table:table-cell table:style-name="ce5" table:formula="of:=[$case_00140_00100.$C6]+IF([.$A6]=&quot;Agenc_A&quot;;[.AY$2];IF([.$A6]=&quot;Agenc_B&quot;;[.AY$3];IF([.$A6]=&quot;Agenc_C&quot;;[.AY$4];IF([.$A6]=&quot;Agenc_D&quot;;[.AY$5];0))))" office:value-type="float" office:value="1379590" calcext:value-type="float">
            <text:p>1379590</text:p>
          </table:table-cell>
          <table:table-cell table:style-name="ce5" table:formula="of:=[$case_00140_00100.$D6]+IF([.$A6]=&quot;Agenc_A&quot;;[.AZ$2];IF([.$A6]=&quot;Agenc_B&quot;;[.AZ$3];IF([.$A6]=&quot;Agenc_C&quot;;[.AZ$4];IF([.$A6]=&quot;Agenc_D&quot;;[.AZ$5];0))))" office:value-type="float" office:value="5226300" calcext:value-type="float">
            <text:p>5226300</text:p>
          </table:table-cell>
          <table:table-cell table:style-name="ce5" table:formula="of:=[$case_00140_00100.$C6]+IF([.$A6]=&quot;Agenc_A&quot;;[.BA$2];IF([.$A6]=&quot;Agenc_B&quot;;[.BA$3];IF([.$A6]=&quot;Agenc_C&quot;;[.BA$4];IF([.$A6]=&quot;Agenc_D&quot;;[.BA$5];0))))" office:value-type="float" office:value="1379590" calcext:value-type="float">
            <text:p>1379590</text:p>
          </table:table-cell>
          <table:table-cell table:style-name="ce5" table:formula="of:=[$case_00140_00100.$D6]+IF([.$A6]=&quot;Agenc_A&quot;;[.BB$2];IF([.$A6]=&quot;Agenc_B&quot;;[.BB$3];IF([.$A6]=&quot;Agenc_C&quot;;[.BB$4];IF([.$A6]=&quot;Agenc_D&quot;;[.BB$5];0))))" office:value-type="float" office:value="5226320" calcext:value-type="float">
            <text:p>5226320</text:p>
          </table:table-cell>
          <table:table-cell table:style-name="ce5" table:formula="of:=[$case_00140_00100.$C6]+IF([.$A6]=&quot;Agenc_A&quot;;[.BC$2];IF([.$A6]=&quot;Agenc_B&quot;;[.BC$3];IF([.$A6]=&quot;Agenc_C&quot;;[.BC$4];IF([.$A6]=&quot;Agenc_D&quot;;[.BC$5];0))))" office:value-type="float" office:value="1379550" calcext:value-type="float">
            <text:p>1379550</text:p>
          </table:table-cell>
          <table:table-cell table:style-name="ce5" table:formula="of:=[$case_00140_00100.$D6]+IF([.$A6]=&quot;Agenc_A&quot;;[.BD$2];IF([.$A6]=&quot;Agenc_B&quot;;[.BD$3];IF([.$A6]=&quot;Agenc_C&quot;;[.BD$4];IF([.$A6]=&quot;Agenc_D&quot;;[.BD$5];0))))" office:value-type="float" office:value="5226320" calcext:value-type="float">
            <text:p>5226320</text:p>
          </table:table-cell>
          <table:table-cell table:style-name="ce5" table:formula="of:=[$case_00140_00100.$C6]+IF([.$A6]=&quot;Agenc_A&quot;;[.BE$2];IF([.$A6]=&quot;Agenc_B&quot;;[.BE$3];IF([.$A6]=&quot;Agenc_C&quot;;[.BE$4];IF([.$A6]=&quot;Agenc_D&quot;;[.BE$5];0))))" office:value-type="float" office:value="1379550" calcext:value-type="float">
            <text:p>1379550</text:p>
          </table:table-cell>
          <table:table-cell table:style-name="ce5" table:formula="of:=[$case_00140_00100.$D6]+IF([.$A6]=&quot;Agenc_A&quot;;[.BF$2];IF([.$A6]=&quot;Agenc_B&quot;;[.BF$3];IF([.$A6]=&quot;Agenc_C&quot;;[.BF$4];IF([.$A6]=&quot;Agenc_D&quot;;[.BF$5];0))))" office:value-type="float" office:value="5226300" calcext:value-type="float">
            <text:p>5226300</text:p>
          </table:table-cell>
          <table:table-cell table:style-name="ce4" table:formula="of:=CONCATENATE([.BG$2];CHAR(13);&quot;    &quot;;&quot;'&quot;;[.AX6];&quot;',&quot;;CHAR(13);&quot;    'SRID=3946;LINESTRING(&quot;;[.AY6];&quot; &quot;;[.AZ6];&quot;,&quot;;[.BA6];&quot; &quot;;[.BB6];&quot;,&quot;;[.BC6];&quot; &quot;;[.BD6];&quot;,&quot;;[.BE6];&quot; &quot;;[.BF6];&quot;)');&quot;;CHAR(13))" office:value-type="string" office:string-value="INSERT INTO &#13;  facade (&#13;    id,&#13;    geometry_asewkt)&#13;  VALUES (&#13;    'M11_Facade06',&#13;    'SRID=3946;LINESTRING(1379590 5226300,1379590 5226320,1379550 5226320,1379550 5226300)');&#13;" calcext:value-type="string">
            <text:p>INSERT INTO  <text:s/>facade ( <text:s text:c="3"/>id, <text:s text:c="3"/>geometry_asewkt) <text:s/>VALUES ( <text:s text:c="3"/>'M11_Facade06', <text:s text:c="3"/>'SRID=3946;LINESTRING(1379590 5226300,1379590 5226320,1379550 5226320,1379550 5226300)');</text:p>
          </table:table-cell>
          <table:table-cell table:style-name="ce5" table:formula="of:=CONCATENATE([$case_00140_00100.$A6];[.BH$2])" office:value-type="string" office:string-value="M11_Facade07" calcext:value-type="string">
            <text:p>M11_Facade07</text:p>
          </table:table-cell>
          <table:table-cell table:style-name="ce5" table:formula="of:=[$case_00140_00100.$C6]+IF([.$A6]=&quot;Agenc_A&quot;;[.BI$2];IF([.$A6]=&quot;Agenc_B&quot;;[.BI$3];IF([.$A6]=&quot;Agenc_C&quot;;[.BI$4];IF([.$A6]=&quot;Agenc_D&quot;;[.BI$5];0))))" office:value-type="float" office:value="1379520" calcext:value-type="float">
            <text:p>1379520</text:p>
          </table:table-cell>
          <table:table-cell table:style-name="ce5" table:formula="of:=[$case_00140_00100.$D6]+IF([.$A6]=&quot;Agenc_A&quot;;[.BJ$2];IF([.$A6]=&quot;Agenc_B&quot;;[.BJ$3];IF([.$A6]=&quot;Agenc_C&quot;;[.BJ$4];IF([.$A6]=&quot;Agenc_D&quot;;[.BJ$5];0))))" office:value-type="float" office:value="5226300" calcext:value-type="float">
            <text:p>5226300</text:p>
          </table:table-cell>
          <table:table-cell table:style-name="ce5" table:formula="of:=[$case_00140_00100.$C6]+IF([.$A6]=&quot;Agenc_A&quot;;[.BK$2];IF([.$A6]=&quot;Agenc_B&quot;;[.BK$3];IF([.$A6]=&quot;Agenc_C&quot;;[.BK$4];IF([.$A6]=&quot;Agenc_D&quot;;[.BK$5];0))))" office:value-type="float" office:value="1379520" calcext:value-type="float">
            <text:p>1379520</text:p>
          </table:table-cell>
          <table:table-cell table:style-name="ce5" table:formula="of:=[$case_00140_00100.$D6]+IF([.$A6]=&quot;Agenc_A&quot;;[.BL$2];IF([.$A6]=&quot;Agenc_B&quot;;[.BL$3];IF([.$A6]=&quot;Agenc_C&quot;;[.BL$4];IF([.$A6]=&quot;Agenc_D&quot;;[.BL$5];0))))" office:value-type="float" office:value="5226310" calcext:value-type="float">
            <text:p>5226310</text:p>
          </table:table-cell>
          <table:table-cell table:style-name="ce5" table:formula="of:=[$case_00140_00100.$C6]+IF([.$A6]=&quot;Agenc_A&quot;;[.BM$2];IF([.$A6]=&quot;Agenc_B&quot;;[.BM$3];IF([.$A6]=&quot;Agenc_C&quot;;[.BM$4];IF([.$A6]=&quot;Agenc_D&quot;;[.BM$5];0))))" office:value-type="float" office:value="1379500" calcext:value-type="float">
            <text:p>1379500</text:p>
          </table:table-cell>
          <table:table-cell table:style-name="ce5" table:formula="of:=[$case_00140_00100.$D6]+IF([.$A6]=&quot;Agenc_A&quot;;[.BN$2];IF([.$A6]=&quot;Agenc_B&quot;;[.BN$3];IF([.$A6]=&quot;Agenc_C&quot;;[.BN$4];IF([.$A6]=&quot;Agenc_D&quot;;[.BN$5];0))))" office:value-type="float" office:value="5226310" calcext:value-type="float">
            <text:p>5226310</text:p>
          </table:table-cell>
          <table:table-cell table:style-name="ce4" table:formula="of:=CONCATENATE([.BO$2];CHAR(13);&quot;    &quot;;&quot;'&quot;;[.BH6];&quot;',&quot;;CHAR(13);&quot;    'SRID=3946;LINESTRING(&quot;;[.BI6];&quot; &quot;;[.BJ6];&quot;,&quot;;[.BK6];&quot; &quot;;[.BL6];&quot;,&quot;;[.BM6];&quot; &quot;;[.BN6];&quot;)');&quot;;CHAR(13))" office:value-type="string" office:string-value="INSERT INTO &#13;  facade_id (&#13;    id,&#13;    geometry_asewkt)&#13;  VALUES (&#13;    'M11_Facade07',&#13;    'SRID=3946;LINESTRING(1379520 5226300,1379520 5226310,1379500 5226310)');&#13;" calcext:value-type="string">
            <text:p>INSERT INTO  <text:s/>facade_id ( <text:s text:c="3"/>id, <text:s text:c="3"/>geometry_asewkt) <text:s/>VALUES ( <text:s text:c="3"/>'M11_Facade07', <text:s text:c="3"/>'SRID=3946;LINESTRING(1379520 5226300,1379520 5226310,1379500 5226310)');</text:p>
          </table:table-cell>
          <table:table-cell table:style-name="ce5" table:formula="of:=CONCATENATE([$case_00140_00100.$A6];[.BP$2])" office:value-type="string" office:string-value="M11_Facade08" calcext:value-type="string">
            <text:p>M11_Facade08</text:p>
          </table:table-cell>
          <table:table-cell table:style-name="ce5" table:formula="of:=[$case_00140_00100.$C6]+IF([.$A6]=&quot;Agenc_A&quot;;[.BQ$2];IF([.$A6]=&quot;Agenc_B&quot;;[.BQ$3];IF([.$A6]=&quot;Agenc_C&quot;;[.BQ$4];IF([.$A6]=&quot;Agenc_D&quot;;[.BQ$5];0))))" office:value-type="float" office:value="1379500" calcext:value-type="float">
            <text:p>1379500</text:p>
          </table:table-cell>
          <table:table-cell table:style-name="ce5" table:formula="of:=[$case_00140_00100.$D6]+IF([.$A6]=&quot;Agenc_A&quot;;[.BR$2];IF([.$A6]=&quot;Agenc_B&quot;;[.BR$3];IF([.$A6]=&quot;Agenc_C&quot;;[.BR$4];IF([.$A6]=&quot;Agenc_D&quot;;[.BR$5];0))))" office:value-type="float" office:value="5226340" calcext:value-type="float">
            <text:p>5226340</text:p>
          </table:table-cell>
          <table:table-cell table:style-name="ce5" table:formula="of:=[$case_00140_00100.$C6]+IF([.$A6]=&quot;Agenc_A&quot;;[.BS$2];IF([.$A6]=&quot;Agenc_B&quot;;[.BS$3];IF([.$A6]=&quot;Agenc_C&quot;;[.BS$4];IF([.$A6]=&quot;Agenc_D&quot;;[.BS$5];0))))" office:value-type="float" office:value="1379510" calcext:value-type="float">
            <text:p>1379510</text:p>
          </table:table-cell>
          <table:table-cell table:style-name="ce5" table:formula="of:=[$case_00140_00100.$D6]+IF([.$A6]=&quot;Agenc_A&quot;;[.BT$2];IF([.$A6]=&quot;Agenc_B&quot;;[.BT$3];IF([.$A6]=&quot;Agenc_C&quot;;[.BT$4];IF([.$A6]=&quot;Agenc_D&quot;;[.BT$5];0))))" office:value-type="float" office:value="5226340" calcext:value-type="float">
            <text:p>5226340</text:p>
          </table:table-cell>
          <table:table-cell table:style-name="ce5" table:formula="of:=[$case_00140_00100.$C6]+IF([.$A6]=&quot;Agenc_A&quot;;[.BU$2];IF([.$A6]=&quot;Agenc_B&quot;;[.BU$3];IF([.$A6]=&quot;Agenc_C&quot;;[.BU$4];IF([.$A6]=&quot;Agenc_D&quot;;[.BU$5];0))))" office:value-type="float" office:value="1379510" calcext:value-type="float">
            <text:p>1379510</text:p>
          </table:table-cell>
          <table:table-cell table:style-name="ce5" table:formula="of:=[$case_00140_00100.$D6]+IF([.$A6]=&quot;Agenc_A&quot;;[.BV$2];IF([.$A6]=&quot;Agenc_B&quot;;[.BV$3];IF([.$A6]=&quot;Agenc_C&quot;;[.BV$4];IF([.$A6]=&quot;Agenc_D&quot;;[.BV$5];0))))" office:value-type="float" office:value="5226360" calcext:value-type="float">
            <text:p>5226360</text:p>
          </table:table-cell>
          <table:table-cell table:style-name="ce5" table:formula="of:=[$case_00140_00100.$C6]+IF([.$A6]=&quot;Agenc_A&quot;;[.BW$2];IF([.$A6]=&quot;Agenc_B&quot;;[.BW$3];IF([.$A6]=&quot;Agenc_C&quot;;[.BW$4];IF([.$A6]=&quot;Agenc_D&quot;;[.BW$5];0))))" office:value-type="float" office:value="1379500" calcext:value-type="float">
            <text:p>1379500</text:p>
          </table:table-cell>
          <table:table-cell table:style-name="ce5" table:formula="of:=[$case_00140_00100.$D6]+IF([.$A6]=&quot;Agenc_A&quot;;[.BX$2];IF([.$A6]=&quot;Agenc_B&quot;;[.BX$3];IF([.$A6]=&quot;Agenc_C&quot;;[.BX$4];IF([.$A6]=&quot;Agenc_D&quot;;[.BX$5];0))))" office:value-type="float" office:value="5226360" calcext:value-type="float">
            <text:p>5226360</text:p>
          </table:table-cell>
          <table:table-cell table:style-name="ce4" table:formula="of:=CONCATENATE([.BY$2];CHAR(13);&quot;    &quot;;&quot;'&quot;;[.BP6];&quot;',&quot;;CHAR(13);&quot;    'SRID=3946;LINESTRING(&quot;;[.BQ6];&quot; &quot;;[.BR6];&quot;,&quot;;[.BS6];&quot; &quot;;[.BT6];&quot;,&quot;;[.BU6];&quot; &quot;;[.BV6];&quot;,&quot;;[.BW6];&quot; &quot;;[.BX6];&quot;)');&quot;;CHAR(13))" office:value-type="string" office:string-value="INSERT INTO &#13;  facade (&#13;    id,&#13;    geometry_asewkt)&#13;  VALUES (&#13;    'M11_Facade08',&#13;    'SRID=3946;LINESTRING(1379500 5226340,1379510 5226340,1379510 5226360,1379500 5226360)');&#13;" calcext:value-type="string">
            <text:p>INSERT INTO  <text:s/>facade ( <text:s text:c="3"/>id, <text:s text:c="3"/>geometry_asewkt) <text:s/>VALUES ( <text:s text:c="3"/>'M11_Facade08', <text:s text:c="3"/>'SRID=3946;LINESTRING(1379500 5226340,1379510 5226340,1379510 5226360,1379500 5226360)');</text:p>
          </table:table-cell>
          <table:table-cell table:formula="of:=CONCATENATE([.K6];CHAR(13);[.U6];CHAR(13);[.AC6];CHAR(13);[.AM6];CHAR(13);[.AW6];CHAR(13);[.BG6];CHAR(13);[.BO6];CHAR(13);[.BY6];CHAR(13))" office:value-type="string" office:string-value="INSERT INTO &#13;  facade (&#13;    id,&#13;    geometry_asewkt)&#13;  VALUES (&#13;    'M11_Facade01',&#13;    'SRID=3946;LINESTRING(1379520 5226400,1379520 5226380,1379510 5226380,1379500 5226390)');&#13;&#13;INSERT INTO &#13;  facade (&#13;    id,&#13;    geometry_asewkt)&#13;  VALUES (&#13;    'M11_Facade02',&#13;    'SRID=3946;LINESTRING(1379550 5226400,1379550 5226390,1379590 5226390,1379590 5226400)');&#13;&#13;INSERT INTO &#13;  facade (&#13;    id,&#13;    geometry_asewkt)&#13;  VALUES (&#13;    'M11_Facade03',&#13;    'SRID=3946;LINESTRING(1379620 5226400,1379630 5226390,1379640 5226390)');&#13;&#13;INSERT INTO &#13;  facade (&#13;    id,&#13;    geometry_asewkt)&#13;  VALUES (&#13;    'M11_Facade04',&#13;    'SRID=3946;LINESTRING(1379640 5226360,1379630 5226360,1379630 5226340,1379640 5226340)');&#13;&#13;INSERT INTO &#13;  facade (&#13;    id,&#13;    geometry_asewkt)&#13;  VALUES (&#13;    'M11_Facade05',&#13;    'SRID=3946;LINESTRING(1379640 5226310,1379630 5226310,1379620 5226320,1379620 5226300)');&#13;&#13;INSERT INTO &#13;  facade (&#13;    id,&#13;    geometry_asewkt)&#13;  VALUES (&#13;    'M11_Facade06',&#13;    'SRID=3946;LINESTRING(1379590 5226300,1379590 5226320,1379550 5226320,1379550 5226300)');&#13;&#13;INSERT INTO &#13;  facade_id (&#13;    id,&#13;    geometry_asewkt)&#13;  VALUES (&#13;    'M11_Facade07',&#13;    'SRID=3946;LINESTRING(1379520 5226300,1379520 5226310,1379500 5226310)');&#13;&#13;INSERT INTO &#13;  facade (&#13;    id,&#13;    geometry_asewkt)&#13;  VALUES (&#13;    'M11_Facade08',&#13;    'SRID=3946;LINESTRING(1379500 5226340,1379510 5226340,1379510 5226360,1379500 5226360)');&#13;&#13;" calcext:value-type="string">
            <text:p>INSERT INTO  <text:s/>facade ( <text:s text:c="3"/>id, <text:s text:c="3"/>geometry_asewkt) <text:s/>VALUES ( <text:s text:c="3"/>'M11_Facade01', <text:s text:c="3"/>'SRID=3946;LINESTRING(1379520 5226400,1379520 5226380,1379510 5226380,1379500 5226390)');INSERT INTO  <text:s/>facade ( <text:s text:c="3"/>id, <text:s text:c="3"/>geometry_asewkt) <text:s/>VALUES ( <text:s text:c="3"/>'M11_Facade02', <text:s text:c="3"/>'SRID=3946;LINESTRING(1379550 5226400,1379550 5226390,1379590 5226390,1379590 5226400)');INSERT INTO  <text:s/>facade ( <text:s text:c="3"/>id, <text:s text:c="3"/>geometry_asewkt) <text:s/>VALUES ( <text:s text:c="3"/>'M11_Facade03', <text:s text:c="3"/>'SRID=3946;LINESTRING(1379620 5226400,1379630 5226390,1379640 5226390)');INSERT INTO  <text:s/>facade ( <text:s text:c="3"/>id, <text:s text:c="3"/>geometry_asewkt) <text:s/>VALUES ( <text:s text:c="3"/>'M11_Facade04', <text:s text:c="3"/>'SRID=3946;LINESTRING(1379640 5226360,1379630 5226360,1379630 5226340,1379640 5226340)');INSERT INTO  <text:s/>facade ( <text:s text:c="3"/>id, <text:s text:c="3"/>geometry_asewkt) <text:s/>VALUES ( <text:s text:c="3"/>'M11_Facade05', <text:s text:c="3"/>'SRID=3946;LINESTRING(1379640 5226310,1379630 5226310,1379620 5226320,1379620 5226300)');INSERT INTO  <text:s/>facade ( <text:s text:c="3"/>id, <text:s text:c="3"/>geometry_asewkt) <text:s/>VALUES ( <text:s text:c="3"/>'M11_Facade06', <text:s text:c="3"/>'SRID=3946;LINESTRING(1379590 5226300,1379590 5226320,1379550 5226320,1379550 5226300)');INSERT INTO  <text:s/>facade_id ( <text:s text:c="3"/>id, <text:s text:c="3"/>geometry_asewkt) <text:s/>VALUES ( <text:s text:c="3"/>'M11_Facade07', <text:s text:c="3"/>'SRID=3946;LINESTRING(1379520 5226300,1379520 5226310,1379500 5226310)');INSERT INTO  <text:s/>facade ( <text:s text:c="3"/>id, <text:s text:c="3"/>geometry_asewkt) <text:s/>VALUES ( <text:s text:c="3"/>'M11_Facade08', <text:s text:c="3"/>'SRID=3946;LINESTRING(1379500 5226340,1379510 5226340,1379510 5226360,1379500 5226360)');</text:p>
          </table:table-cell>
          <table:table-cell table:number-columns-repeated="946"/>
        </table:table-row>
        <table:table-row table:style-name="ro4">
          <table:table-cell table:formula="of:=[case_00140_00100.B7]" office:value-type="string" office:string-value="Agenc_B" calcext:value-type="string">
            <text:p>Agenc_B</text:p>
          </table:table-cell>
          <table:table-cell table:style-name="ce5" table:formula="of:=CONCATENATE([$case_00140_00100.$A7];[.B$2])" office:value-type="string" office:string-value="M12_Facade01" calcext:value-type="string">
            <text:p>M12_Facade01</text:p>
          </table:table-cell>
          <table:table-cell table:style-name="ce5" table:formula="of:=[$case_00140_00100.$C7]+IF([.$A7]=&quot;Agenc_A&quot;;[.C$2];IF([.$A7]=&quot;Agenc_B&quot;;[.C$3];IF([.$A7]=&quot;Agenc_C&quot;;[.C$4];IF([.$A7]=&quot;Agenc_D&quot;;[.C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D$2];IF([.$A7]=&quot;Agenc_B&quot;;[.D$3];IF([.$A7]=&quot;Agenc_C&quot;;[.D$4];IF([.$A7]=&quot;Agenc_D&quot;;[.D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E$2];IF([.$A7]=&quot;Agenc_B&quot;;[.E$3];IF([.$A7]=&quot;Agenc_C&quot;;[.E$4];IF([.$A7]=&quot;Agenc_D&quot;;[.E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F$2];IF([.$A7]=&quot;Agenc_B&quot;;[.F$3];IF([.$A7]=&quot;Agenc_C&quot;;[.F$4];IF([.$A7]=&quot;Agenc_D&quot;;[.F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G$2];IF([.$A7]=&quot;Agenc_B&quot;;[.G$3];IF([.$A7]=&quot;Agenc_C&quot;;[.G$4];IF([.$A7]=&quot;Agenc_D&quot;;[.G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H$2];IF([.$A7]=&quot;Agenc_B&quot;;[.H$3];IF([.$A7]=&quot;Agenc_C&quot;;[.H$4];IF([.$A7]=&quot;Agenc_D&quot;;[.H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I$2];IF([.$A7]=&quot;Agenc_B&quot;;[.I$3];IF([.$A7]=&quot;Agenc_C&quot;;[.I$4];IF([.$A7]=&quot;Agenc_D&quot;;[.I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J$2];IF([.$A7]=&quot;Agenc_B&quot;;[.J$3];IF([.$A7]=&quot;Agenc_C&quot;;[.J$4];IF([.$A7]=&quot;Agenc_D&quot;;[.J$5];0))))" office:value-type="float" office:value="5226300" calcext:value-type="float">
            <text:p>5226300</text:p>
          </table:table-cell>
          <table:table-cell table:style-name="ce4" table:formula="of:=CONCATENATE([.K$2];CHAR(13);&quot;    &quot;;&quot;'&quot;;[.B7];&quot;',&quot;;CHAR(13);&quot;    'SRID=3946;LINESTRING(&quot;;[.C7];&quot; &quot;;[.D7];&quot;,&quot;;[.E7];&quot; &quot;;[.F7];&quot;,&quot;;[.G7];&quot; &quot;;[.H7];&quot;,&quot;;[.I7];&quot; &quot;;[.J7];&quot;)');&quot;;CHAR(13))" office:value-type="string" office:string-value="INSERT INTO &#13;  facade (&#13;    id,&#13;    geometry_asewkt)&#13;  VALUES (&#13;    'M12_Facade01',&#13;    'SRID=3946;LINESTRING(1379640 5226300,1379640 5226300,1379640 5226300,1379640 5226300)');&#13;" calcext:value-type="string">
            <text:p>INSERT INTO  <text:s/>facade ( <text:s text:c="3"/>id, <text:s text:c="3"/>geometry_asewkt) <text:s/>VALUES ( <text:s text:c="3"/>'M12_Facade01', <text:s text:c="3"/>'SRID=3946;LINESTRING(1379640 5226300,1379640 5226300,1379640 5226300,1379640 5226300)');</text:p>
          </table:table-cell>
          <table:table-cell table:style-name="ce5" table:formula="of:=CONCATENATE([$case_00140_00100.$A7];[.L$2])" office:value-type="string" office:string-value="M12_Facade02" calcext:value-type="string">
            <text:p>M12_Facade02</text:p>
          </table:table-cell>
          <table:table-cell table:style-name="ce5" table:formula="of:=[$case_00140_00100.$C7]+IF([.$A7]=&quot;Agenc_A&quot;;[.M$2];IF([.$A7]=&quot;Agenc_B&quot;;[.M$3];IF([.$A7]=&quot;Agenc_C&quot;;[.M$4];IF([.$A7]=&quot;Agenc_D&quot;;[.M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N$2];IF([.$A7]=&quot;Agenc_B&quot;;[.N$3];IF([.$A7]=&quot;Agenc_C&quot;;[.N$4];IF([.$A7]=&quot;Agenc_D&quot;;[.N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O$2];IF([.$A7]=&quot;Agenc_B&quot;;[.O$3];IF([.$A7]=&quot;Agenc_C&quot;;[.O$4];IF([.$A7]=&quot;Agenc_D&quot;;[.O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P$2];IF([.$A7]=&quot;Agenc_B&quot;;[.P$3];IF([.$A7]=&quot;Agenc_C&quot;;[.P$4];IF([.$A7]=&quot;Agenc_D&quot;;[.P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Q$2];IF([.$A7]=&quot;Agenc_B&quot;;[.Q$3];IF([.$A7]=&quot;Agenc_C&quot;;[.Q$4];IF([.$A7]=&quot;Agenc_D&quot;;[.Q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R$2];IF([.$A7]=&quot;Agenc_B&quot;;[.R$3];IF([.$A7]=&quot;Agenc_C&quot;;[.R$4];IF([.$A7]=&quot;Agenc_D&quot;;[.R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S$2];IF([.$A7]=&quot;Agenc_B&quot;;[.S$3];IF([.$A7]=&quot;Agenc_C&quot;;[.S$4];IF([.$A7]=&quot;Agenc_D&quot;;[.S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T$2];IF([.$A7]=&quot;Agenc_B&quot;;[.T$3];IF([.$A7]=&quot;Agenc_C&quot;;[.T$4];IF([.$A7]=&quot;Agenc_D&quot;;[.T$5];0))))" office:value-type="float" office:value="5226300" calcext:value-type="float">
            <text:p>5226300</text:p>
          </table:table-cell>
          <table:table-cell table:style-name="ce4" table:formula="of:=CONCATENATE([.U$2];CHAR(13);&quot;    &quot;;&quot;'&quot;;[.L7];&quot;',&quot;;CHAR(13);&quot;    'SRID=3946;LINESTRING(&quot;;[.M7];&quot; &quot;;[.N7];&quot;,&quot;;[.O7];&quot; &quot;;[.P7];&quot;,&quot;;[.Q7];&quot; &quot;;[.R7];&quot;,&quot;;[.S7];&quot; &quot;;[.T7];&quot;)');&quot;;CHAR(13))" office:value-type="string" office:string-value="INSERT INTO &#13;  facade (&#13;    id,&#13;    geometry_asewkt)&#13;  VALUES (&#13;    'M12_Facade02',&#13;    'SRID=3946;LINESTRING(1379640 5226300,1379640 5226300,1379640 5226300,1379640 5226300)');&#13;" calcext:value-type="string">
            <text:p>INSERT INTO  <text:s/>facade ( <text:s text:c="3"/>id, <text:s text:c="3"/>geometry_asewkt) <text:s/>VALUES ( <text:s text:c="3"/>'M12_Facade02', <text:s text:c="3"/>'SRID=3946;LINESTRING(1379640 5226300,1379640 5226300,1379640 5226300,1379640 5226300)');</text:p>
          </table:table-cell>
          <table:table-cell table:style-name="ce5" table:formula="of:=CONCATENATE([$case_00140_00100.$A7];[.V$2])" office:value-type="string" office:string-value="M12_Facade03" calcext:value-type="string">
            <text:p>M12_Facade03</text:p>
          </table:table-cell>
          <table:table-cell table:style-name="ce5" table:formula="of:=[$case_00140_00100.$C7]+IF([.$A7]=&quot;Agenc_A&quot;;[.W$2];IF([.$A7]=&quot;Agenc_B&quot;;[.W$3];IF([.$A7]=&quot;Agenc_C&quot;;[.W$4];IF([.$A7]=&quot;Agenc_D&quot;;[.W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X$2];IF([.$A7]=&quot;Agenc_B&quot;;[.X$3];IF([.$A7]=&quot;Agenc_C&quot;;[.X$4];IF([.$A7]=&quot;Agenc_D&quot;;[.X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Y$2];IF([.$A7]=&quot;Agenc_B&quot;;[.Y$3];IF([.$A7]=&quot;Agenc_C&quot;;[.Y$4];IF([.$A7]=&quot;Agenc_D&quot;;[.Y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Z$2];IF([.$A7]=&quot;Agenc_B&quot;;[.Z$3];IF([.$A7]=&quot;Agenc_C&quot;;[.Z$4];IF([.$A7]=&quot;Agenc_D&quot;;[.Z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AA$2];IF([.$A7]=&quot;Agenc_B&quot;;[.AA$3];IF([.$A7]=&quot;Agenc_C&quot;;[.AA$4];IF([.$A7]=&quot;Agenc_D&quot;;[.AA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AB$2];IF([.$A7]=&quot;Agenc_B&quot;;[.AB$3];IF([.$A7]=&quot;Agenc_C&quot;;[.AB$4];IF([.$A7]=&quot;Agenc_D&quot;;[.AB$5];0))))" office:value-type="float" office:value="5226300" calcext:value-type="float">
            <text:p>5226300</text:p>
          </table:table-cell>
          <table:table-cell table:style-name="ce4" table:formula="of:=CONCATENATE([.AC$2];CHAR(13);&quot;    &quot;;&quot;'&quot;;[.V7];&quot;',&quot;;CHAR(13);&quot;    'SRID=3946;LINESTRING(&quot;;[.W7];&quot; &quot;;[.X7];&quot;,&quot;;[.Y7];&quot; &quot;;[.Z7];&quot;,&quot;;[.AA7];&quot; &quot;;[.AB7];&quot;)');&quot;;CHAR(13))" office:value-type="string" office:string-value="INSERT INTO &#13;  facade (&#13;    id,&#13;    geometry_asewkt)&#13;  VALUES (&#13;    'M12_Facade03',&#13;    'SRID=3946;LINESTRING(1379640 5226300,1379640 5226300,1379640 5226300)');&#13;" calcext:value-type="string">
            <text:p>INSERT INTO  <text:s/>facade ( <text:s text:c="3"/>id, <text:s text:c="3"/>geometry_asewkt) <text:s/>VALUES ( <text:s text:c="3"/>'M12_Facade03', <text:s text:c="3"/>'SRID=3946;LINESTRING(1379640 5226300,1379640 5226300,1379640 5226300)');</text:p>
          </table:table-cell>
          <table:table-cell table:style-name="ce5" table:formula="of:=CONCATENATE([$case_00140_00100.$A7];[.AD$2])" office:value-type="string" office:string-value="M12_Facade04" calcext:value-type="string">
            <text:p>M12_Facade04</text:p>
          </table:table-cell>
          <table:table-cell table:style-name="ce5" table:formula="of:=[$case_00140_00100.$C7]+IF([.$A7]=&quot;Agenc_A&quot;;[.AE$2];IF([.$A7]=&quot;Agenc_B&quot;;[.AE$3];IF([.$A7]=&quot;Agenc_C&quot;;[.AE$4];IF([.$A7]=&quot;Agenc_D&quot;;[.AE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AF$2];IF([.$A7]=&quot;Agenc_B&quot;;[.AF$3];IF([.$A7]=&quot;Agenc_C&quot;;[.AF$4];IF([.$A7]=&quot;Agenc_D&quot;;[.AF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AG$2];IF([.$A7]=&quot;Agenc_B&quot;;[.AG$3];IF([.$A7]=&quot;Agenc_C&quot;;[.AG$4];IF([.$A7]=&quot;Agenc_D&quot;;[.AG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AH$2];IF([.$A7]=&quot;Agenc_B&quot;;[.AH$3];IF([.$A7]=&quot;Agenc_C&quot;;[.AH$4];IF([.$A7]=&quot;Agenc_D&quot;;[.AH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AI$2];IF([.$A7]=&quot;Agenc_B&quot;;[.AI$3];IF([.$A7]=&quot;Agenc_C&quot;;[.AI$4];IF([.$A7]=&quot;Agenc_D&quot;;[.AI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AJ$2];IF([.$A7]=&quot;Agenc_B&quot;;[.AJ$3];IF([.$A7]=&quot;Agenc_C&quot;;[.AJ$4];IF([.$A7]=&quot;Agenc_D&quot;;[.AJ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AK$2];IF([.$A7]=&quot;Agenc_B&quot;;[.AK$3];IF([.$A7]=&quot;Agenc_C&quot;;[.AK$4];IF([.$A7]=&quot;Agenc_D&quot;;[.AK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AL$2];IF([.$A7]=&quot;Agenc_B&quot;;[.AL$3];IF([.$A7]=&quot;Agenc_C&quot;;[.AL$4];IF([.$A7]=&quot;Agenc_D&quot;;[.AL$5];0))))" office:value-type="float" office:value="5226300" calcext:value-type="float">
            <text:p>5226300</text:p>
          </table:table-cell>
          <table:table-cell table:style-name="ce4" table:formula="of:=CONCATENATE([.AM$2];CHAR(13);&quot;    &quot;;&quot;'&quot;;[.AD7];&quot;',&quot;;CHAR(13);&quot;    'SRID=3946;LINESTRING(&quot;;[.AE7];&quot; &quot;;[.AF7];&quot;,&quot;;[.AG7];&quot; &quot;;[.AH7];&quot;,&quot;;[.AI7];&quot; &quot;;[.AJ7];&quot;,&quot;;[.AK7];&quot; &quot;;[.AL7];&quot;)');&quot;;CHAR(13))" office:value-type="string" office:string-value="INSERT INTO &#13;  facade (&#13;    id,&#13;    geometry_asewkt)&#13;  VALUES (&#13;    'M12_Facade04',&#13;    'SRID=3946;LINESTRING(1379640 5226300,1379640 5226300,1379640 5226300,1379640 5226300)');&#13;" calcext:value-type="string">
            <text:p>INSERT INTO  <text:s/>facade ( <text:s text:c="3"/>id, <text:s text:c="3"/>geometry_asewkt) <text:s/>VALUES ( <text:s text:c="3"/>'M12_Facade04', <text:s text:c="3"/>'SRID=3946;LINESTRING(1379640 5226300,1379640 5226300,1379640 5226300,1379640 5226300)');</text:p>
          </table:table-cell>
          <table:table-cell table:style-name="ce5" table:formula="of:=CONCATENATE([$case_00140_00100.$A7];[.AN$2])" office:value-type="string" office:string-value="M12_Facade05" calcext:value-type="string">
            <text:p>M12_Facade05</text:p>
          </table:table-cell>
          <table:table-cell table:style-name="ce5" table:formula="of:=[$case_00140_00100.$C7]+IF([.$A7]=&quot;Agenc_A&quot;;[.AO$2];IF([.$A7]=&quot;Agenc_B&quot;;[.AO$3];IF([.$A7]=&quot;Agenc_C&quot;;[.AO$4];IF([.$A7]=&quot;Agenc_D&quot;;[.AO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AP$2];IF([.$A7]=&quot;Agenc_B&quot;;[.AP$3];IF([.$A7]=&quot;Agenc_C&quot;;[.AP$4];IF([.$A7]=&quot;Agenc_D&quot;;[.AP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AQ$2];IF([.$A7]=&quot;Agenc_B&quot;;[.AQ$3];IF([.$A7]=&quot;Agenc_C&quot;;[.AQ$4];IF([.$A7]=&quot;Agenc_D&quot;;[.AQ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AR$2];IF([.$A7]=&quot;Agenc_B&quot;;[.AR$3];IF([.$A7]=&quot;Agenc_C&quot;;[.AR$4];IF([.$A7]=&quot;Agenc_D&quot;;[.AR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AS$2];IF([.$A7]=&quot;Agenc_B&quot;;[.AS$3];IF([.$A7]=&quot;Agenc_C&quot;;[.AS$4];IF([.$A7]=&quot;Agenc_D&quot;;[.AS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AT$2];IF([.$A7]=&quot;Agenc_B&quot;;[.AT$3];IF([.$A7]=&quot;Agenc_C&quot;;[.AT$4];IF([.$A7]=&quot;Agenc_D&quot;;[.AT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AU$2];IF([.$A7]=&quot;Agenc_B&quot;;[.AU$3];IF([.$A7]=&quot;Agenc_C&quot;;[.AU$4];IF([.$A7]=&quot;Agenc_D&quot;;[.AU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AV$2];IF([.$A7]=&quot;Agenc_B&quot;;[.AV$3];IF([.$A7]=&quot;Agenc_C&quot;;[.AV$4];IF([.$A7]=&quot;Agenc_D&quot;;[.AV$5];0))))" office:value-type="float" office:value="5226300" calcext:value-type="float">
            <text:p>5226300</text:p>
          </table:table-cell>
          <table:table-cell table:style-name="ce4" table:formula="of:=CONCATENATE([.AW$2];CHAR(13);&quot;    &quot;;&quot;'&quot;;[.AN7];&quot;',&quot;;CHAR(13);&quot;    'SRID=3946;LINESTRING(&quot;;[.AO7];&quot; &quot;;[.AP7];&quot;,&quot;;[.AQ7];&quot; &quot;;[.AR7];&quot;,&quot;;[.AS7];&quot; &quot;;[.AT7];&quot;,&quot;;[.AU7];&quot; &quot;;[.AV7];&quot;)');&quot;;CHAR(13))" office:value-type="string" office:string-value="INSERT INTO &#13;  facade (&#13;    id,&#13;    geometry_asewkt)&#13;  VALUES (&#13;    'M12_Facade05',&#13;    'SRID=3946;LINESTRING(1379640 5226300,1379640 5226300,1379640 5226300,1379640 5226300)');&#13;" calcext:value-type="string">
            <text:p>INSERT INTO  <text:s/>facade ( <text:s text:c="3"/>id, <text:s text:c="3"/>geometry_asewkt) <text:s/>VALUES ( <text:s text:c="3"/>'M12_Facade05', <text:s text:c="3"/>'SRID=3946;LINESTRING(1379640 5226300,1379640 5226300,1379640 5226300,1379640 5226300)');</text:p>
          </table:table-cell>
          <table:table-cell table:style-name="ce5" table:formula="of:=CONCATENATE([$case_00140_00100.$A7];[.AX$2])" office:value-type="string" office:string-value="M12_Facade06" calcext:value-type="string">
            <text:p>M12_Facade06</text:p>
          </table:table-cell>
          <table:table-cell table:style-name="ce5" table:formula="of:=[$case_00140_00100.$C7]+IF([.$A7]=&quot;Agenc_A&quot;;[.AY$2];IF([.$A7]=&quot;Agenc_B&quot;;[.AY$3];IF([.$A7]=&quot;Agenc_C&quot;;[.AY$4];IF([.$A7]=&quot;Agenc_D&quot;;[.AY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AZ$2];IF([.$A7]=&quot;Agenc_B&quot;;[.AZ$3];IF([.$A7]=&quot;Agenc_C&quot;;[.AZ$4];IF([.$A7]=&quot;Agenc_D&quot;;[.AZ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BA$2];IF([.$A7]=&quot;Agenc_B&quot;;[.BA$3];IF([.$A7]=&quot;Agenc_C&quot;;[.BA$4];IF([.$A7]=&quot;Agenc_D&quot;;[.BA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BB$2];IF([.$A7]=&quot;Agenc_B&quot;;[.BB$3];IF([.$A7]=&quot;Agenc_C&quot;;[.BB$4];IF([.$A7]=&quot;Agenc_D&quot;;[.BB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BC$2];IF([.$A7]=&quot;Agenc_B&quot;;[.BC$3];IF([.$A7]=&quot;Agenc_C&quot;;[.BC$4];IF([.$A7]=&quot;Agenc_D&quot;;[.BC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BD$2];IF([.$A7]=&quot;Agenc_B&quot;;[.BD$3];IF([.$A7]=&quot;Agenc_C&quot;;[.BD$4];IF([.$A7]=&quot;Agenc_D&quot;;[.BD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BE$2];IF([.$A7]=&quot;Agenc_B&quot;;[.BE$3];IF([.$A7]=&quot;Agenc_C&quot;;[.BE$4];IF([.$A7]=&quot;Agenc_D&quot;;[.BE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BF$2];IF([.$A7]=&quot;Agenc_B&quot;;[.BF$3];IF([.$A7]=&quot;Agenc_C&quot;;[.BF$4];IF([.$A7]=&quot;Agenc_D&quot;;[.BF$5];0))))" office:value-type="float" office:value="5226300" calcext:value-type="float">
            <text:p>5226300</text:p>
          </table:table-cell>
          <table:table-cell table:style-name="ce4" table:formula="of:=CONCATENATE([.BG$2];CHAR(13);&quot;    &quot;;&quot;'&quot;;[.AX7];&quot;',&quot;;CHAR(13);&quot;    'SRID=3946;LINESTRING(&quot;;[.AY7];&quot; &quot;;[.AZ7];&quot;,&quot;;[.BA7];&quot; &quot;;[.BB7];&quot;,&quot;;[.BC7];&quot; &quot;;[.BD7];&quot;,&quot;;[.BE7];&quot; &quot;;[.BF7];&quot;)');&quot;;CHAR(13))" office:value-type="string" office:string-value="INSERT INTO &#13;  facade (&#13;    id,&#13;    geometry_asewkt)&#13;  VALUES (&#13;    'M12_Facade06',&#13;    'SRID=3946;LINESTRING(1379640 5226300,1379640 5226300,1379640 5226300,1379640 5226300)');&#13;" calcext:value-type="string">
            <text:p>INSERT INTO  <text:s/>facade ( <text:s text:c="3"/>id, <text:s text:c="3"/>geometry_asewkt) <text:s/>VALUES ( <text:s text:c="3"/>'M12_Facade06', <text:s text:c="3"/>'SRID=3946;LINESTRING(1379640 5226300,1379640 5226300,1379640 5226300,1379640 5226300)');</text:p>
          </table:table-cell>
          <table:table-cell table:style-name="ce5" table:formula="of:=CONCATENATE([$case_00140_00100.$A7];[.BH$2])" office:value-type="string" office:string-value="M12_Facade07" calcext:value-type="string">
            <text:p>M12_Facade07</text:p>
          </table:table-cell>
          <table:table-cell table:style-name="ce5" table:formula="of:=[$case_00140_00100.$C7]+IF([.$A7]=&quot;Agenc_A&quot;;[.BI$2];IF([.$A7]=&quot;Agenc_B&quot;;[.BI$3];IF([.$A7]=&quot;Agenc_C&quot;;[.BI$4];IF([.$A7]=&quot;Agenc_D&quot;;[.BI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BJ$2];IF([.$A7]=&quot;Agenc_B&quot;;[.BJ$3];IF([.$A7]=&quot;Agenc_C&quot;;[.BJ$4];IF([.$A7]=&quot;Agenc_D&quot;;[.BJ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BK$2];IF([.$A7]=&quot;Agenc_B&quot;;[.BK$3];IF([.$A7]=&quot;Agenc_C&quot;;[.BK$4];IF([.$A7]=&quot;Agenc_D&quot;;[.BK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BL$2];IF([.$A7]=&quot;Agenc_B&quot;;[.BL$3];IF([.$A7]=&quot;Agenc_C&quot;;[.BL$4];IF([.$A7]=&quot;Agenc_D&quot;;[.BL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BM$2];IF([.$A7]=&quot;Agenc_B&quot;;[.BM$3];IF([.$A7]=&quot;Agenc_C&quot;;[.BM$4];IF([.$A7]=&quot;Agenc_D&quot;;[.BM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BN$2];IF([.$A7]=&quot;Agenc_B&quot;;[.BN$3];IF([.$A7]=&quot;Agenc_C&quot;;[.BN$4];IF([.$A7]=&quot;Agenc_D&quot;;[.BN$5];0))))" office:value-type="float" office:value="5226300" calcext:value-type="float">
            <text:p>5226300</text:p>
          </table:table-cell>
          <table:table-cell table:style-name="ce4" table:formula="of:=CONCATENATE([.BO$2];CHAR(13);&quot;    &quot;;&quot;'&quot;;[.BH7];&quot;',&quot;;CHAR(13);&quot;    'SRID=3946;LINESTRING(&quot;;[.BI7];&quot; &quot;;[.BJ7];&quot;,&quot;;[.BK7];&quot; &quot;;[.BL7];&quot;,&quot;;[.BM7];&quot; &quot;;[.BN7];&quot;)');&quot;;CHAR(13))" office:value-type="string" office:string-value="INSERT INTO &#13;  facade_id (&#13;    id,&#13;    geometry_asewkt)&#13;  VALUES (&#13;    'M12_Facade07',&#13;    'SRID=3946;LINESTRING(1379640 5226300,1379640 5226300,1379640 5226300)');&#13;" calcext:value-type="string">
            <text:p>INSERT INTO  <text:s/>facade_id ( <text:s text:c="3"/>id, <text:s text:c="3"/>geometry_asewkt) <text:s/>VALUES ( <text:s text:c="3"/>'M12_Facade07', <text:s text:c="3"/>'SRID=3946;LINESTRING(1379640 5226300,1379640 5226300,1379640 5226300)');</text:p>
          </table:table-cell>
          <table:table-cell table:style-name="ce5" table:formula="of:=CONCATENATE([$case_00140_00100.$A7];[.BP$2])" office:value-type="string" office:string-value="M12_Facade08" calcext:value-type="string">
            <text:p>M12_Facade08</text:p>
          </table:table-cell>
          <table:table-cell table:style-name="ce5" table:formula="of:=[$case_00140_00100.$C7]+IF([.$A7]=&quot;Agenc_A&quot;;[.BQ$2];IF([.$A7]=&quot;Agenc_B&quot;;[.BQ$3];IF([.$A7]=&quot;Agenc_C&quot;;[.BQ$4];IF([.$A7]=&quot;Agenc_D&quot;;[.BQ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BR$2];IF([.$A7]=&quot;Agenc_B&quot;;[.BR$3];IF([.$A7]=&quot;Agenc_C&quot;;[.BR$4];IF([.$A7]=&quot;Agenc_D&quot;;[.BR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BS$2];IF([.$A7]=&quot;Agenc_B&quot;;[.BS$3];IF([.$A7]=&quot;Agenc_C&quot;;[.BS$4];IF([.$A7]=&quot;Agenc_D&quot;;[.BS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BT$2];IF([.$A7]=&quot;Agenc_B&quot;;[.BT$3];IF([.$A7]=&quot;Agenc_C&quot;;[.BT$4];IF([.$A7]=&quot;Agenc_D&quot;;[.BT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BU$2];IF([.$A7]=&quot;Agenc_B&quot;;[.BU$3];IF([.$A7]=&quot;Agenc_C&quot;;[.BU$4];IF([.$A7]=&quot;Agenc_D&quot;;[.BU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BV$2];IF([.$A7]=&quot;Agenc_B&quot;;[.BV$3];IF([.$A7]=&quot;Agenc_C&quot;;[.BV$4];IF([.$A7]=&quot;Agenc_D&quot;;[.BV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BW$2];IF([.$A7]=&quot;Agenc_B&quot;;[.BW$3];IF([.$A7]=&quot;Agenc_C&quot;;[.BW$4];IF([.$A7]=&quot;Agenc_D&quot;;[.BW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BX$2];IF([.$A7]=&quot;Agenc_B&quot;;[.BX$3];IF([.$A7]=&quot;Agenc_C&quot;;[.BX$4];IF([.$A7]=&quot;Agenc_D&quot;;[.BX$5];0))))" office:value-type="float" office:value="5226300" calcext:value-type="float">
            <text:p>5226300</text:p>
          </table:table-cell>
          <table:table-cell table:style-name="ce4" table:formula="of:=CONCATENATE([.BY$2];CHAR(13);&quot;    &quot;;&quot;'&quot;;[.BP7];&quot;',&quot;;CHAR(13);&quot;    'SRID=3946;LINESTRING(&quot;;[.BQ7];&quot; &quot;;[.BR7];&quot;,&quot;;[.BS7];&quot; &quot;;[.BT7];&quot;,&quot;;[.BU7];&quot; &quot;;[.BV7];&quot;,&quot;;[.BW7];&quot; &quot;;[.BX7];&quot;)');&quot;;CHAR(13))" office:value-type="string" office:string-value="INSERT INTO &#13;  facade (&#13;    id,&#13;    geometry_asewkt)&#13;  VALUES (&#13;    'M12_Facade08',&#13;    'SRID=3946;LINESTRING(1379640 5226300,1379640 5226300,1379640 5226300,1379640 5226300)');&#13;" calcext:value-type="string">
            <text:p>INSERT INTO  <text:s/>facade ( <text:s text:c="3"/>id, <text:s text:c="3"/>geometry_asewkt) <text:s/>VALUES ( <text:s text:c="3"/>'M12_Facade08', <text:s text:c="3"/>'SRID=3946;LINESTRING(1379640 5226300,1379640 5226300,1379640 5226300,1379640 5226300)');</text:p>
          </table:table-cell>
          <table:table-cell table:formula="of:=CONCATENATE([.K7];CHAR(13);[.U7];CHAR(13);[.AC7];CHAR(13);[.AM7];CHAR(13);[.AW7];CHAR(13);[.BG7];CHAR(13);[.BO7];CHAR(13);[.BY7];CHAR(13))" office:value-type="string" office:string-value="INSERT INTO &#13;  facade (&#13;    id,&#13;    geometry_asewkt)&#13;  VALUES (&#13;    'M12_Facade01',&#13;    'SRID=3946;LINESTRING(1379640 5226300,1379640 5226300,1379640 5226300,1379640 5226300)');&#13;&#13;INSERT INTO &#13;  facade (&#13;    id,&#13;    geometry_asewkt)&#13;  VALUES (&#13;    'M12_Facade02',&#13;    'SRID=3946;LINESTRING(1379640 5226300,1379640 5226300,1379640 5226300,1379640 5226300)');&#13;&#13;INSERT INTO &#13;  facade (&#13;    id,&#13;    geometry_asewkt)&#13;  VALUES (&#13;    'M12_Facade03',&#13;    'SRID=3946;LINESTRING(1379640 5226300,1379640 5226300,1379640 5226300)');&#13;&#13;INSERT INTO &#13;  facade (&#13;    id,&#13;    geometry_asewkt)&#13;  VALUES (&#13;    'M12_Facade04',&#13;    'SRID=3946;LINESTRING(1379640 5226300,1379640 5226300,1379640 5226300,1379640 5226300)');&#13;&#13;INSERT INTO &#13;  facade (&#13;    id,&#13;    geometry_asewkt)&#13;  VALUES (&#13;    'M12_Facade05',&#13;    'SRID=3946;LINESTRING(1379640 5226300,1379640 5226300,1379640 5226300,1379640 5226300)');&#13;&#13;INSERT INTO &#13;  facade (&#13;    id,&#13;    geometry_asewkt)&#13;  VALUES (&#13;    'M12_Facade06',&#13;    'SRID=3946;LINESTRING(1379640 5226300,1379640 5226300,1379640 5226300,1379640 5226300)');&#13;&#13;INSERT INTO &#13;  facade_id (&#13;    id,&#13;    geometry_asewkt)&#13;  VALUES (&#13;    'M12_Facade07',&#13;    'SRID=3946;LINESTRING(1379640 5226300,1379640 5226300,1379640 5226300)');&#13;&#13;INSERT INTO &#13;  facade (&#13;    id,&#13;    geometry_asewkt)&#13;  VALUES (&#13;    'M12_Facade08',&#13;    'SRID=3946;LINESTRING(1379640 5226300,1379640 5226300,1379640 5226300,1379640 5226300)');&#13;&#13;" calcext:value-type="string">
            <text:p>INSERT INTO  <text:s/>facade ( <text:s text:c="3"/>id, <text:s text:c="3"/>geometry_asewkt) <text:s/>VALUES ( <text:s text:c="3"/>'M12_Facade01', <text:s text:c="3"/>'SRID=3946;LINESTRING(1379640 5226300,1379640 5226300,1379640 5226300,1379640 5226300)');INSERT INTO  <text:s/>facade ( <text:s text:c="3"/>id, <text:s text:c="3"/>geometry_asewkt) <text:s/>VALUES ( <text:s text:c="3"/>'M12_Facade02', <text:s text:c="3"/>'SRID=3946;LINESTRING(1379640 5226300,1379640 5226300,1379640 5226300,1379640 5226300)');INSERT INTO  <text:s/>facade ( <text:s text:c="3"/>id, <text:s text:c="3"/>geometry_asewkt) <text:s/>VALUES ( <text:s text:c="3"/>'M12_Facade03', <text:s text:c="3"/>'SRID=3946;LINESTRING(1379640 5226300,1379640 5226300,1379640 5226300)');INSERT INTO  <text:s/>facade ( <text:s text:c="3"/>id, <text:s text:c="3"/>geometry_asewkt) <text:s/>VALUES ( <text:s text:c="3"/>'M12_Facade04', <text:s text:c="3"/>'SRID=3946;LINESTRING(1379640 5226300,1379640 5226300,1379640 5226300,1379640 5226300)');INSERT INTO  <text:s/>facade ( <text:s text:c="3"/>id, <text:s text:c="3"/>geometry_asewkt) <text:s/>VALUES ( <text:s text:c="3"/>'M12_Facade05', <text:s text:c="3"/>'SRID=3946;LINESTRING(1379640 5226300,1379640 5226300,1379640 5226300,1379640 5226300)');INSERT INTO  <text:s/>facade ( <text:s text:c="3"/>id, <text:s text:c="3"/>geometry_asewkt) <text:s/>VALUES ( <text:s text:c="3"/>'M12_Facade06', <text:s text:c="3"/>'SRID=3946;LINESTRING(1379640 5226300,1379640 5226300,1379640 5226300,1379640 5226300)');INSERT INTO  <text:s/>facade_id ( <text:s text:c="3"/>id, <text:s text:c="3"/>geometry_asewkt) <text:s/>VALUES ( <text:s text:c="3"/>'M12_Facade07', <text:s text:c="3"/>'SRID=3946;LINESTRING(1379640 5226300,1379640 5226300,1379640 5226300)');INSERT INTO  <text:s/>facade ( <text:s text:c="3"/>id, <text:s text:c="3"/>geometry_asewkt) <text:s/>VALUES ( <text:s text:c="3"/>'M12_Facade08', <text:s text:c="3"/>'SRID=3946;LINESTRING(1379640 5226300,1379640 5226300,1379640 5226300,1379640 5226300)');</text:p>
          </table:table-cell>
          <table:table-cell table:number-columns-repeated="946"/>
        </table:table-row>
        <table:table-row table:style-name="ro5">
          <table:table-cell table:formula="of:=[case_00140_00100.B8]" office:value-type="string" office:string-value="Agenc_C" calcext:value-type="string">
            <text:p>Agenc_C</text:p>
          </table:table-cell>
          <table:table-cell table:style-name="ce5" table:formula="of:=CONCATENATE([$case_00140_00100.$A8];[.B$2])" office:value-type="string" office:string-value="M13_Facade01" calcext:value-type="string">
            <text:p>M13_Facade01</text:p>
          </table:table-cell>
          <table:table-cell table:style-name="ce5" table:formula="of:=[$case_00140_00100.$C8]+IF([.$A8]=&quot;Agenc_A&quot;;[.C$2];IF([.$A8]=&quot;Agenc_B&quot;;[.C$3];IF([.$A8]=&quot;Agenc_C&quot;;[.C$4];IF([.$A8]=&quot;Agenc_D&quot;;[.C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D$2];IF([.$A8]=&quot;Agenc_B&quot;;[.D$3];IF([.$A8]=&quot;Agenc_C&quot;;[.D$4];IF([.$A8]=&quot;Agenc_D&quot;;[.D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E$2];IF([.$A8]=&quot;Agenc_B&quot;;[.E$3];IF([.$A8]=&quot;Agenc_C&quot;;[.E$4];IF([.$A8]=&quot;Agenc_D&quot;;[.E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F$2];IF([.$A8]=&quot;Agenc_B&quot;;[.F$3];IF([.$A8]=&quot;Agenc_C&quot;;[.F$4];IF([.$A8]=&quot;Agenc_D&quot;;[.F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G$2];IF([.$A8]=&quot;Agenc_B&quot;;[.G$3];IF([.$A8]=&quot;Agenc_C&quot;;[.G$4];IF([.$A8]=&quot;Agenc_D&quot;;[.G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H$2];IF([.$A8]=&quot;Agenc_B&quot;;[.H$3];IF([.$A8]=&quot;Agenc_C&quot;;[.H$4];IF([.$A8]=&quot;Agenc_D&quot;;[.H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I$2];IF([.$A8]=&quot;Agenc_B&quot;;[.I$3];IF([.$A8]=&quot;Agenc_C&quot;;[.I$4];IF([.$A8]=&quot;Agenc_D&quot;;[.I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J$2];IF([.$A8]=&quot;Agenc_B&quot;;[.J$3];IF([.$A8]=&quot;Agenc_C&quot;;[.J$4];IF([.$A8]=&quot;Agenc_D&quot;;[.J$5];0))))" office:value-type="float" office:value="5226300" calcext:value-type="float">
            <text:p>5226300</text:p>
          </table:table-cell>
          <table:table-cell table:style-name="ce4" table:formula="of:=CONCATENATE([.K$2];CHAR(13);&quot;    &quot;;&quot;'&quot;;[.B8];&quot;',&quot;;CHAR(13);&quot;    'SRID=3946;LINESTRING(&quot;;[.C8];&quot; &quot;;[.D8];&quot;,&quot;;[.E8];&quot; &quot;;[.F8];&quot;,&quot;;[.G8];&quot; &quot;;[.H8];&quot;,&quot;;[.I8];&quot; &quot;;[.J8];&quot;)');&quot;;CHAR(13))" office:value-type="string" office:string-value="INSERT INTO &#13;  facade (&#13;    id,&#13;    geometry_asewkt)&#13;  VALUES (&#13;    'M13_Facade01',&#13;    'SRID=3946;LINESTRING(1379780 5226300,1379780 5226300,1379780 5226300,1379780 5226300)');&#13;" calcext:value-type="string">
            <text:p>INSERT INTO  <text:s/>facade ( <text:s text:c="3"/>id, <text:s text:c="3"/>geometry_asewkt) <text:s/>VALUES ( <text:s text:c="3"/>'M13_Facade01', <text:s text:c="3"/>'SRID=3946;LINESTRING(1379780 5226300,1379780 5226300,1379780 5226300,1379780 5226300)');</text:p>
          </table:table-cell>
          <table:table-cell table:style-name="ce5" table:formula="of:=CONCATENATE([$case_00140_00100.$A8];[.L$2])" office:value-type="string" office:string-value="M13_Facade02" calcext:value-type="string">
            <text:p>M13_Facade02</text:p>
          </table:table-cell>
          <table:table-cell table:style-name="ce5" table:formula="of:=[$case_00140_00100.$C8]+IF([.$A8]=&quot;Agenc_A&quot;;[.M$2];IF([.$A8]=&quot;Agenc_B&quot;;[.M$3];IF([.$A8]=&quot;Agenc_C&quot;;[.M$4];IF([.$A8]=&quot;Agenc_D&quot;;[.M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N$2];IF([.$A8]=&quot;Agenc_B&quot;;[.N$3];IF([.$A8]=&quot;Agenc_C&quot;;[.N$4];IF([.$A8]=&quot;Agenc_D&quot;;[.N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O$2];IF([.$A8]=&quot;Agenc_B&quot;;[.O$3];IF([.$A8]=&quot;Agenc_C&quot;;[.O$4];IF([.$A8]=&quot;Agenc_D&quot;;[.O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P$2];IF([.$A8]=&quot;Agenc_B&quot;;[.P$3];IF([.$A8]=&quot;Agenc_C&quot;;[.P$4];IF([.$A8]=&quot;Agenc_D&quot;;[.P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Q$2];IF([.$A8]=&quot;Agenc_B&quot;;[.Q$3];IF([.$A8]=&quot;Agenc_C&quot;;[.Q$4];IF([.$A8]=&quot;Agenc_D&quot;;[.Q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R$2];IF([.$A8]=&quot;Agenc_B&quot;;[.R$3];IF([.$A8]=&quot;Agenc_C&quot;;[.R$4];IF([.$A8]=&quot;Agenc_D&quot;;[.R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S$2];IF([.$A8]=&quot;Agenc_B&quot;;[.S$3];IF([.$A8]=&quot;Agenc_C&quot;;[.S$4];IF([.$A8]=&quot;Agenc_D&quot;;[.S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T$2];IF([.$A8]=&quot;Agenc_B&quot;;[.T$3];IF([.$A8]=&quot;Agenc_C&quot;;[.T$4];IF([.$A8]=&quot;Agenc_D&quot;;[.T$5];0))))" office:value-type="float" office:value="5226300" calcext:value-type="float">
            <text:p>5226300</text:p>
          </table:table-cell>
          <table:table-cell table:style-name="ce4" table:formula="of:=CONCATENATE([.U$2];CHAR(13);&quot;    &quot;;&quot;'&quot;;[.L8];&quot;',&quot;;CHAR(13);&quot;    'SRID=3946;LINESTRING(&quot;;[.M8];&quot; &quot;;[.N8];&quot;,&quot;;[.O8];&quot; &quot;;[.P8];&quot;,&quot;;[.Q8];&quot; &quot;;[.R8];&quot;,&quot;;[.S8];&quot; &quot;;[.T8];&quot;)');&quot;;CHAR(13))" office:value-type="string" office:string-value="INSERT INTO &#13;  facade (&#13;    id,&#13;    geometry_asewkt)&#13;  VALUES (&#13;    'M13_Facade02',&#13;    'SRID=3946;LINESTRING(1379780 5226300,1379780 5226300,1379780 5226300,1379780 5226300)');&#13;" calcext:value-type="string">
            <text:p>INSERT INTO  <text:s/>facade ( <text:s text:c="3"/>id, <text:s text:c="3"/>geometry_asewkt) <text:s/>VALUES ( <text:s text:c="3"/>'M13_Facade02', <text:s text:c="3"/>'SRID=3946;LINESTRING(1379780 5226300,1379780 5226300,1379780 5226300,1379780 5226300)');</text:p>
          </table:table-cell>
          <table:table-cell table:style-name="ce5" table:formula="of:=CONCATENATE([$case_00140_00100.$A8];[.V$2])" office:value-type="string" office:string-value="M13_Facade03" calcext:value-type="string">
            <text:p>M13_Facade03</text:p>
          </table:table-cell>
          <table:table-cell table:style-name="ce5" table:formula="of:=[$case_00140_00100.$C8]+IF([.$A8]=&quot;Agenc_A&quot;;[.W$2];IF([.$A8]=&quot;Agenc_B&quot;;[.W$3];IF([.$A8]=&quot;Agenc_C&quot;;[.W$4];IF([.$A8]=&quot;Agenc_D&quot;;[.W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X$2];IF([.$A8]=&quot;Agenc_B&quot;;[.X$3];IF([.$A8]=&quot;Agenc_C&quot;;[.X$4];IF([.$A8]=&quot;Agenc_D&quot;;[.X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Y$2];IF([.$A8]=&quot;Agenc_B&quot;;[.Y$3];IF([.$A8]=&quot;Agenc_C&quot;;[.Y$4];IF([.$A8]=&quot;Agenc_D&quot;;[.Y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Z$2];IF([.$A8]=&quot;Agenc_B&quot;;[.Z$3];IF([.$A8]=&quot;Agenc_C&quot;;[.Z$4];IF([.$A8]=&quot;Agenc_D&quot;;[.Z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AA$2];IF([.$A8]=&quot;Agenc_B&quot;;[.AA$3];IF([.$A8]=&quot;Agenc_C&quot;;[.AA$4];IF([.$A8]=&quot;Agenc_D&quot;;[.AA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AB$2];IF([.$A8]=&quot;Agenc_B&quot;;[.AB$3];IF([.$A8]=&quot;Agenc_C&quot;;[.AB$4];IF([.$A8]=&quot;Agenc_D&quot;;[.AB$5];0))))" office:value-type="float" office:value="5226300" calcext:value-type="float">
            <text:p>5226300</text:p>
          </table:table-cell>
          <table:table-cell table:style-name="ce4" table:formula="of:=CONCATENATE([.AC$2];CHAR(13);&quot;    &quot;;&quot;'&quot;;[.V8];&quot;',&quot;;CHAR(13);&quot;    'SRID=3946;LINESTRING(&quot;;[.W8];&quot; &quot;;[.X8];&quot;,&quot;;[.Y8];&quot; &quot;;[.Z8];&quot;,&quot;;[.AA8];&quot; &quot;;[.AB8];&quot;)');&quot;;CHAR(13))" office:value-type="string" office:string-value="INSERT INTO &#13;  facade (&#13;    id,&#13;    geometry_asewkt)&#13;  VALUES (&#13;    'M13_Facade03',&#13;    'SRID=3946;LINESTRING(1379780 5226300,1379780 5226300,1379780 5226300)');&#13;" calcext:value-type="string">
            <text:p>INSERT INTO  <text:s/>facade ( <text:s text:c="3"/>id, <text:s text:c="3"/>geometry_asewkt) <text:s/>VALUES ( <text:s text:c="3"/>'M13_Facade03', <text:s text:c="3"/>'SRID=3946;LINESTRING(1379780 5226300,1379780 5226300,1379780 5226300)');</text:p>
          </table:table-cell>
          <table:table-cell table:style-name="ce5" table:formula="of:=CONCATENATE([$case_00140_00100.$A8];[.AD$2])" office:value-type="string" office:string-value="M13_Facade04" calcext:value-type="string">
            <text:p>M13_Facade04</text:p>
          </table:table-cell>
          <table:table-cell table:style-name="ce5" table:formula="of:=[$case_00140_00100.$C8]+IF([.$A8]=&quot;Agenc_A&quot;;[.AE$2];IF([.$A8]=&quot;Agenc_B&quot;;[.AE$3];IF([.$A8]=&quot;Agenc_C&quot;;[.AE$4];IF([.$A8]=&quot;Agenc_D&quot;;[.AE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AF$2];IF([.$A8]=&quot;Agenc_B&quot;;[.AF$3];IF([.$A8]=&quot;Agenc_C&quot;;[.AF$4];IF([.$A8]=&quot;Agenc_D&quot;;[.AF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AG$2];IF([.$A8]=&quot;Agenc_B&quot;;[.AG$3];IF([.$A8]=&quot;Agenc_C&quot;;[.AG$4];IF([.$A8]=&quot;Agenc_D&quot;;[.AG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AH$2];IF([.$A8]=&quot;Agenc_B&quot;;[.AH$3];IF([.$A8]=&quot;Agenc_C&quot;;[.AH$4];IF([.$A8]=&quot;Agenc_D&quot;;[.AH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AI$2];IF([.$A8]=&quot;Agenc_B&quot;;[.AI$3];IF([.$A8]=&quot;Agenc_C&quot;;[.AI$4];IF([.$A8]=&quot;Agenc_D&quot;;[.AI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AJ$2];IF([.$A8]=&quot;Agenc_B&quot;;[.AJ$3];IF([.$A8]=&quot;Agenc_C&quot;;[.AJ$4];IF([.$A8]=&quot;Agenc_D&quot;;[.AJ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AK$2];IF([.$A8]=&quot;Agenc_B&quot;;[.AK$3];IF([.$A8]=&quot;Agenc_C&quot;;[.AK$4];IF([.$A8]=&quot;Agenc_D&quot;;[.AK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AL$2];IF([.$A8]=&quot;Agenc_B&quot;;[.AL$3];IF([.$A8]=&quot;Agenc_C&quot;;[.AL$4];IF([.$A8]=&quot;Agenc_D&quot;;[.AL$5];0))))" office:value-type="float" office:value="5226300" calcext:value-type="float">
            <text:p>5226300</text:p>
          </table:table-cell>
          <table:table-cell table:style-name="ce4" table:formula="of:=CONCATENATE([.AM$2];CHAR(13);&quot;    &quot;;&quot;'&quot;;[.AD8];&quot;',&quot;;CHAR(13);&quot;    'SRID=3946;LINESTRING(&quot;;[.AE8];&quot; &quot;;[.AF8];&quot;,&quot;;[.AG8];&quot; &quot;;[.AH8];&quot;,&quot;;[.AI8];&quot; &quot;;[.AJ8];&quot;,&quot;;[.AK8];&quot; &quot;;[.AL8];&quot;)');&quot;;CHAR(13))" office:value-type="string" office:string-value="INSERT INTO &#13;  facade (&#13;    id,&#13;    geometry_asewkt)&#13;  VALUES (&#13;    'M13_Facade04',&#13;    'SRID=3946;LINESTRING(1379780 5226300,1379780 5226300,1379780 5226300,1379780 5226300)');&#13;" calcext:value-type="string">
            <text:p>INSERT INTO  <text:s/>facade ( <text:s text:c="3"/>id, <text:s text:c="3"/>geometry_asewkt) <text:s/>VALUES ( <text:s text:c="3"/>'M13_Facade04', <text:s text:c="3"/>'SRID=3946;LINESTRING(1379780 5226300,1379780 5226300,1379780 5226300,1379780 5226300)');</text:p>
          </table:table-cell>
          <table:table-cell table:style-name="ce5" table:formula="of:=CONCATENATE([$case_00140_00100.$A8];[.AN$2])" office:value-type="string" office:string-value="M13_Facade05" calcext:value-type="string">
            <text:p>M13_Facade05</text:p>
          </table:table-cell>
          <table:table-cell table:style-name="ce5" table:formula="of:=[$case_00140_00100.$C8]+IF([.$A8]=&quot;Agenc_A&quot;;[.AO$2];IF([.$A8]=&quot;Agenc_B&quot;;[.AO$3];IF([.$A8]=&quot;Agenc_C&quot;;[.AO$4];IF([.$A8]=&quot;Agenc_D&quot;;[.AO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AP$2];IF([.$A8]=&quot;Agenc_B&quot;;[.AP$3];IF([.$A8]=&quot;Agenc_C&quot;;[.AP$4];IF([.$A8]=&quot;Agenc_D&quot;;[.AP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AQ$2];IF([.$A8]=&quot;Agenc_B&quot;;[.AQ$3];IF([.$A8]=&quot;Agenc_C&quot;;[.AQ$4];IF([.$A8]=&quot;Agenc_D&quot;;[.AQ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AR$2];IF([.$A8]=&quot;Agenc_B&quot;;[.AR$3];IF([.$A8]=&quot;Agenc_C&quot;;[.AR$4];IF([.$A8]=&quot;Agenc_D&quot;;[.AR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AS$2];IF([.$A8]=&quot;Agenc_B&quot;;[.AS$3];IF([.$A8]=&quot;Agenc_C&quot;;[.AS$4];IF([.$A8]=&quot;Agenc_D&quot;;[.AS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AT$2];IF([.$A8]=&quot;Agenc_B&quot;;[.AT$3];IF([.$A8]=&quot;Agenc_C&quot;;[.AT$4];IF([.$A8]=&quot;Agenc_D&quot;;[.AT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AU$2];IF([.$A8]=&quot;Agenc_B&quot;;[.AU$3];IF([.$A8]=&quot;Agenc_C&quot;;[.AU$4];IF([.$A8]=&quot;Agenc_D&quot;;[.AU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AV$2];IF([.$A8]=&quot;Agenc_B&quot;;[.AV$3];IF([.$A8]=&quot;Agenc_C&quot;;[.AV$4];IF([.$A8]=&quot;Agenc_D&quot;;[.AV$5];0))))" office:value-type="float" office:value="5226300" calcext:value-type="float">
            <text:p>5226300</text:p>
          </table:table-cell>
          <table:table-cell table:style-name="ce4" table:formula="of:=CONCATENATE([.AW$2];CHAR(13);&quot;    &quot;;&quot;'&quot;;[.AN8];&quot;',&quot;;CHAR(13);&quot;    'SRID=3946;LINESTRING(&quot;;[.AO8];&quot; &quot;;[.AP8];&quot;,&quot;;[.AQ8];&quot; &quot;;[.AR8];&quot;,&quot;;[.AS8];&quot; &quot;;[.AT8];&quot;,&quot;;[.AU8];&quot; &quot;;[.AV8];&quot;)');&quot;;CHAR(13))" office:value-type="string" office:string-value="INSERT INTO &#13;  facade (&#13;    id,&#13;    geometry_asewkt)&#13;  VALUES (&#13;    'M13_Facade05',&#13;    'SRID=3946;LINESTRING(1379780 5226300,1379780 5226300,1379780 5226300,1379780 5226300)');&#13;" calcext:value-type="string">
            <text:p>INSERT INTO  <text:s/>facade ( <text:s text:c="3"/>id, <text:s text:c="3"/>geometry_asewkt) <text:s/>VALUES ( <text:s text:c="3"/>'M13_Facade05', <text:s text:c="3"/>'SRID=3946;LINESTRING(1379780 5226300,1379780 5226300,1379780 5226300,1379780 5226300)');</text:p>
          </table:table-cell>
          <table:table-cell table:style-name="ce5" table:formula="of:=CONCATENATE([$case_00140_00100.$A8];[.AX$2])" office:value-type="string" office:string-value="M13_Facade06" calcext:value-type="string">
            <text:p>M13_Facade06</text:p>
          </table:table-cell>
          <table:table-cell table:style-name="ce5" table:formula="of:=[$case_00140_00100.$C8]+IF([.$A8]=&quot;Agenc_A&quot;;[.AY$2];IF([.$A8]=&quot;Agenc_B&quot;;[.AY$3];IF([.$A8]=&quot;Agenc_C&quot;;[.AY$4];IF([.$A8]=&quot;Agenc_D&quot;;[.AY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AZ$2];IF([.$A8]=&quot;Agenc_B&quot;;[.AZ$3];IF([.$A8]=&quot;Agenc_C&quot;;[.AZ$4];IF([.$A8]=&quot;Agenc_D&quot;;[.AZ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BA$2];IF([.$A8]=&quot;Agenc_B&quot;;[.BA$3];IF([.$A8]=&quot;Agenc_C&quot;;[.BA$4];IF([.$A8]=&quot;Agenc_D&quot;;[.BA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BB$2];IF([.$A8]=&quot;Agenc_B&quot;;[.BB$3];IF([.$A8]=&quot;Agenc_C&quot;;[.BB$4];IF([.$A8]=&quot;Agenc_D&quot;;[.BB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BC$2];IF([.$A8]=&quot;Agenc_B&quot;;[.BC$3];IF([.$A8]=&quot;Agenc_C&quot;;[.BC$4];IF([.$A8]=&quot;Agenc_D&quot;;[.BC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BD$2];IF([.$A8]=&quot;Agenc_B&quot;;[.BD$3];IF([.$A8]=&quot;Agenc_C&quot;;[.BD$4];IF([.$A8]=&quot;Agenc_D&quot;;[.BD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BE$2];IF([.$A8]=&quot;Agenc_B&quot;;[.BE$3];IF([.$A8]=&quot;Agenc_C&quot;;[.BE$4];IF([.$A8]=&quot;Agenc_D&quot;;[.BE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BF$2];IF([.$A8]=&quot;Agenc_B&quot;;[.BF$3];IF([.$A8]=&quot;Agenc_C&quot;;[.BF$4];IF([.$A8]=&quot;Agenc_D&quot;;[.BF$5];0))))" office:value-type="float" office:value="5226300" calcext:value-type="float">
            <text:p>5226300</text:p>
          </table:table-cell>
          <table:table-cell table:style-name="ce4" table:formula="of:=CONCATENATE([.BG$2];CHAR(13);&quot;    &quot;;&quot;'&quot;;[.AX8];&quot;',&quot;;CHAR(13);&quot;    'SRID=3946;LINESTRING(&quot;;[.AY8];&quot; &quot;;[.AZ8];&quot;,&quot;;[.BA8];&quot; &quot;;[.BB8];&quot;,&quot;;[.BC8];&quot; &quot;;[.BD8];&quot;,&quot;;[.BE8];&quot; &quot;;[.BF8];&quot;)');&quot;;CHAR(13))" office:value-type="string" office:string-value="INSERT INTO &#13;  facade (&#13;    id,&#13;    geometry_asewkt)&#13;  VALUES (&#13;    'M13_Facade06',&#13;    'SRID=3946;LINESTRING(1379780 5226300,1379780 5226300,1379780 5226300,1379780 5226300)');&#13;" calcext:value-type="string">
            <text:p>INSERT INTO  <text:s/>facade ( <text:s text:c="3"/>id, <text:s text:c="3"/>geometry_asewkt) <text:s/>VALUES ( <text:s text:c="3"/>'M13_Facade06', <text:s text:c="3"/>'SRID=3946;LINESTRING(1379780 5226300,1379780 5226300,1379780 5226300,1379780 5226300)');</text:p>
          </table:table-cell>
          <table:table-cell table:style-name="ce5" table:formula="of:=CONCATENATE([$case_00140_00100.$A8];[.BH$2])" office:value-type="string" office:string-value="M13_Facade07" calcext:value-type="string">
            <text:p>M13_Facade07</text:p>
          </table:table-cell>
          <table:table-cell table:style-name="ce5" table:formula="of:=[$case_00140_00100.$C8]+IF([.$A8]=&quot;Agenc_A&quot;;[.BI$2];IF([.$A8]=&quot;Agenc_B&quot;;[.BI$3];IF([.$A8]=&quot;Agenc_C&quot;;[.BI$4];IF([.$A8]=&quot;Agenc_D&quot;;[.BI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BJ$2];IF([.$A8]=&quot;Agenc_B&quot;;[.BJ$3];IF([.$A8]=&quot;Agenc_C&quot;;[.BJ$4];IF([.$A8]=&quot;Agenc_D&quot;;[.BJ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BK$2];IF([.$A8]=&quot;Agenc_B&quot;;[.BK$3];IF([.$A8]=&quot;Agenc_C&quot;;[.BK$4];IF([.$A8]=&quot;Agenc_D&quot;;[.BK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BL$2];IF([.$A8]=&quot;Agenc_B&quot;;[.BL$3];IF([.$A8]=&quot;Agenc_C&quot;;[.BL$4];IF([.$A8]=&quot;Agenc_D&quot;;[.BL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BM$2];IF([.$A8]=&quot;Agenc_B&quot;;[.BM$3];IF([.$A8]=&quot;Agenc_C&quot;;[.BM$4];IF([.$A8]=&quot;Agenc_D&quot;;[.BM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BN$2];IF([.$A8]=&quot;Agenc_B&quot;;[.BN$3];IF([.$A8]=&quot;Agenc_C&quot;;[.BN$4];IF([.$A8]=&quot;Agenc_D&quot;;[.BN$5];0))))" office:value-type="float" office:value="5226300" calcext:value-type="float">
            <text:p>5226300</text:p>
          </table:table-cell>
          <table:table-cell table:style-name="ce4" table:formula="of:=CONCATENATE([.BO$2];CHAR(13);&quot;    &quot;;&quot;'&quot;;[.BH8];&quot;',&quot;;CHAR(13);&quot;    'SRID=3946;LINESTRING(&quot;;[.BI8];&quot; &quot;;[.BJ8];&quot;,&quot;;[.BK8];&quot; &quot;;[.BL8];&quot;,&quot;;[.BM8];&quot; &quot;;[.BN8];&quot;)');&quot;;CHAR(13))" office:value-type="string" office:string-value="INSERT INTO &#13;  facade_id (&#13;    id,&#13;    geometry_asewkt)&#13;  VALUES (&#13;    'M13_Facade07',&#13;    'SRID=3946;LINESTRING(1379780 5226300,1379780 5226300,1379780 5226300)');&#13;" calcext:value-type="string">
            <text:p>INSERT INTO  <text:s/>facade_id ( <text:s text:c="3"/>id, <text:s text:c="3"/>geometry_asewkt) <text:s/>VALUES ( <text:s text:c="3"/>'M13_Facade07', <text:s text:c="3"/>'SRID=3946;LINESTRING(1379780 5226300,1379780 5226300,1379780 5226300)');</text:p>
          </table:table-cell>
          <table:table-cell table:style-name="ce5" table:formula="of:=CONCATENATE([$case_00140_00100.$A8];[.BP$2])" office:value-type="string" office:string-value="M13_Facade08" calcext:value-type="string">
            <text:p>M13_Facade08</text:p>
          </table:table-cell>
          <table:table-cell table:style-name="ce5" table:formula="of:=[$case_00140_00100.$C8]+IF([.$A8]=&quot;Agenc_A&quot;;[.BQ$2];IF([.$A8]=&quot;Agenc_B&quot;;[.BQ$3];IF([.$A8]=&quot;Agenc_C&quot;;[.BQ$4];IF([.$A8]=&quot;Agenc_D&quot;;[.BQ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BR$2];IF([.$A8]=&quot;Agenc_B&quot;;[.BR$3];IF([.$A8]=&quot;Agenc_C&quot;;[.BR$4];IF([.$A8]=&quot;Agenc_D&quot;;[.BR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BS$2];IF([.$A8]=&quot;Agenc_B&quot;;[.BS$3];IF([.$A8]=&quot;Agenc_C&quot;;[.BS$4];IF([.$A8]=&quot;Agenc_D&quot;;[.BS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BT$2];IF([.$A8]=&quot;Agenc_B&quot;;[.BT$3];IF([.$A8]=&quot;Agenc_C&quot;;[.BT$4];IF([.$A8]=&quot;Agenc_D&quot;;[.BT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BU$2];IF([.$A8]=&quot;Agenc_B&quot;;[.BU$3];IF([.$A8]=&quot;Agenc_C&quot;;[.BU$4];IF([.$A8]=&quot;Agenc_D&quot;;[.BU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BV$2];IF([.$A8]=&quot;Agenc_B&quot;;[.BV$3];IF([.$A8]=&quot;Agenc_C&quot;;[.BV$4];IF([.$A8]=&quot;Agenc_D&quot;;[.BV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BW$2];IF([.$A8]=&quot;Agenc_B&quot;;[.BW$3];IF([.$A8]=&quot;Agenc_C&quot;;[.BW$4];IF([.$A8]=&quot;Agenc_D&quot;;[.BW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BX$2];IF([.$A8]=&quot;Agenc_B&quot;;[.BX$3];IF([.$A8]=&quot;Agenc_C&quot;;[.BX$4];IF([.$A8]=&quot;Agenc_D&quot;;[.BX$5];0))))" office:value-type="float" office:value="5226300" calcext:value-type="float">
            <text:p>5226300</text:p>
          </table:table-cell>
          <table:table-cell table:style-name="ce4" table:formula="of:=CONCATENATE([.BY$2];CHAR(13);&quot;    &quot;;&quot;'&quot;;[.BP8];&quot;',&quot;;CHAR(13);&quot;    'SRID=3946;LINESTRING(&quot;;[.BQ8];&quot; &quot;;[.BR8];&quot;,&quot;;[.BS8];&quot; &quot;;[.BT8];&quot;,&quot;;[.BU8];&quot; &quot;;[.BV8];&quot;,&quot;;[.BW8];&quot; &quot;;[.BX8];&quot;)');&quot;;CHAR(13))" office:value-type="string" office:string-value="INSERT INTO &#13;  facade (&#13;    id,&#13;    geometry_asewkt)&#13;  VALUES (&#13;    'M13_Facade08',&#13;    'SRID=3946;LINESTRING(1379780 5226300,1379780 5226300,1379780 5226300,1379780 5226300)');&#13;" calcext:value-type="string">
            <text:p>INSERT INTO  <text:s/>facade ( <text:s text:c="3"/>id, <text:s text:c="3"/>geometry_asewkt) <text:s/>VALUES ( <text:s text:c="3"/>'M13_Facade08', <text:s text:c="3"/>'SRID=3946;LINESTRING(1379780 5226300,1379780 5226300,1379780 5226300,1379780 5226300)');</text:p>
          </table:table-cell>
          <table:table-cell table:formula="of:=CONCATENATE([.K8];CHAR(13);[.U8];CHAR(13);[.AC8];CHAR(13);[.AM8];CHAR(13);[.AW8];CHAR(13);[.BG8];CHAR(13);[.BO8];CHAR(13);[.BY8];CHAR(13))" office:value-type="string" office:string-value="INSERT INTO &#13;  facade (&#13;    id,&#13;    geometry_asewkt)&#13;  VALUES (&#13;    'M13_Facade01',&#13;    'SRID=3946;LINESTRING(1379780 5226300,1379780 5226300,1379780 5226300,1379780 5226300)');&#13;&#13;INSERT INTO &#13;  facade (&#13;    id,&#13;    geometry_asewkt)&#13;  VALUES (&#13;    'M13_Facade02',&#13;    'SRID=3946;LINESTRING(1379780 5226300,1379780 5226300,1379780 5226300,1379780 5226300)');&#13;&#13;INSERT INTO &#13;  facade (&#13;    id,&#13;    geometry_asewkt)&#13;  VALUES (&#13;    'M13_Facade03',&#13;    'SRID=3946;LINESTRING(1379780 5226300,1379780 5226300,1379780 5226300)');&#13;&#13;INSERT INTO &#13;  facade (&#13;    id,&#13;    geometry_asewkt)&#13;  VALUES (&#13;    'M13_Facade04',&#13;    'SRID=3946;LINESTRING(1379780 5226300,1379780 5226300,1379780 5226300,1379780 5226300)');&#13;&#13;INSERT INTO &#13;  facade (&#13;    id,&#13;    geometry_asewkt)&#13;  VALUES (&#13;    'M13_Facade05',&#13;    'SRID=3946;LINESTRING(1379780 5226300,1379780 5226300,1379780 5226300,1379780 5226300)');&#13;&#13;INSERT INTO &#13;  facade (&#13;    id,&#13;    geometry_asewkt)&#13;  VALUES (&#13;    'M13_Facade06',&#13;    'SRID=3946;LINESTRING(1379780 5226300,1379780 5226300,1379780 5226300,1379780 5226300)');&#13;&#13;INSERT INTO &#13;  facade_id (&#13;    id,&#13;    geometry_asewkt)&#13;  VALUES (&#13;    'M13_Facade07',&#13;    'SRID=3946;LINESTRING(1379780 5226300,1379780 5226300,1379780 5226300)');&#13;&#13;INSERT INTO &#13;  facade (&#13;    id,&#13;    geometry_asewkt)&#13;  VALUES (&#13;    'M13_Facade08',&#13;    'SRID=3946;LINESTRING(1379780 5226300,1379780 5226300,1379780 5226300,1379780 5226300)');&#13;&#13;" calcext:value-type="string">
            <text:p>INSERT INTO  <text:s/>facade ( <text:s text:c="3"/>id, <text:s text:c="3"/>geometry_asewkt) <text:s/>VALUES ( <text:s text:c="3"/>'M13_Facade01', <text:s text:c="3"/>'SRID=3946;LINESTRING(1379780 5226300,1379780 5226300,1379780 5226300,1379780 5226300)');INSERT INTO  <text:s/>facade ( <text:s text:c="3"/>id, <text:s text:c="3"/>geometry_asewkt) <text:s/>VALUES ( <text:s text:c="3"/>'M13_Facade02', <text:s text:c="3"/>'SRID=3946;LINESTRING(1379780 5226300,1379780 5226300,1379780 5226300,1379780 5226300)');INSERT INTO  <text:s/>facade ( <text:s text:c="3"/>id, <text:s text:c="3"/>geometry_asewkt) <text:s/>VALUES ( <text:s text:c="3"/>'M13_Facade03', <text:s text:c="3"/>'SRID=3946;LINESTRING(1379780 5226300,1379780 5226300,1379780 5226300)');INSERT INTO  <text:s/>facade ( <text:s text:c="3"/>id, <text:s text:c="3"/>geometry_asewkt) <text:s/>VALUES ( <text:s text:c="3"/>'M13_Facade04', <text:s text:c="3"/>'SRID=3946;LINESTRING(1379780 5226300,1379780 5226300,1379780 5226300,1379780 5226300)');INSERT INTO  <text:s/>facade ( <text:s text:c="3"/>id, <text:s text:c="3"/>geometry_asewkt) <text:s/>VALUES ( <text:s text:c="3"/>'M13_Facade05', <text:s text:c="3"/>'SRID=3946;LINESTRING(1379780 5226300,1379780 5226300,1379780 5226300,1379780 5226300)');INSERT INTO  <text:s/>facade ( <text:s text:c="3"/>id, <text:s text:c="3"/>geometry_asewkt) <text:s/>VALUES ( <text:s text:c="3"/>'M13_Facade06', <text:s text:c="3"/>'SRID=3946;LINESTRING(1379780 5226300,1379780 5226300,1379780 5226300,1379780 5226300)');INSERT INTO  <text:s/>facade_id ( <text:s text:c="3"/>id, <text:s text:c="3"/>geometry_asewkt) <text:s/>VALUES ( <text:s text:c="3"/>'M13_Facade07', <text:s text:c="3"/>'SRID=3946;LINESTRING(1379780 5226300,1379780 5226300,1379780 5226300)');INSERT INTO  <text:s/>facade ( <text:s text:c="3"/>id, <text:s text:c="3"/>geometry_asewkt) <text:s/>VALUES ( <text:s text:c="3"/>'M13_Facade08', <text:s text:c="3"/>'SRID=3946;LINESTRING(1379780 5226300,1379780 5226300,1379780 5226300,1379780 5226300)');</text:p>
          </table:table-cell>
          <table:table-cell table:number-columns-repeated="946"/>
        </table:table-row>
        <table:table-row table:style-name="ro5">
          <table:table-cell table:formula="of:=[case_00140_00100.B9]" office:value-type="string" office:string-value="Agenc_D" calcext:value-type="string">
            <text:p>Agenc_D</text:p>
          </table:table-cell>
          <table:table-cell table:style-name="ce5" table:formula="of:=CONCATENATE([$case_00140_00100.$A9];[.B$2])" office:value-type="string" office:string-value="M14_Facade01" calcext:value-type="string">
            <text:p>M14_Facade01</text:p>
          </table:table-cell>
          <table:table-cell table:style-name="ce5" table:formula="of:=[$case_00140_00100.$C9]+IF([.$A9]=&quot;Agenc_A&quot;;[.C$2];IF([.$A9]=&quot;Agenc_B&quot;;[.C$3];IF([.$A9]=&quot;Agenc_C&quot;;[.C$4];IF([.$A9]=&quot;Agenc_D&quot;;[.C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D$2];IF([.$A9]=&quot;Agenc_B&quot;;[.D$3];IF([.$A9]=&quot;Agenc_C&quot;;[.D$4];IF([.$A9]=&quot;Agenc_D&quot;;[.D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E$2];IF([.$A9]=&quot;Agenc_B&quot;;[.E$3];IF([.$A9]=&quot;Agenc_C&quot;;[.E$4];IF([.$A9]=&quot;Agenc_D&quot;;[.E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F$2];IF([.$A9]=&quot;Agenc_B&quot;;[.F$3];IF([.$A9]=&quot;Agenc_C&quot;;[.F$4];IF([.$A9]=&quot;Agenc_D&quot;;[.F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G$2];IF([.$A9]=&quot;Agenc_B&quot;;[.G$3];IF([.$A9]=&quot;Agenc_C&quot;;[.G$4];IF([.$A9]=&quot;Agenc_D&quot;;[.G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H$2];IF([.$A9]=&quot;Agenc_B&quot;;[.H$3];IF([.$A9]=&quot;Agenc_C&quot;;[.H$4];IF([.$A9]=&quot;Agenc_D&quot;;[.H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I$2];IF([.$A9]=&quot;Agenc_B&quot;;[.I$3];IF([.$A9]=&quot;Agenc_C&quot;;[.I$4];IF([.$A9]=&quot;Agenc_D&quot;;[.I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J$2];IF([.$A9]=&quot;Agenc_B&quot;;[.J$3];IF([.$A9]=&quot;Agenc_C&quot;;[.J$4];IF([.$A9]=&quot;Agenc_D&quot;;[.J$5];0))))" office:value-type="float" office:value="5226300" calcext:value-type="float">
            <text:p>5226300</text:p>
          </table:table-cell>
          <table:table-cell table:style-name="ce4" table:formula="of:=CONCATENATE([.K$2];CHAR(13);&quot;    &quot;;&quot;'&quot;;[.B9];&quot;',&quot;;CHAR(13);&quot;    'SRID=3946;LINESTRING(&quot;;[.C9];&quot; &quot;;[.D9];&quot;,&quot;;[.E9];&quot; &quot;;[.F9];&quot;,&quot;;[.G9];&quot; &quot;;[.H9];&quot;,&quot;;[.I9];&quot; &quot;;[.J9];&quot;)');&quot;;CHAR(13))" office:value-type="string" office:string-value="INSERT INTO &#13;  facade (&#13;    id,&#13;    geometry_asewkt)&#13;  VALUES (&#13;    'M14_Facade01',&#13;    'SRID=3946;LINESTRING(1379920 5226300,1379920 5226300,1379920 5226300,1379920 5226300)');&#13;" calcext:value-type="string">
            <text:p>INSERT INTO  <text:s/>facade ( <text:s text:c="3"/>id, <text:s text:c="3"/>geometry_asewkt) <text:s/>VALUES ( <text:s text:c="3"/>'M14_Facade01', <text:s text:c="3"/>'SRID=3946;LINESTRING(1379920 5226300,1379920 5226300,1379920 5226300,1379920 5226300)');</text:p>
          </table:table-cell>
          <table:table-cell table:style-name="ce5" table:formula="of:=CONCATENATE([$case_00140_00100.$A9];[.L$2])" office:value-type="string" office:string-value="M14_Facade02" calcext:value-type="string">
            <text:p>M14_Facade02</text:p>
          </table:table-cell>
          <table:table-cell table:style-name="ce5" table:formula="of:=[$case_00140_00100.$C9]+IF([.$A9]=&quot;Agenc_A&quot;;[.M$2];IF([.$A9]=&quot;Agenc_B&quot;;[.M$3];IF([.$A9]=&quot;Agenc_C&quot;;[.M$4];IF([.$A9]=&quot;Agenc_D&quot;;[.M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N$2];IF([.$A9]=&quot;Agenc_B&quot;;[.N$3];IF([.$A9]=&quot;Agenc_C&quot;;[.N$4];IF([.$A9]=&quot;Agenc_D&quot;;[.N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O$2];IF([.$A9]=&quot;Agenc_B&quot;;[.O$3];IF([.$A9]=&quot;Agenc_C&quot;;[.O$4];IF([.$A9]=&quot;Agenc_D&quot;;[.O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P$2];IF([.$A9]=&quot;Agenc_B&quot;;[.P$3];IF([.$A9]=&quot;Agenc_C&quot;;[.P$4];IF([.$A9]=&quot;Agenc_D&quot;;[.P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Q$2];IF([.$A9]=&quot;Agenc_B&quot;;[.Q$3];IF([.$A9]=&quot;Agenc_C&quot;;[.Q$4];IF([.$A9]=&quot;Agenc_D&quot;;[.Q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R$2];IF([.$A9]=&quot;Agenc_B&quot;;[.R$3];IF([.$A9]=&quot;Agenc_C&quot;;[.R$4];IF([.$A9]=&quot;Agenc_D&quot;;[.R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S$2];IF([.$A9]=&quot;Agenc_B&quot;;[.S$3];IF([.$A9]=&quot;Agenc_C&quot;;[.S$4];IF([.$A9]=&quot;Agenc_D&quot;;[.S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T$2];IF([.$A9]=&quot;Agenc_B&quot;;[.T$3];IF([.$A9]=&quot;Agenc_C&quot;;[.T$4];IF([.$A9]=&quot;Agenc_D&quot;;[.T$5];0))))" office:value-type="float" office:value="5226300" calcext:value-type="float">
            <text:p>5226300</text:p>
          </table:table-cell>
          <table:table-cell table:style-name="ce4" table:formula="of:=CONCATENATE([.U$2];CHAR(13);&quot;    &quot;;&quot;'&quot;;[.L9];&quot;',&quot;;CHAR(13);&quot;    'SRID=3946;LINESTRING(&quot;;[.M9];&quot; &quot;;[.N9];&quot;,&quot;;[.O9];&quot; &quot;;[.P9];&quot;,&quot;;[.Q9];&quot; &quot;;[.R9];&quot;,&quot;;[.S9];&quot; &quot;;[.T9];&quot;)');&quot;;CHAR(13))" office:value-type="string" office:string-value="INSERT INTO &#13;  facade (&#13;    id,&#13;    geometry_asewkt)&#13;  VALUES (&#13;    'M14_Facade02',&#13;    'SRID=3946;LINESTRING(1379920 5226300,1379920 5226300,1379920 5226300,1379920 5226300)');&#13;" calcext:value-type="string">
            <text:p>INSERT INTO  <text:s/>facade ( <text:s text:c="3"/>id, <text:s text:c="3"/>geometry_asewkt) <text:s/>VALUES ( <text:s text:c="3"/>'M14_Facade02', <text:s text:c="3"/>'SRID=3946;LINESTRING(1379920 5226300,1379920 5226300,1379920 5226300,1379920 5226300)');</text:p>
          </table:table-cell>
          <table:table-cell table:style-name="ce5" table:formula="of:=CONCATENATE([$case_00140_00100.$A9];[.V$2])" office:value-type="string" office:string-value="M14_Facade03" calcext:value-type="string">
            <text:p>M14_Facade03</text:p>
          </table:table-cell>
          <table:table-cell table:style-name="ce5" table:formula="of:=[$case_00140_00100.$C9]+IF([.$A9]=&quot;Agenc_A&quot;;[.W$2];IF([.$A9]=&quot;Agenc_B&quot;;[.W$3];IF([.$A9]=&quot;Agenc_C&quot;;[.W$4];IF([.$A9]=&quot;Agenc_D&quot;;[.W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X$2];IF([.$A9]=&quot;Agenc_B&quot;;[.X$3];IF([.$A9]=&quot;Agenc_C&quot;;[.X$4];IF([.$A9]=&quot;Agenc_D&quot;;[.X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Y$2];IF([.$A9]=&quot;Agenc_B&quot;;[.Y$3];IF([.$A9]=&quot;Agenc_C&quot;;[.Y$4];IF([.$A9]=&quot;Agenc_D&quot;;[.Y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Z$2];IF([.$A9]=&quot;Agenc_B&quot;;[.Z$3];IF([.$A9]=&quot;Agenc_C&quot;;[.Z$4];IF([.$A9]=&quot;Agenc_D&quot;;[.Z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AA$2];IF([.$A9]=&quot;Agenc_B&quot;;[.AA$3];IF([.$A9]=&quot;Agenc_C&quot;;[.AA$4];IF([.$A9]=&quot;Agenc_D&quot;;[.AA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AB$2];IF([.$A9]=&quot;Agenc_B&quot;;[.AB$3];IF([.$A9]=&quot;Agenc_C&quot;;[.AB$4];IF([.$A9]=&quot;Agenc_D&quot;;[.AB$5];0))))" office:value-type="float" office:value="5226300" calcext:value-type="float">
            <text:p>5226300</text:p>
          </table:table-cell>
          <table:table-cell table:style-name="ce4" table:formula="of:=CONCATENATE([.AC$2];CHAR(13);&quot;    &quot;;&quot;'&quot;;[.V9];&quot;',&quot;;CHAR(13);&quot;    'SRID=3946;LINESTRING(&quot;;[.W9];&quot; &quot;;[.X9];&quot;,&quot;;[.Y9];&quot; &quot;;[.Z9];&quot;,&quot;;[.AA9];&quot; &quot;;[.AB9];&quot;)');&quot;;CHAR(13))" office:value-type="string" office:string-value="INSERT INTO &#13;  facade (&#13;    id,&#13;    geometry_asewkt)&#13;  VALUES (&#13;    'M14_Facade03',&#13;    'SRID=3946;LINESTRING(1379920 5226300,1379920 5226300,1379920 5226300)');&#13;" calcext:value-type="string">
            <text:p>INSERT INTO  <text:s/>facade ( <text:s text:c="3"/>id, <text:s text:c="3"/>geometry_asewkt) <text:s/>VALUES ( <text:s text:c="3"/>'M14_Facade03', <text:s text:c="3"/>'SRID=3946;LINESTRING(1379920 5226300,1379920 5226300,1379920 5226300)');</text:p>
          </table:table-cell>
          <table:table-cell table:style-name="ce5" table:formula="of:=CONCATENATE([$case_00140_00100.$A9];[.AD$2])" office:value-type="string" office:string-value="M14_Facade04" calcext:value-type="string">
            <text:p>M14_Facade04</text:p>
          </table:table-cell>
          <table:table-cell table:style-name="ce5" table:formula="of:=[$case_00140_00100.$C9]+IF([.$A9]=&quot;Agenc_A&quot;;[.AE$2];IF([.$A9]=&quot;Agenc_B&quot;;[.AE$3];IF([.$A9]=&quot;Agenc_C&quot;;[.AE$4];IF([.$A9]=&quot;Agenc_D&quot;;[.AE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AF$2];IF([.$A9]=&quot;Agenc_B&quot;;[.AF$3];IF([.$A9]=&quot;Agenc_C&quot;;[.AF$4];IF([.$A9]=&quot;Agenc_D&quot;;[.AF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AG$2];IF([.$A9]=&quot;Agenc_B&quot;;[.AG$3];IF([.$A9]=&quot;Agenc_C&quot;;[.AG$4];IF([.$A9]=&quot;Agenc_D&quot;;[.AG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AH$2];IF([.$A9]=&quot;Agenc_B&quot;;[.AH$3];IF([.$A9]=&quot;Agenc_C&quot;;[.AH$4];IF([.$A9]=&quot;Agenc_D&quot;;[.AH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AI$2];IF([.$A9]=&quot;Agenc_B&quot;;[.AI$3];IF([.$A9]=&quot;Agenc_C&quot;;[.AI$4];IF([.$A9]=&quot;Agenc_D&quot;;[.AI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AJ$2];IF([.$A9]=&quot;Agenc_B&quot;;[.AJ$3];IF([.$A9]=&quot;Agenc_C&quot;;[.AJ$4];IF([.$A9]=&quot;Agenc_D&quot;;[.AJ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AK$2];IF([.$A9]=&quot;Agenc_B&quot;;[.AK$3];IF([.$A9]=&quot;Agenc_C&quot;;[.AK$4];IF([.$A9]=&quot;Agenc_D&quot;;[.AK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AL$2];IF([.$A9]=&quot;Agenc_B&quot;;[.AL$3];IF([.$A9]=&quot;Agenc_C&quot;;[.AL$4];IF([.$A9]=&quot;Agenc_D&quot;;[.AL$5];0))))" office:value-type="float" office:value="5226300" calcext:value-type="float">
            <text:p>5226300</text:p>
          </table:table-cell>
          <table:table-cell table:style-name="ce4" table:formula="of:=CONCATENATE([.AM$2];CHAR(13);&quot;    &quot;;&quot;'&quot;;[.AD9];&quot;',&quot;;CHAR(13);&quot;    'SRID=3946;LINESTRING(&quot;;[.AE9];&quot; &quot;;[.AF9];&quot;,&quot;;[.AG9];&quot; &quot;;[.AH9];&quot;,&quot;;[.AI9];&quot; &quot;;[.AJ9];&quot;,&quot;;[.AK9];&quot; &quot;;[.AL9];&quot;)');&quot;;CHAR(13))" office:value-type="string" office:string-value="INSERT INTO &#13;  facade (&#13;    id,&#13;    geometry_asewkt)&#13;  VALUES (&#13;    'M14_Facade04',&#13;    'SRID=3946;LINESTRING(1379920 5226300,1379920 5226300,1379920 5226300,1379920 5226300)');&#13;" calcext:value-type="string">
            <text:p>INSERT INTO  <text:s/>facade ( <text:s text:c="3"/>id, <text:s text:c="3"/>geometry_asewkt) <text:s/>VALUES ( <text:s text:c="3"/>'M14_Facade04', <text:s text:c="3"/>'SRID=3946;LINESTRING(1379920 5226300,1379920 5226300,1379920 5226300,1379920 5226300)');</text:p>
          </table:table-cell>
          <table:table-cell table:style-name="ce5" table:formula="of:=CONCATENATE([$case_00140_00100.$A9];[.AN$2])" office:value-type="string" office:string-value="M14_Facade05" calcext:value-type="string">
            <text:p>M14_Facade05</text:p>
          </table:table-cell>
          <table:table-cell table:style-name="ce5" table:formula="of:=[$case_00140_00100.$C9]+IF([.$A9]=&quot;Agenc_A&quot;;[.AO$2];IF([.$A9]=&quot;Agenc_B&quot;;[.AO$3];IF([.$A9]=&quot;Agenc_C&quot;;[.AO$4];IF([.$A9]=&quot;Agenc_D&quot;;[.AO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AP$2];IF([.$A9]=&quot;Agenc_B&quot;;[.AP$3];IF([.$A9]=&quot;Agenc_C&quot;;[.AP$4];IF([.$A9]=&quot;Agenc_D&quot;;[.AP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AQ$2];IF([.$A9]=&quot;Agenc_B&quot;;[.AQ$3];IF([.$A9]=&quot;Agenc_C&quot;;[.AQ$4];IF([.$A9]=&quot;Agenc_D&quot;;[.AQ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AR$2];IF([.$A9]=&quot;Agenc_B&quot;;[.AR$3];IF([.$A9]=&quot;Agenc_C&quot;;[.AR$4];IF([.$A9]=&quot;Agenc_D&quot;;[.AR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AS$2];IF([.$A9]=&quot;Agenc_B&quot;;[.AS$3];IF([.$A9]=&quot;Agenc_C&quot;;[.AS$4];IF([.$A9]=&quot;Agenc_D&quot;;[.AS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AT$2];IF([.$A9]=&quot;Agenc_B&quot;;[.AT$3];IF([.$A9]=&quot;Agenc_C&quot;;[.AT$4];IF([.$A9]=&quot;Agenc_D&quot;;[.AT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AU$2];IF([.$A9]=&quot;Agenc_B&quot;;[.AU$3];IF([.$A9]=&quot;Agenc_C&quot;;[.AU$4];IF([.$A9]=&quot;Agenc_D&quot;;[.AU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AV$2];IF([.$A9]=&quot;Agenc_B&quot;;[.AV$3];IF([.$A9]=&quot;Agenc_C&quot;;[.AV$4];IF([.$A9]=&quot;Agenc_D&quot;;[.AV$5];0))))" office:value-type="float" office:value="5226300" calcext:value-type="float">
            <text:p>5226300</text:p>
          </table:table-cell>
          <table:table-cell table:style-name="ce4" table:formula="of:=CONCATENATE([.AW$2];CHAR(13);&quot;    &quot;;&quot;'&quot;;[.AN9];&quot;',&quot;;CHAR(13);&quot;    'SRID=3946;LINESTRING(&quot;;[.AO9];&quot; &quot;;[.AP9];&quot;,&quot;;[.AQ9];&quot; &quot;;[.AR9];&quot;,&quot;;[.AS9];&quot; &quot;;[.AT9];&quot;,&quot;;[.AU9];&quot; &quot;;[.AV9];&quot;)');&quot;;CHAR(13))" office:value-type="string" office:string-value="INSERT INTO &#13;  facade (&#13;    id,&#13;    geometry_asewkt)&#13;  VALUES (&#13;    'M14_Facade05',&#13;    'SRID=3946;LINESTRING(1379920 5226300,1379920 5226300,1379920 5226300,1379920 5226300)');&#13;" calcext:value-type="string">
            <text:p>INSERT INTO  <text:s/>facade ( <text:s text:c="3"/>id, <text:s text:c="3"/>geometry_asewkt) <text:s/>VALUES ( <text:s text:c="3"/>'M14_Facade05', <text:s text:c="3"/>'SRID=3946;LINESTRING(1379920 5226300,1379920 5226300,1379920 5226300,1379920 5226300)');</text:p>
          </table:table-cell>
          <table:table-cell table:style-name="ce5" table:formula="of:=CONCATENATE([$case_00140_00100.$A9];[.AX$2])" office:value-type="string" office:string-value="M14_Facade06" calcext:value-type="string">
            <text:p>M14_Facade06</text:p>
          </table:table-cell>
          <table:table-cell table:style-name="ce5" table:formula="of:=[$case_00140_00100.$C9]+IF([.$A9]=&quot;Agenc_A&quot;;[.AY$2];IF([.$A9]=&quot;Agenc_B&quot;;[.AY$3];IF([.$A9]=&quot;Agenc_C&quot;;[.AY$4];IF([.$A9]=&quot;Agenc_D&quot;;[.AY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AZ$2];IF([.$A9]=&quot;Agenc_B&quot;;[.AZ$3];IF([.$A9]=&quot;Agenc_C&quot;;[.AZ$4];IF([.$A9]=&quot;Agenc_D&quot;;[.AZ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BA$2];IF([.$A9]=&quot;Agenc_B&quot;;[.BA$3];IF([.$A9]=&quot;Agenc_C&quot;;[.BA$4];IF([.$A9]=&quot;Agenc_D&quot;;[.BA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BB$2];IF([.$A9]=&quot;Agenc_B&quot;;[.BB$3];IF([.$A9]=&quot;Agenc_C&quot;;[.BB$4];IF([.$A9]=&quot;Agenc_D&quot;;[.BB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BC$2];IF([.$A9]=&quot;Agenc_B&quot;;[.BC$3];IF([.$A9]=&quot;Agenc_C&quot;;[.BC$4];IF([.$A9]=&quot;Agenc_D&quot;;[.BC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BD$2];IF([.$A9]=&quot;Agenc_B&quot;;[.BD$3];IF([.$A9]=&quot;Agenc_C&quot;;[.BD$4];IF([.$A9]=&quot;Agenc_D&quot;;[.BD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BE$2];IF([.$A9]=&quot;Agenc_B&quot;;[.BE$3];IF([.$A9]=&quot;Agenc_C&quot;;[.BE$4];IF([.$A9]=&quot;Agenc_D&quot;;[.BE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BF$2];IF([.$A9]=&quot;Agenc_B&quot;;[.BF$3];IF([.$A9]=&quot;Agenc_C&quot;;[.BF$4];IF([.$A9]=&quot;Agenc_D&quot;;[.BF$5];0))))" office:value-type="float" office:value="5226300" calcext:value-type="float">
            <text:p>5226300</text:p>
          </table:table-cell>
          <table:table-cell table:style-name="ce4" table:formula="of:=CONCATENATE([.BG$2];CHAR(13);&quot;    &quot;;&quot;'&quot;;[.AX9];&quot;',&quot;;CHAR(13);&quot;    'SRID=3946;LINESTRING(&quot;;[.AY9];&quot; &quot;;[.AZ9];&quot;,&quot;;[.BA9];&quot; &quot;;[.BB9];&quot;,&quot;;[.BC9];&quot; &quot;;[.BD9];&quot;,&quot;;[.BE9];&quot; &quot;;[.BF9];&quot;)');&quot;;CHAR(13))" office:value-type="string" office:string-value="INSERT INTO &#13;  facade (&#13;    id,&#13;    geometry_asewkt)&#13;  VALUES (&#13;    'M14_Facade06',&#13;    'SRID=3946;LINESTRING(1379920 5226300,1379920 5226300,1379920 5226300,1379920 5226300)');&#13;" calcext:value-type="string">
            <text:p>INSERT INTO  <text:s/>facade ( <text:s text:c="3"/>id, <text:s text:c="3"/>geometry_asewkt) <text:s/>VALUES ( <text:s text:c="3"/>'M14_Facade06', <text:s text:c="3"/>'SRID=3946;LINESTRING(1379920 5226300,1379920 5226300,1379920 5226300,1379920 5226300)');</text:p>
          </table:table-cell>
          <table:table-cell table:style-name="ce5" table:formula="of:=CONCATENATE([$case_00140_00100.$A9];[.BH$2])" office:value-type="string" office:string-value="M14_Facade07" calcext:value-type="string">
            <text:p>M14_Facade07</text:p>
          </table:table-cell>
          <table:table-cell table:style-name="ce5" table:formula="of:=[$case_00140_00100.$C9]+IF([.$A9]=&quot;Agenc_A&quot;;[.BI$2];IF([.$A9]=&quot;Agenc_B&quot;;[.BI$3];IF([.$A9]=&quot;Agenc_C&quot;;[.BI$4];IF([.$A9]=&quot;Agenc_D&quot;;[.BI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BJ$2];IF([.$A9]=&quot;Agenc_B&quot;;[.BJ$3];IF([.$A9]=&quot;Agenc_C&quot;;[.BJ$4];IF([.$A9]=&quot;Agenc_D&quot;;[.BJ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BK$2];IF([.$A9]=&quot;Agenc_B&quot;;[.BK$3];IF([.$A9]=&quot;Agenc_C&quot;;[.BK$4];IF([.$A9]=&quot;Agenc_D&quot;;[.BK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BL$2];IF([.$A9]=&quot;Agenc_B&quot;;[.BL$3];IF([.$A9]=&quot;Agenc_C&quot;;[.BL$4];IF([.$A9]=&quot;Agenc_D&quot;;[.BL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BM$2];IF([.$A9]=&quot;Agenc_B&quot;;[.BM$3];IF([.$A9]=&quot;Agenc_C&quot;;[.BM$4];IF([.$A9]=&quot;Agenc_D&quot;;[.BM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BN$2];IF([.$A9]=&quot;Agenc_B&quot;;[.BN$3];IF([.$A9]=&quot;Agenc_C&quot;;[.BN$4];IF([.$A9]=&quot;Agenc_D&quot;;[.BN$5];0))))" office:value-type="float" office:value="5226300" calcext:value-type="float">
            <text:p>5226300</text:p>
          </table:table-cell>
          <table:table-cell table:style-name="ce4" table:formula="of:=CONCATENATE([.BO$2];CHAR(13);&quot;    &quot;;&quot;'&quot;;[.BH9];&quot;',&quot;;CHAR(13);&quot;    'SRID=3946;LINESTRING(&quot;;[.BI9];&quot; &quot;;[.BJ9];&quot;,&quot;;[.BK9];&quot; &quot;;[.BL9];&quot;,&quot;;[.BM9];&quot; &quot;;[.BN9];&quot;)');&quot;;CHAR(13))" office:value-type="string" office:string-value="INSERT INTO &#13;  facade_id (&#13;    id,&#13;    geometry_asewkt)&#13;  VALUES (&#13;    'M14_Facade07',&#13;    'SRID=3946;LINESTRING(1379920 5226300,1379920 5226300,1379920 5226300)');&#13;" calcext:value-type="string">
            <text:p>INSERT INTO  <text:s/>facade_id ( <text:s text:c="3"/>id, <text:s text:c="3"/>geometry_asewkt) <text:s/>VALUES ( <text:s text:c="3"/>'M14_Facade07', <text:s text:c="3"/>'SRID=3946;LINESTRING(1379920 5226300,1379920 5226300,1379920 5226300)');</text:p>
          </table:table-cell>
          <table:table-cell table:style-name="ce5" table:formula="of:=CONCATENATE([$case_00140_00100.$A9];[.BP$2])" office:value-type="string" office:string-value="M14_Facade08" calcext:value-type="string">
            <text:p>M14_Facade08</text:p>
          </table:table-cell>
          <table:table-cell table:style-name="ce5" table:formula="of:=[$case_00140_00100.$C9]+IF([.$A9]=&quot;Agenc_A&quot;;[.BQ$2];IF([.$A9]=&quot;Agenc_B&quot;;[.BQ$3];IF([.$A9]=&quot;Agenc_C&quot;;[.BQ$4];IF([.$A9]=&quot;Agenc_D&quot;;[.BQ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BR$2];IF([.$A9]=&quot;Agenc_B&quot;;[.BR$3];IF([.$A9]=&quot;Agenc_C&quot;;[.BR$4];IF([.$A9]=&quot;Agenc_D&quot;;[.BR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BS$2];IF([.$A9]=&quot;Agenc_B&quot;;[.BS$3];IF([.$A9]=&quot;Agenc_C&quot;;[.BS$4];IF([.$A9]=&quot;Agenc_D&quot;;[.BS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BT$2];IF([.$A9]=&quot;Agenc_B&quot;;[.BT$3];IF([.$A9]=&quot;Agenc_C&quot;;[.BT$4];IF([.$A9]=&quot;Agenc_D&quot;;[.BT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BU$2];IF([.$A9]=&quot;Agenc_B&quot;;[.BU$3];IF([.$A9]=&quot;Agenc_C&quot;;[.BU$4];IF([.$A9]=&quot;Agenc_D&quot;;[.BU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BV$2];IF([.$A9]=&quot;Agenc_B&quot;;[.BV$3];IF([.$A9]=&quot;Agenc_C&quot;;[.BV$4];IF([.$A9]=&quot;Agenc_D&quot;;[.BV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BW$2];IF([.$A9]=&quot;Agenc_B&quot;;[.BW$3];IF([.$A9]=&quot;Agenc_C&quot;;[.BW$4];IF([.$A9]=&quot;Agenc_D&quot;;[.BW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BX$2];IF([.$A9]=&quot;Agenc_B&quot;;[.BX$3];IF([.$A9]=&quot;Agenc_C&quot;;[.BX$4];IF([.$A9]=&quot;Agenc_D&quot;;[.BX$5];0))))" office:value-type="float" office:value="5226300" calcext:value-type="float">
            <text:p>5226300</text:p>
          </table:table-cell>
          <table:table-cell table:style-name="ce4" table:formula="of:=CONCATENATE([.BY$2];CHAR(13);&quot;    &quot;;&quot;'&quot;;[.BP9];&quot;',&quot;;CHAR(13);&quot;    'SRID=3946;LINESTRING(&quot;;[.BQ9];&quot; &quot;;[.BR9];&quot;,&quot;;[.BS9];&quot; &quot;;[.BT9];&quot;,&quot;;[.BU9];&quot; &quot;;[.BV9];&quot;,&quot;;[.BW9];&quot; &quot;;[.BX9];&quot;)');&quot;;CHAR(13))" office:value-type="string" office:string-value="INSERT INTO &#13;  facade (&#13;    id,&#13;    geometry_asewkt)&#13;  VALUES (&#13;    'M14_Facade08',&#13;    'SRID=3946;LINESTRING(1379920 5226300,1379920 5226300,1379920 5226300,1379920 5226300)');&#13;" calcext:value-type="string">
            <text:p>INSERT INTO  <text:s/>facade ( <text:s text:c="3"/>id, <text:s text:c="3"/>geometry_asewkt) <text:s/>VALUES ( <text:s text:c="3"/>'M14_Facade08', <text:s text:c="3"/>'SRID=3946;LINESTRING(1379920 5226300,1379920 5226300,1379920 5226300,1379920 5226300)');</text:p>
          </table:table-cell>
          <table:table-cell table:formula="of:=CONCATENATE([.K9];CHAR(13);[.U9];CHAR(13);[.AC9];CHAR(13);[.AM9];CHAR(13);[.AW9];CHAR(13);[.BG9];CHAR(13);[.BO9];CHAR(13);[.BY9];CHAR(13))" office:value-type="string" office:string-value="INSERT INTO &#13;  facade (&#13;    id,&#13;    geometry_asewkt)&#13;  VALUES (&#13;    'M14_Facade01',&#13;    'SRID=3946;LINESTRING(1379920 5226300,1379920 5226300,1379920 5226300,1379920 5226300)');&#13;&#13;INSERT INTO &#13;  facade (&#13;    id,&#13;    geometry_asewkt)&#13;  VALUES (&#13;    'M14_Facade02',&#13;    'SRID=3946;LINESTRING(1379920 5226300,1379920 5226300,1379920 5226300,1379920 5226300)');&#13;&#13;INSERT INTO &#13;  facade (&#13;    id,&#13;    geometry_asewkt)&#13;  VALUES (&#13;    'M14_Facade03',&#13;    'SRID=3946;LINESTRING(1379920 5226300,1379920 5226300,1379920 5226300)');&#13;&#13;INSERT INTO &#13;  facade (&#13;    id,&#13;    geometry_asewkt)&#13;  VALUES (&#13;    'M14_Facade04',&#13;    'SRID=3946;LINESTRING(1379920 5226300,1379920 5226300,1379920 5226300,1379920 5226300)');&#13;&#13;INSERT INTO &#13;  facade (&#13;    id,&#13;    geometry_asewkt)&#13;  VALUES (&#13;    'M14_Facade05',&#13;    'SRID=3946;LINESTRING(1379920 5226300,1379920 5226300,1379920 5226300,1379920 5226300)');&#13;&#13;INSERT INTO &#13;  facade (&#13;    id,&#13;    geometry_asewkt)&#13;  VALUES (&#13;    'M14_Facade06',&#13;    'SRID=3946;LINESTRING(1379920 5226300,1379920 5226300,1379920 5226300,1379920 5226300)');&#13;&#13;INSERT INTO &#13;  facade_id (&#13;    id,&#13;    geometry_asewkt)&#13;  VALUES (&#13;    'M14_Facade07',&#13;    'SRID=3946;LINESTRING(1379920 5226300,1379920 5226300,1379920 5226300)');&#13;&#13;INSERT INTO &#13;  facade (&#13;    id,&#13;    geometry_asewkt)&#13;  VALUES (&#13;    'M14_Facade08',&#13;    'SRID=3946;LINESTRING(1379920 5226300,1379920 5226300,1379920 5226300,1379920 5226300)');&#13;&#13;" calcext:value-type="string">
            <text:p>INSERT INTO  <text:s/>facade ( <text:s text:c="3"/>id, <text:s text:c="3"/>geometry_asewkt) <text:s/>VALUES ( <text:s text:c="3"/>'M14_Facade01', <text:s text:c="3"/>'SRID=3946;LINESTRING(1379920 5226300,1379920 5226300,1379920 5226300,1379920 5226300)');INSERT INTO  <text:s/>facade ( <text:s text:c="3"/>id, <text:s text:c="3"/>geometry_asewkt) <text:s/>VALUES ( <text:s text:c="3"/>'M14_Facade02', <text:s text:c="3"/>'SRID=3946;LINESTRING(1379920 5226300,1379920 5226300,1379920 5226300,1379920 5226300)');INSERT INTO  <text:s/>facade ( <text:s text:c="3"/>id, <text:s text:c="3"/>geometry_asewkt) <text:s/>VALUES ( <text:s text:c="3"/>'M14_Facade03', <text:s text:c="3"/>'SRID=3946;LINESTRING(1379920 5226300,1379920 5226300,1379920 5226300)');INSERT INTO  <text:s/>facade ( <text:s text:c="3"/>id, <text:s text:c="3"/>geometry_asewkt) <text:s/>VALUES ( <text:s text:c="3"/>'M14_Facade04', <text:s text:c="3"/>'SRID=3946;LINESTRING(1379920 5226300,1379920 5226300,1379920 5226300,1379920 5226300)');INSERT INTO  <text:s/>facade ( <text:s text:c="3"/>id, <text:s text:c="3"/>geometry_asewkt) <text:s/>VALUES ( <text:s text:c="3"/>'M14_Facade05', <text:s text:c="3"/>'SRID=3946;LINESTRING(1379920 5226300,1379920 5226300,1379920 5226300,1379920 5226300)');INSERT INTO  <text:s/>facade ( <text:s text:c="3"/>id, <text:s text:c="3"/>geometry_asewkt) <text:s/>VALUES ( <text:s text:c="3"/>'M14_Facade06', <text:s text:c="3"/>'SRID=3946;LINESTRING(1379920 5226300,1379920 5226300,1379920 5226300,1379920 5226300)');INSERT INTO  <text:s/>facade_id ( <text:s text:c="3"/>id, <text:s text:c="3"/>geometry_asewkt) <text:s/>VALUES ( <text:s text:c="3"/>'M14_Facade07', <text:s text:c="3"/>'SRID=3946;LINESTRING(1379920 5226300,1379920 5226300,1379920 5226300)');INSERT INTO  <text:s/>facade ( <text:s text:c="3"/>id, <text:s text:c="3"/>geometry_asewkt) <text:s/>VALUES ( <text:s text:c="3"/>'M14_Facade08', <text:s text:c="3"/>'SRID=3946;LINESTRING(1379920 5226300,1379920 5226300,1379920 5226300,1379920 5226300)');</text:p>
          </table:table-cell>
          <table:table-cell table:number-columns-repeated="946"/>
        </table:table-row>
        <table:table-row table:style-name="ro5">
          <table:table-cell table:formula="of:=[case_00140_00100.B10]" office:value-type="string" office:string-value="Agenc_A" calcext:value-type="string">
            <text:p>Agenc_A</text:p>
          </table:table-cell>
          <table:table-cell table:style-name="ce5" table:formula="of:=CONCATENATE([$case_00140_00100.$A10];[.B$2])" office:value-type="string" office:string-value="M15_Facade01" calcext:value-type="string">
            <text:p>M15_Facade01</text:p>
          </table:table-cell>
          <table:table-cell table:style-name="ce5" table:formula="of:=[$case_00140_00100.$C10]+IF([.$A10]=&quot;Agenc_A&quot;;[.C$2];IF([.$A10]=&quot;Agenc_B&quot;;[.C$3];IF([.$A10]=&quot;Agenc_C&quot;;[.C$4];IF([.$A10]=&quot;Agenc_D&quot;;[.C$5];0))))" office:value-type="float" office:value="1380080" calcext:value-type="float">
            <text:p>1380080</text:p>
          </table:table-cell>
          <table:table-cell table:style-name="ce5" table:formula="of:=[$case_00140_00100.$D10]+IF([.$A10]=&quot;Agenc_A&quot;;[.D$2];IF([.$A10]=&quot;Agenc_B&quot;;[.D$3];IF([.$A10]=&quot;Agenc_C&quot;;[.D$4];IF([.$A10]=&quot;Agenc_D&quot;;[.D$5];0))))" office:value-type="float" office:value="5226400" calcext:value-type="float">
            <text:p>5226400</text:p>
          </table:table-cell>
          <table:table-cell table:style-name="ce5" table:formula="of:=[$case_00140_00100.$C10]+IF([.$A10]=&quot;Agenc_A&quot;;[.E$2];IF([.$A10]=&quot;Agenc_B&quot;;[.E$3];IF([.$A10]=&quot;Agenc_C&quot;;[.E$4];IF([.$A10]=&quot;Agenc_D&quot;;[.E$5];0))))" office:value-type="float" office:value="1380080" calcext:value-type="float">
            <text:p>1380080</text:p>
          </table:table-cell>
          <table:table-cell table:style-name="ce5" table:formula="of:=[$case_00140_00100.$D10]+IF([.$A10]=&quot;Agenc_A&quot;;[.F$2];IF([.$A10]=&quot;Agenc_B&quot;;[.F$3];IF([.$A10]=&quot;Agenc_C&quot;;[.F$4];IF([.$A10]=&quot;Agenc_D&quot;;[.F$5];0))))" office:value-type="float" office:value="5226380" calcext:value-type="float">
            <text:p>5226380</text:p>
          </table:table-cell>
          <table:table-cell table:style-name="ce5" table:formula="of:=[$case_00140_00100.$C10]+IF([.$A10]=&quot;Agenc_A&quot;;[.G$2];IF([.$A10]=&quot;Agenc_B&quot;;[.G$3];IF([.$A10]=&quot;Agenc_C&quot;;[.G$4];IF([.$A10]=&quot;Agenc_D&quot;;[.G$5];0))))" office:value-type="float" office:value="1380070" calcext:value-type="float">
            <text:p>1380070</text:p>
          </table:table-cell>
          <table:table-cell table:style-name="ce5" table:formula="of:=[$case_00140_00100.$D10]+IF([.$A10]=&quot;Agenc_A&quot;;[.H$2];IF([.$A10]=&quot;Agenc_B&quot;;[.H$3];IF([.$A10]=&quot;Agenc_C&quot;;[.H$4];IF([.$A10]=&quot;Agenc_D&quot;;[.H$5];0))))" office:value-type="float" office:value="5226380" calcext:value-type="float">
            <text:p>5226380</text:p>
          </table:table-cell>
          <table:table-cell table:style-name="ce5" table:formula="of:=[$case_00140_00100.$C10]+IF([.$A10]=&quot;Agenc_A&quot;;[.I$2];IF([.$A10]=&quot;Agenc_B&quot;;[.I$3];IF([.$A10]=&quot;Agenc_C&quot;;[.I$4];IF([.$A10]=&quot;Agenc_D&quot;;[.I$5];0))))" office:value-type="float" office:value="1380060" calcext:value-type="float">
            <text:p>1380060</text:p>
          </table:table-cell>
          <table:table-cell table:style-name="ce5" table:formula="of:=[$case_00140_00100.$D10]+IF([.$A10]=&quot;Agenc_A&quot;;[.J$2];IF([.$A10]=&quot;Agenc_B&quot;;[.J$3];IF([.$A10]=&quot;Agenc_C&quot;;[.J$4];IF([.$A10]=&quot;Agenc_D&quot;;[.J$5];0))))" office:value-type="float" office:value="5226390" calcext:value-type="float">
            <text:p>5226390</text:p>
          </table:table-cell>
          <table:table-cell table:style-name="ce4" table:formula="of:=CONCATENATE([.K$2];CHAR(13);&quot;    &quot;;&quot;'&quot;;[.B10];&quot;',&quot;;CHAR(13);&quot;    'SRID=3946;LINESTRING(&quot;;[.C10];&quot; &quot;;[.D10];&quot;,&quot;;[.E10];&quot; &quot;;[.F10];&quot;,&quot;;[.G10];&quot; &quot;;[.H10];&quot;,&quot;;[.I10];&quot; &quot;;[.J10];&quot;)');&quot;;CHAR(13))" office:value-type="string" office:string-value="INSERT INTO &#13;  facade (&#13;    id,&#13;    geometry_asewkt)&#13;  VALUES (&#13;    'M15_Facade01',&#13;    'SRID=3946;LINESTRING(1380080 5226400,1380080 5226380,1380070 5226380,1380060 5226390)');&#13;" calcext:value-type="string">
            <text:p>INSERT INTO  <text:s/>facade ( <text:s text:c="3"/>id, <text:s text:c="3"/>geometry_asewkt) <text:s/>VALUES ( <text:s text:c="3"/>'M15_Facade01', <text:s text:c="3"/>'SRID=3946;LINESTRING(1380080 5226400,1380080 5226380,1380070 5226380,1380060 5226390)');</text:p>
          </table:table-cell>
          <table:table-cell table:style-name="ce5" table:formula="of:=CONCATENATE([$case_00140_00100.$A10];[.L$2])" office:value-type="string" office:string-value="M15_Facade02" calcext:value-type="string">
            <text:p>M15_Facade02</text:p>
          </table:table-cell>
          <table:table-cell table:style-name="ce5" table:formula="of:=[$case_00140_00100.$C10]+IF([.$A10]=&quot;Agenc_A&quot;;[.M$2];IF([.$A10]=&quot;Agenc_B&quot;;[.M$3];IF([.$A10]=&quot;Agenc_C&quot;;[.M$4];IF([.$A10]=&quot;Agenc_D&quot;;[.M$5];0))))" office:value-type="float" office:value="1380110" calcext:value-type="float">
            <text:p>1380110</text:p>
          </table:table-cell>
          <table:table-cell table:style-name="ce5" table:formula="of:=[$case_00140_00100.$D10]+IF([.$A10]=&quot;Agenc_A&quot;;[.N$2];IF([.$A10]=&quot;Agenc_B&quot;;[.N$3];IF([.$A10]=&quot;Agenc_C&quot;;[.N$4];IF([.$A10]=&quot;Agenc_D&quot;;[.N$5];0))))" office:value-type="float" office:value="5226400" calcext:value-type="float">
            <text:p>5226400</text:p>
          </table:table-cell>
          <table:table-cell table:style-name="ce5" table:formula="of:=[$case_00140_00100.$C10]+IF([.$A10]=&quot;Agenc_A&quot;;[.O$2];IF([.$A10]=&quot;Agenc_B&quot;;[.O$3];IF([.$A10]=&quot;Agenc_C&quot;;[.O$4];IF([.$A10]=&quot;Agenc_D&quot;;[.O$5];0))))" office:value-type="float" office:value="1380110" calcext:value-type="float">
            <text:p>1380110</text:p>
          </table:table-cell>
          <table:table-cell table:style-name="ce5" table:formula="of:=[$case_00140_00100.$D10]+IF([.$A10]=&quot;Agenc_A&quot;;[.P$2];IF([.$A10]=&quot;Agenc_B&quot;;[.P$3];IF([.$A10]=&quot;Agenc_C&quot;;[.P$4];IF([.$A10]=&quot;Agenc_D&quot;;[.P$5];0))))" office:value-type="float" office:value="5226390" calcext:value-type="float">
            <text:p>5226390</text:p>
          </table:table-cell>
          <table:table-cell table:style-name="ce5" table:formula="of:=[$case_00140_00100.$C10]+IF([.$A10]=&quot;Agenc_A&quot;;[.Q$2];IF([.$A10]=&quot;Agenc_B&quot;;[.Q$3];IF([.$A10]=&quot;Agenc_C&quot;;[.Q$4];IF([.$A10]=&quot;Agenc_D&quot;;[.Q$5];0))))" office:value-type="float" office:value="1380150" calcext:value-type="float">
            <text:p>1380150</text:p>
          </table:table-cell>
          <table:table-cell table:style-name="ce5" table:formula="of:=[$case_00140_00100.$D10]+IF([.$A10]=&quot;Agenc_A&quot;;[.R$2];IF([.$A10]=&quot;Agenc_B&quot;;[.R$3];IF([.$A10]=&quot;Agenc_C&quot;;[.R$4];IF([.$A10]=&quot;Agenc_D&quot;;[.R$5];0))))" office:value-type="float" office:value="5226390" calcext:value-type="float">
            <text:p>5226390</text:p>
          </table:table-cell>
          <table:table-cell table:style-name="ce5" table:formula="of:=[$case_00140_00100.$C10]+IF([.$A10]=&quot;Agenc_A&quot;;[.S$2];IF([.$A10]=&quot;Agenc_B&quot;;[.S$3];IF([.$A10]=&quot;Agenc_C&quot;;[.S$4];IF([.$A10]=&quot;Agenc_D&quot;;[.S$5];0))))" office:value-type="float" office:value="1380150" calcext:value-type="float">
            <text:p>1380150</text:p>
          </table:table-cell>
          <table:table-cell table:style-name="ce5" table:formula="of:=[$case_00140_00100.$D10]+IF([.$A10]=&quot;Agenc_A&quot;;[.T$2];IF([.$A10]=&quot;Agenc_B&quot;;[.T$3];IF([.$A10]=&quot;Agenc_C&quot;;[.T$4];IF([.$A10]=&quot;Agenc_D&quot;;[.T$5];0))))" office:value-type="float" office:value="5226400" calcext:value-type="float">
            <text:p>5226400</text:p>
          </table:table-cell>
          <table:table-cell table:style-name="ce4" table:formula="of:=CONCATENATE([.U$2];CHAR(13);&quot;    &quot;;&quot;'&quot;;[.L10];&quot;',&quot;;CHAR(13);&quot;    'SRID=3946;LINESTRING(&quot;;[.M10];&quot; &quot;;[.N10];&quot;,&quot;;[.O10];&quot; &quot;;[.P10];&quot;,&quot;;[.Q10];&quot; &quot;;[.R10];&quot;,&quot;;[.S10];&quot; &quot;;[.T10];&quot;)');&quot;;CHAR(13))" office:value-type="string" office:string-value="INSERT INTO &#13;  facade (&#13;    id,&#13;    geometry_asewkt)&#13;  VALUES (&#13;    'M15_Facade02',&#13;    'SRID=3946;LINESTRING(1380110 5226400,1380110 5226390,1380150 5226390,1380150 5226400)');&#13;" calcext:value-type="string">
            <text:p>INSERT INTO  <text:s/>facade ( <text:s text:c="3"/>id, <text:s text:c="3"/>geometry_asewkt) <text:s/>VALUES ( <text:s text:c="3"/>'M15_Facade02', <text:s text:c="3"/>'SRID=3946;LINESTRING(1380110 5226400,1380110 5226390,1380150 5226390,1380150 5226400)');</text:p>
          </table:table-cell>
          <table:table-cell table:style-name="ce5" table:formula="of:=CONCATENATE([$case_00140_00100.$A10];[.V$2])" office:value-type="string" office:string-value="M15_Facade03" calcext:value-type="string">
            <text:p>M15_Facade03</text:p>
          </table:table-cell>
          <table:table-cell table:style-name="ce5" table:formula="of:=[$case_00140_00100.$C10]+IF([.$A10]=&quot;Agenc_A&quot;;[.W$2];IF([.$A10]=&quot;Agenc_B&quot;;[.W$3];IF([.$A10]=&quot;Agenc_C&quot;;[.W$4];IF([.$A10]=&quot;Agenc_D&quot;;[.W$5];0))))" office:value-type="float" office:value="1380180" calcext:value-type="float">
            <text:p>1380180</text:p>
          </table:table-cell>
          <table:table-cell table:style-name="ce5" table:formula="of:=[$case_00140_00100.$D10]+IF([.$A10]=&quot;Agenc_A&quot;;[.X$2];IF([.$A10]=&quot;Agenc_B&quot;;[.X$3];IF([.$A10]=&quot;Agenc_C&quot;;[.X$4];IF([.$A10]=&quot;Agenc_D&quot;;[.X$5];0))))" office:value-type="float" office:value="5226400" calcext:value-type="float">
            <text:p>5226400</text:p>
          </table:table-cell>
          <table:table-cell table:style-name="ce5" table:formula="of:=[$case_00140_00100.$C10]+IF([.$A10]=&quot;Agenc_A&quot;;[.Y$2];IF([.$A10]=&quot;Agenc_B&quot;;[.Y$3];IF([.$A10]=&quot;Agenc_C&quot;;[.Y$4];IF([.$A10]=&quot;Agenc_D&quot;;[.Y$5];0))))" office:value-type="float" office:value="1380190" calcext:value-type="float">
            <text:p>1380190</text:p>
          </table:table-cell>
          <table:table-cell table:style-name="ce5" table:formula="of:=[$case_00140_00100.$D10]+IF([.$A10]=&quot;Agenc_A&quot;;[.Z$2];IF([.$A10]=&quot;Agenc_B&quot;;[.Z$3];IF([.$A10]=&quot;Agenc_C&quot;;[.Z$4];IF([.$A10]=&quot;Agenc_D&quot;;[.Z$5];0))))" office:value-type="float" office:value="5226390" calcext:value-type="float">
            <text:p>5226390</text:p>
          </table:table-cell>
          <table:table-cell table:style-name="ce5" table:formula="of:=[$case_00140_00100.$C10]+IF([.$A10]=&quot;Agenc_A&quot;;[.AA$2];IF([.$A10]=&quot;Agenc_B&quot;;[.AA$3];IF([.$A10]=&quot;Agenc_C&quot;;[.AA$4];IF([.$A10]=&quot;Agenc_D&quot;;[.AA$5];0))))" office:value-type="float" office:value="1380200" calcext:value-type="float">
            <text:p>1380200</text:p>
          </table:table-cell>
          <table:table-cell table:style-name="ce5" table:formula="of:=[$case_00140_00100.$D10]+IF([.$A10]=&quot;Agenc_A&quot;;[.AB$2];IF([.$A10]=&quot;Agenc_B&quot;;[.AB$3];IF([.$A10]=&quot;Agenc_C&quot;;[.AB$4];IF([.$A10]=&quot;Agenc_D&quot;;[.AB$5];0))))" office:value-type="float" office:value="5226390" calcext:value-type="float">
            <text:p>5226390</text:p>
          </table:table-cell>
          <table:table-cell table:style-name="ce4" table:formula="of:=CONCATENATE([.AC$2];CHAR(13);&quot;    &quot;;&quot;'&quot;;[.V10];&quot;',&quot;;CHAR(13);&quot;    'SRID=3946;LINESTRING(&quot;;[.W10];&quot; &quot;;[.X10];&quot;,&quot;;[.Y10];&quot; &quot;;[.Z10];&quot;,&quot;;[.AA10];&quot; &quot;;[.AB10];&quot;)');&quot;;CHAR(13))" office:value-type="string" office:string-value="INSERT INTO &#13;  facade (&#13;    id,&#13;    geometry_asewkt)&#13;  VALUES (&#13;    'M15_Facade03',&#13;    'SRID=3946;LINESTRING(1380180 5226400,1380190 5226390,1380200 5226390)');&#13;" calcext:value-type="string">
            <text:p>INSERT INTO  <text:s/>facade ( <text:s text:c="3"/>id, <text:s text:c="3"/>geometry_asewkt) <text:s/>VALUES ( <text:s text:c="3"/>'M15_Facade03', <text:s text:c="3"/>'SRID=3946;LINESTRING(1380180 5226400,1380190 5226390,1380200 5226390)');</text:p>
          </table:table-cell>
          <table:table-cell table:style-name="ce5" table:formula="of:=CONCATENATE([$case_00140_00100.$A10];[.AD$2])" office:value-type="string" office:string-value="M15_Facade04" calcext:value-type="string">
            <text:p>M15_Facade04</text:p>
          </table:table-cell>
          <table:table-cell table:style-name="ce5" table:formula="of:=[$case_00140_00100.$C10]+IF([.$A10]=&quot;Agenc_A&quot;;[.AE$2];IF([.$A10]=&quot;Agenc_B&quot;;[.AE$3];IF([.$A10]=&quot;Agenc_C&quot;;[.AE$4];IF([.$A10]=&quot;Agenc_D&quot;;[.AE$5];0))))" office:value-type="float" office:value="1380200" calcext:value-type="float">
            <text:p>1380200</text:p>
          </table:table-cell>
          <table:table-cell table:style-name="ce5" table:formula="of:=[$case_00140_00100.$D10]+IF([.$A10]=&quot;Agenc_A&quot;;[.AF$2];IF([.$A10]=&quot;Agenc_B&quot;;[.AF$3];IF([.$A10]=&quot;Agenc_C&quot;;[.AF$4];IF([.$A10]=&quot;Agenc_D&quot;;[.AF$5];0))))" office:value-type="float" office:value="5226360" calcext:value-type="float">
            <text:p>5226360</text:p>
          </table:table-cell>
          <table:table-cell table:style-name="ce5" table:formula="of:=[$case_00140_00100.$C10]+IF([.$A10]=&quot;Agenc_A&quot;;[.AG$2];IF([.$A10]=&quot;Agenc_B&quot;;[.AG$3];IF([.$A10]=&quot;Agenc_C&quot;;[.AG$4];IF([.$A10]=&quot;Agenc_D&quot;;[.AG$5];0))))" office:value-type="float" office:value="1380190" calcext:value-type="float">
            <text:p>1380190</text:p>
          </table:table-cell>
          <table:table-cell table:style-name="ce5" table:formula="of:=[$case_00140_00100.$D10]+IF([.$A10]=&quot;Agenc_A&quot;;[.AH$2];IF([.$A10]=&quot;Agenc_B&quot;;[.AH$3];IF([.$A10]=&quot;Agenc_C&quot;;[.AH$4];IF([.$A10]=&quot;Agenc_D&quot;;[.AH$5];0))))" office:value-type="float" office:value="5226360" calcext:value-type="float">
            <text:p>5226360</text:p>
          </table:table-cell>
          <table:table-cell table:style-name="ce5" table:formula="of:=[$case_00140_00100.$C10]+IF([.$A10]=&quot;Agenc_A&quot;;[.AI$2];IF([.$A10]=&quot;Agenc_B&quot;;[.AI$3];IF([.$A10]=&quot;Agenc_C&quot;;[.AI$4];IF([.$A10]=&quot;Agenc_D&quot;;[.AI$5];0))))" office:value-type="float" office:value="1380190" calcext:value-type="float">
            <text:p>1380190</text:p>
          </table:table-cell>
          <table:table-cell table:style-name="ce5" table:formula="of:=[$case_00140_00100.$D10]+IF([.$A10]=&quot;Agenc_A&quot;;[.AJ$2];IF([.$A10]=&quot;Agenc_B&quot;;[.AJ$3];IF([.$A10]=&quot;Agenc_C&quot;;[.AJ$4];IF([.$A10]=&quot;Agenc_D&quot;;[.AJ$5];0))))" office:value-type="float" office:value="5226340" calcext:value-type="float">
            <text:p>5226340</text:p>
          </table:table-cell>
          <table:table-cell table:style-name="ce5" table:formula="of:=[$case_00140_00100.$C10]+IF([.$A10]=&quot;Agenc_A&quot;;[.AK$2];IF([.$A10]=&quot;Agenc_B&quot;;[.AK$3];IF([.$A10]=&quot;Agenc_C&quot;;[.AK$4];IF([.$A10]=&quot;Agenc_D&quot;;[.AK$5];0))))" office:value-type="float" office:value="1380200" calcext:value-type="float">
            <text:p>1380200</text:p>
          </table:table-cell>
          <table:table-cell table:style-name="ce5" table:formula="of:=[$case_00140_00100.$D10]+IF([.$A10]=&quot;Agenc_A&quot;;[.AL$2];IF([.$A10]=&quot;Agenc_B&quot;;[.AL$3];IF([.$A10]=&quot;Agenc_C&quot;;[.AL$4];IF([.$A10]=&quot;Agenc_D&quot;;[.AL$5];0))))" office:value-type="float" office:value="5226340" calcext:value-type="float">
            <text:p>5226340</text:p>
          </table:table-cell>
          <table:table-cell table:style-name="ce4" table:formula="of:=CONCATENATE([.AM$2];CHAR(13);&quot;    &quot;;&quot;'&quot;;[.AD10];&quot;',&quot;;CHAR(13);&quot;    'SRID=3946;LINESTRING(&quot;;[.AE10];&quot; &quot;;[.AF10];&quot;,&quot;;[.AG10];&quot; &quot;;[.AH10];&quot;,&quot;;[.AI10];&quot; &quot;;[.AJ10];&quot;,&quot;;[.AK10];&quot; &quot;;[.AL10];&quot;)');&quot;;CHAR(13))" office:value-type="string" office:string-value="INSERT INTO &#13;  facade (&#13;    id,&#13;    geometry_asewkt)&#13;  VALUES (&#13;    'M15_Facade04',&#13;    'SRID=3946;LINESTRING(1380200 5226360,1380190 5226360,1380190 5226340,1380200 5226340)');&#13;" calcext:value-type="string">
            <text:p>INSERT INTO  <text:s/>facade ( <text:s text:c="3"/>id, <text:s text:c="3"/>geometry_asewkt) <text:s/>VALUES ( <text:s text:c="3"/>'M15_Facade04', <text:s text:c="3"/>'SRID=3946;LINESTRING(1380200 5226360,1380190 5226360,1380190 5226340,1380200 5226340)');</text:p>
          </table:table-cell>
          <table:table-cell table:style-name="ce5" table:formula="of:=CONCATENATE([$case_00140_00100.$A10];[.AN$2])" office:value-type="string" office:string-value="M15_Facade05" calcext:value-type="string">
            <text:p>M15_Facade05</text:p>
          </table:table-cell>
          <table:table-cell table:style-name="ce5" table:formula="of:=[$case_00140_00100.$C10]+IF([.$A10]=&quot;Agenc_A&quot;;[.AO$2];IF([.$A10]=&quot;Agenc_B&quot;;[.AO$3];IF([.$A10]=&quot;Agenc_C&quot;;[.AO$4];IF([.$A10]=&quot;Agenc_D&quot;;[.AO$5];0))))" office:value-type="float" office:value="1380200" calcext:value-type="float">
            <text:p>1380200</text:p>
          </table:table-cell>
          <table:table-cell table:style-name="ce5" table:formula="of:=[$case_00140_00100.$D10]+IF([.$A10]=&quot;Agenc_A&quot;;[.AP$2];IF([.$A10]=&quot;Agenc_B&quot;;[.AP$3];IF([.$A10]=&quot;Agenc_C&quot;;[.AP$4];IF([.$A10]=&quot;Agenc_D&quot;;[.AP$5];0))))" office:value-type="float" office:value="5226310" calcext:value-type="float">
            <text:p>5226310</text:p>
          </table:table-cell>
          <table:table-cell table:style-name="ce5" table:formula="of:=[$case_00140_00100.$C10]+IF([.$A10]=&quot;Agenc_A&quot;;[.AQ$2];IF([.$A10]=&quot;Agenc_B&quot;;[.AQ$3];IF([.$A10]=&quot;Agenc_C&quot;;[.AQ$4];IF([.$A10]=&quot;Agenc_D&quot;;[.AQ$5];0))))" office:value-type="float" office:value="1380190" calcext:value-type="float">
            <text:p>1380190</text:p>
          </table:table-cell>
          <table:table-cell table:style-name="ce5" table:formula="of:=[$case_00140_00100.$D10]+IF([.$A10]=&quot;Agenc_A&quot;;[.AR$2];IF([.$A10]=&quot;Agenc_B&quot;;[.AR$3];IF([.$A10]=&quot;Agenc_C&quot;;[.AR$4];IF([.$A10]=&quot;Agenc_D&quot;;[.AR$5];0))))" office:value-type="float" office:value="5226310" calcext:value-type="float">
            <text:p>5226310</text:p>
          </table:table-cell>
          <table:table-cell table:style-name="ce5" table:formula="of:=[$case_00140_00100.$C10]+IF([.$A10]=&quot;Agenc_A&quot;;[.AS$2];IF([.$A10]=&quot;Agenc_B&quot;;[.AS$3];IF([.$A10]=&quot;Agenc_C&quot;;[.AS$4];IF([.$A10]=&quot;Agenc_D&quot;;[.AS$5];0))))" office:value-type="float" office:value="1380180" calcext:value-type="float">
            <text:p>1380180</text:p>
          </table:table-cell>
          <table:table-cell table:style-name="ce5" table:formula="of:=[$case_00140_00100.$D10]+IF([.$A10]=&quot;Agenc_A&quot;;[.AT$2];IF([.$A10]=&quot;Agenc_B&quot;;[.AT$3];IF([.$A10]=&quot;Agenc_C&quot;;[.AT$4];IF([.$A10]=&quot;Agenc_D&quot;;[.AT$5];0))))" office:value-type="float" office:value="5226320" calcext:value-type="float">
            <text:p>5226320</text:p>
          </table:table-cell>
          <table:table-cell table:style-name="ce5" table:formula="of:=[$case_00140_00100.$C10]+IF([.$A10]=&quot;Agenc_A&quot;;[.AU$2];IF([.$A10]=&quot;Agenc_B&quot;;[.AU$3];IF([.$A10]=&quot;Agenc_C&quot;;[.AU$4];IF([.$A10]=&quot;Agenc_D&quot;;[.AU$5];0))))" office:value-type="float" office:value="1380180" calcext:value-type="float">
            <text:p>1380180</text:p>
          </table:table-cell>
          <table:table-cell table:style-name="ce5" table:formula="of:=[$case_00140_00100.$D10]+IF([.$A10]=&quot;Agenc_A&quot;;[.AV$2];IF([.$A10]=&quot;Agenc_B&quot;;[.AV$3];IF([.$A10]=&quot;Agenc_C&quot;;[.AV$4];IF([.$A10]=&quot;Agenc_D&quot;;[.AV$5];0))))" office:value-type="float" office:value="5226300" calcext:value-type="float">
            <text:p>5226300</text:p>
          </table:table-cell>
          <table:table-cell table:style-name="ce4" table:formula="of:=CONCATENATE([.AW$2];CHAR(13);&quot;    &quot;;&quot;'&quot;;[.AN10];&quot;',&quot;;CHAR(13);&quot;    'SRID=3946;LINESTRING(&quot;;[.AO10];&quot; &quot;;[.AP10];&quot;,&quot;;[.AQ10];&quot; &quot;;[.AR10];&quot;,&quot;;[.AS10];&quot; &quot;;[.AT10];&quot;,&quot;;[.AU10];&quot; &quot;;[.AV10];&quot;)');&quot;;CHAR(13))" office:value-type="string" office:string-value="INSERT INTO &#13;  facade (&#13;    id,&#13;    geometry_asewkt)&#13;  VALUES (&#13;    'M15_Facade05',&#13;    'SRID=3946;LINESTRING(1380200 5226310,1380190 5226310,1380180 5226320,1380180 5226300)');&#13;" calcext:value-type="string">
            <text:p>INSERT INTO  <text:s/>facade ( <text:s text:c="3"/>id, <text:s text:c="3"/>geometry_asewkt) <text:s/>VALUES ( <text:s text:c="3"/>'M15_Facade05', <text:s text:c="3"/>'SRID=3946;LINESTRING(1380200 5226310,1380190 5226310,1380180 5226320,1380180 5226300)');</text:p>
          </table:table-cell>
          <table:table-cell table:style-name="ce5" table:formula="of:=CONCATENATE([$case_00140_00100.$A10];[.AX$2])" office:value-type="string" office:string-value="M15_Facade06" calcext:value-type="string">
            <text:p>M15_Facade06</text:p>
          </table:table-cell>
          <table:table-cell table:style-name="ce5" table:formula="of:=[$case_00140_00100.$C10]+IF([.$A10]=&quot;Agenc_A&quot;;[.AY$2];IF([.$A10]=&quot;Agenc_B&quot;;[.AY$3];IF([.$A10]=&quot;Agenc_C&quot;;[.AY$4];IF([.$A10]=&quot;Agenc_D&quot;;[.AY$5];0))))" office:value-type="float" office:value="1380150" calcext:value-type="float">
            <text:p>1380150</text:p>
          </table:table-cell>
          <table:table-cell table:style-name="ce5" table:formula="of:=[$case_00140_00100.$D10]+IF([.$A10]=&quot;Agenc_A&quot;;[.AZ$2];IF([.$A10]=&quot;Agenc_B&quot;;[.AZ$3];IF([.$A10]=&quot;Agenc_C&quot;;[.AZ$4];IF([.$A10]=&quot;Agenc_D&quot;;[.AZ$5];0))))" office:value-type="float" office:value="5226300" calcext:value-type="float">
            <text:p>5226300</text:p>
          </table:table-cell>
          <table:table-cell table:style-name="ce5" table:formula="of:=[$case_00140_00100.$C10]+IF([.$A10]=&quot;Agenc_A&quot;;[.BA$2];IF([.$A10]=&quot;Agenc_B&quot;;[.BA$3];IF([.$A10]=&quot;Agenc_C&quot;;[.BA$4];IF([.$A10]=&quot;Agenc_D&quot;;[.BA$5];0))))" office:value-type="float" office:value="1380150" calcext:value-type="float">
            <text:p>1380150</text:p>
          </table:table-cell>
          <table:table-cell table:style-name="ce5" table:formula="of:=[$case_00140_00100.$D10]+IF([.$A10]=&quot;Agenc_A&quot;;[.BB$2];IF([.$A10]=&quot;Agenc_B&quot;;[.BB$3];IF([.$A10]=&quot;Agenc_C&quot;;[.BB$4];IF([.$A10]=&quot;Agenc_D&quot;;[.BB$5];0))))" office:value-type="float" office:value="5226320" calcext:value-type="float">
            <text:p>5226320</text:p>
          </table:table-cell>
          <table:table-cell table:style-name="ce5" table:formula="of:=[$case_00140_00100.$C10]+IF([.$A10]=&quot;Agenc_A&quot;;[.BC$2];IF([.$A10]=&quot;Agenc_B&quot;;[.BC$3];IF([.$A10]=&quot;Agenc_C&quot;;[.BC$4];IF([.$A10]=&quot;Agenc_D&quot;;[.BC$5];0))))" office:value-type="float" office:value="1380110" calcext:value-type="float">
            <text:p>1380110</text:p>
          </table:table-cell>
          <table:table-cell table:style-name="ce5" table:formula="of:=[$case_00140_00100.$D10]+IF([.$A10]=&quot;Agenc_A&quot;;[.BD$2];IF([.$A10]=&quot;Agenc_B&quot;;[.BD$3];IF([.$A10]=&quot;Agenc_C&quot;;[.BD$4];IF([.$A10]=&quot;Agenc_D&quot;;[.BD$5];0))))" office:value-type="float" office:value="5226320" calcext:value-type="float">
            <text:p>5226320</text:p>
          </table:table-cell>
          <table:table-cell table:style-name="ce5" table:formula="of:=[$case_00140_00100.$C10]+IF([.$A10]=&quot;Agenc_A&quot;;[.BE$2];IF([.$A10]=&quot;Agenc_B&quot;;[.BE$3];IF([.$A10]=&quot;Agenc_C&quot;;[.BE$4];IF([.$A10]=&quot;Agenc_D&quot;;[.BE$5];0))))" office:value-type="float" office:value="1380110" calcext:value-type="float">
            <text:p>1380110</text:p>
          </table:table-cell>
          <table:table-cell table:style-name="ce5" table:formula="of:=[$case_00140_00100.$D10]+IF([.$A10]=&quot;Agenc_A&quot;;[.BF$2];IF([.$A10]=&quot;Agenc_B&quot;;[.BF$3];IF([.$A10]=&quot;Agenc_C&quot;;[.BF$4];IF([.$A10]=&quot;Agenc_D&quot;;[.BF$5];0))))" office:value-type="float" office:value="5226300" calcext:value-type="float">
            <text:p>5226300</text:p>
          </table:table-cell>
          <table:table-cell table:style-name="ce4" table:formula="of:=CONCATENATE([.BG$2];CHAR(13);&quot;    &quot;;&quot;'&quot;;[.AX10];&quot;',&quot;;CHAR(13);&quot;    'SRID=3946;LINESTRING(&quot;;[.AY10];&quot; &quot;;[.AZ10];&quot;,&quot;;[.BA10];&quot; &quot;;[.BB10];&quot;,&quot;;[.BC10];&quot; &quot;;[.BD10];&quot;,&quot;;[.BE10];&quot; &quot;;[.BF10];&quot;)');&quot;;CHAR(13))" office:value-type="string" office:string-value="INSERT INTO &#13;  facade (&#13;    id,&#13;    geometry_asewkt)&#13;  VALUES (&#13;    'M15_Facade06',&#13;    'SRID=3946;LINESTRING(1380150 5226300,1380150 5226320,1380110 5226320,1380110 5226300)');&#13;" calcext:value-type="string">
            <text:p>INSERT INTO  <text:s/>facade ( <text:s text:c="3"/>id, <text:s text:c="3"/>geometry_asewkt) <text:s/>VALUES ( <text:s text:c="3"/>'M15_Facade06', <text:s text:c="3"/>'SRID=3946;LINESTRING(1380150 5226300,1380150 5226320,1380110 5226320,1380110 5226300)');</text:p>
          </table:table-cell>
          <table:table-cell table:style-name="ce5" table:formula="of:=CONCATENATE([$case_00140_00100.$A10];[.BH$2])" office:value-type="string" office:string-value="M15_Facade07" calcext:value-type="string">
            <text:p>M15_Facade07</text:p>
          </table:table-cell>
          <table:table-cell table:style-name="ce5" table:formula="of:=[$case_00140_00100.$C10]+IF([.$A10]=&quot;Agenc_A&quot;;[.BI$2];IF([.$A10]=&quot;Agenc_B&quot;;[.BI$3];IF([.$A10]=&quot;Agenc_C&quot;;[.BI$4];IF([.$A10]=&quot;Agenc_D&quot;;[.BI$5];0))))" office:value-type="float" office:value="1380080" calcext:value-type="float">
            <text:p>1380080</text:p>
          </table:table-cell>
          <table:table-cell table:style-name="ce5" table:formula="of:=[$case_00140_00100.$D10]+IF([.$A10]=&quot;Agenc_A&quot;;[.BJ$2];IF([.$A10]=&quot;Agenc_B&quot;;[.BJ$3];IF([.$A10]=&quot;Agenc_C&quot;;[.BJ$4];IF([.$A10]=&quot;Agenc_D&quot;;[.BJ$5];0))))" office:value-type="float" office:value="5226300" calcext:value-type="float">
            <text:p>5226300</text:p>
          </table:table-cell>
          <table:table-cell table:style-name="ce5" table:formula="of:=[$case_00140_00100.$C10]+IF([.$A10]=&quot;Agenc_A&quot;;[.BK$2];IF([.$A10]=&quot;Agenc_B&quot;;[.BK$3];IF([.$A10]=&quot;Agenc_C&quot;;[.BK$4];IF([.$A10]=&quot;Agenc_D&quot;;[.BK$5];0))))" office:value-type="float" office:value="1380080" calcext:value-type="float">
            <text:p>1380080</text:p>
          </table:table-cell>
          <table:table-cell table:style-name="ce5" table:formula="of:=[$case_00140_00100.$D10]+IF([.$A10]=&quot;Agenc_A&quot;;[.BL$2];IF([.$A10]=&quot;Agenc_B&quot;;[.BL$3];IF([.$A10]=&quot;Agenc_C&quot;;[.BL$4];IF([.$A10]=&quot;Agenc_D&quot;;[.BL$5];0))))" office:value-type="float" office:value="5226310" calcext:value-type="float">
            <text:p>5226310</text:p>
          </table:table-cell>
          <table:table-cell table:style-name="ce5" table:formula="of:=[$case_00140_00100.$C10]+IF([.$A10]=&quot;Agenc_A&quot;;[.BM$2];IF([.$A10]=&quot;Agenc_B&quot;;[.BM$3];IF([.$A10]=&quot;Agenc_C&quot;;[.BM$4];IF([.$A10]=&quot;Agenc_D&quot;;[.BM$5];0))))" office:value-type="float" office:value="1380060" calcext:value-type="float">
            <text:p>1380060</text:p>
          </table:table-cell>
          <table:table-cell table:style-name="ce5" table:formula="of:=[$case_00140_00100.$D10]+IF([.$A10]=&quot;Agenc_A&quot;;[.BN$2];IF([.$A10]=&quot;Agenc_B&quot;;[.BN$3];IF([.$A10]=&quot;Agenc_C&quot;;[.BN$4];IF([.$A10]=&quot;Agenc_D&quot;;[.BN$5];0))))" office:value-type="float" office:value="5226310" calcext:value-type="float">
            <text:p>5226310</text:p>
          </table:table-cell>
          <table:table-cell table:style-name="ce4" table:formula="of:=CONCATENATE([.BO$2];CHAR(13);&quot;    &quot;;&quot;'&quot;;[.BH10];&quot;',&quot;;CHAR(13);&quot;    'SRID=3946;LINESTRING(&quot;;[.BI10];&quot; &quot;;[.BJ10];&quot;,&quot;;[.BK10];&quot; &quot;;[.BL10];&quot;,&quot;;[.BM10];&quot; &quot;;[.BN10];&quot;)');&quot;;CHAR(13))" office:value-type="string" office:string-value="INSERT INTO &#13;  facade_id (&#13;    id,&#13;    geometry_asewkt)&#13;  VALUES (&#13;    'M15_Facade07',&#13;    'SRID=3946;LINESTRING(1380080 5226300,1380080 5226310,1380060 5226310)');&#13;" calcext:value-type="string">
            <text:p>INSERT INTO  <text:s/>facade_id ( <text:s text:c="3"/>id, <text:s text:c="3"/>geometry_asewkt) <text:s/>VALUES ( <text:s text:c="3"/>'M15_Facade07', <text:s text:c="3"/>'SRID=3946;LINESTRING(1380080 5226300,1380080 5226310,1380060 5226310)');</text:p>
          </table:table-cell>
          <table:table-cell table:style-name="ce5" table:formula="of:=CONCATENATE([$case_00140_00100.$A10];[.BP$2])" office:value-type="string" office:string-value="M15_Facade08" calcext:value-type="string">
            <text:p>M15_Facade08</text:p>
          </table:table-cell>
          <table:table-cell table:style-name="ce5" table:formula="of:=[$case_00140_00100.$C10]+IF([.$A10]=&quot;Agenc_A&quot;;[.BQ$2];IF([.$A10]=&quot;Agenc_B&quot;;[.BQ$3];IF([.$A10]=&quot;Agenc_C&quot;;[.BQ$4];IF([.$A10]=&quot;Agenc_D&quot;;[.BQ$5];0))))" office:value-type="float" office:value="1380060" calcext:value-type="float">
            <text:p>1380060</text:p>
          </table:table-cell>
          <table:table-cell table:style-name="ce5" table:formula="of:=[$case_00140_00100.$D10]+IF([.$A10]=&quot;Agenc_A&quot;;[.BR$2];IF([.$A10]=&quot;Agenc_B&quot;;[.BR$3];IF([.$A10]=&quot;Agenc_C&quot;;[.BR$4];IF([.$A10]=&quot;Agenc_D&quot;;[.BR$5];0))))" office:value-type="float" office:value="5226340" calcext:value-type="float">
            <text:p>5226340</text:p>
          </table:table-cell>
          <table:table-cell table:style-name="ce5" table:formula="of:=[$case_00140_00100.$C10]+IF([.$A10]=&quot;Agenc_A&quot;;[.BS$2];IF([.$A10]=&quot;Agenc_B&quot;;[.BS$3];IF([.$A10]=&quot;Agenc_C&quot;;[.BS$4];IF([.$A10]=&quot;Agenc_D&quot;;[.BS$5];0))))" office:value-type="float" office:value="1380070" calcext:value-type="float">
            <text:p>1380070</text:p>
          </table:table-cell>
          <table:table-cell table:style-name="ce5" table:formula="of:=[$case_00140_00100.$D10]+IF([.$A10]=&quot;Agenc_A&quot;;[.BT$2];IF([.$A10]=&quot;Agenc_B&quot;;[.BT$3];IF([.$A10]=&quot;Agenc_C&quot;;[.BT$4];IF([.$A10]=&quot;Agenc_D&quot;;[.BT$5];0))))" office:value-type="float" office:value="5226340" calcext:value-type="float">
            <text:p>5226340</text:p>
          </table:table-cell>
          <table:table-cell table:style-name="ce5" table:formula="of:=[$case_00140_00100.$C10]+IF([.$A10]=&quot;Agenc_A&quot;;[.BU$2];IF([.$A10]=&quot;Agenc_B&quot;;[.BU$3];IF([.$A10]=&quot;Agenc_C&quot;;[.BU$4];IF([.$A10]=&quot;Agenc_D&quot;;[.BU$5];0))))" office:value-type="float" office:value="1380070" calcext:value-type="float">
            <text:p>1380070</text:p>
          </table:table-cell>
          <table:table-cell table:style-name="ce5" table:formula="of:=[$case_00140_00100.$D10]+IF([.$A10]=&quot;Agenc_A&quot;;[.BV$2];IF([.$A10]=&quot;Agenc_B&quot;;[.BV$3];IF([.$A10]=&quot;Agenc_C&quot;;[.BV$4];IF([.$A10]=&quot;Agenc_D&quot;;[.BV$5];0))))" office:value-type="float" office:value="5226360" calcext:value-type="float">
            <text:p>5226360</text:p>
          </table:table-cell>
          <table:table-cell table:style-name="ce5" table:formula="of:=[$case_00140_00100.$C10]+IF([.$A10]=&quot;Agenc_A&quot;;[.BW$2];IF([.$A10]=&quot;Agenc_B&quot;;[.BW$3];IF([.$A10]=&quot;Agenc_C&quot;;[.BW$4];IF([.$A10]=&quot;Agenc_D&quot;;[.BW$5];0))))" office:value-type="float" office:value="1380060" calcext:value-type="float">
            <text:p>1380060</text:p>
          </table:table-cell>
          <table:table-cell table:style-name="ce5" table:formula="of:=[$case_00140_00100.$D10]+IF([.$A10]=&quot;Agenc_A&quot;;[.BX$2];IF([.$A10]=&quot;Agenc_B&quot;;[.BX$3];IF([.$A10]=&quot;Agenc_C&quot;;[.BX$4];IF([.$A10]=&quot;Agenc_D&quot;;[.BX$5];0))))" office:value-type="float" office:value="5226360" calcext:value-type="float">
            <text:p>5226360</text:p>
          </table:table-cell>
          <table:table-cell table:style-name="ce4" table:formula="of:=CONCATENATE([.BY$2];CHAR(13);&quot;    &quot;;&quot;'&quot;;[.BP10];&quot;',&quot;;CHAR(13);&quot;    'SRID=3946;LINESTRING(&quot;;[.BQ10];&quot; &quot;;[.BR10];&quot;,&quot;;[.BS10];&quot; &quot;;[.BT10];&quot;,&quot;;[.BU10];&quot; &quot;;[.BV10];&quot;,&quot;;[.BW10];&quot; &quot;;[.BX10];&quot;)');&quot;;CHAR(13))" office:value-type="string" office:string-value="INSERT INTO &#13;  facade (&#13;    id,&#13;    geometry_asewkt)&#13;  VALUES (&#13;    'M15_Facade08',&#13;    'SRID=3946;LINESTRING(1380060 5226340,1380070 5226340,1380070 5226360,1380060 5226360)');&#13;" calcext:value-type="string">
            <text:p>INSERT INTO  <text:s/>facade ( <text:s text:c="3"/>id, <text:s text:c="3"/>geometry_asewkt) <text:s/>VALUES ( <text:s text:c="3"/>'M15_Facade08', <text:s text:c="3"/>'SRID=3946;LINESTRING(1380060 5226340,1380070 5226340,1380070 5226360,1380060 5226360)');</text:p>
          </table:table-cell>
          <table:table-cell table:formula="of:=CONCATENATE([.K10];CHAR(13);[.U10];CHAR(13);[.AC10];CHAR(13);[.AM10];CHAR(13);[.AW10];CHAR(13);[.BG10];CHAR(13);[.BO10];CHAR(13);[.BY10];CHAR(13))" office:value-type="string" office:string-value="INSERT INTO &#13;  facade (&#13;    id,&#13;    geometry_asewkt)&#13;  VALUES (&#13;    'M15_Facade01',&#13;    'SRID=3946;LINESTRING(1380080 5226400,1380080 5226380,1380070 5226380,1380060 5226390)');&#13;&#13;INSERT INTO &#13;  facade (&#13;    id,&#13;    geometry_asewkt)&#13;  VALUES (&#13;    'M15_Facade02',&#13;    'SRID=3946;LINESTRING(1380110 5226400,1380110 5226390,1380150 5226390,1380150 5226400)');&#13;&#13;INSERT INTO &#13;  facade (&#13;    id,&#13;    geometry_asewkt)&#13;  VALUES (&#13;    'M15_Facade03',&#13;    'SRID=3946;LINESTRING(1380180 5226400,1380190 5226390,1380200 5226390)');&#13;&#13;INSERT INTO &#13;  facade (&#13;    id,&#13;    geometry_asewkt)&#13;  VALUES (&#13;    'M15_Facade04',&#13;    'SRID=3946;LINESTRING(1380200 5226360,1380190 5226360,1380190 5226340,1380200 5226340)');&#13;&#13;INSERT INTO &#13;  facade (&#13;    id,&#13;    geometry_asewkt)&#13;  VALUES (&#13;    'M15_Facade05',&#13;    'SRID=3946;LINESTRING(1380200 5226310,1380190 5226310,1380180 5226320,1380180 5226300)');&#13;&#13;INSERT INTO &#13;  facade (&#13;    id,&#13;    geometry_asewkt)&#13;  VALUES (&#13;    'M15_Facade06',&#13;    'SRID=3946;LINESTRING(1380150 5226300,1380150 5226320,1380110 5226320,1380110 5226300)');&#13;&#13;INSERT INTO &#13;  facade_id (&#13;    id,&#13;    geometry_asewkt)&#13;  VALUES (&#13;    'M15_Facade07',&#13;    'SRID=3946;LINESTRING(1380080 5226300,1380080 5226310,1380060 5226310)');&#13;&#13;INSERT INTO &#13;  facade (&#13;    id,&#13;    geometry_asewkt)&#13;  VALUES (&#13;    'M15_Facade08',&#13;    'SRID=3946;LINESTRING(1380060 5226340,1380070 5226340,1380070 5226360,1380060 5226360)');&#13;&#13;" calcext:value-type="string">
            <text:p>INSERT INTO  <text:s/>facade ( <text:s text:c="3"/>id, <text:s text:c="3"/>geometry_asewkt) <text:s/>VALUES ( <text:s text:c="3"/>'M15_Facade01', <text:s text:c="3"/>'SRID=3946;LINESTRING(1380080 5226400,1380080 5226380,1380070 5226380,1380060 5226390)');INSERT INTO  <text:s/>facade ( <text:s text:c="3"/>id, <text:s text:c="3"/>geometry_asewkt) <text:s/>VALUES ( <text:s text:c="3"/>'M15_Facade02', <text:s text:c="3"/>'SRID=3946;LINESTRING(1380110 5226400,1380110 5226390,1380150 5226390,1380150 5226400)');INSERT INTO  <text:s/>facade ( <text:s text:c="3"/>id, <text:s text:c="3"/>geometry_asewkt) <text:s/>VALUES ( <text:s text:c="3"/>'M15_Facade03', <text:s text:c="3"/>'SRID=3946;LINESTRING(1380180 5226400,1380190 5226390,1380200 5226390)');INSERT INTO  <text:s/>facade ( <text:s text:c="3"/>id, <text:s text:c="3"/>geometry_asewkt) <text:s/>VALUES ( <text:s text:c="3"/>'M15_Facade04', <text:s text:c="3"/>'SRID=3946;LINESTRING(1380200 5226360,1380190 5226360,1380190 5226340,1380200 5226340)');INSERT INTO  <text:s/>facade ( <text:s text:c="3"/>id, <text:s text:c="3"/>geometry_asewkt) <text:s/>VALUES ( <text:s text:c="3"/>'M15_Facade05', <text:s text:c="3"/>'SRID=3946;LINESTRING(1380200 5226310,1380190 5226310,1380180 5226320,1380180 5226300)');INSERT INTO  <text:s/>facade ( <text:s text:c="3"/>id, <text:s text:c="3"/>geometry_asewkt) <text:s/>VALUES ( <text:s text:c="3"/>'M15_Facade06', <text:s text:c="3"/>'SRID=3946;LINESTRING(1380150 5226300,1380150 5226320,1380110 5226320,1380110 5226300)');INSERT INTO  <text:s/>facade_id ( <text:s text:c="3"/>id, <text:s text:c="3"/>geometry_asewkt) <text:s/>VALUES ( <text:s text:c="3"/>'M15_Facade07', <text:s text:c="3"/>'SRID=3946;LINESTRING(1380080 5226300,1380080 5226310,1380060 5226310)');INSERT INTO  <text:s/>facade ( <text:s text:c="3"/>id, <text:s text:c="3"/>geometry_asewkt) <text:s/>VALUES ( <text:s text:c="3"/>'M15_Facade08', <text:s text:c="3"/>'SRID=3946;LINESTRING(1380060 5226340,1380070 5226340,1380070 5226360,1380060 5226360)');</text:p>
          </table:table-cell>
          <table:table-cell table:number-columns-repeated="946"/>
        </table:table-row>
        <table:table-row table:style-name="ro5">
          <table:table-cell table:formula="of:=[case_00140_00100.B11]" office:value-type="string" office:string-value="Agenc_B" calcext:value-type="string">
            <text:p>Agenc_B</text:p>
          </table:table-cell>
          <table:table-cell table:style-name="ce5" table:formula="of:=CONCATENATE([$case_00140_00100.$A11];[.B$2])" office:value-type="string" office:string-value="M21_Facade01" calcext:value-type="string">
            <text:p>M21_Facade01</text:p>
          </table:table-cell>
          <table:table-cell table:style-name="ce5" table:formula="of:=[$case_00140_00100.$C11]+IF([.$A11]=&quot;Agenc_A&quot;;[.C$2];IF([.$A11]=&quot;Agenc_B&quot;;[.C$3];IF([.$A11]=&quot;Agenc_C&quot;;[.C$4];IF([.$A11]=&quot;Agenc_D&quot;;[.C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D$2];IF([.$A11]=&quot;Agenc_B&quot;;[.D$3];IF([.$A11]=&quot;Agenc_C&quot;;[.D$4];IF([.$A11]=&quot;Agenc_D&quot;;[.D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E$2];IF([.$A11]=&quot;Agenc_B&quot;;[.E$3];IF([.$A11]=&quot;Agenc_C&quot;;[.E$4];IF([.$A11]=&quot;Agenc_D&quot;;[.E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F$2];IF([.$A11]=&quot;Agenc_B&quot;;[.F$3];IF([.$A11]=&quot;Agenc_C&quot;;[.F$4];IF([.$A11]=&quot;Agenc_D&quot;;[.F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G$2];IF([.$A11]=&quot;Agenc_B&quot;;[.G$3];IF([.$A11]=&quot;Agenc_C&quot;;[.G$4];IF([.$A11]=&quot;Agenc_D&quot;;[.G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H$2];IF([.$A11]=&quot;Agenc_B&quot;;[.H$3];IF([.$A11]=&quot;Agenc_C&quot;;[.H$4];IF([.$A11]=&quot;Agenc_D&quot;;[.H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I$2];IF([.$A11]=&quot;Agenc_B&quot;;[.I$3];IF([.$A11]=&quot;Agenc_C&quot;;[.I$4];IF([.$A11]=&quot;Agenc_D&quot;;[.I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J$2];IF([.$A11]=&quot;Agenc_B&quot;;[.J$3];IF([.$A11]=&quot;Agenc_C&quot;;[.J$4];IF([.$A11]=&quot;Agenc_D&quot;;[.J$5];0))))" office:value-type="float" office:value="5226200" calcext:value-type="float">
            <text:p>5226200</text:p>
          </table:table-cell>
          <table:table-cell table:style-name="ce4" table:formula="of:=CONCATENATE([.K$2];CHAR(13);&quot;    &quot;;&quot;'&quot;;[.B11];&quot;',&quot;;CHAR(13);&quot;    'SRID=3946;LINESTRING(&quot;;[.C11];&quot; &quot;;[.D11];&quot;,&quot;;[.E11];&quot; &quot;;[.F11];&quot;,&quot;;[.G11];&quot; &quot;;[.H11];&quot;,&quot;;[.I11];&quot; &quot;;[.J11];&quot;)');&quot;;CHAR(13))" office:value-type="string" office:string-value="INSERT INTO &#13;  facade (&#13;    id,&#13;    geometry_asewkt)&#13;  VALUES (&#13;    'M21_Facade01',&#13;    'SRID=3946;LINESTRING(1379500 5226200,1379500 5226200,1379500 5226200,1379500 5226200)');&#13;" calcext:value-type="string">
            <text:p>INSERT INTO  <text:s/>facade ( <text:s text:c="3"/>id, <text:s text:c="3"/>geometry_asewkt) <text:s/>VALUES ( <text:s text:c="3"/>'M21_Facade01', <text:s text:c="3"/>'SRID=3946;LINESTRING(1379500 5226200,1379500 5226200,1379500 5226200,1379500 5226200)');</text:p>
          </table:table-cell>
          <table:table-cell table:style-name="ce5" table:formula="of:=CONCATENATE([$case_00140_00100.$A11];[.L$2])" office:value-type="string" office:string-value="M21_Facade02" calcext:value-type="string">
            <text:p>M21_Facade02</text:p>
          </table:table-cell>
          <table:table-cell table:style-name="ce5" table:formula="of:=[$case_00140_00100.$C11]+IF([.$A11]=&quot;Agenc_A&quot;;[.M$2];IF([.$A11]=&quot;Agenc_B&quot;;[.M$3];IF([.$A11]=&quot;Agenc_C&quot;;[.M$4];IF([.$A11]=&quot;Agenc_D&quot;;[.M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N$2];IF([.$A11]=&quot;Agenc_B&quot;;[.N$3];IF([.$A11]=&quot;Agenc_C&quot;;[.N$4];IF([.$A11]=&quot;Agenc_D&quot;;[.N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O$2];IF([.$A11]=&quot;Agenc_B&quot;;[.O$3];IF([.$A11]=&quot;Agenc_C&quot;;[.O$4];IF([.$A11]=&quot;Agenc_D&quot;;[.O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P$2];IF([.$A11]=&quot;Agenc_B&quot;;[.P$3];IF([.$A11]=&quot;Agenc_C&quot;;[.P$4];IF([.$A11]=&quot;Agenc_D&quot;;[.P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Q$2];IF([.$A11]=&quot;Agenc_B&quot;;[.Q$3];IF([.$A11]=&quot;Agenc_C&quot;;[.Q$4];IF([.$A11]=&quot;Agenc_D&quot;;[.Q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R$2];IF([.$A11]=&quot;Agenc_B&quot;;[.R$3];IF([.$A11]=&quot;Agenc_C&quot;;[.R$4];IF([.$A11]=&quot;Agenc_D&quot;;[.R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S$2];IF([.$A11]=&quot;Agenc_B&quot;;[.S$3];IF([.$A11]=&quot;Agenc_C&quot;;[.S$4];IF([.$A11]=&quot;Agenc_D&quot;;[.S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T$2];IF([.$A11]=&quot;Agenc_B&quot;;[.T$3];IF([.$A11]=&quot;Agenc_C&quot;;[.T$4];IF([.$A11]=&quot;Agenc_D&quot;;[.T$5];0))))" office:value-type="float" office:value="5226200" calcext:value-type="float">
            <text:p>5226200</text:p>
          </table:table-cell>
          <table:table-cell table:style-name="ce4" table:formula="of:=CONCATENATE([.U$2];CHAR(13);&quot;    &quot;;&quot;'&quot;;[.L11];&quot;',&quot;;CHAR(13);&quot;    'SRID=3946;LINESTRING(&quot;;[.M11];&quot; &quot;;[.N11];&quot;,&quot;;[.O11];&quot; &quot;;[.P11];&quot;,&quot;;[.Q11];&quot; &quot;;[.R11];&quot;,&quot;;[.S11];&quot; &quot;;[.T11];&quot;)');&quot;;CHAR(13))" office:value-type="string" office:string-value="INSERT INTO &#13;  facade (&#13;    id,&#13;    geometry_asewkt)&#13;  VALUES (&#13;    'M21_Facade02',&#13;    'SRID=3946;LINESTRING(1379500 5226200,1379500 5226200,1379500 5226200,1379500 5226200)');&#13;" calcext:value-type="string">
            <text:p>INSERT INTO  <text:s/>facade ( <text:s text:c="3"/>id, <text:s text:c="3"/>geometry_asewkt) <text:s/>VALUES ( <text:s text:c="3"/>'M21_Facade02', <text:s text:c="3"/>'SRID=3946;LINESTRING(1379500 5226200,1379500 5226200,1379500 5226200,1379500 5226200)');</text:p>
          </table:table-cell>
          <table:table-cell table:style-name="ce5" table:formula="of:=CONCATENATE([$case_00140_00100.$A11];[.V$2])" office:value-type="string" office:string-value="M21_Facade03" calcext:value-type="string">
            <text:p>M21_Facade03</text:p>
          </table:table-cell>
          <table:table-cell table:style-name="ce5" table:formula="of:=[$case_00140_00100.$C11]+IF([.$A11]=&quot;Agenc_A&quot;;[.W$2];IF([.$A11]=&quot;Agenc_B&quot;;[.W$3];IF([.$A11]=&quot;Agenc_C&quot;;[.W$4];IF([.$A11]=&quot;Agenc_D&quot;;[.W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X$2];IF([.$A11]=&quot;Agenc_B&quot;;[.X$3];IF([.$A11]=&quot;Agenc_C&quot;;[.X$4];IF([.$A11]=&quot;Agenc_D&quot;;[.X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Y$2];IF([.$A11]=&quot;Agenc_B&quot;;[.Y$3];IF([.$A11]=&quot;Agenc_C&quot;;[.Y$4];IF([.$A11]=&quot;Agenc_D&quot;;[.Y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Z$2];IF([.$A11]=&quot;Agenc_B&quot;;[.Z$3];IF([.$A11]=&quot;Agenc_C&quot;;[.Z$4];IF([.$A11]=&quot;Agenc_D&quot;;[.Z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AA$2];IF([.$A11]=&quot;Agenc_B&quot;;[.AA$3];IF([.$A11]=&quot;Agenc_C&quot;;[.AA$4];IF([.$A11]=&quot;Agenc_D&quot;;[.AA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AB$2];IF([.$A11]=&quot;Agenc_B&quot;;[.AB$3];IF([.$A11]=&quot;Agenc_C&quot;;[.AB$4];IF([.$A11]=&quot;Agenc_D&quot;;[.AB$5];0))))" office:value-type="float" office:value="5226200" calcext:value-type="float">
            <text:p>5226200</text:p>
          </table:table-cell>
          <table:table-cell table:style-name="ce4" table:formula="of:=CONCATENATE([.AC$2];CHAR(13);&quot;    &quot;;&quot;'&quot;;[.V11];&quot;',&quot;;CHAR(13);&quot;    'SRID=3946;LINESTRING(&quot;;[.W11];&quot; &quot;;[.X11];&quot;,&quot;;[.Y11];&quot; &quot;;[.Z11];&quot;,&quot;;[.AA11];&quot; &quot;;[.AB11];&quot;)');&quot;;CHAR(13))" office:value-type="string" office:string-value="INSERT INTO &#13;  facade (&#13;    id,&#13;    geometry_asewkt)&#13;  VALUES (&#13;    'M21_Facade03',&#13;    'SRID=3946;LINESTRING(1379500 5226200,1379500 5226200,1379500 5226200)');&#13;" calcext:value-type="string">
            <text:p>INSERT INTO  <text:s/>facade ( <text:s text:c="3"/>id, <text:s text:c="3"/>geometry_asewkt) <text:s/>VALUES ( <text:s text:c="3"/>'M21_Facade03', <text:s text:c="3"/>'SRID=3946;LINESTRING(1379500 5226200,1379500 5226200,1379500 5226200)');</text:p>
          </table:table-cell>
          <table:table-cell table:style-name="ce5" table:formula="of:=CONCATENATE([$case_00140_00100.$A11];[.AD$2])" office:value-type="string" office:string-value="M21_Facade04" calcext:value-type="string">
            <text:p>M21_Facade04</text:p>
          </table:table-cell>
          <table:table-cell table:style-name="ce5" table:formula="of:=[$case_00140_00100.$C11]+IF([.$A11]=&quot;Agenc_A&quot;;[.AE$2];IF([.$A11]=&quot;Agenc_B&quot;;[.AE$3];IF([.$A11]=&quot;Agenc_C&quot;;[.AE$4];IF([.$A11]=&quot;Agenc_D&quot;;[.AE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AF$2];IF([.$A11]=&quot;Agenc_B&quot;;[.AF$3];IF([.$A11]=&quot;Agenc_C&quot;;[.AF$4];IF([.$A11]=&quot;Agenc_D&quot;;[.AF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AG$2];IF([.$A11]=&quot;Agenc_B&quot;;[.AG$3];IF([.$A11]=&quot;Agenc_C&quot;;[.AG$4];IF([.$A11]=&quot;Agenc_D&quot;;[.AG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AH$2];IF([.$A11]=&quot;Agenc_B&quot;;[.AH$3];IF([.$A11]=&quot;Agenc_C&quot;;[.AH$4];IF([.$A11]=&quot;Agenc_D&quot;;[.AH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AI$2];IF([.$A11]=&quot;Agenc_B&quot;;[.AI$3];IF([.$A11]=&quot;Agenc_C&quot;;[.AI$4];IF([.$A11]=&quot;Agenc_D&quot;;[.AI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AJ$2];IF([.$A11]=&quot;Agenc_B&quot;;[.AJ$3];IF([.$A11]=&quot;Agenc_C&quot;;[.AJ$4];IF([.$A11]=&quot;Agenc_D&quot;;[.AJ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AK$2];IF([.$A11]=&quot;Agenc_B&quot;;[.AK$3];IF([.$A11]=&quot;Agenc_C&quot;;[.AK$4];IF([.$A11]=&quot;Agenc_D&quot;;[.AK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AL$2];IF([.$A11]=&quot;Agenc_B&quot;;[.AL$3];IF([.$A11]=&quot;Agenc_C&quot;;[.AL$4];IF([.$A11]=&quot;Agenc_D&quot;;[.AL$5];0))))" office:value-type="float" office:value="5226200" calcext:value-type="float">
            <text:p>5226200</text:p>
          </table:table-cell>
          <table:table-cell table:style-name="ce4" table:formula="of:=CONCATENATE([.AM$2];CHAR(13);&quot;    &quot;;&quot;'&quot;;[.AD11];&quot;',&quot;;CHAR(13);&quot;    'SRID=3946;LINESTRING(&quot;;[.AE11];&quot; &quot;;[.AF11];&quot;,&quot;;[.AG11];&quot; &quot;;[.AH11];&quot;,&quot;;[.AI11];&quot; &quot;;[.AJ11];&quot;,&quot;;[.AK11];&quot; &quot;;[.AL11];&quot;)');&quot;;CHAR(13))" office:value-type="string" office:string-value="INSERT INTO &#13;  facade (&#13;    id,&#13;    geometry_asewkt)&#13;  VALUES (&#13;    'M21_Facade04',&#13;    'SRID=3946;LINESTRING(1379500 5226200,1379500 5226200,1379500 5226200,1379500 5226200)');&#13;" calcext:value-type="string">
            <text:p>INSERT INTO  <text:s/>facade ( <text:s text:c="3"/>id, <text:s text:c="3"/>geometry_asewkt) <text:s/>VALUES ( <text:s text:c="3"/>'M21_Facade04', <text:s text:c="3"/>'SRID=3946;LINESTRING(1379500 5226200,1379500 5226200,1379500 5226200,1379500 5226200)');</text:p>
          </table:table-cell>
          <table:table-cell table:style-name="ce5" table:formula="of:=CONCATENATE([$case_00140_00100.$A11];[.AN$2])" office:value-type="string" office:string-value="M21_Facade05" calcext:value-type="string">
            <text:p>M21_Facade05</text:p>
          </table:table-cell>
          <table:table-cell table:style-name="ce5" table:formula="of:=[$case_00140_00100.$C11]+IF([.$A11]=&quot;Agenc_A&quot;;[.AO$2];IF([.$A11]=&quot;Agenc_B&quot;;[.AO$3];IF([.$A11]=&quot;Agenc_C&quot;;[.AO$4];IF([.$A11]=&quot;Agenc_D&quot;;[.AO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AP$2];IF([.$A11]=&quot;Agenc_B&quot;;[.AP$3];IF([.$A11]=&quot;Agenc_C&quot;;[.AP$4];IF([.$A11]=&quot;Agenc_D&quot;;[.AP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AQ$2];IF([.$A11]=&quot;Agenc_B&quot;;[.AQ$3];IF([.$A11]=&quot;Agenc_C&quot;;[.AQ$4];IF([.$A11]=&quot;Agenc_D&quot;;[.AQ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AR$2];IF([.$A11]=&quot;Agenc_B&quot;;[.AR$3];IF([.$A11]=&quot;Agenc_C&quot;;[.AR$4];IF([.$A11]=&quot;Agenc_D&quot;;[.AR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AS$2];IF([.$A11]=&quot;Agenc_B&quot;;[.AS$3];IF([.$A11]=&quot;Agenc_C&quot;;[.AS$4];IF([.$A11]=&quot;Agenc_D&quot;;[.AS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AT$2];IF([.$A11]=&quot;Agenc_B&quot;;[.AT$3];IF([.$A11]=&quot;Agenc_C&quot;;[.AT$4];IF([.$A11]=&quot;Agenc_D&quot;;[.AT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AU$2];IF([.$A11]=&quot;Agenc_B&quot;;[.AU$3];IF([.$A11]=&quot;Agenc_C&quot;;[.AU$4];IF([.$A11]=&quot;Agenc_D&quot;;[.AU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AV$2];IF([.$A11]=&quot;Agenc_B&quot;;[.AV$3];IF([.$A11]=&quot;Agenc_C&quot;;[.AV$4];IF([.$A11]=&quot;Agenc_D&quot;;[.AV$5];0))))" office:value-type="float" office:value="5226200" calcext:value-type="float">
            <text:p>5226200</text:p>
          </table:table-cell>
          <table:table-cell table:style-name="ce4" table:formula="of:=CONCATENATE([.AW$2];CHAR(13);&quot;    &quot;;&quot;'&quot;;[.AN11];&quot;',&quot;;CHAR(13);&quot;    'SRID=3946;LINESTRING(&quot;;[.AO11];&quot; &quot;;[.AP11];&quot;,&quot;;[.AQ11];&quot; &quot;;[.AR11];&quot;,&quot;;[.AS11];&quot; &quot;;[.AT11];&quot;,&quot;;[.AU11];&quot; &quot;;[.AV11];&quot;)');&quot;;CHAR(13))" office:value-type="string" office:string-value="INSERT INTO &#13;  facade (&#13;    id,&#13;    geometry_asewkt)&#13;  VALUES (&#13;    'M21_Facade05',&#13;    'SRID=3946;LINESTRING(1379500 5226200,1379500 5226200,1379500 5226200,1379500 5226200)');&#13;" calcext:value-type="string">
            <text:p>INSERT INTO  <text:s/>facade ( <text:s text:c="3"/>id, <text:s text:c="3"/>geometry_asewkt) <text:s/>VALUES ( <text:s text:c="3"/>'M21_Facade05', <text:s text:c="3"/>'SRID=3946;LINESTRING(1379500 5226200,1379500 5226200,1379500 5226200,1379500 5226200)');</text:p>
          </table:table-cell>
          <table:table-cell table:style-name="ce5" table:formula="of:=CONCATENATE([$case_00140_00100.$A11];[.AX$2])" office:value-type="string" office:string-value="M21_Facade06" calcext:value-type="string">
            <text:p>M21_Facade06</text:p>
          </table:table-cell>
          <table:table-cell table:style-name="ce5" table:formula="of:=[$case_00140_00100.$C11]+IF([.$A11]=&quot;Agenc_A&quot;;[.AY$2];IF([.$A11]=&quot;Agenc_B&quot;;[.AY$3];IF([.$A11]=&quot;Agenc_C&quot;;[.AY$4];IF([.$A11]=&quot;Agenc_D&quot;;[.AY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AZ$2];IF([.$A11]=&quot;Agenc_B&quot;;[.AZ$3];IF([.$A11]=&quot;Agenc_C&quot;;[.AZ$4];IF([.$A11]=&quot;Agenc_D&quot;;[.AZ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BA$2];IF([.$A11]=&quot;Agenc_B&quot;;[.BA$3];IF([.$A11]=&quot;Agenc_C&quot;;[.BA$4];IF([.$A11]=&quot;Agenc_D&quot;;[.BA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BB$2];IF([.$A11]=&quot;Agenc_B&quot;;[.BB$3];IF([.$A11]=&quot;Agenc_C&quot;;[.BB$4];IF([.$A11]=&quot;Agenc_D&quot;;[.BB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BC$2];IF([.$A11]=&quot;Agenc_B&quot;;[.BC$3];IF([.$A11]=&quot;Agenc_C&quot;;[.BC$4];IF([.$A11]=&quot;Agenc_D&quot;;[.BC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BD$2];IF([.$A11]=&quot;Agenc_B&quot;;[.BD$3];IF([.$A11]=&quot;Agenc_C&quot;;[.BD$4];IF([.$A11]=&quot;Agenc_D&quot;;[.BD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BE$2];IF([.$A11]=&quot;Agenc_B&quot;;[.BE$3];IF([.$A11]=&quot;Agenc_C&quot;;[.BE$4];IF([.$A11]=&quot;Agenc_D&quot;;[.BE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BF$2];IF([.$A11]=&quot;Agenc_B&quot;;[.BF$3];IF([.$A11]=&quot;Agenc_C&quot;;[.BF$4];IF([.$A11]=&quot;Agenc_D&quot;;[.BF$5];0))))" office:value-type="float" office:value="5226200" calcext:value-type="float">
            <text:p>5226200</text:p>
          </table:table-cell>
          <table:table-cell table:style-name="ce4" table:formula="of:=CONCATENATE([.BG$2];CHAR(13);&quot;    &quot;;&quot;'&quot;;[.AX11];&quot;',&quot;;CHAR(13);&quot;    'SRID=3946;LINESTRING(&quot;;[.AY11];&quot; &quot;;[.AZ11];&quot;,&quot;;[.BA11];&quot; &quot;;[.BB11];&quot;,&quot;;[.BC11];&quot; &quot;;[.BD11];&quot;,&quot;;[.BE11];&quot; &quot;;[.BF11];&quot;)');&quot;;CHAR(13))" office:value-type="string" office:string-value="INSERT INTO &#13;  facade (&#13;    id,&#13;    geometry_asewkt)&#13;  VALUES (&#13;    'M21_Facade06',&#13;    'SRID=3946;LINESTRING(1379500 5226200,1379500 5226200,1379500 5226200,1379500 5226200)');&#13;" calcext:value-type="string">
            <text:p>INSERT INTO  <text:s/>facade ( <text:s text:c="3"/>id, <text:s text:c="3"/>geometry_asewkt) <text:s/>VALUES ( <text:s text:c="3"/>'M21_Facade06', <text:s text:c="3"/>'SRID=3946;LINESTRING(1379500 5226200,1379500 5226200,1379500 5226200,1379500 5226200)');</text:p>
          </table:table-cell>
          <table:table-cell table:style-name="ce5" table:formula="of:=CONCATENATE([$case_00140_00100.$A11];[.BH$2])" office:value-type="string" office:string-value="M21_Facade07" calcext:value-type="string">
            <text:p>M21_Facade07</text:p>
          </table:table-cell>
          <table:table-cell table:style-name="ce5" table:formula="of:=[$case_00140_00100.$C11]+IF([.$A11]=&quot;Agenc_A&quot;;[.BI$2];IF([.$A11]=&quot;Agenc_B&quot;;[.BI$3];IF([.$A11]=&quot;Agenc_C&quot;;[.BI$4];IF([.$A11]=&quot;Agenc_D&quot;;[.BI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BJ$2];IF([.$A11]=&quot;Agenc_B&quot;;[.BJ$3];IF([.$A11]=&quot;Agenc_C&quot;;[.BJ$4];IF([.$A11]=&quot;Agenc_D&quot;;[.BJ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BK$2];IF([.$A11]=&quot;Agenc_B&quot;;[.BK$3];IF([.$A11]=&quot;Agenc_C&quot;;[.BK$4];IF([.$A11]=&quot;Agenc_D&quot;;[.BK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BL$2];IF([.$A11]=&quot;Agenc_B&quot;;[.BL$3];IF([.$A11]=&quot;Agenc_C&quot;;[.BL$4];IF([.$A11]=&quot;Agenc_D&quot;;[.BL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BM$2];IF([.$A11]=&quot;Agenc_B&quot;;[.BM$3];IF([.$A11]=&quot;Agenc_C&quot;;[.BM$4];IF([.$A11]=&quot;Agenc_D&quot;;[.BM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BN$2];IF([.$A11]=&quot;Agenc_B&quot;;[.BN$3];IF([.$A11]=&quot;Agenc_C&quot;;[.BN$4];IF([.$A11]=&quot;Agenc_D&quot;;[.BN$5];0))))" office:value-type="float" office:value="5226200" calcext:value-type="float">
            <text:p>5226200</text:p>
          </table:table-cell>
          <table:table-cell table:style-name="ce4" table:formula="of:=CONCATENATE([.BO$2];CHAR(13);&quot;    &quot;;&quot;'&quot;;[.BH11];&quot;',&quot;;CHAR(13);&quot;    'SRID=3946;LINESTRING(&quot;;[.BI11];&quot; &quot;;[.BJ11];&quot;,&quot;;[.BK11];&quot; &quot;;[.BL11];&quot;,&quot;;[.BM11];&quot; &quot;;[.BN11];&quot;)');&quot;;CHAR(13))" office:value-type="string" office:string-value="INSERT INTO &#13;  facade_id (&#13;    id,&#13;    geometry_asewkt)&#13;  VALUES (&#13;    'M21_Facade07',&#13;    'SRID=3946;LINESTRING(1379500 5226200,1379500 5226200,1379500 5226200)');&#13;" calcext:value-type="string">
            <text:p>INSERT INTO  <text:s/>facade_id ( <text:s text:c="3"/>id, <text:s text:c="3"/>geometry_asewkt) <text:s/>VALUES ( <text:s text:c="3"/>'M21_Facade07', <text:s text:c="3"/>'SRID=3946;LINESTRING(1379500 5226200,1379500 5226200,1379500 5226200)');</text:p>
          </table:table-cell>
          <table:table-cell table:style-name="ce5" table:formula="of:=CONCATENATE([$case_00140_00100.$A11];[.BP$2])" office:value-type="string" office:string-value="M21_Facade08" calcext:value-type="string">
            <text:p>M21_Facade08</text:p>
          </table:table-cell>
          <table:table-cell table:style-name="ce5" table:formula="of:=[$case_00140_00100.$C11]+IF([.$A11]=&quot;Agenc_A&quot;;[.BQ$2];IF([.$A11]=&quot;Agenc_B&quot;;[.BQ$3];IF([.$A11]=&quot;Agenc_C&quot;;[.BQ$4];IF([.$A11]=&quot;Agenc_D&quot;;[.BQ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BR$2];IF([.$A11]=&quot;Agenc_B&quot;;[.BR$3];IF([.$A11]=&quot;Agenc_C&quot;;[.BR$4];IF([.$A11]=&quot;Agenc_D&quot;;[.BR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BS$2];IF([.$A11]=&quot;Agenc_B&quot;;[.BS$3];IF([.$A11]=&quot;Agenc_C&quot;;[.BS$4];IF([.$A11]=&quot;Agenc_D&quot;;[.BS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BT$2];IF([.$A11]=&quot;Agenc_B&quot;;[.BT$3];IF([.$A11]=&quot;Agenc_C&quot;;[.BT$4];IF([.$A11]=&quot;Agenc_D&quot;;[.BT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BU$2];IF([.$A11]=&quot;Agenc_B&quot;;[.BU$3];IF([.$A11]=&quot;Agenc_C&quot;;[.BU$4];IF([.$A11]=&quot;Agenc_D&quot;;[.BU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BV$2];IF([.$A11]=&quot;Agenc_B&quot;;[.BV$3];IF([.$A11]=&quot;Agenc_C&quot;;[.BV$4];IF([.$A11]=&quot;Agenc_D&quot;;[.BV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BW$2];IF([.$A11]=&quot;Agenc_B&quot;;[.BW$3];IF([.$A11]=&quot;Agenc_C&quot;;[.BW$4];IF([.$A11]=&quot;Agenc_D&quot;;[.BW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BX$2];IF([.$A11]=&quot;Agenc_B&quot;;[.BX$3];IF([.$A11]=&quot;Agenc_C&quot;;[.BX$4];IF([.$A11]=&quot;Agenc_D&quot;;[.BX$5];0))))" office:value-type="float" office:value="5226200" calcext:value-type="float">
            <text:p>5226200</text:p>
          </table:table-cell>
          <table:table-cell table:style-name="ce4" table:formula="of:=CONCATENATE([.BY$2];CHAR(13);&quot;    &quot;;&quot;'&quot;;[.BP11];&quot;',&quot;;CHAR(13);&quot;    'SRID=3946;LINESTRING(&quot;;[.BQ11];&quot; &quot;;[.BR11];&quot;,&quot;;[.BS11];&quot; &quot;;[.BT11];&quot;,&quot;;[.BU11];&quot; &quot;;[.BV11];&quot;,&quot;;[.BW11];&quot; &quot;;[.BX11];&quot;)');&quot;;CHAR(13))" office:value-type="string" office:string-value="INSERT INTO &#13;  facade (&#13;    id,&#13;    geometry_asewkt)&#13;  VALUES (&#13;    'M21_Facade08',&#13;    'SRID=3946;LINESTRING(1379500 5226200,1379500 5226200,1379500 5226200,1379500 5226200)');&#13;" calcext:value-type="string">
            <text:p>INSERT INTO  <text:s/>facade ( <text:s text:c="3"/>id, <text:s text:c="3"/>geometry_asewkt) <text:s/>VALUES ( <text:s text:c="3"/>'M21_Facade08', <text:s text:c="3"/>'SRID=3946;LINESTRING(1379500 5226200,1379500 5226200,1379500 5226200,1379500 5226200)');</text:p>
          </table:table-cell>
          <table:table-cell table:formula="of:=CONCATENATE([.K11];CHAR(13);[.U11];CHAR(13);[.AC11];CHAR(13);[.AM11];CHAR(13);[.AW11];CHAR(13);[.BG11];CHAR(13);[.BO11];CHAR(13);[.BY11];CHAR(13))" office:value-type="string" office:string-value="INSERT INTO &#13;  facade (&#13;    id,&#13;    geometry_asewkt)&#13;  VALUES (&#13;    'M21_Facade01',&#13;    'SRID=3946;LINESTRING(1379500 5226200,1379500 5226200,1379500 5226200,1379500 5226200)');&#13;&#13;INSERT INTO &#13;  facade (&#13;    id,&#13;    geometry_asewkt)&#13;  VALUES (&#13;    'M21_Facade02',&#13;    'SRID=3946;LINESTRING(1379500 5226200,1379500 5226200,1379500 5226200,1379500 5226200)');&#13;&#13;INSERT INTO &#13;  facade (&#13;    id,&#13;    geometry_asewkt)&#13;  VALUES (&#13;    'M21_Facade03',&#13;    'SRID=3946;LINESTRING(1379500 5226200,1379500 5226200,1379500 5226200)');&#13;&#13;INSERT INTO &#13;  facade (&#13;    id,&#13;    geometry_asewkt)&#13;  VALUES (&#13;    'M21_Facade04',&#13;    'SRID=3946;LINESTRING(1379500 5226200,1379500 5226200,1379500 5226200,1379500 5226200)');&#13;&#13;INSERT INTO &#13;  facade (&#13;    id,&#13;    geometry_asewkt)&#13;  VALUES (&#13;    'M21_Facade05',&#13;    'SRID=3946;LINESTRING(1379500 5226200,1379500 5226200,1379500 5226200,1379500 5226200)');&#13;&#13;INSERT INTO &#13;  facade (&#13;    id,&#13;    geometry_asewkt)&#13;  VALUES (&#13;    'M21_Facade06',&#13;    'SRID=3946;LINESTRING(1379500 5226200,1379500 5226200,1379500 5226200,1379500 5226200)');&#13;&#13;INSERT INTO &#13;  facade_id (&#13;    id,&#13;    geometry_asewkt)&#13;  VALUES (&#13;    'M21_Facade07',&#13;    'SRID=3946;LINESTRING(1379500 5226200,1379500 5226200,1379500 5226200)');&#13;&#13;INSERT INTO &#13;  facade (&#13;    id,&#13;    geometry_asewkt)&#13;  VALUES (&#13;    'M21_Facade08',&#13;    'SRID=3946;LINESTRING(1379500 5226200,1379500 5226200,1379500 5226200,1379500 5226200)');&#13;&#13;" calcext:value-type="string">
            <text:p>INSERT INTO  <text:s/>facade ( <text:s text:c="3"/>id, <text:s text:c="3"/>geometry_asewkt) <text:s/>VALUES ( <text:s text:c="3"/>'M21_Facade01', <text:s text:c="3"/>'SRID=3946;LINESTRING(1379500 5226200,1379500 5226200,1379500 5226200,1379500 5226200)');INSERT INTO  <text:s/>facade ( <text:s text:c="3"/>id, <text:s text:c="3"/>geometry_asewkt) <text:s/>VALUES ( <text:s text:c="3"/>'M21_Facade02', <text:s text:c="3"/>'SRID=3946;LINESTRING(1379500 5226200,1379500 5226200,1379500 5226200,1379500 5226200)');INSERT INTO  <text:s/>facade ( <text:s text:c="3"/>id, <text:s text:c="3"/>geometry_asewkt) <text:s/>VALUES ( <text:s text:c="3"/>'M21_Facade03', <text:s text:c="3"/>'SRID=3946;LINESTRING(1379500 5226200,1379500 5226200,1379500 5226200)');INSERT INTO  <text:s/>facade ( <text:s text:c="3"/>id, <text:s text:c="3"/>geometry_asewkt) <text:s/>VALUES ( <text:s text:c="3"/>'M21_Facade04', <text:s text:c="3"/>'SRID=3946;LINESTRING(1379500 5226200,1379500 5226200,1379500 5226200,1379500 5226200)');INSERT INTO  <text:s/>facade ( <text:s text:c="3"/>id, <text:s text:c="3"/>geometry_asewkt) <text:s/>VALUES ( <text:s text:c="3"/>'M21_Facade05', <text:s text:c="3"/>'SRID=3946;LINESTRING(1379500 5226200,1379500 5226200,1379500 5226200,1379500 5226200)');INSERT INTO  <text:s/>facade ( <text:s text:c="3"/>id, <text:s text:c="3"/>geometry_asewkt) <text:s/>VALUES ( <text:s text:c="3"/>'M21_Facade06', <text:s text:c="3"/>'SRID=3946;LINESTRING(1379500 5226200,1379500 5226200,1379500 5226200,1379500 5226200)');INSERT INTO  <text:s/>facade_id ( <text:s text:c="3"/>id, <text:s text:c="3"/>geometry_asewkt) <text:s/>VALUES ( <text:s text:c="3"/>'M21_Facade07', <text:s text:c="3"/>'SRID=3946;LINESTRING(1379500 5226200,1379500 5226200,1379500 5226200)');INSERT INTO  <text:s/>facade ( <text:s text:c="3"/>id, <text:s text:c="3"/>geometry_asewkt) <text:s/>VALUES ( <text:s text:c="3"/>'M21_Facade08', <text:s text:c="3"/>'SRID=3946;LINESTRING(1379500 5226200,1379500 5226200,1379500 5226200,1379500 5226200)');</text:p>
          </table:table-cell>
          <table:table-cell table:number-columns-repeated="946"/>
        </table:table-row>
        <table:table-row table:style-name="ro5">
          <table:table-cell table:formula="of:=[case_00140_00100.B12]" office:value-type="string" office:string-value="Agenc_C" calcext:value-type="string">
            <text:p>Agenc_C</text:p>
          </table:table-cell>
          <table:table-cell table:style-name="ce5" table:formula="of:=CONCATENATE([$case_00140_00100.$A12];[.B$2])" office:value-type="string" office:string-value="M22_Facade01" calcext:value-type="string">
            <text:p>M22_Facade01</text:p>
          </table:table-cell>
          <table:table-cell table:style-name="ce5" table:formula="of:=[$case_00140_00100.$C12]+IF([.$A12]=&quot;Agenc_A&quot;;[.C$2];IF([.$A12]=&quot;Agenc_B&quot;;[.C$3];IF([.$A12]=&quot;Agenc_C&quot;;[.C$4];IF([.$A12]=&quot;Agenc_D&quot;;[.C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D$2];IF([.$A12]=&quot;Agenc_B&quot;;[.D$3];IF([.$A12]=&quot;Agenc_C&quot;;[.D$4];IF([.$A12]=&quot;Agenc_D&quot;;[.D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E$2];IF([.$A12]=&quot;Agenc_B&quot;;[.E$3];IF([.$A12]=&quot;Agenc_C&quot;;[.E$4];IF([.$A12]=&quot;Agenc_D&quot;;[.E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F$2];IF([.$A12]=&quot;Agenc_B&quot;;[.F$3];IF([.$A12]=&quot;Agenc_C&quot;;[.F$4];IF([.$A12]=&quot;Agenc_D&quot;;[.F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G$2];IF([.$A12]=&quot;Agenc_B&quot;;[.G$3];IF([.$A12]=&quot;Agenc_C&quot;;[.G$4];IF([.$A12]=&quot;Agenc_D&quot;;[.G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H$2];IF([.$A12]=&quot;Agenc_B&quot;;[.H$3];IF([.$A12]=&quot;Agenc_C&quot;;[.H$4];IF([.$A12]=&quot;Agenc_D&quot;;[.H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I$2];IF([.$A12]=&quot;Agenc_B&quot;;[.I$3];IF([.$A12]=&quot;Agenc_C&quot;;[.I$4];IF([.$A12]=&quot;Agenc_D&quot;;[.I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J$2];IF([.$A12]=&quot;Agenc_B&quot;;[.J$3];IF([.$A12]=&quot;Agenc_C&quot;;[.J$4];IF([.$A12]=&quot;Agenc_D&quot;;[.J$5];0))))" office:value-type="float" office:value="5226200" calcext:value-type="float">
            <text:p>5226200</text:p>
          </table:table-cell>
          <table:table-cell table:style-name="ce4" table:formula="of:=CONCATENATE([.K$2];CHAR(13);&quot;    &quot;;&quot;'&quot;;[.B12];&quot;',&quot;;CHAR(13);&quot;    'SRID=3946;LINESTRING(&quot;;[.C12];&quot; &quot;;[.D12];&quot;,&quot;;[.E12];&quot; &quot;;[.F12];&quot;,&quot;;[.G12];&quot; &quot;;[.H12];&quot;,&quot;;[.I12];&quot; &quot;;[.J12];&quot;)');&quot;;CHAR(13))" office:value-type="string" office:string-value="INSERT INTO &#13;  facade (&#13;    id,&#13;    geometry_asewkt)&#13;  VALUES (&#13;    'M22_Facade01',&#13;    'SRID=3946;LINESTRING(1379640 5226200,1379640 5226200,1379640 5226200,1379640 5226200)');&#13;" calcext:value-type="string">
            <text:p>INSERT INTO  <text:s/>facade ( <text:s text:c="3"/>id, <text:s text:c="3"/>geometry_asewkt) <text:s/>VALUES ( <text:s text:c="3"/>'M22_Facade01', <text:s text:c="3"/>'SRID=3946;LINESTRING(1379640 5226200,1379640 5226200,1379640 5226200,1379640 5226200)');</text:p>
          </table:table-cell>
          <table:table-cell table:style-name="ce5" table:formula="of:=CONCATENATE([$case_00140_00100.$A12];[.L$2])" office:value-type="string" office:string-value="M22_Facade02" calcext:value-type="string">
            <text:p>M22_Facade02</text:p>
          </table:table-cell>
          <table:table-cell table:style-name="ce5" table:formula="of:=[$case_00140_00100.$C12]+IF([.$A12]=&quot;Agenc_A&quot;;[.M$2];IF([.$A12]=&quot;Agenc_B&quot;;[.M$3];IF([.$A12]=&quot;Agenc_C&quot;;[.M$4];IF([.$A12]=&quot;Agenc_D&quot;;[.M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N$2];IF([.$A12]=&quot;Agenc_B&quot;;[.N$3];IF([.$A12]=&quot;Agenc_C&quot;;[.N$4];IF([.$A12]=&quot;Agenc_D&quot;;[.N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O$2];IF([.$A12]=&quot;Agenc_B&quot;;[.O$3];IF([.$A12]=&quot;Agenc_C&quot;;[.O$4];IF([.$A12]=&quot;Agenc_D&quot;;[.O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P$2];IF([.$A12]=&quot;Agenc_B&quot;;[.P$3];IF([.$A12]=&quot;Agenc_C&quot;;[.P$4];IF([.$A12]=&quot;Agenc_D&quot;;[.P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Q$2];IF([.$A12]=&quot;Agenc_B&quot;;[.Q$3];IF([.$A12]=&quot;Agenc_C&quot;;[.Q$4];IF([.$A12]=&quot;Agenc_D&quot;;[.Q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R$2];IF([.$A12]=&quot;Agenc_B&quot;;[.R$3];IF([.$A12]=&quot;Agenc_C&quot;;[.R$4];IF([.$A12]=&quot;Agenc_D&quot;;[.R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S$2];IF([.$A12]=&quot;Agenc_B&quot;;[.S$3];IF([.$A12]=&quot;Agenc_C&quot;;[.S$4];IF([.$A12]=&quot;Agenc_D&quot;;[.S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T$2];IF([.$A12]=&quot;Agenc_B&quot;;[.T$3];IF([.$A12]=&quot;Agenc_C&quot;;[.T$4];IF([.$A12]=&quot;Agenc_D&quot;;[.T$5];0))))" office:value-type="float" office:value="5226200" calcext:value-type="float">
            <text:p>5226200</text:p>
          </table:table-cell>
          <table:table-cell table:style-name="ce4" table:formula="of:=CONCATENATE([.U$2];CHAR(13);&quot;    &quot;;&quot;'&quot;;[.L12];&quot;',&quot;;CHAR(13);&quot;    'SRID=3946;LINESTRING(&quot;;[.M12];&quot; &quot;;[.N12];&quot;,&quot;;[.O12];&quot; &quot;;[.P12];&quot;,&quot;;[.Q12];&quot; &quot;;[.R12];&quot;,&quot;;[.S12];&quot; &quot;;[.T12];&quot;)');&quot;;CHAR(13))" office:value-type="string" office:string-value="INSERT INTO &#13;  facade (&#13;    id,&#13;    geometry_asewkt)&#13;  VALUES (&#13;    'M22_Facade02',&#13;    'SRID=3946;LINESTRING(1379640 5226200,1379640 5226200,1379640 5226200,1379640 5226200)');&#13;" calcext:value-type="string">
            <text:p>INSERT INTO  <text:s/>facade ( <text:s text:c="3"/>id, <text:s text:c="3"/>geometry_asewkt) <text:s/>VALUES ( <text:s text:c="3"/>'M22_Facade02', <text:s text:c="3"/>'SRID=3946;LINESTRING(1379640 5226200,1379640 5226200,1379640 5226200,1379640 5226200)');</text:p>
          </table:table-cell>
          <table:table-cell table:style-name="ce5" table:formula="of:=CONCATENATE([$case_00140_00100.$A12];[.V$2])" office:value-type="string" office:string-value="M22_Facade03" calcext:value-type="string">
            <text:p>M22_Facade03</text:p>
          </table:table-cell>
          <table:table-cell table:style-name="ce5" table:formula="of:=[$case_00140_00100.$C12]+IF([.$A12]=&quot;Agenc_A&quot;;[.W$2];IF([.$A12]=&quot;Agenc_B&quot;;[.W$3];IF([.$A12]=&quot;Agenc_C&quot;;[.W$4];IF([.$A12]=&quot;Agenc_D&quot;;[.W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X$2];IF([.$A12]=&quot;Agenc_B&quot;;[.X$3];IF([.$A12]=&quot;Agenc_C&quot;;[.X$4];IF([.$A12]=&quot;Agenc_D&quot;;[.X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Y$2];IF([.$A12]=&quot;Agenc_B&quot;;[.Y$3];IF([.$A12]=&quot;Agenc_C&quot;;[.Y$4];IF([.$A12]=&quot;Agenc_D&quot;;[.Y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Z$2];IF([.$A12]=&quot;Agenc_B&quot;;[.Z$3];IF([.$A12]=&quot;Agenc_C&quot;;[.Z$4];IF([.$A12]=&quot;Agenc_D&quot;;[.Z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AA$2];IF([.$A12]=&quot;Agenc_B&quot;;[.AA$3];IF([.$A12]=&quot;Agenc_C&quot;;[.AA$4];IF([.$A12]=&quot;Agenc_D&quot;;[.AA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AB$2];IF([.$A12]=&quot;Agenc_B&quot;;[.AB$3];IF([.$A12]=&quot;Agenc_C&quot;;[.AB$4];IF([.$A12]=&quot;Agenc_D&quot;;[.AB$5];0))))" office:value-type="float" office:value="5226200" calcext:value-type="float">
            <text:p>5226200</text:p>
          </table:table-cell>
          <table:table-cell table:style-name="ce4" table:formula="of:=CONCATENATE([.AC$2];CHAR(13);&quot;    &quot;;&quot;'&quot;;[.V12];&quot;',&quot;;CHAR(13);&quot;    'SRID=3946;LINESTRING(&quot;;[.W12];&quot; &quot;;[.X12];&quot;,&quot;;[.Y12];&quot; &quot;;[.Z12];&quot;,&quot;;[.AA12];&quot; &quot;;[.AB12];&quot;)');&quot;;CHAR(13))" office:value-type="string" office:string-value="INSERT INTO &#13;  facade (&#13;    id,&#13;    geometry_asewkt)&#13;  VALUES (&#13;    'M22_Facade03',&#13;    'SRID=3946;LINESTRING(1379640 5226200,1379640 5226200,1379640 5226200)');&#13;" calcext:value-type="string">
            <text:p>INSERT INTO  <text:s/>facade ( <text:s text:c="3"/>id, <text:s text:c="3"/>geometry_asewkt) <text:s/>VALUES ( <text:s text:c="3"/>'M22_Facade03', <text:s text:c="3"/>'SRID=3946;LINESTRING(1379640 5226200,1379640 5226200,1379640 5226200)');</text:p>
          </table:table-cell>
          <table:table-cell table:style-name="ce5" table:formula="of:=CONCATENATE([$case_00140_00100.$A12];[.AD$2])" office:value-type="string" office:string-value="M22_Facade04" calcext:value-type="string">
            <text:p>M22_Facade04</text:p>
          </table:table-cell>
          <table:table-cell table:style-name="ce5" table:formula="of:=[$case_00140_00100.$C12]+IF([.$A12]=&quot;Agenc_A&quot;;[.AE$2];IF([.$A12]=&quot;Agenc_B&quot;;[.AE$3];IF([.$A12]=&quot;Agenc_C&quot;;[.AE$4];IF([.$A12]=&quot;Agenc_D&quot;;[.AE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AF$2];IF([.$A12]=&quot;Agenc_B&quot;;[.AF$3];IF([.$A12]=&quot;Agenc_C&quot;;[.AF$4];IF([.$A12]=&quot;Agenc_D&quot;;[.AF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AG$2];IF([.$A12]=&quot;Agenc_B&quot;;[.AG$3];IF([.$A12]=&quot;Agenc_C&quot;;[.AG$4];IF([.$A12]=&quot;Agenc_D&quot;;[.AG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AH$2];IF([.$A12]=&quot;Agenc_B&quot;;[.AH$3];IF([.$A12]=&quot;Agenc_C&quot;;[.AH$4];IF([.$A12]=&quot;Agenc_D&quot;;[.AH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AI$2];IF([.$A12]=&quot;Agenc_B&quot;;[.AI$3];IF([.$A12]=&quot;Agenc_C&quot;;[.AI$4];IF([.$A12]=&quot;Agenc_D&quot;;[.AI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AJ$2];IF([.$A12]=&quot;Agenc_B&quot;;[.AJ$3];IF([.$A12]=&quot;Agenc_C&quot;;[.AJ$4];IF([.$A12]=&quot;Agenc_D&quot;;[.AJ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AK$2];IF([.$A12]=&quot;Agenc_B&quot;;[.AK$3];IF([.$A12]=&quot;Agenc_C&quot;;[.AK$4];IF([.$A12]=&quot;Agenc_D&quot;;[.AK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AL$2];IF([.$A12]=&quot;Agenc_B&quot;;[.AL$3];IF([.$A12]=&quot;Agenc_C&quot;;[.AL$4];IF([.$A12]=&quot;Agenc_D&quot;;[.AL$5];0))))" office:value-type="float" office:value="5226200" calcext:value-type="float">
            <text:p>5226200</text:p>
          </table:table-cell>
          <table:table-cell table:style-name="ce4" table:formula="of:=CONCATENATE([.AM$2];CHAR(13);&quot;    &quot;;&quot;'&quot;;[.AD12];&quot;',&quot;;CHAR(13);&quot;    'SRID=3946;LINESTRING(&quot;;[.AE12];&quot; &quot;;[.AF12];&quot;,&quot;;[.AG12];&quot; &quot;;[.AH12];&quot;,&quot;;[.AI12];&quot; &quot;;[.AJ12];&quot;,&quot;;[.AK12];&quot; &quot;;[.AL12];&quot;)');&quot;;CHAR(13))" office:value-type="string" office:string-value="INSERT INTO &#13;  facade (&#13;    id,&#13;    geometry_asewkt)&#13;  VALUES (&#13;    'M22_Facade04',&#13;    'SRID=3946;LINESTRING(1379640 5226200,1379640 5226200,1379640 5226200,1379640 5226200)');&#13;" calcext:value-type="string">
            <text:p>INSERT INTO  <text:s/>facade ( <text:s text:c="3"/>id, <text:s text:c="3"/>geometry_asewkt) <text:s/>VALUES ( <text:s text:c="3"/>'M22_Facade04', <text:s text:c="3"/>'SRID=3946;LINESTRING(1379640 5226200,1379640 5226200,1379640 5226200,1379640 5226200)');</text:p>
          </table:table-cell>
          <table:table-cell table:style-name="ce5" table:formula="of:=CONCATENATE([$case_00140_00100.$A12];[.AN$2])" office:value-type="string" office:string-value="M22_Facade05" calcext:value-type="string">
            <text:p>M22_Facade05</text:p>
          </table:table-cell>
          <table:table-cell table:style-name="ce5" table:formula="of:=[$case_00140_00100.$C12]+IF([.$A12]=&quot;Agenc_A&quot;;[.AO$2];IF([.$A12]=&quot;Agenc_B&quot;;[.AO$3];IF([.$A12]=&quot;Agenc_C&quot;;[.AO$4];IF([.$A12]=&quot;Agenc_D&quot;;[.AO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AP$2];IF([.$A12]=&quot;Agenc_B&quot;;[.AP$3];IF([.$A12]=&quot;Agenc_C&quot;;[.AP$4];IF([.$A12]=&quot;Agenc_D&quot;;[.AP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AQ$2];IF([.$A12]=&quot;Agenc_B&quot;;[.AQ$3];IF([.$A12]=&quot;Agenc_C&quot;;[.AQ$4];IF([.$A12]=&quot;Agenc_D&quot;;[.AQ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AR$2];IF([.$A12]=&quot;Agenc_B&quot;;[.AR$3];IF([.$A12]=&quot;Agenc_C&quot;;[.AR$4];IF([.$A12]=&quot;Agenc_D&quot;;[.AR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AS$2];IF([.$A12]=&quot;Agenc_B&quot;;[.AS$3];IF([.$A12]=&quot;Agenc_C&quot;;[.AS$4];IF([.$A12]=&quot;Agenc_D&quot;;[.AS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AT$2];IF([.$A12]=&quot;Agenc_B&quot;;[.AT$3];IF([.$A12]=&quot;Agenc_C&quot;;[.AT$4];IF([.$A12]=&quot;Agenc_D&quot;;[.AT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AU$2];IF([.$A12]=&quot;Agenc_B&quot;;[.AU$3];IF([.$A12]=&quot;Agenc_C&quot;;[.AU$4];IF([.$A12]=&quot;Agenc_D&quot;;[.AU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AV$2];IF([.$A12]=&quot;Agenc_B&quot;;[.AV$3];IF([.$A12]=&quot;Agenc_C&quot;;[.AV$4];IF([.$A12]=&quot;Agenc_D&quot;;[.AV$5];0))))" office:value-type="float" office:value="5226200" calcext:value-type="float">
            <text:p>5226200</text:p>
          </table:table-cell>
          <table:table-cell table:style-name="ce4" table:formula="of:=CONCATENATE([.AW$2];CHAR(13);&quot;    &quot;;&quot;'&quot;;[.AN12];&quot;',&quot;;CHAR(13);&quot;    'SRID=3946;LINESTRING(&quot;;[.AO12];&quot; &quot;;[.AP12];&quot;,&quot;;[.AQ12];&quot; &quot;;[.AR12];&quot;,&quot;;[.AS12];&quot; &quot;;[.AT12];&quot;,&quot;;[.AU12];&quot; &quot;;[.AV12];&quot;)');&quot;;CHAR(13))" office:value-type="string" office:string-value="INSERT INTO &#13;  facade (&#13;    id,&#13;    geometry_asewkt)&#13;  VALUES (&#13;    'M22_Facade05',&#13;    'SRID=3946;LINESTRING(1379640 5226200,1379640 5226200,1379640 5226200,1379640 5226200)');&#13;" calcext:value-type="string">
            <text:p>INSERT INTO  <text:s/>facade ( <text:s text:c="3"/>id, <text:s text:c="3"/>geometry_asewkt) <text:s/>VALUES ( <text:s text:c="3"/>'M22_Facade05', <text:s text:c="3"/>'SRID=3946;LINESTRING(1379640 5226200,1379640 5226200,1379640 5226200,1379640 5226200)');</text:p>
          </table:table-cell>
          <table:table-cell table:style-name="ce5" table:formula="of:=CONCATENATE([$case_00140_00100.$A12];[.AX$2])" office:value-type="string" office:string-value="M22_Facade06" calcext:value-type="string">
            <text:p>M22_Facade06</text:p>
          </table:table-cell>
          <table:table-cell table:style-name="ce5" table:formula="of:=[$case_00140_00100.$C12]+IF([.$A12]=&quot;Agenc_A&quot;;[.AY$2];IF([.$A12]=&quot;Agenc_B&quot;;[.AY$3];IF([.$A12]=&quot;Agenc_C&quot;;[.AY$4];IF([.$A12]=&quot;Agenc_D&quot;;[.AY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AZ$2];IF([.$A12]=&quot;Agenc_B&quot;;[.AZ$3];IF([.$A12]=&quot;Agenc_C&quot;;[.AZ$4];IF([.$A12]=&quot;Agenc_D&quot;;[.AZ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BA$2];IF([.$A12]=&quot;Agenc_B&quot;;[.BA$3];IF([.$A12]=&quot;Agenc_C&quot;;[.BA$4];IF([.$A12]=&quot;Agenc_D&quot;;[.BA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BB$2];IF([.$A12]=&quot;Agenc_B&quot;;[.BB$3];IF([.$A12]=&quot;Agenc_C&quot;;[.BB$4];IF([.$A12]=&quot;Agenc_D&quot;;[.BB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BC$2];IF([.$A12]=&quot;Agenc_B&quot;;[.BC$3];IF([.$A12]=&quot;Agenc_C&quot;;[.BC$4];IF([.$A12]=&quot;Agenc_D&quot;;[.BC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BD$2];IF([.$A12]=&quot;Agenc_B&quot;;[.BD$3];IF([.$A12]=&quot;Agenc_C&quot;;[.BD$4];IF([.$A12]=&quot;Agenc_D&quot;;[.BD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BE$2];IF([.$A12]=&quot;Agenc_B&quot;;[.BE$3];IF([.$A12]=&quot;Agenc_C&quot;;[.BE$4];IF([.$A12]=&quot;Agenc_D&quot;;[.BE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BF$2];IF([.$A12]=&quot;Agenc_B&quot;;[.BF$3];IF([.$A12]=&quot;Agenc_C&quot;;[.BF$4];IF([.$A12]=&quot;Agenc_D&quot;;[.BF$5];0))))" office:value-type="float" office:value="5226200" calcext:value-type="float">
            <text:p>5226200</text:p>
          </table:table-cell>
          <table:table-cell table:style-name="ce4" table:formula="of:=CONCATENATE([.BG$2];CHAR(13);&quot;    &quot;;&quot;'&quot;;[.AX12];&quot;',&quot;;CHAR(13);&quot;    'SRID=3946;LINESTRING(&quot;;[.AY12];&quot; &quot;;[.AZ12];&quot;,&quot;;[.BA12];&quot; &quot;;[.BB12];&quot;,&quot;;[.BC12];&quot; &quot;;[.BD12];&quot;,&quot;;[.BE12];&quot; &quot;;[.BF12];&quot;)');&quot;;CHAR(13))" office:value-type="string" office:string-value="INSERT INTO &#13;  facade (&#13;    id,&#13;    geometry_asewkt)&#13;  VALUES (&#13;    'M22_Facade06',&#13;    'SRID=3946;LINESTRING(1379640 5226200,1379640 5226200,1379640 5226200,1379640 5226200)');&#13;" calcext:value-type="string">
            <text:p>INSERT INTO  <text:s/>facade ( <text:s text:c="3"/>id, <text:s text:c="3"/>geometry_asewkt) <text:s/>VALUES ( <text:s text:c="3"/>'M22_Facade06', <text:s text:c="3"/>'SRID=3946;LINESTRING(1379640 5226200,1379640 5226200,1379640 5226200,1379640 5226200)');</text:p>
          </table:table-cell>
          <table:table-cell table:style-name="ce5" table:formula="of:=CONCATENATE([$case_00140_00100.$A12];[.BH$2])" office:value-type="string" office:string-value="M22_Facade07" calcext:value-type="string">
            <text:p>M22_Facade07</text:p>
          </table:table-cell>
          <table:table-cell table:style-name="ce5" table:formula="of:=[$case_00140_00100.$C12]+IF([.$A12]=&quot;Agenc_A&quot;;[.BI$2];IF([.$A12]=&quot;Agenc_B&quot;;[.BI$3];IF([.$A12]=&quot;Agenc_C&quot;;[.BI$4];IF([.$A12]=&quot;Agenc_D&quot;;[.BI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BJ$2];IF([.$A12]=&quot;Agenc_B&quot;;[.BJ$3];IF([.$A12]=&quot;Agenc_C&quot;;[.BJ$4];IF([.$A12]=&quot;Agenc_D&quot;;[.BJ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BK$2];IF([.$A12]=&quot;Agenc_B&quot;;[.BK$3];IF([.$A12]=&quot;Agenc_C&quot;;[.BK$4];IF([.$A12]=&quot;Agenc_D&quot;;[.BK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BL$2];IF([.$A12]=&quot;Agenc_B&quot;;[.BL$3];IF([.$A12]=&quot;Agenc_C&quot;;[.BL$4];IF([.$A12]=&quot;Agenc_D&quot;;[.BL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BM$2];IF([.$A12]=&quot;Agenc_B&quot;;[.BM$3];IF([.$A12]=&quot;Agenc_C&quot;;[.BM$4];IF([.$A12]=&quot;Agenc_D&quot;;[.BM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BN$2];IF([.$A12]=&quot;Agenc_B&quot;;[.BN$3];IF([.$A12]=&quot;Agenc_C&quot;;[.BN$4];IF([.$A12]=&quot;Agenc_D&quot;;[.BN$5];0))))" office:value-type="float" office:value="5226200" calcext:value-type="float">
            <text:p>5226200</text:p>
          </table:table-cell>
          <table:table-cell table:style-name="ce4" table:formula="of:=CONCATENATE([.BO$2];CHAR(13);&quot;    &quot;;&quot;'&quot;;[.BH12];&quot;',&quot;;CHAR(13);&quot;    'SRID=3946;LINESTRING(&quot;;[.BI12];&quot; &quot;;[.BJ12];&quot;,&quot;;[.BK12];&quot; &quot;;[.BL12];&quot;,&quot;;[.BM12];&quot; &quot;;[.BN12];&quot;)');&quot;;CHAR(13))" office:value-type="string" office:string-value="INSERT INTO &#13;  facade_id (&#13;    id,&#13;    geometry_asewkt)&#13;  VALUES (&#13;    'M22_Facade07',&#13;    'SRID=3946;LINESTRING(1379640 5226200,1379640 5226200,1379640 5226200)');&#13;" calcext:value-type="string">
            <text:p>INSERT INTO  <text:s/>facade_id ( <text:s text:c="3"/>id, <text:s text:c="3"/>geometry_asewkt) <text:s/>VALUES ( <text:s text:c="3"/>'M22_Facade07', <text:s text:c="3"/>'SRID=3946;LINESTRING(1379640 5226200,1379640 5226200,1379640 5226200)');</text:p>
          </table:table-cell>
          <table:table-cell table:style-name="ce5" table:formula="of:=CONCATENATE([$case_00140_00100.$A12];[.BP$2])" office:value-type="string" office:string-value="M22_Facade08" calcext:value-type="string">
            <text:p>M22_Facade08</text:p>
          </table:table-cell>
          <table:table-cell table:style-name="ce5" table:formula="of:=[$case_00140_00100.$C12]+IF([.$A12]=&quot;Agenc_A&quot;;[.BQ$2];IF([.$A12]=&quot;Agenc_B&quot;;[.BQ$3];IF([.$A12]=&quot;Agenc_C&quot;;[.BQ$4];IF([.$A12]=&quot;Agenc_D&quot;;[.BQ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BR$2];IF([.$A12]=&quot;Agenc_B&quot;;[.BR$3];IF([.$A12]=&quot;Agenc_C&quot;;[.BR$4];IF([.$A12]=&quot;Agenc_D&quot;;[.BR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BS$2];IF([.$A12]=&quot;Agenc_B&quot;;[.BS$3];IF([.$A12]=&quot;Agenc_C&quot;;[.BS$4];IF([.$A12]=&quot;Agenc_D&quot;;[.BS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BT$2];IF([.$A12]=&quot;Agenc_B&quot;;[.BT$3];IF([.$A12]=&quot;Agenc_C&quot;;[.BT$4];IF([.$A12]=&quot;Agenc_D&quot;;[.BT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BU$2];IF([.$A12]=&quot;Agenc_B&quot;;[.BU$3];IF([.$A12]=&quot;Agenc_C&quot;;[.BU$4];IF([.$A12]=&quot;Agenc_D&quot;;[.BU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BV$2];IF([.$A12]=&quot;Agenc_B&quot;;[.BV$3];IF([.$A12]=&quot;Agenc_C&quot;;[.BV$4];IF([.$A12]=&quot;Agenc_D&quot;;[.BV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BW$2];IF([.$A12]=&quot;Agenc_B&quot;;[.BW$3];IF([.$A12]=&quot;Agenc_C&quot;;[.BW$4];IF([.$A12]=&quot;Agenc_D&quot;;[.BW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BX$2];IF([.$A12]=&quot;Agenc_B&quot;;[.BX$3];IF([.$A12]=&quot;Agenc_C&quot;;[.BX$4];IF([.$A12]=&quot;Agenc_D&quot;;[.BX$5];0))))" office:value-type="float" office:value="5226200" calcext:value-type="float">
            <text:p>5226200</text:p>
          </table:table-cell>
          <table:table-cell table:style-name="ce4" table:formula="of:=CONCATENATE([.BY$2];CHAR(13);&quot;    &quot;;&quot;'&quot;;[.BP12];&quot;',&quot;;CHAR(13);&quot;    'SRID=3946;LINESTRING(&quot;;[.BQ12];&quot; &quot;;[.BR12];&quot;,&quot;;[.BS12];&quot; &quot;;[.BT12];&quot;,&quot;;[.BU12];&quot; &quot;;[.BV12];&quot;,&quot;;[.BW12];&quot; &quot;;[.BX12];&quot;)');&quot;;CHAR(13))" office:value-type="string" office:string-value="INSERT INTO &#13;  facade (&#13;    id,&#13;    geometry_asewkt)&#13;  VALUES (&#13;    'M22_Facade08',&#13;    'SRID=3946;LINESTRING(1379640 5226200,1379640 5226200,1379640 5226200,1379640 5226200)');&#13;" calcext:value-type="string">
            <text:p>INSERT INTO  <text:s/>facade ( <text:s text:c="3"/>id, <text:s text:c="3"/>geometry_asewkt) <text:s/>VALUES ( <text:s text:c="3"/>'M22_Facade08', <text:s text:c="3"/>'SRID=3946;LINESTRING(1379640 5226200,1379640 5226200,1379640 5226200,1379640 5226200)');</text:p>
          </table:table-cell>
          <table:table-cell table:formula="of:=CONCATENATE([.K12];CHAR(13);[.U12];CHAR(13);[.AC12];CHAR(13);[.AM12];CHAR(13);[.AW12];CHAR(13);[.BG12];CHAR(13);[.BO12];CHAR(13);[.BY12];CHAR(13))" office:value-type="string" office:string-value="INSERT INTO &#13;  facade (&#13;    id,&#13;    geometry_asewkt)&#13;  VALUES (&#13;    'M22_Facade01',&#13;    'SRID=3946;LINESTRING(1379640 5226200,1379640 5226200,1379640 5226200,1379640 5226200)');&#13;&#13;INSERT INTO &#13;  facade (&#13;    id,&#13;    geometry_asewkt)&#13;  VALUES (&#13;    'M22_Facade02',&#13;    'SRID=3946;LINESTRING(1379640 5226200,1379640 5226200,1379640 5226200,1379640 5226200)');&#13;&#13;INSERT INTO &#13;  facade (&#13;    id,&#13;    geometry_asewkt)&#13;  VALUES (&#13;    'M22_Facade03',&#13;    'SRID=3946;LINESTRING(1379640 5226200,1379640 5226200,1379640 5226200)');&#13;&#13;INSERT INTO &#13;  facade (&#13;    id,&#13;    geometry_asewkt)&#13;  VALUES (&#13;    'M22_Facade04',&#13;    'SRID=3946;LINESTRING(1379640 5226200,1379640 5226200,1379640 5226200,1379640 5226200)');&#13;&#13;INSERT INTO &#13;  facade (&#13;    id,&#13;    geometry_asewkt)&#13;  VALUES (&#13;    'M22_Facade05',&#13;    'SRID=3946;LINESTRING(1379640 5226200,1379640 5226200,1379640 5226200,1379640 5226200)');&#13;&#13;INSERT INTO &#13;  facade (&#13;    id,&#13;    geometry_asewkt)&#13;  VALUES (&#13;    'M22_Facade06',&#13;    'SRID=3946;LINESTRING(1379640 5226200,1379640 5226200,1379640 5226200,1379640 5226200)');&#13;&#13;INSERT INTO &#13;  facade_id (&#13;    id,&#13;    geometry_asewkt)&#13;  VALUES (&#13;    'M22_Facade07',&#13;    'SRID=3946;LINESTRING(1379640 5226200,1379640 5226200,1379640 5226200)');&#13;&#13;INSERT INTO &#13;  facade (&#13;    id,&#13;    geometry_asewkt)&#13;  VALUES (&#13;    'M22_Facade08',&#13;    'SRID=3946;LINESTRING(1379640 5226200,1379640 5226200,1379640 5226200,1379640 5226200)');&#13;&#13;" calcext:value-type="string">
            <text:p>INSERT INTO  <text:s/>facade ( <text:s text:c="3"/>id, <text:s text:c="3"/>geometry_asewkt) <text:s/>VALUES ( <text:s text:c="3"/>'M22_Facade01', <text:s text:c="3"/>'SRID=3946;LINESTRING(1379640 5226200,1379640 5226200,1379640 5226200,1379640 5226200)');INSERT INTO  <text:s/>facade ( <text:s text:c="3"/>id, <text:s text:c="3"/>geometry_asewkt) <text:s/>VALUES ( <text:s text:c="3"/>'M22_Facade02', <text:s text:c="3"/>'SRID=3946;LINESTRING(1379640 5226200,1379640 5226200,1379640 5226200,1379640 5226200)');INSERT INTO  <text:s/>facade ( <text:s text:c="3"/>id, <text:s text:c="3"/>geometry_asewkt) <text:s/>VALUES ( <text:s text:c="3"/>'M22_Facade03', <text:s text:c="3"/>'SRID=3946;LINESTRING(1379640 5226200,1379640 5226200,1379640 5226200)');INSERT INTO  <text:s/>facade ( <text:s text:c="3"/>id, <text:s text:c="3"/>geometry_asewkt) <text:s/>VALUES ( <text:s text:c="3"/>'M22_Facade04', <text:s text:c="3"/>'SRID=3946;LINESTRING(1379640 5226200,1379640 5226200,1379640 5226200,1379640 5226200)');INSERT INTO  <text:s/>facade ( <text:s text:c="3"/>id, <text:s text:c="3"/>geometry_asewkt) <text:s/>VALUES ( <text:s text:c="3"/>'M22_Facade05', <text:s text:c="3"/>'SRID=3946;LINESTRING(1379640 5226200,1379640 5226200,1379640 5226200,1379640 5226200)');INSERT INTO  <text:s/>facade ( <text:s text:c="3"/>id, <text:s text:c="3"/>geometry_asewkt) <text:s/>VALUES ( <text:s text:c="3"/>'M22_Facade06', <text:s text:c="3"/>'SRID=3946;LINESTRING(1379640 5226200,1379640 5226200,1379640 5226200,1379640 5226200)');INSERT INTO  <text:s/>facade_id ( <text:s text:c="3"/>id, <text:s text:c="3"/>geometry_asewkt) <text:s/>VALUES ( <text:s text:c="3"/>'M22_Facade07', <text:s text:c="3"/>'SRID=3946;LINESTRING(1379640 5226200,1379640 5226200,1379640 5226200)');INSERT INTO  <text:s/>facade ( <text:s text:c="3"/>id, <text:s text:c="3"/>geometry_asewkt) <text:s/>VALUES ( <text:s text:c="3"/>'M22_Facade08', <text:s text:c="3"/>'SRID=3946;LINESTRING(1379640 5226200,1379640 5226200,1379640 5226200,1379640 5226200)');</text:p>
          </table:table-cell>
          <table:table-cell table:number-columns-repeated="946"/>
        </table:table-row>
        <table:table-row table:style-name="ro5">
          <table:table-cell table:formula="of:=[case_00140_00100.B13]" office:value-type="string" office:string-value="Agenc_D" calcext:value-type="string">
            <text:p>Agenc_D</text:p>
          </table:table-cell>
          <table:table-cell table:style-name="ce5" table:formula="of:=CONCATENATE([$case_00140_00100.$A13];[.B$2])" office:value-type="string" office:string-value="M23_Facade01" calcext:value-type="string">
            <text:p>M23_Facade01</text:p>
          </table:table-cell>
          <table:table-cell table:style-name="ce5" table:formula="of:=[$case_00140_00100.$C13]+IF([.$A13]=&quot;Agenc_A&quot;;[.C$2];IF([.$A13]=&quot;Agenc_B&quot;;[.C$3];IF([.$A13]=&quot;Agenc_C&quot;;[.C$4];IF([.$A13]=&quot;Agenc_D&quot;;[.C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D$2];IF([.$A13]=&quot;Agenc_B&quot;;[.D$3];IF([.$A13]=&quot;Agenc_C&quot;;[.D$4];IF([.$A13]=&quot;Agenc_D&quot;;[.D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E$2];IF([.$A13]=&quot;Agenc_B&quot;;[.E$3];IF([.$A13]=&quot;Agenc_C&quot;;[.E$4];IF([.$A13]=&quot;Agenc_D&quot;;[.E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F$2];IF([.$A13]=&quot;Agenc_B&quot;;[.F$3];IF([.$A13]=&quot;Agenc_C&quot;;[.F$4];IF([.$A13]=&quot;Agenc_D&quot;;[.F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G$2];IF([.$A13]=&quot;Agenc_B&quot;;[.G$3];IF([.$A13]=&quot;Agenc_C&quot;;[.G$4];IF([.$A13]=&quot;Agenc_D&quot;;[.G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H$2];IF([.$A13]=&quot;Agenc_B&quot;;[.H$3];IF([.$A13]=&quot;Agenc_C&quot;;[.H$4];IF([.$A13]=&quot;Agenc_D&quot;;[.H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I$2];IF([.$A13]=&quot;Agenc_B&quot;;[.I$3];IF([.$A13]=&quot;Agenc_C&quot;;[.I$4];IF([.$A13]=&quot;Agenc_D&quot;;[.I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J$2];IF([.$A13]=&quot;Agenc_B&quot;;[.J$3];IF([.$A13]=&quot;Agenc_C&quot;;[.J$4];IF([.$A13]=&quot;Agenc_D&quot;;[.J$5];0))))" office:value-type="float" office:value="5226200" calcext:value-type="float">
            <text:p>5226200</text:p>
          </table:table-cell>
          <table:table-cell table:style-name="ce4" table:formula="of:=CONCATENATE([.K$2];CHAR(13);&quot;    &quot;;&quot;'&quot;;[.B13];&quot;',&quot;;CHAR(13);&quot;    'SRID=3946;LINESTRING(&quot;;[.C13];&quot; &quot;;[.D13];&quot;,&quot;;[.E13];&quot; &quot;;[.F13];&quot;,&quot;;[.G13];&quot; &quot;;[.H13];&quot;,&quot;;[.I13];&quot; &quot;;[.J13];&quot;)');&quot;;CHAR(13))" office:value-type="string" office:string-value="INSERT INTO &#13;  facade (&#13;    id,&#13;    geometry_asewkt)&#13;  VALUES (&#13;    'M23_Facade01',&#13;    'SRID=3946;LINESTRING(1379780 5226200,1379780 5226200,1379780 5226200,1379780 5226200)');&#13;" calcext:value-type="string">
            <text:p>INSERT INTO  <text:s/>facade ( <text:s text:c="3"/>id, <text:s text:c="3"/>geometry_asewkt) <text:s/>VALUES ( <text:s text:c="3"/>'M23_Facade01', <text:s text:c="3"/>'SRID=3946;LINESTRING(1379780 5226200,1379780 5226200,1379780 5226200,1379780 5226200)');</text:p>
          </table:table-cell>
          <table:table-cell table:style-name="ce5" table:formula="of:=CONCATENATE([$case_00140_00100.$A13];[.L$2])" office:value-type="string" office:string-value="M23_Facade02" calcext:value-type="string">
            <text:p>M23_Facade02</text:p>
          </table:table-cell>
          <table:table-cell table:style-name="ce5" table:formula="of:=[$case_00140_00100.$C13]+IF([.$A13]=&quot;Agenc_A&quot;;[.M$2];IF([.$A13]=&quot;Agenc_B&quot;;[.M$3];IF([.$A13]=&quot;Agenc_C&quot;;[.M$4];IF([.$A13]=&quot;Agenc_D&quot;;[.M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N$2];IF([.$A13]=&quot;Agenc_B&quot;;[.N$3];IF([.$A13]=&quot;Agenc_C&quot;;[.N$4];IF([.$A13]=&quot;Agenc_D&quot;;[.N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O$2];IF([.$A13]=&quot;Agenc_B&quot;;[.O$3];IF([.$A13]=&quot;Agenc_C&quot;;[.O$4];IF([.$A13]=&quot;Agenc_D&quot;;[.O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P$2];IF([.$A13]=&quot;Agenc_B&quot;;[.P$3];IF([.$A13]=&quot;Agenc_C&quot;;[.P$4];IF([.$A13]=&quot;Agenc_D&quot;;[.P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Q$2];IF([.$A13]=&quot;Agenc_B&quot;;[.Q$3];IF([.$A13]=&quot;Agenc_C&quot;;[.Q$4];IF([.$A13]=&quot;Agenc_D&quot;;[.Q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R$2];IF([.$A13]=&quot;Agenc_B&quot;;[.R$3];IF([.$A13]=&quot;Agenc_C&quot;;[.R$4];IF([.$A13]=&quot;Agenc_D&quot;;[.R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S$2];IF([.$A13]=&quot;Agenc_B&quot;;[.S$3];IF([.$A13]=&quot;Agenc_C&quot;;[.S$4];IF([.$A13]=&quot;Agenc_D&quot;;[.S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T$2];IF([.$A13]=&quot;Agenc_B&quot;;[.T$3];IF([.$A13]=&quot;Agenc_C&quot;;[.T$4];IF([.$A13]=&quot;Agenc_D&quot;;[.T$5];0))))" office:value-type="float" office:value="5226200" calcext:value-type="float">
            <text:p>5226200</text:p>
          </table:table-cell>
          <table:table-cell table:style-name="ce4" table:formula="of:=CONCATENATE([.U$2];CHAR(13);&quot;    &quot;;&quot;'&quot;;[.L13];&quot;',&quot;;CHAR(13);&quot;    'SRID=3946;LINESTRING(&quot;;[.M13];&quot; &quot;;[.N13];&quot;,&quot;;[.O13];&quot; &quot;;[.P13];&quot;,&quot;;[.Q13];&quot; &quot;;[.R13];&quot;,&quot;;[.S13];&quot; &quot;;[.T13];&quot;)');&quot;;CHAR(13))" office:value-type="string" office:string-value="INSERT INTO &#13;  facade (&#13;    id,&#13;    geometry_asewkt)&#13;  VALUES (&#13;    'M23_Facade02',&#13;    'SRID=3946;LINESTRING(1379780 5226200,1379780 5226200,1379780 5226200,1379780 5226200)');&#13;" calcext:value-type="string">
            <text:p>INSERT INTO  <text:s/>facade ( <text:s text:c="3"/>id, <text:s text:c="3"/>geometry_asewkt) <text:s/>VALUES ( <text:s text:c="3"/>'M23_Facade02', <text:s text:c="3"/>'SRID=3946;LINESTRING(1379780 5226200,1379780 5226200,1379780 5226200,1379780 5226200)');</text:p>
          </table:table-cell>
          <table:table-cell table:style-name="ce5" table:formula="of:=CONCATENATE([$case_00140_00100.$A13];[.V$2])" office:value-type="string" office:string-value="M23_Facade03" calcext:value-type="string">
            <text:p>M23_Facade03</text:p>
          </table:table-cell>
          <table:table-cell table:style-name="ce5" table:formula="of:=[$case_00140_00100.$C13]+IF([.$A13]=&quot;Agenc_A&quot;;[.W$2];IF([.$A13]=&quot;Agenc_B&quot;;[.W$3];IF([.$A13]=&quot;Agenc_C&quot;;[.W$4];IF([.$A13]=&quot;Agenc_D&quot;;[.W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X$2];IF([.$A13]=&quot;Agenc_B&quot;;[.X$3];IF([.$A13]=&quot;Agenc_C&quot;;[.X$4];IF([.$A13]=&quot;Agenc_D&quot;;[.X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Y$2];IF([.$A13]=&quot;Agenc_B&quot;;[.Y$3];IF([.$A13]=&quot;Agenc_C&quot;;[.Y$4];IF([.$A13]=&quot;Agenc_D&quot;;[.Y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Z$2];IF([.$A13]=&quot;Agenc_B&quot;;[.Z$3];IF([.$A13]=&quot;Agenc_C&quot;;[.Z$4];IF([.$A13]=&quot;Agenc_D&quot;;[.Z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AA$2];IF([.$A13]=&quot;Agenc_B&quot;;[.AA$3];IF([.$A13]=&quot;Agenc_C&quot;;[.AA$4];IF([.$A13]=&quot;Agenc_D&quot;;[.AA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AB$2];IF([.$A13]=&quot;Agenc_B&quot;;[.AB$3];IF([.$A13]=&quot;Agenc_C&quot;;[.AB$4];IF([.$A13]=&quot;Agenc_D&quot;;[.AB$5];0))))" office:value-type="float" office:value="5226200" calcext:value-type="float">
            <text:p>5226200</text:p>
          </table:table-cell>
          <table:table-cell table:style-name="ce4" table:formula="of:=CONCATENATE([.AC$2];CHAR(13);&quot;    &quot;;&quot;'&quot;;[.V13];&quot;',&quot;;CHAR(13);&quot;    'SRID=3946;LINESTRING(&quot;;[.W13];&quot; &quot;;[.X13];&quot;,&quot;;[.Y13];&quot; &quot;;[.Z13];&quot;,&quot;;[.AA13];&quot; &quot;;[.AB13];&quot;)');&quot;;CHAR(13))" office:value-type="string" office:string-value="INSERT INTO &#13;  facade (&#13;    id,&#13;    geometry_asewkt)&#13;  VALUES (&#13;    'M23_Facade03',&#13;    'SRID=3946;LINESTRING(1379780 5226200,1379780 5226200,1379780 5226200)');&#13;" calcext:value-type="string">
            <text:p>INSERT INTO  <text:s/>facade ( <text:s text:c="3"/>id, <text:s text:c="3"/>geometry_asewkt) <text:s/>VALUES ( <text:s text:c="3"/>'M23_Facade03', <text:s text:c="3"/>'SRID=3946;LINESTRING(1379780 5226200,1379780 5226200,1379780 5226200)');</text:p>
          </table:table-cell>
          <table:table-cell table:style-name="ce5" table:formula="of:=CONCATENATE([$case_00140_00100.$A13];[.AD$2])" office:value-type="string" office:string-value="M23_Facade04" calcext:value-type="string">
            <text:p>M23_Facade04</text:p>
          </table:table-cell>
          <table:table-cell table:style-name="ce5" table:formula="of:=[$case_00140_00100.$C13]+IF([.$A13]=&quot;Agenc_A&quot;;[.AE$2];IF([.$A13]=&quot;Agenc_B&quot;;[.AE$3];IF([.$A13]=&quot;Agenc_C&quot;;[.AE$4];IF([.$A13]=&quot;Agenc_D&quot;;[.AE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AF$2];IF([.$A13]=&quot;Agenc_B&quot;;[.AF$3];IF([.$A13]=&quot;Agenc_C&quot;;[.AF$4];IF([.$A13]=&quot;Agenc_D&quot;;[.AF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AG$2];IF([.$A13]=&quot;Agenc_B&quot;;[.AG$3];IF([.$A13]=&quot;Agenc_C&quot;;[.AG$4];IF([.$A13]=&quot;Agenc_D&quot;;[.AG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AH$2];IF([.$A13]=&quot;Agenc_B&quot;;[.AH$3];IF([.$A13]=&quot;Agenc_C&quot;;[.AH$4];IF([.$A13]=&quot;Agenc_D&quot;;[.AH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AI$2];IF([.$A13]=&quot;Agenc_B&quot;;[.AI$3];IF([.$A13]=&quot;Agenc_C&quot;;[.AI$4];IF([.$A13]=&quot;Agenc_D&quot;;[.AI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AJ$2];IF([.$A13]=&quot;Agenc_B&quot;;[.AJ$3];IF([.$A13]=&quot;Agenc_C&quot;;[.AJ$4];IF([.$A13]=&quot;Agenc_D&quot;;[.AJ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AK$2];IF([.$A13]=&quot;Agenc_B&quot;;[.AK$3];IF([.$A13]=&quot;Agenc_C&quot;;[.AK$4];IF([.$A13]=&quot;Agenc_D&quot;;[.AK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AL$2];IF([.$A13]=&quot;Agenc_B&quot;;[.AL$3];IF([.$A13]=&quot;Agenc_C&quot;;[.AL$4];IF([.$A13]=&quot;Agenc_D&quot;;[.AL$5];0))))" office:value-type="float" office:value="5226200" calcext:value-type="float">
            <text:p>5226200</text:p>
          </table:table-cell>
          <table:table-cell table:style-name="ce4" table:formula="of:=CONCATENATE([.AM$2];CHAR(13);&quot;    &quot;;&quot;'&quot;;[.AD13];&quot;',&quot;;CHAR(13);&quot;    'SRID=3946;LINESTRING(&quot;;[.AE13];&quot; &quot;;[.AF13];&quot;,&quot;;[.AG13];&quot; &quot;;[.AH13];&quot;,&quot;;[.AI13];&quot; &quot;;[.AJ13];&quot;,&quot;;[.AK13];&quot; &quot;;[.AL13];&quot;)');&quot;;CHAR(13))" office:value-type="string" office:string-value="INSERT INTO &#13;  facade (&#13;    id,&#13;    geometry_asewkt)&#13;  VALUES (&#13;    'M23_Facade04',&#13;    'SRID=3946;LINESTRING(1379780 5226200,1379780 5226200,1379780 5226200,1379780 5226200)');&#13;" calcext:value-type="string">
            <text:p>INSERT INTO  <text:s/>facade ( <text:s text:c="3"/>id, <text:s text:c="3"/>geometry_asewkt) <text:s/>VALUES ( <text:s text:c="3"/>'M23_Facade04', <text:s text:c="3"/>'SRID=3946;LINESTRING(1379780 5226200,1379780 5226200,1379780 5226200,1379780 5226200)');</text:p>
          </table:table-cell>
          <table:table-cell table:style-name="ce5" table:formula="of:=CONCATENATE([$case_00140_00100.$A13];[.AN$2])" office:value-type="string" office:string-value="M23_Facade05" calcext:value-type="string">
            <text:p>M23_Facade05</text:p>
          </table:table-cell>
          <table:table-cell table:style-name="ce5" table:formula="of:=[$case_00140_00100.$C13]+IF([.$A13]=&quot;Agenc_A&quot;;[.AO$2];IF([.$A13]=&quot;Agenc_B&quot;;[.AO$3];IF([.$A13]=&quot;Agenc_C&quot;;[.AO$4];IF([.$A13]=&quot;Agenc_D&quot;;[.AO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AP$2];IF([.$A13]=&quot;Agenc_B&quot;;[.AP$3];IF([.$A13]=&quot;Agenc_C&quot;;[.AP$4];IF([.$A13]=&quot;Agenc_D&quot;;[.AP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AQ$2];IF([.$A13]=&quot;Agenc_B&quot;;[.AQ$3];IF([.$A13]=&quot;Agenc_C&quot;;[.AQ$4];IF([.$A13]=&quot;Agenc_D&quot;;[.AQ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AR$2];IF([.$A13]=&quot;Agenc_B&quot;;[.AR$3];IF([.$A13]=&quot;Agenc_C&quot;;[.AR$4];IF([.$A13]=&quot;Agenc_D&quot;;[.AR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AS$2];IF([.$A13]=&quot;Agenc_B&quot;;[.AS$3];IF([.$A13]=&quot;Agenc_C&quot;;[.AS$4];IF([.$A13]=&quot;Agenc_D&quot;;[.AS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AT$2];IF([.$A13]=&quot;Agenc_B&quot;;[.AT$3];IF([.$A13]=&quot;Agenc_C&quot;;[.AT$4];IF([.$A13]=&quot;Agenc_D&quot;;[.AT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AU$2];IF([.$A13]=&quot;Agenc_B&quot;;[.AU$3];IF([.$A13]=&quot;Agenc_C&quot;;[.AU$4];IF([.$A13]=&quot;Agenc_D&quot;;[.AU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AV$2];IF([.$A13]=&quot;Agenc_B&quot;;[.AV$3];IF([.$A13]=&quot;Agenc_C&quot;;[.AV$4];IF([.$A13]=&quot;Agenc_D&quot;;[.AV$5];0))))" office:value-type="float" office:value="5226200" calcext:value-type="float">
            <text:p>5226200</text:p>
          </table:table-cell>
          <table:table-cell table:style-name="ce4" table:formula="of:=CONCATENATE([.AW$2];CHAR(13);&quot;    &quot;;&quot;'&quot;;[.AN13];&quot;',&quot;;CHAR(13);&quot;    'SRID=3946;LINESTRING(&quot;;[.AO13];&quot; &quot;;[.AP13];&quot;,&quot;;[.AQ13];&quot; &quot;;[.AR13];&quot;,&quot;;[.AS13];&quot; &quot;;[.AT13];&quot;,&quot;;[.AU13];&quot; &quot;;[.AV13];&quot;)');&quot;;CHAR(13))" office:value-type="string" office:string-value="INSERT INTO &#13;  facade (&#13;    id,&#13;    geometry_asewkt)&#13;  VALUES (&#13;    'M23_Facade05',&#13;    'SRID=3946;LINESTRING(1379780 5226200,1379780 5226200,1379780 5226200,1379780 5226200)');&#13;" calcext:value-type="string">
            <text:p>INSERT INTO  <text:s/>facade ( <text:s text:c="3"/>id, <text:s text:c="3"/>geometry_asewkt) <text:s/>VALUES ( <text:s text:c="3"/>'M23_Facade05', <text:s text:c="3"/>'SRID=3946;LINESTRING(1379780 5226200,1379780 5226200,1379780 5226200,1379780 5226200)');</text:p>
          </table:table-cell>
          <table:table-cell table:style-name="ce5" table:formula="of:=CONCATENATE([$case_00140_00100.$A13];[.AX$2])" office:value-type="string" office:string-value="M23_Facade06" calcext:value-type="string">
            <text:p>M23_Facade06</text:p>
          </table:table-cell>
          <table:table-cell table:style-name="ce5" table:formula="of:=[$case_00140_00100.$C13]+IF([.$A13]=&quot;Agenc_A&quot;;[.AY$2];IF([.$A13]=&quot;Agenc_B&quot;;[.AY$3];IF([.$A13]=&quot;Agenc_C&quot;;[.AY$4];IF([.$A13]=&quot;Agenc_D&quot;;[.AY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AZ$2];IF([.$A13]=&quot;Agenc_B&quot;;[.AZ$3];IF([.$A13]=&quot;Agenc_C&quot;;[.AZ$4];IF([.$A13]=&quot;Agenc_D&quot;;[.AZ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BA$2];IF([.$A13]=&quot;Agenc_B&quot;;[.BA$3];IF([.$A13]=&quot;Agenc_C&quot;;[.BA$4];IF([.$A13]=&quot;Agenc_D&quot;;[.BA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BB$2];IF([.$A13]=&quot;Agenc_B&quot;;[.BB$3];IF([.$A13]=&quot;Agenc_C&quot;;[.BB$4];IF([.$A13]=&quot;Agenc_D&quot;;[.BB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BC$2];IF([.$A13]=&quot;Agenc_B&quot;;[.BC$3];IF([.$A13]=&quot;Agenc_C&quot;;[.BC$4];IF([.$A13]=&quot;Agenc_D&quot;;[.BC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BD$2];IF([.$A13]=&quot;Agenc_B&quot;;[.BD$3];IF([.$A13]=&quot;Agenc_C&quot;;[.BD$4];IF([.$A13]=&quot;Agenc_D&quot;;[.BD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BE$2];IF([.$A13]=&quot;Agenc_B&quot;;[.BE$3];IF([.$A13]=&quot;Agenc_C&quot;;[.BE$4];IF([.$A13]=&quot;Agenc_D&quot;;[.BE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BF$2];IF([.$A13]=&quot;Agenc_B&quot;;[.BF$3];IF([.$A13]=&quot;Agenc_C&quot;;[.BF$4];IF([.$A13]=&quot;Agenc_D&quot;;[.BF$5];0))))" office:value-type="float" office:value="5226200" calcext:value-type="float">
            <text:p>5226200</text:p>
          </table:table-cell>
          <table:table-cell table:style-name="ce4" table:formula="of:=CONCATENATE([.BG$2];CHAR(13);&quot;    &quot;;&quot;'&quot;;[.AX13];&quot;',&quot;;CHAR(13);&quot;    'SRID=3946;LINESTRING(&quot;;[.AY13];&quot; &quot;;[.AZ13];&quot;,&quot;;[.BA13];&quot; &quot;;[.BB13];&quot;,&quot;;[.BC13];&quot; &quot;;[.BD13];&quot;,&quot;;[.BE13];&quot; &quot;;[.BF13];&quot;)');&quot;;CHAR(13))" office:value-type="string" office:string-value="INSERT INTO &#13;  facade (&#13;    id,&#13;    geometry_asewkt)&#13;  VALUES (&#13;    'M23_Facade06',&#13;    'SRID=3946;LINESTRING(1379780 5226200,1379780 5226200,1379780 5226200,1379780 5226200)');&#13;" calcext:value-type="string">
            <text:p>INSERT INTO  <text:s/>facade ( <text:s text:c="3"/>id, <text:s text:c="3"/>geometry_asewkt) <text:s/>VALUES ( <text:s text:c="3"/>'M23_Facade06', <text:s text:c="3"/>'SRID=3946;LINESTRING(1379780 5226200,1379780 5226200,1379780 5226200,1379780 5226200)');</text:p>
          </table:table-cell>
          <table:table-cell table:style-name="ce5" table:formula="of:=CONCATENATE([$case_00140_00100.$A13];[.BH$2])" office:value-type="string" office:string-value="M23_Facade07" calcext:value-type="string">
            <text:p>M23_Facade07</text:p>
          </table:table-cell>
          <table:table-cell table:style-name="ce5" table:formula="of:=[$case_00140_00100.$C13]+IF([.$A13]=&quot;Agenc_A&quot;;[.BI$2];IF([.$A13]=&quot;Agenc_B&quot;;[.BI$3];IF([.$A13]=&quot;Agenc_C&quot;;[.BI$4];IF([.$A13]=&quot;Agenc_D&quot;;[.BI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BJ$2];IF([.$A13]=&quot;Agenc_B&quot;;[.BJ$3];IF([.$A13]=&quot;Agenc_C&quot;;[.BJ$4];IF([.$A13]=&quot;Agenc_D&quot;;[.BJ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BK$2];IF([.$A13]=&quot;Agenc_B&quot;;[.BK$3];IF([.$A13]=&quot;Agenc_C&quot;;[.BK$4];IF([.$A13]=&quot;Agenc_D&quot;;[.BK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BL$2];IF([.$A13]=&quot;Agenc_B&quot;;[.BL$3];IF([.$A13]=&quot;Agenc_C&quot;;[.BL$4];IF([.$A13]=&quot;Agenc_D&quot;;[.BL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BM$2];IF([.$A13]=&quot;Agenc_B&quot;;[.BM$3];IF([.$A13]=&quot;Agenc_C&quot;;[.BM$4];IF([.$A13]=&quot;Agenc_D&quot;;[.BM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BN$2];IF([.$A13]=&quot;Agenc_B&quot;;[.BN$3];IF([.$A13]=&quot;Agenc_C&quot;;[.BN$4];IF([.$A13]=&quot;Agenc_D&quot;;[.BN$5];0))))" office:value-type="float" office:value="5226200" calcext:value-type="float">
            <text:p>5226200</text:p>
          </table:table-cell>
          <table:table-cell table:style-name="ce4" table:formula="of:=CONCATENATE([.BO$2];CHAR(13);&quot;    &quot;;&quot;'&quot;;[.BH13];&quot;',&quot;;CHAR(13);&quot;    'SRID=3946;LINESTRING(&quot;;[.BI13];&quot; &quot;;[.BJ13];&quot;,&quot;;[.BK13];&quot; &quot;;[.BL13];&quot;,&quot;;[.BM13];&quot; &quot;;[.BN13];&quot;)');&quot;;CHAR(13))" office:value-type="string" office:string-value="INSERT INTO &#13;  facade_id (&#13;    id,&#13;    geometry_asewkt)&#13;  VALUES (&#13;    'M23_Facade07',&#13;    'SRID=3946;LINESTRING(1379780 5226200,1379780 5226200,1379780 5226200)');&#13;" calcext:value-type="string">
            <text:p>INSERT INTO  <text:s/>facade_id ( <text:s text:c="3"/>id, <text:s text:c="3"/>geometry_asewkt) <text:s/>VALUES ( <text:s text:c="3"/>'M23_Facade07', <text:s text:c="3"/>'SRID=3946;LINESTRING(1379780 5226200,1379780 5226200,1379780 5226200)');</text:p>
          </table:table-cell>
          <table:table-cell table:style-name="ce5" table:formula="of:=CONCATENATE([$case_00140_00100.$A13];[.BP$2])" office:value-type="string" office:string-value="M23_Facade08" calcext:value-type="string">
            <text:p>M23_Facade08</text:p>
          </table:table-cell>
          <table:table-cell table:style-name="ce5" table:formula="of:=[$case_00140_00100.$C13]+IF([.$A13]=&quot;Agenc_A&quot;;[.BQ$2];IF([.$A13]=&quot;Agenc_B&quot;;[.BQ$3];IF([.$A13]=&quot;Agenc_C&quot;;[.BQ$4];IF([.$A13]=&quot;Agenc_D&quot;;[.BQ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BR$2];IF([.$A13]=&quot;Agenc_B&quot;;[.BR$3];IF([.$A13]=&quot;Agenc_C&quot;;[.BR$4];IF([.$A13]=&quot;Agenc_D&quot;;[.BR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BS$2];IF([.$A13]=&quot;Agenc_B&quot;;[.BS$3];IF([.$A13]=&quot;Agenc_C&quot;;[.BS$4];IF([.$A13]=&quot;Agenc_D&quot;;[.BS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BT$2];IF([.$A13]=&quot;Agenc_B&quot;;[.BT$3];IF([.$A13]=&quot;Agenc_C&quot;;[.BT$4];IF([.$A13]=&quot;Agenc_D&quot;;[.BT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BU$2];IF([.$A13]=&quot;Agenc_B&quot;;[.BU$3];IF([.$A13]=&quot;Agenc_C&quot;;[.BU$4];IF([.$A13]=&quot;Agenc_D&quot;;[.BU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BV$2];IF([.$A13]=&quot;Agenc_B&quot;;[.BV$3];IF([.$A13]=&quot;Agenc_C&quot;;[.BV$4];IF([.$A13]=&quot;Agenc_D&quot;;[.BV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BW$2];IF([.$A13]=&quot;Agenc_B&quot;;[.BW$3];IF([.$A13]=&quot;Agenc_C&quot;;[.BW$4];IF([.$A13]=&quot;Agenc_D&quot;;[.BW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BX$2];IF([.$A13]=&quot;Agenc_B&quot;;[.BX$3];IF([.$A13]=&quot;Agenc_C&quot;;[.BX$4];IF([.$A13]=&quot;Agenc_D&quot;;[.BX$5];0))))" office:value-type="float" office:value="5226200" calcext:value-type="float">
            <text:p>5226200</text:p>
          </table:table-cell>
          <table:table-cell table:style-name="ce4" table:formula="of:=CONCATENATE([.BY$2];CHAR(13);&quot;    &quot;;&quot;'&quot;;[.BP13];&quot;',&quot;;CHAR(13);&quot;    'SRID=3946;LINESTRING(&quot;;[.BQ13];&quot; &quot;;[.BR13];&quot;,&quot;;[.BS13];&quot; &quot;;[.BT13];&quot;,&quot;;[.BU13];&quot; &quot;;[.BV13];&quot;,&quot;;[.BW13];&quot; &quot;;[.BX13];&quot;)');&quot;;CHAR(13))" office:value-type="string" office:string-value="INSERT INTO &#13;  facade (&#13;    id,&#13;    geometry_asewkt)&#13;  VALUES (&#13;    'M23_Facade08',&#13;    'SRID=3946;LINESTRING(1379780 5226200,1379780 5226200,1379780 5226200,1379780 5226200)');&#13;" calcext:value-type="string">
            <text:p>INSERT INTO  <text:s/>facade ( <text:s text:c="3"/>id, <text:s text:c="3"/>geometry_asewkt) <text:s/>VALUES ( <text:s text:c="3"/>'M23_Facade08', <text:s text:c="3"/>'SRID=3946;LINESTRING(1379780 5226200,1379780 5226200,1379780 5226200,1379780 5226200)');</text:p>
          </table:table-cell>
          <table:table-cell table:formula="of:=CONCATENATE([.K13];CHAR(13);[.U13];CHAR(13);[.AC13];CHAR(13);[.AM13];CHAR(13);[.AW13];CHAR(13);[.BG13];CHAR(13);[.BO13];CHAR(13);[.BY13];CHAR(13))" office:value-type="string" office:string-value="INSERT INTO &#13;  facade (&#13;    id,&#13;    geometry_asewkt)&#13;  VALUES (&#13;    'M23_Facade01',&#13;    'SRID=3946;LINESTRING(1379780 5226200,1379780 5226200,1379780 5226200,1379780 5226200)');&#13;&#13;INSERT INTO &#13;  facade (&#13;    id,&#13;    geometry_asewkt)&#13;  VALUES (&#13;    'M23_Facade02',&#13;    'SRID=3946;LINESTRING(1379780 5226200,1379780 5226200,1379780 5226200,1379780 5226200)');&#13;&#13;INSERT INTO &#13;  facade (&#13;    id,&#13;    geometry_asewkt)&#13;  VALUES (&#13;    'M23_Facade03',&#13;    'SRID=3946;LINESTRING(1379780 5226200,1379780 5226200,1379780 5226200)');&#13;&#13;INSERT INTO &#13;  facade (&#13;    id,&#13;    geometry_asewkt)&#13;  VALUES (&#13;    'M23_Facade04',&#13;    'SRID=3946;LINESTRING(1379780 5226200,1379780 5226200,1379780 5226200,1379780 5226200)');&#13;&#13;INSERT INTO &#13;  facade (&#13;    id,&#13;    geometry_asewkt)&#13;  VALUES (&#13;    'M23_Facade05',&#13;    'SRID=3946;LINESTRING(1379780 5226200,1379780 5226200,1379780 5226200,1379780 5226200)');&#13;&#13;INSERT INTO &#13;  facade (&#13;    id,&#13;    geometry_asewkt)&#13;  VALUES (&#13;    'M23_Facade06',&#13;    'SRID=3946;LINESTRING(1379780 5226200,1379780 5226200,1379780 5226200,1379780 5226200)');&#13;&#13;INSERT INTO &#13;  facade_id (&#13;    id,&#13;    geometry_asewkt)&#13;  VALUES (&#13;    'M23_Facade07',&#13;    'SRID=3946;LINESTRING(1379780 5226200,1379780 5226200,1379780 5226200)');&#13;&#13;INSERT INTO &#13;  facade (&#13;    id,&#13;    geometry_asewkt)&#13;  VALUES (&#13;    'M23_Facade08',&#13;    'SRID=3946;LINESTRING(1379780 5226200,1379780 5226200,1379780 5226200,1379780 5226200)');&#13;&#13;" calcext:value-type="string">
            <text:p>INSERT INTO  <text:s/>facade ( <text:s text:c="3"/>id, <text:s text:c="3"/>geometry_asewkt) <text:s/>VALUES ( <text:s text:c="3"/>'M23_Facade01', <text:s text:c="3"/>'SRID=3946;LINESTRING(1379780 5226200,1379780 5226200,1379780 5226200,1379780 5226200)');INSERT INTO  <text:s/>facade ( <text:s text:c="3"/>id, <text:s text:c="3"/>geometry_asewkt) <text:s/>VALUES ( <text:s text:c="3"/>'M23_Facade02', <text:s text:c="3"/>'SRID=3946;LINESTRING(1379780 5226200,1379780 5226200,1379780 5226200,1379780 5226200)');INSERT INTO  <text:s/>facade ( <text:s text:c="3"/>id, <text:s text:c="3"/>geometry_asewkt) <text:s/>VALUES ( <text:s text:c="3"/>'M23_Facade03', <text:s text:c="3"/>'SRID=3946;LINESTRING(1379780 5226200,1379780 5226200,1379780 5226200)');INSERT INTO  <text:s/>facade ( <text:s text:c="3"/>id, <text:s text:c="3"/>geometry_asewkt) <text:s/>VALUES ( <text:s text:c="3"/>'M23_Facade04', <text:s text:c="3"/>'SRID=3946;LINESTRING(1379780 5226200,1379780 5226200,1379780 5226200,1379780 5226200)');INSERT INTO  <text:s/>facade ( <text:s text:c="3"/>id, <text:s text:c="3"/>geometry_asewkt) <text:s/>VALUES ( <text:s text:c="3"/>'M23_Facade05', <text:s text:c="3"/>'SRID=3946;LINESTRING(1379780 5226200,1379780 5226200,1379780 5226200,1379780 5226200)');INSERT INTO  <text:s/>facade ( <text:s text:c="3"/>id, <text:s text:c="3"/>geometry_asewkt) <text:s/>VALUES ( <text:s text:c="3"/>'M23_Facade06', <text:s text:c="3"/>'SRID=3946;LINESTRING(1379780 5226200,1379780 5226200,1379780 5226200,1379780 5226200)');INSERT INTO  <text:s/>facade_id ( <text:s text:c="3"/>id, <text:s text:c="3"/>geometry_asewkt) <text:s/>VALUES ( <text:s text:c="3"/>'M23_Facade07', <text:s text:c="3"/>'SRID=3946;LINESTRING(1379780 5226200,1379780 5226200,1379780 5226200)');INSERT INTO  <text:s/>facade ( <text:s text:c="3"/>id, <text:s text:c="3"/>geometry_asewkt) <text:s/>VALUES ( <text:s text:c="3"/>'M23_Facade08', <text:s text:c="3"/>'SRID=3946;LINESTRING(1379780 5226200,1379780 5226200,1379780 5226200,1379780 5226200)');</text:p>
          </table:table-cell>
          <table:table-cell table:number-columns-repeated="946"/>
        </table:table-row>
        <table:table-row table:style-name="ro5">
          <table:table-cell table:formula="of:=[case_00140_00100.B14]" office:value-type="string" office:string-value="Agenc_A" calcext:value-type="string">
            <text:p>Agenc_A</text:p>
          </table:table-cell>
          <table:table-cell table:style-name="ce5" table:formula="of:=CONCATENATE([$case_00140_00100.$A14];[.B$2])" office:value-type="string" office:string-value="M24_Facade01" calcext:value-type="string">
            <text:p>M24_Facade01</text:p>
          </table:table-cell>
          <table:table-cell table:style-name="ce5" table:formula="of:=[$case_00140_00100.$C14]+IF([.$A14]=&quot;Agenc_A&quot;;[.C$2];IF([.$A14]=&quot;Agenc_B&quot;;[.C$3];IF([.$A14]=&quot;Agenc_C&quot;;[.C$4];IF([.$A14]=&quot;Agenc_D&quot;;[.C$5];0))))" office:value-type="float" office:value="1379940" calcext:value-type="float">
            <text:p>1379940</text:p>
          </table:table-cell>
          <table:table-cell table:style-name="ce5" table:formula="of:=[$case_00140_00100.$D14]+IF([.$A14]=&quot;Agenc_A&quot;;[.D$2];IF([.$A14]=&quot;Agenc_B&quot;;[.D$3];IF([.$A14]=&quot;Agenc_C&quot;;[.D$4];IF([.$A14]=&quot;Agenc_D&quot;;[.D$5];0))))" office:value-type="float" office:value="5226300" calcext:value-type="float">
            <text:p>5226300</text:p>
          </table:table-cell>
          <table:table-cell table:style-name="ce5" table:formula="of:=[$case_00140_00100.$C14]+IF([.$A14]=&quot;Agenc_A&quot;;[.E$2];IF([.$A14]=&quot;Agenc_B&quot;;[.E$3];IF([.$A14]=&quot;Agenc_C&quot;;[.E$4];IF([.$A14]=&quot;Agenc_D&quot;;[.E$5];0))))" office:value-type="float" office:value="1379940" calcext:value-type="float">
            <text:p>1379940</text:p>
          </table:table-cell>
          <table:table-cell table:style-name="ce5" table:formula="of:=[$case_00140_00100.$D14]+IF([.$A14]=&quot;Agenc_A&quot;;[.F$2];IF([.$A14]=&quot;Agenc_B&quot;;[.F$3];IF([.$A14]=&quot;Agenc_C&quot;;[.F$4];IF([.$A14]=&quot;Agenc_D&quot;;[.F$5];0))))" office:value-type="float" office:value="5226280" calcext:value-type="float">
            <text:p>5226280</text:p>
          </table:table-cell>
          <table:table-cell table:style-name="ce5" table:formula="of:=[$case_00140_00100.$C14]+IF([.$A14]=&quot;Agenc_A&quot;;[.G$2];IF([.$A14]=&quot;Agenc_B&quot;;[.G$3];IF([.$A14]=&quot;Agenc_C&quot;;[.G$4];IF([.$A14]=&quot;Agenc_D&quot;;[.G$5];0))))" office:value-type="float" office:value="1379930" calcext:value-type="float">
            <text:p>1379930</text:p>
          </table:table-cell>
          <table:table-cell table:style-name="ce5" table:formula="of:=[$case_00140_00100.$D14]+IF([.$A14]=&quot;Agenc_A&quot;;[.H$2];IF([.$A14]=&quot;Agenc_B&quot;;[.H$3];IF([.$A14]=&quot;Agenc_C&quot;;[.H$4];IF([.$A14]=&quot;Agenc_D&quot;;[.H$5];0))))" office:value-type="float" office:value="5226280" calcext:value-type="float">
            <text:p>5226280</text:p>
          </table:table-cell>
          <table:table-cell table:style-name="ce5" table:formula="of:=[$case_00140_00100.$C14]+IF([.$A14]=&quot;Agenc_A&quot;;[.I$2];IF([.$A14]=&quot;Agenc_B&quot;;[.I$3];IF([.$A14]=&quot;Agenc_C&quot;;[.I$4];IF([.$A14]=&quot;Agenc_D&quot;;[.I$5];0))))" office:value-type="float" office:value="1379920" calcext:value-type="float">
            <text:p>1379920</text:p>
          </table:table-cell>
          <table:table-cell table:style-name="ce5" table:formula="of:=[$case_00140_00100.$D14]+IF([.$A14]=&quot;Agenc_A&quot;;[.J$2];IF([.$A14]=&quot;Agenc_B&quot;;[.J$3];IF([.$A14]=&quot;Agenc_C&quot;;[.J$4];IF([.$A14]=&quot;Agenc_D&quot;;[.J$5];0))))" office:value-type="float" office:value="5226290" calcext:value-type="float">
            <text:p>5226290</text:p>
          </table:table-cell>
          <table:table-cell table:style-name="ce4" table:formula="of:=CONCATENATE([.K$2];CHAR(13);&quot;    &quot;;&quot;'&quot;;[.B14];&quot;',&quot;;CHAR(13);&quot;    'SRID=3946;LINESTRING(&quot;;[.C14];&quot; &quot;;[.D14];&quot;,&quot;;[.E14];&quot; &quot;;[.F14];&quot;,&quot;;[.G14];&quot; &quot;;[.H14];&quot;,&quot;;[.I14];&quot; &quot;;[.J14];&quot;)');&quot;;CHAR(13))" office:value-type="string" office:string-value="INSERT INTO &#13;  facade (&#13;    id,&#13;    geometry_asewkt)&#13;  VALUES (&#13;    'M24_Facade01',&#13;    'SRID=3946;LINESTRING(1379940 5226300,1379940 5226280,1379930 5226280,1379920 5226290)');&#13;" calcext:value-type="string">
            <text:p>INSERT INTO  <text:s/>facade ( <text:s text:c="3"/>id, <text:s text:c="3"/>geometry_asewkt) <text:s/>VALUES ( <text:s text:c="3"/>'M24_Facade01', <text:s text:c="3"/>'SRID=3946;LINESTRING(1379940 5226300,1379940 5226280,1379930 5226280,1379920 5226290)');</text:p>
          </table:table-cell>
          <table:table-cell table:style-name="ce5" table:formula="of:=CONCATENATE([$case_00140_00100.$A14];[.L$2])" office:value-type="string" office:string-value="M24_Facade02" calcext:value-type="string">
            <text:p>M24_Facade02</text:p>
          </table:table-cell>
          <table:table-cell table:style-name="ce5" table:formula="of:=[$case_00140_00100.$C14]+IF([.$A14]=&quot;Agenc_A&quot;;[.M$2];IF([.$A14]=&quot;Agenc_B&quot;;[.M$3];IF([.$A14]=&quot;Agenc_C&quot;;[.M$4];IF([.$A14]=&quot;Agenc_D&quot;;[.M$5];0))))" office:value-type="float" office:value="1379970" calcext:value-type="float">
            <text:p>1379970</text:p>
          </table:table-cell>
          <table:table-cell table:style-name="ce5" table:formula="of:=[$case_00140_00100.$D14]+IF([.$A14]=&quot;Agenc_A&quot;;[.N$2];IF([.$A14]=&quot;Agenc_B&quot;;[.N$3];IF([.$A14]=&quot;Agenc_C&quot;;[.N$4];IF([.$A14]=&quot;Agenc_D&quot;;[.N$5];0))))" office:value-type="float" office:value="5226300" calcext:value-type="float">
            <text:p>5226300</text:p>
          </table:table-cell>
          <table:table-cell table:style-name="ce5" table:formula="of:=[$case_00140_00100.$C14]+IF([.$A14]=&quot;Agenc_A&quot;;[.O$2];IF([.$A14]=&quot;Agenc_B&quot;;[.O$3];IF([.$A14]=&quot;Agenc_C&quot;;[.O$4];IF([.$A14]=&quot;Agenc_D&quot;;[.O$5];0))))" office:value-type="float" office:value="1379970" calcext:value-type="float">
            <text:p>1379970</text:p>
          </table:table-cell>
          <table:table-cell table:style-name="ce5" table:formula="of:=[$case_00140_00100.$D14]+IF([.$A14]=&quot;Agenc_A&quot;;[.P$2];IF([.$A14]=&quot;Agenc_B&quot;;[.P$3];IF([.$A14]=&quot;Agenc_C&quot;;[.P$4];IF([.$A14]=&quot;Agenc_D&quot;;[.P$5];0))))" office:value-type="float" office:value="5226290" calcext:value-type="float">
            <text:p>5226290</text:p>
          </table:table-cell>
          <table:table-cell table:style-name="ce5" table:formula="of:=[$case_00140_00100.$C14]+IF([.$A14]=&quot;Agenc_A&quot;;[.Q$2];IF([.$A14]=&quot;Agenc_B&quot;;[.Q$3];IF([.$A14]=&quot;Agenc_C&quot;;[.Q$4];IF([.$A14]=&quot;Agenc_D&quot;;[.Q$5];0))))" office:value-type="float" office:value="1380010" calcext:value-type="float">
            <text:p>1380010</text:p>
          </table:table-cell>
          <table:table-cell table:style-name="ce5" table:formula="of:=[$case_00140_00100.$D14]+IF([.$A14]=&quot;Agenc_A&quot;;[.R$2];IF([.$A14]=&quot;Agenc_B&quot;;[.R$3];IF([.$A14]=&quot;Agenc_C&quot;;[.R$4];IF([.$A14]=&quot;Agenc_D&quot;;[.R$5];0))))" office:value-type="float" office:value="5226290" calcext:value-type="float">
            <text:p>5226290</text:p>
          </table:table-cell>
          <table:table-cell table:style-name="ce5" table:formula="of:=[$case_00140_00100.$C14]+IF([.$A14]=&quot;Agenc_A&quot;;[.S$2];IF([.$A14]=&quot;Agenc_B&quot;;[.S$3];IF([.$A14]=&quot;Agenc_C&quot;;[.S$4];IF([.$A14]=&quot;Agenc_D&quot;;[.S$5];0))))" office:value-type="float" office:value="1380010" calcext:value-type="float">
            <text:p>1380010</text:p>
          </table:table-cell>
          <table:table-cell table:style-name="ce5" table:formula="of:=[$case_00140_00100.$D14]+IF([.$A14]=&quot;Agenc_A&quot;;[.T$2];IF([.$A14]=&quot;Agenc_B&quot;;[.T$3];IF([.$A14]=&quot;Agenc_C&quot;;[.T$4];IF([.$A14]=&quot;Agenc_D&quot;;[.T$5];0))))" office:value-type="float" office:value="5226300" calcext:value-type="float">
            <text:p>5226300</text:p>
          </table:table-cell>
          <table:table-cell table:style-name="ce4" table:formula="of:=CONCATENATE([.U$2];CHAR(13);&quot;    &quot;;&quot;'&quot;;[.L14];&quot;',&quot;;CHAR(13);&quot;    'SRID=3946;LINESTRING(&quot;;[.M14];&quot; &quot;;[.N14];&quot;,&quot;;[.O14];&quot; &quot;;[.P14];&quot;,&quot;;[.Q14];&quot; &quot;;[.R14];&quot;,&quot;;[.S14];&quot; &quot;;[.T14];&quot;)');&quot;;CHAR(13))" office:value-type="string" office:string-value="INSERT INTO &#13;  facade (&#13;    id,&#13;    geometry_asewkt)&#13;  VALUES (&#13;    'M24_Facade02',&#13;    'SRID=3946;LINESTRING(1379970 5226300,1379970 5226290,1380010 5226290,1380010 5226300)');&#13;" calcext:value-type="string">
            <text:p>INSERT INTO  <text:s/>facade ( <text:s text:c="3"/>id, <text:s text:c="3"/>geometry_asewkt) <text:s/>VALUES ( <text:s text:c="3"/>'M24_Facade02', <text:s text:c="3"/>'SRID=3946;LINESTRING(1379970 5226300,1379970 5226290,1380010 5226290,1380010 5226300)');</text:p>
          </table:table-cell>
          <table:table-cell table:style-name="ce5" table:formula="of:=CONCATENATE([$case_00140_00100.$A14];[.V$2])" office:value-type="string" office:string-value="M24_Facade03" calcext:value-type="string">
            <text:p>M24_Facade03</text:p>
          </table:table-cell>
          <table:table-cell table:style-name="ce5" table:formula="of:=[$case_00140_00100.$C14]+IF([.$A14]=&quot;Agenc_A&quot;;[.W$2];IF([.$A14]=&quot;Agenc_B&quot;;[.W$3];IF([.$A14]=&quot;Agenc_C&quot;;[.W$4];IF([.$A14]=&quot;Agenc_D&quot;;[.W$5];0))))" office:value-type="float" office:value="1380040" calcext:value-type="float">
            <text:p>1380040</text:p>
          </table:table-cell>
          <table:table-cell table:style-name="ce5" table:formula="of:=[$case_00140_00100.$D14]+IF([.$A14]=&quot;Agenc_A&quot;;[.X$2];IF([.$A14]=&quot;Agenc_B&quot;;[.X$3];IF([.$A14]=&quot;Agenc_C&quot;;[.X$4];IF([.$A14]=&quot;Agenc_D&quot;;[.X$5];0))))" office:value-type="float" office:value="5226300" calcext:value-type="float">
            <text:p>5226300</text:p>
          </table:table-cell>
          <table:table-cell table:style-name="ce5" table:formula="of:=[$case_00140_00100.$C14]+IF([.$A14]=&quot;Agenc_A&quot;;[.Y$2];IF([.$A14]=&quot;Agenc_B&quot;;[.Y$3];IF([.$A14]=&quot;Agenc_C&quot;;[.Y$4];IF([.$A14]=&quot;Agenc_D&quot;;[.Y$5];0))))" office:value-type="float" office:value="1380050" calcext:value-type="float">
            <text:p>1380050</text:p>
          </table:table-cell>
          <table:table-cell table:style-name="ce5" table:formula="of:=[$case_00140_00100.$D14]+IF([.$A14]=&quot;Agenc_A&quot;;[.Z$2];IF([.$A14]=&quot;Agenc_B&quot;;[.Z$3];IF([.$A14]=&quot;Agenc_C&quot;;[.Z$4];IF([.$A14]=&quot;Agenc_D&quot;;[.Z$5];0))))" office:value-type="float" office:value="5226290" calcext:value-type="float">
            <text:p>5226290</text:p>
          </table:table-cell>
          <table:table-cell table:style-name="ce5" table:formula="of:=[$case_00140_00100.$C14]+IF([.$A14]=&quot;Agenc_A&quot;;[.AA$2];IF([.$A14]=&quot;Agenc_B&quot;;[.AA$3];IF([.$A14]=&quot;Agenc_C&quot;;[.AA$4];IF([.$A14]=&quot;Agenc_D&quot;;[.AA$5];0))))" office:value-type="float" office:value="1380060" calcext:value-type="float">
            <text:p>1380060</text:p>
          </table:table-cell>
          <table:table-cell table:style-name="ce5" table:formula="of:=[$case_00140_00100.$D14]+IF([.$A14]=&quot;Agenc_A&quot;;[.AB$2];IF([.$A14]=&quot;Agenc_B&quot;;[.AB$3];IF([.$A14]=&quot;Agenc_C&quot;;[.AB$4];IF([.$A14]=&quot;Agenc_D&quot;;[.AB$5];0))))" office:value-type="float" office:value="5226290" calcext:value-type="float">
            <text:p>5226290</text:p>
          </table:table-cell>
          <table:table-cell table:style-name="ce4" table:formula="of:=CONCATENATE([.AC$2];CHAR(13);&quot;    &quot;;&quot;'&quot;;[.V14];&quot;',&quot;;CHAR(13);&quot;    'SRID=3946;LINESTRING(&quot;;[.W14];&quot; &quot;;[.X14];&quot;,&quot;;[.Y14];&quot; &quot;;[.Z14];&quot;,&quot;;[.AA14];&quot; &quot;;[.AB14];&quot;)');&quot;;CHAR(13))" office:value-type="string" office:string-value="INSERT INTO &#13;  facade (&#13;    id,&#13;    geometry_asewkt)&#13;  VALUES (&#13;    'M24_Facade03',&#13;    'SRID=3946;LINESTRING(1380040 5226300,1380050 5226290,1380060 5226290)');&#13;" calcext:value-type="string">
            <text:p>INSERT INTO  <text:s/>facade ( <text:s text:c="3"/>id, <text:s text:c="3"/>geometry_asewkt) <text:s/>VALUES ( <text:s text:c="3"/>'M24_Facade03', <text:s text:c="3"/>'SRID=3946;LINESTRING(1380040 5226300,1380050 5226290,1380060 5226290)');</text:p>
          </table:table-cell>
          <table:table-cell table:style-name="ce5" table:formula="of:=CONCATENATE([$case_00140_00100.$A14];[.AD$2])" office:value-type="string" office:string-value="M24_Facade04" calcext:value-type="string">
            <text:p>M24_Facade04</text:p>
          </table:table-cell>
          <table:table-cell table:style-name="ce5" table:formula="of:=[$case_00140_00100.$C14]+IF([.$A14]=&quot;Agenc_A&quot;;[.AE$2];IF([.$A14]=&quot;Agenc_B&quot;;[.AE$3];IF([.$A14]=&quot;Agenc_C&quot;;[.AE$4];IF([.$A14]=&quot;Agenc_D&quot;;[.AE$5];0))))" office:value-type="float" office:value="1380060" calcext:value-type="float">
            <text:p>1380060</text:p>
          </table:table-cell>
          <table:table-cell table:style-name="ce5" table:formula="of:=[$case_00140_00100.$D14]+IF([.$A14]=&quot;Agenc_A&quot;;[.AF$2];IF([.$A14]=&quot;Agenc_B&quot;;[.AF$3];IF([.$A14]=&quot;Agenc_C&quot;;[.AF$4];IF([.$A14]=&quot;Agenc_D&quot;;[.AF$5];0))))" office:value-type="float" office:value="5226260" calcext:value-type="float">
            <text:p>5226260</text:p>
          </table:table-cell>
          <table:table-cell table:style-name="ce5" table:formula="of:=[$case_00140_00100.$C14]+IF([.$A14]=&quot;Agenc_A&quot;;[.AG$2];IF([.$A14]=&quot;Agenc_B&quot;;[.AG$3];IF([.$A14]=&quot;Agenc_C&quot;;[.AG$4];IF([.$A14]=&quot;Agenc_D&quot;;[.AG$5];0))))" office:value-type="float" office:value="1380050" calcext:value-type="float">
            <text:p>1380050</text:p>
          </table:table-cell>
          <table:table-cell table:style-name="ce5" table:formula="of:=[$case_00140_00100.$D14]+IF([.$A14]=&quot;Agenc_A&quot;;[.AH$2];IF([.$A14]=&quot;Agenc_B&quot;;[.AH$3];IF([.$A14]=&quot;Agenc_C&quot;;[.AH$4];IF([.$A14]=&quot;Agenc_D&quot;;[.AH$5];0))))" office:value-type="float" office:value="5226260" calcext:value-type="float">
            <text:p>5226260</text:p>
          </table:table-cell>
          <table:table-cell table:style-name="ce5" table:formula="of:=[$case_00140_00100.$C14]+IF([.$A14]=&quot;Agenc_A&quot;;[.AI$2];IF([.$A14]=&quot;Agenc_B&quot;;[.AI$3];IF([.$A14]=&quot;Agenc_C&quot;;[.AI$4];IF([.$A14]=&quot;Agenc_D&quot;;[.AI$5];0))))" office:value-type="float" office:value="1380050" calcext:value-type="float">
            <text:p>1380050</text:p>
          </table:table-cell>
          <table:table-cell table:style-name="ce5" table:formula="of:=[$case_00140_00100.$D14]+IF([.$A14]=&quot;Agenc_A&quot;;[.AJ$2];IF([.$A14]=&quot;Agenc_B&quot;;[.AJ$3];IF([.$A14]=&quot;Agenc_C&quot;;[.AJ$4];IF([.$A14]=&quot;Agenc_D&quot;;[.AJ$5];0))))" office:value-type="float" office:value="5226240" calcext:value-type="float">
            <text:p>5226240</text:p>
          </table:table-cell>
          <table:table-cell table:style-name="ce5" table:formula="of:=[$case_00140_00100.$C14]+IF([.$A14]=&quot;Agenc_A&quot;;[.AK$2];IF([.$A14]=&quot;Agenc_B&quot;;[.AK$3];IF([.$A14]=&quot;Agenc_C&quot;;[.AK$4];IF([.$A14]=&quot;Agenc_D&quot;;[.AK$5];0))))" office:value-type="float" office:value="1380060" calcext:value-type="float">
            <text:p>1380060</text:p>
          </table:table-cell>
          <table:table-cell table:style-name="ce5" table:formula="of:=[$case_00140_00100.$D14]+IF([.$A14]=&quot;Agenc_A&quot;;[.AL$2];IF([.$A14]=&quot;Agenc_B&quot;;[.AL$3];IF([.$A14]=&quot;Agenc_C&quot;;[.AL$4];IF([.$A14]=&quot;Agenc_D&quot;;[.AL$5];0))))" office:value-type="float" office:value="5226240" calcext:value-type="float">
            <text:p>5226240</text:p>
          </table:table-cell>
          <table:table-cell table:style-name="ce4" table:formula="of:=CONCATENATE([.AM$2];CHAR(13);&quot;    &quot;;&quot;'&quot;;[.AD14];&quot;',&quot;;CHAR(13);&quot;    'SRID=3946;LINESTRING(&quot;;[.AE14];&quot; &quot;;[.AF14];&quot;,&quot;;[.AG14];&quot; &quot;;[.AH14];&quot;,&quot;;[.AI14];&quot; &quot;;[.AJ14];&quot;,&quot;;[.AK14];&quot; &quot;;[.AL14];&quot;)');&quot;;CHAR(13))" office:value-type="string" office:string-value="INSERT INTO &#13;  facade (&#13;    id,&#13;    geometry_asewkt)&#13;  VALUES (&#13;    'M24_Facade04',&#13;    'SRID=3946;LINESTRING(1380060 5226260,1380050 5226260,1380050 5226240,1380060 5226240)');&#13;" calcext:value-type="string">
            <text:p>INSERT INTO  <text:s/>facade ( <text:s text:c="3"/>id, <text:s text:c="3"/>geometry_asewkt) <text:s/>VALUES ( <text:s text:c="3"/>'M24_Facade04', <text:s text:c="3"/>'SRID=3946;LINESTRING(1380060 5226260,1380050 5226260,1380050 5226240,1380060 5226240)');</text:p>
          </table:table-cell>
          <table:table-cell table:style-name="ce5" table:formula="of:=CONCATENATE([$case_00140_00100.$A14];[.AN$2])" office:value-type="string" office:string-value="M24_Facade05" calcext:value-type="string">
            <text:p>M24_Facade05</text:p>
          </table:table-cell>
          <table:table-cell table:style-name="ce5" table:formula="of:=[$case_00140_00100.$C14]+IF([.$A14]=&quot;Agenc_A&quot;;[.AO$2];IF([.$A14]=&quot;Agenc_B&quot;;[.AO$3];IF([.$A14]=&quot;Agenc_C&quot;;[.AO$4];IF([.$A14]=&quot;Agenc_D&quot;;[.AO$5];0))))" office:value-type="float" office:value="1380060" calcext:value-type="float">
            <text:p>1380060</text:p>
          </table:table-cell>
          <table:table-cell table:style-name="ce5" table:formula="of:=[$case_00140_00100.$D14]+IF([.$A14]=&quot;Agenc_A&quot;;[.AP$2];IF([.$A14]=&quot;Agenc_B&quot;;[.AP$3];IF([.$A14]=&quot;Agenc_C&quot;;[.AP$4];IF([.$A14]=&quot;Agenc_D&quot;;[.AP$5];0))))" office:value-type="float" office:value="5226210" calcext:value-type="float">
            <text:p>5226210</text:p>
          </table:table-cell>
          <table:table-cell table:style-name="ce5" table:formula="of:=[$case_00140_00100.$C14]+IF([.$A14]=&quot;Agenc_A&quot;;[.AQ$2];IF([.$A14]=&quot;Agenc_B&quot;;[.AQ$3];IF([.$A14]=&quot;Agenc_C&quot;;[.AQ$4];IF([.$A14]=&quot;Agenc_D&quot;;[.AQ$5];0))))" office:value-type="float" office:value="1380050" calcext:value-type="float">
            <text:p>1380050</text:p>
          </table:table-cell>
          <table:table-cell table:style-name="ce5" table:formula="of:=[$case_00140_00100.$D14]+IF([.$A14]=&quot;Agenc_A&quot;;[.AR$2];IF([.$A14]=&quot;Agenc_B&quot;;[.AR$3];IF([.$A14]=&quot;Agenc_C&quot;;[.AR$4];IF([.$A14]=&quot;Agenc_D&quot;;[.AR$5];0))))" office:value-type="float" office:value="5226210" calcext:value-type="float">
            <text:p>5226210</text:p>
          </table:table-cell>
          <table:table-cell table:style-name="ce5" table:formula="of:=[$case_00140_00100.$C14]+IF([.$A14]=&quot;Agenc_A&quot;;[.AS$2];IF([.$A14]=&quot;Agenc_B&quot;;[.AS$3];IF([.$A14]=&quot;Agenc_C&quot;;[.AS$4];IF([.$A14]=&quot;Agenc_D&quot;;[.AS$5];0))))" office:value-type="float" office:value="1380040" calcext:value-type="float">
            <text:p>1380040</text:p>
          </table:table-cell>
          <table:table-cell table:style-name="ce5" table:formula="of:=[$case_00140_00100.$D14]+IF([.$A14]=&quot;Agenc_A&quot;;[.AT$2];IF([.$A14]=&quot;Agenc_B&quot;;[.AT$3];IF([.$A14]=&quot;Agenc_C&quot;;[.AT$4];IF([.$A14]=&quot;Agenc_D&quot;;[.AT$5];0))))" office:value-type="float" office:value="5226220" calcext:value-type="float">
            <text:p>5226220</text:p>
          </table:table-cell>
          <table:table-cell table:style-name="ce5" table:formula="of:=[$case_00140_00100.$C14]+IF([.$A14]=&quot;Agenc_A&quot;;[.AU$2];IF([.$A14]=&quot;Agenc_B&quot;;[.AU$3];IF([.$A14]=&quot;Agenc_C&quot;;[.AU$4];IF([.$A14]=&quot;Agenc_D&quot;;[.AU$5];0))))" office:value-type="float" office:value="1380040" calcext:value-type="float">
            <text:p>1380040</text:p>
          </table:table-cell>
          <table:table-cell table:style-name="ce5" table:formula="of:=[$case_00140_00100.$D14]+IF([.$A14]=&quot;Agenc_A&quot;;[.AV$2];IF([.$A14]=&quot;Agenc_B&quot;;[.AV$3];IF([.$A14]=&quot;Agenc_C&quot;;[.AV$4];IF([.$A14]=&quot;Agenc_D&quot;;[.AV$5];0))))" office:value-type="float" office:value="5226200" calcext:value-type="float">
            <text:p>5226200</text:p>
          </table:table-cell>
          <table:table-cell table:style-name="ce4" table:formula="of:=CONCATENATE([.AW$2];CHAR(13);&quot;    &quot;;&quot;'&quot;;[.AN14];&quot;',&quot;;CHAR(13);&quot;    'SRID=3946;LINESTRING(&quot;;[.AO14];&quot; &quot;;[.AP14];&quot;,&quot;;[.AQ14];&quot; &quot;;[.AR14];&quot;,&quot;;[.AS14];&quot; &quot;;[.AT14];&quot;,&quot;;[.AU14];&quot; &quot;;[.AV14];&quot;)');&quot;;CHAR(13))" office:value-type="string" office:string-value="INSERT INTO &#13;  facade (&#13;    id,&#13;    geometry_asewkt)&#13;  VALUES (&#13;    'M24_Facade05',&#13;    'SRID=3946;LINESTRING(1380060 5226210,1380050 5226210,1380040 5226220,1380040 5226200)');&#13;" calcext:value-type="string">
            <text:p>INSERT INTO  <text:s/>facade ( <text:s text:c="3"/>id, <text:s text:c="3"/>geometry_asewkt) <text:s/>VALUES ( <text:s text:c="3"/>'M24_Facade05', <text:s text:c="3"/>'SRID=3946;LINESTRING(1380060 5226210,1380050 5226210,1380040 5226220,1380040 5226200)');</text:p>
          </table:table-cell>
          <table:table-cell table:style-name="ce5" table:formula="of:=CONCATENATE([$case_00140_00100.$A14];[.AX$2])" office:value-type="string" office:string-value="M24_Facade06" calcext:value-type="string">
            <text:p>M24_Facade06</text:p>
          </table:table-cell>
          <table:table-cell table:style-name="ce5" table:formula="of:=[$case_00140_00100.$C14]+IF([.$A14]=&quot;Agenc_A&quot;;[.AY$2];IF([.$A14]=&quot;Agenc_B&quot;;[.AY$3];IF([.$A14]=&quot;Agenc_C&quot;;[.AY$4];IF([.$A14]=&quot;Agenc_D&quot;;[.AY$5];0))))" office:value-type="float" office:value="1380010" calcext:value-type="float">
            <text:p>1380010</text:p>
          </table:table-cell>
          <table:table-cell table:style-name="ce5" table:formula="of:=[$case_00140_00100.$D14]+IF([.$A14]=&quot;Agenc_A&quot;;[.AZ$2];IF([.$A14]=&quot;Agenc_B&quot;;[.AZ$3];IF([.$A14]=&quot;Agenc_C&quot;;[.AZ$4];IF([.$A14]=&quot;Agenc_D&quot;;[.AZ$5];0))))" office:value-type="float" office:value="5226200" calcext:value-type="float">
            <text:p>5226200</text:p>
          </table:table-cell>
          <table:table-cell table:style-name="ce5" table:formula="of:=[$case_00140_00100.$C14]+IF([.$A14]=&quot;Agenc_A&quot;;[.BA$2];IF([.$A14]=&quot;Agenc_B&quot;;[.BA$3];IF([.$A14]=&quot;Agenc_C&quot;;[.BA$4];IF([.$A14]=&quot;Agenc_D&quot;;[.BA$5];0))))" office:value-type="float" office:value="1380010" calcext:value-type="float">
            <text:p>1380010</text:p>
          </table:table-cell>
          <table:table-cell table:style-name="ce5" table:formula="of:=[$case_00140_00100.$D14]+IF([.$A14]=&quot;Agenc_A&quot;;[.BB$2];IF([.$A14]=&quot;Agenc_B&quot;;[.BB$3];IF([.$A14]=&quot;Agenc_C&quot;;[.BB$4];IF([.$A14]=&quot;Agenc_D&quot;;[.BB$5];0))))" office:value-type="float" office:value="5226220" calcext:value-type="float">
            <text:p>5226220</text:p>
          </table:table-cell>
          <table:table-cell table:style-name="ce5" table:formula="of:=[$case_00140_00100.$C14]+IF([.$A14]=&quot;Agenc_A&quot;;[.BC$2];IF([.$A14]=&quot;Agenc_B&quot;;[.BC$3];IF([.$A14]=&quot;Agenc_C&quot;;[.BC$4];IF([.$A14]=&quot;Agenc_D&quot;;[.BC$5];0))))" office:value-type="float" office:value="1379970" calcext:value-type="float">
            <text:p>1379970</text:p>
          </table:table-cell>
          <table:table-cell table:style-name="ce5" table:formula="of:=[$case_00140_00100.$D14]+IF([.$A14]=&quot;Agenc_A&quot;;[.BD$2];IF([.$A14]=&quot;Agenc_B&quot;;[.BD$3];IF([.$A14]=&quot;Agenc_C&quot;;[.BD$4];IF([.$A14]=&quot;Agenc_D&quot;;[.BD$5];0))))" office:value-type="float" office:value="5226220" calcext:value-type="float">
            <text:p>5226220</text:p>
          </table:table-cell>
          <table:table-cell table:style-name="ce5" table:formula="of:=[$case_00140_00100.$C14]+IF([.$A14]=&quot;Agenc_A&quot;;[.BE$2];IF([.$A14]=&quot;Agenc_B&quot;;[.BE$3];IF([.$A14]=&quot;Agenc_C&quot;;[.BE$4];IF([.$A14]=&quot;Agenc_D&quot;;[.BE$5];0))))" office:value-type="float" office:value="1379970" calcext:value-type="float">
            <text:p>1379970</text:p>
          </table:table-cell>
          <table:table-cell table:style-name="ce5" table:formula="of:=[$case_00140_00100.$D14]+IF([.$A14]=&quot;Agenc_A&quot;;[.BF$2];IF([.$A14]=&quot;Agenc_B&quot;;[.BF$3];IF([.$A14]=&quot;Agenc_C&quot;;[.BF$4];IF([.$A14]=&quot;Agenc_D&quot;;[.BF$5];0))))" office:value-type="float" office:value="5226200" calcext:value-type="float">
            <text:p>5226200</text:p>
          </table:table-cell>
          <table:table-cell table:style-name="ce4" table:formula="of:=CONCATENATE([.BG$2];CHAR(13);&quot;    &quot;;&quot;'&quot;;[.AX14];&quot;',&quot;;CHAR(13);&quot;    'SRID=3946;LINESTRING(&quot;;[.AY14];&quot; &quot;;[.AZ14];&quot;,&quot;;[.BA14];&quot; &quot;;[.BB14];&quot;,&quot;;[.BC14];&quot; &quot;;[.BD14];&quot;,&quot;;[.BE14];&quot; &quot;;[.BF14];&quot;)');&quot;;CHAR(13))" office:value-type="string" office:string-value="INSERT INTO &#13;  facade (&#13;    id,&#13;    geometry_asewkt)&#13;  VALUES (&#13;    'M24_Facade06',&#13;    'SRID=3946;LINESTRING(1380010 5226200,1380010 5226220,1379970 5226220,1379970 5226200)');&#13;" calcext:value-type="string">
            <text:p>INSERT INTO  <text:s/>facade ( <text:s text:c="3"/>id, <text:s text:c="3"/>geometry_asewkt) <text:s/>VALUES ( <text:s text:c="3"/>'M24_Facade06', <text:s text:c="3"/>'SRID=3946;LINESTRING(1380010 5226200,1380010 5226220,1379970 5226220,1379970 5226200)');</text:p>
          </table:table-cell>
          <table:table-cell table:style-name="ce5" table:formula="of:=CONCATENATE([$case_00140_00100.$A14];[.BH$2])" office:value-type="string" office:string-value="M24_Facade07" calcext:value-type="string">
            <text:p>M24_Facade07</text:p>
          </table:table-cell>
          <table:table-cell table:style-name="ce5" table:formula="of:=[$case_00140_00100.$C14]+IF([.$A14]=&quot;Agenc_A&quot;;[.BI$2];IF([.$A14]=&quot;Agenc_B&quot;;[.BI$3];IF([.$A14]=&quot;Agenc_C&quot;;[.BI$4];IF([.$A14]=&quot;Agenc_D&quot;;[.BI$5];0))))" office:value-type="float" office:value="1379940" calcext:value-type="float">
            <text:p>1379940</text:p>
          </table:table-cell>
          <table:table-cell table:style-name="ce5" table:formula="of:=[$case_00140_00100.$D14]+IF([.$A14]=&quot;Agenc_A&quot;;[.BJ$2];IF([.$A14]=&quot;Agenc_B&quot;;[.BJ$3];IF([.$A14]=&quot;Agenc_C&quot;;[.BJ$4];IF([.$A14]=&quot;Agenc_D&quot;;[.BJ$5];0))))" office:value-type="float" office:value="5226200" calcext:value-type="float">
            <text:p>5226200</text:p>
          </table:table-cell>
          <table:table-cell table:style-name="ce5" table:formula="of:=[$case_00140_00100.$C14]+IF([.$A14]=&quot;Agenc_A&quot;;[.BK$2];IF([.$A14]=&quot;Agenc_B&quot;;[.BK$3];IF([.$A14]=&quot;Agenc_C&quot;;[.BK$4];IF([.$A14]=&quot;Agenc_D&quot;;[.BK$5];0))))" office:value-type="float" office:value="1379940" calcext:value-type="float">
            <text:p>1379940</text:p>
          </table:table-cell>
          <table:table-cell table:style-name="ce5" table:formula="of:=[$case_00140_00100.$D14]+IF([.$A14]=&quot;Agenc_A&quot;;[.BL$2];IF([.$A14]=&quot;Agenc_B&quot;;[.BL$3];IF([.$A14]=&quot;Agenc_C&quot;;[.BL$4];IF([.$A14]=&quot;Agenc_D&quot;;[.BL$5];0))))" office:value-type="float" office:value="5226210" calcext:value-type="float">
            <text:p>5226210</text:p>
          </table:table-cell>
          <table:table-cell table:style-name="ce5" table:formula="of:=[$case_00140_00100.$C14]+IF([.$A14]=&quot;Agenc_A&quot;;[.BM$2];IF([.$A14]=&quot;Agenc_B&quot;;[.BM$3];IF([.$A14]=&quot;Agenc_C&quot;;[.BM$4];IF([.$A14]=&quot;Agenc_D&quot;;[.BM$5];0))))" office:value-type="float" office:value="1379920" calcext:value-type="float">
            <text:p>1379920</text:p>
          </table:table-cell>
          <table:table-cell table:style-name="ce5" table:formula="of:=[$case_00140_00100.$D14]+IF([.$A14]=&quot;Agenc_A&quot;;[.BN$2];IF([.$A14]=&quot;Agenc_B&quot;;[.BN$3];IF([.$A14]=&quot;Agenc_C&quot;;[.BN$4];IF([.$A14]=&quot;Agenc_D&quot;;[.BN$5];0))))" office:value-type="float" office:value="5226210" calcext:value-type="float">
            <text:p>5226210</text:p>
          </table:table-cell>
          <table:table-cell table:style-name="ce4" table:formula="of:=CONCATENATE([.BO$2];CHAR(13);&quot;    &quot;;&quot;'&quot;;[.BH14];&quot;',&quot;;CHAR(13);&quot;    'SRID=3946;LINESTRING(&quot;;[.BI14];&quot; &quot;;[.BJ14];&quot;,&quot;;[.BK14];&quot; &quot;;[.BL14];&quot;,&quot;;[.BM14];&quot; &quot;;[.BN14];&quot;)');&quot;;CHAR(13))" office:value-type="string" office:string-value="INSERT INTO &#13;  facade_id (&#13;    id,&#13;    geometry_asewkt)&#13;  VALUES (&#13;    'M24_Facade07',&#13;    'SRID=3946;LINESTRING(1379940 5226200,1379940 5226210,1379920 5226210)');&#13;" calcext:value-type="string">
            <text:p>INSERT INTO  <text:s/>facade_id ( <text:s text:c="3"/>id, <text:s text:c="3"/>geometry_asewkt) <text:s/>VALUES ( <text:s text:c="3"/>'M24_Facade07', <text:s text:c="3"/>'SRID=3946;LINESTRING(1379940 5226200,1379940 5226210,1379920 5226210)');</text:p>
          </table:table-cell>
          <table:table-cell table:style-name="ce5" table:formula="of:=CONCATENATE([$case_00140_00100.$A14];[.BP$2])" office:value-type="string" office:string-value="M24_Facade08" calcext:value-type="string">
            <text:p>M24_Facade08</text:p>
          </table:table-cell>
          <table:table-cell table:style-name="ce5" table:formula="of:=[$case_00140_00100.$C14]+IF([.$A14]=&quot;Agenc_A&quot;;[.BQ$2];IF([.$A14]=&quot;Agenc_B&quot;;[.BQ$3];IF([.$A14]=&quot;Agenc_C&quot;;[.BQ$4];IF([.$A14]=&quot;Agenc_D&quot;;[.BQ$5];0))))" office:value-type="float" office:value="1379920" calcext:value-type="float">
            <text:p>1379920</text:p>
          </table:table-cell>
          <table:table-cell table:style-name="ce5" table:formula="of:=[$case_00140_00100.$D14]+IF([.$A14]=&quot;Agenc_A&quot;;[.BR$2];IF([.$A14]=&quot;Agenc_B&quot;;[.BR$3];IF([.$A14]=&quot;Agenc_C&quot;;[.BR$4];IF([.$A14]=&quot;Agenc_D&quot;;[.BR$5];0))))" office:value-type="float" office:value="5226240" calcext:value-type="float">
            <text:p>5226240</text:p>
          </table:table-cell>
          <table:table-cell table:style-name="ce5" table:formula="of:=[$case_00140_00100.$C14]+IF([.$A14]=&quot;Agenc_A&quot;;[.BS$2];IF([.$A14]=&quot;Agenc_B&quot;;[.BS$3];IF([.$A14]=&quot;Agenc_C&quot;;[.BS$4];IF([.$A14]=&quot;Agenc_D&quot;;[.BS$5];0))))" office:value-type="float" office:value="1379930" calcext:value-type="float">
            <text:p>1379930</text:p>
          </table:table-cell>
          <table:table-cell table:style-name="ce5" table:formula="of:=[$case_00140_00100.$D14]+IF([.$A14]=&quot;Agenc_A&quot;;[.BT$2];IF([.$A14]=&quot;Agenc_B&quot;;[.BT$3];IF([.$A14]=&quot;Agenc_C&quot;;[.BT$4];IF([.$A14]=&quot;Agenc_D&quot;;[.BT$5];0))))" office:value-type="float" office:value="5226240" calcext:value-type="float">
            <text:p>5226240</text:p>
          </table:table-cell>
          <table:table-cell table:style-name="ce5" table:formula="of:=[$case_00140_00100.$C14]+IF([.$A14]=&quot;Agenc_A&quot;;[.BU$2];IF([.$A14]=&quot;Agenc_B&quot;;[.BU$3];IF([.$A14]=&quot;Agenc_C&quot;;[.BU$4];IF([.$A14]=&quot;Agenc_D&quot;;[.BU$5];0))))" office:value-type="float" office:value="1379930" calcext:value-type="float">
            <text:p>1379930</text:p>
          </table:table-cell>
          <table:table-cell table:style-name="ce5" table:formula="of:=[$case_00140_00100.$D14]+IF([.$A14]=&quot;Agenc_A&quot;;[.BV$2];IF([.$A14]=&quot;Agenc_B&quot;;[.BV$3];IF([.$A14]=&quot;Agenc_C&quot;;[.BV$4];IF([.$A14]=&quot;Agenc_D&quot;;[.BV$5];0))))" office:value-type="float" office:value="5226260" calcext:value-type="float">
            <text:p>5226260</text:p>
          </table:table-cell>
          <table:table-cell table:style-name="ce5" table:formula="of:=[$case_00140_00100.$C14]+IF([.$A14]=&quot;Agenc_A&quot;;[.BW$2];IF([.$A14]=&quot;Agenc_B&quot;;[.BW$3];IF([.$A14]=&quot;Agenc_C&quot;;[.BW$4];IF([.$A14]=&quot;Agenc_D&quot;;[.BW$5];0))))" office:value-type="float" office:value="1379920" calcext:value-type="float">
            <text:p>1379920</text:p>
          </table:table-cell>
          <table:table-cell table:style-name="ce5" table:formula="of:=[$case_00140_00100.$D14]+IF([.$A14]=&quot;Agenc_A&quot;;[.BX$2];IF([.$A14]=&quot;Agenc_B&quot;;[.BX$3];IF([.$A14]=&quot;Agenc_C&quot;;[.BX$4];IF([.$A14]=&quot;Agenc_D&quot;;[.BX$5];0))))" office:value-type="float" office:value="5226260" calcext:value-type="float">
            <text:p>5226260</text:p>
          </table:table-cell>
          <table:table-cell table:style-name="ce4" table:formula="of:=CONCATENATE([.BY$2];CHAR(13);&quot;    &quot;;&quot;'&quot;;[.BP14];&quot;',&quot;;CHAR(13);&quot;    'SRID=3946;LINESTRING(&quot;;[.BQ14];&quot; &quot;;[.BR14];&quot;,&quot;;[.BS14];&quot; &quot;;[.BT14];&quot;,&quot;;[.BU14];&quot; &quot;;[.BV14];&quot;,&quot;;[.BW14];&quot; &quot;;[.BX14];&quot;)');&quot;;CHAR(13))" office:value-type="string" office:string-value="INSERT INTO &#13;  facade (&#13;    id,&#13;    geometry_asewkt)&#13;  VALUES (&#13;    'M24_Facade08',&#13;    'SRID=3946;LINESTRING(1379920 5226240,1379930 5226240,1379930 5226260,1379920 5226260)');&#13;" calcext:value-type="string">
            <text:p>INSERT INTO  <text:s/>facade ( <text:s text:c="3"/>id, <text:s text:c="3"/>geometry_asewkt) <text:s/>VALUES ( <text:s text:c="3"/>'M24_Facade08', <text:s text:c="3"/>'SRID=3946;LINESTRING(1379920 5226240,1379930 5226240,1379930 5226260,1379920 5226260)');</text:p>
          </table:table-cell>
          <table:table-cell table:formula="of:=CONCATENATE([.K14];CHAR(13);[.U14];CHAR(13);[.AC14];CHAR(13);[.AM14];CHAR(13);[.AW14];CHAR(13);[.BG14];CHAR(13);[.BO14];CHAR(13);[.BY14];CHAR(13))" office:value-type="string" office:string-value="INSERT INTO &#13;  facade (&#13;    id,&#13;    geometry_asewkt)&#13;  VALUES (&#13;    'M24_Facade01',&#13;    'SRID=3946;LINESTRING(1379940 5226300,1379940 5226280,1379930 5226280,1379920 5226290)');&#13;&#13;INSERT INTO &#13;  facade (&#13;    id,&#13;    geometry_asewkt)&#13;  VALUES (&#13;    'M24_Facade02',&#13;    'SRID=3946;LINESTRING(1379970 5226300,1379970 5226290,1380010 5226290,1380010 5226300)');&#13;&#13;INSERT INTO &#13;  facade (&#13;    id,&#13;    geometry_asewkt)&#13;  VALUES (&#13;    'M24_Facade03',&#13;    'SRID=3946;LINESTRING(1380040 5226300,1380050 5226290,1380060 5226290)');&#13;&#13;INSERT INTO &#13;  facade (&#13;    id,&#13;    geometry_asewkt)&#13;  VALUES (&#13;    'M24_Facade04',&#13;    'SRID=3946;LINESTRING(1380060 5226260,1380050 5226260,1380050 5226240,1380060 5226240)');&#13;&#13;INSERT INTO &#13;  facade (&#13;    id,&#13;    geometry_asewkt)&#13;  VALUES (&#13;    'M24_Facade05',&#13;    'SRID=3946;LINESTRING(1380060 5226210,1380050 5226210,1380040 5226220,1380040 5226200)');&#13;&#13;INSERT INTO &#13;  facade (&#13;    id,&#13;    geometry_asewkt)&#13;  VALUES (&#13;    'M24_Facade06',&#13;    'SRID=3946;LINESTRING(1380010 5226200,1380010 5226220,1379970 5226220,1379970 5226200)');&#13;&#13;INSERT INTO &#13;  facade_id (&#13;    id,&#13;    geometry_asewkt)&#13;  VALUES (&#13;    'M24_Facade07',&#13;    'SRID=3946;LINESTRING(1379940 5226200,1379940 5226210,1379920 5226210)');&#13;&#13;INSERT INTO &#13;  facade (&#13;    id,&#13;    geometry_asewkt)&#13;  VALUES (&#13;    'M24_Facade08',&#13;    'SRID=3946;LINESTRING(1379920 5226240,1379930 5226240,1379930 5226260,1379920 5226260)');&#13;&#13;" calcext:value-type="string">
            <text:p>INSERT INTO  <text:s/>facade ( <text:s text:c="3"/>id, <text:s text:c="3"/>geometry_asewkt) <text:s/>VALUES ( <text:s text:c="3"/>'M24_Facade01', <text:s text:c="3"/>'SRID=3946;LINESTRING(1379940 5226300,1379940 5226280,1379930 5226280,1379920 5226290)');INSERT INTO  <text:s/>facade ( <text:s text:c="3"/>id, <text:s text:c="3"/>geometry_asewkt) <text:s/>VALUES ( <text:s text:c="3"/>'M24_Facade02', <text:s text:c="3"/>'SRID=3946;LINESTRING(1379970 5226300,1379970 5226290,1380010 5226290,1380010 5226300)');INSERT INTO  <text:s/>facade ( <text:s text:c="3"/>id, <text:s text:c="3"/>geometry_asewkt) <text:s/>VALUES ( <text:s text:c="3"/>'M24_Facade03', <text:s text:c="3"/>'SRID=3946;LINESTRING(1380040 5226300,1380050 5226290,1380060 5226290)');INSERT INTO  <text:s/>facade ( <text:s text:c="3"/>id, <text:s text:c="3"/>geometry_asewkt) <text:s/>VALUES ( <text:s text:c="3"/>'M24_Facade04', <text:s text:c="3"/>'SRID=3946;LINESTRING(1380060 5226260,1380050 5226260,1380050 5226240,1380060 5226240)');INSERT INTO  <text:s/>facade ( <text:s text:c="3"/>id, <text:s text:c="3"/>geometry_asewkt) <text:s/>VALUES ( <text:s text:c="3"/>'M24_Facade05', <text:s text:c="3"/>'SRID=3946;LINESTRING(1380060 5226210,1380050 5226210,1380040 5226220,1380040 5226200)');INSERT INTO  <text:s/>facade ( <text:s text:c="3"/>id, <text:s text:c="3"/>geometry_asewkt) <text:s/>VALUES ( <text:s text:c="3"/>'M24_Facade06', <text:s text:c="3"/>'SRID=3946;LINESTRING(1380010 5226200,1380010 5226220,1379970 5226220,1379970 5226200)');INSERT INTO  <text:s/>facade_id ( <text:s text:c="3"/>id, <text:s text:c="3"/>geometry_asewkt) <text:s/>VALUES ( <text:s text:c="3"/>'M24_Facade07', <text:s text:c="3"/>'SRID=3946;LINESTRING(1379940 5226200,1379940 5226210,1379920 5226210)');INSERT INTO  <text:s/>facade ( <text:s text:c="3"/>id, <text:s text:c="3"/>geometry_asewkt) <text:s/>VALUES ( <text:s text:c="3"/>'M24_Facade08', <text:s text:c="3"/>'SRID=3946;LINESTRING(1379920 5226240,1379930 5226240,1379930 5226260,1379920 5226260)');</text:p>
          </table:table-cell>
          <table:table-cell table:number-columns-repeated="946"/>
        </table:table-row>
        <table:table-row table:style-name="ro5">
          <table:table-cell table:formula="of:=[case_00140_00100.B15]" office:value-type="string" office:string-value="Agenc_B" calcext:value-type="string">
            <text:p>Agenc_B</text:p>
          </table:table-cell>
          <table:table-cell table:style-name="ce5" table:formula="of:=CONCATENATE([$case_00140_00100.$A15];[.B$2])" office:value-type="string" office:string-value="M25_Facade01" calcext:value-type="string">
            <text:p>M25_Facade01</text:p>
          </table:table-cell>
          <table:table-cell table:style-name="ce5" table:formula="of:=[$case_00140_00100.$C15]+IF([.$A15]=&quot;Agenc_A&quot;;[.C$2];IF([.$A15]=&quot;Agenc_B&quot;;[.C$3];IF([.$A15]=&quot;Agenc_C&quot;;[.C$4];IF([.$A15]=&quot;Agenc_D&quot;;[.C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D$2];IF([.$A15]=&quot;Agenc_B&quot;;[.D$3];IF([.$A15]=&quot;Agenc_C&quot;;[.D$4];IF([.$A15]=&quot;Agenc_D&quot;;[.D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E$2];IF([.$A15]=&quot;Agenc_B&quot;;[.E$3];IF([.$A15]=&quot;Agenc_C&quot;;[.E$4];IF([.$A15]=&quot;Agenc_D&quot;;[.E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F$2];IF([.$A15]=&quot;Agenc_B&quot;;[.F$3];IF([.$A15]=&quot;Agenc_C&quot;;[.F$4];IF([.$A15]=&quot;Agenc_D&quot;;[.F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G$2];IF([.$A15]=&quot;Agenc_B&quot;;[.G$3];IF([.$A15]=&quot;Agenc_C&quot;;[.G$4];IF([.$A15]=&quot;Agenc_D&quot;;[.G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H$2];IF([.$A15]=&quot;Agenc_B&quot;;[.H$3];IF([.$A15]=&quot;Agenc_C&quot;;[.H$4];IF([.$A15]=&quot;Agenc_D&quot;;[.H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I$2];IF([.$A15]=&quot;Agenc_B&quot;;[.I$3];IF([.$A15]=&quot;Agenc_C&quot;;[.I$4];IF([.$A15]=&quot;Agenc_D&quot;;[.I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J$2];IF([.$A15]=&quot;Agenc_B&quot;;[.J$3];IF([.$A15]=&quot;Agenc_C&quot;;[.J$4];IF([.$A15]=&quot;Agenc_D&quot;;[.J$5];0))))" office:value-type="float" office:value="5226200" calcext:value-type="float">
            <text:p>5226200</text:p>
          </table:table-cell>
          <table:table-cell table:style-name="ce4" table:formula="of:=CONCATENATE([.K$2];CHAR(13);&quot;    &quot;;&quot;'&quot;;[.B15];&quot;',&quot;;CHAR(13);&quot;    'SRID=3946;LINESTRING(&quot;;[.C15];&quot; &quot;;[.D15];&quot;,&quot;;[.E15];&quot; &quot;;[.F15];&quot;,&quot;;[.G15];&quot; &quot;;[.H15];&quot;,&quot;;[.I15];&quot; &quot;;[.J15];&quot;)');&quot;;CHAR(13))" office:value-type="string" office:string-value="INSERT INTO &#13;  facade (&#13;    id,&#13;    geometry_asewkt)&#13;  VALUES (&#13;    'M25_Facade01',&#13;    'SRID=3946;LINESTRING(1380060 5226200,1380060 5226200,1380060 5226200,1380060 5226200)');&#13;" calcext:value-type="string">
            <text:p>INSERT INTO  <text:s/>facade ( <text:s text:c="3"/>id, <text:s text:c="3"/>geometry_asewkt) <text:s/>VALUES ( <text:s text:c="3"/>'M25_Facade01', <text:s text:c="3"/>'SRID=3946;LINESTRING(1380060 5226200,1380060 5226200,1380060 5226200,1380060 5226200)');</text:p>
          </table:table-cell>
          <table:table-cell table:style-name="ce5" table:formula="of:=CONCATENATE([$case_00140_00100.$A15];[.L$2])" office:value-type="string" office:string-value="M25_Facade02" calcext:value-type="string">
            <text:p>M25_Facade02</text:p>
          </table:table-cell>
          <table:table-cell table:style-name="ce5" table:formula="of:=[$case_00140_00100.$C15]+IF([.$A15]=&quot;Agenc_A&quot;;[.M$2];IF([.$A15]=&quot;Agenc_B&quot;;[.M$3];IF([.$A15]=&quot;Agenc_C&quot;;[.M$4];IF([.$A15]=&quot;Agenc_D&quot;;[.M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N$2];IF([.$A15]=&quot;Agenc_B&quot;;[.N$3];IF([.$A15]=&quot;Agenc_C&quot;;[.N$4];IF([.$A15]=&quot;Agenc_D&quot;;[.N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O$2];IF([.$A15]=&quot;Agenc_B&quot;;[.O$3];IF([.$A15]=&quot;Agenc_C&quot;;[.O$4];IF([.$A15]=&quot;Agenc_D&quot;;[.O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P$2];IF([.$A15]=&quot;Agenc_B&quot;;[.P$3];IF([.$A15]=&quot;Agenc_C&quot;;[.P$4];IF([.$A15]=&quot;Agenc_D&quot;;[.P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Q$2];IF([.$A15]=&quot;Agenc_B&quot;;[.Q$3];IF([.$A15]=&quot;Agenc_C&quot;;[.Q$4];IF([.$A15]=&quot;Agenc_D&quot;;[.Q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R$2];IF([.$A15]=&quot;Agenc_B&quot;;[.R$3];IF([.$A15]=&quot;Agenc_C&quot;;[.R$4];IF([.$A15]=&quot;Agenc_D&quot;;[.R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S$2];IF([.$A15]=&quot;Agenc_B&quot;;[.S$3];IF([.$A15]=&quot;Agenc_C&quot;;[.S$4];IF([.$A15]=&quot;Agenc_D&quot;;[.S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T$2];IF([.$A15]=&quot;Agenc_B&quot;;[.T$3];IF([.$A15]=&quot;Agenc_C&quot;;[.T$4];IF([.$A15]=&quot;Agenc_D&quot;;[.T$5];0))))" office:value-type="float" office:value="5226200" calcext:value-type="float">
            <text:p>5226200</text:p>
          </table:table-cell>
          <table:table-cell table:style-name="ce4" table:formula="of:=CONCATENATE([.U$2];CHAR(13);&quot;    &quot;;&quot;'&quot;;[.L15];&quot;',&quot;;CHAR(13);&quot;    'SRID=3946;LINESTRING(&quot;;[.M15];&quot; &quot;;[.N15];&quot;,&quot;;[.O15];&quot; &quot;;[.P15];&quot;,&quot;;[.Q15];&quot; &quot;;[.R15];&quot;,&quot;;[.S15];&quot; &quot;;[.T15];&quot;)');&quot;;CHAR(13))" office:value-type="string" office:string-value="INSERT INTO &#13;  facade (&#13;    id,&#13;    geometry_asewkt)&#13;  VALUES (&#13;    'M25_Facade02',&#13;    'SRID=3946;LINESTRING(1380060 5226200,1380060 5226200,1380060 5226200,1380060 5226200)');&#13;" calcext:value-type="string">
            <text:p>INSERT INTO  <text:s/>facade ( <text:s text:c="3"/>id, <text:s text:c="3"/>geometry_asewkt) <text:s/>VALUES ( <text:s text:c="3"/>'M25_Facade02', <text:s text:c="3"/>'SRID=3946;LINESTRING(1380060 5226200,1380060 5226200,1380060 5226200,1380060 5226200)');</text:p>
          </table:table-cell>
          <table:table-cell table:style-name="ce5" table:formula="of:=CONCATENATE([$case_00140_00100.$A15];[.V$2])" office:value-type="string" office:string-value="M25_Facade03" calcext:value-type="string">
            <text:p>M25_Facade03</text:p>
          </table:table-cell>
          <table:table-cell table:style-name="ce5" table:formula="of:=[$case_00140_00100.$C15]+IF([.$A15]=&quot;Agenc_A&quot;;[.W$2];IF([.$A15]=&quot;Agenc_B&quot;;[.W$3];IF([.$A15]=&quot;Agenc_C&quot;;[.W$4];IF([.$A15]=&quot;Agenc_D&quot;;[.W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X$2];IF([.$A15]=&quot;Agenc_B&quot;;[.X$3];IF([.$A15]=&quot;Agenc_C&quot;;[.X$4];IF([.$A15]=&quot;Agenc_D&quot;;[.X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Y$2];IF([.$A15]=&quot;Agenc_B&quot;;[.Y$3];IF([.$A15]=&quot;Agenc_C&quot;;[.Y$4];IF([.$A15]=&quot;Agenc_D&quot;;[.Y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Z$2];IF([.$A15]=&quot;Agenc_B&quot;;[.Z$3];IF([.$A15]=&quot;Agenc_C&quot;;[.Z$4];IF([.$A15]=&quot;Agenc_D&quot;;[.Z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AA$2];IF([.$A15]=&quot;Agenc_B&quot;;[.AA$3];IF([.$A15]=&quot;Agenc_C&quot;;[.AA$4];IF([.$A15]=&quot;Agenc_D&quot;;[.AA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AB$2];IF([.$A15]=&quot;Agenc_B&quot;;[.AB$3];IF([.$A15]=&quot;Agenc_C&quot;;[.AB$4];IF([.$A15]=&quot;Agenc_D&quot;;[.AB$5];0))))" office:value-type="float" office:value="5226200" calcext:value-type="float">
            <text:p>5226200</text:p>
          </table:table-cell>
          <table:table-cell table:style-name="ce4" table:formula="of:=CONCATENATE([.AC$2];CHAR(13);&quot;    &quot;;&quot;'&quot;;[.V15];&quot;',&quot;;CHAR(13);&quot;    'SRID=3946;LINESTRING(&quot;;[.W15];&quot; &quot;;[.X15];&quot;,&quot;;[.Y15];&quot; &quot;;[.Z15];&quot;,&quot;;[.AA15];&quot; &quot;;[.AB15];&quot;)');&quot;;CHAR(13))" office:value-type="string" office:string-value="INSERT INTO &#13;  facade (&#13;    id,&#13;    geometry_asewkt)&#13;  VALUES (&#13;    'M25_Facade03',&#13;    'SRID=3946;LINESTRING(1380060 5226200,1380060 5226200,1380060 5226200)');&#13;" calcext:value-type="string">
            <text:p>INSERT INTO  <text:s/>facade ( <text:s text:c="3"/>id, <text:s text:c="3"/>geometry_asewkt) <text:s/>VALUES ( <text:s text:c="3"/>'M25_Facade03', <text:s text:c="3"/>'SRID=3946;LINESTRING(1380060 5226200,1380060 5226200,1380060 5226200)');</text:p>
          </table:table-cell>
          <table:table-cell table:style-name="ce5" table:formula="of:=CONCATENATE([$case_00140_00100.$A15];[.AD$2])" office:value-type="string" office:string-value="M25_Facade04" calcext:value-type="string">
            <text:p>M25_Facade04</text:p>
          </table:table-cell>
          <table:table-cell table:style-name="ce5" table:formula="of:=[$case_00140_00100.$C15]+IF([.$A15]=&quot;Agenc_A&quot;;[.AE$2];IF([.$A15]=&quot;Agenc_B&quot;;[.AE$3];IF([.$A15]=&quot;Agenc_C&quot;;[.AE$4];IF([.$A15]=&quot;Agenc_D&quot;;[.AE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AF$2];IF([.$A15]=&quot;Agenc_B&quot;;[.AF$3];IF([.$A15]=&quot;Agenc_C&quot;;[.AF$4];IF([.$A15]=&quot;Agenc_D&quot;;[.AF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AG$2];IF([.$A15]=&quot;Agenc_B&quot;;[.AG$3];IF([.$A15]=&quot;Agenc_C&quot;;[.AG$4];IF([.$A15]=&quot;Agenc_D&quot;;[.AG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AH$2];IF([.$A15]=&quot;Agenc_B&quot;;[.AH$3];IF([.$A15]=&quot;Agenc_C&quot;;[.AH$4];IF([.$A15]=&quot;Agenc_D&quot;;[.AH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AI$2];IF([.$A15]=&quot;Agenc_B&quot;;[.AI$3];IF([.$A15]=&quot;Agenc_C&quot;;[.AI$4];IF([.$A15]=&quot;Agenc_D&quot;;[.AI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AJ$2];IF([.$A15]=&quot;Agenc_B&quot;;[.AJ$3];IF([.$A15]=&quot;Agenc_C&quot;;[.AJ$4];IF([.$A15]=&quot;Agenc_D&quot;;[.AJ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AK$2];IF([.$A15]=&quot;Agenc_B&quot;;[.AK$3];IF([.$A15]=&quot;Agenc_C&quot;;[.AK$4];IF([.$A15]=&quot;Agenc_D&quot;;[.AK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AL$2];IF([.$A15]=&quot;Agenc_B&quot;;[.AL$3];IF([.$A15]=&quot;Agenc_C&quot;;[.AL$4];IF([.$A15]=&quot;Agenc_D&quot;;[.AL$5];0))))" office:value-type="float" office:value="5226200" calcext:value-type="float">
            <text:p>5226200</text:p>
          </table:table-cell>
          <table:table-cell table:style-name="ce4" table:formula="of:=CONCATENATE([.AM$2];CHAR(13);&quot;    &quot;;&quot;'&quot;;[.AD15];&quot;',&quot;;CHAR(13);&quot;    'SRID=3946;LINESTRING(&quot;;[.AE15];&quot; &quot;;[.AF15];&quot;,&quot;;[.AG15];&quot; &quot;;[.AH15];&quot;,&quot;;[.AI15];&quot; &quot;;[.AJ15];&quot;,&quot;;[.AK15];&quot; &quot;;[.AL15];&quot;)');&quot;;CHAR(13))" office:value-type="string" office:string-value="INSERT INTO &#13;  facade (&#13;    id,&#13;    geometry_asewkt)&#13;  VALUES (&#13;    'M25_Facade04',&#13;    'SRID=3946;LINESTRING(1380060 5226200,1380060 5226200,1380060 5226200,1380060 5226200)');&#13;" calcext:value-type="string">
            <text:p>INSERT INTO  <text:s/>facade ( <text:s text:c="3"/>id, <text:s text:c="3"/>geometry_asewkt) <text:s/>VALUES ( <text:s text:c="3"/>'M25_Facade04', <text:s text:c="3"/>'SRID=3946;LINESTRING(1380060 5226200,1380060 5226200,1380060 5226200,1380060 5226200)');</text:p>
          </table:table-cell>
          <table:table-cell table:style-name="ce5" table:formula="of:=CONCATENATE([$case_00140_00100.$A15];[.AN$2])" office:value-type="string" office:string-value="M25_Facade05" calcext:value-type="string">
            <text:p>M25_Facade05</text:p>
          </table:table-cell>
          <table:table-cell table:style-name="ce5" table:formula="of:=[$case_00140_00100.$C15]+IF([.$A15]=&quot;Agenc_A&quot;;[.AO$2];IF([.$A15]=&quot;Agenc_B&quot;;[.AO$3];IF([.$A15]=&quot;Agenc_C&quot;;[.AO$4];IF([.$A15]=&quot;Agenc_D&quot;;[.AO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AP$2];IF([.$A15]=&quot;Agenc_B&quot;;[.AP$3];IF([.$A15]=&quot;Agenc_C&quot;;[.AP$4];IF([.$A15]=&quot;Agenc_D&quot;;[.AP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AQ$2];IF([.$A15]=&quot;Agenc_B&quot;;[.AQ$3];IF([.$A15]=&quot;Agenc_C&quot;;[.AQ$4];IF([.$A15]=&quot;Agenc_D&quot;;[.AQ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AR$2];IF([.$A15]=&quot;Agenc_B&quot;;[.AR$3];IF([.$A15]=&quot;Agenc_C&quot;;[.AR$4];IF([.$A15]=&quot;Agenc_D&quot;;[.AR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AS$2];IF([.$A15]=&quot;Agenc_B&quot;;[.AS$3];IF([.$A15]=&quot;Agenc_C&quot;;[.AS$4];IF([.$A15]=&quot;Agenc_D&quot;;[.AS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AT$2];IF([.$A15]=&quot;Agenc_B&quot;;[.AT$3];IF([.$A15]=&quot;Agenc_C&quot;;[.AT$4];IF([.$A15]=&quot;Agenc_D&quot;;[.AT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AU$2];IF([.$A15]=&quot;Agenc_B&quot;;[.AU$3];IF([.$A15]=&quot;Agenc_C&quot;;[.AU$4];IF([.$A15]=&quot;Agenc_D&quot;;[.AU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AV$2];IF([.$A15]=&quot;Agenc_B&quot;;[.AV$3];IF([.$A15]=&quot;Agenc_C&quot;;[.AV$4];IF([.$A15]=&quot;Agenc_D&quot;;[.AV$5];0))))" office:value-type="float" office:value="5226200" calcext:value-type="float">
            <text:p>5226200</text:p>
          </table:table-cell>
          <table:table-cell table:style-name="ce4" table:formula="of:=CONCATENATE([.AW$2];CHAR(13);&quot;    &quot;;&quot;'&quot;;[.AN15];&quot;',&quot;;CHAR(13);&quot;    'SRID=3946;LINESTRING(&quot;;[.AO15];&quot; &quot;;[.AP15];&quot;,&quot;;[.AQ15];&quot; &quot;;[.AR15];&quot;,&quot;;[.AS15];&quot; &quot;;[.AT15];&quot;,&quot;;[.AU15];&quot; &quot;;[.AV15];&quot;)');&quot;;CHAR(13))" office:value-type="string" office:string-value="INSERT INTO &#13;  facade (&#13;    id,&#13;    geometry_asewkt)&#13;  VALUES (&#13;    'M25_Facade05',&#13;    'SRID=3946;LINESTRING(1380060 5226200,1380060 5226200,1380060 5226200,1380060 5226200)');&#13;" calcext:value-type="string">
            <text:p>INSERT INTO  <text:s/>facade ( <text:s text:c="3"/>id, <text:s text:c="3"/>geometry_asewkt) <text:s/>VALUES ( <text:s text:c="3"/>'M25_Facade05', <text:s text:c="3"/>'SRID=3946;LINESTRING(1380060 5226200,1380060 5226200,1380060 5226200,1380060 5226200)');</text:p>
          </table:table-cell>
          <table:table-cell table:style-name="ce5" table:formula="of:=CONCATENATE([$case_00140_00100.$A15];[.AX$2])" office:value-type="string" office:string-value="M25_Facade06" calcext:value-type="string">
            <text:p>M25_Facade06</text:p>
          </table:table-cell>
          <table:table-cell table:style-name="ce5" table:formula="of:=[$case_00140_00100.$C15]+IF([.$A15]=&quot;Agenc_A&quot;;[.AY$2];IF([.$A15]=&quot;Agenc_B&quot;;[.AY$3];IF([.$A15]=&quot;Agenc_C&quot;;[.AY$4];IF([.$A15]=&quot;Agenc_D&quot;;[.AY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AZ$2];IF([.$A15]=&quot;Agenc_B&quot;;[.AZ$3];IF([.$A15]=&quot;Agenc_C&quot;;[.AZ$4];IF([.$A15]=&quot;Agenc_D&quot;;[.AZ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BA$2];IF([.$A15]=&quot;Agenc_B&quot;;[.BA$3];IF([.$A15]=&quot;Agenc_C&quot;;[.BA$4];IF([.$A15]=&quot;Agenc_D&quot;;[.BA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BB$2];IF([.$A15]=&quot;Agenc_B&quot;;[.BB$3];IF([.$A15]=&quot;Agenc_C&quot;;[.BB$4];IF([.$A15]=&quot;Agenc_D&quot;;[.BB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BC$2];IF([.$A15]=&quot;Agenc_B&quot;;[.BC$3];IF([.$A15]=&quot;Agenc_C&quot;;[.BC$4];IF([.$A15]=&quot;Agenc_D&quot;;[.BC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BD$2];IF([.$A15]=&quot;Agenc_B&quot;;[.BD$3];IF([.$A15]=&quot;Agenc_C&quot;;[.BD$4];IF([.$A15]=&quot;Agenc_D&quot;;[.BD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BE$2];IF([.$A15]=&quot;Agenc_B&quot;;[.BE$3];IF([.$A15]=&quot;Agenc_C&quot;;[.BE$4];IF([.$A15]=&quot;Agenc_D&quot;;[.BE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BF$2];IF([.$A15]=&quot;Agenc_B&quot;;[.BF$3];IF([.$A15]=&quot;Agenc_C&quot;;[.BF$4];IF([.$A15]=&quot;Agenc_D&quot;;[.BF$5];0))))" office:value-type="float" office:value="5226200" calcext:value-type="float">
            <text:p>5226200</text:p>
          </table:table-cell>
          <table:table-cell table:style-name="ce4" table:formula="of:=CONCATENATE([.BG$2];CHAR(13);&quot;    &quot;;&quot;'&quot;;[.AX15];&quot;',&quot;;CHAR(13);&quot;    'SRID=3946;LINESTRING(&quot;;[.AY15];&quot; &quot;;[.AZ15];&quot;,&quot;;[.BA15];&quot; &quot;;[.BB15];&quot;,&quot;;[.BC15];&quot; &quot;;[.BD15];&quot;,&quot;;[.BE15];&quot; &quot;;[.BF15];&quot;)');&quot;;CHAR(13))" office:value-type="string" office:string-value="INSERT INTO &#13;  facade (&#13;    id,&#13;    geometry_asewkt)&#13;  VALUES (&#13;    'M25_Facade06',&#13;    'SRID=3946;LINESTRING(1380060 5226200,1380060 5226200,1380060 5226200,1380060 5226200)');&#13;" calcext:value-type="string">
            <text:p>INSERT INTO  <text:s/>facade ( <text:s text:c="3"/>id, <text:s text:c="3"/>geometry_asewkt) <text:s/>VALUES ( <text:s text:c="3"/>'M25_Facade06', <text:s text:c="3"/>'SRID=3946;LINESTRING(1380060 5226200,1380060 5226200,1380060 5226200,1380060 5226200)');</text:p>
          </table:table-cell>
          <table:table-cell table:style-name="ce5" table:formula="of:=CONCATENATE([$case_00140_00100.$A15];[.BH$2])" office:value-type="string" office:string-value="M25_Facade07" calcext:value-type="string">
            <text:p>M25_Facade07</text:p>
          </table:table-cell>
          <table:table-cell table:style-name="ce5" table:formula="of:=[$case_00140_00100.$C15]+IF([.$A15]=&quot;Agenc_A&quot;;[.BI$2];IF([.$A15]=&quot;Agenc_B&quot;;[.BI$3];IF([.$A15]=&quot;Agenc_C&quot;;[.BI$4];IF([.$A15]=&quot;Agenc_D&quot;;[.BI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BJ$2];IF([.$A15]=&quot;Agenc_B&quot;;[.BJ$3];IF([.$A15]=&quot;Agenc_C&quot;;[.BJ$4];IF([.$A15]=&quot;Agenc_D&quot;;[.BJ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BK$2];IF([.$A15]=&quot;Agenc_B&quot;;[.BK$3];IF([.$A15]=&quot;Agenc_C&quot;;[.BK$4];IF([.$A15]=&quot;Agenc_D&quot;;[.BK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BL$2];IF([.$A15]=&quot;Agenc_B&quot;;[.BL$3];IF([.$A15]=&quot;Agenc_C&quot;;[.BL$4];IF([.$A15]=&quot;Agenc_D&quot;;[.BL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BM$2];IF([.$A15]=&quot;Agenc_B&quot;;[.BM$3];IF([.$A15]=&quot;Agenc_C&quot;;[.BM$4];IF([.$A15]=&quot;Agenc_D&quot;;[.BM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BN$2];IF([.$A15]=&quot;Agenc_B&quot;;[.BN$3];IF([.$A15]=&quot;Agenc_C&quot;;[.BN$4];IF([.$A15]=&quot;Agenc_D&quot;;[.BN$5];0))))" office:value-type="float" office:value="5226200" calcext:value-type="float">
            <text:p>5226200</text:p>
          </table:table-cell>
          <table:table-cell table:style-name="ce4" table:formula="of:=CONCATENATE([.BO$2];CHAR(13);&quot;    &quot;;&quot;'&quot;;[.BH15];&quot;',&quot;;CHAR(13);&quot;    'SRID=3946;LINESTRING(&quot;;[.BI15];&quot; &quot;;[.BJ15];&quot;,&quot;;[.BK15];&quot; &quot;;[.BL15];&quot;,&quot;;[.BM15];&quot; &quot;;[.BN15];&quot;)');&quot;;CHAR(13))" office:value-type="string" office:string-value="INSERT INTO &#13;  facade_id (&#13;    id,&#13;    geometry_asewkt)&#13;  VALUES (&#13;    'M25_Facade07',&#13;    'SRID=3946;LINESTRING(1380060 5226200,1380060 5226200,1380060 5226200)');&#13;" calcext:value-type="string">
            <text:p>INSERT INTO  <text:s/>facade_id ( <text:s text:c="3"/>id, <text:s text:c="3"/>geometry_asewkt) <text:s/>VALUES ( <text:s text:c="3"/>'M25_Facade07', <text:s text:c="3"/>'SRID=3946;LINESTRING(1380060 5226200,1380060 5226200,1380060 5226200)');</text:p>
          </table:table-cell>
          <table:table-cell table:style-name="ce5" table:formula="of:=CONCATENATE([$case_00140_00100.$A15];[.BP$2])" office:value-type="string" office:string-value="M25_Facade08" calcext:value-type="string">
            <text:p>M25_Facade08</text:p>
          </table:table-cell>
          <table:table-cell table:style-name="ce5" table:formula="of:=[$case_00140_00100.$C15]+IF([.$A15]=&quot;Agenc_A&quot;;[.BQ$2];IF([.$A15]=&quot;Agenc_B&quot;;[.BQ$3];IF([.$A15]=&quot;Agenc_C&quot;;[.BQ$4];IF([.$A15]=&quot;Agenc_D&quot;;[.BQ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BR$2];IF([.$A15]=&quot;Agenc_B&quot;;[.BR$3];IF([.$A15]=&quot;Agenc_C&quot;;[.BR$4];IF([.$A15]=&quot;Agenc_D&quot;;[.BR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BS$2];IF([.$A15]=&quot;Agenc_B&quot;;[.BS$3];IF([.$A15]=&quot;Agenc_C&quot;;[.BS$4];IF([.$A15]=&quot;Agenc_D&quot;;[.BS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BT$2];IF([.$A15]=&quot;Agenc_B&quot;;[.BT$3];IF([.$A15]=&quot;Agenc_C&quot;;[.BT$4];IF([.$A15]=&quot;Agenc_D&quot;;[.BT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BU$2];IF([.$A15]=&quot;Agenc_B&quot;;[.BU$3];IF([.$A15]=&quot;Agenc_C&quot;;[.BU$4];IF([.$A15]=&quot;Agenc_D&quot;;[.BU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BV$2];IF([.$A15]=&quot;Agenc_B&quot;;[.BV$3];IF([.$A15]=&quot;Agenc_C&quot;;[.BV$4];IF([.$A15]=&quot;Agenc_D&quot;;[.BV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BW$2];IF([.$A15]=&quot;Agenc_B&quot;;[.BW$3];IF([.$A15]=&quot;Agenc_C&quot;;[.BW$4];IF([.$A15]=&quot;Agenc_D&quot;;[.BW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BX$2];IF([.$A15]=&quot;Agenc_B&quot;;[.BX$3];IF([.$A15]=&quot;Agenc_C&quot;;[.BX$4];IF([.$A15]=&quot;Agenc_D&quot;;[.BX$5];0))))" office:value-type="float" office:value="5226200" calcext:value-type="float">
            <text:p>5226200</text:p>
          </table:table-cell>
          <table:table-cell table:style-name="ce4" table:formula="of:=CONCATENATE([.BY$2];CHAR(13);&quot;    &quot;;&quot;'&quot;;[.BP15];&quot;',&quot;;CHAR(13);&quot;    'SRID=3946;LINESTRING(&quot;;[.BQ15];&quot; &quot;;[.BR15];&quot;,&quot;;[.BS15];&quot; &quot;;[.BT15];&quot;,&quot;;[.BU15];&quot; &quot;;[.BV15];&quot;,&quot;;[.BW15];&quot; &quot;;[.BX15];&quot;)');&quot;;CHAR(13))" office:value-type="string" office:string-value="INSERT INTO &#13;  facade (&#13;    id,&#13;    geometry_asewkt)&#13;  VALUES (&#13;    'M25_Facade08',&#13;    'SRID=3946;LINESTRING(1380060 5226200,1380060 5226200,1380060 5226200,1380060 5226200)');&#13;" calcext:value-type="string">
            <text:p>INSERT INTO  <text:s/>facade ( <text:s text:c="3"/>id, <text:s text:c="3"/>geometry_asewkt) <text:s/>VALUES ( <text:s text:c="3"/>'M25_Facade08', <text:s text:c="3"/>'SRID=3946;LINESTRING(1380060 5226200,1380060 5226200,1380060 5226200,1380060 5226200)');</text:p>
          </table:table-cell>
          <table:table-cell table:formula="of:=CONCATENATE([.K15];CHAR(13);[.U15];CHAR(13);[.AC15];CHAR(13);[.AM15];CHAR(13);[.AW15];CHAR(13);[.BG15];CHAR(13);[.BO15];CHAR(13);[.BY15];CHAR(13))" office:value-type="string" office:string-value="INSERT INTO &#13;  facade (&#13;    id,&#13;    geometry_asewkt)&#13;  VALUES (&#13;    'M25_Facade01',&#13;    'SRID=3946;LINESTRING(1380060 5226200,1380060 5226200,1380060 5226200,1380060 5226200)');&#13;&#13;INSERT INTO &#13;  facade (&#13;    id,&#13;    geometry_asewkt)&#13;  VALUES (&#13;    'M25_Facade02',&#13;    'SRID=3946;LINESTRING(1380060 5226200,1380060 5226200,1380060 5226200,1380060 5226200)');&#13;&#13;INSERT INTO &#13;  facade (&#13;    id,&#13;    geometry_asewkt)&#13;  VALUES (&#13;    'M25_Facade03',&#13;    'SRID=3946;LINESTRING(1380060 5226200,1380060 5226200,1380060 5226200)');&#13;&#13;INSERT INTO &#13;  facade (&#13;    id,&#13;    geometry_asewkt)&#13;  VALUES (&#13;    'M25_Facade04',&#13;    'SRID=3946;LINESTRING(1380060 5226200,1380060 5226200,1380060 5226200,1380060 5226200)');&#13;&#13;INSERT INTO &#13;  facade (&#13;    id,&#13;    geometry_asewkt)&#13;  VALUES (&#13;    'M25_Facade05',&#13;    'SRID=3946;LINESTRING(1380060 5226200,1380060 5226200,1380060 5226200,1380060 5226200)');&#13;&#13;INSERT INTO &#13;  facade (&#13;    id,&#13;    geometry_asewkt)&#13;  VALUES (&#13;    'M25_Facade06',&#13;    'SRID=3946;LINESTRING(1380060 5226200,1380060 5226200,1380060 5226200,1380060 5226200)');&#13;&#13;INSERT INTO &#13;  facade_id (&#13;    id,&#13;    geometry_asewkt)&#13;  VALUES (&#13;    'M25_Facade07',&#13;    'SRID=3946;LINESTRING(1380060 5226200,1380060 5226200,1380060 5226200)');&#13;&#13;INSERT INTO &#13;  facade (&#13;    id,&#13;    geometry_asewkt)&#13;  VALUES (&#13;    'M25_Facade08',&#13;    'SRID=3946;LINESTRING(1380060 5226200,1380060 5226200,1380060 5226200,1380060 5226200)');&#13;&#13;" calcext:value-type="string">
            <text:p>INSERT INTO  <text:s/>facade ( <text:s text:c="3"/>id, <text:s text:c="3"/>geometry_asewkt) <text:s/>VALUES ( <text:s text:c="3"/>'M25_Facade01', <text:s text:c="3"/>'SRID=3946;LINESTRING(1380060 5226200,1380060 5226200,1380060 5226200,1380060 5226200)');INSERT INTO  <text:s/>facade ( <text:s text:c="3"/>id, <text:s text:c="3"/>geometry_asewkt) <text:s/>VALUES ( <text:s text:c="3"/>'M25_Facade02', <text:s text:c="3"/>'SRID=3946;LINESTRING(1380060 5226200,1380060 5226200,1380060 5226200,1380060 5226200)');INSERT INTO  <text:s/>facade ( <text:s text:c="3"/>id, <text:s text:c="3"/>geometry_asewkt) <text:s/>VALUES ( <text:s text:c="3"/>'M25_Facade03', <text:s text:c="3"/>'SRID=3946;LINESTRING(1380060 5226200,1380060 5226200,1380060 5226200)');INSERT INTO  <text:s/>facade ( <text:s text:c="3"/>id, <text:s text:c="3"/>geometry_asewkt) <text:s/>VALUES ( <text:s text:c="3"/>'M25_Facade04', <text:s text:c="3"/>'SRID=3946;LINESTRING(1380060 5226200,1380060 5226200,1380060 5226200,1380060 5226200)');INSERT INTO  <text:s/>facade ( <text:s text:c="3"/>id, <text:s text:c="3"/>geometry_asewkt) <text:s/>VALUES ( <text:s text:c="3"/>'M25_Facade05', <text:s text:c="3"/>'SRID=3946;LINESTRING(1380060 5226200,1380060 5226200,1380060 5226200,1380060 5226200)');INSERT INTO  <text:s/>facade ( <text:s text:c="3"/>id, <text:s text:c="3"/>geometry_asewkt) <text:s/>VALUES ( <text:s text:c="3"/>'M25_Facade06', <text:s text:c="3"/>'SRID=3946;LINESTRING(1380060 5226200,1380060 5226200,1380060 5226200,1380060 5226200)');INSERT INTO  <text:s/>facade_id ( <text:s text:c="3"/>id, <text:s text:c="3"/>geometry_asewkt) <text:s/>VALUES ( <text:s text:c="3"/>'M25_Facade07', <text:s text:c="3"/>'SRID=3946;LINESTRING(1380060 5226200,1380060 5226200,1380060 5226200)');INSERT INTO  <text:s/>facade ( <text:s text:c="3"/>id, <text:s text:c="3"/>geometry_asewkt) <text:s/>VALUES ( <text:s text:c="3"/>'M25_Facade08', <text:s text:c="3"/>'SRID=3946;LINESTRING(1380060 5226200,1380060 5226200,1380060 5226200,1380060 5226200)');</text:p>
          </table:table-cell>
          <table:table-cell table:number-columns-repeated="946"/>
        </table:table-row>
        <table:table-row table:style-name="ro5">
          <table:table-cell table:formula="of:=[case_00140_00100.B16]" office:value-type="string" office:string-value="Agenc_D" calcext:value-type="string">
            <text:p>Agenc_D</text:p>
          </table:table-cell>
          <table:table-cell table:style-name="ce5" table:formula="of:=CONCATENATE([$case_00140_00100.$A16];[.B$2])" office:value-type="string" office:string-value="M31_Facade01" calcext:value-type="string">
            <text:p>M31_Facade01</text:p>
          </table:table-cell>
          <table:table-cell table:style-name="ce5" table:formula="of:=[$case_00140_00100.$C16]+IF([.$A16]=&quot;Agenc_A&quot;;[.C$2];IF([.$A16]=&quot;Agenc_B&quot;;[.C$3];IF([.$A16]=&quot;Agenc_C&quot;;[.C$4];IF([.$A16]=&quot;Agenc_D&quot;;[.C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D$2];IF([.$A16]=&quot;Agenc_B&quot;;[.D$3];IF([.$A16]=&quot;Agenc_C&quot;;[.D$4];IF([.$A16]=&quot;Agenc_D&quot;;[.D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E$2];IF([.$A16]=&quot;Agenc_B&quot;;[.E$3];IF([.$A16]=&quot;Agenc_C&quot;;[.E$4];IF([.$A16]=&quot;Agenc_D&quot;;[.E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F$2];IF([.$A16]=&quot;Agenc_B&quot;;[.F$3];IF([.$A16]=&quot;Agenc_C&quot;;[.F$4];IF([.$A16]=&quot;Agenc_D&quot;;[.F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G$2];IF([.$A16]=&quot;Agenc_B&quot;;[.G$3];IF([.$A16]=&quot;Agenc_C&quot;;[.G$4];IF([.$A16]=&quot;Agenc_D&quot;;[.G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H$2];IF([.$A16]=&quot;Agenc_B&quot;;[.H$3];IF([.$A16]=&quot;Agenc_C&quot;;[.H$4];IF([.$A16]=&quot;Agenc_D&quot;;[.H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I$2];IF([.$A16]=&quot;Agenc_B&quot;;[.I$3];IF([.$A16]=&quot;Agenc_C&quot;;[.I$4];IF([.$A16]=&quot;Agenc_D&quot;;[.I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J$2];IF([.$A16]=&quot;Agenc_B&quot;;[.J$3];IF([.$A16]=&quot;Agenc_C&quot;;[.J$4];IF([.$A16]=&quot;Agenc_D&quot;;[.J$5];0))))" office:value-type="float" office:value="5226100" calcext:value-type="float">
            <text:p>5226100</text:p>
          </table:table-cell>
          <table:table-cell table:style-name="ce4" table:formula="of:=CONCATENATE([.K$2];CHAR(13);&quot;    &quot;;&quot;'&quot;;[.B16];&quot;',&quot;;CHAR(13);&quot;    'SRID=3946;LINESTRING(&quot;;[.C16];&quot; &quot;;[.D16];&quot;,&quot;;[.E16];&quot; &quot;;[.F16];&quot;,&quot;;[.G16];&quot; &quot;;[.H16];&quot;,&quot;;[.I16];&quot; &quot;;[.J16];&quot;)');&quot;;CHAR(13))" office:value-type="string" office:string-value="INSERT INTO &#13;  facade (&#13;    id,&#13;    geometry_asewkt)&#13;  VALUES (&#13;    'M31_Facade01',&#13;    'SRID=3946;LINESTRING(1379500 5226100,1379500 5226100,1379500 5226100,1379500 5226100)');&#13;" calcext:value-type="string">
            <text:p>INSERT INTO  <text:s/>facade ( <text:s text:c="3"/>id, <text:s text:c="3"/>geometry_asewkt) <text:s/>VALUES ( <text:s text:c="3"/>'M31_Facade01', <text:s text:c="3"/>'SRID=3946;LINESTRING(1379500 5226100,1379500 5226100,1379500 5226100,1379500 5226100)');</text:p>
          </table:table-cell>
          <table:table-cell table:style-name="ce5" table:formula="of:=CONCATENATE([$case_00140_00100.$A16];[.L$2])" office:value-type="string" office:string-value="M31_Facade02" calcext:value-type="string">
            <text:p>M31_Facade02</text:p>
          </table:table-cell>
          <table:table-cell table:style-name="ce5" table:formula="of:=[$case_00140_00100.$C16]+IF([.$A16]=&quot;Agenc_A&quot;;[.M$2];IF([.$A16]=&quot;Agenc_B&quot;;[.M$3];IF([.$A16]=&quot;Agenc_C&quot;;[.M$4];IF([.$A16]=&quot;Agenc_D&quot;;[.M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N$2];IF([.$A16]=&quot;Agenc_B&quot;;[.N$3];IF([.$A16]=&quot;Agenc_C&quot;;[.N$4];IF([.$A16]=&quot;Agenc_D&quot;;[.N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O$2];IF([.$A16]=&quot;Agenc_B&quot;;[.O$3];IF([.$A16]=&quot;Agenc_C&quot;;[.O$4];IF([.$A16]=&quot;Agenc_D&quot;;[.O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P$2];IF([.$A16]=&quot;Agenc_B&quot;;[.P$3];IF([.$A16]=&quot;Agenc_C&quot;;[.P$4];IF([.$A16]=&quot;Agenc_D&quot;;[.P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Q$2];IF([.$A16]=&quot;Agenc_B&quot;;[.Q$3];IF([.$A16]=&quot;Agenc_C&quot;;[.Q$4];IF([.$A16]=&quot;Agenc_D&quot;;[.Q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R$2];IF([.$A16]=&quot;Agenc_B&quot;;[.R$3];IF([.$A16]=&quot;Agenc_C&quot;;[.R$4];IF([.$A16]=&quot;Agenc_D&quot;;[.R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S$2];IF([.$A16]=&quot;Agenc_B&quot;;[.S$3];IF([.$A16]=&quot;Agenc_C&quot;;[.S$4];IF([.$A16]=&quot;Agenc_D&quot;;[.S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T$2];IF([.$A16]=&quot;Agenc_B&quot;;[.T$3];IF([.$A16]=&quot;Agenc_C&quot;;[.T$4];IF([.$A16]=&quot;Agenc_D&quot;;[.T$5];0))))" office:value-type="float" office:value="5226100" calcext:value-type="float">
            <text:p>5226100</text:p>
          </table:table-cell>
          <table:table-cell table:style-name="ce4" table:formula="of:=CONCATENATE([.U$2];CHAR(13);&quot;    &quot;;&quot;'&quot;;[.L16];&quot;',&quot;;CHAR(13);&quot;    'SRID=3946;LINESTRING(&quot;;[.M16];&quot; &quot;;[.N16];&quot;,&quot;;[.O16];&quot; &quot;;[.P16];&quot;,&quot;;[.Q16];&quot; &quot;;[.R16];&quot;,&quot;;[.S16];&quot; &quot;;[.T16];&quot;)');&quot;;CHAR(13))" office:value-type="string" office:string-value="INSERT INTO &#13;  facade (&#13;    id,&#13;    geometry_asewkt)&#13;  VALUES (&#13;    'M31_Facade02',&#13;    'SRID=3946;LINESTRING(1379500 5226100,1379500 5226100,1379500 5226100,1379500 5226100)');&#13;" calcext:value-type="string">
            <text:p>INSERT INTO  <text:s/>facade ( <text:s text:c="3"/>id, <text:s text:c="3"/>geometry_asewkt) <text:s/>VALUES ( <text:s text:c="3"/>'M31_Facade02', <text:s text:c="3"/>'SRID=3946;LINESTRING(1379500 5226100,1379500 5226100,1379500 5226100,1379500 5226100)');</text:p>
          </table:table-cell>
          <table:table-cell table:style-name="ce5" table:formula="of:=CONCATENATE([$case_00140_00100.$A16];[.V$2])" office:value-type="string" office:string-value="M31_Facade03" calcext:value-type="string">
            <text:p>M31_Facade03</text:p>
          </table:table-cell>
          <table:table-cell table:style-name="ce5" table:formula="of:=[$case_00140_00100.$C16]+IF([.$A16]=&quot;Agenc_A&quot;;[.W$2];IF([.$A16]=&quot;Agenc_B&quot;;[.W$3];IF([.$A16]=&quot;Agenc_C&quot;;[.W$4];IF([.$A16]=&quot;Agenc_D&quot;;[.W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X$2];IF([.$A16]=&quot;Agenc_B&quot;;[.X$3];IF([.$A16]=&quot;Agenc_C&quot;;[.X$4];IF([.$A16]=&quot;Agenc_D&quot;;[.X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Y$2];IF([.$A16]=&quot;Agenc_B&quot;;[.Y$3];IF([.$A16]=&quot;Agenc_C&quot;;[.Y$4];IF([.$A16]=&quot;Agenc_D&quot;;[.Y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Z$2];IF([.$A16]=&quot;Agenc_B&quot;;[.Z$3];IF([.$A16]=&quot;Agenc_C&quot;;[.Z$4];IF([.$A16]=&quot;Agenc_D&quot;;[.Z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AA$2];IF([.$A16]=&quot;Agenc_B&quot;;[.AA$3];IF([.$A16]=&quot;Agenc_C&quot;;[.AA$4];IF([.$A16]=&quot;Agenc_D&quot;;[.AA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AB$2];IF([.$A16]=&quot;Agenc_B&quot;;[.AB$3];IF([.$A16]=&quot;Agenc_C&quot;;[.AB$4];IF([.$A16]=&quot;Agenc_D&quot;;[.AB$5];0))))" office:value-type="float" office:value="5226100" calcext:value-type="float">
            <text:p>5226100</text:p>
          </table:table-cell>
          <table:table-cell table:style-name="ce4" table:formula="of:=CONCATENATE([.AC$2];CHAR(13);&quot;    &quot;;&quot;'&quot;;[.V16];&quot;',&quot;;CHAR(13);&quot;    'SRID=3946;LINESTRING(&quot;;[.W16];&quot; &quot;;[.X16];&quot;,&quot;;[.Y16];&quot; &quot;;[.Z16];&quot;,&quot;;[.AA16];&quot; &quot;;[.AB16];&quot;)');&quot;;CHAR(13))" office:value-type="string" office:string-value="INSERT INTO &#13;  facade (&#13;    id,&#13;    geometry_asewkt)&#13;  VALUES (&#13;    'M31_Facade03',&#13;    'SRID=3946;LINESTRING(1379500 5226100,1379500 5226100,1379500 5226100)');&#13;" calcext:value-type="string">
            <text:p>INSERT INTO  <text:s/>facade ( <text:s text:c="3"/>id, <text:s text:c="3"/>geometry_asewkt) <text:s/>VALUES ( <text:s text:c="3"/>'M31_Facade03', <text:s text:c="3"/>'SRID=3946;LINESTRING(1379500 5226100,1379500 5226100,1379500 5226100)');</text:p>
          </table:table-cell>
          <table:table-cell table:style-name="ce5" table:formula="of:=CONCATENATE([$case_00140_00100.$A16];[.AD$2])" office:value-type="string" office:string-value="M31_Facade04" calcext:value-type="string">
            <text:p>M31_Facade04</text:p>
          </table:table-cell>
          <table:table-cell table:style-name="ce5" table:formula="of:=[$case_00140_00100.$C16]+IF([.$A16]=&quot;Agenc_A&quot;;[.AE$2];IF([.$A16]=&quot;Agenc_B&quot;;[.AE$3];IF([.$A16]=&quot;Agenc_C&quot;;[.AE$4];IF([.$A16]=&quot;Agenc_D&quot;;[.AE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AF$2];IF([.$A16]=&quot;Agenc_B&quot;;[.AF$3];IF([.$A16]=&quot;Agenc_C&quot;;[.AF$4];IF([.$A16]=&quot;Agenc_D&quot;;[.AF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AG$2];IF([.$A16]=&quot;Agenc_B&quot;;[.AG$3];IF([.$A16]=&quot;Agenc_C&quot;;[.AG$4];IF([.$A16]=&quot;Agenc_D&quot;;[.AG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AH$2];IF([.$A16]=&quot;Agenc_B&quot;;[.AH$3];IF([.$A16]=&quot;Agenc_C&quot;;[.AH$4];IF([.$A16]=&quot;Agenc_D&quot;;[.AH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AI$2];IF([.$A16]=&quot;Agenc_B&quot;;[.AI$3];IF([.$A16]=&quot;Agenc_C&quot;;[.AI$4];IF([.$A16]=&quot;Agenc_D&quot;;[.AI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AJ$2];IF([.$A16]=&quot;Agenc_B&quot;;[.AJ$3];IF([.$A16]=&quot;Agenc_C&quot;;[.AJ$4];IF([.$A16]=&quot;Agenc_D&quot;;[.AJ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AK$2];IF([.$A16]=&quot;Agenc_B&quot;;[.AK$3];IF([.$A16]=&quot;Agenc_C&quot;;[.AK$4];IF([.$A16]=&quot;Agenc_D&quot;;[.AK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AL$2];IF([.$A16]=&quot;Agenc_B&quot;;[.AL$3];IF([.$A16]=&quot;Agenc_C&quot;;[.AL$4];IF([.$A16]=&quot;Agenc_D&quot;;[.AL$5];0))))" office:value-type="float" office:value="5226100" calcext:value-type="float">
            <text:p>5226100</text:p>
          </table:table-cell>
          <table:table-cell table:style-name="ce4" table:formula="of:=CONCATENATE([.AM$2];CHAR(13);&quot;    &quot;;&quot;'&quot;;[.AD16];&quot;',&quot;;CHAR(13);&quot;    'SRID=3946;LINESTRING(&quot;;[.AE16];&quot; &quot;;[.AF16];&quot;,&quot;;[.AG16];&quot; &quot;;[.AH16];&quot;,&quot;;[.AI16];&quot; &quot;;[.AJ16];&quot;,&quot;;[.AK16];&quot; &quot;;[.AL16];&quot;)');&quot;;CHAR(13))" office:value-type="string" office:string-value="INSERT INTO &#13;  facade (&#13;    id,&#13;    geometry_asewkt)&#13;  VALUES (&#13;    'M31_Facade04',&#13;    'SRID=3946;LINESTRING(1379500 5226100,1379500 5226100,1379500 5226100,1379500 5226100)');&#13;" calcext:value-type="string">
            <text:p>INSERT INTO  <text:s/>facade ( <text:s text:c="3"/>id, <text:s text:c="3"/>geometry_asewkt) <text:s/>VALUES ( <text:s text:c="3"/>'M31_Facade04', <text:s text:c="3"/>'SRID=3946;LINESTRING(1379500 5226100,1379500 5226100,1379500 5226100,1379500 5226100)');</text:p>
          </table:table-cell>
          <table:table-cell table:style-name="ce5" table:formula="of:=CONCATENATE([$case_00140_00100.$A16];[.AN$2])" office:value-type="string" office:string-value="M31_Facade05" calcext:value-type="string">
            <text:p>M31_Facade05</text:p>
          </table:table-cell>
          <table:table-cell table:style-name="ce5" table:formula="of:=[$case_00140_00100.$C16]+IF([.$A16]=&quot;Agenc_A&quot;;[.AO$2];IF([.$A16]=&quot;Agenc_B&quot;;[.AO$3];IF([.$A16]=&quot;Agenc_C&quot;;[.AO$4];IF([.$A16]=&quot;Agenc_D&quot;;[.AO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AP$2];IF([.$A16]=&quot;Agenc_B&quot;;[.AP$3];IF([.$A16]=&quot;Agenc_C&quot;;[.AP$4];IF([.$A16]=&quot;Agenc_D&quot;;[.AP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AQ$2];IF([.$A16]=&quot;Agenc_B&quot;;[.AQ$3];IF([.$A16]=&quot;Agenc_C&quot;;[.AQ$4];IF([.$A16]=&quot;Agenc_D&quot;;[.AQ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AR$2];IF([.$A16]=&quot;Agenc_B&quot;;[.AR$3];IF([.$A16]=&quot;Agenc_C&quot;;[.AR$4];IF([.$A16]=&quot;Agenc_D&quot;;[.AR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AS$2];IF([.$A16]=&quot;Agenc_B&quot;;[.AS$3];IF([.$A16]=&quot;Agenc_C&quot;;[.AS$4];IF([.$A16]=&quot;Agenc_D&quot;;[.AS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AT$2];IF([.$A16]=&quot;Agenc_B&quot;;[.AT$3];IF([.$A16]=&quot;Agenc_C&quot;;[.AT$4];IF([.$A16]=&quot;Agenc_D&quot;;[.AT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AU$2];IF([.$A16]=&quot;Agenc_B&quot;;[.AU$3];IF([.$A16]=&quot;Agenc_C&quot;;[.AU$4];IF([.$A16]=&quot;Agenc_D&quot;;[.AU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AV$2];IF([.$A16]=&quot;Agenc_B&quot;;[.AV$3];IF([.$A16]=&quot;Agenc_C&quot;;[.AV$4];IF([.$A16]=&quot;Agenc_D&quot;;[.AV$5];0))))" office:value-type="float" office:value="5226100" calcext:value-type="float">
            <text:p>5226100</text:p>
          </table:table-cell>
          <table:table-cell table:style-name="ce4" table:formula="of:=CONCATENATE([.AW$2];CHAR(13);&quot;    &quot;;&quot;'&quot;;[.AN16];&quot;',&quot;;CHAR(13);&quot;    'SRID=3946;LINESTRING(&quot;;[.AO16];&quot; &quot;;[.AP16];&quot;,&quot;;[.AQ16];&quot; &quot;;[.AR16];&quot;,&quot;;[.AS16];&quot; &quot;;[.AT16];&quot;,&quot;;[.AU16];&quot; &quot;;[.AV16];&quot;)');&quot;;CHAR(13))" office:value-type="string" office:string-value="INSERT INTO &#13;  facade (&#13;    id,&#13;    geometry_asewkt)&#13;  VALUES (&#13;    'M31_Facade05',&#13;    'SRID=3946;LINESTRING(1379500 5226100,1379500 5226100,1379500 5226100,1379500 5226100)');&#13;" calcext:value-type="string">
            <text:p>INSERT INTO  <text:s/>facade ( <text:s text:c="3"/>id, <text:s text:c="3"/>geometry_asewkt) <text:s/>VALUES ( <text:s text:c="3"/>'M31_Facade05', <text:s text:c="3"/>'SRID=3946;LINESTRING(1379500 5226100,1379500 5226100,1379500 5226100,1379500 5226100)');</text:p>
          </table:table-cell>
          <table:table-cell table:style-name="ce5" table:formula="of:=CONCATENATE([$case_00140_00100.$A16];[.AX$2])" office:value-type="string" office:string-value="M31_Facade06" calcext:value-type="string">
            <text:p>M31_Facade06</text:p>
          </table:table-cell>
          <table:table-cell table:style-name="ce5" table:formula="of:=[$case_00140_00100.$C16]+IF([.$A16]=&quot;Agenc_A&quot;;[.AY$2];IF([.$A16]=&quot;Agenc_B&quot;;[.AY$3];IF([.$A16]=&quot;Agenc_C&quot;;[.AY$4];IF([.$A16]=&quot;Agenc_D&quot;;[.AY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AZ$2];IF([.$A16]=&quot;Agenc_B&quot;;[.AZ$3];IF([.$A16]=&quot;Agenc_C&quot;;[.AZ$4];IF([.$A16]=&quot;Agenc_D&quot;;[.AZ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BA$2];IF([.$A16]=&quot;Agenc_B&quot;;[.BA$3];IF([.$A16]=&quot;Agenc_C&quot;;[.BA$4];IF([.$A16]=&quot;Agenc_D&quot;;[.BA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BB$2];IF([.$A16]=&quot;Agenc_B&quot;;[.BB$3];IF([.$A16]=&quot;Agenc_C&quot;;[.BB$4];IF([.$A16]=&quot;Agenc_D&quot;;[.BB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BC$2];IF([.$A16]=&quot;Agenc_B&quot;;[.BC$3];IF([.$A16]=&quot;Agenc_C&quot;;[.BC$4];IF([.$A16]=&quot;Agenc_D&quot;;[.BC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BD$2];IF([.$A16]=&quot;Agenc_B&quot;;[.BD$3];IF([.$A16]=&quot;Agenc_C&quot;;[.BD$4];IF([.$A16]=&quot;Agenc_D&quot;;[.BD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BE$2];IF([.$A16]=&quot;Agenc_B&quot;;[.BE$3];IF([.$A16]=&quot;Agenc_C&quot;;[.BE$4];IF([.$A16]=&quot;Agenc_D&quot;;[.BE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BF$2];IF([.$A16]=&quot;Agenc_B&quot;;[.BF$3];IF([.$A16]=&quot;Agenc_C&quot;;[.BF$4];IF([.$A16]=&quot;Agenc_D&quot;;[.BF$5];0))))" office:value-type="float" office:value="5226100" calcext:value-type="float">
            <text:p>5226100</text:p>
          </table:table-cell>
          <table:table-cell table:style-name="ce4" table:formula="of:=CONCATENATE([.BG$2];CHAR(13);&quot;    &quot;;&quot;'&quot;;[.AX16];&quot;',&quot;;CHAR(13);&quot;    'SRID=3946;LINESTRING(&quot;;[.AY16];&quot; &quot;;[.AZ16];&quot;,&quot;;[.BA16];&quot; &quot;;[.BB16];&quot;,&quot;;[.BC16];&quot; &quot;;[.BD16];&quot;,&quot;;[.BE16];&quot; &quot;;[.BF16];&quot;)');&quot;;CHAR(13))" office:value-type="string" office:string-value="INSERT INTO &#13;  facade (&#13;    id,&#13;    geometry_asewkt)&#13;  VALUES (&#13;    'M31_Facade06',&#13;    'SRID=3946;LINESTRING(1379500 5226100,1379500 5226100,1379500 5226100,1379500 5226100)');&#13;" calcext:value-type="string">
            <text:p>INSERT INTO  <text:s/>facade ( <text:s text:c="3"/>id, <text:s text:c="3"/>geometry_asewkt) <text:s/>VALUES ( <text:s text:c="3"/>'M31_Facade06', <text:s text:c="3"/>'SRID=3946;LINESTRING(1379500 5226100,1379500 5226100,1379500 5226100,1379500 5226100)');</text:p>
          </table:table-cell>
          <table:table-cell table:style-name="ce5" table:formula="of:=CONCATENATE([$case_00140_00100.$A16];[.BH$2])" office:value-type="string" office:string-value="M31_Facade07" calcext:value-type="string">
            <text:p>M31_Facade07</text:p>
          </table:table-cell>
          <table:table-cell table:style-name="ce5" table:formula="of:=[$case_00140_00100.$C16]+IF([.$A16]=&quot;Agenc_A&quot;;[.BI$2];IF([.$A16]=&quot;Agenc_B&quot;;[.BI$3];IF([.$A16]=&quot;Agenc_C&quot;;[.BI$4];IF([.$A16]=&quot;Agenc_D&quot;;[.BI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BJ$2];IF([.$A16]=&quot;Agenc_B&quot;;[.BJ$3];IF([.$A16]=&quot;Agenc_C&quot;;[.BJ$4];IF([.$A16]=&quot;Agenc_D&quot;;[.BJ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BK$2];IF([.$A16]=&quot;Agenc_B&quot;;[.BK$3];IF([.$A16]=&quot;Agenc_C&quot;;[.BK$4];IF([.$A16]=&quot;Agenc_D&quot;;[.BK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BL$2];IF([.$A16]=&quot;Agenc_B&quot;;[.BL$3];IF([.$A16]=&quot;Agenc_C&quot;;[.BL$4];IF([.$A16]=&quot;Agenc_D&quot;;[.BL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BM$2];IF([.$A16]=&quot;Agenc_B&quot;;[.BM$3];IF([.$A16]=&quot;Agenc_C&quot;;[.BM$4];IF([.$A16]=&quot;Agenc_D&quot;;[.BM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BN$2];IF([.$A16]=&quot;Agenc_B&quot;;[.BN$3];IF([.$A16]=&quot;Agenc_C&quot;;[.BN$4];IF([.$A16]=&quot;Agenc_D&quot;;[.BN$5];0))))" office:value-type="float" office:value="5226100" calcext:value-type="float">
            <text:p>5226100</text:p>
          </table:table-cell>
          <table:table-cell table:style-name="ce4" table:formula="of:=CONCATENATE([.BO$2];CHAR(13);&quot;    &quot;;&quot;'&quot;;[.BH16];&quot;',&quot;;CHAR(13);&quot;    'SRID=3946;LINESTRING(&quot;;[.BI16];&quot; &quot;;[.BJ16];&quot;,&quot;;[.BK16];&quot; &quot;;[.BL16];&quot;,&quot;;[.BM16];&quot; &quot;;[.BN16];&quot;)');&quot;;CHAR(13))" office:value-type="string" office:string-value="INSERT INTO &#13;  facade_id (&#13;    id,&#13;    geometry_asewkt)&#13;  VALUES (&#13;    'M31_Facade07',&#13;    'SRID=3946;LINESTRING(1379500 5226100,1379500 5226100,1379500 5226100)');&#13;" calcext:value-type="string">
            <text:p>INSERT INTO  <text:s/>facade_id ( <text:s text:c="3"/>id, <text:s text:c="3"/>geometry_asewkt) <text:s/>VALUES ( <text:s text:c="3"/>'M31_Facade07', <text:s text:c="3"/>'SRID=3946;LINESTRING(1379500 5226100,1379500 5226100,1379500 5226100)');</text:p>
          </table:table-cell>
          <table:table-cell table:style-name="ce5" table:formula="of:=CONCATENATE([$case_00140_00100.$A16];[.BP$2])" office:value-type="string" office:string-value="M31_Facade08" calcext:value-type="string">
            <text:p>M31_Facade08</text:p>
          </table:table-cell>
          <table:table-cell table:style-name="ce5" table:formula="of:=[$case_00140_00100.$C16]+IF([.$A16]=&quot;Agenc_A&quot;;[.BQ$2];IF([.$A16]=&quot;Agenc_B&quot;;[.BQ$3];IF([.$A16]=&quot;Agenc_C&quot;;[.BQ$4];IF([.$A16]=&quot;Agenc_D&quot;;[.BQ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BR$2];IF([.$A16]=&quot;Agenc_B&quot;;[.BR$3];IF([.$A16]=&quot;Agenc_C&quot;;[.BR$4];IF([.$A16]=&quot;Agenc_D&quot;;[.BR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BS$2];IF([.$A16]=&quot;Agenc_B&quot;;[.BS$3];IF([.$A16]=&quot;Agenc_C&quot;;[.BS$4];IF([.$A16]=&quot;Agenc_D&quot;;[.BS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BT$2];IF([.$A16]=&quot;Agenc_B&quot;;[.BT$3];IF([.$A16]=&quot;Agenc_C&quot;;[.BT$4];IF([.$A16]=&quot;Agenc_D&quot;;[.BT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BU$2];IF([.$A16]=&quot;Agenc_B&quot;;[.BU$3];IF([.$A16]=&quot;Agenc_C&quot;;[.BU$4];IF([.$A16]=&quot;Agenc_D&quot;;[.BU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BV$2];IF([.$A16]=&quot;Agenc_B&quot;;[.BV$3];IF([.$A16]=&quot;Agenc_C&quot;;[.BV$4];IF([.$A16]=&quot;Agenc_D&quot;;[.BV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BW$2];IF([.$A16]=&quot;Agenc_B&quot;;[.BW$3];IF([.$A16]=&quot;Agenc_C&quot;;[.BW$4];IF([.$A16]=&quot;Agenc_D&quot;;[.BW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BX$2];IF([.$A16]=&quot;Agenc_B&quot;;[.BX$3];IF([.$A16]=&quot;Agenc_C&quot;;[.BX$4];IF([.$A16]=&quot;Agenc_D&quot;;[.BX$5];0))))" office:value-type="float" office:value="5226100" calcext:value-type="float">
            <text:p>5226100</text:p>
          </table:table-cell>
          <table:table-cell table:style-name="ce4" table:formula="of:=CONCATENATE([.BY$2];CHAR(13);&quot;    &quot;;&quot;'&quot;;[.BP16];&quot;',&quot;;CHAR(13);&quot;    'SRID=3946;LINESTRING(&quot;;[.BQ16];&quot; &quot;;[.BR16];&quot;,&quot;;[.BS16];&quot; &quot;;[.BT16];&quot;,&quot;;[.BU16];&quot; &quot;;[.BV16];&quot;,&quot;;[.BW16];&quot; &quot;;[.BX16];&quot;)');&quot;;CHAR(13))" office:value-type="string" office:string-value="INSERT INTO &#13;  facade (&#13;    id,&#13;    geometry_asewkt)&#13;  VALUES (&#13;    'M31_Facade08',&#13;    'SRID=3946;LINESTRING(1379500 5226100,1379500 5226100,1379500 5226100,1379500 5226100)');&#13;" calcext:value-type="string">
            <text:p>INSERT INTO  <text:s/>facade ( <text:s text:c="3"/>id, <text:s text:c="3"/>geometry_asewkt) <text:s/>VALUES ( <text:s text:c="3"/>'M31_Facade08', <text:s text:c="3"/>'SRID=3946;LINESTRING(1379500 5226100,1379500 5226100,1379500 5226100,1379500 5226100)');</text:p>
          </table:table-cell>
          <table:table-cell table:formula="of:=CONCATENATE([.K16];CHAR(13);[.U16];CHAR(13);[.AC16];CHAR(13);[.AM16];CHAR(13);[.AW16];CHAR(13);[.BG16];CHAR(13);[.BO16];CHAR(13);[.BY16];CHAR(13))" office:value-type="string" office:string-value="INSERT INTO &#13;  facade (&#13;    id,&#13;    geometry_asewkt)&#13;  VALUES (&#13;    'M31_Facade01',&#13;    'SRID=3946;LINESTRING(1379500 5226100,1379500 5226100,1379500 5226100,1379500 5226100)');&#13;&#13;INSERT INTO &#13;  facade (&#13;    id,&#13;    geometry_asewkt)&#13;  VALUES (&#13;    'M31_Facade02',&#13;    'SRID=3946;LINESTRING(1379500 5226100,1379500 5226100,1379500 5226100,1379500 5226100)');&#13;&#13;INSERT INTO &#13;  facade (&#13;    id,&#13;    geometry_asewkt)&#13;  VALUES (&#13;    'M31_Facade03',&#13;    'SRID=3946;LINESTRING(1379500 5226100,1379500 5226100,1379500 5226100)');&#13;&#13;INSERT INTO &#13;  facade (&#13;    id,&#13;    geometry_asewkt)&#13;  VALUES (&#13;    'M31_Facade04',&#13;    'SRID=3946;LINESTRING(1379500 5226100,1379500 5226100,1379500 5226100,1379500 5226100)');&#13;&#13;INSERT INTO &#13;  facade (&#13;    id,&#13;    geometry_asewkt)&#13;  VALUES (&#13;    'M31_Facade05',&#13;    'SRID=3946;LINESTRING(1379500 5226100,1379500 5226100,1379500 5226100,1379500 5226100)');&#13;&#13;INSERT INTO &#13;  facade (&#13;    id,&#13;    geometry_asewkt)&#13;  VALUES (&#13;    'M31_Facade06',&#13;    'SRID=3946;LINESTRING(1379500 5226100,1379500 5226100,1379500 5226100,1379500 5226100)');&#13;&#13;INSERT INTO &#13;  facade_id (&#13;    id,&#13;    geometry_asewkt)&#13;  VALUES (&#13;    'M31_Facade07',&#13;    'SRID=3946;LINESTRING(1379500 5226100,1379500 5226100,1379500 5226100)');&#13;&#13;INSERT INTO &#13;  facade (&#13;    id,&#13;    geometry_asewkt)&#13;  VALUES (&#13;    'M31_Facade08',&#13;    'SRID=3946;LINESTRING(1379500 5226100,1379500 5226100,1379500 5226100,1379500 5226100)');&#13;&#13;" calcext:value-type="string">
            <text:p>INSERT INTO  <text:s/>facade ( <text:s text:c="3"/>id, <text:s text:c="3"/>geometry_asewkt) <text:s/>VALUES ( <text:s text:c="3"/>'M31_Facade01', <text:s text:c="3"/>'SRID=3946;LINESTRING(1379500 5226100,1379500 5226100,1379500 5226100,1379500 5226100)');INSERT INTO  <text:s/>facade ( <text:s text:c="3"/>id, <text:s text:c="3"/>geometry_asewkt) <text:s/>VALUES ( <text:s text:c="3"/>'M31_Facade02', <text:s text:c="3"/>'SRID=3946;LINESTRING(1379500 5226100,1379500 5226100,1379500 5226100,1379500 5226100)');INSERT INTO  <text:s/>facade ( <text:s text:c="3"/>id, <text:s text:c="3"/>geometry_asewkt) <text:s/>VALUES ( <text:s text:c="3"/>'M31_Facade03', <text:s text:c="3"/>'SRID=3946;LINESTRING(1379500 5226100,1379500 5226100,1379500 5226100)');INSERT INTO  <text:s/>facade ( <text:s text:c="3"/>id, <text:s text:c="3"/>geometry_asewkt) <text:s/>VALUES ( <text:s text:c="3"/>'M31_Facade04', <text:s text:c="3"/>'SRID=3946;LINESTRING(1379500 5226100,1379500 5226100,1379500 5226100,1379500 5226100)');INSERT INTO  <text:s/>facade ( <text:s text:c="3"/>id, <text:s text:c="3"/>geometry_asewkt) <text:s/>VALUES ( <text:s text:c="3"/>'M31_Facade05', <text:s text:c="3"/>'SRID=3946;LINESTRING(1379500 5226100,1379500 5226100,1379500 5226100,1379500 5226100)');INSERT INTO  <text:s/>facade ( <text:s text:c="3"/>id, <text:s text:c="3"/>geometry_asewkt) <text:s/>VALUES ( <text:s text:c="3"/>'M31_Facade06', <text:s text:c="3"/>'SRID=3946;LINESTRING(1379500 5226100,1379500 5226100,1379500 5226100,1379500 5226100)');INSERT INTO  <text:s/>facade_id ( <text:s text:c="3"/>id, <text:s text:c="3"/>geometry_asewkt) <text:s/>VALUES ( <text:s text:c="3"/>'M31_Facade07', <text:s text:c="3"/>'SRID=3946;LINESTRING(1379500 5226100,1379500 5226100,1379500 5226100)');INSERT INTO  <text:s/>facade ( <text:s text:c="3"/>id, <text:s text:c="3"/>geometry_asewkt) <text:s/>VALUES ( <text:s text:c="3"/>'M31_Facade08', <text:s text:c="3"/>'SRID=3946;LINESTRING(1379500 5226100,1379500 5226100,1379500 5226100,1379500 5226100)');</text:p>
          </table:table-cell>
          <table:table-cell table:number-columns-repeated="946"/>
        </table:table-row>
        <table:table-row table:style-name="ro5">
          <table:table-cell table:formula="of:=[case_00140_00100.B17]" office:value-type="string" office:string-value="Agenc_C" calcext:value-type="string">
            <text:p>Agenc_C</text:p>
          </table:table-cell>
          <table:table-cell table:style-name="ce5" table:formula="of:=CONCATENATE([$case_00140_00100.$A17];[.B$2])" office:value-type="string" office:string-value="M32_Facade01" calcext:value-type="string">
            <text:p>M32_Facade01</text:p>
          </table:table-cell>
          <table:table-cell table:style-name="ce5" table:formula="of:=[$case_00140_00100.$C17]+IF([.$A17]=&quot;Agenc_A&quot;;[.C$2];IF([.$A17]=&quot;Agenc_B&quot;;[.C$3];IF([.$A17]=&quot;Agenc_C&quot;;[.C$4];IF([.$A17]=&quot;Agenc_D&quot;;[.C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D$2];IF([.$A17]=&quot;Agenc_B&quot;;[.D$3];IF([.$A17]=&quot;Agenc_C&quot;;[.D$4];IF([.$A17]=&quot;Agenc_D&quot;;[.D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E$2];IF([.$A17]=&quot;Agenc_B&quot;;[.E$3];IF([.$A17]=&quot;Agenc_C&quot;;[.E$4];IF([.$A17]=&quot;Agenc_D&quot;;[.E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F$2];IF([.$A17]=&quot;Agenc_B&quot;;[.F$3];IF([.$A17]=&quot;Agenc_C&quot;;[.F$4];IF([.$A17]=&quot;Agenc_D&quot;;[.F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G$2];IF([.$A17]=&quot;Agenc_B&quot;;[.G$3];IF([.$A17]=&quot;Agenc_C&quot;;[.G$4];IF([.$A17]=&quot;Agenc_D&quot;;[.G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H$2];IF([.$A17]=&quot;Agenc_B&quot;;[.H$3];IF([.$A17]=&quot;Agenc_C&quot;;[.H$4];IF([.$A17]=&quot;Agenc_D&quot;;[.H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I$2];IF([.$A17]=&quot;Agenc_B&quot;;[.I$3];IF([.$A17]=&quot;Agenc_C&quot;;[.I$4];IF([.$A17]=&quot;Agenc_D&quot;;[.I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J$2];IF([.$A17]=&quot;Agenc_B&quot;;[.J$3];IF([.$A17]=&quot;Agenc_C&quot;;[.J$4];IF([.$A17]=&quot;Agenc_D&quot;;[.J$5];0))))" office:value-type="float" office:value="5226100" calcext:value-type="float">
            <text:p>5226100</text:p>
          </table:table-cell>
          <table:table-cell table:style-name="ce4" table:formula="of:=CONCATENATE([.K$2];CHAR(13);&quot;    &quot;;&quot;'&quot;;[.B17];&quot;',&quot;;CHAR(13);&quot;    'SRID=3946;LINESTRING(&quot;;[.C17];&quot; &quot;;[.D17];&quot;,&quot;;[.E17];&quot; &quot;;[.F17];&quot;,&quot;;[.G17];&quot; &quot;;[.H17];&quot;,&quot;;[.I17];&quot; &quot;;[.J17];&quot;)');&quot;;CHAR(13))" office:value-type="string" office:string-value="INSERT INTO &#13;  facade (&#13;    id,&#13;    geometry_asewkt)&#13;  VALUES (&#13;    'M32_Facade01',&#13;    'SRID=3946;LINESTRING(1379640 5226100,1379640 5226100,1379640 5226100,1379640 5226100)');&#13;" calcext:value-type="string">
            <text:p>INSERT INTO  <text:s/>facade ( <text:s text:c="3"/>id, <text:s text:c="3"/>geometry_asewkt) <text:s/>VALUES ( <text:s text:c="3"/>'M32_Facade01', <text:s text:c="3"/>'SRID=3946;LINESTRING(1379640 5226100,1379640 5226100,1379640 5226100,1379640 5226100)');</text:p>
          </table:table-cell>
          <table:table-cell table:style-name="ce5" table:formula="of:=CONCATENATE([$case_00140_00100.$A17];[.L$2])" office:value-type="string" office:string-value="M32_Facade02" calcext:value-type="string">
            <text:p>M32_Facade02</text:p>
          </table:table-cell>
          <table:table-cell table:style-name="ce5" table:formula="of:=[$case_00140_00100.$C17]+IF([.$A17]=&quot;Agenc_A&quot;;[.M$2];IF([.$A17]=&quot;Agenc_B&quot;;[.M$3];IF([.$A17]=&quot;Agenc_C&quot;;[.M$4];IF([.$A17]=&quot;Agenc_D&quot;;[.M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N$2];IF([.$A17]=&quot;Agenc_B&quot;;[.N$3];IF([.$A17]=&quot;Agenc_C&quot;;[.N$4];IF([.$A17]=&quot;Agenc_D&quot;;[.N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O$2];IF([.$A17]=&quot;Agenc_B&quot;;[.O$3];IF([.$A17]=&quot;Agenc_C&quot;;[.O$4];IF([.$A17]=&quot;Agenc_D&quot;;[.O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P$2];IF([.$A17]=&quot;Agenc_B&quot;;[.P$3];IF([.$A17]=&quot;Agenc_C&quot;;[.P$4];IF([.$A17]=&quot;Agenc_D&quot;;[.P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Q$2];IF([.$A17]=&quot;Agenc_B&quot;;[.Q$3];IF([.$A17]=&quot;Agenc_C&quot;;[.Q$4];IF([.$A17]=&quot;Agenc_D&quot;;[.Q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R$2];IF([.$A17]=&quot;Agenc_B&quot;;[.R$3];IF([.$A17]=&quot;Agenc_C&quot;;[.R$4];IF([.$A17]=&quot;Agenc_D&quot;;[.R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S$2];IF([.$A17]=&quot;Agenc_B&quot;;[.S$3];IF([.$A17]=&quot;Agenc_C&quot;;[.S$4];IF([.$A17]=&quot;Agenc_D&quot;;[.S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T$2];IF([.$A17]=&quot;Agenc_B&quot;;[.T$3];IF([.$A17]=&quot;Agenc_C&quot;;[.T$4];IF([.$A17]=&quot;Agenc_D&quot;;[.T$5];0))))" office:value-type="float" office:value="5226100" calcext:value-type="float">
            <text:p>5226100</text:p>
          </table:table-cell>
          <table:table-cell table:style-name="ce4" table:formula="of:=CONCATENATE([.U$2];CHAR(13);&quot;    &quot;;&quot;'&quot;;[.L17];&quot;',&quot;;CHAR(13);&quot;    'SRID=3946;LINESTRING(&quot;;[.M17];&quot; &quot;;[.N17];&quot;,&quot;;[.O17];&quot; &quot;;[.P17];&quot;,&quot;;[.Q17];&quot; &quot;;[.R17];&quot;,&quot;;[.S17];&quot; &quot;;[.T17];&quot;)');&quot;;CHAR(13))" office:value-type="string" office:string-value="INSERT INTO &#13;  facade (&#13;    id,&#13;    geometry_asewkt)&#13;  VALUES (&#13;    'M32_Facade02',&#13;    'SRID=3946;LINESTRING(1379640 5226100,1379640 5226100,1379640 5226100,1379640 5226100)');&#13;" calcext:value-type="string">
            <text:p>INSERT INTO  <text:s/>facade ( <text:s text:c="3"/>id, <text:s text:c="3"/>geometry_asewkt) <text:s/>VALUES ( <text:s text:c="3"/>'M32_Facade02', <text:s text:c="3"/>'SRID=3946;LINESTRING(1379640 5226100,1379640 5226100,1379640 5226100,1379640 5226100)');</text:p>
          </table:table-cell>
          <table:table-cell table:style-name="ce5" table:formula="of:=CONCATENATE([$case_00140_00100.$A17];[.V$2])" office:value-type="string" office:string-value="M32_Facade03" calcext:value-type="string">
            <text:p>M32_Facade03</text:p>
          </table:table-cell>
          <table:table-cell table:style-name="ce5" table:formula="of:=[$case_00140_00100.$C17]+IF([.$A17]=&quot;Agenc_A&quot;;[.W$2];IF([.$A17]=&quot;Agenc_B&quot;;[.W$3];IF([.$A17]=&quot;Agenc_C&quot;;[.W$4];IF([.$A17]=&quot;Agenc_D&quot;;[.W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X$2];IF([.$A17]=&quot;Agenc_B&quot;;[.X$3];IF([.$A17]=&quot;Agenc_C&quot;;[.X$4];IF([.$A17]=&quot;Agenc_D&quot;;[.X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Y$2];IF([.$A17]=&quot;Agenc_B&quot;;[.Y$3];IF([.$A17]=&quot;Agenc_C&quot;;[.Y$4];IF([.$A17]=&quot;Agenc_D&quot;;[.Y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Z$2];IF([.$A17]=&quot;Agenc_B&quot;;[.Z$3];IF([.$A17]=&quot;Agenc_C&quot;;[.Z$4];IF([.$A17]=&quot;Agenc_D&quot;;[.Z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AA$2];IF([.$A17]=&quot;Agenc_B&quot;;[.AA$3];IF([.$A17]=&quot;Agenc_C&quot;;[.AA$4];IF([.$A17]=&quot;Agenc_D&quot;;[.AA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AB$2];IF([.$A17]=&quot;Agenc_B&quot;;[.AB$3];IF([.$A17]=&quot;Agenc_C&quot;;[.AB$4];IF([.$A17]=&quot;Agenc_D&quot;;[.AB$5];0))))" office:value-type="float" office:value="5226100" calcext:value-type="float">
            <text:p>5226100</text:p>
          </table:table-cell>
          <table:table-cell table:style-name="ce4" table:formula="of:=CONCATENATE([.AC$2];CHAR(13);&quot;    &quot;;&quot;'&quot;;[.V17];&quot;',&quot;;CHAR(13);&quot;    'SRID=3946;LINESTRING(&quot;;[.W17];&quot; &quot;;[.X17];&quot;,&quot;;[.Y17];&quot; &quot;;[.Z17];&quot;,&quot;;[.AA17];&quot; &quot;;[.AB17];&quot;)');&quot;;CHAR(13))" office:value-type="string" office:string-value="INSERT INTO &#13;  facade (&#13;    id,&#13;    geometry_asewkt)&#13;  VALUES (&#13;    'M32_Facade03',&#13;    'SRID=3946;LINESTRING(1379640 5226100,1379640 5226100,1379640 5226100)');&#13;" calcext:value-type="string">
            <text:p>INSERT INTO  <text:s/>facade ( <text:s text:c="3"/>id, <text:s text:c="3"/>geometry_asewkt) <text:s/>VALUES ( <text:s text:c="3"/>'M32_Facade03', <text:s text:c="3"/>'SRID=3946;LINESTRING(1379640 5226100,1379640 5226100,1379640 5226100)');</text:p>
          </table:table-cell>
          <table:table-cell table:style-name="ce5" table:formula="of:=CONCATENATE([$case_00140_00100.$A17];[.AD$2])" office:value-type="string" office:string-value="M32_Facade04" calcext:value-type="string">
            <text:p>M32_Facade04</text:p>
          </table:table-cell>
          <table:table-cell table:style-name="ce5" table:formula="of:=[$case_00140_00100.$C17]+IF([.$A17]=&quot;Agenc_A&quot;;[.AE$2];IF([.$A17]=&quot;Agenc_B&quot;;[.AE$3];IF([.$A17]=&quot;Agenc_C&quot;;[.AE$4];IF([.$A17]=&quot;Agenc_D&quot;;[.AE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AF$2];IF([.$A17]=&quot;Agenc_B&quot;;[.AF$3];IF([.$A17]=&quot;Agenc_C&quot;;[.AF$4];IF([.$A17]=&quot;Agenc_D&quot;;[.AF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AG$2];IF([.$A17]=&quot;Agenc_B&quot;;[.AG$3];IF([.$A17]=&quot;Agenc_C&quot;;[.AG$4];IF([.$A17]=&quot;Agenc_D&quot;;[.AG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AH$2];IF([.$A17]=&quot;Agenc_B&quot;;[.AH$3];IF([.$A17]=&quot;Agenc_C&quot;;[.AH$4];IF([.$A17]=&quot;Agenc_D&quot;;[.AH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AI$2];IF([.$A17]=&quot;Agenc_B&quot;;[.AI$3];IF([.$A17]=&quot;Agenc_C&quot;;[.AI$4];IF([.$A17]=&quot;Agenc_D&quot;;[.AI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AJ$2];IF([.$A17]=&quot;Agenc_B&quot;;[.AJ$3];IF([.$A17]=&quot;Agenc_C&quot;;[.AJ$4];IF([.$A17]=&quot;Agenc_D&quot;;[.AJ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AK$2];IF([.$A17]=&quot;Agenc_B&quot;;[.AK$3];IF([.$A17]=&quot;Agenc_C&quot;;[.AK$4];IF([.$A17]=&quot;Agenc_D&quot;;[.AK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AL$2];IF([.$A17]=&quot;Agenc_B&quot;;[.AL$3];IF([.$A17]=&quot;Agenc_C&quot;;[.AL$4];IF([.$A17]=&quot;Agenc_D&quot;;[.AL$5];0))))" office:value-type="float" office:value="5226100" calcext:value-type="float">
            <text:p>5226100</text:p>
          </table:table-cell>
          <table:table-cell table:style-name="ce4" table:formula="of:=CONCATENATE([.AM$2];CHAR(13);&quot;    &quot;;&quot;'&quot;;[.AD17];&quot;',&quot;;CHAR(13);&quot;    'SRID=3946;LINESTRING(&quot;;[.AE17];&quot; &quot;;[.AF17];&quot;,&quot;;[.AG17];&quot; &quot;;[.AH17];&quot;,&quot;;[.AI17];&quot; &quot;;[.AJ17];&quot;,&quot;;[.AK17];&quot; &quot;;[.AL17];&quot;)');&quot;;CHAR(13))" office:value-type="string" office:string-value="INSERT INTO &#13;  facade (&#13;    id,&#13;    geometry_asewkt)&#13;  VALUES (&#13;    'M32_Facade04',&#13;    'SRID=3946;LINESTRING(1379640 5226100,1379640 5226100,1379640 5226100,1379640 5226100)');&#13;" calcext:value-type="string">
            <text:p>INSERT INTO  <text:s/>facade ( <text:s text:c="3"/>id, <text:s text:c="3"/>geometry_asewkt) <text:s/>VALUES ( <text:s text:c="3"/>'M32_Facade04', <text:s text:c="3"/>'SRID=3946;LINESTRING(1379640 5226100,1379640 5226100,1379640 5226100,1379640 5226100)');</text:p>
          </table:table-cell>
          <table:table-cell table:style-name="ce5" table:formula="of:=CONCATENATE([$case_00140_00100.$A17];[.AN$2])" office:value-type="string" office:string-value="M32_Facade05" calcext:value-type="string">
            <text:p>M32_Facade05</text:p>
          </table:table-cell>
          <table:table-cell table:style-name="ce5" table:formula="of:=[$case_00140_00100.$C17]+IF([.$A17]=&quot;Agenc_A&quot;;[.AO$2];IF([.$A17]=&quot;Agenc_B&quot;;[.AO$3];IF([.$A17]=&quot;Agenc_C&quot;;[.AO$4];IF([.$A17]=&quot;Agenc_D&quot;;[.AO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AP$2];IF([.$A17]=&quot;Agenc_B&quot;;[.AP$3];IF([.$A17]=&quot;Agenc_C&quot;;[.AP$4];IF([.$A17]=&quot;Agenc_D&quot;;[.AP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AQ$2];IF([.$A17]=&quot;Agenc_B&quot;;[.AQ$3];IF([.$A17]=&quot;Agenc_C&quot;;[.AQ$4];IF([.$A17]=&quot;Agenc_D&quot;;[.AQ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AR$2];IF([.$A17]=&quot;Agenc_B&quot;;[.AR$3];IF([.$A17]=&quot;Agenc_C&quot;;[.AR$4];IF([.$A17]=&quot;Agenc_D&quot;;[.AR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AS$2];IF([.$A17]=&quot;Agenc_B&quot;;[.AS$3];IF([.$A17]=&quot;Agenc_C&quot;;[.AS$4];IF([.$A17]=&quot;Agenc_D&quot;;[.AS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AT$2];IF([.$A17]=&quot;Agenc_B&quot;;[.AT$3];IF([.$A17]=&quot;Agenc_C&quot;;[.AT$4];IF([.$A17]=&quot;Agenc_D&quot;;[.AT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AU$2];IF([.$A17]=&quot;Agenc_B&quot;;[.AU$3];IF([.$A17]=&quot;Agenc_C&quot;;[.AU$4];IF([.$A17]=&quot;Agenc_D&quot;;[.AU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AV$2];IF([.$A17]=&quot;Agenc_B&quot;;[.AV$3];IF([.$A17]=&quot;Agenc_C&quot;;[.AV$4];IF([.$A17]=&quot;Agenc_D&quot;;[.AV$5];0))))" office:value-type="float" office:value="5226100" calcext:value-type="float">
            <text:p>5226100</text:p>
          </table:table-cell>
          <table:table-cell table:style-name="ce4" table:formula="of:=CONCATENATE([.AW$2];CHAR(13);&quot;    &quot;;&quot;'&quot;;[.AN17];&quot;',&quot;;CHAR(13);&quot;    'SRID=3946;LINESTRING(&quot;;[.AO17];&quot; &quot;;[.AP17];&quot;,&quot;;[.AQ17];&quot; &quot;;[.AR17];&quot;,&quot;;[.AS17];&quot; &quot;;[.AT17];&quot;,&quot;;[.AU17];&quot; &quot;;[.AV17];&quot;)');&quot;;CHAR(13))" office:value-type="string" office:string-value="INSERT INTO &#13;  facade (&#13;    id,&#13;    geometry_asewkt)&#13;  VALUES (&#13;    'M32_Facade05',&#13;    'SRID=3946;LINESTRING(1379640 5226100,1379640 5226100,1379640 5226100,1379640 5226100)');&#13;" calcext:value-type="string">
            <text:p>INSERT INTO  <text:s/>facade ( <text:s text:c="3"/>id, <text:s text:c="3"/>geometry_asewkt) <text:s/>VALUES ( <text:s text:c="3"/>'M32_Facade05', <text:s text:c="3"/>'SRID=3946;LINESTRING(1379640 5226100,1379640 5226100,1379640 5226100,1379640 5226100)');</text:p>
          </table:table-cell>
          <table:table-cell table:style-name="ce5" table:formula="of:=CONCATENATE([$case_00140_00100.$A17];[.AX$2])" office:value-type="string" office:string-value="M32_Facade06" calcext:value-type="string">
            <text:p>M32_Facade06</text:p>
          </table:table-cell>
          <table:table-cell table:style-name="ce5" table:formula="of:=[$case_00140_00100.$C17]+IF([.$A17]=&quot;Agenc_A&quot;;[.AY$2];IF([.$A17]=&quot;Agenc_B&quot;;[.AY$3];IF([.$A17]=&quot;Agenc_C&quot;;[.AY$4];IF([.$A17]=&quot;Agenc_D&quot;;[.AY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AZ$2];IF([.$A17]=&quot;Agenc_B&quot;;[.AZ$3];IF([.$A17]=&quot;Agenc_C&quot;;[.AZ$4];IF([.$A17]=&quot;Agenc_D&quot;;[.AZ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BA$2];IF([.$A17]=&quot;Agenc_B&quot;;[.BA$3];IF([.$A17]=&quot;Agenc_C&quot;;[.BA$4];IF([.$A17]=&quot;Agenc_D&quot;;[.BA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BB$2];IF([.$A17]=&quot;Agenc_B&quot;;[.BB$3];IF([.$A17]=&quot;Agenc_C&quot;;[.BB$4];IF([.$A17]=&quot;Agenc_D&quot;;[.BB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BC$2];IF([.$A17]=&quot;Agenc_B&quot;;[.BC$3];IF([.$A17]=&quot;Agenc_C&quot;;[.BC$4];IF([.$A17]=&quot;Agenc_D&quot;;[.BC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BD$2];IF([.$A17]=&quot;Agenc_B&quot;;[.BD$3];IF([.$A17]=&quot;Agenc_C&quot;;[.BD$4];IF([.$A17]=&quot;Agenc_D&quot;;[.BD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BE$2];IF([.$A17]=&quot;Agenc_B&quot;;[.BE$3];IF([.$A17]=&quot;Agenc_C&quot;;[.BE$4];IF([.$A17]=&quot;Agenc_D&quot;;[.BE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BF$2];IF([.$A17]=&quot;Agenc_B&quot;;[.BF$3];IF([.$A17]=&quot;Agenc_C&quot;;[.BF$4];IF([.$A17]=&quot;Agenc_D&quot;;[.BF$5];0))))" office:value-type="float" office:value="5226100" calcext:value-type="float">
            <text:p>5226100</text:p>
          </table:table-cell>
          <table:table-cell table:style-name="ce4" table:formula="of:=CONCATENATE([.BG$2];CHAR(13);&quot;    &quot;;&quot;'&quot;;[.AX17];&quot;',&quot;;CHAR(13);&quot;    'SRID=3946;LINESTRING(&quot;;[.AY17];&quot; &quot;;[.AZ17];&quot;,&quot;;[.BA17];&quot; &quot;;[.BB17];&quot;,&quot;;[.BC17];&quot; &quot;;[.BD17];&quot;,&quot;;[.BE17];&quot; &quot;;[.BF17];&quot;)');&quot;;CHAR(13))" office:value-type="string" office:string-value="INSERT INTO &#13;  facade (&#13;    id,&#13;    geometry_asewkt)&#13;  VALUES (&#13;    'M32_Facade06',&#13;    'SRID=3946;LINESTRING(1379640 5226100,1379640 5226100,1379640 5226100,1379640 5226100)');&#13;" calcext:value-type="string">
            <text:p>INSERT INTO  <text:s/>facade ( <text:s text:c="3"/>id, <text:s text:c="3"/>geometry_asewkt) <text:s/>VALUES ( <text:s text:c="3"/>'M32_Facade06', <text:s text:c="3"/>'SRID=3946;LINESTRING(1379640 5226100,1379640 5226100,1379640 5226100,1379640 5226100)');</text:p>
          </table:table-cell>
          <table:table-cell table:style-name="ce5" table:formula="of:=CONCATENATE([$case_00140_00100.$A17];[.BH$2])" office:value-type="string" office:string-value="M32_Facade07" calcext:value-type="string">
            <text:p>M32_Facade07</text:p>
          </table:table-cell>
          <table:table-cell table:style-name="ce5" table:formula="of:=[$case_00140_00100.$C17]+IF([.$A17]=&quot;Agenc_A&quot;;[.BI$2];IF([.$A17]=&quot;Agenc_B&quot;;[.BI$3];IF([.$A17]=&quot;Agenc_C&quot;;[.BI$4];IF([.$A17]=&quot;Agenc_D&quot;;[.BI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BJ$2];IF([.$A17]=&quot;Agenc_B&quot;;[.BJ$3];IF([.$A17]=&quot;Agenc_C&quot;;[.BJ$4];IF([.$A17]=&quot;Agenc_D&quot;;[.BJ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BK$2];IF([.$A17]=&quot;Agenc_B&quot;;[.BK$3];IF([.$A17]=&quot;Agenc_C&quot;;[.BK$4];IF([.$A17]=&quot;Agenc_D&quot;;[.BK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BL$2];IF([.$A17]=&quot;Agenc_B&quot;;[.BL$3];IF([.$A17]=&quot;Agenc_C&quot;;[.BL$4];IF([.$A17]=&quot;Agenc_D&quot;;[.BL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BM$2];IF([.$A17]=&quot;Agenc_B&quot;;[.BM$3];IF([.$A17]=&quot;Agenc_C&quot;;[.BM$4];IF([.$A17]=&quot;Agenc_D&quot;;[.BM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BN$2];IF([.$A17]=&quot;Agenc_B&quot;;[.BN$3];IF([.$A17]=&quot;Agenc_C&quot;;[.BN$4];IF([.$A17]=&quot;Agenc_D&quot;;[.BN$5];0))))" office:value-type="float" office:value="5226100" calcext:value-type="float">
            <text:p>5226100</text:p>
          </table:table-cell>
          <table:table-cell table:style-name="ce4" table:formula="of:=CONCATENATE([.BO$2];CHAR(13);&quot;    &quot;;&quot;'&quot;;[.BH17];&quot;',&quot;;CHAR(13);&quot;    'SRID=3946;LINESTRING(&quot;;[.BI17];&quot; &quot;;[.BJ17];&quot;,&quot;;[.BK17];&quot; &quot;;[.BL17];&quot;,&quot;;[.BM17];&quot; &quot;;[.BN17];&quot;)');&quot;;CHAR(13))" office:value-type="string" office:string-value="INSERT INTO &#13;  facade_id (&#13;    id,&#13;    geometry_asewkt)&#13;  VALUES (&#13;    'M32_Facade07',&#13;    'SRID=3946;LINESTRING(1379640 5226100,1379640 5226100,1379640 5226100)');&#13;" calcext:value-type="string">
            <text:p>INSERT INTO  <text:s/>facade_id ( <text:s text:c="3"/>id, <text:s text:c="3"/>geometry_asewkt) <text:s/>VALUES ( <text:s text:c="3"/>'M32_Facade07', <text:s text:c="3"/>'SRID=3946;LINESTRING(1379640 5226100,1379640 5226100,1379640 5226100)');</text:p>
          </table:table-cell>
          <table:table-cell table:style-name="ce5" table:formula="of:=CONCATENATE([$case_00140_00100.$A17];[.BP$2])" office:value-type="string" office:string-value="M32_Facade08" calcext:value-type="string">
            <text:p>M32_Facade08</text:p>
          </table:table-cell>
          <table:table-cell table:style-name="ce5" table:formula="of:=[$case_00140_00100.$C17]+IF([.$A17]=&quot;Agenc_A&quot;;[.BQ$2];IF([.$A17]=&quot;Agenc_B&quot;;[.BQ$3];IF([.$A17]=&quot;Agenc_C&quot;;[.BQ$4];IF([.$A17]=&quot;Agenc_D&quot;;[.BQ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BR$2];IF([.$A17]=&quot;Agenc_B&quot;;[.BR$3];IF([.$A17]=&quot;Agenc_C&quot;;[.BR$4];IF([.$A17]=&quot;Agenc_D&quot;;[.BR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BS$2];IF([.$A17]=&quot;Agenc_B&quot;;[.BS$3];IF([.$A17]=&quot;Agenc_C&quot;;[.BS$4];IF([.$A17]=&quot;Agenc_D&quot;;[.BS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BT$2];IF([.$A17]=&quot;Agenc_B&quot;;[.BT$3];IF([.$A17]=&quot;Agenc_C&quot;;[.BT$4];IF([.$A17]=&quot;Agenc_D&quot;;[.BT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BU$2];IF([.$A17]=&quot;Agenc_B&quot;;[.BU$3];IF([.$A17]=&quot;Agenc_C&quot;;[.BU$4];IF([.$A17]=&quot;Agenc_D&quot;;[.BU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BV$2];IF([.$A17]=&quot;Agenc_B&quot;;[.BV$3];IF([.$A17]=&quot;Agenc_C&quot;;[.BV$4];IF([.$A17]=&quot;Agenc_D&quot;;[.BV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BW$2];IF([.$A17]=&quot;Agenc_B&quot;;[.BW$3];IF([.$A17]=&quot;Agenc_C&quot;;[.BW$4];IF([.$A17]=&quot;Agenc_D&quot;;[.BW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BX$2];IF([.$A17]=&quot;Agenc_B&quot;;[.BX$3];IF([.$A17]=&quot;Agenc_C&quot;;[.BX$4];IF([.$A17]=&quot;Agenc_D&quot;;[.BX$5];0))))" office:value-type="float" office:value="5226100" calcext:value-type="float">
            <text:p>5226100</text:p>
          </table:table-cell>
          <table:table-cell table:style-name="ce4" table:formula="of:=CONCATENATE([.BY$2];CHAR(13);&quot;    &quot;;&quot;'&quot;;[.BP17];&quot;',&quot;;CHAR(13);&quot;    'SRID=3946;LINESTRING(&quot;;[.BQ17];&quot; &quot;;[.BR17];&quot;,&quot;;[.BS17];&quot; &quot;;[.BT17];&quot;,&quot;;[.BU17];&quot; &quot;;[.BV17];&quot;,&quot;;[.BW17];&quot; &quot;;[.BX17];&quot;)');&quot;;CHAR(13))" office:value-type="string" office:string-value="INSERT INTO &#13;  facade (&#13;    id,&#13;    geometry_asewkt)&#13;  VALUES (&#13;    'M32_Facade08',&#13;    'SRID=3946;LINESTRING(1379640 5226100,1379640 5226100,1379640 5226100,1379640 5226100)');&#13;" calcext:value-type="string">
            <text:p>INSERT INTO  <text:s/>facade ( <text:s text:c="3"/>id, <text:s text:c="3"/>geometry_asewkt) <text:s/>VALUES ( <text:s text:c="3"/>'M32_Facade08', <text:s text:c="3"/>'SRID=3946;LINESTRING(1379640 5226100,1379640 5226100,1379640 5226100,1379640 5226100)');</text:p>
          </table:table-cell>
          <table:table-cell table:formula="of:=CONCATENATE([.K17];CHAR(13);[.U17];CHAR(13);[.AC17];CHAR(13);[.AM17];CHAR(13);[.AW17];CHAR(13);[.BG17];CHAR(13);[.BO17];CHAR(13);[.BY17];CHAR(13))" office:value-type="string" office:string-value="INSERT INTO &#13;  facade (&#13;    id,&#13;    geometry_asewkt)&#13;  VALUES (&#13;    'M32_Facade01',&#13;    'SRID=3946;LINESTRING(1379640 5226100,1379640 5226100,1379640 5226100,1379640 5226100)');&#13;&#13;INSERT INTO &#13;  facade (&#13;    id,&#13;    geometry_asewkt)&#13;  VALUES (&#13;    'M32_Facade02',&#13;    'SRID=3946;LINESTRING(1379640 5226100,1379640 5226100,1379640 5226100,1379640 5226100)');&#13;&#13;INSERT INTO &#13;  facade (&#13;    id,&#13;    geometry_asewkt)&#13;  VALUES (&#13;    'M32_Facade03',&#13;    'SRID=3946;LINESTRING(1379640 5226100,1379640 5226100,1379640 5226100)');&#13;&#13;INSERT INTO &#13;  facade (&#13;    id,&#13;    geometry_asewkt)&#13;  VALUES (&#13;    'M32_Facade04',&#13;    'SRID=3946;LINESTRING(1379640 5226100,1379640 5226100,1379640 5226100,1379640 5226100)');&#13;&#13;INSERT INTO &#13;  facade (&#13;    id,&#13;    geometry_asewkt)&#13;  VALUES (&#13;    'M32_Facade05',&#13;    'SRID=3946;LINESTRING(1379640 5226100,1379640 5226100,1379640 5226100,1379640 5226100)');&#13;&#13;INSERT INTO &#13;  facade (&#13;    id,&#13;    geometry_asewkt)&#13;  VALUES (&#13;    'M32_Facade06',&#13;    'SRID=3946;LINESTRING(1379640 5226100,1379640 5226100,1379640 5226100,1379640 5226100)');&#13;&#13;INSERT INTO &#13;  facade_id (&#13;    id,&#13;    geometry_asewkt)&#13;  VALUES (&#13;    'M32_Facade07',&#13;    'SRID=3946;LINESTRING(1379640 5226100,1379640 5226100,1379640 5226100)');&#13;&#13;INSERT INTO &#13;  facade (&#13;    id,&#13;    geometry_asewkt)&#13;  VALUES (&#13;    'M32_Facade08',&#13;    'SRID=3946;LINESTRING(1379640 5226100,1379640 5226100,1379640 5226100,1379640 5226100)');&#13;&#13;" calcext:value-type="string">
            <text:p>INSERT INTO  <text:s/>facade ( <text:s text:c="3"/>id, <text:s text:c="3"/>geometry_asewkt) <text:s/>VALUES ( <text:s text:c="3"/>'M32_Facade01', <text:s text:c="3"/>'SRID=3946;LINESTRING(1379640 5226100,1379640 5226100,1379640 5226100,1379640 5226100)');INSERT INTO  <text:s/>facade ( <text:s text:c="3"/>id, <text:s text:c="3"/>geometry_asewkt) <text:s/>VALUES ( <text:s text:c="3"/>'M32_Facade02', <text:s text:c="3"/>'SRID=3946;LINESTRING(1379640 5226100,1379640 5226100,1379640 5226100,1379640 5226100)');INSERT INTO  <text:s/>facade ( <text:s text:c="3"/>id, <text:s text:c="3"/>geometry_asewkt) <text:s/>VALUES ( <text:s text:c="3"/>'M32_Facade03', <text:s text:c="3"/>'SRID=3946;LINESTRING(1379640 5226100,1379640 5226100,1379640 5226100)');INSERT INTO  <text:s/>facade ( <text:s text:c="3"/>id, <text:s text:c="3"/>geometry_asewkt) <text:s/>VALUES ( <text:s text:c="3"/>'M32_Facade04', <text:s text:c="3"/>'SRID=3946;LINESTRING(1379640 5226100,1379640 5226100,1379640 5226100,1379640 5226100)');INSERT INTO  <text:s/>facade ( <text:s text:c="3"/>id, <text:s text:c="3"/>geometry_asewkt) <text:s/>VALUES ( <text:s text:c="3"/>'M32_Facade05', <text:s text:c="3"/>'SRID=3946;LINESTRING(1379640 5226100,1379640 5226100,1379640 5226100,1379640 5226100)');INSERT INTO  <text:s/>facade ( <text:s text:c="3"/>id, <text:s text:c="3"/>geometry_asewkt) <text:s/>VALUES ( <text:s text:c="3"/>'M32_Facade06', <text:s text:c="3"/>'SRID=3946;LINESTRING(1379640 5226100,1379640 5226100,1379640 5226100,1379640 5226100)');INSERT INTO  <text:s/>facade_id ( <text:s text:c="3"/>id, <text:s text:c="3"/>geometry_asewkt) <text:s/>VALUES ( <text:s text:c="3"/>'M32_Facade07', <text:s text:c="3"/>'SRID=3946;LINESTRING(1379640 5226100,1379640 5226100,1379640 5226100)');INSERT INTO  <text:s/>facade ( <text:s text:c="3"/>id, <text:s text:c="3"/>geometry_asewkt) <text:s/>VALUES ( <text:s text:c="3"/>'M32_Facade08', <text:s text:c="3"/>'SRID=3946;LINESTRING(1379640 5226100,1379640 5226100,1379640 5226100,1379640 5226100)');</text:p>
          </table:table-cell>
          <table:table-cell table:number-columns-repeated="946"/>
        </table:table-row>
        <table:table-row table:style-name="ro5">
          <table:table-cell table:formula="of:=[case_00140_00100.B18]" office:value-type="string" office:string-value="Agenc_B" calcext:value-type="string">
            <text:p>Agenc_B</text:p>
          </table:table-cell>
          <table:table-cell table:style-name="ce5" table:formula="of:=CONCATENATE([$case_00140_00100.$A18];[.B$2])" office:value-type="string" office:string-value="M33_Facade01" calcext:value-type="string">
            <text:p>M33_Facade01</text:p>
          </table:table-cell>
          <table:table-cell table:style-name="ce5" table:formula="of:=[$case_00140_00100.$C18]+IF([.$A18]=&quot;Agenc_A&quot;;[.C$2];IF([.$A18]=&quot;Agenc_B&quot;;[.C$3];IF([.$A18]=&quot;Agenc_C&quot;;[.C$4];IF([.$A18]=&quot;Agenc_D&quot;;[.C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D$2];IF([.$A18]=&quot;Agenc_B&quot;;[.D$3];IF([.$A18]=&quot;Agenc_C&quot;;[.D$4];IF([.$A18]=&quot;Agenc_D&quot;;[.D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E$2];IF([.$A18]=&quot;Agenc_B&quot;;[.E$3];IF([.$A18]=&quot;Agenc_C&quot;;[.E$4];IF([.$A18]=&quot;Agenc_D&quot;;[.E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F$2];IF([.$A18]=&quot;Agenc_B&quot;;[.F$3];IF([.$A18]=&quot;Agenc_C&quot;;[.F$4];IF([.$A18]=&quot;Agenc_D&quot;;[.F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G$2];IF([.$A18]=&quot;Agenc_B&quot;;[.G$3];IF([.$A18]=&quot;Agenc_C&quot;;[.G$4];IF([.$A18]=&quot;Agenc_D&quot;;[.G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H$2];IF([.$A18]=&quot;Agenc_B&quot;;[.H$3];IF([.$A18]=&quot;Agenc_C&quot;;[.H$4];IF([.$A18]=&quot;Agenc_D&quot;;[.H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I$2];IF([.$A18]=&quot;Agenc_B&quot;;[.I$3];IF([.$A18]=&quot;Agenc_C&quot;;[.I$4];IF([.$A18]=&quot;Agenc_D&quot;;[.I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J$2];IF([.$A18]=&quot;Agenc_B&quot;;[.J$3];IF([.$A18]=&quot;Agenc_C&quot;;[.J$4];IF([.$A18]=&quot;Agenc_D&quot;;[.J$5];0))))" office:value-type="float" office:value="5226100" calcext:value-type="float">
            <text:p>5226100</text:p>
          </table:table-cell>
          <table:table-cell table:style-name="ce4" table:formula="of:=CONCATENATE([.K$2];CHAR(13);&quot;    &quot;;&quot;'&quot;;[.B18];&quot;',&quot;;CHAR(13);&quot;    'SRID=3946;LINESTRING(&quot;;[.C18];&quot; &quot;;[.D18];&quot;,&quot;;[.E18];&quot; &quot;;[.F18];&quot;,&quot;;[.G18];&quot; &quot;;[.H18];&quot;,&quot;;[.I18];&quot; &quot;;[.J18];&quot;)');&quot;;CHAR(13))" office:value-type="string" office:string-value="INSERT INTO &#13;  facade (&#13;    id,&#13;    geometry_asewkt)&#13;  VALUES (&#13;    'M33_Facade01',&#13;    'SRID=3946;LINESTRING(1379780 5226100,1379780 5226100,1379780 5226100,1379780 5226100)');&#13;" calcext:value-type="string">
            <text:p>INSERT INTO  <text:s/>facade ( <text:s text:c="3"/>id, <text:s text:c="3"/>geometry_asewkt) <text:s/>VALUES ( <text:s text:c="3"/>'M33_Facade01', <text:s text:c="3"/>'SRID=3946;LINESTRING(1379780 5226100,1379780 5226100,1379780 5226100,1379780 5226100)');</text:p>
          </table:table-cell>
          <table:table-cell table:style-name="ce5" table:formula="of:=CONCATENATE([$case_00140_00100.$A18];[.L$2])" office:value-type="string" office:string-value="M33_Facade02" calcext:value-type="string">
            <text:p>M33_Facade02</text:p>
          </table:table-cell>
          <table:table-cell table:style-name="ce5" table:formula="of:=[$case_00140_00100.$C18]+IF([.$A18]=&quot;Agenc_A&quot;;[.M$2];IF([.$A18]=&quot;Agenc_B&quot;;[.M$3];IF([.$A18]=&quot;Agenc_C&quot;;[.M$4];IF([.$A18]=&quot;Agenc_D&quot;;[.M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N$2];IF([.$A18]=&quot;Agenc_B&quot;;[.N$3];IF([.$A18]=&quot;Agenc_C&quot;;[.N$4];IF([.$A18]=&quot;Agenc_D&quot;;[.N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O$2];IF([.$A18]=&quot;Agenc_B&quot;;[.O$3];IF([.$A18]=&quot;Agenc_C&quot;;[.O$4];IF([.$A18]=&quot;Agenc_D&quot;;[.O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P$2];IF([.$A18]=&quot;Agenc_B&quot;;[.P$3];IF([.$A18]=&quot;Agenc_C&quot;;[.P$4];IF([.$A18]=&quot;Agenc_D&quot;;[.P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Q$2];IF([.$A18]=&quot;Agenc_B&quot;;[.Q$3];IF([.$A18]=&quot;Agenc_C&quot;;[.Q$4];IF([.$A18]=&quot;Agenc_D&quot;;[.Q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R$2];IF([.$A18]=&quot;Agenc_B&quot;;[.R$3];IF([.$A18]=&quot;Agenc_C&quot;;[.R$4];IF([.$A18]=&quot;Agenc_D&quot;;[.R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S$2];IF([.$A18]=&quot;Agenc_B&quot;;[.S$3];IF([.$A18]=&quot;Agenc_C&quot;;[.S$4];IF([.$A18]=&quot;Agenc_D&quot;;[.S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T$2];IF([.$A18]=&quot;Agenc_B&quot;;[.T$3];IF([.$A18]=&quot;Agenc_C&quot;;[.T$4];IF([.$A18]=&quot;Agenc_D&quot;;[.T$5];0))))" office:value-type="float" office:value="5226100" calcext:value-type="float">
            <text:p>5226100</text:p>
          </table:table-cell>
          <table:table-cell table:style-name="ce4" table:formula="of:=CONCATENATE([.U$2];CHAR(13);&quot;    &quot;;&quot;'&quot;;[.L18];&quot;',&quot;;CHAR(13);&quot;    'SRID=3946;LINESTRING(&quot;;[.M18];&quot; &quot;;[.N18];&quot;,&quot;;[.O18];&quot; &quot;;[.P18];&quot;,&quot;;[.Q18];&quot; &quot;;[.R18];&quot;,&quot;;[.S18];&quot; &quot;;[.T18];&quot;)');&quot;;CHAR(13))" office:value-type="string" office:string-value="INSERT INTO &#13;  facade (&#13;    id,&#13;    geometry_asewkt)&#13;  VALUES (&#13;    'M33_Facade02',&#13;    'SRID=3946;LINESTRING(1379780 5226100,1379780 5226100,1379780 5226100,1379780 5226100)');&#13;" calcext:value-type="string">
            <text:p>INSERT INTO  <text:s/>facade ( <text:s text:c="3"/>id, <text:s text:c="3"/>geometry_asewkt) <text:s/>VALUES ( <text:s text:c="3"/>'M33_Facade02', <text:s text:c="3"/>'SRID=3946;LINESTRING(1379780 5226100,1379780 5226100,1379780 5226100,1379780 5226100)');</text:p>
          </table:table-cell>
          <table:table-cell table:style-name="ce5" table:formula="of:=CONCATENATE([$case_00140_00100.$A18];[.V$2])" office:value-type="string" office:string-value="M33_Facade03" calcext:value-type="string">
            <text:p>M33_Facade03</text:p>
          </table:table-cell>
          <table:table-cell table:style-name="ce5" table:formula="of:=[$case_00140_00100.$C18]+IF([.$A18]=&quot;Agenc_A&quot;;[.W$2];IF([.$A18]=&quot;Agenc_B&quot;;[.W$3];IF([.$A18]=&quot;Agenc_C&quot;;[.W$4];IF([.$A18]=&quot;Agenc_D&quot;;[.W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X$2];IF([.$A18]=&quot;Agenc_B&quot;;[.X$3];IF([.$A18]=&quot;Agenc_C&quot;;[.X$4];IF([.$A18]=&quot;Agenc_D&quot;;[.X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Y$2];IF([.$A18]=&quot;Agenc_B&quot;;[.Y$3];IF([.$A18]=&quot;Agenc_C&quot;;[.Y$4];IF([.$A18]=&quot;Agenc_D&quot;;[.Y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Z$2];IF([.$A18]=&quot;Agenc_B&quot;;[.Z$3];IF([.$A18]=&quot;Agenc_C&quot;;[.Z$4];IF([.$A18]=&quot;Agenc_D&quot;;[.Z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AA$2];IF([.$A18]=&quot;Agenc_B&quot;;[.AA$3];IF([.$A18]=&quot;Agenc_C&quot;;[.AA$4];IF([.$A18]=&quot;Agenc_D&quot;;[.AA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AB$2];IF([.$A18]=&quot;Agenc_B&quot;;[.AB$3];IF([.$A18]=&quot;Agenc_C&quot;;[.AB$4];IF([.$A18]=&quot;Agenc_D&quot;;[.AB$5];0))))" office:value-type="float" office:value="5226100" calcext:value-type="float">
            <text:p>5226100</text:p>
          </table:table-cell>
          <table:table-cell table:style-name="ce4" table:formula="of:=CONCATENATE([.AC$2];CHAR(13);&quot;    &quot;;&quot;'&quot;;[.V18];&quot;',&quot;;CHAR(13);&quot;    'SRID=3946;LINESTRING(&quot;;[.W18];&quot; &quot;;[.X18];&quot;,&quot;;[.Y18];&quot; &quot;;[.Z18];&quot;,&quot;;[.AA18];&quot; &quot;;[.AB18];&quot;)');&quot;;CHAR(13))" office:value-type="string" office:string-value="INSERT INTO &#13;  facade (&#13;    id,&#13;    geometry_asewkt)&#13;  VALUES (&#13;    'M33_Facade03',&#13;    'SRID=3946;LINESTRING(1379780 5226100,1379780 5226100,1379780 5226100)');&#13;" calcext:value-type="string">
            <text:p>INSERT INTO  <text:s/>facade ( <text:s text:c="3"/>id, <text:s text:c="3"/>geometry_asewkt) <text:s/>VALUES ( <text:s text:c="3"/>'M33_Facade03', <text:s text:c="3"/>'SRID=3946;LINESTRING(1379780 5226100,1379780 5226100,1379780 5226100)');</text:p>
          </table:table-cell>
          <table:table-cell table:style-name="ce5" table:formula="of:=CONCATENATE([$case_00140_00100.$A18];[.AD$2])" office:value-type="string" office:string-value="M33_Facade04" calcext:value-type="string">
            <text:p>M33_Facade04</text:p>
          </table:table-cell>
          <table:table-cell table:style-name="ce5" table:formula="of:=[$case_00140_00100.$C18]+IF([.$A18]=&quot;Agenc_A&quot;;[.AE$2];IF([.$A18]=&quot;Agenc_B&quot;;[.AE$3];IF([.$A18]=&quot;Agenc_C&quot;;[.AE$4];IF([.$A18]=&quot;Agenc_D&quot;;[.AE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AF$2];IF([.$A18]=&quot;Agenc_B&quot;;[.AF$3];IF([.$A18]=&quot;Agenc_C&quot;;[.AF$4];IF([.$A18]=&quot;Agenc_D&quot;;[.AF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AG$2];IF([.$A18]=&quot;Agenc_B&quot;;[.AG$3];IF([.$A18]=&quot;Agenc_C&quot;;[.AG$4];IF([.$A18]=&quot;Agenc_D&quot;;[.AG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AH$2];IF([.$A18]=&quot;Agenc_B&quot;;[.AH$3];IF([.$A18]=&quot;Agenc_C&quot;;[.AH$4];IF([.$A18]=&quot;Agenc_D&quot;;[.AH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AI$2];IF([.$A18]=&quot;Agenc_B&quot;;[.AI$3];IF([.$A18]=&quot;Agenc_C&quot;;[.AI$4];IF([.$A18]=&quot;Agenc_D&quot;;[.AI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AJ$2];IF([.$A18]=&quot;Agenc_B&quot;;[.AJ$3];IF([.$A18]=&quot;Agenc_C&quot;;[.AJ$4];IF([.$A18]=&quot;Agenc_D&quot;;[.AJ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AK$2];IF([.$A18]=&quot;Agenc_B&quot;;[.AK$3];IF([.$A18]=&quot;Agenc_C&quot;;[.AK$4];IF([.$A18]=&quot;Agenc_D&quot;;[.AK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AL$2];IF([.$A18]=&quot;Agenc_B&quot;;[.AL$3];IF([.$A18]=&quot;Agenc_C&quot;;[.AL$4];IF([.$A18]=&quot;Agenc_D&quot;;[.AL$5];0))))" office:value-type="float" office:value="5226100" calcext:value-type="float">
            <text:p>5226100</text:p>
          </table:table-cell>
          <table:table-cell table:style-name="ce4" table:formula="of:=CONCATENATE([.AM$2];CHAR(13);&quot;    &quot;;&quot;'&quot;;[.AD18];&quot;',&quot;;CHAR(13);&quot;    'SRID=3946;LINESTRING(&quot;;[.AE18];&quot; &quot;;[.AF18];&quot;,&quot;;[.AG18];&quot; &quot;;[.AH18];&quot;,&quot;;[.AI18];&quot; &quot;;[.AJ18];&quot;,&quot;;[.AK18];&quot; &quot;;[.AL18];&quot;)');&quot;;CHAR(13))" office:value-type="string" office:string-value="INSERT INTO &#13;  facade (&#13;    id,&#13;    geometry_asewkt)&#13;  VALUES (&#13;    'M33_Facade04',&#13;    'SRID=3946;LINESTRING(1379780 5226100,1379780 5226100,1379780 5226100,1379780 5226100)');&#13;" calcext:value-type="string">
            <text:p>INSERT INTO  <text:s/>facade ( <text:s text:c="3"/>id, <text:s text:c="3"/>geometry_asewkt) <text:s/>VALUES ( <text:s text:c="3"/>'M33_Facade04', <text:s text:c="3"/>'SRID=3946;LINESTRING(1379780 5226100,1379780 5226100,1379780 5226100,1379780 5226100)');</text:p>
          </table:table-cell>
          <table:table-cell table:style-name="ce5" table:formula="of:=CONCATENATE([$case_00140_00100.$A18];[.AN$2])" office:value-type="string" office:string-value="M33_Facade05" calcext:value-type="string">
            <text:p>M33_Facade05</text:p>
          </table:table-cell>
          <table:table-cell table:style-name="ce5" table:formula="of:=[$case_00140_00100.$C18]+IF([.$A18]=&quot;Agenc_A&quot;;[.AO$2];IF([.$A18]=&quot;Agenc_B&quot;;[.AO$3];IF([.$A18]=&quot;Agenc_C&quot;;[.AO$4];IF([.$A18]=&quot;Agenc_D&quot;;[.AO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AP$2];IF([.$A18]=&quot;Agenc_B&quot;;[.AP$3];IF([.$A18]=&quot;Agenc_C&quot;;[.AP$4];IF([.$A18]=&quot;Agenc_D&quot;;[.AP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AQ$2];IF([.$A18]=&quot;Agenc_B&quot;;[.AQ$3];IF([.$A18]=&quot;Agenc_C&quot;;[.AQ$4];IF([.$A18]=&quot;Agenc_D&quot;;[.AQ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AR$2];IF([.$A18]=&quot;Agenc_B&quot;;[.AR$3];IF([.$A18]=&quot;Agenc_C&quot;;[.AR$4];IF([.$A18]=&quot;Agenc_D&quot;;[.AR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AS$2];IF([.$A18]=&quot;Agenc_B&quot;;[.AS$3];IF([.$A18]=&quot;Agenc_C&quot;;[.AS$4];IF([.$A18]=&quot;Agenc_D&quot;;[.AS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AT$2];IF([.$A18]=&quot;Agenc_B&quot;;[.AT$3];IF([.$A18]=&quot;Agenc_C&quot;;[.AT$4];IF([.$A18]=&quot;Agenc_D&quot;;[.AT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AU$2];IF([.$A18]=&quot;Agenc_B&quot;;[.AU$3];IF([.$A18]=&quot;Agenc_C&quot;;[.AU$4];IF([.$A18]=&quot;Agenc_D&quot;;[.AU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AV$2];IF([.$A18]=&quot;Agenc_B&quot;;[.AV$3];IF([.$A18]=&quot;Agenc_C&quot;;[.AV$4];IF([.$A18]=&quot;Agenc_D&quot;;[.AV$5];0))))" office:value-type="float" office:value="5226100" calcext:value-type="float">
            <text:p>5226100</text:p>
          </table:table-cell>
          <table:table-cell table:style-name="ce4" table:formula="of:=CONCATENATE([.AW$2];CHAR(13);&quot;    &quot;;&quot;'&quot;;[.AN18];&quot;',&quot;;CHAR(13);&quot;    'SRID=3946;LINESTRING(&quot;;[.AO18];&quot; &quot;;[.AP18];&quot;,&quot;;[.AQ18];&quot; &quot;;[.AR18];&quot;,&quot;;[.AS18];&quot; &quot;;[.AT18];&quot;,&quot;;[.AU18];&quot; &quot;;[.AV18];&quot;)');&quot;;CHAR(13))" office:value-type="string" office:string-value="INSERT INTO &#13;  facade (&#13;    id,&#13;    geometry_asewkt)&#13;  VALUES (&#13;    'M33_Facade05',&#13;    'SRID=3946;LINESTRING(1379780 5226100,1379780 5226100,1379780 5226100,1379780 5226100)');&#13;" calcext:value-type="string">
            <text:p>INSERT INTO  <text:s/>facade ( <text:s text:c="3"/>id, <text:s text:c="3"/>geometry_asewkt) <text:s/>VALUES ( <text:s text:c="3"/>'M33_Facade05', <text:s text:c="3"/>'SRID=3946;LINESTRING(1379780 5226100,1379780 5226100,1379780 5226100,1379780 5226100)');</text:p>
          </table:table-cell>
          <table:table-cell table:style-name="ce5" table:formula="of:=CONCATENATE([$case_00140_00100.$A18];[.AX$2])" office:value-type="string" office:string-value="M33_Facade06" calcext:value-type="string">
            <text:p>M33_Facade06</text:p>
          </table:table-cell>
          <table:table-cell table:style-name="ce5" table:formula="of:=[$case_00140_00100.$C18]+IF([.$A18]=&quot;Agenc_A&quot;;[.AY$2];IF([.$A18]=&quot;Agenc_B&quot;;[.AY$3];IF([.$A18]=&quot;Agenc_C&quot;;[.AY$4];IF([.$A18]=&quot;Agenc_D&quot;;[.AY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AZ$2];IF([.$A18]=&quot;Agenc_B&quot;;[.AZ$3];IF([.$A18]=&quot;Agenc_C&quot;;[.AZ$4];IF([.$A18]=&quot;Agenc_D&quot;;[.AZ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BA$2];IF([.$A18]=&quot;Agenc_B&quot;;[.BA$3];IF([.$A18]=&quot;Agenc_C&quot;;[.BA$4];IF([.$A18]=&quot;Agenc_D&quot;;[.BA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BB$2];IF([.$A18]=&quot;Agenc_B&quot;;[.BB$3];IF([.$A18]=&quot;Agenc_C&quot;;[.BB$4];IF([.$A18]=&quot;Agenc_D&quot;;[.BB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BC$2];IF([.$A18]=&quot;Agenc_B&quot;;[.BC$3];IF([.$A18]=&quot;Agenc_C&quot;;[.BC$4];IF([.$A18]=&quot;Agenc_D&quot;;[.BC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BD$2];IF([.$A18]=&quot;Agenc_B&quot;;[.BD$3];IF([.$A18]=&quot;Agenc_C&quot;;[.BD$4];IF([.$A18]=&quot;Agenc_D&quot;;[.BD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BE$2];IF([.$A18]=&quot;Agenc_B&quot;;[.BE$3];IF([.$A18]=&quot;Agenc_C&quot;;[.BE$4];IF([.$A18]=&quot;Agenc_D&quot;;[.BE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BF$2];IF([.$A18]=&quot;Agenc_B&quot;;[.BF$3];IF([.$A18]=&quot;Agenc_C&quot;;[.BF$4];IF([.$A18]=&quot;Agenc_D&quot;;[.BF$5];0))))" office:value-type="float" office:value="5226100" calcext:value-type="float">
            <text:p>5226100</text:p>
          </table:table-cell>
          <table:table-cell table:style-name="ce4" table:formula="of:=CONCATENATE([.BG$2];CHAR(13);&quot;    &quot;;&quot;'&quot;;[.AX18];&quot;',&quot;;CHAR(13);&quot;    'SRID=3946;LINESTRING(&quot;;[.AY18];&quot; &quot;;[.AZ18];&quot;,&quot;;[.BA18];&quot; &quot;;[.BB18];&quot;,&quot;;[.BC18];&quot; &quot;;[.BD18];&quot;,&quot;;[.BE18];&quot; &quot;;[.BF18];&quot;)');&quot;;CHAR(13))" office:value-type="string" office:string-value="INSERT INTO &#13;  facade (&#13;    id,&#13;    geometry_asewkt)&#13;  VALUES (&#13;    'M33_Facade06',&#13;    'SRID=3946;LINESTRING(1379780 5226100,1379780 5226100,1379780 5226100,1379780 5226100)');&#13;" calcext:value-type="string">
            <text:p>INSERT INTO  <text:s/>facade ( <text:s text:c="3"/>id, <text:s text:c="3"/>geometry_asewkt) <text:s/>VALUES ( <text:s text:c="3"/>'M33_Facade06', <text:s text:c="3"/>'SRID=3946;LINESTRING(1379780 5226100,1379780 5226100,1379780 5226100,1379780 5226100)');</text:p>
          </table:table-cell>
          <table:table-cell table:style-name="ce5" table:formula="of:=CONCATENATE([$case_00140_00100.$A18];[.BH$2])" office:value-type="string" office:string-value="M33_Facade07" calcext:value-type="string">
            <text:p>M33_Facade07</text:p>
          </table:table-cell>
          <table:table-cell table:style-name="ce5" table:formula="of:=[$case_00140_00100.$C18]+IF([.$A18]=&quot;Agenc_A&quot;;[.BI$2];IF([.$A18]=&quot;Agenc_B&quot;;[.BI$3];IF([.$A18]=&quot;Agenc_C&quot;;[.BI$4];IF([.$A18]=&quot;Agenc_D&quot;;[.BI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BJ$2];IF([.$A18]=&quot;Agenc_B&quot;;[.BJ$3];IF([.$A18]=&quot;Agenc_C&quot;;[.BJ$4];IF([.$A18]=&quot;Agenc_D&quot;;[.BJ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BK$2];IF([.$A18]=&quot;Agenc_B&quot;;[.BK$3];IF([.$A18]=&quot;Agenc_C&quot;;[.BK$4];IF([.$A18]=&quot;Agenc_D&quot;;[.BK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BL$2];IF([.$A18]=&quot;Agenc_B&quot;;[.BL$3];IF([.$A18]=&quot;Agenc_C&quot;;[.BL$4];IF([.$A18]=&quot;Agenc_D&quot;;[.BL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BM$2];IF([.$A18]=&quot;Agenc_B&quot;;[.BM$3];IF([.$A18]=&quot;Agenc_C&quot;;[.BM$4];IF([.$A18]=&quot;Agenc_D&quot;;[.BM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BN$2];IF([.$A18]=&quot;Agenc_B&quot;;[.BN$3];IF([.$A18]=&quot;Agenc_C&quot;;[.BN$4];IF([.$A18]=&quot;Agenc_D&quot;;[.BN$5];0))))" office:value-type="float" office:value="5226100" calcext:value-type="float">
            <text:p>5226100</text:p>
          </table:table-cell>
          <table:table-cell table:style-name="ce4" table:formula="of:=CONCATENATE([.BO$2];CHAR(13);&quot;    &quot;;&quot;'&quot;;[.BH18];&quot;',&quot;;CHAR(13);&quot;    'SRID=3946;LINESTRING(&quot;;[.BI18];&quot; &quot;;[.BJ18];&quot;,&quot;;[.BK18];&quot; &quot;;[.BL18];&quot;,&quot;;[.BM18];&quot; &quot;;[.BN18];&quot;)');&quot;;CHAR(13))" office:value-type="string" office:string-value="INSERT INTO &#13;  facade_id (&#13;    id,&#13;    geometry_asewkt)&#13;  VALUES (&#13;    'M33_Facade07',&#13;    'SRID=3946;LINESTRING(1379780 5226100,1379780 5226100,1379780 5226100)');&#13;" calcext:value-type="string">
            <text:p>INSERT INTO  <text:s/>facade_id ( <text:s text:c="3"/>id, <text:s text:c="3"/>geometry_asewkt) <text:s/>VALUES ( <text:s text:c="3"/>'M33_Facade07', <text:s text:c="3"/>'SRID=3946;LINESTRING(1379780 5226100,1379780 5226100,1379780 5226100)');</text:p>
          </table:table-cell>
          <table:table-cell table:style-name="ce5" table:formula="of:=CONCATENATE([$case_00140_00100.$A18];[.BP$2])" office:value-type="string" office:string-value="M33_Facade08" calcext:value-type="string">
            <text:p>M33_Facade08</text:p>
          </table:table-cell>
          <table:table-cell table:style-name="ce5" table:formula="of:=[$case_00140_00100.$C18]+IF([.$A18]=&quot;Agenc_A&quot;;[.BQ$2];IF([.$A18]=&quot;Agenc_B&quot;;[.BQ$3];IF([.$A18]=&quot;Agenc_C&quot;;[.BQ$4];IF([.$A18]=&quot;Agenc_D&quot;;[.BQ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BR$2];IF([.$A18]=&quot;Agenc_B&quot;;[.BR$3];IF([.$A18]=&quot;Agenc_C&quot;;[.BR$4];IF([.$A18]=&quot;Agenc_D&quot;;[.BR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BS$2];IF([.$A18]=&quot;Agenc_B&quot;;[.BS$3];IF([.$A18]=&quot;Agenc_C&quot;;[.BS$4];IF([.$A18]=&quot;Agenc_D&quot;;[.BS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BT$2];IF([.$A18]=&quot;Agenc_B&quot;;[.BT$3];IF([.$A18]=&quot;Agenc_C&quot;;[.BT$4];IF([.$A18]=&quot;Agenc_D&quot;;[.BT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BU$2];IF([.$A18]=&quot;Agenc_B&quot;;[.BU$3];IF([.$A18]=&quot;Agenc_C&quot;;[.BU$4];IF([.$A18]=&quot;Agenc_D&quot;;[.BU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BV$2];IF([.$A18]=&quot;Agenc_B&quot;;[.BV$3];IF([.$A18]=&quot;Agenc_C&quot;;[.BV$4];IF([.$A18]=&quot;Agenc_D&quot;;[.BV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BW$2];IF([.$A18]=&quot;Agenc_B&quot;;[.BW$3];IF([.$A18]=&quot;Agenc_C&quot;;[.BW$4];IF([.$A18]=&quot;Agenc_D&quot;;[.BW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BX$2];IF([.$A18]=&quot;Agenc_B&quot;;[.BX$3];IF([.$A18]=&quot;Agenc_C&quot;;[.BX$4];IF([.$A18]=&quot;Agenc_D&quot;;[.BX$5];0))))" office:value-type="float" office:value="5226100" calcext:value-type="float">
            <text:p>5226100</text:p>
          </table:table-cell>
          <table:table-cell table:style-name="ce4" table:formula="of:=CONCATENATE([.BY$2];CHAR(13);&quot;    &quot;;&quot;'&quot;;[.BP18];&quot;',&quot;;CHAR(13);&quot;    'SRID=3946;LINESTRING(&quot;;[.BQ18];&quot; &quot;;[.BR18];&quot;,&quot;;[.BS18];&quot; &quot;;[.BT18];&quot;,&quot;;[.BU18];&quot; &quot;;[.BV18];&quot;,&quot;;[.BW18];&quot; &quot;;[.BX18];&quot;)');&quot;;CHAR(13))" office:value-type="string" office:string-value="INSERT INTO &#13;  facade (&#13;    id,&#13;    geometry_asewkt)&#13;  VALUES (&#13;    'M33_Facade08',&#13;    'SRID=3946;LINESTRING(1379780 5226100,1379780 5226100,1379780 5226100,1379780 5226100)');&#13;" calcext:value-type="string">
            <text:p>INSERT INTO  <text:s/>facade ( <text:s text:c="3"/>id, <text:s text:c="3"/>geometry_asewkt) <text:s/>VALUES ( <text:s text:c="3"/>'M33_Facade08', <text:s text:c="3"/>'SRID=3946;LINESTRING(1379780 5226100,1379780 5226100,1379780 5226100,1379780 5226100)');</text:p>
          </table:table-cell>
          <table:table-cell table:formula="of:=CONCATENATE([.K18];CHAR(13);[.U18];CHAR(13);[.AC18];CHAR(13);[.AM18];CHAR(13);[.AW18];CHAR(13);[.BG18];CHAR(13);[.BO18];CHAR(13);[.BY18];CHAR(13))" office:value-type="string" office:string-value="INSERT INTO &#13;  facade (&#13;    id,&#13;    geometry_asewkt)&#13;  VALUES (&#13;    'M33_Facade01',&#13;    'SRID=3946;LINESTRING(1379780 5226100,1379780 5226100,1379780 5226100,1379780 5226100)');&#13;&#13;INSERT INTO &#13;  facade (&#13;    id,&#13;    geometry_asewkt)&#13;  VALUES (&#13;    'M33_Facade02',&#13;    'SRID=3946;LINESTRING(1379780 5226100,1379780 5226100,1379780 5226100,1379780 5226100)');&#13;&#13;INSERT INTO &#13;  facade (&#13;    id,&#13;    geometry_asewkt)&#13;  VALUES (&#13;    'M33_Facade03',&#13;    'SRID=3946;LINESTRING(1379780 5226100,1379780 5226100,1379780 5226100)');&#13;&#13;INSERT INTO &#13;  facade (&#13;    id,&#13;    geometry_asewkt)&#13;  VALUES (&#13;    'M33_Facade04',&#13;    'SRID=3946;LINESTRING(1379780 5226100,1379780 5226100,1379780 5226100,1379780 5226100)');&#13;&#13;INSERT INTO &#13;  facade (&#13;    id,&#13;    geometry_asewkt)&#13;  VALUES (&#13;    'M33_Facade05',&#13;    'SRID=3946;LINESTRING(1379780 5226100,1379780 5226100,1379780 5226100,1379780 5226100)');&#13;&#13;INSERT INTO &#13;  facade (&#13;    id,&#13;    geometry_asewkt)&#13;  VALUES (&#13;    'M33_Facade06',&#13;    'SRID=3946;LINESTRING(1379780 5226100,1379780 5226100,1379780 5226100,1379780 5226100)');&#13;&#13;INSERT INTO &#13;  facade_id (&#13;    id,&#13;    geometry_asewkt)&#13;  VALUES (&#13;    'M33_Facade07',&#13;    'SRID=3946;LINESTRING(1379780 5226100,1379780 5226100,1379780 5226100)');&#13;&#13;INSERT INTO &#13;  facade (&#13;    id,&#13;    geometry_asewkt)&#13;  VALUES (&#13;    'M33_Facade08',&#13;    'SRID=3946;LINESTRING(1379780 5226100,1379780 5226100,1379780 5226100,1379780 5226100)');&#13;&#13;" calcext:value-type="string">
            <text:p>INSERT INTO  <text:s/>facade ( <text:s text:c="3"/>id, <text:s text:c="3"/>geometry_asewkt) <text:s/>VALUES ( <text:s text:c="3"/>'M33_Facade01', <text:s text:c="3"/>'SRID=3946;LINESTRING(1379780 5226100,1379780 5226100,1379780 5226100,1379780 5226100)');INSERT INTO  <text:s/>facade ( <text:s text:c="3"/>id, <text:s text:c="3"/>geometry_asewkt) <text:s/>VALUES ( <text:s text:c="3"/>'M33_Facade02', <text:s text:c="3"/>'SRID=3946;LINESTRING(1379780 5226100,1379780 5226100,1379780 5226100,1379780 5226100)');INSERT INTO  <text:s/>facade ( <text:s text:c="3"/>id, <text:s text:c="3"/>geometry_asewkt) <text:s/>VALUES ( <text:s text:c="3"/>'M33_Facade03', <text:s text:c="3"/>'SRID=3946;LINESTRING(1379780 5226100,1379780 5226100,1379780 5226100)');INSERT INTO  <text:s/>facade ( <text:s text:c="3"/>id, <text:s text:c="3"/>geometry_asewkt) <text:s/>VALUES ( <text:s text:c="3"/>'M33_Facade04', <text:s text:c="3"/>'SRID=3946;LINESTRING(1379780 5226100,1379780 5226100,1379780 5226100,1379780 5226100)');INSERT INTO  <text:s/>facade ( <text:s text:c="3"/>id, <text:s text:c="3"/>geometry_asewkt) <text:s/>VALUES ( <text:s text:c="3"/>'M33_Facade05', <text:s text:c="3"/>'SRID=3946;LINESTRING(1379780 5226100,1379780 5226100,1379780 5226100,1379780 5226100)');INSERT INTO  <text:s/>facade ( <text:s text:c="3"/>id, <text:s text:c="3"/>geometry_asewkt) <text:s/>VALUES ( <text:s text:c="3"/>'M33_Facade06', <text:s text:c="3"/>'SRID=3946;LINESTRING(1379780 5226100,1379780 5226100,1379780 5226100,1379780 5226100)');INSERT INTO  <text:s/>facade_id ( <text:s text:c="3"/>id, <text:s text:c="3"/>geometry_asewkt) <text:s/>VALUES ( <text:s text:c="3"/>'M33_Facade07', <text:s text:c="3"/>'SRID=3946;LINESTRING(1379780 5226100,1379780 5226100,1379780 5226100)');INSERT INTO  <text:s/>facade ( <text:s text:c="3"/>id, <text:s text:c="3"/>geometry_asewkt) <text:s/>VALUES ( <text:s text:c="3"/>'M33_Facade08', <text:s text:c="3"/>'SRID=3946;LINESTRING(1379780 5226100,1379780 5226100,1379780 5226100,1379780 5226100)');</text:p>
          </table:table-cell>
          <table:table-cell table:number-columns-repeated="946"/>
        </table:table-row>
        <table:table-row table:style-name="ro5">
          <table:table-cell table:formula="of:=[case_00140_00100.B19]" office:value-type="string" office:string-value="Agenc_A" calcext:value-type="string">
            <text:p>Agenc_A</text:p>
          </table:table-cell>
          <table:table-cell table:style-name="ce5" table:formula="of:=CONCATENATE([$case_00140_00100.$A19];[.B$2])" office:value-type="string" office:string-value="M34_Facade01" calcext:value-type="string">
            <text:p>M34_Facade01</text:p>
          </table:table-cell>
          <table:table-cell table:style-name="ce5" table:formula="of:=[$case_00140_00100.$C19]+IF([.$A19]=&quot;Agenc_A&quot;;[.C$2];IF([.$A19]=&quot;Agenc_B&quot;;[.C$3];IF([.$A19]=&quot;Agenc_C&quot;;[.C$4];IF([.$A19]=&quot;Agenc_D&quot;;[.C$5];0))))" office:value-type="float" office:value="1379940" calcext:value-type="float">
            <text:p>1379940</text:p>
          </table:table-cell>
          <table:table-cell table:style-name="ce5" table:formula="of:=[$case_00140_00100.$D19]+IF([.$A19]=&quot;Agenc_A&quot;;[.D$2];IF([.$A19]=&quot;Agenc_B&quot;;[.D$3];IF([.$A19]=&quot;Agenc_C&quot;;[.D$4];IF([.$A19]=&quot;Agenc_D&quot;;[.D$5];0))))" office:value-type="float" office:value="5226200" calcext:value-type="float">
            <text:p>5226200</text:p>
          </table:table-cell>
          <table:table-cell table:style-name="ce5" table:formula="of:=[$case_00140_00100.$C19]+IF([.$A19]=&quot;Agenc_A&quot;;[.E$2];IF([.$A19]=&quot;Agenc_B&quot;;[.E$3];IF([.$A19]=&quot;Agenc_C&quot;;[.E$4];IF([.$A19]=&quot;Agenc_D&quot;;[.E$5];0))))" office:value-type="float" office:value="1379940" calcext:value-type="float">
            <text:p>1379940</text:p>
          </table:table-cell>
          <table:table-cell table:style-name="ce5" table:formula="of:=[$case_00140_00100.$D19]+IF([.$A19]=&quot;Agenc_A&quot;;[.F$2];IF([.$A19]=&quot;Agenc_B&quot;;[.F$3];IF([.$A19]=&quot;Agenc_C&quot;;[.F$4];IF([.$A19]=&quot;Agenc_D&quot;;[.F$5];0))))" office:value-type="float" office:value="5226180" calcext:value-type="float">
            <text:p>5226180</text:p>
          </table:table-cell>
          <table:table-cell table:style-name="ce5" table:formula="of:=[$case_00140_00100.$C19]+IF([.$A19]=&quot;Agenc_A&quot;;[.G$2];IF([.$A19]=&quot;Agenc_B&quot;;[.G$3];IF([.$A19]=&quot;Agenc_C&quot;;[.G$4];IF([.$A19]=&quot;Agenc_D&quot;;[.G$5];0))))" office:value-type="float" office:value="1379930" calcext:value-type="float">
            <text:p>1379930</text:p>
          </table:table-cell>
          <table:table-cell table:style-name="ce5" table:formula="of:=[$case_00140_00100.$D19]+IF([.$A19]=&quot;Agenc_A&quot;;[.H$2];IF([.$A19]=&quot;Agenc_B&quot;;[.H$3];IF([.$A19]=&quot;Agenc_C&quot;;[.H$4];IF([.$A19]=&quot;Agenc_D&quot;;[.H$5];0))))" office:value-type="float" office:value="5226180" calcext:value-type="float">
            <text:p>5226180</text:p>
          </table:table-cell>
          <table:table-cell table:style-name="ce5" table:formula="of:=[$case_00140_00100.$C19]+IF([.$A19]=&quot;Agenc_A&quot;;[.I$2];IF([.$A19]=&quot;Agenc_B&quot;;[.I$3];IF([.$A19]=&quot;Agenc_C&quot;;[.I$4];IF([.$A19]=&quot;Agenc_D&quot;;[.I$5];0))))" office:value-type="float" office:value="1379920" calcext:value-type="float">
            <text:p>1379920</text:p>
          </table:table-cell>
          <table:table-cell table:style-name="ce5" table:formula="of:=[$case_00140_00100.$D19]+IF([.$A19]=&quot;Agenc_A&quot;;[.J$2];IF([.$A19]=&quot;Agenc_B&quot;;[.J$3];IF([.$A19]=&quot;Agenc_C&quot;;[.J$4];IF([.$A19]=&quot;Agenc_D&quot;;[.J$5];0))))" office:value-type="float" office:value="5226190" calcext:value-type="float">
            <text:p>5226190</text:p>
          </table:table-cell>
          <table:table-cell table:style-name="ce4" table:formula="of:=CONCATENATE([.K$2];CHAR(13);&quot;    &quot;;&quot;'&quot;;[.B19];&quot;',&quot;;CHAR(13);&quot;    'SRID=3946;LINESTRING(&quot;;[.C19];&quot; &quot;;[.D19];&quot;,&quot;;[.E19];&quot; &quot;;[.F19];&quot;,&quot;;[.G19];&quot; &quot;;[.H19];&quot;,&quot;;[.I19];&quot; &quot;;[.J19];&quot;)');&quot;;CHAR(13))" office:value-type="string" office:string-value="INSERT INTO &#13;  facade (&#13;    id,&#13;    geometry_asewkt)&#13;  VALUES (&#13;    'M34_Facade01',&#13;    'SRID=3946;LINESTRING(1379940 5226200,1379940 5226180,1379930 5226180,1379920 5226190)');&#13;" calcext:value-type="string">
            <text:p>INSERT INTO  <text:s/>facade ( <text:s text:c="3"/>id, <text:s text:c="3"/>geometry_asewkt) <text:s/>VALUES ( <text:s text:c="3"/>'M34_Facade01', <text:s text:c="3"/>'SRID=3946;LINESTRING(1379940 5226200,1379940 5226180,1379930 5226180,1379920 5226190)');</text:p>
          </table:table-cell>
          <table:table-cell table:style-name="ce5" table:formula="of:=CONCATENATE([$case_00140_00100.$A19];[.L$2])" office:value-type="string" office:string-value="M34_Facade02" calcext:value-type="string">
            <text:p>M34_Facade02</text:p>
          </table:table-cell>
          <table:table-cell table:style-name="ce5" table:formula="of:=[$case_00140_00100.$C19]+IF([.$A19]=&quot;Agenc_A&quot;;[.M$2];IF([.$A19]=&quot;Agenc_B&quot;;[.M$3];IF([.$A19]=&quot;Agenc_C&quot;;[.M$4];IF([.$A19]=&quot;Agenc_D&quot;;[.M$5];0))))" office:value-type="float" office:value="1379970" calcext:value-type="float">
            <text:p>1379970</text:p>
          </table:table-cell>
          <table:table-cell table:style-name="ce5" table:formula="of:=[$case_00140_00100.$D19]+IF([.$A19]=&quot;Agenc_A&quot;;[.N$2];IF([.$A19]=&quot;Agenc_B&quot;;[.N$3];IF([.$A19]=&quot;Agenc_C&quot;;[.N$4];IF([.$A19]=&quot;Agenc_D&quot;;[.N$5];0))))" office:value-type="float" office:value="5226200" calcext:value-type="float">
            <text:p>5226200</text:p>
          </table:table-cell>
          <table:table-cell table:style-name="ce5" table:formula="of:=[$case_00140_00100.$C19]+IF([.$A19]=&quot;Agenc_A&quot;;[.O$2];IF([.$A19]=&quot;Agenc_B&quot;;[.O$3];IF([.$A19]=&quot;Agenc_C&quot;;[.O$4];IF([.$A19]=&quot;Agenc_D&quot;;[.O$5];0))))" office:value-type="float" office:value="1379970" calcext:value-type="float">
            <text:p>1379970</text:p>
          </table:table-cell>
          <table:table-cell table:style-name="ce5" table:formula="of:=[$case_00140_00100.$D19]+IF([.$A19]=&quot;Agenc_A&quot;;[.P$2];IF([.$A19]=&quot;Agenc_B&quot;;[.P$3];IF([.$A19]=&quot;Agenc_C&quot;;[.P$4];IF([.$A19]=&quot;Agenc_D&quot;;[.P$5];0))))" office:value-type="float" office:value="5226190" calcext:value-type="float">
            <text:p>5226190</text:p>
          </table:table-cell>
          <table:table-cell table:style-name="ce5" table:formula="of:=[$case_00140_00100.$C19]+IF([.$A19]=&quot;Agenc_A&quot;;[.Q$2];IF([.$A19]=&quot;Agenc_B&quot;;[.Q$3];IF([.$A19]=&quot;Agenc_C&quot;;[.Q$4];IF([.$A19]=&quot;Agenc_D&quot;;[.Q$5];0))))" office:value-type="float" office:value="1380010" calcext:value-type="float">
            <text:p>1380010</text:p>
          </table:table-cell>
          <table:table-cell table:style-name="ce5" table:formula="of:=[$case_00140_00100.$D19]+IF([.$A19]=&quot;Agenc_A&quot;;[.R$2];IF([.$A19]=&quot;Agenc_B&quot;;[.R$3];IF([.$A19]=&quot;Agenc_C&quot;;[.R$4];IF([.$A19]=&quot;Agenc_D&quot;;[.R$5];0))))" office:value-type="float" office:value="5226190" calcext:value-type="float">
            <text:p>5226190</text:p>
          </table:table-cell>
          <table:table-cell table:style-name="ce5" table:formula="of:=[$case_00140_00100.$C19]+IF([.$A19]=&quot;Agenc_A&quot;;[.S$2];IF([.$A19]=&quot;Agenc_B&quot;;[.S$3];IF([.$A19]=&quot;Agenc_C&quot;;[.S$4];IF([.$A19]=&quot;Agenc_D&quot;;[.S$5];0))))" office:value-type="float" office:value="1380010" calcext:value-type="float">
            <text:p>1380010</text:p>
          </table:table-cell>
          <table:table-cell table:style-name="ce5" table:formula="of:=[$case_00140_00100.$D19]+IF([.$A19]=&quot;Agenc_A&quot;;[.T$2];IF([.$A19]=&quot;Agenc_B&quot;;[.T$3];IF([.$A19]=&quot;Agenc_C&quot;;[.T$4];IF([.$A19]=&quot;Agenc_D&quot;;[.T$5];0))))" office:value-type="float" office:value="5226200" calcext:value-type="float">
            <text:p>5226200</text:p>
          </table:table-cell>
          <table:table-cell table:style-name="ce4" table:formula="of:=CONCATENATE([.U$2];CHAR(13);&quot;    &quot;;&quot;'&quot;;[.L19];&quot;',&quot;;CHAR(13);&quot;    'SRID=3946;LINESTRING(&quot;;[.M19];&quot; &quot;;[.N19];&quot;,&quot;;[.O19];&quot; &quot;;[.P19];&quot;,&quot;;[.Q19];&quot; &quot;;[.R19];&quot;,&quot;;[.S19];&quot; &quot;;[.T19];&quot;)');&quot;;CHAR(13))" office:value-type="string" office:string-value="INSERT INTO &#13;  facade (&#13;    id,&#13;    geometry_asewkt)&#13;  VALUES (&#13;    'M34_Facade02',&#13;    'SRID=3946;LINESTRING(1379970 5226200,1379970 5226190,1380010 5226190,1380010 5226200)');&#13;" calcext:value-type="string">
            <text:p>INSERT INTO  <text:s/>facade ( <text:s text:c="3"/>id, <text:s text:c="3"/>geometry_asewkt) <text:s/>VALUES ( <text:s text:c="3"/>'M34_Facade02', <text:s text:c="3"/>'SRID=3946;LINESTRING(1379970 5226200,1379970 5226190,1380010 5226190,1380010 5226200)');</text:p>
          </table:table-cell>
          <table:table-cell table:style-name="ce5" table:formula="of:=CONCATENATE([$case_00140_00100.$A19];[.V$2])" office:value-type="string" office:string-value="M34_Facade03" calcext:value-type="string">
            <text:p>M34_Facade03</text:p>
          </table:table-cell>
          <table:table-cell table:style-name="ce5" table:formula="of:=[$case_00140_00100.$C19]+IF([.$A19]=&quot;Agenc_A&quot;;[.W$2];IF([.$A19]=&quot;Agenc_B&quot;;[.W$3];IF([.$A19]=&quot;Agenc_C&quot;;[.W$4];IF([.$A19]=&quot;Agenc_D&quot;;[.W$5];0))))" office:value-type="float" office:value="1380040" calcext:value-type="float">
            <text:p>1380040</text:p>
          </table:table-cell>
          <table:table-cell table:style-name="ce5" table:formula="of:=[$case_00140_00100.$D19]+IF([.$A19]=&quot;Agenc_A&quot;;[.X$2];IF([.$A19]=&quot;Agenc_B&quot;;[.X$3];IF([.$A19]=&quot;Agenc_C&quot;;[.X$4];IF([.$A19]=&quot;Agenc_D&quot;;[.X$5];0))))" office:value-type="float" office:value="5226200" calcext:value-type="float">
            <text:p>5226200</text:p>
          </table:table-cell>
          <table:table-cell table:style-name="ce5" table:formula="of:=[$case_00140_00100.$C19]+IF([.$A19]=&quot;Agenc_A&quot;;[.Y$2];IF([.$A19]=&quot;Agenc_B&quot;;[.Y$3];IF([.$A19]=&quot;Agenc_C&quot;;[.Y$4];IF([.$A19]=&quot;Agenc_D&quot;;[.Y$5];0))))" office:value-type="float" office:value="1380050" calcext:value-type="float">
            <text:p>1380050</text:p>
          </table:table-cell>
          <table:table-cell table:style-name="ce5" table:formula="of:=[$case_00140_00100.$D19]+IF([.$A19]=&quot;Agenc_A&quot;;[.Z$2];IF([.$A19]=&quot;Agenc_B&quot;;[.Z$3];IF([.$A19]=&quot;Agenc_C&quot;;[.Z$4];IF([.$A19]=&quot;Agenc_D&quot;;[.Z$5];0))))" office:value-type="float" office:value="5226190" calcext:value-type="float">
            <text:p>5226190</text:p>
          </table:table-cell>
          <table:table-cell table:style-name="ce5" table:formula="of:=[$case_00140_00100.$C19]+IF([.$A19]=&quot;Agenc_A&quot;;[.AA$2];IF([.$A19]=&quot;Agenc_B&quot;;[.AA$3];IF([.$A19]=&quot;Agenc_C&quot;;[.AA$4];IF([.$A19]=&quot;Agenc_D&quot;;[.AA$5];0))))" office:value-type="float" office:value="1380060" calcext:value-type="float">
            <text:p>1380060</text:p>
          </table:table-cell>
          <table:table-cell table:style-name="ce5" table:formula="of:=[$case_00140_00100.$D19]+IF([.$A19]=&quot;Agenc_A&quot;;[.AB$2];IF([.$A19]=&quot;Agenc_B&quot;;[.AB$3];IF([.$A19]=&quot;Agenc_C&quot;;[.AB$4];IF([.$A19]=&quot;Agenc_D&quot;;[.AB$5];0))))" office:value-type="float" office:value="5226190" calcext:value-type="float">
            <text:p>5226190</text:p>
          </table:table-cell>
          <table:table-cell table:style-name="ce4" table:formula="of:=CONCATENATE([.AC$2];CHAR(13);&quot;    &quot;;&quot;'&quot;;[.V19];&quot;',&quot;;CHAR(13);&quot;    'SRID=3946;LINESTRING(&quot;;[.W19];&quot; &quot;;[.X19];&quot;,&quot;;[.Y19];&quot; &quot;;[.Z19];&quot;,&quot;;[.AA19];&quot; &quot;;[.AB19];&quot;)');&quot;;CHAR(13))" office:value-type="string" office:string-value="INSERT INTO &#13;  facade (&#13;    id,&#13;    geometry_asewkt)&#13;  VALUES (&#13;    'M34_Facade03',&#13;    'SRID=3946;LINESTRING(1380040 5226200,1380050 5226190,1380060 5226190)');&#13;" calcext:value-type="string">
            <text:p>INSERT INTO  <text:s/>facade ( <text:s text:c="3"/>id, <text:s text:c="3"/>geometry_asewkt) <text:s/>VALUES ( <text:s text:c="3"/>'M34_Facade03', <text:s text:c="3"/>'SRID=3946;LINESTRING(1380040 5226200,1380050 5226190,1380060 5226190)');</text:p>
          </table:table-cell>
          <table:table-cell table:style-name="ce5" table:formula="of:=CONCATENATE([$case_00140_00100.$A19];[.AD$2])" office:value-type="string" office:string-value="M34_Facade04" calcext:value-type="string">
            <text:p>M34_Facade04</text:p>
          </table:table-cell>
          <table:table-cell table:style-name="ce5" table:formula="of:=[$case_00140_00100.$C19]+IF([.$A19]=&quot;Agenc_A&quot;;[.AE$2];IF([.$A19]=&quot;Agenc_B&quot;;[.AE$3];IF([.$A19]=&quot;Agenc_C&quot;;[.AE$4];IF([.$A19]=&quot;Agenc_D&quot;;[.AE$5];0))))" office:value-type="float" office:value="1380060" calcext:value-type="float">
            <text:p>1380060</text:p>
          </table:table-cell>
          <table:table-cell table:style-name="ce5" table:formula="of:=[$case_00140_00100.$D19]+IF([.$A19]=&quot;Agenc_A&quot;;[.AF$2];IF([.$A19]=&quot;Agenc_B&quot;;[.AF$3];IF([.$A19]=&quot;Agenc_C&quot;;[.AF$4];IF([.$A19]=&quot;Agenc_D&quot;;[.AF$5];0))))" office:value-type="float" office:value="5226160" calcext:value-type="float">
            <text:p>5226160</text:p>
          </table:table-cell>
          <table:table-cell table:style-name="ce5" table:formula="of:=[$case_00140_00100.$C19]+IF([.$A19]=&quot;Agenc_A&quot;;[.AG$2];IF([.$A19]=&quot;Agenc_B&quot;;[.AG$3];IF([.$A19]=&quot;Agenc_C&quot;;[.AG$4];IF([.$A19]=&quot;Agenc_D&quot;;[.AG$5];0))))" office:value-type="float" office:value="1380050" calcext:value-type="float">
            <text:p>1380050</text:p>
          </table:table-cell>
          <table:table-cell table:style-name="ce5" table:formula="of:=[$case_00140_00100.$D19]+IF([.$A19]=&quot;Agenc_A&quot;;[.AH$2];IF([.$A19]=&quot;Agenc_B&quot;;[.AH$3];IF([.$A19]=&quot;Agenc_C&quot;;[.AH$4];IF([.$A19]=&quot;Agenc_D&quot;;[.AH$5];0))))" office:value-type="float" office:value="5226160" calcext:value-type="float">
            <text:p>5226160</text:p>
          </table:table-cell>
          <table:table-cell table:style-name="ce5" table:formula="of:=[$case_00140_00100.$C19]+IF([.$A19]=&quot;Agenc_A&quot;;[.AI$2];IF([.$A19]=&quot;Agenc_B&quot;;[.AI$3];IF([.$A19]=&quot;Agenc_C&quot;;[.AI$4];IF([.$A19]=&quot;Agenc_D&quot;;[.AI$5];0))))" office:value-type="float" office:value="1380050" calcext:value-type="float">
            <text:p>1380050</text:p>
          </table:table-cell>
          <table:table-cell table:style-name="ce5" table:formula="of:=[$case_00140_00100.$D19]+IF([.$A19]=&quot;Agenc_A&quot;;[.AJ$2];IF([.$A19]=&quot;Agenc_B&quot;;[.AJ$3];IF([.$A19]=&quot;Agenc_C&quot;;[.AJ$4];IF([.$A19]=&quot;Agenc_D&quot;;[.AJ$5];0))))" office:value-type="float" office:value="5226140" calcext:value-type="float">
            <text:p>5226140</text:p>
          </table:table-cell>
          <table:table-cell table:style-name="ce5" table:formula="of:=[$case_00140_00100.$C19]+IF([.$A19]=&quot;Agenc_A&quot;;[.AK$2];IF([.$A19]=&quot;Agenc_B&quot;;[.AK$3];IF([.$A19]=&quot;Agenc_C&quot;;[.AK$4];IF([.$A19]=&quot;Agenc_D&quot;;[.AK$5];0))))" office:value-type="float" office:value="1380060" calcext:value-type="float">
            <text:p>1380060</text:p>
          </table:table-cell>
          <table:table-cell table:style-name="ce5" table:formula="of:=[$case_00140_00100.$D19]+IF([.$A19]=&quot;Agenc_A&quot;;[.AL$2];IF([.$A19]=&quot;Agenc_B&quot;;[.AL$3];IF([.$A19]=&quot;Agenc_C&quot;;[.AL$4];IF([.$A19]=&quot;Agenc_D&quot;;[.AL$5];0))))" office:value-type="float" office:value="5226140" calcext:value-type="float">
            <text:p>5226140</text:p>
          </table:table-cell>
          <table:table-cell table:style-name="ce4" table:formula="of:=CONCATENATE([.AM$2];CHAR(13);&quot;    &quot;;&quot;'&quot;;[.AD19];&quot;',&quot;;CHAR(13);&quot;    'SRID=3946;LINESTRING(&quot;;[.AE19];&quot; &quot;;[.AF19];&quot;,&quot;;[.AG19];&quot; &quot;;[.AH19];&quot;,&quot;;[.AI19];&quot; &quot;;[.AJ19];&quot;,&quot;;[.AK19];&quot; &quot;;[.AL19];&quot;)');&quot;;CHAR(13))" office:value-type="string" office:string-value="INSERT INTO &#13;  facade (&#13;    id,&#13;    geometry_asewkt)&#13;  VALUES (&#13;    'M34_Facade04',&#13;    'SRID=3946;LINESTRING(1380060 5226160,1380050 5226160,1380050 5226140,1380060 5226140)');&#13;" calcext:value-type="string">
            <text:p>INSERT INTO  <text:s/>facade ( <text:s text:c="3"/>id, <text:s text:c="3"/>geometry_asewkt) <text:s/>VALUES ( <text:s text:c="3"/>'M34_Facade04', <text:s text:c="3"/>'SRID=3946;LINESTRING(1380060 5226160,1380050 5226160,1380050 5226140,1380060 5226140)');</text:p>
          </table:table-cell>
          <table:table-cell table:style-name="ce5" table:formula="of:=CONCATENATE([$case_00140_00100.$A19];[.AN$2])" office:value-type="string" office:string-value="M34_Facade05" calcext:value-type="string">
            <text:p>M34_Facade05</text:p>
          </table:table-cell>
          <table:table-cell table:style-name="ce5" table:formula="of:=[$case_00140_00100.$C19]+IF([.$A19]=&quot;Agenc_A&quot;;[.AO$2];IF([.$A19]=&quot;Agenc_B&quot;;[.AO$3];IF([.$A19]=&quot;Agenc_C&quot;;[.AO$4];IF([.$A19]=&quot;Agenc_D&quot;;[.AO$5];0))))" office:value-type="float" office:value="1380060" calcext:value-type="float">
            <text:p>1380060</text:p>
          </table:table-cell>
          <table:table-cell table:style-name="ce5" table:formula="of:=[$case_00140_00100.$D19]+IF([.$A19]=&quot;Agenc_A&quot;;[.AP$2];IF([.$A19]=&quot;Agenc_B&quot;;[.AP$3];IF([.$A19]=&quot;Agenc_C&quot;;[.AP$4];IF([.$A19]=&quot;Agenc_D&quot;;[.AP$5];0))))" office:value-type="float" office:value="5226110" calcext:value-type="float">
            <text:p>5226110</text:p>
          </table:table-cell>
          <table:table-cell table:style-name="ce5" table:formula="of:=[$case_00140_00100.$C19]+IF([.$A19]=&quot;Agenc_A&quot;;[.AQ$2];IF([.$A19]=&quot;Agenc_B&quot;;[.AQ$3];IF([.$A19]=&quot;Agenc_C&quot;;[.AQ$4];IF([.$A19]=&quot;Agenc_D&quot;;[.AQ$5];0))))" office:value-type="float" office:value="1380050" calcext:value-type="float">
            <text:p>1380050</text:p>
          </table:table-cell>
          <table:table-cell table:style-name="ce5" table:formula="of:=[$case_00140_00100.$D19]+IF([.$A19]=&quot;Agenc_A&quot;;[.AR$2];IF([.$A19]=&quot;Agenc_B&quot;;[.AR$3];IF([.$A19]=&quot;Agenc_C&quot;;[.AR$4];IF([.$A19]=&quot;Agenc_D&quot;;[.AR$5];0))))" office:value-type="float" office:value="5226110" calcext:value-type="float">
            <text:p>5226110</text:p>
          </table:table-cell>
          <table:table-cell table:style-name="ce5" table:formula="of:=[$case_00140_00100.$C19]+IF([.$A19]=&quot;Agenc_A&quot;;[.AS$2];IF([.$A19]=&quot;Agenc_B&quot;;[.AS$3];IF([.$A19]=&quot;Agenc_C&quot;;[.AS$4];IF([.$A19]=&quot;Agenc_D&quot;;[.AS$5];0))))" office:value-type="float" office:value="1380040" calcext:value-type="float">
            <text:p>1380040</text:p>
          </table:table-cell>
          <table:table-cell table:style-name="ce5" table:formula="of:=[$case_00140_00100.$D19]+IF([.$A19]=&quot;Agenc_A&quot;;[.AT$2];IF([.$A19]=&quot;Agenc_B&quot;;[.AT$3];IF([.$A19]=&quot;Agenc_C&quot;;[.AT$4];IF([.$A19]=&quot;Agenc_D&quot;;[.AT$5];0))))" office:value-type="float" office:value="5226120" calcext:value-type="float">
            <text:p>5226120</text:p>
          </table:table-cell>
          <table:table-cell table:style-name="ce5" table:formula="of:=[$case_00140_00100.$C19]+IF([.$A19]=&quot;Agenc_A&quot;;[.AU$2];IF([.$A19]=&quot;Agenc_B&quot;;[.AU$3];IF([.$A19]=&quot;Agenc_C&quot;;[.AU$4];IF([.$A19]=&quot;Agenc_D&quot;;[.AU$5];0))))" office:value-type="float" office:value="1380040" calcext:value-type="float">
            <text:p>1380040</text:p>
          </table:table-cell>
          <table:table-cell table:style-name="ce5" table:formula="of:=[$case_00140_00100.$D19]+IF([.$A19]=&quot;Agenc_A&quot;;[.AV$2];IF([.$A19]=&quot;Agenc_B&quot;;[.AV$3];IF([.$A19]=&quot;Agenc_C&quot;;[.AV$4];IF([.$A19]=&quot;Agenc_D&quot;;[.AV$5];0))))" office:value-type="float" office:value="5226100" calcext:value-type="float">
            <text:p>5226100</text:p>
          </table:table-cell>
          <table:table-cell table:style-name="ce4" table:formula="of:=CONCATENATE([.AW$2];CHAR(13);&quot;    &quot;;&quot;'&quot;;[.AN19];&quot;',&quot;;CHAR(13);&quot;    'SRID=3946;LINESTRING(&quot;;[.AO19];&quot; &quot;;[.AP19];&quot;,&quot;;[.AQ19];&quot; &quot;;[.AR19];&quot;,&quot;;[.AS19];&quot; &quot;;[.AT19];&quot;,&quot;;[.AU19];&quot; &quot;;[.AV19];&quot;)');&quot;;CHAR(13))" office:value-type="string" office:string-value="INSERT INTO &#13;  facade (&#13;    id,&#13;    geometry_asewkt)&#13;  VALUES (&#13;    'M34_Facade05',&#13;    'SRID=3946;LINESTRING(1380060 5226110,1380050 5226110,1380040 5226120,1380040 5226100)');&#13;" calcext:value-type="string">
            <text:p>INSERT INTO  <text:s/>facade ( <text:s text:c="3"/>id, <text:s text:c="3"/>geometry_asewkt) <text:s/>VALUES ( <text:s text:c="3"/>'M34_Facade05', <text:s text:c="3"/>'SRID=3946;LINESTRING(1380060 5226110,1380050 5226110,1380040 5226120,1380040 5226100)');</text:p>
          </table:table-cell>
          <table:table-cell table:style-name="ce5" table:formula="of:=CONCATENATE([$case_00140_00100.$A19];[.AX$2])" office:value-type="string" office:string-value="M34_Facade06" calcext:value-type="string">
            <text:p>M34_Facade06</text:p>
          </table:table-cell>
          <table:table-cell table:style-name="ce5" table:formula="of:=[$case_00140_00100.$C19]+IF([.$A19]=&quot;Agenc_A&quot;;[.AY$2];IF([.$A19]=&quot;Agenc_B&quot;;[.AY$3];IF([.$A19]=&quot;Agenc_C&quot;;[.AY$4];IF([.$A19]=&quot;Agenc_D&quot;;[.AY$5];0))))" office:value-type="float" office:value="1380010" calcext:value-type="float">
            <text:p>1380010</text:p>
          </table:table-cell>
          <table:table-cell table:style-name="ce5" table:formula="of:=[$case_00140_00100.$D19]+IF([.$A19]=&quot;Agenc_A&quot;;[.AZ$2];IF([.$A19]=&quot;Agenc_B&quot;;[.AZ$3];IF([.$A19]=&quot;Agenc_C&quot;;[.AZ$4];IF([.$A19]=&quot;Agenc_D&quot;;[.AZ$5];0))))" office:value-type="float" office:value="5226100" calcext:value-type="float">
            <text:p>5226100</text:p>
          </table:table-cell>
          <table:table-cell table:style-name="ce5" table:formula="of:=[$case_00140_00100.$C19]+IF([.$A19]=&quot;Agenc_A&quot;;[.BA$2];IF([.$A19]=&quot;Agenc_B&quot;;[.BA$3];IF([.$A19]=&quot;Agenc_C&quot;;[.BA$4];IF([.$A19]=&quot;Agenc_D&quot;;[.BA$5];0))))" office:value-type="float" office:value="1380010" calcext:value-type="float">
            <text:p>1380010</text:p>
          </table:table-cell>
          <table:table-cell table:style-name="ce5" table:formula="of:=[$case_00140_00100.$D19]+IF([.$A19]=&quot;Agenc_A&quot;;[.BB$2];IF([.$A19]=&quot;Agenc_B&quot;;[.BB$3];IF([.$A19]=&quot;Agenc_C&quot;;[.BB$4];IF([.$A19]=&quot;Agenc_D&quot;;[.BB$5];0))))" office:value-type="float" office:value="5226120" calcext:value-type="float">
            <text:p>5226120</text:p>
          </table:table-cell>
          <table:table-cell table:style-name="ce5" table:formula="of:=[$case_00140_00100.$C19]+IF([.$A19]=&quot;Agenc_A&quot;;[.BC$2];IF([.$A19]=&quot;Agenc_B&quot;;[.BC$3];IF([.$A19]=&quot;Agenc_C&quot;;[.BC$4];IF([.$A19]=&quot;Agenc_D&quot;;[.BC$5];0))))" office:value-type="float" office:value="1379970" calcext:value-type="float">
            <text:p>1379970</text:p>
          </table:table-cell>
          <table:table-cell table:style-name="ce5" table:formula="of:=[$case_00140_00100.$D19]+IF([.$A19]=&quot;Agenc_A&quot;;[.BD$2];IF([.$A19]=&quot;Agenc_B&quot;;[.BD$3];IF([.$A19]=&quot;Agenc_C&quot;;[.BD$4];IF([.$A19]=&quot;Agenc_D&quot;;[.BD$5];0))))" office:value-type="float" office:value="5226120" calcext:value-type="float">
            <text:p>5226120</text:p>
          </table:table-cell>
          <table:table-cell table:style-name="ce5" table:formula="of:=[$case_00140_00100.$C19]+IF([.$A19]=&quot;Agenc_A&quot;;[.BE$2];IF([.$A19]=&quot;Agenc_B&quot;;[.BE$3];IF([.$A19]=&quot;Agenc_C&quot;;[.BE$4];IF([.$A19]=&quot;Agenc_D&quot;;[.BE$5];0))))" office:value-type="float" office:value="1379970" calcext:value-type="float">
            <text:p>1379970</text:p>
          </table:table-cell>
          <table:table-cell table:style-name="ce5" table:formula="of:=[$case_00140_00100.$D19]+IF([.$A19]=&quot;Agenc_A&quot;;[.BF$2];IF([.$A19]=&quot;Agenc_B&quot;;[.BF$3];IF([.$A19]=&quot;Agenc_C&quot;;[.BF$4];IF([.$A19]=&quot;Agenc_D&quot;;[.BF$5];0))))" office:value-type="float" office:value="5226100" calcext:value-type="float">
            <text:p>5226100</text:p>
          </table:table-cell>
          <table:table-cell table:style-name="ce4" table:formula="of:=CONCATENATE([.BG$2];CHAR(13);&quot;    &quot;;&quot;'&quot;;[.AX19];&quot;',&quot;;CHAR(13);&quot;    'SRID=3946;LINESTRING(&quot;;[.AY19];&quot; &quot;;[.AZ19];&quot;,&quot;;[.BA19];&quot; &quot;;[.BB19];&quot;,&quot;;[.BC19];&quot; &quot;;[.BD19];&quot;,&quot;;[.BE19];&quot; &quot;;[.BF19];&quot;)');&quot;;CHAR(13))" office:value-type="string" office:string-value="INSERT INTO &#13;  facade (&#13;    id,&#13;    geometry_asewkt)&#13;  VALUES (&#13;    'M34_Facade06',&#13;    'SRID=3946;LINESTRING(1380010 5226100,1380010 5226120,1379970 5226120,1379970 5226100)');&#13;" calcext:value-type="string">
            <text:p>INSERT INTO  <text:s/>facade ( <text:s text:c="3"/>id, <text:s text:c="3"/>geometry_asewkt) <text:s/>VALUES ( <text:s text:c="3"/>'M34_Facade06', <text:s text:c="3"/>'SRID=3946;LINESTRING(1380010 5226100,1380010 5226120,1379970 5226120,1379970 5226100)');</text:p>
          </table:table-cell>
          <table:table-cell table:style-name="ce5" table:formula="of:=CONCATENATE([$case_00140_00100.$A19];[.BH$2])" office:value-type="string" office:string-value="M34_Facade07" calcext:value-type="string">
            <text:p>M34_Facade07</text:p>
          </table:table-cell>
          <table:table-cell table:style-name="ce5" table:formula="of:=[$case_00140_00100.$C19]+IF([.$A19]=&quot;Agenc_A&quot;;[.BI$2];IF([.$A19]=&quot;Agenc_B&quot;;[.BI$3];IF([.$A19]=&quot;Agenc_C&quot;;[.BI$4];IF([.$A19]=&quot;Agenc_D&quot;;[.BI$5];0))))" office:value-type="float" office:value="1379940" calcext:value-type="float">
            <text:p>1379940</text:p>
          </table:table-cell>
          <table:table-cell table:style-name="ce5" table:formula="of:=[$case_00140_00100.$D19]+IF([.$A19]=&quot;Agenc_A&quot;;[.BJ$2];IF([.$A19]=&quot;Agenc_B&quot;;[.BJ$3];IF([.$A19]=&quot;Agenc_C&quot;;[.BJ$4];IF([.$A19]=&quot;Agenc_D&quot;;[.BJ$5];0))))" office:value-type="float" office:value="5226100" calcext:value-type="float">
            <text:p>5226100</text:p>
          </table:table-cell>
          <table:table-cell table:style-name="ce5" table:formula="of:=[$case_00140_00100.$C19]+IF([.$A19]=&quot;Agenc_A&quot;;[.BK$2];IF([.$A19]=&quot;Agenc_B&quot;;[.BK$3];IF([.$A19]=&quot;Agenc_C&quot;;[.BK$4];IF([.$A19]=&quot;Agenc_D&quot;;[.BK$5];0))))" office:value-type="float" office:value="1379940" calcext:value-type="float">
            <text:p>1379940</text:p>
          </table:table-cell>
          <table:table-cell table:style-name="ce5" table:formula="of:=[$case_00140_00100.$D19]+IF([.$A19]=&quot;Agenc_A&quot;;[.BL$2];IF([.$A19]=&quot;Agenc_B&quot;;[.BL$3];IF([.$A19]=&quot;Agenc_C&quot;;[.BL$4];IF([.$A19]=&quot;Agenc_D&quot;;[.BL$5];0))))" office:value-type="float" office:value="5226110" calcext:value-type="float">
            <text:p>5226110</text:p>
          </table:table-cell>
          <table:table-cell table:style-name="ce5" table:formula="of:=[$case_00140_00100.$C19]+IF([.$A19]=&quot;Agenc_A&quot;;[.BM$2];IF([.$A19]=&quot;Agenc_B&quot;;[.BM$3];IF([.$A19]=&quot;Agenc_C&quot;;[.BM$4];IF([.$A19]=&quot;Agenc_D&quot;;[.BM$5];0))))" office:value-type="float" office:value="1379920" calcext:value-type="float">
            <text:p>1379920</text:p>
          </table:table-cell>
          <table:table-cell table:style-name="ce5" table:formula="of:=[$case_00140_00100.$D19]+IF([.$A19]=&quot;Agenc_A&quot;;[.BN$2];IF([.$A19]=&quot;Agenc_B&quot;;[.BN$3];IF([.$A19]=&quot;Agenc_C&quot;;[.BN$4];IF([.$A19]=&quot;Agenc_D&quot;;[.BN$5];0))))" office:value-type="float" office:value="5226110" calcext:value-type="float">
            <text:p>5226110</text:p>
          </table:table-cell>
          <table:table-cell table:style-name="ce4" table:formula="of:=CONCATENATE([.BO$2];CHAR(13);&quot;    &quot;;&quot;'&quot;;[.BH19];&quot;',&quot;;CHAR(13);&quot;    'SRID=3946;LINESTRING(&quot;;[.BI19];&quot; &quot;;[.BJ19];&quot;,&quot;;[.BK19];&quot; &quot;;[.BL19];&quot;,&quot;;[.BM19];&quot; &quot;;[.BN19];&quot;)');&quot;;CHAR(13))" office:value-type="string" office:string-value="INSERT INTO &#13;  facade_id (&#13;    id,&#13;    geometry_asewkt)&#13;  VALUES (&#13;    'M34_Facade07',&#13;    'SRID=3946;LINESTRING(1379940 5226100,1379940 5226110,1379920 5226110)');&#13;" calcext:value-type="string">
            <text:p>INSERT INTO  <text:s/>facade_id ( <text:s text:c="3"/>id, <text:s text:c="3"/>geometry_asewkt) <text:s/>VALUES ( <text:s text:c="3"/>'M34_Facade07', <text:s text:c="3"/>'SRID=3946;LINESTRING(1379940 5226100,1379940 5226110,1379920 5226110)');</text:p>
          </table:table-cell>
          <table:table-cell table:style-name="ce5" table:formula="of:=CONCATENATE([$case_00140_00100.$A19];[.BP$2])" office:value-type="string" office:string-value="M34_Facade08" calcext:value-type="string">
            <text:p>M34_Facade08</text:p>
          </table:table-cell>
          <table:table-cell table:style-name="ce5" table:formula="of:=[$case_00140_00100.$C19]+IF([.$A19]=&quot;Agenc_A&quot;;[.BQ$2];IF([.$A19]=&quot;Agenc_B&quot;;[.BQ$3];IF([.$A19]=&quot;Agenc_C&quot;;[.BQ$4];IF([.$A19]=&quot;Agenc_D&quot;;[.BQ$5];0))))" office:value-type="float" office:value="1379920" calcext:value-type="float">
            <text:p>1379920</text:p>
          </table:table-cell>
          <table:table-cell table:style-name="ce5" table:formula="of:=[$case_00140_00100.$D19]+IF([.$A19]=&quot;Agenc_A&quot;;[.BR$2];IF([.$A19]=&quot;Agenc_B&quot;;[.BR$3];IF([.$A19]=&quot;Agenc_C&quot;;[.BR$4];IF([.$A19]=&quot;Agenc_D&quot;;[.BR$5];0))))" office:value-type="float" office:value="5226140" calcext:value-type="float">
            <text:p>5226140</text:p>
          </table:table-cell>
          <table:table-cell table:style-name="ce5" table:formula="of:=[$case_00140_00100.$C19]+IF([.$A19]=&quot;Agenc_A&quot;;[.BS$2];IF([.$A19]=&quot;Agenc_B&quot;;[.BS$3];IF([.$A19]=&quot;Agenc_C&quot;;[.BS$4];IF([.$A19]=&quot;Agenc_D&quot;;[.BS$5];0))))" office:value-type="float" office:value="1379930" calcext:value-type="float">
            <text:p>1379930</text:p>
          </table:table-cell>
          <table:table-cell table:style-name="ce5" table:formula="of:=[$case_00140_00100.$D19]+IF([.$A19]=&quot;Agenc_A&quot;;[.BT$2];IF([.$A19]=&quot;Agenc_B&quot;;[.BT$3];IF([.$A19]=&quot;Agenc_C&quot;;[.BT$4];IF([.$A19]=&quot;Agenc_D&quot;;[.BT$5];0))))" office:value-type="float" office:value="5226140" calcext:value-type="float">
            <text:p>5226140</text:p>
          </table:table-cell>
          <table:table-cell table:style-name="ce5" table:formula="of:=[$case_00140_00100.$C19]+IF([.$A19]=&quot;Agenc_A&quot;;[.BU$2];IF([.$A19]=&quot;Agenc_B&quot;;[.BU$3];IF([.$A19]=&quot;Agenc_C&quot;;[.BU$4];IF([.$A19]=&quot;Agenc_D&quot;;[.BU$5];0))))" office:value-type="float" office:value="1379930" calcext:value-type="float">
            <text:p>1379930</text:p>
          </table:table-cell>
          <table:table-cell table:style-name="ce5" table:formula="of:=[$case_00140_00100.$D19]+IF([.$A19]=&quot;Agenc_A&quot;;[.BV$2];IF([.$A19]=&quot;Agenc_B&quot;;[.BV$3];IF([.$A19]=&quot;Agenc_C&quot;;[.BV$4];IF([.$A19]=&quot;Agenc_D&quot;;[.BV$5];0))))" office:value-type="float" office:value="5226160" calcext:value-type="float">
            <text:p>5226160</text:p>
          </table:table-cell>
          <table:table-cell table:style-name="ce5" table:formula="of:=[$case_00140_00100.$C19]+IF([.$A19]=&quot;Agenc_A&quot;;[.BW$2];IF([.$A19]=&quot;Agenc_B&quot;;[.BW$3];IF([.$A19]=&quot;Agenc_C&quot;;[.BW$4];IF([.$A19]=&quot;Agenc_D&quot;;[.BW$5];0))))" office:value-type="float" office:value="1379920" calcext:value-type="float">
            <text:p>1379920</text:p>
          </table:table-cell>
          <table:table-cell table:style-name="ce5" table:formula="of:=[$case_00140_00100.$D19]+IF([.$A19]=&quot;Agenc_A&quot;;[.BX$2];IF([.$A19]=&quot;Agenc_B&quot;;[.BX$3];IF([.$A19]=&quot;Agenc_C&quot;;[.BX$4];IF([.$A19]=&quot;Agenc_D&quot;;[.BX$5];0))))" office:value-type="float" office:value="5226160" calcext:value-type="float">
            <text:p>5226160</text:p>
          </table:table-cell>
          <table:table-cell table:style-name="ce4" table:formula="of:=CONCATENATE([.BY$2];CHAR(13);&quot;    &quot;;&quot;'&quot;;[.BP19];&quot;',&quot;;CHAR(13);&quot;    'SRID=3946;LINESTRING(&quot;;[.BQ19];&quot; &quot;;[.BR19];&quot;,&quot;;[.BS19];&quot; &quot;;[.BT19];&quot;,&quot;;[.BU19];&quot; &quot;;[.BV19];&quot;,&quot;;[.BW19];&quot; &quot;;[.BX19];&quot;)');&quot;;CHAR(13))" office:value-type="string" office:string-value="INSERT INTO &#13;  facade (&#13;    id,&#13;    geometry_asewkt)&#13;  VALUES (&#13;    'M34_Facade08',&#13;    'SRID=3946;LINESTRING(1379920 5226140,1379930 5226140,1379930 5226160,1379920 5226160)');&#13;" calcext:value-type="string">
            <text:p>INSERT INTO  <text:s/>facade ( <text:s text:c="3"/>id, <text:s text:c="3"/>geometry_asewkt) <text:s/>VALUES ( <text:s text:c="3"/>'M34_Facade08', <text:s text:c="3"/>'SRID=3946;LINESTRING(1379920 5226140,1379930 5226140,1379930 5226160,1379920 5226160)');</text:p>
          </table:table-cell>
          <table:table-cell table:formula="of:=CONCATENATE([.K19];CHAR(13);[.U19];CHAR(13);[.AC19];CHAR(13);[.AM19];CHAR(13);[.AW19];CHAR(13);[.BG19];CHAR(13);[.BO19];CHAR(13);[.BY19];CHAR(13))" office:value-type="string" office:string-value="INSERT INTO &#13;  facade (&#13;    id,&#13;    geometry_asewkt)&#13;  VALUES (&#13;    'M34_Facade01',&#13;    'SRID=3946;LINESTRING(1379940 5226200,1379940 5226180,1379930 5226180,1379920 5226190)');&#13;&#13;INSERT INTO &#13;  facade (&#13;    id,&#13;    geometry_asewkt)&#13;  VALUES (&#13;    'M34_Facade02',&#13;    'SRID=3946;LINESTRING(1379970 5226200,1379970 5226190,1380010 5226190,1380010 5226200)');&#13;&#13;INSERT INTO &#13;  facade (&#13;    id,&#13;    geometry_asewkt)&#13;  VALUES (&#13;    'M34_Facade03',&#13;    'SRID=3946;LINESTRING(1380040 5226200,1380050 5226190,1380060 5226190)');&#13;&#13;INSERT INTO &#13;  facade (&#13;    id,&#13;    geometry_asewkt)&#13;  VALUES (&#13;    'M34_Facade04',&#13;    'SRID=3946;LINESTRING(1380060 5226160,1380050 5226160,1380050 5226140,1380060 5226140)');&#13;&#13;INSERT INTO &#13;  facade (&#13;    id,&#13;    geometry_asewkt)&#13;  VALUES (&#13;    'M34_Facade05',&#13;    'SRID=3946;LINESTRING(1380060 5226110,1380050 5226110,1380040 5226120,1380040 5226100)');&#13;&#13;INSERT INTO &#13;  facade (&#13;    id,&#13;    geometry_asewkt)&#13;  VALUES (&#13;    'M34_Facade06',&#13;    'SRID=3946;LINESTRING(1380010 5226100,1380010 5226120,1379970 5226120,1379970 5226100)');&#13;&#13;INSERT INTO &#13;  facade_id (&#13;    id,&#13;    geometry_asewkt)&#13;  VALUES (&#13;    'M34_Facade07',&#13;    'SRID=3946;LINESTRING(1379940 5226100,1379940 5226110,1379920 5226110)');&#13;&#13;INSERT INTO &#13;  facade (&#13;    id,&#13;    geometry_asewkt)&#13;  VALUES (&#13;    'M34_Facade08',&#13;    'SRID=3946;LINESTRING(1379920 5226140,1379930 5226140,1379930 5226160,1379920 5226160)');&#13;&#13;" calcext:value-type="string">
            <text:p>INSERT INTO  <text:s/>facade ( <text:s text:c="3"/>id, <text:s text:c="3"/>geometry_asewkt) <text:s/>VALUES ( <text:s text:c="3"/>'M34_Facade01', <text:s text:c="3"/>'SRID=3946;LINESTRING(1379940 5226200,1379940 5226180,1379930 5226180,1379920 5226190)');INSERT INTO  <text:s/>facade ( <text:s text:c="3"/>id, <text:s text:c="3"/>geometry_asewkt) <text:s/>VALUES ( <text:s text:c="3"/>'M34_Facade02', <text:s text:c="3"/>'SRID=3946;LINESTRING(1379970 5226200,1379970 5226190,1380010 5226190,1380010 5226200)');INSERT INTO  <text:s/>facade ( <text:s text:c="3"/>id, <text:s text:c="3"/>geometry_asewkt) <text:s/>VALUES ( <text:s text:c="3"/>'M34_Facade03', <text:s text:c="3"/>'SRID=3946;LINESTRING(1380040 5226200,1380050 5226190,1380060 5226190)');INSERT INTO  <text:s/>facade ( <text:s text:c="3"/>id, <text:s text:c="3"/>geometry_asewkt) <text:s/>VALUES ( <text:s text:c="3"/>'M34_Facade04', <text:s text:c="3"/>'SRID=3946;LINESTRING(1380060 5226160,1380050 5226160,1380050 5226140,1380060 5226140)');INSERT INTO  <text:s/>facade ( <text:s text:c="3"/>id, <text:s text:c="3"/>geometry_asewkt) <text:s/>VALUES ( <text:s text:c="3"/>'M34_Facade05', <text:s text:c="3"/>'SRID=3946;LINESTRING(1380060 5226110,1380050 5226110,1380040 5226120,1380040 5226100)');INSERT INTO  <text:s/>facade ( <text:s text:c="3"/>id, <text:s text:c="3"/>geometry_asewkt) <text:s/>VALUES ( <text:s text:c="3"/>'M34_Facade06', <text:s text:c="3"/>'SRID=3946;LINESTRING(1380010 5226100,1380010 5226120,1379970 5226120,1379970 5226100)');INSERT INTO  <text:s/>facade_id ( <text:s text:c="3"/>id, <text:s text:c="3"/>geometry_asewkt) <text:s/>VALUES ( <text:s text:c="3"/>'M34_Facade07', <text:s text:c="3"/>'SRID=3946;LINESTRING(1379940 5226100,1379940 5226110,1379920 5226110)');INSERT INTO  <text:s/>facade ( <text:s text:c="3"/>id, <text:s text:c="3"/>geometry_asewkt) <text:s/>VALUES ( <text:s text:c="3"/>'M34_Facade08', <text:s text:c="3"/>'SRID=3946;LINESTRING(1379920 5226140,1379930 5226140,1379930 5226160,1379920 5226160)');</text:p>
          </table:table-cell>
          <table:table-cell table:number-columns-repeated="946"/>
        </table:table-row>
        <table:table-row table:style-name="ro5">
          <table:table-cell table:formula="of:=[case_00140_00100.B20]" office:value-type="string" office:string-value="Agenc_D" calcext:value-type="string">
            <text:p>Agenc_D</text:p>
          </table:table-cell>
          <table:table-cell table:style-name="ce5" table:formula="of:=CONCATENATE([$case_00140_00100.$A20];[.B$2])" office:value-type="string" office:string-value="M35_Facade01" calcext:value-type="string">
            <text:p>M35_Facade01</text:p>
          </table:table-cell>
          <table:table-cell table:style-name="ce5" table:formula="of:=[$case_00140_00100.$C20]+IF([.$A20]=&quot;Agenc_A&quot;;[.C$2];IF([.$A20]=&quot;Agenc_B&quot;;[.C$3];IF([.$A20]=&quot;Agenc_C&quot;;[.C$4];IF([.$A20]=&quot;Agenc_D&quot;;[.C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D$2];IF([.$A20]=&quot;Agenc_B&quot;;[.D$3];IF([.$A20]=&quot;Agenc_C&quot;;[.D$4];IF([.$A20]=&quot;Agenc_D&quot;;[.D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E$2];IF([.$A20]=&quot;Agenc_B&quot;;[.E$3];IF([.$A20]=&quot;Agenc_C&quot;;[.E$4];IF([.$A20]=&quot;Agenc_D&quot;;[.E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F$2];IF([.$A20]=&quot;Agenc_B&quot;;[.F$3];IF([.$A20]=&quot;Agenc_C&quot;;[.F$4];IF([.$A20]=&quot;Agenc_D&quot;;[.F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G$2];IF([.$A20]=&quot;Agenc_B&quot;;[.G$3];IF([.$A20]=&quot;Agenc_C&quot;;[.G$4];IF([.$A20]=&quot;Agenc_D&quot;;[.G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H$2];IF([.$A20]=&quot;Agenc_B&quot;;[.H$3];IF([.$A20]=&quot;Agenc_C&quot;;[.H$4];IF([.$A20]=&quot;Agenc_D&quot;;[.H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I$2];IF([.$A20]=&quot;Agenc_B&quot;;[.I$3];IF([.$A20]=&quot;Agenc_C&quot;;[.I$4];IF([.$A20]=&quot;Agenc_D&quot;;[.I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J$2];IF([.$A20]=&quot;Agenc_B&quot;;[.J$3];IF([.$A20]=&quot;Agenc_C&quot;;[.J$4];IF([.$A20]=&quot;Agenc_D&quot;;[.J$5];0))))" office:value-type="float" office:value="5226100" calcext:value-type="float">
            <text:p>5226100</text:p>
          </table:table-cell>
          <table:table-cell table:style-name="ce4" table:formula="of:=CONCATENATE([.K$2];CHAR(13);&quot;    &quot;;&quot;'&quot;;[.B20];&quot;',&quot;;CHAR(13);&quot;    'SRID=3946;LINESTRING(&quot;;[.C20];&quot; &quot;;[.D20];&quot;,&quot;;[.E20];&quot; &quot;;[.F20];&quot;,&quot;;[.G20];&quot; &quot;;[.H20];&quot;,&quot;;[.I20];&quot; &quot;;[.J20];&quot;)');&quot;;CHAR(13))" office:value-type="string" office:string-value="INSERT INTO &#13;  facade (&#13;    id,&#13;    geometry_asewkt)&#13;  VALUES (&#13;    'M35_Facade01',&#13;    'SRID=3946;LINESTRING(1380060 5226100,1380060 5226100,1380060 5226100,1380060 5226100)');&#13;" calcext:value-type="string">
            <text:p>INSERT INTO  <text:s/>facade ( <text:s text:c="3"/>id, <text:s text:c="3"/>geometry_asewkt) <text:s/>VALUES ( <text:s text:c="3"/>'M35_Facade01', <text:s text:c="3"/>'SRID=3946;LINESTRING(1380060 5226100,1380060 5226100,1380060 5226100,1380060 5226100)');</text:p>
          </table:table-cell>
          <table:table-cell table:style-name="ce5" table:formula="of:=CONCATENATE([$case_00140_00100.$A20];[.L$2])" office:value-type="string" office:string-value="M35_Facade02" calcext:value-type="string">
            <text:p>M35_Facade02</text:p>
          </table:table-cell>
          <table:table-cell table:style-name="ce5" table:formula="of:=[$case_00140_00100.$C20]+IF([.$A20]=&quot;Agenc_A&quot;;[.M$2];IF([.$A20]=&quot;Agenc_B&quot;;[.M$3];IF([.$A20]=&quot;Agenc_C&quot;;[.M$4];IF([.$A20]=&quot;Agenc_D&quot;;[.M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N$2];IF([.$A20]=&quot;Agenc_B&quot;;[.N$3];IF([.$A20]=&quot;Agenc_C&quot;;[.N$4];IF([.$A20]=&quot;Agenc_D&quot;;[.N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O$2];IF([.$A20]=&quot;Agenc_B&quot;;[.O$3];IF([.$A20]=&quot;Agenc_C&quot;;[.O$4];IF([.$A20]=&quot;Agenc_D&quot;;[.O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P$2];IF([.$A20]=&quot;Agenc_B&quot;;[.P$3];IF([.$A20]=&quot;Agenc_C&quot;;[.P$4];IF([.$A20]=&quot;Agenc_D&quot;;[.P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Q$2];IF([.$A20]=&quot;Agenc_B&quot;;[.Q$3];IF([.$A20]=&quot;Agenc_C&quot;;[.Q$4];IF([.$A20]=&quot;Agenc_D&quot;;[.Q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R$2];IF([.$A20]=&quot;Agenc_B&quot;;[.R$3];IF([.$A20]=&quot;Agenc_C&quot;;[.R$4];IF([.$A20]=&quot;Agenc_D&quot;;[.R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S$2];IF([.$A20]=&quot;Agenc_B&quot;;[.S$3];IF([.$A20]=&quot;Agenc_C&quot;;[.S$4];IF([.$A20]=&quot;Agenc_D&quot;;[.S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T$2];IF([.$A20]=&quot;Agenc_B&quot;;[.T$3];IF([.$A20]=&quot;Agenc_C&quot;;[.T$4];IF([.$A20]=&quot;Agenc_D&quot;;[.T$5];0))))" office:value-type="float" office:value="5226100" calcext:value-type="float">
            <text:p>5226100</text:p>
          </table:table-cell>
          <table:table-cell table:style-name="ce4" table:formula="of:=CONCATENATE([.U$2];CHAR(13);&quot;    &quot;;&quot;'&quot;;[.L20];&quot;',&quot;;CHAR(13);&quot;    'SRID=3946;LINESTRING(&quot;;[.M20];&quot; &quot;;[.N20];&quot;,&quot;;[.O20];&quot; &quot;;[.P20];&quot;,&quot;;[.Q20];&quot; &quot;;[.R20];&quot;,&quot;;[.S20];&quot; &quot;;[.T20];&quot;)');&quot;;CHAR(13))" office:value-type="string" office:string-value="INSERT INTO &#13;  facade (&#13;    id,&#13;    geometry_asewkt)&#13;  VALUES (&#13;    'M35_Facade02',&#13;    'SRID=3946;LINESTRING(1380060 5226100,1380060 5226100,1380060 5226100,1380060 5226100)');&#13;" calcext:value-type="string">
            <text:p>INSERT INTO  <text:s/>facade ( <text:s text:c="3"/>id, <text:s text:c="3"/>geometry_asewkt) <text:s/>VALUES ( <text:s text:c="3"/>'M35_Facade02', <text:s text:c="3"/>'SRID=3946;LINESTRING(1380060 5226100,1380060 5226100,1380060 5226100,1380060 5226100)');</text:p>
          </table:table-cell>
          <table:table-cell table:style-name="ce5" table:formula="of:=CONCATENATE([$case_00140_00100.$A20];[.V$2])" office:value-type="string" office:string-value="M35_Facade03" calcext:value-type="string">
            <text:p>M35_Facade03</text:p>
          </table:table-cell>
          <table:table-cell table:style-name="ce5" table:formula="of:=[$case_00140_00100.$C20]+IF([.$A20]=&quot;Agenc_A&quot;;[.W$2];IF([.$A20]=&quot;Agenc_B&quot;;[.W$3];IF([.$A20]=&quot;Agenc_C&quot;;[.W$4];IF([.$A20]=&quot;Agenc_D&quot;;[.W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X$2];IF([.$A20]=&quot;Agenc_B&quot;;[.X$3];IF([.$A20]=&quot;Agenc_C&quot;;[.X$4];IF([.$A20]=&quot;Agenc_D&quot;;[.X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Y$2];IF([.$A20]=&quot;Agenc_B&quot;;[.Y$3];IF([.$A20]=&quot;Agenc_C&quot;;[.Y$4];IF([.$A20]=&quot;Agenc_D&quot;;[.Y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Z$2];IF([.$A20]=&quot;Agenc_B&quot;;[.Z$3];IF([.$A20]=&quot;Agenc_C&quot;;[.Z$4];IF([.$A20]=&quot;Agenc_D&quot;;[.Z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AA$2];IF([.$A20]=&quot;Agenc_B&quot;;[.AA$3];IF([.$A20]=&quot;Agenc_C&quot;;[.AA$4];IF([.$A20]=&quot;Agenc_D&quot;;[.AA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AB$2];IF([.$A20]=&quot;Agenc_B&quot;;[.AB$3];IF([.$A20]=&quot;Agenc_C&quot;;[.AB$4];IF([.$A20]=&quot;Agenc_D&quot;;[.AB$5];0))))" office:value-type="float" office:value="5226100" calcext:value-type="float">
            <text:p>5226100</text:p>
          </table:table-cell>
          <table:table-cell table:style-name="ce4" table:formula="of:=CONCATENATE([.AC$2];CHAR(13);&quot;    &quot;;&quot;'&quot;;[.V20];&quot;',&quot;;CHAR(13);&quot;    'SRID=3946;LINESTRING(&quot;;[.W20];&quot; &quot;;[.X20];&quot;,&quot;;[.Y20];&quot; &quot;;[.Z20];&quot;,&quot;;[.AA20];&quot; &quot;;[.AB20];&quot;)');&quot;;CHAR(13))" office:value-type="string" office:string-value="INSERT INTO &#13;  facade (&#13;    id,&#13;    geometry_asewkt)&#13;  VALUES (&#13;    'M35_Facade03',&#13;    'SRID=3946;LINESTRING(1380060 5226100,1380060 5226100,1380060 5226100)');&#13;" calcext:value-type="string">
            <text:p>INSERT INTO  <text:s/>facade ( <text:s text:c="3"/>id, <text:s text:c="3"/>geometry_asewkt) <text:s/>VALUES ( <text:s text:c="3"/>'M35_Facade03', <text:s text:c="3"/>'SRID=3946;LINESTRING(1380060 5226100,1380060 5226100,1380060 5226100)');</text:p>
          </table:table-cell>
          <table:table-cell table:style-name="ce5" table:formula="of:=CONCATENATE([$case_00140_00100.$A20];[.AD$2])" office:value-type="string" office:string-value="M35_Facade04" calcext:value-type="string">
            <text:p>M35_Facade04</text:p>
          </table:table-cell>
          <table:table-cell table:style-name="ce5" table:formula="of:=[$case_00140_00100.$C20]+IF([.$A20]=&quot;Agenc_A&quot;;[.AE$2];IF([.$A20]=&quot;Agenc_B&quot;;[.AE$3];IF([.$A20]=&quot;Agenc_C&quot;;[.AE$4];IF([.$A20]=&quot;Agenc_D&quot;;[.AE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AF$2];IF([.$A20]=&quot;Agenc_B&quot;;[.AF$3];IF([.$A20]=&quot;Agenc_C&quot;;[.AF$4];IF([.$A20]=&quot;Agenc_D&quot;;[.AF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AG$2];IF([.$A20]=&quot;Agenc_B&quot;;[.AG$3];IF([.$A20]=&quot;Agenc_C&quot;;[.AG$4];IF([.$A20]=&quot;Agenc_D&quot;;[.AG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AH$2];IF([.$A20]=&quot;Agenc_B&quot;;[.AH$3];IF([.$A20]=&quot;Agenc_C&quot;;[.AH$4];IF([.$A20]=&quot;Agenc_D&quot;;[.AH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AI$2];IF([.$A20]=&quot;Agenc_B&quot;;[.AI$3];IF([.$A20]=&quot;Agenc_C&quot;;[.AI$4];IF([.$A20]=&quot;Agenc_D&quot;;[.AI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AJ$2];IF([.$A20]=&quot;Agenc_B&quot;;[.AJ$3];IF([.$A20]=&quot;Agenc_C&quot;;[.AJ$4];IF([.$A20]=&quot;Agenc_D&quot;;[.AJ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AK$2];IF([.$A20]=&quot;Agenc_B&quot;;[.AK$3];IF([.$A20]=&quot;Agenc_C&quot;;[.AK$4];IF([.$A20]=&quot;Agenc_D&quot;;[.AK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AL$2];IF([.$A20]=&quot;Agenc_B&quot;;[.AL$3];IF([.$A20]=&quot;Agenc_C&quot;;[.AL$4];IF([.$A20]=&quot;Agenc_D&quot;;[.AL$5];0))))" office:value-type="float" office:value="5226100" calcext:value-type="float">
            <text:p>5226100</text:p>
          </table:table-cell>
          <table:table-cell table:style-name="ce4" table:formula="of:=CONCATENATE([.AM$2];CHAR(13);&quot;    &quot;;&quot;'&quot;;[.AD20];&quot;',&quot;;CHAR(13);&quot;    'SRID=3946;LINESTRING(&quot;;[.AE20];&quot; &quot;;[.AF20];&quot;,&quot;;[.AG20];&quot; &quot;;[.AH20];&quot;,&quot;;[.AI20];&quot; &quot;;[.AJ20];&quot;,&quot;;[.AK20];&quot; &quot;;[.AL20];&quot;)');&quot;;CHAR(13))" office:value-type="string" office:string-value="INSERT INTO &#13;  facade (&#13;    id,&#13;    geometry_asewkt)&#13;  VALUES (&#13;    'M35_Facade04',&#13;    'SRID=3946;LINESTRING(1380060 5226100,1380060 5226100,1380060 5226100,1380060 5226100)');&#13;" calcext:value-type="string">
            <text:p>INSERT INTO  <text:s/>facade ( <text:s text:c="3"/>id, <text:s text:c="3"/>geometry_asewkt) <text:s/>VALUES ( <text:s text:c="3"/>'M35_Facade04', <text:s text:c="3"/>'SRID=3946;LINESTRING(1380060 5226100,1380060 5226100,1380060 5226100,1380060 5226100)');</text:p>
          </table:table-cell>
          <table:table-cell table:style-name="ce5" table:formula="of:=CONCATENATE([$case_00140_00100.$A20];[.AN$2])" office:value-type="string" office:string-value="M35_Facade05" calcext:value-type="string">
            <text:p>M35_Facade05</text:p>
          </table:table-cell>
          <table:table-cell table:style-name="ce5" table:formula="of:=[$case_00140_00100.$C20]+IF([.$A20]=&quot;Agenc_A&quot;;[.AO$2];IF([.$A20]=&quot;Agenc_B&quot;;[.AO$3];IF([.$A20]=&quot;Agenc_C&quot;;[.AO$4];IF([.$A20]=&quot;Agenc_D&quot;;[.AO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AP$2];IF([.$A20]=&quot;Agenc_B&quot;;[.AP$3];IF([.$A20]=&quot;Agenc_C&quot;;[.AP$4];IF([.$A20]=&quot;Agenc_D&quot;;[.AP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AQ$2];IF([.$A20]=&quot;Agenc_B&quot;;[.AQ$3];IF([.$A20]=&quot;Agenc_C&quot;;[.AQ$4];IF([.$A20]=&quot;Agenc_D&quot;;[.AQ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AR$2];IF([.$A20]=&quot;Agenc_B&quot;;[.AR$3];IF([.$A20]=&quot;Agenc_C&quot;;[.AR$4];IF([.$A20]=&quot;Agenc_D&quot;;[.AR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AS$2];IF([.$A20]=&quot;Agenc_B&quot;;[.AS$3];IF([.$A20]=&quot;Agenc_C&quot;;[.AS$4];IF([.$A20]=&quot;Agenc_D&quot;;[.AS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AT$2];IF([.$A20]=&quot;Agenc_B&quot;;[.AT$3];IF([.$A20]=&quot;Agenc_C&quot;;[.AT$4];IF([.$A20]=&quot;Agenc_D&quot;;[.AT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AU$2];IF([.$A20]=&quot;Agenc_B&quot;;[.AU$3];IF([.$A20]=&quot;Agenc_C&quot;;[.AU$4];IF([.$A20]=&quot;Agenc_D&quot;;[.AU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AV$2];IF([.$A20]=&quot;Agenc_B&quot;;[.AV$3];IF([.$A20]=&quot;Agenc_C&quot;;[.AV$4];IF([.$A20]=&quot;Agenc_D&quot;;[.AV$5];0))))" office:value-type="float" office:value="5226100" calcext:value-type="float">
            <text:p>5226100</text:p>
          </table:table-cell>
          <table:table-cell table:style-name="ce4" table:formula="of:=CONCATENATE([.AW$2];CHAR(13);&quot;    &quot;;&quot;'&quot;;[.AN20];&quot;',&quot;;CHAR(13);&quot;    'SRID=3946;LINESTRING(&quot;;[.AO20];&quot; &quot;;[.AP20];&quot;,&quot;;[.AQ20];&quot; &quot;;[.AR20];&quot;,&quot;;[.AS20];&quot; &quot;;[.AT20];&quot;,&quot;;[.AU20];&quot; &quot;;[.AV20];&quot;)');&quot;;CHAR(13))" office:value-type="string" office:string-value="INSERT INTO &#13;  facade (&#13;    id,&#13;    geometry_asewkt)&#13;  VALUES (&#13;    'M35_Facade05',&#13;    'SRID=3946;LINESTRING(1380060 5226100,1380060 5226100,1380060 5226100,1380060 5226100)');&#13;" calcext:value-type="string">
            <text:p>INSERT INTO  <text:s/>facade ( <text:s text:c="3"/>id, <text:s text:c="3"/>geometry_asewkt) <text:s/>VALUES ( <text:s text:c="3"/>'M35_Facade05', <text:s text:c="3"/>'SRID=3946;LINESTRING(1380060 5226100,1380060 5226100,1380060 5226100,1380060 5226100)');</text:p>
          </table:table-cell>
          <table:table-cell table:style-name="ce5" table:formula="of:=CONCATENATE([$case_00140_00100.$A20];[.AX$2])" office:value-type="string" office:string-value="M35_Facade06" calcext:value-type="string">
            <text:p>M35_Facade06</text:p>
          </table:table-cell>
          <table:table-cell table:style-name="ce5" table:formula="of:=[$case_00140_00100.$C20]+IF([.$A20]=&quot;Agenc_A&quot;;[.AY$2];IF([.$A20]=&quot;Agenc_B&quot;;[.AY$3];IF([.$A20]=&quot;Agenc_C&quot;;[.AY$4];IF([.$A20]=&quot;Agenc_D&quot;;[.AY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AZ$2];IF([.$A20]=&quot;Agenc_B&quot;;[.AZ$3];IF([.$A20]=&quot;Agenc_C&quot;;[.AZ$4];IF([.$A20]=&quot;Agenc_D&quot;;[.AZ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BA$2];IF([.$A20]=&quot;Agenc_B&quot;;[.BA$3];IF([.$A20]=&quot;Agenc_C&quot;;[.BA$4];IF([.$A20]=&quot;Agenc_D&quot;;[.BA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BB$2];IF([.$A20]=&quot;Agenc_B&quot;;[.BB$3];IF([.$A20]=&quot;Agenc_C&quot;;[.BB$4];IF([.$A20]=&quot;Agenc_D&quot;;[.BB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BC$2];IF([.$A20]=&quot;Agenc_B&quot;;[.BC$3];IF([.$A20]=&quot;Agenc_C&quot;;[.BC$4];IF([.$A20]=&quot;Agenc_D&quot;;[.BC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BD$2];IF([.$A20]=&quot;Agenc_B&quot;;[.BD$3];IF([.$A20]=&quot;Agenc_C&quot;;[.BD$4];IF([.$A20]=&quot;Agenc_D&quot;;[.BD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BE$2];IF([.$A20]=&quot;Agenc_B&quot;;[.BE$3];IF([.$A20]=&quot;Agenc_C&quot;;[.BE$4];IF([.$A20]=&quot;Agenc_D&quot;;[.BE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BF$2];IF([.$A20]=&quot;Agenc_B&quot;;[.BF$3];IF([.$A20]=&quot;Agenc_C&quot;;[.BF$4];IF([.$A20]=&quot;Agenc_D&quot;;[.BF$5];0))))" office:value-type="float" office:value="5226100" calcext:value-type="float">
            <text:p>5226100</text:p>
          </table:table-cell>
          <table:table-cell table:style-name="ce4" table:formula="of:=CONCATENATE([.BG$2];CHAR(13);&quot;    &quot;;&quot;'&quot;;[.AX20];&quot;',&quot;;CHAR(13);&quot;    'SRID=3946;LINESTRING(&quot;;[.AY20];&quot; &quot;;[.AZ20];&quot;,&quot;;[.BA20];&quot; &quot;;[.BB20];&quot;,&quot;;[.BC20];&quot; &quot;;[.BD20];&quot;,&quot;;[.BE20];&quot; &quot;;[.BF20];&quot;)');&quot;;CHAR(13))" office:value-type="string" office:string-value="INSERT INTO &#13;  facade (&#13;    id,&#13;    geometry_asewkt)&#13;  VALUES (&#13;    'M35_Facade06',&#13;    'SRID=3946;LINESTRING(1380060 5226100,1380060 5226100,1380060 5226100,1380060 5226100)');&#13;" calcext:value-type="string">
            <text:p>INSERT INTO  <text:s/>facade ( <text:s text:c="3"/>id, <text:s text:c="3"/>geometry_asewkt) <text:s/>VALUES ( <text:s text:c="3"/>'M35_Facade06', <text:s text:c="3"/>'SRID=3946;LINESTRING(1380060 5226100,1380060 5226100,1380060 5226100,1380060 5226100)');</text:p>
          </table:table-cell>
          <table:table-cell table:style-name="ce5" table:formula="of:=CONCATENATE([$case_00140_00100.$A20];[.BH$2])" office:value-type="string" office:string-value="M35_Facade07" calcext:value-type="string">
            <text:p>M35_Facade07</text:p>
          </table:table-cell>
          <table:table-cell table:style-name="ce5" table:formula="of:=[$case_00140_00100.$C20]+IF([.$A20]=&quot;Agenc_A&quot;;[.BI$2];IF([.$A20]=&quot;Agenc_B&quot;;[.BI$3];IF([.$A20]=&quot;Agenc_C&quot;;[.BI$4];IF([.$A20]=&quot;Agenc_D&quot;;[.BI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BJ$2];IF([.$A20]=&quot;Agenc_B&quot;;[.BJ$3];IF([.$A20]=&quot;Agenc_C&quot;;[.BJ$4];IF([.$A20]=&quot;Agenc_D&quot;;[.BJ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BK$2];IF([.$A20]=&quot;Agenc_B&quot;;[.BK$3];IF([.$A20]=&quot;Agenc_C&quot;;[.BK$4];IF([.$A20]=&quot;Agenc_D&quot;;[.BK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BL$2];IF([.$A20]=&quot;Agenc_B&quot;;[.BL$3];IF([.$A20]=&quot;Agenc_C&quot;;[.BL$4];IF([.$A20]=&quot;Agenc_D&quot;;[.BL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BM$2];IF([.$A20]=&quot;Agenc_B&quot;;[.BM$3];IF([.$A20]=&quot;Agenc_C&quot;;[.BM$4];IF([.$A20]=&quot;Agenc_D&quot;;[.BM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BN$2];IF([.$A20]=&quot;Agenc_B&quot;;[.BN$3];IF([.$A20]=&quot;Agenc_C&quot;;[.BN$4];IF([.$A20]=&quot;Agenc_D&quot;;[.BN$5];0))))" office:value-type="float" office:value="5226100" calcext:value-type="float">
            <text:p>5226100</text:p>
          </table:table-cell>
          <table:table-cell table:style-name="ce4" table:formula="of:=CONCATENATE([.BO$2];CHAR(13);&quot;    &quot;;&quot;'&quot;;[.BH20];&quot;',&quot;;CHAR(13);&quot;    'SRID=3946;LINESTRING(&quot;;[.BI20];&quot; &quot;;[.BJ20];&quot;,&quot;;[.BK20];&quot; &quot;;[.BL20];&quot;,&quot;;[.BM20];&quot; &quot;;[.BN20];&quot;)');&quot;;CHAR(13))" office:value-type="string" office:string-value="INSERT INTO &#13;  facade_id (&#13;    id,&#13;    geometry_asewkt)&#13;  VALUES (&#13;    'M35_Facade07',&#13;    'SRID=3946;LINESTRING(1380060 5226100,1380060 5226100,1380060 5226100)');&#13;" calcext:value-type="string">
            <text:p>INSERT INTO  <text:s/>facade_id ( <text:s text:c="3"/>id, <text:s text:c="3"/>geometry_asewkt) <text:s/>VALUES ( <text:s text:c="3"/>'M35_Facade07', <text:s text:c="3"/>'SRID=3946;LINESTRING(1380060 5226100,1380060 5226100,1380060 5226100)');</text:p>
          </table:table-cell>
          <table:table-cell table:style-name="ce5" table:formula="of:=CONCATENATE([$case_00140_00100.$A20];[.BP$2])" office:value-type="string" office:string-value="M35_Facade08" calcext:value-type="string">
            <text:p>M35_Facade08</text:p>
          </table:table-cell>
          <table:table-cell table:style-name="ce5" table:formula="of:=[$case_00140_00100.$C20]+IF([.$A20]=&quot;Agenc_A&quot;;[.BQ$2];IF([.$A20]=&quot;Agenc_B&quot;;[.BQ$3];IF([.$A20]=&quot;Agenc_C&quot;;[.BQ$4];IF([.$A20]=&quot;Agenc_D&quot;;[.BQ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BR$2];IF([.$A20]=&quot;Agenc_B&quot;;[.BR$3];IF([.$A20]=&quot;Agenc_C&quot;;[.BR$4];IF([.$A20]=&quot;Agenc_D&quot;;[.BR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BS$2];IF([.$A20]=&quot;Agenc_B&quot;;[.BS$3];IF([.$A20]=&quot;Agenc_C&quot;;[.BS$4];IF([.$A20]=&quot;Agenc_D&quot;;[.BS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BT$2];IF([.$A20]=&quot;Agenc_B&quot;;[.BT$3];IF([.$A20]=&quot;Agenc_C&quot;;[.BT$4];IF([.$A20]=&quot;Agenc_D&quot;;[.BT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BU$2];IF([.$A20]=&quot;Agenc_B&quot;;[.BU$3];IF([.$A20]=&quot;Agenc_C&quot;;[.BU$4];IF([.$A20]=&quot;Agenc_D&quot;;[.BU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BV$2];IF([.$A20]=&quot;Agenc_B&quot;;[.BV$3];IF([.$A20]=&quot;Agenc_C&quot;;[.BV$4];IF([.$A20]=&quot;Agenc_D&quot;;[.BV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BW$2];IF([.$A20]=&quot;Agenc_B&quot;;[.BW$3];IF([.$A20]=&quot;Agenc_C&quot;;[.BW$4];IF([.$A20]=&quot;Agenc_D&quot;;[.BW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BX$2];IF([.$A20]=&quot;Agenc_B&quot;;[.BX$3];IF([.$A20]=&quot;Agenc_C&quot;;[.BX$4];IF([.$A20]=&quot;Agenc_D&quot;;[.BX$5];0))))" office:value-type="float" office:value="5226100" calcext:value-type="float">
            <text:p>5226100</text:p>
          </table:table-cell>
          <table:table-cell table:style-name="ce4" table:formula="of:=CONCATENATE([.BY$2];CHAR(13);&quot;    &quot;;&quot;'&quot;;[.BP20];&quot;',&quot;;CHAR(13);&quot;    'SRID=3946;LINESTRING(&quot;;[.BQ20];&quot; &quot;;[.BR20];&quot;,&quot;;[.BS20];&quot; &quot;;[.BT20];&quot;,&quot;;[.BU20];&quot; &quot;;[.BV20];&quot;,&quot;;[.BW20];&quot; &quot;;[.BX20];&quot;)');&quot;;CHAR(13))" office:value-type="string" office:string-value="INSERT INTO &#13;  facade (&#13;    id,&#13;    geometry_asewkt)&#13;  VALUES (&#13;    'M35_Facade08',&#13;    'SRID=3946;LINESTRING(1380060 5226100,1380060 5226100,1380060 5226100,1380060 5226100)');&#13;" calcext:value-type="string">
            <text:p>INSERT INTO  <text:s/>facade ( <text:s text:c="3"/>id, <text:s text:c="3"/>geometry_asewkt) <text:s/>VALUES ( <text:s text:c="3"/>'M35_Facade08', <text:s text:c="3"/>'SRID=3946;LINESTRING(1380060 5226100,1380060 5226100,1380060 5226100,1380060 5226100)');</text:p>
          </table:table-cell>
          <table:table-cell table:formula="of:=CONCATENATE([.K20];CHAR(13);[.U20];CHAR(13);[.AC20];CHAR(13);[.AM20];CHAR(13);[.AW20];CHAR(13);[.BG20];CHAR(13);[.BO20];CHAR(13);[.BY20];CHAR(13))" office:value-type="string" office:string-value="INSERT INTO &#13;  facade (&#13;    id,&#13;    geometry_asewkt)&#13;  VALUES (&#13;    'M35_Facade01',&#13;    'SRID=3946;LINESTRING(1380060 5226100,1380060 5226100,1380060 5226100,1380060 5226100)');&#13;&#13;INSERT INTO &#13;  facade (&#13;    id,&#13;    geometry_asewkt)&#13;  VALUES (&#13;    'M35_Facade02',&#13;    'SRID=3946;LINESTRING(1380060 5226100,1380060 5226100,1380060 5226100,1380060 5226100)');&#13;&#13;INSERT INTO &#13;  facade (&#13;    id,&#13;    geometry_asewkt)&#13;  VALUES (&#13;    'M35_Facade03',&#13;    'SRID=3946;LINESTRING(1380060 5226100,1380060 5226100,1380060 5226100)');&#13;&#13;INSERT INTO &#13;  facade (&#13;    id,&#13;    geometry_asewkt)&#13;  VALUES (&#13;    'M35_Facade04',&#13;    'SRID=3946;LINESTRING(1380060 5226100,1380060 5226100,1380060 5226100,1380060 5226100)');&#13;&#13;INSERT INTO &#13;  facade (&#13;    id,&#13;    geometry_asewkt)&#13;  VALUES (&#13;    'M35_Facade05',&#13;    'SRID=3946;LINESTRING(1380060 5226100,1380060 5226100,1380060 5226100,1380060 5226100)');&#13;&#13;INSERT INTO &#13;  facade (&#13;    id,&#13;    geometry_asewkt)&#13;  VALUES (&#13;    'M35_Facade06',&#13;    'SRID=3946;LINESTRING(1380060 5226100,1380060 5226100,1380060 5226100,1380060 5226100)');&#13;&#13;INSERT INTO &#13;  facade_id (&#13;    id,&#13;    geometry_asewkt)&#13;  VALUES (&#13;    'M35_Facade07',&#13;    'SRID=3946;LINESTRING(1380060 5226100,1380060 5226100,1380060 5226100)');&#13;&#13;INSERT INTO &#13;  facade (&#13;    id,&#13;    geometry_asewkt)&#13;  VALUES (&#13;    'M35_Facade08',&#13;    'SRID=3946;LINESTRING(1380060 5226100,1380060 5226100,1380060 5226100,1380060 5226100)');&#13;&#13;" calcext:value-type="string">
            <text:p>INSERT INTO  <text:s/>facade ( <text:s text:c="3"/>id, <text:s text:c="3"/>geometry_asewkt) <text:s/>VALUES ( <text:s text:c="3"/>'M35_Facade01', <text:s text:c="3"/>'SRID=3946;LINESTRING(1380060 5226100,1380060 5226100,1380060 5226100,1380060 5226100)');INSERT INTO  <text:s/>facade ( <text:s text:c="3"/>id, <text:s text:c="3"/>geometry_asewkt) <text:s/>VALUES ( <text:s text:c="3"/>'M35_Facade02', <text:s text:c="3"/>'SRID=3946;LINESTRING(1380060 5226100,1380060 5226100,1380060 5226100,1380060 5226100)');INSERT INTO  <text:s/>facade ( <text:s text:c="3"/>id, <text:s text:c="3"/>geometry_asewkt) <text:s/>VALUES ( <text:s text:c="3"/>'M35_Facade03', <text:s text:c="3"/>'SRID=3946;LINESTRING(1380060 5226100,1380060 5226100,1380060 5226100)');INSERT INTO  <text:s/>facade ( <text:s text:c="3"/>id, <text:s text:c="3"/>geometry_asewkt) <text:s/>VALUES ( <text:s text:c="3"/>'M35_Facade04', <text:s text:c="3"/>'SRID=3946;LINESTRING(1380060 5226100,1380060 5226100,1380060 5226100,1380060 5226100)');INSERT INTO  <text:s/>facade ( <text:s text:c="3"/>id, <text:s text:c="3"/>geometry_asewkt) <text:s/>VALUES ( <text:s text:c="3"/>'M35_Facade05', <text:s text:c="3"/>'SRID=3946;LINESTRING(1380060 5226100,1380060 5226100,1380060 5226100,1380060 5226100)');INSERT INTO  <text:s/>facade ( <text:s text:c="3"/>id, <text:s text:c="3"/>geometry_asewkt) <text:s/>VALUES ( <text:s text:c="3"/>'M35_Facade06', <text:s text:c="3"/>'SRID=3946;LINESTRING(1380060 5226100,1380060 5226100,1380060 5226100,1380060 5226100)');INSERT INTO  <text:s/>facade_id ( <text:s text:c="3"/>id, <text:s text:c="3"/>geometry_asewkt) <text:s/>VALUES ( <text:s text:c="3"/>'M35_Facade07', <text:s text:c="3"/>'SRID=3946;LINESTRING(1380060 5226100,1380060 5226100,1380060 5226100)');INSERT INTO  <text:s/>facade ( <text:s text:c="3"/>id, <text:s text:c="3"/>geometry_asewkt) <text:s/>VALUES ( <text:s text:c="3"/>'M35_Facade08', <text:s text:c="3"/>'SRID=3946;LINESTRING(1380060 5226100,1380060 5226100,1380060 5226100,1380060 5226100)');</text:p>
          </table:table-cell>
          <table:table-cell table:number-columns-repeated="946"/>
        </table:table-row>
        <table:table-row table:style-name="ro5">
          <table:table-cell table:formula="of:=[case_00140_00100.B21]" office:value-type="string" office:string-value="Agenc_B" calcext:value-type="string">
            <text:p>Agenc_B</text:p>
          </table:table-cell>
          <table:table-cell table:style-name="ce5" table:formula="of:=CONCATENATE([$case_00140_00100.$A21];[.B$2])" office:value-type="string" office:string-value="M41_Facade01" calcext:value-type="string">
            <text:p>M41_Facade01</text:p>
          </table:table-cell>
          <table:table-cell table:style-name="ce5" table:formula="of:=[$case_00140_00100.$C21]+IF([.$A21]=&quot;Agenc_A&quot;;[.C$2];IF([.$A21]=&quot;Agenc_B&quot;;[.C$3];IF([.$A21]=&quot;Agenc_C&quot;;[.C$4];IF([.$A21]=&quot;Agenc_D&quot;;[.C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D$2];IF([.$A21]=&quot;Agenc_B&quot;;[.D$3];IF([.$A21]=&quot;Agenc_C&quot;;[.D$4];IF([.$A21]=&quot;Agenc_D&quot;;[.D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E$2];IF([.$A21]=&quot;Agenc_B&quot;;[.E$3];IF([.$A21]=&quot;Agenc_C&quot;;[.E$4];IF([.$A21]=&quot;Agenc_D&quot;;[.E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F$2];IF([.$A21]=&quot;Agenc_B&quot;;[.F$3];IF([.$A21]=&quot;Agenc_C&quot;;[.F$4];IF([.$A21]=&quot;Agenc_D&quot;;[.F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G$2];IF([.$A21]=&quot;Agenc_B&quot;;[.G$3];IF([.$A21]=&quot;Agenc_C&quot;;[.G$4];IF([.$A21]=&quot;Agenc_D&quot;;[.G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H$2];IF([.$A21]=&quot;Agenc_B&quot;;[.H$3];IF([.$A21]=&quot;Agenc_C&quot;;[.H$4];IF([.$A21]=&quot;Agenc_D&quot;;[.H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I$2];IF([.$A21]=&quot;Agenc_B&quot;;[.I$3];IF([.$A21]=&quot;Agenc_C&quot;;[.I$4];IF([.$A21]=&quot;Agenc_D&quot;;[.I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J$2];IF([.$A21]=&quot;Agenc_B&quot;;[.J$3];IF([.$A21]=&quot;Agenc_C&quot;;[.J$4];IF([.$A21]=&quot;Agenc_D&quot;;[.J$5];0))))" office:value-type="float" office:value="5226000" calcext:value-type="float">
            <text:p>5226000</text:p>
          </table:table-cell>
          <table:table-cell table:style-name="ce4" table:formula="of:=CONCATENATE([.K$2];CHAR(13);&quot;    &quot;;&quot;'&quot;;[.B21];&quot;',&quot;;CHAR(13);&quot;    'SRID=3946;LINESTRING(&quot;;[.C21];&quot; &quot;;[.D21];&quot;,&quot;;[.E21];&quot; &quot;;[.F21];&quot;,&quot;;[.G21];&quot; &quot;;[.H21];&quot;,&quot;;[.I21];&quot; &quot;;[.J21];&quot;)');&quot;;CHAR(13))" office:value-type="string" office:string-value="INSERT INTO &#13;  facade (&#13;    id,&#13;    geometry_asewkt)&#13;  VALUES (&#13;    'M41_Facade01',&#13;    'SRID=3946;LINESTRING(1379500 5226000,1379500 5226000,1379500 5226000,1379500 5226000)');&#13;" calcext:value-type="string">
            <text:p>INSERT INTO  <text:s/>facade ( <text:s text:c="3"/>id, <text:s text:c="3"/>geometry_asewkt) <text:s/>VALUES ( <text:s text:c="3"/>'M41_Facade01', <text:s text:c="3"/>'SRID=3946;LINESTRING(1379500 5226000,1379500 5226000,1379500 5226000,1379500 5226000)');</text:p>
          </table:table-cell>
          <table:table-cell table:style-name="ce5" table:formula="of:=CONCATENATE([$case_00140_00100.$A21];[.L$2])" office:value-type="string" office:string-value="M41_Facade02" calcext:value-type="string">
            <text:p>M41_Facade02</text:p>
          </table:table-cell>
          <table:table-cell table:style-name="ce5" table:formula="of:=[$case_00140_00100.$C21]+IF([.$A21]=&quot;Agenc_A&quot;;[.M$2];IF([.$A21]=&quot;Agenc_B&quot;;[.M$3];IF([.$A21]=&quot;Agenc_C&quot;;[.M$4];IF([.$A21]=&quot;Agenc_D&quot;;[.M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N$2];IF([.$A21]=&quot;Agenc_B&quot;;[.N$3];IF([.$A21]=&quot;Agenc_C&quot;;[.N$4];IF([.$A21]=&quot;Agenc_D&quot;;[.N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O$2];IF([.$A21]=&quot;Agenc_B&quot;;[.O$3];IF([.$A21]=&quot;Agenc_C&quot;;[.O$4];IF([.$A21]=&quot;Agenc_D&quot;;[.O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P$2];IF([.$A21]=&quot;Agenc_B&quot;;[.P$3];IF([.$A21]=&quot;Agenc_C&quot;;[.P$4];IF([.$A21]=&quot;Agenc_D&quot;;[.P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Q$2];IF([.$A21]=&quot;Agenc_B&quot;;[.Q$3];IF([.$A21]=&quot;Agenc_C&quot;;[.Q$4];IF([.$A21]=&quot;Agenc_D&quot;;[.Q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R$2];IF([.$A21]=&quot;Agenc_B&quot;;[.R$3];IF([.$A21]=&quot;Agenc_C&quot;;[.R$4];IF([.$A21]=&quot;Agenc_D&quot;;[.R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S$2];IF([.$A21]=&quot;Agenc_B&quot;;[.S$3];IF([.$A21]=&quot;Agenc_C&quot;;[.S$4];IF([.$A21]=&quot;Agenc_D&quot;;[.S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T$2];IF([.$A21]=&quot;Agenc_B&quot;;[.T$3];IF([.$A21]=&quot;Agenc_C&quot;;[.T$4];IF([.$A21]=&quot;Agenc_D&quot;;[.T$5];0))))" office:value-type="float" office:value="5226000" calcext:value-type="float">
            <text:p>5226000</text:p>
          </table:table-cell>
          <table:table-cell table:style-name="ce4" table:formula="of:=CONCATENATE([.U$2];CHAR(13);&quot;    &quot;;&quot;'&quot;;[.L21];&quot;',&quot;;CHAR(13);&quot;    'SRID=3946;LINESTRING(&quot;;[.M21];&quot; &quot;;[.N21];&quot;,&quot;;[.O21];&quot; &quot;;[.P21];&quot;,&quot;;[.Q21];&quot; &quot;;[.R21];&quot;,&quot;;[.S21];&quot; &quot;;[.T21];&quot;)');&quot;;CHAR(13))" office:value-type="string" office:string-value="INSERT INTO &#13;  facade (&#13;    id,&#13;    geometry_asewkt)&#13;  VALUES (&#13;    'M41_Facade02',&#13;    'SRID=3946;LINESTRING(1379500 5226000,1379500 5226000,1379500 5226000,1379500 5226000)');&#13;" calcext:value-type="string">
            <text:p>INSERT INTO  <text:s/>facade ( <text:s text:c="3"/>id, <text:s text:c="3"/>geometry_asewkt) <text:s/>VALUES ( <text:s text:c="3"/>'M41_Facade02', <text:s text:c="3"/>'SRID=3946;LINESTRING(1379500 5226000,1379500 5226000,1379500 5226000,1379500 5226000)');</text:p>
          </table:table-cell>
          <table:table-cell table:style-name="ce5" table:formula="of:=CONCATENATE([$case_00140_00100.$A21];[.V$2])" office:value-type="string" office:string-value="M41_Facade03" calcext:value-type="string">
            <text:p>M41_Facade03</text:p>
          </table:table-cell>
          <table:table-cell table:style-name="ce5" table:formula="of:=[$case_00140_00100.$C21]+IF([.$A21]=&quot;Agenc_A&quot;;[.W$2];IF([.$A21]=&quot;Agenc_B&quot;;[.W$3];IF([.$A21]=&quot;Agenc_C&quot;;[.W$4];IF([.$A21]=&quot;Agenc_D&quot;;[.W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X$2];IF([.$A21]=&quot;Agenc_B&quot;;[.X$3];IF([.$A21]=&quot;Agenc_C&quot;;[.X$4];IF([.$A21]=&quot;Agenc_D&quot;;[.X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Y$2];IF([.$A21]=&quot;Agenc_B&quot;;[.Y$3];IF([.$A21]=&quot;Agenc_C&quot;;[.Y$4];IF([.$A21]=&quot;Agenc_D&quot;;[.Y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Z$2];IF([.$A21]=&quot;Agenc_B&quot;;[.Z$3];IF([.$A21]=&quot;Agenc_C&quot;;[.Z$4];IF([.$A21]=&quot;Agenc_D&quot;;[.Z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AA$2];IF([.$A21]=&quot;Agenc_B&quot;;[.AA$3];IF([.$A21]=&quot;Agenc_C&quot;;[.AA$4];IF([.$A21]=&quot;Agenc_D&quot;;[.AA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AB$2];IF([.$A21]=&quot;Agenc_B&quot;;[.AB$3];IF([.$A21]=&quot;Agenc_C&quot;;[.AB$4];IF([.$A21]=&quot;Agenc_D&quot;;[.AB$5];0))))" office:value-type="float" office:value="5226000" calcext:value-type="float">
            <text:p>5226000</text:p>
          </table:table-cell>
          <table:table-cell table:style-name="ce4" table:formula="of:=CONCATENATE([.AC$2];CHAR(13);&quot;    &quot;;&quot;'&quot;;[.V21];&quot;',&quot;;CHAR(13);&quot;    'SRID=3946;LINESTRING(&quot;;[.W21];&quot; &quot;;[.X21];&quot;,&quot;;[.Y21];&quot; &quot;;[.Z21];&quot;,&quot;;[.AA21];&quot; &quot;;[.AB21];&quot;)');&quot;;CHAR(13))" office:value-type="string" office:string-value="INSERT INTO &#13;  facade (&#13;    id,&#13;    geometry_asewkt)&#13;  VALUES (&#13;    'M41_Facade03',&#13;    'SRID=3946;LINESTRING(1379500 5226000,1379500 5226000,1379500 5226000)');&#13;" calcext:value-type="string">
            <text:p>INSERT INTO  <text:s/>facade ( <text:s text:c="3"/>id, <text:s text:c="3"/>geometry_asewkt) <text:s/>VALUES ( <text:s text:c="3"/>'M41_Facade03', <text:s text:c="3"/>'SRID=3946;LINESTRING(1379500 5226000,1379500 5226000,1379500 5226000)');</text:p>
          </table:table-cell>
          <table:table-cell table:style-name="ce5" table:formula="of:=CONCATENATE([$case_00140_00100.$A21];[.AD$2])" office:value-type="string" office:string-value="M41_Facade04" calcext:value-type="string">
            <text:p>M41_Facade04</text:p>
          </table:table-cell>
          <table:table-cell table:style-name="ce5" table:formula="of:=[$case_00140_00100.$C21]+IF([.$A21]=&quot;Agenc_A&quot;;[.AE$2];IF([.$A21]=&quot;Agenc_B&quot;;[.AE$3];IF([.$A21]=&quot;Agenc_C&quot;;[.AE$4];IF([.$A21]=&quot;Agenc_D&quot;;[.AE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AF$2];IF([.$A21]=&quot;Agenc_B&quot;;[.AF$3];IF([.$A21]=&quot;Agenc_C&quot;;[.AF$4];IF([.$A21]=&quot;Agenc_D&quot;;[.AF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AG$2];IF([.$A21]=&quot;Agenc_B&quot;;[.AG$3];IF([.$A21]=&quot;Agenc_C&quot;;[.AG$4];IF([.$A21]=&quot;Agenc_D&quot;;[.AG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AH$2];IF([.$A21]=&quot;Agenc_B&quot;;[.AH$3];IF([.$A21]=&quot;Agenc_C&quot;;[.AH$4];IF([.$A21]=&quot;Agenc_D&quot;;[.AH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AI$2];IF([.$A21]=&quot;Agenc_B&quot;;[.AI$3];IF([.$A21]=&quot;Agenc_C&quot;;[.AI$4];IF([.$A21]=&quot;Agenc_D&quot;;[.AI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AJ$2];IF([.$A21]=&quot;Agenc_B&quot;;[.AJ$3];IF([.$A21]=&quot;Agenc_C&quot;;[.AJ$4];IF([.$A21]=&quot;Agenc_D&quot;;[.AJ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AK$2];IF([.$A21]=&quot;Agenc_B&quot;;[.AK$3];IF([.$A21]=&quot;Agenc_C&quot;;[.AK$4];IF([.$A21]=&quot;Agenc_D&quot;;[.AK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AL$2];IF([.$A21]=&quot;Agenc_B&quot;;[.AL$3];IF([.$A21]=&quot;Agenc_C&quot;;[.AL$4];IF([.$A21]=&quot;Agenc_D&quot;;[.AL$5];0))))" office:value-type="float" office:value="5226000" calcext:value-type="float">
            <text:p>5226000</text:p>
          </table:table-cell>
          <table:table-cell table:style-name="ce4" table:formula="of:=CONCATENATE([.AM$2];CHAR(13);&quot;    &quot;;&quot;'&quot;;[.AD21];&quot;',&quot;;CHAR(13);&quot;    'SRID=3946;LINESTRING(&quot;;[.AE21];&quot; &quot;;[.AF21];&quot;,&quot;;[.AG21];&quot; &quot;;[.AH21];&quot;,&quot;;[.AI21];&quot; &quot;;[.AJ21];&quot;,&quot;;[.AK21];&quot; &quot;;[.AL21];&quot;)');&quot;;CHAR(13))" office:value-type="string" office:string-value="INSERT INTO &#13;  facade (&#13;    id,&#13;    geometry_asewkt)&#13;  VALUES (&#13;    'M41_Facade04',&#13;    'SRID=3946;LINESTRING(1379500 5226000,1379500 5226000,1379500 5226000,1379500 5226000)');&#13;" calcext:value-type="string">
            <text:p>INSERT INTO  <text:s/>facade ( <text:s text:c="3"/>id, <text:s text:c="3"/>geometry_asewkt) <text:s/>VALUES ( <text:s text:c="3"/>'M41_Facade04', <text:s text:c="3"/>'SRID=3946;LINESTRING(1379500 5226000,1379500 5226000,1379500 5226000,1379500 5226000)');</text:p>
          </table:table-cell>
          <table:table-cell table:style-name="ce5" table:formula="of:=CONCATENATE([$case_00140_00100.$A21];[.AN$2])" office:value-type="string" office:string-value="M41_Facade05" calcext:value-type="string">
            <text:p>M41_Facade05</text:p>
          </table:table-cell>
          <table:table-cell table:style-name="ce5" table:formula="of:=[$case_00140_00100.$C21]+IF([.$A21]=&quot;Agenc_A&quot;;[.AO$2];IF([.$A21]=&quot;Agenc_B&quot;;[.AO$3];IF([.$A21]=&quot;Agenc_C&quot;;[.AO$4];IF([.$A21]=&quot;Agenc_D&quot;;[.AO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AP$2];IF([.$A21]=&quot;Agenc_B&quot;;[.AP$3];IF([.$A21]=&quot;Agenc_C&quot;;[.AP$4];IF([.$A21]=&quot;Agenc_D&quot;;[.AP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AQ$2];IF([.$A21]=&quot;Agenc_B&quot;;[.AQ$3];IF([.$A21]=&quot;Agenc_C&quot;;[.AQ$4];IF([.$A21]=&quot;Agenc_D&quot;;[.AQ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AR$2];IF([.$A21]=&quot;Agenc_B&quot;;[.AR$3];IF([.$A21]=&quot;Agenc_C&quot;;[.AR$4];IF([.$A21]=&quot;Agenc_D&quot;;[.AR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AS$2];IF([.$A21]=&quot;Agenc_B&quot;;[.AS$3];IF([.$A21]=&quot;Agenc_C&quot;;[.AS$4];IF([.$A21]=&quot;Agenc_D&quot;;[.AS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AT$2];IF([.$A21]=&quot;Agenc_B&quot;;[.AT$3];IF([.$A21]=&quot;Agenc_C&quot;;[.AT$4];IF([.$A21]=&quot;Agenc_D&quot;;[.AT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AU$2];IF([.$A21]=&quot;Agenc_B&quot;;[.AU$3];IF([.$A21]=&quot;Agenc_C&quot;;[.AU$4];IF([.$A21]=&quot;Agenc_D&quot;;[.AU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AV$2];IF([.$A21]=&quot;Agenc_B&quot;;[.AV$3];IF([.$A21]=&quot;Agenc_C&quot;;[.AV$4];IF([.$A21]=&quot;Agenc_D&quot;;[.AV$5];0))))" office:value-type="float" office:value="5226000" calcext:value-type="float">
            <text:p>5226000</text:p>
          </table:table-cell>
          <table:table-cell table:style-name="ce4" table:formula="of:=CONCATENATE([.AW$2];CHAR(13);&quot;    &quot;;&quot;'&quot;;[.AN21];&quot;',&quot;;CHAR(13);&quot;    'SRID=3946;LINESTRING(&quot;;[.AO21];&quot; &quot;;[.AP21];&quot;,&quot;;[.AQ21];&quot; &quot;;[.AR21];&quot;,&quot;;[.AS21];&quot; &quot;;[.AT21];&quot;,&quot;;[.AU21];&quot; &quot;;[.AV21];&quot;)');&quot;;CHAR(13))" office:value-type="string" office:string-value="INSERT INTO &#13;  facade (&#13;    id,&#13;    geometry_asewkt)&#13;  VALUES (&#13;    'M41_Facade05',&#13;    'SRID=3946;LINESTRING(1379500 5226000,1379500 5226000,1379500 5226000,1379500 5226000)');&#13;" calcext:value-type="string">
            <text:p>INSERT INTO  <text:s/>facade ( <text:s text:c="3"/>id, <text:s text:c="3"/>geometry_asewkt) <text:s/>VALUES ( <text:s text:c="3"/>'M41_Facade05', <text:s text:c="3"/>'SRID=3946;LINESTRING(1379500 5226000,1379500 5226000,1379500 5226000,1379500 5226000)');</text:p>
          </table:table-cell>
          <table:table-cell table:style-name="ce5" table:formula="of:=CONCATENATE([$case_00140_00100.$A21];[.AX$2])" office:value-type="string" office:string-value="M41_Facade06" calcext:value-type="string">
            <text:p>M41_Facade06</text:p>
          </table:table-cell>
          <table:table-cell table:style-name="ce5" table:formula="of:=[$case_00140_00100.$C21]+IF([.$A21]=&quot;Agenc_A&quot;;[.AY$2];IF([.$A21]=&quot;Agenc_B&quot;;[.AY$3];IF([.$A21]=&quot;Agenc_C&quot;;[.AY$4];IF([.$A21]=&quot;Agenc_D&quot;;[.AY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AZ$2];IF([.$A21]=&quot;Agenc_B&quot;;[.AZ$3];IF([.$A21]=&quot;Agenc_C&quot;;[.AZ$4];IF([.$A21]=&quot;Agenc_D&quot;;[.AZ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BA$2];IF([.$A21]=&quot;Agenc_B&quot;;[.BA$3];IF([.$A21]=&quot;Agenc_C&quot;;[.BA$4];IF([.$A21]=&quot;Agenc_D&quot;;[.BA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BB$2];IF([.$A21]=&quot;Agenc_B&quot;;[.BB$3];IF([.$A21]=&quot;Agenc_C&quot;;[.BB$4];IF([.$A21]=&quot;Agenc_D&quot;;[.BB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BC$2];IF([.$A21]=&quot;Agenc_B&quot;;[.BC$3];IF([.$A21]=&quot;Agenc_C&quot;;[.BC$4];IF([.$A21]=&quot;Agenc_D&quot;;[.BC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BD$2];IF([.$A21]=&quot;Agenc_B&quot;;[.BD$3];IF([.$A21]=&quot;Agenc_C&quot;;[.BD$4];IF([.$A21]=&quot;Agenc_D&quot;;[.BD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BE$2];IF([.$A21]=&quot;Agenc_B&quot;;[.BE$3];IF([.$A21]=&quot;Agenc_C&quot;;[.BE$4];IF([.$A21]=&quot;Agenc_D&quot;;[.BE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BF$2];IF([.$A21]=&quot;Agenc_B&quot;;[.BF$3];IF([.$A21]=&quot;Agenc_C&quot;;[.BF$4];IF([.$A21]=&quot;Agenc_D&quot;;[.BF$5];0))))" office:value-type="float" office:value="5226000" calcext:value-type="float">
            <text:p>5226000</text:p>
          </table:table-cell>
          <table:table-cell table:style-name="ce4" table:formula="of:=CONCATENATE([.BG$2];CHAR(13);&quot;    &quot;;&quot;'&quot;;[.AX21];&quot;',&quot;;CHAR(13);&quot;    'SRID=3946;LINESTRING(&quot;;[.AY21];&quot; &quot;;[.AZ21];&quot;,&quot;;[.BA21];&quot; &quot;;[.BB21];&quot;,&quot;;[.BC21];&quot; &quot;;[.BD21];&quot;,&quot;;[.BE21];&quot; &quot;;[.BF21];&quot;)');&quot;;CHAR(13))" office:value-type="string" office:string-value="INSERT INTO &#13;  facade (&#13;    id,&#13;    geometry_asewkt)&#13;  VALUES (&#13;    'M41_Facade06',&#13;    'SRID=3946;LINESTRING(1379500 5226000,1379500 5226000,1379500 5226000,1379500 5226000)');&#13;" calcext:value-type="string">
            <text:p>INSERT INTO  <text:s/>facade ( <text:s text:c="3"/>id, <text:s text:c="3"/>geometry_asewkt) <text:s/>VALUES ( <text:s text:c="3"/>'M41_Facade06', <text:s text:c="3"/>'SRID=3946;LINESTRING(1379500 5226000,1379500 5226000,1379500 5226000,1379500 5226000)');</text:p>
          </table:table-cell>
          <table:table-cell table:style-name="ce5" table:formula="of:=CONCATENATE([$case_00140_00100.$A21];[.BH$2])" office:value-type="string" office:string-value="M41_Facade07" calcext:value-type="string">
            <text:p>M41_Facade07</text:p>
          </table:table-cell>
          <table:table-cell table:style-name="ce5" table:formula="of:=[$case_00140_00100.$C21]+IF([.$A21]=&quot;Agenc_A&quot;;[.BI$2];IF([.$A21]=&quot;Agenc_B&quot;;[.BI$3];IF([.$A21]=&quot;Agenc_C&quot;;[.BI$4];IF([.$A21]=&quot;Agenc_D&quot;;[.BI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BJ$2];IF([.$A21]=&quot;Agenc_B&quot;;[.BJ$3];IF([.$A21]=&quot;Agenc_C&quot;;[.BJ$4];IF([.$A21]=&quot;Agenc_D&quot;;[.BJ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BK$2];IF([.$A21]=&quot;Agenc_B&quot;;[.BK$3];IF([.$A21]=&quot;Agenc_C&quot;;[.BK$4];IF([.$A21]=&quot;Agenc_D&quot;;[.BK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BL$2];IF([.$A21]=&quot;Agenc_B&quot;;[.BL$3];IF([.$A21]=&quot;Agenc_C&quot;;[.BL$4];IF([.$A21]=&quot;Agenc_D&quot;;[.BL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BM$2];IF([.$A21]=&quot;Agenc_B&quot;;[.BM$3];IF([.$A21]=&quot;Agenc_C&quot;;[.BM$4];IF([.$A21]=&quot;Agenc_D&quot;;[.BM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BN$2];IF([.$A21]=&quot;Agenc_B&quot;;[.BN$3];IF([.$A21]=&quot;Agenc_C&quot;;[.BN$4];IF([.$A21]=&quot;Agenc_D&quot;;[.BN$5];0))))" office:value-type="float" office:value="5226000" calcext:value-type="float">
            <text:p>5226000</text:p>
          </table:table-cell>
          <table:table-cell table:style-name="ce4" table:formula="of:=CONCATENATE([.BO$2];CHAR(13);&quot;    &quot;;&quot;'&quot;;[.BH21];&quot;',&quot;;CHAR(13);&quot;    'SRID=3946;LINESTRING(&quot;;[.BI21];&quot; &quot;;[.BJ21];&quot;,&quot;;[.BK21];&quot; &quot;;[.BL21];&quot;,&quot;;[.BM21];&quot; &quot;;[.BN21];&quot;)');&quot;;CHAR(13))" office:value-type="string" office:string-value="INSERT INTO &#13;  facade_id (&#13;    id,&#13;    geometry_asewkt)&#13;  VALUES (&#13;    'M41_Facade07',&#13;    'SRID=3946;LINESTRING(1379500 5226000,1379500 5226000,1379500 5226000)');&#13;" calcext:value-type="string">
            <text:p>INSERT INTO  <text:s/>facade_id ( <text:s text:c="3"/>id, <text:s text:c="3"/>geometry_asewkt) <text:s/>VALUES ( <text:s text:c="3"/>'M41_Facade07', <text:s text:c="3"/>'SRID=3946;LINESTRING(1379500 5226000,1379500 5226000,1379500 5226000)');</text:p>
          </table:table-cell>
          <table:table-cell table:style-name="ce5" table:formula="of:=CONCATENATE([$case_00140_00100.$A21];[.BP$2])" office:value-type="string" office:string-value="M41_Facade08" calcext:value-type="string">
            <text:p>M41_Facade08</text:p>
          </table:table-cell>
          <table:table-cell table:style-name="ce5" table:formula="of:=[$case_00140_00100.$C21]+IF([.$A21]=&quot;Agenc_A&quot;;[.BQ$2];IF([.$A21]=&quot;Agenc_B&quot;;[.BQ$3];IF([.$A21]=&quot;Agenc_C&quot;;[.BQ$4];IF([.$A21]=&quot;Agenc_D&quot;;[.BQ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BR$2];IF([.$A21]=&quot;Agenc_B&quot;;[.BR$3];IF([.$A21]=&quot;Agenc_C&quot;;[.BR$4];IF([.$A21]=&quot;Agenc_D&quot;;[.BR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BS$2];IF([.$A21]=&quot;Agenc_B&quot;;[.BS$3];IF([.$A21]=&quot;Agenc_C&quot;;[.BS$4];IF([.$A21]=&quot;Agenc_D&quot;;[.BS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BT$2];IF([.$A21]=&quot;Agenc_B&quot;;[.BT$3];IF([.$A21]=&quot;Agenc_C&quot;;[.BT$4];IF([.$A21]=&quot;Agenc_D&quot;;[.BT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BU$2];IF([.$A21]=&quot;Agenc_B&quot;;[.BU$3];IF([.$A21]=&quot;Agenc_C&quot;;[.BU$4];IF([.$A21]=&quot;Agenc_D&quot;;[.BU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BV$2];IF([.$A21]=&quot;Agenc_B&quot;;[.BV$3];IF([.$A21]=&quot;Agenc_C&quot;;[.BV$4];IF([.$A21]=&quot;Agenc_D&quot;;[.BV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BW$2];IF([.$A21]=&quot;Agenc_B&quot;;[.BW$3];IF([.$A21]=&quot;Agenc_C&quot;;[.BW$4];IF([.$A21]=&quot;Agenc_D&quot;;[.BW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BX$2];IF([.$A21]=&quot;Agenc_B&quot;;[.BX$3];IF([.$A21]=&quot;Agenc_C&quot;;[.BX$4];IF([.$A21]=&quot;Agenc_D&quot;;[.BX$5];0))))" office:value-type="float" office:value="5226000" calcext:value-type="float">
            <text:p>5226000</text:p>
          </table:table-cell>
          <table:table-cell table:style-name="ce4" table:formula="of:=CONCATENATE([.BY$2];CHAR(13);&quot;    &quot;;&quot;'&quot;;[.BP21];&quot;',&quot;;CHAR(13);&quot;    'SRID=3946;LINESTRING(&quot;;[.BQ21];&quot; &quot;;[.BR21];&quot;,&quot;;[.BS21];&quot; &quot;;[.BT21];&quot;,&quot;;[.BU21];&quot; &quot;;[.BV21];&quot;,&quot;;[.BW21];&quot; &quot;;[.BX21];&quot;)');&quot;;CHAR(13))" office:value-type="string" office:string-value="INSERT INTO &#13;  facade (&#13;    id,&#13;    geometry_asewkt)&#13;  VALUES (&#13;    'M41_Facade08',&#13;    'SRID=3946;LINESTRING(1379500 5226000,1379500 5226000,1379500 5226000,1379500 5226000)');&#13;" calcext:value-type="string">
            <text:p>INSERT INTO  <text:s/>facade ( <text:s text:c="3"/>id, <text:s text:c="3"/>geometry_asewkt) <text:s/>VALUES ( <text:s text:c="3"/>'M41_Facade08', <text:s text:c="3"/>'SRID=3946;LINESTRING(1379500 5226000,1379500 5226000,1379500 5226000,1379500 5226000)');</text:p>
          </table:table-cell>
          <table:table-cell table:formula="of:=CONCATENATE([.K21];CHAR(13);[.U21];CHAR(13);[.AC21];CHAR(13);[.AM21];CHAR(13);[.AW21];CHAR(13);[.BG21];CHAR(13);[.BO21];CHAR(13);[.BY21];CHAR(13))" office:value-type="string" office:string-value="INSERT INTO &#13;  facade (&#13;    id,&#13;    geometry_asewkt)&#13;  VALUES (&#13;    'M41_Facade01',&#13;    'SRID=3946;LINESTRING(1379500 5226000,1379500 5226000,1379500 5226000,1379500 5226000)');&#13;&#13;INSERT INTO &#13;  facade (&#13;    id,&#13;    geometry_asewkt)&#13;  VALUES (&#13;    'M41_Facade02',&#13;    'SRID=3946;LINESTRING(1379500 5226000,1379500 5226000,1379500 5226000,1379500 5226000)');&#13;&#13;INSERT INTO &#13;  facade (&#13;    id,&#13;    geometry_asewkt)&#13;  VALUES (&#13;    'M41_Facade03',&#13;    'SRID=3946;LINESTRING(1379500 5226000,1379500 5226000,1379500 5226000)');&#13;&#13;INSERT INTO &#13;  facade (&#13;    id,&#13;    geometry_asewkt)&#13;  VALUES (&#13;    'M41_Facade04',&#13;    'SRID=3946;LINESTRING(1379500 5226000,1379500 5226000,1379500 5226000,1379500 5226000)');&#13;&#13;INSERT INTO &#13;  facade (&#13;    id,&#13;    geometry_asewkt)&#13;  VALUES (&#13;    'M41_Facade05',&#13;    'SRID=3946;LINESTRING(1379500 5226000,1379500 5226000,1379500 5226000,1379500 5226000)');&#13;&#13;INSERT INTO &#13;  facade (&#13;    id,&#13;    geometry_asewkt)&#13;  VALUES (&#13;    'M41_Facade06',&#13;    'SRID=3946;LINESTRING(1379500 5226000,1379500 5226000,1379500 5226000,1379500 5226000)');&#13;&#13;INSERT INTO &#13;  facade_id (&#13;    id,&#13;    geometry_asewkt)&#13;  VALUES (&#13;    'M41_Facade07',&#13;    'SRID=3946;LINESTRING(1379500 5226000,1379500 5226000,1379500 5226000)');&#13;&#13;INSERT INTO &#13;  facade (&#13;    id,&#13;    geometry_asewkt)&#13;  VALUES (&#13;    'M41_Facade08',&#13;    'SRID=3946;LINESTRING(1379500 5226000,1379500 5226000,1379500 5226000,1379500 5226000)');&#13;&#13;" calcext:value-type="string">
            <text:p>INSERT INTO  <text:s/>facade ( <text:s text:c="3"/>id, <text:s text:c="3"/>geometry_asewkt) <text:s/>VALUES ( <text:s text:c="3"/>'M41_Facade01', <text:s text:c="3"/>'SRID=3946;LINESTRING(1379500 5226000,1379500 5226000,1379500 5226000,1379500 5226000)');INSERT INTO  <text:s/>facade ( <text:s text:c="3"/>id, <text:s text:c="3"/>geometry_asewkt) <text:s/>VALUES ( <text:s text:c="3"/>'M41_Facade02', <text:s text:c="3"/>'SRID=3946;LINESTRING(1379500 5226000,1379500 5226000,1379500 5226000,1379500 5226000)');INSERT INTO  <text:s/>facade ( <text:s text:c="3"/>id, <text:s text:c="3"/>geometry_asewkt) <text:s/>VALUES ( <text:s text:c="3"/>'M41_Facade03', <text:s text:c="3"/>'SRID=3946;LINESTRING(1379500 5226000,1379500 5226000,1379500 5226000)');INSERT INTO  <text:s/>facade ( <text:s text:c="3"/>id, <text:s text:c="3"/>geometry_asewkt) <text:s/>VALUES ( <text:s text:c="3"/>'M41_Facade04', <text:s text:c="3"/>'SRID=3946;LINESTRING(1379500 5226000,1379500 5226000,1379500 5226000,1379500 5226000)');INSERT INTO  <text:s/>facade ( <text:s text:c="3"/>id, <text:s text:c="3"/>geometry_asewkt) <text:s/>VALUES ( <text:s text:c="3"/>'M41_Facade05', <text:s text:c="3"/>'SRID=3946;LINESTRING(1379500 5226000,1379500 5226000,1379500 5226000,1379500 5226000)');INSERT INTO  <text:s/>facade ( <text:s text:c="3"/>id, <text:s text:c="3"/>geometry_asewkt) <text:s/>VALUES ( <text:s text:c="3"/>'M41_Facade06', <text:s text:c="3"/>'SRID=3946;LINESTRING(1379500 5226000,1379500 5226000,1379500 5226000,1379500 5226000)');INSERT INTO  <text:s/>facade_id ( <text:s text:c="3"/>id, <text:s text:c="3"/>geometry_asewkt) <text:s/>VALUES ( <text:s text:c="3"/>'M41_Facade07', <text:s text:c="3"/>'SRID=3946;LINESTRING(1379500 5226000,1379500 5226000,1379500 5226000)');INSERT INTO  <text:s/>facade ( <text:s text:c="3"/>id, <text:s text:c="3"/>geometry_asewkt) <text:s/>VALUES ( <text:s text:c="3"/>'M41_Facade08', <text:s text:c="3"/>'SRID=3946;LINESTRING(1379500 5226000,1379500 5226000,1379500 5226000,1379500 5226000)');</text:p>
          </table:table-cell>
          <table:table-cell table:number-columns-repeated="946"/>
        </table:table-row>
        <table:table-row table:style-name="ro5">
          <table:table-cell table:formula="of:=[case_00140_00100.B22]" office:value-type="string" office:string-value="Agenc_C" calcext:value-type="string">
            <text:p>Agenc_C</text:p>
          </table:table-cell>
          <table:table-cell table:style-name="ce5" table:formula="of:=CONCATENATE([$case_00140_00100.$A22];[.B$2])" office:value-type="string" office:string-value="M42_Facade01" calcext:value-type="string">
            <text:p>M42_Facade01</text:p>
          </table:table-cell>
          <table:table-cell table:style-name="ce5" table:formula="of:=[$case_00140_00100.$C22]+IF([.$A22]=&quot;Agenc_A&quot;;[.C$2];IF([.$A22]=&quot;Agenc_B&quot;;[.C$3];IF([.$A22]=&quot;Agenc_C&quot;;[.C$4];IF([.$A22]=&quot;Agenc_D&quot;;[.C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D$2];IF([.$A22]=&quot;Agenc_B&quot;;[.D$3];IF([.$A22]=&quot;Agenc_C&quot;;[.D$4];IF([.$A22]=&quot;Agenc_D&quot;;[.D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E$2];IF([.$A22]=&quot;Agenc_B&quot;;[.E$3];IF([.$A22]=&quot;Agenc_C&quot;;[.E$4];IF([.$A22]=&quot;Agenc_D&quot;;[.E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F$2];IF([.$A22]=&quot;Agenc_B&quot;;[.F$3];IF([.$A22]=&quot;Agenc_C&quot;;[.F$4];IF([.$A22]=&quot;Agenc_D&quot;;[.F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G$2];IF([.$A22]=&quot;Agenc_B&quot;;[.G$3];IF([.$A22]=&quot;Agenc_C&quot;;[.G$4];IF([.$A22]=&quot;Agenc_D&quot;;[.G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H$2];IF([.$A22]=&quot;Agenc_B&quot;;[.H$3];IF([.$A22]=&quot;Agenc_C&quot;;[.H$4];IF([.$A22]=&quot;Agenc_D&quot;;[.H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I$2];IF([.$A22]=&quot;Agenc_B&quot;;[.I$3];IF([.$A22]=&quot;Agenc_C&quot;;[.I$4];IF([.$A22]=&quot;Agenc_D&quot;;[.I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J$2];IF([.$A22]=&quot;Agenc_B&quot;;[.J$3];IF([.$A22]=&quot;Agenc_C&quot;;[.J$4];IF([.$A22]=&quot;Agenc_D&quot;;[.J$5];0))))" office:value-type="float" office:value="5226000" calcext:value-type="float">
            <text:p>5226000</text:p>
          </table:table-cell>
          <table:table-cell table:style-name="ce4" table:formula="of:=CONCATENATE([.K$2];CHAR(13);&quot;    &quot;;&quot;'&quot;;[.B22];&quot;',&quot;;CHAR(13);&quot;    'SRID=3946;LINESTRING(&quot;;[.C22];&quot; &quot;;[.D22];&quot;,&quot;;[.E22];&quot; &quot;;[.F22];&quot;,&quot;;[.G22];&quot; &quot;;[.H22];&quot;,&quot;;[.I22];&quot; &quot;;[.J22];&quot;)');&quot;;CHAR(13))" office:value-type="string" office:string-value="INSERT INTO &#13;  facade (&#13;    id,&#13;    geometry_asewkt)&#13;  VALUES (&#13;    'M42_Facade01',&#13;    'SRID=3946;LINESTRING(1379640 5226000,1379640 5226000,1379640 5226000,1379640 5226000)');&#13;" calcext:value-type="string">
            <text:p>INSERT INTO  <text:s/>facade ( <text:s text:c="3"/>id, <text:s text:c="3"/>geometry_asewkt) <text:s/>VALUES ( <text:s text:c="3"/>'M42_Facade01', <text:s text:c="3"/>'SRID=3946;LINESTRING(1379640 5226000,1379640 5226000,1379640 5226000,1379640 5226000)');</text:p>
          </table:table-cell>
          <table:table-cell table:style-name="ce5" table:formula="of:=CONCATENATE([$case_00140_00100.$A22];[.L$2])" office:value-type="string" office:string-value="M42_Facade02" calcext:value-type="string">
            <text:p>M42_Facade02</text:p>
          </table:table-cell>
          <table:table-cell table:style-name="ce5" table:formula="of:=[$case_00140_00100.$C22]+IF([.$A22]=&quot;Agenc_A&quot;;[.M$2];IF([.$A22]=&quot;Agenc_B&quot;;[.M$3];IF([.$A22]=&quot;Agenc_C&quot;;[.M$4];IF([.$A22]=&quot;Agenc_D&quot;;[.M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N$2];IF([.$A22]=&quot;Agenc_B&quot;;[.N$3];IF([.$A22]=&quot;Agenc_C&quot;;[.N$4];IF([.$A22]=&quot;Agenc_D&quot;;[.N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O$2];IF([.$A22]=&quot;Agenc_B&quot;;[.O$3];IF([.$A22]=&quot;Agenc_C&quot;;[.O$4];IF([.$A22]=&quot;Agenc_D&quot;;[.O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P$2];IF([.$A22]=&quot;Agenc_B&quot;;[.P$3];IF([.$A22]=&quot;Agenc_C&quot;;[.P$4];IF([.$A22]=&quot;Agenc_D&quot;;[.P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Q$2];IF([.$A22]=&quot;Agenc_B&quot;;[.Q$3];IF([.$A22]=&quot;Agenc_C&quot;;[.Q$4];IF([.$A22]=&quot;Agenc_D&quot;;[.Q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R$2];IF([.$A22]=&quot;Agenc_B&quot;;[.R$3];IF([.$A22]=&quot;Agenc_C&quot;;[.R$4];IF([.$A22]=&quot;Agenc_D&quot;;[.R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S$2];IF([.$A22]=&quot;Agenc_B&quot;;[.S$3];IF([.$A22]=&quot;Agenc_C&quot;;[.S$4];IF([.$A22]=&quot;Agenc_D&quot;;[.S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T$2];IF([.$A22]=&quot;Agenc_B&quot;;[.T$3];IF([.$A22]=&quot;Agenc_C&quot;;[.T$4];IF([.$A22]=&quot;Agenc_D&quot;;[.T$5];0))))" office:value-type="float" office:value="5226000" calcext:value-type="float">
            <text:p>5226000</text:p>
          </table:table-cell>
          <table:table-cell table:style-name="ce4" table:formula="of:=CONCATENATE([.U$2];CHAR(13);&quot;    &quot;;&quot;'&quot;;[.L22];&quot;',&quot;;CHAR(13);&quot;    'SRID=3946;LINESTRING(&quot;;[.M22];&quot; &quot;;[.N22];&quot;,&quot;;[.O22];&quot; &quot;;[.P22];&quot;,&quot;;[.Q22];&quot; &quot;;[.R22];&quot;,&quot;;[.S22];&quot; &quot;;[.T22];&quot;)');&quot;;CHAR(13))" office:value-type="string" office:string-value="INSERT INTO &#13;  facade (&#13;    id,&#13;    geometry_asewkt)&#13;  VALUES (&#13;    'M42_Facade02',&#13;    'SRID=3946;LINESTRING(1379640 5226000,1379640 5226000,1379640 5226000,1379640 5226000)');&#13;" calcext:value-type="string">
            <text:p>INSERT INTO  <text:s/>facade ( <text:s text:c="3"/>id, <text:s text:c="3"/>geometry_asewkt) <text:s/>VALUES ( <text:s text:c="3"/>'M42_Facade02', <text:s text:c="3"/>'SRID=3946;LINESTRING(1379640 5226000,1379640 5226000,1379640 5226000,1379640 5226000)');</text:p>
          </table:table-cell>
          <table:table-cell table:style-name="ce5" table:formula="of:=CONCATENATE([$case_00140_00100.$A22];[.V$2])" office:value-type="string" office:string-value="M42_Facade03" calcext:value-type="string">
            <text:p>M42_Facade03</text:p>
          </table:table-cell>
          <table:table-cell table:style-name="ce5" table:formula="of:=[$case_00140_00100.$C22]+IF([.$A22]=&quot;Agenc_A&quot;;[.W$2];IF([.$A22]=&quot;Agenc_B&quot;;[.W$3];IF([.$A22]=&quot;Agenc_C&quot;;[.W$4];IF([.$A22]=&quot;Agenc_D&quot;;[.W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X$2];IF([.$A22]=&quot;Agenc_B&quot;;[.X$3];IF([.$A22]=&quot;Agenc_C&quot;;[.X$4];IF([.$A22]=&quot;Agenc_D&quot;;[.X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Y$2];IF([.$A22]=&quot;Agenc_B&quot;;[.Y$3];IF([.$A22]=&quot;Agenc_C&quot;;[.Y$4];IF([.$A22]=&quot;Agenc_D&quot;;[.Y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Z$2];IF([.$A22]=&quot;Agenc_B&quot;;[.Z$3];IF([.$A22]=&quot;Agenc_C&quot;;[.Z$4];IF([.$A22]=&quot;Agenc_D&quot;;[.Z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AA$2];IF([.$A22]=&quot;Agenc_B&quot;;[.AA$3];IF([.$A22]=&quot;Agenc_C&quot;;[.AA$4];IF([.$A22]=&quot;Agenc_D&quot;;[.AA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AB$2];IF([.$A22]=&quot;Agenc_B&quot;;[.AB$3];IF([.$A22]=&quot;Agenc_C&quot;;[.AB$4];IF([.$A22]=&quot;Agenc_D&quot;;[.AB$5];0))))" office:value-type="float" office:value="5226000" calcext:value-type="float">
            <text:p>5226000</text:p>
          </table:table-cell>
          <table:table-cell table:style-name="ce4" table:formula="of:=CONCATENATE([.AC$2];CHAR(13);&quot;    &quot;;&quot;'&quot;;[.V22];&quot;',&quot;;CHAR(13);&quot;    'SRID=3946;LINESTRING(&quot;;[.W22];&quot; &quot;;[.X22];&quot;,&quot;;[.Y22];&quot; &quot;;[.Z22];&quot;,&quot;;[.AA22];&quot; &quot;;[.AB22];&quot;)');&quot;;CHAR(13))" office:value-type="string" office:string-value="INSERT INTO &#13;  facade (&#13;    id,&#13;    geometry_asewkt)&#13;  VALUES (&#13;    'M42_Facade03',&#13;    'SRID=3946;LINESTRING(1379640 5226000,1379640 5226000,1379640 5226000)');&#13;" calcext:value-type="string">
            <text:p>INSERT INTO  <text:s/>facade ( <text:s text:c="3"/>id, <text:s text:c="3"/>geometry_asewkt) <text:s/>VALUES ( <text:s text:c="3"/>'M42_Facade03', <text:s text:c="3"/>'SRID=3946;LINESTRING(1379640 5226000,1379640 5226000,1379640 5226000)');</text:p>
          </table:table-cell>
          <table:table-cell table:style-name="ce5" table:formula="of:=CONCATENATE([$case_00140_00100.$A22];[.AD$2])" office:value-type="string" office:string-value="M42_Facade04" calcext:value-type="string">
            <text:p>M42_Facade04</text:p>
          </table:table-cell>
          <table:table-cell table:style-name="ce5" table:formula="of:=[$case_00140_00100.$C22]+IF([.$A22]=&quot;Agenc_A&quot;;[.AE$2];IF([.$A22]=&quot;Agenc_B&quot;;[.AE$3];IF([.$A22]=&quot;Agenc_C&quot;;[.AE$4];IF([.$A22]=&quot;Agenc_D&quot;;[.AE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AF$2];IF([.$A22]=&quot;Agenc_B&quot;;[.AF$3];IF([.$A22]=&quot;Agenc_C&quot;;[.AF$4];IF([.$A22]=&quot;Agenc_D&quot;;[.AF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AG$2];IF([.$A22]=&quot;Agenc_B&quot;;[.AG$3];IF([.$A22]=&quot;Agenc_C&quot;;[.AG$4];IF([.$A22]=&quot;Agenc_D&quot;;[.AG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AH$2];IF([.$A22]=&quot;Agenc_B&quot;;[.AH$3];IF([.$A22]=&quot;Agenc_C&quot;;[.AH$4];IF([.$A22]=&quot;Agenc_D&quot;;[.AH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AI$2];IF([.$A22]=&quot;Agenc_B&quot;;[.AI$3];IF([.$A22]=&quot;Agenc_C&quot;;[.AI$4];IF([.$A22]=&quot;Agenc_D&quot;;[.AI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AJ$2];IF([.$A22]=&quot;Agenc_B&quot;;[.AJ$3];IF([.$A22]=&quot;Agenc_C&quot;;[.AJ$4];IF([.$A22]=&quot;Agenc_D&quot;;[.AJ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AK$2];IF([.$A22]=&quot;Agenc_B&quot;;[.AK$3];IF([.$A22]=&quot;Agenc_C&quot;;[.AK$4];IF([.$A22]=&quot;Agenc_D&quot;;[.AK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AL$2];IF([.$A22]=&quot;Agenc_B&quot;;[.AL$3];IF([.$A22]=&quot;Agenc_C&quot;;[.AL$4];IF([.$A22]=&quot;Agenc_D&quot;;[.AL$5];0))))" office:value-type="float" office:value="5226000" calcext:value-type="float">
            <text:p>5226000</text:p>
          </table:table-cell>
          <table:table-cell table:style-name="ce4" table:formula="of:=CONCATENATE([.AM$2];CHAR(13);&quot;    &quot;;&quot;'&quot;;[.AD22];&quot;',&quot;;CHAR(13);&quot;    'SRID=3946;LINESTRING(&quot;;[.AE22];&quot; &quot;;[.AF22];&quot;,&quot;;[.AG22];&quot; &quot;;[.AH22];&quot;,&quot;;[.AI22];&quot; &quot;;[.AJ22];&quot;,&quot;;[.AK22];&quot; &quot;;[.AL22];&quot;)');&quot;;CHAR(13))" office:value-type="string" office:string-value="INSERT INTO &#13;  facade (&#13;    id,&#13;    geometry_asewkt)&#13;  VALUES (&#13;    'M42_Facade04',&#13;    'SRID=3946;LINESTRING(1379640 5226000,1379640 5226000,1379640 5226000,1379640 5226000)');&#13;" calcext:value-type="string">
            <text:p>INSERT INTO  <text:s/>facade ( <text:s text:c="3"/>id, <text:s text:c="3"/>geometry_asewkt) <text:s/>VALUES ( <text:s text:c="3"/>'M42_Facade04', <text:s text:c="3"/>'SRID=3946;LINESTRING(1379640 5226000,1379640 5226000,1379640 5226000,1379640 5226000)');</text:p>
          </table:table-cell>
          <table:table-cell table:style-name="ce5" table:formula="of:=CONCATENATE([$case_00140_00100.$A22];[.AN$2])" office:value-type="string" office:string-value="M42_Facade05" calcext:value-type="string">
            <text:p>M42_Facade05</text:p>
          </table:table-cell>
          <table:table-cell table:style-name="ce5" table:formula="of:=[$case_00140_00100.$C22]+IF([.$A22]=&quot;Agenc_A&quot;;[.AO$2];IF([.$A22]=&quot;Agenc_B&quot;;[.AO$3];IF([.$A22]=&quot;Agenc_C&quot;;[.AO$4];IF([.$A22]=&quot;Agenc_D&quot;;[.AO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AP$2];IF([.$A22]=&quot;Agenc_B&quot;;[.AP$3];IF([.$A22]=&quot;Agenc_C&quot;;[.AP$4];IF([.$A22]=&quot;Agenc_D&quot;;[.AP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AQ$2];IF([.$A22]=&quot;Agenc_B&quot;;[.AQ$3];IF([.$A22]=&quot;Agenc_C&quot;;[.AQ$4];IF([.$A22]=&quot;Agenc_D&quot;;[.AQ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AR$2];IF([.$A22]=&quot;Agenc_B&quot;;[.AR$3];IF([.$A22]=&quot;Agenc_C&quot;;[.AR$4];IF([.$A22]=&quot;Agenc_D&quot;;[.AR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AS$2];IF([.$A22]=&quot;Agenc_B&quot;;[.AS$3];IF([.$A22]=&quot;Agenc_C&quot;;[.AS$4];IF([.$A22]=&quot;Agenc_D&quot;;[.AS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AT$2];IF([.$A22]=&quot;Agenc_B&quot;;[.AT$3];IF([.$A22]=&quot;Agenc_C&quot;;[.AT$4];IF([.$A22]=&quot;Agenc_D&quot;;[.AT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AU$2];IF([.$A22]=&quot;Agenc_B&quot;;[.AU$3];IF([.$A22]=&quot;Agenc_C&quot;;[.AU$4];IF([.$A22]=&quot;Agenc_D&quot;;[.AU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AV$2];IF([.$A22]=&quot;Agenc_B&quot;;[.AV$3];IF([.$A22]=&quot;Agenc_C&quot;;[.AV$4];IF([.$A22]=&quot;Agenc_D&quot;;[.AV$5];0))))" office:value-type="float" office:value="5226000" calcext:value-type="float">
            <text:p>5226000</text:p>
          </table:table-cell>
          <table:table-cell table:style-name="ce4" table:formula="of:=CONCATENATE([.AW$2];CHAR(13);&quot;    &quot;;&quot;'&quot;;[.AN22];&quot;',&quot;;CHAR(13);&quot;    'SRID=3946;LINESTRING(&quot;;[.AO22];&quot; &quot;;[.AP22];&quot;,&quot;;[.AQ22];&quot; &quot;;[.AR22];&quot;,&quot;;[.AS22];&quot; &quot;;[.AT22];&quot;,&quot;;[.AU22];&quot; &quot;;[.AV22];&quot;)');&quot;;CHAR(13))" office:value-type="string" office:string-value="INSERT INTO &#13;  facade (&#13;    id,&#13;    geometry_asewkt)&#13;  VALUES (&#13;    'M42_Facade05',&#13;    'SRID=3946;LINESTRING(1379640 5226000,1379640 5226000,1379640 5226000,1379640 5226000)');&#13;" calcext:value-type="string">
            <text:p>INSERT INTO  <text:s/>facade ( <text:s text:c="3"/>id, <text:s text:c="3"/>geometry_asewkt) <text:s/>VALUES ( <text:s text:c="3"/>'M42_Facade05', <text:s text:c="3"/>'SRID=3946;LINESTRING(1379640 5226000,1379640 5226000,1379640 5226000,1379640 5226000)');</text:p>
          </table:table-cell>
          <table:table-cell table:style-name="ce5" table:formula="of:=CONCATENATE([$case_00140_00100.$A22];[.AX$2])" office:value-type="string" office:string-value="M42_Facade06" calcext:value-type="string">
            <text:p>M42_Facade06</text:p>
          </table:table-cell>
          <table:table-cell table:style-name="ce5" table:formula="of:=[$case_00140_00100.$C22]+IF([.$A22]=&quot;Agenc_A&quot;;[.AY$2];IF([.$A22]=&quot;Agenc_B&quot;;[.AY$3];IF([.$A22]=&quot;Agenc_C&quot;;[.AY$4];IF([.$A22]=&quot;Agenc_D&quot;;[.AY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AZ$2];IF([.$A22]=&quot;Agenc_B&quot;;[.AZ$3];IF([.$A22]=&quot;Agenc_C&quot;;[.AZ$4];IF([.$A22]=&quot;Agenc_D&quot;;[.AZ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BA$2];IF([.$A22]=&quot;Agenc_B&quot;;[.BA$3];IF([.$A22]=&quot;Agenc_C&quot;;[.BA$4];IF([.$A22]=&quot;Agenc_D&quot;;[.BA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BB$2];IF([.$A22]=&quot;Agenc_B&quot;;[.BB$3];IF([.$A22]=&quot;Agenc_C&quot;;[.BB$4];IF([.$A22]=&quot;Agenc_D&quot;;[.BB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BC$2];IF([.$A22]=&quot;Agenc_B&quot;;[.BC$3];IF([.$A22]=&quot;Agenc_C&quot;;[.BC$4];IF([.$A22]=&quot;Agenc_D&quot;;[.BC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BD$2];IF([.$A22]=&quot;Agenc_B&quot;;[.BD$3];IF([.$A22]=&quot;Agenc_C&quot;;[.BD$4];IF([.$A22]=&quot;Agenc_D&quot;;[.BD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BE$2];IF([.$A22]=&quot;Agenc_B&quot;;[.BE$3];IF([.$A22]=&quot;Agenc_C&quot;;[.BE$4];IF([.$A22]=&quot;Agenc_D&quot;;[.BE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BF$2];IF([.$A22]=&quot;Agenc_B&quot;;[.BF$3];IF([.$A22]=&quot;Agenc_C&quot;;[.BF$4];IF([.$A22]=&quot;Agenc_D&quot;;[.BF$5];0))))" office:value-type="float" office:value="5226000" calcext:value-type="float">
            <text:p>5226000</text:p>
          </table:table-cell>
          <table:table-cell table:style-name="ce4" table:formula="of:=CONCATENATE([.BG$2];CHAR(13);&quot;    &quot;;&quot;'&quot;;[.AX22];&quot;',&quot;;CHAR(13);&quot;    'SRID=3946;LINESTRING(&quot;;[.AY22];&quot; &quot;;[.AZ22];&quot;,&quot;;[.BA22];&quot; &quot;;[.BB22];&quot;,&quot;;[.BC22];&quot; &quot;;[.BD22];&quot;,&quot;;[.BE22];&quot; &quot;;[.BF22];&quot;)');&quot;;CHAR(13))" office:value-type="string" office:string-value="INSERT INTO &#13;  facade (&#13;    id,&#13;    geometry_asewkt)&#13;  VALUES (&#13;    'M42_Facade06',&#13;    'SRID=3946;LINESTRING(1379640 5226000,1379640 5226000,1379640 5226000,1379640 5226000)');&#13;" calcext:value-type="string">
            <text:p>INSERT INTO  <text:s/>facade ( <text:s text:c="3"/>id, <text:s text:c="3"/>geometry_asewkt) <text:s/>VALUES ( <text:s text:c="3"/>'M42_Facade06', <text:s text:c="3"/>'SRID=3946;LINESTRING(1379640 5226000,1379640 5226000,1379640 5226000,1379640 5226000)');</text:p>
          </table:table-cell>
          <table:table-cell table:style-name="ce5" table:formula="of:=CONCATENATE([$case_00140_00100.$A22];[.BH$2])" office:value-type="string" office:string-value="M42_Facade07" calcext:value-type="string">
            <text:p>M42_Facade07</text:p>
          </table:table-cell>
          <table:table-cell table:style-name="ce5" table:formula="of:=[$case_00140_00100.$C22]+IF([.$A22]=&quot;Agenc_A&quot;;[.BI$2];IF([.$A22]=&quot;Agenc_B&quot;;[.BI$3];IF([.$A22]=&quot;Agenc_C&quot;;[.BI$4];IF([.$A22]=&quot;Agenc_D&quot;;[.BI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BJ$2];IF([.$A22]=&quot;Agenc_B&quot;;[.BJ$3];IF([.$A22]=&quot;Agenc_C&quot;;[.BJ$4];IF([.$A22]=&quot;Agenc_D&quot;;[.BJ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BK$2];IF([.$A22]=&quot;Agenc_B&quot;;[.BK$3];IF([.$A22]=&quot;Agenc_C&quot;;[.BK$4];IF([.$A22]=&quot;Agenc_D&quot;;[.BK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BL$2];IF([.$A22]=&quot;Agenc_B&quot;;[.BL$3];IF([.$A22]=&quot;Agenc_C&quot;;[.BL$4];IF([.$A22]=&quot;Agenc_D&quot;;[.BL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BM$2];IF([.$A22]=&quot;Agenc_B&quot;;[.BM$3];IF([.$A22]=&quot;Agenc_C&quot;;[.BM$4];IF([.$A22]=&quot;Agenc_D&quot;;[.BM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BN$2];IF([.$A22]=&quot;Agenc_B&quot;;[.BN$3];IF([.$A22]=&quot;Agenc_C&quot;;[.BN$4];IF([.$A22]=&quot;Agenc_D&quot;;[.BN$5];0))))" office:value-type="float" office:value="5226000" calcext:value-type="float">
            <text:p>5226000</text:p>
          </table:table-cell>
          <table:table-cell table:style-name="ce4" table:formula="of:=CONCATENATE([.BO$2];CHAR(13);&quot;    &quot;;&quot;'&quot;;[.BH22];&quot;',&quot;;CHAR(13);&quot;    'SRID=3946;LINESTRING(&quot;;[.BI22];&quot; &quot;;[.BJ22];&quot;,&quot;;[.BK22];&quot; &quot;;[.BL22];&quot;,&quot;;[.BM22];&quot; &quot;;[.BN22];&quot;)');&quot;;CHAR(13))" office:value-type="string" office:string-value="INSERT INTO &#13;  facade_id (&#13;    id,&#13;    geometry_asewkt)&#13;  VALUES (&#13;    'M42_Facade07',&#13;    'SRID=3946;LINESTRING(1379640 5226000,1379640 5226000,1379640 5226000)');&#13;" calcext:value-type="string">
            <text:p>INSERT INTO  <text:s/>facade_id ( <text:s text:c="3"/>id, <text:s text:c="3"/>geometry_asewkt) <text:s/>VALUES ( <text:s text:c="3"/>'M42_Facade07', <text:s text:c="3"/>'SRID=3946;LINESTRING(1379640 5226000,1379640 5226000,1379640 5226000)');</text:p>
          </table:table-cell>
          <table:table-cell table:style-name="ce5" table:formula="of:=CONCATENATE([$case_00140_00100.$A22];[.BP$2])" office:value-type="string" office:string-value="M42_Facade08" calcext:value-type="string">
            <text:p>M42_Facade08</text:p>
          </table:table-cell>
          <table:table-cell table:style-name="ce5" table:formula="of:=[$case_00140_00100.$C22]+IF([.$A22]=&quot;Agenc_A&quot;;[.BQ$2];IF([.$A22]=&quot;Agenc_B&quot;;[.BQ$3];IF([.$A22]=&quot;Agenc_C&quot;;[.BQ$4];IF([.$A22]=&quot;Agenc_D&quot;;[.BQ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BR$2];IF([.$A22]=&quot;Agenc_B&quot;;[.BR$3];IF([.$A22]=&quot;Agenc_C&quot;;[.BR$4];IF([.$A22]=&quot;Agenc_D&quot;;[.BR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BS$2];IF([.$A22]=&quot;Agenc_B&quot;;[.BS$3];IF([.$A22]=&quot;Agenc_C&quot;;[.BS$4];IF([.$A22]=&quot;Agenc_D&quot;;[.BS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BT$2];IF([.$A22]=&quot;Agenc_B&quot;;[.BT$3];IF([.$A22]=&quot;Agenc_C&quot;;[.BT$4];IF([.$A22]=&quot;Agenc_D&quot;;[.BT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BU$2];IF([.$A22]=&quot;Agenc_B&quot;;[.BU$3];IF([.$A22]=&quot;Agenc_C&quot;;[.BU$4];IF([.$A22]=&quot;Agenc_D&quot;;[.BU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BV$2];IF([.$A22]=&quot;Agenc_B&quot;;[.BV$3];IF([.$A22]=&quot;Agenc_C&quot;;[.BV$4];IF([.$A22]=&quot;Agenc_D&quot;;[.BV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BW$2];IF([.$A22]=&quot;Agenc_B&quot;;[.BW$3];IF([.$A22]=&quot;Agenc_C&quot;;[.BW$4];IF([.$A22]=&quot;Agenc_D&quot;;[.BW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BX$2];IF([.$A22]=&quot;Agenc_B&quot;;[.BX$3];IF([.$A22]=&quot;Agenc_C&quot;;[.BX$4];IF([.$A22]=&quot;Agenc_D&quot;;[.BX$5];0))))" office:value-type="float" office:value="5226000" calcext:value-type="float">
            <text:p>5226000</text:p>
          </table:table-cell>
          <table:table-cell table:style-name="ce4" table:formula="of:=CONCATENATE([.BY$2];CHAR(13);&quot;    &quot;;&quot;'&quot;;[.BP22];&quot;',&quot;;CHAR(13);&quot;    'SRID=3946;LINESTRING(&quot;;[.BQ22];&quot; &quot;;[.BR22];&quot;,&quot;;[.BS22];&quot; &quot;;[.BT22];&quot;,&quot;;[.BU22];&quot; &quot;;[.BV22];&quot;,&quot;;[.BW22];&quot; &quot;;[.BX22];&quot;)');&quot;;CHAR(13))" office:value-type="string" office:string-value="INSERT INTO &#13;  facade (&#13;    id,&#13;    geometry_asewkt)&#13;  VALUES (&#13;    'M42_Facade08',&#13;    'SRID=3946;LINESTRING(1379640 5226000,1379640 5226000,1379640 5226000,1379640 5226000)');&#13;" calcext:value-type="string">
            <text:p>INSERT INTO  <text:s/>facade ( <text:s text:c="3"/>id, <text:s text:c="3"/>geometry_asewkt) <text:s/>VALUES ( <text:s text:c="3"/>'M42_Facade08', <text:s text:c="3"/>'SRID=3946;LINESTRING(1379640 5226000,1379640 5226000,1379640 5226000,1379640 5226000)');</text:p>
          </table:table-cell>
          <table:table-cell table:formula="of:=CONCATENATE([.K22];CHAR(13);[.U22];CHAR(13);[.AC22];CHAR(13);[.AM22];CHAR(13);[.AW22];CHAR(13);[.BG22];CHAR(13);[.BO22];CHAR(13);[.BY22];CHAR(13))" office:value-type="string" office:string-value="INSERT INTO &#13;  facade (&#13;    id,&#13;    geometry_asewkt)&#13;  VALUES (&#13;    'M42_Facade01',&#13;    'SRID=3946;LINESTRING(1379640 5226000,1379640 5226000,1379640 5226000,1379640 5226000)');&#13;&#13;INSERT INTO &#13;  facade (&#13;    id,&#13;    geometry_asewkt)&#13;  VALUES (&#13;    'M42_Facade02',&#13;    'SRID=3946;LINESTRING(1379640 5226000,1379640 5226000,1379640 5226000,1379640 5226000)');&#13;&#13;INSERT INTO &#13;  facade (&#13;    id,&#13;    geometry_asewkt)&#13;  VALUES (&#13;    'M42_Facade03',&#13;    'SRID=3946;LINESTRING(1379640 5226000,1379640 5226000,1379640 5226000)');&#13;&#13;INSERT INTO &#13;  facade (&#13;    id,&#13;    geometry_asewkt)&#13;  VALUES (&#13;    'M42_Facade04',&#13;    'SRID=3946;LINESTRING(1379640 5226000,1379640 5226000,1379640 5226000,1379640 5226000)');&#13;&#13;INSERT INTO &#13;  facade (&#13;    id,&#13;    geometry_asewkt)&#13;  VALUES (&#13;    'M42_Facade05',&#13;    'SRID=3946;LINESTRING(1379640 5226000,1379640 5226000,1379640 5226000,1379640 5226000)');&#13;&#13;INSERT INTO &#13;  facade (&#13;    id,&#13;    geometry_asewkt)&#13;  VALUES (&#13;    'M42_Facade06',&#13;    'SRID=3946;LINESTRING(1379640 5226000,1379640 5226000,1379640 5226000,1379640 5226000)');&#13;&#13;INSERT INTO &#13;  facade_id (&#13;    id,&#13;    geometry_asewkt)&#13;  VALUES (&#13;    'M42_Facade07',&#13;    'SRID=3946;LINESTRING(1379640 5226000,1379640 5226000,1379640 5226000)');&#13;&#13;INSERT INTO &#13;  facade (&#13;    id,&#13;    geometry_asewkt)&#13;  VALUES (&#13;    'M42_Facade08',&#13;    'SRID=3946;LINESTRING(1379640 5226000,1379640 5226000,1379640 5226000,1379640 5226000)');&#13;&#13;" calcext:value-type="string">
            <text:p>INSERT INTO  <text:s/>facade ( <text:s text:c="3"/>id, <text:s text:c="3"/>geometry_asewkt) <text:s/>VALUES ( <text:s text:c="3"/>'M42_Facade01', <text:s text:c="3"/>'SRID=3946;LINESTRING(1379640 5226000,1379640 5226000,1379640 5226000,1379640 5226000)');INSERT INTO  <text:s/>facade ( <text:s text:c="3"/>id, <text:s text:c="3"/>geometry_asewkt) <text:s/>VALUES ( <text:s text:c="3"/>'M42_Facade02', <text:s text:c="3"/>'SRID=3946;LINESTRING(1379640 5226000,1379640 5226000,1379640 5226000,1379640 5226000)');INSERT INTO  <text:s/>facade ( <text:s text:c="3"/>id, <text:s text:c="3"/>geometry_asewkt) <text:s/>VALUES ( <text:s text:c="3"/>'M42_Facade03', <text:s text:c="3"/>'SRID=3946;LINESTRING(1379640 5226000,1379640 5226000,1379640 5226000)');INSERT INTO  <text:s/>facade ( <text:s text:c="3"/>id, <text:s text:c="3"/>geometry_asewkt) <text:s/>VALUES ( <text:s text:c="3"/>'M42_Facade04', <text:s text:c="3"/>'SRID=3946;LINESTRING(1379640 5226000,1379640 5226000,1379640 5226000,1379640 5226000)');INSERT INTO  <text:s/>facade ( <text:s text:c="3"/>id, <text:s text:c="3"/>geometry_asewkt) <text:s/>VALUES ( <text:s text:c="3"/>'M42_Facade05', <text:s text:c="3"/>'SRID=3946;LINESTRING(1379640 5226000,1379640 5226000,1379640 5226000,1379640 5226000)');INSERT INTO  <text:s/>facade ( <text:s text:c="3"/>id, <text:s text:c="3"/>geometry_asewkt) <text:s/>VALUES ( <text:s text:c="3"/>'M42_Facade06', <text:s text:c="3"/>'SRID=3946;LINESTRING(1379640 5226000,1379640 5226000,1379640 5226000,1379640 5226000)');INSERT INTO  <text:s/>facade_id ( <text:s text:c="3"/>id, <text:s text:c="3"/>geometry_asewkt) <text:s/>VALUES ( <text:s text:c="3"/>'M42_Facade07', <text:s text:c="3"/>'SRID=3946;LINESTRING(1379640 5226000,1379640 5226000,1379640 5226000)');INSERT INTO  <text:s/>facade ( <text:s text:c="3"/>id, <text:s text:c="3"/>geometry_asewkt) <text:s/>VALUES ( <text:s text:c="3"/>'M42_Facade08', <text:s text:c="3"/>'SRID=3946;LINESTRING(1379640 5226000,1379640 5226000,1379640 5226000,1379640 5226000)');</text:p>
          </table:table-cell>
          <table:table-cell table:number-columns-repeated="946"/>
        </table:table-row>
        <table:table-row table:style-name="ro5">
          <table:table-cell table:formula="of:=[case_00140_00100.B23]" office:value-type="string" office:string-value="Agenc_A" calcext:value-type="string">
            <text:p>Agenc_A</text:p>
          </table:table-cell>
          <table:table-cell table:style-name="ce5" table:formula="of:=CONCATENATE([$case_00140_00100.$A23];[.B$2])" office:value-type="string" office:string-value="M43_Facade01" calcext:value-type="string">
            <text:p>M43_Facade01</text:p>
          </table:table-cell>
          <table:table-cell table:style-name="ce5" table:formula="of:=[$case_00140_00100.$C23]+IF([.$A23]=&quot;Agenc_A&quot;;[.C$2];IF([.$A23]=&quot;Agenc_B&quot;;[.C$3];IF([.$A23]=&quot;Agenc_C&quot;;[.C$4];IF([.$A23]=&quot;Agenc_D&quot;;[.C$5];0))))" office:value-type="float" office:value="1379800" calcext:value-type="float">
            <text:p>1379800</text:p>
          </table:table-cell>
          <table:table-cell table:style-name="ce5" table:formula="of:=[$case_00140_00100.$D23]+IF([.$A23]=&quot;Agenc_A&quot;;[.D$2];IF([.$A23]=&quot;Agenc_B&quot;;[.D$3];IF([.$A23]=&quot;Agenc_C&quot;;[.D$4];IF([.$A23]=&quot;Agenc_D&quot;;[.D$5];0))))" office:value-type="float" office:value="5226100" calcext:value-type="float">
            <text:p>5226100</text:p>
          </table:table-cell>
          <table:table-cell table:style-name="ce5" table:formula="of:=[$case_00140_00100.$C23]+IF([.$A23]=&quot;Agenc_A&quot;;[.E$2];IF([.$A23]=&quot;Agenc_B&quot;;[.E$3];IF([.$A23]=&quot;Agenc_C&quot;;[.E$4];IF([.$A23]=&quot;Agenc_D&quot;;[.E$5];0))))" office:value-type="float" office:value="1379800" calcext:value-type="float">
            <text:p>1379800</text:p>
          </table:table-cell>
          <table:table-cell table:style-name="ce5" table:formula="of:=[$case_00140_00100.$D23]+IF([.$A23]=&quot;Agenc_A&quot;;[.F$2];IF([.$A23]=&quot;Agenc_B&quot;;[.F$3];IF([.$A23]=&quot;Agenc_C&quot;;[.F$4];IF([.$A23]=&quot;Agenc_D&quot;;[.F$5];0))))" office:value-type="float" office:value="5226080" calcext:value-type="float">
            <text:p>5226080</text:p>
          </table:table-cell>
          <table:table-cell table:style-name="ce5" table:formula="of:=[$case_00140_00100.$C23]+IF([.$A23]=&quot;Agenc_A&quot;;[.G$2];IF([.$A23]=&quot;Agenc_B&quot;;[.G$3];IF([.$A23]=&quot;Agenc_C&quot;;[.G$4];IF([.$A23]=&quot;Agenc_D&quot;;[.G$5];0))))" office:value-type="float" office:value="1379790" calcext:value-type="float">
            <text:p>1379790</text:p>
          </table:table-cell>
          <table:table-cell table:style-name="ce5" table:formula="of:=[$case_00140_00100.$D23]+IF([.$A23]=&quot;Agenc_A&quot;;[.H$2];IF([.$A23]=&quot;Agenc_B&quot;;[.H$3];IF([.$A23]=&quot;Agenc_C&quot;;[.H$4];IF([.$A23]=&quot;Agenc_D&quot;;[.H$5];0))))" office:value-type="float" office:value="5226080" calcext:value-type="float">
            <text:p>5226080</text:p>
          </table:table-cell>
          <table:table-cell table:style-name="ce5" table:formula="of:=[$case_00140_00100.$C23]+IF([.$A23]=&quot;Agenc_A&quot;;[.I$2];IF([.$A23]=&quot;Agenc_B&quot;;[.I$3];IF([.$A23]=&quot;Agenc_C&quot;;[.I$4];IF([.$A23]=&quot;Agenc_D&quot;;[.I$5];0))))" office:value-type="float" office:value="1379780" calcext:value-type="float">
            <text:p>1379780</text:p>
          </table:table-cell>
          <table:table-cell table:style-name="ce5" table:formula="of:=[$case_00140_00100.$D23]+IF([.$A23]=&quot;Agenc_A&quot;;[.J$2];IF([.$A23]=&quot;Agenc_B&quot;;[.J$3];IF([.$A23]=&quot;Agenc_C&quot;;[.J$4];IF([.$A23]=&quot;Agenc_D&quot;;[.J$5];0))))" office:value-type="float" office:value="5226090" calcext:value-type="float">
            <text:p>5226090</text:p>
          </table:table-cell>
          <table:table-cell table:style-name="ce4" table:formula="of:=CONCATENATE([.K$2];CHAR(13);&quot;    &quot;;&quot;'&quot;;[.B23];&quot;',&quot;;CHAR(13);&quot;    'SRID=3946;LINESTRING(&quot;;[.C23];&quot; &quot;;[.D23];&quot;,&quot;;[.E23];&quot; &quot;;[.F23];&quot;,&quot;;[.G23];&quot; &quot;;[.H23];&quot;,&quot;;[.I23];&quot; &quot;;[.J23];&quot;)');&quot;;CHAR(13))" office:value-type="string" office:string-value="INSERT INTO &#13;  facade (&#13;    id,&#13;    geometry_asewkt)&#13;  VALUES (&#13;    'M43_Facade01',&#13;    'SRID=3946;LINESTRING(1379800 5226100,1379800 5226080,1379790 5226080,1379780 5226090)');&#13;" calcext:value-type="string">
            <text:p>INSERT INTO  <text:s/>facade ( <text:s text:c="3"/>id, <text:s text:c="3"/>geometry_asewkt) <text:s/>VALUES ( <text:s text:c="3"/>'M43_Facade01', <text:s text:c="3"/>'SRID=3946;LINESTRING(1379800 5226100,1379800 5226080,1379790 5226080,1379780 5226090)');</text:p>
          </table:table-cell>
          <table:table-cell table:style-name="ce5" table:formula="of:=CONCATENATE([$case_00140_00100.$A23];[.L$2])" office:value-type="string" office:string-value="M43_Facade02" calcext:value-type="string">
            <text:p>M43_Facade02</text:p>
          </table:table-cell>
          <table:table-cell table:style-name="ce5" table:formula="of:=[$case_00140_00100.$C23]+IF([.$A23]=&quot;Agenc_A&quot;;[.M$2];IF([.$A23]=&quot;Agenc_B&quot;;[.M$3];IF([.$A23]=&quot;Agenc_C&quot;;[.M$4];IF([.$A23]=&quot;Agenc_D&quot;;[.M$5];0))))" office:value-type="float" office:value="1379830" calcext:value-type="float">
            <text:p>1379830</text:p>
          </table:table-cell>
          <table:table-cell table:style-name="ce5" table:formula="of:=[$case_00140_00100.$D23]+IF([.$A23]=&quot;Agenc_A&quot;;[.N$2];IF([.$A23]=&quot;Agenc_B&quot;;[.N$3];IF([.$A23]=&quot;Agenc_C&quot;;[.N$4];IF([.$A23]=&quot;Agenc_D&quot;;[.N$5];0))))" office:value-type="float" office:value="5226100" calcext:value-type="float">
            <text:p>5226100</text:p>
          </table:table-cell>
          <table:table-cell table:style-name="ce5" table:formula="of:=[$case_00140_00100.$C23]+IF([.$A23]=&quot;Agenc_A&quot;;[.O$2];IF([.$A23]=&quot;Agenc_B&quot;;[.O$3];IF([.$A23]=&quot;Agenc_C&quot;;[.O$4];IF([.$A23]=&quot;Agenc_D&quot;;[.O$5];0))))" office:value-type="float" office:value="1379830" calcext:value-type="float">
            <text:p>1379830</text:p>
          </table:table-cell>
          <table:table-cell table:style-name="ce5" table:formula="of:=[$case_00140_00100.$D23]+IF([.$A23]=&quot;Agenc_A&quot;;[.P$2];IF([.$A23]=&quot;Agenc_B&quot;;[.P$3];IF([.$A23]=&quot;Agenc_C&quot;;[.P$4];IF([.$A23]=&quot;Agenc_D&quot;;[.P$5];0))))" office:value-type="float" office:value="5226090" calcext:value-type="float">
            <text:p>5226090</text:p>
          </table:table-cell>
          <table:table-cell table:style-name="ce5" table:formula="of:=[$case_00140_00100.$C23]+IF([.$A23]=&quot;Agenc_A&quot;;[.Q$2];IF([.$A23]=&quot;Agenc_B&quot;;[.Q$3];IF([.$A23]=&quot;Agenc_C&quot;;[.Q$4];IF([.$A23]=&quot;Agenc_D&quot;;[.Q$5];0))))" office:value-type="float" office:value="1379870" calcext:value-type="float">
            <text:p>1379870</text:p>
          </table:table-cell>
          <table:table-cell table:style-name="ce5" table:formula="of:=[$case_00140_00100.$D23]+IF([.$A23]=&quot;Agenc_A&quot;;[.R$2];IF([.$A23]=&quot;Agenc_B&quot;;[.R$3];IF([.$A23]=&quot;Agenc_C&quot;;[.R$4];IF([.$A23]=&quot;Agenc_D&quot;;[.R$5];0))))" office:value-type="float" office:value="5226090" calcext:value-type="float">
            <text:p>5226090</text:p>
          </table:table-cell>
          <table:table-cell table:style-name="ce5" table:formula="of:=[$case_00140_00100.$C23]+IF([.$A23]=&quot;Agenc_A&quot;;[.S$2];IF([.$A23]=&quot;Agenc_B&quot;;[.S$3];IF([.$A23]=&quot;Agenc_C&quot;;[.S$4];IF([.$A23]=&quot;Agenc_D&quot;;[.S$5];0))))" office:value-type="float" office:value="1379870" calcext:value-type="float">
            <text:p>1379870</text:p>
          </table:table-cell>
          <table:table-cell table:style-name="ce5" table:formula="of:=[$case_00140_00100.$D23]+IF([.$A23]=&quot;Agenc_A&quot;;[.T$2];IF([.$A23]=&quot;Agenc_B&quot;;[.T$3];IF([.$A23]=&quot;Agenc_C&quot;;[.T$4];IF([.$A23]=&quot;Agenc_D&quot;;[.T$5];0))))" office:value-type="float" office:value="5226100" calcext:value-type="float">
            <text:p>5226100</text:p>
          </table:table-cell>
          <table:table-cell table:style-name="ce4" table:formula="of:=CONCATENATE([.U$2];CHAR(13);&quot;    &quot;;&quot;'&quot;;[.L23];&quot;',&quot;;CHAR(13);&quot;    'SRID=3946;LINESTRING(&quot;;[.M23];&quot; &quot;;[.N23];&quot;,&quot;;[.O23];&quot; &quot;;[.P23];&quot;,&quot;;[.Q23];&quot; &quot;;[.R23];&quot;,&quot;;[.S23];&quot; &quot;;[.T23];&quot;)');&quot;;CHAR(13))" office:value-type="string" office:string-value="INSERT INTO &#13;  facade (&#13;    id,&#13;    geometry_asewkt)&#13;  VALUES (&#13;    'M43_Facade02',&#13;    'SRID=3946;LINESTRING(1379830 5226100,1379830 5226090,1379870 5226090,1379870 5226100)');&#13;" calcext:value-type="string">
            <text:p>INSERT INTO  <text:s/>facade ( <text:s text:c="3"/>id, <text:s text:c="3"/>geometry_asewkt) <text:s/>VALUES ( <text:s text:c="3"/>'M43_Facade02', <text:s text:c="3"/>'SRID=3946;LINESTRING(1379830 5226100,1379830 5226090,1379870 5226090,1379870 5226100)');</text:p>
          </table:table-cell>
          <table:table-cell table:style-name="ce5" table:formula="of:=CONCATENATE([$case_00140_00100.$A23];[.V$2])" office:value-type="string" office:string-value="M43_Facade03" calcext:value-type="string">
            <text:p>M43_Facade03</text:p>
          </table:table-cell>
          <table:table-cell table:style-name="ce5" table:formula="of:=[$case_00140_00100.$C23]+IF([.$A23]=&quot;Agenc_A&quot;;[.W$2];IF([.$A23]=&quot;Agenc_B&quot;;[.W$3];IF([.$A23]=&quot;Agenc_C&quot;;[.W$4];IF([.$A23]=&quot;Agenc_D&quot;;[.W$5];0))))" office:value-type="float" office:value="1379900" calcext:value-type="float">
            <text:p>1379900</text:p>
          </table:table-cell>
          <table:table-cell table:style-name="ce5" table:formula="of:=[$case_00140_00100.$D23]+IF([.$A23]=&quot;Agenc_A&quot;;[.X$2];IF([.$A23]=&quot;Agenc_B&quot;;[.X$3];IF([.$A23]=&quot;Agenc_C&quot;;[.X$4];IF([.$A23]=&quot;Agenc_D&quot;;[.X$5];0))))" office:value-type="float" office:value="5226100" calcext:value-type="float">
            <text:p>5226100</text:p>
          </table:table-cell>
          <table:table-cell table:style-name="ce5" table:formula="of:=[$case_00140_00100.$C23]+IF([.$A23]=&quot;Agenc_A&quot;;[.Y$2];IF([.$A23]=&quot;Agenc_B&quot;;[.Y$3];IF([.$A23]=&quot;Agenc_C&quot;;[.Y$4];IF([.$A23]=&quot;Agenc_D&quot;;[.Y$5];0))))" office:value-type="float" office:value="1379910" calcext:value-type="float">
            <text:p>1379910</text:p>
          </table:table-cell>
          <table:table-cell table:style-name="ce5" table:formula="of:=[$case_00140_00100.$D23]+IF([.$A23]=&quot;Agenc_A&quot;;[.Z$2];IF([.$A23]=&quot;Agenc_B&quot;;[.Z$3];IF([.$A23]=&quot;Agenc_C&quot;;[.Z$4];IF([.$A23]=&quot;Agenc_D&quot;;[.Z$5];0))))" office:value-type="float" office:value="5226090" calcext:value-type="float">
            <text:p>5226090</text:p>
          </table:table-cell>
          <table:table-cell table:style-name="ce5" table:formula="of:=[$case_00140_00100.$C23]+IF([.$A23]=&quot;Agenc_A&quot;;[.AA$2];IF([.$A23]=&quot;Agenc_B&quot;;[.AA$3];IF([.$A23]=&quot;Agenc_C&quot;;[.AA$4];IF([.$A23]=&quot;Agenc_D&quot;;[.AA$5];0))))" office:value-type="float" office:value="1379920" calcext:value-type="float">
            <text:p>1379920</text:p>
          </table:table-cell>
          <table:table-cell table:style-name="ce5" table:formula="of:=[$case_00140_00100.$D23]+IF([.$A23]=&quot;Agenc_A&quot;;[.AB$2];IF([.$A23]=&quot;Agenc_B&quot;;[.AB$3];IF([.$A23]=&quot;Agenc_C&quot;;[.AB$4];IF([.$A23]=&quot;Agenc_D&quot;;[.AB$5];0))))" office:value-type="float" office:value="5226090" calcext:value-type="float">
            <text:p>5226090</text:p>
          </table:table-cell>
          <table:table-cell table:style-name="ce4" table:formula="of:=CONCATENATE([.AC$2];CHAR(13);&quot;    &quot;;&quot;'&quot;;[.V23];&quot;',&quot;;CHAR(13);&quot;    'SRID=3946;LINESTRING(&quot;;[.W23];&quot; &quot;;[.X23];&quot;,&quot;;[.Y23];&quot; &quot;;[.Z23];&quot;,&quot;;[.AA23];&quot; &quot;;[.AB23];&quot;)');&quot;;CHAR(13))" office:value-type="string" office:string-value="INSERT INTO &#13;  facade (&#13;    id,&#13;    geometry_asewkt)&#13;  VALUES (&#13;    'M43_Facade03',&#13;    'SRID=3946;LINESTRING(1379900 5226100,1379910 5226090,1379920 5226090)');&#13;" calcext:value-type="string">
            <text:p>INSERT INTO  <text:s/>facade ( <text:s text:c="3"/>id, <text:s text:c="3"/>geometry_asewkt) <text:s/>VALUES ( <text:s text:c="3"/>'M43_Facade03', <text:s text:c="3"/>'SRID=3946;LINESTRING(1379900 5226100,1379910 5226090,1379920 5226090)');</text:p>
          </table:table-cell>
          <table:table-cell table:style-name="ce5" table:formula="of:=CONCATENATE([$case_00140_00100.$A23];[.AD$2])" office:value-type="string" office:string-value="M43_Facade04" calcext:value-type="string">
            <text:p>M43_Facade04</text:p>
          </table:table-cell>
          <table:table-cell table:style-name="ce5" table:formula="of:=[$case_00140_00100.$C23]+IF([.$A23]=&quot;Agenc_A&quot;;[.AE$2];IF([.$A23]=&quot;Agenc_B&quot;;[.AE$3];IF([.$A23]=&quot;Agenc_C&quot;;[.AE$4];IF([.$A23]=&quot;Agenc_D&quot;;[.AE$5];0))))" office:value-type="float" office:value="1379920" calcext:value-type="float">
            <text:p>1379920</text:p>
          </table:table-cell>
          <table:table-cell table:style-name="ce5" table:formula="of:=[$case_00140_00100.$D23]+IF([.$A23]=&quot;Agenc_A&quot;;[.AF$2];IF([.$A23]=&quot;Agenc_B&quot;;[.AF$3];IF([.$A23]=&quot;Agenc_C&quot;;[.AF$4];IF([.$A23]=&quot;Agenc_D&quot;;[.AF$5];0))))" office:value-type="float" office:value="5226060" calcext:value-type="float">
            <text:p>5226060</text:p>
          </table:table-cell>
          <table:table-cell table:style-name="ce5" table:formula="of:=[$case_00140_00100.$C23]+IF([.$A23]=&quot;Agenc_A&quot;;[.AG$2];IF([.$A23]=&quot;Agenc_B&quot;;[.AG$3];IF([.$A23]=&quot;Agenc_C&quot;;[.AG$4];IF([.$A23]=&quot;Agenc_D&quot;;[.AG$5];0))))" office:value-type="float" office:value="1379910" calcext:value-type="float">
            <text:p>1379910</text:p>
          </table:table-cell>
          <table:table-cell table:style-name="ce5" table:formula="of:=[$case_00140_00100.$D23]+IF([.$A23]=&quot;Agenc_A&quot;;[.AH$2];IF([.$A23]=&quot;Agenc_B&quot;;[.AH$3];IF([.$A23]=&quot;Agenc_C&quot;;[.AH$4];IF([.$A23]=&quot;Agenc_D&quot;;[.AH$5];0))))" office:value-type="float" office:value="5226060" calcext:value-type="float">
            <text:p>5226060</text:p>
          </table:table-cell>
          <table:table-cell table:style-name="ce5" table:formula="of:=[$case_00140_00100.$C23]+IF([.$A23]=&quot;Agenc_A&quot;;[.AI$2];IF([.$A23]=&quot;Agenc_B&quot;;[.AI$3];IF([.$A23]=&quot;Agenc_C&quot;;[.AI$4];IF([.$A23]=&quot;Agenc_D&quot;;[.AI$5];0))))" office:value-type="float" office:value="1379910" calcext:value-type="float">
            <text:p>1379910</text:p>
          </table:table-cell>
          <table:table-cell table:style-name="ce5" table:formula="of:=[$case_00140_00100.$D23]+IF([.$A23]=&quot;Agenc_A&quot;;[.AJ$2];IF([.$A23]=&quot;Agenc_B&quot;;[.AJ$3];IF([.$A23]=&quot;Agenc_C&quot;;[.AJ$4];IF([.$A23]=&quot;Agenc_D&quot;;[.AJ$5];0))))" office:value-type="float" office:value="5226040" calcext:value-type="float">
            <text:p>5226040</text:p>
          </table:table-cell>
          <table:table-cell table:style-name="ce5" table:formula="of:=[$case_00140_00100.$C23]+IF([.$A23]=&quot;Agenc_A&quot;;[.AK$2];IF([.$A23]=&quot;Agenc_B&quot;;[.AK$3];IF([.$A23]=&quot;Agenc_C&quot;;[.AK$4];IF([.$A23]=&quot;Agenc_D&quot;;[.AK$5];0))))" office:value-type="float" office:value="1379920" calcext:value-type="float">
            <text:p>1379920</text:p>
          </table:table-cell>
          <table:table-cell table:style-name="ce5" table:formula="of:=[$case_00140_00100.$D23]+IF([.$A23]=&quot;Agenc_A&quot;;[.AL$2];IF([.$A23]=&quot;Agenc_B&quot;;[.AL$3];IF([.$A23]=&quot;Agenc_C&quot;;[.AL$4];IF([.$A23]=&quot;Agenc_D&quot;;[.AL$5];0))))" office:value-type="float" office:value="5226040" calcext:value-type="float">
            <text:p>5226040</text:p>
          </table:table-cell>
          <table:table-cell table:style-name="ce4" table:formula="of:=CONCATENATE([.AM$2];CHAR(13);&quot;    &quot;;&quot;'&quot;;[.AD23];&quot;',&quot;;CHAR(13);&quot;    'SRID=3946;LINESTRING(&quot;;[.AE23];&quot; &quot;;[.AF23];&quot;,&quot;;[.AG23];&quot; &quot;;[.AH23];&quot;,&quot;;[.AI23];&quot; &quot;;[.AJ23];&quot;,&quot;;[.AK23];&quot; &quot;;[.AL23];&quot;)');&quot;;CHAR(13))" office:value-type="string" office:string-value="INSERT INTO &#13;  facade (&#13;    id,&#13;    geometry_asewkt)&#13;  VALUES (&#13;    'M43_Facade04',&#13;    'SRID=3946;LINESTRING(1379920 5226060,1379910 5226060,1379910 5226040,1379920 5226040)');&#13;" calcext:value-type="string">
            <text:p>INSERT INTO  <text:s/>facade ( <text:s text:c="3"/>id, <text:s text:c="3"/>geometry_asewkt) <text:s/>VALUES ( <text:s text:c="3"/>'M43_Facade04', <text:s text:c="3"/>'SRID=3946;LINESTRING(1379920 5226060,1379910 5226060,1379910 5226040,1379920 5226040)');</text:p>
          </table:table-cell>
          <table:table-cell table:style-name="ce5" table:formula="of:=CONCATENATE([$case_00140_00100.$A23];[.AN$2])" office:value-type="string" office:string-value="M43_Facade05" calcext:value-type="string">
            <text:p>M43_Facade05</text:p>
          </table:table-cell>
          <table:table-cell table:style-name="ce5" table:formula="of:=[$case_00140_00100.$C23]+IF([.$A23]=&quot;Agenc_A&quot;;[.AO$2];IF([.$A23]=&quot;Agenc_B&quot;;[.AO$3];IF([.$A23]=&quot;Agenc_C&quot;;[.AO$4];IF([.$A23]=&quot;Agenc_D&quot;;[.AO$5];0))))" office:value-type="float" office:value="1379920" calcext:value-type="float">
            <text:p>1379920</text:p>
          </table:table-cell>
          <table:table-cell table:style-name="ce5" table:formula="of:=[$case_00140_00100.$D23]+IF([.$A23]=&quot;Agenc_A&quot;;[.AP$2];IF([.$A23]=&quot;Agenc_B&quot;;[.AP$3];IF([.$A23]=&quot;Agenc_C&quot;;[.AP$4];IF([.$A23]=&quot;Agenc_D&quot;;[.AP$5];0))))" office:value-type="float" office:value="5226010" calcext:value-type="float">
            <text:p>5226010</text:p>
          </table:table-cell>
          <table:table-cell table:style-name="ce5" table:formula="of:=[$case_00140_00100.$C23]+IF([.$A23]=&quot;Agenc_A&quot;;[.AQ$2];IF([.$A23]=&quot;Agenc_B&quot;;[.AQ$3];IF([.$A23]=&quot;Agenc_C&quot;;[.AQ$4];IF([.$A23]=&quot;Agenc_D&quot;;[.AQ$5];0))))" office:value-type="float" office:value="1379910" calcext:value-type="float">
            <text:p>1379910</text:p>
          </table:table-cell>
          <table:table-cell table:style-name="ce5" table:formula="of:=[$case_00140_00100.$D23]+IF([.$A23]=&quot;Agenc_A&quot;;[.AR$2];IF([.$A23]=&quot;Agenc_B&quot;;[.AR$3];IF([.$A23]=&quot;Agenc_C&quot;;[.AR$4];IF([.$A23]=&quot;Agenc_D&quot;;[.AR$5];0))))" office:value-type="float" office:value="5226010" calcext:value-type="float">
            <text:p>5226010</text:p>
          </table:table-cell>
          <table:table-cell table:style-name="ce5" table:formula="of:=[$case_00140_00100.$C23]+IF([.$A23]=&quot;Agenc_A&quot;;[.AS$2];IF([.$A23]=&quot;Agenc_B&quot;;[.AS$3];IF([.$A23]=&quot;Agenc_C&quot;;[.AS$4];IF([.$A23]=&quot;Agenc_D&quot;;[.AS$5];0))))" office:value-type="float" office:value="1379900" calcext:value-type="float">
            <text:p>1379900</text:p>
          </table:table-cell>
          <table:table-cell table:style-name="ce5" table:formula="of:=[$case_00140_00100.$D23]+IF([.$A23]=&quot;Agenc_A&quot;;[.AT$2];IF([.$A23]=&quot;Agenc_B&quot;;[.AT$3];IF([.$A23]=&quot;Agenc_C&quot;;[.AT$4];IF([.$A23]=&quot;Agenc_D&quot;;[.AT$5];0))))" office:value-type="float" office:value="5226020" calcext:value-type="float">
            <text:p>5226020</text:p>
          </table:table-cell>
          <table:table-cell table:style-name="ce5" table:formula="of:=[$case_00140_00100.$C23]+IF([.$A23]=&quot;Agenc_A&quot;;[.AU$2];IF([.$A23]=&quot;Agenc_B&quot;;[.AU$3];IF([.$A23]=&quot;Agenc_C&quot;;[.AU$4];IF([.$A23]=&quot;Agenc_D&quot;;[.AU$5];0))))" office:value-type="float" office:value="1379900" calcext:value-type="float">
            <text:p>1379900</text:p>
          </table:table-cell>
          <table:table-cell table:style-name="ce5" table:formula="of:=[$case_00140_00100.$D23]+IF([.$A23]=&quot;Agenc_A&quot;;[.AV$2];IF([.$A23]=&quot;Agenc_B&quot;;[.AV$3];IF([.$A23]=&quot;Agenc_C&quot;;[.AV$4];IF([.$A23]=&quot;Agenc_D&quot;;[.AV$5];0))))" office:value-type="float" office:value="5226000" calcext:value-type="float">
            <text:p>5226000</text:p>
          </table:table-cell>
          <table:table-cell table:style-name="ce4" table:formula="of:=CONCATENATE([.AW$2];CHAR(13);&quot;    &quot;;&quot;'&quot;;[.AN23];&quot;',&quot;;CHAR(13);&quot;    'SRID=3946;LINESTRING(&quot;;[.AO23];&quot; &quot;;[.AP23];&quot;,&quot;;[.AQ23];&quot; &quot;;[.AR23];&quot;,&quot;;[.AS23];&quot; &quot;;[.AT23];&quot;,&quot;;[.AU23];&quot; &quot;;[.AV23];&quot;)');&quot;;CHAR(13))" office:value-type="string" office:string-value="INSERT INTO &#13;  facade (&#13;    id,&#13;    geometry_asewkt)&#13;  VALUES (&#13;    'M43_Facade05',&#13;    'SRID=3946;LINESTRING(1379920 5226010,1379910 5226010,1379900 5226020,1379900 5226000)');&#13;" calcext:value-type="string">
            <text:p>INSERT INTO  <text:s/>facade ( <text:s text:c="3"/>id, <text:s text:c="3"/>geometry_asewkt) <text:s/>VALUES ( <text:s text:c="3"/>'M43_Facade05', <text:s text:c="3"/>'SRID=3946;LINESTRING(1379920 5226010,1379910 5226010,1379900 5226020,1379900 5226000)');</text:p>
          </table:table-cell>
          <table:table-cell table:style-name="ce5" table:formula="of:=CONCATENATE([$case_00140_00100.$A23];[.AX$2])" office:value-type="string" office:string-value="M43_Facade06" calcext:value-type="string">
            <text:p>M43_Facade06</text:p>
          </table:table-cell>
          <table:table-cell table:style-name="ce5" table:formula="of:=[$case_00140_00100.$C23]+IF([.$A23]=&quot;Agenc_A&quot;;[.AY$2];IF([.$A23]=&quot;Agenc_B&quot;;[.AY$3];IF([.$A23]=&quot;Agenc_C&quot;;[.AY$4];IF([.$A23]=&quot;Agenc_D&quot;;[.AY$5];0))))" office:value-type="float" office:value="1379870" calcext:value-type="float">
            <text:p>1379870</text:p>
          </table:table-cell>
          <table:table-cell table:style-name="ce5" table:formula="of:=[$case_00140_00100.$D23]+IF([.$A23]=&quot;Agenc_A&quot;;[.AZ$2];IF([.$A23]=&quot;Agenc_B&quot;;[.AZ$3];IF([.$A23]=&quot;Agenc_C&quot;;[.AZ$4];IF([.$A23]=&quot;Agenc_D&quot;;[.AZ$5];0))))" office:value-type="float" office:value="5226000" calcext:value-type="float">
            <text:p>5226000</text:p>
          </table:table-cell>
          <table:table-cell table:style-name="ce5" table:formula="of:=[$case_00140_00100.$C23]+IF([.$A23]=&quot;Agenc_A&quot;;[.BA$2];IF([.$A23]=&quot;Agenc_B&quot;;[.BA$3];IF([.$A23]=&quot;Agenc_C&quot;;[.BA$4];IF([.$A23]=&quot;Agenc_D&quot;;[.BA$5];0))))" office:value-type="float" office:value="1379870" calcext:value-type="float">
            <text:p>1379870</text:p>
          </table:table-cell>
          <table:table-cell table:style-name="ce5" table:formula="of:=[$case_00140_00100.$D23]+IF([.$A23]=&quot;Agenc_A&quot;;[.BB$2];IF([.$A23]=&quot;Agenc_B&quot;;[.BB$3];IF([.$A23]=&quot;Agenc_C&quot;;[.BB$4];IF([.$A23]=&quot;Agenc_D&quot;;[.BB$5];0))))" office:value-type="float" office:value="5226020" calcext:value-type="float">
            <text:p>5226020</text:p>
          </table:table-cell>
          <table:table-cell table:style-name="ce5" table:formula="of:=[$case_00140_00100.$C23]+IF([.$A23]=&quot;Agenc_A&quot;;[.BC$2];IF([.$A23]=&quot;Agenc_B&quot;;[.BC$3];IF([.$A23]=&quot;Agenc_C&quot;;[.BC$4];IF([.$A23]=&quot;Agenc_D&quot;;[.BC$5];0))))" office:value-type="float" office:value="1379830" calcext:value-type="float">
            <text:p>1379830</text:p>
          </table:table-cell>
          <table:table-cell table:style-name="ce5" table:formula="of:=[$case_00140_00100.$D23]+IF([.$A23]=&quot;Agenc_A&quot;;[.BD$2];IF([.$A23]=&quot;Agenc_B&quot;;[.BD$3];IF([.$A23]=&quot;Agenc_C&quot;;[.BD$4];IF([.$A23]=&quot;Agenc_D&quot;;[.BD$5];0))))" office:value-type="float" office:value="5226020" calcext:value-type="float">
            <text:p>5226020</text:p>
          </table:table-cell>
          <table:table-cell table:style-name="ce5" table:formula="of:=[$case_00140_00100.$C23]+IF([.$A23]=&quot;Agenc_A&quot;;[.BE$2];IF([.$A23]=&quot;Agenc_B&quot;;[.BE$3];IF([.$A23]=&quot;Agenc_C&quot;;[.BE$4];IF([.$A23]=&quot;Agenc_D&quot;;[.BE$5];0))))" office:value-type="float" office:value="1379830" calcext:value-type="float">
            <text:p>1379830</text:p>
          </table:table-cell>
          <table:table-cell table:style-name="ce5" table:formula="of:=[$case_00140_00100.$D23]+IF([.$A23]=&quot;Agenc_A&quot;;[.BF$2];IF([.$A23]=&quot;Agenc_B&quot;;[.BF$3];IF([.$A23]=&quot;Agenc_C&quot;;[.BF$4];IF([.$A23]=&quot;Agenc_D&quot;;[.BF$5];0))))" office:value-type="float" office:value="5226000" calcext:value-type="float">
            <text:p>5226000</text:p>
          </table:table-cell>
          <table:table-cell table:style-name="ce4" table:formula="of:=CONCATENATE([.BG$2];CHAR(13);&quot;    &quot;;&quot;'&quot;;[.AX23];&quot;',&quot;;CHAR(13);&quot;    'SRID=3946;LINESTRING(&quot;;[.AY23];&quot; &quot;;[.AZ23];&quot;,&quot;;[.BA23];&quot; &quot;;[.BB23];&quot;,&quot;;[.BC23];&quot; &quot;;[.BD23];&quot;,&quot;;[.BE23];&quot; &quot;;[.BF23];&quot;)');&quot;;CHAR(13))" office:value-type="string" office:string-value="INSERT INTO &#13;  facade (&#13;    id,&#13;    geometry_asewkt)&#13;  VALUES (&#13;    'M43_Facade06',&#13;    'SRID=3946;LINESTRING(1379870 5226000,1379870 5226020,1379830 5226020,1379830 5226000)');&#13;" calcext:value-type="string">
            <text:p>INSERT INTO  <text:s/>facade ( <text:s text:c="3"/>id, <text:s text:c="3"/>geometry_asewkt) <text:s/>VALUES ( <text:s text:c="3"/>'M43_Facade06', <text:s text:c="3"/>'SRID=3946;LINESTRING(1379870 5226000,1379870 5226020,1379830 5226020,1379830 5226000)');</text:p>
          </table:table-cell>
          <table:table-cell table:style-name="ce5" table:formula="of:=CONCATENATE([$case_00140_00100.$A23];[.BH$2])" office:value-type="string" office:string-value="M43_Facade07" calcext:value-type="string">
            <text:p>M43_Facade07</text:p>
          </table:table-cell>
          <table:table-cell table:style-name="ce5" table:formula="of:=[$case_00140_00100.$C23]+IF([.$A23]=&quot;Agenc_A&quot;;[.BI$2];IF([.$A23]=&quot;Agenc_B&quot;;[.BI$3];IF([.$A23]=&quot;Agenc_C&quot;;[.BI$4];IF([.$A23]=&quot;Agenc_D&quot;;[.BI$5];0))))" office:value-type="float" office:value="1379800" calcext:value-type="float">
            <text:p>1379800</text:p>
          </table:table-cell>
          <table:table-cell table:style-name="ce5" table:formula="of:=[$case_00140_00100.$D23]+IF([.$A23]=&quot;Agenc_A&quot;;[.BJ$2];IF([.$A23]=&quot;Agenc_B&quot;;[.BJ$3];IF([.$A23]=&quot;Agenc_C&quot;;[.BJ$4];IF([.$A23]=&quot;Agenc_D&quot;;[.BJ$5];0))))" office:value-type="float" office:value="5226000" calcext:value-type="float">
            <text:p>5226000</text:p>
          </table:table-cell>
          <table:table-cell table:style-name="ce5" table:formula="of:=[$case_00140_00100.$C23]+IF([.$A23]=&quot;Agenc_A&quot;;[.BK$2];IF([.$A23]=&quot;Agenc_B&quot;;[.BK$3];IF([.$A23]=&quot;Agenc_C&quot;;[.BK$4];IF([.$A23]=&quot;Agenc_D&quot;;[.BK$5];0))))" office:value-type="float" office:value="1379800" calcext:value-type="float">
            <text:p>1379800</text:p>
          </table:table-cell>
          <table:table-cell table:style-name="ce5" table:formula="of:=[$case_00140_00100.$D23]+IF([.$A23]=&quot;Agenc_A&quot;;[.BL$2];IF([.$A23]=&quot;Agenc_B&quot;;[.BL$3];IF([.$A23]=&quot;Agenc_C&quot;;[.BL$4];IF([.$A23]=&quot;Agenc_D&quot;;[.BL$5];0))))" office:value-type="float" office:value="5226010" calcext:value-type="float">
            <text:p>5226010</text:p>
          </table:table-cell>
          <table:table-cell table:style-name="ce5" table:formula="of:=[$case_00140_00100.$C23]+IF([.$A23]=&quot;Agenc_A&quot;;[.BM$2];IF([.$A23]=&quot;Agenc_B&quot;;[.BM$3];IF([.$A23]=&quot;Agenc_C&quot;;[.BM$4];IF([.$A23]=&quot;Agenc_D&quot;;[.BM$5];0))))" office:value-type="float" office:value="1379780" calcext:value-type="float">
            <text:p>1379780</text:p>
          </table:table-cell>
          <table:table-cell table:style-name="ce5" table:formula="of:=[$case_00140_00100.$D23]+IF([.$A23]=&quot;Agenc_A&quot;;[.BN$2];IF([.$A23]=&quot;Agenc_B&quot;;[.BN$3];IF([.$A23]=&quot;Agenc_C&quot;;[.BN$4];IF([.$A23]=&quot;Agenc_D&quot;;[.BN$5];0))))" office:value-type="float" office:value="5226010" calcext:value-type="float">
            <text:p>5226010</text:p>
          </table:table-cell>
          <table:table-cell table:style-name="ce4" table:formula="of:=CONCATENATE([.BO$2];CHAR(13);&quot;    &quot;;&quot;'&quot;;[.BH23];&quot;',&quot;;CHAR(13);&quot;    'SRID=3946;LINESTRING(&quot;;[.BI23];&quot; &quot;;[.BJ23];&quot;,&quot;;[.BK23];&quot; &quot;;[.BL23];&quot;,&quot;;[.BM23];&quot; &quot;;[.BN23];&quot;)');&quot;;CHAR(13))" office:value-type="string" office:string-value="INSERT INTO &#13;  facade_id (&#13;    id,&#13;    geometry_asewkt)&#13;  VALUES (&#13;    'M43_Facade07',&#13;    'SRID=3946;LINESTRING(1379800 5226000,1379800 5226010,1379780 5226010)');&#13;" calcext:value-type="string">
            <text:p>INSERT INTO  <text:s/>facade_id ( <text:s text:c="3"/>id, <text:s text:c="3"/>geometry_asewkt) <text:s/>VALUES ( <text:s text:c="3"/>'M43_Facade07', <text:s text:c="3"/>'SRID=3946;LINESTRING(1379800 5226000,1379800 5226010,1379780 5226010)');</text:p>
          </table:table-cell>
          <table:table-cell table:style-name="ce5" table:formula="of:=CONCATENATE([$case_00140_00100.$A23];[.BP$2])" office:value-type="string" office:string-value="M43_Facade08" calcext:value-type="string">
            <text:p>M43_Facade08</text:p>
          </table:table-cell>
          <table:table-cell table:style-name="ce5" table:formula="of:=[$case_00140_00100.$C23]+IF([.$A23]=&quot;Agenc_A&quot;;[.BQ$2];IF([.$A23]=&quot;Agenc_B&quot;;[.BQ$3];IF([.$A23]=&quot;Agenc_C&quot;;[.BQ$4];IF([.$A23]=&quot;Agenc_D&quot;;[.BQ$5];0))))" office:value-type="float" office:value="1379780" calcext:value-type="float">
            <text:p>1379780</text:p>
          </table:table-cell>
          <table:table-cell table:style-name="ce5" table:formula="of:=[$case_00140_00100.$D23]+IF([.$A23]=&quot;Agenc_A&quot;;[.BR$2];IF([.$A23]=&quot;Agenc_B&quot;;[.BR$3];IF([.$A23]=&quot;Agenc_C&quot;;[.BR$4];IF([.$A23]=&quot;Agenc_D&quot;;[.BR$5];0))))" office:value-type="float" office:value="5226040" calcext:value-type="float">
            <text:p>5226040</text:p>
          </table:table-cell>
          <table:table-cell table:style-name="ce5" table:formula="of:=[$case_00140_00100.$C23]+IF([.$A23]=&quot;Agenc_A&quot;;[.BS$2];IF([.$A23]=&quot;Agenc_B&quot;;[.BS$3];IF([.$A23]=&quot;Agenc_C&quot;;[.BS$4];IF([.$A23]=&quot;Agenc_D&quot;;[.BS$5];0))))" office:value-type="float" office:value="1379790" calcext:value-type="float">
            <text:p>1379790</text:p>
          </table:table-cell>
          <table:table-cell table:style-name="ce5" table:formula="of:=[$case_00140_00100.$D23]+IF([.$A23]=&quot;Agenc_A&quot;;[.BT$2];IF([.$A23]=&quot;Agenc_B&quot;;[.BT$3];IF([.$A23]=&quot;Agenc_C&quot;;[.BT$4];IF([.$A23]=&quot;Agenc_D&quot;;[.BT$5];0))))" office:value-type="float" office:value="5226040" calcext:value-type="float">
            <text:p>5226040</text:p>
          </table:table-cell>
          <table:table-cell table:style-name="ce5" table:formula="of:=[$case_00140_00100.$C23]+IF([.$A23]=&quot;Agenc_A&quot;;[.BU$2];IF([.$A23]=&quot;Agenc_B&quot;;[.BU$3];IF([.$A23]=&quot;Agenc_C&quot;;[.BU$4];IF([.$A23]=&quot;Agenc_D&quot;;[.BU$5];0))))" office:value-type="float" office:value="1379790" calcext:value-type="float">
            <text:p>1379790</text:p>
          </table:table-cell>
          <table:table-cell table:style-name="ce5" table:formula="of:=[$case_00140_00100.$D23]+IF([.$A23]=&quot;Agenc_A&quot;;[.BV$2];IF([.$A23]=&quot;Agenc_B&quot;;[.BV$3];IF([.$A23]=&quot;Agenc_C&quot;;[.BV$4];IF([.$A23]=&quot;Agenc_D&quot;;[.BV$5];0))))" office:value-type="float" office:value="5226060" calcext:value-type="float">
            <text:p>5226060</text:p>
          </table:table-cell>
          <table:table-cell table:style-name="ce5" table:formula="of:=[$case_00140_00100.$C23]+IF([.$A23]=&quot;Agenc_A&quot;;[.BW$2];IF([.$A23]=&quot;Agenc_B&quot;;[.BW$3];IF([.$A23]=&quot;Agenc_C&quot;;[.BW$4];IF([.$A23]=&quot;Agenc_D&quot;;[.BW$5];0))))" office:value-type="float" office:value="1379780" calcext:value-type="float">
            <text:p>1379780</text:p>
          </table:table-cell>
          <table:table-cell table:style-name="ce5" table:formula="of:=[$case_00140_00100.$D23]+IF([.$A23]=&quot;Agenc_A&quot;;[.BX$2];IF([.$A23]=&quot;Agenc_B&quot;;[.BX$3];IF([.$A23]=&quot;Agenc_C&quot;;[.BX$4];IF([.$A23]=&quot;Agenc_D&quot;;[.BX$5];0))))" office:value-type="float" office:value="5226060" calcext:value-type="float">
            <text:p>5226060</text:p>
          </table:table-cell>
          <table:table-cell table:style-name="ce4" table:formula="of:=CONCATENATE([.BY$2];CHAR(13);&quot;    &quot;;&quot;'&quot;;[.BP23];&quot;',&quot;;CHAR(13);&quot;    'SRID=3946;LINESTRING(&quot;;[.BQ23];&quot; &quot;;[.BR23];&quot;,&quot;;[.BS23];&quot; &quot;;[.BT23];&quot;,&quot;;[.BU23];&quot; &quot;;[.BV23];&quot;,&quot;;[.BW23];&quot; &quot;;[.BX23];&quot;)');&quot;;CHAR(13))" office:value-type="string" office:string-value="INSERT INTO &#13;  facade (&#13;    id,&#13;    geometry_asewkt)&#13;  VALUES (&#13;    'M43_Facade08',&#13;    'SRID=3946;LINESTRING(1379780 5226040,1379790 5226040,1379790 5226060,1379780 5226060)');&#13;" calcext:value-type="string">
            <text:p>INSERT INTO  <text:s/>facade ( <text:s text:c="3"/>id, <text:s text:c="3"/>geometry_asewkt) <text:s/>VALUES ( <text:s text:c="3"/>'M43_Facade08', <text:s text:c="3"/>'SRID=3946;LINESTRING(1379780 5226040,1379790 5226040,1379790 5226060,1379780 5226060)');</text:p>
          </table:table-cell>
          <table:table-cell table:formula="of:=CONCATENATE([.K23];CHAR(13);[.U23];CHAR(13);[.AC23];CHAR(13);[.AM23];CHAR(13);[.AW23];CHAR(13);[.BG23];CHAR(13);[.BO23];CHAR(13);[.BY23];CHAR(13))" office:value-type="string" office:string-value="INSERT INTO &#13;  facade (&#13;    id,&#13;    geometry_asewkt)&#13;  VALUES (&#13;    'M43_Facade01',&#13;    'SRID=3946;LINESTRING(1379800 5226100,1379800 5226080,1379790 5226080,1379780 5226090)');&#13;&#13;INSERT INTO &#13;  facade (&#13;    id,&#13;    geometry_asewkt)&#13;  VALUES (&#13;    'M43_Facade02',&#13;    'SRID=3946;LINESTRING(1379830 5226100,1379830 5226090,1379870 5226090,1379870 5226100)');&#13;&#13;INSERT INTO &#13;  facade (&#13;    id,&#13;    geometry_asewkt)&#13;  VALUES (&#13;    'M43_Facade03',&#13;    'SRID=3946;LINESTRING(1379900 5226100,1379910 5226090,1379920 5226090)');&#13;&#13;INSERT INTO &#13;  facade (&#13;    id,&#13;    geometry_asewkt)&#13;  VALUES (&#13;    'M43_Facade04',&#13;    'SRID=3946;LINESTRING(1379920 5226060,1379910 5226060,1379910 5226040,1379920 5226040)');&#13;&#13;INSERT INTO &#13;  facade (&#13;    id,&#13;    geometry_asewkt)&#13;  VALUES (&#13;    'M43_Facade05',&#13;    'SRID=3946;LINESTRING(1379920 5226010,1379910 5226010,1379900 5226020,1379900 5226000)');&#13;&#13;INSERT INTO &#13;  facade (&#13;    id,&#13;    geometry_asewkt)&#13;  VALUES (&#13;    'M43_Facade06',&#13;    'SRID=3946;LINESTRING(1379870 5226000,1379870 5226020,1379830 5226020,1379830 5226000)');&#13;&#13;INSERT INTO &#13;  facade_id (&#13;    id,&#13;    geometry_asewkt)&#13;  VALUES (&#13;    'M43_Facade07',&#13;    'SRID=3946;LINESTRING(1379800 5226000,1379800 5226010,1379780 5226010)');&#13;&#13;INSERT INTO &#13;  facade (&#13;    id,&#13;    geometry_asewkt)&#13;  VALUES (&#13;    'M43_Facade08',&#13;    'SRID=3946;LINESTRING(1379780 5226040,1379790 5226040,1379790 5226060,1379780 5226060)');&#13;&#13;" calcext:value-type="string">
            <text:p>INSERT INTO  <text:s/>facade ( <text:s text:c="3"/>id, <text:s text:c="3"/>geometry_asewkt) <text:s/>VALUES ( <text:s text:c="3"/>'M43_Facade01', <text:s text:c="3"/>'SRID=3946;LINESTRING(1379800 5226100,1379800 5226080,1379790 5226080,1379780 5226090)');INSERT INTO  <text:s/>facade ( <text:s text:c="3"/>id, <text:s text:c="3"/>geometry_asewkt) <text:s/>VALUES ( <text:s text:c="3"/>'M43_Facade02', <text:s text:c="3"/>'SRID=3946;LINESTRING(1379830 5226100,1379830 5226090,1379870 5226090,1379870 5226100)');INSERT INTO  <text:s/>facade ( <text:s text:c="3"/>id, <text:s text:c="3"/>geometry_asewkt) <text:s/>VALUES ( <text:s text:c="3"/>'M43_Facade03', <text:s text:c="3"/>'SRID=3946;LINESTRING(1379900 5226100,1379910 5226090,1379920 5226090)');INSERT INTO  <text:s/>facade ( <text:s text:c="3"/>id, <text:s text:c="3"/>geometry_asewkt) <text:s/>VALUES ( <text:s text:c="3"/>'M43_Facade04', <text:s text:c="3"/>'SRID=3946;LINESTRING(1379920 5226060,1379910 5226060,1379910 5226040,1379920 5226040)');INSERT INTO  <text:s/>facade ( <text:s text:c="3"/>id, <text:s text:c="3"/>geometry_asewkt) <text:s/>VALUES ( <text:s text:c="3"/>'M43_Facade05', <text:s text:c="3"/>'SRID=3946;LINESTRING(1379920 5226010,1379910 5226010,1379900 5226020,1379900 5226000)');INSERT INTO  <text:s/>facade ( <text:s text:c="3"/>id, <text:s text:c="3"/>geometry_asewkt) <text:s/>VALUES ( <text:s text:c="3"/>'M43_Facade06', <text:s text:c="3"/>'SRID=3946;LINESTRING(1379870 5226000,1379870 5226020,1379830 5226020,1379830 5226000)');INSERT INTO  <text:s/>facade_id ( <text:s text:c="3"/>id, <text:s text:c="3"/>geometry_asewkt) <text:s/>VALUES ( <text:s text:c="3"/>'M43_Facade07', <text:s text:c="3"/>'SRID=3946;LINESTRING(1379800 5226000,1379800 5226010,1379780 5226010)');INSERT INTO  <text:s/>facade ( <text:s text:c="3"/>id, <text:s text:c="3"/>geometry_asewkt) <text:s/>VALUES ( <text:s text:c="3"/>'M43_Facade08', <text:s text:c="3"/>'SRID=3946;LINESTRING(1379780 5226040,1379790 5226040,1379790 5226060,1379780 5226060)');</text:p>
          </table:table-cell>
          <table:table-cell table:number-columns-repeated="946"/>
        </table:table-row>
        <table:table-row table:style-name="ro5">
          <table:table-cell table:formula="of:=[case_00140_00100.B24]" office:value-type="string" office:string-value="Agenc_D" calcext:value-type="string">
            <text:p>Agenc_D</text:p>
          </table:table-cell>
          <table:table-cell table:style-name="ce5" table:formula="of:=CONCATENATE([$case_00140_00100.$A24];[.B$2])" office:value-type="string" office:string-value="M44_Facade01" calcext:value-type="string">
            <text:p>M44_Facade01</text:p>
          </table:table-cell>
          <table:table-cell table:style-name="ce5" table:formula="of:=[$case_00140_00100.$C24]+IF([.$A24]=&quot;Agenc_A&quot;;[.C$2];IF([.$A24]=&quot;Agenc_B&quot;;[.C$3];IF([.$A24]=&quot;Agenc_C&quot;;[.C$4];IF([.$A24]=&quot;Agenc_D&quot;;[.C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D$2];IF([.$A24]=&quot;Agenc_B&quot;;[.D$3];IF([.$A24]=&quot;Agenc_C&quot;;[.D$4];IF([.$A24]=&quot;Agenc_D&quot;;[.D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E$2];IF([.$A24]=&quot;Agenc_B&quot;;[.E$3];IF([.$A24]=&quot;Agenc_C&quot;;[.E$4];IF([.$A24]=&quot;Agenc_D&quot;;[.E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F$2];IF([.$A24]=&quot;Agenc_B&quot;;[.F$3];IF([.$A24]=&quot;Agenc_C&quot;;[.F$4];IF([.$A24]=&quot;Agenc_D&quot;;[.F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G$2];IF([.$A24]=&quot;Agenc_B&quot;;[.G$3];IF([.$A24]=&quot;Agenc_C&quot;;[.G$4];IF([.$A24]=&quot;Agenc_D&quot;;[.G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H$2];IF([.$A24]=&quot;Agenc_B&quot;;[.H$3];IF([.$A24]=&quot;Agenc_C&quot;;[.H$4];IF([.$A24]=&quot;Agenc_D&quot;;[.H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I$2];IF([.$A24]=&quot;Agenc_B&quot;;[.I$3];IF([.$A24]=&quot;Agenc_C&quot;;[.I$4];IF([.$A24]=&quot;Agenc_D&quot;;[.I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J$2];IF([.$A24]=&quot;Agenc_B&quot;;[.J$3];IF([.$A24]=&quot;Agenc_C&quot;;[.J$4];IF([.$A24]=&quot;Agenc_D&quot;;[.J$5];0))))" office:value-type="float" office:value="5226000" calcext:value-type="float">
            <text:p>5226000</text:p>
          </table:table-cell>
          <table:table-cell table:style-name="ce4" table:formula="of:=CONCATENATE([.K$2];CHAR(13);&quot;    &quot;;&quot;'&quot;;[.B24];&quot;',&quot;;CHAR(13);&quot;    'SRID=3946;LINESTRING(&quot;;[.C24];&quot; &quot;;[.D24];&quot;,&quot;;[.E24];&quot; &quot;;[.F24];&quot;,&quot;;[.G24];&quot; &quot;;[.H24];&quot;,&quot;;[.I24];&quot; &quot;;[.J24];&quot;)');&quot;;CHAR(13))" office:value-type="string" office:string-value="INSERT INTO &#13;  facade (&#13;    id,&#13;    geometry_asewkt)&#13;  VALUES (&#13;    'M44_Facade01',&#13;    'SRID=3946;LINESTRING(1379920 5226000,1379920 5226000,1379920 5226000,1379920 5226000)');&#13;" calcext:value-type="string">
            <text:p>INSERT INTO  <text:s/>facade ( <text:s text:c="3"/>id, <text:s text:c="3"/>geometry_asewkt) <text:s/>VALUES ( <text:s text:c="3"/>'M44_Facade01', <text:s text:c="3"/>'SRID=3946;LINESTRING(1379920 5226000,1379920 5226000,1379920 5226000,1379920 5226000)');</text:p>
          </table:table-cell>
          <table:table-cell table:style-name="ce5" table:formula="of:=CONCATENATE([$case_00140_00100.$A24];[.L$2])" office:value-type="string" office:string-value="M44_Facade02" calcext:value-type="string">
            <text:p>M44_Facade02</text:p>
          </table:table-cell>
          <table:table-cell table:style-name="ce5" table:formula="of:=[$case_00140_00100.$C24]+IF([.$A24]=&quot;Agenc_A&quot;;[.M$2];IF([.$A24]=&quot;Agenc_B&quot;;[.M$3];IF([.$A24]=&quot;Agenc_C&quot;;[.M$4];IF([.$A24]=&quot;Agenc_D&quot;;[.M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N$2];IF([.$A24]=&quot;Agenc_B&quot;;[.N$3];IF([.$A24]=&quot;Agenc_C&quot;;[.N$4];IF([.$A24]=&quot;Agenc_D&quot;;[.N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O$2];IF([.$A24]=&quot;Agenc_B&quot;;[.O$3];IF([.$A24]=&quot;Agenc_C&quot;;[.O$4];IF([.$A24]=&quot;Agenc_D&quot;;[.O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P$2];IF([.$A24]=&quot;Agenc_B&quot;;[.P$3];IF([.$A24]=&quot;Agenc_C&quot;;[.P$4];IF([.$A24]=&quot;Agenc_D&quot;;[.P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Q$2];IF([.$A24]=&quot;Agenc_B&quot;;[.Q$3];IF([.$A24]=&quot;Agenc_C&quot;;[.Q$4];IF([.$A24]=&quot;Agenc_D&quot;;[.Q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R$2];IF([.$A24]=&quot;Agenc_B&quot;;[.R$3];IF([.$A24]=&quot;Agenc_C&quot;;[.R$4];IF([.$A24]=&quot;Agenc_D&quot;;[.R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S$2];IF([.$A24]=&quot;Agenc_B&quot;;[.S$3];IF([.$A24]=&quot;Agenc_C&quot;;[.S$4];IF([.$A24]=&quot;Agenc_D&quot;;[.S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T$2];IF([.$A24]=&quot;Agenc_B&quot;;[.T$3];IF([.$A24]=&quot;Agenc_C&quot;;[.T$4];IF([.$A24]=&quot;Agenc_D&quot;;[.T$5];0))))" office:value-type="float" office:value="5226000" calcext:value-type="float">
            <text:p>5226000</text:p>
          </table:table-cell>
          <table:table-cell table:style-name="ce4" table:formula="of:=CONCATENATE([.U$2];CHAR(13);&quot;    &quot;;&quot;'&quot;;[.L24];&quot;',&quot;;CHAR(13);&quot;    'SRID=3946;LINESTRING(&quot;;[.M24];&quot; &quot;;[.N24];&quot;,&quot;;[.O24];&quot; &quot;;[.P24];&quot;,&quot;;[.Q24];&quot; &quot;;[.R24];&quot;,&quot;;[.S24];&quot; &quot;;[.T24];&quot;)');&quot;;CHAR(13))" office:value-type="string" office:string-value="INSERT INTO &#13;  facade (&#13;    id,&#13;    geometry_asewkt)&#13;  VALUES (&#13;    'M44_Facade02',&#13;    'SRID=3946;LINESTRING(1379920 5226000,1379920 5226000,1379920 5226000,1379920 5226000)');&#13;" calcext:value-type="string">
            <text:p>INSERT INTO  <text:s/>facade ( <text:s text:c="3"/>id, <text:s text:c="3"/>geometry_asewkt) <text:s/>VALUES ( <text:s text:c="3"/>'M44_Facade02', <text:s text:c="3"/>'SRID=3946;LINESTRING(1379920 5226000,1379920 5226000,1379920 5226000,1379920 5226000)');</text:p>
          </table:table-cell>
          <table:table-cell table:style-name="ce5" table:formula="of:=CONCATENATE([$case_00140_00100.$A24];[.V$2])" office:value-type="string" office:string-value="M44_Facade03" calcext:value-type="string">
            <text:p>M44_Facade03</text:p>
          </table:table-cell>
          <table:table-cell table:style-name="ce5" table:formula="of:=[$case_00140_00100.$C24]+IF([.$A24]=&quot;Agenc_A&quot;;[.W$2];IF([.$A24]=&quot;Agenc_B&quot;;[.W$3];IF([.$A24]=&quot;Agenc_C&quot;;[.W$4];IF([.$A24]=&quot;Agenc_D&quot;;[.W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X$2];IF([.$A24]=&quot;Agenc_B&quot;;[.X$3];IF([.$A24]=&quot;Agenc_C&quot;;[.X$4];IF([.$A24]=&quot;Agenc_D&quot;;[.X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Y$2];IF([.$A24]=&quot;Agenc_B&quot;;[.Y$3];IF([.$A24]=&quot;Agenc_C&quot;;[.Y$4];IF([.$A24]=&quot;Agenc_D&quot;;[.Y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Z$2];IF([.$A24]=&quot;Agenc_B&quot;;[.Z$3];IF([.$A24]=&quot;Agenc_C&quot;;[.Z$4];IF([.$A24]=&quot;Agenc_D&quot;;[.Z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AA$2];IF([.$A24]=&quot;Agenc_B&quot;;[.AA$3];IF([.$A24]=&quot;Agenc_C&quot;;[.AA$4];IF([.$A24]=&quot;Agenc_D&quot;;[.AA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AB$2];IF([.$A24]=&quot;Agenc_B&quot;;[.AB$3];IF([.$A24]=&quot;Agenc_C&quot;;[.AB$4];IF([.$A24]=&quot;Agenc_D&quot;;[.AB$5];0))))" office:value-type="float" office:value="5226000" calcext:value-type="float">
            <text:p>5226000</text:p>
          </table:table-cell>
          <table:table-cell table:style-name="ce4" table:formula="of:=CONCATENATE([.AC$2];CHAR(13);&quot;    &quot;;&quot;'&quot;;[.V24];&quot;',&quot;;CHAR(13);&quot;    'SRID=3946;LINESTRING(&quot;;[.W24];&quot; &quot;;[.X24];&quot;,&quot;;[.Y24];&quot; &quot;;[.Z24];&quot;,&quot;;[.AA24];&quot; &quot;;[.AB24];&quot;)');&quot;;CHAR(13))" office:value-type="string" office:string-value="INSERT INTO &#13;  facade (&#13;    id,&#13;    geometry_asewkt)&#13;  VALUES (&#13;    'M44_Facade03',&#13;    'SRID=3946;LINESTRING(1379920 5226000,1379920 5226000,1379920 5226000)');&#13;" calcext:value-type="string">
            <text:p>INSERT INTO  <text:s/>facade ( <text:s text:c="3"/>id, <text:s text:c="3"/>geometry_asewkt) <text:s/>VALUES ( <text:s text:c="3"/>'M44_Facade03', <text:s text:c="3"/>'SRID=3946;LINESTRING(1379920 5226000,1379920 5226000,1379920 5226000)');</text:p>
          </table:table-cell>
          <table:table-cell table:style-name="ce5" table:formula="of:=CONCATENATE([$case_00140_00100.$A24];[.AD$2])" office:value-type="string" office:string-value="M44_Facade04" calcext:value-type="string">
            <text:p>M44_Facade04</text:p>
          </table:table-cell>
          <table:table-cell table:style-name="ce5" table:formula="of:=[$case_00140_00100.$C24]+IF([.$A24]=&quot;Agenc_A&quot;;[.AE$2];IF([.$A24]=&quot;Agenc_B&quot;;[.AE$3];IF([.$A24]=&quot;Agenc_C&quot;;[.AE$4];IF([.$A24]=&quot;Agenc_D&quot;;[.AE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AF$2];IF([.$A24]=&quot;Agenc_B&quot;;[.AF$3];IF([.$A24]=&quot;Agenc_C&quot;;[.AF$4];IF([.$A24]=&quot;Agenc_D&quot;;[.AF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AG$2];IF([.$A24]=&quot;Agenc_B&quot;;[.AG$3];IF([.$A24]=&quot;Agenc_C&quot;;[.AG$4];IF([.$A24]=&quot;Agenc_D&quot;;[.AG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AH$2];IF([.$A24]=&quot;Agenc_B&quot;;[.AH$3];IF([.$A24]=&quot;Agenc_C&quot;;[.AH$4];IF([.$A24]=&quot;Agenc_D&quot;;[.AH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AI$2];IF([.$A24]=&quot;Agenc_B&quot;;[.AI$3];IF([.$A24]=&quot;Agenc_C&quot;;[.AI$4];IF([.$A24]=&quot;Agenc_D&quot;;[.AI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AJ$2];IF([.$A24]=&quot;Agenc_B&quot;;[.AJ$3];IF([.$A24]=&quot;Agenc_C&quot;;[.AJ$4];IF([.$A24]=&quot;Agenc_D&quot;;[.AJ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AK$2];IF([.$A24]=&quot;Agenc_B&quot;;[.AK$3];IF([.$A24]=&quot;Agenc_C&quot;;[.AK$4];IF([.$A24]=&quot;Agenc_D&quot;;[.AK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AL$2];IF([.$A24]=&quot;Agenc_B&quot;;[.AL$3];IF([.$A24]=&quot;Agenc_C&quot;;[.AL$4];IF([.$A24]=&quot;Agenc_D&quot;;[.AL$5];0))))" office:value-type="float" office:value="5226000" calcext:value-type="float">
            <text:p>5226000</text:p>
          </table:table-cell>
          <table:table-cell table:style-name="ce4" table:formula="of:=CONCATENATE([.AM$2];CHAR(13);&quot;    &quot;;&quot;'&quot;;[.AD24];&quot;',&quot;;CHAR(13);&quot;    'SRID=3946;LINESTRING(&quot;;[.AE24];&quot; &quot;;[.AF24];&quot;,&quot;;[.AG24];&quot; &quot;;[.AH24];&quot;,&quot;;[.AI24];&quot; &quot;;[.AJ24];&quot;,&quot;;[.AK24];&quot; &quot;;[.AL24];&quot;)');&quot;;CHAR(13))" office:value-type="string" office:string-value="INSERT INTO &#13;  facade (&#13;    id,&#13;    geometry_asewkt)&#13;  VALUES (&#13;    'M44_Facade04',&#13;    'SRID=3946;LINESTRING(1379920 5226000,1379920 5226000,1379920 5226000,1379920 5226000)');&#13;" calcext:value-type="string">
            <text:p>INSERT INTO  <text:s/>facade ( <text:s text:c="3"/>id, <text:s text:c="3"/>geometry_asewkt) <text:s/>VALUES ( <text:s text:c="3"/>'M44_Facade04', <text:s text:c="3"/>'SRID=3946;LINESTRING(1379920 5226000,1379920 5226000,1379920 5226000,1379920 5226000)');</text:p>
          </table:table-cell>
          <table:table-cell table:style-name="ce5" table:formula="of:=CONCATENATE([$case_00140_00100.$A24];[.AN$2])" office:value-type="string" office:string-value="M44_Facade05" calcext:value-type="string">
            <text:p>M44_Facade05</text:p>
          </table:table-cell>
          <table:table-cell table:style-name="ce5" table:formula="of:=[$case_00140_00100.$C24]+IF([.$A24]=&quot;Agenc_A&quot;;[.AO$2];IF([.$A24]=&quot;Agenc_B&quot;;[.AO$3];IF([.$A24]=&quot;Agenc_C&quot;;[.AO$4];IF([.$A24]=&quot;Agenc_D&quot;;[.AO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AP$2];IF([.$A24]=&quot;Agenc_B&quot;;[.AP$3];IF([.$A24]=&quot;Agenc_C&quot;;[.AP$4];IF([.$A24]=&quot;Agenc_D&quot;;[.AP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AQ$2];IF([.$A24]=&quot;Agenc_B&quot;;[.AQ$3];IF([.$A24]=&quot;Agenc_C&quot;;[.AQ$4];IF([.$A24]=&quot;Agenc_D&quot;;[.AQ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AR$2];IF([.$A24]=&quot;Agenc_B&quot;;[.AR$3];IF([.$A24]=&quot;Agenc_C&quot;;[.AR$4];IF([.$A24]=&quot;Agenc_D&quot;;[.AR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AS$2];IF([.$A24]=&quot;Agenc_B&quot;;[.AS$3];IF([.$A24]=&quot;Agenc_C&quot;;[.AS$4];IF([.$A24]=&quot;Agenc_D&quot;;[.AS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AT$2];IF([.$A24]=&quot;Agenc_B&quot;;[.AT$3];IF([.$A24]=&quot;Agenc_C&quot;;[.AT$4];IF([.$A24]=&quot;Agenc_D&quot;;[.AT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AU$2];IF([.$A24]=&quot;Agenc_B&quot;;[.AU$3];IF([.$A24]=&quot;Agenc_C&quot;;[.AU$4];IF([.$A24]=&quot;Agenc_D&quot;;[.AU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AV$2];IF([.$A24]=&quot;Agenc_B&quot;;[.AV$3];IF([.$A24]=&quot;Agenc_C&quot;;[.AV$4];IF([.$A24]=&quot;Agenc_D&quot;;[.AV$5];0))))" office:value-type="float" office:value="5226000" calcext:value-type="float">
            <text:p>5226000</text:p>
          </table:table-cell>
          <table:table-cell table:style-name="ce4" table:formula="of:=CONCATENATE([.AW$2];CHAR(13);&quot;    &quot;;&quot;'&quot;;[.AN24];&quot;',&quot;;CHAR(13);&quot;    'SRID=3946;LINESTRING(&quot;;[.AO24];&quot; &quot;;[.AP24];&quot;,&quot;;[.AQ24];&quot; &quot;;[.AR24];&quot;,&quot;;[.AS24];&quot; &quot;;[.AT24];&quot;,&quot;;[.AU24];&quot; &quot;;[.AV24];&quot;)');&quot;;CHAR(13))" office:value-type="string" office:string-value="INSERT INTO &#13;  facade (&#13;    id,&#13;    geometry_asewkt)&#13;  VALUES (&#13;    'M44_Facade05',&#13;    'SRID=3946;LINESTRING(1379920 5226000,1379920 5226000,1379920 5226000,1379920 5226000)');&#13;" calcext:value-type="string">
            <text:p>INSERT INTO  <text:s/>facade ( <text:s text:c="3"/>id, <text:s text:c="3"/>geometry_asewkt) <text:s/>VALUES ( <text:s text:c="3"/>'M44_Facade05', <text:s text:c="3"/>'SRID=3946;LINESTRING(1379920 5226000,1379920 5226000,1379920 5226000,1379920 5226000)');</text:p>
          </table:table-cell>
          <table:table-cell table:style-name="ce5" table:formula="of:=CONCATENATE([$case_00140_00100.$A24];[.AX$2])" office:value-type="string" office:string-value="M44_Facade06" calcext:value-type="string">
            <text:p>M44_Facade06</text:p>
          </table:table-cell>
          <table:table-cell table:style-name="ce5" table:formula="of:=[$case_00140_00100.$C24]+IF([.$A24]=&quot;Agenc_A&quot;;[.AY$2];IF([.$A24]=&quot;Agenc_B&quot;;[.AY$3];IF([.$A24]=&quot;Agenc_C&quot;;[.AY$4];IF([.$A24]=&quot;Agenc_D&quot;;[.AY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AZ$2];IF([.$A24]=&quot;Agenc_B&quot;;[.AZ$3];IF([.$A24]=&quot;Agenc_C&quot;;[.AZ$4];IF([.$A24]=&quot;Agenc_D&quot;;[.AZ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BA$2];IF([.$A24]=&quot;Agenc_B&quot;;[.BA$3];IF([.$A24]=&quot;Agenc_C&quot;;[.BA$4];IF([.$A24]=&quot;Agenc_D&quot;;[.BA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BB$2];IF([.$A24]=&quot;Agenc_B&quot;;[.BB$3];IF([.$A24]=&quot;Agenc_C&quot;;[.BB$4];IF([.$A24]=&quot;Agenc_D&quot;;[.BB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BC$2];IF([.$A24]=&quot;Agenc_B&quot;;[.BC$3];IF([.$A24]=&quot;Agenc_C&quot;;[.BC$4];IF([.$A24]=&quot;Agenc_D&quot;;[.BC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BD$2];IF([.$A24]=&quot;Agenc_B&quot;;[.BD$3];IF([.$A24]=&quot;Agenc_C&quot;;[.BD$4];IF([.$A24]=&quot;Agenc_D&quot;;[.BD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BE$2];IF([.$A24]=&quot;Agenc_B&quot;;[.BE$3];IF([.$A24]=&quot;Agenc_C&quot;;[.BE$4];IF([.$A24]=&quot;Agenc_D&quot;;[.BE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BF$2];IF([.$A24]=&quot;Agenc_B&quot;;[.BF$3];IF([.$A24]=&quot;Agenc_C&quot;;[.BF$4];IF([.$A24]=&quot;Agenc_D&quot;;[.BF$5];0))))" office:value-type="float" office:value="5226000" calcext:value-type="float">
            <text:p>5226000</text:p>
          </table:table-cell>
          <table:table-cell table:style-name="ce4" table:formula="of:=CONCATENATE([.BG$2];CHAR(13);&quot;    &quot;;&quot;'&quot;;[.AX24];&quot;',&quot;;CHAR(13);&quot;    'SRID=3946;LINESTRING(&quot;;[.AY24];&quot; &quot;;[.AZ24];&quot;,&quot;;[.BA24];&quot; &quot;;[.BB24];&quot;,&quot;;[.BC24];&quot; &quot;;[.BD24];&quot;,&quot;;[.BE24];&quot; &quot;;[.BF24];&quot;)');&quot;;CHAR(13))" office:value-type="string" office:string-value="INSERT INTO &#13;  facade (&#13;    id,&#13;    geometry_asewkt)&#13;  VALUES (&#13;    'M44_Facade06',&#13;    'SRID=3946;LINESTRING(1379920 5226000,1379920 5226000,1379920 5226000,1379920 5226000)');&#13;" calcext:value-type="string">
            <text:p>INSERT INTO  <text:s/>facade ( <text:s text:c="3"/>id, <text:s text:c="3"/>geometry_asewkt) <text:s/>VALUES ( <text:s text:c="3"/>'M44_Facade06', <text:s text:c="3"/>'SRID=3946;LINESTRING(1379920 5226000,1379920 5226000,1379920 5226000,1379920 5226000)');</text:p>
          </table:table-cell>
          <table:table-cell table:style-name="ce5" table:formula="of:=CONCATENATE([$case_00140_00100.$A24];[.BH$2])" office:value-type="string" office:string-value="M44_Facade07" calcext:value-type="string">
            <text:p>M44_Facade07</text:p>
          </table:table-cell>
          <table:table-cell table:style-name="ce5" table:formula="of:=[$case_00140_00100.$C24]+IF([.$A24]=&quot;Agenc_A&quot;;[.BI$2];IF([.$A24]=&quot;Agenc_B&quot;;[.BI$3];IF([.$A24]=&quot;Agenc_C&quot;;[.BI$4];IF([.$A24]=&quot;Agenc_D&quot;;[.BI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BJ$2];IF([.$A24]=&quot;Agenc_B&quot;;[.BJ$3];IF([.$A24]=&quot;Agenc_C&quot;;[.BJ$4];IF([.$A24]=&quot;Agenc_D&quot;;[.BJ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BK$2];IF([.$A24]=&quot;Agenc_B&quot;;[.BK$3];IF([.$A24]=&quot;Agenc_C&quot;;[.BK$4];IF([.$A24]=&quot;Agenc_D&quot;;[.BK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BL$2];IF([.$A24]=&quot;Agenc_B&quot;;[.BL$3];IF([.$A24]=&quot;Agenc_C&quot;;[.BL$4];IF([.$A24]=&quot;Agenc_D&quot;;[.BL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BM$2];IF([.$A24]=&quot;Agenc_B&quot;;[.BM$3];IF([.$A24]=&quot;Agenc_C&quot;;[.BM$4];IF([.$A24]=&quot;Agenc_D&quot;;[.BM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BN$2];IF([.$A24]=&quot;Agenc_B&quot;;[.BN$3];IF([.$A24]=&quot;Agenc_C&quot;;[.BN$4];IF([.$A24]=&quot;Agenc_D&quot;;[.BN$5];0))))" office:value-type="float" office:value="5226000" calcext:value-type="float">
            <text:p>5226000</text:p>
          </table:table-cell>
          <table:table-cell table:style-name="ce4" table:formula="of:=CONCATENATE([.BO$2];CHAR(13);&quot;    &quot;;&quot;'&quot;;[.BH24];&quot;',&quot;;CHAR(13);&quot;    'SRID=3946;LINESTRING(&quot;;[.BI24];&quot; &quot;;[.BJ24];&quot;,&quot;;[.BK24];&quot; &quot;;[.BL24];&quot;,&quot;;[.BM24];&quot; &quot;;[.BN24];&quot;)');&quot;;CHAR(13))" office:value-type="string" office:string-value="INSERT INTO &#13;  facade_id (&#13;    id,&#13;    geometry_asewkt)&#13;  VALUES (&#13;    'M44_Facade07',&#13;    'SRID=3946;LINESTRING(1379920 5226000,1379920 5226000,1379920 5226000)');&#13;" calcext:value-type="string">
            <text:p>INSERT INTO  <text:s/>facade_id ( <text:s text:c="3"/>id, <text:s text:c="3"/>geometry_asewkt) <text:s/>VALUES ( <text:s text:c="3"/>'M44_Facade07', <text:s text:c="3"/>'SRID=3946;LINESTRING(1379920 5226000,1379920 5226000,1379920 5226000)');</text:p>
          </table:table-cell>
          <table:table-cell table:style-name="ce5" table:formula="of:=CONCATENATE([$case_00140_00100.$A24];[.BP$2])" office:value-type="string" office:string-value="M44_Facade08" calcext:value-type="string">
            <text:p>M44_Facade08</text:p>
          </table:table-cell>
          <table:table-cell table:style-name="ce5" table:formula="of:=[$case_00140_00100.$C24]+IF([.$A24]=&quot;Agenc_A&quot;;[.BQ$2];IF([.$A24]=&quot;Agenc_B&quot;;[.BQ$3];IF([.$A24]=&quot;Agenc_C&quot;;[.BQ$4];IF([.$A24]=&quot;Agenc_D&quot;;[.BQ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BR$2];IF([.$A24]=&quot;Agenc_B&quot;;[.BR$3];IF([.$A24]=&quot;Agenc_C&quot;;[.BR$4];IF([.$A24]=&quot;Agenc_D&quot;;[.BR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BS$2];IF([.$A24]=&quot;Agenc_B&quot;;[.BS$3];IF([.$A24]=&quot;Agenc_C&quot;;[.BS$4];IF([.$A24]=&quot;Agenc_D&quot;;[.BS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BT$2];IF([.$A24]=&quot;Agenc_B&quot;;[.BT$3];IF([.$A24]=&quot;Agenc_C&quot;;[.BT$4];IF([.$A24]=&quot;Agenc_D&quot;;[.BT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BU$2];IF([.$A24]=&quot;Agenc_B&quot;;[.BU$3];IF([.$A24]=&quot;Agenc_C&quot;;[.BU$4];IF([.$A24]=&quot;Agenc_D&quot;;[.BU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BV$2];IF([.$A24]=&quot;Agenc_B&quot;;[.BV$3];IF([.$A24]=&quot;Agenc_C&quot;;[.BV$4];IF([.$A24]=&quot;Agenc_D&quot;;[.BV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BW$2];IF([.$A24]=&quot;Agenc_B&quot;;[.BW$3];IF([.$A24]=&quot;Agenc_C&quot;;[.BW$4];IF([.$A24]=&quot;Agenc_D&quot;;[.BW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BX$2];IF([.$A24]=&quot;Agenc_B&quot;;[.BX$3];IF([.$A24]=&quot;Agenc_C&quot;;[.BX$4];IF([.$A24]=&quot;Agenc_D&quot;;[.BX$5];0))))" office:value-type="float" office:value="5226000" calcext:value-type="float">
            <text:p>5226000</text:p>
          </table:table-cell>
          <table:table-cell table:style-name="ce4" table:formula="of:=CONCATENATE([.BY$2];CHAR(13);&quot;    &quot;;&quot;'&quot;;[.BP24];&quot;',&quot;;CHAR(13);&quot;    'SRID=3946;LINESTRING(&quot;;[.BQ24];&quot; &quot;;[.BR24];&quot;,&quot;;[.BS24];&quot; &quot;;[.BT24];&quot;,&quot;;[.BU24];&quot; &quot;;[.BV24];&quot;,&quot;;[.BW24];&quot; &quot;;[.BX24];&quot;)');&quot;;CHAR(13))" office:value-type="string" office:string-value="INSERT INTO &#13;  facade (&#13;    id,&#13;    geometry_asewkt)&#13;  VALUES (&#13;    'M44_Facade08',&#13;    'SRID=3946;LINESTRING(1379920 5226000,1379920 5226000,1379920 5226000,1379920 5226000)');&#13;" calcext:value-type="string">
            <text:p>INSERT INTO  <text:s/>facade ( <text:s text:c="3"/>id, <text:s text:c="3"/>geometry_asewkt) <text:s/>VALUES ( <text:s text:c="3"/>'M44_Facade08', <text:s text:c="3"/>'SRID=3946;LINESTRING(1379920 5226000,1379920 5226000,1379920 5226000,1379920 5226000)');</text:p>
          </table:table-cell>
          <table:table-cell table:formula="of:=CONCATENATE([.K24];CHAR(13);[.U24];CHAR(13);[.AC24];CHAR(13);[.AM24];CHAR(13);[.AW24];CHAR(13);[.BG24];CHAR(13);[.BO24];CHAR(13);[.BY24];CHAR(13))" office:value-type="string" office:string-value="INSERT INTO &#13;  facade (&#13;    id,&#13;    geometry_asewkt)&#13;  VALUES (&#13;    'M44_Facade01',&#13;    'SRID=3946;LINESTRING(1379920 5226000,1379920 5226000,1379920 5226000,1379920 5226000)');&#13;&#13;INSERT INTO &#13;  facade (&#13;    id,&#13;    geometry_asewkt)&#13;  VALUES (&#13;    'M44_Facade02',&#13;    'SRID=3946;LINESTRING(1379920 5226000,1379920 5226000,1379920 5226000,1379920 5226000)');&#13;&#13;INSERT INTO &#13;  facade (&#13;    id,&#13;    geometry_asewkt)&#13;  VALUES (&#13;    'M44_Facade03',&#13;    'SRID=3946;LINESTRING(1379920 5226000,1379920 5226000,1379920 5226000)');&#13;&#13;INSERT INTO &#13;  facade (&#13;    id,&#13;    geometry_asewkt)&#13;  VALUES (&#13;    'M44_Facade04',&#13;    'SRID=3946;LINESTRING(1379920 5226000,1379920 5226000,1379920 5226000,1379920 5226000)');&#13;&#13;INSERT INTO &#13;  facade (&#13;    id,&#13;    geometry_asewkt)&#13;  VALUES (&#13;    'M44_Facade05',&#13;    'SRID=3946;LINESTRING(1379920 5226000,1379920 5226000,1379920 5226000,1379920 5226000)');&#13;&#13;INSERT INTO &#13;  facade (&#13;    id,&#13;    geometry_asewkt)&#13;  VALUES (&#13;    'M44_Facade06',&#13;    'SRID=3946;LINESTRING(1379920 5226000,1379920 5226000,1379920 5226000,1379920 5226000)');&#13;&#13;INSERT INTO &#13;  facade_id (&#13;    id,&#13;    geometry_asewkt)&#13;  VALUES (&#13;    'M44_Facade07',&#13;    'SRID=3946;LINESTRING(1379920 5226000,1379920 5226000,1379920 5226000)');&#13;&#13;INSERT INTO &#13;  facade (&#13;    id,&#13;    geometry_asewkt)&#13;  VALUES (&#13;    'M44_Facade08',&#13;    'SRID=3946;LINESTRING(1379920 5226000,1379920 5226000,1379920 5226000,1379920 5226000)');&#13;&#13;" calcext:value-type="string">
            <text:p>INSERT INTO  <text:s/>facade ( <text:s text:c="3"/>id, <text:s text:c="3"/>geometry_asewkt) <text:s/>VALUES ( <text:s text:c="3"/>'M44_Facade01', <text:s text:c="3"/>'SRID=3946;LINESTRING(1379920 5226000,1379920 5226000,1379920 5226000,1379920 5226000)');INSERT INTO  <text:s/>facade ( <text:s text:c="3"/>id, <text:s text:c="3"/>geometry_asewkt) <text:s/>VALUES ( <text:s text:c="3"/>'M44_Facade02', <text:s text:c="3"/>'SRID=3946;LINESTRING(1379920 5226000,1379920 5226000,1379920 5226000,1379920 5226000)');INSERT INTO  <text:s/>facade ( <text:s text:c="3"/>id, <text:s text:c="3"/>geometry_asewkt) <text:s/>VALUES ( <text:s text:c="3"/>'M44_Facade03', <text:s text:c="3"/>'SRID=3946;LINESTRING(1379920 5226000,1379920 5226000,1379920 5226000)');INSERT INTO  <text:s/>facade ( <text:s text:c="3"/>id, <text:s text:c="3"/>geometry_asewkt) <text:s/>VALUES ( <text:s text:c="3"/>'M44_Facade04', <text:s text:c="3"/>'SRID=3946;LINESTRING(1379920 5226000,1379920 5226000,1379920 5226000,1379920 5226000)');INSERT INTO  <text:s/>facade ( <text:s text:c="3"/>id, <text:s text:c="3"/>geometry_asewkt) <text:s/>VALUES ( <text:s text:c="3"/>'M44_Facade05', <text:s text:c="3"/>'SRID=3946;LINESTRING(1379920 5226000,1379920 5226000,1379920 5226000,1379920 5226000)');INSERT INTO  <text:s/>facade ( <text:s text:c="3"/>id, <text:s text:c="3"/>geometry_asewkt) <text:s/>VALUES ( <text:s text:c="3"/>'M44_Facade06', <text:s text:c="3"/>'SRID=3946;LINESTRING(1379920 5226000,1379920 5226000,1379920 5226000,1379920 5226000)');INSERT INTO  <text:s/>facade_id ( <text:s text:c="3"/>id, <text:s text:c="3"/>geometry_asewkt) <text:s/>VALUES ( <text:s text:c="3"/>'M44_Facade07', <text:s text:c="3"/>'SRID=3946;LINESTRING(1379920 5226000,1379920 5226000,1379920 5226000)');INSERT INTO  <text:s/>facade ( <text:s text:c="3"/>id, <text:s text:c="3"/>geometry_asewkt) <text:s/>VALUES ( <text:s text:c="3"/>'M44_Facade08', <text:s text:c="3"/>'SRID=3946;LINESTRING(1379920 5226000,1379920 5226000,1379920 5226000,1379920 5226000)');</text:p>
          </table:table-cell>
          <table:table-cell table:number-columns-repeated="946"/>
        </table:table-row>
        <table:table-row table:style-name="ro5">
          <table:table-cell table:formula="of:=[case_00140_00100.B25]" office:value-type="string" office:string-value="Agenc_B" calcext:value-type="string">
            <text:p>Agenc_B</text:p>
          </table:table-cell>
          <table:table-cell table:style-name="ce5" table:formula="of:=CONCATENATE([$case_00140_00100.$A25];[.B$2])" office:value-type="string" office:string-value="M45_Facade01" calcext:value-type="string">
            <text:p>M45_Facade01</text:p>
          </table:table-cell>
          <table:table-cell table:style-name="ce5" table:formula="of:=[$case_00140_00100.$C25]+IF([.$A25]=&quot;Agenc_A&quot;;[.C$2];IF([.$A25]=&quot;Agenc_B&quot;;[.C$3];IF([.$A25]=&quot;Agenc_C&quot;;[.C$4];IF([.$A25]=&quot;Agenc_D&quot;;[.C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D$2];IF([.$A25]=&quot;Agenc_B&quot;;[.D$3];IF([.$A25]=&quot;Agenc_C&quot;;[.D$4];IF([.$A25]=&quot;Agenc_D&quot;;[.D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E$2];IF([.$A25]=&quot;Agenc_B&quot;;[.E$3];IF([.$A25]=&quot;Agenc_C&quot;;[.E$4];IF([.$A25]=&quot;Agenc_D&quot;;[.E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F$2];IF([.$A25]=&quot;Agenc_B&quot;;[.F$3];IF([.$A25]=&quot;Agenc_C&quot;;[.F$4];IF([.$A25]=&quot;Agenc_D&quot;;[.F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G$2];IF([.$A25]=&quot;Agenc_B&quot;;[.G$3];IF([.$A25]=&quot;Agenc_C&quot;;[.G$4];IF([.$A25]=&quot;Agenc_D&quot;;[.G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H$2];IF([.$A25]=&quot;Agenc_B&quot;;[.H$3];IF([.$A25]=&quot;Agenc_C&quot;;[.H$4];IF([.$A25]=&quot;Agenc_D&quot;;[.H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I$2];IF([.$A25]=&quot;Agenc_B&quot;;[.I$3];IF([.$A25]=&quot;Agenc_C&quot;;[.I$4];IF([.$A25]=&quot;Agenc_D&quot;;[.I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J$2];IF([.$A25]=&quot;Agenc_B&quot;;[.J$3];IF([.$A25]=&quot;Agenc_C&quot;;[.J$4];IF([.$A25]=&quot;Agenc_D&quot;;[.J$5];0))))" office:value-type="float" office:value="5226000" calcext:value-type="float">
            <text:p>5226000</text:p>
          </table:table-cell>
          <table:table-cell table:style-name="ce4" table:formula="of:=CONCATENATE([.K$2];CHAR(13);&quot;    &quot;;&quot;'&quot;;[.B25];&quot;',&quot;;CHAR(13);&quot;    'SRID=3946;LINESTRING(&quot;;[.C25];&quot; &quot;;[.D25];&quot;,&quot;;[.E25];&quot; &quot;;[.F25];&quot;,&quot;;[.G25];&quot; &quot;;[.H25];&quot;,&quot;;[.I25];&quot; &quot;;[.J25];&quot;)');&quot;;CHAR(13))" office:value-type="string" office:string-value="INSERT INTO &#13;  facade (&#13;    id,&#13;    geometry_asewkt)&#13;  VALUES (&#13;    'M45_Facade01',&#13;    'SRID=3946;LINESTRING(1380060 5226000,1380060 5226000,1380060 5226000,1380060 5226000)');&#13;" calcext:value-type="string">
            <text:p>INSERT INTO  <text:s/>facade ( <text:s text:c="3"/>id, <text:s text:c="3"/>geometry_asewkt) <text:s/>VALUES ( <text:s text:c="3"/>'M45_Facade01', <text:s text:c="3"/>'SRID=3946;LINESTRING(1380060 5226000,1380060 5226000,1380060 5226000,1380060 5226000)');</text:p>
          </table:table-cell>
          <table:table-cell table:style-name="ce5" table:formula="of:=CONCATENATE([$case_00140_00100.$A25];[.L$2])" office:value-type="string" office:string-value="M45_Facade02" calcext:value-type="string">
            <text:p>M45_Facade02</text:p>
          </table:table-cell>
          <table:table-cell table:style-name="ce5" table:formula="of:=[$case_00140_00100.$C25]+IF([.$A25]=&quot;Agenc_A&quot;;[.M$2];IF([.$A25]=&quot;Agenc_B&quot;;[.M$3];IF([.$A25]=&quot;Agenc_C&quot;;[.M$4];IF([.$A25]=&quot;Agenc_D&quot;;[.M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N$2];IF([.$A25]=&quot;Agenc_B&quot;;[.N$3];IF([.$A25]=&quot;Agenc_C&quot;;[.N$4];IF([.$A25]=&quot;Agenc_D&quot;;[.N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O$2];IF([.$A25]=&quot;Agenc_B&quot;;[.O$3];IF([.$A25]=&quot;Agenc_C&quot;;[.O$4];IF([.$A25]=&quot;Agenc_D&quot;;[.O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P$2];IF([.$A25]=&quot;Agenc_B&quot;;[.P$3];IF([.$A25]=&quot;Agenc_C&quot;;[.P$4];IF([.$A25]=&quot;Agenc_D&quot;;[.P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Q$2];IF([.$A25]=&quot;Agenc_B&quot;;[.Q$3];IF([.$A25]=&quot;Agenc_C&quot;;[.Q$4];IF([.$A25]=&quot;Agenc_D&quot;;[.Q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R$2];IF([.$A25]=&quot;Agenc_B&quot;;[.R$3];IF([.$A25]=&quot;Agenc_C&quot;;[.R$4];IF([.$A25]=&quot;Agenc_D&quot;;[.R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S$2];IF([.$A25]=&quot;Agenc_B&quot;;[.S$3];IF([.$A25]=&quot;Agenc_C&quot;;[.S$4];IF([.$A25]=&quot;Agenc_D&quot;;[.S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T$2];IF([.$A25]=&quot;Agenc_B&quot;;[.T$3];IF([.$A25]=&quot;Agenc_C&quot;;[.T$4];IF([.$A25]=&quot;Agenc_D&quot;;[.T$5];0))))" office:value-type="float" office:value="5226000" calcext:value-type="float">
            <text:p>5226000</text:p>
          </table:table-cell>
          <table:table-cell table:style-name="ce4" table:formula="of:=CONCATENATE([.U$2];CHAR(13);&quot;    &quot;;&quot;'&quot;;[.L25];&quot;',&quot;;CHAR(13);&quot;    'SRID=3946;LINESTRING(&quot;;[.M25];&quot; &quot;;[.N25];&quot;,&quot;;[.O25];&quot; &quot;;[.P25];&quot;,&quot;;[.Q25];&quot; &quot;;[.R25];&quot;,&quot;;[.S25];&quot; &quot;;[.T25];&quot;)');&quot;;CHAR(13))" office:value-type="string" office:string-value="INSERT INTO &#13;  facade (&#13;    id,&#13;    geometry_asewkt)&#13;  VALUES (&#13;    'M45_Facade02',&#13;    'SRID=3946;LINESTRING(1380060 5226000,1380060 5226000,1380060 5226000,1380060 5226000)');&#13;" calcext:value-type="string">
            <text:p>INSERT INTO  <text:s/>facade ( <text:s text:c="3"/>id, <text:s text:c="3"/>geometry_asewkt) <text:s/>VALUES ( <text:s text:c="3"/>'M45_Facade02', <text:s text:c="3"/>'SRID=3946;LINESTRING(1380060 5226000,1380060 5226000,1380060 5226000,1380060 5226000)');</text:p>
          </table:table-cell>
          <table:table-cell table:style-name="ce5" table:formula="of:=CONCATENATE([$case_00140_00100.$A25];[.V$2])" office:value-type="string" office:string-value="M45_Facade03" calcext:value-type="string">
            <text:p>M45_Facade03</text:p>
          </table:table-cell>
          <table:table-cell table:style-name="ce5" table:formula="of:=[$case_00140_00100.$C25]+IF([.$A25]=&quot;Agenc_A&quot;;[.W$2];IF([.$A25]=&quot;Agenc_B&quot;;[.W$3];IF([.$A25]=&quot;Agenc_C&quot;;[.W$4];IF([.$A25]=&quot;Agenc_D&quot;;[.W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X$2];IF([.$A25]=&quot;Agenc_B&quot;;[.X$3];IF([.$A25]=&quot;Agenc_C&quot;;[.X$4];IF([.$A25]=&quot;Agenc_D&quot;;[.X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Y$2];IF([.$A25]=&quot;Agenc_B&quot;;[.Y$3];IF([.$A25]=&quot;Agenc_C&quot;;[.Y$4];IF([.$A25]=&quot;Agenc_D&quot;;[.Y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Z$2];IF([.$A25]=&quot;Agenc_B&quot;;[.Z$3];IF([.$A25]=&quot;Agenc_C&quot;;[.Z$4];IF([.$A25]=&quot;Agenc_D&quot;;[.Z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AA$2];IF([.$A25]=&quot;Agenc_B&quot;;[.AA$3];IF([.$A25]=&quot;Agenc_C&quot;;[.AA$4];IF([.$A25]=&quot;Agenc_D&quot;;[.AA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AB$2];IF([.$A25]=&quot;Agenc_B&quot;;[.AB$3];IF([.$A25]=&quot;Agenc_C&quot;;[.AB$4];IF([.$A25]=&quot;Agenc_D&quot;;[.AB$5];0))))" office:value-type="float" office:value="5226000" calcext:value-type="float">
            <text:p>5226000</text:p>
          </table:table-cell>
          <table:table-cell table:style-name="ce4" table:formula="of:=CONCATENATE([.AC$2];CHAR(13);&quot;    &quot;;&quot;'&quot;;[.V25];&quot;',&quot;;CHAR(13);&quot;    'SRID=3946;LINESTRING(&quot;;[.W25];&quot; &quot;;[.X25];&quot;,&quot;;[.Y25];&quot; &quot;;[.Z25];&quot;,&quot;;[.AA25];&quot; &quot;;[.AB25];&quot;)');&quot;;CHAR(13))" office:value-type="string" office:string-value="INSERT INTO &#13;  facade (&#13;    id,&#13;    geometry_asewkt)&#13;  VALUES (&#13;    'M45_Facade03',&#13;    'SRID=3946;LINESTRING(1380060 5226000,1380060 5226000,1380060 5226000)');&#13;" calcext:value-type="string">
            <text:p>INSERT INTO  <text:s/>facade ( <text:s text:c="3"/>id, <text:s text:c="3"/>geometry_asewkt) <text:s/>VALUES ( <text:s text:c="3"/>'M45_Facade03', <text:s text:c="3"/>'SRID=3946;LINESTRING(1380060 5226000,1380060 5226000,1380060 5226000)');</text:p>
          </table:table-cell>
          <table:table-cell table:style-name="ce5" table:formula="of:=CONCATENATE([$case_00140_00100.$A25];[.AD$2])" office:value-type="string" office:string-value="M45_Facade04" calcext:value-type="string">
            <text:p>M45_Facade04</text:p>
          </table:table-cell>
          <table:table-cell table:style-name="ce5" table:formula="of:=[$case_00140_00100.$C25]+IF([.$A25]=&quot;Agenc_A&quot;;[.AE$2];IF([.$A25]=&quot;Agenc_B&quot;;[.AE$3];IF([.$A25]=&quot;Agenc_C&quot;;[.AE$4];IF([.$A25]=&quot;Agenc_D&quot;;[.AE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AF$2];IF([.$A25]=&quot;Agenc_B&quot;;[.AF$3];IF([.$A25]=&quot;Agenc_C&quot;;[.AF$4];IF([.$A25]=&quot;Agenc_D&quot;;[.AF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AG$2];IF([.$A25]=&quot;Agenc_B&quot;;[.AG$3];IF([.$A25]=&quot;Agenc_C&quot;;[.AG$4];IF([.$A25]=&quot;Agenc_D&quot;;[.AG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AH$2];IF([.$A25]=&quot;Agenc_B&quot;;[.AH$3];IF([.$A25]=&quot;Agenc_C&quot;;[.AH$4];IF([.$A25]=&quot;Agenc_D&quot;;[.AH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AI$2];IF([.$A25]=&quot;Agenc_B&quot;;[.AI$3];IF([.$A25]=&quot;Agenc_C&quot;;[.AI$4];IF([.$A25]=&quot;Agenc_D&quot;;[.AI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AJ$2];IF([.$A25]=&quot;Agenc_B&quot;;[.AJ$3];IF([.$A25]=&quot;Agenc_C&quot;;[.AJ$4];IF([.$A25]=&quot;Agenc_D&quot;;[.AJ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AK$2];IF([.$A25]=&quot;Agenc_B&quot;;[.AK$3];IF([.$A25]=&quot;Agenc_C&quot;;[.AK$4];IF([.$A25]=&quot;Agenc_D&quot;;[.AK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AL$2];IF([.$A25]=&quot;Agenc_B&quot;;[.AL$3];IF([.$A25]=&quot;Agenc_C&quot;;[.AL$4];IF([.$A25]=&quot;Agenc_D&quot;;[.AL$5];0))))" office:value-type="float" office:value="5226000" calcext:value-type="float">
            <text:p>5226000</text:p>
          </table:table-cell>
          <table:table-cell table:style-name="ce4" table:formula="of:=CONCATENATE([.AM$2];CHAR(13);&quot;    &quot;;&quot;'&quot;;[.AD25];&quot;',&quot;;CHAR(13);&quot;    'SRID=3946;LINESTRING(&quot;;[.AE25];&quot; &quot;;[.AF25];&quot;,&quot;;[.AG25];&quot; &quot;;[.AH25];&quot;,&quot;;[.AI25];&quot; &quot;;[.AJ25];&quot;,&quot;;[.AK25];&quot; &quot;;[.AL25];&quot;)');&quot;;CHAR(13))" office:value-type="string" office:string-value="INSERT INTO &#13;  facade (&#13;    id,&#13;    geometry_asewkt)&#13;  VALUES (&#13;    'M45_Facade04',&#13;    'SRID=3946;LINESTRING(1380060 5226000,1380060 5226000,1380060 5226000,1380060 5226000)');&#13;" calcext:value-type="string">
            <text:p>INSERT INTO  <text:s/>facade ( <text:s text:c="3"/>id, <text:s text:c="3"/>geometry_asewkt) <text:s/>VALUES ( <text:s text:c="3"/>'M45_Facade04', <text:s text:c="3"/>'SRID=3946;LINESTRING(1380060 5226000,1380060 5226000,1380060 5226000,1380060 5226000)');</text:p>
          </table:table-cell>
          <table:table-cell table:style-name="ce5" table:formula="of:=CONCATENATE([$case_00140_00100.$A25];[.AN$2])" office:value-type="string" office:string-value="M45_Facade05" calcext:value-type="string">
            <text:p>M45_Facade05</text:p>
          </table:table-cell>
          <table:table-cell table:style-name="ce5" table:formula="of:=[$case_00140_00100.$C25]+IF([.$A25]=&quot;Agenc_A&quot;;[.AO$2];IF([.$A25]=&quot;Agenc_B&quot;;[.AO$3];IF([.$A25]=&quot;Agenc_C&quot;;[.AO$4];IF([.$A25]=&quot;Agenc_D&quot;;[.AO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AP$2];IF([.$A25]=&quot;Agenc_B&quot;;[.AP$3];IF([.$A25]=&quot;Agenc_C&quot;;[.AP$4];IF([.$A25]=&quot;Agenc_D&quot;;[.AP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AQ$2];IF([.$A25]=&quot;Agenc_B&quot;;[.AQ$3];IF([.$A25]=&quot;Agenc_C&quot;;[.AQ$4];IF([.$A25]=&quot;Agenc_D&quot;;[.AQ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AR$2];IF([.$A25]=&quot;Agenc_B&quot;;[.AR$3];IF([.$A25]=&quot;Agenc_C&quot;;[.AR$4];IF([.$A25]=&quot;Agenc_D&quot;;[.AR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AS$2];IF([.$A25]=&quot;Agenc_B&quot;;[.AS$3];IF([.$A25]=&quot;Agenc_C&quot;;[.AS$4];IF([.$A25]=&quot;Agenc_D&quot;;[.AS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AT$2];IF([.$A25]=&quot;Agenc_B&quot;;[.AT$3];IF([.$A25]=&quot;Agenc_C&quot;;[.AT$4];IF([.$A25]=&quot;Agenc_D&quot;;[.AT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AU$2];IF([.$A25]=&quot;Agenc_B&quot;;[.AU$3];IF([.$A25]=&quot;Agenc_C&quot;;[.AU$4];IF([.$A25]=&quot;Agenc_D&quot;;[.AU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AV$2];IF([.$A25]=&quot;Agenc_B&quot;;[.AV$3];IF([.$A25]=&quot;Agenc_C&quot;;[.AV$4];IF([.$A25]=&quot;Agenc_D&quot;;[.AV$5];0))))" office:value-type="float" office:value="5226000" calcext:value-type="float">
            <text:p>5226000</text:p>
          </table:table-cell>
          <table:table-cell table:style-name="ce4" table:formula="of:=CONCATENATE([.AW$2];CHAR(13);&quot;    &quot;;&quot;'&quot;;[.AN25];&quot;',&quot;;CHAR(13);&quot;    'SRID=3946;LINESTRING(&quot;;[.AO25];&quot; &quot;;[.AP25];&quot;,&quot;;[.AQ25];&quot; &quot;;[.AR25];&quot;,&quot;;[.AS25];&quot; &quot;;[.AT25];&quot;,&quot;;[.AU25];&quot; &quot;;[.AV25];&quot;)');&quot;;CHAR(13))" office:value-type="string" office:string-value="INSERT INTO &#13;  facade (&#13;    id,&#13;    geometry_asewkt)&#13;  VALUES (&#13;    'M45_Facade05',&#13;    'SRID=3946;LINESTRING(1380060 5226000,1380060 5226000,1380060 5226000,1380060 5226000)');&#13;" calcext:value-type="string">
            <text:p>INSERT INTO  <text:s/>facade ( <text:s text:c="3"/>id, <text:s text:c="3"/>geometry_asewkt) <text:s/>VALUES ( <text:s text:c="3"/>'M45_Facade05', <text:s text:c="3"/>'SRID=3946;LINESTRING(1380060 5226000,1380060 5226000,1380060 5226000,1380060 5226000)');</text:p>
          </table:table-cell>
          <table:table-cell table:style-name="ce5" table:formula="of:=CONCATENATE([$case_00140_00100.$A25];[.AX$2])" office:value-type="string" office:string-value="M45_Facade06" calcext:value-type="string">
            <text:p>M45_Facade06</text:p>
          </table:table-cell>
          <table:table-cell table:style-name="ce5" table:formula="of:=[$case_00140_00100.$C25]+IF([.$A25]=&quot;Agenc_A&quot;;[.AY$2];IF([.$A25]=&quot;Agenc_B&quot;;[.AY$3];IF([.$A25]=&quot;Agenc_C&quot;;[.AY$4];IF([.$A25]=&quot;Agenc_D&quot;;[.AY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AZ$2];IF([.$A25]=&quot;Agenc_B&quot;;[.AZ$3];IF([.$A25]=&quot;Agenc_C&quot;;[.AZ$4];IF([.$A25]=&quot;Agenc_D&quot;;[.AZ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BA$2];IF([.$A25]=&quot;Agenc_B&quot;;[.BA$3];IF([.$A25]=&quot;Agenc_C&quot;;[.BA$4];IF([.$A25]=&quot;Agenc_D&quot;;[.BA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BB$2];IF([.$A25]=&quot;Agenc_B&quot;;[.BB$3];IF([.$A25]=&quot;Agenc_C&quot;;[.BB$4];IF([.$A25]=&quot;Agenc_D&quot;;[.BB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BC$2];IF([.$A25]=&quot;Agenc_B&quot;;[.BC$3];IF([.$A25]=&quot;Agenc_C&quot;;[.BC$4];IF([.$A25]=&quot;Agenc_D&quot;;[.BC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BD$2];IF([.$A25]=&quot;Agenc_B&quot;;[.BD$3];IF([.$A25]=&quot;Agenc_C&quot;;[.BD$4];IF([.$A25]=&quot;Agenc_D&quot;;[.BD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BE$2];IF([.$A25]=&quot;Agenc_B&quot;;[.BE$3];IF([.$A25]=&quot;Agenc_C&quot;;[.BE$4];IF([.$A25]=&quot;Agenc_D&quot;;[.BE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BF$2];IF([.$A25]=&quot;Agenc_B&quot;;[.BF$3];IF([.$A25]=&quot;Agenc_C&quot;;[.BF$4];IF([.$A25]=&quot;Agenc_D&quot;;[.BF$5];0))))" office:value-type="float" office:value="5226000" calcext:value-type="float">
            <text:p>5226000</text:p>
          </table:table-cell>
          <table:table-cell table:style-name="ce4" table:formula="of:=CONCATENATE([.BG$2];CHAR(13);&quot;    &quot;;&quot;'&quot;;[.AX25];&quot;',&quot;;CHAR(13);&quot;    'SRID=3946;LINESTRING(&quot;;[.AY25];&quot; &quot;;[.AZ25];&quot;,&quot;;[.BA25];&quot; &quot;;[.BB25];&quot;,&quot;;[.BC25];&quot; &quot;;[.BD25];&quot;,&quot;;[.BE25];&quot; &quot;;[.BF25];&quot;)');&quot;;CHAR(13))" office:value-type="string" office:string-value="INSERT INTO &#13;  facade (&#13;    id,&#13;    geometry_asewkt)&#13;  VALUES (&#13;    'M45_Facade06',&#13;    'SRID=3946;LINESTRING(1380060 5226000,1380060 5226000,1380060 5226000,1380060 5226000)');&#13;" calcext:value-type="string">
            <text:p>INSERT INTO  <text:s/>facade ( <text:s text:c="3"/>id, <text:s text:c="3"/>geometry_asewkt) <text:s/>VALUES ( <text:s text:c="3"/>'M45_Facade06', <text:s text:c="3"/>'SRID=3946;LINESTRING(1380060 5226000,1380060 5226000,1380060 5226000,1380060 5226000)');</text:p>
          </table:table-cell>
          <table:table-cell table:style-name="ce5" table:formula="of:=CONCATENATE([$case_00140_00100.$A25];[.BH$2])" office:value-type="string" office:string-value="M45_Facade07" calcext:value-type="string">
            <text:p>M45_Facade07</text:p>
          </table:table-cell>
          <table:table-cell table:style-name="ce5" table:formula="of:=[$case_00140_00100.$C25]+IF([.$A25]=&quot;Agenc_A&quot;;[.BI$2];IF([.$A25]=&quot;Agenc_B&quot;;[.BI$3];IF([.$A25]=&quot;Agenc_C&quot;;[.BI$4];IF([.$A25]=&quot;Agenc_D&quot;;[.BI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BJ$2];IF([.$A25]=&quot;Agenc_B&quot;;[.BJ$3];IF([.$A25]=&quot;Agenc_C&quot;;[.BJ$4];IF([.$A25]=&quot;Agenc_D&quot;;[.BJ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BK$2];IF([.$A25]=&quot;Agenc_B&quot;;[.BK$3];IF([.$A25]=&quot;Agenc_C&quot;;[.BK$4];IF([.$A25]=&quot;Agenc_D&quot;;[.BK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BL$2];IF([.$A25]=&quot;Agenc_B&quot;;[.BL$3];IF([.$A25]=&quot;Agenc_C&quot;;[.BL$4];IF([.$A25]=&quot;Agenc_D&quot;;[.BL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BM$2];IF([.$A25]=&quot;Agenc_B&quot;;[.BM$3];IF([.$A25]=&quot;Agenc_C&quot;;[.BM$4];IF([.$A25]=&quot;Agenc_D&quot;;[.BM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BN$2];IF([.$A25]=&quot;Agenc_B&quot;;[.BN$3];IF([.$A25]=&quot;Agenc_C&quot;;[.BN$4];IF([.$A25]=&quot;Agenc_D&quot;;[.BN$5];0))))" office:value-type="float" office:value="5226000" calcext:value-type="float">
            <text:p>5226000</text:p>
          </table:table-cell>
          <table:table-cell table:style-name="ce4" table:formula="of:=CONCATENATE([.BO$2];CHAR(13);&quot;    &quot;;&quot;'&quot;;[.BH25];&quot;',&quot;;CHAR(13);&quot;    'SRID=3946;LINESTRING(&quot;;[.BI25];&quot; &quot;;[.BJ25];&quot;,&quot;;[.BK25];&quot; &quot;;[.BL25];&quot;,&quot;;[.BM25];&quot; &quot;;[.BN25];&quot;)');&quot;;CHAR(13))" office:value-type="string" office:string-value="INSERT INTO &#13;  facade_id (&#13;    id,&#13;    geometry_asewkt)&#13;  VALUES (&#13;    'M45_Facade07',&#13;    'SRID=3946;LINESTRING(1380060 5226000,1380060 5226000,1380060 5226000)');&#13;" calcext:value-type="string">
            <text:p>INSERT INTO  <text:s/>facade_id ( <text:s text:c="3"/>id, <text:s text:c="3"/>geometry_asewkt) <text:s/>VALUES ( <text:s text:c="3"/>'M45_Facade07', <text:s text:c="3"/>'SRID=3946;LINESTRING(1380060 5226000,1380060 5226000,1380060 5226000)');</text:p>
          </table:table-cell>
          <table:table-cell table:style-name="ce5" table:formula="of:=CONCATENATE([$case_00140_00100.$A25];[.BP$2])" office:value-type="string" office:string-value="M45_Facade08" calcext:value-type="string">
            <text:p>M45_Facade08</text:p>
          </table:table-cell>
          <table:table-cell table:style-name="ce5" table:formula="of:=[$case_00140_00100.$C25]+IF([.$A25]=&quot;Agenc_A&quot;;[.BQ$2];IF([.$A25]=&quot;Agenc_B&quot;;[.BQ$3];IF([.$A25]=&quot;Agenc_C&quot;;[.BQ$4];IF([.$A25]=&quot;Agenc_D&quot;;[.BQ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BR$2];IF([.$A25]=&quot;Agenc_B&quot;;[.BR$3];IF([.$A25]=&quot;Agenc_C&quot;;[.BR$4];IF([.$A25]=&quot;Agenc_D&quot;;[.BR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BS$2];IF([.$A25]=&quot;Agenc_B&quot;;[.BS$3];IF([.$A25]=&quot;Agenc_C&quot;;[.BS$4];IF([.$A25]=&quot;Agenc_D&quot;;[.BS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BT$2];IF([.$A25]=&quot;Agenc_B&quot;;[.BT$3];IF([.$A25]=&quot;Agenc_C&quot;;[.BT$4];IF([.$A25]=&quot;Agenc_D&quot;;[.BT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BU$2];IF([.$A25]=&quot;Agenc_B&quot;;[.BU$3];IF([.$A25]=&quot;Agenc_C&quot;;[.BU$4];IF([.$A25]=&quot;Agenc_D&quot;;[.BU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BV$2];IF([.$A25]=&quot;Agenc_B&quot;;[.BV$3];IF([.$A25]=&quot;Agenc_C&quot;;[.BV$4];IF([.$A25]=&quot;Agenc_D&quot;;[.BV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BW$2];IF([.$A25]=&quot;Agenc_B&quot;;[.BW$3];IF([.$A25]=&quot;Agenc_C&quot;;[.BW$4];IF([.$A25]=&quot;Agenc_D&quot;;[.BW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BX$2];IF([.$A25]=&quot;Agenc_B&quot;;[.BX$3];IF([.$A25]=&quot;Agenc_C&quot;;[.BX$4];IF([.$A25]=&quot;Agenc_D&quot;;[.BX$5];0))))" office:value-type="float" office:value="5226000" calcext:value-type="float">
            <text:p>5226000</text:p>
          </table:table-cell>
          <table:table-cell table:style-name="ce4" table:formula="of:=CONCATENATE([.BY$2];CHAR(13);&quot;    &quot;;&quot;'&quot;;[.BP25];&quot;',&quot;;CHAR(13);&quot;    'SRID=3946;LINESTRING(&quot;;[.BQ25];&quot; &quot;;[.BR25];&quot;,&quot;;[.BS25];&quot; &quot;;[.BT25];&quot;,&quot;;[.BU25];&quot; &quot;;[.BV25];&quot;,&quot;;[.BW25];&quot; &quot;;[.BX25];&quot;)');&quot;;CHAR(13))" office:value-type="string" office:string-value="INSERT INTO &#13;  facade (&#13;    id,&#13;    geometry_asewkt)&#13;  VALUES (&#13;    'M45_Facade08',&#13;    'SRID=3946;LINESTRING(1380060 5226000,1380060 5226000,1380060 5226000,1380060 5226000)');&#13;" calcext:value-type="string">
            <text:p>INSERT INTO  <text:s/>facade ( <text:s text:c="3"/>id, <text:s text:c="3"/>geometry_asewkt) <text:s/>VALUES ( <text:s text:c="3"/>'M45_Facade08', <text:s text:c="3"/>'SRID=3946;LINESTRING(1380060 5226000,1380060 5226000,1380060 5226000,1380060 5226000)');</text:p>
          </table:table-cell>
          <table:table-cell table:formula="of:=CONCATENATE([.K25];CHAR(13);[.U25];CHAR(13);[.AC25];CHAR(13);[.AM25];CHAR(13);[.AW25];CHAR(13);[.BG25];CHAR(13);[.BO25];CHAR(13);[.BY25];CHAR(13))" office:value-type="string" office:string-value="INSERT INTO &#13;  facade (&#13;    id,&#13;    geometry_asewkt)&#13;  VALUES (&#13;    'M45_Facade01',&#13;    'SRID=3946;LINESTRING(1380060 5226000,1380060 5226000,1380060 5226000,1380060 5226000)');&#13;&#13;INSERT INTO &#13;  facade (&#13;    id,&#13;    geometry_asewkt)&#13;  VALUES (&#13;    'M45_Facade02',&#13;    'SRID=3946;LINESTRING(1380060 5226000,1380060 5226000,1380060 5226000,1380060 5226000)');&#13;&#13;INSERT INTO &#13;  facade (&#13;    id,&#13;    geometry_asewkt)&#13;  VALUES (&#13;    'M45_Facade03',&#13;    'SRID=3946;LINESTRING(1380060 5226000,1380060 5226000,1380060 5226000)');&#13;&#13;INSERT INTO &#13;  facade (&#13;    id,&#13;    geometry_asewkt)&#13;  VALUES (&#13;    'M45_Facade04',&#13;    'SRID=3946;LINESTRING(1380060 5226000,1380060 5226000,1380060 5226000,1380060 5226000)');&#13;&#13;INSERT INTO &#13;  facade (&#13;    id,&#13;    geometry_asewkt)&#13;  VALUES (&#13;    'M45_Facade05',&#13;    'SRID=3946;LINESTRING(1380060 5226000,1380060 5226000,1380060 5226000,1380060 5226000)');&#13;&#13;INSERT INTO &#13;  facade (&#13;    id,&#13;    geometry_asewkt)&#13;  VALUES (&#13;    'M45_Facade06',&#13;    'SRID=3946;LINESTRING(1380060 5226000,1380060 5226000,1380060 5226000,1380060 5226000)');&#13;&#13;INSERT INTO &#13;  facade_id (&#13;    id,&#13;    geometry_asewkt)&#13;  VALUES (&#13;    'M45_Facade07',&#13;    'SRID=3946;LINESTRING(1380060 5226000,1380060 5226000,1380060 5226000)');&#13;&#13;INSERT INTO &#13;  facade (&#13;    id,&#13;    geometry_asewkt)&#13;  VALUES (&#13;    'M45_Facade08',&#13;    'SRID=3946;LINESTRING(1380060 5226000,1380060 5226000,1380060 5226000,1380060 5226000)');&#13;&#13;" calcext:value-type="string">
            <text:p>INSERT INTO  <text:s/>facade ( <text:s text:c="3"/>id, <text:s text:c="3"/>geometry_asewkt) <text:s/>VALUES ( <text:s text:c="3"/>'M45_Facade01', <text:s text:c="3"/>'SRID=3946;LINESTRING(1380060 5226000,1380060 5226000,1380060 5226000,1380060 5226000)');INSERT INTO  <text:s/>facade ( <text:s text:c="3"/>id, <text:s text:c="3"/>geometry_asewkt) <text:s/>VALUES ( <text:s text:c="3"/>'M45_Facade02', <text:s text:c="3"/>'SRID=3946;LINESTRING(1380060 5226000,1380060 5226000,1380060 5226000,1380060 5226000)');INSERT INTO  <text:s/>facade ( <text:s text:c="3"/>id, <text:s text:c="3"/>geometry_asewkt) <text:s/>VALUES ( <text:s text:c="3"/>'M45_Facade03', <text:s text:c="3"/>'SRID=3946;LINESTRING(1380060 5226000,1380060 5226000,1380060 5226000)');INSERT INTO  <text:s/>facade ( <text:s text:c="3"/>id, <text:s text:c="3"/>geometry_asewkt) <text:s/>VALUES ( <text:s text:c="3"/>'M45_Facade04', <text:s text:c="3"/>'SRID=3946;LINESTRING(1380060 5226000,1380060 5226000,1380060 5226000,1380060 5226000)');INSERT INTO  <text:s/>facade ( <text:s text:c="3"/>id, <text:s text:c="3"/>geometry_asewkt) <text:s/>VALUES ( <text:s text:c="3"/>'M45_Facade05', <text:s text:c="3"/>'SRID=3946;LINESTRING(1380060 5226000,1380060 5226000,1380060 5226000,1380060 5226000)');INSERT INTO  <text:s/>facade ( <text:s text:c="3"/>id, <text:s text:c="3"/>geometry_asewkt) <text:s/>VALUES ( <text:s text:c="3"/>'M45_Facade06', <text:s text:c="3"/>'SRID=3946;LINESTRING(1380060 5226000,1380060 5226000,1380060 5226000,1380060 5226000)');INSERT INTO  <text:s/>facade_id ( <text:s text:c="3"/>id, <text:s text:c="3"/>geometry_asewkt) <text:s/>VALUES ( <text:s text:c="3"/>'M45_Facade07', <text:s text:c="3"/>'SRID=3946;LINESTRING(1380060 5226000,1380060 5226000,1380060 5226000)');INSERT INTO  <text:s/>facade ( <text:s text:c="3"/>id, <text:s text:c="3"/>geometry_asewkt) <text:s/>VALUES ( <text:s text:c="3"/>'M45_Facade08', <text:s text:c="3"/>'SRID=3946;LINESTRING(1380060 5226000,1380060 5226000,1380060 5226000,1380060 5226000)');</text:p>
          </table:table-cell>
          <table:table-cell table:number-columns-repeated="946"/>
        </table:table-row>
        <table:table-row table:style-name="ro5">
          <table:table-cell table:formula="of:=[case_00140_00100.B26]" office:value-type="string" office:string-value="Agenc_A" calcext:value-type="string">
            <text:p>Agenc_A</text:p>
          </table:table-cell>
          <table:table-cell table:style-name="ce5" table:formula="of:=CONCATENATE([$case_00140_00100.$A26];[.B$2])" office:value-type="string" office:string-value="M51_Facade01" calcext:value-type="string">
            <text:p>M51_Facade01</text:p>
          </table:table-cell>
          <table:table-cell table:style-name="ce5" table:formula="of:=[$case_00140_00100.$C26]+IF([.$A26]=&quot;Agenc_A&quot;;[.C$2];IF([.$A26]=&quot;Agenc_B&quot;;[.C$3];IF([.$A26]=&quot;Agenc_C&quot;;[.C$4];IF([.$A26]=&quot;Agenc_D&quot;;[.C$5];0))))" office:value-type="float" office:value="1379520" calcext:value-type="float">
            <text:p>1379520</text:p>
          </table:table-cell>
          <table:table-cell table:style-name="ce5" table:formula="of:=[$case_00140_00100.$D26]+IF([.$A26]=&quot;Agenc_A&quot;;[.D$2];IF([.$A26]=&quot;Agenc_B&quot;;[.D$3];IF([.$A26]=&quot;Agenc_C&quot;;[.D$4];IF([.$A26]=&quot;Agenc_D&quot;;[.D$5];0))))" office:value-type="float" office:value="5226000" calcext:value-type="float">
            <text:p>5226000</text:p>
          </table:table-cell>
          <table:table-cell table:style-name="ce5" table:formula="of:=[$case_00140_00100.$C26]+IF([.$A26]=&quot;Agenc_A&quot;;[.E$2];IF([.$A26]=&quot;Agenc_B&quot;;[.E$3];IF([.$A26]=&quot;Agenc_C&quot;;[.E$4];IF([.$A26]=&quot;Agenc_D&quot;;[.E$5];0))))" office:value-type="float" office:value="1379520" calcext:value-type="float">
            <text:p>1379520</text:p>
          </table:table-cell>
          <table:table-cell table:style-name="ce5" table:formula="of:=[$case_00140_00100.$D26]+IF([.$A26]=&quot;Agenc_A&quot;;[.F$2];IF([.$A26]=&quot;Agenc_B&quot;;[.F$3];IF([.$A26]=&quot;Agenc_C&quot;;[.F$4];IF([.$A26]=&quot;Agenc_D&quot;;[.F$5];0))))" office:value-type="float" office:value="5225980" calcext:value-type="float">
            <text:p>5225980</text:p>
          </table:table-cell>
          <table:table-cell table:style-name="ce5" table:formula="of:=[$case_00140_00100.$C26]+IF([.$A26]=&quot;Agenc_A&quot;;[.G$2];IF([.$A26]=&quot;Agenc_B&quot;;[.G$3];IF([.$A26]=&quot;Agenc_C&quot;;[.G$4];IF([.$A26]=&quot;Agenc_D&quot;;[.G$5];0))))" office:value-type="float" office:value="1379510" calcext:value-type="float">
            <text:p>1379510</text:p>
          </table:table-cell>
          <table:table-cell table:style-name="ce5" table:formula="of:=[$case_00140_00100.$D26]+IF([.$A26]=&quot;Agenc_A&quot;;[.H$2];IF([.$A26]=&quot;Agenc_B&quot;;[.H$3];IF([.$A26]=&quot;Agenc_C&quot;;[.H$4];IF([.$A26]=&quot;Agenc_D&quot;;[.H$5];0))))" office:value-type="float" office:value="5225980" calcext:value-type="float">
            <text:p>5225980</text:p>
          </table:table-cell>
          <table:table-cell table:style-name="ce5" table:formula="of:=[$case_00140_00100.$C26]+IF([.$A26]=&quot;Agenc_A&quot;;[.I$2];IF([.$A26]=&quot;Agenc_B&quot;;[.I$3];IF([.$A26]=&quot;Agenc_C&quot;;[.I$4];IF([.$A26]=&quot;Agenc_D&quot;;[.I$5];0))))" office:value-type="float" office:value="1379500" calcext:value-type="float">
            <text:p>1379500</text:p>
          </table:table-cell>
          <table:table-cell table:style-name="ce5" table:formula="of:=[$case_00140_00100.$D26]+IF([.$A26]=&quot;Agenc_A&quot;;[.J$2];IF([.$A26]=&quot;Agenc_B&quot;;[.J$3];IF([.$A26]=&quot;Agenc_C&quot;;[.J$4];IF([.$A26]=&quot;Agenc_D&quot;;[.J$5];0))))" office:value-type="float" office:value="5225990" calcext:value-type="float">
            <text:p>5225990</text:p>
          </table:table-cell>
          <table:table-cell table:style-name="ce4" table:formula="of:=CONCATENATE([.K$2];CHAR(13);&quot;    &quot;;&quot;'&quot;;[.B26];&quot;',&quot;;CHAR(13);&quot;    'SRID=3946;LINESTRING(&quot;;[.C26];&quot; &quot;;[.D26];&quot;,&quot;;[.E26];&quot; &quot;;[.F26];&quot;,&quot;;[.G26];&quot; &quot;;[.H26];&quot;,&quot;;[.I26];&quot; &quot;;[.J26];&quot;)');&quot;;CHAR(13))" office:value-type="string" office:string-value="INSERT INTO &#13;  facade (&#13;    id,&#13;    geometry_asewkt)&#13;  VALUES (&#13;    'M51_Facade01',&#13;    'SRID=3946;LINESTRING(1379520 5226000,1379520 5225980,1379510 5225980,1379500 5225990)');&#13;" calcext:value-type="string">
            <text:p>INSERT INTO  <text:s/>facade ( <text:s text:c="3"/>id, <text:s text:c="3"/>geometry_asewkt) <text:s/>VALUES ( <text:s text:c="3"/>'M51_Facade01', <text:s text:c="3"/>'SRID=3946;LINESTRING(1379520 5226000,1379520 5225980,1379510 5225980,1379500 5225990)');</text:p>
          </table:table-cell>
          <table:table-cell table:style-name="ce5" table:formula="of:=CONCATENATE([$case_00140_00100.$A26];[.L$2])" office:value-type="string" office:string-value="M51_Facade02" calcext:value-type="string">
            <text:p>M51_Facade02</text:p>
          </table:table-cell>
          <table:table-cell table:style-name="ce5" table:formula="of:=[$case_00140_00100.$C26]+IF([.$A26]=&quot;Agenc_A&quot;;[.M$2];IF([.$A26]=&quot;Agenc_B&quot;;[.M$3];IF([.$A26]=&quot;Agenc_C&quot;;[.M$4];IF([.$A26]=&quot;Agenc_D&quot;;[.M$5];0))))" office:value-type="float" office:value="1379550" calcext:value-type="float">
            <text:p>1379550</text:p>
          </table:table-cell>
          <table:table-cell table:style-name="ce5" table:formula="of:=[$case_00140_00100.$D26]+IF([.$A26]=&quot;Agenc_A&quot;;[.N$2];IF([.$A26]=&quot;Agenc_B&quot;;[.N$3];IF([.$A26]=&quot;Agenc_C&quot;;[.N$4];IF([.$A26]=&quot;Agenc_D&quot;;[.N$5];0))))" office:value-type="float" office:value="5226000" calcext:value-type="float">
            <text:p>5226000</text:p>
          </table:table-cell>
          <table:table-cell table:style-name="ce5" table:formula="of:=[$case_00140_00100.$C26]+IF([.$A26]=&quot;Agenc_A&quot;;[.O$2];IF([.$A26]=&quot;Agenc_B&quot;;[.O$3];IF([.$A26]=&quot;Agenc_C&quot;;[.O$4];IF([.$A26]=&quot;Agenc_D&quot;;[.O$5];0))))" office:value-type="float" office:value="1379550" calcext:value-type="float">
            <text:p>1379550</text:p>
          </table:table-cell>
          <table:table-cell table:style-name="ce5" table:formula="of:=[$case_00140_00100.$D26]+IF([.$A26]=&quot;Agenc_A&quot;;[.P$2];IF([.$A26]=&quot;Agenc_B&quot;;[.P$3];IF([.$A26]=&quot;Agenc_C&quot;;[.P$4];IF([.$A26]=&quot;Agenc_D&quot;;[.P$5];0))))" office:value-type="float" office:value="5225990" calcext:value-type="float">
            <text:p>5225990</text:p>
          </table:table-cell>
          <table:table-cell table:style-name="ce5" table:formula="of:=[$case_00140_00100.$C26]+IF([.$A26]=&quot;Agenc_A&quot;;[.Q$2];IF([.$A26]=&quot;Agenc_B&quot;;[.Q$3];IF([.$A26]=&quot;Agenc_C&quot;;[.Q$4];IF([.$A26]=&quot;Agenc_D&quot;;[.Q$5];0))))" office:value-type="float" office:value="1379590" calcext:value-type="float">
            <text:p>1379590</text:p>
          </table:table-cell>
          <table:table-cell table:style-name="ce5" table:formula="of:=[$case_00140_00100.$D26]+IF([.$A26]=&quot;Agenc_A&quot;;[.R$2];IF([.$A26]=&quot;Agenc_B&quot;;[.R$3];IF([.$A26]=&quot;Agenc_C&quot;;[.R$4];IF([.$A26]=&quot;Agenc_D&quot;;[.R$5];0))))" office:value-type="float" office:value="5225990" calcext:value-type="float">
            <text:p>5225990</text:p>
          </table:table-cell>
          <table:table-cell table:style-name="ce5" table:formula="of:=[$case_00140_00100.$C26]+IF([.$A26]=&quot;Agenc_A&quot;;[.S$2];IF([.$A26]=&quot;Agenc_B&quot;;[.S$3];IF([.$A26]=&quot;Agenc_C&quot;;[.S$4];IF([.$A26]=&quot;Agenc_D&quot;;[.S$5];0))))" office:value-type="float" office:value="1379590" calcext:value-type="float">
            <text:p>1379590</text:p>
          </table:table-cell>
          <table:table-cell table:style-name="ce5" table:formula="of:=[$case_00140_00100.$D26]+IF([.$A26]=&quot;Agenc_A&quot;;[.T$2];IF([.$A26]=&quot;Agenc_B&quot;;[.T$3];IF([.$A26]=&quot;Agenc_C&quot;;[.T$4];IF([.$A26]=&quot;Agenc_D&quot;;[.T$5];0))))" office:value-type="float" office:value="5226000" calcext:value-type="float">
            <text:p>5226000</text:p>
          </table:table-cell>
          <table:table-cell table:style-name="ce4" table:formula="of:=CONCATENATE([.U$2];CHAR(13);&quot;    &quot;;&quot;'&quot;;[.L26];&quot;',&quot;;CHAR(13);&quot;    'SRID=3946;LINESTRING(&quot;;[.M26];&quot; &quot;;[.N26];&quot;,&quot;;[.O26];&quot; &quot;;[.P26];&quot;,&quot;;[.Q26];&quot; &quot;;[.R26];&quot;,&quot;;[.S26];&quot; &quot;;[.T26];&quot;)');&quot;;CHAR(13))" office:value-type="string" office:string-value="INSERT INTO &#13;  facade (&#13;    id,&#13;    geometry_asewkt)&#13;  VALUES (&#13;    'M51_Facade02',&#13;    'SRID=3946;LINESTRING(1379550 5226000,1379550 5225990,1379590 5225990,1379590 5226000)');&#13;" calcext:value-type="string">
            <text:p>INSERT INTO  <text:s/>facade ( <text:s text:c="3"/>id, <text:s text:c="3"/>geometry_asewkt) <text:s/>VALUES ( <text:s text:c="3"/>'M51_Facade02', <text:s text:c="3"/>'SRID=3946;LINESTRING(1379550 5226000,1379550 5225990,1379590 5225990,1379590 5226000)');</text:p>
          </table:table-cell>
          <table:table-cell table:style-name="ce5" table:formula="of:=CONCATENATE([$case_00140_00100.$A26];[.V$2])" office:value-type="string" office:string-value="M51_Facade03" calcext:value-type="string">
            <text:p>M51_Facade03</text:p>
          </table:table-cell>
          <table:table-cell table:style-name="ce5" table:formula="of:=[$case_00140_00100.$C26]+IF([.$A26]=&quot;Agenc_A&quot;;[.W$2];IF([.$A26]=&quot;Agenc_B&quot;;[.W$3];IF([.$A26]=&quot;Agenc_C&quot;;[.W$4];IF([.$A26]=&quot;Agenc_D&quot;;[.W$5];0))))" office:value-type="float" office:value="1379620" calcext:value-type="float">
            <text:p>1379620</text:p>
          </table:table-cell>
          <table:table-cell table:style-name="ce5" table:formula="of:=[$case_00140_00100.$D26]+IF([.$A26]=&quot;Agenc_A&quot;;[.X$2];IF([.$A26]=&quot;Agenc_B&quot;;[.X$3];IF([.$A26]=&quot;Agenc_C&quot;;[.X$4];IF([.$A26]=&quot;Agenc_D&quot;;[.X$5];0))))" office:value-type="float" office:value="5226000" calcext:value-type="float">
            <text:p>5226000</text:p>
          </table:table-cell>
          <table:table-cell table:style-name="ce5" table:formula="of:=[$case_00140_00100.$C26]+IF([.$A26]=&quot;Agenc_A&quot;;[.Y$2];IF([.$A26]=&quot;Agenc_B&quot;;[.Y$3];IF([.$A26]=&quot;Agenc_C&quot;;[.Y$4];IF([.$A26]=&quot;Agenc_D&quot;;[.Y$5];0))))" office:value-type="float" office:value="1379630" calcext:value-type="float">
            <text:p>1379630</text:p>
          </table:table-cell>
          <table:table-cell table:style-name="ce5" table:formula="of:=[$case_00140_00100.$D26]+IF([.$A26]=&quot;Agenc_A&quot;;[.Z$2];IF([.$A26]=&quot;Agenc_B&quot;;[.Z$3];IF([.$A26]=&quot;Agenc_C&quot;;[.Z$4];IF([.$A26]=&quot;Agenc_D&quot;;[.Z$5];0))))" office:value-type="float" office:value="5225990" calcext:value-type="float">
            <text:p>5225990</text:p>
          </table:table-cell>
          <table:table-cell table:style-name="ce5" table:formula="of:=[$case_00140_00100.$C26]+IF([.$A26]=&quot;Agenc_A&quot;;[.AA$2];IF([.$A26]=&quot;Agenc_B&quot;;[.AA$3];IF([.$A26]=&quot;Agenc_C&quot;;[.AA$4];IF([.$A26]=&quot;Agenc_D&quot;;[.AA$5];0))))" office:value-type="float" office:value="1379640" calcext:value-type="float">
            <text:p>1379640</text:p>
          </table:table-cell>
          <table:table-cell table:style-name="ce5" table:formula="of:=[$case_00140_00100.$D26]+IF([.$A26]=&quot;Agenc_A&quot;;[.AB$2];IF([.$A26]=&quot;Agenc_B&quot;;[.AB$3];IF([.$A26]=&quot;Agenc_C&quot;;[.AB$4];IF([.$A26]=&quot;Agenc_D&quot;;[.AB$5];0))))" office:value-type="float" office:value="5225990" calcext:value-type="float">
            <text:p>5225990</text:p>
          </table:table-cell>
          <table:table-cell table:style-name="ce4" table:formula="of:=CONCATENATE([.AC$2];CHAR(13);&quot;    &quot;;&quot;'&quot;;[.V26];&quot;',&quot;;CHAR(13);&quot;    'SRID=3946;LINESTRING(&quot;;[.W26];&quot; &quot;;[.X26];&quot;,&quot;;[.Y26];&quot; &quot;;[.Z26];&quot;,&quot;;[.AA26];&quot; &quot;;[.AB26];&quot;)');&quot;;CHAR(13))" office:value-type="string" office:string-value="INSERT INTO &#13;  facade (&#13;    id,&#13;    geometry_asewkt)&#13;  VALUES (&#13;    'M51_Facade03',&#13;    'SRID=3946;LINESTRING(1379620 5226000,1379630 5225990,1379640 5225990)');&#13;" calcext:value-type="string">
            <text:p>INSERT INTO  <text:s/>facade ( <text:s text:c="3"/>id, <text:s text:c="3"/>geometry_asewkt) <text:s/>VALUES ( <text:s text:c="3"/>'M51_Facade03', <text:s text:c="3"/>'SRID=3946;LINESTRING(1379620 5226000,1379630 5225990,1379640 5225990)');</text:p>
          </table:table-cell>
          <table:table-cell table:style-name="ce5" table:formula="of:=CONCATENATE([$case_00140_00100.$A26];[.AD$2])" office:value-type="string" office:string-value="M51_Facade04" calcext:value-type="string">
            <text:p>M51_Facade04</text:p>
          </table:table-cell>
          <table:table-cell table:style-name="ce5" table:formula="of:=[$case_00140_00100.$C26]+IF([.$A26]=&quot;Agenc_A&quot;;[.AE$2];IF([.$A26]=&quot;Agenc_B&quot;;[.AE$3];IF([.$A26]=&quot;Agenc_C&quot;;[.AE$4];IF([.$A26]=&quot;Agenc_D&quot;;[.AE$5];0))))" office:value-type="float" office:value="1379640" calcext:value-type="float">
            <text:p>1379640</text:p>
          </table:table-cell>
          <table:table-cell table:style-name="ce5" table:formula="of:=[$case_00140_00100.$D26]+IF([.$A26]=&quot;Agenc_A&quot;;[.AF$2];IF([.$A26]=&quot;Agenc_B&quot;;[.AF$3];IF([.$A26]=&quot;Agenc_C&quot;;[.AF$4];IF([.$A26]=&quot;Agenc_D&quot;;[.AF$5];0))))" office:value-type="float" office:value="5225960" calcext:value-type="float">
            <text:p>5225960</text:p>
          </table:table-cell>
          <table:table-cell table:style-name="ce5" table:formula="of:=[$case_00140_00100.$C26]+IF([.$A26]=&quot;Agenc_A&quot;;[.AG$2];IF([.$A26]=&quot;Agenc_B&quot;;[.AG$3];IF([.$A26]=&quot;Agenc_C&quot;;[.AG$4];IF([.$A26]=&quot;Agenc_D&quot;;[.AG$5];0))))" office:value-type="float" office:value="1379630" calcext:value-type="float">
            <text:p>1379630</text:p>
          </table:table-cell>
          <table:table-cell table:style-name="ce5" table:formula="of:=[$case_00140_00100.$D26]+IF([.$A26]=&quot;Agenc_A&quot;;[.AH$2];IF([.$A26]=&quot;Agenc_B&quot;;[.AH$3];IF([.$A26]=&quot;Agenc_C&quot;;[.AH$4];IF([.$A26]=&quot;Agenc_D&quot;;[.AH$5];0))))" office:value-type="float" office:value="5225960" calcext:value-type="float">
            <text:p>5225960</text:p>
          </table:table-cell>
          <table:table-cell table:style-name="ce5" table:formula="of:=[$case_00140_00100.$C26]+IF([.$A26]=&quot;Agenc_A&quot;;[.AI$2];IF([.$A26]=&quot;Agenc_B&quot;;[.AI$3];IF([.$A26]=&quot;Agenc_C&quot;;[.AI$4];IF([.$A26]=&quot;Agenc_D&quot;;[.AI$5];0))))" office:value-type="float" office:value="1379630" calcext:value-type="float">
            <text:p>1379630</text:p>
          </table:table-cell>
          <table:table-cell table:style-name="ce5" table:formula="of:=[$case_00140_00100.$D26]+IF([.$A26]=&quot;Agenc_A&quot;;[.AJ$2];IF([.$A26]=&quot;Agenc_B&quot;;[.AJ$3];IF([.$A26]=&quot;Agenc_C&quot;;[.AJ$4];IF([.$A26]=&quot;Agenc_D&quot;;[.AJ$5];0))))" office:value-type="float" office:value="5225940" calcext:value-type="float">
            <text:p>5225940</text:p>
          </table:table-cell>
          <table:table-cell table:style-name="ce5" table:formula="of:=[$case_00140_00100.$C26]+IF([.$A26]=&quot;Agenc_A&quot;;[.AK$2];IF([.$A26]=&quot;Agenc_B&quot;;[.AK$3];IF([.$A26]=&quot;Agenc_C&quot;;[.AK$4];IF([.$A26]=&quot;Agenc_D&quot;;[.AK$5];0))))" office:value-type="float" office:value="1379640" calcext:value-type="float">
            <text:p>1379640</text:p>
          </table:table-cell>
          <table:table-cell table:style-name="ce5" table:formula="of:=[$case_00140_00100.$D26]+IF([.$A26]=&quot;Agenc_A&quot;;[.AL$2];IF([.$A26]=&quot;Agenc_B&quot;;[.AL$3];IF([.$A26]=&quot;Agenc_C&quot;;[.AL$4];IF([.$A26]=&quot;Agenc_D&quot;;[.AL$5];0))))" office:value-type="float" office:value="5225940" calcext:value-type="float">
            <text:p>5225940</text:p>
          </table:table-cell>
          <table:table-cell table:style-name="ce4" table:formula="of:=CONCATENATE([.AM$2];CHAR(13);&quot;    &quot;;&quot;'&quot;;[.AD26];&quot;',&quot;;CHAR(13);&quot;    'SRID=3946;LINESTRING(&quot;;[.AE26];&quot; &quot;;[.AF26];&quot;,&quot;;[.AG26];&quot; &quot;;[.AH26];&quot;,&quot;;[.AI26];&quot; &quot;;[.AJ26];&quot;,&quot;;[.AK26];&quot; &quot;;[.AL26];&quot;)');&quot;;CHAR(13))" office:value-type="string" office:string-value="INSERT INTO &#13;  facade (&#13;    id,&#13;    geometry_asewkt)&#13;  VALUES (&#13;    'M51_Facade04',&#13;    'SRID=3946;LINESTRING(1379640 5225960,1379630 5225960,1379630 5225940,1379640 5225940)');&#13;" calcext:value-type="string">
            <text:p>INSERT INTO  <text:s/>facade ( <text:s text:c="3"/>id, <text:s text:c="3"/>geometry_asewkt) <text:s/>VALUES ( <text:s text:c="3"/>'M51_Facade04', <text:s text:c="3"/>'SRID=3946;LINESTRING(1379640 5225960,1379630 5225960,1379630 5225940,1379640 5225940)');</text:p>
          </table:table-cell>
          <table:table-cell table:style-name="ce5" table:formula="of:=CONCATENATE([$case_00140_00100.$A26];[.AN$2])" office:value-type="string" office:string-value="M51_Facade05" calcext:value-type="string">
            <text:p>M51_Facade05</text:p>
          </table:table-cell>
          <table:table-cell table:style-name="ce5" table:formula="of:=[$case_00140_00100.$C26]+IF([.$A26]=&quot;Agenc_A&quot;;[.AO$2];IF([.$A26]=&quot;Agenc_B&quot;;[.AO$3];IF([.$A26]=&quot;Agenc_C&quot;;[.AO$4];IF([.$A26]=&quot;Agenc_D&quot;;[.AO$5];0))))" office:value-type="float" office:value="1379640" calcext:value-type="float">
            <text:p>1379640</text:p>
          </table:table-cell>
          <table:table-cell table:style-name="ce5" table:formula="of:=[$case_00140_00100.$D26]+IF([.$A26]=&quot;Agenc_A&quot;;[.AP$2];IF([.$A26]=&quot;Agenc_B&quot;;[.AP$3];IF([.$A26]=&quot;Agenc_C&quot;;[.AP$4];IF([.$A26]=&quot;Agenc_D&quot;;[.AP$5];0))))" office:value-type="float" office:value="5225910" calcext:value-type="float">
            <text:p>5225910</text:p>
          </table:table-cell>
          <table:table-cell table:style-name="ce5" table:formula="of:=[$case_00140_00100.$C26]+IF([.$A26]=&quot;Agenc_A&quot;;[.AQ$2];IF([.$A26]=&quot;Agenc_B&quot;;[.AQ$3];IF([.$A26]=&quot;Agenc_C&quot;;[.AQ$4];IF([.$A26]=&quot;Agenc_D&quot;;[.AQ$5];0))))" office:value-type="float" office:value="1379630" calcext:value-type="float">
            <text:p>1379630</text:p>
          </table:table-cell>
          <table:table-cell table:style-name="ce5" table:formula="of:=[$case_00140_00100.$D26]+IF([.$A26]=&quot;Agenc_A&quot;;[.AR$2];IF([.$A26]=&quot;Agenc_B&quot;;[.AR$3];IF([.$A26]=&quot;Agenc_C&quot;;[.AR$4];IF([.$A26]=&quot;Agenc_D&quot;;[.AR$5];0))))" office:value-type="float" office:value="5225910" calcext:value-type="float">
            <text:p>5225910</text:p>
          </table:table-cell>
          <table:table-cell table:style-name="ce5" table:formula="of:=[$case_00140_00100.$C26]+IF([.$A26]=&quot;Agenc_A&quot;;[.AS$2];IF([.$A26]=&quot;Agenc_B&quot;;[.AS$3];IF([.$A26]=&quot;Agenc_C&quot;;[.AS$4];IF([.$A26]=&quot;Agenc_D&quot;;[.AS$5];0))))" office:value-type="float" office:value="1379620" calcext:value-type="float">
            <text:p>1379620</text:p>
          </table:table-cell>
          <table:table-cell table:style-name="ce5" table:formula="of:=[$case_00140_00100.$D26]+IF([.$A26]=&quot;Agenc_A&quot;;[.AT$2];IF([.$A26]=&quot;Agenc_B&quot;;[.AT$3];IF([.$A26]=&quot;Agenc_C&quot;;[.AT$4];IF([.$A26]=&quot;Agenc_D&quot;;[.AT$5];0))))" office:value-type="float" office:value="5225920" calcext:value-type="float">
            <text:p>5225920</text:p>
          </table:table-cell>
          <table:table-cell table:style-name="ce5" table:formula="of:=[$case_00140_00100.$C26]+IF([.$A26]=&quot;Agenc_A&quot;;[.AU$2];IF([.$A26]=&quot;Agenc_B&quot;;[.AU$3];IF([.$A26]=&quot;Agenc_C&quot;;[.AU$4];IF([.$A26]=&quot;Agenc_D&quot;;[.AU$5];0))))" office:value-type="float" office:value="1379620" calcext:value-type="float">
            <text:p>1379620</text:p>
          </table:table-cell>
          <table:table-cell table:style-name="ce5" table:formula="of:=[$case_00140_00100.$D26]+IF([.$A26]=&quot;Agenc_A&quot;;[.AV$2];IF([.$A26]=&quot;Agenc_B&quot;;[.AV$3];IF([.$A26]=&quot;Agenc_C&quot;;[.AV$4];IF([.$A26]=&quot;Agenc_D&quot;;[.AV$5];0))))" office:value-type="float" office:value="5225900" calcext:value-type="float">
            <text:p>5225900</text:p>
          </table:table-cell>
          <table:table-cell table:style-name="ce4" table:formula="of:=CONCATENATE([.AW$2];CHAR(13);&quot;    &quot;;&quot;'&quot;;[.AN26];&quot;',&quot;;CHAR(13);&quot;    'SRID=3946;LINESTRING(&quot;;[.AO26];&quot; &quot;;[.AP26];&quot;,&quot;;[.AQ26];&quot; &quot;;[.AR26];&quot;,&quot;;[.AS26];&quot; &quot;;[.AT26];&quot;,&quot;;[.AU26];&quot; &quot;;[.AV26];&quot;)');&quot;;CHAR(13))" office:value-type="string" office:string-value="INSERT INTO &#13;  facade (&#13;    id,&#13;    geometry_asewkt)&#13;  VALUES (&#13;    'M51_Facade05',&#13;    'SRID=3946;LINESTRING(1379640 5225910,1379630 5225910,1379620 5225920,1379620 5225900)');&#13;" calcext:value-type="string">
            <text:p>INSERT INTO  <text:s/>facade ( <text:s text:c="3"/>id, <text:s text:c="3"/>geometry_asewkt) <text:s/>VALUES ( <text:s text:c="3"/>'M51_Facade05', <text:s text:c="3"/>'SRID=3946;LINESTRING(1379640 5225910,1379630 5225910,1379620 5225920,1379620 5225900)');</text:p>
          </table:table-cell>
          <table:table-cell table:style-name="ce5" table:formula="of:=CONCATENATE([$case_00140_00100.$A26];[.AX$2])" office:value-type="string" office:string-value="M51_Facade06" calcext:value-type="string">
            <text:p>M51_Facade06</text:p>
          </table:table-cell>
          <table:table-cell table:style-name="ce5" table:formula="of:=[$case_00140_00100.$C26]+IF([.$A26]=&quot;Agenc_A&quot;;[.AY$2];IF([.$A26]=&quot;Agenc_B&quot;;[.AY$3];IF([.$A26]=&quot;Agenc_C&quot;;[.AY$4];IF([.$A26]=&quot;Agenc_D&quot;;[.AY$5];0))))" office:value-type="float" office:value="1379590" calcext:value-type="float">
            <text:p>1379590</text:p>
          </table:table-cell>
          <table:table-cell table:style-name="ce5" table:formula="of:=[$case_00140_00100.$D26]+IF([.$A26]=&quot;Agenc_A&quot;;[.AZ$2];IF([.$A26]=&quot;Agenc_B&quot;;[.AZ$3];IF([.$A26]=&quot;Agenc_C&quot;;[.AZ$4];IF([.$A26]=&quot;Agenc_D&quot;;[.AZ$5];0))))" office:value-type="float" office:value="5225900" calcext:value-type="float">
            <text:p>5225900</text:p>
          </table:table-cell>
          <table:table-cell table:style-name="ce5" table:formula="of:=[$case_00140_00100.$C26]+IF([.$A26]=&quot;Agenc_A&quot;;[.BA$2];IF([.$A26]=&quot;Agenc_B&quot;;[.BA$3];IF([.$A26]=&quot;Agenc_C&quot;;[.BA$4];IF([.$A26]=&quot;Agenc_D&quot;;[.BA$5];0))))" office:value-type="float" office:value="1379590" calcext:value-type="float">
            <text:p>1379590</text:p>
          </table:table-cell>
          <table:table-cell table:style-name="ce5" table:formula="of:=[$case_00140_00100.$D26]+IF([.$A26]=&quot;Agenc_A&quot;;[.BB$2];IF([.$A26]=&quot;Agenc_B&quot;;[.BB$3];IF([.$A26]=&quot;Agenc_C&quot;;[.BB$4];IF([.$A26]=&quot;Agenc_D&quot;;[.BB$5];0))))" office:value-type="float" office:value="5225920" calcext:value-type="float">
            <text:p>5225920</text:p>
          </table:table-cell>
          <table:table-cell table:style-name="ce5" table:formula="of:=[$case_00140_00100.$C26]+IF([.$A26]=&quot;Agenc_A&quot;;[.BC$2];IF([.$A26]=&quot;Agenc_B&quot;;[.BC$3];IF([.$A26]=&quot;Agenc_C&quot;;[.BC$4];IF([.$A26]=&quot;Agenc_D&quot;;[.BC$5];0))))" office:value-type="float" office:value="1379550" calcext:value-type="float">
            <text:p>1379550</text:p>
          </table:table-cell>
          <table:table-cell table:style-name="ce5" table:formula="of:=[$case_00140_00100.$D26]+IF([.$A26]=&quot;Agenc_A&quot;;[.BD$2];IF([.$A26]=&quot;Agenc_B&quot;;[.BD$3];IF([.$A26]=&quot;Agenc_C&quot;;[.BD$4];IF([.$A26]=&quot;Agenc_D&quot;;[.BD$5];0))))" office:value-type="float" office:value="5225920" calcext:value-type="float">
            <text:p>5225920</text:p>
          </table:table-cell>
          <table:table-cell table:style-name="ce5" table:formula="of:=[$case_00140_00100.$C26]+IF([.$A26]=&quot;Agenc_A&quot;;[.BE$2];IF([.$A26]=&quot;Agenc_B&quot;;[.BE$3];IF([.$A26]=&quot;Agenc_C&quot;;[.BE$4];IF([.$A26]=&quot;Agenc_D&quot;;[.BE$5];0))))" office:value-type="float" office:value="1379550" calcext:value-type="float">
            <text:p>1379550</text:p>
          </table:table-cell>
          <table:table-cell table:style-name="ce5" table:formula="of:=[$case_00140_00100.$D26]+IF([.$A26]=&quot;Agenc_A&quot;;[.BF$2];IF([.$A26]=&quot;Agenc_B&quot;;[.BF$3];IF([.$A26]=&quot;Agenc_C&quot;;[.BF$4];IF([.$A26]=&quot;Agenc_D&quot;;[.BF$5];0))))" office:value-type="float" office:value="5225900" calcext:value-type="float">
            <text:p>5225900</text:p>
          </table:table-cell>
          <table:table-cell table:style-name="ce4" table:formula="of:=CONCATENATE([.BG$2];CHAR(13);&quot;    &quot;;&quot;'&quot;;[.AX26];&quot;',&quot;;CHAR(13);&quot;    'SRID=3946;LINESTRING(&quot;;[.AY26];&quot; &quot;;[.AZ26];&quot;,&quot;;[.BA26];&quot; &quot;;[.BB26];&quot;,&quot;;[.BC26];&quot; &quot;;[.BD26];&quot;,&quot;;[.BE26];&quot; &quot;;[.BF26];&quot;)');&quot;;CHAR(13))" office:value-type="string" office:string-value="INSERT INTO &#13;  facade (&#13;    id,&#13;    geometry_asewkt)&#13;  VALUES (&#13;    'M51_Facade06',&#13;    'SRID=3946;LINESTRING(1379590 5225900,1379590 5225920,1379550 5225920,1379550 5225900)');&#13;" calcext:value-type="string">
            <text:p>INSERT INTO  <text:s/>facade ( <text:s text:c="3"/>id, <text:s text:c="3"/>geometry_asewkt) <text:s/>VALUES ( <text:s text:c="3"/>'M51_Facade06', <text:s text:c="3"/>'SRID=3946;LINESTRING(1379590 5225900,1379590 5225920,1379550 5225920,1379550 5225900)');</text:p>
          </table:table-cell>
          <table:table-cell table:style-name="ce5" table:formula="of:=CONCATENATE([$case_00140_00100.$A26];[.BH$2])" office:value-type="string" office:string-value="M51_Facade07" calcext:value-type="string">
            <text:p>M51_Facade07</text:p>
          </table:table-cell>
          <table:table-cell table:style-name="ce5" table:formula="of:=[$case_00140_00100.$C26]+IF([.$A26]=&quot;Agenc_A&quot;;[.BI$2];IF([.$A26]=&quot;Agenc_B&quot;;[.BI$3];IF([.$A26]=&quot;Agenc_C&quot;;[.BI$4];IF([.$A26]=&quot;Agenc_D&quot;;[.BI$5];0))))" office:value-type="float" office:value="1379520" calcext:value-type="float">
            <text:p>1379520</text:p>
          </table:table-cell>
          <table:table-cell table:style-name="ce5" table:formula="of:=[$case_00140_00100.$D26]+IF([.$A26]=&quot;Agenc_A&quot;;[.BJ$2];IF([.$A26]=&quot;Agenc_B&quot;;[.BJ$3];IF([.$A26]=&quot;Agenc_C&quot;;[.BJ$4];IF([.$A26]=&quot;Agenc_D&quot;;[.BJ$5];0))))" office:value-type="float" office:value="5225900" calcext:value-type="float">
            <text:p>5225900</text:p>
          </table:table-cell>
          <table:table-cell table:style-name="ce5" table:formula="of:=[$case_00140_00100.$C26]+IF([.$A26]=&quot;Agenc_A&quot;;[.BK$2];IF([.$A26]=&quot;Agenc_B&quot;;[.BK$3];IF([.$A26]=&quot;Agenc_C&quot;;[.BK$4];IF([.$A26]=&quot;Agenc_D&quot;;[.BK$5];0))))" office:value-type="float" office:value="1379520" calcext:value-type="float">
            <text:p>1379520</text:p>
          </table:table-cell>
          <table:table-cell table:style-name="ce5" table:formula="of:=[$case_00140_00100.$D26]+IF([.$A26]=&quot;Agenc_A&quot;;[.BL$2];IF([.$A26]=&quot;Agenc_B&quot;;[.BL$3];IF([.$A26]=&quot;Agenc_C&quot;;[.BL$4];IF([.$A26]=&quot;Agenc_D&quot;;[.BL$5];0))))" office:value-type="float" office:value="5225910" calcext:value-type="float">
            <text:p>5225910</text:p>
          </table:table-cell>
          <table:table-cell table:style-name="ce5" table:formula="of:=[$case_00140_00100.$C26]+IF([.$A26]=&quot;Agenc_A&quot;;[.BM$2];IF([.$A26]=&quot;Agenc_B&quot;;[.BM$3];IF([.$A26]=&quot;Agenc_C&quot;;[.BM$4];IF([.$A26]=&quot;Agenc_D&quot;;[.BM$5];0))))" office:value-type="float" office:value="1379500" calcext:value-type="float">
            <text:p>1379500</text:p>
          </table:table-cell>
          <table:table-cell table:style-name="ce5" table:formula="of:=[$case_00140_00100.$D26]+IF([.$A26]=&quot;Agenc_A&quot;;[.BN$2];IF([.$A26]=&quot;Agenc_B&quot;;[.BN$3];IF([.$A26]=&quot;Agenc_C&quot;;[.BN$4];IF([.$A26]=&quot;Agenc_D&quot;;[.BN$5];0))))" office:value-type="float" office:value="5225910" calcext:value-type="float">
            <text:p>5225910</text:p>
          </table:table-cell>
          <table:table-cell table:style-name="ce4" table:formula="of:=CONCATENATE([.BO$2];CHAR(13);&quot;    &quot;;&quot;'&quot;;[.BH26];&quot;',&quot;;CHAR(13);&quot;    'SRID=3946;LINESTRING(&quot;;[.BI26];&quot; &quot;;[.BJ26];&quot;,&quot;;[.BK26];&quot; &quot;;[.BL26];&quot;,&quot;;[.BM26];&quot; &quot;;[.BN26];&quot;)');&quot;;CHAR(13))" office:value-type="string" office:string-value="INSERT INTO &#13;  facade_id (&#13;    id,&#13;    geometry_asewkt)&#13;  VALUES (&#13;    'M51_Facade07',&#13;    'SRID=3946;LINESTRING(1379520 5225900,1379520 5225910,1379500 5225910)');&#13;" calcext:value-type="string">
            <text:p>INSERT INTO  <text:s/>facade_id ( <text:s text:c="3"/>id, <text:s text:c="3"/>geometry_asewkt) <text:s/>VALUES ( <text:s text:c="3"/>'M51_Facade07', <text:s text:c="3"/>'SRID=3946;LINESTRING(1379520 5225900,1379520 5225910,1379500 5225910)');</text:p>
          </table:table-cell>
          <table:table-cell table:style-name="ce5" table:formula="of:=CONCATENATE([$case_00140_00100.$A26];[.BP$2])" office:value-type="string" office:string-value="M51_Facade08" calcext:value-type="string">
            <text:p>M51_Facade08</text:p>
          </table:table-cell>
          <table:table-cell table:style-name="ce5" table:formula="of:=[$case_00140_00100.$C26]+IF([.$A26]=&quot;Agenc_A&quot;;[.BQ$2];IF([.$A26]=&quot;Agenc_B&quot;;[.BQ$3];IF([.$A26]=&quot;Agenc_C&quot;;[.BQ$4];IF([.$A26]=&quot;Agenc_D&quot;;[.BQ$5];0))))" office:value-type="float" office:value="1379500" calcext:value-type="float">
            <text:p>1379500</text:p>
          </table:table-cell>
          <table:table-cell table:style-name="ce5" table:formula="of:=[$case_00140_00100.$D26]+IF([.$A26]=&quot;Agenc_A&quot;;[.BR$2];IF([.$A26]=&quot;Agenc_B&quot;;[.BR$3];IF([.$A26]=&quot;Agenc_C&quot;;[.BR$4];IF([.$A26]=&quot;Agenc_D&quot;;[.BR$5];0))))" office:value-type="float" office:value="5225940" calcext:value-type="float">
            <text:p>5225940</text:p>
          </table:table-cell>
          <table:table-cell table:style-name="ce5" table:formula="of:=[$case_00140_00100.$C26]+IF([.$A26]=&quot;Agenc_A&quot;;[.BS$2];IF([.$A26]=&quot;Agenc_B&quot;;[.BS$3];IF([.$A26]=&quot;Agenc_C&quot;;[.BS$4];IF([.$A26]=&quot;Agenc_D&quot;;[.BS$5];0))))" office:value-type="float" office:value="1379510" calcext:value-type="float">
            <text:p>1379510</text:p>
          </table:table-cell>
          <table:table-cell table:style-name="ce5" table:formula="of:=[$case_00140_00100.$D26]+IF([.$A26]=&quot;Agenc_A&quot;;[.BT$2];IF([.$A26]=&quot;Agenc_B&quot;;[.BT$3];IF([.$A26]=&quot;Agenc_C&quot;;[.BT$4];IF([.$A26]=&quot;Agenc_D&quot;;[.BT$5];0))))" office:value-type="float" office:value="5225940" calcext:value-type="float">
            <text:p>5225940</text:p>
          </table:table-cell>
          <table:table-cell table:style-name="ce5" table:formula="of:=[$case_00140_00100.$C26]+IF([.$A26]=&quot;Agenc_A&quot;;[.BU$2];IF([.$A26]=&quot;Agenc_B&quot;;[.BU$3];IF([.$A26]=&quot;Agenc_C&quot;;[.BU$4];IF([.$A26]=&quot;Agenc_D&quot;;[.BU$5];0))))" office:value-type="float" office:value="1379510" calcext:value-type="float">
            <text:p>1379510</text:p>
          </table:table-cell>
          <table:table-cell table:style-name="ce5" table:formula="of:=[$case_00140_00100.$D26]+IF([.$A26]=&quot;Agenc_A&quot;;[.BV$2];IF([.$A26]=&quot;Agenc_B&quot;;[.BV$3];IF([.$A26]=&quot;Agenc_C&quot;;[.BV$4];IF([.$A26]=&quot;Agenc_D&quot;;[.BV$5];0))))" office:value-type="float" office:value="5225960" calcext:value-type="float">
            <text:p>5225960</text:p>
          </table:table-cell>
          <table:table-cell table:style-name="ce5" table:formula="of:=[$case_00140_00100.$C26]+IF([.$A26]=&quot;Agenc_A&quot;;[.BW$2];IF([.$A26]=&quot;Agenc_B&quot;;[.BW$3];IF([.$A26]=&quot;Agenc_C&quot;;[.BW$4];IF([.$A26]=&quot;Agenc_D&quot;;[.BW$5];0))))" office:value-type="float" office:value="1379500" calcext:value-type="float">
            <text:p>1379500</text:p>
          </table:table-cell>
          <table:table-cell table:style-name="ce5" table:formula="of:=[$case_00140_00100.$D26]+IF([.$A26]=&quot;Agenc_A&quot;;[.BX$2];IF([.$A26]=&quot;Agenc_B&quot;;[.BX$3];IF([.$A26]=&quot;Agenc_C&quot;;[.BX$4];IF([.$A26]=&quot;Agenc_D&quot;;[.BX$5];0))))" office:value-type="float" office:value="5225960" calcext:value-type="float">
            <text:p>5225960</text:p>
          </table:table-cell>
          <table:table-cell table:style-name="ce4" table:formula="of:=CONCATENATE([.BY$2];CHAR(13);&quot;    &quot;;&quot;'&quot;;[.BP26];&quot;',&quot;;CHAR(13);&quot;    'SRID=3946;LINESTRING(&quot;;[.BQ26];&quot; &quot;;[.BR26];&quot;,&quot;;[.BS26];&quot; &quot;;[.BT26];&quot;,&quot;;[.BU26];&quot; &quot;;[.BV26];&quot;,&quot;;[.BW26];&quot; &quot;;[.BX26];&quot;)');&quot;;CHAR(13))" office:value-type="string" office:string-value="INSERT INTO &#13;  facade (&#13;    id,&#13;    geometry_asewkt)&#13;  VALUES (&#13;    'M51_Facade08',&#13;    'SRID=3946;LINESTRING(1379500 5225940,1379510 5225940,1379510 5225960,1379500 5225960)');&#13;" calcext:value-type="string">
            <text:p>INSERT INTO  <text:s/>facade ( <text:s text:c="3"/>id, <text:s text:c="3"/>geometry_asewkt) <text:s/>VALUES ( <text:s text:c="3"/>'M51_Facade08', <text:s text:c="3"/>'SRID=3946;LINESTRING(1379500 5225940,1379510 5225940,1379510 5225960,1379500 5225960)');</text:p>
          </table:table-cell>
          <table:table-cell table:formula="of:=CONCATENATE([.K26];CHAR(13);[.U26];CHAR(13);[.AC26];CHAR(13);[.AM26];CHAR(13);[.AW26];CHAR(13);[.BG26];CHAR(13);[.BO26];CHAR(13);[.BY26];CHAR(13))" office:value-type="string" office:string-value="INSERT INTO &#13;  facade (&#13;    id,&#13;    geometry_asewkt)&#13;  VALUES (&#13;    'M51_Facade01',&#13;    'SRID=3946;LINESTRING(1379520 5226000,1379520 5225980,1379510 5225980,1379500 5225990)');&#13;&#13;INSERT INTO &#13;  facade (&#13;    id,&#13;    geometry_asewkt)&#13;  VALUES (&#13;    'M51_Facade02',&#13;    'SRID=3946;LINESTRING(1379550 5226000,1379550 5225990,1379590 5225990,1379590 5226000)');&#13;&#13;INSERT INTO &#13;  facade (&#13;    id,&#13;    geometry_asewkt)&#13;  VALUES (&#13;    'M51_Facade03',&#13;    'SRID=3946;LINESTRING(1379620 5226000,1379630 5225990,1379640 5225990)');&#13;&#13;INSERT INTO &#13;  facade (&#13;    id,&#13;    geometry_asewkt)&#13;  VALUES (&#13;    'M51_Facade04',&#13;    'SRID=3946;LINESTRING(1379640 5225960,1379630 5225960,1379630 5225940,1379640 5225940)');&#13;&#13;INSERT INTO &#13;  facade (&#13;    id,&#13;    geometry_asewkt)&#13;  VALUES (&#13;    'M51_Facade05',&#13;    'SRID=3946;LINESTRING(1379640 5225910,1379630 5225910,1379620 5225920,1379620 5225900)');&#13;&#13;INSERT INTO &#13;  facade (&#13;    id,&#13;    geometry_asewkt)&#13;  VALUES (&#13;    'M51_Facade06',&#13;    'SRID=3946;LINESTRING(1379590 5225900,1379590 5225920,1379550 5225920,1379550 5225900)');&#13;&#13;INSERT INTO &#13;  facade_id (&#13;    id,&#13;    geometry_asewkt)&#13;  VALUES (&#13;    'M51_Facade07',&#13;    'SRID=3946;LINESTRING(1379520 5225900,1379520 5225910,1379500 5225910)');&#13;&#13;INSERT INTO &#13;  facade (&#13;    id,&#13;    geometry_asewkt)&#13;  VALUES (&#13;    'M51_Facade08',&#13;    'SRID=3946;LINESTRING(1379500 5225940,1379510 5225940,1379510 5225960,1379500 5225960)');&#13;&#13;" calcext:value-type="string">
            <text:p>INSERT INTO  <text:s/>facade ( <text:s text:c="3"/>id, <text:s text:c="3"/>geometry_asewkt) <text:s/>VALUES ( <text:s text:c="3"/>'M51_Facade01', <text:s text:c="3"/>'SRID=3946;LINESTRING(1379520 5226000,1379520 5225980,1379510 5225980,1379500 5225990)');INSERT INTO  <text:s/>facade ( <text:s text:c="3"/>id, <text:s text:c="3"/>geometry_asewkt) <text:s/>VALUES ( <text:s text:c="3"/>'M51_Facade02', <text:s text:c="3"/>'SRID=3946;LINESTRING(1379550 5226000,1379550 5225990,1379590 5225990,1379590 5226000)');INSERT INTO  <text:s/>facade ( <text:s text:c="3"/>id, <text:s text:c="3"/>geometry_asewkt) <text:s/>VALUES ( <text:s text:c="3"/>'M51_Facade03', <text:s text:c="3"/>'SRID=3946;LINESTRING(1379620 5226000,1379630 5225990,1379640 5225990)');INSERT INTO  <text:s/>facade ( <text:s text:c="3"/>id, <text:s text:c="3"/>geometry_asewkt) <text:s/>VALUES ( <text:s text:c="3"/>'M51_Facade04', <text:s text:c="3"/>'SRID=3946;LINESTRING(1379640 5225960,1379630 5225960,1379630 5225940,1379640 5225940)');INSERT INTO  <text:s/>facade ( <text:s text:c="3"/>id, <text:s text:c="3"/>geometry_asewkt) <text:s/>VALUES ( <text:s text:c="3"/>'M51_Facade05', <text:s text:c="3"/>'SRID=3946;LINESTRING(1379640 5225910,1379630 5225910,1379620 5225920,1379620 5225900)');INSERT INTO  <text:s/>facade ( <text:s text:c="3"/>id, <text:s text:c="3"/>geometry_asewkt) <text:s/>VALUES ( <text:s text:c="3"/>'M51_Facade06', <text:s text:c="3"/>'SRID=3946;LINESTRING(1379590 5225900,1379590 5225920,1379550 5225920,1379550 5225900)');INSERT INTO  <text:s/>facade_id ( <text:s text:c="3"/>id, <text:s text:c="3"/>geometry_asewkt) <text:s/>VALUES ( <text:s text:c="3"/>'M51_Facade07', <text:s text:c="3"/>'SRID=3946;LINESTRING(1379520 5225900,1379520 5225910,1379500 5225910)');INSERT INTO  <text:s/>facade ( <text:s text:c="3"/>id, <text:s text:c="3"/>geometry_asewkt) <text:s/>VALUES ( <text:s text:c="3"/>'M51_Facade08', <text:s text:c="3"/>'SRID=3946;LINESTRING(1379500 5225940,1379510 5225940,1379510 5225960,1379500 5225960)');</text:p>
          </table:table-cell>
          <table:table-cell table:number-columns-repeated="946"/>
        </table:table-row>
        <table:table-row table:style-name="ro5">
          <table:table-cell table:formula="of:=[case_00140_00100.B27]" office:value-type="string" office:string-value="Agenc_C" calcext:value-type="string">
            <text:p>Agenc_C</text:p>
          </table:table-cell>
          <table:table-cell table:style-name="ce5" table:formula="of:=CONCATENATE([$case_00140_00100.$A27];[.B$2])" office:value-type="string" office:string-value="M52_Facade01" calcext:value-type="string">
            <text:p>M52_Facade01</text:p>
          </table:table-cell>
          <table:table-cell table:style-name="ce5" table:formula="of:=[$case_00140_00100.$C27]+IF([.$A27]=&quot;Agenc_A&quot;;[.C$2];IF([.$A27]=&quot;Agenc_B&quot;;[.C$3];IF([.$A27]=&quot;Agenc_C&quot;;[.C$4];IF([.$A27]=&quot;Agenc_D&quot;;[.C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D$2];IF([.$A27]=&quot;Agenc_B&quot;;[.D$3];IF([.$A27]=&quot;Agenc_C&quot;;[.D$4];IF([.$A27]=&quot;Agenc_D&quot;;[.D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E$2];IF([.$A27]=&quot;Agenc_B&quot;;[.E$3];IF([.$A27]=&quot;Agenc_C&quot;;[.E$4];IF([.$A27]=&quot;Agenc_D&quot;;[.E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F$2];IF([.$A27]=&quot;Agenc_B&quot;;[.F$3];IF([.$A27]=&quot;Agenc_C&quot;;[.F$4];IF([.$A27]=&quot;Agenc_D&quot;;[.F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G$2];IF([.$A27]=&quot;Agenc_B&quot;;[.G$3];IF([.$A27]=&quot;Agenc_C&quot;;[.G$4];IF([.$A27]=&quot;Agenc_D&quot;;[.G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H$2];IF([.$A27]=&quot;Agenc_B&quot;;[.H$3];IF([.$A27]=&quot;Agenc_C&quot;;[.H$4];IF([.$A27]=&quot;Agenc_D&quot;;[.H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I$2];IF([.$A27]=&quot;Agenc_B&quot;;[.I$3];IF([.$A27]=&quot;Agenc_C&quot;;[.I$4];IF([.$A27]=&quot;Agenc_D&quot;;[.I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J$2];IF([.$A27]=&quot;Agenc_B&quot;;[.J$3];IF([.$A27]=&quot;Agenc_C&quot;;[.J$4];IF([.$A27]=&quot;Agenc_D&quot;;[.J$5];0))))" office:value-type="float" office:value="5225900" calcext:value-type="float">
            <text:p>5225900</text:p>
          </table:table-cell>
          <table:table-cell table:style-name="ce4" table:formula="of:=CONCATENATE([.K$2];CHAR(13);&quot;    &quot;;&quot;'&quot;;[.B27];&quot;',&quot;;CHAR(13);&quot;    'SRID=3946;LINESTRING(&quot;;[.C27];&quot; &quot;;[.D27];&quot;,&quot;;[.E27];&quot; &quot;;[.F27];&quot;,&quot;;[.G27];&quot; &quot;;[.H27];&quot;,&quot;;[.I27];&quot; &quot;;[.J27];&quot;)');&quot;;CHAR(13))" office:value-type="string" office:string-value="INSERT INTO &#13;  facade (&#13;    id,&#13;    geometry_asewkt)&#13;  VALUES (&#13;    'M52_Facade01',&#13;    'SRID=3946;LINESTRING(1379640 5225900,1379640 5225900,1379640 5225900,1379640 5225900)');&#13;" calcext:value-type="string">
            <text:p>INSERT INTO  <text:s/>facade ( <text:s text:c="3"/>id, <text:s text:c="3"/>geometry_asewkt) <text:s/>VALUES ( <text:s text:c="3"/>'M52_Facade01', <text:s text:c="3"/>'SRID=3946;LINESTRING(1379640 5225900,1379640 5225900,1379640 5225900,1379640 5225900)');</text:p>
          </table:table-cell>
          <table:table-cell table:style-name="ce5" table:formula="of:=CONCATENATE([$case_00140_00100.$A27];[.L$2])" office:value-type="string" office:string-value="M52_Facade02" calcext:value-type="string">
            <text:p>M52_Facade02</text:p>
          </table:table-cell>
          <table:table-cell table:style-name="ce5" table:formula="of:=[$case_00140_00100.$C27]+IF([.$A27]=&quot;Agenc_A&quot;;[.M$2];IF([.$A27]=&quot;Agenc_B&quot;;[.M$3];IF([.$A27]=&quot;Agenc_C&quot;;[.M$4];IF([.$A27]=&quot;Agenc_D&quot;;[.M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N$2];IF([.$A27]=&quot;Agenc_B&quot;;[.N$3];IF([.$A27]=&quot;Agenc_C&quot;;[.N$4];IF([.$A27]=&quot;Agenc_D&quot;;[.N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O$2];IF([.$A27]=&quot;Agenc_B&quot;;[.O$3];IF([.$A27]=&quot;Agenc_C&quot;;[.O$4];IF([.$A27]=&quot;Agenc_D&quot;;[.O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P$2];IF([.$A27]=&quot;Agenc_B&quot;;[.P$3];IF([.$A27]=&quot;Agenc_C&quot;;[.P$4];IF([.$A27]=&quot;Agenc_D&quot;;[.P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Q$2];IF([.$A27]=&quot;Agenc_B&quot;;[.Q$3];IF([.$A27]=&quot;Agenc_C&quot;;[.Q$4];IF([.$A27]=&quot;Agenc_D&quot;;[.Q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R$2];IF([.$A27]=&quot;Agenc_B&quot;;[.R$3];IF([.$A27]=&quot;Agenc_C&quot;;[.R$4];IF([.$A27]=&quot;Agenc_D&quot;;[.R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S$2];IF([.$A27]=&quot;Agenc_B&quot;;[.S$3];IF([.$A27]=&quot;Agenc_C&quot;;[.S$4];IF([.$A27]=&quot;Agenc_D&quot;;[.S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T$2];IF([.$A27]=&quot;Agenc_B&quot;;[.T$3];IF([.$A27]=&quot;Agenc_C&quot;;[.T$4];IF([.$A27]=&quot;Agenc_D&quot;;[.T$5];0))))" office:value-type="float" office:value="5225900" calcext:value-type="float">
            <text:p>5225900</text:p>
          </table:table-cell>
          <table:table-cell table:style-name="ce4" table:formula="of:=CONCATENATE([.U$2];CHAR(13);&quot;    &quot;;&quot;'&quot;;[.L27];&quot;',&quot;;CHAR(13);&quot;    'SRID=3946;LINESTRING(&quot;;[.M27];&quot; &quot;;[.N27];&quot;,&quot;;[.O27];&quot; &quot;;[.P27];&quot;,&quot;;[.Q27];&quot; &quot;;[.R27];&quot;,&quot;;[.S27];&quot; &quot;;[.T27];&quot;)');&quot;;CHAR(13))" office:value-type="string" office:string-value="INSERT INTO &#13;  facade (&#13;    id,&#13;    geometry_asewkt)&#13;  VALUES (&#13;    'M52_Facade02',&#13;    'SRID=3946;LINESTRING(1379640 5225900,1379640 5225900,1379640 5225900,1379640 5225900)');&#13;" calcext:value-type="string">
            <text:p>INSERT INTO  <text:s/>facade ( <text:s text:c="3"/>id, <text:s text:c="3"/>geometry_asewkt) <text:s/>VALUES ( <text:s text:c="3"/>'M52_Facade02', <text:s text:c="3"/>'SRID=3946;LINESTRING(1379640 5225900,1379640 5225900,1379640 5225900,1379640 5225900)');</text:p>
          </table:table-cell>
          <table:table-cell table:style-name="ce5" table:formula="of:=CONCATENATE([$case_00140_00100.$A27];[.V$2])" office:value-type="string" office:string-value="M52_Facade03" calcext:value-type="string">
            <text:p>M52_Facade03</text:p>
          </table:table-cell>
          <table:table-cell table:style-name="ce5" table:formula="of:=[$case_00140_00100.$C27]+IF([.$A27]=&quot;Agenc_A&quot;;[.W$2];IF([.$A27]=&quot;Agenc_B&quot;;[.W$3];IF([.$A27]=&quot;Agenc_C&quot;;[.W$4];IF([.$A27]=&quot;Agenc_D&quot;;[.W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X$2];IF([.$A27]=&quot;Agenc_B&quot;;[.X$3];IF([.$A27]=&quot;Agenc_C&quot;;[.X$4];IF([.$A27]=&quot;Agenc_D&quot;;[.X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Y$2];IF([.$A27]=&quot;Agenc_B&quot;;[.Y$3];IF([.$A27]=&quot;Agenc_C&quot;;[.Y$4];IF([.$A27]=&quot;Agenc_D&quot;;[.Y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Z$2];IF([.$A27]=&quot;Agenc_B&quot;;[.Z$3];IF([.$A27]=&quot;Agenc_C&quot;;[.Z$4];IF([.$A27]=&quot;Agenc_D&quot;;[.Z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AA$2];IF([.$A27]=&quot;Agenc_B&quot;;[.AA$3];IF([.$A27]=&quot;Agenc_C&quot;;[.AA$4];IF([.$A27]=&quot;Agenc_D&quot;;[.AA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AB$2];IF([.$A27]=&quot;Agenc_B&quot;;[.AB$3];IF([.$A27]=&quot;Agenc_C&quot;;[.AB$4];IF([.$A27]=&quot;Agenc_D&quot;;[.AB$5];0))))" office:value-type="float" office:value="5225900" calcext:value-type="float">
            <text:p>5225900</text:p>
          </table:table-cell>
          <table:table-cell table:style-name="ce4" table:formula="of:=CONCATENATE([.AC$2];CHAR(13);&quot;    &quot;;&quot;'&quot;;[.V27];&quot;',&quot;;CHAR(13);&quot;    'SRID=3946;LINESTRING(&quot;;[.W27];&quot; &quot;;[.X27];&quot;,&quot;;[.Y27];&quot; &quot;;[.Z27];&quot;,&quot;;[.AA27];&quot; &quot;;[.AB27];&quot;)');&quot;;CHAR(13))" office:value-type="string" office:string-value="INSERT INTO &#13;  facade (&#13;    id,&#13;    geometry_asewkt)&#13;  VALUES (&#13;    'M52_Facade03',&#13;    'SRID=3946;LINESTRING(1379640 5225900,1379640 5225900,1379640 5225900)');&#13;" calcext:value-type="string">
            <text:p>INSERT INTO  <text:s/>facade ( <text:s text:c="3"/>id, <text:s text:c="3"/>geometry_asewkt) <text:s/>VALUES ( <text:s text:c="3"/>'M52_Facade03', <text:s text:c="3"/>'SRID=3946;LINESTRING(1379640 5225900,1379640 5225900,1379640 5225900)');</text:p>
          </table:table-cell>
          <table:table-cell table:style-name="ce5" table:formula="of:=CONCATENATE([$case_00140_00100.$A27];[.AD$2])" office:value-type="string" office:string-value="M52_Facade04" calcext:value-type="string">
            <text:p>M52_Facade04</text:p>
          </table:table-cell>
          <table:table-cell table:style-name="ce5" table:formula="of:=[$case_00140_00100.$C27]+IF([.$A27]=&quot;Agenc_A&quot;;[.AE$2];IF([.$A27]=&quot;Agenc_B&quot;;[.AE$3];IF([.$A27]=&quot;Agenc_C&quot;;[.AE$4];IF([.$A27]=&quot;Agenc_D&quot;;[.AE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AF$2];IF([.$A27]=&quot;Agenc_B&quot;;[.AF$3];IF([.$A27]=&quot;Agenc_C&quot;;[.AF$4];IF([.$A27]=&quot;Agenc_D&quot;;[.AF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AG$2];IF([.$A27]=&quot;Agenc_B&quot;;[.AG$3];IF([.$A27]=&quot;Agenc_C&quot;;[.AG$4];IF([.$A27]=&quot;Agenc_D&quot;;[.AG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AH$2];IF([.$A27]=&quot;Agenc_B&quot;;[.AH$3];IF([.$A27]=&quot;Agenc_C&quot;;[.AH$4];IF([.$A27]=&quot;Agenc_D&quot;;[.AH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AI$2];IF([.$A27]=&quot;Agenc_B&quot;;[.AI$3];IF([.$A27]=&quot;Agenc_C&quot;;[.AI$4];IF([.$A27]=&quot;Agenc_D&quot;;[.AI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AJ$2];IF([.$A27]=&quot;Agenc_B&quot;;[.AJ$3];IF([.$A27]=&quot;Agenc_C&quot;;[.AJ$4];IF([.$A27]=&quot;Agenc_D&quot;;[.AJ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AK$2];IF([.$A27]=&quot;Agenc_B&quot;;[.AK$3];IF([.$A27]=&quot;Agenc_C&quot;;[.AK$4];IF([.$A27]=&quot;Agenc_D&quot;;[.AK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AL$2];IF([.$A27]=&quot;Agenc_B&quot;;[.AL$3];IF([.$A27]=&quot;Agenc_C&quot;;[.AL$4];IF([.$A27]=&quot;Agenc_D&quot;;[.AL$5];0))))" office:value-type="float" office:value="5225900" calcext:value-type="float">
            <text:p>5225900</text:p>
          </table:table-cell>
          <table:table-cell table:style-name="ce4" table:formula="of:=CONCATENATE([.AM$2];CHAR(13);&quot;    &quot;;&quot;'&quot;;[.AD27];&quot;',&quot;;CHAR(13);&quot;    'SRID=3946;LINESTRING(&quot;;[.AE27];&quot; &quot;;[.AF27];&quot;,&quot;;[.AG27];&quot; &quot;;[.AH27];&quot;,&quot;;[.AI27];&quot; &quot;;[.AJ27];&quot;,&quot;;[.AK27];&quot; &quot;;[.AL27];&quot;)');&quot;;CHAR(13))" office:value-type="string" office:string-value="INSERT INTO &#13;  facade (&#13;    id,&#13;    geometry_asewkt)&#13;  VALUES (&#13;    'M52_Facade04',&#13;    'SRID=3946;LINESTRING(1379640 5225900,1379640 5225900,1379640 5225900,1379640 5225900)');&#13;" calcext:value-type="string">
            <text:p>INSERT INTO  <text:s/>facade ( <text:s text:c="3"/>id, <text:s text:c="3"/>geometry_asewkt) <text:s/>VALUES ( <text:s text:c="3"/>'M52_Facade04', <text:s text:c="3"/>'SRID=3946;LINESTRING(1379640 5225900,1379640 5225900,1379640 5225900,1379640 5225900)');</text:p>
          </table:table-cell>
          <table:table-cell table:style-name="ce5" table:formula="of:=CONCATENATE([$case_00140_00100.$A27];[.AN$2])" office:value-type="string" office:string-value="M52_Facade05" calcext:value-type="string">
            <text:p>M52_Facade05</text:p>
          </table:table-cell>
          <table:table-cell table:style-name="ce5" table:formula="of:=[$case_00140_00100.$C27]+IF([.$A27]=&quot;Agenc_A&quot;;[.AO$2];IF([.$A27]=&quot;Agenc_B&quot;;[.AO$3];IF([.$A27]=&quot;Agenc_C&quot;;[.AO$4];IF([.$A27]=&quot;Agenc_D&quot;;[.AO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AP$2];IF([.$A27]=&quot;Agenc_B&quot;;[.AP$3];IF([.$A27]=&quot;Agenc_C&quot;;[.AP$4];IF([.$A27]=&quot;Agenc_D&quot;;[.AP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AQ$2];IF([.$A27]=&quot;Agenc_B&quot;;[.AQ$3];IF([.$A27]=&quot;Agenc_C&quot;;[.AQ$4];IF([.$A27]=&quot;Agenc_D&quot;;[.AQ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AR$2];IF([.$A27]=&quot;Agenc_B&quot;;[.AR$3];IF([.$A27]=&quot;Agenc_C&quot;;[.AR$4];IF([.$A27]=&quot;Agenc_D&quot;;[.AR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AS$2];IF([.$A27]=&quot;Agenc_B&quot;;[.AS$3];IF([.$A27]=&quot;Agenc_C&quot;;[.AS$4];IF([.$A27]=&quot;Agenc_D&quot;;[.AS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AT$2];IF([.$A27]=&quot;Agenc_B&quot;;[.AT$3];IF([.$A27]=&quot;Agenc_C&quot;;[.AT$4];IF([.$A27]=&quot;Agenc_D&quot;;[.AT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AU$2];IF([.$A27]=&quot;Agenc_B&quot;;[.AU$3];IF([.$A27]=&quot;Agenc_C&quot;;[.AU$4];IF([.$A27]=&quot;Agenc_D&quot;;[.AU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AV$2];IF([.$A27]=&quot;Agenc_B&quot;;[.AV$3];IF([.$A27]=&quot;Agenc_C&quot;;[.AV$4];IF([.$A27]=&quot;Agenc_D&quot;;[.AV$5];0))))" office:value-type="float" office:value="5225900" calcext:value-type="float">
            <text:p>5225900</text:p>
          </table:table-cell>
          <table:table-cell table:style-name="ce4" table:formula="of:=CONCATENATE([.AW$2];CHAR(13);&quot;    &quot;;&quot;'&quot;;[.AN27];&quot;',&quot;;CHAR(13);&quot;    'SRID=3946;LINESTRING(&quot;;[.AO27];&quot; &quot;;[.AP27];&quot;,&quot;;[.AQ27];&quot; &quot;;[.AR27];&quot;,&quot;;[.AS27];&quot; &quot;;[.AT27];&quot;,&quot;;[.AU27];&quot; &quot;;[.AV27];&quot;)');&quot;;CHAR(13))" office:value-type="string" office:string-value="INSERT INTO &#13;  facade (&#13;    id,&#13;    geometry_asewkt)&#13;  VALUES (&#13;    'M52_Facade05',&#13;    'SRID=3946;LINESTRING(1379640 5225900,1379640 5225900,1379640 5225900,1379640 5225900)');&#13;" calcext:value-type="string">
            <text:p>INSERT INTO  <text:s/>facade ( <text:s text:c="3"/>id, <text:s text:c="3"/>geometry_asewkt) <text:s/>VALUES ( <text:s text:c="3"/>'M52_Facade05', <text:s text:c="3"/>'SRID=3946;LINESTRING(1379640 5225900,1379640 5225900,1379640 5225900,1379640 5225900)');</text:p>
          </table:table-cell>
          <table:table-cell table:style-name="ce5" table:formula="of:=CONCATENATE([$case_00140_00100.$A27];[.AX$2])" office:value-type="string" office:string-value="M52_Facade06" calcext:value-type="string">
            <text:p>M52_Facade06</text:p>
          </table:table-cell>
          <table:table-cell table:style-name="ce5" table:formula="of:=[$case_00140_00100.$C27]+IF([.$A27]=&quot;Agenc_A&quot;;[.AY$2];IF([.$A27]=&quot;Agenc_B&quot;;[.AY$3];IF([.$A27]=&quot;Agenc_C&quot;;[.AY$4];IF([.$A27]=&quot;Agenc_D&quot;;[.AY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AZ$2];IF([.$A27]=&quot;Agenc_B&quot;;[.AZ$3];IF([.$A27]=&quot;Agenc_C&quot;;[.AZ$4];IF([.$A27]=&quot;Agenc_D&quot;;[.AZ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BA$2];IF([.$A27]=&quot;Agenc_B&quot;;[.BA$3];IF([.$A27]=&quot;Agenc_C&quot;;[.BA$4];IF([.$A27]=&quot;Agenc_D&quot;;[.BA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BB$2];IF([.$A27]=&quot;Agenc_B&quot;;[.BB$3];IF([.$A27]=&quot;Agenc_C&quot;;[.BB$4];IF([.$A27]=&quot;Agenc_D&quot;;[.BB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BC$2];IF([.$A27]=&quot;Agenc_B&quot;;[.BC$3];IF([.$A27]=&quot;Agenc_C&quot;;[.BC$4];IF([.$A27]=&quot;Agenc_D&quot;;[.BC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BD$2];IF([.$A27]=&quot;Agenc_B&quot;;[.BD$3];IF([.$A27]=&quot;Agenc_C&quot;;[.BD$4];IF([.$A27]=&quot;Agenc_D&quot;;[.BD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BE$2];IF([.$A27]=&quot;Agenc_B&quot;;[.BE$3];IF([.$A27]=&quot;Agenc_C&quot;;[.BE$4];IF([.$A27]=&quot;Agenc_D&quot;;[.BE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BF$2];IF([.$A27]=&quot;Agenc_B&quot;;[.BF$3];IF([.$A27]=&quot;Agenc_C&quot;;[.BF$4];IF([.$A27]=&quot;Agenc_D&quot;;[.BF$5];0))))" office:value-type="float" office:value="5225900" calcext:value-type="float">
            <text:p>5225900</text:p>
          </table:table-cell>
          <table:table-cell table:style-name="ce4" table:formula="of:=CONCATENATE([.BG$2];CHAR(13);&quot;    &quot;;&quot;'&quot;;[.AX27];&quot;',&quot;;CHAR(13);&quot;    'SRID=3946;LINESTRING(&quot;;[.AY27];&quot; &quot;;[.AZ27];&quot;,&quot;;[.BA27];&quot; &quot;;[.BB27];&quot;,&quot;;[.BC27];&quot; &quot;;[.BD27];&quot;,&quot;;[.BE27];&quot; &quot;;[.BF27];&quot;)');&quot;;CHAR(13))" office:value-type="string" office:string-value="INSERT INTO &#13;  facade (&#13;    id,&#13;    geometry_asewkt)&#13;  VALUES (&#13;    'M52_Facade06',&#13;    'SRID=3946;LINESTRING(1379640 5225900,1379640 5225900,1379640 5225900,1379640 5225900)');&#13;" calcext:value-type="string">
            <text:p>INSERT INTO  <text:s/>facade ( <text:s text:c="3"/>id, <text:s text:c="3"/>geometry_asewkt) <text:s/>VALUES ( <text:s text:c="3"/>'M52_Facade06', <text:s text:c="3"/>'SRID=3946;LINESTRING(1379640 5225900,1379640 5225900,1379640 5225900,1379640 5225900)');</text:p>
          </table:table-cell>
          <table:table-cell table:style-name="ce5" table:formula="of:=CONCATENATE([$case_00140_00100.$A27];[.BH$2])" office:value-type="string" office:string-value="M52_Facade07" calcext:value-type="string">
            <text:p>M52_Facade07</text:p>
          </table:table-cell>
          <table:table-cell table:style-name="ce5" table:formula="of:=[$case_00140_00100.$C27]+IF([.$A27]=&quot;Agenc_A&quot;;[.BI$2];IF([.$A27]=&quot;Agenc_B&quot;;[.BI$3];IF([.$A27]=&quot;Agenc_C&quot;;[.BI$4];IF([.$A27]=&quot;Agenc_D&quot;;[.BI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BJ$2];IF([.$A27]=&quot;Agenc_B&quot;;[.BJ$3];IF([.$A27]=&quot;Agenc_C&quot;;[.BJ$4];IF([.$A27]=&quot;Agenc_D&quot;;[.BJ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BK$2];IF([.$A27]=&quot;Agenc_B&quot;;[.BK$3];IF([.$A27]=&quot;Agenc_C&quot;;[.BK$4];IF([.$A27]=&quot;Agenc_D&quot;;[.BK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BL$2];IF([.$A27]=&quot;Agenc_B&quot;;[.BL$3];IF([.$A27]=&quot;Agenc_C&quot;;[.BL$4];IF([.$A27]=&quot;Agenc_D&quot;;[.BL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BM$2];IF([.$A27]=&quot;Agenc_B&quot;;[.BM$3];IF([.$A27]=&quot;Agenc_C&quot;;[.BM$4];IF([.$A27]=&quot;Agenc_D&quot;;[.BM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BN$2];IF([.$A27]=&quot;Agenc_B&quot;;[.BN$3];IF([.$A27]=&quot;Agenc_C&quot;;[.BN$4];IF([.$A27]=&quot;Agenc_D&quot;;[.BN$5];0))))" office:value-type="float" office:value="5225900" calcext:value-type="float">
            <text:p>5225900</text:p>
          </table:table-cell>
          <table:table-cell table:style-name="ce4" table:formula="of:=CONCATENATE([.BO$2];CHAR(13);&quot;    &quot;;&quot;'&quot;;[.BH27];&quot;',&quot;;CHAR(13);&quot;    'SRID=3946;LINESTRING(&quot;;[.BI27];&quot; &quot;;[.BJ27];&quot;,&quot;;[.BK27];&quot; &quot;;[.BL27];&quot;,&quot;;[.BM27];&quot; &quot;;[.BN27];&quot;)');&quot;;CHAR(13))" office:value-type="string" office:string-value="INSERT INTO &#13;  facade_id (&#13;    id,&#13;    geometry_asewkt)&#13;  VALUES (&#13;    'M52_Facade07',&#13;    'SRID=3946;LINESTRING(1379640 5225900,1379640 5225900,1379640 5225900)');&#13;" calcext:value-type="string">
            <text:p>INSERT INTO  <text:s/>facade_id ( <text:s text:c="3"/>id, <text:s text:c="3"/>geometry_asewkt) <text:s/>VALUES ( <text:s text:c="3"/>'M52_Facade07', <text:s text:c="3"/>'SRID=3946;LINESTRING(1379640 5225900,1379640 5225900,1379640 5225900)');</text:p>
          </table:table-cell>
          <table:table-cell table:style-name="ce5" table:formula="of:=CONCATENATE([$case_00140_00100.$A27];[.BP$2])" office:value-type="string" office:string-value="M52_Facade08" calcext:value-type="string">
            <text:p>M52_Facade08</text:p>
          </table:table-cell>
          <table:table-cell table:style-name="ce5" table:formula="of:=[$case_00140_00100.$C27]+IF([.$A27]=&quot;Agenc_A&quot;;[.BQ$2];IF([.$A27]=&quot;Agenc_B&quot;;[.BQ$3];IF([.$A27]=&quot;Agenc_C&quot;;[.BQ$4];IF([.$A27]=&quot;Agenc_D&quot;;[.BQ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BR$2];IF([.$A27]=&quot;Agenc_B&quot;;[.BR$3];IF([.$A27]=&quot;Agenc_C&quot;;[.BR$4];IF([.$A27]=&quot;Agenc_D&quot;;[.BR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BS$2];IF([.$A27]=&quot;Agenc_B&quot;;[.BS$3];IF([.$A27]=&quot;Agenc_C&quot;;[.BS$4];IF([.$A27]=&quot;Agenc_D&quot;;[.BS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BT$2];IF([.$A27]=&quot;Agenc_B&quot;;[.BT$3];IF([.$A27]=&quot;Agenc_C&quot;;[.BT$4];IF([.$A27]=&quot;Agenc_D&quot;;[.BT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BU$2];IF([.$A27]=&quot;Agenc_B&quot;;[.BU$3];IF([.$A27]=&quot;Agenc_C&quot;;[.BU$4];IF([.$A27]=&quot;Agenc_D&quot;;[.BU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BV$2];IF([.$A27]=&quot;Agenc_B&quot;;[.BV$3];IF([.$A27]=&quot;Agenc_C&quot;;[.BV$4];IF([.$A27]=&quot;Agenc_D&quot;;[.BV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BW$2];IF([.$A27]=&quot;Agenc_B&quot;;[.BW$3];IF([.$A27]=&quot;Agenc_C&quot;;[.BW$4];IF([.$A27]=&quot;Agenc_D&quot;;[.BW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BX$2];IF([.$A27]=&quot;Agenc_B&quot;;[.BX$3];IF([.$A27]=&quot;Agenc_C&quot;;[.BX$4];IF([.$A27]=&quot;Agenc_D&quot;;[.BX$5];0))))" office:value-type="float" office:value="5225900" calcext:value-type="float">
            <text:p>5225900</text:p>
          </table:table-cell>
          <table:table-cell table:style-name="ce4" table:formula="of:=CONCATENATE([.BY$2];CHAR(13);&quot;    &quot;;&quot;'&quot;;[.BP27];&quot;',&quot;;CHAR(13);&quot;    'SRID=3946;LINESTRING(&quot;;[.BQ27];&quot; &quot;;[.BR27];&quot;,&quot;;[.BS27];&quot; &quot;;[.BT27];&quot;,&quot;;[.BU27];&quot; &quot;;[.BV27];&quot;,&quot;;[.BW27];&quot; &quot;;[.BX27];&quot;)');&quot;;CHAR(13))" office:value-type="string" office:string-value="INSERT INTO &#13;  facade (&#13;    id,&#13;    geometry_asewkt)&#13;  VALUES (&#13;    'M52_Facade08',&#13;    'SRID=3946;LINESTRING(1379640 5225900,1379640 5225900,1379640 5225900,1379640 5225900)');&#13;" calcext:value-type="string">
            <text:p>INSERT INTO  <text:s/>facade ( <text:s text:c="3"/>id, <text:s text:c="3"/>geometry_asewkt) <text:s/>VALUES ( <text:s text:c="3"/>'M52_Facade08', <text:s text:c="3"/>'SRID=3946;LINESTRING(1379640 5225900,1379640 5225900,1379640 5225900,1379640 5225900)');</text:p>
          </table:table-cell>
          <table:table-cell table:formula="of:=CONCATENATE([.K27];CHAR(13);[.U27];CHAR(13);[.AC27];CHAR(13);[.AM27];CHAR(13);[.AW27];CHAR(13);[.BG27];CHAR(13);[.BO27];CHAR(13);[.BY27];CHAR(13))" office:value-type="string" office:string-value="INSERT INTO &#13;  facade (&#13;    id,&#13;    geometry_asewkt)&#13;  VALUES (&#13;    'M52_Facade01',&#13;    'SRID=3946;LINESTRING(1379640 5225900,1379640 5225900,1379640 5225900,1379640 5225900)');&#13;&#13;INSERT INTO &#13;  facade (&#13;    id,&#13;    geometry_asewkt)&#13;  VALUES (&#13;    'M52_Facade02',&#13;    'SRID=3946;LINESTRING(1379640 5225900,1379640 5225900,1379640 5225900,1379640 5225900)');&#13;&#13;INSERT INTO &#13;  facade (&#13;    id,&#13;    geometry_asewkt)&#13;  VALUES (&#13;    'M52_Facade03',&#13;    'SRID=3946;LINESTRING(1379640 5225900,1379640 5225900,1379640 5225900)');&#13;&#13;INSERT INTO &#13;  facade (&#13;    id,&#13;    geometry_asewkt)&#13;  VALUES (&#13;    'M52_Facade04',&#13;    'SRID=3946;LINESTRING(1379640 5225900,1379640 5225900,1379640 5225900,1379640 5225900)');&#13;&#13;INSERT INTO &#13;  facade (&#13;    id,&#13;    geometry_asewkt)&#13;  VALUES (&#13;    'M52_Facade05',&#13;    'SRID=3946;LINESTRING(1379640 5225900,1379640 5225900,1379640 5225900,1379640 5225900)');&#13;&#13;INSERT INTO &#13;  facade (&#13;    id,&#13;    geometry_asewkt)&#13;  VALUES (&#13;    'M52_Facade06',&#13;    'SRID=3946;LINESTRING(1379640 5225900,1379640 5225900,1379640 5225900,1379640 5225900)');&#13;&#13;INSERT INTO &#13;  facade_id (&#13;    id,&#13;    geometry_asewkt)&#13;  VALUES (&#13;    'M52_Facade07',&#13;    'SRID=3946;LINESTRING(1379640 5225900,1379640 5225900,1379640 5225900)');&#13;&#13;INSERT INTO &#13;  facade (&#13;    id,&#13;    geometry_asewkt)&#13;  VALUES (&#13;    'M52_Facade08',&#13;    'SRID=3946;LINESTRING(1379640 5225900,1379640 5225900,1379640 5225900,1379640 5225900)');&#13;&#13;" calcext:value-type="string">
            <text:p>INSERT INTO  <text:s/>facade ( <text:s text:c="3"/>id, <text:s text:c="3"/>geometry_asewkt) <text:s/>VALUES ( <text:s text:c="3"/>'M52_Facade01', <text:s text:c="3"/>'SRID=3946;LINESTRING(1379640 5225900,1379640 5225900,1379640 5225900,1379640 5225900)');INSERT INTO  <text:s/>facade ( <text:s text:c="3"/>id, <text:s text:c="3"/>geometry_asewkt) <text:s/>VALUES ( <text:s text:c="3"/>'M52_Facade02', <text:s text:c="3"/>'SRID=3946;LINESTRING(1379640 5225900,1379640 5225900,1379640 5225900,1379640 5225900)');INSERT INTO  <text:s/>facade ( <text:s text:c="3"/>id, <text:s text:c="3"/>geometry_asewkt) <text:s/>VALUES ( <text:s text:c="3"/>'M52_Facade03', <text:s text:c="3"/>'SRID=3946;LINESTRING(1379640 5225900,1379640 5225900,1379640 5225900)');INSERT INTO  <text:s/>facade ( <text:s text:c="3"/>id, <text:s text:c="3"/>geometry_asewkt) <text:s/>VALUES ( <text:s text:c="3"/>'M52_Facade04', <text:s text:c="3"/>'SRID=3946;LINESTRING(1379640 5225900,1379640 5225900,1379640 5225900,1379640 5225900)');INSERT INTO  <text:s/>facade ( <text:s text:c="3"/>id, <text:s text:c="3"/>geometry_asewkt) <text:s/>VALUES ( <text:s text:c="3"/>'M52_Facade05', <text:s text:c="3"/>'SRID=3946;LINESTRING(1379640 5225900,1379640 5225900,1379640 5225900,1379640 5225900)');INSERT INTO  <text:s/>facade ( <text:s text:c="3"/>id, <text:s text:c="3"/>geometry_asewkt) <text:s/>VALUES ( <text:s text:c="3"/>'M52_Facade06', <text:s text:c="3"/>'SRID=3946;LINESTRING(1379640 5225900,1379640 5225900,1379640 5225900,1379640 5225900)');INSERT INTO  <text:s/>facade_id ( <text:s text:c="3"/>id, <text:s text:c="3"/>geometry_asewkt) <text:s/>VALUES ( <text:s text:c="3"/>'M52_Facade07', <text:s text:c="3"/>'SRID=3946;LINESTRING(1379640 5225900,1379640 5225900,1379640 5225900)');INSERT INTO  <text:s/>facade ( <text:s text:c="3"/>id, <text:s text:c="3"/>geometry_asewkt) <text:s/>VALUES ( <text:s text:c="3"/>'M52_Facade08', <text:s text:c="3"/>'SRID=3946;LINESTRING(1379640 5225900,1379640 5225900,1379640 5225900,1379640 5225900)');</text:p>
          </table:table-cell>
          <table:table-cell table:number-columns-repeated="946"/>
        </table:table-row>
        <table:table-row table:style-name="ro5">
          <table:table-cell table:formula="of:=[case_00140_00100.B28]" office:value-type="string" office:string-value="Agenc_D" calcext:value-type="string">
            <text:p>Agenc_D</text:p>
          </table:table-cell>
          <table:table-cell table:style-name="ce5" table:formula="of:=CONCATENATE([$case_00140_00100.$A28];[.B$2])" office:value-type="string" office:string-value="M53_Facade01" calcext:value-type="string">
            <text:p>M53_Facade01</text:p>
          </table:table-cell>
          <table:table-cell table:style-name="ce5" table:formula="of:=[$case_00140_00100.$C28]+IF([.$A28]=&quot;Agenc_A&quot;;[.C$2];IF([.$A28]=&quot;Agenc_B&quot;;[.C$3];IF([.$A28]=&quot;Agenc_C&quot;;[.C$4];IF([.$A28]=&quot;Agenc_D&quot;;[.C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D$2];IF([.$A28]=&quot;Agenc_B&quot;;[.D$3];IF([.$A28]=&quot;Agenc_C&quot;;[.D$4];IF([.$A28]=&quot;Agenc_D&quot;;[.D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E$2];IF([.$A28]=&quot;Agenc_B&quot;;[.E$3];IF([.$A28]=&quot;Agenc_C&quot;;[.E$4];IF([.$A28]=&quot;Agenc_D&quot;;[.E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F$2];IF([.$A28]=&quot;Agenc_B&quot;;[.F$3];IF([.$A28]=&quot;Agenc_C&quot;;[.F$4];IF([.$A28]=&quot;Agenc_D&quot;;[.F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G$2];IF([.$A28]=&quot;Agenc_B&quot;;[.G$3];IF([.$A28]=&quot;Agenc_C&quot;;[.G$4];IF([.$A28]=&quot;Agenc_D&quot;;[.G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H$2];IF([.$A28]=&quot;Agenc_B&quot;;[.H$3];IF([.$A28]=&quot;Agenc_C&quot;;[.H$4];IF([.$A28]=&quot;Agenc_D&quot;;[.H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I$2];IF([.$A28]=&quot;Agenc_B&quot;;[.I$3];IF([.$A28]=&quot;Agenc_C&quot;;[.I$4];IF([.$A28]=&quot;Agenc_D&quot;;[.I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J$2];IF([.$A28]=&quot;Agenc_B&quot;;[.J$3];IF([.$A28]=&quot;Agenc_C&quot;;[.J$4];IF([.$A28]=&quot;Agenc_D&quot;;[.J$5];0))))" office:value-type="float" office:value="5225900" calcext:value-type="float">
            <text:p>5225900</text:p>
          </table:table-cell>
          <table:table-cell table:style-name="ce4" table:formula="of:=CONCATENATE([.K$2];CHAR(13);&quot;    &quot;;&quot;'&quot;;[.B28];&quot;',&quot;;CHAR(13);&quot;    'SRID=3946;LINESTRING(&quot;;[.C28];&quot; &quot;;[.D28];&quot;,&quot;;[.E28];&quot; &quot;;[.F28];&quot;,&quot;;[.G28];&quot; &quot;;[.H28];&quot;,&quot;;[.I28];&quot; &quot;;[.J28];&quot;)');&quot;;CHAR(13))" office:value-type="string" office:string-value="INSERT INTO &#13;  facade (&#13;    id,&#13;    geometry_asewkt)&#13;  VALUES (&#13;    'M53_Facade01',&#13;    'SRID=3946;LINESTRING(1379780 5225900,1379780 5225900,1379780 5225900,1379780 5225900)');&#13;" calcext:value-type="string">
            <text:p>INSERT INTO  <text:s/>facade ( <text:s text:c="3"/>id, <text:s text:c="3"/>geometry_asewkt) <text:s/>VALUES ( <text:s text:c="3"/>'M53_Facade01', <text:s text:c="3"/>'SRID=3946;LINESTRING(1379780 5225900,1379780 5225900,1379780 5225900,1379780 5225900)');</text:p>
          </table:table-cell>
          <table:table-cell table:style-name="ce5" table:formula="of:=CONCATENATE([$case_00140_00100.$A28];[.L$2])" office:value-type="string" office:string-value="M53_Facade02" calcext:value-type="string">
            <text:p>M53_Facade02</text:p>
          </table:table-cell>
          <table:table-cell table:style-name="ce5" table:formula="of:=[$case_00140_00100.$C28]+IF([.$A28]=&quot;Agenc_A&quot;;[.M$2];IF([.$A28]=&quot;Agenc_B&quot;;[.M$3];IF([.$A28]=&quot;Agenc_C&quot;;[.M$4];IF([.$A28]=&quot;Agenc_D&quot;;[.M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N$2];IF([.$A28]=&quot;Agenc_B&quot;;[.N$3];IF([.$A28]=&quot;Agenc_C&quot;;[.N$4];IF([.$A28]=&quot;Agenc_D&quot;;[.N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O$2];IF([.$A28]=&quot;Agenc_B&quot;;[.O$3];IF([.$A28]=&quot;Agenc_C&quot;;[.O$4];IF([.$A28]=&quot;Agenc_D&quot;;[.O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P$2];IF([.$A28]=&quot;Agenc_B&quot;;[.P$3];IF([.$A28]=&quot;Agenc_C&quot;;[.P$4];IF([.$A28]=&quot;Agenc_D&quot;;[.P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Q$2];IF([.$A28]=&quot;Agenc_B&quot;;[.Q$3];IF([.$A28]=&quot;Agenc_C&quot;;[.Q$4];IF([.$A28]=&quot;Agenc_D&quot;;[.Q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R$2];IF([.$A28]=&quot;Agenc_B&quot;;[.R$3];IF([.$A28]=&quot;Agenc_C&quot;;[.R$4];IF([.$A28]=&quot;Agenc_D&quot;;[.R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S$2];IF([.$A28]=&quot;Agenc_B&quot;;[.S$3];IF([.$A28]=&quot;Agenc_C&quot;;[.S$4];IF([.$A28]=&quot;Agenc_D&quot;;[.S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T$2];IF([.$A28]=&quot;Agenc_B&quot;;[.T$3];IF([.$A28]=&quot;Agenc_C&quot;;[.T$4];IF([.$A28]=&quot;Agenc_D&quot;;[.T$5];0))))" office:value-type="float" office:value="5225900" calcext:value-type="float">
            <text:p>5225900</text:p>
          </table:table-cell>
          <table:table-cell table:style-name="ce4" table:formula="of:=CONCATENATE([.U$2];CHAR(13);&quot;    &quot;;&quot;'&quot;;[.L28];&quot;',&quot;;CHAR(13);&quot;    'SRID=3946;LINESTRING(&quot;;[.M28];&quot; &quot;;[.N28];&quot;,&quot;;[.O28];&quot; &quot;;[.P28];&quot;,&quot;;[.Q28];&quot; &quot;;[.R28];&quot;,&quot;;[.S28];&quot; &quot;;[.T28];&quot;)');&quot;;CHAR(13))" office:value-type="string" office:string-value="INSERT INTO &#13;  facade (&#13;    id,&#13;    geometry_asewkt)&#13;  VALUES (&#13;    'M53_Facade02',&#13;    'SRID=3946;LINESTRING(1379780 5225900,1379780 5225900,1379780 5225900,1379780 5225900)');&#13;" calcext:value-type="string">
            <text:p>INSERT INTO  <text:s/>facade ( <text:s text:c="3"/>id, <text:s text:c="3"/>geometry_asewkt) <text:s/>VALUES ( <text:s text:c="3"/>'M53_Facade02', <text:s text:c="3"/>'SRID=3946;LINESTRING(1379780 5225900,1379780 5225900,1379780 5225900,1379780 5225900)');</text:p>
          </table:table-cell>
          <table:table-cell table:style-name="ce5" table:formula="of:=CONCATENATE([$case_00140_00100.$A28];[.V$2])" office:value-type="string" office:string-value="M53_Facade03" calcext:value-type="string">
            <text:p>M53_Facade03</text:p>
          </table:table-cell>
          <table:table-cell table:style-name="ce5" table:formula="of:=[$case_00140_00100.$C28]+IF([.$A28]=&quot;Agenc_A&quot;;[.W$2];IF([.$A28]=&quot;Agenc_B&quot;;[.W$3];IF([.$A28]=&quot;Agenc_C&quot;;[.W$4];IF([.$A28]=&quot;Agenc_D&quot;;[.W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X$2];IF([.$A28]=&quot;Agenc_B&quot;;[.X$3];IF([.$A28]=&quot;Agenc_C&quot;;[.X$4];IF([.$A28]=&quot;Agenc_D&quot;;[.X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Y$2];IF([.$A28]=&quot;Agenc_B&quot;;[.Y$3];IF([.$A28]=&quot;Agenc_C&quot;;[.Y$4];IF([.$A28]=&quot;Agenc_D&quot;;[.Y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Z$2];IF([.$A28]=&quot;Agenc_B&quot;;[.Z$3];IF([.$A28]=&quot;Agenc_C&quot;;[.Z$4];IF([.$A28]=&quot;Agenc_D&quot;;[.Z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AA$2];IF([.$A28]=&quot;Agenc_B&quot;;[.AA$3];IF([.$A28]=&quot;Agenc_C&quot;;[.AA$4];IF([.$A28]=&quot;Agenc_D&quot;;[.AA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AB$2];IF([.$A28]=&quot;Agenc_B&quot;;[.AB$3];IF([.$A28]=&quot;Agenc_C&quot;;[.AB$4];IF([.$A28]=&quot;Agenc_D&quot;;[.AB$5];0))))" office:value-type="float" office:value="5225900" calcext:value-type="float">
            <text:p>5225900</text:p>
          </table:table-cell>
          <table:table-cell table:style-name="ce4" table:formula="of:=CONCATENATE([.AC$2];CHAR(13);&quot;    &quot;;&quot;'&quot;;[.V28];&quot;',&quot;;CHAR(13);&quot;    'SRID=3946;LINESTRING(&quot;;[.W28];&quot; &quot;;[.X28];&quot;,&quot;;[.Y28];&quot; &quot;;[.Z28];&quot;,&quot;;[.AA28];&quot; &quot;;[.AB28];&quot;)');&quot;;CHAR(13))" office:value-type="string" office:string-value="INSERT INTO &#13;  facade (&#13;    id,&#13;    geometry_asewkt)&#13;  VALUES (&#13;    'M53_Facade03',&#13;    'SRID=3946;LINESTRING(1379780 5225900,1379780 5225900,1379780 5225900)');&#13;" calcext:value-type="string">
            <text:p>INSERT INTO  <text:s/>facade ( <text:s text:c="3"/>id, <text:s text:c="3"/>geometry_asewkt) <text:s/>VALUES ( <text:s text:c="3"/>'M53_Facade03', <text:s text:c="3"/>'SRID=3946;LINESTRING(1379780 5225900,1379780 5225900,1379780 5225900)');</text:p>
          </table:table-cell>
          <table:table-cell table:style-name="ce5" table:formula="of:=CONCATENATE([$case_00140_00100.$A28];[.AD$2])" office:value-type="string" office:string-value="M53_Facade04" calcext:value-type="string">
            <text:p>M53_Facade04</text:p>
          </table:table-cell>
          <table:table-cell table:style-name="ce5" table:formula="of:=[$case_00140_00100.$C28]+IF([.$A28]=&quot;Agenc_A&quot;;[.AE$2];IF([.$A28]=&quot;Agenc_B&quot;;[.AE$3];IF([.$A28]=&quot;Agenc_C&quot;;[.AE$4];IF([.$A28]=&quot;Agenc_D&quot;;[.AE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AF$2];IF([.$A28]=&quot;Agenc_B&quot;;[.AF$3];IF([.$A28]=&quot;Agenc_C&quot;;[.AF$4];IF([.$A28]=&quot;Agenc_D&quot;;[.AF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AG$2];IF([.$A28]=&quot;Agenc_B&quot;;[.AG$3];IF([.$A28]=&quot;Agenc_C&quot;;[.AG$4];IF([.$A28]=&quot;Agenc_D&quot;;[.AG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AH$2];IF([.$A28]=&quot;Agenc_B&quot;;[.AH$3];IF([.$A28]=&quot;Agenc_C&quot;;[.AH$4];IF([.$A28]=&quot;Agenc_D&quot;;[.AH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AI$2];IF([.$A28]=&quot;Agenc_B&quot;;[.AI$3];IF([.$A28]=&quot;Agenc_C&quot;;[.AI$4];IF([.$A28]=&quot;Agenc_D&quot;;[.AI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AJ$2];IF([.$A28]=&quot;Agenc_B&quot;;[.AJ$3];IF([.$A28]=&quot;Agenc_C&quot;;[.AJ$4];IF([.$A28]=&quot;Agenc_D&quot;;[.AJ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AK$2];IF([.$A28]=&quot;Agenc_B&quot;;[.AK$3];IF([.$A28]=&quot;Agenc_C&quot;;[.AK$4];IF([.$A28]=&quot;Agenc_D&quot;;[.AK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AL$2];IF([.$A28]=&quot;Agenc_B&quot;;[.AL$3];IF([.$A28]=&quot;Agenc_C&quot;;[.AL$4];IF([.$A28]=&quot;Agenc_D&quot;;[.AL$5];0))))" office:value-type="float" office:value="5225900" calcext:value-type="float">
            <text:p>5225900</text:p>
          </table:table-cell>
          <table:table-cell table:style-name="ce4" table:formula="of:=CONCATENATE([.AM$2];CHAR(13);&quot;    &quot;;&quot;'&quot;;[.AD28];&quot;',&quot;;CHAR(13);&quot;    'SRID=3946;LINESTRING(&quot;;[.AE28];&quot; &quot;;[.AF28];&quot;,&quot;;[.AG28];&quot; &quot;;[.AH28];&quot;,&quot;;[.AI28];&quot; &quot;;[.AJ28];&quot;,&quot;;[.AK28];&quot; &quot;;[.AL28];&quot;)');&quot;;CHAR(13))" office:value-type="string" office:string-value="INSERT INTO &#13;  facade (&#13;    id,&#13;    geometry_asewkt)&#13;  VALUES (&#13;    'M53_Facade04',&#13;    'SRID=3946;LINESTRING(1379780 5225900,1379780 5225900,1379780 5225900,1379780 5225900)');&#13;" calcext:value-type="string">
            <text:p>INSERT INTO  <text:s/>facade ( <text:s text:c="3"/>id, <text:s text:c="3"/>geometry_asewkt) <text:s/>VALUES ( <text:s text:c="3"/>'M53_Facade04', <text:s text:c="3"/>'SRID=3946;LINESTRING(1379780 5225900,1379780 5225900,1379780 5225900,1379780 5225900)');</text:p>
          </table:table-cell>
          <table:table-cell table:style-name="ce5" table:formula="of:=CONCATENATE([$case_00140_00100.$A28];[.AN$2])" office:value-type="string" office:string-value="M53_Facade05" calcext:value-type="string">
            <text:p>M53_Facade05</text:p>
          </table:table-cell>
          <table:table-cell table:style-name="ce5" table:formula="of:=[$case_00140_00100.$C28]+IF([.$A28]=&quot;Agenc_A&quot;;[.AO$2];IF([.$A28]=&quot;Agenc_B&quot;;[.AO$3];IF([.$A28]=&quot;Agenc_C&quot;;[.AO$4];IF([.$A28]=&quot;Agenc_D&quot;;[.AO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AP$2];IF([.$A28]=&quot;Agenc_B&quot;;[.AP$3];IF([.$A28]=&quot;Agenc_C&quot;;[.AP$4];IF([.$A28]=&quot;Agenc_D&quot;;[.AP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AQ$2];IF([.$A28]=&quot;Agenc_B&quot;;[.AQ$3];IF([.$A28]=&quot;Agenc_C&quot;;[.AQ$4];IF([.$A28]=&quot;Agenc_D&quot;;[.AQ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AR$2];IF([.$A28]=&quot;Agenc_B&quot;;[.AR$3];IF([.$A28]=&quot;Agenc_C&quot;;[.AR$4];IF([.$A28]=&quot;Agenc_D&quot;;[.AR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AS$2];IF([.$A28]=&quot;Agenc_B&quot;;[.AS$3];IF([.$A28]=&quot;Agenc_C&quot;;[.AS$4];IF([.$A28]=&quot;Agenc_D&quot;;[.AS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AT$2];IF([.$A28]=&quot;Agenc_B&quot;;[.AT$3];IF([.$A28]=&quot;Agenc_C&quot;;[.AT$4];IF([.$A28]=&quot;Agenc_D&quot;;[.AT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AU$2];IF([.$A28]=&quot;Agenc_B&quot;;[.AU$3];IF([.$A28]=&quot;Agenc_C&quot;;[.AU$4];IF([.$A28]=&quot;Agenc_D&quot;;[.AU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AV$2];IF([.$A28]=&quot;Agenc_B&quot;;[.AV$3];IF([.$A28]=&quot;Agenc_C&quot;;[.AV$4];IF([.$A28]=&quot;Agenc_D&quot;;[.AV$5];0))))" office:value-type="float" office:value="5225900" calcext:value-type="float">
            <text:p>5225900</text:p>
          </table:table-cell>
          <table:table-cell table:style-name="ce4" table:formula="of:=CONCATENATE([.AW$2];CHAR(13);&quot;    &quot;;&quot;'&quot;;[.AN28];&quot;',&quot;;CHAR(13);&quot;    'SRID=3946;LINESTRING(&quot;;[.AO28];&quot; &quot;;[.AP28];&quot;,&quot;;[.AQ28];&quot; &quot;;[.AR28];&quot;,&quot;;[.AS28];&quot; &quot;;[.AT28];&quot;,&quot;;[.AU28];&quot; &quot;;[.AV28];&quot;)');&quot;;CHAR(13))" office:value-type="string" office:string-value="INSERT INTO &#13;  facade (&#13;    id,&#13;    geometry_asewkt)&#13;  VALUES (&#13;    'M53_Facade05',&#13;    'SRID=3946;LINESTRING(1379780 5225900,1379780 5225900,1379780 5225900,1379780 5225900)');&#13;" calcext:value-type="string">
            <text:p>INSERT INTO  <text:s/>facade ( <text:s text:c="3"/>id, <text:s text:c="3"/>geometry_asewkt) <text:s/>VALUES ( <text:s text:c="3"/>'M53_Facade05', <text:s text:c="3"/>'SRID=3946;LINESTRING(1379780 5225900,1379780 5225900,1379780 5225900,1379780 5225900)');</text:p>
          </table:table-cell>
          <table:table-cell table:style-name="ce5" table:formula="of:=CONCATENATE([$case_00140_00100.$A28];[.AX$2])" office:value-type="string" office:string-value="M53_Facade06" calcext:value-type="string">
            <text:p>M53_Facade06</text:p>
          </table:table-cell>
          <table:table-cell table:style-name="ce5" table:formula="of:=[$case_00140_00100.$C28]+IF([.$A28]=&quot;Agenc_A&quot;;[.AY$2];IF([.$A28]=&quot;Agenc_B&quot;;[.AY$3];IF([.$A28]=&quot;Agenc_C&quot;;[.AY$4];IF([.$A28]=&quot;Agenc_D&quot;;[.AY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AZ$2];IF([.$A28]=&quot;Agenc_B&quot;;[.AZ$3];IF([.$A28]=&quot;Agenc_C&quot;;[.AZ$4];IF([.$A28]=&quot;Agenc_D&quot;;[.AZ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BA$2];IF([.$A28]=&quot;Agenc_B&quot;;[.BA$3];IF([.$A28]=&quot;Agenc_C&quot;;[.BA$4];IF([.$A28]=&quot;Agenc_D&quot;;[.BA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BB$2];IF([.$A28]=&quot;Agenc_B&quot;;[.BB$3];IF([.$A28]=&quot;Agenc_C&quot;;[.BB$4];IF([.$A28]=&quot;Agenc_D&quot;;[.BB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BC$2];IF([.$A28]=&quot;Agenc_B&quot;;[.BC$3];IF([.$A28]=&quot;Agenc_C&quot;;[.BC$4];IF([.$A28]=&quot;Agenc_D&quot;;[.BC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BD$2];IF([.$A28]=&quot;Agenc_B&quot;;[.BD$3];IF([.$A28]=&quot;Agenc_C&quot;;[.BD$4];IF([.$A28]=&quot;Agenc_D&quot;;[.BD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BE$2];IF([.$A28]=&quot;Agenc_B&quot;;[.BE$3];IF([.$A28]=&quot;Agenc_C&quot;;[.BE$4];IF([.$A28]=&quot;Agenc_D&quot;;[.BE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BF$2];IF([.$A28]=&quot;Agenc_B&quot;;[.BF$3];IF([.$A28]=&quot;Agenc_C&quot;;[.BF$4];IF([.$A28]=&quot;Agenc_D&quot;;[.BF$5];0))))" office:value-type="float" office:value="5225900" calcext:value-type="float">
            <text:p>5225900</text:p>
          </table:table-cell>
          <table:table-cell table:style-name="ce4" table:formula="of:=CONCATENATE([.BG$2];CHAR(13);&quot;    &quot;;&quot;'&quot;;[.AX28];&quot;',&quot;;CHAR(13);&quot;    'SRID=3946;LINESTRING(&quot;;[.AY28];&quot; &quot;;[.AZ28];&quot;,&quot;;[.BA28];&quot; &quot;;[.BB28];&quot;,&quot;;[.BC28];&quot; &quot;;[.BD28];&quot;,&quot;;[.BE28];&quot; &quot;;[.BF28];&quot;)');&quot;;CHAR(13))" office:value-type="string" office:string-value="INSERT INTO &#13;  facade (&#13;    id,&#13;    geometry_asewkt)&#13;  VALUES (&#13;    'M53_Facade06',&#13;    'SRID=3946;LINESTRING(1379780 5225900,1379780 5225900,1379780 5225900,1379780 5225900)');&#13;" calcext:value-type="string">
            <text:p>INSERT INTO  <text:s/>facade ( <text:s text:c="3"/>id, <text:s text:c="3"/>geometry_asewkt) <text:s/>VALUES ( <text:s text:c="3"/>'M53_Facade06', <text:s text:c="3"/>'SRID=3946;LINESTRING(1379780 5225900,1379780 5225900,1379780 5225900,1379780 5225900)');</text:p>
          </table:table-cell>
          <table:table-cell table:style-name="ce5" table:formula="of:=CONCATENATE([$case_00140_00100.$A28];[.BH$2])" office:value-type="string" office:string-value="M53_Facade07" calcext:value-type="string">
            <text:p>M53_Facade07</text:p>
          </table:table-cell>
          <table:table-cell table:style-name="ce5" table:formula="of:=[$case_00140_00100.$C28]+IF([.$A28]=&quot;Agenc_A&quot;;[.BI$2];IF([.$A28]=&quot;Agenc_B&quot;;[.BI$3];IF([.$A28]=&quot;Agenc_C&quot;;[.BI$4];IF([.$A28]=&quot;Agenc_D&quot;;[.BI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BJ$2];IF([.$A28]=&quot;Agenc_B&quot;;[.BJ$3];IF([.$A28]=&quot;Agenc_C&quot;;[.BJ$4];IF([.$A28]=&quot;Agenc_D&quot;;[.BJ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BK$2];IF([.$A28]=&quot;Agenc_B&quot;;[.BK$3];IF([.$A28]=&quot;Agenc_C&quot;;[.BK$4];IF([.$A28]=&quot;Agenc_D&quot;;[.BK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BL$2];IF([.$A28]=&quot;Agenc_B&quot;;[.BL$3];IF([.$A28]=&quot;Agenc_C&quot;;[.BL$4];IF([.$A28]=&quot;Agenc_D&quot;;[.BL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BM$2];IF([.$A28]=&quot;Agenc_B&quot;;[.BM$3];IF([.$A28]=&quot;Agenc_C&quot;;[.BM$4];IF([.$A28]=&quot;Agenc_D&quot;;[.BM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BN$2];IF([.$A28]=&quot;Agenc_B&quot;;[.BN$3];IF([.$A28]=&quot;Agenc_C&quot;;[.BN$4];IF([.$A28]=&quot;Agenc_D&quot;;[.BN$5];0))))" office:value-type="float" office:value="5225900" calcext:value-type="float">
            <text:p>5225900</text:p>
          </table:table-cell>
          <table:table-cell table:style-name="ce4" table:formula="of:=CONCATENATE([.BO$2];CHAR(13);&quot;    &quot;;&quot;'&quot;;[.BH28];&quot;',&quot;;CHAR(13);&quot;    'SRID=3946;LINESTRING(&quot;;[.BI28];&quot; &quot;;[.BJ28];&quot;,&quot;;[.BK28];&quot; &quot;;[.BL28];&quot;,&quot;;[.BM28];&quot; &quot;;[.BN28];&quot;)');&quot;;CHAR(13))" office:value-type="string" office:string-value="INSERT INTO &#13;  facade_id (&#13;    id,&#13;    geometry_asewkt)&#13;  VALUES (&#13;    'M53_Facade07',&#13;    'SRID=3946;LINESTRING(1379780 5225900,1379780 5225900,1379780 5225900)');&#13;" calcext:value-type="string">
            <text:p>INSERT INTO  <text:s/>facade_id ( <text:s text:c="3"/>id, <text:s text:c="3"/>geometry_asewkt) <text:s/>VALUES ( <text:s text:c="3"/>'M53_Facade07', <text:s text:c="3"/>'SRID=3946;LINESTRING(1379780 5225900,1379780 5225900,1379780 5225900)');</text:p>
          </table:table-cell>
          <table:table-cell table:style-name="ce5" table:formula="of:=CONCATENATE([$case_00140_00100.$A28];[.BP$2])" office:value-type="string" office:string-value="M53_Facade08" calcext:value-type="string">
            <text:p>M53_Facade08</text:p>
          </table:table-cell>
          <table:table-cell table:style-name="ce5" table:formula="of:=[$case_00140_00100.$C28]+IF([.$A28]=&quot;Agenc_A&quot;;[.BQ$2];IF([.$A28]=&quot;Agenc_B&quot;;[.BQ$3];IF([.$A28]=&quot;Agenc_C&quot;;[.BQ$4];IF([.$A28]=&quot;Agenc_D&quot;;[.BQ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BR$2];IF([.$A28]=&quot;Agenc_B&quot;;[.BR$3];IF([.$A28]=&quot;Agenc_C&quot;;[.BR$4];IF([.$A28]=&quot;Agenc_D&quot;;[.BR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BS$2];IF([.$A28]=&quot;Agenc_B&quot;;[.BS$3];IF([.$A28]=&quot;Agenc_C&quot;;[.BS$4];IF([.$A28]=&quot;Agenc_D&quot;;[.BS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BT$2];IF([.$A28]=&quot;Agenc_B&quot;;[.BT$3];IF([.$A28]=&quot;Agenc_C&quot;;[.BT$4];IF([.$A28]=&quot;Agenc_D&quot;;[.BT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BU$2];IF([.$A28]=&quot;Agenc_B&quot;;[.BU$3];IF([.$A28]=&quot;Agenc_C&quot;;[.BU$4];IF([.$A28]=&quot;Agenc_D&quot;;[.BU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BV$2];IF([.$A28]=&quot;Agenc_B&quot;;[.BV$3];IF([.$A28]=&quot;Agenc_C&quot;;[.BV$4];IF([.$A28]=&quot;Agenc_D&quot;;[.BV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BW$2];IF([.$A28]=&quot;Agenc_B&quot;;[.BW$3];IF([.$A28]=&quot;Agenc_C&quot;;[.BW$4];IF([.$A28]=&quot;Agenc_D&quot;;[.BW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BX$2];IF([.$A28]=&quot;Agenc_B&quot;;[.BX$3];IF([.$A28]=&quot;Agenc_C&quot;;[.BX$4];IF([.$A28]=&quot;Agenc_D&quot;;[.BX$5];0))))" office:value-type="float" office:value="5225900" calcext:value-type="float">
            <text:p>5225900</text:p>
          </table:table-cell>
          <table:table-cell table:style-name="ce4" table:formula="of:=CONCATENATE([.BY$2];CHAR(13);&quot;    &quot;;&quot;'&quot;;[.BP28];&quot;',&quot;;CHAR(13);&quot;    'SRID=3946;LINESTRING(&quot;;[.BQ28];&quot; &quot;;[.BR28];&quot;,&quot;;[.BS28];&quot; &quot;;[.BT28];&quot;,&quot;;[.BU28];&quot; &quot;;[.BV28];&quot;,&quot;;[.BW28];&quot; &quot;;[.BX28];&quot;)');&quot;;CHAR(13))" office:value-type="string" office:string-value="INSERT INTO &#13;  facade (&#13;    id,&#13;    geometry_asewkt)&#13;  VALUES (&#13;    'M53_Facade08',&#13;    'SRID=3946;LINESTRING(1379780 5225900,1379780 5225900,1379780 5225900,1379780 5225900)');&#13;" calcext:value-type="string">
            <text:p>INSERT INTO  <text:s/>facade ( <text:s text:c="3"/>id, <text:s text:c="3"/>geometry_asewkt) <text:s/>VALUES ( <text:s text:c="3"/>'M53_Facade08', <text:s text:c="3"/>'SRID=3946;LINESTRING(1379780 5225900,1379780 5225900,1379780 5225900,1379780 5225900)');</text:p>
          </table:table-cell>
          <table:table-cell table:formula="of:=CONCATENATE([.K28];CHAR(13);[.U28];CHAR(13);[.AC28];CHAR(13);[.AM28];CHAR(13);[.AW28];CHAR(13);[.BG28];CHAR(13);[.BO28];CHAR(13);[.BY28];CHAR(13))" office:value-type="string" office:string-value="INSERT INTO &#13;  facade (&#13;    id,&#13;    geometry_asewkt)&#13;  VALUES (&#13;    'M53_Facade01',&#13;    'SRID=3946;LINESTRING(1379780 5225900,1379780 5225900,1379780 5225900,1379780 5225900)');&#13;&#13;INSERT INTO &#13;  facade (&#13;    id,&#13;    geometry_asewkt)&#13;  VALUES (&#13;    'M53_Facade02',&#13;    'SRID=3946;LINESTRING(1379780 5225900,1379780 5225900,1379780 5225900,1379780 5225900)');&#13;&#13;INSERT INTO &#13;  facade (&#13;    id,&#13;    geometry_asewkt)&#13;  VALUES (&#13;    'M53_Facade03',&#13;    'SRID=3946;LINESTRING(1379780 5225900,1379780 5225900,1379780 5225900)');&#13;&#13;INSERT INTO &#13;  facade (&#13;    id,&#13;    geometry_asewkt)&#13;  VALUES (&#13;    'M53_Facade04',&#13;    'SRID=3946;LINESTRING(1379780 5225900,1379780 5225900,1379780 5225900,1379780 5225900)');&#13;&#13;INSERT INTO &#13;  facade (&#13;    id,&#13;    geometry_asewkt)&#13;  VALUES (&#13;    'M53_Facade05',&#13;    'SRID=3946;LINESTRING(1379780 5225900,1379780 5225900,1379780 5225900,1379780 5225900)');&#13;&#13;INSERT INTO &#13;  facade (&#13;    id,&#13;    geometry_asewkt)&#13;  VALUES (&#13;    'M53_Facade06',&#13;    'SRID=3946;LINESTRING(1379780 5225900,1379780 5225900,1379780 5225900,1379780 5225900)');&#13;&#13;INSERT INTO &#13;  facade_id (&#13;    id,&#13;    geometry_asewkt)&#13;  VALUES (&#13;    'M53_Facade07',&#13;    'SRID=3946;LINESTRING(1379780 5225900,1379780 5225900,1379780 5225900)');&#13;&#13;INSERT INTO &#13;  facade (&#13;    id,&#13;    geometry_asewkt)&#13;  VALUES (&#13;    'M53_Facade08',&#13;    'SRID=3946;LINESTRING(1379780 5225900,1379780 5225900,1379780 5225900,1379780 5225900)');&#13;&#13;" calcext:value-type="string">
            <text:p>INSERT INTO  <text:s/>facade ( <text:s text:c="3"/>id, <text:s text:c="3"/>geometry_asewkt) <text:s/>VALUES ( <text:s text:c="3"/>'M53_Facade01', <text:s text:c="3"/>'SRID=3946;LINESTRING(1379780 5225900,1379780 5225900,1379780 5225900,1379780 5225900)');INSERT INTO  <text:s/>facade ( <text:s text:c="3"/>id, <text:s text:c="3"/>geometry_asewkt) <text:s/>VALUES ( <text:s text:c="3"/>'M53_Facade02', <text:s text:c="3"/>'SRID=3946;LINESTRING(1379780 5225900,1379780 5225900,1379780 5225900,1379780 5225900)');INSERT INTO  <text:s/>facade ( <text:s text:c="3"/>id, <text:s text:c="3"/>geometry_asewkt) <text:s/>VALUES ( <text:s text:c="3"/>'M53_Facade03', <text:s text:c="3"/>'SRID=3946;LINESTRING(1379780 5225900,1379780 5225900,1379780 5225900)');INSERT INTO  <text:s/>facade ( <text:s text:c="3"/>id, <text:s text:c="3"/>geometry_asewkt) <text:s/>VALUES ( <text:s text:c="3"/>'M53_Facade04', <text:s text:c="3"/>'SRID=3946;LINESTRING(1379780 5225900,1379780 5225900,1379780 5225900,1379780 5225900)');INSERT INTO  <text:s/>facade ( <text:s text:c="3"/>id, <text:s text:c="3"/>geometry_asewkt) <text:s/>VALUES ( <text:s text:c="3"/>'M53_Facade05', <text:s text:c="3"/>'SRID=3946;LINESTRING(1379780 5225900,1379780 5225900,1379780 5225900,1379780 5225900)');INSERT INTO  <text:s/>facade ( <text:s text:c="3"/>id, <text:s text:c="3"/>geometry_asewkt) <text:s/>VALUES ( <text:s text:c="3"/>'M53_Facade06', <text:s text:c="3"/>'SRID=3946;LINESTRING(1379780 5225900,1379780 5225900,1379780 5225900,1379780 5225900)');INSERT INTO  <text:s/>facade_id ( <text:s text:c="3"/>id, <text:s text:c="3"/>geometry_asewkt) <text:s/>VALUES ( <text:s text:c="3"/>'M53_Facade07', <text:s text:c="3"/>'SRID=3946;LINESTRING(1379780 5225900,1379780 5225900,1379780 5225900)');INSERT INTO  <text:s/>facade ( <text:s text:c="3"/>id, <text:s text:c="3"/>geometry_asewkt) <text:s/>VALUES ( <text:s text:c="3"/>'M53_Facade08', <text:s text:c="3"/>'SRID=3946;LINESTRING(1379780 5225900,1379780 5225900,1379780 5225900,1379780 5225900)');</text:p>
          </table:table-cell>
          <table:table-cell table:number-columns-repeated="946"/>
        </table:table-row>
        <table:table-row table:style-name="ro5">
          <table:table-cell table:formula="of:=[case_00140_00100.B29]" office:value-type="string" office:string-value="Agenc_B" calcext:value-type="string">
            <text:p>Agenc_B</text:p>
          </table:table-cell>
          <table:table-cell table:style-name="ce5" table:formula="of:=CONCATENATE([$case_00140_00100.$A29];[.B$2])" office:value-type="string" office:string-value="M54_Facade01" calcext:value-type="string">
            <text:p>M54_Facade01</text:p>
          </table:table-cell>
          <table:table-cell table:style-name="ce5" table:formula="of:=[$case_00140_00100.$C29]+IF([.$A29]=&quot;Agenc_A&quot;;[.C$2];IF([.$A29]=&quot;Agenc_B&quot;;[.C$3];IF([.$A29]=&quot;Agenc_C&quot;;[.C$4];IF([.$A29]=&quot;Agenc_D&quot;;[.C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D$2];IF([.$A29]=&quot;Agenc_B&quot;;[.D$3];IF([.$A29]=&quot;Agenc_C&quot;;[.D$4];IF([.$A29]=&quot;Agenc_D&quot;;[.D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E$2];IF([.$A29]=&quot;Agenc_B&quot;;[.E$3];IF([.$A29]=&quot;Agenc_C&quot;;[.E$4];IF([.$A29]=&quot;Agenc_D&quot;;[.E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F$2];IF([.$A29]=&quot;Agenc_B&quot;;[.F$3];IF([.$A29]=&quot;Agenc_C&quot;;[.F$4];IF([.$A29]=&quot;Agenc_D&quot;;[.F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G$2];IF([.$A29]=&quot;Agenc_B&quot;;[.G$3];IF([.$A29]=&quot;Agenc_C&quot;;[.G$4];IF([.$A29]=&quot;Agenc_D&quot;;[.G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H$2];IF([.$A29]=&quot;Agenc_B&quot;;[.H$3];IF([.$A29]=&quot;Agenc_C&quot;;[.H$4];IF([.$A29]=&quot;Agenc_D&quot;;[.H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I$2];IF([.$A29]=&quot;Agenc_B&quot;;[.I$3];IF([.$A29]=&quot;Agenc_C&quot;;[.I$4];IF([.$A29]=&quot;Agenc_D&quot;;[.I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J$2];IF([.$A29]=&quot;Agenc_B&quot;;[.J$3];IF([.$A29]=&quot;Agenc_C&quot;;[.J$4];IF([.$A29]=&quot;Agenc_D&quot;;[.J$5];0))))" office:value-type="float" office:value="5225900" calcext:value-type="float">
            <text:p>5225900</text:p>
          </table:table-cell>
          <table:table-cell table:style-name="ce4" table:formula="of:=CONCATENATE([.K$2];CHAR(13);&quot;    &quot;;&quot;'&quot;;[.B29];&quot;',&quot;;CHAR(13);&quot;    'SRID=3946;LINESTRING(&quot;;[.C29];&quot; &quot;;[.D29];&quot;,&quot;;[.E29];&quot; &quot;;[.F29];&quot;,&quot;;[.G29];&quot; &quot;;[.H29];&quot;,&quot;;[.I29];&quot; &quot;;[.J29];&quot;)');&quot;;CHAR(13))" office:value-type="string" office:string-value="INSERT INTO &#13;  facade (&#13;    id,&#13;    geometry_asewkt)&#13;  VALUES (&#13;    'M54_Facade01',&#13;    'SRID=3946;LINESTRING(1379920 5225900,1379920 5225900,1379920 5225900,1379920 5225900)');&#13;" calcext:value-type="string">
            <text:p>INSERT INTO  <text:s/>facade ( <text:s text:c="3"/>id, <text:s text:c="3"/>geometry_asewkt) <text:s/>VALUES ( <text:s text:c="3"/>'M54_Facade01', <text:s text:c="3"/>'SRID=3946;LINESTRING(1379920 5225900,1379920 5225900,1379920 5225900,1379920 5225900)');</text:p>
          </table:table-cell>
          <table:table-cell table:style-name="ce5" table:formula="of:=CONCATENATE([$case_00140_00100.$A29];[.L$2])" office:value-type="string" office:string-value="M54_Facade02" calcext:value-type="string">
            <text:p>M54_Facade02</text:p>
          </table:table-cell>
          <table:table-cell table:style-name="ce5" table:formula="of:=[$case_00140_00100.$C29]+IF([.$A29]=&quot;Agenc_A&quot;;[.M$2];IF([.$A29]=&quot;Agenc_B&quot;;[.M$3];IF([.$A29]=&quot;Agenc_C&quot;;[.M$4];IF([.$A29]=&quot;Agenc_D&quot;;[.M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N$2];IF([.$A29]=&quot;Agenc_B&quot;;[.N$3];IF([.$A29]=&quot;Agenc_C&quot;;[.N$4];IF([.$A29]=&quot;Agenc_D&quot;;[.N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O$2];IF([.$A29]=&quot;Agenc_B&quot;;[.O$3];IF([.$A29]=&quot;Agenc_C&quot;;[.O$4];IF([.$A29]=&quot;Agenc_D&quot;;[.O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P$2];IF([.$A29]=&quot;Agenc_B&quot;;[.P$3];IF([.$A29]=&quot;Agenc_C&quot;;[.P$4];IF([.$A29]=&quot;Agenc_D&quot;;[.P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Q$2];IF([.$A29]=&quot;Agenc_B&quot;;[.Q$3];IF([.$A29]=&quot;Agenc_C&quot;;[.Q$4];IF([.$A29]=&quot;Agenc_D&quot;;[.Q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R$2];IF([.$A29]=&quot;Agenc_B&quot;;[.R$3];IF([.$A29]=&quot;Agenc_C&quot;;[.R$4];IF([.$A29]=&quot;Agenc_D&quot;;[.R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S$2];IF([.$A29]=&quot;Agenc_B&quot;;[.S$3];IF([.$A29]=&quot;Agenc_C&quot;;[.S$4];IF([.$A29]=&quot;Agenc_D&quot;;[.S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T$2];IF([.$A29]=&quot;Agenc_B&quot;;[.T$3];IF([.$A29]=&quot;Agenc_C&quot;;[.T$4];IF([.$A29]=&quot;Agenc_D&quot;;[.T$5];0))))" office:value-type="float" office:value="5225900" calcext:value-type="float">
            <text:p>5225900</text:p>
          </table:table-cell>
          <table:table-cell table:style-name="ce4" table:formula="of:=CONCATENATE([.U$2];CHAR(13);&quot;    &quot;;&quot;'&quot;;[.L29];&quot;',&quot;;CHAR(13);&quot;    'SRID=3946;LINESTRING(&quot;;[.M29];&quot; &quot;;[.N29];&quot;,&quot;;[.O29];&quot; &quot;;[.P29];&quot;,&quot;;[.Q29];&quot; &quot;;[.R29];&quot;,&quot;;[.S29];&quot; &quot;;[.T29];&quot;)');&quot;;CHAR(13))" office:value-type="string" office:string-value="INSERT INTO &#13;  facade (&#13;    id,&#13;    geometry_asewkt)&#13;  VALUES (&#13;    'M54_Facade02',&#13;    'SRID=3946;LINESTRING(1379920 5225900,1379920 5225900,1379920 5225900,1379920 5225900)');&#13;" calcext:value-type="string">
            <text:p>INSERT INTO  <text:s/>facade ( <text:s text:c="3"/>id, <text:s text:c="3"/>geometry_asewkt) <text:s/>VALUES ( <text:s text:c="3"/>'M54_Facade02', <text:s text:c="3"/>'SRID=3946;LINESTRING(1379920 5225900,1379920 5225900,1379920 5225900,1379920 5225900)');</text:p>
          </table:table-cell>
          <table:table-cell table:style-name="ce5" table:formula="of:=CONCATENATE([$case_00140_00100.$A29];[.V$2])" office:value-type="string" office:string-value="M54_Facade03" calcext:value-type="string">
            <text:p>M54_Facade03</text:p>
          </table:table-cell>
          <table:table-cell table:style-name="ce5" table:formula="of:=[$case_00140_00100.$C29]+IF([.$A29]=&quot;Agenc_A&quot;;[.W$2];IF([.$A29]=&quot;Agenc_B&quot;;[.W$3];IF([.$A29]=&quot;Agenc_C&quot;;[.W$4];IF([.$A29]=&quot;Agenc_D&quot;;[.W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X$2];IF([.$A29]=&quot;Agenc_B&quot;;[.X$3];IF([.$A29]=&quot;Agenc_C&quot;;[.X$4];IF([.$A29]=&quot;Agenc_D&quot;;[.X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Y$2];IF([.$A29]=&quot;Agenc_B&quot;;[.Y$3];IF([.$A29]=&quot;Agenc_C&quot;;[.Y$4];IF([.$A29]=&quot;Agenc_D&quot;;[.Y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Z$2];IF([.$A29]=&quot;Agenc_B&quot;;[.Z$3];IF([.$A29]=&quot;Agenc_C&quot;;[.Z$4];IF([.$A29]=&quot;Agenc_D&quot;;[.Z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AA$2];IF([.$A29]=&quot;Agenc_B&quot;;[.AA$3];IF([.$A29]=&quot;Agenc_C&quot;;[.AA$4];IF([.$A29]=&quot;Agenc_D&quot;;[.AA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AB$2];IF([.$A29]=&quot;Agenc_B&quot;;[.AB$3];IF([.$A29]=&quot;Agenc_C&quot;;[.AB$4];IF([.$A29]=&quot;Agenc_D&quot;;[.AB$5];0))))" office:value-type="float" office:value="5225900" calcext:value-type="float">
            <text:p>5225900</text:p>
          </table:table-cell>
          <table:table-cell table:style-name="ce4" table:formula="of:=CONCATENATE([.AC$2];CHAR(13);&quot;    &quot;;&quot;'&quot;;[.V29];&quot;',&quot;;CHAR(13);&quot;    'SRID=3946;LINESTRING(&quot;;[.W29];&quot; &quot;;[.X29];&quot;,&quot;;[.Y29];&quot; &quot;;[.Z29];&quot;,&quot;;[.AA29];&quot; &quot;;[.AB29];&quot;)');&quot;;CHAR(13))" office:value-type="string" office:string-value="INSERT INTO &#13;  facade (&#13;    id,&#13;    geometry_asewkt)&#13;  VALUES (&#13;    'M54_Facade03',&#13;    'SRID=3946;LINESTRING(1379920 5225900,1379920 5225900,1379920 5225900)');&#13;" calcext:value-type="string">
            <text:p>INSERT INTO  <text:s/>facade ( <text:s text:c="3"/>id, <text:s text:c="3"/>geometry_asewkt) <text:s/>VALUES ( <text:s text:c="3"/>'M54_Facade03', <text:s text:c="3"/>'SRID=3946;LINESTRING(1379920 5225900,1379920 5225900,1379920 5225900)');</text:p>
          </table:table-cell>
          <table:table-cell table:style-name="ce5" table:formula="of:=CONCATENATE([$case_00140_00100.$A29];[.AD$2])" office:value-type="string" office:string-value="M54_Facade04" calcext:value-type="string">
            <text:p>M54_Facade04</text:p>
          </table:table-cell>
          <table:table-cell table:style-name="ce5" table:formula="of:=[$case_00140_00100.$C29]+IF([.$A29]=&quot;Agenc_A&quot;;[.AE$2];IF([.$A29]=&quot;Agenc_B&quot;;[.AE$3];IF([.$A29]=&quot;Agenc_C&quot;;[.AE$4];IF([.$A29]=&quot;Agenc_D&quot;;[.AE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AF$2];IF([.$A29]=&quot;Agenc_B&quot;;[.AF$3];IF([.$A29]=&quot;Agenc_C&quot;;[.AF$4];IF([.$A29]=&quot;Agenc_D&quot;;[.AF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AG$2];IF([.$A29]=&quot;Agenc_B&quot;;[.AG$3];IF([.$A29]=&quot;Agenc_C&quot;;[.AG$4];IF([.$A29]=&quot;Agenc_D&quot;;[.AG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AH$2];IF([.$A29]=&quot;Agenc_B&quot;;[.AH$3];IF([.$A29]=&quot;Agenc_C&quot;;[.AH$4];IF([.$A29]=&quot;Agenc_D&quot;;[.AH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AI$2];IF([.$A29]=&quot;Agenc_B&quot;;[.AI$3];IF([.$A29]=&quot;Agenc_C&quot;;[.AI$4];IF([.$A29]=&quot;Agenc_D&quot;;[.AI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AJ$2];IF([.$A29]=&quot;Agenc_B&quot;;[.AJ$3];IF([.$A29]=&quot;Agenc_C&quot;;[.AJ$4];IF([.$A29]=&quot;Agenc_D&quot;;[.AJ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AK$2];IF([.$A29]=&quot;Agenc_B&quot;;[.AK$3];IF([.$A29]=&quot;Agenc_C&quot;;[.AK$4];IF([.$A29]=&quot;Agenc_D&quot;;[.AK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AL$2];IF([.$A29]=&quot;Agenc_B&quot;;[.AL$3];IF([.$A29]=&quot;Agenc_C&quot;;[.AL$4];IF([.$A29]=&quot;Agenc_D&quot;;[.AL$5];0))))" office:value-type="float" office:value="5225900" calcext:value-type="float">
            <text:p>5225900</text:p>
          </table:table-cell>
          <table:table-cell table:style-name="ce4" table:formula="of:=CONCATENATE([.AM$2];CHAR(13);&quot;    &quot;;&quot;'&quot;;[.AD29];&quot;',&quot;;CHAR(13);&quot;    'SRID=3946;LINESTRING(&quot;;[.AE29];&quot; &quot;;[.AF29];&quot;,&quot;;[.AG29];&quot; &quot;;[.AH29];&quot;,&quot;;[.AI29];&quot; &quot;;[.AJ29];&quot;,&quot;;[.AK29];&quot; &quot;;[.AL29];&quot;)');&quot;;CHAR(13))" office:value-type="string" office:string-value="INSERT INTO &#13;  facade (&#13;    id,&#13;    geometry_asewkt)&#13;  VALUES (&#13;    'M54_Facade04',&#13;    'SRID=3946;LINESTRING(1379920 5225900,1379920 5225900,1379920 5225900,1379920 5225900)');&#13;" calcext:value-type="string">
            <text:p>INSERT INTO  <text:s/>facade ( <text:s text:c="3"/>id, <text:s text:c="3"/>geometry_asewkt) <text:s/>VALUES ( <text:s text:c="3"/>'M54_Facade04', <text:s text:c="3"/>'SRID=3946;LINESTRING(1379920 5225900,1379920 5225900,1379920 5225900,1379920 5225900)');</text:p>
          </table:table-cell>
          <table:table-cell table:style-name="ce5" table:formula="of:=CONCATENATE([$case_00140_00100.$A29];[.AN$2])" office:value-type="string" office:string-value="M54_Facade05" calcext:value-type="string">
            <text:p>M54_Facade05</text:p>
          </table:table-cell>
          <table:table-cell table:style-name="ce5" table:formula="of:=[$case_00140_00100.$C29]+IF([.$A29]=&quot;Agenc_A&quot;;[.AO$2];IF([.$A29]=&quot;Agenc_B&quot;;[.AO$3];IF([.$A29]=&quot;Agenc_C&quot;;[.AO$4];IF([.$A29]=&quot;Agenc_D&quot;;[.AO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AP$2];IF([.$A29]=&quot;Agenc_B&quot;;[.AP$3];IF([.$A29]=&quot;Agenc_C&quot;;[.AP$4];IF([.$A29]=&quot;Agenc_D&quot;;[.AP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AQ$2];IF([.$A29]=&quot;Agenc_B&quot;;[.AQ$3];IF([.$A29]=&quot;Agenc_C&quot;;[.AQ$4];IF([.$A29]=&quot;Agenc_D&quot;;[.AQ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AR$2];IF([.$A29]=&quot;Agenc_B&quot;;[.AR$3];IF([.$A29]=&quot;Agenc_C&quot;;[.AR$4];IF([.$A29]=&quot;Agenc_D&quot;;[.AR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AS$2];IF([.$A29]=&quot;Agenc_B&quot;;[.AS$3];IF([.$A29]=&quot;Agenc_C&quot;;[.AS$4];IF([.$A29]=&quot;Agenc_D&quot;;[.AS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AT$2];IF([.$A29]=&quot;Agenc_B&quot;;[.AT$3];IF([.$A29]=&quot;Agenc_C&quot;;[.AT$4];IF([.$A29]=&quot;Agenc_D&quot;;[.AT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AU$2];IF([.$A29]=&quot;Agenc_B&quot;;[.AU$3];IF([.$A29]=&quot;Agenc_C&quot;;[.AU$4];IF([.$A29]=&quot;Agenc_D&quot;;[.AU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AV$2];IF([.$A29]=&quot;Agenc_B&quot;;[.AV$3];IF([.$A29]=&quot;Agenc_C&quot;;[.AV$4];IF([.$A29]=&quot;Agenc_D&quot;;[.AV$5];0))))" office:value-type="float" office:value="5225900" calcext:value-type="float">
            <text:p>5225900</text:p>
          </table:table-cell>
          <table:table-cell table:style-name="ce4" table:formula="of:=CONCATENATE([.AW$2];CHAR(13);&quot;    &quot;;&quot;'&quot;;[.AN29];&quot;',&quot;;CHAR(13);&quot;    'SRID=3946;LINESTRING(&quot;;[.AO29];&quot; &quot;;[.AP29];&quot;,&quot;;[.AQ29];&quot; &quot;;[.AR29];&quot;,&quot;;[.AS29];&quot; &quot;;[.AT29];&quot;,&quot;;[.AU29];&quot; &quot;;[.AV29];&quot;)');&quot;;CHAR(13))" office:value-type="string" office:string-value="INSERT INTO &#13;  facade (&#13;    id,&#13;    geometry_asewkt)&#13;  VALUES (&#13;    'M54_Facade05',&#13;    'SRID=3946;LINESTRING(1379920 5225900,1379920 5225900,1379920 5225900,1379920 5225900)');&#13;" calcext:value-type="string">
            <text:p>INSERT INTO  <text:s/>facade ( <text:s text:c="3"/>id, <text:s text:c="3"/>geometry_asewkt) <text:s/>VALUES ( <text:s text:c="3"/>'M54_Facade05', <text:s text:c="3"/>'SRID=3946;LINESTRING(1379920 5225900,1379920 5225900,1379920 5225900,1379920 5225900)');</text:p>
          </table:table-cell>
          <table:table-cell table:style-name="ce5" table:formula="of:=CONCATENATE([$case_00140_00100.$A29];[.AX$2])" office:value-type="string" office:string-value="M54_Facade06" calcext:value-type="string">
            <text:p>M54_Facade06</text:p>
          </table:table-cell>
          <table:table-cell table:style-name="ce5" table:formula="of:=[$case_00140_00100.$C29]+IF([.$A29]=&quot;Agenc_A&quot;;[.AY$2];IF([.$A29]=&quot;Agenc_B&quot;;[.AY$3];IF([.$A29]=&quot;Agenc_C&quot;;[.AY$4];IF([.$A29]=&quot;Agenc_D&quot;;[.AY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AZ$2];IF([.$A29]=&quot;Agenc_B&quot;;[.AZ$3];IF([.$A29]=&quot;Agenc_C&quot;;[.AZ$4];IF([.$A29]=&quot;Agenc_D&quot;;[.AZ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BA$2];IF([.$A29]=&quot;Agenc_B&quot;;[.BA$3];IF([.$A29]=&quot;Agenc_C&quot;;[.BA$4];IF([.$A29]=&quot;Agenc_D&quot;;[.BA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BB$2];IF([.$A29]=&quot;Agenc_B&quot;;[.BB$3];IF([.$A29]=&quot;Agenc_C&quot;;[.BB$4];IF([.$A29]=&quot;Agenc_D&quot;;[.BB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BC$2];IF([.$A29]=&quot;Agenc_B&quot;;[.BC$3];IF([.$A29]=&quot;Agenc_C&quot;;[.BC$4];IF([.$A29]=&quot;Agenc_D&quot;;[.BC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BD$2];IF([.$A29]=&quot;Agenc_B&quot;;[.BD$3];IF([.$A29]=&quot;Agenc_C&quot;;[.BD$4];IF([.$A29]=&quot;Agenc_D&quot;;[.BD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BE$2];IF([.$A29]=&quot;Agenc_B&quot;;[.BE$3];IF([.$A29]=&quot;Agenc_C&quot;;[.BE$4];IF([.$A29]=&quot;Agenc_D&quot;;[.BE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BF$2];IF([.$A29]=&quot;Agenc_B&quot;;[.BF$3];IF([.$A29]=&quot;Agenc_C&quot;;[.BF$4];IF([.$A29]=&quot;Agenc_D&quot;;[.BF$5];0))))" office:value-type="float" office:value="5225900" calcext:value-type="float">
            <text:p>5225900</text:p>
          </table:table-cell>
          <table:table-cell table:style-name="ce4" table:formula="of:=CONCATENATE([.BG$2];CHAR(13);&quot;    &quot;;&quot;'&quot;;[.AX29];&quot;',&quot;;CHAR(13);&quot;    'SRID=3946;LINESTRING(&quot;;[.AY29];&quot; &quot;;[.AZ29];&quot;,&quot;;[.BA29];&quot; &quot;;[.BB29];&quot;,&quot;;[.BC29];&quot; &quot;;[.BD29];&quot;,&quot;;[.BE29];&quot; &quot;;[.BF29];&quot;)');&quot;;CHAR(13))" office:value-type="string" office:string-value="INSERT INTO &#13;  facade (&#13;    id,&#13;    geometry_asewkt)&#13;  VALUES (&#13;    'M54_Facade06',&#13;    'SRID=3946;LINESTRING(1379920 5225900,1379920 5225900,1379920 5225900,1379920 5225900)');&#13;" calcext:value-type="string">
            <text:p>INSERT INTO  <text:s/>facade ( <text:s text:c="3"/>id, <text:s text:c="3"/>geometry_asewkt) <text:s/>VALUES ( <text:s text:c="3"/>'M54_Facade06', <text:s text:c="3"/>'SRID=3946;LINESTRING(1379920 5225900,1379920 5225900,1379920 5225900,1379920 5225900)');</text:p>
          </table:table-cell>
          <table:table-cell table:style-name="ce5" table:formula="of:=CONCATENATE([$case_00140_00100.$A29];[.BH$2])" office:value-type="string" office:string-value="M54_Facade07" calcext:value-type="string">
            <text:p>M54_Facade07</text:p>
          </table:table-cell>
          <table:table-cell table:style-name="ce5" table:formula="of:=[$case_00140_00100.$C29]+IF([.$A29]=&quot;Agenc_A&quot;;[.BI$2];IF([.$A29]=&quot;Agenc_B&quot;;[.BI$3];IF([.$A29]=&quot;Agenc_C&quot;;[.BI$4];IF([.$A29]=&quot;Agenc_D&quot;;[.BI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BJ$2];IF([.$A29]=&quot;Agenc_B&quot;;[.BJ$3];IF([.$A29]=&quot;Agenc_C&quot;;[.BJ$4];IF([.$A29]=&quot;Agenc_D&quot;;[.BJ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BK$2];IF([.$A29]=&quot;Agenc_B&quot;;[.BK$3];IF([.$A29]=&quot;Agenc_C&quot;;[.BK$4];IF([.$A29]=&quot;Agenc_D&quot;;[.BK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BL$2];IF([.$A29]=&quot;Agenc_B&quot;;[.BL$3];IF([.$A29]=&quot;Agenc_C&quot;;[.BL$4];IF([.$A29]=&quot;Agenc_D&quot;;[.BL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BM$2];IF([.$A29]=&quot;Agenc_B&quot;;[.BM$3];IF([.$A29]=&quot;Agenc_C&quot;;[.BM$4];IF([.$A29]=&quot;Agenc_D&quot;;[.BM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BN$2];IF([.$A29]=&quot;Agenc_B&quot;;[.BN$3];IF([.$A29]=&quot;Agenc_C&quot;;[.BN$4];IF([.$A29]=&quot;Agenc_D&quot;;[.BN$5];0))))" office:value-type="float" office:value="5225900" calcext:value-type="float">
            <text:p>5225900</text:p>
          </table:table-cell>
          <table:table-cell table:style-name="ce4" table:formula="of:=CONCATENATE([.BO$2];CHAR(13);&quot;    &quot;;&quot;'&quot;;[.BH29];&quot;',&quot;;CHAR(13);&quot;    'SRID=3946;LINESTRING(&quot;;[.BI29];&quot; &quot;;[.BJ29];&quot;,&quot;;[.BK29];&quot; &quot;;[.BL29];&quot;,&quot;;[.BM29];&quot; &quot;;[.BN29];&quot;)');&quot;;CHAR(13))" office:value-type="string" office:string-value="INSERT INTO &#13;  facade_id (&#13;    id,&#13;    geometry_asewkt)&#13;  VALUES (&#13;    'M54_Facade07',&#13;    'SRID=3946;LINESTRING(1379920 5225900,1379920 5225900,1379920 5225900)');&#13;" calcext:value-type="string">
            <text:p>INSERT INTO  <text:s/>facade_id ( <text:s text:c="3"/>id, <text:s text:c="3"/>geometry_asewkt) <text:s/>VALUES ( <text:s text:c="3"/>'M54_Facade07', <text:s text:c="3"/>'SRID=3946;LINESTRING(1379920 5225900,1379920 5225900,1379920 5225900)');</text:p>
          </table:table-cell>
          <table:table-cell table:style-name="ce5" table:formula="of:=CONCATENATE([$case_00140_00100.$A29];[.BP$2])" office:value-type="string" office:string-value="M54_Facade08" calcext:value-type="string">
            <text:p>M54_Facade08</text:p>
          </table:table-cell>
          <table:table-cell table:style-name="ce5" table:formula="of:=[$case_00140_00100.$C29]+IF([.$A29]=&quot;Agenc_A&quot;;[.BQ$2];IF([.$A29]=&quot;Agenc_B&quot;;[.BQ$3];IF([.$A29]=&quot;Agenc_C&quot;;[.BQ$4];IF([.$A29]=&quot;Agenc_D&quot;;[.BQ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BR$2];IF([.$A29]=&quot;Agenc_B&quot;;[.BR$3];IF([.$A29]=&quot;Agenc_C&quot;;[.BR$4];IF([.$A29]=&quot;Agenc_D&quot;;[.BR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BS$2];IF([.$A29]=&quot;Agenc_B&quot;;[.BS$3];IF([.$A29]=&quot;Agenc_C&quot;;[.BS$4];IF([.$A29]=&quot;Agenc_D&quot;;[.BS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BT$2];IF([.$A29]=&quot;Agenc_B&quot;;[.BT$3];IF([.$A29]=&quot;Agenc_C&quot;;[.BT$4];IF([.$A29]=&quot;Agenc_D&quot;;[.BT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BU$2];IF([.$A29]=&quot;Agenc_B&quot;;[.BU$3];IF([.$A29]=&quot;Agenc_C&quot;;[.BU$4];IF([.$A29]=&quot;Agenc_D&quot;;[.BU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BV$2];IF([.$A29]=&quot;Agenc_B&quot;;[.BV$3];IF([.$A29]=&quot;Agenc_C&quot;;[.BV$4];IF([.$A29]=&quot;Agenc_D&quot;;[.BV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BW$2];IF([.$A29]=&quot;Agenc_B&quot;;[.BW$3];IF([.$A29]=&quot;Agenc_C&quot;;[.BW$4];IF([.$A29]=&quot;Agenc_D&quot;;[.BW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BX$2];IF([.$A29]=&quot;Agenc_B&quot;;[.BX$3];IF([.$A29]=&quot;Agenc_C&quot;;[.BX$4];IF([.$A29]=&quot;Agenc_D&quot;;[.BX$5];0))))" office:value-type="float" office:value="5225900" calcext:value-type="float">
            <text:p>5225900</text:p>
          </table:table-cell>
          <table:table-cell table:style-name="ce4" table:formula="of:=CONCATENATE([.BY$2];CHAR(13);&quot;    &quot;;&quot;'&quot;;[.BP29];&quot;',&quot;;CHAR(13);&quot;    'SRID=3946;LINESTRING(&quot;;[.BQ29];&quot; &quot;;[.BR29];&quot;,&quot;;[.BS29];&quot; &quot;;[.BT29];&quot;,&quot;;[.BU29];&quot; &quot;;[.BV29];&quot;,&quot;;[.BW29];&quot; &quot;;[.BX29];&quot;)');&quot;;CHAR(13))" office:value-type="string" office:string-value="INSERT INTO &#13;  facade (&#13;    id,&#13;    geometry_asewkt)&#13;  VALUES (&#13;    'M54_Facade08',&#13;    'SRID=3946;LINESTRING(1379920 5225900,1379920 5225900,1379920 5225900,1379920 5225900)');&#13;" calcext:value-type="string">
            <text:p>INSERT INTO  <text:s/>facade ( <text:s text:c="3"/>id, <text:s text:c="3"/>geometry_asewkt) <text:s/>VALUES ( <text:s text:c="3"/>'M54_Facade08', <text:s text:c="3"/>'SRID=3946;LINESTRING(1379920 5225900,1379920 5225900,1379920 5225900,1379920 5225900)');</text:p>
          </table:table-cell>
          <table:table-cell table:formula="of:=CONCATENATE([.K29];CHAR(13);[.U29];CHAR(13);[.AC29];CHAR(13);[.AM29];CHAR(13);[.AW29];CHAR(13);[.BG29];CHAR(13);[.BO29];CHAR(13);[.BY29];CHAR(13))" office:value-type="string" office:string-value="INSERT INTO &#13;  facade (&#13;    id,&#13;    geometry_asewkt)&#13;  VALUES (&#13;    'M54_Facade01',&#13;    'SRID=3946;LINESTRING(1379920 5225900,1379920 5225900,1379920 5225900,1379920 5225900)');&#13;&#13;INSERT INTO &#13;  facade (&#13;    id,&#13;    geometry_asewkt)&#13;  VALUES (&#13;    'M54_Facade02',&#13;    'SRID=3946;LINESTRING(1379920 5225900,1379920 5225900,1379920 5225900,1379920 5225900)');&#13;&#13;INSERT INTO &#13;  facade (&#13;    id,&#13;    geometry_asewkt)&#13;  VALUES (&#13;    'M54_Facade03',&#13;    'SRID=3946;LINESTRING(1379920 5225900,1379920 5225900,1379920 5225900)');&#13;&#13;INSERT INTO &#13;  facade (&#13;    id,&#13;    geometry_asewkt)&#13;  VALUES (&#13;    'M54_Facade04',&#13;    'SRID=3946;LINESTRING(1379920 5225900,1379920 5225900,1379920 5225900,1379920 5225900)');&#13;&#13;INSERT INTO &#13;  facade (&#13;    id,&#13;    geometry_asewkt)&#13;  VALUES (&#13;    'M54_Facade05',&#13;    'SRID=3946;LINESTRING(1379920 5225900,1379920 5225900,1379920 5225900,1379920 5225900)');&#13;&#13;INSERT INTO &#13;  facade (&#13;    id,&#13;    geometry_asewkt)&#13;  VALUES (&#13;    'M54_Facade06',&#13;    'SRID=3946;LINESTRING(1379920 5225900,1379920 5225900,1379920 5225900,1379920 5225900)');&#13;&#13;INSERT INTO &#13;  facade_id (&#13;    id,&#13;    geometry_asewkt)&#13;  VALUES (&#13;    'M54_Facade07',&#13;    'SRID=3946;LINESTRING(1379920 5225900,1379920 5225900,1379920 5225900)');&#13;&#13;INSERT INTO &#13;  facade (&#13;    id,&#13;    geometry_asewkt)&#13;  VALUES (&#13;    'M54_Facade08',&#13;    'SRID=3946;LINESTRING(1379920 5225900,1379920 5225900,1379920 5225900,1379920 5225900)');&#13;&#13;" calcext:value-type="string">
            <text:p>INSERT INTO  <text:s/>facade ( <text:s text:c="3"/>id, <text:s text:c="3"/>geometry_asewkt) <text:s/>VALUES ( <text:s text:c="3"/>'M54_Facade01', <text:s text:c="3"/>'SRID=3946;LINESTRING(1379920 5225900,1379920 5225900,1379920 5225900,1379920 5225900)');INSERT INTO  <text:s/>facade ( <text:s text:c="3"/>id, <text:s text:c="3"/>geometry_asewkt) <text:s/>VALUES ( <text:s text:c="3"/>'M54_Facade02', <text:s text:c="3"/>'SRID=3946;LINESTRING(1379920 5225900,1379920 5225900,1379920 5225900,1379920 5225900)');INSERT INTO  <text:s/>facade ( <text:s text:c="3"/>id, <text:s text:c="3"/>geometry_asewkt) <text:s/>VALUES ( <text:s text:c="3"/>'M54_Facade03', <text:s text:c="3"/>'SRID=3946;LINESTRING(1379920 5225900,1379920 5225900,1379920 5225900)');INSERT INTO  <text:s/>facade ( <text:s text:c="3"/>id, <text:s text:c="3"/>geometry_asewkt) <text:s/>VALUES ( <text:s text:c="3"/>'M54_Facade04', <text:s text:c="3"/>'SRID=3946;LINESTRING(1379920 5225900,1379920 5225900,1379920 5225900,1379920 5225900)');INSERT INTO  <text:s/>facade ( <text:s text:c="3"/>id, <text:s text:c="3"/>geometry_asewkt) <text:s/>VALUES ( <text:s text:c="3"/>'M54_Facade05', <text:s text:c="3"/>'SRID=3946;LINESTRING(1379920 5225900,1379920 5225900,1379920 5225900,1379920 5225900)');INSERT INTO  <text:s/>facade ( <text:s text:c="3"/>id, <text:s text:c="3"/>geometry_asewkt) <text:s/>VALUES ( <text:s text:c="3"/>'M54_Facade06', <text:s text:c="3"/>'SRID=3946;LINESTRING(1379920 5225900,1379920 5225900,1379920 5225900,1379920 5225900)');INSERT INTO  <text:s/>facade_id ( <text:s text:c="3"/>id, <text:s text:c="3"/>geometry_asewkt) <text:s/>VALUES ( <text:s text:c="3"/>'M54_Facade07', <text:s text:c="3"/>'SRID=3946;LINESTRING(1379920 5225900,1379920 5225900,1379920 5225900)');INSERT INTO  <text:s/>facade ( <text:s text:c="3"/>id, <text:s text:c="3"/>geometry_asewkt) <text:s/>VALUES ( <text:s text:c="3"/>'M54_Facade08', <text:s text:c="3"/>'SRID=3946;LINESTRING(1379920 5225900,1379920 5225900,1379920 5225900,1379920 5225900)');</text:p>
          </table:table-cell>
          <table:table-cell table:number-columns-repeated="946"/>
        </table:table-row>
        <table:table-row table:style-name="ro5">
          <table:table-cell table:formula="of:=[case_00140_00100.B30]" office:value-type="string" office:string-value="Agenc_C" calcext:value-type="string">
            <text:p>Agenc_C</text:p>
          </table:table-cell>
          <table:table-cell table:style-name="ce5" table:formula="of:=CONCATENATE([$case_00140_00100.$A30];[.B$2])" office:value-type="string" office:string-value="M55_Facade01" calcext:value-type="string">
            <text:p>M55_Facade01</text:p>
          </table:table-cell>
          <table:table-cell table:style-name="ce5" table:formula="of:=[$case_00140_00100.$C30]+IF([.$A30]=&quot;Agenc_A&quot;;[.C$2];IF([.$A30]=&quot;Agenc_B&quot;;[.C$3];IF([.$A30]=&quot;Agenc_C&quot;;[.C$4];IF([.$A30]=&quot;Agenc_D&quot;;[.C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D$2];IF([.$A30]=&quot;Agenc_B&quot;;[.D$3];IF([.$A30]=&quot;Agenc_C&quot;;[.D$4];IF([.$A30]=&quot;Agenc_D&quot;;[.D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E$2];IF([.$A30]=&quot;Agenc_B&quot;;[.E$3];IF([.$A30]=&quot;Agenc_C&quot;;[.E$4];IF([.$A30]=&quot;Agenc_D&quot;;[.E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F$2];IF([.$A30]=&quot;Agenc_B&quot;;[.F$3];IF([.$A30]=&quot;Agenc_C&quot;;[.F$4];IF([.$A30]=&quot;Agenc_D&quot;;[.F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G$2];IF([.$A30]=&quot;Agenc_B&quot;;[.G$3];IF([.$A30]=&quot;Agenc_C&quot;;[.G$4];IF([.$A30]=&quot;Agenc_D&quot;;[.G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H$2];IF([.$A30]=&quot;Agenc_B&quot;;[.H$3];IF([.$A30]=&quot;Agenc_C&quot;;[.H$4];IF([.$A30]=&quot;Agenc_D&quot;;[.H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I$2];IF([.$A30]=&quot;Agenc_B&quot;;[.I$3];IF([.$A30]=&quot;Agenc_C&quot;;[.I$4];IF([.$A30]=&quot;Agenc_D&quot;;[.I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J$2];IF([.$A30]=&quot;Agenc_B&quot;;[.J$3];IF([.$A30]=&quot;Agenc_C&quot;;[.J$4];IF([.$A30]=&quot;Agenc_D&quot;;[.J$5];0))))" office:value-type="float" office:value="5225900" calcext:value-type="float">
            <text:p>5225900</text:p>
          </table:table-cell>
          <table:table-cell table:style-name="ce4" table:formula="of:=CONCATENATE([.K$2];CHAR(13);&quot;    &quot;;&quot;'&quot;;[.B30];&quot;',&quot;;CHAR(13);&quot;    'SRID=3946;LINESTRING(&quot;;[.C30];&quot; &quot;;[.D30];&quot;,&quot;;[.E30];&quot; &quot;;[.F30];&quot;,&quot;;[.G30];&quot; &quot;;[.H30];&quot;,&quot;;[.I30];&quot; &quot;;[.J30];&quot;)');&quot;;CHAR(13))" office:value-type="string" office:string-value="INSERT INTO &#13;  facade (&#13;    id,&#13;    geometry_asewkt)&#13;  VALUES (&#13;    'M55_Facade01',&#13;    'SRID=3946;LINESTRING(1380060 5225900,1380060 5225900,1380060 5225900,1380060 5225900)');&#13;" calcext:value-type="string">
            <text:p>INSERT INTO  <text:s/>facade ( <text:s text:c="3"/>id, <text:s text:c="3"/>geometry_asewkt) <text:s/>VALUES ( <text:s text:c="3"/>'M55_Facade01', <text:s text:c="3"/>'SRID=3946;LINESTRING(1380060 5225900,1380060 5225900,1380060 5225900,1380060 5225900)');</text:p>
          </table:table-cell>
          <table:table-cell table:style-name="ce5" table:formula="of:=CONCATENATE([$case_00140_00100.$A30];[.L$2])" office:value-type="string" office:string-value="M55_Facade02" calcext:value-type="string">
            <text:p>M55_Facade02</text:p>
          </table:table-cell>
          <table:table-cell table:style-name="ce5" table:formula="of:=[$case_00140_00100.$C30]+IF([.$A30]=&quot;Agenc_A&quot;;[.M$2];IF([.$A30]=&quot;Agenc_B&quot;;[.M$3];IF([.$A30]=&quot;Agenc_C&quot;;[.M$4];IF([.$A30]=&quot;Agenc_D&quot;;[.M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N$2];IF([.$A30]=&quot;Agenc_B&quot;;[.N$3];IF([.$A30]=&quot;Agenc_C&quot;;[.N$4];IF([.$A30]=&quot;Agenc_D&quot;;[.N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O$2];IF([.$A30]=&quot;Agenc_B&quot;;[.O$3];IF([.$A30]=&quot;Agenc_C&quot;;[.O$4];IF([.$A30]=&quot;Agenc_D&quot;;[.O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P$2];IF([.$A30]=&quot;Agenc_B&quot;;[.P$3];IF([.$A30]=&quot;Agenc_C&quot;;[.P$4];IF([.$A30]=&quot;Agenc_D&quot;;[.P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Q$2];IF([.$A30]=&quot;Agenc_B&quot;;[.Q$3];IF([.$A30]=&quot;Agenc_C&quot;;[.Q$4];IF([.$A30]=&quot;Agenc_D&quot;;[.Q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R$2];IF([.$A30]=&quot;Agenc_B&quot;;[.R$3];IF([.$A30]=&quot;Agenc_C&quot;;[.R$4];IF([.$A30]=&quot;Agenc_D&quot;;[.R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S$2];IF([.$A30]=&quot;Agenc_B&quot;;[.S$3];IF([.$A30]=&quot;Agenc_C&quot;;[.S$4];IF([.$A30]=&quot;Agenc_D&quot;;[.S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T$2];IF([.$A30]=&quot;Agenc_B&quot;;[.T$3];IF([.$A30]=&quot;Agenc_C&quot;;[.T$4];IF([.$A30]=&quot;Agenc_D&quot;;[.T$5];0))))" office:value-type="float" office:value="5225900" calcext:value-type="float">
            <text:p>5225900</text:p>
          </table:table-cell>
          <table:table-cell table:style-name="ce4" table:formula="of:=CONCATENATE([.U$2];CHAR(13);&quot;    &quot;;&quot;'&quot;;[.L30];&quot;',&quot;;CHAR(13);&quot;    'SRID=3946;LINESTRING(&quot;;[.M30];&quot; &quot;;[.N30];&quot;,&quot;;[.O30];&quot; &quot;;[.P30];&quot;,&quot;;[.Q30];&quot; &quot;;[.R30];&quot;,&quot;;[.S30];&quot; &quot;;[.T30];&quot;)');&quot;;CHAR(13))" office:value-type="string" office:string-value="INSERT INTO &#13;  facade (&#13;    id,&#13;    geometry_asewkt)&#13;  VALUES (&#13;    'M55_Facade02',&#13;    'SRID=3946;LINESTRING(1380060 5225900,1380060 5225900,1380060 5225900,1380060 5225900)');&#13;" calcext:value-type="string">
            <text:p>INSERT INTO  <text:s/>facade ( <text:s text:c="3"/>id, <text:s text:c="3"/>geometry_asewkt) <text:s/>VALUES ( <text:s text:c="3"/>'M55_Facade02', <text:s text:c="3"/>'SRID=3946;LINESTRING(1380060 5225900,1380060 5225900,1380060 5225900,1380060 5225900)');</text:p>
          </table:table-cell>
          <table:table-cell table:style-name="ce5" table:formula="of:=CONCATENATE([$case_00140_00100.$A30];[.V$2])" office:value-type="string" office:string-value="M55_Facade03" calcext:value-type="string">
            <text:p>M55_Facade03</text:p>
          </table:table-cell>
          <table:table-cell table:style-name="ce5" table:formula="of:=[$case_00140_00100.$C30]+IF([.$A30]=&quot;Agenc_A&quot;;[.W$2];IF([.$A30]=&quot;Agenc_B&quot;;[.W$3];IF([.$A30]=&quot;Agenc_C&quot;;[.W$4];IF([.$A30]=&quot;Agenc_D&quot;;[.W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X$2];IF([.$A30]=&quot;Agenc_B&quot;;[.X$3];IF([.$A30]=&quot;Agenc_C&quot;;[.X$4];IF([.$A30]=&quot;Agenc_D&quot;;[.X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Y$2];IF([.$A30]=&quot;Agenc_B&quot;;[.Y$3];IF([.$A30]=&quot;Agenc_C&quot;;[.Y$4];IF([.$A30]=&quot;Agenc_D&quot;;[.Y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Z$2];IF([.$A30]=&quot;Agenc_B&quot;;[.Z$3];IF([.$A30]=&quot;Agenc_C&quot;;[.Z$4];IF([.$A30]=&quot;Agenc_D&quot;;[.Z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AA$2];IF([.$A30]=&quot;Agenc_B&quot;;[.AA$3];IF([.$A30]=&quot;Agenc_C&quot;;[.AA$4];IF([.$A30]=&quot;Agenc_D&quot;;[.AA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AB$2];IF([.$A30]=&quot;Agenc_B&quot;;[.AB$3];IF([.$A30]=&quot;Agenc_C&quot;;[.AB$4];IF([.$A30]=&quot;Agenc_D&quot;;[.AB$5];0))))" office:value-type="float" office:value="5225900" calcext:value-type="float">
            <text:p>5225900</text:p>
          </table:table-cell>
          <table:table-cell table:style-name="ce4" table:formula="of:=CONCATENATE([.AC$2];CHAR(13);&quot;    &quot;;&quot;'&quot;;[.V30];&quot;',&quot;;CHAR(13);&quot;    'SRID=3946;LINESTRING(&quot;;[.W30];&quot; &quot;;[.X30];&quot;,&quot;;[.Y30];&quot; &quot;;[.Z30];&quot;,&quot;;[.AA30];&quot; &quot;;[.AB30];&quot;)');&quot;;CHAR(13))" office:value-type="string" office:string-value="INSERT INTO &#13;  facade (&#13;    id,&#13;    geometry_asewkt)&#13;  VALUES (&#13;    'M55_Facade03',&#13;    'SRID=3946;LINESTRING(1380060 5225900,1380060 5225900,1380060 5225900)');&#13;" calcext:value-type="string">
            <text:p>INSERT INTO  <text:s/>facade ( <text:s text:c="3"/>id, <text:s text:c="3"/>geometry_asewkt) <text:s/>VALUES ( <text:s text:c="3"/>'M55_Facade03', <text:s text:c="3"/>'SRID=3946;LINESTRING(1380060 5225900,1380060 5225900,1380060 5225900)');</text:p>
          </table:table-cell>
          <table:table-cell table:style-name="ce5" table:formula="of:=CONCATENATE([$case_00140_00100.$A30];[.AD$2])" office:value-type="string" office:string-value="M55_Facade04" calcext:value-type="string">
            <text:p>M55_Facade04</text:p>
          </table:table-cell>
          <table:table-cell table:style-name="ce5" table:formula="of:=[$case_00140_00100.$C30]+IF([.$A30]=&quot;Agenc_A&quot;;[.AE$2];IF([.$A30]=&quot;Agenc_B&quot;;[.AE$3];IF([.$A30]=&quot;Agenc_C&quot;;[.AE$4];IF([.$A30]=&quot;Agenc_D&quot;;[.AE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AF$2];IF([.$A30]=&quot;Agenc_B&quot;;[.AF$3];IF([.$A30]=&quot;Agenc_C&quot;;[.AF$4];IF([.$A30]=&quot;Agenc_D&quot;;[.AF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AG$2];IF([.$A30]=&quot;Agenc_B&quot;;[.AG$3];IF([.$A30]=&quot;Agenc_C&quot;;[.AG$4];IF([.$A30]=&quot;Agenc_D&quot;;[.AG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AH$2];IF([.$A30]=&quot;Agenc_B&quot;;[.AH$3];IF([.$A30]=&quot;Agenc_C&quot;;[.AH$4];IF([.$A30]=&quot;Agenc_D&quot;;[.AH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AI$2];IF([.$A30]=&quot;Agenc_B&quot;;[.AI$3];IF([.$A30]=&quot;Agenc_C&quot;;[.AI$4];IF([.$A30]=&quot;Agenc_D&quot;;[.AI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AJ$2];IF([.$A30]=&quot;Agenc_B&quot;;[.AJ$3];IF([.$A30]=&quot;Agenc_C&quot;;[.AJ$4];IF([.$A30]=&quot;Agenc_D&quot;;[.AJ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AK$2];IF([.$A30]=&quot;Agenc_B&quot;;[.AK$3];IF([.$A30]=&quot;Agenc_C&quot;;[.AK$4];IF([.$A30]=&quot;Agenc_D&quot;;[.AK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AL$2];IF([.$A30]=&quot;Agenc_B&quot;;[.AL$3];IF([.$A30]=&quot;Agenc_C&quot;;[.AL$4];IF([.$A30]=&quot;Agenc_D&quot;;[.AL$5];0))))" office:value-type="float" office:value="5225900" calcext:value-type="float">
            <text:p>5225900</text:p>
          </table:table-cell>
          <table:table-cell table:style-name="ce4" table:formula="of:=CONCATENATE([.AM$2];CHAR(13);&quot;    &quot;;&quot;'&quot;;[.AD30];&quot;',&quot;;CHAR(13);&quot;    'SRID=3946;LINESTRING(&quot;;[.AE30];&quot; &quot;;[.AF30];&quot;,&quot;;[.AG30];&quot; &quot;;[.AH30];&quot;,&quot;;[.AI30];&quot; &quot;;[.AJ30];&quot;,&quot;;[.AK30];&quot; &quot;;[.AL30];&quot;)');&quot;;CHAR(13))" office:value-type="string" office:string-value="INSERT INTO &#13;  facade (&#13;    id,&#13;    geometry_asewkt)&#13;  VALUES (&#13;    'M55_Facade04',&#13;    'SRID=3946;LINESTRING(1380060 5225900,1380060 5225900,1380060 5225900,1380060 5225900)');&#13;" calcext:value-type="string">
            <text:p>INSERT INTO  <text:s/>facade ( <text:s text:c="3"/>id, <text:s text:c="3"/>geometry_asewkt) <text:s/>VALUES ( <text:s text:c="3"/>'M55_Facade04', <text:s text:c="3"/>'SRID=3946;LINESTRING(1380060 5225900,1380060 5225900,1380060 5225900,1380060 5225900)');</text:p>
          </table:table-cell>
          <table:table-cell table:style-name="ce5" table:formula="of:=CONCATENATE([$case_00140_00100.$A30];[.AN$2])" office:value-type="string" office:string-value="M55_Facade05" calcext:value-type="string">
            <text:p>M55_Facade05</text:p>
          </table:table-cell>
          <table:table-cell table:style-name="ce5" table:formula="of:=[$case_00140_00100.$C30]+IF([.$A30]=&quot;Agenc_A&quot;;[.AO$2];IF([.$A30]=&quot;Agenc_B&quot;;[.AO$3];IF([.$A30]=&quot;Agenc_C&quot;;[.AO$4];IF([.$A30]=&quot;Agenc_D&quot;;[.AO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AP$2];IF([.$A30]=&quot;Agenc_B&quot;;[.AP$3];IF([.$A30]=&quot;Agenc_C&quot;;[.AP$4];IF([.$A30]=&quot;Agenc_D&quot;;[.AP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AQ$2];IF([.$A30]=&quot;Agenc_B&quot;;[.AQ$3];IF([.$A30]=&quot;Agenc_C&quot;;[.AQ$4];IF([.$A30]=&quot;Agenc_D&quot;;[.AQ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AR$2];IF([.$A30]=&quot;Agenc_B&quot;;[.AR$3];IF([.$A30]=&quot;Agenc_C&quot;;[.AR$4];IF([.$A30]=&quot;Agenc_D&quot;;[.AR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AS$2];IF([.$A30]=&quot;Agenc_B&quot;;[.AS$3];IF([.$A30]=&quot;Agenc_C&quot;;[.AS$4];IF([.$A30]=&quot;Agenc_D&quot;;[.AS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AT$2];IF([.$A30]=&quot;Agenc_B&quot;;[.AT$3];IF([.$A30]=&quot;Agenc_C&quot;;[.AT$4];IF([.$A30]=&quot;Agenc_D&quot;;[.AT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AU$2];IF([.$A30]=&quot;Agenc_B&quot;;[.AU$3];IF([.$A30]=&quot;Agenc_C&quot;;[.AU$4];IF([.$A30]=&quot;Agenc_D&quot;;[.AU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AV$2];IF([.$A30]=&quot;Agenc_B&quot;;[.AV$3];IF([.$A30]=&quot;Agenc_C&quot;;[.AV$4];IF([.$A30]=&quot;Agenc_D&quot;;[.AV$5];0))))" office:value-type="float" office:value="5225900" calcext:value-type="float">
            <text:p>5225900</text:p>
          </table:table-cell>
          <table:table-cell table:style-name="ce4" table:formula="of:=CONCATENATE([.AW$2];CHAR(13);&quot;    &quot;;&quot;'&quot;;[.AN30];&quot;',&quot;;CHAR(13);&quot;    'SRID=3946;LINESTRING(&quot;;[.AO30];&quot; &quot;;[.AP30];&quot;,&quot;;[.AQ30];&quot; &quot;;[.AR30];&quot;,&quot;;[.AS30];&quot; &quot;;[.AT30];&quot;,&quot;;[.AU30];&quot; &quot;;[.AV30];&quot;)');&quot;;CHAR(13))" office:value-type="string" office:string-value="INSERT INTO &#13;  facade (&#13;    id,&#13;    geometry_asewkt)&#13;  VALUES (&#13;    'M55_Facade05',&#13;    'SRID=3946;LINESTRING(1380060 5225900,1380060 5225900,1380060 5225900,1380060 5225900)');&#13;" calcext:value-type="string">
            <text:p>INSERT INTO  <text:s/>facade ( <text:s text:c="3"/>id, <text:s text:c="3"/>geometry_asewkt) <text:s/>VALUES ( <text:s text:c="3"/>'M55_Facade05', <text:s text:c="3"/>'SRID=3946;LINESTRING(1380060 5225900,1380060 5225900,1380060 5225900,1380060 5225900)');</text:p>
          </table:table-cell>
          <table:table-cell table:style-name="ce5" table:formula="of:=CONCATENATE([$case_00140_00100.$A30];[.AX$2])" office:value-type="string" office:string-value="M55_Facade06" calcext:value-type="string">
            <text:p>M55_Facade06</text:p>
          </table:table-cell>
          <table:table-cell table:style-name="ce5" table:formula="of:=[$case_00140_00100.$C30]+IF([.$A30]=&quot;Agenc_A&quot;;[.AY$2];IF([.$A30]=&quot;Agenc_B&quot;;[.AY$3];IF([.$A30]=&quot;Agenc_C&quot;;[.AY$4];IF([.$A30]=&quot;Agenc_D&quot;;[.AY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AZ$2];IF([.$A30]=&quot;Agenc_B&quot;;[.AZ$3];IF([.$A30]=&quot;Agenc_C&quot;;[.AZ$4];IF([.$A30]=&quot;Agenc_D&quot;;[.AZ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BA$2];IF([.$A30]=&quot;Agenc_B&quot;;[.BA$3];IF([.$A30]=&quot;Agenc_C&quot;;[.BA$4];IF([.$A30]=&quot;Agenc_D&quot;;[.BA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BB$2];IF([.$A30]=&quot;Agenc_B&quot;;[.BB$3];IF([.$A30]=&quot;Agenc_C&quot;;[.BB$4];IF([.$A30]=&quot;Agenc_D&quot;;[.BB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BC$2];IF([.$A30]=&quot;Agenc_B&quot;;[.BC$3];IF([.$A30]=&quot;Agenc_C&quot;;[.BC$4];IF([.$A30]=&quot;Agenc_D&quot;;[.BC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BD$2];IF([.$A30]=&quot;Agenc_B&quot;;[.BD$3];IF([.$A30]=&quot;Agenc_C&quot;;[.BD$4];IF([.$A30]=&quot;Agenc_D&quot;;[.BD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BE$2];IF([.$A30]=&quot;Agenc_B&quot;;[.BE$3];IF([.$A30]=&quot;Agenc_C&quot;;[.BE$4];IF([.$A30]=&quot;Agenc_D&quot;;[.BE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BF$2];IF([.$A30]=&quot;Agenc_B&quot;;[.BF$3];IF([.$A30]=&quot;Agenc_C&quot;;[.BF$4];IF([.$A30]=&quot;Agenc_D&quot;;[.BF$5];0))))" office:value-type="float" office:value="5225900" calcext:value-type="float">
            <text:p>5225900</text:p>
          </table:table-cell>
          <table:table-cell table:style-name="ce4" table:formula="of:=CONCATENATE([.BG$2];CHAR(13);&quot;    &quot;;&quot;'&quot;;[.AX30];&quot;',&quot;;CHAR(13);&quot;    'SRID=3946;LINESTRING(&quot;;[.AY30];&quot; &quot;;[.AZ30];&quot;,&quot;;[.BA30];&quot; &quot;;[.BB30];&quot;,&quot;;[.BC30];&quot; &quot;;[.BD30];&quot;,&quot;;[.BE30];&quot; &quot;;[.BF30];&quot;)');&quot;;CHAR(13))" office:value-type="string" office:string-value="INSERT INTO &#13;  facade (&#13;    id,&#13;    geometry_asewkt)&#13;  VALUES (&#13;    'M55_Facade06',&#13;    'SRID=3946;LINESTRING(1380060 5225900,1380060 5225900,1380060 5225900,1380060 5225900)');&#13;" calcext:value-type="string">
            <text:p>INSERT INTO  <text:s/>facade ( <text:s text:c="3"/>id, <text:s text:c="3"/>geometry_asewkt) <text:s/>VALUES ( <text:s text:c="3"/>'M55_Facade06', <text:s text:c="3"/>'SRID=3946;LINESTRING(1380060 5225900,1380060 5225900,1380060 5225900,1380060 5225900)');</text:p>
          </table:table-cell>
          <table:table-cell table:style-name="ce5" table:formula="of:=CONCATENATE([$case_00140_00100.$A30];[.BH$2])" office:value-type="string" office:string-value="M55_Facade07" calcext:value-type="string">
            <text:p>M55_Facade07</text:p>
          </table:table-cell>
          <table:table-cell table:style-name="ce5" table:formula="of:=[$case_00140_00100.$C30]+IF([.$A30]=&quot;Agenc_A&quot;;[.BI$2];IF([.$A30]=&quot;Agenc_B&quot;;[.BI$3];IF([.$A30]=&quot;Agenc_C&quot;;[.BI$4];IF([.$A30]=&quot;Agenc_D&quot;;[.BI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BJ$2];IF([.$A30]=&quot;Agenc_B&quot;;[.BJ$3];IF([.$A30]=&quot;Agenc_C&quot;;[.BJ$4];IF([.$A30]=&quot;Agenc_D&quot;;[.BJ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BK$2];IF([.$A30]=&quot;Agenc_B&quot;;[.BK$3];IF([.$A30]=&quot;Agenc_C&quot;;[.BK$4];IF([.$A30]=&quot;Agenc_D&quot;;[.BK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BL$2];IF([.$A30]=&quot;Agenc_B&quot;;[.BL$3];IF([.$A30]=&quot;Agenc_C&quot;;[.BL$4];IF([.$A30]=&quot;Agenc_D&quot;;[.BL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BM$2];IF([.$A30]=&quot;Agenc_B&quot;;[.BM$3];IF([.$A30]=&quot;Agenc_C&quot;;[.BM$4];IF([.$A30]=&quot;Agenc_D&quot;;[.BM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BN$2];IF([.$A30]=&quot;Agenc_B&quot;;[.BN$3];IF([.$A30]=&quot;Agenc_C&quot;;[.BN$4];IF([.$A30]=&quot;Agenc_D&quot;;[.BN$5];0))))" office:value-type="float" office:value="5225900" calcext:value-type="float">
            <text:p>5225900</text:p>
          </table:table-cell>
          <table:table-cell table:style-name="ce4" table:formula="of:=CONCATENATE([.BO$2];CHAR(13);&quot;    &quot;;&quot;'&quot;;[.BH30];&quot;',&quot;;CHAR(13);&quot;    'SRID=3946;LINESTRING(&quot;;[.BI30];&quot; &quot;;[.BJ30];&quot;,&quot;;[.BK30];&quot; &quot;;[.BL30];&quot;,&quot;;[.BM30];&quot; &quot;;[.BN30];&quot;)');&quot;;CHAR(13))" office:value-type="string" office:string-value="INSERT INTO &#13;  facade_id (&#13;    id,&#13;    geometry_asewkt)&#13;  VALUES (&#13;    'M55_Facade07',&#13;    'SRID=3946;LINESTRING(1380060 5225900,1380060 5225900,1380060 5225900)');&#13;" calcext:value-type="string">
            <text:p>INSERT INTO  <text:s/>facade_id ( <text:s text:c="3"/>id, <text:s text:c="3"/>geometry_asewkt) <text:s/>VALUES ( <text:s text:c="3"/>'M55_Facade07', <text:s text:c="3"/>'SRID=3946;LINESTRING(1380060 5225900,1380060 5225900,1380060 5225900)');</text:p>
          </table:table-cell>
          <table:table-cell table:style-name="ce5" table:formula="of:=CONCATENATE([$case_00140_00100.$A30];[.BP$2])" office:value-type="string" office:string-value="M55_Facade08" calcext:value-type="string">
            <text:p>M55_Facade08</text:p>
          </table:table-cell>
          <table:table-cell table:style-name="ce5" table:formula="of:=[$case_00140_00100.$C30]+IF([.$A30]=&quot;Agenc_A&quot;;[.BQ$2];IF([.$A30]=&quot;Agenc_B&quot;;[.BQ$3];IF([.$A30]=&quot;Agenc_C&quot;;[.BQ$4];IF([.$A30]=&quot;Agenc_D&quot;;[.BQ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BR$2];IF([.$A30]=&quot;Agenc_B&quot;;[.BR$3];IF([.$A30]=&quot;Agenc_C&quot;;[.BR$4];IF([.$A30]=&quot;Agenc_D&quot;;[.BR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BS$2];IF([.$A30]=&quot;Agenc_B&quot;;[.BS$3];IF([.$A30]=&quot;Agenc_C&quot;;[.BS$4];IF([.$A30]=&quot;Agenc_D&quot;;[.BS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BT$2];IF([.$A30]=&quot;Agenc_B&quot;;[.BT$3];IF([.$A30]=&quot;Agenc_C&quot;;[.BT$4];IF([.$A30]=&quot;Agenc_D&quot;;[.BT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BU$2];IF([.$A30]=&quot;Agenc_B&quot;;[.BU$3];IF([.$A30]=&quot;Agenc_C&quot;;[.BU$4];IF([.$A30]=&quot;Agenc_D&quot;;[.BU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BV$2];IF([.$A30]=&quot;Agenc_B&quot;;[.BV$3];IF([.$A30]=&quot;Agenc_C&quot;;[.BV$4];IF([.$A30]=&quot;Agenc_D&quot;;[.BV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BW$2];IF([.$A30]=&quot;Agenc_B&quot;;[.BW$3];IF([.$A30]=&quot;Agenc_C&quot;;[.BW$4];IF([.$A30]=&quot;Agenc_D&quot;;[.BW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BX$2];IF([.$A30]=&quot;Agenc_B&quot;;[.BX$3];IF([.$A30]=&quot;Agenc_C&quot;;[.BX$4];IF([.$A30]=&quot;Agenc_D&quot;;[.BX$5];0))))" office:value-type="float" office:value="5225900" calcext:value-type="float">
            <text:p>5225900</text:p>
          </table:table-cell>
          <table:table-cell table:style-name="ce4" table:formula="of:=CONCATENATE([.BY$2];CHAR(13);&quot;    &quot;;&quot;'&quot;;[.BP30];&quot;',&quot;;CHAR(13);&quot;    'SRID=3946;LINESTRING(&quot;;[.BQ30];&quot; &quot;;[.BR30];&quot;,&quot;;[.BS30];&quot; &quot;;[.BT30];&quot;,&quot;;[.BU30];&quot; &quot;;[.BV30];&quot;,&quot;;[.BW30];&quot; &quot;;[.BX30];&quot;)');&quot;;CHAR(13))" office:value-type="string" office:string-value="INSERT INTO &#13;  facade (&#13;    id,&#13;    geometry_asewkt)&#13;  VALUES (&#13;    'M55_Facade08',&#13;    'SRID=3946;LINESTRING(1380060 5225900,1380060 5225900,1380060 5225900,1380060 5225900)');&#13;" calcext:value-type="string">
            <text:p>INSERT INTO  <text:s/>facade ( <text:s text:c="3"/>id, <text:s text:c="3"/>geometry_asewkt) <text:s/>VALUES ( <text:s text:c="3"/>'M55_Facade08', <text:s text:c="3"/>'SRID=3946;LINESTRING(1380060 5225900,1380060 5225900,1380060 5225900,1380060 5225900)');</text:p>
          </table:table-cell>
          <table:table-cell table:formula="of:=CONCATENATE([.K30];CHAR(13);[.U30];CHAR(13);[.AC30];CHAR(13);[.AM30];CHAR(13);[.AW30];CHAR(13);[.BG30];CHAR(13);[.BO30];CHAR(13);[.BY30];CHAR(13))" office:value-type="string" office:string-value="INSERT INTO &#13;  facade (&#13;    id,&#13;    geometry_asewkt)&#13;  VALUES (&#13;    'M55_Facade01',&#13;    'SRID=3946;LINESTRING(1380060 5225900,1380060 5225900,1380060 5225900,1380060 5225900)');&#13;&#13;INSERT INTO &#13;  facade (&#13;    id,&#13;    geometry_asewkt)&#13;  VALUES (&#13;    'M55_Facade02',&#13;    'SRID=3946;LINESTRING(1380060 5225900,1380060 5225900,1380060 5225900,1380060 5225900)');&#13;&#13;INSERT INTO &#13;  facade (&#13;    id,&#13;    geometry_asewkt)&#13;  VALUES (&#13;    'M55_Facade03',&#13;    'SRID=3946;LINESTRING(1380060 5225900,1380060 5225900,1380060 5225900)');&#13;&#13;INSERT INTO &#13;  facade (&#13;    id,&#13;    geometry_asewkt)&#13;  VALUES (&#13;    'M55_Facade04',&#13;    'SRID=3946;LINESTRING(1380060 5225900,1380060 5225900,1380060 5225900,1380060 5225900)');&#13;&#13;INSERT INTO &#13;  facade (&#13;    id,&#13;    geometry_asewkt)&#13;  VALUES (&#13;    'M55_Facade05',&#13;    'SRID=3946;LINESTRING(1380060 5225900,1380060 5225900,1380060 5225900,1380060 5225900)');&#13;&#13;INSERT INTO &#13;  facade (&#13;    id,&#13;    geometry_asewkt)&#13;  VALUES (&#13;    'M55_Facade06',&#13;    'SRID=3946;LINESTRING(1380060 5225900,1380060 5225900,1380060 5225900,1380060 5225900)');&#13;&#13;INSERT INTO &#13;  facade_id (&#13;    id,&#13;    geometry_asewkt)&#13;  VALUES (&#13;    'M55_Facade07',&#13;    'SRID=3946;LINESTRING(1380060 5225900,1380060 5225900,1380060 5225900)');&#13;&#13;INSERT INTO &#13;  facade (&#13;    id,&#13;    geometry_asewkt)&#13;  VALUES (&#13;    'M55_Facade08',&#13;    'SRID=3946;LINESTRING(1380060 5225900,1380060 5225900,1380060 5225900,1380060 5225900)');&#13;&#13;" calcext:value-type="string">
            <text:p>INSERT INTO  <text:s/>facade ( <text:s text:c="3"/>id, <text:s text:c="3"/>geometry_asewkt) <text:s/>VALUES ( <text:s text:c="3"/>'M55_Facade01', <text:s text:c="3"/>'SRID=3946;LINESTRING(1380060 5225900,1380060 5225900,1380060 5225900,1380060 5225900)');INSERT INTO  <text:s/>facade ( <text:s text:c="3"/>id, <text:s text:c="3"/>geometry_asewkt) <text:s/>VALUES ( <text:s text:c="3"/>'M55_Facade02', <text:s text:c="3"/>'SRID=3946;LINESTRING(1380060 5225900,1380060 5225900,1380060 5225900,1380060 5225900)');INSERT INTO  <text:s/>facade ( <text:s text:c="3"/>id, <text:s text:c="3"/>geometry_asewkt) <text:s/>VALUES ( <text:s text:c="3"/>'M55_Facade03', <text:s text:c="3"/>'SRID=3946;LINESTRING(1380060 5225900,1380060 5225900,1380060 5225900)');INSERT INTO  <text:s/>facade ( <text:s text:c="3"/>id, <text:s text:c="3"/>geometry_asewkt) <text:s/>VALUES ( <text:s text:c="3"/>'M55_Facade04', <text:s text:c="3"/>'SRID=3946;LINESTRING(1380060 5225900,1380060 5225900,1380060 5225900,1380060 5225900)');INSERT INTO  <text:s/>facade ( <text:s text:c="3"/>id, <text:s text:c="3"/>geometry_asewkt) <text:s/>VALUES ( <text:s text:c="3"/>'M55_Facade05', <text:s text:c="3"/>'SRID=3946;LINESTRING(1380060 5225900,1380060 5225900,1380060 5225900,1380060 5225900)');INSERT INTO  <text:s/>facade ( <text:s text:c="3"/>id, <text:s text:c="3"/>geometry_asewkt) <text:s/>VALUES ( <text:s text:c="3"/>'M55_Facade06', <text:s text:c="3"/>'SRID=3946;LINESTRING(1380060 5225900,1380060 5225900,1380060 5225900,1380060 5225900)');INSERT INTO  <text:s/>facade_id ( <text:s text:c="3"/>id, <text:s text:c="3"/>geometry_asewkt) <text:s/>VALUES ( <text:s text:c="3"/>'M55_Facade07', <text:s text:c="3"/>'SRID=3946;LINESTRING(1380060 5225900,1380060 5225900,1380060 5225900)');INSERT INTO  <text:s/>facade ( <text:s text:c="3"/>id, <text:s text:c="3"/>geometry_asewkt) <text:s/>VALUES ( <text:s text:c="3"/>'M55_Facade08', <text:s text:c="3"/>'SRID=3946;LINESTRING(1380060 5225900,1380060 5225900,1380060 5225900,1380060 5225900)');</text:p>
          </table:table-cell>
          <table:table-cell table:number-columns-repeated="946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ordure" table:style-name="ta1">
        <office:forms form:automatic-focus="false" form:apply-design-mode="false"/>
        <table:table-column table:style-name="co13" table:number-columns-repeated="9" table:default-cell-style-name="Default"/>
        <table:table-column table:style-name="co14" table:default-cell-style-name="Default"/>
        <table:table-column table:style-name="co13" table:number-columns-repeated="1014" table:default-cell-style-name="Default"/>
        <table:table-row table:style-name="ro8">
          <table:table-cell/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6" office:value-type="string" calcext:value-type="string">
            <text:p>bordure</text:p>
          </table:table-cell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5" office:value-type="string" calcext:value-type="string">
            <text:p>X5</text:p>
          </table:table-cell>
          <table:table-cell table:style-name="ce5" office:value-type="string" calcext:value-type="string">
            <text:p>Y5</text:p>
          </table:table-cell>
          <table:table-cell table:style-name="ce5" office:value-type="string" calcext:value-type="string">
            <text:p>X6</text:p>
          </table:table-cell>
          <table:table-cell table:style-name="ce5" office:value-type="string" calcext:value-type="string">
            <text:p>Y6</text:p>
          </table:table-cell>
          <table:table-cell table:style-name="ce6" office:value-type="string" calcext:value-type="string">
            <text:p>bordure</text:p>
          </table:table-cell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6" office:value-type="string" calcext:value-type="string">
            <text:p>bordure</text:p>
          </table:table-cell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6" office:value-type="string" calcext:value-type="string">
            <text:p>bordure</text:p>
          </table:table-cell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bordure</text:p>
          </table:table-cell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6" office:value-type="string" calcext:value-type="string">
            <text:p>bordure</text:p>
          </table:table-cell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6" office:value-type="string" calcext:value-type="string">
            <text:p>bordure</text:p>
          </table:table-cell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5" office:value-type="string" calcext:value-type="string">
            <text:p>X5</text:p>
          </table:table-cell>
          <table:table-cell table:style-name="ce5" office:value-type="string" calcext:value-type="string">
            <text:p>Y5</text:p>
          </table:table-cell>
          <table:table-cell table:style-name="ce5" office:value-type="string" calcext:value-type="string">
            <text:p>X6</text:p>
          </table:table-cell>
          <table:table-cell table:style-name="ce5" office:value-type="string" calcext:value-type="string">
            <text:p>Y6</text:p>
          </table:table-cell>
          <table:table-cell table:style-name="ce6" office:value-type="string" calcext:value-type="string">
            <text:p>bordure</text:p>
          </table:table-cell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bordure</text:p>
          </table:table-cell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5" office:value-type="string" calcext:value-type="string">
            <text:p>X5</text:p>
          </table:table-cell>
          <table:table-cell table:style-name="ce5" office:value-type="string" calcext:value-type="string">
            <text:p>Y5</text:p>
          </table:table-cell>
          <table:table-cell table:style-name="ce5" office:value-type="string" calcext:value-type="string">
            <text:p>X6</text:p>
          </table:table-cell>
          <table:table-cell table:style-name="ce5" office:value-type="string" calcext:value-type="string">
            <text:p>Y6</text:p>
          </table:table-cell>
          <table:table-cell table:style-name="ce5" office:value-type="string" calcext:value-type="string">
            <text:p>X7</text:p>
          </table:table-cell>
          <table:table-cell table:style-name="ce5" office:value-type="string" calcext:value-type="string">
            <text:p>Y7</text:p>
          </table:table-cell>
          <table:table-cell table:style-name="ce5" office:value-type="string" calcext:value-type="string">
            <text:p>X8</text:p>
          </table:table-cell>
          <table:table-cell table:style-name="ce5" office:value-type="string" calcext:value-type="string">
            <text:p>Y8</text:p>
          </table:table-cell>
          <table:table-cell table:style-name="ce6" office:value-type="string" calcext:value-type="string">
            <text:p>bordure</text:p>
          </table:table-cell>
          <table:table-cell table:number-columns-repeated="921"/>
        </table:table-row>
        <table:table-row table:style-name="ro8">
          <table:table-cell office:value-type="string" calcext:value-type="string">
            <text:p>Agenc_A</text:p>
          </table:table-cell>
          <table:table-cell office:value-type="string" calcext:value-type="string">
            <text:p>_Bordure0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0" calcext:value-type="float">
            <text:p>80</text:p>
          </table:table-cell>
          <table:table-cell table:style-name="ce2" table:formula="of:=CONCATENATE(&quot;INSERT INTO &quot;;CHAR(13);&quot;  &quot;;[.I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_Bordure0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2" table:formula="of:=CONCATENATE(&quot;INSERT INTO &quot;;CHAR(13);&quot;  &quot;;[.W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_Bordure03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90" calcext:value-type="float">
            <text:p>90</text:p>
          </table:table-cell>
          <table:table-cell table:style-name="ce2" table:formula="of:=CONCATENATE(&quot;INSERT INTO &quot;;CHAR(13);&quot;  &quot;;[.AE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_Bordure04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90" calcext:value-type="float">
            <text:p>90</text:p>
          </table:table-cell>
          <table:table-cell table:style-name="ce2" table:formula="of:=CONCATENATE(&quot;INSERT INTO &quot;;CHAR(13);&quot;  &quot;;[.AK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_Bordure05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30" calcext:value-type="float">
            <text:p>30</text:p>
          </table:table-cell>
          <table:table-cell table:style-name="ce2" table:formula="of:=CONCATENATE(&quot;INSERT INTO &quot;;CHAR(13);&quot;  &quot;;[.AU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_Bordure06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0" calcext:value-type="float">
            <text:p>20</text:p>
          </table:table-cell>
          <table:table-cell table:style-name="ce2" table:formula="of:=CONCATENATE(&quot;INSERT INTO &quot;;CHAR(13);&quot;  &quot;;[.BA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_Bordure07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formula="of:=CONCATENATE(&quot;INSERT INTO &quot;;CHAR(13);&quot;  &quot;;[.BI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_Bordure0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3" table:style-name="ce5" office:value-type="float" office:value="50" calcext:value-type="float">
            <text:p>50</text:p>
          </table:table-cell>
          <table:table-cell table:number-columns-repeated="3"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formula="of:=CONCATENATE(&quot;INSERT INTO &quot;;CHAR(13);&quot;  &quot;;[.BW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_Bordure0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2" table:formula="of:=CONCATENATE(&quot;INSERT INTO &quot;;CHAR(13);&quot;  &quot;;[.CG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_Bordure1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80" calcext:value-type="float">
            <text:p>80</text:p>
          </table:table-cell>
          <table:table-cell table:style-name="ce2" table:formula="of:=CONCATENATE(&quot;INSERT INTO &quot;;CHAR(13);&quot;  &quot;;[.CY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table:number-columns-repeated="921"/>
        </table:table-row>
        <table:table-row table:style-name="ro8">
          <table:table-cell office:value-type="string" calcext:value-type="string">
            <text:p>Agenc_B</text:p>
          </table:table-cell>
          <table:table-cell office:value-type="string" calcext:value-type="string">
            <text:p>_Bordure0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2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3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4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5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7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8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2"/>
          <table:table-cell office:value-type="string" calcext:value-type="string">
            <text:p>_Bordure09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1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922"/>
        </table:table-row>
        <table:table-row table:style-name="ro8">
          <table:table-cell office:value-type="string" calcext:value-type="string">
            <text:p>Agenc_C</text:p>
          </table:table-cell>
          <table:table-cell office:value-type="string" calcext:value-type="string">
            <text:p>_Bordure0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2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3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4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5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7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8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2"/>
          <table:table-cell office:value-type="string" calcext:value-type="string">
            <text:p>_Bordure09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1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922"/>
        </table:table-row>
        <table:table-row table:style-name="ro8">
          <table:table-cell office:value-type="string" calcext:value-type="string">
            <text:p>Agenc_D</text:p>
          </table:table-cell>
          <table:table-cell office:value-type="string" calcext:value-type="string">
            <text:p>_Bordure0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2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3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4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5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7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08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2"/>
          <table:table-cell office:value-type="string" calcext:value-type="string">
            <text:p>_Bordure09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Bordure1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922"/>
        </table:table-row>
        <table:table-row table:style-name="ro8">
          <table:table-cell table:formula="of:=[case_00140_00100.B6]" office:value-type="string" office:string-value="Agenc_A" calcext:value-type="string">
            <text:p>Agenc_A</text:p>
          </table:table-cell>
          <table:table-cell table:style-name="ce5" table:formula="of:=CONCATENATE([$case_00140_00100.$A6];[.B$2])" office:value-type="string" office:string-value="M11_Bordure01" calcext:value-type="string">
            <text:p>M11_Bordure01</text:p>
          </table:table-cell>
          <table:table-cell table:style-name="ce5" table:formula="of:=[$case_00140_00100.$C6]+IF([.$A6]=&quot;Agenc_A&quot;;[.C$2];IF([.$A6]=&quot;Agenc_B&quot;;[.C$3];IF([.$A6]=&quot;Agenc_C&quot;;[.C$4];IF([.$A6]=&quot;Agenc_D&quot;;[.C$5];0))))" office:value-type="float" office:value="1379530" calcext:value-type="float">
            <text:p>1379530</text:p>
          </table:table-cell>
          <table:table-cell table:style-name="ce5" table:formula="of:=[$case_00140_00100.$D6]+IF([.$A6]=&quot;Agenc_A&quot;;[.D$2];IF([.$A6]=&quot;Agenc_B&quot;;[.D$3];IF([.$A6]=&quot;Agenc_C&quot;;[.D$4];IF([.$A6]=&quot;Agenc_D&quot;;[.D$5];0))))" office:value-type="float" office:value="5226400" calcext:value-type="float">
            <text:p>5226400</text:p>
          </table:table-cell>
          <table:table-cell table:style-name="ce5" table:formula="of:=[$case_00140_00100.$C6]+IF([.$A6]=&quot;Agenc_A&quot;;[.E$2];IF([.$A6]=&quot;Agenc_B&quot;;[.E$3];IF([.$A6]=&quot;Agenc_C&quot;;[.E$4];IF([.$A6]=&quot;Agenc_D&quot;;[.E$5];0))))" office:value-type="float" office:value="1379530" calcext:value-type="float">
            <text:p>1379530</text:p>
          </table:table-cell>
          <table:table-cell table:style-name="ce5" table:formula="of:=[$case_00140_00100.$D6]+IF([.$A6]=&quot;Agenc_A&quot;;[.F$2];IF([.$A6]=&quot;Agenc_B&quot;;[.F$3];IF([.$A6]=&quot;Agenc_C&quot;;[.F$4];IF([.$A6]=&quot;Agenc_D&quot;;[.F$5];0))))" office:value-type="float" office:value="5226380" calcext:value-type="float">
            <text:p>5226380</text:p>
          </table:table-cell>
          <table:table-cell table:style-name="ce5" table:formula="of:=[$case_00140_00100.$C6]+IF([.$A6]=&quot;Agenc_A&quot;;[.G$2];IF([.$A6]=&quot;Agenc_B&quot;;[.G$3];IF([.$A6]=&quot;Agenc_C&quot;;[.G$4];IF([.$A6]=&quot;Agenc_D&quot;;[.G$5];0))))" office:value-type="float" office:value="1379520" calcext:value-type="float">
            <text:p>1379520</text:p>
          </table:table-cell>
          <table:table-cell table:style-name="ce5" table:formula="of:=[$case_00140_00100.$D6]+IF([.$A6]=&quot;Agenc_A&quot;;[.H$2];IF([.$A6]=&quot;Agenc_B&quot;;[.H$3];IF([.$A6]=&quot;Agenc_C&quot;;[.H$4];IF([.$A6]=&quot;Agenc_D&quot;;[.H$5];0))))" office:value-type="float" office:value="5226380" calcext:value-type="float">
            <text:p>5226380</text:p>
          </table:table-cell>
          <table:table-cell table:style-name="ce4" table:formula="of:=CONCATENATE([.I$2];CHAR(13);&quot;    &quot;;&quot;'&quot;;[.B6];&quot;',&quot;;CHAR(13);&quot;    'SRID=3946;LINESTRING(&quot;;[.C6];&quot; &quot;;[.D6];&quot;,&quot;;[.E6];&quot; &quot;;[.F6];&quot;,&quot;;[.G6];&quot; &quot;;[.H6];&quot;)');&quot;;CHAR(13))" office:value-type="string" office:string-value="INSERT INTO &#13;  bordure (&#13;    id,&#13;    geometry_asewkt)&#13;  VALUES (&#13;    'M11_Bordure01',&#13;    'SRID=3946;LINESTRING(1379530 5226400,1379530 5226380,1379520 5226380)');&#13;" calcext:value-type="string">
            <text:p>INSERT INTO  <text:s/>bordure ( <text:s text:c="3"/>id, <text:s text:c="3"/>geometry_asewkt) <text:s/>VALUES ( <text:s text:c="3"/>'M11_Bordure01', <text:s text:c="3"/>'SRID=3946;LINESTRING(1379530 5226400,1379530 5226380,1379520 5226380)');</text:p>
          </table:table-cell>
          <table:table-cell table:style-name="ce5" table:formula="of:=CONCATENATE([$case_00140_00100.$A6];[.J$2])" office:value-type="string" office:string-value="M11_Bordure02" calcext:value-type="string">
            <text:p>M11_Bordure02</text:p>
          </table:table-cell>
          <table:table-cell table:style-name="ce5" table:formula="of:=[$case_00140_00100.$C6]+IF([.$A6]=&quot;Agenc_A&quot;;[.K$2];IF([.$A6]=&quot;Agenc_B&quot;;[.K$3];IF([.$A6]=&quot;Agenc_C&quot;;[.K$4];IF([.$A6]=&quot;Agenc_D&quot;;[.K$5];0))))" office:value-type="float" office:value="1379540" calcext:value-type="float">
            <text:p>1379540</text:p>
          </table:table-cell>
          <table:table-cell table:style-name="ce5" table:formula="of:=[$case_00140_00100.$D6]+IF([.$A6]=&quot;Agenc_A&quot;;[.L$2];IF([.$A6]=&quot;Agenc_B&quot;;[.L$3];IF([.$A6]=&quot;Agenc_C&quot;;[.L$4];IF([.$A6]=&quot;Agenc_D&quot;;[.L$5];0))))" office:value-type="float" office:value="5226400" calcext:value-type="float">
            <text:p>5226400</text:p>
          </table:table-cell>
          <table:table-cell table:style-name="ce5" table:formula="of:=[$case_00140_00100.$C6]+IF([.$A6]=&quot;Agenc_A&quot;;[.M$2];IF([.$A6]=&quot;Agenc_B&quot;;[.M$3];IF([.$A6]=&quot;Agenc_C&quot;;[.M$4];IF([.$A6]=&quot;Agenc_D&quot;;[.M$5];0))))" office:value-type="float" office:value="1379540" calcext:value-type="float">
            <text:p>1379540</text:p>
          </table:table-cell>
          <table:table-cell table:style-name="ce5" table:formula="of:=[$case_00140_00100.$D6]+IF([.$A6]=&quot;Agenc_A&quot;;[.N$2];IF([.$A6]=&quot;Agenc_B&quot;;[.N$3];IF([.$A6]=&quot;Agenc_C&quot;;[.N$4];IF([.$A6]=&quot;Agenc_D&quot;;[.N$5];0))))" office:value-type="float" office:value="5226380" calcext:value-type="float">
            <text:p>5226380</text:p>
          </table:table-cell>
          <table:table-cell table:style-name="ce5" table:formula="of:=[$case_00140_00100.$C6]+IF([.$A6]=&quot;Agenc_A&quot;;[.O$2];IF([.$A6]=&quot;Agenc_B&quot;;[.O$3];IF([.$A6]=&quot;Agenc_C&quot;;[.O$4];IF([.$A6]=&quot;Agenc_D&quot;;[.O$5];0))))" office:value-type="float" office:value="1379550" calcext:value-type="float">
            <text:p>1379550</text:p>
          </table:table-cell>
          <table:table-cell table:style-name="ce5" table:formula="of:=[$case_00140_00100.$D6]+IF([.$A6]=&quot;Agenc_A&quot;;[.P$2];IF([.$A6]=&quot;Agenc_B&quot;;[.P$3];IF([.$A6]=&quot;Agenc_C&quot;;[.P$4];IF([.$A6]=&quot;Agenc_D&quot;;[.P$5];0))))" office:value-type="float" office:value="5226370" calcext:value-type="float">
            <text:p>5226370</text:p>
          </table:table-cell>
          <table:table-cell table:style-name="ce5" table:formula="of:=[$case_00140_00100.$C6]+IF([.$A6]=&quot;Agenc_A&quot;;[.Q$2];IF([.$A6]=&quot;Agenc_B&quot;;[.Q$3];IF([.$A6]=&quot;Agenc_C&quot;;[.Q$4];IF([.$A6]=&quot;Agenc_D&quot;;[.Q$5];0))))" office:value-type="float" office:value="1379580" calcext:value-type="float">
            <text:p>1379580</text:p>
          </table:table-cell>
          <table:table-cell table:style-name="ce5" table:formula="of:=[$case_00140_00100.$D6]+IF([.$A6]=&quot;Agenc_A&quot;;[.R$2];IF([.$A6]=&quot;Agenc_B&quot;;[.R$3];IF([.$A6]=&quot;Agenc_C&quot;;[.R$4];IF([.$A6]=&quot;Agenc_D&quot;;[.R$5];0))))" office:value-type="float" office:value="5226370" calcext:value-type="float">
            <text:p>5226370</text:p>
          </table:table-cell>
          <table:table-cell table:style-name="ce5" table:formula="of:=[$case_00140_00100.$C6]+IF([.$A6]=&quot;Agenc_A&quot;;[.S$2];IF([.$A6]=&quot;Agenc_B&quot;;[.S$3];IF([.$A6]=&quot;Agenc_C&quot;;[.S$4];IF([.$A6]=&quot;Agenc_D&quot;;[.S$5];0))))" office:value-type="float" office:value="1379600" calcext:value-type="float">
            <text:p>1379600</text:p>
          </table:table-cell>
          <table:table-cell table:style-name="ce5" table:formula="of:=[$case_00140_00100.$D6]+IF([.$A6]=&quot;Agenc_A&quot;;[.T$2];IF([.$A6]=&quot;Agenc_B&quot;;[.T$3];IF([.$A6]=&quot;Agenc_C&quot;;[.T$4];IF([.$A6]=&quot;Agenc_D&quot;;[.T$5];0))))" office:value-type="float" office:value="5226390" calcext:value-type="float">
            <text:p>5226390</text:p>
          </table:table-cell>
          <table:table-cell table:style-name="ce5" table:formula="of:=[$case_00140_00100.$C6]+IF([.$A6]=&quot;Agenc_A&quot;;[.U$2];IF([.$A6]=&quot;Agenc_B&quot;;[.U$3];IF([.$A6]=&quot;Agenc_C&quot;;[.U$4];IF([.$A6]=&quot;Agenc_D&quot;;[.U$5];0))))" office:value-type="float" office:value="1379600" calcext:value-type="float">
            <text:p>1379600</text:p>
          </table:table-cell>
          <table:table-cell table:style-name="ce5" table:formula="of:=[$case_00140_00100.$D6]+IF([.$A6]=&quot;Agenc_A&quot;;[.V$2];IF([.$A6]=&quot;Agenc_B&quot;;[.V$3];IF([.$A6]=&quot;Agenc_C&quot;;[.V$4];IF([.$A6]=&quot;Agenc_D&quot;;[.V$5];0))))" office:value-type="float" office:value="5226400" calcext:value-type="float">
            <text:p>5226400</text:p>
          </table:table-cell>
          <table:table-cell table:style-name="ce4" table:formula="of:=CONCATENATE([.W$2];CHAR(13);&quot;    &quot;;&quot;'&quot;;[.J6];&quot;',&quot;;CHAR(13);&quot;    'SRID=3946;LINESTRING(&quot;;[.K6];&quot; &quot;;[.L6];&quot;,&quot;;[.M6];&quot; &quot;;[.N6];&quot;,&quot;;[.O6];&quot; &quot;;[.P6];&quot;,&quot;;[.Q6];&quot; &quot;;[.R6];&quot;,&quot;;[.S6];&quot; &quot;;[.T6];&quot;,&quot;;[.U6];&quot; &quot;;[.V6];&quot;)');&quot;;CHAR(13))" office:value-type="string" office:string-value="INSERT INTO &#13;  bordure (&#13;    id,&#13;    geometry_asewkt)&#13;  VALUES (&#13;    'M11_Bordure02',&#13;    'SRID=3946;LINESTRING(1379540 5226400,1379540 5226380,1379550 5226370,1379580 5226370,1379600 5226390,1379600 5226400)');&#13;" calcext:value-type="string">
            <text:p>INSERT INTO  <text:s/>bordure ( <text:s text:c="3"/>id, <text:s text:c="3"/>geometry_asewkt) <text:s/>VALUES ( <text:s text:c="3"/>'M11_Bordure02', <text:s text:c="3"/>'SRID=3946;LINESTRING(1379540 5226400,1379540 5226380,1379550 5226370,1379580 5226370,1379600 5226390,1379600 5226400)');</text:p>
          </table:table-cell>
          <table:table-cell table:style-name="ce5" table:formula="of:=CONCATENATE([$case_00140_00100.$A6];[.X$2])" office:value-type="string" office:string-value="M11_Bordure03" calcext:value-type="string">
            <text:p>M11_Bordure03</text:p>
          </table:table-cell>
          <table:table-cell table:style-name="ce5" table:formula="of:=[$case_00140_00100.$C6]+IF([.$A6]=&quot;Agenc_A&quot;;[.Y$2];IF([.$A6]=&quot;Agenc_B&quot;;[.Y$3];IF([.$A6]=&quot;Agenc_C&quot;;[.Y$4];IF([.$A6]=&quot;Agenc_D&quot;;[.Y$5];0))))" office:value-type="float" office:value="1379610" calcext:value-type="float">
            <text:p>1379610</text:p>
          </table:table-cell>
          <table:table-cell table:style-name="ce5" table:formula="of:=[$case_00140_00100.$D6]+IF([.$A6]=&quot;Agenc_A&quot;;[.Z$2];IF([.$A6]=&quot;Agenc_B&quot;;[.Z$3];IF([.$A6]=&quot;Agenc_C&quot;;[.Z$4];IF([.$A6]=&quot;Agenc_D&quot;;[.Z$5];0))))" office:value-type="float" office:value="5226400" calcext:value-type="float">
            <text:p>5226400</text:p>
          </table:table-cell>
          <table:table-cell table:style-name="ce5" table:formula="of:=[$case_00140_00100.$C6]+IF([.$A6]=&quot;Agenc_A&quot;;[.AA$2];IF([.$A6]=&quot;Agenc_B&quot;;[.AA$3];IF([.$A6]=&quot;Agenc_C&quot;;[.AA$4];IF([.$A6]=&quot;Agenc_D&quot;;[.AA$5];0))))" office:value-type="float" office:value="1379610" calcext:value-type="float">
            <text:p>1379610</text:p>
          </table:table-cell>
          <table:table-cell table:style-name="ce5" table:formula="of:=[$case_00140_00100.$D6]+IF([.$A6]=&quot;Agenc_A&quot;;[.AB$2];IF([.$A6]=&quot;Agenc_B&quot;;[.AB$3];IF([.$A6]=&quot;Agenc_C&quot;;[.AB$4];IF([.$A6]=&quot;Agenc_D&quot;;[.AB$5];0))))" office:value-type="float" office:value="5226390" calcext:value-type="float">
            <text:p>5226390</text:p>
          </table:table-cell>
          <table:table-cell table:style-name="ce5" table:formula="of:=[$case_00140_00100.$C6]+IF([.$A6]=&quot;Agenc_A&quot;;[.AC$2];IF([.$A6]=&quot;Agenc_B&quot;;[.AC$3];IF([.$A6]=&quot;Agenc_C&quot;;[.AC$4];IF([.$A6]=&quot;Agenc_D&quot;;[.AC$5];0))))" office:value-type="float" office:value="1379630" calcext:value-type="float">
            <text:p>1379630</text:p>
          </table:table-cell>
          <table:table-cell table:style-name="ce5" table:formula="of:=[$case_00140_00100.$D6]+IF([.$A6]=&quot;Agenc_A&quot;;[.AD$2];IF([.$A6]=&quot;Agenc_B&quot;;[.AD$3];IF([.$A6]=&quot;Agenc_C&quot;;[.AD$4];IF([.$A6]=&quot;Agenc_D&quot;;[.AD$5];0))))" office:value-type="float" office:value="5226390" calcext:value-type="float">
            <text:p>5226390</text:p>
          </table:table-cell>
          <table:table-cell table:style-name="ce4" table:formula="of:=CONCATENATE([.AE$2];CHAR(13);&quot;    &quot;;&quot;'&quot;;[.X6];&quot;',&quot;;CHAR(13);&quot;    'SRID=3946;LINESTRING(&quot;;[.Y6];&quot; &quot;;[.Z6];&quot;,&quot;;[.AA6];&quot; &quot;;[.AB6];&quot;,&quot;;[.AC6];&quot; &quot;;[.AD6];&quot;)');&quot;;CHAR(13))" office:value-type="string" office:string-value="INSERT INTO &#13;  bordure (&#13;    id,&#13;    geometry_asewkt)&#13;  VALUES (&#13;    'M11_Bordure03',&#13;    'SRID=3946;LINESTRING(1379610 5226400,1379610 5226390,1379630 5226390)');&#13;" calcext:value-type="string">
            <text:p>INSERT INTO  <text:s/>bordure ( <text:s text:c="3"/>id, <text:s text:c="3"/>geometry_asewkt) <text:s/>VALUES ( <text:s text:c="3"/>'M11_Bordure03', <text:s text:c="3"/>'SRID=3946;LINESTRING(1379610 5226400,1379610 5226390,1379630 5226390)');</text:p>
          </table:table-cell>
          <table:table-cell table:style-name="ce5" table:formula="of:=CONCATENATE([$case_00140_00100.$A6];[.AF$2])" office:value-type="string" office:string-value="M11_Bordure04" calcext:value-type="string">
            <text:p>M11_Bordure04</text:p>
          </table:table-cell>
          <table:table-cell table:style-name="ce5" table:formula="of:=[$case_00140_00100.$C6]+IF([.$A6]=&quot;Agenc_A&quot;;[.AG$2];IF([.$A6]=&quot;Agenc_B&quot;;[.AG$3];IF([.$A6]=&quot;Agenc_C&quot;;[.AG$4];IF([.$A6]=&quot;Agenc_D&quot;;[.AG$5];0))))" office:value-type="float" office:value="1379640" calcext:value-type="float">
            <text:p>1379640</text:p>
          </table:table-cell>
          <table:table-cell table:style-name="ce5" table:formula="of:=[$case_00140_00100.$D6]+IF([.$A6]=&quot;Agenc_A&quot;;[.AH$2];IF([.$A6]=&quot;Agenc_B&quot;;[.AH$3];IF([.$A6]=&quot;Agenc_C&quot;;[.AH$4];IF([.$A6]=&quot;Agenc_D&quot;;[.AH$5];0))))" office:value-type="float" office:value="5226380" calcext:value-type="float">
            <text:p>5226380</text:p>
          </table:table-cell>
          <table:table-cell table:style-name="ce5" table:formula="of:=[$case_00140_00100.$C6]+IF([.$A6]=&quot;Agenc_A&quot;;[.AI$2];IF([.$A6]=&quot;Agenc_B&quot;;[.AI$3];IF([.$A6]=&quot;Agenc_C&quot;;[.AI$4];IF([.$A6]=&quot;Agenc_D&quot;;[.AI$5];0))))" office:value-type="float" office:value="1379630" calcext:value-type="float">
            <text:p>1379630</text:p>
          </table:table-cell>
          <table:table-cell table:style-name="ce5" table:formula="of:=[$case_00140_00100.$D6]+IF([.$A6]=&quot;Agenc_A&quot;;[.AJ$2];IF([.$A6]=&quot;Agenc_B&quot;;[.AJ$3];IF([.$A6]=&quot;Agenc_C&quot;;[.AJ$4];IF([.$A6]=&quot;Agenc_D&quot;;[.AJ$5];0))))" office:value-type="float" office:value="5226390" calcext:value-type="float">
            <text:p>5226390</text:p>
          </table:table-cell>
          <table:table-cell table:style-name="ce4" table:formula="of:=CONCATENATE([.AK$2];CHAR(13);&quot;    &quot;;&quot;'&quot;;[.AF6];&quot;',&quot;;CHAR(13);&quot;    'SRID=3946;LINESTRING(&quot;;[.AG6];&quot; &quot;;[.AH6];&quot;,&quot;;[.AI6];&quot; &quot;;[.AJ6];&quot;)');&quot;;CHAR(13))" office:value-type="string" office:string-value="INSERT INTO &#13;  bordure (&#13;    id,&#13;    geometry_asewkt)&#13;  VALUES (&#13;    'M11_Bordure04',&#13;    'SRID=3946;LINESTRING(1379640 5226380,1379630 5226390)');&#13;" calcext:value-type="string">
            <text:p>INSERT INTO  <text:s/>bordure ( <text:s text:c="3"/>id, <text:s text:c="3"/>geometry_asewkt) <text:s/>VALUES ( <text:s text:c="3"/>'M11_Bordure04', <text:s text:c="3"/>'SRID=3946;LINESTRING(1379640 5226380,1379630 5226390)');</text:p>
          </table:table-cell>
          <table:table-cell table:style-name="ce5" table:formula="of:=CONCATENATE([$case_00140_00100.$A6];[.AL$2])" office:value-type="string" office:string-value="M11_Bordure05" calcext:value-type="string">
            <text:p>M11_Bordure05</text:p>
          </table:table-cell>
          <table:table-cell table:style-name="ce5" table:formula="of:=[$case_00140_00100.$C6]+IF([.$A6]=&quot;Agenc_A&quot;;[.AM$2];IF([.$A6]=&quot;Agenc_B&quot;;[.AM$3];IF([.$A6]=&quot;Agenc_C&quot;;[.AM$4];IF([.$A6]=&quot;Agenc_D&quot;;[.AM$5];0))))" office:value-type="float" office:value="1379630" calcext:value-type="float">
            <text:p>1379630</text:p>
          </table:table-cell>
          <table:table-cell table:style-name="ce5" table:formula="of:=[$case_00140_00100.$D6]+IF([.$A6]=&quot;Agenc_A&quot;;[.AN$2];IF([.$A6]=&quot;Agenc_B&quot;;[.AN$3];IF([.$A6]=&quot;Agenc_C&quot;;[.AN$4];IF([.$A6]=&quot;Agenc_D&quot;;[.AN$5];0))))" office:value-type="float" office:value="5226360" calcext:value-type="float">
            <text:p>5226360</text:p>
          </table:table-cell>
          <table:table-cell table:style-name="ce5" table:formula="of:=[$case_00140_00100.$C6]+IF([.$A6]=&quot;Agenc_A&quot;;[.AO$2];IF([.$A6]=&quot;Agenc_B&quot;;[.AO$3];IF([.$A6]=&quot;Agenc_C&quot;;[.AO$4];IF([.$A6]=&quot;Agenc_D&quot;;[.AO$5];0))))" office:value-type="float" office:value="1379620" calcext:value-type="float">
            <text:p>1379620</text:p>
          </table:table-cell>
          <table:table-cell table:style-name="ce5" table:formula="of:=[$case_00140_00100.$D6]+IF([.$A6]=&quot;Agenc_A&quot;;[.AP$2];IF([.$A6]=&quot;Agenc_B&quot;;[.AP$3];IF([.$A6]=&quot;Agenc_C&quot;;[.AP$4];IF([.$A6]=&quot;Agenc_D&quot;;[.AP$5];0))))" office:value-type="float" office:value="5226350" calcext:value-type="float">
            <text:p>5226350</text:p>
          </table:table-cell>
          <table:table-cell table:style-name="ce5" table:formula="of:=[$case_00140_00100.$C6]+IF([.$A6]=&quot;Agenc_A&quot;;[.AQ$2];IF([.$A6]=&quot;Agenc_B&quot;;[.AQ$3];IF([.$A6]=&quot;Agenc_C&quot;;[.AQ$4];IF([.$A6]=&quot;Agenc_D&quot;;[.AQ$5];0))))" office:value-type="float" office:value="1379620" calcext:value-type="float">
            <text:p>1379620</text:p>
          </table:table-cell>
          <table:table-cell table:style-name="ce5" table:formula="of:=[$case_00140_00100.$D6]+IF([.$A6]=&quot;Agenc_A&quot;;[.AR$2];IF([.$A6]=&quot;Agenc_B&quot;;[.AR$3];IF([.$A6]=&quot;Agenc_C&quot;;[.AR$4];IF([.$A6]=&quot;Agenc_D&quot;;[.AR$5];0))))" office:value-type="float" office:value="5226340" calcext:value-type="float">
            <text:p>5226340</text:p>
          </table:table-cell>
          <table:table-cell table:style-name="ce5" table:formula="of:=[$case_00140_00100.$C6]+IF([.$A6]=&quot;Agenc_A&quot;;[.AS$2];IF([.$A6]=&quot;Agenc_B&quot;;[.AS$3];IF([.$A6]=&quot;Agenc_C&quot;;[.AS$4];IF([.$A6]=&quot;Agenc_D&quot;;[.AS$5];0))))" office:value-type="float" office:value="1379630" calcext:value-type="float">
            <text:p>1379630</text:p>
          </table:table-cell>
          <table:table-cell table:style-name="ce5" table:formula="of:=[$case_00140_00100.$D6]+IF([.$A6]=&quot;Agenc_A&quot;;[.AT$2];IF([.$A6]=&quot;Agenc_B&quot;;[.AT$3];IF([.$A6]=&quot;Agenc_C&quot;;[.AT$4];IF([.$A6]=&quot;Agenc_D&quot;;[.AT$5];0))))" office:value-type="float" office:value="5226330" calcext:value-type="float">
            <text:p>5226330</text:p>
          </table:table-cell>
          <table:table-cell table:style-name="ce4" table:formula="of:=CONCATENATE([.AU$2];CHAR(13);&quot;    &quot;;&quot;'&quot;;[.AL6];&quot;',&quot;;CHAR(13);&quot;    'SRID=3946;LINESTRING(&quot;;[.AM6];&quot; &quot;;[.AN6];&quot;,&quot;;[.AO6];&quot; &quot;;[.AP6];&quot;,&quot;;[.AQ6];&quot; &quot;;[.AR6];&quot;,&quot;;[.AS6];&quot; &quot;;[.AT6];&quot;)');&quot;;CHAR(13))" office:value-type="string" office:string-value="INSERT INTO &#13;  bordure (&#13;    id,&#13;    geometry_asewkt)&#13;  VALUES (&#13;    'M11_Bordure05',&#13;    'SRID=3946;LINESTRING(1379630 5226360,1379620 5226350,1379620 5226340,1379630 5226330)');&#13;" calcext:value-type="string">
            <text:p>INSERT INTO  <text:s/>bordure ( <text:s text:c="3"/>id, <text:s text:c="3"/>geometry_asewkt) <text:s/>VALUES ( <text:s text:c="3"/>'M11_Bordure05', <text:s text:c="3"/>'SRID=3946;LINESTRING(1379630 5226360,1379620 5226350,1379620 5226340,1379630 5226330)');</text:p>
          </table:table-cell>
          <table:table-cell table:number-columns-repeated="977"/>
        </table:table-row>
        <table:table-row table:style-name="ro1">
          <table:table-cell table:formula="of:=[case_00140_00100.B7]" office:value-type="string" office:string-value="Agenc_B" calcext:value-type="string">
            <text:p>Agenc_B</text:p>
          </table:table-cell>
          <table:table-cell table:style-name="ce5" table:formula="of:=CONCATENATE([$case_00140_00100.$A7];[.B$2])" office:value-type="string" office:string-value="M12_Bordure01" calcext:value-type="string">
            <text:p>M12_Bordure01</text:p>
          </table:table-cell>
          <table:table-cell table:style-name="ce5" table:formula="of:=[$case_00140_00100.$C7]+IF([.$A7]=&quot;Agenc_A&quot;;[.C$2];IF([.$A7]=&quot;Agenc_B&quot;;[.C$3];IF([.$A7]=&quot;Agenc_C&quot;;[.C$4];IF([.$A7]=&quot;Agenc_D&quot;;[.C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D$2];IF([.$A7]=&quot;Agenc_B&quot;;[.D$3];IF([.$A7]=&quot;Agenc_C&quot;;[.D$4];IF([.$A7]=&quot;Agenc_D&quot;;[.D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E$2];IF([.$A7]=&quot;Agenc_B&quot;;[.E$3];IF([.$A7]=&quot;Agenc_C&quot;;[.E$4];IF([.$A7]=&quot;Agenc_D&quot;;[.E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F$2];IF([.$A7]=&quot;Agenc_B&quot;;[.F$3];IF([.$A7]=&quot;Agenc_C&quot;;[.F$4];IF([.$A7]=&quot;Agenc_D&quot;;[.F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G$2];IF([.$A7]=&quot;Agenc_B&quot;;[.G$3];IF([.$A7]=&quot;Agenc_C&quot;;[.G$4];IF([.$A7]=&quot;Agenc_D&quot;;[.G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H$2];IF([.$A7]=&quot;Agenc_B&quot;;[.H$3];IF([.$A7]=&quot;Agenc_C&quot;;[.H$4];IF([.$A7]=&quot;Agenc_D&quot;;[.H$5];0))))" office:value-type="float" office:value="5226300" calcext:value-type="float">
            <text:p>5226300</text:p>
          </table:table-cell>
          <table:table-cell table:style-name="ce4" table:formula="of:=CONCATENATE([.I$2];CHAR(13);&quot;    &quot;;&quot;'&quot;;[.B7];&quot;',&quot;;CHAR(13);&quot;    'SRID=3946;LINESTRING(&quot;;[.C7];&quot; &quot;;[.D7];&quot;,&quot;;[.E7];&quot; &quot;;[.F7];&quot;,&quot;;[.G7];&quot; &quot;;[.H7];&quot;)');&quot;;CHAR(13))" office:value-type="string" office:string-value="INSERT INTO &#13;  bordure (&#13;    id,&#13;    geometry_asewkt)&#13;  VALUES (&#13;    'M12_Bordure01',&#13;    'SRID=3946;LINESTRING(1379640 5226300,1379640 5226300,1379640 5226300)');&#13;" calcext:value-type="string">
            <text:p>INSERT INTO  <text:s/>bordure ( <text:s text:c="3"/>id, <text:s text:c="3"/>geometry_asewkt) <text:s/>VALUES ( <text:s text:c="3"/>'M12_Bordure01', <text:s text:c="3"/>'SRID=3946;LINESTRING(1379640 5226300,1379640 5226300,1379640 5226300)');</text:p>
          </table:table-cell>
          <table:table-cell table:style-name="ce5" table:formula="of:=CONCATENATE([$case_00140_00100.$A7];[.J$2])" office:value-type="string" office:string-value="M12_Bordure02" calcext:value-type="string">
            <text:p>M12_Bordure02</text:p>
          </table:table-cell>
          <table:table-cell table:style-name="ce5" table:formula="of:=[$case_00140_00100.$C7]+IF([.$A7]=&quot;Agenc_A&quot;;[.K$2];IF([.$A7]=&quot;Agenc_B&quot;;[.K$3];IF([.$A7]=&quot;Agenc_C&quot;;[.K$4];IF([.$A7]=&quot;Agenc_D&quot;;[.K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L$2];IF([.$A7]=&quot;Agenc_B&quot;;[.L$3];IF([.$A7]=&quot;Agenc_C&quot;;[.L$4];IF([.$A7]=&quot;Agenc_D&quot;;[.L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M$2];IF([.$A7]=&quot;Agenc_B&quot;;[.M$3];IF([.$A7]=&quot;Agenc_C&quot;;[.M$4];IF([.$A7]=&quot;Agenc_D&quot;;[.M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N$2];IF([.$A7]=&quot;Agenc_B&quot;;[.N$3];IF([.$A7]=&quot;Agenc_C&quot;;[.N$4];IF([.$A7]=&quot;Agenc_D&quot;;[.N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O$2];IF([.$A7]=&quot;Agenc_B&quot;;[.O$3];IF([.$A7]=&quot;Agenc_C&quot;;[.O$4];IF([.$A7]=&quot;Agenc_D&quot;;[.O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P$2];IF([.$A7]=&quot;Agenc_B&quot;;[.P$3];IF([.$A7]=&quot;Agenc_C&quot;;[.P$4];IF([.$A7]=&quot;Agenc_D&quot;;[.P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Q$2];IF([.$A7]=&quot;Agenc_B&quot;;[.Q$3];IF([.$A7]=&quot;Agenc_C&quot;;[.Q$4];IF([.$A7]=&quot;Agenc_D&quot;;[.Q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R$2];IF([.$A7]=&quot;Agenc_B&quot;;[.R$3];IF([.$A7]=&quot;Agenc_C&quot;;[.R$4];IF([.$A7]=&quot;Agenc_D&quot;;[.R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S$2];IF([.$A7]=&quot;Agenc_B&quot;;[.S$3];IF([.$A7]=&quot;Agenc_C&quot;;[.S$4];IF([.$A7]=&quot;Agenc_D&quot;;[.S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T$2];IF([.$A7]=&quot;Agenc_B&quot;;[.T$3];IF([.$A7]=&quot;Agenc_C&quot;;[.T$4];IF([.$A7]=&quot;Agenc_D&quot;;[.T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U$2];IF([.$A7]=&quot;Agenc_B&quot;;[.U$3];IF([.$A7]=&quot;Agenc_C&quot;;[.U$4];IF([.$A7]=&quot;Agenc_D&quot;;[.U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V$2];IF([.$A7]=&quot;Agenc_B&quot;;[.V$3];IF([.$A7]=&quot;Agenc_C&quot;;[.V$4];IF([.$A7]=&quot;Agenc_D&quot;;[.V$5];0))))" office:value-type="float" office:value="5226300" calcext:value-type="float">
            <text:p>5226300</text:p>
          </table:table-cell>
          <table:table-cell table:style-name="ce4" table:formula="of:=CONCATENATE([.W$2];CHAR(13);&quot;    &quot;;&quot;'&quot;;[.J7];&quot;',&quot;;CHAR(13);&quot;    'SRID=3946;LINESTRING(&quot;;[.K7];&quot; &quot;;[.L7];&quot;,&quot;;[.M7];&quot; &quot;;[.N7];&quot;,&quot;;[.O7];&quot; &quot;;[.P7];&quot;,&quot;;[.Q7];&quot; &quot;;[.R7];&quot;,&quot;;[.S7];&quot; &quot;;[.T7];&quot;,&quot;;[.U7];&quot; &quot;;[.V7];&quot;)');&quot;;CHAR(13))" office:value-type="string" office:string-value="INSERT INTO &#13;  bordure (&#13;    id,&#13;    geometry_asewkt)&#13;  VALUES (&#13;    'M12_Bordure02',&#13;    'SRID=3946;LINESTRING(1379640 5226300,1379640 5226300,1379640 5226300,1379640 5226300,1379640 5226300,1379640 5226300)');&#13;" calcext:value-type="string">
            <text:p>INSERT INTO  <text:s/>bordure ( <text:s text:c="3"/>id, <text:s text:c="3"/>geometry_asewkt) <text:s/>VALUES ( <text:s text:c="3"/>'M12_Bordure02', <text:s text:c="3"/>'SRID=3946;LINESTRING(1379640 5226300,1379640 5226300,1379640 5226300,1379640 5226300,1379640 5226300,1379640 5226300)');</text:p>
          </table:table-cell>
          <table:table-cell table:style-name="ce5" table:formula="of:=CONCATENATE([$case_00140_00100.$A7];[.X$2])" office:value-type="string" office:string-value="M12_Bordure03" calcext:value-type="string">
            <text:p>M12_Bordure03</text:p>
          </table:table-cell>
          <table:table-cell table:style-name="ce5" table:formula="of:=[$case_00140_00100.$C7]+IF([.$A7]=&quot;Agenc_A&quot;;[.Y$2];IF([.$A7]=&quot;Agenc_B&quot;;[.Y$3];IF([.$A7]=&quot;Agenc_C&quot;;[.Y$4];IF([.$A7]=&quot;Agenc_D&quot;;[.Y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Z$2];IF([.$A7]=&quot;Agenc_B&quot;;[.Z$3];IF([.$A7]=&quot;Agenc_C&quot;;[.Z$4];IF([.$A7]=&quot;Agenc_D&quot;;[.Z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AA$2];IF([.$A7]=&quot;Agenc_B&quot;;[.AA$3];IF([.$A7]=&quot;Agenc_C&quot;;[.AA$4];IF([.$A7]=&quot;Agenc_D&quot;;[.AA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AB$2];IF([.$A7]=&quot;Agenc_B&quot;;[.AB$3];IF([.$A7]=&quot;Agenc_C&quot;;[.AB$4];IF([.$A7]=&quot;Agenc_D&quot;;[.AB$5];0))))" office:value-type="float" office:value="5226300" calcext:value-type="float">
            <text:p>5226300</text:p>
          </table:table-cell>
          <table:table-cell table:style-name="ce5" table:formula="of:=[$case_00140_00100.$C7]+IF([.$A7]=&quot;Agenc_A&quot;;[.AC$2];IF([.$A7]=&quot;Agenc_B&quot;;[.AC$3];IF([.$A7]=&quot;Agenc_C&quot;;[.AC$4];IF([.$A7]=&quot;Agenc_D&quot;;[.AC$5];0))))" office:value-type="float" office:value="1379640" calcext:value-type="float">
            <text:p>1379640</text:p>
          </table:table-cell>
          <table:table-cell table:style-name="ce5" table:formula="of:=[$case_00140_00100.$D7]+IF([.$A7]=&quot;Agenc_A&quot;;[.AD$2];IF([.$A7]=&quot;Agenc_B&quot;;[.AD$3];IF([.$A7]=&quot;Agenc_C&quot;;[.AD$4];IF([.$A7]=&quot;Agenc_D&quot;;[.AD$5];0))))" office:value-type="float" office:value="5226300" calcext:value-type="float">
            <text:p>5226300</text:p>
          </table:table-cell>
          <table:table-cell table:style-name="ce4" table:formula="of:=CONCATENATE([.AE$2];CHAR(13);&quot;    &quot;;&quot;'&quot;;[.X7];&quot;',&quot;;CHAR(13);&quot;    'SRID=3946;LINESTRING(&quot;;[.Y7];&quot; &quot;;[.Z7];&quot;,&quot;;[.AA7];&quot; &quot;;[.AB7];&quot;,&quot;;[.AC7];&quot; &quot;;[.AD7];&quot;)');&quot;;CHAR(13))" office:value-type="string" office:string-value="INSERT INTO &#13;  bordure (&#13;    id,&#13;    geometry_asewkt)&#13;  VALUES (&#13;    'M12_Bordure03',&#13;    'SRID=3946;LINESTRING(1379640 5226300,1379640 5226300,1379640 5226300)');&#13;" calcext:value-type="string">
            <text:p>INSERT INTO  <text:s/>bordure ( <text:s text:c="3"/>id, <text:s text:c="3"/>geometry_asewkt) <text:s/>VALUES ( <text:s text:c="3"/>'M12_Bordure03', <text:s text:c="3"/>'SRID=3946;LINESTRING(1379640 5226300,1379640 5226300,1379640 5226300)');</text:p>
          </table:table-cell>
          <table:table-cell table:number-columns-repeated="993"/>
        </table:table-row>
        <table:table-row table:style-name="ro1">
          <table:table-cell table:formula="of:=[case_00140_00100.B8]" office:value-type="string" office:string-value="Agenc_C" calcext:value-type="string">
            <text:p>Agenc_C</text:p>
          </table:table-cell>
          <table:table-cell table:style-name="ce5" table:formula="of:=CONCATENATE([$case_00140_00100.$A8];[.B$2])" office:value-type="string" office:string-value="M13_Bordure01" calcext:value-type="string">
            <text:p>M13_Bordure01</text:p>
          </table:table-cell>
          <table:table-cell table:style-name="ce5" table:formula="of:=[$case_00140_00100.$C8]+IF([.$A8]=&quot;Agenc_A&quot;;[.C$2];IF([.$A8]=&quot;Agenc_B&quot;;[.C$3];IF([.$A8]=&quot;Agenc_C&quot;;[.C$4];IF([.$A8]=&quot;Agenc_D&quot;;[.C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D$2];IF([.$A8]=&quot;Agenc_B&quot;;[.D$3];IF([.$A8]=&quot;Agenc_C&quot;;[.D$4];IF([.$A8]=&quot;Agenc_D&quot;;[.D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E$2];IF([.$A8]=&quot;Agenc_B&quot;;[.E$3];IF([.$A8]=&quot;Agenc_C&quot;;[.E$4];IF([.$A8]=&quot;Agenc_D&quot;;[.E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F$2];IF([.$A8]=&quot;Agenc_B&quot;;[.F$3];IF([.$A8]=&quot;Agenc_C&quot;;[.F$4];IF([.$A8]=&quot;Agenc_D&quot;;[.F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G$2];IF([.$A8]=&quot;Agenc_B&quot;;[.G$3];IF([.$A8]=&quot;Agenc_C&quot;;[.G$4];IF([.$A8]=&quot;Agenc_D&quot;;[.G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H$2];IF([.$A8]=&quot;Agenc_B&quot;;[.H$3];IF([.$A8]=&quot;Agenc_C&quot;;[.H$4];IF([.$A8]=&quot;Agenc_D&quot;;[.H$5];0))))" office:value-type="float" office:value="5226300" calcext:value-type="float">
            <text:p>5226300</text:p>
          </table:table-cell>
          <table:table-cell table:style-name="ce4" table:formula="of:=CONCATENATE([.I$2];CHAR(13);&quot;    &quot;;&quot;'&quot;;[.B8];&quot;',&quot;;CHAR(13);&quot;    'SRID=3946;LINESTRING(&quot;;[.C8];&quot; &quot;;[.D8];&quot;,&quot;;[.E8];&quot; &quot;;[.F8];&quot;,&quot;;[.G8];&quot; &quot;;[.H8];&quot;)');&quot;;CHAR(13))" office:value-type="string" office:string-value="INSERT INTO &#13;  bordure (&#13;    id,&#13;    geometry_asewkt)&#13;  VALUES (&#13;    'M13_Bordure01',&#13;    'SRID=3946;LINESTRING(1379780 5226300,1379780 5226300,1379780 5226300)');&#13;" calcext:value-type="string">
            <text:p>INSERT INTO  <text:s/>bordure ( <text:s text:c="3"/>id, <text:s text:c="3"/>geometry_asewkt) <text:s/>VALUES ( <text:s text:c="3"/>'M13_Bordure01', <text:s text:c="3"/>'SRID=3946;LINESTRING(1379780 5226300,1379780 5226300,1379780 5226300)');</text:p>
          </table:table-cell>
          <table:table-cell table:style-name="ce5" table:formula="of:=CONCATENATE([$case_00140_00100.$A8];[.J$2])" office:value-type="string" office:string-value="M13_Bordure02" calcext:value-type="string">
            <text:p>M13_Bordure02</text:p>
          </table:table-cell>
          <table:table-cell table:style-name="ce5" table:formula="of:=[$case_00140_00100.$C8]+IF([.$A8]=&quot;Agenc_A&quot;;[.K$2];IF([.$A8]=&quot;Agenc_B&quot;;[.K$3];IF([.$A8]=&quot;Agenc_C&quot;;[.K$4];IF([.$A8]=&quot;Agenc_D&quot;;[.K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L$2];IF([.$A8]=&quot;Agenc_B&quot;;[.L$3];IF([.$A8]=&quot;Agenc_C&quot;;[.L$4];IF([.$A8]=&quot;Agenc_D&quot;;[.L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M$2];IF([.$A8]=&quot;Agenc_B&quot;;[.M$3];IF([.$A8]=&quot;Agenc_C&quot;;[.M$4];IF([.$A8]=&quot;Agenc_D&quot;;[.M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N$2];IF([.$A8]=&quot;Agenc_B&quot;;[.N$3];IF([.$A8]=&quot;Agenc_C&quot;;[.N$4];IF([.$A8]=&quot;Agenc_D&quot;;[.N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O$2];IF([.$A8]=&quot;Agenc_B&quot;;[.O$3];IF([.$A8]=&quot;Agenc_C&quot;;[.O$4];IF([.$A8]=&quot;Agenc_D&quot;;[.O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P$2];IF([.$A8]=&quot;Agenc_B&quot;;[.P$3];IF([.$A8]=&quot;Agenc_C&quot;;[.P$4];IF([.$A8]=&quot;Agenc_D&quot;;[.P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Q$2];IF([.$A8]=&quot;Agenc_B&quot;;[.Q$3];IF([.$A8]=&quot;Agenc_C&quot;;[.Q$4];IF([.$A8]=&quot;Agenc_D&quot;;[.Q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R$2];IF([.$A8]=&quot;Agenc_B&quot;;[.R$3];IF([.$A8]=&quot;Agenc_C&quot;;[.R$4];IF([.$A8]=&quot;Agenc_D&quot;;[.R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S$2];IF([.$A8]=&quot;Agenc_B&quot;;[.S$3];IF([.$A8]=&quot;Agenc_C&quot;;[.S$4];IF([.$A8]=&quot;Agenc_D&quot;;[.S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T$2];IF([.$A8]=&quot;Agenc_B&quot;;[.T$3];IF([.$A8]=&quot;Agenc_C&quot;;[.T$4];IF([.$A8]=&quot;Agenc_D&quot;;[.T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U$2];IF([.$A8]=&quot;Agenc_B&quot;;[.U$3];IF([.$A8]=&quot;Agenc_C&quot;;[.U$4];IF([.$A8]=&quot;Agenc_D&quot;;[.U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V$2];IF([.$A8]=&quot;Agenc_B&quot;;[.V$3];IF([.$A8]=&quot;Agenc_C&quot;;[.V$4];IF([.$A8]=&quot;Agenc_D&quot;;[.V$5];0))))" office:value-type="float" office:value="5226300" calcext:value-type="float">
            <text:p>5226300</text:p>
          </table:table-cell>
          <table:table-cell table:style-name="ce4" table:formula="of:=CONCATENATE([.W$2];CHAR(13);&quot;    &quot;;&quot;'&quot;;[.J8];&quot;',&quot;;CHAR(13);&quot;    'SRID=3946;LINESTRING(&quot;;[.K8];&quot; &quot;;[.L8];&quot;,&quot;;[.M8];&quot; &quot;;[.N8];&quot;,&quot;;[.O8];&quot; &quot;;[.P8];&quot;,&quot;;[.Q8];&quot; &quot;;[.R8];&quot;,&quot;;[.S8];&quot; &quot;;[.T8];&quot;,&quot;;[.U8];&quot; &quot;;[.V8];&quot;)');&quot;;CHAR(13))" office:value-type="string" office:string-value="INSERT INTO &#13;  bordure (&#13;    id,&#13;    geometry_asewkt)&#13;  VALUES (&#13;    'M13_Bordure02',&#13;    'SRID=3946;LINESTRING(1379780 5226300,1379780 5226300,1379780 5226300,1379780 5226300,1379780 5226300,1379780 5226300)');&#13;" calcext:value-type="string">
            <text:p>INSERT INTO  <text:s/>bordure ( <text:s text:c="3"/>id, <text:s text:c="3"/>geometry_asewkt) <text:s/>VALUES ( <text:s text:c="3"/>'M13_Bordure02', <text:s text:c="3"/>'SRID=3946;LINESTRING(1379780 5226300,1379780 5226300,1379780 5226300,1379780 5226300,1379780 5226300,1379780 5226300)');</text:p>
          </table:table-cell>
          <table:table-cell table:style-name="ce5" table:formula="of:=CONCATENATE([$case_00140_00100.$A8];[.X$2])" office:value-type="string" office:string-value="M13_Bordure03" calcext:value-type="string">
            <text:p>M13_Bordure03</text:p>
          </table:table-cell>
          <table:table-cell table:style-name="ce5" table:formula="of:=[$case_00140_00100.$C8]+IF([.$A8]=&quot;Agenc_A&quot;;[.Y$2];IF([.$A8]=&quot;Agenc_B&quot;;[.Y$3];IF([.$A8]=&quot;Agenc_C&quot;;[.Y$4];IF([.$A8]=&quot;Agenc_D&quot;;[.Y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Z$2];IF([.$A8]=&quot;Agenc_B&quot;;[.Z$3];IF([.$A8]=&quot;Agenc_C&quot;;[.Z$4];IF([.$A8]=&quot;Agenc_D&quot;;[.Z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AA$2];IF([.$A8]=&quot;Agenc_B&quot;;[.AA$3];IF([.$A8]=&quot;Agenc_C&quot;;[.AA$4];IF([.$A8]=&quot;Agenc_D&quot;;[.AA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AB$2];IF([.$A8]=&quot;Agenc_B&quot;;[.AB$3];IF([.$A8]=&quot;Agenc_C&quot;;[.AB$4];IF([.$A8]=&quot;Agenc_D&quot;;[.AB$5];0))))" office:value-type="float" office:value="5226300" calcext:value-type="float">
            <text:p>5226300</text:p>
          </table:table-cell>
          <table:table-cell table:style-name="ce5" table:formula="of:=[$case_00140_00100.$C8]+IF([.$A8]=&quot;Agenc_A&quot;;[.AC$2];IF([.$A8]=&quot;Agenc_B&quot;;[.AC$3];IF([.$A8]=&quot;Agenc_C&quot;;[.AC$4];IF([.$A8]=&quot;Agenc_D&quot;;[.AC$5];0))))" office:value-type="float" office:value="1379780" calcext:value-type="float">
            <text:p>1379780</text:p>
          </table:table-cell>
          <table:table-cell table:style-name="ce5" table:formula="of:=[$case_00140_00100.$D8]+IF([.$A8]=&quot;Agenc_A&quot;;[.AD$2];IF([.$A8]=&quot;Agenc_B&quot;;[.AD$3];IF([.$A8]=&quot;Agenc_C&quot;;[.AD$4];IF([.$A8]=&quot;Agenc_D&quot;;[.AD$5];0))))" office:value-type="float" office:value="5226300" calcext:value-type="float">
            <text:p>5226300</text:p>
          </table:table-cell>
          <table:table-cell table:style-name="ce4" table:formula="of:=CONCATENATE([.AE$2];CHAR(13);&quot;    &quot;;&quot;'&quot;;[.X8];&quot;',&quot;;CHAR(13);&quot;    'SRID=3946;LINESTRING(&quot;;[.Y8];&quot; &quot;;[.Z8];&quot;,&quot;;[.AA8];&quot; &quot;;[.AB8];&quot;,&quot;;[.AC8];&quot; &quot;;[.AD8];&quot;)');&quot;;CHAR(13))" office:value-type="string" office:string-value="INSERT INTO &#13;  bordure (&#13;    id,&#13;    geometry_asewkt)&#13;  VALUES (&#13;    'M13_Bordure03',&#13;    'SRID=3946;LINESTRING(1379780 5226300,1379780 5226300,1379780 5226300)');&#13;" calcext:value-type="string">
            <text:p>INSERT INTO  <text:s/>bordure ( <text:s text:c="3"/>id, <text:s text:c="3"/>geometry_asewkt) <text:s/>VALUES ( <text:s text:c="3"/>'M13_Bordure03', <text:s text:c="3"/>'SRID=3946;LINESTRING(1379780 5226300,1379780 5226300,1379780 5226300)');</text:p>
          </table:table-cell>
          <table:table-cell table:number-columns-repeated="993"/>
        </table:table-row>
        <table:table-row table:style-name="ro1">
          <table:table-cell table:formula="of:=[case_00140_00100.B9]" office:value-type="string" office:string-value="Agenc_D" calcext:value-type="string">
            <text:p>Agenc_D</text:p>
          </table:table-cell>
          <table:table-cell table:style-name="ce5" table:formula="of:=CONCATENATE([$case_00140_00100.$A9];[.B$2])" office:value-type="string" office:string-value="M14_Bordure01" calcext:value-type="string">
            <text:p>M14_Bordure01</text:p>
          </table:table-cell>
          <table:table-cell table:style-name="ce5" table:formula="of:=[$case_00140_00100.$C9]+IF([.$A9]=&quot;Agenc_A&quot;;[.C$2];IF([.$A9]=&quot;Agenc_B&quot;;[.C$3];IF([.$A9]=&quot;Agenc_C&quot;;[.C$4];IF([.$A9]=&quot;Agenc_D&quot;;[.C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D$2];IF([.$A9]=&quot;Agenc_B&quot;;[.D$3];IF([.$A9]=&quot;Agenc_C&quot;;[.D$4];IF([.$A9]=&quot;Agenc_D&quot;;[.D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E$2];IF([.$A9]=&quot;Agenc_B&quot;;[.E$3];IF([.$A9]=&quot;Agenc_C&quot;;[.E$4];IF([.$A9]=&quot;Agenc_D&quot;;[.E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F$2];IF([.$A9]=&quot;Agenc_B&quot;;[.F$3];IF([.$A9]=&quot;Agenc_C&quot;;[.F$4];IF([.$A9]=&quot;Agenc_D&quot;;[.F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G$2];IF([.$A9]=&quot;Agenc_B&quot;;[.G$3];IF([.$A9]=&quot;Agenc_C&quot;;[.G$4];IF([.$A9]=&quot;Agenc_D&quot;;[.G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H$2];IF([.$A9]=&quot;Agenc_B&quot;;[.H$3];IF([.$A9]=&quot;Agenc_C&quot;;[.H$4];IF([.$A9]=&quot;Agenc_D&quot;;[.H$5];0))))" office:value-type="float" office:value="5226300" calcext:value-type="float">
            <text:p>5226300</text:p>
          </table:table-cell>
          <table:table-cell table:style-name="ce4" table:formula="of:=CONCATENATE([.I$2];CHAR(13);&quot;    &quot;;&quot;'&quot;;[.B9];&quot;',&quot;;CHAR(13);&quot;    'SRID=3946;LINESTRING(&quot;;[.C9];&quot; &quot;;[.D9];&quot;,&quot;;[.E9];&quot; &quot;;[.F9];&quot;,&quot;;[.G9];&quot; &quot;;[.H9];&quot;)');&quot;;CHAR(13))" office:value-type="string" office:string-value="INSERT INTO &#13;  bordure (&#13;    id,&#13;    geometry_asewkt)&#13;  VALUES (&#13;    'M14_Bordure01',&#13;    'SRID=3946;LINESTRING(1379920 5226300,1379920 5226300,1379920 5226300)');&#13;" calcext:value-type="string">
            <text:p>INSERT INTO  <text:s/>bordure ( <text:s text:c="3"/>id, <text:s text:c="3"/>geometry_asewkt) <text:s/>VALUES ( <text:s text:c="3"/>'M14_Bordure01', <text:s text:c="3"/>'SRID=3946;LINESTRING(1379920 5226300,1379920 5226300,1379920 5226300)');</text:p>
          </table:table-cell>
          <table:table-cell table:style-name="ce5" table:formula="of:=CONCATENATE([$case_00140_00100.$A9];[.J$2])" office:value-type="string" office:string-value="M14_Bordure02" calcext:value-type="string">
            <text:p>M14_Bordure02</text:p>
          </table:table-cell>
          <table:table-cell table:style-name="ce5" table:formula="of:=[$case_00140_00100.$C9]+IF([.$A9]=&quot;Agenc_A&quot;;[.K$2];IF([.$A9]=&quot;Agenc_B&quot;;[.K$3];IF([.$A9]=&quot;Agenc_C&quot;;[.K$4];IF([.$A9]=&quot;Agenc_D&quot;;[.K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L$2];IF([.$A9]=&quot;Agenc_B&quot;;[.L$3];IF([.$A9]=&quot;Agenc_C&quot;;[.L$4];IF([.$A9]=&quot;Agenc_D&quot;;[.L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M$2];IF([.$A9]=&quot;Agenc_B&quot;;[.M$3];IF([.$A9]=&quot;Agenc_C&quot;;[.M$4];IF([.$A9]=&quot;Agenc_D&quot;;[.M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N$2];IF([.$A9]=&quot;Agenc_B&quot;;[.N$3];IF([.$A9]=&quot;Agenc_C&quot;;[.N$4];IF([.$A9]=&quot;Agenc_D&quot;;[.N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O$2];IF([.$A9]=&quot;Agenc_B&quot;;[.O$3];IF([.$A9]=&quot;Agenc_C&quot;;[.O$4];IF([.$A9]=&quot;Agenc_D&quot;;[.O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P$2];IF([.$A9]=&quot;Agenc_B&quot;;[.P$3];IF([.$A9]=&quot;Agenc_C&quot;;[.P$4];IF([.$A9]=&quot;Agenc_D&quot;;[.P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Q$2];IF([.$A9]=&quot;Agenc_B&quot;;[.Q$3];IF([.$A9]=&quot;Agenc_C&quot;;[.Q$4];IF([.$A9]=&quot;Agenc_D&quot;;[.Q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R$2];IF([.$A9]=&quot;Agenc_B&quot;;[.R$3];IF([.$A9]=&quot;Agenc_C&quot;;[.R$4];IF([.$A9]=&quot;Agenc_D&quot;;[.R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S$2];IF([.$A9]=&quot;Agenc_B&quot;;[.S$3];IF([.$A9]=&quot;Agenc_C&quot;;[.S$4];IF([.$A9]=&quot;Agenc_D&quot;;[.S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T$2];IF([.$A9]=&quot;Agenc_B&quot;;[.T$3];IF([.$A9]=&quot;Agenc_C&quot;;[.T$4];IF([.$A9]=&quot;Agenc_D&quot;;[.T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U$2];IF([.$A9]=&quot;Agenc_B&quot;;[.U$3];IF([.$A9]=&quot;Agenc_C&quot;;[.U$4];IF([.$A9]=&quot;Agenc_D&quot;;[.U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V$2];IF([.$A9]=&quot;Agenc_B&quot;;[.V$3];IF([.$A9]=&quot;Agenc_C&quot;;[.V$4];IF([.$A9]=&quot;Agenc_D&quot;;[.V$5];0))))" office:value-type="float" office:value="5226300" calcext:value-type="float">
            <text:p>5226300</text:p>
          </table:table-cell>
          <table:table-cell table:style-name="ce4" table:formula="of:=CONCATENATE([.W$2];CHAR(13);&quot;    &quot;;&quot;'&quot;;[.J9];&quot;',&quot;;CHAR(13);&quot;    'SRID=3946;LINESTRING(&quot;;[.K9];&quot; &quot;;[.L9];&quot;,&quot;;[.M9];&quot; &quot;;[.N9];&quot;,&quot;;[.O9];&quot; &quot;;[.P9];&quot;,&quot;;[.Q9];&quot; &quot;;[.R9];&quot;,&quot;;[.S9];&quot; &quot;;[.T9];&quot;,&quot;;[.U9];&quot; &quot;;[.V9];&quot;)');&quot;;CHAR(13))" office:value-type="string" office:string-value="INSERT INTO &#13;  bordure (&#13;    id,&#13;    geometry_asewkt)&#13;  VALUES (&#13;    'M14_Bordure02',&#13;    'SRID=3946;LINESTRING(1379920 5226300,1379920 5226300,1379920 5226300,1379920 5226300,1379920 5226300,1379920 5226300)');&#13;" calcext:value-type="string">
            <text:p>INSERT INTO  <text:s/>bordure ( <text:s text:c="3"/>id, <text:s text:c="3"/>geometry_asewkt) <text:s/>VALUES ( <text:s text:c="3"/>'M14_Bordure02', <text:s text:c="3"/>'SRID=3946;LINESTRING(1379920 5226300,1379920 5226300,1379920 5226300,1379920 5226300,1379920 5226300,1379920 5226300)');</text:p>
          </table:table-cell>
          <table:table-cell table:style-name="ce5" table:formula="of:=CONCATENATE([$case_00140_00100.$A9];[.X$2])" office:value-type="string" office:string-value="M14_Bordure03" calcext:value-type="string">
            <text:p>M14_Bordure03</text:p>
          </table:table-cell>
          <table:table-cell table:style-name="ce5" table:formula="of:=[$case_00140_00100.$C9]+IF([.$A9]=&quot;Agenc_A&quot;;[.Y$2];IF([.$A9]=&quot;Agenc_B&quot;;[.Y$3];IF([.$A9]=&quot;Agenc_C&quot;;[.Y$4];IF([.$A9]=&quot;Agenc_D&quot;;[.Y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Z$2];IF([.$A9]=&quot;Agenc_B&quot;;[.Z$3];IF([.$A9]=&quot;Agenc_C&quot;;[.Z$4];IF([.$A9]=&quot;Agenc_D&quot;;[.Z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AA$2];IF([.$A9]=&quot;Agenc_B&quot;;[.AA$3];IF([.$A9]=&quot;Agenc_C&quot;;[.AA$4];IF([.$A9]=&quot;Agenc_D&quot;;[.AA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AB$2];IF([.$A9]=&quot;Agenc_B&quot;;[.AB$3];IF([.$A9]=&quot;Agenc_C&quot;;[.AB$4];IF([.$A9]=&quot;Agenc_D&quot;;[.AB$5];0))))" office:value-type="float" office:value="5226300" calcext:value-type="float">
            <text:p>5226300</text:p>
          </table:table-cell>
          <table:table-cell table:style-name="ce5" table:formula="of:=[$case_00140_00100.$C9]+IF([.$A9]=&quot;Agenc_A&quot;;[.AC$2];IF([.$A9]=&quot;Agenc_B&quot;;[.AC$3];IF([.$A9]=&quot;Agenc_C&quot;;[.AC$4];IF([.$A9]=&quot;Agenc_D&quot;;[.AC$5];0))))" office:value-type="float" office:value="1379920" calcext:value-type="float">
            <text:p>1379920</text:p>
          </table:table-cell>
          <table:table-cell table:style-name="ce5" table:formula="of:=[$case_00140_00100.$D9]+IF([.$A9]=&quot;Agenc_A&quot;;[.AD$2];IF([.$A9]=&quot;Agenc_B&quot;;[.AD$3];IF([.$A9]=&quot;Agenc_C&quot;;[.AD$4];IF([.$A9]=&quot;Agenc_D&quot;;[.AD$5];0))))" office:value-type="float" office:value="5226300" calcext:value-type="float">
            <text:p>5226300</text:p>
          </table:table-cell>
          <table:table-cell table:style-name="ce4" table:formula="of:=CONCATENATE([.AE$2];CHAR(13);&quot;    &quot;;&quot;'&quot;;[.X9];&quot;',&quot;;CHAR(13);&quot;    'SRID=3946;LINESTRING(&quot;;[.Y9];&quot; &quot;;[.Z9];&quot;,&quot;;[.AA9];&quot; &quot;;[.AB9];&quot;,&quot;;[.AC9];&quot; &quot;;[.AD9];&quot;)');&quot;;CHAR(13))" office:value-type="string" office:string-value="INSERT INTO &#13;  bordure (&#13;    id,&#13;    geometry_asewkt)&#13;  VALUES (&#13;    'M14_Bordure03',&#13;    'SRID=3946;LINESTRING(1379920 5226300,1379920 5226300,1379920 5226300)');&#13;" calcext:value-type="string">
            <text:p>INSERT INTO  <text:s/>bordure ( <text:s text:c="3"/>id, <text:s text:c="3"/>geometry_asewkt) <text:s/>VALUES ( <text:s text:c="3"/>'M14_Bordure03', <text:s text:c="3"/>'SRID=3946;LINESTRING(1379920 5226300,1379920 5226300,1379920 5226300)');</text:p>
          </table:table-cell>
          <table:table-cell table:number-columns-repeated="993"/>
        </table:table-row>
        <table:table-row table:style-name="ro1">
          <table:table-cell table:formula="of:=[case_00140_00100.B10]" office:value-type="string" office:string-value="Agenc_A" calcext:value-type="string">
            <text:p>Agenc_A</text:p>
          </table:table-cell>
          <table:table-cell table:style-name="ce5" table:formula="of:=CONCATENATE([$case_00140_00100.$A10];[.B$2])" office:value-type="string" office:string-value="M15_Bordure01" calcext:value-type="string">
            <text:p>M15_Bordure01</text:p>
          </table:table-cell>
          <table:table-cell table:style-name="ce5" table:formula="of:=[$case_00140_00100.$C10]+IF([.$A10]=&quot;Agenc_A&quot;;[.C$2];IF([.$A10]=&quot;Agenc_B&quot;;[.C$3];IF([.$A10]=&quot;Agenc_C&quot;;[.C$4];IF([.$A10]=&quot;Agenc_D&quot;;[.C$5];0))))" office:value-type="float" office:value="1380090" calcext:value-type="float">
            <text:p>1380090</text:p>
          </table:table-cell>
          <table:table-cell table:style-name="ce5" table:formula="of:=[$case_00140_00100.$D10]+IF([.$A10]=&quot;Agenc_A&quot;;[.D$2];IF([.$A10]=&quot;Agenc_B&quot;;[.D$3];IF([.$A10]=&quot;Agenc_C&quot;;[.D$4];IF([.$A10]=&quot;Agenc_D&quot;;[.D$5];0))))" office:value-type="float" office:value="5226400" calcext:value-type="float">
            <text:p>5226400</text:p>
          </table:table-cell>
          <table:table-cell table:style-name="ce5" table:formula="of:=[$case_00140_00100.$C10]+IF([.$A10]=&quot;Agenc_A&quot;;[.E$2];IF([.$A10]=&quot;Agenc_B&quot;;[.E$3];IF([.$A10]=&quot;Agenc_C&quot;;[.E$4];IF([.$A10]=&quot;Agenc_D&quot;;[.E$5];0))))" office:value-type="float" office:value="1380090" calcext:value-type="float">
            <text:p>1380090</text:p>
          </table:table-cell>
          <table:table-cell table:style-name="ce5" table:formula="of:=[$case_00140_00100.$D10]+IF([.$A10]=&quot;Agenc_A&quot;;[.F$2];IF([.$A10]=&quot;Agenc_B&quot;;[.F$3];IF([.$A10]=&quot;Agenc_C&quot;;[.F$4];IF([.$A10]=&quot;Agenc_D&quot;;[.F$5];0))))" office:value-type="float" office:value="5226380" calcext:value-type="float">
            <text:p>5226380</text:p>
          </table:table-cell>
          <table:table-cell table:style-name="ce5" table:formula="of:=[$case_00140_00100.$C10]+IF([.$A10]=&quot;Agenc_A&quot;;[.G$2];IF([.$A10]=&quot;Agenc_B&quot;;[.G$3];IF([.$A10]=&quot;Agenc_C&quot;;[.G$4];IF([.$A10]=&quot;Agenc_D&quot;;[.G$5];0))))" office:value-type="float" office:value="1380080" calcext:value-type="float">
            <text:p>1380080</text:p>
          </table:table-cell>
          <table:table-cell table:style-name="ce5" table:formula="of:=[$case_00140_00100.$D10]+IF([.$A10]=&quot;Agenc_A&quot;;[.H$2];IF([.$A10]=&quot;Agenc_B&quot;;[.H$3];IF([.$A10]=&quot;Agenc_C&quot;;[.H$4];IF([.$A10]=&quot;Agenc_D&quot;;[.H$5];0))))" office:value-type="float" office:value="5226380" calcext:value-type="float">
            <text:p>5226380</text:p>
          </table:table-cell>
          <table:table-cell table:style-name="ce4" table:formula="of:=CONCATENATE([.I$2];CHAR(13);&quot;    &quot;;&quot;'&quot;;[.B10];&quot;',&quot;;CHAR(13);&quot;    'SRID=3946;LINESTRING(&quot;;[.C10];&quot; &quot;;[.D10];&quot;,&quot;;[.E10];&quot; &quot;;[.F10];&quot;,&quot;;[.G10];&quot; &quot;;[.H10];&quot;)');&quot;;CHAR(13))" office:value-type="string" office:string-value="INSERT INTO &#13;  bordure (&#13;    id,&#13;    geometry_asewkt)&#13;  VALUES (&#13;    'M15_Bordure01',&#13;    'SRID=3946;LINESTRING(1380090 5226400,1380090 5226380,1380080 5226380)');&#13;" calcext:value-type="string">
            <text:p>INSERT INTO  <text:s/>bordure ( <text:s text:c="3"/>id, <text:s text:c="3"/>geometry_asewkt) <text:s/>VALUES ( <text:s text:c="3"/>'M15_Bordure01', <text:s text:c="3"/>'SRID=3946;LINESTRING(1380090 5226400,1380090 5226380,1380080 5226380)');</text:p>
          </table:table-cell>
          <table:table-cell table:style-name="ce5" table:formula="of:=CONCATENATE([$case_00140_00100.$A10];[.J$2])" office:value-type="string" office:string-value="M15_Bordure02" calcext:value-type="string">
            <text:p>M15_Bordure02</text:p>
          </table:table-cell>
          <table:table-cell table:style-name="ce5" table:formula="of:=[$case_00140_00100.$C10]+IF([.$A10]=&quot;Agenc_A&quot;;[.K$2];IF([.$A10]=&quot;Agenc_B&quot;;[.K$3];IF([.$A10]=&quot;Agenc_C&quot;;[.K$4];IF([.$A10]=&quot;Agenc_D&quot;;[.K$5];0))))" office:value-type="float" office:value="1380100" calcext:value-type="float">
            <text:p>1380100</text:p>
          </table:table-cell>
          <table:table-cell table:style-name="ce5" table:formula="of:=[$case_00140_00100.$D10]+IF([.$A10]=&quot;Agenc_A&quot;;[.L$2];IF([.$A10]=&quot;Agenc_B&quot;;[.L$3];IF([.$A10]=&quot;Agenc_C&quot;;[.L$4];IF([.$A10]=&quot;Agenc_D&quot;;[.L$5];0))))" office:value-type="float" office:value="5226400" calcext:value-type="float">
            <text:p>5226400</text:p>
          </table:table-cell>
          <table:table-cell table:style-name="ce5" table:formula="of:=[$case_00140_00100.$C10]+IF([.$A10]=&quot;Agenc_A&quot;;[.M$2];IF([.$A10]=&quot;Agenc_B&quot;;[.M$3];IF([.$A10]=&quot;Agenc_C&quot;;[.M$4];IF([.$A10]=&quot;Agenc_D&quot;;[.M$5];0))))" office:value-type="float" office:value="1380100" calcext:value-type="float">
            <text:p>1380100</text:p>
          </table:table-cell>
          <table:table-cell table:style-name="ce5" table:formula="of:=[$case_00140_00100.$D10]+IF([.$A10]=&quot;Agenc_A&quot;;[.N$2];IF([.$A10]=&quot;Agenc_B&quot;;[.N$3];IF([.$A10]=&quot;Agenc_C&quot;;[.N$4];IF([.$A10]=&quot;Agenc_D&quot;;[.N$5];0))))" office:value-type="float" office:value="5226380" calcext:value-type="float">
            <text:p>5226380</text:p>
          </table:table-cell>
          <table:table-cell table:style-name="ce5" table:formula="of:=[$case_00140_00100.$C10]+IF([.$A10]=&quot;Agenc_A&quot;;[.O$2];IF([.$A10]=&quot;Agenc_B&quot;;[.O$3];IF([.$A10]=&quot;Agenc_C&quot;;[.O$4];IF([.$A10]=&quot;Agenc_D&quot;;[.O$5];0))))" office:value-type="float" office:value="1380110" calcext:value-type="float">
            <text:p>1380110</text:p>
          </table:table-cell>
          <table:table-cell table:style-name="ce5" table:formula="of:=[$case_00140_00100.$D10]+IF([.$A10]=&quot;Agenc_A&quot;;[.P$2];IF([.$A10]=&quot;Agenc_B&quot;;[.P$3];IF([.$A10]=&quot;Agenc_C&quot;;[.P$4];IF([.$A10]=&quot;Agenc_D&quot;;[.P$5];0))))" office:value-type="float" office:value="5226370" calcext:value-type="float">
            <text:p>5226370</text:p>
          </table:table-cell>
          <table:table-cell table:style-name="ce5" table:formula="of:=[$case_00140_00100.$C10]+IF([.$A10]=&quot;Agenc_A&quot;;[.Q$2];IF([.$A10]=&quot;Agenc_B&quot;;[.Q$3];IF([.$A10]=&quot;Agenc_C&quot;;[.Q$4];IF([.$A10]=&quot;Agenc_D&quot;;[.Q$5];0))))" office:value-type="float" office:value="1380140" calcext:value-type="float">
            <text:p>1380140</text:p>
          </table:table-cell>
          <table:table-cell table:style-name="ce5" table:formula="of:=[$case_00140_00100.$D10]+IF([.$A10]=&quot;Agenc_A&quot;;[.R$2];IF([.$A10]=&quot;Agenc_B&quot;;[.R$3];IF([.$A10]=&quot;Agenc_C&quot;;[.R$4];IF([.$A10]=&quot;Agenc_D&quot;;[.R$5];0))))" office:value-type="float" office:value="5226370" calcext:value-type="float">
            <text:p>5226370</text:p>
          </table:table-cell>
          <table:table-cell table:style-name="ce5" table:formula="of:=[$case_00140_00100.$C10]+IF([.$A10]=&quot;Agenc_A&quot;;[.S$2];IF([.$A10]=&quot;Agenc_B&quot;;[.S$3];IF([.$A10]=&quot;Agenc_C&quot;;[.S$4];IF([.$A10]=&quot;Agenc_D&quot;;[.S$5];0))))" office:value-type="float" office:value="1380160" calcext:value-type="float">
            <text:p>1380160</text:p>
          </table:table-cell>
          <table:table-cell table:style-name="ce5" table:formula="of:=[$case_00140_00100.$D10]+IF([.$A10]=&quot;Agenc_A&quot;;[.T$2];IF([.$A10]=&quot;Agenc_B&quot;;[.T$3];IF([.$A10]=&quot;Agenc_C&quot;;[.T$4];IF([.$A10]=&quot;Agenc_D&quot;;[.T$5];0))))" office:value-type="float" office:value="5226390" calcext:value-type="float">
            <text:p>5226390</text:p>
          </table:table-cell>
          <table:table-cell table:style-name="ce5" table:formula="of:=[$case_00140_00100.$C10]+IF([.$A10]=&quot;Agenc_A&quot;;[.U$2];IF([.$A10]=&quot;Agenc_B&quot;;[.U$3];IF([.$A10]=&quot;Agenc_C&quot;;[.U$4];IF([.$A10]=&quot;Agenc_D&quot;;[.U$5];0))))" office:value-type="float" office:value="1380160" calcext:value-type="float">
            <text:p>1380160</text:p>
          </table:table-cell>
          <table:table-cell table:style-name="ce5" table:formula="of:=[$case_00140_00100.$D10]+IF([.$A10]=&quot;Agenc_A&quot;;[.V$2];IF([.$A10]=&quot;Agenc_B&quot;;[.V$3];IF([.$A10]=&quot;Agenc_C&quot;;[.V$4];IF([.$A10]=&quot;Agenc_D&quot;;[.V$5];0))))" office:value-type="float" office:value="5226400" calcext:value-type="float">
            <text:p>5226400</text:p>
          </table:table-cell>
          <table:table-cell table:style-name="ce4" table:formula="of:=CONCATENATE([.W$2];CHAR(13);&quot;    &quot;;&quot;'&quot;;[.J10];&quot;',&quot;;CHAR(13);&quot;    'SRID=3946;LINESTRING(&quot;;[.K10];&quot; &quot;;[.L10];&quot;,&quot;;[.M10];&quot; &quot;;[.N10];&quot;,&quot;;[.O10];&quot; &quot;;[.P10];&quot;,&quot;;[.Q10];&quot; &quot;;[.R10];&quot;,&quot;;[.S10];&quot; &quot;;[.T10];&quot;,&quot;;[.U10];&quot; &quot;;[.V10];&quot;)');&quot;;CHAR(13))" office:value-type="string" office:string-value="INSERT INTO &#13;  bordure (&#13;    id,&#13;    geometry_asewkt)&#13;  VALUES (&#13;    'M15_Bordure02',&#13;    'SRID=3946;LINESTRING(1380100 5226400,1380100 5226380,1380110 5226370,1380140 5226370,1380160 5226390,1380160 5226400)');&#13;" calcext:value-type="string">
            <text:p>INSERT INTO  <text:s/>bordure ( <text:s text:c="3"/>id, <text:s text:c="3"/>geometry_asewkt) <text:s/>VALUES ( <text:s text:c="3"/>'M15_Bordure02', <text:s text:c="3"/>'SRID=3946;LINESTRING(1380100 5226400,1380100 5226380,1380110 5226370,1380140 5226370,1380160 5226390,1380160 5226400)');</text:p>
          </table:table-cell>
          <table:table-cell table:style-name="ce5" table:formula="of:=CONCATENATE([$case_00140_00100.$A10];[.X$2])" office:value-type="string" office:string-value="M15_Bordure03" calcext:value-type="string">
            <text:p>M15_Bordure03</text:p>
          </table:table-cell>
          <table:table-cell table:style-name="ce5" table:formula="of:=[$case_00140_00100.$C10]+IF([.$A10]=&quot;Agenc_A&quot;;[.Y$2];IF([.$A10]=&quot;Agenc_B&quot;;[.Y$3];IF([.$A10]=&quot;Agenc_C&quot;;[.Y$4];IF([.$A10]=&quot;Agenc_D&quot;;[.Y$5];0))))" office:value-type="float" office:value="1380170" calcext:value-type="float">
            <text:p>1380170</text:p>
          </table:table-cell>
          <table:table-cell table:style-name="ce5" table:formula="of:=[$case_00140_00100.$D10]+IF([.$A10]=&quot;Agenc_A&quot;;[.Z$2];IF([.$A10]=&quot;Agenc_B&quot;;[.Z$3];IF([.$A10]=&quot;Agenc_C&quot;;[.Z$4];IF([.$A10]=&quot;Agenc_D&quot;;[.Z$5];0))))" office:value-type="float" office:value="5226400" calcext:value-type="float">
            <text:p>5226400</text:p>
          </table:table-cell>
          <table:table-cell table:style-name="ce5" table:formula="of:=[$case_00140_00100.$C10]+IF([.$A10]=&quot;Agenc_A&quot;;[.AA$2];IF([.$A10]=&quot;Agenc_B&quot;;[.AA$3];IF([.$A10]=&quot;Agenc_C&quot;;[.AA$4];IF([.$A10]=&quot;Agenc_D&quot;;[.AA$5];0))))" office:value-type="float" office:value="1380170" calcext:value-type="float">
            <text:p>1380170</text:p>
          </table:table-cell>
          <table:table-cell table:style-name="ce5" table:formula="of:=[$case_00140_00100.$D10]+IF([.$A10]=&quot;Agenc_A&quot;;[.AB$2];IF([.$A10]=&quot;Agenc_B&quot;;[.AB$3];IF([.$A10]=&quot;Agenc_C&quot;;[.AB$4];IF([.$A10]=&quot;Agenc_D&quot;;[.AB$5];0))))" office:value-type="float" office:value="5226390" calcext:value-type="float">
            <text:p>5226390</text:p>
          </table:table-cell>
          <table:table-cell table:style-name="ce5" table:formula="of:=[$case_00140_00100.$C10]+IF([.$A10]=&quot;Agenc_A&quot;;[.AC$2];IF([.$A10]=&quot;Agenc_B&quot;;[.AC$3];IF([.$A10]=&quot;Agenc_C&quot;;[.AC$4];IF([.$A10]=&quot;Agenc_D&quot;;[.AC$5];0))))" office:value-type="float" office:value="1380190" calcext:value-type="float">
            <text:p>1380190</text:p>
          </table:table-cell>
          <table:table-cell table:style-name="ce5" table:formula="of:=[$case_00140_00100.$D10]+IF([.$A10]=&quot;Agenc_A&quot;;[.AD$2];IF([.$A10]=&quot;Agenc_B&quot;;[.AD$3];IF([.$A10]=&quot;Agenc_C&quot;;[.AD$4];IF([.$A10]=&quot;Agenc_D&quot;;[.AD$5];0))))" office:value-type="float" office:value="5226390" calcext:value-type="float">
            <text:p>5226390</text:p>
          </table:table-cell>
          <table:table-cell table:style-name="ce4" table:formula="of:=CONCATENATE([.AE$2];CHAR(13);&quot;    &quot;;&quot;'&quot;;[.X10];&quot;',&quot;;CHAR(13);&quot;    'SRID=3946;LINESTRING(&quot;;[.Y10];&quot; &quot;;[.Z10];&quot;,&quot;;[.AA10];&quot; &quot;;[.AB10];&quot;,&quot;;[.AC10];&quot; &quot;;[.AD10];&quot;)');&quot;;CHAR(13))" office:value-type="string" office:string-value="INSERT INTO &#13;  bordure (&#13;    id,&#13;    geometry_asewkt)&#13;  VALUES (&#13;    'M15_Bordure03',&#13;    'SRID=3946;LINESTRING(1380170 5226400,1380170 5226390,1380190 5226390)');&#13;" calcext:value-type="string">
            <text:p>INSERT INTO  <text:s/>bordure ( <text:s text:c="3"/>id, <text:s text:c="3"/>geometry_asewkt) <text:s/>VALUES ( <text:s text:c="3"/>'M15_Bordure03', <text:s text:c="3"/>'SRID=3946;LINESTRING(1380170 5226400,1380170 5226390,1380190 5226390)');</text:p>
          </table:table-cell>
          <table:table-cell table:number-columns-repeated="993"/>
        </table:table-row>
        <table:table-row table:style-name="ro1">
          <table:table-cell table:formula="of:=[case_00140_00100.B11]" office:value-type="string" office:string-value="Agenc_B" calcext:value-type="string">
            <text:p>Agenc_B</text:p>
          </table:table-cell>
          <table:table-cell table:style-name="ce5" table:formula="of:=CONCATENATE([$case_00140_00100.$A11];[.B$2])" office:value-type="string" office:string-value="M21_Bordure01" calcext:value-type="string">
            <text:p>M21_Bordure01</text:p>
          </table:table-cell>
          <table:table-cell table:style-name="ce5" table:formula="of:=[$case_00140_00100.$C11]+IF([.$A11]=&quot;Agenc_A&quot;;[.C$2];IF([.$A11]=&quot;Agenc_B&quot;;[.C$3];IF([.$A11]=&quot;Agenc_C&quot;;[.C$4];IF([.$A11]=&quot;Agenc_D&quot;;[.C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D$2];IF([.$A11]=&quot;Agenc_B&quot;;[.D$3];IF([.$A11]=&quot;Agenc_C&quot;;[.D$4];IF([.$A11]=&quot;Agenc_D&quot;;[.D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E$2];IF([.$A11]=&quot;Agenc_B&quot;;[.E$3];IF([.$A11]=&quot;Agenc_C&quot;;[.E$4];IF([.$A11]=&quot;Agenc_D&quot;;[.E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F$2];IF([.$A11]=&quot;Agenc_B&quot;;[.F$3];IF([.$A11]=&quot;Agenc_C&quot;;[.F$4];IF([.$A11]=&quot;Agenc_D&quot;;[.F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G$2];IF([.$A11]=&quot;Agenc_B&quot;;[.G$3];IF([.$A11]=&quot;Agenc_C&quot;;[.G$4];IF([.$A11]=&quot;Agenc_D&quot;;[.G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H$2];IF([.$A11]=&quot;Agenc_B&quot;;[.H$3];IF([.$A11]=&quot;Agenc_C&quot;;[.H$4];IF([.$A11]=&quot;Agenc_D&quot;;[.H$5];0))))" office:value-type="float" office:value="5226200" calcext:value-type="float">
            <text:p>5226200</text:p>
          </table:table-cell>
          <table:table-cell table:style-name="ce4" table:formula="of:=CONCATENATE([.I$2];CHAR(13);&quot;    &quot;;&quot;'&quot;;[.B11];&quot;',&quot;;CHAR(13);&quot;    'SRID=3946;LINESTRING(&quot;;[.C11];&quot; &quot;;[.D11];&quot;,&quot;;[.E11];&quot; &quot;;[.F11];&quot;,&quot;;[.G11];&quot; &quot;;[.H11];&quot;)');&quot;;CHAR(13))" office:value-type="string" office:string-value="INSERT INTO &#13;  bordure (&#13;    id,&#13;    geometry_asewkt)&#13;  VALUES (&#13;    'M21_Bordure01',&#13;    'SRID=3946;LINESTRING(1379500 5226200,1379500 5226200,1379500 5226200)');&#13;" calcext:value-type="string">
            <text:p>INSERT INTO  <text:s/>bordure ( <text:s text:c="3"/>id, <text:s text:c="3"/>geometry_asewkt) <text:s/>VALUES ( <text:s text:c="3"/>'M21_Bordure01', <text:s text:c="3"/>'SRID=3946;LINESTRING(1379500 5226200,1379500 5226200,1379500 5226200)');</text:p>
          </table:table-cell>
          <table:table-cell table:style-name="ce5" table:formula="of:=CONCATENATE([$case_00140_00100.$A11];[.J$2])" office:value-type="string" office:string-value="M21_Bordure02" calcext:value-type="string">
            <text:p>M21_Bordure02</text:p>
          </table:table-cell>
          <table:table-cell table:style-name="ce5" table:formula="of:=[$case_00140_00100.$C11]+IF([.$A11]=&quot;Agenc_A&quot;;[.K$2];IF([.$A11]=&quot;Agenc_B&quot;;[.K$3];IF([.$A11]=&quot;Agenc_C&quot;;[.K$4];IF([.$A11]=&quot;Agenc_D&quot;;[.K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L$2];IF([.$A11]=&quot;Agenc_B&quot;;[.L$3];IF([.$A11]=&quot;Agenc_C&quot;;[.L$4];IF([.$A11]=&quot;Agenc_D&quot;;[.L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M$2];IF([.$A11]=&quot;Agenc_B&quot;;[.M$3];IF([.$A11]=&quot;Agenc_C&quot;;[.M$4];IF([.$A11]=&quot;Agenc_D&quot;;[.M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N$2];IF([.$A11]=&quot;Agenc_B&quot;;[.N$3];IF([.$A11]=&quot;Agenc_C&quot;;[.N$4];IF([.$A11]=&quot;Agenc_D&quot;;[.N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O$2];IF([.$A11]=&quot;Agenc_B&quot;;[.O$3];IF([.$A11]=&quot;Agenc_C&quot;;[.O$4];IF([.$A11]=&quot;Agenc_D&quot;;[.O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P$2];IF([.$A11]=&quot;Agenc_B&quot;;[.P$3];IF([.$A11]=&quot;Agenc_C&quot;;[.P$4];IF([.$A11]=&quot;Agenc_D&quot;;[.P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Q$2];IF([.$A11]=&quot;Agenc_B&quot;;[.Q$3];IF([.$A11]=&quot;Agenc_C&quot;;[.Q$4];IF([.$A11]=&quot;Agenc_D&quot;;[.Q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R$2];IF([.$A11]=&quot;Agenc_B&quot;;[.R$3];IF([.$A11]=&quot;Agenc_C&quot;;[.R$4];IF([.$A11]=&quot;Agenc_D&quot;;[.R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S$2];IF([.$A11]=&quot;Agenc_B&quot;;[.S$3];IF([.$A11]=&quot;Agenc_C&quot;;[.S$4];IF([.$A11]=&quot;Agenc_D&quot;;[.S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T$2];IF([.$A11]=&quot;Agenc_B&quot;;[.T$3];IF([.$A11]=&quot;Agenc_C&quot;;[.T$4];IF([.$A11]=&quot;Agenc_D&quot;;[.T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U$2];IF([.$A11]=&quot;Agenc_B&quot;;[.U$3];IF([.$A11]=&quot;Agenc_C&quot;;[.U$4];IF([.$A11]=&quot;Agenc_D&quot;;[.U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V$2];IF([.$A11]=&quot;Agenc_B&quot;;[.V$3];IF([.$A11]=&quot;Agenc_C&quot;;[.V$4];IF([.$A11]=&quot;Agenc_D&quot;;[.V$5];0))))" office:value-type="float" office:value="5226200" calcext:value-type="float">
            <text:p>5226200</text:p>
          </table:table-cell>
          <table:table-cell table:style-name="ce4" table:formula="of:=CONCATENATE([.W$2];CHAR(13);&quot;    &quot;;&quot;'&quot;;[.J11];&quot;',&quot;;CHAR(13);&quot;    'SRID=3946;LINESTRING(&quot;;[.K11];&quot; &quot;;[.L11];&quot;,&quot;;[.M11];&quot; &quot;;[.N11];&quot;,&quot;;[.O11];&quot; &quot;;[.P11];&quot;,&quot;;[.Q11];&quot; &quot;;[.R11];&quot;,&quot;;[.S11];&quot; &quot;;[.T11];&quot;,&quot;;[.U11];&quot; &quot;;[.V11];&quot;)');&quot;;CHAR(13))" office:value-type="string" office:string-value="INSERT INTO &#13;  bordure (&#13;    id,&#13;    geometry_asewkt)&#13;  VALUES (&#13;    'M21_Bordure02',&#13;    'SRID=3946;LINESTRING(1379500 5226200,1379500 5226200,1379500 5226200,1379500 5226200,1379500 5226200,1379500 5226200)');&#13;" calcext:value-type="string">
            <text:p>INSERT INTO  <text:s/>bordure ( <text:s text:c="3"/>id, <text:s text:c="3"/>geometry_asewkt) <text:s/>VALUES ( <text:s text:c="3"/>'M21_Bordure02', <text:s text:c="3"/>'SRID=3946;LINESTRING(1379500 5226200,1379500 5226200,1379500 5226200,1379500 5226200,1379500 5226200,1379500 5226200)');</text:p>
          </table:table-cell>
          <table:table-cell table:style-name="ce5" table:formula="of:=CONCATENATE([$case_00140_00100.$A11];[.X$2])" office:value-type="string" office:string-value="M21_Bordure03" calcext:value-type="string">
            <text:p>M21_Bordure03</text:p>
          </table:table-cell>
          <table:table-cell table:style-name="ce5" table:formula="of:=[$case_00140_00100.$C11]+IF([.$A11]=&quot;Agenc_A&quot;;[.Y$2];IF([.$A11]=&quot;Agenc_B&quot;;[.Y$3];IF([.$A11]=&quot;Agenc_C&quot;;[.Y$4];IF([.$A11]=&quot;Agenc_D&quot;;[.Y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Z$2];IF([.$A11]=&quot;Agenc_B&quot;;[.Z$3];IF([.$A11]=&quot;Agenc_C&quot;;[.Z$4];IF([.$A11]=&quot;Agenc_D&quot;;[.Z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AA$2];IF([.$A11]=&quot;Agenc_B&quot;;[.AA$3];IF([.$A11]=&quot;Agenc_C&quot;;[.AA$4];IF([.$A11]=&quot;Agenc_D&quot;;[.AA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AB$2];IF([.$A11]=&quot;Agenc_B&quot;;[.AB$3];IF([.$A11]=&quot;Agenc_C&quot;;[.AB$4];IF([.$A11]=&quot;Agenc_D&quot;;[.AB$5];0))))" office:value-type="float" office:value="5226200" calcext:value-type="float">
            <text:p>5226200</text:p>
          </table:table-cell>
          <table:table-cell table:style-name="ce5" table:formula="of:=[$case_00140_00100.$C11]+IF([.$A11]=&quot;Agenc_A&quot;;[.AC$2];IF([.$A11]=&quot;Agenc_B&quot;;[.AC$3];IF([.$A11]=&quot;Agenc_C&quot;;[.AC$4];IF([.$A11]=&quot;Agenc_D&quot;;[.AC$5];0))))" office:value-type="float" office:value="1379500" calcext:value-type="float">
            <text:p>1379500</text:p>
          </table:table-cell>
          <table:table-cell table:style-name="ce5" table:formula="of:=[$case_00140_00100.$D11]+IF([.$A11]=&quot;Agenc_A&quot;;[.AD$2];IF([.$A11]=&quot;Agenc_B&quot;;[.AD$3];IF([.$A11]=&quot;Agenc_C&quot;;[.AD$4];IF([.$A11]=&quot;Agenc_D&quot;;[.AD$5];0))))" office:value-type="float" office:value="5226200" calcext:value-type="float">
            <text:p>5226200</text:p>
          </table:table-cell>
          <table:table-cell table:style-name="ce4" table:formula="of:=CONCATENATE([.AE$2];CHAR(13);&quot;    &quot;;&quot;'&quot;;[.X11];&quot;',&quot;;CHAR(13);&quot;    'SRID=3946;LINESTRING(&quot;;[.Y11];&quot; &quot;;[.Z11];&quot;,&quot;;[.AA11];&quot; &quot;;[.AB11];&quot;,&quot;;[.AC11];&quot; &quot;;[.AD11];&quot;)');&quot;;CHAR(13))" office:value-type="string" office:string-value="INSERT INTO &#13;  bordure (&#13;    id,&#13;    geometry_asewkt)&#13;  VALUES (&#13;    'M21_Bordure03',&#13;    'SRID=3946;LINESTRING(1379500 5226200,1379500 5226200,1379500 5226200)');&#13;" calcext:value-type="string">
            <text:p>INSERT INTO  <text:s/>bordure ( <text:s text:c="3"/>id, <text:s text:c="3"/>geometry_asewkt) <text:s/>VALUES ( <text:s text:c="3"/>'M21_Bordure03', <text:s text:c="3"/>'SRID=3946;LINESTRING(1379500 5226200,1379500 5226200,1379500 5226200)');</text:p>
          </table:table-cell>
          <table:table-cell table:number-columns-repeated="993"/>
        </table:table-row>
        <table:table-row table:style-name="ro1">
          <table:table-cell table:formula="of:=[case_00140_00100.B12]" office:value-type="string" office:string-value="Agenc_C" calcext:value-type="string">
            <text:p>Agenc_C</text:p>
          </table:table-cell>
          <table:table-cell table:style-name="ce5" table:formula="of:=CONCATENATE([$case_00140_00100.$A12];[.B$2])" office:value-type="string" office:string-value="M22_Bordure01" calcext:value-type="string">
            <text:p>M22_Bordure01</text:p>
          </table:table-cell>
          <table:table-cell table:style-name="ce5" table:formula="of:=[$case_00140_00100.$C12]+IF([.$A12]=&quot;Agenc_A&quot;;[.C$2];IF([.$A12]=&quot;Agenc_B&quot;;[.C$3];IF([.$A12]=&quot;Agenc_C&quot;;[.C$4];IF([.$A12]=&quot;Agenc_D&quot;;[.C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D$2];IF([.$A12]=&quot;Agenc_B&quot;;[.D$3];IF([.$A12]=&quot;Agenc_C&quot;;[.D$4];IF([.$A12]=&quot;Agenc_D&quot;;[.D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E$2];IF([.$A12]=&quot;Agenc_B&quot;;[.E$3];IF([.$A12]=&quot;Agenc_C&quot;;[.E$4];IF([.$A12]=&quot;Agenc_D&quot;;[.E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F$2];IF([.$A12]=&quot;Agenc_B&quot;;[.F$3];IF([.$A12]=&quot;Agenc_C&quot;;[.F$4];IF([.$A12]=&quot;Agenc_D&quot;;[.F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G$2];IF([.$A12]=&quot;Agenc_B&quot;;[.G$3];IF([.$A12]=&quot;Agenc_C&quot;;[.G$4];IF([.$A12]=&quot;Agenc_D&quot;;[.G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H$2];IF([.$A12]=&quot;Agenc_B&quot;;[.H$3];IF([.$A12]=&quot;Agenc_C&quot;;[.H$4];IF([.$A12]=&quot;Agenc_D&quot;;[.H$5];0))))" office:value-type="float" office:value="5226200" calcext:value-type="float">
            <text:p>5226200</text:p>
          </table:table-cell>
          <table:table-cell table:style-name="ce4" table:formula="of:=CONCATENATE([.I$2];CHAR(13);&quot;    &quot;;&quot;'&quot;;[.B12];&quot;',&quot;;CHAR(13);&quot;    'SRID=3946;LINESTRING(&quot;;[.C12];&quot; &quot;;[.D12];&quot;,&quot;;[.E12];&quot; &quot;;[.F12];&quot;,&quot;;[.G12];&quot; &quot;;[.H12];&quot;)');&quot;;CHAR(13))" office:value-type="string" office:string-value="INSERT INTO &#13;  bordure (&#13;    id,&#13;    geometry_asewkt)&#13;  VALUES (&#13;    'M22_Bordure01',&#13;    'SRID=3946;LINESTRING(1379640 5226200,1379640 5226200,1379640 5226200)');&#13;" calcext:value-type="string">
            <text:p>INSERT INTO  <text:s/>bordure ( <text:s text:c="3"/>id, <text:s text:c="3"/>geometry_asewkt) <text:s/>VALUES ( <text:s text:c="3"/>'M22_Bordure01', <text:s text:c="3"/>'SRID=3946;LINESTRING(1379640 5226200,1379640 5226200,1379640 5226200)');</text:p>
          </table:table-cell>
          <table:table-cell table:style-name="ce5" table:formula="of:=CONCATENATE([$case_00140_00100.$A12];[.J$2])" office:value-type="string" office:string-value="M22_Bordure02" calcext:value-type="string">
            <text:p>M22_Bordure02</text:p>
          </table:table-cell>
          <table:table-cell table:style-name="ce5" table:formula="of:=[$case_00140_00100.$C12]+IF([.$A12]=&quot;Agenc_A&quot;;[.K$2];IF([.$A12]=&quot;Agenc_B&quot;;[.K$3];IF([.$A12]=&quot;Agenc_C&quot;;[.K$4];IF([.$A12]=&quot;Agenc_D&quot;;[.K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L$2];IF([.$A12]=&quot;Agenc_B&quot;;[.L$3];IF([.$A12]=&quot;Agenc_C&quot;;[.L$4];IF([.$A12]=&quot;Agenc_D&quot;;[.L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M$2];IF([.$A12]=&quot;Agenc_B&quot;;[.M$3];IF([.$A12]=&quot;Agenc_C&quot;;[.M$4];IF([.$A12]=&quot;Agenc_D&quot;;[.M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N$2];IF([.$A12]=&quot;Agenc_B&quot;;[.N$3];IF([.$A12]=&quot;Agenc_C&quot;;[.N$4];IF([.$A12]=&quot;Agenc_D&quot;;[.N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O$2];IF([.$A12]=&quot;Agenc_B&quot;;[.O$3];IF([.$A12]=&quot;Agenc_C&quot;;[.O$4];IF([.$A12]=&quot;Agenc_D&quot;;[.O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P$2];IF([.$A12]=&quot;Agenc_B&quot;;[.P$3];IF([.$A12]=&quot;Agenc_C&quot;;[.P$4];IF([.$A12]=&quot;Agenc_D&quot;;[.P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Q$2];IF([.$A12]=&quot;Agenc_B&quot;;[.Q$3];IF([.$A12]=&quot;Agenc_C&quot;;[.Q$4];IF([.$A12]=&quot;Agenc_D&quot;;[.Q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R$2];IF([.$A12]=&quot;Agenc_B&quot;;[.R$3];IF([.$A12]=&quot;Agenc_C&quot;;[.R$4];IF([.$A12]=&quot;Agenc_D&quot;;[.R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S$2];IF([.$A12]=&quot;Agenc_B&quot;;[.S$3];IF([.$A12]=&quot;Agenc_C&quot;;[.S$4];IF([.$A12]=&quot;Agenc_D&quot;;[.S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T$2];IF([.$A12]=&quot;Agenc_B&quot;;[.T$3];IF([.$A12]=&quot;Agenc_C&quot;;[.T$4];IF([.$A12]=&quot;Agenc_D&quot;;[.T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U$2];IF([.$A12]=&quot;Agenc_B&quot;;[.U$3];IF([.$A12]=&quot;Agenc_C&quot;;[.U$4];IF([.$A12]=&quot;Agenc_D&quot;;[.U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V$2];IF([.$A12]=&quot;Agenc_B&quot;;[.V$3];IF([.$A12]=&quot;Agenc_C&quot;;[.V$4];IF([.$A12]=&quot;Agenc_D&quot;;[.V$5];0))))" office:value-type="float" office:value="5226200" calcext:value-type="float">
            <text:p>5226200</text:p>
          </table:table-cell>
          <table:table-cell table:style-name="ce4" table:formula="of:=CONCATENATE([.W$2];CHAR(13);&quot;    &quot;;&quot;'&quot;;[.J12];&quot;',&quot;;CHAR(13);&quot;    'SRID=3946;LINESTRING(&quot;;[.K12];&quot; &quot;;[.L12];&quot;,&quot;;[.M12];&quot; &quot;;[.N12];&quot;,&quot;;[.O12];&quot; &quot;;[.P12];&quot;,&quot;;[.Q12];&quot; &quot;;[.R12];&quot;,&quot;;[.S12];&quot; &quot;;[.T12];&quot;,&quot;;[.U12];&quot; &quot;;[.V12];&quot;)');&quot;;CHAR(13))" office:value-type="string" office:string-value="INSERT INTO &#13;  bordure (&#13;    id,&#13;    geometry_asewkt)&#13;  VALUES (&#13;    'M22_Bordure02',&#13;    'SRID=3946;LINESTRING(1379640 5226200,1379640 5226200,1379640 5226200,1379640 5226200,1379640 5226200,1379640 5226200)');&#13;" calcext:value-type="string">
            <text:p>INSERT INTO  <text:s/>bordure ( <text:s text:c="3"/>id, <text:s text:c="3"/>geometry_asewkt) <text:s/>VALUES ( <text:s text:c="3"/>'M22_Bordure02', <text:s text:c="3"/>'SRID=3946;LINESTRING(1379640 5226200,1379640 5226200,1379640 5226200,1379640 5226200,1379640 5226200,1379640 5226200)');</text:p>
          </table:table-cell>
          <table:table-cell table:style-name="ce5" table:formula="of:=CONCATENATE([$case_00140_00100.$A12];[.X$2])" office:value-type="string" office:string-value="M22_Bordure03" calcext:value-type="string">
            <text:p>M22_Bordure03</text:p>
          </table:table-cell>
          <table:table-cell table:style-name="ce5" table:formula="of:=[$case_00140_00100.$C12]+IF([.$A12]=&quot;Agenc_A&quot;;[.Y$2];IF([.$A12]=&quot;Agenc_B&quot;;[.Y$3];IF([.$A12]=&quot;Agenc_C&quot;;[.Y$4];IF([.$A12]=&quot;Agenc_D&quot;;[.Y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Z$2];IF([.$A12]=&quot;Agenc_B&quot;;[.Z$3];IF([.$A12]=&quot;Agenc_C&quot;;[.Z$4];IF([.$A12]=&quot;Agenc_D&quot;;[.Z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AA$2];IF([.$A12]=&quot;Agenc_B&quot;;[.AA$3];IF([.$A12]=&quot;Agenc_C&quot;;[.AA$4];IF([.$A12]=&quot;Agenc_D&quot;;[.AA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AB$2];IF([.$A12]=&quot;Agenc_B&quot;;[.AB$3];IF([.$A12]=&quot;Agenc_C&quot;;[.AB$4];IF([.$A12]=&quot;Agenc_D&quot;;[.AB$5];0))))" office:value-type="float" office:value="5226200" calcext:value-type="float">
            <text:p>5226200</text:p>
          </table:table-cell>
          <table:table-cell table:style-name="ce5" table:formula="of:=[$case_00140_00100.$C12]+IF([.$A12]=&quot;Agenc_A&quot;;[.AC$2];IF([.$A12]=&quot;Agenc_B&quot;;[.AC$3];IF([.$A12]=&quot;Agenc_C&quot;;[.AC$4];IF([.$A12]=&quot;Agenc_D&quot;;[.AC$5];0))))" office:value-type="float" office:value="1379640" calcext:value-type="float">
            <text:p>1379640</text:p>
          </table:table-cell>
          <table:table-cell table:style-name="ce5" table:formula="of:=[$case_00140_00100.$D12]+IF([.$A12]=&quot;Agenc_A&quot;;[.AD$2];IF([.$A12]=&quot;Agenc_B&quot;;[.AD$3];IF([.$A12]=&quot;Agenc_C&quot;;[.AD$4];IF([.$A12]=&quot;Agenc_D&quot;;[.AD$5];0))))" office:value-type="float" office:value="5226200" calcext:value-type="float">
            <text:p>5226200</text:p>
          </table:table-cell>
          <table:table-cell table:style-name="ce4" table:formula="of:=CONCATENATE([.AE$2];CHAR(13);&quot;    &quot;;&quot;'&quot;;[.X12];&quot;',&quot;;CHAR(13);&quot;    'SRID=3946;LINESTRING(&quot;;[.Y12];&quot; &quot;;[.Z12];&quot;,&quot;;[.AA12];&quot; &quot;;[.AB12];&quot;,&quot;;[.AC12];&quot; &quot;;[.AD12];&quot;)');&quot;;CHAR(13))" office:value-type="string" office:string-value="INSERT INTO &#13;  bordure (&#13;    id,&#13;    geometry_asewkt)&#13;  VALUES (&#13;    'M22_Bordure03',&#13;    'SRID=3946;LINESTRING(1379640 5226200,1379640 5226200,1379640 5226200)');&#13;" calcext:value-type="string">
            <text:p>INSERT INTO  <text:s/>bordure ( <text:s text:c="3"/>id, <text:s text:c="3"/>geometry_asewkt) <text:s/>VALUES ( <text:s text:c="3"/>'M22_Bordure03', <text:s text:c="3"/>'SRID=3946;LINESTRING(1379640 5226200,1379640 5226200,1379640 5226200)');</text:p>
          </table:table-cell>
          <table:table-cell table:number-columns-repeated="993"/>
        </table:table-row>
        <table:table-row table:style-name="ro1">
          <table:table-cell table:formula="of:=[case_00140_00100.B13]" office:value-type="string" office:string-value="Agenc_D" calcext:value-type="string">
            <text:p>Agenc_D</text:p>
          </table:table-cell>
          <table:table-cell table:style-name="ce5" table:formula="of:=CONCATENATE([$case_00140_00100.$A13];[.B$2])" office:value-type="string" office:string-value="M23_Bordure01" calcext:value-type="string">
            <text:p>M23_Bordure01</text:p>
          </table:table-cell>
          <table:table-cell table:style-name="ce5" table:formula="of:=[$case_00140_00100.$C13]+IF([.$A13]=&quot;Agenc_A&quot;;[.C$2];IF([.$A13]=&quot;Agenc_B&quot;;[.C$3];IF([.$A13]=&quot;Agenc_C&quot;;[.C$4];IF([.$A13]=&quot;Agenc_D&quot;;[.C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D$2];IF([.$A13]=&quot;Agenc_B&quot;;[.D$3];IF([.$A13]=&quot;Agenc_C&quot;;[.D$4];IF([.$A13]=&quot;Agenc_D&quot;;[.D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E$2];IF([.$A13]=&quot;Agenc_B&quot;;[.E$3];IF([.$A13]=&quot;Agenc_C&quot;;[.E$4];IF([.$A13]=&quot;Agenc_D&quot;;[.E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F$2];IF([.$A13]=&quot;Agenc_B&quot;;[.F$3];IF([.$A13]=&quot;Agenc_C&quot;;[.F$4];IF([.$A13]=&quot;Agenc_D&quot;;[.F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G$2];IF([.$A13]=&quot;Agenc_B&quot;;[.G$3];IF([.$A13]=&quot;Agenc_C&quot;;[.G$4];IF([.$A13]=&quot;Agenc_D&quot;;[.G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H$2];IF([.$A13]=&quot;Agenc_B&quot;;[.H$3];IF([.$A13]=&quot;Agenc_C&quot;;[.H$4];IF([.$A13]=&quot;Agenc_D&quot;;[.H$5];0))))" office:value-type="float" office:value="5226200" calcext:value-type="float">
            <text:p>5226200</text:p>
          </table:table-cell>
          <table:table-cell table:style-name="ce4" table:formula="of:=CONCATENATE([.I$2];CHAR(13);&quot;    &quot;;&quot;'&quot;;[.B13];&quot;',&quot;;CHAR(13);&quot;    'SRID=3946;LINESTRING(&quot;;[.C13];&quot; &quot;;[.D13];&quot;,&quot;;[.E13];&quot; &quot;;[.F13];&quot;,&quot;;[.G13];&quot; &quot;;[.H13];&quot;)');&quot;;CHAR(13))" office:value-type="string" office:string-value="INSERT INTO &#13;  bordure (&#13;    id,&#13;    geometry_asewkt)&#13;  VALUES (&#13;    'M23_Bordure01',&#13;    'SRID=3946;LINESTRING(1379780 5226200,1379780 5226200,1379780 5226200)');&#13;" calcext:value-type="string">
            <text:p>INSERT INTO  <text:s/>bordure ( <text:s text:c="3"/>id, <text:s text:c="3"/>geometry_asewkt) <text:s/>VALUES ( <text:s text:c="3"/>'M23_Bordure01', <text:s text:c="3"/>'SRID=3946;LINESTRING(1379780 5226200,1379780 5226200,1379780 5226200)');</text:p>
          </table:table-cell>
          <table:table-cell table:style-name="ce5" table:formula="of:=CONCATENATE([$case_00140_00100.$A13];[.J$2])" office:value-type="string" office:string-value="M23_Bordure02" calcext:value-type="string">
            <text:p>M23_Bordure02</text:p>
          </table:table-cell>
          <table:table-cell table:style-name="ce5" table:formula="of:=[$case_00140_00100.$C13]+IF([.$A13]=&quot;Agenc_A&quot;;[.K$2];IF([.$A13]=&quot;Agenc_B&quot;;[.K$3];IF([.$A13]=&quot;Agenc_C&quot;;[.K$4];IF([.$A13]=&quot;Agenc_D&quot;;[.K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L$2];IF([.$A13]=&quot;Agenc_B&quot;;[.L$3];IF([.$A13]=&quot;Agenc_C&quot;;[.L$4];IF([.$A13]=&quot;Agenc_D&quot;;[.L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M$2];IF([.$A13]=&quot;Agenc_B&quot;;[.M$3];IF([.$A13]=&quot;Agenc_C&quot;;[.M$4];IF([.$A13]=&quot;Agenc_D&quot;;[.M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N$2];IF([.$A13]=&quot;Agenc_B&quot;;[.N$3];IF([.$A13]=&quot;Agenc_C&quot;;[.N$4];IF([.$A13]=&quot;Agenc_D&quot;;[.N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O$2];IF([.$A13]=&quot;Agenc_B&quot;;[.O$3];IF([.$A13]=&quot;Agenc_C&quot;;[.O$4];IF([.$A13]=&quot;Agenc_D&quot;;[.O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P$2];IF([.$A13]=&quot;Agenc_B&quot;;[.P$3];IF([.$A13]=&quot;Agenc_C&quot;;[.P$4];IF([.$A13]=&quot;Agenc_D&quot;;[.P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Q$2];IF([.$A13]=&quot;Agenc_B&quot;;[.Q$3];IF([.$A13]=&quot;Agenc_C&quot;;[.Q$4];IF([.$A13]=&quot;Agenc_D&quot;;[.Q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R$2];IF([.$A13]=&quot;Agenc_B&quot;;[.R$3];IF([.$A13]=&quot;Agenc_C&quot;;[.R$4];IF([.$A13]=&quot;Agenc_D&quot;;[.R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S$2];IF([.$A13]=&quot;Agenc_B&quot;;[.S$3];IF([.$A13]=&quot;Agenc_C&quot;;[.S$4];IF([.$A13]=&quot;Agenc_D&quot;;[.S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T$2];IF([.$A13]=&quot;Agenc_B&quot;;[.T$3];IF([.$A13]=&quot;Agenc_C&quot;;[.T$4];IF([.$A13]=&quot;Agenc_D&quot;;[.T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U$2];IF([.$A13]=&quot;Agenc_B&quot;;[.U$3];IF([.$A13]=&quot;Agenc_C&quot;;[.U$4];IF([.$A13]=&quot;Agenc_D&quot;;[.U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V$2];IF([.$A13]=&quot;Agenc_B&quot;;[.V$3];IF([.$A13]=&quot;Agenc_C&quot;;[.V$4];IF([.$A13]=&quot;Agenc_D&quot;;[.V$5];0))))" office:value-type="float" office:value="5226200" calcext:value-type="float">
            <text:p>5226200</text:p>
          </table:table-cell>
          <table:table-cell table:style-name="ce4" table:formula="of:=CONCATENATE([.W$2];CHAR(13);&quot;    &quot;;&quot;'&quot;;[.J13];&quot;',&quot;;CHAR(13);&quot;    'SRID=3946;LINESTRING(&quot;;[.K13];&quot; &quot;;[.L13];&quot;,&quot;;[.M13];&quot; &quot;;[.N13];&quot;,&quot;;[.O13];&quot; &quot;;[.P13];&quot;,&quot;;[.Q13];&quot; &quot;;[.R13];&quot;,&quot;;[.S13];&quot; &quot;;[.T13];&quot;,&quot;;[.U13];&quot; &quot;;[.V13];&quot;)');&quot;;CHAR(13))" office:value-type="string" office:string-value="INSERT INTO &#13;  bordure (&#13;    id,&#13;    geometry_asewkt)&#13;  VALUES (&#13;    'M23_Bordure02',&#13;    'SRID=3946;LINESTRING(1379780 5226200,1379780 5226200,1379780 5226200,1379780 5226200,1379780 5226200,1379780 5226200)');&#13;" calcext:value-type="string">
            <text:p>INSERT INTO  <text:s/>bordure ( <text:s text:c="3"/>id, <text:s text:c="3"/>geometry_asewkt) <text:s/>VALUES ( <text:s text:c="3"/>'M23_Bordure02', <text:s text:c="3"/>'SRID=3946;LINESTRING(1379780 5226200,1379780 5226200,1379780 5226200,1379780 5226200,1379780 5226200,1379780 5226200)');</text:p>
          </table:table-cell>
          <table:table-cell table:style-name="ce5" table:formula="of:=CONCATENATE([$case_00140_00100.$A13];[.X$2])" office:value-type="string" office:string-value="M23_Bordure03" calcext:value-type="string">
            <text:p>M23_Bordure03</text:p>
          </table:table-cell>
          <table:table-cell table:style-name="ce5" table:formula="of:=[$case_00140_00100.$C13]+IF([.$A13]=&quot;Agenc_A&quot;;[.Y$2];IF([.$A13]=&quot;Agenc_B&quot;;[.Y$3];IF([.$A13]=&quot;Agenc_C&quot;;[.Y$4];IF([.$A13]=&quot;Agenc_D&quot;;[.Y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Z$2];IF([.$A13]=&quot;Agenc_B&quot;;[.Z$3];IF([.$A13]=&quot;Agenc_C&quot;;[.Z$4];IF([.$A13]=&quot;Agenc_D&quot;;[.Z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AA$2];IF([.$A13]=&quot;Agenc_B&quot;;[.AA$3];IF([.$A13]=&quot;Agenc_C&quot;;[.AA$4];IF([.$A13]=&quot;Agenc_D&quot;;[.AA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AB$2];IF([.$A13]=&quot;Agenc_B&quot;;[.AB$3];IF([.$A13]=&quot;Agenc_C&quot;;[.AB$4];IF([.$A13]=&quot;Agenc_D&quot;;[.AB$5];0))))" office:value-type="float" office:value="5226200" calcext:value-type="float">
            <text:p>5226200</text:p>
          </table:table-cell>
          <table:table-cell table:style-name="ce5" table:formula="of:=[$case_00140_00100.$C13]+IF([.$A13]=&quot;Agenc_A&quot;;[.AC$2];IF([.$A13]=&quot;Agenc_B&quot;;[.AC$3];IF([.$A13]=&quot;Agenc_C&quot;;[.AC$4];IF([.$A13]=&quot;Agenc_D&quot;;[.AC$5];0))))" office:value-type="float" office:value="1379780" calcext:value-type="float">
            <text:p>1379780</text:p>
          </table:table-cell>
          <table:table-cell table:style-name="ce5" table:formula="of:=[$case_00140_00100.$D13]+IF([.$A13]=&quot;Agenc_A&quot;;[.AD$2];IF([.$A13]=&quot;Agenc_B&quot;;[.AD$3];IF([.$A13]=&quot;Agenc_C&quot;;[.AD$4];IF([.$A13]=&quot;Agenc_D&quot;;[.AD$5];0))))" office:value-type="float" office:value="5226200" calcext:value-type="float">
            <text:p>5226200</text:p>
          </table:table-cell>
          <table:table-cell table:style-name="ce4" table:formula="of:=CONCATENATE([.AE$2];CHAR(13);&quot;    &quot;;&quot;'&quot;;[.X13];&quot;',&quot;;CHAR(13);&quot;    'SRID=3946;LINESTRING(&quot;;[.Y13];&quot; &quot;;[.Z13];&quot;,&quot;;[.AA13];&quot; &quot;;[.AB13];&quot;,&quot;;[.AC13];&quot; &quot;;[.AD13];&quot;)');&quot;;CHAR(13))" office:value-type="string" office:string-value="INSERT INTO &#13;  bordure (&#13;    id,&#13;    geometry_asewkt)&#13;  VALUES (&#13;    'M23_Bordure03',&#13;    'SRID=3946;LINESTRING(1379780 5226200,1379780 5226200,1379780 5226200)');&#13;" calcext:value-type="string">
            <text:p>INSERT INTO  <text:s/>bordure ( <text:s text:c="3"/>id, <text:s text:c="3"/>geometry_asewkt) <text:s/>VALUES ( <text:s text:c="3"/>'M23_Bordure03', <text:s text:c="3"/>'SRID=3946;LINESTRING(1379780 5226200,1379780 5226200,1379780 5226200)');</text:p>
          </table:table-cell>
          <table:table-cell table:number-columns-repeated="993"/>
        </table:table-row>
        <table:table-row table:style-name="ro1">
          <table:table-cell table:formula="of:=[case_00140_00100.B14]" office:value-type="string" office:string-value="Agenc_A" calcext:value-type="string">
            <text:p>Agenc_A</text:p>
          </table:table-cell>
          <table:table-cell table:style-name="ce5" table:formula="of:=CONCATENATE([$case_00140_00100.$A14];[.B$2])" office:value-type="string" office:string-value="M24_Bordure01" calcext:value-type="string">
            <text:p>M24_Bordure01</text:p>
          </table:table-cell>
          <table:table-cell table:style-name="ce5" table:formula="of:=[$case_00140_00100.$C14]+IF([.$A14]=&quot;Agenc_A&quot;;[.C$2];IF([.$A14]=&quot;Agenc_B&quot;;[.C$3];IF([.$A14]=&quot;Agenc_C&quot;;[.C$4];IF([.$A14]=&quot;Agenc_D&quot;;[.C$5];0))))" office:value-type="float" office:value="1379950" calcext:value-type="float">
            <text:p>1379950</text:p>
          </table:table-cell>
          <table:table-cell table:style-name="ce5" table:formula="of:=[$case_00140_00100.$D14]+IF([.$A14]=&quot;Agenc_A&quot;;[.D$2];IF([.$A14]=&quot;Agenc_B&quot;;[.D$3];IF([.$A14]=&quot;Agenc_C&quot;;[.D$4];IF([.$A14]=&quot;Agenc_D&quot;;[.D$5];0))))" office:value-type="float" office:value="5226300" calcext:value-type="float">
            <text:p>5226300</text:p>
          </table:table-cell>
          <table:table-cell table:style-name="ce5" table:formula="of:=[$case_00140_00100.$C14]+IF([.$A14]=&quot;Agenc_A&quot;;[.E$2];IF([.$A14]=&quot;Agenc_B&quot;;[.E$3];IF([.$A14]=&quot;Agenc_C&quot;;[.E$4];IF([.$A14]=&quot;Agenc_D&quot;;[.E$5];0))))" office:value-type="float" office:value="1379950" calcext:value-type="float">
            <text:p>1379950</text:p>
          </table:table-cell>
          <table:table-cell table:style-name="ce5" table:formula="of:=[$case_00140_00100.$D14]+IF([.$A14]=&quot;Agenc_A&quot;;[.F$2];IF([.$A14]=&quot;Agenc_B&quot;;[.F$3];IF([.$A14]=&quot;Agenc_C&quot;;[.F$4];IF([.$A14]=&quot;Agenc_D&quot;;[.F$5];0))))" office:value-type="float" office:value="5226280" calcext:value-type="float">
            <text:p>5226280</text:p>
          </table:table-cell>
          <table:table-cell table:style-name="ce5" table:formula="of:=[$case_00140_00100.$C14]+IF([.$A14]=&quot;Agenc_A&quot;;[.G$2];IF([.$A14]=&quot;Agenc_B&quot;;[.G$3];IF([.$A14]=&quot;Agenc_C&quot;;[.G$4];IF([.$A14]=&quot;Agenc_D&quot;;[.G$5];0))))" office:value-type="float" office:value="1379940" calcext:value-type="float">
            <text:p>1379940</text:p>
          </table:table-cell>
          <table:table-cell table:style-name="ce5" table:formula="of:=[$case_00140_00100.$D14]+IF([.$A14]=&quot;Agenc_A&quot;;[.H$2];IF([.$A14]=&quot;Agenc_B&quot;;[.H$3];IF([.$A14]=&quot;Agenc_C&quot;;[.H$4];IF([.$A14]=&quot;Agenc_D&quot;;[.H$5];0))))" office:value-type="float" office:value="5226280" calcext:value-type="float">
            <text:p>5226280</text:p>
          </table:table-cell>
          <table:table-cell table:style-name="ce4" table:formula="of:=CONCATENATE([.I$2];CHAR(13);&quot;    &quot;;&quot;'&quot;;[.B14];&quot;',&quot;;CHAR(13);&quot;    'SRID=3946;LINESTRING(&quot;;[.C14];&quot; &quot;;[.D14];&quot;,&quot;;[.E14];&quot; &quot;;[.F14];&quot;,&quot;;[.G14];&quot; &quot;;[.H14];&quot;)');&quot;;CHAR(13))" office:value-type="string" office:string-value="INSERT INTO &#13;  bordure (&#13;    id,&#13;    geometry_asewkt)&#13;  VALUES (&#13;    'M24_Bordure01',&#13;    'SRID=3946;LINESTRING(1379950 5226300,1379950 5226280,1379940 5226280)');&#13;" calcext:value-type="string">
            <text:p>INSERT INTO  <text:s/>bordure ( <text:s text:c="3"/>id, <text:s text:c="3"/>geometry_asewkt) <text:s/>VALUES ( <text:s text:c="3"/>'M24_Bordure01', <text:s text:c="3"/>'SRID=3946;LINESTRING(1379950 5226300,1379950 5226280,1379940 5226280)');</text:p>
          </table:table-cell>
          <table:table-cell table:style-name="ce5" table:formula="of:=CONCATENATE([$case_00140_00100.$A14];[.J$2])" office:value-type="string" office:string-value="M24_Bordure02" calcext:value-type="string">
            <text:p>M24_Bordure02</text:p>
          </table:table-cell>
          <table:table-cell table:style-name="ce5" table:formula="of:=[$case_00140_00100.$C14]+IF([.$A14]=&quot;Agenc_A&quot;;[.K$2];IF([.$A14]=&quot;Agenc_B&quot;;[.K$3];IF([.$A14]=&quot;Agenc_C&quot;;[.K$4];IF([.$A14]=&quot;Agenc_D&quot;;[.K$5];0))))" office:value-type="float" office:value="1379960" calcext:value-type="float">
            <text:p>1379960</text:p>
          </table:table-cell>
          <table:table-cell table:style-name="ce5" table:formula="of:=[$case_00140_00100.$D14]+IF([.$A14]=&quot;Agenc_A&quot;;[.L$2];IF([.$A14]=&quot;Agenc_B&quot;;[.L$3];IF([.$A14]=&quot;Agenc_C&quot;;[.L$4];IF([.$A14]=&quot;Agenc_D&quot;;[.L$5];0))))" office:value-type="float" office:value="5226300" calcext:value-type="float">
            <text:p>5226300</text:p>
          </table:table-cell>
          <table:table-cell table:style-name="ce5" table:formula="of:=[$case_00140_00100.$C14]+IF([.$A14]=&quot;Agenc_A&quot;;[.M$2];IF([.$A14]=&quot;Agenc_B&quot;;[.M$3];IF([.$A14]=&quot;Agenc_C&quot;;[.M$4];IF([.$A14]=&quot;Agenc_D&quot;;[.M$5];0))))" office:value-type="float" office:value="1379960" calcext:value-type="float">
            <text:p>1379960</text:p>
          </table:table-cell>
          <table:table-cell table:style-name="ce5" table:formula="of:=[$case_00140_00100.$D14]+IF([.$A14]=&quot;Agenc_A&quot;;[.N$2];IF([.$A14]=&quot;Agenc_B&quot;;[.N$3];IF([.$A14]=&quot;Agenc_C&quot;;[.N$4];IF([.$A14]=&quot;Agenc_D&quot;;[.N$5];0))))" office:value-type="float" office:value="5226280" calcext:value-type="float">
            <text:p>5226280</text:p>
          </table:table-cell>
          <table:table-cell table:style-name="ce5" table:formula="of:=[$case_00140_00100.$C14]+IF([.$A14]=&quot;Agenc_A&quot;;[.O$2];IF([.$A14]=&quot;Agenc_B&quot;;[.O$3];IF([.$A14]=&quot;Agenc_C&quot;;[.O$4];IF([.$A14]=&quot;Agenc_D&quot;;[.O$5];0))))" office:value-type="float" office:value="1379970" calcext:value-type="float">
            <text:p>1379970</text:p>
          </table:table-cell>
          <table:table-cell table:style-name="ce5" table:formula="of:=[$case_00140_00100.$D14]+IF([.$A14]=&quot;Agenc_A&quot;;[.P$2];IF([.$A14]=&quot;Agenc_B&quot;;[.P$3];IF([.$A14]=&quot;Agenc_C&quot;;[.P$4];IF([.$A14]=&quot;Agenc_D&quot;;[.P$5];0))))" office:value-type="float" office:value="5226270" calcext:value-type="float">
            <text:p>5226270</text:p>
          </table:table-cell>
          <table:table-cell table:style-name="ce5" table:formula="of:=[$case_00140_00100.$C14]+IF([.$A14]=&quot;Agenc_A&quot;;[.Q$2];IF([.$A14]=&quot;Agenc_B&quot;;[.Q$3];IF([.$A14]=&quot;Agenc_C&quot;;[.Q$4];IF([.$A14]=&quot;Agenc_D&quot;;[.Q$5];0))))" office:value-type="float" office:value="1380000" calcext:value-type="float">
            <text:p>1380000</text:p>
          </table:table-cell>
          <table:table-cell table:style-name="ce5" table:formula="of:=[$case_00140_00100.$D14]+IF([.$A14]=&quot;Agenc_A&quot;;[.R$2];IF([.$A14]=&quot;Agenc_B&quot;;[.R$3];IF([.$A14]=&quot;Agenc_C&quot;;[.R$4];IF([.$A14]=&quot;Agenc_D&quot;;[.R$5];0))))" office:value-type="float" office:value="5226270" calcext:value-type="float">
            <text:p>5226270</text:p>
          </table:table-cell>
          <table:table-cell table:style-name="ce5" table:formula="of:=[$case_00140_00100.$C14]+IF([.$A14]=&quot;Agenc_A&quot;;[.S$2];IF([.$A14]=&quot;Agenc_B&quot;;[.S$3];IF([.$A14]=&quot;Agenc_C&quot;;[.S$4];IF([.$A14]=&quot;Agenc_D&quot;;[.S$5];0))))" office:value-type="float" office:value="1380020" calcext:value-type="float">
            <text:p>1380020</text:p>
          </table:table-cell>
          <table:table-cell table:style-name="ce5" table:formula="of:=[$case_00140_00100.$D14]+IF([.$A14]=&quot;Agenc_A&quot;;[.T$2];IF([.$A14]=&quot;Agenc_B&quot;;[.T$3];IF([.$A14]=&quot;Agenc_C&quot;;[.T$4];IF([.$A14]=&quot;Agenc_D&quot;;[.T$5];0))))" office:value-type="float" office:value="5226290" calcext:value-type="float">
            <text:p>5226290</text:p>
          </table:table-cell>
          <table:table-cell table:style-name="ce5" table:formula="of:=[$case_00140_00100.$C14]+IF([.$A14]=&quot;Agenc_A&quot;;[.U$2];IF([.$A14]=&quot;Agenc_B&quot;;[.U$3];IF([.$A14]=&quot;Agenc_C&quot;;[.U$4];IF([.$A14]=&quot;Agenc_D&quot;;[.U$5];0))))" office:value-type="float" office:value="1380020" calcext:value-type="float">
            <text:p>1380020</text:p>
          </table:table-cell>
          <table:table-cell table:style-name="ce5" table:formula="of:=[$case_00140_00100.$D14]+IF([.$A14]=&quot;Agenc_A&quot;;[.V$2];IF([.$A14]=&quot;Agenc_B&quot;;[.V$3];IF([.$A14]=&quot;Agenc_C&quot;;[.V$4];IF([.$A14]=&quot;Agenc_D&quot;;[.V$5];0))))" office:value-type="float" office:value="5226300" calcext:value-type="float">
            <text:p>5226300</text:p>
          </table:table-cell>
          <table:table-cell table:style-name="ce4" table:formula="of:=CONCATENATE([.W$2];CHAR(13);&quot;    &quot;;&quot;'&quot;;[.J14];&quot;',&quot;;CHAR(13);&quot;    'SRID=3946;LINESTRING(&quot;;[.K14];&quot; &quot;;[.L14];&quot;,&quot;;[.M14];&quot; &quot;;[.N14];&quot;,&quot;;[.O14];&quot; &quot;;[.P14];&quot;,&quot;;[.Q14];&quot; &quot;;[.R14];&quot;,&quot;;[.S14];&quot; &quot;;[.T14];&quot;,&quot;;[.U14];&quot; &quot;;[.V14];&quot;)');&quot;;CHAR(13))" office:value-type="string" office:string-value="INSERT INTO &#13;  bordure (&#13;    id,&#13;    geometry_asewkt)&#13;  VALUES (&#13;    'M24_Bordure02',&#13;    'SRID=3946;LINESTRING(1379960 5226300,1379960 5226280,1379970 5226270,1380000 5226270,1380020 5226290,1380020 5226300)');&#13;" calcext:value-type="string">
            <text:p>INSERT INTO  <text:s/>bordure ( <text:s text:c="3"/>id, <text:s text:c="3"/>geometry_asewkt) <text:s/>VALUES ( <text:s text:c="3"/>'M24_Bordure02', <text:s text:c="3"/>'SRID=3946;LINESTRING(1379960 5226300,1379960 5226280,1379970 5226270,1380000 5226270,1380020 5226290,1380020 5226300)');</text:p>
          </table:table-cell>
          <table:table-cell table:style-name="ce5" table:formula="of:=CONCATENATE([$case_00140_00100.$A14];[.X$2])" office:value-type="string" office:string-value="M24_Bordure03" calcext:value-type="string">
            <text:p>M24_Bordure03</text:p>
          </table:table-cell>
          <table:table-cell table:style-name="ce5" table:formula="of:=[$case_00140_00100.$C14]+IF([.$A14]=&quot;Agenc_A&quot;;[.Y$2];IF([.$A14]=&quot;Agenc_B&quot;;[.Y$3];IF([.$A14]=&quot;Agenc_C&quot;;[.Y$4];IF([.$A14]=&quot;Agenc_D&quot;;[.Y$5];0))))" office:value-type="float" office:value="1380030" calcext:value-type="float">
            <text:p>1380030</text:p>
          </table:table-cell>
          <table:table-cell table:style-name="ce5" table:formula="of:=[$case_00140_00100.$D14]+IF([.$A14]=&quot;Agenc_A&quot;;[.Z$2];IF([.$A14]=&quot;Agenc_B&quot;;[.Z$3];IF([.$A14]=&quot;Agenc_C&quot;;[.Z$4];IF([.$A14]=&quot;Agenc_D&quot;;[.Z$5];0))))" office:value-type="float" office:value="5226300" calcext:value-type="float">
            <text:p>5226300</text:p>
          </table:table-cell>
          <table:table-cell table:style-name="ce5" table:formula="of:=[$case_00140_00100.$C14]+IF([.$A14]=&quot;Agenc_A&quot;;[.AA$2];IF([.$A14]=&quot;Agenc_B&quot;;[.AA$3];IF([.$A14]=&quot;Agenc_C&quot;;[.AA$4];IF([.$A14]=&quot;Agenc_D&quot;;[.AA$5];0))))" office:value-type="float" office:value="1380030" calcext:value-type="float">
            <text:p>1380030</text:p>
          </table:table-cell>
          <table:table-cell table:style-name="ce5" table:formula="of:=[$case_00140_00100.$D14]+IF([.$A14]=&quot;Agenc_A&quot;;[.AB$2];IF([.$A14]=&quot;Agenc_B&quot;;[.AB$3];IF([.$A14]=&quot;Agenc_C&quot;;[.AB$4];IF([.$A14]=&quot;Agenc_D&quot;;[.AB$5];0))))" office:value-type="float" office:value="5226290" calcext:value-type="float">
            <text:p>5226290</text:p>
          </table:table-cell>
          <table:table-cell table:style-name="ce5" table:formula="of:=[$case_00140_00100.$C14]+IF([.$A14]=&quot;Agenc_A&quot;;[.AC$2];IF([.$A14]=&quot;Agenc_B&quot;;[.AC$3];IF([.$A14]=&quot;Agenc_C&quot;;[.AC$4];IF([.$A14]=&quot;Agenc_D&quot;;[.AC$5];0))))" office:value-type="float" office:value="1380050" calcext:value-type="float">
            <text:p>1380050</text:p>
          </table:table-cell>
          <table:table-cell table:style-name="ce5" table:formula="of:=[$case_00140_00100.$D14]+IF([.$A14]=&quot;Agenc_A&quot;;[.AD$2];IF([.$A14]=&quot;Agenc_B&quot;;[.AD$3];IF([.$A14]=&quot;Agenc_C&quot;;[.AD$4];IF([.$A14]=&quot;Agenc_D&quot;;[.AD$5];0))))" office:value-type="float" office:value="5226290" calcext:value-type="float">
            <text:p>5226290</text:p>
          </table:table-cell>
          <table:table-cell table:style-name="ce4" table:formula="of:=CONCATENATE([.AE$2];CHAR(13);&quot;    &quot;;&quot;'&quot;;[.X14];&quot;',&quot;;CHAR(13);&quot;    'SRID=3946;LINESTRING(&quot;;[.Y14];&quot; &quot;;[.Z14];&quot;,&quot;;[.AA14];&quot; &quot;;[.AB14];&quot;,&quot;;[.AC14];&quot; &quot;;[.AD14];&quot;)');&quot;;CHAR(13))" office:value-type="string" office:string-value="INSERT INTO &#13;  bordure (&#13;    id,&#13;    geometry_asewkt)&#13;  VALUES (&#13;    'M24_Bordure03',&#13;    'SRID=3946;LINESTRING(1380030 5226300,1380030 5226290,1380050 5226290)');&#13;" calcext:value-type="string">
            <text:p>INSERT INTO  <text:s/>bordure ( <text:s text:c="3"/>id, <text:s text:c="3"/>geometry_asewkt) <text:s/>VALUES ( <text:s text:c="3"/>'M24_Bordure03', <text:s text:c="3"/>'SRID=3946;LINESTRING(1380030 5226300,1380030 5226290,1380050 5226290)');</text:p>
          </table:table-cell>
          <table:table-cell table:number-columns-repeated="993"/>
        </table:table-row>
        <table:table-row table:style-name="ro1">
          <table:table-cell table:formula="of:=[case_00140_00100.B15]" office:value-type="string" office:string-value="Agenc_B" calcext:value-type="string">
            <text:p>Agenc_B</text:p>
          </table:table-cell>
          <table:table-cell table:style-name="ce5" table:formula="of:=CONCATENATE([$case_00140_00100.$A15];[.B$2])" office:value-type="string" office:string-value="M25_Bordure01" calcext:value-type="string">
            <text:p>M25_Bordure01</text:p>
          </table:table-cell>
          <table:table-cell table:style-name="ce5" table:formula="of:=[$case_00140_00100.$C15]+IF([.$A15]=&quot;Agenc_A&quot;;[.C$2];IF([.$A15]=&quot;Agenc_B&quot;;[.C$3];IF([.$A15]=&quot;Agenc_C&quot;;[.C$4];IF([.$A15]=&quot;Agenc_D&quot;;[.C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D$2];IF([.$A15]=&quot;Agenc_B&quot;;[.D$3];IF([.$A15]=&quot;Agenc_C&quot;;[.D$4];IF([.$A15]=&quot;Agenc_D&quot;;[.D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E$2];IF([.$A15]=&quot;Agenc_B&quot;;[.E$3];IF([.$A15]=&quot;Agenc_C&quot;;[.E$4];IF([.$A15]=&quot;Agenc_D&quot;;[.E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F$2];IF([.$A15]=&quot;Agenc_B&quot;;[.F$3];IF([.$A15]=&quot;Agenc_C&quot;;[.F$4];IF([.$A15]=&quot;Agenc_D&quot;;[.F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G$2];IF([.$A15]=&quot;Agenc_B&quot;;[.G$3];IF([.$A15]=&quot;Agenc_C&quot;;[.G$4];IF([.$A15]=&quot;Agenc_D&quot;;[.G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H$2];IF([.$A15]=&quot;Agenc_B&quot;;[.H$3];IF([.$A15]=&quot;Agenc_C&quot;;[.H$4];IF([.$A15]=&quot;Agenc_D&quot;;[.H$5];0))))" office:value-type="float" office:value="5226200" calcext:value-type="float">
            <text:p>5226200</text:p>
          </table:table-cell>
          <table:table-cell table:style-name="ce4" table:formula="of:=CONCATENATE([.I$2];CHAR(13);&quot;    &quot;;&quot;'&quot;;[.B15];&quot;',&quot;;CHAR(13);&quot;    'SRID=3946;LINESTRING(&quot;;[.C15];&quot; &quot;;[.D15];&quot;,&quot;;[.E15];&quot; &quot;;[.F15];&quot;,&quot;;[.G15];&quot; &quot;;[.H15];&quot;)');&quot;;CHAR(13))" office:value-type="string" office:string-value="INSERT INTO &#13;  bordure (&#13;    id,&#13;    geometry_asewkt)&#13;  VALUES (&#13;    'M25_Bordure01',&#13;    'SRID=3946;LINESTRING(1380060 5226200,1380060 5226200,1380060 5226200)');&#13;" calcext:value-type="string">
            <text:p>INSERT INTO  <text:s/>bordure ( <text:s text:c="3"/>id, <text:s text:c="3"/>geometry_asewkt) <text:s/>VALUES ( <text:s text:c="3"/>'M25_Bordure01', <text:s text:c="3"/>'SRID=3946;LINESTRING(1380060 5226200,1380060 5226200,1380060 5226200)');</text:p>
          </table:table-cell>
          <table:table-cell table:style-name="ce5" table:formula="of:=CONCATENATE([$case_00140_00100.$A15];[.J$2])" office:value-type="string" office:string-value="M25_Bordure02" calcext:value-type="string">
            <text:p>M25_Bordure02</text:p>
          </table:table-cell>
          <table:table-cell table:style-name="ce5" table:formula="of:=[$case_00140_00100.$C15]+IF([.$A15]=&quot;Agenc_A&quot;;[.K$2];IF([.$A15]=&quot;Agenc_B&quot;;[.K$3];IF([.$A15]=&quot;Agenc_C&quot;;[.K$4];IF([.$A15]=&quot;Agenc_D&quot;;[.K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L$2];IF([.$A15]=&quot;Agenc_B&quot;;[.L$3];IF([.$A15]=&quot;Agenc_C&quot;;[.L$4];IF([.$A15]=&quot;Agenc_D&quot;;[.L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M$2];IF([.$A15]=&quot;Agenc_B&quot;;[.M$3];IF([.$A15]=&quot;Agenc_C&quot;;[.M$4];IF([.$A15]=&quot;Agenc_D&quot;;[.M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N$2];IF([.$A15]=&quot;Agenc_B&quot;;[.N$3];IF([.$A15]=&quot;Agenc_C&quot;;[.N$4];IF([.$A15]=&quot;Agenc_D&quot;;[.N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O$2];IF([.$A15]=&quot;Agenc_B&quot;;[.O$3];IF([.$A15]=&quot;Agenc_C&quot;;[.O$4];IF([.$A15]=&quot;Agenc_D&quot;;[.O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P$2];IF([.$A15]=&quot;Agenc_B&quot;;[.P$3];IF([.$A15]=&quot;Agenc_C&quot;;[.P$4];IF([.$A15]=&quot;Agenc_D&quot;;[.P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Q$2];IF([.$A15]=&quot;Agenc_B&quot;;[.Q$3];IF([.$A15]=&quot;Agenc_C&quot;;[.Q$4];IF([.$A15]=&quot;Agenc_D&quot;;[.Q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R$2];IF([.$A15]=&quot;Agenc_B&quot;;[.R$3];IF([.$A15]=&quot;Agenc_C&quot;;[.R$4];IF([.$A15]=&quot;Agenc_D&quot;;[.R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S$2];IF([.$A15]=&quot;Agenc_B&quot;;[.S$3];IF([.$A15]=&quot;Agenc_C&quot;;[.S$4];IF([.$A15]=&quot;Agenc_D&quot;;[.S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T$2];IF([.$A15]=&quot;Agenc_B&quot;;[.T$3];IF([.$A15]=&quot;Agenc_C&quot;;[.T$4];IF([.$A15]=&quot;Agenc_D&quot;;[.T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U$2];IF([.$A15]=&quot;Agenc_B&quot;;[.U$3];IF([.$A15]=&quot;Agenc_C&quot;;[.U$4];IF([.$A15]=&quot;Agenc_D&quot;;[.U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V$2];IF([.$A15]=&quot;Agenc_B&quot;;[.V$3];IF([.$A15]=&quot;Agenc_C&quot;;[.V$4];IF([.$A15]=&quot;Agenc_D&quot;;[.V$5];0))))" office:value-type="float" office:value="5226200" calcext:value-type="float">
            <text:p>5226200</text:p>
          </table:table-cell>
          <table:table-cell table:style-name="ce4" table:formula="of:=CONCATENATE([.W$2];CHAR(13);&quot;    &quot;;&quot;'&quot;;[.J15];&quot;',&quot;;CHAR(13);&quot;    'SRID=3946;LINESTRING(&quot;;[.K15];&quot; &quot;;[.L15];&quot;,&quot;;[.M15];&quot; &quot;;[.N15];&quot;,&quot;;[.O15];&quot; &quot;;[.P15];&quot;,&quot;;[.Q15];&quot; &quot;;[.R15];&quot;,&quot;;[.S15];&quot; &quot;;[.T15];&quot;,&quot;;[.U15];&quot; &quot;;[.V15];&quot;)');&quot;;CHAR(13))" office:value-type="string" office:string-value="INSERT INTO &#13;  bordure (&#13;    id,&#13;    geometry_asewkt)&#13;  VALUES (&#13;    'M25_Bordure02',&#13;    'SRID=3946;LINESTRING(1380060 5226200,1380060 5226200,1380060 5226200,1380060 5226200,1380060 5226200,1380060 5226200)');&#13;" calcext:value-type="string">
            <text:p>INSERT INTO  <text:s/>bordure ( <text:s text:c="3"/>id, <text:s text:c="3"/>geometry_asewkt) <text:s/>VALUES ( <text:s text:c="3"/>'M25_Bordure02', <text:s text:c="3"/>'SRID=3946;LINESTRING(1380060 5226200,1380060 5226200,1380060 5226200,1380060 5226200,1380060 5226200,1380060 5226200)');</text:p>
          </table:table-cell>
          <table:table-cell table:style-name="ce5" table:formula="of:=CONCATENATE([$case_00140_00100.$A15];[.X$2])" office:value-type="string" office:string-value="M25_Bordure03" calcext:value-type="string">
            <text:p>M25_Bordure03</text:p>
          </table:table-cell>
          <table:table-cell table:style-name="ce5" table:formula="of:=[$case_00140_00100.$C15]+IF([.$A15]=&quot;Agenc_A&quot;;[.Y$2];IF([.$A15]=&quot;Agenc_B&quot;;[.Y$3];IF([.$A15]=&quot;Agenc_C&quot;;[.Y$4];IF([.$A15]=&quot;Agenc_D&quot;;[.Y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Z$2];IF([.$A15]=&quot;Agenc_B&quot;;[.Z$3];IF([.$A15]=&quot;Agenc_C&quot;;[.Z$4];IF([.$A15]=&quot;Agenc_D&quot;;[.Z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AA$2];IF([.$A15]=&quot;Agenc_B&quot;;[.AA$3];IF([.$A15]=&quot;Agenc_C&quot;;[.AA$4];IF([.$A15]=&quot;Agenc_D&quot;;[.AA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AB$2];IF([.$A15]=&quot;Agenc_B&quot;;[.AB$3];IF([.$A15]=&quot;Agenc_C&quot;;[.AB$4];IF([.$A15]=&quot;Agenc_D&quot;;[.AB$5];0))))" office:value-type="float" office:value="5226200" calcext:value-type="float">
            <text:p>5226200</text:p>
          </table:table-cell>
          <table:table-cell table:style-name="ce5" table:formula="of:=[$case_00140_00100.$C15]+IF([.$A15]=&quot;Agenc_A&quot;;[.AC$2];IF([.$A15]=&quot;Agenc_B&quot;;[.AC$3];IF([.$A15]=&quot;Agenc_C&quot;;[.AC$4];IF([.$A15]=&quot;Agenc_D&quot;;[.AC$5];0))))" office:value-type="float" office:value="1380060" calcext:value-type="float">
            <text:p>1380060</text:p>
          </table:table-cell>
          <table:table-cell table:style-name="ce5" table:formula="of:=[$case_00140_00100.$D15]+IF([.$A15]=&quot;Agenc_A&quot;;[.AD$2];IF([.$A15]=&quot;Agenc_B&quot;;[.AD$3];IF([.$A15]=&quot;Agenc_C&quot;;[.AD$4];IF([.$A15]=&quot;Agenc_D&quot;;[.AD$5];0))))" office:value-type="float" office:value="5226200" calcext:value-type="float">
            <text:p>5226200</text:p>
          </table:table-cell>
          <table:table-cell table:style-name="ce4" table:formula="of:=CONCATENATE([.AE$2];CHAR(13);&quot;    &quot;;&quot;'&quot;;[.X15];&quot;',&quot;;CHAR(13);&quot;    'SRID=3946;LINESTRING(&quot;;[.Y15];&quot; &quot;;[.Z15];&quot;,&quot;;[.AA15];&quot; &quot;;[.AB15];&quot;,&quot;;[.AC15];&quot; &quot;;[.AD15];&quot;)');&quot;;CHAR(13))" office:value-type="string" office:string-value="INSERT INTO &#13;  bordure (&#13;    id,&#13;    geometry_asewkt)&#13;  VALUES (&#13;    'M25_Bordure03',&#13;    'SRID=3946;LINESTRING(1380060 5226200,1380060 5226200,1380060 5226200)');&#13;" calcext:value-type="string">
            <text:p>INSERT INTO  <text:s/>bordure ( <text:s text:c="3"/>id, <text:s text:c="3"/>geometry_asewkt) <text:s/>VALUES ( <text:s text:c="3"/>'M25_Bordure03', <text:s text:c="3"/>'SRID=3946;LINESTRING(1380060 5226200,1380060 5226200,1380060 5226200)');</text:p>
          </table:table-cell>
          <table:table-cell table:number-columns-repeated="993"/>
        </table:table-row>
        <table:table-row table:style-name="ro1">
          <table:table-cell table:formula="of:=[case_00140_00100.B16]" office:value-type="string" office:string-value="Agenc_D" calcext:value-type="string">
            <text:p>Agenc_D</text:p>
          </table:table-cell>
          <table:table-cell table:style-name="ce5" table:formula="of:=CONCATENATE([$case_00140_00100.$A16];[.B$2])" office:value-type="string" office:string-value="M31_Bordure01" calcext:value-type="string">
            <text:p>M31_Bordure01</text:p>
          </table:table-cell>
          <table:table-cell table:style-name="ce5" table:formula="of:=[$case_00140_00100.$C16]+IF([.$A16]=&quot;Agenc_A&quot;;[.C$2];IF([.$A16]=&quot;Agenc_B&quot;;[.C$3];IF([.$A16]=&quot;Agenc_C&quot;;[.C$4];IF([.$A16]=&quot;Agenc_D&quot;;[.C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D$2];IF([.$A16]=&quot;Agenc_B&quot;;[.D$3];IF([.$A16]=&quot;Agenc_C&quot;;[.D$4];IF([.$A16]=&quot;Agenc_D&quot;;[.D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E$2];IF([.$A16]=&quot;Agenc_B&quot;;[.E$3];IF([.$A16]=&quot;Agenc_C&quot;;[.E$4];IF([.$A16]=&quot;Agenc_D&quot;;[.E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F$2];IF([.$A16]=&quot;Agenc_B&quot;;[.F$3];IF([.$A16]=&quot;Agenc_C&quot;;[.F$4];IF([.$A16]=&quot;Agenc_D&quot;;[.F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G$2];IF([.$A16]=&quot;Agenc_B&quot;;[.G$3];IF([.$A16]=&quot;Agenc_C&quot;;[.G$4];IF([.$A16]=&quot;Agenc_D&quot;;[.G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H$2];IF([.$A16]=&quot;Agenc_B&quot;;[.H$3];IF([.$A16]=&quot;Agenc_C&quot;;[.H$4];IF([.$A16]=&quot;Agenc_D&quot;;[.H$5];0))))" office:value-type="float" office:value="5226100" calcext:value-type="float">
            <text:p>5226100</text:p>
          </table:table-cell>
          <table:table-cell table:style-name="ce4" table:formula="of:=CONCATENATE([.I$2];CHAR(13);&quot;    &quot;;&quot;'&quot;;[.B16];&quot;',&quot;;CHAR(13);&quot;    'SRID=3946;LINESTRING(&quot;;[.C16];&quot; &quot;;[.D16];&quot;,&quot;;[.E16];&quot; &quot;;[.F16];&quot;,&quot;;[.G16];&quot; &quot;;[.H16];&quot;)');&quot;;CHAR(13))" office:value-type="string" office:string-value="INSERT INTO &#13;  bordure (&#13;    id,&#13;    geometry_asewkt)&#13;  VALUES (&#13;    'M31_Bordure01',&#13;    'SRID=3946;LINESTRING(1379500 5226100,1379500 5226100,1379500 5226100)');&#13;" calcext:value-type="string">
            <text:p>INSERT INTO  <text:s/>bordure ( <text:s text:c="3"/>id, <text:s text:c="3"/>geometry_asewkt) <text:s/>VALUES ( <text:s text:c="3"/>'M31_Bordure01', <text:s text:c="3"/>'SRID=3946;LINESTRING(1379500 5226100,1379500 5226100,1379500 5226100)');</text:p>
          </table:table-cell>
          <table:table-cell table:style-name="ce5" table:formula="of:=CONCATENATE([$case_00140_00100.$A16];[.J$2])" office:value-type="string" office:string-value="M31_Bordure02" calcext:value-type="string">
            <text:p>M31_Bordure02</text:p>
          </table:table-cell>
          <table:table-cell table:style-name="ce5" table:formula="of:=[$case_00140_00100.$C16]+IF([.$A16]=&quot;Agenc_A&quot;;[.K$2];IF([.$A16]=&quot;Agenc_B&quot;;[.K$3];IF([.$A16]=&quot;Agenc_C&quot;;[.K$4];IF([.$A16]=&quot;Agenc_D&quot;;[.K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L$2];IF([.$A16]=&quot;Agenc_B&quot;;[.L$3];IF([.$A16]=&quot;Agenc_C&quot;;[.L$4];IF([.$A16]=&quot;Agenc_D&quot;;[.L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M$2];IF([.$A16]=&quot;Agenc_B&quot;;[.M$3];IF([.$A16]=&quot;Agenc_C&quot;;[.M$4];IF([.$A16]=&quot;Agenc_D&quot;;[.M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N$2];IF([.$A16]=&quot;Agenc_B&quot;;[.N$3];IF([.$A16]=&quot;Agenc_C&quot;;[.N$4];IF([.$A16]=&quot;Agenc_D&quot;;[.N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O$2];IF([.$A16]=&quot;Agenc_B&quot;;[.O$3];IF([.$A16]=&quot;Agenc_C&quot;;[.O$4];IF([.$A16]=&quot;Agenc_D&quot;;[.O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P$2];IF([.$A16]=&quot;Agenc_B&quot;;[.P$3];IF([.$A16]=&quot;Agenc_C&quot;;[.P$4];IF([.$A16]=&quot;Agenc_D&quot;;[.P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Q$2];IF([.$A16]=&quot;Agenc_B&quot;;[.Q$3];IF([.$A16]=&quot;Agenc_C&quot;;[.Q$4];IF([.$A16]=&quot;Agenc_D&quot;;[.Q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R$2];IF([.$A16]=&quot;Agenc_B&quot;;[.R$3];IF([.$A16]=&quot;Agenc_C&quot;;[.R$4];IF([.$A16]=&quot;Agenc_D&quot;;[.R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S$2];IF([.$A16]=&quot;Agenc_B&quot;;[.S$3];IF([.$A16]=&quot;Agenc_C&quot;;[.S$4];IF([.$A16]=&quot;Agenc_D&quot;;[.S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T$2];IF([.$A16]=&quot;Agenc_B&quot;;[.T$3];IF([.$A16]=&quot;Agenc_C&quot;;[.T$4];IF([.$A16]=&quot;Agenc_D&quot;;[.T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U$2];IF([.$A16]=&quot;Agenc_B&quot;;[.U$3];IF([.$A16]=&quot;Agenc_C&quot;;[.U$4];IF([.$A16]=&quot;Agenc_D&quot;;[.U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V$2];IF([.$A16]=&quot;Agenc_B&quot;;[.V$3];IF([.$A16]=&quot;Agenc_C&quot;;[.V$4];IF([.$A16]=&quot;Agenc_D&quot;;[.V$5];0))))" office:value-type="float" office:value="5226100" calcext:value-type="float">
            <text:p>5226100</text:p>
          </table:table-cell>
          <table:table-cell table:style-name="ce4" table:formula="of:=CONCATENATE([.W$2];CHAR(13);&quot;    &quot;;&quot;'&quot;;[.J16];&quot;',&quot;;CHAR(13);&quot;    'SRID=3946;LINESTRING(&quot;;[.K16];&quot; &quot;;[.L16];&quot;,&quot;;[.M16];&quot; &quot;;[.N16];&quot;,&quot;;[.O16];&quot; &quot;;[.P16];&quot;,&quot;;[.Q16];&quot; &quot;;[.R16];&quot;,&quot;;[.S16];&quot; &quot;;[.T16];&quot;,&quot;;[.U16];&quot; &quot;;[.V16];&quot;)');&quot;;CHAR(13))" office:value-type="string" office:string-value="INSERT INTO &#13;  bordure (&#13;    id,&#13;    geometry_asewkt)&#13;  VALUES (&#13;    'M31_Bordure02',&#13;    'SRID=3946;LINESTRING(1379500 5226100,1379500 5226100,1379500 5226100,1379500 5226100,1379500 5226100,1379500 5226100)');&#13;" calcext:value-type="string">
            <text:p>INSERT INTO  <text:s/>bordure ( <text:s text:c="3"/>id, <text:s text:c="3"/>geometry_asewkt) <text:s/>VALUES ( <text:s text:c="3"/>'M31_Bordure02', <text:s text:c="3"/>'SRID=3946;LINESTRING(1379500 5226100,1379500 5226100,1379500 5226100,1379500 5226100,1379500 5226100,1379500 5226100)');</text:p>
          </table:table-cell>
          <table:table-cell table:style-name="ce5" table:formula="of:=CONCATENATE([$case_00140_00100.$A16];[.X$2])" office:value-type="string" office:string-value="M31_Bordure03" calcext:value-type="string">
            <text:p>M31_Bordure03</text:p>
          </table:table-cell>
          <table:table-cell table:style-name="ce5" table:formula="of:=[$case_00140_00100.$C16]+IF([.$A16]=&quot;Agenc_A&quot;;[.Y$2];IF([.$A16]=&quot;Agenc_B&quot;;[.Y$3];IF([.$A16]=&quot;Agenc_C&quot;;[.Y$4];IF([.$A16]=&quot;Agenc_D&quot;;[.Y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Z$2];IF([.$A16]=&quot;Agenc_B&quot;;[.Z$3];IF([.$A16]=&quot;Agenc_C&quot;;[.Z$4];IF([.$A16]=&quot;Agenc_D&quot;;[.Z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AA$2];IF([.$A16]=&quot;Agenc_B&quot;;[.AA$3];IF([.$A16]=&quot;Agenc_C&quot;;[.AA$4];IF([.$A16]=&quot;Agenc_D&quot;;[.AA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AB$2];IF([.$A16]=&quot;Agenc_B&quot;;[.AB$3];IF([.$A16]=&quot;Agenc_C&quot;;[.AB$4];IF([.$A16]=&quot;Agenc_D&quot;;[.AB$5];0))))" office:value-type="float" office:value="5226100" calcext:value-type="float">
            <text:p>5226100</text:p>
          </table:table-cell>
          <table:table-cell table:style-name="ce5" table:formula="of:=[$case_00140_00100.$C16]+IF([.$A16]=&quot;Agenc_A&quot;;[.AC$2];IF([.$A16]=&quot;Agenc_B&quot;;[.AC$3];IF([.$A16]=&quot;Agenc_C&quot;;[.AC$4];IF([.$A16]=&quot;Agenc_D&quot;;[.AC$5];0))))" office:value-type="float" office:value="1379500" calcext:value-type="float">
            <text:p>1379500</text:p>
          </table:table-cell>
          <table:table-cell table:style-name="ce5" table:formula="of:=[$case_00140_00100.$D16]+IF([.$A16]=&quot;Agenc_A&quot;;[.AD$2];IF([.$A16]=&quot;Agenc_B&quot;;[.AD$3];IF([.$A16]=&quot;Agenc_C&quot;;[.AD$4];IF([.$A16]=&quot;Agenc_D&quot;;[.AD$5];0))))" office:value-type="float" office:value="5226100" calcext:value-type="float">
            <text:p>5226100</text:p>
          </table:table-cell>
          <table:table-cell table:style-name="ce4" table:formula="of:=CONCATENATE([.AE$2];CHAR(13);&quot;    &quot;;&quot;'&quot;;[.X16];&quot;',&quot;;CHAR(13);&quot;    'SRID=3946;LINESTRING(&quot;;[.Y16];&quot; &quot;;[.Z16];&quot;,&quot;;[.AA16];&quot; &quot;;[.AB16];&quot;,&quot;;[.AC16];&quot; &quot;;[.AD16];&quot;)');&quot;;CHAR(13))" office:value-type="string" office:string-value="INSERT INTO &#13;  bordure (&#13;    id,&#13;    geometry_asewkt)&#13;  VALUES (&#13;    'M31_Bordure03',&#13;    'SRID=3946;LINESTRING(1379500 5226100,1379500 5226100,1379500 5226100)');&#13;" calcext:value-type="string">
            <text:p>INSERT INTO  <text:s/>bordure ( <text:s text:c="3"/>id, <text:s text:c="3"/>geometry_asewkt) <text:s/>VALUES ( <text:s text:c="3"/>'M31_Bordure03', <text:s text:c="3"/>'SRID=3946;LINESTRING(1379500 5226100,1379500 5226100,1379500 5226100)');</text:p>
          </table:table-cell>
          <table:table-cell table:number-columns-repeated="993"/>
        </table:table-row>
        <table:table-row table:style-name="ro1">
          <table:table-cell table:formula="of:=[case_00140_00100.B17]" office:value-type="string" office:string-value="Agenc_C" calcext:value-type="string">
            <text:p>Agenc_C</text:p>
          </table:table-cell>
          <table:table-cell table:style-name="ce5" table:formula="of:=CONCATENATE([$case_00140_00100.$A17];[.B$2])" office:value-type="string" office:string-value="M32_Bordure01" calcext:value-type="string">
            <text:p>M32_Bordure01</text:p>
          </table:table-cell>
          <table:table-cell table:style-name="ce5" table:formula="of:=[$case_00140_00100.$C17]+IF([.$A17]=&quot;Agenc_A&quot;;[.C$2];IF([.$A17]=&quot;Agenc_B&quot;;[.C$3];IF([.$A17]=&quot;Agenc_C&quot;;[.C$4];IF([.$A17]=&quot;Agenc_D&quot;;[.C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D$2];IF([.$A17]=&quot;Agenc_B&quot;;[.D$3];IF([.$A17]=&quot;Agenc_C&quot;;[.D$4];IF([.$A17]=&quot;Agenc_D&quot;;[.D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E$2];IF([.$A17]=&quot;Agenc_B&quot;;[.E$3];IF([.$A17]=&quot;Agenc_C&quot;;[.E$4];IF([.$A17]=&quot;Agenc_D&quot;;[.E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F$2];IF([.$A17]=&quot;Agenc_B&quot;;[.F$3];IF([.$A17]=&quot;Agenc_C&quot;;[.F$4];IF([.$A17]=&quot;Agenc_D&quot;;[.F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G$2];IF([.$A17]=&quot;Agenc_B&quot;;[.G$3];IF([.$A17]=&quot;Agenc_C&quot;;[.G$4];IF([.$A17]=&quot;Agenc_D&quot;;[.G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H$2];IF([.$A17]=&quot;Agenc_B&quot;;[.H$3];IF([.$A17]=&quot;Agenc_C&quot;;[.H$4];IF([.$A17]=&quot;Agenc_D&quot;;[.H$5];0))))" office:value-type="float" office:value="5226100" calcext:value-type="float">
            <text:p>5226100</text:p>
          </table:table-cell>
          <table:table-cell table:style-name="ce4" table:formula="of:=CONCATENATE([.I$2];CHAR(13);&quot;    &quot;;&quot;'&quot;;[.B17];&quot;',&quot;;CHAR(13);&quot;    'SRID=3946;LINESTRING(&quot;;[.C17];&quot; &quot;;[.D17];&quot;,&quot;;[.E17];&quot; &quot;;[.F17];&quot;,&quot;;[.G17];&quot; &quot;;[.H17];&quot;)');&quot;;CHAR(13))" office:value-type="string" office:string-value="INSERT INTO &#13;  bordure (&#13;    id,&#13;    geometry_asewkt)&#13;  VALUES (&#13;    'M32_Bordure01',&#13;    'SRID=3946;LINESTRING(1379640 5226100,1379640 5226100,1379640 5226100)');&#13;" calcext:value-type="string">
            <text:p>INSERT INTO  <text:s/>bordure ( <text:s text:c="3"/>id, <text:s text:c="3"/>geometry_asewkt) <text:s/>VALUES ( <text:s text:c="3"/>'M32_Bordure01', <text:s text:c="3"/>'SRID=3946;LINESTRING(1379640 5226100,1379640 5226100,1379640 5226100)');</text:p>
          </table:table-cell>
          <table:table-cell table:style-name="ce5" table:formula="of:=CONCATENATE([$case_00140_00100.$A17];[.J$2])" office:value-type="string" office:string-value="M32_Bordure02" calcext:value-type="string">
            <text:p>M32_Bordure02</text:p>
          </table:table-cell>
          <table:table-cell table:style-name="ce5" table:formula="of:=[$case_00140_00100.$C17]+IF([.$A17]=&quot;Agenc_A&quot;;[.K$2];IF([.$A17]=&quot;Agenc_B&quot;;[.K$3];IF([.$A17]=&quot;Agenc_C&quot;;[.K$4];IF([.$A17]=&quot;Agenc_D&quot;;[.K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L$2];IF([.$A17]=&quot;Agenc_B&quot;;[.L$3];IF([.$A17]=&quot;Agenc_C&quot;;[.L$4];IF([.$A17]=&quot;Agenc_D&quot;;[.L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M$2];IF([.$A17]=&quot;Agenc_B&quot;;[.M$3];IF([.$A17]=&quot;Agenc_C&quot;;[.M$4];IF([.$A17]=&quot;Agenc_D&quot;;[.M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N$2];IF([.$A17]=&quot;Agenc_B&quot;;[.N$3];IF([.$A17]=&quot;Agenc_C&quot;;[.N$4];IF([.$A17]=&quot;Agenc_D&quot;;[.N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O$2];IF([.$A17]=&quot;Agenc_B&quot;;[.O$3];IF([.$A17]=&quot;Agenc_C&quot;;[.O$4];IF([.$A17]=&quot;Agenc_D&quot;;[.O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P$2];IF([.$A17]=&quot;Agenc_B&quot;;[.P$3];IF([.$A17]=&quot;Agenc_C&quot;;[.P$4];IF([.$A17]=&quot;Agenc_D&quot;;[.P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Q$2];IF([.$A17]=&quot;Agenc_B&quot;;[.Q$3];IF([.$A17]=&quot;Agenc_C&quot;;[.Q$4];IF([.$A17]=&quot;Agenc_D&quot;;[.Q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R$2];IF([.$A17]=&quot;Agenc_B&quot;;[.R$3];IF([.$A17]=&quot;Agenc_C&quot;;[.R$4];IF([.$A17]=&quot;Agenc_D&quot;;[.R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S$2];IF([.$A17]=&quot;Agenc_B&quot;;[.S$3];IF([.$A17]=&quot;Agenc_C&quot;;[.S$4];IF([.$A17]=&quot;Agenc_D&quot;;[.S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T$2];IF([.$A17]=&quot;Agenc_B&quot;;[.T$3];IF([.$A17]=&quot;Agenc_C&quot;;[.T$4];IF([.$A17]=&quot;Agenc_D&quot;;[.T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U$2];IF([.$A17]=&quot;Agenc_B&quot;;[.U$3];IF([.$A17]=&quot;Agenc_C&quot;;[.U$4];IF([.$A17]=&quot;Agenc_D&quot;;[.U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V$2];IF([.$A17]=&quot;Agenc_B&quot;;[.V$3];IF([.$A17]=&quot;Agenc_C&quot;;[.V$4];IF([.$A17]=&quot;Agenc_D&quot;;[.V$5];0))))" office:value-type="float" office:value="5226100" calcext:value-type="float">
            <text:p>5226100</text:p>
          </table:table-cell>
          <table:table-cell table:style-name="ce4" table:formula="of:=CONCATENATE([.W$2];CHAR(13);&quot;    &quot;;&quot;'&quot;;[.J17];&quot;',&quot;;CHAR(13);&quot;    'SRID=3946;LINESTRING(&quot;;[.K17];&quot; &quot;;[.L17];&quot;,&quot;;[.M17];&quot; &quot;;[.N17];&quot;,&quot;;[.O17];&quot; &quot;;[.P17];&quot;,&quot;;[.Q17];&quot; &quot;;[.R17];&quot;,&quot;;[.S17];&quot; &quot;;[.T17];&quot;,&quot;;[.U17];&quot; &quot;;[.V17];&quot;)');&quot;;CHAR(13))" office:value-type="string" office:string-value="INSERT INTO &#13;  bordure (&#13;    id,&#13;    geometry_asewkt)&#13;  VALUES (&#13;    'M32_Bordure02',&#13;    'SRID=3946;LINESTRING(1379640 5226100,1379640 5226100,1379640 5226100,1379640 5226100,1379640 5226100,1379640 5226100)');&#13;" calcext:value-type="string">
            <text:p>INSERT INTO  <text:s/>bordure ( <text:s text:c="3"/>id, <text:s text:c="3"/>geometry_asewkt) <text:s/>VALUES ( <text:s text:c="3"/>'M32_Bordure02', <text:s text:c="3"/>'SRID=3946;LINESTRING(1379640 5226100,1379640 5226100,1379640 5226100,1379640 5226100,1379640 5226100,1379640 5226100)');</text:p>
          </table:table-cell>
          <table:table-cell table:style-name="ce5" table:formula="of:=CONCATENATE([$case_00140_00100.$A17];[.X$2])" office:value-type="string" office:string-value="M32_Bordure03" calcext:value-type="string">
            <text:p>M32_Bordure03</text:p>
          </table:table-cell>
          <table:table-cell table:style-name="ce5" table:formula="of:=[$case_00140_00100.$C17]+IF([.$A17]=&quot;Agenc_A&quot;;[.Y$2];IF([.$A17]=&quot;Agenc_B&quot;;[.Y$3];IF([.$A17]=&quot;Agenc_C&quot;;[.Y$4];IF([.$A17]=&quot;Agenc_D&quot;;[.Y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Z$2];IF([.$A17]=&quot;Agenc_B&quot;;[.Z$3];IF([.$A17]=&quot;Agenc_C&quot;;[.Z$4];IF([.$A17]=&quot;Agenc_D&quot;;[.Z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AA$2];IF([.$A17]=&quot;Agenc_B&quot;;[.AA$3];IF([.$A17]=&quot;Agenc_C&quot;;[.AA$4];IF([.$A17]=&quot;Agenc_D&quot;;[.AA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AB$2];IF([.$A17]=&quot;Agenc_B&quot;;[.AB$3];IF([.$A17]=&quot;Agenc_C&quot;;[.AB$4];IF([.$A17]=&quot;Agenc_D&quot;;[.AB$5];0))))" office:value-type="float" office:value="5226100" calcext:value-type="float">
            <text:p>5226100</text:p>
          </table:table-cell>
          <table:table-cell table:style-name="ce5" table:formula="of:=[$case_00140_00100.$C17]+IF([.$A17]=&quot;Agenc_A&quot;;[.AC$2];IF([.$A17]=&quot;Agenc_B&quot;;[.AC$3];IF([.$A17]=&quot;Agenc_C&quot;;[.AC$4];IF([.$A17]=&quot;Agenc_D&quot;;[.AC$5];0))))" office:value-type="float" office:value="1379640" calcext:value-type="float">
            <text:p>1379640</text:p>
          </table:table-cell>
          <table:table-cell table:style-name="ce5" table:formula="of:=[$case_00140_00100.$D17]+IF([.$A17]=&quot;Agenc_A&quot;;[.AD$2];IF([.$A17]=&quot;Agenc_B&quot;;[.AD$3];IF([.$A17]=&quot;Agenc_C&quot;;[.AD$4];IF([.$A17]=&quot;Agenc_D&quot;;[.AD$5];0))))" office:value-type="float" office:value="5226100" calcext:value-type="float">
            <text:p>5226100</text:p>
          </table:table-cell>
          <table:table-cell table:style-name="ce4" table:formula="of:=CONCATENATE([.AE$2];CHAR(13);&quot;    &quot;;&quot;'&quot;;[.X17];&quot;',&quot;;CHAR(13);&quot;    'SRID=3946;LINESTRING(&quot;;[.Y17];&quot; &quot;;[.Z17];&quot;,&quot;;[.AA17];&quot; &quot;;[.AB17];&quot;,&quot;;[.AC17];&quot; &quot;;[.AD17];&quot;)');&quot;;CHAR(13))" office:value-type="string" office:string-value="INSERT INTO &#13;  bordure (&#13;    id,&#13;    geometry_asewkt)&#13;  VALUES (&#13;    'M32_Bordure03',&#13;    'SRID=3946;LINESTRING(1379640 5226100,1379640 5226100,1379640 5226100)');&#13;" calcext:value-type="string">
            <text:p>INSERT INTO  <text:s/>bordure ( <text:s text:c="3"/>id, <text:s text:c="3"/>geometry_asewkt) <text:s/>VALUES ( <text:s text:c="3"/>'M32_Bordure03', <text:s text:c="3"/>'SRID=3946;LINESTRING(1379640 5226100,1379640 5226100,1379640 5226100)');</text:p>
          </table:table-cell>
          <table:table-cell table:number-columns-repeated="993"/>
        </table:table-row>
        <table:table-row table:style-name="ro1">
          <table:table-cell table:formula="of:=[case_00140_00100.B18]" office:value-type="string" office:string-value="Agenc_B" calcext:value-type="string">
            <text:p>Agenc_B</text:p>
          </table:table-cell>
          <table:table-cell table:style-name="ce5" table:formula="of:=CONCATENATE([$case_00140_00100.$A18];[.B$2])" office:value-type="string" office:string-value="M33_Bordure01" calcext:value-type="string">
            <text:p>M33_Bordure01</text:p>
          </table:table-cell>
          <table:table-cell table:style-name="ce5" table:formula="of:=[$case_00140_00100.$C18]+IF([.$A18]=&quot;Agenc_A&quot;;[.C$2];IF([.$A18]=&quot;Agenc_B&quot;;[.C$3];IF([.$A18]=&quot;Agenc_C&quot;;[.C$4];IF([.$A18]=&quot;Agenc_D&quot;;[.C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D$2];IF([.$A18]=&quot;Agenc_B&quot;;[.D$3];IF([.$A18]=&quot;Agenc_C&quot;;[.D$4];IF([.$A18]=&quot;Agenc_D&quot;;[.D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E$2];IF([.$A18]=&quot;Agenc_B&quot;;[.E$3];IF([.$A18]=&quot;Agenc_C&quot;;[.E$4];IF([.$A18]=&quot;Agenc_D&quot;;[.E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F$2];IF([.$A18]=&quot;Agenc_B&quot;;[.F$3];IF([.$A18]=&quot;Agenc_C&quot;;[.F$4];IF([.$A18]=&quot;Agenc_D&quot;;[.F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G$2];IF([.$A18]=&quot;Agenc_B&quot;;[.G$3];IF([.$A18]=&quot;Agenc_C&quot;;[.G$4];IF([.$A18]=&quot;Agenc_D&quot;;[.G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H$2];IF([.$A18]=&quot;Agenc_B&quot;;[.H$3];IF([.$A18]=&quot;Agenc_C&quot;;[.H$4];IF([.$A18]=&quot;Agenc_D&quot;;[.H$5];0))))" office:value-type="float" office:value="5226100" calcext:value-type="float">
            <text:p>5226100</text:p>
          </table:table-cell>
          <table:table-cell table:style-name="ce4" table:formula="of:=CONCATENATE([.I$2];CHAR(13);&quot;    &quot;;&quot;'&quot;;[.B18];&quot;',&quot;;CHAR(13);&quot;    'SRID=3946;LINESTRING(&quot;;[.C18];&quot; &quot;;[.D18];&quot;,&quot;;[.E18];&quot; &quot;;[.F18];&quot;,&quot;;[.G18];&quot; &quot;;[.H18];&quot;)');&quot;;CHAR(13))" office:value-type="string" office:string-value="INSERT INTO &#13;  bordure (&#13;    id,&#13;    geometry_asewkt)&#13;  VALUES (&#13;    'M33_Bordure01',&#13;    'SRID=3946;LINESTRING(1379780 5226100,1379780 5226100,1379780 5226100)');&#13;" calcext:value-type="string">
            <text:p>INSERT INTO  <text:s/>bordure ( <text:s text:c="3"/>id, <text:s text:c="3"/>geometry_asewkt) <text:s/>VALUES ( <text:s text:c="3"/>'M33_Bordure01', <text:s text:c="3"/>'SRID=3946;LINESTRING(1379780 5226100,1379780 5226100,1379780 5226100)');</text:p>
          </table:table-cell>
          <table:table-cell table:style-name="ce5" table:formula="of:=CONCATENATE([$case_00140_00100.$A18];[.J$2])" office:value-type="string" office:string-value="M33_Bordure02" calcext:value-type="string">
            <text:p>M33_Bordure02</text:p>
          </table:table-cell>
          <table:table-cell table:style-name="ce5" table:formula="of:=[$case_00140_00100.$C18]+IF([.$A18]=&quot;Agenc_A&quot;;[.K$2];IF([.$A18]=&quot;Agenc_B&quot;;[.K$3];IF([.$A18]=&quot;Agenc_C&quot;;[.K$4];IF([.$A18]=&quot;Agenc_D&quot;;[.K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L$2];IF([.$A18]=&quot;Agenc_B&quot;;[.L$3];IF([.$A18]=&quot;Agenc_C&quot;;[.L$4];IF([.$A18]=&quot;Agenc_D&quot;;[.L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M$2];IF([.$A18]=&quot;Agenc_B&quot;;[.M$3];IF([.$A18]=&quot;Agenc_C&quot;;[.M$4];IF([.$A18]=&quot;Agenc_D&quot;;[.M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N$2];IF([.$A18]=&quot;Agenc_B&quot;;[.N$3];IF([.$A18]=&quot;Agenc_C&quot;;[.N$4];IF([.$A18]=&quot;Agenc_D&quot;;[.N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O$2];IF([.$A18]=&quot;Agenc_B&quot;;[.O$3];IF([.$A18]=&quot;Agenc_C&quot;;[.O$4];IF([.$A18]=&quot;Agenc_D&quot;;[.O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P$2];IF([.$A18]=&quot;Agenc_B&quot;;[.P$3];IF([.$A18]=&quot;Agenc_C&quot;;[.P$4];IF([.$A18]=&quot;Agenc_D&quot;;[.P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Q$2];IF([.$A18]=&quot;Agenc_B&quot;;[.Q$3];IF([.$A18]=&quot;Agenc_C&quot;;[.Q$4];IF([.$A18]=&quot;Agenc_D&quot;;[.Q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R$2];IF([.$A18]=&quot;Agenc_B&quot;;[.R$3];IF([.$A18]=&quot;Agenc_C&quot;;[.R$4];IF([.$A18]=&quot;Agenc_D&quot;;[.R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S$2];IF([.$A18]=&quot;Agenc_B&quot;;[.S$3];IF([.$A18]=&quot;Agenc_C&quot;;[.S$4];IF([.$A18]=&quot;Agenc_D&quot;;[.S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T$2];IF([.$A18]=&quot;Agenc_B&quot;;[.T$3];IF([.$A18]=&quot;Agenc_C&quot;;[.T$4];IF([.$A18]=&quot;Agenc_D&quot;;[.T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U$2];IF([.$A18]=&quot;Agenc_B&quot;;[.U$3];IF([.$A18]=&quot;Agenc_C&quot;;[.U$4];IF([.$A18]=&quot;Agenc_D&quot;;[.U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V$2];IF([.$A18]=&quot;Agenc_B&quot;;[.V$3];IF([.$A18]=&quot;Agenc_C&quot;;[.V$4];IF([.$A18]=&quot;Agenc_D&quot;;[.V$5];0))))" office:value-type="float" office:value="5226100" calcext:value-type="float">
            <text:p>5226100</text:p>
          </table:table-cell>
          <table:table-cell table:style-name="ce4" table:formula="of:=CONCATENATE([.W$2];CHAR(13);&quot;    &quot;;&quot;'&quot;;[.J18];&quot;',&quot;;CHAR(13);&quot;    'SRID=3946;LINESTRING(&quot;;[.K18];&quot; &quot;;[.L18];&quot;,&quot;;[.M18];&quot; &quot;;[.N18];&quot;,&quot;;[.O18];&quot; &quot;;[.P18];&quot;,&quot;;[.Q18];&quot; &quot;;[.R18];&quot;,&quot;;[.S18];&quot; &quot;;[.T18];&quot;,&quot;;[.U18];&quot; &quot;;[.V18];&quot;)');&quot;;CHAR(13))" office:value-type="string" office:string-value="INSERT INTO &#13;  bordure (&#13;    id,&#13;    geometry_asewkt)&#13;  VALUES (&#13;    'M33_Bordure02',&#13;    'SRID=3946;LINESTRING(1379780 5226100,1379780 5226100,1379780 5226100,1379780 5226100,1379780 5226100,1379780 5226100)');&#13;" calcext:value-type="string">
            <text:p>INSERT INTO  <text:s/>bordure ( <text:s text:c="3"/>id, <text:s text:c="3"/>geometry_asewkt) <text:s/>VALUES ( <text:s text:c="3"/>'M33_Bordure02', <text:s text:c="3"/>'SRID=3946;LINESTRING(1379780 5226100,1379780 5226100,1379780 5226100,1379780 5226100,1379780 5226100,1379780 5226100)');</text:p>
          </table:table-cell>
          <table:table-cell table:style-name="ce5" table:formula="of:=CONCATENATE([$case_00140_00100.$A18];[.X$2])" office:value-type="string" office:string-value="M33_Bordure03" calcext:value-type="string">
            <text:p>M33_Bordure03</text:p>
          </table:table-cell>
          <table:table-cell table:style-name="ce5" table:formula="of:=[$case_00140_00100.$C18]+IF([.$A18]=&quot;Agenc_A&quot;;[.Y$2];IF([.$A18]=&quot;Agenc_B&quot;;[.Y$3];IF([.$A18]=&quot;Agenc_C&quot;;[.Y$4];IF([.$A18]=&quot;Agenc_D&quot;;[.Y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Z$2];IF([.$A18]=&quot;Agenc_B&quot;;[.Z$3];IF([.$A18]=&quot;Agenc_C&quot;;[.Z$4];IF([.$A18]=&quot;Agenc_D&quot;;[.Z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AA$2];IF([.$A18]=&quot;Agenc_B&quot;;[.AA$3];IF([.$A18]=&quot;Agenc_C&quot;;[.AA$4];IF([.$A18]=&quot;Agenc_D&quot;;[.AA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AB$2];IF([.$A18]=&quot;Agenc_B&quot;;[.AB$3];IF([.$A18]=&quot;Agenc_C&quot;;[.AB$4];IF([.$A18]=&quot;Agenc_D&quot;;[.AB$5];0))))" office:value-type="float" office:value="5226100" calcext:value-type="float">
            <text:p>5226100</text:p>
          </table:table-cell>
          <table:table-cell table:style-name="ce5" table:formula="of:=[$case_00140_00100.$C18]+IF([.$A18]=&quot;Agenc_A&quot;;[.AC$2];IF([.$A18]=&quot;Agenc_B&quot;;[.AC$3];IF([.$A18]=&quot;Agenc_C&quot;;[.AC$4];IF([.$A18]=&quot;Agenc_D&quot;;[.AC$5];0))))" office:value-type="float" office:value="1379780" calcext:value-type="float">
            <text:p>1379780</text:p>
          </table:table-cell>
          <table:table-cell table:style-name="ce5" table:formula="of:=[$case_00140_00100.$D18]+IF([.$A18]=&quot;Agenc_A&quot;;[.AD$2];IF([.$A18]=&quot;Agenc_B&quot;;[.AD$3];IF([.$A18]=&quot;Agenc_C&quot;;[.AD$4];IF([.$A18]=&quot;Agenc_D&quot;;[.AD$5];0))))" office:value-type="float" office:value="5226100" calcext:value-type="float">
            <text:p>5226100</text:p>
          </table:table-cell>
          <table:table-cell table:style-name="ce4" table:formula="of:=CONCATENATE([.AE$2];CHAR(13);&quot;    &quot;;&quot;'&quot;;[.X18];&quot;',&quot;;CHAR(13);&quot;    'SRID=3946;LINESTRING(&quot;;[.Y18];&quot; &quot;;[.Z18];&quot;,&quot;;[.AA18];&quot; &quot;;[.AB18];&quot;,&quot;;[.AC18];&quot; &quot;;[.AD18];&quot;)');&quot;;CHAR(13))" office:value-type="string" office:string-value="INSERT INTO &#13;  bordure (&#13;    id,&#13;    geometry_asewkt)&#13;  VALUES (&#13;    'M33_Bordure03',&#13;    'SRID=3946;LINESTRING(1379780 5226100,1379780 5226100,1379780 5226100)');&#13;" calcext:value-type="string">
            <text:p>INSERT INTO  <text:s/>bordure ( <text:s text:c="3"/>id, <text:s text:c="3"/>geometry_asewkt) <text:s/>VALUES ( <text:s text:c="3"/>'M33_Bordure03', <text:s text:c="3"/>'SRID=3946;LINESTRING(1379780 5226100,1379780 5226100,1379780 5226100)');</text:p>
          </table:table-cell>
          <table:table-cell table:number-columns-repeated="993"/>
        </table:table-row>
        <table:table-row table:style-name="ro1">
          <table:table-cell table:formula="of:=[case_00140_00100.B19]" office:value-type="string" office:string-value="Agenc_A" calcext:value-type="string">
            <text:p>Agenc_A</text:p>
          </table:table-cell>
          <table:table-cell table:style-name="ce5" table:formula="of:=CONCATENATE([$case_00140_00100.$A19];[.B$2])" office:value-type="string" office:string-value="M34_Bordure01" calcext:value-type="string">
            <text:p>M34_Bordure01</text:p>
          </table:table-cell>
          <table:table-cell table:style-name="ce5" table:formula="of:=[$case_00140_00100.$C19]+IF([.$A19]=&quot;Agenc_A&quot;;[.C$2];IF([.$A19]=&quot;Agenc_B&quot;;[.C$3];IF([.$A19]=&quot;Agenc_C&quot;;[.C$4];IF([.$A19]=&quot;Agenc_D&quot;;[.C$5];0))))" office:value-type="float" office:value="1379950" calcext:value-type="float">
            <text:p>1379950</text:p>
          </table:table-cell>
          <table:table-cell table:style-name="ce5" table:formula="of:=[$case_00140_00100.$D19]+IF([.$A19]=&quot;Agenc_A&quot;;[.D$2];IF([.$A19]=&quot;Agenc_B&quot;;[.D$3];IF([.$A19]=&quot;Agenc_C&quot;;[.D$4];IF([.$A19]=&quot;Agenc_D&quot;;[.D$5];0))))" office:value-type="float" office:value="5226200" calcext:value-type="float">
            <text:p>5226200</text:p>
          </table:table-cell>
          <table:table-cell table:style-name="ce5" table:formula="of:=[$case_00140_00100.$C19]+IF([.$A19]=&quot;Agenc_A&quot;;[.E$2];IF([.$A19]=&quot;Agenc_B&quot;;[.E$3];IF([.$A19]=&quot;Agenc_C&quot;;[.E$4];IF([.$A19]=&quot;Agenc_D&quot;;[.E$5];0))))" office:value-type="float" office:value="1379950" calcext:value-type="float">
            <text:p>1379950</text:p>
          </table:table-cell>
          <table:table-cell table:style-name="ce5" table:formula="of:=[$case_00140_00100.$D19]+IF([.$A19]=&quot;Agenc_A&quot;;[.F$2];IF([.$A19]=&quot;Agenc_B&quot;;[.F$3];IF([.$A19]=&quot;Agenc_C&quot;;[.F$4];IF([.$A19]=&quot;Agenc_D&quot;;[.F$5];0))))" office:value-type="float" office:value="5226180" calcext:value-type="float">
            <text:p>5226180</text:p>
          </table:table-cell>
          <table:table-cell table:style-name="ce5" table:formula="of:=[$case_00140_00100.$C19]+IF([.$A19]=&quot;Agenc_A&quot;;[.G$2];IF([.$A19]=&quot;Agenc_B&quot;;[.G$3];IF([.$A19]=&quot;Agenc_C&quot;;[.G$4];IF([.$A19]=&quot;Agenc_D&quot;;[.G$5];0))))" office:value-type="float" office:value="1379940" calcext:value-type="float">
            <text:p>1379940</text:p>
          </table:table-cell>
          <table:table-cell table:style-name="ce5" table:formula="of:=[$case_00140_00100.$D19]+IF([.$A19]=&quot;Agenc_A&quot;;[.H$2];IF([.$A19]=&quot;Agenc_B&quot;;[.H$3];IF([.$A19]=&quot;Agenc_C&quot;;[.H$4];IF([.$A19]=&quot;Agenc_D&quot;;[.H$5];0))))" office:value-type="float" office:value="5226180" calcext:value-type="float">
            <text:p>5226180</text:p>
          </table:table-cell>
          <table:table-cell table:style-name="ce4" table:formula="of:=CONCATENATE([.I$2];CHAR(13);&quot;    &quot;;&quot;'&quot;;[.B19];&quot;',&quot;;CHAR(13);&quot;    'SRID=3946;LINESTRING(&quot;;[.C19];&quot; &quot;;[.D19];&quot;,&quot;;[.E19];&quot; &quot;;[.F19];&quot;,&quot;;[.G19];&quot; &quot;;[.H19];&quot;)');&quot;;CHAR(13))" office:value-type="string" office:string-value="INSERT INTO &#13;  bordure (&#13;    id,&#13;    geometry_asewkt)&#13;  VALUES (&#13;    'M34_Bordure01',&#13;    'SRID=3946;LINESTRING(1379950 5226200,1379950 5226180,1379940 5226180)');&#13;" calcext:value-type="string">
            <text:p>INSERT INTO  <text:s/>bordure ( <text:s text:c="3"/>id, <text:s text:c="3"/>geometry_asewkt) <text:s/>VALUES ( <text:s text:c="3"/>'M34_Bordure01', <text:s text:c="3"/>'SRID=3946;LINESTRING(1379950 5226200,1379950 5226180,1379940 5226180)');</text:p>
          </table:table-cell>
          <table:table-cell table:style-name="ce5" table:formula="of:=CONCATENATE([$case_00140_00100.$A19];[.J$2])" office:value-type="string" office:string-value="M34_Bordure02" calcext:value-type="string">
            <text:p>M34_Bordure02</text:p>
          </table:table-cell>
          <table:table-cell table:style-name="ce5" table:formula="of:=[$case_00140_00100.$C19]+IF([.$A19]=&quot;Agenc_A&quot;;[.K$2];IF([.$A19]=&quot;Agenc_B&quot;;[.K$3];IF([.$A19]=&quot;Agenc_C&quot;;[.K$4];IF([.$A19]=&quot;Agenc_D&quot;;[.K$5];0))))" office:value-type="float" office:value="1379960" calcext:value-type="float">
            <text:p>1379960</text:p>
          </table:table-cell>
          <table:table-cell table:style-name="ce5" table:formula="of:=[$case_00140_00100.$D19]+IF([.$A19]=&quot;Agenc_A&quot;;[.L$2];IF([.$A19]=&quot;Agenc_B&quot;;[.L$3];IF([.$A19]=&quot;Agenc_C&quot;;[.L$4];IF([.$A19]=&quot;Agenc_D&quot;;[.L$5];0))))" office:value-type="float" office:value="5226200" calcext:value-type="float">
            <text:p>5226200</text:p>
          </table:table-cell>
          <table:table-cell table:style-name="ce5" table:formula="of:=[$case_00140_00100.$C19]+IF([.$A19]=&quot;Agenc_A&quot;;[.M$2];IF([.$A19]=&quot;Agenc_B&quot;;[.M$3];IF([.$A19]=&quot;Agenc_C&quot;;[.M$4];IF([.$A19]=&quot;Agenc_D&quot;;[.M$5];0))))" office:value-type="float" office:value="1379960" calcext:value-type="float">
            <text:p>1379960</text:p>
          </table:table-cell>
          <table:table-cell table:style-name="ce5" table:formula="of:=[$case_00140_00100.$D19]+IF([.$A19]=&quot;Agenc_A&quot;;[.N$2];IF([.$A19]=&quot;Agenc_B&quot;;[.N$3];IF([.$A19]=&quot;Agenc_C&quot;;[.N$4];IF([.$A19]=&quot;Agenc_D&quot;;[.N$5];0))))" office:value-type="float" office:value="5226180" calcext:value-type="float">
            <text:p>5226180</text:p>
          </table:table-cell>
          <table:table-cell table:style-name="ce5" table:formula="of:=[$case_00140_00100.$C19]+IF([.$A19]=&quot;Agenc_A&quot;;[.O$2];IF([.$A19]=&quot;Agenc_B&quot;;[.O$3];IF([.$A19]=&quot;Agenc_C&quot;;[.O$4];IF([.$A19]=&quot;Agenc_D&quot;;[.O$5];0))))" office:value-type="float" office:value="1379970" calcext:value-type="float">
            <text:p>1379970</text:p>
          </table:table-cell>
          <table:table-cell table:style-name="ce5" table:formula="of:=[$case_00140_00100.$D19]+IF([.$A19]=&quot;Agenc_A&quot;;[.P$2];IF([.$A19]=&quot;Agenc_B&quot;;[.P$3];IF([.$A19]=&quot;Agenc_C&quot;;[.P$4];IF([.$A19]=&quot;Agenc_D&quot;;[.P$5];0))))" office:value-type="float" office:value="5226170" calcext:value-type="float">
            <text:p>5226170</text:p>
          </table:table-cell>
          <table:table-cell table:style-name="ce5" table:formula="of:=[$case_00140_00100.$C19]+IF([.$A19]=&quot;Agenc_A&quot;;[.Q$2];IF([.$A19]=&quot;Agenc_B&quot;;[.Q$3];IF([.$A19]=&quot;Agenc_C&quot;;[.Q$4];IF([.$A19]=&quot;Agenc_D&quot;;[.Q$5];0))))" office:value-type="float" office:value="1380000" calcext:value-type="float">
            <text:p>1380000</text:p>
          </table:table-cell>
          <table:table-cell table:style-name="ce5" table:formula="of:=[$case_00140_00100.$D19]+IF([.$A19]=&quot;Agenc_A&quot;;[.R$2];IF([.$A19]=&quot;Agenc_B&quot;;[.R$3];IF([.$A19]=&quot;Agenc_C&quot;;[.R$4];IF([.$A19]=&quot;Agenc_D&quot;;[.R$5];0))))" office:value-type="float" office:value="5226170" calcext:value-type="float">
            <text:p>5226170</text:p>
          </table:table-cell>
          <table:table-cell table:style-name="ce5" table:formula="of:=[$case_00140_00100.$C19]+IF([.$A19]=&quot;Agenc_A&quot;;[.S$2];IF([.$A19]=&quot;Agenc_B&quot;;[.S$3];IF([.$A19]=&quot;Agenc_C&quot;;[.S$4];IF([.$A19]=&quot;Agenc_D&quot;;[.S$5];0))))" office:value-type="float" office:value="1380020" calcext:value-type="float">
            <text:p>1380020</text:p>
          </table:table-cell>
          <table:table-cell table:style-name="ce5" table:formula="of:=[$case_00140_00100.$D19]+IF([.$A19]=&quot;Agenc_A&quot;;[.T$2];IF([.$A19]=&quot;Agenc_B&quot;;[.T$3];IF([.$A19]=&quot;Agenc_C&quot;;[.T$4];IF([.$A19]=&quot;Agenc_D&quot;;[.T$5];0))))" office:value-type="float" office:value="5226190" calcext:value-type="float">
            <text:p>5226190</text:p>
          </table:table-cell>
          <table:table-cell table:style-name="ce5" table:formula="of:=[$case_00140_00100.$C19]+IF([.$A19]=&quot;Agenc_A&quot;;[.U$2];IF([.$A19]=&quot;Agenc_B&quot;;[.U$3];IF([.$A19]=&quot;Agenc_C&quot;;[.U$4];IF([.$A19]=&quot;Agenc_D&quot;;[.U$5];0))))" office:value-type="float" office:value="1380020" calcext:value-type="float">
            <text:p>1380020</text:p>
          </table:table-cell>
          <table:table-cell table:style-name="ce5" table:formula="of:=[$case_00140_00100.$D19]+IF([.$A19]=&quot;Agenc_A&quot;;[.V$2];IF([.$A19]=&quot;Agenc_B&quot;;[.V$3];IF([.$A19]=&quot;Agenc_C&quot;;[.V$4];IF([.$A19]=&quot;Agenc_D&quot;;[.V$5];0))))" office:value-type="float" office:value="5226200" calcext:value-type="float">
            <text:p>5226200</text:p>
          </table:table-cell>
          <table:table-cell table:style-name="ce4" table:formula="of:=CONCATENATE([.W$2];CHAR(13);&quot;    &quot;;&quot;'&quot;;[.J19];&quot;',&quot;;CHAR(13);&quot;    'SRID=3946;LINESTRING(&quot;;[.K19];&quot; &quot;;[.L19];&quot;,&quot;;[.M19];&quot; &quot;;[.N19];&quot;,&quot;;[.O19];&quot; &quot;;[.P19];&quot;,&quot;;[.Q19];&quot; &quot;;[.R19];&quot;,&quot;;[.S19];&quot; &quot;;[.T19];&quot;,&quot;;[.U19];&quot; &quot;;[.V19];&quot;)');&quot;;CHAR(13))" office:value-type="string" office:string-value="INSERT INTO &#13;  bordure (&#13;    id,&#13;    geometry_asewkt)&#13;  VALUES (&#13;    'M34_Bordure02',&#13;    'SRID=3946;LINESTRING(1379960 5226200,1379960 5226180,1379970 5226170,1380000 5226170,1380020 5226190,1380020 5226200)');&#13;" calcext:value-type="string">
            <text:p>INSERT INTO  <text:s/>bordure ( <text:s text:c="3"/>id, <text:s text:c="3"/>geometry_asewkt) <text:s/>VALUES ( <text:s text:c="3"/>'M34_Bordure02', <text:s text:c="3"/>'SRID=3946;LINESTRING(1379960 5226200,1379960 5226180,1379970 5226170,1380000 5226170,1380020 5226190,1380020 5226200)');</text:p>
          </table:table-cell>
          <table:table-cell table:style-name="ce5" table:formula="of:=CONCATENATE([$case_00140_00100.$A19];[.X$2])" office:value-type="string" office:string-value="M34_Bordure03" calcext:value-type="string">
            <text:p>M34_Bordure03</text:p>
          </table:table-cell>
          <table:table-cell table:style-name="ce5" table:formula="of:=[$case_00140_00100.$C19]+IF([.$A19]=&quot;Agenc_A&quot;;[.Y$2];IF([.$A19]=&quot;Agenc_B&quot;;[.Y$3];IF([.$A19]=&quot;Agenc_C&quot;;[.Y$4];IF([.$A19]=&quot;Agenc_D&quot;;[.Y$5];0))))" office:value-type="float" office:value="1380030" calcext:value-type="float">
            <text:p>1380030</text:p>
          </table:table-cell>
          <table:table-cell table:style-name="ce5" table:formula="of:=[$case_00140_00100.$D19]+IF([.$A19]=&quot;Agenc_A&quot;;[.Z$2];IF([.$A19]=&quot;Agenc_B&quot;;[.Z$3];IF([.$A19]=&quot;Agenc_C&quot;;[.Z$4];IF([.$A19]=&quot;Agenc_D&quot;;[.Z$5];0))))" office:value-type="float" office:value="5226200" calcext:value-type="float">
            <text:p>5226200</text:p>
          </table:table-cell>
          <table:table-cell table:style-name="ce5" table:formula="of:=[$case_00140_00100.$C19]+IF([.$A19]=&quot;Agenc_A&quot;;[.AA$2];IF([.$A19]=&quot;Agenc_B&quot;;[.AA$3];IF([.$A19]=&quot;Agenc_C&quot;;[.AA$4];IF([.$A19]=&quot;Agenc_D&quot;;[.AA$5];0))))" office:value-type="float" office:value="1380030" calcext:value-type="float">
            <text:p>1380030</text:p>
          </table:table-cell>
          <table:table-cell table:style-name="ce5" table:formula="of:=[$case_00140_00100.$D19]+IF([.$A19]=&quot;Agenc_A&quot;;[.AB$2];IF([.$A19]=&quot;Agenc_B&quot;;[.AB$3];IF([.$A19]=&quot;Agenc_C&quot;;[.AB$4];IF([.$A19]=&quot;Agenc_D&quot;;[.AB$5];0))))" office:value-type="float" office:value="5226190" calcext:value-type="float">
            <text:p>5226190</text:p>
          </table:table-cell>
          <table:table-cell table:style-name="ce5" table:formula="of:=[$case_00140_00100.$C19]+IF([.$A19]=&quot;Agenc_A&quot;;[.AC$2];IF([.$A19]=&quot;Agenc_B&quot;;[.AC$3];IF([.$A19]=&quot;Agenc_C&quot;;[.AC$4];IF([.$A19]=&quot;Agenc_D&quot;;[.AC$5];0))))" office:value-type="float" office:value="1380050" calcext:value-type="float">
            <text:p>1380050</text:p>
          </table:table-cell>
          <table:table-cell table:style-name="ce5" table:formula="of:=[$case_00140_00100.$D19]+IF([.$A19]=&quot;Agenc_A&quot;;[.AD$2];IF([.$A19]=&quot;Agenc_B&quot;;[.AD$3];IF([.$A19]=&quot;Agenc_C&quot;;[.AD$4];IF([.$A19]=&quot;Agenc_D&quot;;[.AD$5];0))))" office:value-type="float" office:value="5226190" calcext:value-type="float">
            <text:p>5226190</text:p>
          </table:table-cell>
          <table:table-cell table:style-name="ce4" table:formula="of:=CONCATENATE([.AE$2];CHAR(13);&quot;    &quot;;&quot;'&quot;;[.X19];&quot;',&quot;;CHAR(13);&quot;    'SRID=3946;LINESTRING(&quot;;[.Y19];&quot; &quot;;[.Z19];&quot;,&quot;;[.AA19];&quot; &quot;;[.AB19];&quot;,&quot;;[.AC19];&quot; &quot;;[.AD19];&quot;)');&quot;;CHAR(13))" office:value-type="string" office:string-value="INSERT INTO &#13;  bordure (&#13;    id,&#13;    geometry_asewkt)&#13;  VALUES (&#13;    'M34_Bordure03',&#13;    'SRID=3946;LINESTRING(1380030 5226200,1380030 5226190,1380050 5226190)');&#13;" calcext:value-type="string">
            <text:p>INSERT INTO  <text:s/>bordure ( <text:s text:c="3"/>id, <text:s text:c="3"/>geometry_asewkt) <text:s/>VALUES ( <text:s text:c="3"/>'M34_Bordure03', <text:s text:c="3"/>'SRID=3946;LINESTRING(1380030 5226200,1380030 5226190,1380050 5226190)');</text:p>
          </table:table-cell>
          <table:table-cell table:number-columns-repeated="993"/>
        </table:table-row>
        <table:table-row table:style-name="ro1">
          <table:table-cell table:formula="of:=[case_00140_00100.B20]" office:value-type="string" office:string-value="Agenc_D" calcext:value-type="string">
            <text:p>Agenc_D</text:p>
          </table:table-cell>
          <table:table-cell table:style-name="ce5" table:formula="of:=CONCATENATE([$case_00140_00100.$A20];[.B$2])" office:value-type="string" office:string-value="M35_Bordure01" calcext:value-type="string">
            <text:p>M35_Bordure01</text:p>
          </table:table-cell>
          <table:table-cell table:style-name="ce5" table:formula="of:=[$case_00140_00100.$C20]+IF([.$A20]=&quot;Agenc_A&quot;;[.C$2];IF([.$A20]=&quot;Agenc_B&quot;;[.C$3];IF([.$A20]=&quot;Agenc_C&quot;;[.C$4];IF([.$A20]=&quot;Agenc_D&quot;;[.C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D$2];IF([.$A20]=&quot;Agenc_B&quot;;[.D$3];IF([.$A20]=&quot;Agenc_C&quot;;[.D$4];IF([.$A20]=&quot;Agenc_D&quot;;[.D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E$2];IF([.$A20]=&quot;Agenc_B&quot;;[.E$3];IF([.$A20]=&quot;Agenc_C&quot;;[.E$4];IF([.$A20]=&quot;Agenc_D&quot;;[.E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F$2];IF([.$A20]=&quot;Agenc_B&quot;;[.F$3];IF([.$A20]=&quot;Agenc_C&quot;;[.F$4];IF([.$A20]=&quot;Agenc_D&quot;;[.F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G$2];IF([.$A20]=&quot;Agenc_B&quot;;[.G$3];IF([.$A20]=&quot;Agenc_C&quot;;[.G$4];IF([.$A20]=&quot;Agenc_D&quot;;[.G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H$2];IF([.$A20]=&quot;Agenc_B&quot;;[.H$3];IF([.$A20]=&quot;Agenc_C&quot;;[.H$4];IF([.$A20]=&quot;Agenc_D&quot;;[.H$5];0))))" office:value-type="float" office:value="5226100" calcext:value-type="float">
            <text:p>5226100</text:p>
          </table:table-cell>
          <table:table-cell table:style-name="ce4" table:formula="of:=CONCATENATE([.I$2];CHAR(13);&quot;    &quot;;&quot;'&quot;;[.B20];&quot;',&quot;;CHAR(13);&quot;    'SRID=3946;LINESTRING(&quot;;[.C20];&quot; &quot;;[.D20];&quot;,&quot;;[.E20];&quot; &quot;;[.F20];&quot;,&quot;;[.G20];&quot; &quot;;[.H20];&quot;)');&quot;;CHAR(13))" office:value-type="string" office:string-value="INSERT INTO &#13;  bordure (&#13;    id,&#13;    geometry_asewkt)&#13;  VALUES (&#13;    'M35_Bordure01',&#13;    'SRID=3946;LINESTRING(1380060 5226100,1380060 5226100,1380060 5226100)');&#13;" calcext:value-type="string">
            <text:p>INSERT INTO  <text:s/>bordure ( <text:s text:c="3"/>id, <text:s text:c="3"/>geometry_asewkt) <text:s/>VALUES ( <text:s text:c="3"/>'M35_Bordure01', <text:s text:c="3"/>'SRID=3946;LINESTRING(1380060 5226100,1380060 5226100,1380060 5226100)');</text:p>
          </table:table-cell>
          <table:table-cell table:style-name="ce5" table:formula="of:=CONCATENATE([$case_00140_00100.$A20];[.J$2])" office:value-type="string" office:string-value="M35_Bordure02" calcext:value-type="string">
            <text:p>M35_Bordure02</text:p>
          </table:table-cell>
          <table:table-cell table:style-name="ce5" table:formula="of:=[$case_00140_00100.$C20]+IF([.$A20]=&quot;Agenc_A&quot;;[.K$2];IF([.$A20]=&quot;Agenc_B&quot;;[.K$3];IF([.$A20]=&quot;Agenc_C&quot;;[.K$4];IF([.$A20]=&quot;Agenc_D&quot;;[.K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L$2];IF([.$A20]=&quot;Agenc_B&quot;;[.L$3];IF([.$A20]=&quot;Agenc_C&quot;;[.L$4];IF([.$A20]=&quot;Agenc_D&quot;;[.L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M$2];IF([.$A20]=&quot;Agenc_B&quot;;[.M$3];IF([.$A20]=&quot;Agenc_C&quot;;[.M$4];IF([.$A20]=&quot;Agenc_D&quot;;[.M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N$2];IF([.$A20]=&quot;Agenc_B&quot;;[.N$3];IF([.$A20]=&quot;Agenc_C&quot;;[.N$4];IF([.$A20]=&quot;Agenc_D&quot;;[.N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O$2];IF([.$A20]=&quot;Agenc_B&quot;;[.O$3];IF([.$A20]=&quot;Agenc_C&quot;;[.O$4];IF([.$A20]=&quot;Agenc_D&quot;;[.O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P$2];IF([.$A20]=&quot;Agenc_B&quot;;[.P$3];IF([.$A20]=&quot;Agenc_C&quot;;[.P$4];IF([.$A20]=&quot;Agenc_D&quot;;[.P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Q$2];IF([.$A20]=&quot;Agenc_B&quot;;[.Q$3];IF([.$A20]=&quot;Agenc_C&quot;;[.Q$4];IF([.$A20]=&quot;Agenc_D&quot;;[.Q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R$2];IF([.$A20]=&quot;Agenc_B&quot;;[.R$3];IF([.$A20]=&quot;Agenc_C&quot;;[.R$4];IF([.$A20]=&quot;Agenc_D&quot;;[.R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S$2];IF([.$A20]=&quot;Agenc_B&quot;;[.S$3];IF([.$A20]=&quot;Agenc_C&quot;;[.S$4];IF([.$A20]=&quot;Agenc_D&quot;;[.S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T$2];IF([.$A20]=&quot;Agenc_B&quot;;[.T$3];IF([.$A20]=&quot;Agenc_C&quot;;[.T$4];IF([.$A20]=&quot;Agenc_D&quot;;[.T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U$2];IF([.$A20]=&quot;Agenc_B&quot;;[.U$3];IF([.$A20]=&quot;Agenc_C&quot;;[.U$4];IF([.$A20]=&quot;Agenc_D&quot;;[.U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V$2];IF([.$A20]=&quot;Agenc_B&quot;;[.V$3];IF([.$A20]=&quot;Agenc_C&quot;;[.V$4];IF([.$A20]=&quot;Agenc_D&quot;;[.V$5];0))))" office:value-type="float" office:value="5226100" calcext:value-type="float">
            <text:p>5226100</text:p>
          </table:table-cell>
          <table:table-cell table:style-name="ce4" table:formula="of:=CONCATENATE([.W$2];CHAR(13);&quot;    &quot;;&quot;'&quot;;[.J20];&quot;',&quot;;CHAR(13);&quot;    'SRID=3946;LINESTRING(&quot;;[.K20];&quot; &quot;;[.L20];&quot;,&quot;;[.M20];&quot; &quot;;[.N20];&quot;,&quot;;[.O20];&quot; &quot;;[.P20];&quot;,&quot;;[.Q20];&quot; &quot;;[.R20];&quot;,&quot;;[.S20];&quot; &quot;;[.T20];&quot;,&quot;;[.U20];&quot; &quot;;[.V20];&quot;)');&quot;;CHAR(13))" office:value-type="string" office:string-value="INSERT INTO &#13;  bordure (&#13;    id,&#13;    geometry_asewkt)&#13;  VALUES (&#13;    'M35_Bordure02',&#13;    'SRID=3946;LINESTRING(1380060 5226100,1380060 5226100,1380060 5226100,1380060 5226100,1380060 5226100,1380060 5226100)');&#13;" calcext:value-type="string">
            <text:p>INSERT INTO  <text:s/>bordure ( <text:s text:c="3"/>id, <text:s text:c="3"/>geometry_asewkt) <text:s/>VALUES ( <text:s text:c="3"/>'M35_Bordure02', <text:s text:c="3"/>'SRID=3946;LINESTRING(1380060 5226100,1380060 5226100,1380060 5226100,1380060 5226100,1380060 5226100,1380060 5226100)');</text:p>
          </table:table-cell>
          <table:table-cell table:style-name="ce5" table:formula="of:=CONCATENATE([$case_00140_00100.$A20];[.X$2])" office:value-type="string" office:string-value="M35_Bordure03" calcext:value-type="string">
            <text:p>M35_Bordure03</text:p>
          </table:table-cell>
          <table:table-cell table:style-name="ce5" table:formula="of:=[$case_00140_00100.$C20]+IF([.$A20]=&quot;Agenc_A&quot;;[.Y$2];IF([.$A20]=&quot;Agenc_B&quot;;[.Y$3];IF([.$A20]=&quot;Agenc_C&quot;;[.Y$4];IF([.$A20]=&quot;Agenc_D&quot;;[.Y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Z$2];IF([.$A20]=&quot;Agenc_B&quot;;[.Z$3];IF([.$A20]=&quot;Agenc_C&quot;;[.Z$4];IF([.$A20]=&quot;Agenc_D&quot;;[.Z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AA$2];IF([.$A20]=&quot;Agenc_B&quot;;[.AA$3];IF([.$A20]=&quot;Agenc_C&quot;;[.AA$4];IF([.$A20]=&quot;Agenc_D&quot;;[.AA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AB$2];IF([.$A20]=&quot;Agenc_B&quot;;[.AB$3];IF([.$A20]=&quot;Agenc_C&quot;;[.AB$4];IF([.$A20]=&quot;Agenc_D&quot;;[.AB$5];0))))" office:value-type="float" office:value="5226100" calcext:value-type="float">
            <text:p>5226100</text:p>
          </table:table-cell>
          <table:table-cell table:style-name="ce5" table:formula="of:=[$case_00140_00100.$C20]+IF([.$A20]=&quot;Agenc_A&quot;;[.AC$2];IF([.$A20]=&quot;Agenc_B&quot;;[.AC$3];IF([.$A20]=&quot;Agenc_C&quot;;[.AC$4];IF([.$A20]=&quot;Agenc_D&quot;;[.AC$5];0))))" office:value-type="float" office:value="1380060" calcext:value-type="float">
            <text:p>1380060</text:p>
          </table:table-cell>
          <table:table-cell table:style-name="ce5" table:formula="of:=[$case_00140_00100.$D20]+IF([.$A20]=&quot;Agenc_A&quot;;[.AD$2];IF([.$A20]=&quot;Agenc_B&quot;;[.AD$3];IF([.$A20]=&quot;Agenc_C&quot;;[.AD$4];IF([.$A20]=&quot;Agenc_D&quot;;[.AD$5];0))))" office:value-type="float" office:value="5226100" calcext:value-type="float">
            <text:p>5226100</text:p>
          </table:table-cell>
          <table:table-cell table:style-name="ce4" table:formula="of:=CONCATENATE([.AE$2];CHAR(13);&quot;    &quot;;&quot;'&quot;;[.X20];&quot;',&quot;;CHAR(13);&quot;    'SRID=3946;LINESTRING(&quot;;[.Y20];&quot; &quot;;[.Z20];&quot;,&quot;;[.AA20];&quot; &quot;;[.AB20];&quot;,&quot;;[.AC20];&quot; &quot;;[.AD20];&quot;)');&quot;;CHAR(13))" office:value-type="string" office:string-value="INSERT INTO &#13;  bordure (&#13;    id,&#13;    geometry_asewkt)&#13;  VALUES (&#13;    'M35_Bordure03',&#13;    'SRID=3946;LINESTRING(1380060 5226100,1380060 5226100,1380060 5226100)');&#13;" calcext:value-type="string">
            <text:p>INSERT INTO  <text:s/>bordure ( <text:s text:c="3"/>id, <text:s text:c="3"/>geometry_asewkt) <text:s/>VALUES ( <text:s text:c="3"/>'M35_Bordure03', <text:s text:c="3"/>'SRID=3946;LINESTRING(1380060 5226100,1380060 5226100,1380060 5226100)');</text:p>
          </table:table-cell>
          <table:table-cell table:number-columns-repeated="993"/>
        </table:table-row>
        <table:table-row table:style-name="ro1">
          <table:table-cell table:formula="of:=[case_00140_00100.B21]" office:value-type="string" office:string-value="Agenc_B" calcext:value-type="string">
            <text:p>Agenc_B</text:p>
          </table:table-cell>
          <table:table-cell table:style-name="ce5" table:formula="of:=CONCATENATE([$case_00140_00100.$A21];[.B$2])" office:value-type="string" office:string-value="M41_Bordure01" calcext:value-type="string">
            <text:p>M41_Bordure01</text:p>
          </table:table-cell>
          <table:table-cell table:style-name="ce5" table:formula="of:=[$case_00140_00100.$C21]+IF([.$A21]=&quot;Agenc_A&quot;;[.C$2];IF([.$A21]=&quot;Agenc_B&quot;;[.C$3];IF([.$A21]=&quot;Agenc_C&quot;;[.C$4];IF([.$A21]=&quot;Agenc_D&quot;;[.C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D$2];IF([.$A21]=&quot;Agenc_B&quot;;[.D$3];IF([.$A21]=&quot;Agenc_C&quot;;[.D$4];IF([.$A21]=&quot;Agenc_D&quot;;[.D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E$2];IF([.$A21]=&quot;Agenc_B&quot;;[.E$3];IF([.$A21]=&quot;Agenc_C&quot;;[.E$4];IF([.$A21]=&quot;Agenc_D&quot;;[.E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F$2];IF([.$A21]=&quot;Agenc_B&quot;;[.F$3];IF([.$A21]=&quot;Agenc_C&quot;;[.F$4];IF([.$A21]=&quot;Agenc_D&quot;;[.F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G$2];IF([.$A21]=&quot;Agenc_B&quot;;[.G$3];IF([.$A21]=&quot;Agenc_C&quot;;[.G$4];IF([.$A21]=&quot;Agenc_D&quot;;[.G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H$2];IF([.$A21]=&quot;Agenc_B&quot;;[.H$3];IF([.$A21]=&quot;Agenc_C&quot;;[.H$4];IF([.$A21]=&quot;Agenc_D&quot;;[.H$5];0))))" office:value-type="float" office:value="5226000" calcext:value-type="float">
            <text:p>5226000</text:p>
          </table:table-cell>
          <table:table-cell table:style-name="ce4" table:formula="of:=CONCATENATE([.I$2];CHAR(13);&quot;    &quot;;&quot;'&quot;;[.B21];&quot;',&quot;;CHAR(13);&quot;    'SRID=3946;LINESTRING(&quot;;[.C21];&quot; &quot;;[.D21];&quot;,&quot;;[.E21];&quot; &quot;;[.F21];&quot;,&quot;;[.G21];&quot; &quot;;[.H21];&quot;)');&quot;;CHAR(13))" office:value-type="string" office:string-value="INSERT INTO &#13;  bordure (&#13;    id,&#13;    geometry_asewkt)&#13;  VALUES (&#13;    'M41_Bordure01',&#13;    'SRID=3946;LINESTRING(1379500 5226000,1379500 5226000,1379500 5226000)');&#13;" calcext:value-type="string">
            <text:p>INSERT INTO  <text:s/>bordure ( <text:s text:c="3"/>id, <text:s text:c="3"/>geometry_asewkt) <text:s/>VALUES ( <text:s text:c="3"/>'M41_Bordure01', <text:s text:c="3"/>'SRID=3946;LINESTRING(1379500 5226000,1379500 5226000,1379500 5226000)');</text:p>
          </table:table-cell>
          <table:table-cell table:style-name="ce5" table:formula="of:=CONCATENATE([$case_00140_00100.$A21];[.J$2])" office:value-type="string" office:string-value="M41_Bordure02" calcext:value-type="string">
            <text:p>M41_Bordure02</text:p>
          </table:table-cell>
          <table:table-cell table:style-name="ce5" table:formula="of:=[$case_00140_00100.$C21]+IF([.$A21]=&quot;Agenc_A&quot;;[.K$2];IF([.$A21]=&quot;Agenc_B&quot;;[.K$3];IF([.$A21]=&quot;Agenc_C&quot;;[.K$4];IF([.$A21]=&quot;Agenc_D&quot;;[.K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L$2];IF([.$A21]=&quot;Agenc_B&quot;;[.L$3];IF([.$A21]=&quot;Agenc_C&quot;;[.L$4];IF([.$A21]=&quot;Agenc_D&quot;;[.L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M$2];IF([.$A21]=&quot;Agenc_B&quot;;[.M$3];IF([.$A21]=&quot;Agenc_C&quot;;[.M$4];IF([.$A21]=&quot;Agenc_D&quot;;[.M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N$2];IF([.$A21]=&quot;Agenc_B&quot;;[.N$3];IF([.$A21]=&quot;Agenc_C&quot;;[.N$4];IF([.$A21]=&quot;Agenc_D&quot;;[.N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O$2];IF([.$A21]=&quot;Agenc_B&quot;;[.O$3];IF([.$A21]=&quot;Agenc_C&quot;;[.O$4];IF([.$A21]=&quot;Agenc_D&quot;;[.O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P$2];IF([.$A21]=&quot;Agenc_B&quot;;[.P$3];IF([.$A21]=&quot;Agenc_C&quot;;[.P$4];IF([.$A21]=&quot;Agenc_D&quot;;[.P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Q$2];IF([.$A21]=&quot;Agenc_B&quot;;[.Q$3];IF([.$A21]=&quot;Agenc_C&quot;;[.Q$4];IF([.$A21]=&quot;Agenc_D&quot;;[.Q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R$2];IF([.$A21]=&quot;Agenc_B&quot;;[.R$3];IF([.$A21]=&quot;Agenc_C&quot;;[.R$4];IF([.$A21]=&quot;Agenc_D&quot;;[.R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S$2];IF([.$A21]=&quot;Agenc_B&quot;;[.S$3];IF([.$A21]=&quot;Agenc_C&quot;;[.S$4];IF([.$A21]=&quot;Agenc_D&quot;;[.S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T$2];IF([.$A21]=&quot;Agenc_B&quot;;[.T$3];IF([.$A21]=&quot;Agenc_C&quot;;[.T$4];IF([.$A21]=&quot;Agenc_D&quot;;[.T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U$2];IF([.$A21]=&quot;Agenc_B&quot;;[.U$3];IF([.$A21]=&quot;Agenc_C&quot;;[.U$4];IF([.$A21]=&quot;Agenc_D&quot;;[.U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V$2];IF([.$A21]=&quot;Agenc_B&quot;;[.V$3];IF([.$A21]=&quot;Agenc_C&quot;;[.V$4];IF([.$A21]=&quot;Agenc_D&quot;;[.V$5];0))))" office:value-type="float" office:value="5226000" calcext:value-type="float">
            <text:p>5226000</text:p>
          </table:table-cell>
          <table:table-cell table:style-name="ce4" table:formula="of:=CONCATENATE([.W$2];CHAR(13);&quot;    &quot;;&quot;'&quot;;[.J21];&quot;',&quot;;CHAR(13);&quot;    'SRID=3946;LINESTRING(&quot;;[.K21];&quot; &quot;;[.L21];&quot;,&quot;;[.M21];&quot; &quot;;[.N21];&quot;,&quot;;[.O21];&quot; &quot;;[.P21];&quot;,&quot;;[.Q21];&quot; &quot;;[.R21];&quot;,&quot;;[.S21];&quot; &quot;;[.T21];&quot;,&quot;;[.U21];&quot; &quot;;[.V21];&quot;)');&quot;;CHAR(13))" office:value-type="string" office:string-value="INSERT INTO &#13;  bordure (&#13;    id,&#13;    geometry_asewkt)&#13;  VALUES (&#13;    'M41_Bordure02',&#13;    'SRID=3946;LINESTRING(1379500 5226000,1379500 5226000,1379500 5226000,1379500 5226000,1379500 5226000,1379500 5226000)');&#13;" calcext:value-type="string">
            <text:p>INSERT INTO  <text:s/>bordure ( <text:s text:c="3"/>id, <text:s text:c="3"/>geometry_asewkt) <text:s/>VALUES ( <text:s text:c="3"/>'M41_Bordure02', <text:s text:c="3"/>'SRID=3946;LINESTRING(1379500 5226000,1379500 5226000,1379500 5226000,1379500 5226000,1379500 5226000,1379500 5226000)');</text:p>
          </table:table-cell>
          <table:table-cell table:style-name="ce5" table:formula="of:=CONCATENATE([$case_00140_00100.$A21];[.X$2])" office:value-type="string" office:string-value="M41_Bordure03" calcext:value-type="string">
            <text:p>M41_Bordure03</text:p>
          </table:table-cell>
          <table:table-cell table:style-name="ce5" table:formula="of:=[$case_00140_00100.$C21]+IF([.$A21]=&quot;Agenc_A&quot;;[.Y$2];IF([.$A21]=&quot;Agenc_B&quot;;[.Y$3];IF([.$A21]=&quot;Agenc_C&quot;;[.Y$4];IF([.$A21]=&quot;Agenc_D&quot;;[.Y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Z$2];IF([.$A21]=&quot;Agenc_B&quot;;[.Z$3];IF([.$A21]=&quot;Agenc_C&quot;;[.Z$4];IF([.$A21]=&quot;Agenc_D&quot;;[.Z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AA$2];IF([.$A21]=&quot;Agenc_B&quot;;[.AA$3];IF([.$A21]=&quot;Agenc_C&quot;;[.AA$4];IF([.$A21]=&quot;Agenc_D&quot;;[.AA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AB$2];IF([.$A21]=&quot;Agenc_B&quot;;[.AB$3];IF([.$A21]=&quot;Agenc_C&quot;;[.AB$4];IF([.$A21]=&quot;Agenc_D&quot;;[.AB$5];0))))" office:value-type="float" office:value="5226000" calcext:value-type="float">
            <text:p>5226000</text:p>
          </table:table-cell>
          <table:table-cell table:style-name="ce5" table:formula="of:=[$case_00140_00100.$C21]+IF([.$A21]=&quot;Agenc_A&quot;;[.AC$2];IF([.$A21]=&quot;Agenc_B&quot;;[.AC$3];IF([.$A21]=&quot;Agenc_C&quot;;[.AC$4];IF([.$A21]=&quot;Agenc_D&quot;;[.AC$5];0))))" office:value-type="float" office:value="1379500" calcext:value-type="float">
            <text:p>1379500</text:p>
          </table:table-cell>
          <table:table-cell table:style-name="ce5" table:formula="of:=[$case_00140_00100.$D21]+IF([.$A21]=&quot;Agenc_A&quot;;[.AD$2];IF([.$A21]=&quot;Agenc_B&quot;;[.AD$3];IF([.$A21]=&quot;Agenc_C&quot;;[.AD$4];IF([.$A21]=&quot;Agenc_D&quot;;[.AD$5];0))))" office:value-type="float" office:value="5226000" calcext:value-type="float">
            <text:p>5226000</text:p>
          </table:table-cell>
          <table:table-cell table:style-name="ce4" table:formula="of:=CONCATENATE([.AE$2];CHAR(13);&quot;    &quot;;&quot;'&quot;;[.X21];&quot;',&quot;;CHAR(13);&quot;    'SRID=3946;LINESTRING(&quot;;[.Y21];&quot; &quot;;[.Z21];&quot;,&quot;;[.AA21];&quot; &quot;;[.AB21];&quot;,&quot;;[.AC21];&quot; &quot;;[.AD21];&quot;)');&quot;;CHAR(13))" office:value-type="string" office:string-value="INSERT INTO &#13;  bordure (&#13;    id,&#13;    geometry_asewkt)&#13;  VALUES (&#13;    'M41_Bordure03',&#13;    'SRID=3946;LINESTRING(1379500 5226000,1379500 5226000,1379500 5226000)');&#13;" calcext:value-type="string">
            <text:p>INSERT INTO  <text:s/>bordure ( <text:s text:c="3"/>id, <text:s text:c="3"/>geometry_asewkt) <text:s/>VALUES ( <text:s text:c="3"/>'M41_Bordure03', <text:s text:c="3"/>'SRID=3946;LINESTRING(1379500 5226000,1379500 5226000,1379500 5226000)');</text:p>
          </table:table-cell>
          <table:table-cell table:number-columns-repeated="993"/>
        </table:table-row>
        <table:table-row table:style-name="ro1">
          <table:table-cell table:formula="of:=[case_00140_00100.B22]" office:value-type="string" office:string-value="Agenc_C" calcext:value-type="string">
            <text:p>Agenc_C</text:p>
          </table:table-cell>
          <table:table-cell table:style-name="ce5" table:formula="of:=CONCATENATE([$case_00140_00100.$A22];[.B$2])" office:value-type="string" office:string-value="M42_Bordure01" calcext:value-type="string">
            <text:p>M42_Bordure01</text:p>
          </table:table-cell>
          <table:table-cell table:style-name="ce5" table:formula="of:=[$case_00140_00100.$C22]+IF([.$A22]=&quot;Agenc_A&quot;;[.C$2];IF([.$A22]=&quot;Agenc_B&quot;;[.C$3];IF([.$A22]=&quot;Agenc_C&quot;;[.C$4];IF([.$A22]=&quot;Agenc_D&quot;;[.C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D$2];IF([.$A22]=&quot;Agenc_B&quot;;[.D$3];IF([.$A22]=&quot;Agenc_C&quot;;[.D$4];IF([.$A22]=&quot;Agenc_D&quot;;[.D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E$2];IF([.$A22]=&quot;Agenc_B&quot;;[.E$3];IF([.$A22]=&quot;Agenc_C&quot;;[.E$4];IF([.$A22]=&quot;Agenc_D&quot;;[.E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F$2];IF([.$A22]=&quot;Agenc_B&quot;;[.F$3];IF([.$A22]=&quot;Agenc_C&quot;;[.F$4];IF([.$A22]=&quot;Agenc_D&quot;;[.F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G$2];IF([.$A22]=&quot;Agenc_B&quot;;[.G$3];IF([.$A22]=&quot;Agenc_C&quot;;[.G$4];IF([.$A22]=&quot;Agenc_D&quot;;[.G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H$2];IF([.$A22]=&quot;Agenc_B&quot;;[.H$3];IF([.$A22]=&quot;Agenc_C&quot;;[.H$4];IF([.$A22]=&quot;Agenc_D&quot;;[.H$5];0))))" office:value-type="float" office:value="5226000" calcext:value-type="float">
            <text:p>5226000</text:p>
          </table:table-cell>
          <table:table-cell table:style-name="ce4" table:formula="of:=CONCATENATE([.I$2];CHAR(13);&quot;    &quot;;&quot;'&quot;;[.B22];&quot;',&quot;;CHAR(13);&quot;    'SRID=3946;LINESTRING(&quot;;[.C22];&quot; &quot;;[.D22];&quot;,&quot;;[.E22];&quot; &quot;;[.F22];&quot;,&quot;;[.G22];&quot; &quot;;[.H22];&quot;)');&quot;;CHAR(13))" office:value-type="string" office:string-value="INSERT INTO &#13;  bordure (&#13;    id,&#13;    geometry_asewkt)&#13;  VALUES (&#13;    'M42_Bordure01',&#13;    'SRID=3946;LINESTRING(1379640 5226000,1379640 5226000,1379640 5226000)');&#13;" calcext:value-type="string">
            <text:p>INSERT INTO  <text:s/>bordure ( <text:s text:c="3"/>id, <text:s text:c="3"/>geometry_asewkt) <text:s/>VALUES ( <text:s text:c="3"/>'M42_Bordure01', <text:s text:c="3"/>'SRID=3946;LINESTRING(1379640 5226000,1379640 5226000,1379640 5226000)');</text:p>
          </table:table-cell>
          <table:table-cell table:style-name="ce5" table:formula="of:=CONCATENATE([$case_00140_00100.$A22];[.J$2])" office:value-type="string" office:string-value="M42_Bordure02" calcext:value-type="string">
            <text:p>M42_Bordure02</text:p>
          </table:table-cell>
          <table:table-cell table:style-name="ce5" table:formula="of:=[$case_00140_00100.$C22]+IF([.$A22]=&quot;Agenc_A&quot;;[.K$2];IF([.$A22]=&quot;Agenc_B&quot;;[.K$3];IF([.$A22]=&quot;Agenc_C&quot;;[.K$4];IF([.$A22]=&quot;Agenc_D&quot;;[.K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L$2];IF([.$A22]=&quot;Agenc_B&quot;;[.L$3];IF([.$A22]=&quot;Agenc_C&quot;;[.L$4];IF([.$A22]=&quot;Agenc_D&quot;;[.L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M$2];IF([.$A22]=&quot;Agenc_B&quot;;[.M$3];IF([.$A22]=&quot;Agenc_C&quot;;[.M$4];IF([.$A22]=&quot;Agenc_D&quot;;[.M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N$2];IF([.$A22]=&quot;Agenc_B&quot;;[.N$3];IF([.$A22]=&quot;Agenc_C&quot;;[.N$4];IF([.$A22]=&quot;Agenc_D&quot;;[.N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O$2];IF([.$A22]=&quot;Agenc_B&quot;;[.O$3];IF([.$A22]=&quot;Agenc_C&quot;;[.O$4];IF([.$A22]=&quot;Agenc_D&quot;;[.O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P$2];IF([.$A22]=&quot;Agenc_B&quot;;[.P$3];IF([.$A22]=&quot;Agenc_C&quot;;[.P$4];IF([.$A22]=&quot;Agenc_D&quot;;[.P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Q$2];IF([.$A22]=&quot;Agenc_B&quot;;[.Q$3];IF([.$A22]=&quot;Agenc_C&quot;;[.Q$4];IF([.$A22]=&quot;Agenc_D&quot;;[.Q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R$2];IF([.$A22]=&quot;Agenc_B&quot;;[.R$3];IF([.$A22]=&quot;Agenc_C&quot;;[.R$4];IF([.$A22]=&quot;Agenc_D&quot;;[.R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S$2];IF([.$A22]=&quot;Agenc_B&quot;;[.S$3];IF([.$A22]=&quot;Agenc_C&quot;;[.S$4];IF([.$A22]=&quot;Agenc_D&quot;;[.S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T$2];IF([.$A22]=&quot;Agenc_B&quot;;[.T$3];IF([.$A22]=&quot;Agenc_C&quot;;[.T$4];IF([.$A22]=&quot;Agenc_D&quot;;[.T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U$2];IF([.$A22]=&quot;Agenc_B&quot;;[.U$3];IF([.$A22]=&quot;Agenc_C&quot;;[.U$4];IF([.$A22]=&quot;Agenc_D&quot;;[.U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V$2];IF([.$A22]=&quot;Agenc_B&quot;;[.V$3];IF([.$A22]=&quot;Agenc_C&quot;;[.V$4];IF([.$A22]=&quot;Agenc_D&quot;;[.V$5];0))))" office:value-type="float" office:value="5226000" calcext:value-type="float">
            <text:p>5226000</text:p>
          </table:table-cell>
          <table:table-cell table:style-name="ce4" table:formula="of:=CONCATENATE([.W$2];CHAR(13);&quot;    &quot;;&quot;'&quot;;[.J22];&quot;',&quot;;CHAR(13);&quot;    'SRID=3946;LINESTRING(&quot;;[.K22];&quot; &quot;;[.L22];&quot;,&quot;;[.M22];&quot; &quot;;[.N22];&quot;,&quot;;[.O22];&quot; &quot;;[.P22];&quot;,&quot;;[.Q22];&quot; &quot;;[.R22];&quot;,&quot;;[.S22];&quot; &quot;;[.T22];&quot;,&quot;;[.U22];&quot; &quot;;[.V22];&quot;)');&quot;;CHAR(13))" office:value-type="string" office:string-value="INSERT INTO &#13;  bordure (&#13;    id,&#13;    geometry_asewkt)&#13;  VALUES (&#13;    'M42_Bordure02',&#13;    'SRID=3946;LINESTRING(1379640 5226000,1379640 5226000,1379640 5226000,1379640 5226000,1379640 5226000,1379640 5226000)');&#13;" calcext:value-type="string">
            <text:p>INSERT INTO  <text:s/>bordure ( <text:s text:c="3"/>id, <text:s text:c="3"/>geometry_asewkt) <text:s/>VALUES ( <text:s text:c="3"/>'M42_Bordure02', <text:s text:c="3"/>'SRID=3946;LINESTRING(1379640 5226000,1379640 5226000,1379640 5226000,1379640 5226000,1379640 5226000,1379640 5226000)');</text:p>
          </table:table-cell>
          <table:table-cell table:style-name="ce5" table:formula="of:=CONCATENATE([$case_00140_00100.$A22];[.X$2])" office:value-type="string" office:string-value="M42_Bordure03" calcext:value-type="string">
            <text:p>M42_Bordure03</text:p>
          </table:table-cell>
          <table:table-cell table:style-name="ce5" table:formula="of:=[$case_00140_00100.$C22]+IF([.$A22]=&quot;Agenc_A&quot;;[.Y$2];IF([.$A22]=&quot;Agenc_B&quot;;[.Y$3];IF([.$A22]=&quot;Agenc_C&quot;;[.Y$4];IF([.$A22]=&quot;Agenc_D&quot;;[.Y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Z$2];IF([.$A22]=&quot;Agenc_B&quot;;[.Z$3];IF([.$A22]=&quot;Agenc_C&quot;;[.Z$4];IF([.$A22]=&quot;Agenc_D&quot;;[.Z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AA$2];IF([.$A22]=&quot;Agenc_B&quot;;[.AA$3];IF([.$A22]=&quot;Agenc_C&quot;;[.AA$4];IF([.$A22]=&quot;Agenc_D&quot;;[.AA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AB$2];IF([.$A22]=&quot;Agenc_B&quot;;[.AB$3];IF([.$A22]=&quot;Agenc_C&quot;;[.AB$4];IF([.$A22]=&quot;Agenc_D&quot;;[.AB$5];0))))" office:value-type="float" office:value="5226000" calcext:value-type="float">
            <text:p>5226000</text:p>
          </table:table-cell>
          <table:table-cell table:style-name="ce5" table:formula="of:=[$case_00140_00100.$C22]+IF([.$A22]=&quot;Agenc_A&quot;;[.AC$2];IF([.$A22]=&quot;Agenc_B&quot;;[.AC$3];IF([.$A22]=&quot;Agenc_C&quot;;[.AC$4];IF([.$A22]=&quot;Agenc_D&quot;;[.AC$5];0))))" office:value-type="float" office:value="1379640" calcext:value-type="float">
            <text:p>1379640</text:p>
          </table:table-cell>
          <table:table-cell table:style-name="ce5" table:formula="of:=[$case_00140_00100.$D22]+IF([.$A22]=&quot;Agenc_A&quot;;[.AD$2];IF([.$A22]=&quot;Agenc_B&quot;;[.AD$3];IF([.$A22]=&quot;Agenc_C&quot;;[.AD$4];IF([.$A22]=&quot;Agenc_D&quot;;[.AD$5];0))))" office:value-type="float" office:value="5226000" calcext:value-type="float">
            <text:p>5226000</text:p>
          </table:table-cell>
          <table:table-cell table:style-name="ce4" table:formula="of:=CONCATENATE([.AE$2];CHAR(13);&quot;    &quot;;&quot;'&quot;;[.X22];&quot;',&quot;;CHAR(13);&quot;    'SRID=3946;LINESTRING(&quot;;[.Y22];&quot; &quot;;[.Z22];&quot;,&quot;;[.AA22];&quot; &quot;;[.AB22];&quot;,&quot;;[.AC22];&quot; &quot;;[.AD22];&quot;)');&quot;;CHAR(13))" office:value-type="string" office:string-value="INSERT INTO &#13;  bordure (&#13;    id,&#13;    geometry_asewkt)&#13;  VALUES (&#13;    'M42_Bordure03',&#13;    'SRID=3946;LINESTRING(1379640 5226000,1379640 5226000,1379640 5226000)');&#13;" calcext:value-type="string">
            <text:p>INSERT INTO  <text:s/>bordure ( <text:s text:c="3"/>id, <text:s text:c="3"/>geometry_asewkt) <text:s/>VALUES ( <text:s text:c="3"/>'M42_Bordure03', <text:s text:c="3"/>'SRID=3946;LINESTRING(1379640 5226000,1379640 5226000,1379640 5226000)');</text:p>
          </table:table-cell>
          <table:table-cell table:number-columns-repeated="993"/>
        </table:table-row>
        <table:table-row table:style-name="ro1">
          <table:table-cell table:formula="of:=[case_00140_00100.B23]" office:value-type="string" office:string-value="Agenc_A" calcext:value-type="string">
            <text:p>Agenc_A</text:p>
          </table:table-cell>
          <table:table-cell table:style-name="ce5" table:formula="of:=CONCATENATE([$case_00140_00100.$A23];[.B$2])" office:value-type="string" office:string-value="M43_Bordure01" calcext:value-type="string">
            <text:p>M43_Bordure01</text:p>
          </table:table-cell>
          <table:table-cell table:style-name="ce5" table:formula="of:=[$case_00140_00100.$C23]+IF([.$A23]=&quot;Agenc_A&quot;;[.C$2];IF([.$A23]=&quot;Agenc_B&quot;;[.C$3];IF([.$A23]=&quot;Agenc_C&quot;;[.C$4];IF([.$A23]=&quot;Agenc_D&quot;;[.C$5];0))))" office:value-type="float" office:value="1379810" calcext:value-type="float">
            <text:p>1379810</text:p>
          </table:table-cell>
          <table:table-cell table:style-name="ce5" table:formula="of:=[$case_00140_00100.$D23]+IF([.$A23]=&quot;Agenc_A&quot;;[.D$2];IF([.$A23]=&quot;Agenc_B&quot;;[.D$3];IF([.$A23]=&quot;Agenc_C&quot;;[.D$4];IF([.$A23]=&quot;Agenc_D&quot;;[.D$5];0))))" office:value-type="float" office:value="5226100" calcext:value-type="float">
            <text:p>5226100</text:p>
          </table:table-cell>
          <table:table-cell table:style-name="ce5" table:formula="of:=[$case_00140_00100.$C23]+IF([.$A23]=&quot;Agenc_A&quot;;[.E$2];IF([.$A23]=&quot;Agenc_B&quot;;[.E$3];IF([.$A23]=&quot;Agenc_C&quot;;[.E$4];IF([.$A23]=&quot;Agenc_D&quot;;[.E$5];0))))" office:value-type="float" office:value="1379810" calcext:value-type="float">
            <text:p>1379810</text:p>
          </table:table-cell>
          <table:table-cell table:style-name="ce5" table:formula="of:=[$case_00140_00100.$D23]+IF([.$A23]=&quot;Agenc_A&quot;;[.F$2];IF([.$A23]=&quot;Agenc_B&quot;;[.F$3];IF([.$A23]=&quot;Agenc_C&quot;;[.F$4];IF([.$A23]=&quot;Agenc_D&quot;;[.F$5];0))))" office:value-type="float" office:value="5226080" calcext:value-type="float">
            <text:p>5226080</text:p>
          </table:table-cell>
          <table:table-cell table:style-name="ce5" table:formula="of:=[$case_00140_00100.$C23]+IF([.$A23]=&quot;Agenc_A&quot;;[.G$2];IF([.$A23]=&quot;Agenc_B&quot;;[.G$3];IF([.$A23]=&quot;Agenc_C&quot;;[.G$4];IF([.$A23]=&quot;Agenc_D&quot;;[.G$5];0))))" office:value-type="float" office:value="1379800" calcext:value-type="float">
            <text:p>1379800</text:p>
          </table:table-cell>
          <table:table-cell table:style-name="ce5" table:formula="of:=[$case_00140_00100.$D23]+IF([.$A23]=&quot;Agenc_A&quot;;[.H$2];IF([.$A23]=&quot;Agenc_B&quot;;[.H$3];IF([.$A23]=&quot;Agenc_C&quot;;[.H$4];IF([.$A23]=&quot;Agenc_D&quot;;[.H$5];0))))" office:value-type="float" office:value="5226080" calcext:value-type="float">
            <text:p>5226080</text:p>
          </table:table-cell>
          <table:table-cell table:style-name="ce4" table:formula="of:=CONCATENATE([.I$2];CHAR(13);&quot;    &quot;;&quot;'&quot;;[.B23];&quot;',&quot;;CHAR(13);&quot;    'SRID=3946;LINESTRING(&quot;;[.C23];&quot; &quot;;[.D23];&quot;,&quot;;[.E23];&quot; &quot;;[.F23];&quot;,&quot;;[.G23];&quot; &quot;;[.H23];&quot;)');&quot;;CHAR(13))" office:value-type="string" office:string-value="INSERT INTO &#13;  bordure (&#13;    id,&#13;    geometry_asewkt)&#13;  VALUES (&#13;    'M43_Bordure01',&#13;    'SRID=3946;LINESTRING(1379810 5226100,1379810 5226080,1379800 5226080)');&#13;" calcext:value-type="string">
            <text:p>INSERT INTO  <text:s/>bordure ( <text:s text:c="3"/>id, <text:s text:c="3"/>geometry_asewkt) <text:s/>VALUES ( <text:s text:c="3"/>'M43_Bordure01', <text:s text:c="3"/>'SRID=3946;LINESTRING(1379810 5226100,1379810 5226080,1379800 5226080)');</text:p>
          </table:table-cell>
          <table:table-cell table:style-name="ce5" table:formula="of:=CONCATENATE([$case_00140_00100.$A23];[.J$2])" office:value-type="string" office:string-value="M43_Bordure02" calcext:value-type="string">
            <text:p>M43_Bordure02</text:p>
          </table:table-cell>
          <table:table-cell table:style-name="ce5" table:formula="of:=[$case_00140_00100.$C23]+IF([.$A23]=&quot;Agenc_A&quot;;[.K$2];IF([.$A23]=&quot;Agenc_B&quot;;[.K$3];IF([.$A23]=&quot;Agenc_C&quot;;[.K$4];IF([.$A23]=&quot;Agenc_D&quot;;[.K$5];0))))" office:value-type="float" office:value="1379820" calcext:value-type="float">
            <text:p>1379820</text:p>
          </table:table-cell>
          <table:table-cell table:style-name="ce5" table:formula="of:=[$case_00140_00100.$D23]+IF([.$A23]=&quot;Agenc_A&quot;;[.L$2];IF([.$A23]=&quot;Agenc_B&quot;;[.L$3];IF([.$A23]=&quot;Agenc_C&quot;;[.L$4];IF([.$A23]=&quot;Agenc_D&quot;;[.L$5];0))))" office:value-type="float" office:value="5226100" calcext:value-type="float">
            <text:p>5226100</text:p>
          </table:table-cell>
          <table:table-cell table:style-name="ce5" table:formula="of:=[$case_00140_00100.$C23]+IF([.$A23]=&quot;Agenc_A&quot;;[.M$2];IF([.$A23]=&quot;Agenc_B&quot;;[.M$3];IF([.$A23]=&quot;Agenc_C&quot;;[.M$4];IF([.$A23]=&quot;Agenc_D&quot;;[.M$5];0))))" office:value-type="float" office:value="1379820" calcext:value-type="float">
            <text:p>1379820</text:p>
          </table:table-cell>
          <table:table-cell table:style-name="ce5" table:formula="of:=[$case_00140_00100.$D23]+IF([.$A23]=&quot;Agenc_A&quot;;[.N$2];IF([.$A23]=&quot;Agenc_B&quot;;[.N$3];IF([.$A23]=&quot;Agenc_C&quot;;[.N$4];IF([.$A23]=&quot;Agenc_D&quot;;[.N$5];0))))" office:value-type="float" office:value="5226080" calcext:value-type="float">
            <text:p>5226080</text:p>
          </table:table-cell>
          <table:table-cell table:style-name="ce5" table:formula="of:=[$case_00140_00100.$C23]+IF([.$A23]=&quot;Agenc_A&quot;;[.O$2];IF([.$A23]=&quot;Agenc_B&quot;;[.O$3];IF([.$A23]=&quot;Agenc_C&quot;;[.O$4];IF([.$A23]=&quot;Agenc_D&quot;;[.O$5];0))))" office:value-type="float" office:value="1379830" calcext:value-type="float">
            <text:p>1379830</text:p>
          </table:table-cell>
          <table:table-cell table:style-name="ce5" table:formula="of:=[$case_00140_00100.$D23]+IF([.$A23]=&quot;Agenc_A&quot;;[.P$2];IF([.$A23]=&quot;Agenc_B&quot;;[.P$3];IF([.$A23]=&quot;Agenc_C&quot;;[.P$4];IF([.$A23]=&quot;Agenc_D&quot;;[.P$5];0))))" office:value-type="float" office:value="5226070" calcext:value-type="float">
            <text:p>5226070</text:p>
          </table:table-cell>
          <table:table-cell table:style-name="ce5" table:formula="of:=[$case_00140_00100.$C23]+IF([.$A23]=&quot;Agenc_A&quot;;[.Q$2];IF([.$A23]=&quot;Agenc_B&quot;;[.Q$3];IF([.$A23]=&quot;Agenc_C&quot;;[.Q$4];IF([.$A23]=&quot;Agenc_D&quot;;[.Q$5];0))))" office:value-type="float" office:value="1379860" calcext:value-type="float">
            <text:p>1379860</text:p>
          </table:table-cell>
          <table:table-cell table:style-name="ce5" table:formula="of:=[$case_00140_00100.$D23]+IF([.$A23]=&quot;Agenc_A&quot;;[.R$2];IF([.$A23]=&quot;Agenc_B&quot;;[.R$3];IF([.$A23]=&quot;Agenc_C&quot;;[.R$4];IF([.$A23]=&quot;Agenc_D&quot;;[.R$5];0))))" office:value-type="float" office:value="5226070" calcext:value-type="float">
            <text:p>5226070</text:p>
          </table:table-cell>
          <table:table-cell table:style-name="ce5" table:formula="of:=[$case_00140_00100.$C23]+IF([.$A23]=&quot;Agenc_A&quot;;[.S$2];IF([.$A23]=&quot;Agenc_B&quot;;[.S$3];IF([.$A23]=&quot;Agenc_C&quot;;[.S$4];IF([.$A23]=&quot;Agenc_D&quot;;[.S$5];0))))" office:value-type="float" office:value="1379880" calcext:value-type="float">
            <text:p>1379880</text:p>
          </table:table-cell>
          <table:table-cell table:style-name="ce5" table:formula="of:=[$case_00140_00100.$D23]+IF([.$A23]=&quot;Agenc_A&quot;;[.T$2];IF([.$A23]=&quot;Agenc_B&quot;;[.T$3];IF([.$A23]=&quot;Agenc_C&quot;;[.T$4];IF([.$A23]=&quot;Agenc_D&quot;;[.T$5];0))))" office:value-type="float" office:value="5226090" calcext:value-type="float">
            <text:p>5226090</text:p>
          </table:table-cell>
          <table:table-cell table:style-name="ce5" table:formula="of:=[$case_00140_00100.$C23]+IF([.$A23]=&quot;Agenc_A&quot;;[.U$2];IF([.$A23]=&quot;Agenc_B&quot;;[.U$3];IF([.$A23]=&quot;Agenc_C&quot;;[.U$4];IF([.$A23]=&quot;Agenc_D&quot;;[.U$5];0))))" office:value-type="float" office:value="1379880" calcext:value-type="float">
            <text:p>1379880</text:p>
          </table:table-cell>
          <table:table-cell table:style-name="ce5" table:formula="of:=[$case_00140_00100.$D23]+IF([.$A23]=&quot;Agenc_A&quot;;[.V$2];IF([.$A23]=&quot;Agenc_B&quot;;[.V$3];IF([.$A23]=&quot;Agenc_C&quot;;[.V$4];IF([.$A23]=&quot;Agenc_D&quot;;[.V$5];0))))" office:value-type="float" office:value="5226100" calcext:value-type="float">
            <text:p>5226100</text:p>
          </table:table-cell>
          <table:table-cell table:style-name="ce4" table:formula="of:=CONCATENATE([.W$2];CHAR(13);&quot;    &quot;;&quot;'&quot;;[.J23];&quot;',&quot;;CHAR(13);&quot;    'SRID=3946;LINESTRING(&quot;;[.K23];&quot; &quot;;[.L23];&quot;,&quot;;[.M23];&quot; &quot;;[.N23];&quot;,&quot;;[.O23];&quot; &quot;;[.P23];&quot;,&quot;;[.Q23];&quot; &quot;;[.R23];&quot;,&quot;;[.S23];&quot; &quot;;[.T23];&quot;,&quot;;[.U23];&quot; &quot;;[.V23];&quot;)');&quot;;CHAR(13))" office:value-type="string" office:string-value="INSERT INTO &#13;  bordure (&#13;    id,&#13;    geometry_asewkt)&#13;  VALUES (&#13;    'M43_Bordure02',&#13;    'SRID=3946;LINESTRING(1379820 5226100,1379820 5226080,1379830 5226070,1379860 5226070,1379880 5226090,1379880 5226100)');&#13;" calcext:value-type="string">
            <text:p>INSERT INTO  <text:s/>bordure ( <text:s text:c="3"/>id, <text:s text:c="3"/>geometry_asewkt) <text:s/>VALUES ( <text:s text:c="3"/>'M43_Bordure02', <text:s text:c="3"/>'SRID=3946;LINESTRING(1379820 5226100,1379820 5226080,1379830 5226070,1379860 5226070,1379880 5226090,1379880 5226100)');</text:p>
          </table:table-cell>
          <table:table-cell table:style-name="ce5" table:formula="of:=CONCATENATE([$case_00140_00100.$A23];[.X$2])" office:value-type="string" office:string-value="M43_Bordure03" calcext:value-type="string">
            <text:p>M43_Bordure03</text:p>
          </table:table-cell>
          <table:table-cell table:style-name="ce5" table:formula="of:=[$case_00140_00100.$C23]+IF([.$A23]=&quot;Agenc_A&quot;;[.Y$2];IF([.$A23]=&quot;Agenc_B&quot;;[.Y$3];IF([.$A23]=&quot;Agenc_C&quot;;[.Y$4];IF([.$A23]=&quot;Agenc_D&quot;;[.Y$5];0))))" office:value-type="float" office:value="1379890" calcext:value-type="float">
            <text:p>1379890</text:p>
          </table:table-cell>
          <table:table-cell table:style-name="ce5" table:formula="of:=[$case_00140_00100.$D23]+IF([.$A23]=&quot;Agenc_A&quot;;[.Z$2];IF([.$A23]=&quot;Agenc_B&quot;;[.Z$3];IF([.$A23]=&quot;Agenc_C&quot;;[.Z$4];IF([.$A23]=&quot;Agenc_D&quot;;[.Z$5];0))))" office:value-type="float" office:value="5226100" calcext:value-type="float">
            <text:p>5226100</text:p>
          </table:table-cell>
          <table:table-cell table:style-name="ce5" table:formula="of:=[$case_00140_00100.$C23]+IF([.$A23]=&quot;Agenc_A&quot;;[.AA$2];IF([.$A23]=&quot;Agenc_B&quot;;[.AA$3];IF([.$A23]=&quot;Agenc_C&quot;;[.AA$4];IF([.$A23]=&quot;Agenc_D&quot;;[.AA$5];0))))" office:value-type="float" office:value="1379890" calcext:value-type="float">
            <text:p>1379890</text:p>
          </table:table-cell>
          <table:table-cell table:style-name="ce5" table:formula="of:=[$case_00140_00100.$D23]+IF([.$A23]=&quot;Agenc_A&quot;;[.AB$2];IF([.$A23]=&quot;Agenc_B&quot;;[.AB$3];IF([.$A23]=&quot;Agenc_C&quot;;[.AB$4];IF([.$A23]=&quot;Agenc_D&quot;;[.AB$5];0))))" office:value-type="float" office:value="5226090" calcext:value-type="float">
            <text:p>5226090</text:p>
          </table:table-cell>
          <table:table-cell table:style-name="ce5" table:formula="of:=[$case_00140_00100.$C23]+IF([.$A23]=&quot;Agenc_A&quot;;[.AC$2];IF([.$A23]=&quot;Agenc_B&quot;;[.AC$3];IF([.$A23]=&quot;Agenc_C&quot;;[.AC$4];IF([.$A23]=&quot;Agenc_D&quot;;[.AC$5];0))))" office:value-type="float" office:value="1379910" calcext:value-type="float">
            <text:p>1379910</text:p>
          </table:table-cell>
          <table:table-cell table:style-name="ce5" table:formula="of:=[$case_00140_00100.$D23]+IF([.$A23]=&quot;Agenc_A&quot;;[.AD$2];IF([.$A23]=&quot;Agenc_B&quot;;[.AD$3];IF([.$A23]=&quot;Agenc_C&quot;;[.AD$4];IF([.$A23]=&quot;Agenc_D&quot;;[.AD$5];0))))" office:value-type="float" office:value="5226090" calcext:value-type="float">
            <text:p>5226090</text:p>
          </table:table-cell>
          <table:table-cell table:style-name="ce4" table:formula="of:=CONCATENATE([.AE$2];CHAR(13);&quot;    &quot;;&quot;'&quot;;[.X23];&quot;',&quot;;CHAR(13);&quot;    'SRID=3946;LINESTRING(&quot;;[.Y23];&quot; &quot;;[.Z23];&quot;,&quot;;[.AA23];&quot; &quot;;[.AB23];&quot;,&quot;;[.AC23];&quot; &quot;;[.AD23];&quot;)');&quot;;CHAR(13))" office:value-type="string" office:string-value="INSERT INTO &#13;  bordure (&#13;    id,&#13;    geometry_asewkt)&#13;  VALUES (&#13;    'M43_Bordure03',&#13;    'SRID=3946;LINESTRING(1379890 5226100,1379890 5226090,1379910 5226090)');&#13;" calcext:value-type="string">
            <text:p>INSERT INTO  <text:s/>bordure ( <text:s text:c="3"/>id, <text:s text:c="3"/>geometry_asewkt) <text:s/>VALUES ( <text:s text:c="3"/>'M43_Bordure03', <text:s text:c="3"/>'SRID=3946;LINESTRING(1379890 5226100,1379890 5226090,1379910 5226090)');</text:p>
          </table:table-cell>
          <table:table-cell table:number-columns-repeated="993"/>
        </table:table-row>
        <table:table-row table:style-name="ro1">
          <table:table-cell table:formula="of:=[case_00140_00100.B24]" office:value-type="string" office:string-value="Agenc_D" calcext:value-type="string">
            <text:p>Agenc_D</text:p>
          </table:table-cell>
          <table:table-cell table:style-name="ce5" table:formula="of:=CONCATENATE([$case_00140_00100.$A24];[.B$2])" office:value-type="string" office:string-value="M44_Bordure01" calcext:value-type="string">
            <text:p>M44_Bordure01</text:p>
          </table:table-cell>
          <table:table-cell table:style-name="ce5" table:formula="of:=[$case_00140_00100.$C24]+IF([.$A24]=&quot;Agenc_A&quot;;[.C$2];IF([.$A24]=&quot;Agenc_B&quot;;[.C$3];IF([.$A24]=&quot;Agenc_C&quot;;[.C$4];IF([.$A24]=&quot;Agenc_D&quot;;[.C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D$2];IF([.$A24]=&quot;Agenc_B&quot;;[.D$3];IF([.$A24]=&quot;Agenc_C&quot;;[.D$4];IF([.$A24]=&quot;Agenc_D&quot;;[.D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E$2];IF([.$A24]=&quot;Agenc_B&quot;;[.E$3];IF([.$A24]=&quot;Agenc_C&quot;;[.E$4];IF([.$A24]=&quot;Agenc_D&quot;;[.E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F$2];IF([.$A24]=&quot;Agenc_B&quot;;[.F$3];IF([.$A24]=&quot;Agenc_C&quot;;[.F$4];IF([.$A24]=&quot;Agenc_D&quot;;[.F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G$2];IF([.$A24]=&quot;Agenc_B&quot;;[.G$3];IF([.$A24]=&quot;Agenc_C&quot;;[.G$4];IF([.$A24]=&quot;Agenc_D&quot;;[.G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H$2];IF([.$A24]=&quot;Agenc_B&quot;;[.H$3];IF([.$A24]=&quot;Agenc_C&quot;;[.H$4];IF([.$A24]=&quot;Agenc_D&quot;;[.H$5];0))))" office:value-type="float" office:value="5226000" calcext:value-type="float">
            <text:p>5226000</text:p>
          </table:table-cell>
          <table:table-cell table:style-name="ce4" table:formula="of:=CONCATENATE([.I$2];CHAR(13);&quot;    &quot;;&quot;'&quot;;[.B24];&quot;',&quot;;CHAR(13);&quot;    'SRID=3946;LINESTRING(&quot;;[.C24];&quot; &quot;;[.D24];&quot;,&quot;;[.E24];&quot; &quot;;[.F24];&quot;,&quot;;[.G24];&quot; &quot;;[.H24];&quot;)');&quot;;CHAR(13))" office:value-type="string" office:string-value="INSERT INTO &#13;  bordure (&#13;    id,&#13;    geometry_asewkt)&#13;  VALUES (&#13;    'M44_Bordure01',&#13;    'SRID=3946;LINESTRING(1379920 5226000,1379920 5226000,1379920 5226000)');&#13;" calcext:value-type="string">
            <text:p>INSERT INTO  <text:s/>bordure ( <text:s text:c="3"/>id, <text:s text:c="3"/>geometry_asewkt) <text:s/>VALUES ( <text:s text:c="3"/>'M44_Bordure01', <text:s text:c="3"/>'SRID=3946;LINESTRING(1379920 5226000,1379920 5226000,1379920 5226000)');</text:p>
          </table:table-cell>
          <table:table-cell table:style-name="ce5" table:formula="of:=CONCATENATE([$case_00140_00100.$A24];[.J$2])" office:value-type="string" office:string-value="M44_Bordure02" calcext:value-type="string">
            <text:p>M44_Bordure02</text:p>
          </table:table-cell>
          <table:table-cell table:style-name="ce5" table:formula="of:=[$case_00140_00100.$C24]+IF([.$A24]=&quot;Agenc_A&quot;;[.K$2];IF([.$A24]=&quot;Agenc_B&quot;;[.K$3];IF([.$A24]=&quot;Agenc_C&quot;;[.K$4];IF([.$A24]=&quot;Agenc_D&quot;;[.K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L$2];IF([.$A24]=&quot;Agenc_B&quot;;[.L$3];IF([.$A24]=&quot;Agenc_C&quot;;[.L$4];IF([.$A24]=&quot;Agenc_D&quot;;[.L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M$2];IF([.$A24]=&quot;Agenc_B&quot;;[.M$3];IF([.$A24]=&quot;Agenc_C&quot;;[.M$4];IF([.$A24]=&quot;Agenc_D&quot;;[.M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N$2];IF([.$A24]=&quot;Agenc_B&quot;;[.N$3];IF([.$A24]=&quot;Agenc_C&quot;;[.N$4];IF([.$A24]=&quot;Agenc_D&quot;;[.N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O$2];IF([.$A24]=&quot;Agenc_B&quot;;[.O$3];IF([.$A24]=&quot;Agenc_C&quot;;[.O$4];IF([.$A24]=&quot;Agenc_D&quot;;[.O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P$2];IF([.$A24]=&quot;Agenc_B&quot;;[.P$3];IF([.$A24]=&quot;Agenc_C&quot;;[.P$4];IF([.$A24]=&quot;Agenc_D&quot;;[.P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Q$2];IF([.$A24]=&quot;Agenc_B&quot;;[.Q$3];IF([.$A24]=&quot;Agenc_C&quot;;[.Q$4];IF([.$A24]=&quot;Agenc_D&quot;;[.Q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R$2];IF([.$A24]=&quot;Agenc_B&quot;;[.R$3];IF([.$A24]=&quot;Agenc_C&quot;;[.R$4];IF([.$A24]=&quot;Agenc_D&quot;;[.R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S$2];IF([.$A24]=&quot;Agenc_B&quot;;[.S$3];IF([.$A24]=&quot;Agenc_C&quot;;[.S$4];IF([.$A24]=&quot;Agenc_D&quot;;[.S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T$2];IF([.$A24]=&quot;Agenc_B&quot;;[.T$3];IF([.$A24]=&quot;Agenc_C&quot;;[.T$4];IF([.$A24]=&quot;Agenc_D&quot;;[.T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U$2];IF([.$A24]=&quot;Agenc_B&quot;;[.U$3];IF([.$A24]=&quot;Agenc_C&quot;;[.U$4];IF([.$A24]=&quot;Agenc_D&quot;;[.U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V$2];IF([.$A24]=&quot;Agenc_B&quot;;[.V$3];IF([.$A24]=&quot;Agenc_C&quot;;[.V$4];IF([.$A24]=&quot;Agenc_D&quot;;[.V$5];0))))" office:value-type="float" office:value="5226000" calcext:value-type="float">
            <text:p>5226000</text:p>
          </table:table-cell>
          <table:table-cell table:style-name="ce4" table:formula="of:=CONCATENATE([.W$2];CHAR(13);&quot;    &quot;;&quot;'&quot;;[.J24];&quot;',&quot;;CHAR(13);&quot;    'SRID=3946;LINESTRING(&quot;;[.K24];&quot; &quot;;[.L24];&quot;,&quot;;[.M24];&quot; &quot;;[.N24];&quot;,&quot;;[.O24];&quot; &quot;;[.P24];&quot;,&quot;;[.Q24];&quot; &quot;;[.R24];&quot;,&quot;;[.S24];&quot; &quot;;[.T24];&quot;,&quot;;[.U24];&quot; &quot;;[.V24];&quot;)');&quot;;CHAR(13))" office:value-type="string" office:string-value="INSERT INTO &#13;  bordure (&#13;    id,&#13;    geometry_asewkt)&#13;  VALUES (&#13;    'M44_Bordure02',&#13;    'SRID=3946;LINESTRING(1379920 5226000,1379920 5226000,1379920 5226000,1379920 5226000,1379920 5226000,1379920 5226000)');&#13;" calcext:value-type="string">
            <text:p>INSERT INTO  <text:s/>bordure ( <text:s text:c="3"/>id, <text:s text:c="3"/>geometry_asewkt) <text:s/>VALUES ( <text:s text:c="3"/>'M44_Bordure02', <text:s text:c="3"/>'SRID=3946;LINESTRING(1379920 5226000,1379920 5226000,1379920 5226000,1379920 5226000,1379920 5226000,1379920 5226000)');</text:p>
          </table:table-cell>
          <table:table-cell table:style-name="ce5" table:formula="of:=CONCATENATE([$case_00140_00100.$A24];[.X$2])" office:value-type="string" office:string-value="M44_Bordure03" calcext:value-type="string">
            <text:p>M44_Bordure03</text:p>
          </table:table-cell>
          <table:table-cell table:style-name="ce5" table:formula="of:=[$case_00140_00100.$C24]+IF([.$A24]=&quot;Agenc_A&quot;;[.Y$2];IF([.$A24]=&quot;Agenc_B&quot;;[.Y$3];IF([.$A24]=&quot;Agenc_C&quot;;[.Y$4];IF([.$A24]=&quot;Agenc_D&quot;;[.Y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Z$2];IF([.$A24]=&quot;Agenc_B&quot;;[.Z$3];IF([.$A24]=&quot;Agenc_C&quot;;[.Z$4];IF([.$A24]=&quot;Agenc_D&quot;;[.Z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AA$2];IF([.$A24]=&quot;Agenc_B&quot;;[.AA$3];IF([.$A24]=&quot;Agenc_C&quot;;[.AA$4];IF([.$A24]=&quot;Agenc_D&quot;;[.AA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AB$2];IF([.$A24]=&quot;Agenc_B&quot;;[.AB$3];IF([.$A24]=&quot;Agenc_C&quot;;[.AB$4];IF([.$A24]=&quot;Agenc_D&quot;;[.AB$5];0))))" office:value-type="float" office:value="5226000" calcext:value-type="float">
            <text:p>5226000</text:p>
          </table:table-cell>
          <table:table-cell table:style-name="ce5" table:formula="of:=[$case_00140_00100.$C24]+IF([.$A24]=&quot;Agenc_A&quot;;[.AC$2];IF([.$A24]=&quot;Agenc_B&quot;;[.AC$3];IF([.$A24]=&quot;Agenc_C&quot;;[.AC$4];IF([.$A24]=&quot;Agenc_D&quot;;[.AC$5];0))))" office:value-type="float" office:value="1379920" calcext:value-type="float">
            <text:p>1379920</text:p>
          </table:table-cell>
          <table:table-cell table:style-name="ce5" table:formula="of:=[$case_00140_00100.$D24]+IF([.$A24]=&quot;Agenc_A&quot;;[.AD$2];IF([.$A24]=&quot;Agenc_B&quot;;[.AD$3];IF([.$A24]=&quot;Agenc_C&quot;;[.AD$4];IF([.$A24]=&quot;Agenc_D&quot;;[.AD$5];0))))" office:value-type="float" office:value="5226000" calcext:value-type="float">
            <text:p>5226000</text:p>
          </table:table-cell>
          <table:table-cell table:style-name="ce4" table:formula="of:=CONCATENATE([.AE$2];CHAR(13);&quot;    &quot;;&quot;'&quot;;[.X24];&quot;',&quot;;CHAR(13);&quot;    'SRID=3946;LINESTRING(&quot;;[.Y24];&quot; &quot;;[.Z24];&quot;,&quot;;[.AA24];&quot; &quot;;[.AB24];&quot;,&quot;;[.AC24];&quot; &quot;;[.AD24];&quot;)');&quot;;CHAR(13))" office:value-type="string" office:string-value="INSERT INTO &#13;  bordure (&#13;    id,&#13;    geometry_asewkt)&#13;  VALUES (&#13;    'M44_Bordure03',&#13;    'SRID=3946;LINESTRING(1379920 5226000,1379920 5226000,1379920 5226000)');&#13;" calcext:value-type="string">
            <text:p>INSERT INTO  <text:s/>bordure ( <text:s text:c="3"/>id, <text:s text:c="3"/>geometry_asewkt) <text:s/>VALUES ( <text:s text:c="3"/>'M44_Bordure03', <text:s text:c="3"/>'SRID=3946;LINESTRING(1379920 5226000,1379920 5226000,1379920 5226000)');</text:p>
          </table:table-cell>
          <table:table-cell table:number-columns-repeated="993"/>
        </table:table-row>
        <table:table-row table:style-name="ro1">
          <table:table-cell table:formula="of:=[case_00140_00100.B25]" office:value-type="string" office:string-value="Agenc_B" calcext:value-type="string">
            <text:p>Agenc_B</text:p>
          </table:table-cell>
          <table:table-cell table:style-name="ce5" table:formula="of:=CONCATENATE([$case_00140_00100.$A25];[.B$2])" office:value-type="string" office:string-value="M45_Bordure01" calcext:value-type="string">
            <text:p>M45_Bordure01</text:p>
          </table:table-cell>
          <table:table-cell table:style-name="ce5" table:formula="of:=[$case_00140_00100.$C25]+IF([.$A25]=&quot;Agenc_A&quot;;[.C$2];IF([.$A25]=&quot;Agenc_B&quot;;[.C$3];IF([.$A25]=&quot;Agenc_C&quot;;[.C$4];IF([.$A25]=&quot;Agenc_D&quot;;[.C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D$2];IF([.$A25]=&quot;Agenc_B&quot;;[.D$3];IF([.$A25]=&quot;Agenc_C&quot;;[.D$4];IF([.$A25]=&quot;Agenc_D&quot;;[.D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E$2];IF([.$A25]=&quot;Agenc_B&quot;;[.E$3];IF([.$A25]=&quot;Agenc_C&quot;;[.E$4];IF([.$A25]=&quot;Agenc_D&quot;;[.E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F$2];IF([.$A25]=&quot;Agenc_B&quot;;[.F$3];IF([.$A25]=&quot;Agenc_C&quot;;[.F$4];IF([.$A25]=&quot;Agenc_D&quot;;[.F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G$2];IF([.$A25]=&quot;Agenc_B&quot;;[.G$3];IF([.$A25]=&quot;Agenc_C&quot;;[.G$4];IF([.$A25]=&quot;Agenc_D&quot;;[.G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H$2];IF([.$A25]=&quot;Agenc_B&quot;;[.H$3];IF([.$A25]=&quot;Agenc_C&quot;;[.H$4];IF([.$A25]=&quot;Agenc_D&quot;;[.H$5];0))))" office:value-type="float" office:value="5226000" calcext:value-type="float">
            <text:p>5226000</text:p>
          </table:table-cell>
          <table:table-cell table:style-name="ce4" table:formula="of:=CONCATENATE([.I$2];CHAR(13);&quot;    &quot;;&quot;'&quot;;[.B25];&quot;',&quot;;CHAR(13);&quot;    'SRID=3946;LINESTRING(&quot;;[.C25];&quot; &quot;;[.D25];&quot;,&quot;;[.E25];&quot; &quot;;[.F25];&quot;,&quot;;[.G25];&quot; &quot;;[.H25];&quot;)');&quot;;CHAR(13))" office:value-type="string" office:string-value="INSERT INTO &#13;  bordure (&#13;    id,&#13;    geometry_asewkt)&#13;  VALUES (&#13;    'M45_Bordure01',&#13;    'SRID=3946;LINESTRING(1380060 5226000,1380060 5226000,1380060 5226000)');&#13;" calcext:value-type="string">
            <text:p>INSERT INTO  <text:s/>bordure ( <text:s text:c="3"/>id, <text:s text:c="3"/>geometry_asewkt) <text:s/>VALUES ( <text:s text:c="3"/>'M45_Bordure01', <text:s text:c="3"/>'SRID=3946;LINESTRING(1380060 5226000,1380060 5226000,1380060 5226000)');</text:p>
          </table:table-cell>
          <table:table-cell table:style-name="ce5" table:formula="of:=CONCATENATE([$case_00140_00100.$A25];[.J$2])" office:value-type="string" office:string-value="M45_Bordure02" calcext:value-type="string">
            <text:p>M45_Bordure02</text:p>
          </table:table-cell>
          <table:table-cell table:style-name="ce5" table:formula="of:=[$case_00140_00100.$C25]+IF([.$A25]=&quot;Agenc_A&quot;;[.K$2];IF([.$A25]=&quot;Agenc_B&quot;;[.K$3];IF([.$A25]=&quot;Agenc_C&quot;;[.K$4];IF([.$A25]=&quot;Agenc_D&quot;;[.K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L$2];IF([.$A25]=&quot;Agenc_B&quot;;[.L$3];IF([.$A25]=&quot;Agenc_C&quot;;[.L$4];IF([.$A25]=&quot;Agenc_D&quot;;[.L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M$2];IF([.$A25]=&quot;Agenc_B&quot;;[.M$3];IF([.$A25]=&quot;Agenc_C&quot;;[.M$4];IF([.$A25]=&quot;Agenc_D&quot;;[.M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N$2];IF([.$A25]=&quot;Agenc_B&quot;;[.N$3];IF([.$A25]=&quot;Agenc_C&quot;;[.N$4];IF([.$A25]=&quot;Agenc_D&quot;;[.N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O$2];IF([.$A25]=&quot;Agenc_B&quot;;[.O$3];IF([.$A25]=&quot;Agenc_C&quot;;[.O$4];IF([.$A25]=&quot;Agenc_D&quot;;[.O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P$2];IF([.$A25]=&quot;Agenc_B&quot;;[.P$3];IF([.$A25]=&quot;Agenc_C&quot;;[.P$4];IF([.$A25]=&quot;Agenc_D&quot;;[.P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Q$2];IF([.$A25]=&quot;Agenc_B&quot;;[.Q$3];IF([.$A25]=&quot;Agenc_C&quot;;[.Q$4];IF([.$A25]=&quot;Agenc_D&quot;;[.Q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R$2];IF([.$A25]=&quot;Agenc_B&quot;;[.R$3];IF([.$A25]=&quot;Agenc_C&quot;;[.R$4];IF([.$A25]=&quot;Agenc_D&quot;;[.R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S$2];IF([.$A25]=&quot;Agenc_B&quot;;[.S$3];IF([.$A25]=&quot;Agenc_C&quot;;[.S$4];IF([.$A25]=&quot;Agenc_D&quot;;[.S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T$2];IF([.$A25]=&quot;Agenc_B&quot;;[.T$3];IF([.$A25]=&quot;Agenc_C&quot;;[.T$4];IF([.$A25]=&quot;Agenc_D&quot;;[.T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U$2];IF([.$A25]=&quot;Agenc_B&quot;;[.U$3];IF([.$A25]=&quot;Agenc_C&quot;;[.U$4];IF([.$A25]=&quot;Agenc_D&quot;;[.U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V$2];IF([.$A25]=&quot;Agenc_B&quot;;[.V$3];IF([.$A25]=&quot;Agenc_C&quot;;[.V$4];IF([.$A25]=&quot;Agenc_D&quot;;[.V$5];0))))" office:value-type="float" office:value="5226000" calcext:value-type="float">
            <text:p>5226000</text:p>
          </table:table-cell>
          <table:table-cell table:style-name="ce4" table:formula="of:=CONCATENATE([.W$2];CHAR(13);&quot;    &quot;;&quot;'&quot;;[.J25];&quot;',&quot;;CHAR(13);&quot;    'SRID=3946;LINESTRING(&quot;;[.K25];&quot; &quot;;[.L25];&quot;,&quot;;[.M25];&quot; &quot;;[.N25];&quot;,&quot;;[.O25];&quot; &quot;;[.P25];&quot;,&quot;;[.Q25];&quot; &quot;;[.R25];&quot;,&quot;;[.S25];&quot; &quot;;[.T25];&quot;,&quot;;[.U25];&quot; &quot;;[.V25];&quot;)');&quot;;CHAR(13))" office:value-type="string" office:string-value="INSERT INTO &#13;  bordure (&#13;    id,&#13;    geometry_asewkt)&#13;  VALUES (&#13;    'M45_Bordure02',&#13;    'SRID=3946;LINESTRING(1380060 5226000,1380060 5226000,1380060 5226000,1380060 5226000,1380060 5226000,1380060 5226000)');&#13;" calcext:value-type="string">
            <text:p>INSERT INTO  <text:s/>bordure ( <text:s text:c="3"/>id, <text:s text:c="3"/>geometry_asewkt) <text:s/>VALUES ( <text:s text:c="3"/>'M45_Bordure02', <text:s text:c="3"/>'SRID=3946;LINESTRING(1380060 5226000,1380060 5226000,1380060 5226000,1380060 5226000,1380060 5226000,1380060 5226000)');</text:p>
          </table:table-cell>
          <table:table-cell table:style-name="ce5" table:formula="of:=CONCATENATE([$case_00140_00100.$A25];[.X$2])" office:value-type="string" office:string-value="M45_Bordure03" calcext:value-type="string">
            <text:p>M45_Bordure03</text:p>
          </table:table-cell>
          <table:table-cell table:style-name="ce5" table:formula="of:=[$case_00140_00100.$C25]+IF([.$A25]=&quot;Agenc_A&quot;;[.Y$2];IF([.$A25]=&quot;Agenc_B&quot;;[.Y$3];IF([.$A25]=&quot;Agenc_C&quot;;[.Y$4];IF([.$A25]=&quot;Agenc_D&quot;;[.Y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Z$2];IF([.$A25]=&quot;Agenc_B&quot;;[.Z$3];IF([.$A25]=&quot;Agenc_C&quot;;[.Z$4];IF([.$A25]=&quot;Agenc_D&quot;;[.Z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AA$2];IF([.$A25]=&quot;Agenc_B&quot;;[.AA$3];IF([.$A25]=&quot;Agenc_C&quot;;[.AA$4];IF([.$A25]=&quot;Agenc_D&quot;;[.AA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AB$2];IF([.$A25]=&quot;Agenc_B&quot;;[.AB$3];IF([.$A25]=&quot;Agenc_C&quot;;[.AB$4];IF([.$A25]=&quot;Agenc_D&quot;;[.AB$5];0))))" office:value-type="float" office:value="5226000" calcext:value-type="float">
            <text:p>5226000</text:p>
          </table:table-cell>
          <table:table-cell table:style-name="ce5" table:formula="of:=[$case_00140_00100.$C25]+IF([.$A25]=&quot;Agenc_A&quot;;[.AC$2];IF([.$A25]=&quot;Agenc_B&quot;;[.AC$3];IF([.$A25]=&quot;Agenc_C&quot;;[.AC$4];IF([.$A25]=&quot;Agenc_D&quot;;[.AC$5];0))))" office:value-type="float" office:value="1380060" calcext:value-type="float">
            <text:p>1380060</text:p>
          </table:table-cell>
          <table:table-cell table:style-name="ce5" table:formula="of:=[$case_00140_00100.$D25]+IF([.$A25]=&quot;Agenc_A&quot;;[.AD$2];IF([.$A25]=&quot;Agenc_B&quot;;[.AD$3];IF([.$A25]=&quot;Agenc_C&quot;;[.AD$4];IF([.$A25]=&quot;Agenc_D&quot;;[.AD$5];0))))" office:value-type="float" office:value="5226000" calcext:value-type="float">
            <text:p>5226000</text:p>
          </table:table-cell>
          <table:table-cell table:style-name="ce4" table:formula="of:=CONCATENATE([.AE$2];CHAR(13);&quot;    &quot;;&quot;'&quot;;[.X25];&quot;',&quot;;CHAR(13);&quot;    'SRID=3946;LINESTRING(&quot;;[.Y25];&quot; &quot;;[.Z25];&quot;,&quot;;[.AA25];&quot; &quot;;[.AB25];&quot;,&quot;;[.AC25];&quot; &quot;;[.AD25];&quot;)');&quot;;CHAR(13))" office:value-type="string" office:string-value="INSERT INTO &#13;  bordure (&#13;    id,&#13;    geometry_asewkt)&#13;  VALUES (&#13;    'M45_Bordure03',&#13;    'SRID=3946;LINESTRING(1380060 5226000,1380060 5226000,1380060 5226000)');&#13;" calcext:value-type="string">
            <text:p>INSERT INTO  <text:s/>bordure ( <text:s text:c="3"/>id, <text:s text:c="3"/>geometry_asewkt) <text:s/>VALUES ( <text:s text:c="3"/>'M45_Bordure03', <text:s text:c="3"/>'SRID=3946;LINESTRING(1380060 5226000,1380060 5226000,1380060 5226000)');</text:p>
          </table:table-cell>
          <table:table-cell table:number-columns-repeated="993"/>
        </table:table-row>
        <table:table-row table:style-name="ro1">
          <table:table-cell table:formula="of:=[case_00140_00100.B26]" office:value-type="string" office:string-value="Agenc_A" calcext:value-type="string">
            <text:p>Agenc_A</text:p>
          </table:table-cell>
          <table:table-cell table:style-name="ce5" table:formula="of:=CONCATENATE([$case_00140_00100.$A26];[.B$2])" office:value-type="string" office:string-value="M51_Bordure01" calcext:value-type="string">
            <text:p>M51_Bordure01</text:p>
          </table:table-cell>
          <table:table-cell table:style-name="ce5" table:formula="of:=[$case_00140_00100.$C26]+IF([.$A26]=&quot;Agenc_A&quot;;[.C$2];IF([.$A26]=&quot;Agenc_B&quot;;[.C$3];IF([.$A26]=&quot;Agenc_C&quot;;[.C$4];IF([.$A26]=&quot;Agenc_D&quot;;[.C$5];0))))" office:value-type="float" office:value="1379530" calcext:value-type="float">
            <text:p>1379530</text:p>
          </table:table-cell>
          <table:table-cell table:style-name="ce5" table:formula="of:=[$case_00140_00100.$D26]+IF([.$A26]=&quot;Agenc_A&quot;;[.D$2];IF([.$A26]=&quot;Agenc_B&quot;;[.D$3];IF([.$A26]=&quot;Agenc_C&quot;;[.D$4];IF([.$A26]=&quot;Agenc_D&quot;;[.D$5];0))))" office:value-type="float" office:value="5226000" calcext:value-type="float">
            <text:p>5226000</text:p>
          </table:table-cell>
          <table:table-cell table:style-name="ce5" table:formula="of:=[$case_00140_00100.$C26]+IF([.$A26]=&quot;Agenc_A&quot;;[.E$2];IF([.$A26]=&quot;Agenc_B&quot;;[.E$3];IF([.$A26]=&quot;Agenc_C&quot;;[.E$4];IF([.$A26]=&quot;Agenc_D&quot;;[.E$5];0))))" office:value-type="float" office:value="1379530" calcext:value-type="float">
            <text:p>1379530</text:p>
          </table:table-cell>
          <table:table-cell table:style-name="ce5" table:formula="of:=[$case_00140_00100.$D26]+IF([.$A26]=&quot;Agenc_A&quot;;[.F$2];IF([.$A26]=&quot;Agenc_B&quot;;[.F$3];IF([.$A26]=&quot;Agenc_C&quot;;[.F$4];IF([.$A26]=&quot;Agenc_D&quot;;[.F$5];0))))" office:value-type="float" office:value="5225980" calcext:value-type="float">
            <text:p>5225980</text:p>
          </table:table-cell>
          <table:table-cell table:style-name="ce5" table:formula="of:=[$case_00140_00100.$C26]+IF([.$A26]=&quot;Agenc_A&quot;;[.G$2];IF([.$A26]=&quot;Agenc_B&quot;;[.G$3];IF([.$A26]=&quot;Agenc_C&quot;;[.G$4];IF([.$A26]=&quot;Agenc_D&quot;;[.G$5];0))))" office:value-type="float" office:value="1379520" calcext:value-type="float">
            <text:p>1379520</text:p>
          </table:table-cell>
          <table:table-cell table:style-name="ce5" table:formula="of:=[$case_00140_00100.$D26]+IF([.$A26]=&quot;Agenc_A&quot;;[.H$2];IF([.$A26]=&quot;Agenc_B&quot;;[.H$3];IF([.$A26]=&quot;Agenc_C&quot;;[.H$4];IF([.$A26]=&quot;Agenc_D&quot;;[.H$5];0))))" office:value-type="float" office:value="5225980" calcext:value-type="float">
            <text:p>5225980</text:p>
          </table:table-cell>
          <table:table-cell table:style-name="ce4" table:formula="of:=CONCATENATE([.I$2];CHAR(13);&quot;    &quot;;&quot;'&quot;;[.B26];&quot;',&quot;;CHAR(13);&quot;    'SRID=3946;LINESTRING(&quot;;[.C26];&quot; &quot;;[.D26];&quot;,&quot;;[.E26];&quot; &quot;;[.F26];&quot;,&quot;;[.G26];&quot; &quot;;[.H26];&quot;)');&quot;;CHAR(13))" office:value-type="string" office:string-value="INSERT INTO &#13;  bordure (&#13;    id,&#13;    geometry_asewkt)&#13;  VALUES (&#13;    'M51_Bordure01',&#13;    'SRID=3946;LINESTRING(1379530 5226000,1379530 5225980,1379520 5225980)');&#13;" calcext:value-type="string">
            <text:p>INSERT INTO  <text:s/>bordure ( <text:s text:c="3"/>id, <text:s text:c="3"/>geometry_asewkt) <text:s/>VALUES ( <text:s text:c="3"/>'M51_Bordure01', <text:s text:c="3"/>'SRID=3946;LINESTRING(1379530 5226000,1379530 5225980,1379520 5225980)');</text:p>
          </table:table-cell>
          <table:table-cell table:style-name="ce5" table:formula="of:=CONCATENATE([$case_00140_00100.$A26];[.J$2])" office:value-type="string" office:string-value="M51_Bordure02" calcext:value-type="string">
            <text:p>M51_Bordure02</text:p>
          </table:table-cell>
          <table:table-cell table:style-name="ce5" table:formula="of:=[$case_00140_00100.$C26]+IF([.$A26]=&quot;Agenc_A&quot;;[.K$2];IF([.$A26]=&quot;Agenc_B&quot;;[.K$3];IF([.$A26]=&quot;Agenc_C&quot;;[.K$4];IF([.$A26]=&quot;Agenc_D&quot;;[.K$5];0))))" office:value-type="float" office:value="1379540" calcext:value-type="float">
            <text:p>1379540</text:p>
          </table:table-cell>
          <table:table-cell table:style-name="ce5" table:formula="of:=[$case_00140_00100.$D26]+IF([.$A26]=&quot;Agenc_A&quot;;[.L$2];IF([.$A26]=&quot;Agenc_B&quot;;[.L$3];IF([.$A26]=&quot;Agenc_C&quot;;[.L$4];IF([.$A26]=&quot;Agenc_D&quot;;[.L$5];0))))" office:value-type="float" office:value="5226000" calcext:value-type="float">
            <text:p>5226000</text:p>
          </table:table-cell>
          <table:table-cell table:style-name="ce5" table:formula="of:=[$case_00140_00100.$C26]+IF([.$A26]=&quot;Agenc_A&quot;;[.M$2];IF([.$A26]=&quot;Agenc_B&quot;;[.M$3];IF([.$A26]=&quot;Agenc_C&quot;;[.M$4];IF([.$A26]=&quot;Agenc_D&quot;;[.M$5];0))))" office:value-type="float" office:value="1379540" calcext:value-type="float">
            <text:p>1379540</text:p>
          </table:table-cell>
          <table:table-cell table:style-name="ce5" table:formula="of:=[$case_00140_00100.$D26]+IF([.$A26]=&quot;Agenc_A&quot;;[.N$2];IF([.$A26]=&quot;Agenc_B&quot;;[.N$3];IF([.$A26]=&quot;Agenc_C&quot;;[.N$4];IF([.$A26]=&quot;Agenc_D&quot;;[.N$5];0))))" office:value-type="float" office:value="5225980" calcext:value-type="float">
            <text:p>5225980</text:p>
          </table:table-cell>
          <table:table-cell table:style-name="ce5" table:formula="of:=[$case_00140_00100.$C26]+IF([.$A26]=&quot;Agenc_A&quot;;[.O$2];IF([.$A26]=&quot;Agenc_B&quot;;[.O$3];IF([.$A26]=&quot;Agenc_C&quot;;[.O$4];IF([.$A26]=&quot;Agenc_D&quot;;[.O$5];0))))" office:value-type="float" office:value="1379550" calcext:value-type="float">
            <text:p>1379550</text:p>
          </table:table-cell>
          <table:table-cell table:style-name="ce5" table:formula="of:=[$case_00140_00100.$D26]+IF([.$A26]=&quot;Agenc_A&quot;;[.P$2];IF([.$A26]=&quot;Agenc_B&quot;;[.P$3];IF([.$A26]=&quot;Agenc_C&quot;;[.P$4];IF([.$A26]=&quot;Agenc_D&quot;;[.P$5];0))))" office:value-type="float" office:value="5225970" calcext:value-type="float">
            <text:p>5225970</text:p>
          </table:table-cell>
          <table:table-cell table:style-name="ce5" table:formula="of:=[$case_00140_00100.$C26]+IF([.$A26]=&quot;Agenc_A&quot;;[.Q$2];IF([.$A26]=&quot;Agenc_B&quot;;[.Q$3];IF([.$A26]=&quot;Agenc_C&quot;;[.Q$4];IF([.$A26]=&quot;Agenc_D&quot;;[.Q$5];0))))" office:value-type="float" office:value="1379580" calcext:value-type="float">
            <text:p>1379580</text:p>
          </table:table-cell>
          <table:table-cell table:style-name="ce5" table:formula="of:=[$case_00140_00100.$D26]+IF([.$A26]=&quot;Agenc_A&quot;;[.R$2];IF([.$A26]=&quot;Agenc_B&quot;;[.R$3];IF([.$A26]=&quot;Agenc_C&quot;;[.R$4];IF([.$A26]=&quot;Agenc_D&quot;;[.R$5];0))))" office:value-type="float" office:value="5225970" calcext:value-type="float">
            <text:p>5225970</text:p>
          </table:table-cell>
          <table:table-cell table:style-name="ce5" table:formula="of:=[$case_00140_00100.$C26]+IF([.$A26]=&quot;Agenc_A&quot;;[.S$2];IF([.$A26]=&quot;Agenc_B&quot;;[.S$3];IF([.$A26]=&quot;Agenc_C&quot;;[.S$4];IF([.$A26]=&quot;Agenc_D&quot;;[.S$5];0))))" office:value-type="float" office:value="1379600" calcext:value-type="float">
            <text:p>1379600</text:p>
          </table:table-cell>
          <table:table-cell table:style-name="ce5" table:formula="of:=[$case_00140_00100.$D26]+IF([.$A26]=&quot;Agenc_A&quot;;[.T$2];IF([.$A26]=&quot;Agenc_B&quot;;[.T$3];IF([.$A26]=&quot;Agenc_C&quot;;[.T$4];IF([.$A26]=&quot;Agenc_D&quot;;[.T$5];0))))" office:value-type="float" office:value="5225990" calcext:value-type="float">
            <text:p>5225990</text:p>
          </table:table-cell>
          <table:table-cell table:style-name="ce5" table:formula="of:=[$case_00140_00100.$C26]+IF([.$A26]=&quot;Agenc_A&quot;;[.U$2];IF([.$A26]=&quot;Agenc_B&quot;;[.U$3];IF([.$A26]=&quot;Agenc_C&quot;;[.U$4];IF([.$A26]=&quot;Agenc_D&quot;;[.U$5];0))))" office:value-type="float" office:value="1379600" calcext:value-type="float">
            <text:p>1379600</text:p>
          </table:table-cell>
          <table:table-cell table:style-name="ce5" table:formula="of:=[$case_00140_00100.$D26]+IF([.$A26]=&quot;Agenc_A&quot;;[.V$2];IF([.$A26]=&quot;Agenc_B&quot;;[.V$3];IF([.$A26]=&quot;Agenc_C&quot;;[.V$4];IF([.$A26]=&quot;Agenc_D&quot;;[.V$5];0))))" office:value-type="float" office:value="5226000" calcext:value-type="float">
            <text:p>5226000</text:p>
          </table:table-cell>
          <table:table-cell table:style-name="ce4" table:formula="of:=CONCATENATE([.W$2];CHAR(13);&quot;    &quot;;&quot;'&quot;;[.J26];&quot;',&quot;;CHAR(13);&quot;    'SRID=3946;LINESTRING(&quot;;[.K26];&quot; &quot;;[.L26];&quot;,&quot;;[.M26];&quot; &quot;;[.N26];&quot;,&quot;;[.O26];&quot; &quot;;[.P26];&quot;,&quot;;[.Q26];&quot; &quot;;[.R26];&quot;,&quot;;[.S26];&quot; &quot;;[.T26];&quot;,&quot;;[.U26];&quot; &quot;;[.V26];&quot;)');&quot;;CHAR(13))" office:value-type="string" office:string-value="INSERT INTO &#13;  bordure (&#13;    id,&#13;    geometry_asewkt)&#13;  VALUES (&#13;    'M51_Bordure02',&#13;    'SRID=3946;LINESTRING(1379540 5226000,1379540 5225980,1379550 5225970,1379580 5225970,1379600 5225990,1379600 5226000)');&#13;" calcext:value-type="string">
            <text:p>INSERT INTO  <text:s/>bordure ( <text:s text:c="3"/>id, <text:s text:c="3"/>geometry_asewkt) <text:s/>VALUES ( <text:s text:c="3"/>'M51_Bordure02', <text:s text:c="3"/>'SRID=3946;LINESTRING(1379540 5226000,1379540 5225980,1379550 5225970,1379580 5225970,1379600 5225990,1379600 5226000)');</text:p>
          </table:table-cell>
          <table:table-cell table:style-name="ce5" table:formula="of:=CONCATENATE([$case_00140_00100.$A26];[.X$2])" office:value-type="string" office:string-value="M51_Bordure03" calcext:value-type="string">
            <text:p>M51_Bordure03</text:p>
          </table:table-cell>
          <table:table-cell table:style-name="ce5" table:formula="of:=[$case_00140_00100.$C26]+IF([.$A26]=&quot;Agenc_A&quot;;[.Y$2];IF([.$A26]=&quot;Agenc_B&quot;;[.Y$3];IF([.$A26]=&quot;Agenc_C&quot;;[.Y$4];IF([.$A26]=&quot;Agenc_D&quot;;[.Y$5];0))))" office:value-type="float" office:value="1379610" calcext:value-type="float">
            <text:p>1379610</text:p>
          </table:table-cell>
          <table:table-cell table:style-name="ce5" table:formula="of:=[$case_00140_00100.$D26]+IF([.$A26]=&quot;Agenc_A&quot;;[.Z$2];IF([.$A26]=&quot;Agenc_B&quot;;[.Z$3];IF([.$A26]=&quot;Agenc_C&quot;;[.Z$4];IF([.$A26]=&quot;Agenc_D&quot;;[.Z$5];0))))" office:value-type="float" office:value="5226000" calcext:value-type="float">
            <text:p>5226000</text:p>
          </table:table-cell>
          <table:table-cell table:style-name="ce5" table:formula="of:=[$case_00140_00100.$C26]+IF([.$A26]=&quot;Agenc_A&quot;;[.AA$2];IF([.$A26]=&quot;Agenc_B&quot;;[.AA$3];IF([.$A26]=&quot;Agenc_C&quot;;[.AA$4];IF([.$A26]=&quot;Agenc_D&quot;;[.AA$5];0))))" office:value-type="float" office:value="1379610" calcext:value-type="float">
            <text:p>1379610</text:p>
          </table:table-cell>
          <table:table-cell table:style-name="ce5" table:formula="of:=[$case_00140_00100.$D26]+IF([.$A26]=&quot;Agenc_A&quot;;[.AB$2];IF([.$A26]=&quot;Agenc_B&quot;;[.AB$3];IF([.$A26]=&quot;Agenc_C&quot;;[.AB$4];IF([.$A26]=&quot;Agenc_D&quot;;[.AB$5];0))))" office:value-type="float" office:value="5225990" calcext:value-type="float">
            <text:p>5225990</text:p>
          </table:table-cell>
          <table:table-cell table:style-name="ce5" table:formula="of:=[$case_00140_00100.$C26]+IF([.$A26]=&quot;Agenc_A&quot;;[.AC$2];IF([.$A26]=&quot;Agenc_B&quot;;[.AC$3];IF([.$A26]=&quot;Agenc_C&quot;;[.AC$4];IF([.$A26]=&quot;Agenc_D&quot;;[.AC$5];0))))" office:value-type="float" office:value="1379630" calcext:value-type="float">
            <text:p>1379630</text:p>
          </table:table-cell>
          <table:table-cell table:style-name="ce5" table:formula="of:=[$case_00140_00100.$D26]+IF([.$A26]=&quot;Agenc_A&quot;;[.AD$2];IF([.$A26]=&quot;Agenc_B&quot;;[.AD$3];IF([.$A26]=&quot;Agenc_C&quot;;[.AD$4];IF([.$A26]=&quot;Agenc_D&quot;;[.AD$5];0))))" office:value-type="float" office:value="5225990" calcext:value-type="float">
            <text:p>5225990</text:p>
          </table:table-cell>
          <table:table-cell table:style-name="ce4" table:formula="of:=CONCATENATE([.AE$2];CHAR(13);&quot;    &quot;;&quot;'&quot;;[.X26];&quot;',&quot;;CHAR(13);&quot;    'SRID=3946;LINESTRING(&quot;;[.Y26];&quot; &quot;;[.Z26];&quot;,&quot;;[.AA26];&quot; &quot;;[.AB26];&quot;,&quot;;[.AC26];&quot; &quot;;[.AD26];&quot;)');&quot;;CHAR(13))" office:value-type="string" office:string-value="INSERT INTO &#13;  bordure (&#13;    id,&#13;    geometry_asewkt)&#13;  VALUES (&#13;    'M51_Bordure03',&#13;    'SRID=3946;LINESTRING(1379610 5226000,1379610 5225990,1379630 5225990)');&#13;" calcext:value-type="string">
            <text:p>INSERT INTO  <text:s/>bordure ( <text:s text:c="3"/>id, <text:s text:c="3"/>geometry_asewkt) <text:s/>VALUES ( <text:s text:c="3"/>'M51_Bordure03', <text:s text:c="3"/>'SRID=3946;LINESTRING(1379610 5226000,1379610 5225990,1379630 5225990)');</text:p>
          </table:table-cell>
          <table:table-cell table:number-columns-repeated="993"/>
        </table:table-row>
        <table:table-row table:style-name="ro1">
          <table:table-cell table:formula="of:=[case_00140_00100.B27]" office:value-type="string" office:string-value="Agenc_C" calcext:value-type="string">
            <text:p>Agenc_C</text:p>
          </table:table-cell>
          <table:table-cell table:style-name="ce5" table:formula="of:=CONCATENATE([$case_00140_00100.$A27];[.B$2])" office:value-type="string" office:string-value="M52_Bordure01" calcext:value-type="string">
            <text:p>M52_Bordure01</text:p>
          </table:table-cell>
          <table:table-cell table:style-name="ce5" table:formula="of:=[$case_00140_00100.$C27]+IF([.$A27]=&quot;Agenc_A&quot;;[.C$2];IF([.$A27]=&quot;Agenc_B&quot;;[.C$3];IF([.$A27]=&quot;Agenc_C&quot;;[.C$4];IF([.$A27]=&quot;Agenc_D&quot;;[.C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D$2];IF([.$A27]=&quot;Agenc_B&quot;;[.D$3];IF([.$A27]=&quot;Agenc_C&quot;;[.D$4];IF([.$A27]=&quot;Agenc_D&quot;;[.D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E$2];IF([.$A27]=&quot;Agenc_B&quot;;[.E$3];IF([.$A27]=&quot;Agenc_C&quot;;[.E$4];IF([.$A27]=&quot;Agenc_D&quot;;[.E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F$2];IF([.$A27]=&quot;Agenc_B&quot;;[.F$3];IF([.$A27]=&quot;Agenc_C&quot;;[.F$4];IF([.$A27]=&quot;Agenc_D&quot;;[.F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G$2];IF([.$A27]=&quot;Agenc_B&quot;;[.G$3];IF([.$A27]=&quot;Agenc_C&quot;;[.G$4];IF([.$A27]=&quot;Agenc_D&quot;;[.G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H$2];IF([.$A27]=&quot;Agenc_B&quot;;[.H$3];IF([.$A27]=&quot;Agenc_C&quot;;[.H$4];IF([.$A27]=&quot;Agenc_D&quot;;[.H$5];0))))" office:value-type="float" office:value="5225900" calcext:value-type="float">
            <text:p>5225900</text:p>
          </table:table-cell>
          <table:table-cell table:style-name="ce4" table:formula="of:=CONCATENATE([.I$2];CHAR(13);&quot;    &quot;;&quot;'&quot;;[.B27];&quot;',&quot;;CHAR(13);&quot;    'SRID=3946;LINESTRING(&quot;;[.C27];&quot; &quot;;[.D27];&quot;,&quot;;[.E27];&quot; &quot;;[.F27];&quot;,&quot;;[.G27];&quot; &quot;;[.H27];&quot;)');&quot;;CHAR(13))" office:value-type="string" office:string-value="INSERT INTO &#13;  bordure (&#13;    id,&#13;    geometry_asewkt)&#13;  VALUES (&#13;    'M52_Bordure01',&#13;    'SRID=3946;LINESTRING(1379640 5225900,1379640 5225900,1379640 5225900)');&#13;" calcext:value-type="string">
            <text:p>INSERT INTO  <text:s/>bordure ( <text:s text:c="3"/>id, <text:s text:c="3"/>geometry_asewkt) <text:s/>VALUES ( <text:s text:c="3"/>'M52_Bordure01', <text:s text:c="3"/>'SRID=3946;LINESTRING(1379640 5225900,1379640 5225900,1379640 5225900)');</text:p>
          </table:table-cell>
          <table:table-cell table:style-name="ce5" table:formula="of:=CONCATENATE([$case_00140_00100.$A27];[.J$2])" office:value-type="string" office:string-value="M52_Bordure02" calcext:value-type="string">
            <text:p>M52_Bordure02</text:p>
          </table:table-cell>
          <table:table-cell table:style-name="ce5" table:formula="of:=[$case_00140_00100.$C27]+IF([.$A27]=&quot;Agenc_A&quot;;[.K$2];IF([.$A27]=&quot;Agenc_B&quot;;[.K$3];IF([.$A27]=&quot;Agenc_C&quot;;[.K$4];IF([.$A27]=&quot;Agenc_D&quot;;[.K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L$2];IF([.$A27]=&quot;Agenc_B&quot;;[.L$3];IF([.$A27]=&quot;Agenc_C&quot;;[.L$4];IF([.$A27]=&quot;Agenc_D&quot;;[.L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M$2];IF([.$A27]=&quot;Agenc_B&quot;;[.M$3];IF([.$A27]=&quot;Agenc_C&quot;;[.M$4];IF([.$A27]=&quot;Agenc_D&quot;;[.M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N$2];IF([.$A27]=&quot;Agenc_B&quot;;[.N$3];IF([.$A27]=&quot;Agenc_C&quot;;[.N$4];IF([.$A27]=&quot;Agenc_D&quot;;[.N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O$2];IF([.$A27]=&quot;Agenc_B&quot;;[.O$3];IF([.$A27]=&quot;Agenc_C&quot;;[.O$4];IF([.$A27]=&quot;Agenc_D&quot;;[.O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P$2];IF([.$A27]=&quot;Agenc_B&quot;;[.P$3];IF([.$A27]=&quot;Agenc_C&quot;;[.P$4];IF([.$A27]=&quot;Agenc_D&quot;;[.P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Q$2];IF([.$A27]=&quot;Agenc_B&quot;;[.Q$3];IF([.$A27]=&quot;Agenc_C&quot;;[.Q$4];IF([.$A27]=&quot;Agenc_D&quot;;[.Q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R$2];IF([.$A27]=&quot;Agenc_B&quot;;[.R$3];IF([.$A27]=&quot;Agenc_C&quot;;[.R$4];IF([.$A27]=&quot;Agenc_D&quot;;[.R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S$2];IF([.$A27]=&quot;Agenc_B&quot;;[.S$3];IF([.$A27]=&quot;Agenc_C&quot;;[.S$4];IF([.$A27]=&quot;Agenc_D&quot;;[.S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T$2];IF([.$A27]=&quot;Agenc_B&quot;;[.T$3];IF([.$A27]=&quot;Agenc_C&quot;;[.T$4];IF([.$A27]=&quot;Agenc_D&quot;;[.T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U$2];IF([.$A27]=&quot;Agenc_B&quot;;[.U$3];IF([.$A27]=&quot;Agenc_C&quot;;[.U$4];IF([.$A27]=&quot;Agenc_D&quot;;[.U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V$2];IF([.$A27]=&quot;Agenc_B&quot;;[.V$3];IF([.$A27]=&quot;Agenc_C&quot;;[.V$4];IF([.$A27]=&quot;Agenc_D&quot;;[.V$5];0))))" office:value-type="float" office:value="5225900" calcext:value-type="float">
            <text:p>5225900</text:p>
          </table:table-cell>
          <table:table-cell table:style-name="ce4" table:formula="of:=CONCATENATE([.W$2];CHAR(13);&quot;    &quot;;&quot;'&quot;;[.J27];&quot;',&quot;;CHAR(13);&quot;    'SRID=3946;LINESTRING(&quot;;[.K27];&quot; &quot;;[.L27];&quot;,&quot;;[.M27];&quot; &quot;;[.N27];&quot;,&quot;;[.O27];&quot; &quot;;[.P27];&quot;,&quot;;[.Q27];&quot; &quot;;[.R27];&quot;,&quot;;[.S27];&quot; &quot;;[.T27];&quot;,&quot;;[.U27];&quot; &quot;;[.V27];&quot;)');&quot;;CHAR(13))" office:value-type="string" office:string-value="INSERT INTO &#13;  bordure (&#13;    id,&#13;    geometry_asewkt)&#13;  VALUES (&#13;    'M52_Bordure02',&#13;    'SRID=3946;LINESTRING(1379640 5225900,1379640 5225900,1379640 5225900,1379640 5225900,1379640 5225900,1379640 5225900)');&#13;" calcext:value-type="string">
            <text:p>INSERT INTO  <text:s/>bordure ( <text:s text:c="3"/>id, <text:s text:c="3"/>geometry_asewkt) <text:s/>VALUES ( <text:s text:c="3"/>'M52_Bordure02', <text:s text:c="3"/>'SRID=3946;LINESTRING(1379640 5225900,1379640 5225900,1379640 5225900,1379640 5225900,1379640 5225900,1379640 5225900)');</text:p>
          </table:table-cell>
          <table:table-cell table:style-name="ce5" table:formula="of:=CONCATENATE([$case_00140_00100.$A27];[.X$2])" office:value-type="string" office:string-value="M52_Bordure03" calcext:value-type="string">
            <text:p>M52_Bordure03</text:p>
          </table:table-cell>
          <table:table-cell table:style-name="ce5" table:formula="of:=[$case_00140_00100.$C27]+IF([.$A27]=&quot;Agenc_A&quot;;[.Y$2];IF([.$A27]=&quot;Agenc_B&quot;;[.Y$3];IF([.$A27]=&quot;Agenc_C&quot;;[.Y$4];IF([.$A27]=&quot;Agenc_D&quot;;[.Y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Z$2];IF([.$A27]=&quot;Agenc_B&quot;;[.Z$3];IF([.$A27]=&quot;Agenc_C&quot;;[.Z$4];IF([.$A27]=&quot;Agenc_D&quot;;[.Z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AA$2];IF([.$A27]=&quot;Agenc_B&quot;;[.AA$3];IF([.$A27]=&quot;Agenc_C&quot;;[.AA$4];IF([.$A27]=&quot;Agenc_D&quot;;[.AA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AB$2];IF([.$A27]=&quot;Agenc_B&quot;;[.AB$3];IF([.$A27]=&quot;Agenc_C&quot;;[.AB$4];IF([.$A27]=&quot;Agenc_D&quot;;[.AB$5];0))))" office:value-type="float" office:value="5225900" calcext:value-type="float">
            <text:p>5225900</text:p>
          </table:table-cell>
          <table:table-cell table:style-name="ce5" table:formula="of:=[$case_00140_00100.$C27]+IF([.$A27]=&quot;Agenc_A&quot;;[.AC$2];IF([.$A27]=&quot;Agenc_B&quot;;[.AC$3];IF([.$A27]=&quot;Agenc_C&quot;;[.AC$4];IF([.$A27]=&quot;Agenc_D&quot;;[.AC$5];0))))" office:value-type="float" office:value="1379640" calcext:value-type="float">
            <text:p>1379640</text:p>
          </table:table-cell>
          <table:table-cell table:style-name="ce5" table:formula="of:=[$case_00140_00100.$D27]+IF([.$A27]=&quot;Agenc_A&quot;;[.AD$2];IF([.$A27]=&quot;Agenc_B&quot;;[.AD$3];IF([.$A27]=&quot;Agenc_C&quot;;[.AD$4];IF([.$A27]=&quot;Agenc_D&quot;;[.AD$5];0))))" office:value-type="float" office:value="5225900" calcext:value-type="float">
            <text:p>5225900</text:p>
          </table:table-cell>
          <table:table-cell table:style-name="ce4" table:formula="of:=CONCATENATE([.AE$2];CHAR(13);&quot;    &quot;;&quot;'&quot;;[.X27];&quot;',&quot;;CHAR(13);&quot;    'SRID=3946;LINESTRING(&quot;;[.Y27];&quot; &quot;;[.Z27];&quot;,&quot;;[.AA27];&quot; &quot;;[.AB27];&quot;,&quot;;[.AC27];&quot; &quot;;[.AD27];&quot;)');&quot;;CHAR(13))" office:value-type="string" office:string-value="INSERT INTO &#13;  bordure (&#13;    id,&#13;    geometry_asewkt)&#13;  VALUES (&#13;    'M52_Bordure03',&#13;    'SRID=3946;LINESTRING(1379640 5225900,1379640 5225900,1379640 5225900)');&#13;" calcext:value-type="string">
            <text:p>INSERT INTO  <text:s/>bordure ( <text:s text:c="3"/>id, <text:s text:c="3"/>geometry_asewkt) <text:s/>VALUES ( <text:s text:c="3"/>'M52_Bordure03', <text:s text:c="3"/>'SRID=3946;LINESTRING(1379640 5225900,1379640 5225900,1379640 5225900)');</text:p>
          </table:table-cell>
          <table:table-cell table:number-columns-repeated="993"/>
        </table:table-row>
        <table:table-row table:style-name="ro1">
          <table:table-cell table:formula="of:=[case_00140_00100.B28]" office:value-type="string" office:string-value="Agenc_D" calcext:value-type="string">
            <text:p>Agenc_D</text:p>
          </table:table-cell>
          <table:table-cell table:style-name="ce5" table:formula="of:=CONCATENATE([$case_00140_00100.$A28];[.B$2])" office:value-type="string" office:string-value="M53_Bordure01" calcext:value-type="string">
            <text:p>M53_Bordure01</text:p>
          </table:table-cell>
          <table:table-cell table:style-name="ce5" table:formula="of:=[$case_00140_00100.$C28]+IF([.$A28]=&quot;Agenc_A&quot;;[.C$2];IF([.$A28]=&quot;Agenc_B&quot;;[.C$3];IF([.$A28]=&quot;Agenc_C&quot;;[.C$4];IF([.$A28]=&quot;Agenc_D&quot;;[.C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D$2];IF([.$A28]=&quot;Agenc_B&quot;;[.D$3];IF([.$A28]=&quot;Agenc_C&quot;;[.D$4];IF([.$A28]=&quot;Agenc_D&quot;;[.D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E$2];IF([.$A28]=&quot;Agenc_B&quot;;[.E$3];IF([.$A28]=&quot;Agenc_C&quot;;[.E$4];IF([.$A28]=&quot;Agenc_D&quot;;[.E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F$2];IF([.$A28]=&quot;Agenc_B&quot;;[.F$3];IF([.$A28]=&quot;Agenc_C&quot;;[.F$4];IF([.$A28]=&quot;Agenc_D&quot;;[.F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G$2];IF([.$A28]=&quot;Agenc_B&quot;;[.G$3];IF([.$A28]=&quot;Agenc_C&quot;;[.G$4];IF([.$A28]=&quot;Agenc_D&quot;;[.G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H$2];IF([.$A28]=&quot;Agenc_B&quot;;[.H$3];IF([.$A28]=&quot;Agenc_C&quot;;[.H$4];IF([.$A28]=&quot;Agenc_D&quot;;[.H$5];0))))" office:value-type="float" office:value="5225900" calcext:value-type="float">
            <text:p>5225900</text:p>
          </table:table-cell>
          <table:table-cell table:style-name="ce4" table:formula="of:=CONCATENATE([.I$2];CHAR(13);&quot;    &quot;;&quot;'&quot;;[.B28];&quot;',&quot;;CHAR(13);&quot;    'SRID=3946;LINESTRING(&quot;;[.C28];&quot; &quot;;[.D28];&quot;,&quot;;[.E28];&quot; &quot;;[.F28];&quot;,&quot;;[.G28];&quot; &quot;;[.H28];&quot;)');&quot;;CHAR(13))" office:value-type="string" office:string-value="INSERT INTO &#13;  bordure (&#13;    id,&#13;    geometry_asewkt)&#13;  VALUES (&#13;    'M53_Bordure01',&#13;    'SRID=3946;LINESTRING(1379780 5225900,1379780 5225900,1379780 5225900)');&#13;" calcext:value-type="string">
            <text:p>INSERT INTO  <text:s/>bordure ( <text:s text:c="3"/>id, <text:s text:c="3"/>geometry_asewkt) <text:s/>VALUES ( <text:s text:c="3"/>'M53_Bordure01', <text:s text:c="3"/>'SRID=3946;LINESTRING(1379780 5225900,1379780 5225900,1379780 5225900)');</text:p>
          </table:table-cell>
          <table:table-cell table:style-name="ce5" table:formula="of:=CONCATENATE([$case_00140_00100.$A28];[.J$2])" office:value-type="string" office:string-value="M53_Bordure02" calcext:value-type="string">
            <text:p>M53_Bordure02</text:p>
          </table:table-cell>
          <table:table-cell table:style-name="ce5" table:formula="of:=[$case_00140_00100.$C28]+IF([.$A28]=&quot;Agenc_A&quot;;[.K$2];IF([.$A28]=&quot;Agenc_B&quot;;[.K$3];IF([.$A28]=&quot;Agenc_C&quot;;[.K$4];IF([.$A28]=&quot;Agenc_D&quot;;[.K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L$2];IF([.$A28]=&quot;Agenc_B&quot;;[.L$3];IF([.$A28]=&quot;Agenc_C&quot;;[.L$4];IF([.$A28]=&quot;Agenc_D&quot;;[.L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M$2];IF([.$A28]=&quot;Agenc_B&quot;;[.M$3];IF([.$A28]=&quot;Agenc_C&quot;;[.M$4];IF([.$A28]=&quot;Agenc_D&quot;;[.M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N$2];IF([.$A28]=&quot;Agenc_B&quot;;[.N$3];IF([.$A28]=&quot;Agenc_C&quot;;[.N$4];IF([.$A28]=&quot;Agenc_D&quot;;[.N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O$2];IF([.$A28]=&quot;Agenc_B&quot;;[.O$3];IF([.$A28]=&quot;Agenc_C&quot;;[.O$4];IF([.$A28]=&quot;Agenc_D&quot;;[.O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P$2];IF([.$A28]=&quot;Agenc_B&quot;;[.P$3];IF([.$A28]=&quot;Agenc_C&quot;;[.P$4];IF([.$A28]=&quot;Agenc_D&quot;;[.P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Q$2];IF([.$A28]=&quot;Agenc_B&quot;;[.Q$3];IF([.$A28]=&quot;Agenc_C&quot;;[.Q$4];IF([.$A28]=&quot;Agenc_D&quot;;[.Q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R$2];IF([.$A28]=&quot;Agenc_B&quot;;[.R$3];IF([.$A28]=&quot;Agenc_C&quot;;[.R$4];IF([.$A28]=&quot;Agenc_D&quot;;[.R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S$2];IF([.$A28]=&quot;Agenc_B&quot;;[.S$3];IF([.$A28]=&quot;Agenc_C&quot;;[.S$4];IF([.$A28]=&quot;Agenc_D&quot;;[.S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T$2];IF([.$A28]=&quot;Agenc_B&quot;;[.T$3];IF([.$A28]=&quot;Agenc_C&quot;;[.T$4];IF([.$A28]=&quot;Agenc_D&quot;;[.T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U$2];IF([.$A28]=&quot;Agenc_B&quot;;[.U$3];IF([.$A28]=&quot;Agenc_C&quot;;[.U$4];IF([.$A28]=&quot;Agenc_D&quot;;[.U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V$2];IF([.$A28]=&quot;Agenc_B&quot;;[.V$3];IF([.$A28]=&quot;Agenc_C&quot;;[.V$4];IF([.$A28]=&quot;Agenc_D&quot;;[.V$5];0))))" office:value-type="float" office:value="5225900" calcext:value-type="float">
            <text:p>5225900</text:p>
          </table:table-cell>
          <table:table-cell table:style-name="ce4" table:formula="of:=CONCATENATE([.W$2];CHAR(13);&quot;    &quot;;&quot;'&quot;;[.J28];&quot;',&quot;;CHAR(13);&quot;    'SRID=3946;LINESTRING(&quot;;[.K28];&quot; &quot;;[.L28];&quot;,&quot;;[.M28];&quot; &quot;;[.N28];&quot;,&quot;;[.O28];&quot; &quot;;[.P28];&quot;,&quot;;[.Q28];&quot; &quot;;[.R28];&quot;,&quot;;[.S28];&quot; &quot;;[.T28];&quot;,&quot;;[.U28];&quot; &quot;;[.V28];&quot;)');&quot;;CHAR(13))" office:value-type="string" office:string-value="INSERT INTO &#13;  bordure (&#13;    id,&#13;    geometry_asewkt)&#13;  VALUES (&#13;    'M53_Bordure02',&#13;    'SRID=3946;LINESTRING(1379780 5225900,1379780 5225900,1379780 5225900,1379780 5225900,1379780 5225900,1379780 5225900)');&#13;" calcext:value-type="string">
            <text:p>INSERT INTO  <text:s/>bordure ( <text:s text:c="3"/>id, <text:s text:c="3"/>geometry_asewkt) <text:s/>VALUES ( <text:s text:c="3"/>'M53_Bordure02', <text:s text:c="3"/>'SRID=3946;LINESTRING(1379780 5225900,1379780 5225900,1379780 5225900,1379780 5225900,1379780 5225900,1379780 5225900)');</text:p>
          </table:table-cell>
          <table:table-cell table:style-name="ce5" table:formula="of:=CONCATENATE([$case_00140_00100.$A28];[.X$2])" office:value-type="string" office:string-value="M53_Bordure03" calcext:value-type="string">
            <text:p>M53_Bordure03</text:p>
          </table:table-cell>
          <table:table-cell table:style-name="ce5" table:formula="of:=[$case_00140_00100.$C28]+IF([.$A28]=&quot;Agenc_A&quot;;[.Y$2];IF([.$A28]=&quot;Agenc_B&quot;;[.Y$3];IF([.$A28]=&quot;Agenc_C&quot;;[.Y$4];IF([.$A28]=&quot;Agenc_D&quot;;[.Y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Z$2];IF([.$A28]=&quot;Agenc_B&quot;;[.Z$3];IF([.$A28]=&quot;Agenc_C&quot;;[.Z$4];IF([.$A28]=&quot;Agenc_D&quot;;[.Z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AA$2];IF([.$A28]=&quot;Agenc_B&quot;;[.AA$3];IF([.$A28]=&quot;Agenc_C&quot;;[.AA$4];IF([.$A28]=&quot;Agenc_D&quot;;[.AA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AB$2];IF([.$A28]=&quot;Agenc_B&quot;;[.AB$3];IF([.$A28]=&quot;Agenc_C&quot;;[.AB$4];IF([.$A28]=&quot;Agenc_D&quot;;[.AB$5];0))))" office:value-type="float" office:value="5225900" calcext:value-type="float">
            <text:p>5225900</text:p>
          </table:table-cell>
          <table:table-cell table:style-name="ce5" table:formula="of:=[$case_00140_00100.$C28]+IF([.$A28]=&quot;Agenc_A&quot;;[.AC$2];IF([.$A28]=&quot;Agenc_B&quot;;[.AC$3];IF([.$A28]=&quot;Agenc_C&quot;;[.AC$4];IF([.$A28]=&quot;Agenc_D&quot;;[.AC$5];0))))" office:value-type="float" office:value="1379780" calcext:value-type="float">
            <text:p>1379780</text:p>
          </table:table-cell>
          <table:table-cell table:style-name="ce5" table:formula="of:=[$case_00140_00100.$D28]+IF([.$A28]=&quot;Agenc_A&quot;;[.AD$2];IF([.$A28]=&quot;Agenc_B&quot;;[.AD$3];IF([.$A28]=&quot;Agenc_C&quot;;[.AD$4];IF([.$A28]=&quot;Agenc_D&quot;;[.AD$5];0))))" office:value-type="float" office:value="5225900" calcext:value-type="float">
            <text:p>5225900</text:p>
          </table:table-cell>
          <table:table-cell table:style-name="ce4" table:formula="of:=CONCATENATE([.AE$2];CHAR(13);&quot;    &quot;;&quot;'&quot;;[.X28];&quot;',&quot;;CHAR(13);&quot;    'SRID=3946;LINESTRING(&quot;;[.Y28];&quot; &quot;;[.Z28];&quot;,&quot;;[.AA28];&quot; &quot;;[.AB28];&quot;,&quot;;[.AC28];&quot; &quot;;[.AD28];&quot;)');&quot;;CHAR(13))" office:value-type="string" office:string-value="INSERT INTO &#13;  bordure (&#13;    id,&#13;    geometry_asewkt)&#13;  VALUES (&#13;    'M53_Bordure03',&#13;    'SRID=3946;LINESTRING(1379780 5225900,1379780 5225900,1379780 5225900)');&#13;" calcext:value-type="string">
            <text:p>INSERT INTO  <text:s/>bordure ( <text:s text:c="3"/>id, <text:s text:c="3"/>geometry_asewkt) <text:s/>VALUES ( <text:s text:c="3"/>'M53_Bordure03', <text:s text:c="3"/>'SRID=3946;LINESTRING(1379780 5225900,1379780 5225900,1379780 5225900)');</text:p>
          </table:table-cell>
          <table:table-cell table:number-columns-repeated="993"/>
        </table:table-row>
        <table:table-row table:style-name="ro1">
          <table:table-cell table:formula="of:=[case_00140_00100.B29]" office:value-type="string" office:string-value="Agenc_B" calcext:value-type="string">
            <text:p>Agenc_B</text:p>
          </table:table-cell>
          <table:table-cell table:style-name="ce5" table:formula="of:=CONCATENATE([$case_00140_00100.$A29];[.B$2])" office:value-type="string" office:string-value="M54_Bordure01" calcext:value-type="string">
            <text:p>M54_Bordure01</text:p>
          </table:table-cell>
          <table:table-cell table:style-name="ce5" table:formula="of:=[$case_00140_00100.$C29]+IF([.$A29]=&quot;Agenc_A&quot;;[.C$2];IF([.$A29]=&quot;Agenc_B&quot;;[.C$3];IF([.$A29]=&quot;Agenc_C&quot;;[.C$4];IF([.$A29]=&quot;Agenc_D&quot;;[.C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D$2];IF([.$A29]=&quot;Agenc_B&quot;;[.D$3];IF([.$A29]=&quot;Agenc_C&quot;;[.D$4];IF([.$A29]=&quot;Agenc_D&quot;;[.D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E$2];IF([.$A29]=&quot;Agenc_B&quot;;[.E$3];IF([.$A29]=&quot;Agenc_C&quot;;[.E$4];IF([.$A29]=&quot;Agenc_D&quot;;[.E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F$2];IF([.$A29]=&quot;Agenc_B&quot;;[.F$3];IF([.$A29]=&quot;Agenc_C&quot;;[.F$4];IF([.$A29]=&quot;Agenc_D&quot;;[.F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G$2];IF([.$A29]=&quot;Agenc_B&quot;;[.G$3];IF([.$A29]=&quot;Agenc_C&quot;;[.G$4];IF([.$A29]=&quot;Agenc_D&quot;;[.G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H$2];IF([.$A29]=&quot;Agenc_B&quot;;[.H$3];IF([.$A29]=&quot;Agenc_C&quot;;[.H$4];IF([.$A29]=&quot;Agenc_D&quot;;[.H$5];0))))" office:value-type="float" office:value="5225900" calcext:value-type="float">
            <text:p>5225900</text:p>
          </table:table-cell>
          <table:table-cell table:style-name="ce4" table:formula="of:=CONCATENATE([.I$2];CHAR(13);&quot;    &quot;;&quot;'&quot;;[.B29];&quot;',&quot;;CHAR(13);&quot;    'SRID=3946;LINESTRING(&quot;;[.C29];&quot; &quot;;[.D29];&quot;,&quot;;[.E29];&quot; &quot;;[.F29];&quot;,&quot;;[.G29];&quot; &quot;;[.H29];&quot;)');&quot;;CHAR(13))" office:value-type="string" office:string-value="INSERT INTO &#13;  bordure (&#13;    id,&#13;    geometry_asewkt)&#13;  VALUES (&#13;    'M54_Bordure01',&#13;    'SRID=3946;LINESTRING(1379920 5225900,1379920 5225900,1379920 5225900)');&#13;" calcext:value-type="string">
            <text:p>INSERT INTO  <text:s/>bordure ( <text:s text:c="3"/>id, <text:s text:c="3"/>geometry_asewkt) <text:s/>VALUES ( <text:s text:c="3"/>'M54_Bordure01', <text:s text:c="3"/>'SRID=3946;LINESTRING(1379920 5225900,1379920 5225900,1379920 5225900)');</text:p>
          </table:table-cell>
          <table:table-cell table:style-name="ce5" table:formula="of:=CONCATENATE([$case_00140_00100.$A29];[.J$2])" office:value-type="string" office:string-value="M54_Bordure02" calcext:value-type="string">
            <text:p>M54_Bordure02</text:p>
          </table:table-cell>
          <table:table-cell table:style-name="ce5" table:formula="of:=[$case_00140_00100.$C29]+IF([.$A29]=&quot;Agenc_A&quot;;[.K$2];IF([.$A29]=&quot;Agenc_B&quot;;[.K$3];IF([.$A29]=&quot;Agenc_C&quot;;[.K$4];IF([.$A29]=&quot;Agenc_D&quot;;[.K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L$2];IF([.$A29]=&quot;Agenc_B&quot;;[.L$3];IF([.$A29]=&quot;Agenc_C&quot;;[.L$4];IF([.$A29]=&quot;Agenc_D&quot;;[.L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M$2];IF([.$A29]=&quot;Agenc_B&quot;;[.M$3];IF([.$A29]=&quot;Agenc_C&quot;;[.M$4];IF([.$A29]=&quot;Agenc_D&quot;;[.M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N$2];IF([.$A29]=&quot;Agenc_B&quot;;[.N$3];IF([.$A29]=&quot;Agenc_C&quot;;[.N$4];IF([.$A29]=&quot;Agenc_D&quot;;[.N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O$2];IF([.$A29]=&quot;Agenc_B&quot;;[.O$3];IF([.$A29]=&quot;Agenc_C&quot;;[.O$4];IF([.$A29]=&quot;Agenc_D&quot;;[.O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P$2];IF([.$A29]=&quot;Agenc_B&quot;;[.P$3];IF([.$A29]=&quot;Agenc_C&quot;;[.P$4];IF([.$A29]=&quot;Agenc_D&quot;;[.P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Q$2];IF([.$A29]=&quot;Agenc_B&quot;;[.Q$3];IF([.$A29]=&quot;Agenc_C&quot;;[.Q$4];IF([.$A29]=&quot;Agenc_D&quot;;[.Q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R$2];IF([.$A29]=&quot;Agenc_B&quot;;[.R$3];IF([.$A29]=&quot;Agenc_C&quot;;[.R$4];IF([.$A29]=&quot;Agenc_D&quot;;[.R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S$2];IF([.$A29]=&quot;Agenc_B&quot;;[.S$3];IF([.$A29]=&quot;Agenc_C&quot;;[.S$4];IF([.$A29]=&quot;Agenc_D&quot;;[.S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T$2];IF([.$A29]=&quot;Agenc_B&quot;;[.T$3];IF([.$A29]=&quot;Agenc_C&quot;;[.T$4];IF([.$A29]=&quot;Agenc_D&quot;;[.T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U$2];IF([.$A29]=&quot;Agenc_B&quot;;[.U$3];IF([.$A29]=&quot;Agenc_C&quot;;[.U$4];IF([.$A29]=&quot;Agenc_D&quot;;[.U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V$2];IF([.$A29]=&quot;Agenc_B&quot;;[.V$3];IF([.$A29]=&quot;Agenc_C&quot;;[.V$4];IF([.$A29]=&quot;Agenc_D&quot;;[.V$5];0))))" office:value-type="float" office:value="5225900" calcext:value-type="float">
            <text:p>5225900</text:p>
          </table:table-cell>
          <table:table-cell table:style-name="ce4" table:formula="of:=CONCATENATE([.W$2];CHAR(13);&quot;    &quot;;&quot;'&quot;;[.J29];&quot;',&quot;;CHAR(13);&quot;    'SRID=3946;LINESTRING(&quot;;[.K29];&quot; &quot;;[.L29];&quot;,&quot;;[.M29];&quot; &quot;;[.N29];&quot;,&quot;;[.O29];&quot; &quot;;[.P29];&quot;,&quot;;[.Q29];&quot; &quot;;[.R29];&quot;,&quot;;[.S29];&quot; &quot;;[.T29];&quot;,&quot;;[.U29];&quot; &quot;;[.V29];&quot;)');&quot;;CHAR(13))" office:value-type="string" office:string-value="INSERT INTO &#13;  bordure (&#13;    id,&#13;    geometry_asewkt)&#13;  VALUES (&#13;    'M54_Bordure02',&#13;    'SRID=3946;LINESTRING(1379920 5225900,1379920 5225900,1379920 5225900,1379920 5225900,1379920 5225900,1379920 5225900)');&#13;" calcext:value-type="string">
            <text:p>INSERT INTO  <text:s/>bordure ( <text:s text:c="3"/>id, <text:s text:c="3"/>geometry_asewkt) <text:s/>VALUES ( <text:s text:c="3"/>'M54_Bordure02', <text:s text:c="3"/>'SRID=3946;LINESTRING(1379920 5225900,1379920 5225900,1379920 5225900,1379920 5225900,1379920 5225900,1379920 5225900)');</text:p>
          </table:table-cell>
          <table:table-cell table:style-name="ce5" table:formula="of:=CONCATENATE([$case_00140_00100.$A29];[.X$2])" office:value-type="string" office:string-value="M54_Bordure03" calcext:value-type="string">
            <text:p>M54_Bordure03</text:p>
          </table:table-cell>
          <table:table-cell table:style-name="ce5" table:formula="of:=[$case_00140_00100.$C29]+IF([.$A29]=&quot;Agenc_A&quot;;[.Y$2];IF([.$A29]=&quot;Agenc_B&quot;;[.Y$3];IF([.$A29]=&quot;Agenc_C&quot;;[.Y$4];IF([.$A29]=&quot;Agenc_D&quot;;[.Y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Z$2];IF([.$A29]=&quot;Agenc_B&quot;;[.Z$3];IF([.$A29]=&quot;Agenc_C&quot;;[.Z$4];IF([.$A29]=&quot;Agenc_D&quot;;[.Z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AA$2];IF([.$A29]=&quot;Agenc_B&quot;;[.AA$3];IF([.$A29]=&quot;Agenc_C&quot;;[.AA$4];IF([.$A29]=&quot;Agenc_D&quot;;[.AA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AB$2];IF([.$A29]=&quot;Agenc_B&quot;;[.AB$3];IF([.$A29]=&quot;Agenc_C&quot;;[.AB$4];IF([.$A29]=&quot;Agenc_D&quot;;[.AB$5];0))))" office:value-type="float" office:value="5225900" calcext:value-type="float">
            <text:p>5225900</text:p>
          </table:table-cell>
          <table:table-cell table:style-name="ce5" table:formula="of:=[$case_00140_00100.$C29]+IF([.$A29]=&quot;Agenc_A&quot;;[.AC$2];IF([.$A29]=&quot;Agenc_B&quot;;[.AC$3];IF([.$A29]=&quot;Agenc_C&quot;;[.AC$4];IF([.$A29]=&quot;Agenc_D&quot;;[.AC$5];0))))" office:value-type="float" office:value="1379920" calcext:value-type="float">
            <text:p>1379920</text:p>
          </table:table-cell>
          <table:table-cell table:style-name="ce5" table:formula="of:=[$case_00140_00100.$D29]+IF([.$A29]=&quot;Agenc_A&quot;;[.AD$2];IF([.$A29]=&quot;Agenc_B&quot;;[.AD$3];IF([.$A29]=&quot;Agenc_C&quot;;[.AD$4];IF([.$A29]=&quot;Agenc_D&quot;;[.AD$5];0))))" office:value-type="float" office:value="5225900" calcext:value-type="float">
            <text:p>5225900</text:p>
          </table:table-cell>
          <table:table-cell table:style-name="ce4" table:formula="of:=CONCATENATE([.AE$2];CHAR(13);&quot;    &quot;;&quot;'&quot;;[.X29];&quot;',&quot;;CHAR(13);&quot;    'SRID=3946;LINESTRING(&quot;;[.Y29];&quot; &quot;;[.Z29];&quot;,&quot;;[.AA29];&quot; &quot;;[.AB29];&quot;,&quot;;[.AC29];&quot; &quot;;[.AD29];&quot;)');&quot;;CHAR(13))" office:value-type="string" office:string-value="INSERT INTO &#13;  bordure (&#13;    id,&#13;    geometry_asewkt)&#13;  VALUES (&#13;    'M54_Bordure03',&#13;    'SRID=3946;LINESTRING(1379920 5225900,1379920 5225900,1379920 5225900)');&#13;" calcext:value-type="string">
            <text:p>INSERT INTO  <text:s/>bordure ( <text:s text:c="3"/>id, <text:s text:c="3"/>geometry_asewkt) <text:s/>VALUES ( <text:s text:c="3"/>'M54_Bordure03', <text:s text:c="3"/>'SRID=3946;LINESTRING(1379920 5225900,1379920 5225900,1379920 5225900)');</text:p>
          </table:table-cell>
          <table:table-cell table:number-columns-repeated="993"/>
        </table:table-row>
        <table:table-row table:style-name="ro1">
          <table:table-cell table:formula="of:=[case_00140_00100.B30]" office:value-type="string" office:string-value="Agenc_C" calcext:value-type="string">
            <text:p>Agenc_C</text:p>
          </table:table-cell>
          <table:table-cell table:style-name="ce5" table:formula="of:=CONCATENATE([$case_00140_00100.$A30];[.B$2])" office:value-type="string" office:string-value="M55_Bordure01" calcext:value-type="string">
            <text:p>M55_Bordure01</text:p>
          </table:table-cell>
          <table:table-cell table:style-name="ce5" table:formula="of:=[$case_00140_00100.$C30]+IF([.$A30]=&quot;Agenc_A&quot;;[.C$2];IF([.$A30]=&quot;Agenc_B&quot;;[.C$3];IF([.$A30]=&quot;Agenc_C&quot;;[.C$4];IF([.$A30]=&quot;Agenc_D&quot;;[.C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D$2];IF([.$A30]=&quot;Agenc_B&quot;;[.D$3];IF([.$A30]=&quot;Agenc_C&quot;;[.D$4];IF([.$A30]=&quot;Agenc_D&quot;;[.D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E$2];IF([.$A30]=&quot;Agenc_B&quot;;[.E$3];IF([.$A30]=&quot;Agenc_C&quot;;[.E$4];IF([.$A30]=&quot;Agenc_D&quot;;[.E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F$2];IF([.$A30]=&quot;Agenc_B&quot;;[.F$3];IF([.$A30]=&quot;Agenc_C&quot;;[.F$4];IF([.$A30]=&quot;Agenc_D&quot;;[.F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G$2];IF([.$A30]=&quot;Agenc_B&quot;;[.G$3];IF([.$A30]=&quot;Agenc_C&quot;;[.G$4];IF([.$A30]=&quot;Agenc_D&quot;;[.G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H$2];IF([.$A30]=&quot;Agenc_B&quot;;[.H$3];IF([.$A30]=&quot;Agenc_C&quot;;[.H$4];IF([.$A30]=&quot;Agenc_D&quot;;[.H$5];0))))" office:value-type="float" office:value="5225900" calcext:value-type="float">
            <text:p>5225900</text:p>
          </table:table-cell>
          <table:table-cell table:style-name="ce4" table:formula="of:=CONCATENATE([.I$2];CHAR(13);&quot;    &quot;;&quot;'&quot;;[.B30];&quot;',&quot;;CHAR(13);&quot;    'SRID=3946;LINESTRING(&quot;;[.C30];&quot; &quot;;[.D30];&quot;,&quot;;[.E30];&quot; &quot;;[.F30];&quot;,&quot;;[.G30];&quot; &quot;;[.H30];&quot;)');&quot;;CHAR(13))" office:value-type="string" office:string-value="INSERT INTO &#13;  bordure (&#13;    id,&#13;    geometry_asewkt)&#13;  VALUES (&#13;    'M55_Bordure01',&#13;    'SRID=3946;LINESTRING(1380060 5225900,1380060 5225900,1380060 5225900)');&#13;" calcext:value-type="string">
            <text:p>INSERT INTO  <text:s/>bordure ( <text:s text:c="3"/>id, <text:s text:c="3"/>geometry_asewkt) <text:s/>VALUES ( <text:s text:c="3"/>'M55_Bordure01', <text:s text:c="3"/>'SRID=3946;LINESTRING(1380060 5225900,1380060 5225900,1380060 5225900)');</text:p>
          </table:table-cell>
          <table:table-cell table:style-name="ce5" table:formula="of:=CONCATENATE([$case_00140_00100.$A30];[.J$2])" office:value-type="string" office:string-value="M55_Bordure02" calcext:value-type="string">
            <text:p>M55_Bordure02</text:p>
          </table:table-cell>
          <table:table-cell table:style-name="ce5" table:formula="of:=[$case_00140_00100.$C30]+IF([.$A30]=&quot;Agenc_A&quot;;[.K$2];IF([.$A30]=&quot;Agenc_B&quot;;[.K$3];IF([.$A30]=&quot;Agenc_C&quot;;[.K$4];IF([.$A30]=&quot;Agenc_D&quot;;[.K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L$2];IF([.$A30]=&quot;Agenc_B&quot;;[.L$3];IF([.$A30]=&quot;Agenc_C&quot;;[.L$4];IF([.$A30]=&quot;Agenc_D&quot;;[.L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M$2];IF([.$A30]=&quot;Agenc_B&quot;;[.M$3];IF([.$A30]=&quot;Agenc_C&quot;;[.M$4];IF([.$A30]=&quot;Agenc_D&quot;;[.M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N$2];IF([.$A30]=&quot;Agenc_B&quot;;[.N$3];IF([.$A30]=&quot;Agenc_C&quot;;[.N$4];IF([.$A30]=&quot;Agenc_D&quot;;[.N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O$2];IF([.$A30]=&quot;Agenc_B&quot;;[.O$3];IF([.$A30]=&quot;Agenc_C&quot;;[.O$4];IF([.$A30]=&quot;Agenc_D&quot;;[.O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P$2];IF([.$A30]=&quot;Agenc_B&quot;;[.P$3];IF([.$A30]=&quot;Agenc_C&quot;;[.P$4];IF([.$A30]=&quot;Agenc_D&quot;;[.P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Q$2];IF([.$A30]=&quot;Agenc_B&quot;;[.Q$3];IF([.$A30]=&quot;Agenc_C&quot;;[.Q$4];IF([.$A30]=&quot;Agenc_D&quot;;[.Q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R$2];IF([.$A30]=&quot;Agenc_B&quot;;[.R$3];IF([.$A30]=&quot;Agenc_C&quot;;[.R$4];IF([.$A30]=&quot;Agenc_D&quot;;[.R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S$2];IF([.$A30]=&quot;Agenc_B&quot;;[.S$3];IF([.$A30]=&quot;Agenc_C&quot;;[.S$4];IF([.$A30]=&quot;Agenc_D&quot;;[.S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T$2];IF([.$A30]=&quot;Agenc_B&quot;;[.T$3];IF([.$A30]=&quot;Agenc_C&quot;;[.T$4];IF([.$A30]=&quot;Agenc_D&quot;;[.T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U$2];IF([.$A30]=&quot;Agenc_B&quot;;[.U$3];IF([.$A30]=&quot;Agenc_C&quot;;[.U$4];IF([.$A30]=&quot;Agenc_D&quot;;[.U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V$2];IF([.$A30]=&quot;Agenc_B&quot;;[.V$3];IF([.$A30]=&quot;Agenc_C&quot;;[.V$4];IF([.$A30]=&quot;Agenc_D&quot;;[.V$5];0))))" office:value-type="float" office:value="5225900" calcext:value-type="float">
            <text:p>5225900</text:p>
          </table:table-cell>
          <table:table-cell table:style-name="ce4" table:formula="of:=CONCATENATE([.W$2];CHAR(13);&quot;    &quot;;&quot;'&quot;;[.J30];&quot;',&quot;;CHAR(13);&quot;    'SRID=3946;LINESTRING(&quot;;[.K30];&quot; &quot;;[.L30];&quot;,&quot;;[.M30];&quot; &quot;;[.N30];&quot;,&quot;;[.O30];&quot; &quot;;[.P30];&quot;,&quot;;[.Q30];&quot; &quot;;[.R30];&quot;,&quot;;[.S30];&quot; &quot;;[.T30];&quot;,&quot;;[.U30];&quot; &quot;;[.V30];&quot;)');&quot;;CHAR(13))" office:value-type="string" office:string-value="INSERT INTO &#13;  bordure (&#13;    id,&#13;    geometry_asewkt)&#13;  VALUES (&#13;    'M55_Bordure02',&#13;    'SRID=3946;LINESTRING(1380060 5225900,1380060 5225900,1380060 5225900,1380060 5225900,1380060 5225900,1380060 5225900)');&#13;" calcext:value-type="string">
            <text:p>INSERT INTO  <text:s/>bordure ( <text:s text:c="3"/>id, <text:s text:c="3"/>geometry_asewkt) <text:s/>VALUES ( <text:s text:c="3"/>'M55_Bordure02', <text:s text:c="3"/>'SRID=3946;LINESTRING(1380060 5225900,1380060 5225900,1380060 5225900,1380060 5225900,1380060 5225900,1380060 5225900)');</text:p>
          </table:table-cell>
          <table:table-cell table:style-name="ce5" table:formula="of:=CONCATENATE([$case_00140_00100.$A30];[.X$2])" office:value-type="string" office:string-value="M55_Bordure03" calcext:value-type="string">
            <text:p>M55_Bordure03</text:p>
          </table:table-cell>
          <table:table-cell table:style-name="ce5" table:formula="of:=[$case_00140_00100.$C30]+IF([.$A30]=&quot;Agenc_A&quot;;[.Y$2];IF([.$A30]=&quot;Agenc_B&quot;;[.Y$3];IF([.$A30]=&quot;Agenc_C&quot;;[.Y$4];IF([.$A30]=&quot;Agenc_D&quot;;[.Y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Z$2];IF([.$A30]=&quot;Agenc_B&quot;;[.Z$3];IF([.$A30]=&quot;Agenc_C&quot;;[.Z$4];IF([.$A30]=&quot;Agenc_D&quot;;[.Z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AA$2];IF([.$A30]=&quot;Agenc_B&quot;;[.AA$3];IF([.$A30]=&quot;Agenc_C&quot;;[.AA$4];IF([.$A30]=&quot;Agenc_D&quot;;[.AA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AB$2];IF([.$A30]=&quot;Agenc_B&quot;;[.AB$3];IF([.$A30]=&quot;Agenc_C&quot;;[.AB$4];IF([.$A30]=&quot;Agenc_D&quot;;[.AB$5];0))))" office:value-type="float" office:value="5225900" calcext:value-type="float">
            <text:p>5225900</text:p>
          </table:table-cell>
          <table:table-cell table:style-name="ce5" table:formula="of:=[$case_00140_00100.$C30]+IF([.$A30]=&quot;Agenc_A&quot;;[.AC$2];IF([.$A30]=&quot;Agenc_B&quot;;[.AC$3];IF([.$A30]=&quot;Agenc_C&quot;;[.AC$4];IF([.$A30]=&quot;Agenc_D&quot;;[.AC$5];0))))" office:value-type="float" office:value="1380060" calcext:value-type="float">
            <text:p>1380060</text:p>
          </table:table-cell>
          <table:table-cell table:style-name="ce5" table:formula="of:=[$case_00140_00100.$D30]+IF([.$A30]=&quot;Agenc_A&quot;;[.AD$2];IF([.$A30]=&quot;Agenc_B&quot;;[.AD$3];IF([.$A30]=&quot;Agenc_C&quot;;[.AD$4];IF([.$A30]=&quot;Agenc_D&quot;;[.AD$5];0))))" office:value-type="float" office:value="5225900" calcext:value-type="float">
            <text:p>5225900</text:p>
          </table:table-cell>
          <table:table-cell table:style-name="ce4" table:formula="of:=CONCATENATE([.AE$2];CHAR(13);&quot;    &quot;;&quot;'&quot;;[.X30];&quot;',&quot;;CHAR(13);&quot;    'SRID=3946;LINESTRING(&quot;;[.Y30];&quot; &quot;;[.Z30];&quot;,&quot;;[.AA30];&quot; &quot;;[.AB30];&quot;,&quot;;[.AC30];&quot; &quot;;[.AD30];&quot;)');&quot;;CHAR(13))" office:value-type="string" office:string-value="INSERT INTO &#13;  bordure (&#13;    id,&#13;    geometry_asewkt)&#13;  VALUES (&#13;    'M55_Bordure03',&#13;    'SRID=3946;LINESTRING(1380060 5225900,1380060 5225900,1380060 5225900)');&#13;" calcext:value-type="string">
            <text:p>INSERT INTO  <text:s/>bordure ( <text:s text:c="3"/>id, <text:s text:c="3"/>geometry_asewkt) <text:s/>VALUES ( <text:s text:c="3"/>'M55_Bordure03', <text:s text:c="3"/>'SRID=3946;LINESTRING(1380060 5225900,1380060 5225900,1380060 5225900)');</text:p>
          </table:table-cell>
          <table:table-cell table:number-columns-repeated="99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r" table:style-name="ta1">
        <office:forms form:automatic-focus="false" form:apply-design-mode="false"/>
        <table:table-column table:style-name="co15" table:number-columns-repeated="1024" table:default-cell-style-name="Default"/>
        <table:table-row table:style-name="ro1">
          <table:table-cell/>
          <table:table-cell office:value-type="string" calcext:value-type="string">
            <text:p>mur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mur</text:p>
          </table:table-cell>
          <table:table-cell office:value-type="string" calcext:value-type="string">
            <text:p>mur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mur</text:p>
          </table:table-cell>
          <table:table-cell office:value-type="string" calcext:value-type="string">
            <text:p>mur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mur</text:p>
          </table:table-cell>
          <table:table-cell office:value-type="string" calcext:value-type="string">
            <text:p>mur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mur</text:p>
          </table:table-cell>
          <table:table-cell office:value-type="string" calcext:value-type="string">
            <text:p>mur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mur</text:p>
          </table:table-cell>
          <table:table-cell office:value-type="string" calcext:value-type="string">
            <text:p>mur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mur</text:p>
          </table:table-cell>
          <table:table-cell office:value-type="string" calcext:value-type="string">
            <text:p>mur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mur</text:p>
          </table:table-cell>
          <table:table-cell table:number-columns-repeated="953"/>
        </table:table-row>
        <table:table-row table:style-name="ro9">
          <table:table-cell office:value-type="string" calcext:value-type="string">
            <text:p>Agenc_A</text:p>
          </table:table-cell>
          <table:table-cell office:value-type="string" calcext:value-type="string">
            <text:p>_Mur0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 table:formula="of:=CONCATENATE(&quot;INSERT INTO &quot;;CHAR(13);&quot;  &quot;;[.K$1];&quot; (&quot;;CHAR(13);&quot;    id,&quot;;CHAR(13);&quot;    geometry_asewkt)&quot;;CHAR(13);&quot;  VALUES (&quot;)" office:value-type="string" office:string-value="INSERT INTO &#13;  mur (&#13;    id,&#13;    geometry_asewkt)&#13;  VALUES (" calcext:value-type="string">
            <text:p>INSERT INTO  <text:s/>mur ( <text:s text:c="3"/>id, <text:s text:c="3"/>geometry_asewkt) <text:s/>VALUES (</text:p>
          </table:table-cell>
          <table:table-cell office:value-type="string" calcext:value-type="string">
            <text:p>_Mur0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 table:formula="of:=CONCATENATE(&quot;INSERT INTO &quot;;CHAR(13);&quot;  &quot;;[.U$1];&quot; (&quot;;CHAR(13);&quot;    id,&quot;;CHAR(13);&quot;    geometry_asewkt)&quot;;CHAR(13);&quot;  VALUES (&quot;)" office:value-type="string" office:string-value="INSERT INTO &#13;  mur (&#13;    id,&#13;    geometry_asewkt)&#13;  VALUES (" calcext:value-type="string">
            <text:p>INSERT INTO  <text:s/>mur ( <text:s text:c="3"/>id, <text:s text:c="3"/>geometry_asewkt) <text:s/>VALUES (</text:p>
          </table:table-cell>
          <table:table-cell office:value-type="string" calcext:value-type="string">
            <text:p>_Mur03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 table:formula="of:=CONCATENATE(&quot;INSERT INTO &quot;;CHAR(13);&quot;  &quot;;[.AE$1];&quot; (&quot;;CHAR(13);&quot;    id,&quot;;CHAR(13);&quot;    geometry_asewkt)&quot;;CHAR(13);&quot;  VALUES (&quot;)" office:value-type="string" office:string-value="INSERT INTO &#13;  mur (&#13;    id,&#13;    geometry_asewkt)&#13;  VALUES (" calcext:value-type="string">
            <text:p>INSERT INTO  <text:s/>mur ( <text:s text:c="3"/>id, <text:s text:c="3"/>geometry_asewkt) <text:s/>VALUES (</text:p>
          </table:table-cell>
          <table:table-cell office:value-type="string" calcext:value-type="string">
            <text:p>_Mur04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 table:formula="of:=CONCATENATE(&quot;INSERT INTO &quot;;CHAR(13);&quot;  &quot;;[.AO$1];&quot; (&quot;;CHAR(13);&quot;    id,&quot;;CHAR(13);&quot;    geometry_asewkt)&quot;;CHAR(13);&quot;  VALUES (&quot;)" office:value-type="string" office:string-value="INSERT INTO &#13;  mur (&#13;    id,&#13;    geometry_asewkt)&#13;  VALUES (" calcext:value-type="string">
            <text:p>INSERT INTO  <text:s/>mur ( <text:s text:c="3"/>id, <text:s text:c="3"/>geometry_asewkt) <text:s/>VALUES (</text:p>
          </table:table-cell>
          <table:table-cell office:value-type="string" calcext:value-type="string">
            <text:p>_Mur05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 table:formula="of:=CONCATENATE(&quot;INSERT INTO &quot;;CHAR(13);&quot;  &quot;;[.AY$1];&quot; (&quot;;CHAR(13);&quot;    id,&quot;;CHAR(13);&quot;    geometry_asewkt)&quot;;CHAR(13);&quot;  VALUES (&quot;)" office:value-type="string" office:string-value="INSERT INTO &#13;  mur (&#13;    id,&#13;    geometry_asewkt)&#13;  VALUES (" calcext:value-type="string">
            <text:p>INSERT INTO  <text:s/>mur ( <text:s text:c="3"/>id, <text:s text:c="3"/>geometry_asewkt) <text:s/>VALUES (</text:p>
          </table:table-cell>
          <table:table-cell office:value-type="string" calcext:value-type="string">
            <text:p>_Mur06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 table:formula="of:=CONCATENATE(&quot;INSERT INTO &quot;;CHAR(13);&quot;  &quot;;[.BI$1];&quot; (&quot;;CHAR(13);&quot;    id,&quot;;CHAR(13);&quot;    geometry_asewkt)&quot;;CHAR(13);&quot;  VALUES (&quot;)" office:value-type="string" office:string-value="INSERT INTO &#13;  mur (&#13;    id,&#13;    geometry_asewkt)&#13;  VALUES (" calcext:value-type="string">
            <text:p>INSERT INTO  <text:s/>mur ( <text:s text:c="3"/>id, <text:s text:c="3"/>geometry_asewkt) <text:s/>VALUES (</text:p>
          </table:table-cell>
          <table:table-cell office:value-type="string" calcext:value-type="string">
            <text:p>_Mur07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 table:formula="of:=CONCATENATE(&quot;INSERT INTO &quot;;CHAR(13);&quot;  &quot;;[.BS$1];&quot; (&quot;;CHAR(13);&quot;    id,&quot;;CHAR(13);&quot;    geometry_asewkt)&quot;;CHAR(13);&quot;  VALUES (&quot;)" office:value-type="string" office:string-value="INSERT INTO &#13;  mur (&#13;    id,&#13;    geometry_asewkt)&#13;  VALUES (" calcext:value-type="string">
            <text:p>INSERT INTO  <text:s/>mur ( <text:s text:c="3"/>id, <text:s text:c="3"/>geometry_asewkt) <text:s/>VALUES (</text:p>
          </table:table-cell>
          <table:table-cell table:number-columns-repeated="953"/>
        </table:table-row>
        <table:table-row table:style-name="ro9">
          <table:table-cell office:value-type="string" calcext:value-type="string">
            <text:p>Agenc_B</text:p>
          </table:table-cell>
          <table:table-cell office:value-type="string" calcext:value-type="string">
            <text:p>_Mur0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3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4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5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6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7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table:number-columns-repeated="953"/>
        </table:table-row>
        <table:table-row table:style-name="ro9">
          <table:table-cell office:value-type="string" calcext:value-type="string">
            <text:p>Agenc_C</text:p>
          </table:table-cell>
          <table:table-cell office:value-type="string" calcext:value-type="string">
            <text:p>_Mur0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3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4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5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6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7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table:number-columns-repeated="953"/>
        </table:table-row>
        <table:table-row table:style-name="ro9">
          <table:table-cell office:value-type="string" calcext:value-type="string">
            <text:p>Agenc_D</text:p>
          </table:table-cell>
          <table:table-cell office:value-type="string" calcext:value-type="string">
            <text:p>_Mur0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3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4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5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6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_Mur07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"/>
          <table:table-cell table:number-columns-repeated="953"/>
        </table:table-row>
        <table:table-row table:style-name="ro1">
          <table:table-cell table:formula="of:=[case_00140_00100.B6]" office:value-type="string" office:string-value="Agenc_A" calcext:value-type="string">
            <text:p>Agenc_A</text:p>
          </table:table-cell>
          <table:table-cell table:style-name="ce5" table:formula="of:=CONCATENATE([$case_00140_00100.$A6];[.B$2])" office:value-type="string" office:string-value="M11_Mur01" calcext:value-type="string">
            <text:p>M11_Mur01</text:p>
          </table:table-cell>
          <table:table-cell table:style-name="ce5" table:formula="of:=[$case_00140_00100.$C6]+[.C$2]" office:value-type="float" office:value="1379500" calcext:value-type="float">
            <text:p>1379500</text:p>
          </table:table-cell>
          <table:table-cell table:style-name="ce5" table:formula="of:=[$case_00140_00100.$D6]+[.D$2]" office:value-type="float" office:value="5226300" calcext:value-type="float">
            <text:p>5226300</text:p>
          </table:table-cell>
          <table:table-cell table:style-name="ce5" table:formula="of:=[$case_00140_00100.$C6]+[.E$2]" office:value-type="float" office:value="1379500" calcext:value-type="float">
            <text:p>1379500</text:p>
          </table:table-cell>
          <table:table-cell table:style-name="ce5" table:formula="of:=[$case_00140_00100.$D6]+[.F$2]" office:value-type="float" office:value="5226300" calcext:value-type="float">
            <text:p>5226300</text:p>
          </table:table-cell>
          <table:table-cell table:style-name="ce5" table:formula="of:=[$case_00140_00100.$C6]+[.G$2]" office:value-type="float" office:value="1379500" calcext:value-type="float">
            <text:p>1379500</text:p>
          </table:table-cell>
          <table:table-cell table:style-name="ce5" table:formula="of:=[$case_00140_00100.$D6]+[.H$2]" office:value-type="float" office:value="5226300" calcext:value-type="float">
            <text:p>5226300</text:p>
          </table:table-cell>
          <table:table-cell table:style-name="ce5" table:formula="of:=[$case_00140_00100.$C6]+[.I$2]" office:value-type="float" office:value="1379500" calcext:value-type="float">
            <text:p>1379500</text:p>
          </table:table-cell>
          <table:table-cell table:style-name="ce5" table:formula="of:=[$case_00140_00100.$D6]+[.J$2]" office:value-type="float" office:value="5226300" calcext:value-type="float">
            <text:p>5226300</text:p>
          </table:table-cell>
          <table:table-cell table:style-name="ce4" table:formula="of:=CONCATENATE([.K$2];CHAR(13);&quot;    &quot;;&quot;'&quot;;[.B6];&quot;',&quot;;CHAR(13);&quot;    'SRID=3946;LINESTRING(&quot;;[.C6];&quot; &quot;;[.D6];&quot;,&quot;;[.E6];&quot; &quot;;[.F6];&quot;,&quot;;[.G6];&quot; &quot;;[.H6];&quot;,&quot;;[.I6];&quot; &quot;;[.J6];&quot;)');&quot;;CHAR(13))" office:value-type="string" office:string-value="INSERT INTO &#13;  mur (&#13;    id,&#13;    geometry_asewkt)&#13;  VALUES (&#13;    'M11_Mur01',&#13;    'SRID=3946;LINESTRING(1379500 5226300,1379500 5226300,1379500 5226300,1379500 5226300)');&#13;" calcext:value-type="string">
            <text:p>INSERT INTO  <text:s/>mur ( <text:s text:c="3"/>id, <text:s text:c="3"/>geometry_asewkt) <text:s/>VALUES ( <text:s text:c="3"/>'M11_Mur01', <text:s text:c="3"/>'SRID=3946;LINESTRING(1379500 5226300,1379500 5226300,1379500 5226300,1379500 5226300)');</text:p>
          </table:table-cell>
          <table:table-cell table:style-name="ce5" table:formula="of:=CONCATENATE([$case_00140_00100.$A6];[.L$2])" office:value-type="string" office:string-value="M11_Mur02" calcext:value-type="string">
            <text:p>M11_Mur02</text:p>
          </table:table-cell>
          <table:table-cell table:style-name="ce5" table:formula="of:=[$case_00140_00100.$C6]+[.M$2]" office:value-type="float" office:value="1379500" calcext:value-type="float">
            <text:p>1379500</text:p>
          </table:table-cell>
          <table:table-cell table:style-name="ce5" table:formula="of:=[$case_00140_00100.$D6]+[.N$2]" office:value-type="float" office:value="5226300" calcext:value-type="float">
            <text:p>5226300</text:p>
          </table:table-cell>
          <table:table-cell table:style-name="ce5" table:formula="of:=[$case_00140_00100.$C6]+[.O$2]" office:value-type="float" office:value="1379500" calcext:value-type="float">
            <text:p>1379500</text:p>
          </table:table-cell>
          <table:table-cell table:style-name="ce5" table:formula="of:=[$case_00140_00100.$D6]+[.P$2]" office:value-type="float" office:value="5226300" calcext:value-type="float">
            <text:p>5226300</text:p>
          </table:table-cell>
          <table:table-cell table:style-name="ce5" table:formula="of:=[$case_00140_00100.$C6]+[.Q$2]" office:value-type="float" office:value="1379500" calcext:value-type="float">
            <text:p>1379500</text:p>
          </table:table-cell>
          <table:table-cell table:style-name="ce5" table:formula="of:=[$case_00140_00100.$D6]+[.R$2]" office:value-type="float" office:value="5226300" calcext:value-type="float">
            <text:p>5226300</text:p>
          </table:table-cell>
          <table:table-cell table:style-name="ce5" table:formula="of:=[$case_00140_00100.$C6]+[.S$2]" office:value-type="float" office:value="1379500" calcext:value-type="float">
            <text:p>1379500</text:p>
          </table:table-cell>
          <table:table-cell table:style-name="ce5" table:formula="of:=[$case_00140_00100.$D6]+[.T$2]" office:value-type="float" office:value="5226300" calcext:value-type="float">
            <text:p>5226300</text:p>
          </table:table-cell>
          <table:table-cell table:style-name="ce4" table:formula="of:=CONCATENATE([.U$2];CHAR(13);&quot;    &quot;;&quot;'&quot;;[.L6];&quot;',&quot;;CHAR(13);&quot;    'SRID=3946;LINESTRING(&quot;;[.M6];&quot; &quot;;[.N6];&quot;,&quot;;[.O6];&quot; &quot;;[.P6];&quot;,&quot;;[.Q6];&quot; &quot;;[.R6];&quot;,&quot;;[.S6];&quot; &quot;;[.T6];&quot;)');&quot;;CHAR(13))" office:value-type="string" office:string-value="INSERT INTO &#13;  mur (&#13;    id,&#13;    geometry_asewkt)&#13;  VALUES (&#13;    'M11_Mur02',&#13;    'SRID=3946;LINESTRING(1379500 5226300,1379500 5226300,1379500 5226300,1379500 5226300)');&#13;" calcext:value-type="string">
            <text:p>INSERT INTO  <text:s/>mur ( <text:s text:c="3"/>id, <text:s text:c="3"/>geometry_asewkt) <text:s/>VALUES ( <text:s text:c="3"/>'M11_Mur02', <text:s text:c="3"/>'SRID=3946;LINESTRING(1379500 5226300,1379500 5226300,1379500 5226300,1379500 5226300)');</text:p>
          </table:table-cell>
          <table:table-cell table:formula="of:=CONCATENATE([.K6];CHAR(13);[.U6];CHAR(13))" office:value-type="string" office:string-value="INSERT INTO &#13;  mur (&#13;    id,&#13;    geometry_asewkt)&#13;  VALUES (&#13;    'M11_Mur01',&#13;    'SRID=3946;LINESTRING(1379500 5226300,1379500 5226300,1379500 5226300,1379500 5226300)');&#13;&#13;INSERT INTO &#13;  mur (&#13;    id,&#13;    geometry_asewkt)&#13;  VALUES (&#13;    'M11_Mur02',&#13;    'SRID=3946;LINESTRING(1379500 5226300,1379500 5226300,1379500 5226300,1379500 5226300)');&#13;&#13;" calcext:value-type="string">
            <text:p>INSERT INTO  <text:s/>mur ( <text:s text:c="3"/>id, <text:s text:c="3"/>geometry_asewkt) <text:s/>VALUES ( <text:s text:c="3"/>'M11_Mur01', <text:s text:c="3"/>'SRID=3946;LINESTRING(1379500 5226300,1379500 5226300,1379500 5226300,1379500 5226300)');INSERT INTO  <text:s/>mur ( <text:s text:c="3"/>id, <text:s text:c="3"/>geometry_asewkt) <text:s/>VALUES ( <text:s text:c="3"/>'M11_Mur02', <text:s text:c="3"/>'SRID=3946;LINESTRING(1379500 5226300,1379500 5226300,1379500 5226300,1379500 5226300)');</text:p>
          </table:table-cell>
          <table:table-cell table:number-columns-repeated="1002"/>
        </table:table-row>
        <table:table-row table:style-name="ro1">
          <table:table-cell table:formula="of:=[case_00140_00100.B7]" office:value-type="string" office:string-value="Agenc_B" calcext:value-type="string">
            <text:p>Agenc_B</text:p>
          </table:table-cell>
          <table:table-cell table:style-name="ce5" table:formula="of:=CONCATENATE([$case_00140_00100.$A7];[.B$2])" office:value-type="string" office:string-value="M12_Mur01" calcext:value-type="string">
            <text:p>M12_Mur01</text:p>
          </table:table-cell>
          <table:table-cell table:style-name="ce5" table:formula="of:=[$case_00140_00100.$C7]+[.C$2]" office:value-type="float" office:value="1379640" calcext:value-type="float">
            <text:p>1379640</text:p>
          </table:table-cell>
          <table:table-cell table:style-name="ce5" table:formula="of:=[$case_00140_00100.$D7]+[.D$2]" office:value-type="float" office:value="5226300" calcext:value-type="float">
            <text:p>5226300</text:p>
          </table:table-cell>
          <table:table-cell table:style-name="ce5" table:formula="of:=[$case_00140_00100.$C7]+[.E$2]" office:value-type="float" office:value="1379640" calcext:value-type="float">
            <text:p>1379640</text:p>
          </table:table-cell>
          <table:table-cell table:style-name="ce5" table:formula="of:=[$case_00140_00100.$D7]+[.F$2]" office:value-type="float" office:value="5226300" calcext:value-type="float">
            <text:p>5226300</text:p>
          </table:table-cell>
          <table:table-cell table:style-name="ce5" table:formula="of:=[$case_00140_00100.$C7]+[.G$2]" office:value-type="float" office:value="1379640" calcext:value-type="float">
            <text:p>1379640</text:p>
          </table:table-cell>
          <table:table-cell table:style-name="ce5" table:formula="of:=[$case_00140_00100.$D7]+[.H$2]" office:value-type="float" office:value="5226300" calcext:value-type="float">
            <text:p>5226300</text:p>
          </table:table-cell>
          <table:table-cell table:style-name="ce5" table:formula="of:=[$case_00140_00100.$C7]+[.I$2]" office:value-type="float" office:value="1379640" calcext:value-type="float">
            <text:p>1379640</text:p>
          </table:table-cell>
          <table:table-cell table:style-name="ce5" table:formula="of:=[$case_00140_00100.$D7]+[.J$2]" office:value-type="float" office:value="5226300" calcext:value-type="float">
            <text:p>5226300</text:p>
          </table:table-cell>
          <table:table-cell table:style-name="ce4" table:formula="of:=CONCATENATE([.K$2];CHAR(13);&quot;    &quot;;&quot;'&quot;;[.B7];&quot;',&quot;;CHAR(13);&quot;    'SRID=3946;LINESTRING(&quot;;[.C7];&quot; &quot;;[.D7];&quot;,&quot;;[.E7];&quot; &quot;;[.F7];&quot;,&quot;;[.G7];&quot; &quot;;[.H7];&quot;,&quot;;[.I7];&quot; &quot;;[.J7];&quot;)');&quot;;CHAR(13))" office:value-type="string" office:string-value="INSERT INTO &#13;  mur (&#13;    id,&#13;    geometry_asewkt)&#13;  VALUES (&#13;    'M12_Mur01',&#13;    'SRID=3946;LINESTRING(1379640 5226300,1379640 5226300,1379640 5226300,1379640 5226300)');&#13;" calcext:value-type="string">
            <text:p>INSERT INTO  <text:s/>mur ( <text:s text:c="3"/>id, <text:s text:c="3"/>geometry_asewkt) <text:s/>VALUES ( <text:s text:c="3"/>'M12_Mur01', <text:s text:c="3"/>'SRID=3946;LINESTRING(1379640 5226300,1379640 5226300,1379640 5226300,1379640 5226300)');</text:p>
          </table:table-cell>
          <table:table-cell table:style-name="ce5" table:formula="of:=CONCATENATE([$case_00140_00100.$A7];[.L$2])" office:value-type="string" office:string-value="M12_Mur02" calcext:value-type="string">
            <text:p>M12_Mur02</text:p>
          </table:table-cell>
          <table:table-cell table:style-name="ce5" table:formula="of:=[$case_00140_00100.$C7]+[.M$2]" office:value-type="float" office:value="1379640" calcext:value-type="float">
            <text:p>1379640</text:p>
          </table:table-cell>
          <table:table-cell table:style-name="ce5" table:formula="of:=[$case_00140_00100.$D7]+[.N$2]" office:value-type="float" office:value="5226300" calcext:value-type="float">
            <text:p>5226300</text:p>
          </table:table-cell>
          <table:table-cell table:style-name="ce5" table:formula="of:=[$case_00140_00100.$C7]+[.O$2]" office:value-type="float" office:value="1379640" calcext:value-type="float">
            <text:p>1379640</text:p>
          </table:table-cell>
          <table:table-cell table:style-name="ce5" table:formula="of:=[$case_00140_00100.$D7]+[.P$2]" office:value-type="float" office:value="5226300" calcext:value-type="float">
            <text:p>5226300</text:p>
          </table:table-cell>
          <table:table-cell table:style-name="ce5" table:formula="of:=[$case_00140_00100.$C7]+[.Q$2]" office:value-type="float" office:value="1379640" calcext:value-type="float">
            <text:p>1379640</text:p>
          </table:table-cell>
          <table:table-cell table:style-name="ce5" table:formula="of:=[$case_00140_00100.$D7]+[.R$2]" office:value-type="float" office:value="5226300" calcext:value-type="float">
            <text:p>5226300</text:p>
          </table:table-cell>
          <table:table-cell table:style-name="ce5" table:formula="of:=[$case_00140_00100.$C7]+[.S$2]" office:value-type="float" office:value="1379640" calcext:value-type="float">
            <text:p>1379640</text:p>
          </table:table-cell>
          <table:table-cell table:style-name="ce5" table:formula="of:=[$case_00140_00100.$D7]+[.T$2]" office:value-type="float" office:value="5226300" calcext:value-type="float">
            <text:p>5226300</text:p>
          </table:table-cell>
          <table:table-cell table:style-name="ce4" table:formula="of:=CONCATENATE([.U$2];CHAR(13);&quot;    &quot;;&quot;'&quot;;[.L7];&quot;',&quot;;CHAR(13);&quot;    'SRID=3946;LINESTRING(&quot;;[.M7];&quot; &quot;;[.N7];&quot;,&quot;;[.O7];&quot; &quot;;[.P7];&quot;,&quot;;[.Q7];&quot; &quot;;[.R7];&quot;,&quot;;[.S7];&quot; &quot;;[.T7];&quot;)');&quot;;CHAR(13))" office:value-type="string" office:string-value="INSERT INTO &#13;  mur (&#13;    id,&#13;    geometry_asewkt)&#13;  VALUES (&#13;    'M12_Mur02',&#13;    'SRID=3946;LINESTRING(1379640 5226300,1379640 5226300,1379640 5226300,1379640 5226300)');&#13;" calcext:value-type="string">
            <text:p>INSERT INTO  <text:s/>mur ( <text:s text:c="3"/>id, <text:s text:c="3"/>geometry_asewkt) <text:s/>VALUES ( <text:s text:c="3"/>'M12_Mur02', <text:s text:c="3"/>'SRID=3946;LINESTRING(1379640 5226300,1379640 5226300,1379640 5226300,1379640 5226300)');</text:p>
          </table:table-cell>
          <table:table-cell table:formula="of:=CONCATENATE([.K7];CHAR(13);[.U7];CHAR(13))" office:value-type="string" office:string-value="INSERT INTO &#13;  mur (&#13;    id,&#13;    geometry_asewkt)&#13;  VALUES (&#13;    'M12_Mur01',&#13;    'SRID=3946;LINESTRING(1379640 5226300,1379640 5226300,1379640 5226300,1379640 5226300)');&#13;&#13;INSERT INTO &#13;  mur (&#13;    id,&#13;    geometry_asewkt)&#13;  VALUES (&#13;    'M12_Mur02',&#13;    'SRID=3946;LINESTRING(1379640 5226300,1379640 5226300,1379640 5226300,1379640 5226300)');&#13;&#13;" calcext:value-type="string">
            <text:p>INSERT INTO  <text:s/>mur ( <text:s text:c="3"/>id, <text:s text:c="3"/>geometry_asewkt) <text:s/>VALUES ( <text:s text:c="3"/>'M12_Mur01', <text:s text:c="3"/>'SRID=3946;LINESTRING(1379640 5226300,1379640 5226300,1379640 5226300,1379640 5226300)');INSERT INTO  <text:s/>mur ( <text:s text:c="3"/>id, <text:s text:c="3"/>geometry_asewkt) <text:s/>VALUES ( <text:s text:c="3"/>'M12_Mur02', <text:s text:c="3"/>'SRID=3946;LINESTRING(1379640 5226300,1379640 5226300,1379640 5226300,1379640 5226300)');</text:p>
          </table:table-cell>
          <table:table-cell table:number-columns-repeated="1002"/>
        </table:table-row>
        <table:table-row table:style-name="ro1">
          <table:table-cell table:formula="of:=[case_00140_00100.B8]" office:value-type="string" office:string-value="Agenc_C" calcext:value-type="string">
            <text:p>Agenc_C</text:p>
          </table:table-cell>
          <table:table-cell table:style-name="ce5" table:formula="of:=CONCATENATE([$case_00140_00100.$A8];[.B$2])" office:value-type="string" office:string-value="M13_Mur01" calcext:value-type="string">
            <text:p>M13_Mur01</text:p>
          </table:table-cell>
          <table:table-cell table:style-name="ce5" table:formula="of:=[$case_00140_00100.$C8]+[.C$2]" office:value-type="float" office:value="1379780" calcext:value-type="float">
            <text:p>1379780</text:p>
          </table:table-cell>
          <table:table-cell table:style-name="ce5" table:formula="of:=[$case_00140_00100.$D8]+[.D$2]" office:value-type="float" office:value="5226300" calcext:value-type="float">
            <text:p>5226300</text:p>
          </table:table-cell>
          <table:table-cell table:style-name="ce5" table:formula="of:=[$case_00140_00100.$C8]+[.E$2]" office:value-type="float" office:value="1379780" calcext:value-type="float">
            <text:p>1379780</text:p>
          </table:table-cell>
          <table:table-cell table:style-name="ce5" table:formula="of:=[$case_00140_00100.$D8]+[.F$2]" office:value-type="float" office:value="5226300" calcext:value-type="float">
            <text:p>5226300</text:p>
          </table:table-cell>
          <table:table-cell table:style-name="ce5" table:formula="of:=[$case_00140_00100.$C8]+[.G$2]" office:value-type="float" office:value="1379780" calcext:value-type="float">
            <text:p>1379780</text:p>
          </table:table-cell>
          <table:table-cell table:style-name="ce5" table:formula="of:=[$case_00140_00100.$D8]+[.H$2]" office:value-type="float" office:value="5226300" calcext:value-type="float">
            <text:p>5226300</text:p>
          </table:table-cell>
          <table:table-cell table:style-name="ce5" table:formula="of:=[$case_00140_00100.$C8]+[.I$2]" office:value-type="float" office:value="1379780" calcext:value-type="float">
            <text:p>1379780</text:p>
          </table:table-cell>
          <table:table-cell table:style-name="ce5" table:formula="of:=[$case_00140_00100.$D8]+[.J$2]" office:value-type="float" office:value="5226300" calcext:value-type="float">
            <text:p>5226300</text:p>
          </table:table-cell>
          <table:table-cell table:style-name="ce4" table:formula="of:=CONCATENATE([.K$2];CHAR(13);&quot;    &quot;;&quot;'&quot;;[.B8];&quot;',&quot;;CHAR(13);&quot;    'SRID=3946;LINESTRING(&quot;;[.C8];&quot; &quot;;[.D8];&quot;,&quot;;[.E8];&quot; &quot;;[.F8];&quot;,&quot;;[.G8];&quot; &quot;;[.H8];&quot;,&quot;;[.I8];&quot; &quot;;[.J8];&quot;)');&quot;;CHAR(13))" office:value-type="string" office:string-value="INSERT INTO &#13;  mur (&#13;    id,&#13;    geometry_asewkt)&#13;  VALUES (&#13;    'M13_Mur01',&#13;    'SRID=3946;LINESTRING(1379780 5226300,1379780 5226300,1379780 5226300,1379780 5226300)');&#13;" calcext:value-type="string">
            <text:p>INSERT INTO  <text:s/>mur ( <text:s text:c="3"/>id, <text:s text:c="3"/>geometry_asewkt) <text:s/>VALUES ( <text:s text:c="3"/>'M13_Mur01', <text:s text:c="3"/>'SRID=3946;LINESTRING(1379780 5226300,1379780 5226300,1379780 5226300,1379780 5226300)');</text:p>
          </table:table-cell>
          <table:table-cell table:style-name="ce5" table:formula="of:=CONCATENATE([$case_00140_00100.$A8];[.L$2])" office:value-type="string" office:string-value="M13_Mur02" calcext:value-type="string">
            <text:p>M13_Mur02</text:p>
          </table:table-cell>
          <table:table-cell table:style-name="ce5" table:formula="of:=[$case_00140_00100.$C8]+[.M$2]" office:value-type="float" office:value="1379780" calcext:value-type="float">
            <text:p>1379780</text:p>
          </table:table-cell>
          <table:table-cell table:style-name="ce5" table:formula="of:=[$case_00140_00100.$D8]+[.N$2]" office:value-type="float" office:value="5226300" calcext:value-type="float">
            <text:p>5226300</text:p>
          </table:table-cell>
          <table:table-cell table:style-name="ce5" table:formula="of:=[$case_00140_00100.$C8]+[.O$2]" office:value-type="float" office:value="1379780" calcext:value-type="float">
            <text:p>1379780</text:p>
          </table:table-cell>
          <table:table-cell table:style-name="ce5" table:formula="of:=[$case_00140_00100.$D8]+[.P$2]" office:value-type="float" office:value="5226300" calcext:value-type="float">
            <text:p>5226300</text:p>
          </table:table-cell>
          <table:table-cell table:style-name="ce5" table:formula="of:=[$case_00140_00100.$C8]+[.Q$2]" office:value-type="float" office:value="1379780" calcext:value-type="float">
            <text:p>1379780</text:p>
          </table:table-cell>
          <table:table-cell table:style-name="ce5" table:formula="of:=[$case_00140_00100.$D8]+[.R$2]" office:value-type="float" office:value="5226300" calcext:value-type="float">
            <text:p>5226300</text:p>
          </table:table-cell>
          <table:table-cell table:style-name="ce5" table:formula="of:=[$case_00140_00100.$C8]+[.S$2]" office:value-type="float" office:value="1379780" calcext:value-type="float">
            <text:p>1379780</text:p>
          </table:table-cell>
          <table:table-cell table:style-name="ce5" table:formula="of:=[$case_00140_00100.$D8]+[.T$2]" office:value-type="float" office:value="5226300" calcext:value-type="float">
            <text:p>5226300</text:p>
          </table:table-cell>
          <table:table-cell table:style-name="ce4" table:formula="of:=CONCATENATE([.U$2];CHAR(13);&quot;    &quot;;&quot;'&quot;;[.L8];&quot;',&quot;;CHAR(13);&quot;    'SRID=3946;LINESTRING(&quot;;[.M8];&quot; &quot;;[.N8];&quot;,&quot;;[.O8];&quot; &quot;;[.P8];&quot;,&quot;;[.Q8];&quot; &quot;;[.R8];&quot;,&quot;;[.S8];&quot; &quot;;[.T8];&quot;)');&quot;;CHAR(13))" office:value-type="string" office:string-value="INSERT INTO &#13;  mur (&#13;    id,&#13;    geometry_asewkt)&#13;  VALUES (&#13;    'M13_Mur02',&#13;    'SRID=3946;LINESTRING(1379780 5226300,1379780 5226300,1379780 5226300,1379780 5226300)');&#13;" calcext:value-type="string">
            <text:p>INSERT INTO  <text:s/>mur ( <text:s text:c="3"/>id, <text:s text:c="3"/>geometry_asewkt) <text:s/>VALUES ( <text:s text:c="3"/>'M13_Mur02', <text:s text:c="3"/>'SRID=3946;LINESTRING(1379780 5226300,1379780 5226300,1379780 5226300,1379780 5226300)');</text:p>
          </table:table-cell>
          <table:table-cell table:formula="of:=CONCATENATE([.K8];CHAR(13);[.U8];CHAR(13))" office:value-type="string" office:string-value="INSERT INTO &#13;  mur (&#13;    id,&#13;    geometry_asewkt)&#13;  VALUES (&#13;    'M13_Mur01',&#13;    'SRID=3946;LINESTRING(1379780 5226300,1379780 5226300,1379780 5226300,1379780 5226300)');&#13;&#13;INSERT INTO &#13;  mur (&#13;    id,&#13;    geometry_asewkt)&#13;  VALUES (&#13;    'M13_Mur02',&#13;    'SRID=3946;LINESTRING(1379780 5226300,1379780 5226300,1379780 5226300,1379780 5226300)');&#13;&#13;" calcext:value-type="string">
            <text:p>INSERT INTO  <text:s/>mur ( <text:s text:c="3"/>id, <text:s text:c="3"/>geometry_asewkt) <text:s/>VALUES ( <text:s text:c="3"/>'M13_Mur01', <text:s text:c="3"/>'SRID=3946;LINESTRING(1379780 5226300,1379780 5226300,1379780 5226300,1379780 5226300)');INSERT INTO  <text:s/>mur ( <text:s text:c="3"/>id, <text:s text:c="3"/>geometry_asewkt) <text:s/>VALUES ( <text:s text:c="3"/>'M13_Mur02', <text:s text:c="3"/>'SRID=3946;LINESTRING(1379780 5226300,1379780 5226300,1379780 5226300,1379780 5226300)');</text:p>
          </table:table-cell>
          <table:table-cell table:number-columns-repeated="1002"/>
        </table:table-row>
        <table:table-row table:style-name="ro1">
          <table:table-cell table:formula="of:=[case_00140_00100.B9]" office:value-type="string" office:string-value="Agenc_D" calcext:value-type="string">
            <text:p>Agenc_D</text:p>
          </table:table-cell>
          <table:table-cell table:style-name="ce5" table:formula="of:=CONCATENATE([$case_00140_00100.$A9];[.B$2])" office:value-type="string" office:string-value="M14_Mur01" calcext:value-type="string">
            <text:p>M14_Mur01</text:p>
          </table:table-cell>
          <table:table-cell table:style-name="ce5" table:formula="of:=[$case_00140_00100.$C9]+[.C$2]" office:value-type="float" office:value="1379920" calcext:value-type="float">
            <text:p>1379920</text:p>
          </table:table-cell>
          <table:table-cell table:style-name="ce5" table:formula="of:=[$case_00140_00100.$D9]+[.D$2]" office:value-type="float" office:value="5226300" calcext:value-type="float">
            <text:p>5226300</text:p>
          </table:table-cell>
          <table:table-cell table:style-name="ce5" table:formula="of:=[$case_00140_00100.$C9]+[.E$2]" office:value-type="float" office:value="1379920" calcext:value-type="float">
            <text:p>1379920</text:p>
          </table:table-cell>
          <table:table-cell table:style-name="ce5" table:formula="of:=[$case_00140_00100.$D9]+[.F$2]" office:value-type="float" office:value="5226300" calcext:value-type="float">
            <text:p>5226300</text:p>
          </table:table-cell>
          <table:table-cell table:style-name="ce5" table:formula="of:=[$case_00140_00100.$C9]+[.G$2]" office:value-type="float" office:value="1379920" calcext:value-type="float">
            <text:p>1379920</text:p>
          </table:table-cell>
          <table:table-cell table:style-name="ce5" table:formula="of:=[$case_00140_00100.$D9]+[.H$2]" office:value-type="float" office:value="5226300" calcext:value-type="float">
            <text:p>5226300</text:p>
          </table:table-cell>
          <table:table-cell table:style-name="ce5" table:formula="of:=[$case_00140_00100.$C9]+[.I$2]" office:value-type="float" office:value="1379920" calcext:value-type="float">
            <text:p>1379920</text:p>
          </table:table-cell>
          <table:table-cell table:style-name="ce5" table:formula="of:=[$case_00140_00100.$D9]+[.J$2]" office:value-type="float" office:value="5226300" calcext:value-type="float">
            <text:p>5226300</text:p>
          </table:table-cell>
          <table:table-cell table:style-name="ce4" table:formula="of:=CONCATENATE([.K$2];CHAR(13);&quot;    &quot;;&quot;'&quot;;[.B9];&quot;',&quot;;CHAR(13);&quot;    'SRID=3946;LINESTRING(&quot;;[.C9];&quot; &quot;;[.D9];&quot;,&quot;;[.E9];&quot; &quot;;[.F9];&quot;,&quot;;[.G9];&quot; &quot;;[.H9];&quot;,&quot;;[.I9];&quot; &quot;;[.J9];&quot;)');&quot;;CHAR(13))" office:value-type="string" office:string-value="INSERT INTO &#13;  mur (&#13;    id,&#13;    geometry_asewkt)&#13;  VALUES (&#13;    'M14_Mur01',&#13;    'SRID=3946;LINESTRING(1379920 5226300,1379920 5226300,1379920 5226300,1379920 5226300)');&#13;" calcext:value-type="string">
            <text:p>INSERT INTO  <text:s/>mur ( <text:s text:c="3"/>id, <text:s text:c="3"/>geometry_asewkt) <text:s/>VALUES ( <text:s text:c="3"/>'M14_Mur01', <text:s text:c="3"/>'SRID=3946;LINESTRING(1379920 5226300,1379920 5226300,1379920 5226300,1379920 5226300)');</text:p>
          </table:table-cell>
          <table:table-cell table:style-name="ce5" table:formula="of:=CONCATENATE([$case_00140_00100.$A9];[.L$2])" office:value-type="string" office:string-value="M14_Mur02" calcext:value-type="string">
            <text:p>M14_Mur02</text:p>
          </table:table-cell>
          <table:table-cell table:style-name="ce5" table:formula="of:=[$case_00140_00100.$C9]+[.M$2]" office:value-type="float" office:value="1379920" calcext:value-type="float">
            <text:p>1379920</text:p>
          </table:table-cell>
          <table:table-cell table:style-name="ce5" table:formula="of:=[$case_00140_00100.$D9]+[.N$2]" office:value-type="float" office:value="5226300" calcext:value-type="float">
            <text:p>5226300</text:p>
          </table:table-cell>
          <table:table-cell table:style-name="ce5" table:formula="of:=[$case_00140_00100.$C9]+[.O$2]" office:value-type="float" office:value="1379920" calcext:value-type="float">
            <text:p>1379920</text:p>
          </table:table-cell>
          <table:table-cell table:style-name="ce5" table:formula="of:=[$case_00140_00100.$D9]+[.P$2]" office:value-type="float" office:value="5226300" calcext:value-type="float">
            <text:p>5226300</text:p>
          </table:table-cell>
          <table:table-cell table:style-name="ce5" table:formula="of:=[$case_00140_00100.$C9]+[.Q$2]" office:value-type="float" office:value="1379920" calcext:value-type="float">
            <text:p>1379920</text:p>
          </table:table-cell>
          <table:table-cell table:style-name="ce5" table:formula="of:=[$case_00140_00100.$D9]+[.R$2]" office:value-type="float" office:value="5226300" calcext:value-type="float">
            <text:p>5226300</text:p>
          </table:table-cell>
          <table:table-cell table:style-name="ce5" table:formula="of:=[$case_00140_00100.$C9]+[.S$2]" office:value-type="float" office:value="1379920" calcext:value-type="float">
            <text:p>1379920</text:p>
          </table:table-cell>
          <table:table-cell table:style-name="ce5" table:formula="of:=[$case_00140_00100.$D9]+[.T$2]" office:value-type="float" office:value="5226300" calcext:value-type="float">
            <text:p>5226300</text:p>
          </table:table-cell>
          <table:table-cell table:style-name="ce4" table:formula="of:=CONCATENATE([.U$2];CHAR(13);&quot;    &quot;;&quot;'&quot;;[.L9];&quot;',&quot;;CHAR(13);&quot;    'SRID=3946;LINESTRING(&quot;;[.M9];&quot; &quot;;[.N9];&quot;,&quot;;[.O9];&quot; &quot;;[.P9];&quot;,&quot;;[.Q9];&quot; &quot;;[.R9];&quot;,&quot;;[.S9];&quot; &quot;;[.T9];&quot;)');&quot;;CHAR(13))" office:value-type="string" office:string-value="INSERT INTO &#13;  mur (&#13;    id,&#13;    geometry_asewkt)&#13;  VALUES (&#13;    'M14_Mur02',&#13;    'SRID=3946;LINESTRING(1379920 5226300,1379920 5226300,1379920 5226300,1379920 5226300)');&#13;" calcext:value-type="string">
            <text:p>INSERT INTO  <text:s/>mur ( <text:s text:c="3"/>id, <text:s text:c="3"/>geometry_asewkt) <text:s/>VALUES ( <text:s text:c="3"/>'M14_Mur02', <text:s text:c="3"/>'SRID=3946;LINESTRING(1379920 5226300,1379920 5226300,1379920 5226300,1379920 5226300)');</text:p>
          </table:table-cell>
          <table:table-cell table:formula="of:=CONCATENATE([.K9];CHAR(13);[.U9];CHAR(13))" office:value-type="string" office:string-value="INSERT INTO &#13;  mur (&#13;    id,&#13;    geometry_asewkt)&#13;  VALUES (&#13;    'M14_Mur01',&#13;    'SRID=3946;LINESTRING(1379920 5226300,1379920 5226300,1379920 5226300,1379920 5226300)');&#13;&#13;INSERT INTO &#13;  mur (&#13;    id,&#13;    geometry_asewkt)&#13;  VALUES (&#13;    'M14_Mur02',&#13;    'SRID=3946;LINESTRING(1379920 5226300,1379920 5226300,1379920 5226300,1379920 5226300)');&#13;&#13;" calcext:value-type="string">
            <text:p>INSERT INTO  <text:s/>mur ( <text:s text:c="3"/>id, <text:s text:c="3"/>geometry_asewkt) <text:s/>VALUES ( <text:s text:c="3"/>'M14_Mur01', <text:s text:c="3"/>'SRID=3946;LINESTRING(1379920 5226300,1379920 5226300,1379920 5226300,1379920 5226300)');INSERT INTO  <text:s/>mur ( <text:s text:c="3"/>id, <text:s text:c="3"/>geometry_asewkt) <text:s/>VALUES ( <text:s text:c="3"/>'M14_Mur02', <text:s text:c="3"/>'SRID=3946;LINESTRING(1379920 5226300,1379920 5226300,1379920 5226300,1379920 5226300)');</text:p>
          </table:table-cell>
          <table:table-cell table:number-columns-repeated="1002"/>
        </table:table-row>
        <table:table-row table:style-name="ro1">
          <table:table-cell table:formula="of:=[case_00140_00100.B10]" office:value-type="string" office:string-value="Agenc_A" calcext:value-type="string">
            <text:p>Agenc_A</text:p>
          </table:table-cell>
          <table:table-cell table:style-name="ce5" table:formula="of:=CONCATENATE([$case_00140_00100.$A10];[.B$2])" office:value-type="string" office:string-value="M15_Mur01" calcext:value-type="string">
            <text:p>M15_Mur01</text:p>
          </table:table-cell>
          <table:table-cell table:style-name="ce5" table:formula="of:=[$case_00140_00100.$C10]+[.C$2]" office:value-type="float" office:value="1380060" calcext:value-type="float">
            <text:p>1380060</text:p>
          </table:table-cell>
          <table:table-cell table:style-name="ce5" table:formula="of:=[$case_00140_00100.$D10]+[.D$2]" office:value-type="float" office:value="5226300" calcext:value-type="float">
            <text:p>5226300</text:p>
          </table:table-cell>
          <table:table-cell table:style-name="ce5" table:formula="of:=[$case_00140_00100.$C10]+[.E$2]" office:value-type="float" office:value="1380060" calcext:value-type="float">
            <text:p>1380060</text:p>
          </table:table-cell>
          <table:table-cell table:style-name="ce5" table:formula="of:=[$case_00140_00100.$D10]+[.F$2]" office:value-type="float" office:value="5226300" calcext:value-type="float">
            <text:p>5226300</text:p>
          </table:table-cell>
          <table:table-cell table:style-name="ce5" table:formula="of:=[$case_00140_00100.$C10]+[.G$2]" office:value-type="float" office:value="1380060" calcext:value-type="float">
            <text:p>1380060</text:p>
          </table:table-cell>
          <table:table-cell table:style-name="ce5" table:formula="of:=[$case_00140_00100.$D10]+[.H$2]" office:value-type="float" office:value="5226300" calcext:value-type="float">
            <text:p>5226300</text:p>
          </table:table-cell>
          <table:table-cell table:style-name="ce5" table:formula="of:=[$case_00140_00100.$C10]+[.I$2]" office:value-type="float" office:value="1380060" calcext:value-type="float">
            <text:p>1380060</text:p>
          </table:table-cell>
          <table:table-cell table:style-name="ce5" table:formula="of:=[$case_00140_00100.$D10]+[.J$2]" office:value-type="float" office:value="5226300" calcext:value-type="float">
            <text:p>5226300</text:p>
          </table:table-cell>
          <table:table-cell table:style-name="ce4" table:formula="of:=CONCATENATE([.K$2];CHAR(13);&quot;    &quot;;&quot;'&quot;;[.B10];&quot;',&quot;;CHAR(13);&quot;    'SRID=3946;LINESTRING(&quot;;[.C10];&quot; &quot;;[.D10];&quot;,&quot;;[.E10];&quot; &quot;;[.F10];&quot;,&quot;;[.G10];&quot; &quot;;[.H10];&quot;,&quot;;[.I10];&quot; &quot;;[.J10];&quot;)');&quot;;CHAR(13))" office:value-type="string" office:string-value="INSERT INTO &#13;  mur (&#13;    id,&#13;    geometry_asewkt)&#13;  VALUES (&#13;    'M15_Mur01',&#13;    'SRID=3946;LINESTRING(1380060 5226300,1380060 5226300,1380060 5226300,1380060 5226300)');&#13;" calcext:value-type="string">
            <text:p>INSERT INTO  <text:s/>mur ( <text:s text:c="3"/>id, <text:s text:c="3"/>geometry_asewkt) <text:s/>VALUES ( <text:s text:c="3"/>'M15_Mur01', <text:s text:c="3"/>'SRID=3946;LINESTRING(1380060 5226300,1380060 5226300,1380060 5226300,1380060 5226300)');</text:p>
          </table:table-cell>
          <table:table-cell table:style-name="ce5" table:formula="of:=CONCATENATE([$case_00140_00100.$A10];[.L$2])" office:value-type="string" office:string-value="M15_Mur02" calcext:value-type="string">
            <text:p>M15_Mur02</text:p>
          </table:table-cell>
          <table:table-cell table:style-name="ce5" table:formula="of:=[$case_00140_00100.$C10]+[.M$2]" office:value-type="float" office:value="1380060" calcext:value-type="float">
            <text:p>1380060</text:p>
          </table:table-cell>
          <table:table-cell table:style-name="ce5" table:formula="of:=[$case_00140_00100.$D10]+[.N$2]" office:value-type="float" office:value="5226300" calcext:value-type="float">
            <text:p>5226300</text:p>
          </table:table-cell>
          <table:table-cell table:style-name="ce5" table:formula="of:=[$case_00140_00100.$C10]+[.O$2]" office:value-type="float" office:value="1380060" calcext:value-type="float">
            <text:p>1380060</text:p>
          </table:table-cell>
          <table:table-cell table:style-name="ce5" table:formula="of:=[$case_00140_00100.$D10]+[.P$2]" office:value-type="float" office:value="5226300" calcext:value-type="float">
            <text:p>5226300</text:p>
          </table:table-cell>
          <table:table-cell table:style-name="ce5" table:formula="of:=[$case_00140_00100.$C10]+[.Q$2]" office:value-type="float" office:value="1380060" calcext:value-type="float">
            <text:p>1380060</text:p>
          </table:table-cell>
          <table:table-cell table:style-name="ce5" table:formula="of:=[$case_00140_00100.$D10]+[.R$2]" office:value-type="float" office:value="5226300" calcext:value-type="float">
            <text:p>5226300</text:p>
          </table:table-cell>
          <table:table-cell table:style-name="ce5" table:formula="of:=[$case_00140_00100.$C10]+[.S$2]" office:value-type="float" office:value="1380060" calcext:value-type="float">
            <text:p>1380060</text:p>
          </table:table-cell>
          <table:table-cell table:style-name="ce5" table:formula="of:=[$case_00140_00100.$D10]+[.T$2]" office:value-type="float" office:value="5226300" calcext:value-type="float">
            <text:p>5226300</text:p>
          </table:table-cell>
          <table:table-cell table:style-name="ce4" table:formula="of:=CONCATENATE([.U$2];CHAR(13);&quot;    &quot;;&quot;'&quot;;[.L10];&quot;',&quot;;CHAR(13);&quot;    'SRID=3946;LINESTRING(&quot;;[.M10];&quot; &quot;;[.N10];&quot;,&quot;;[.O10];&quot; &quot;;[.P10];&quot;,&quot;;[.Q10];&quot; &quot;;[.R10];&quot;,&quot;;[.S10];&quot; &quot;;[.T10];&quot;)');&quot;;CHAR(13))" office:value-type="string" office:string-value="INSERT INTO &#13;  mur (&#13;    id,&#13;    geometry_asewkt)&#13;  VALUES (&#13;    'M15_Mur02',&#13;    'SRID=3946;LINESTRING(1380060 5226300,1380060 5226300,1380060 5226300,1380060 5226300)');&#13;" calcext:value-type="string">
            <text:p>INSERT INTO  <text:s/>mur ( <text:s text:c="3"/>id, <text:s text:c="3"/>geometry_asewkt) <text:s/>VALUES ( <text:s text:c="3"/>'M15_Mur02', <text:s text:c="3"/>'SRID=3946;LINESTRING(1380060 5226300,1380060 5226300,1380060 5226300,1380060 5226300)');</text:p>
          </table:table-cell>
          <table:table-cell table:formula="of:=CONCATENATE([.K10];CHAR(13);[.U10];CHAR(13))" office:value-type="string" office:string-value="INSERT INTO &#13;  mur (&#13;    id,&#13;    geometry_asewkt)&#13;  VALUES (&#13;    'M15_Mur01',&#13;    'SRID=3946;LINESTRING(1380060 5226300,1380060 5226300,1380060 5226300,1380060 5226300)');&#13;&#13;INSERT INTO &#13;  mur (&#13;    id,&#13;    geometry_asewkt)&#13;  VALUES (&#13;    'M15_Mur02',&#13;    'SRID=3946;LINESTRING(1380060 5226300,1380060 5226300,1380060 5226300,1380060 5226300)');&#13;&#13;" calcext:value-type="string">
            <text:p>INSERT INTO  <text:s/>mur ( <text:s text:c="3"/>id, <text:s text:c="3"/>geometry_asewkt) <text:s/>VALUES ( <text:s text:c="3"/>'M15_Mur01', <text:s text:c="3"/>'SRID=3946;LINESTRING(1380060 5226300,1380060 5226300,1380060 5226300,1380060 5226300)');INSERT INTO  <text:s/>mur ( <text:s text:c="3"/>id, <text:s text:c="3"/>geometry_asewkt) <text:s/>VALUES ( <text:s text:c="3"/>'M15_Mur02', <text:s text:c="3"/>'SRID=3946;LINESTRING(1380060 5226300,1380060 5226300,1380060 5226300,1380060 5226300)');</text:p>
          </table:table-cell>
          <table:table-cell table:number-columns-repeated="1002"/>
        </table:table-row>
        <table:table-row table:style-name="ro1">
          <table:table-cell table:formula="of:=[case_00140_00100.B11]" office:value-type="string" office:string-value="Agenc_B" calcext:value-type="string">
            <text:p>Agenc_B</text:p>
          </table:table-cell>
          <table:table-cell table:style-name="ce5" table:formula="of:=CONCATENATE([$case_00140_00100.$A11];[.B$2])" office:value-type="string" office:string-value="M21_Mur01" calcext:value-type="string">
            <text:p>M21_Mur01</text:p>
          </table:table-cell>
          <table:table-cell table:style-name="ce5" table:formula="of:=[$case_00140_00100.$C11]+[.C$2]" office:value-type="float" office:value="1379500" calcext:value-type="float">
            <text:p>1379500</text:p>
          </table:table-cell>
          <table:table-cell table:style-name="ce5" table:formula="of:=[$case_00140_00100.$D11]+[.D$2]" office:value-type="float" office:value="5226200" calcext:value-type="float">
            <text:p>5226200</text:p>
          </table:table-cell>
          <table:table-cell table:style-name="ce5" table:formula="of:=[$case_00140_00100.$C11]+[.E$2]" office:value-type="float" office:value="1379500" calcext:value-type="float">
            <text:p>1379500</text:p>
          </table:table-cell>
          <table:table-cell table:style-name="ce5" table:formula="of:=[$case_00140_00100.$D11]+[.F$2]" office:value-type="float" office:value="5226200" calcext:value-type="float">
            <text:p>5226200</text:p>
          </table:table-cell>
          <table:table-cell table:style-name="ce5" table:formula="of:=[$case_00140_00100.$C11]+[.G$2]" office:value-type="float" office:value="1379500" calcext:value-type="float">
            <text:p>1379500</text:p>
          </table:table-cell>
          <table:table-cell table:style-name="ce5" table:formula="of:=[$case_00140_00100.$D11]+[.H$2]" office:value-type="float" office:value="5226200" calcext:value-type="float">
            <text:p>5226200</text:p>
          </table:table-cell>
          <table:table-cell table:style-name="ce5" table:formula="of:=[$case_00140_00100.$C11]+[.I$2]" office:value-type="float" office:value="1379500" calcext:value-type="float">
            <text:p>1379500</text:p>
          </table:table-cell>
          <table:table-cell table:style-name="ce5" table:formula="of:=[$case_00140_00100.$D11]+[.J$2]" office:value-type="float" office:value="5226200" calcext:value-type="float">
            <text:p>5226200</text:p>
          </table:table-cell>
          <table:table-cell table:style-name="ce4" table:formula="of:=CONCATENATE([.K$2];CHAR(13);&quot;    &quot;;&quot;'&quot;;[.B11];&quot;',&quot;;CHAR(13);&quot;    'SRID=3946;LINESTRING(&quot;;[.C11];&quot; &quot;;[.D11];&quot;,&quot;;[.E11];&quot; &quot;;[.F11];&quot;,&quot;;[.G11];&quot; &quot;;[.H11];&quot;,&quot;;[.I11];&quot; &quot;;[.J11];&quot;)');&quot;;CHAR(13))" office:value-type="string" office:string-value="INSERT INTO &#13;  mur (&#13;    id,&#13;    geometry_asewkt)&#13;  VALUES (&#13;    'M21_Mur01',&#13;    'SRID=3946;LINESTRING(1379500 5226200,1379500 5226200,1379500 5226200,1379500 5226200)');&#13;" calcext:value-type="string">
            <text:p>INSERT INTO  <text:s/>mur ( <text:s text:c="3"/>id, <text:s text:c="3"/>geometry_asewkt) <text:s/>VALUES ( <text:s text:c="3"/>'M21_Mur01', <text:s text:c="3"/>'SRID=3946;LINESTRING(1379500 5226200,1379500 5226200,1379500 5226200,1379500 5226200)');</text:p>
          </table:table-cell>
          <table:table-cell table:style-name="ce5" table:formula="of:=CONCATENATE([$case_00140_00100.$A11];[.L$2])" office:value-type="string" office:string-value="M21_Mur02" calcext:value-type="string">
            <text:p>M21_Mur02</text:p>
          </table:table-cell>
          <table:table-cell table:style-name="ce5" table:formula="of:=[$case_00140_00100.$C11]+[.M$2]" office:value-type="float" office:value="1379500" calcext:value-type="float">
            <text:p>1379500</text:p>
          </table:table-cell>
          <table:table-cell table:style-name="ce5" table:formula="of:=[$case_00140_00100.$D11]+[.N$2]" office:value-type="float" office:value="5226200" calcext:value-type="float">
            <text:p>5226200</text:p>
          </table:table-cell>
          <table:table-cell table:style-name="ce5" table:formula="of:=[$case_00140_00100.$C11]+[.O$2]" office:value-type="float" office:value="1379500" calcext:value-type="float">
            <text:p>1379500</text:p>
          </table:table-cell>
          <table:table-cell table:style-name="ce5" table:formula="of:=[$case_00140_00100.$D11]+[.P$2]" office:value-type="float" office:value="5226200" calcext:value-type="float">
            <text:p>5226200</text:p>
          </table:table-cell>
          <table:table-cell table:style-name="ce5" table:formula="of:=[$case_00140_00100.$C11]+[.Q$2]" office:value-type="float" office:value="1379500" calcext:value-type="float">
            <text:p>1379500</text:p>
          </table:table-cell>
          <table:table-cell table:style-name="ce5" table:formula="of:=[$case_00140_00100.$D11]+[.R$2]" office:value-type="float" office:value="5226200" calcext:value-type="float">
            <text:p>5226200</text:p>
          </table:table-cell>
          <table:table-cell table:style-name="ce5" table:formula="of:=[$case_00140_00100.$C11]+[.S$2]" office:value-type="float" office:value="1379500" calcext:value-type="float">
            <text:p>1379500</text:p>
          </table:table-cell>
          <table:table-cell table:style-name="ce5" table:formula="of:=[$case_00140_00100.$D11]+[.T$2]" office:value-type="float" office:value="5226200" calcext:value-type="float">
            <text:p>5226200</text:p>
          </table:table-cell>
          <table:table-cell table:style-name="ce4" table:formula="of:=CONCATENATE([.U$2];CHAR(13);&quot;    &quot;;&quot;'&quot;;[.L11];&quot;',&quot;;CHAR(13);&quot;    'SRID=3946;LINESTRING(&quot;;[.M11];&quot; &quot;;[.N11];&quot;,&quot;;[.O11];&quot; &quot;;[.P11];&quot;,&quot;;[.Q11];&quot; &quot;;[.R11];&quot;,&quot;;[.S11];&quot; &quot;;[.T11];&quot;)');&quot;;CHAR(13))" office:value-type="string" office:string-value="INSERT INTO &#13;  mur (&#13;    id,&#13;    geometry_asewkt)&#13;  VALUES (&#13;    'M21_Mur02',&#13;    'SRID=3946;LINESTRING(1379500 5226200,1379500 5226200,1379500 5226200,1379500 5226200)');&#13;" calcext:value-type="string">
            <text:p>INSERT INTO  <text:s/>mur ( <text:s text:c="3"/>id, <text:s text:c="3"/>geometry_asewkt) <text:s/>VALUES ( <text:s text:c="3"/>'M21_Mur02', <text:s text:c="3"/>'SRID=3946;LINESTRING(1379500 5226200,1379500 5226200,1379500 5226200,1379500 5226200)');</text:p>
          </table:table-cell>
          <table:table-cell table:formula="of:=CONCATENATE([.K11];CHAR(13);[.U11];CHAR(13))" office:value-type="string" office:string-value="INSERT INTO &#13;  mur (&#13;    id,&#13;    geometry_asewkt)&#13;  VALUES (&#13;    'M21_Mur01',&#13;    'SRID=3946;LINESTRING(1379500 5226200,1379500 5226200,1379500 5226200,1379500 5226200)');&#13;&#13;INSERT INTO &#13;  mur (&#13;    id,&#13;    geometry_asewkt)&#13;  VALUES (&#13;    'M21_Mur02',&#13;    'SRID=3946;LINESTRING(1379500 5226200,1379500 5226200,1379500 5226200,1379500 5226200)');&#13;&#13;" calcext:value-type="string">
            <text:p>INSERT INTO  <text:s/>mur ( <text:s text:c="3"/>id, <text:s text:c="3"/>geometry_asewkt) <text:s/>VALUES ( <text:s text:c="3"/>'M21_Mur01', <text:s text:c="3"/>'SRID=3946;LINESTRING(1379500 5226200,1379500 5226200,1379500 5226200,1379500 5226200)');INSERT INTO  <text:s/>mur ( <text:s text:c="3"/>id, <text:s text:c="3"/>geometry_asewkt) <text:s/>VALUES ( <text:s text:c="3"/>'M21_Mur02', <text:s text:c="3"/>'SRID=3946;LINESTRING(1379500 5226200,1379500 5226200,1379500 5226200,1379500 5226200)');</text:p>
          </table:table-cell>
          <table:table-cell table:number-columns-repeated="1002"/>
        </table:table-row>
        <table:table-row table:style-name="ro1">
          <table:table-cell table:formula="of:=[case_00140_00100.B12]" office:value-type="string" office:string-value="Agenc_C" calcext:value-type="string">
            <text:p>Agenc_C</text:p>
          </table:table-cell>
          <table:table-cell table:style-name="ce5" table:formula="of:=CONCATENATE([$case_00140_00100.$A12];[.B$2])" office:value-type="string" office:string-value="M22_Mur01" calcext:value-type="string">
            <text:p>M22_Mur01</text:p>
          </table:table-cell>
          <table:table-cell table:style-name="ce5" table:formula="of:=[$case_00140_00100.$C12]+[.C$2]" office:value-type="float" office:value="1379640" calcext:value-type="float">
            <text:p>1379640</text:p>
          </table:table-cell>
          <table:table-cell table:style-name="ce5" table:formula="of:=[$case_00140_00100.$D12]+[.D$2]" office:value-type="float" office:value="5226200" calcext:value-type="float">
            <text:p>5226200</text:p>
          </table:table-cell>
          <table:table-cell table:style-name="ce5" table:formula="of:=[$case_00140_00100.$C12]+[.E$2]" office:value-type="float" office:value="1379640" calcext:value-type="float">
            <text:p>1379640</text:p>
          </table:table-cell>
          <table:table-cell table:style-name="ce5" table:formula="of:=[$case_00140_00100.$D12]+[.F$2]" office:value-type="float" office:value="5226200" calcext:value-type="float">
            <text:p>5226200</text:p>
          </table:table-cell>
          <table:table-cell table:style-name="ce5" table:formula="of:=[$case_00140_00100.$C12]+[.G$2]" office:value-type="float" office:value="1379640" calcext:value-type="float">
            <text:p>1379640</text:p>
          </table:table-cell>
          <table:table-cell table:style-name="ce5" table:formula="of:=[$case_00140_00100.$D12]+[.H$2]" office:value-type="float" office:value="5226200" calcext:value-type="float">
            <text:p>5226200</text:p>
          </table:table-cell>
          <table:table-cell table:style-name="ce5" table:formula="of:=[$case_00140_00100.$C12]+[.I$2]" office:value-type="float" office:value="1379640" calcext:value-type="float">
            <text:p>1379640</text:p>
          </table:table-cell>
          <table:table-cell table:style-name="ce5" table:formula="of:=[$case_00140_00100.$D12]+[.J$2]" office:value-type="float" office:value="5226200" calcext:value-type="float">
            <text:p>5226200</text:p>
          </table:table-cell>
          <table:table-cell table:style-name="ce4" table:formula="of:=CONCATENATE([.K$2];CHAR(13);&quot;    &quot;;&quot;'&quot;;[.B12];&quot;',&quot;;CHAR(13);&quot;    'SRID=3946;LINESTRING(&quot;;[.C12];&quot; &quot;;[.D12];&quot;,&quot;;[.E12];&quot; &quot;;[.F12];&quot;,&quot;;[.G12];&quot; &quot;;[.H12];&quot;,&quot;;[.I12];&quot; &quot;;[.J12];&quot;)');&quot;;CHAR(13))" office:value-type="string" office:string-value="INSERT INTO &#13;  mur (&#13;    id,&#13;    geometry_asewkt)&#13;  VALUES (&#13;    'M22_Mur01',&#13;    'SRID=3946;LINESTRING(1379640 5226200,1379640 5226200,1379640 5226200,1379640 5226200)');&#13;" calcext:value-type="string">
            <text:p>INSERT INTO  <text:s/>mur ( <text:s text:c="3"/>id, <text:s text:c="3"/>geometry_asewkt) <text:s/>VALUES ( <text:s text:c="3"/>'M22_Mur01', <text:s text:c="3"/>'SRID=3946;LINESTRING(1379640 5226200,1379640 5226200,1379640 5226200,1379640 5226200)');</text:p>
          </table:table-cell>
          <table:table-cell table:style-name="ce5" table:formula="of:=CONCATENATE([$case_00140_00100.$A12];[.L$2])" office:value-type="string" office:string-value="M22_Mur02" calcext:value-type="string">
            <text:p>M22_Mur02</text:p>
          </table:table-cell>
          <table:table-cell table:style-name="ce5" table:formula="of:=[$case_00140_00100.$C12]+[.M$2]" office:value-type="float" office:value="1379640" calcext:value-type="float">
            <text:p>1379640</text:p>
          </table:table-cell>
          <table:table-cell table:style-name="ce5" table:formula="of:=[$case_00140_00100.$D12]+[.N$2]" office:value-type="float" office:value="5226200" calcext:value-type="float">
            <text:p>5226200</text:p>
          </table:table-cell>
          <table:table-cell table:style-name="ce5" table:formula="of:=[$case_00140_00100.$C12]+[.O$2]" office:value-type="float" office:value="1379640" calcext:value-type="float">
            <text:p>1379640</text:p>
          </table:table-cell>
          <table:table-cell table:style-name="ce5" table:formula="of:=[$case_00140_00100.$D12]+[.P$2]" office:value-type="float" office:value="5226200" calcext:value-type="float">
            <text:p>5226200</text:p>
          </table:table-cell>
          <table:table-cell table:style-name="ce5" table:formula="of:=[$case_00140_00100.$C12]+[.Q$2]" office:value-type="float" office:value="1379640" calcext:value-type="float">
            <text:p>1379640</text:p>
          </table:table-cell>
          <table:table-cell table:style-name="ce5" table:formula="of:=[$case_00140_00100.$D12]+[.R$2]" office:value-type="float" office:value="5226200" calcext:value-type="float">
            <text:p>5226200</text:p>
          </table:table-cell>
          <table:table-cell table:style-name="ce5" table:formula="of:=[$case_00140_00100.$C12]+[.S$2]" office:value-type="float" office:value="1379640" calcext:value-type="float">
            <text:p>1379640</text:p>
          </table:table-cell>
          <table:table-cell table:style-name="ce5" table:formula="of:=[$case_00140_00100.$D12]+[.T$2]" office:value-type="float" office:value="5226200" calcext:value-type="float">
            <text:p>5226200</text:p>
          </table:table-cell>
          <table:table-cell table:style-name="ce4" table:formula="of:=CONCATENATE([.U$2];CHAR(13);&quot;    &quot;;&quot;'&quot;;[.L12];&quot;',&quot;;CHAR(13);&quot;    'SRID=3946;LINESTRING(&quot;;[.M12];&quot; &quot;;[.N12];&quot;,&quot;;[.O12];&quot; &quot;;[.P12];&quot;,&quot;;[.Q12];&quot; &quot;;[.R12];&quot;,&quot;;[.S12];&quot; &quot;;[.T12];&quot;)');&quot;;CHAR(13))" office:value-type="string" office:string-value="INSERT INTO &#13;  mur (&#13;    id,&#13;    geometry_asewkt)&#13;  VALUES (&#13;    'M22_Mur02',&#13;    'SRID=3946;LINESTRING(1379640 5226200,1379640 5226200,1379640 5226200,1379640 5226200)');&#13;" calcext:value-type="string">
            <text:p>INSERT INTO  <text:s/>mur ( <text:s text:c="3"/>id, <text:s text:c="3"/>geometry_asewkt) <text:s/>VALUES ( <text:s text:c="3"/>'M22_Mur02', <text:s text:c="3"/>'SRID=3946;LINESTRING(1379640 5226200,1379640 5226200,1379640 5226200,1379640 5226200)');</text:p>
          </table:table-cell>
          <table:table-cell table:formula="of:=CONCATENATE([.K12];CHAR(13);[.U12];CHAR(13))" office:value-type="string" office:string-value="INSERT INTO &#13;  mur (&#13;    id,&#13;    geometry_asewkt)&#13;  VALUES (&#13;    'M22_Mur01',&#13;    'SRID=3946;LINESTRING(1379640 5226200,1379640 5226200,1379640 5226200,1379640 5226200)');&#13;&#13;INSERT INTO &#13;  mur (&#13;    id,&#13;    geometry_asewkt)&#13;  VALUES (&#13;    'M22_Mur02',&#13;    'SRID=3946;LINESTRING(1379640 5226200,1379640 5226200,1379640 5226200,1379640 5226200)');&#13;&#13;" calcext:value-type="string">
            <text:p>INSERT INTO  <text:s/>mur ( <text:s text:c="3"/>id, <text:s text:c="3"/>geometry_asewkt) <text:s/>VALUES ( <text:s text:c="3"/>'M22_Mur01', <text:s text:c="3"/>'SRID=3946;LINESTRING(1379640 5226200,1379640 5226200,1379640 5226200,1379640 5226200)');INSERT INTO  <text:s/>mur ( <text:s text:c="3"/>id, <text:s text:c="3"/>geometry_asewkt) <text:s/>VALUES ( <text:s text:c="3"/>'M22_Mur02', <text:s text:c="3"/>'SRID=3946;LINESTRING(1379640 5226200,1379640 5226200,1379640 5226200,1379640 5226200)');</text:p>
          </table:table-cell>
          <table:table-cell table:number-columns-repeated="1002"/>
        </table:table-row>
        <table:table-row table:style-name="ro1">
          <table:table-cell table:formula="of:=[case_00140_00100.B13]" office:value-type="string" office:string-value="Agenc_D" calcext:value-type="string">
            <text:p>Agenc_D</text:p>
          </table:table-cell>
          <table:table-cell table:style-name="ce5" table:formula="of:=CONCATENATE([$case_00140_00100.$A13];[.B$2])" office:value-type="string" office:string-value="M23_Mur01" calcext:value-type="string">
            <text:p>M23_Mur01</text:p>
          </table:table-cell>
          <table:table-cell table:style-name="ce5" table:formula="of:=[$case_00140_00100.$C13]+[.C$2]" office:value-type="float" office:value="1379780" calcext:value-type="float">
            <text:p>1379780</text:p>
          </table:table-cell>
          <table:table-cell table:style-name="ce5" table:formula="of:=[$case_00140_00100.$D13]+[.D$2]" office:value-type="float" office:value="5226200" calcext:value-type="float">
            <text:p>5226200</text:p>
          </table:table-cell>
          <table:table-cell table:style-name="ce5" table:formula="of:=[$case_00140_00100.$C13]+[.E$2]" office:value-type="float" office:value="1379780" calcext:value-type="float">
            <text:p>1379780</text:p>
          </table:table-cell>
          <table:table-cell table:style-name="ce5" table:formula="of:=[$case_00140_00100.$D13]+[.F$2]" office:value-type="float" office:value="5226200" calcext:value-type="float">
            <text:p>5226200</text:p>
          </table:table-cell>
          <table:table-cell table:style-name="ce5" table:formula="of:=[$case_00140_00100.$C13]+[.G$2]" office:value-type="float" office:value="1379780" calcext:value-type="float">
            <text:p>1379780</text:p>
          </table:table-cell>
          <table:table-cell table:style-name="ce5" table:formula="of:=[$case_00140_00100.$D13]+[.H$2]" office:value-type="float" office:value="5226200" calcext:value-type="float">
            <text:p>5226200</text:p>
          </table:table-cell>
          <table:table-cell table:style-name="ce5" table:formula="of:=[$case_00140_00100.$C13]+[.I$2]" office:value-type="float" office:value="1379780" calcext:value-type="float">
            <text:p>1379780</text:p>
          </table:table-cell>
          <table:table-cell table:style-name="ce5" table:formula="of:=[$case_00140_00100.$D13]+[.J$2]" office:value-type="float" office:value="5226200" calcext:value-type="float">
            <text:p>5226200</text:p>
          </table:table-cell>
          <table:table-cell table:style-name="ce4" table:formula="of:=CONCATENATE([.K$2];CHAR(13);&quot;    &quot;;&quot;'&quot;;[.B13];&quot;',&quot;;CHAR(13);&quot;    'SRID=3946;LINESTRING(&quot;;[.C13];&quot; &quot;;[.D13];&quot;,&quot;;[.E13];&quot; &quot;;[.F13];&quot;,&quot;;[.G13];&quot; &quot;;[.H13];&quot;,&quot;;[.I13];&quot; &quot;;[.J13];&quot;)');&quot;;CHAR(13))" office:value-type="string" office:string-value="INSERT INTO &#13;  mur (&#13;    id,&#13;    geometry_asewkt)&#13;  VALUES (&#13;    'M23_Mur01',&#13;    'SRID=3946;LINESTRING(1379780 5226200,1379780 5226200,1379780 5226200,1379780 5226200)');&#13;" calcext:value-type="string">
            <text:p>INSERT INTO  <text:s/>mur ( <text:s text:c="3"/>id, <text:s text:c="3"/>geometry_asewkt) <text:s/>VALUES ( <text:s text:c="3"/>'M23_Mur01', <text:s text:c="3"/>'SRID=3946;LINESTRING(1379780 5226200,1379780 5226200,1379780 5226200,1379780 5226200)');</text:p>
          </table:table-cell>
          <table:table-cell table:style-name="ce5" table:formula="of:=CONCATENATE([$case_00140_00100.$A13];[.L$2])" office:value-type="string" office:string-value="M23_Mur02" calcext:value-type="string">
            <text:p>M23_Mur02</text:p>
          </table:table-cell>
          <table:table-cell table:style-name="ce5" table:formula="of:=[$case_00140_00100.$C13]+[.M$2]" office:value-type="float" office:value="1379780" calcext:value-type="float">
            <text:p>1379780</text:p>
          </table:table-cell>
          <table:table-cell table:style-name="ce5" table:formula="of:=[$case_00140_00100.$D13]+[.N$2]" office:value-type="float" office:value="5226200" calcext:value-type="float">
            <text:p>5226200</text:p>
          </table:table-cell>
          <table:table-cell table:style-name="ce5" table:formula="of:=[$case_00140_00100.$C13]+[.O$2]" office:value-type="float" office:value="1379780" calcext:value-type="float">
            <text:p>1379780</text:p>
          </table:table-cell>
          <table:table-cell table:style-name="ce5" table:formula="of:=[$case_00140_00100.$D13]+[.P$2]" office:value-type="float" office:value="5226200" calcext:value-type="float">
            <text:p>5226200</text:p>
          </table:table-cell>
          <table:table-cell table:style-name="ce5" table:formula="of:=[$case_00140_00100.$C13]+[.Q$2]" office:value-type="float" office:value="1379780" calcext:value-type="float">
            <text:p>1379780</text:p>
          </table:table-cell>
          <table:table-cell table:style-name="ce5" table:formula="of:=[$case_00140_00100.$D13]+[.R$2]" office:value-type="float" office:value="5226200" calcext:value-type="float">
            <text:p>5226200</text:p>
          </table:table-cell>
          <table:table-cell table:style-name="ce5" table:formula="of:=[$case_00140_00100.$C13]+[.S$2]" office:value-type="float" office:value="1379780" calcext:value-type="float">
            <text:p>1379780</text:p>
          </table:table-cell>
          <table:table-cell table:style-name="ce5" table:formula="of:=[$case_00140_00100.$D13]+[.T$2]" office:value-type="float" office:value="5226200" calcext:value-type="float">
            <text:p>5226200</text:p>
          </table:table-cell>
          <table:table-cell table:style-name="ce4" table:formula="of:=CONCATENATE([.U$2];CHAR(13);&quot;    &quot;;&quot;'&quot;;[.L13];&quot;',&quot;;CHAR(13);&quot;    'SRID=3946;LINESTRING(&quot;;[.M13];&quot; &quot;;[.N13];&quot;,&quot;;[.O13];&quot; &quot;;[.P13];&quot;,&quot;;[.Q13];&quot; &quot;;[.R13];&quot;,&quot;;[.S13];&quot; &quot;;[.T13];&quot;)');&quot;;CHAR(13))" office:value-type="string" office:string-value="INSERT INTO &#13;  mur (&#13;    id,&#13;    geometry_asewkt)&#13;  VALUES (&#13;    'M23_Mur02',&#13;    'SRID=3946;LINESTRING(1379780 5226200,1379780 5226200,1379780 5226200,1379780 5226200)');&#13;" calcext:value-type="string">
            <text:p>INSERT INTO  <text:s/>mur ( <text:s text:c="3"/>id, <text:s text:c="3"/>geometry_asewkt) <text:s/>VALUES ( <text:s text:c="3"/>'M23_Mur02', <text:s text:c="3"/>'SRID=3946;LINESTRING(1379780 5226200,1379780 5226200,1379780 5226200,1379780 5226200)');</text:p>
          </table:table-cell>
          <table:table-cell table:formula="of:=CONCATENATE([.K13];CHAR(13);[.U13];CHAR(13))" office:value-type="string" office:string-value="INSERT INTO &#13;  mur (&#13;    id,&#13;    geometry_asewkt)&#13;  VALUES (&#13;    'M23_Mur01',&#13;    'SRID=3946;LINESTRING(1379780 5226200,1379780 5226200,1379780 5226200,1379780 5226200)');&#13;&#13;INSERT INTO &#13;  mur (&#13;    id,&#13;    geometry_asewkt)&#13;  VALUES (&#13;    'M23_Mur02',&#13;    'SRID=3946;LINESTRING(1379780 5226200,1379780 5226200,1379780 5226200,1379780 5226200)');&#13;&#13;" calcext:value-type="string">
            <text:p>INSERT INTO  <text:s/>mur ( <text:s text:c="3"/>id, <text:s text:c="3"/>geometry_asewkt) <text:s/>VALUES ( <text:s text:c="3"/>'M23_Mur01', <text:s text:c="3"/>'SRID=3946;LINESTRING(1379780 5226200,1379780 5226200,1379780 5226200,1379780 5226200)');INSERT INTO  <text:s/>mur ( <text:s text:c="3"/>id, <text:s text:c="3"/>geometry_asewkt) <text:s/>VALUES ( <text:s text:c="3"/>'M23_Mur02', <text:s text:c="3"/>'SRID=3946;LINESTRING(1379780 5226200,1379780 5226200,1379780 5226200,1379780 5226200)');</text:p>
          </table:table-cell>
          <table:table-cell table:number-columns-repeated="1002"/>
        </table:table-row>
        <table:table-row table:style-name="ro1">
          <table:table-cell table:formula="of:=[case_00140_00100.B14]" office:value-type="string" office:string-value="Agenc_A" calcext:value-type="string">
            <text:p>Agenc_A</text:p>
          </table:table-cell>
          <table:table-cell table:style-name="ce5" table:formula="of:=CONCATENATE([$case_00140_00100.$A14];[.B$2])" office:value-type="string" office:string-value="M24_Mur01" calcext:value-type="string">
            <text:p>M24_Mur01</text:p>
          </table:table-cell>
          <table:table-cell table:style-name="ce5" table:formula="of:=[$case_00140_00100.$C14]+[.C$2]" office:value-type="float" office:value="1379920" calcext:value-type="float">
            <text:p>1379920</text:p>
          </table:table-cell>
          <table:table-cell table:style-name="ce5" table:formula="of:=[$case_00140_00100.$D14]+[.D$2]" office:value-type="float" office:value="5226200" calcext:value-type="float">
            <text:p>5226200</text:p>
          </table:table-cell>
          <table:table-cell table:style-name="ce5" table:formula="of:=[$case_00140_00100.$C14]+[.E$2]" office:value-type="float" office:value="1379920" calcext:value-type="float">
            <text:p>1379920</text:p>
          </table:table-cell>
          <table:table-cell table:style-name="ce5" table:formula="of:=[$case_00140_00100.$D14]+[.F$2]" office:value-type="float" office:value="5226200" calcext:value-type="float">
            <text:p>5226200</text:p>
          </table:table-cell>
          <table:table-cell table:style-name="ce5" table:formula="of:=[$case_00140_00100.$C14]+[.G$2]" office:value-type="float" office:value="1379920" calcext:value-type="float">
            <text:p>1379920</text:p>
          </table:table-cell>
          <table:table-cell table:style-name="ce5" table:formula="of:=[$case_00140_00100.$D14]+[.H$2]" office:value-type="float" office:value="5226200" calcext:value-type="float">
            <text:p>5226200</text:p>
          </table:table-cell>
          <table:table-cell table:style-name="ce5" table:formula="of:=[$case_00140_00100.$C14]+[.I$2]" office:value-type="float" office:value="1379920" calcext:value-type="float">
            <text:p>1379920</text:p>
          </table:table-cell>
          <table:table-cell table:style-name="ce5" table:formula="of:=[$case_00140_00100.$D14]+[.J$2]" office:value-type="float" office:value="5226200" calcext:value-type="float">
            <text:p>5226200</text:p>
          </table:table-cell>
          <table:table-cell table:style-name="ce4" table:formula="of:=CONCATENATE([.K$2];CHAR(13);&quot;    &quot;;&quot;'&quot;;[.B14];&quot;',&quot;;CHAR(13);&quot;    'SRID=3946;LINESTRING(&quot;;[.C14];&quot; &quot;;[.D14];&quot;,&quot;;[.E14];&quot; &quot;;[.F14];&quot;,&quot;;[.G14];&quot; &quot;;[.H14];&quot;,&quot;;[.I14];&quot; &quot;;[.J14];&quot;)');&quot;;CHAR(13))" office:value-type="string" office:string-value="INSERT INTO &#13;  mur (&#13;    id,&#13;    geometry_asewkt)&#13;  VALUES (&#13;    'M24_Mur01',&#13;    'SRID=3946;LINESTRING(1379920 5226200,1379920 5226200,1379920 5226200,1379920 5226200)');&#13;" calcext:value-type="string">
            <text:p>INSERT INTO  <text:s/>mur ( <text:s text:c="3"/>id, <text:s text:c="3"/>geometry_asewkt) <text:s/>VALUES ( <text:s text:c="3"/>'M24_Mur01', <text:s text:c="3"/>'SRID=3946;LINESTRING(1379920 5226200,1379920 5226200,1379920 5226200,1379920 5226200)');</text:p>
          </table:table-cell>
          <table:table-cell table:style-name="ce5" table:formula="of:=CONCATENATE([$case_00140_00100.$A14];[.L$2])" office:value-type="string" office:string-value="M24_Mur02" calcext:value-type="string">
            <text:p>M24_Mur02</text:p>
          </table:table-cell>
          <table:table-cell table:style-name="ce5" table:formula="of:=[$case_00140_00100.$C14]+[.M$2]" office:value-type="float" office:value="1379920" calcext:value-type="float">
            <text:p>1379920</text:p>
          </table:table-cell>
          <table:table-cell table:style-name="ce5" table:formula="of:=[$case_00140_00100.$D14]+[.N$2]" office:value-type="float" office:value="5226200" calcext:value-type="float">
            <text:p>5226200</text:p>
          </table:table-cell>
          <table:table-cell table:style-name="ce5" table:formula="of:=[$case_00140_00100.$C14]+[.O$2]" office:value-type="float" office:value="1379920" calcext:value-type="float">
            <text:p>1379920</text:p>
          </table:table-cell>
          <table:table-cell table:style-name="ce5" table:formula="of:=[$case_00140_00100.$D14]+[.P$2]" office:value-type="float" office:value="5226200" calcext:value-type="float">
            <text:p>5226200</text:p>
          </table:table-cell>
          <table:table-cell table:style-name="ce5" table:formula="of:=[$case_00140_00100.$C14]+[.Q$2]" office:value-type="float" office:value="1379920" calcext:value-type="float">
            <text:p>1379920</text:p>
          </table:table-cell>
          <table:table-cell table:style-name="ce5" table:formula="of:=[$case_00140_00100.$D14]+[.R$2]" office:value-type="float" office:value="5226200" calcext:value-type="float">
            <text:p>5226200</text:p>
          </table:table-cell>
          <table:table-cell table:style-name="ce5" table:formula="of:=[$case_00140_00100.$C14]+[.S$2]" office:value-type="float" office:value="1379920" calcext:value-type="float">
            <text:p>1379920</text:p>
          </table:table-cell>
          <table:table-cell table:style-name="ce5" table:formula="of:=[$case_00140_00100.$D14]+[.T$2]" office:value-type="float" office:value="5226200" calcext:value-type="float">
            <text:p>5226200</text:p>
          </table:table-cell>
          <table:table-cell table:style-name="ce4" table:formula="of:=CONCATENATE([.U$2];CHAR(13);&quot;    &quot;;&quot;'&quot;;[.L14];&quot;',&quot;;CHAR(13);&quot;    'SRID=3946;LINESTRING(&quot;;[.M14];&quot; &quot;;[.N14];&quot;,&quot;;[.O14];&quot; &quot;;[.P14];&quot;,&quot;;[.Q14];&quot; &quot;;[.R14];&quot;,&quot;;[.S14];&quot; &quot;;[.T14];&quot;)');&quot;;CHAR(13))" office:value-type="string" office:string-value="INSERT INTO &#13;  mur (&#13;    id,&#13;    geometry_asewkt)&#13;  VALUES (&#13;    'M24_Mur02',&#13;    'SRID=3946;LINESTRING(1379920 5226200,1379920 5226200,1379920 5226200,1379920 5226200)');&#13;" calcext:value-type="string">
            <text:p>INSERT INTO  <text:s/>mur ( <text:s text:c="3"/>id, <text:s text:c="3"/>geometry_asewkt) <text:s/>VALUES ( <text:s text:c="3"/>'M24_Mur02', <text:s text:c="3"/>'SRID=3946;LINESTRING(1379920 5226200,1379920 5226200,1379920 5226200,1379920 5226200)');</text:p>
          </table:table-cell>
          <table:table-cell table:formula="of:=CONCATENATE([.K14];CHAR(13);[.U14];CHAR(13))" office:value-type="string" office:string-value="INSERT INTO &#13;  mur (&#13;    id,&#13;    geometry_asewkt)&#13;  VALUES (&#13;    'M24_Mur01',&#13;    'SRID=3946;LINESTRING(1379920 5226200,1379920 5226200,1379920 5226200,1379920 5226200)');&#13;&#13;INSERT INTO &#13;  mur (&#13;    id,&#13;    geometry_asewkt)&#13;  VALUES (&#13;    'M24_Mur02',&#13;    'SRID=3946;LINESTRING(1379920 5226200,1379920 5226200,1379920 5226200,1379920 5226200)');&#13;&#13;" calcext:value-type="string">
            <text:p>INSERT INTO  <text:s/>mur ( <text:s text:c="3"/>id, <text:s text:c="3"/>geometry_asewkt) <text:s/>VALUES ( <text:s text:c="3"/>'M24_Mur01', <text:s text:c="3"/>'SRID=3946;LINESTRING(1379920 5226200,1379920 5226200,1379920 5226200,1379920 5226200)');INSERT INTO  <text:s/>mur ( <text:s text:c="3"/>id, <text:s text:c="3"/>geometry_asewkt) <text:s/>VALUES ( <text:s text:c="3"/>'M24_Mur02', <text:s text:c="3"/>'SRID=3946;LINESTRING(1379920 5226200,1379920 5226200,1379920 5226200,1379920 5226200)');</text:p>
          </table:table-cell>
          <table:table-cell table:number-columns-repeated="1002"/>
        </table:table-row>
        <table:table-row table:style-name="ro1">
          <table:table-cell table:formula="of:=[case_00140_00100.B15]" office:value-type="string" office:string-value="Agenc_B" calcext:value-type="string">
            <text:p>Agenc_B</text:p>
          </table:table-cell>
          <table:table-cell table:style-name="ce5" table:formula="of:=CONCATENATE([$case_00140_00100.$A15];[.B$2])" office:value-type="string" office:string-value="M25_Mur01" calcext:value-type="string">
            <text:p>M25_Mur01</text:p>
          </table:table-cell>
          <table:table-cell table:style-name="ce5" table:formula="of:=[$case_00140_00100.$C15]+[.C$2]" office:value-type="float" office:value="1380060" calcext:value-type="float">
            <text:p>1380060</text:p>
          </table:table-cell>
          <table:table-cell table:style-name="ce5" table:formula="of:=[$case_00140_00100.$D15]+[.D$2]" office:value-type="float" office:value="5226200" calcext:value-type="float">
            <text:p>5226200</text:p>
          </table:table-cell>
          <table:table-cell table:style-name="ce5" table:formula="of:=[$case_00140_00100.$C15]+[.E$2]" office:value-type="float" office:value="1380060" calcext:value-type="float">
            <text:p>1380060</text:p>
          </table:table-cell>
          <table:table-cell table:style-name="ce5" table:formula="of:=[$case_00140_00100.$D15]+[.F$2]" office:value-type="float" office:value="5226200" calcext:value-type="float">
            <text:p>5226200</text:p>
          </table:table-cell>
          <table:table-cell table:style-name="ce5" table:formula="of:=[$case_00140_00100.$C15]+[.G$2]" office:value-type="float" office:value="1380060" calcext:value-type="float">
            <text:p>1380060</text:p>
          </table:table-cell>
          <table:table-cell table:style-name="ce5" table:formula="of:=[$case_00140_00100.$D15]+[.H$2]" office:value-type="float" office:value="5226200" calcext:value-type="float">
            <text:p>5226200</text:p>
          </table:table-cell>
          <table:table-cell table:style-name="ce5" table:formula="of:=[$case_00140_00100.$C15]+[.I$2]" office:value-type="float" office:value="1380060" calcext:value-type="float">
            <text:p>1380060</text:p>
          </table:table-cell>
          <table:table-cell table:style-name="ce5" table:formula="of:=[$case_00140_00100.$D15]+[.J$2]" office:value-type="float" office:value="5226200" calcext:value-type="float">
            <text:p>5226200</text:p>
          </table:table-cell>
          <table:table-cell table:style-name="ce4" table:formula="of:=CONCATENATE([.K$2];CHAR(13);&quot;    &quot;;&quot;'&quot;;[.B15];&quot;',&quot;;CHAR(13);&quot;    'SRID=3946;LINESTRING(&quot;;[.C15];&quot; &quot;;[.D15];&quot;,&quot;;[.E15];&quot; &quot;;[.F15];&quot;,&quot;;[.G15];&quot; &quot;;[.H15];&quot;,&quot;;[.I15];&quot; &quot;;[.J15];&quot;)');&quot;;CHAR(13))" office:value-type="string" office:string-value="INSERT INTO &#13;  mur (&#13;    id,&#13;    geometry_asewkt)&#13;  VALUES (&#13;    'M25_Mur01',&#13;    'SRID=3946;LINESTRING(1380060 5226200,1380060 5226200,1380060 5226200,1380060 5226200)');&#13;" calcext:value-type="string">
            <text:p>INSERT INTO  <text:s/>mur ( <text:s text:c="3"/>id, <text:s text:c="3"/>geometry_asewkt) <text:s/>VALUES ( <text:s text:c="3"/>'M25_Mur01', <text:s text:c="3"/>'SRID=3946;LINESTRING(1380060 5226200,1380060 5226200,1380060 5226200,1380060 5226200)');</text:p>
          </table:table-cell>
          <table:table-cell table:style-name="ce5" table:formula="of:=CONCATENATE([$case_00140_00100.$A15];[.L$2])" office:value-type="string" office:string-value="M25_Mur02" calcext:value-type="string">
            <text:p>M25_Mur02</text:p>
          </table:table-cell>
          <table:table-cell table:style-name="ce5" table:formula="of:=[$case_00140_00100.$C15]+[.M$2]" office:value-type="float" office:value="1380060" calcext:value-type="float">
            <text:p>1380060</text:p>
          </table:table-cell>
          <table:table-cell table:style-name="ce5" table:formula="of:=[$case_00140_00100.$D15]+[.N$2]" office:value-type="float" office:value="5226200" calcext:value-type="float">
            <text:p>5226200</text:p>
          </table:table-cell>
          <table:table-cell table:style-name="ce5" table:formula="of:=[$case_00140_00100.$C15]+[.O$2]" office:value-type="float" office:value="1380060" calcext:value-type="float">
            <text:p>1380060</text:p>
          </table:table-cell>
          <table:table-cell table:style-name="ce5" table:formula="of:=[$case_00140_00100.$D15]+[.P$2]" office:value-type="float" office:value="5226200" calcext:value-type="float">
            <text:p>5226200</text:p>
          </table:table-cell>
          <table:table-cell table:style-name="ce5" table:formula="of:=[$case_00140_00100.$C15]+[.Q$2]" office:value-type="float" office:value="1380060" calcext:value-type="float">
            <text:p>1380060</text:p>
          </table:table-cell>
          <table:table-cell table:style-name="ce5" table:formula="of:=[$case_00140_00100.$D15]+[.R$2]" office:value-type="float" office:value="5226200" calcext:value-type="float">
            <text:p>5226200</text:p>
          </table:table-cell>
          <table:table-cell table:style-name="ce5" table:formula="of:=[$case_00140_00100.$C15]+[.S$2]" office:value-type="float" office:value="1380060" calcext:value-type="float">
            <text:p>1380060</text:p>
          </table:table-cell>
          <table:table-cell table:style-name="ce5" table:formula="of:=[$case_00140_00100.$D15]+[.T$2]" office:value-type="float" office:value="5226200" calcext:value-type="float">
            <text:p>5226200</text:p>
          </table:table-cell>
          <table:table-cell table:style-name="ce4" table:formula="of:=CONCATENATE([.U$2];CHAR(13);&quot;    &quot;;&quot;'&quot;;[.L15];&quot;',&quot;;CHAR(13);&quot;    'SRID=3946;LINESTRING(&quot;;[.M15];&quot; &quot;;[.N15];&quot;,&quot;;[.O15];&quot; &quot;;[.P15];&quot;,&quot;;[.Q15];&quot; &quot;;[.R15];&quot;,&quot;;[.S15];&quot; &quot;;[.T15];&quot;)');&quot;;CHAR(13))" office:value-type="string" office:string-value="INSERT INTO &#13;  mur (&#13;    id,&#13;    geometry_asewkt)&#13;  VALUES (&#13;    'M25_Mur02',&#13;    'SRID=3946;LINESTRING(1380060 5226200,1380060 5226200,1380060 5226200,1380060 5226200)');&#13;" calcext:value-type="string">
            <text:p>INSERT INTO  <text:s/>mur ( <text:s text:c="3"/>id, <text:s text:c="3"/>geometry_asewkt) <text:s/>VALUES ( <text:s text:c="3"/>'M25_Mur02', <text:s text:c="3"/>'SRID=3946;LINESTRING(1380060 5226200,1380060 5226200,1380060 5226200,1380060 5226200)');</text:p>
          </table:table-cell>
          <table:table-cell table:formula="of:=CONCATENATE([.K15];CHAR(13);[.U15];CHAR(13))" office:value-type="string" office:string-value="INSERT INTO &#13;  mur (&#13;    id,&#13;    geometry_asewkt)&#13;  VALUES (&#13;    'M25_Mur01',&#13;    'SRID=3946;LINESTRING(1380060 5226200,1380060 5226200,1380060 5226200,1380060 5226200)');&#13;&#13;INSERT INTO &#13;  mur (&#13;    id,&#13;    geometry_asewkt)&#13;  VALUES (&#13;    'M25_Mur02',&#13;    'SRID=3946;LINESTRING(1380060 5226200,1380060 5226200,1380060 5226200,1380060 5226200)');&#13;&#13;" calcext:value-type="string">
            <text:p>INSERT INTO  <text:s/>mur ( <text:s text:c="3"/>id, <text:s text:c="3"/>geometry_asewkt) <text:s/>VALUES ( <text:s text:c="3"/>'M25_Mur01', <text:s text:c="3"/>'SRID=3946;LINESTRING(1380060 5226200,1380060 5226200,1380060 5226200,1380060 5226200)');INSERT INTO  <text:s/>mur ( <text:s text:c="3"/>id, <text:s text:c="3"/>geometry_asewkt) <text:s/>VALUES ( <text:s text:c="3"/>'M25_Mur02', <text:s text:c="3"/>'SRID=3946;LINESTRING(1380060 5226200,1380060 5226200,1380060 5226200,1380060 5226200)');</text:p>
          </table:table-cell>
          <table:table-cell table:number-columns-repeated="1002"/>
        </table:table-row>
        <table:table-row table:style-name="ro1">
          <table:table-cell table:formula="of:=[case_00140_00100.B16]" office:value-type="string" office:string-value="Agenc_D" calcext:value-type="string">
            <text:p>Agenc_D</text:p>
          </table:table-cell>
          <table:table-cell table:style-name="ce5" table:formula="of:=CONCATENATE([$case_00140_00100.$A16];[.B$2])" office:value-type="string" office:string-value="M31_Mur01" calcext:value-type="string">
            <text:p>M31_Mur01</text:p>
          </table:table-cell>
          <table:table-cell table:style-name="ce5" table:formula="of:=[$case_00140_00100.$C16]+[.C$2]" office:value-type="float" office:value="1379500" calcext:value-type="float">
            <text:p>1379500</text:p>
          </table:table-cell>
          <table:table-cell table:style-name="ce5" table:formula="of:=[$case_00140_00100.$D16]+[.D$2]" office:value-type="float" office:value="5226100" calcext:value-type="float">
            <text:p>5226100</text:p>
          </table:table-cell>
          <table:table-cell table:style-name="ce5" table:formula="of:=[$case_00140_00100.$C16]+[.E$2]" office:value-type="float" office:value="1379500" calcext:value-type="float">
            <text:p>1379500</text:p>
          </table:table-cell>
          <table:table-cell table:style-name="ce5" table:formula="of:=[$case_00140_00100.$D16]+[.F$2]" office:value-type="float" office:value="5226100" calcext:value-type="float">
            <text:p>5226100</text:p>
          </table:table-cell>
          <table:table-cell table:style-name="ce5" table:formula="of:=[$case_00140_00100.$C16]+[.G$2]" office:value-type="float" office:value="1379500" calcext:value-type="float">
            <text:p>1379500</text:p>
          </table:table-cell>
          <table:table-cell table:style-name="ce5" table:formula="of:=[$case_00140_00100.$D16]+[.H$2]" office:value-type="float" office:value="5226100" calcext:value-type="float">
            <text:p>5226100</text:p>
          </table:table-cell>
          <table:table-cell table:style-name="ce5" table:formula="of:=[$case_00140_00100.$C16]+[.I$2]" office:value-type="float" office:value="1379500" calcext:value-type="float">
            <text:p>1379500</text:p>
          </table:table-cell>
          <table:table-cell table:style-name="ce5" table:formula="of:=[$case_00140_00100.$D16]+[.J$2]" office:value-type="float" office:value="5226100" calcext:value-type="float">
            <text:p>5226100</text:p>
          </table:table-cell>
          <table:table-cell table:style-name="ce4" table:formula="of:=CONCATENATE([.K$2];CHAR(13);&quot;    &quot;;&quot;'&quot;;[.B16];&quot;',&quot;;CHAR(13);&quot;    'SRID=3946;LINESTRING(&quot;;[.C16];&quot; &quot;;[.D16];&quot;,&quot;;[.E16];&quot; &quot;;[.F16];&quot;,&quot;;[.G16];&quot; &quot;;[.H16];&quot;,&quot;;[.I16];&quot; &quot;;[.J16];&quot;)');&quot;;CHAR(13))" office:value-type="string" office:string-value="INSERT INTO &#13;  mur (&#13;    id,&#13;    geometry_asewkt)&#13;  VALUES (&#13;    'M31_Mur01',&#13;    'SRID=3946;LINESTRING(1379500 5226100,1379500 5226100,1379500 5226100,1379500 5226100)');&#13;" calcext:value-type="string">
            <text:p>INSERT INTO  <text:s/>mur ( <text:s text:c="3"/>id, <text:s text:c="3"/>geometry_asewkt) <text:s/>VALUES ( <text:s text:c="3"/>'M31_Mur01', <text:s text:c="3"/>'SRID=3946;LINESTRING(1379500 5226100,1379500 5226100,1379500 5226100,1379500 5226100)');</text:p>
          </table:table-cell>
          <table:table-cell table:style-name="ce5" table:formula="of:=CONCATENATE([$case_00140_00100.$A16];[.L$2])" office:value-type="string" office:string-value="M31_Mur02" calcext:value-type="string">
            <text:p>M31_Mur02</text:p>
          </table:table-cell>
          <table:table-cell table:style-name="ce5" table:formula="of:=[$case_00140_00100.$C16]+[.M$2]" office:value-type="float" office:value="1379500" calcext:value-type="float">
            <text:p>1379500</text:p>
          </table:table-cell>
          <table:table-cell table:style-name="ce5" table:formula="of:=[$case_00140_00100.$D16]+[.N$2]" office:value-type="float" office:value="5226100" calcext:value-type="float">
            <text:p>5226100</text:p>
          </table:table-cell>
          <table:table-cell table:style-name="ce5" table:formula="of:=[$case_00140_00100.$C16]+[.O$2]" office:value-type="float" office:value="1379500" calcext:value-type="float">
            <text:p>1379500</text:p>
          </table:table-cell>
          <table:table-cell table:style-name="ce5" table:formula="of:=[$case_00140_00100.$D16]+[.P$2]" office:value-type="float" office:value="5226100" calcext:value-type="float">
            <text:p>5226100</text:p>
          </table:table-cell>
          <table:table-cell table:style-name="ce5" table:formula="of:=[$case_00140_00100.$C16]+[.Q$2]" office:value-type="float" office:value="1379500" calcext:value-type="float">
            <text:p>1379500</text:p>
          </table:table-cell>
          <table:table-cell table:style-name="ce5" table:formula="of:=[$case_00140_00100.$D16]+[.R$2]" office:value-type="float" office:value="5226100" calcext:value-type="float">
            <text:p>5226100</text:p>
          </table:table-cell>
          <table:table-cell table:style-name="ce5" table:formula="of:=[$case_00140_00100.$C16]+[.S$2]" office:value-type="float" office:value="1379500" calcext:value-type="float">
            <text:p>1379500</text:p>
          </table:table-cell>
          <table:table-cell table:style-name="ce5" table:formula="of:=[$case_00140_00100.$D16]+[.T$2]" office:value-type="float" office:value="5226100" calcext:value-type="float">
            <text:p>5226100</text:p>
          </table:table-cell>
          <table:table-cell table:style-name="ce4" table:formula="of:=CONCATENATE([.U$2];CHAR(13);&quot;    &quot;;&quot;'&quot;;[.L16];&quot;',&quot;;CHAR(13);&quot;    'SRID=3946;LINESTRING(&quot;;[.M16];&quot; &quot;;[.N16];&quot;,&quot;;[.O16];&quot; &quot;;[.P16];&quot;,&quot;;[.Q16];&quot; &quot;;[.R16];&quot;,&quot;;[.S16];&quot; &quot;;[.T16];&quot;)');&quot;;CHAR(13))" office:value-type="string" office:string-value="INSERT INTO &#13;  mur (&#13;    id,&#13;    geometry_asewkt)&#13;  VALUES (&#13;    'M31_Mur02',&#13;    'SRID=3946;LINESTRING(1379500 5226100,1379500 5226100,1379500 5226100,1379500 5226100)');&#13;" calcext:value-type="string">
            <text:p>INSERT INTO  <text:s/>mur ( <text:s text:c="3"/>id, <text:s text:c="3"/>geometry_asewkt) <text:s/>VALUES ( <text:s text:c="3"/>'M31_Mur02', <text:s text:c="3"/>'SRID=3946;LINESTRING(1379500 5226100,1379500 5226100,1379500 5226100,1379500 5226100)');</text:p>
          </table:table-cell>
          <table:table-cell table:formula="of:=CONCATENATE([.K16];CHAR(13);[.U16];CHAR(13))" office:value-type="string" office:string-value="INSERT INTO &#13;  mur (&#13;    id,&#13;    geometry_asewkt)&#13;  VALUES (&#13;    'M31_Mur01',&#13;    'SRID=3946;LINESTRING(1379500 5226100,1379500 5226100,1379500 5226100,1379500 5226100)');&#13;&#13;INSERT INTO &#13;  mur (&#13;    id,&#13;    geometry_asewkt)&#13;  VALUES (&#13;    'M31_Mur02',&#13;    'SRID=3946;LINESTRING(1379500 5226100,1379500 5226100,1379500 5226100,1379500 5226100)');&#13;&#13;" calcext:value-type="string">
            <text:p>INSERT INTO  <text:s/>mur ( <text:s text:c="3"/>id, <text:s text:c="3"/>geometry_asewkt) <text:s/>VALUES ( <text:s text:c="3"/>'M31_Mur01', <text:s text:c="3"/>'SRID=3946;LINESTRING(1379500 5226100,1379500 5226100,1379500 5226100,1379500 5226100)');INSERT INTO  <text:s/>mur ( <text:s text:c="3"/>id, <text:s text:c="3"/>geometry_asewkt) <text:s/>VALUES ( <text:s text:c="3"/>'M31_Mur02', <text:s text:c="3"/>'SRID=3946;LINESTRING(1379500 5226100,1379500 5226100,1379500 5226100,1379500 5226100)');</text:p>
          </table:table-cell>
          <table:table-cell table:number-columns-repeated="1002"/>
        </table:table-row>
        <table:table-row table:style-name="ro1">
          <table:table-cell table:formula="of:=[case_00140_00100.B17]" office:value-type="string" office:string-value="Agenc_C" calcext:value-type="string">
            <text:p>Agenc_C</text:p>
          </table:table-cell>
          <table:table-cell table:style-name="ce5" table:formula="of:=CONCATENATE([$case_00140_00100.$A17];[.B$2])" office:value-type="string" office:string-value="M32_Mur01" calcext:value-type="string">
            <text:p>M32_Mur01</text:p>
          </table:table-cell>
          <table:table-cell table:style-name="ce5" table:formula="of:=[$case_00140_00100.$C17]+[.C$2]" office:value-type="float" office:value="1379640" calcext:value-type="float">
            <text:p>1379640</text:p>
          </table:table-cell>
          <table:table-cell table:style-name="ce5" table:formula="of:=[$case_00140_00100.$D17]+[.D$2]" office:value-type="float" office:value="5226100" calcext:value-type="float">
            <text:p>5226100</text:p>
          </table:table-cell>
          <table:table-cell table:style-name="ce5" table:formula="of:=[$case_00140_00100.$C17]+[.E$2]" office:value-type="float" office:value="1379640" calcext:value-type="float">
            <text:p>1379640</text:p>
          </table:table-cell>
          <table:table-cell table:style-name="ce5" table:formula="of:=[$case_00140_00100.$D17]+[.F$2]" office:value-type="float" office:value="5226100" calcext:value-type="float">
            <text:p>5226100</text:p>
          </table:table-cell>
          <table:table-cell table:style-name="ce5" table:formula="of:=[$case_00140_00100.$C17]+[.G$2]" office:value-type="float" office:value="1379640" calcext:value-type="float">
            <text:p>1379640</text:p>
          </table:table-cell>
          <table:table-cell table:style-name="ce5" table:formula="of:=[$case_00140_00100.$D17]+[.H$2]" office:value-type="float" office:value="5226100" calcext:value-type="float">
            <text:p>5226100</text:p>
          </table:table-cell>
          <table:table-cell table:style-name="ce5" table:formula="of:=[$case_00140_00100.$C17]+[.I$2]" office:value-type="float" office:value="1379640" calcext:value-type="float">
            <text:p>1379640</text:p>
          </table:table-cell>
          <table:table-cell table:style-name="ce5" table:formula="of:=[$case_00140_00100.$D17]+[.J$2]" office:value-type="float" office:value="5226100" calcext:value-type="float">
            <text:p>5226100</text:p>
          </table:table-cell>
          <table:table-cell table:style-name="ce4" table:formula="of:=CONCATENATE([.K$2];CHAR(13);&quot;    &quot;;&quot;'&quot;;[.B17];&quot;',&quot;;CHAR(13);&quot;    'SRID=3946;LINESTRING(&quot;;[.C17];&quot; &quot;;[.D17];&quot;,&quot;;[.E17];&quot; &quot;;[.F17];&quot;,&quot;;[.G17];&quot; &quot;;[.H17];&quot;,&quot;;[.I17];&quot; &quot;;[.J17];&quot;)');&quot;;CHAR(13))" office:value-type="string" office:string-value="INSERT INTO &#13;  mur (&#13;    id,&#13;    geometry_asewkt)&#13;  VALUES (&#13;    'M32_Mur01',&#13;    'SRID=3946;LINESTRING(1379640 5226100,1379640 5226100,1379640 5226100,1379640 5226100)');&#13;" calcext:value-type="string">
            <text:p>INSERT INTO  <text:s/>mur ( <text:s text:c="3"/>id, <text:s text:c="3"/>geometry_asewkt) <text:s/>VALUES ( <text:s text:c="3"/>'M32_Mur01', <text:s text:c="3"/>'SRID=3946;LINESTRING(1379640 5226100,1379640 5226100,1379640 5226100,1379640 5226100)');</text:p>
          </table:table-cell>
          <table:table-cell table:style-name="ce5" table:formula="of:=CONCATENATE([$case_00140_00100.$A17];[.L$2])" office:value-type="string" office:string-value="M32_Mur02" calcext:value-type="string">
            <text:p>M32_Mur02</text:p>
          </table:table-cell>
          <table:table-cell table:style-name="ce5" table:formula="of:=[$case_00140_00100.$C17]+[.M$2]" office:value-type="float" office:value="1379640" calcext:value-type="float">
            <text:p>1379640</text:p>
          </table:table-cell>
          <table:table-cell table:style-name="ce5" table:formula="of:=[$case_00140_00100.$D17]+[.N$2]" office:value-type="float" office:value="5226100" calcext:value-type="float">
            <text:p>5226100</text:p>
          </table:table-cell>
          <table:table-cell table:style-name="ce5" table:formula="of:=[$case_00140_00100.$C17]+[.O$2]" office:value-type="float" office:value="1379640" calcext:value-type="float">
            <text:p>1379640</text:p>
          </table:table-cell>
          <table:table-cell table:style-name="ce5" table:formula="of:=[$case_00140_00100.$D17]+[.P$2]" office:value-type="float" office:value="5226100" calcext:value-type="float">
            <text:p>5226100</text:p>
          </table:table-cell>
          <table:table-cell table:style-name="ce5" table:formula="of:=[$case_00140_00100.$C17]+[.Q$2]" office:value-type="float" office:value="1379640" calcext:value-type="float">
            <text:p>1379640</text:p>
          </table:table-cell>
          <table:table-cell table:style-name="ce5" table:formula="of:=[$case_00140_00100.$D17]+[.R$2]" office:value-type="float" office:value="5226100" calcext:value-type="float">
            <text:p>5226100</text:p>
          </table:table-cell>
          <table:table-cell table:style-name="ce5" table:formula="of:=[$case_00140_00100.$C17]+[.S$2]" office:value-type="float" office:value="1379640" calcext:value-type="float">
            <text:p>1379640</text:p>
          </table:table-cell>
          <table:table-cell table:style-name="ce5" table:formula="of:=[$case_00140_00100.$D17]+[.T$2]" office:value-type="float" office:value="5226100" calcext:value-type="float">
            <text:p>5226100</text:p>
          </table:table-cell>
          <table:table-cell table:style-name="ce4" table:formula="of:=CONCATENATE([.U$2];CHAR(13);&quot;    &quot;;&quot;'&quot;;[.L17];&quot;',&quot;;CHAR(13);&quot;    'SRID=3946;LINESTRING(&quot;;[.M17];&quot; &quot;;[.N17];&quot;,&quot;;[.O17];&quot; &quot;;[.P17];&quot;,&quot;;[.Q17];&quot; &quot;;[.R17];&quot;,&quot;;[.S17];&quot; &quot;;[.T17];&quot;)');&quot;;CHAR(13))" office:value-type="string" office:string-value="INSERT INTO &#13;  mur (&#13;    id,&#13;    geometry_asewkt)&#13;  VALUES (&#13;    'M32_Mur02',&#13;    'SRID=3946;LINESTRING(1379640 5226100,1379640 5226100,1379640 5226100,1379640 5226100)');&#13;" calcext:value-type="string">
            <text:p>INSERT INTO  <text:s/>mur ( <text:s text:c="3"/>id, <text:s text:c="3"/>geometry_asewkt) <text:s/>VALUES ( <text:s text:c="3"/>'M32_Mur02', <text:s text:c="3"/>'SRID=3946;LINESTRING(1379640 5226100,1379640 5226100,1379640 5226100,1379640 5226100)');</text:p>
          </table:table-cell>
          <table:table-cell table:formula="of:=CONCATENATE([.K17];CHAR(13);[.U17];CHAR(13))" office:value-type="string" office:string-value="INSERT INTO &#13;  mur (&#13;    id,&#13;    geometry_asewkt)&#13;  VALUES (&#13;    'M32_Mur01',&#13;    'SRID=3946;LINESTRING(1379640 5226100,1379640 5226100,1379640 5226100,1379640 5226100)');&#13;&#13;INSERT INTO &#13;  mur (&#13;    id,&#13;    geometry_asewkt)&#13;  VALUES (&#13;    'M32_Mur02',&#13;    'SRID=3946;LINESTRING(1379640 5226100,1379640 5226100,1379640 5226100,1379640 5226100)');&#13;&#13;" calcext:value-type="string">
            <text:p>INSERT INTO  <text:s/>mur ( <text:s text:c="3"/>id, <text:s text:c="3"/>geometry_asewkt) <text:s/>VALUES ( <text:s text:c="3"/>'M32_Mur01', <text:s text:c="3"/>'SRID=3946;LINESTRING(1379640 5226100,1379640 5226100,1379640 5226100,1379640 5226100)');INSERT INTO  <text:s/>mur ( <text:s text:c="3"/>id, <text:s text:c="3"/>geometry_asewkt) <text:s/>VALUES ( <text:s text:c="3"/>'M32_Mur02', <text:s text:c="3"/>'SRID=3946;LINESTRING(1379640 5226100,1379640 5226100,1379640 5226100,1379640 5226100)');</text:p>
          </table:table-cell>
          <table:table-cell table:number-columns-repeated="1002"/>
        </table:table-row>
        <table:table-row table:style-name="ro1">
          <table:table-cell table:formula="of:=[case_00140_00100.B18]" office:value-type="string" office:string-value="Agenc_B" calcext:value-type="string">
            <text:p>Agenc_B</text:p>
          </table:table-cell>
          <table:table-cell table:style-name="ce5" table:formula="of:=CONCATENATE([$case_00140_00100.$A18];[.B$2])" office:value-type="string" office:string-value="M33_Mur01" calcext:value-type="string">
            <text:p>M33_Mur01</text:p>
          </table:table-cell>
          <table:table-cell table:style-name="ce5" table:formula="of:=[$case_00140_00100.$C18]+[.C$2]" office:value-type="float" office:value="1379780" calcext:value-type="float">
            <text:p>1379780</text:p>
          </table:table-cell>
          <table:table-cell table:style-name="ce5" table:formula="of:=[$case_00140_00100.$D18]+[.D$2]" office:value-type="float" office:value="5226100" calcext:value-type="float">
            <text:p>5226100</text:p>
          </table:table-cell>
          <table:table-cell table:style-name="ce5" table:formula="of:=[$case_00140_00100.$C18]+[.E$2]" office:value-type="float" office:value="1379780" calcext:value-type="float">
            <text:p>1379780</text:p>
          </table:table-cell>
          <table:table-cell table:style-name="ce5" table:formula="of:=[$case_00140_00100.$D18]+[.F$2]" office:value-type="float" office:value="5226100" calcext:value-type="float">
            <text:p>5226100</text:p>
          </table:table-cell>
          <table:table-cell table:style-name="ce5" table:formula="of:=[$case_00140_00100.$C18]+[.G$2]" office:value-type="float" office:value="1379780" calcext:value-type="float">
            <text:p>1379780</text:p>
          </table:table-cell>
          <table:table-cell table:style-name="ce5" table:formula="of:=[$case_00140_00100.$D18]+[.H$2]" office:value-type="float" office:value="5226100" calcext:value-type="float">
            <text:p>5226100</text:p>
          </table:table-cell>
          <table:table-cell table:style-name="ce5" table:formula="of:=[$case_00140_00100.$C18]+[.I$2]" office:value-type="float" office:value="1379780" calcext:value-type="float">
            <text:p>1379780</text:p>
          </table:table-cell>
          <table:table-cell table:style-name="ce5" table:formula="of:=[$case_00140_00100.$D18]+[.J$2]" office:value-type="float" office:value="5226100" calcext:value-type="float">
            <text:p>5226100</text:p>
          </table:table-cell>
          <table:table-cell table:style-name="ce4" table:formula="of:=CONCATENATE([.K$2];CHAR(13);&quot;    &quot;;&quot;'&quot;;[.B18];&quot;',&quot;;CHAR(13);&quot;    'SRID=3946;LINESTRING(&quot;;[.C18];&quot; &quot;;[.D18];&quot;,&quot;;[.E18];&quot; &quot;;[.F18];&quot;,&quot;;[.G18];&quot; &quot;;[.H18];&quot;,&quot;;[.I18];&quot; &quot;;[.J18];&quot;)');&quot;;CHAR(13))" office:value-type="string" office:string-value="INSERT INTO &#13;  mur (&#13;    id,&#13;    geometry_asewkt)&#13;  VALUES (&#13;    'M33_Mur01',&#13;    'SRID=3946;LINESTRING(1379780 5226100,1379780 5226100,1379780 5226100,1379780 5226100)');&#13;" calcext:value-type="string">
            <text:p>INSERT INTO  <text:s/>mur ( <text:s text:c="3"/>id, <text:s text:c="3"/>geometry_asewkt) <text:s/>VALUES ( <text:s text:c="3"/>'M33_Mur01', <text:s text:c="3"/>'SRID=3946;LINESTRING(1379780 5226100,1379780 5226100,1379780 5226100,1379780 5226100)');</text:p>
          </table:table-cell>
          <table:table-cell table:style-name="ce5" table:formula="of:=CONCATENATE([$case_00140_00100.$A18];[.L$2])" office:value-type="string" office:string-value="M33_Mur02" calcext:value-type="string">
            <text:p>M33_Mur02</text:p>
          </table:table-cell>
          <table:table-cell table:style-name="ce5" table:formula="of:=[$case_00140_00100.$C18]+[.M$2]" office:value-type="float" office:value="1379780" calcext:value-type="float">
            <text:p>1379780</text:p>
          </table:table-cell>
          <table:table-cell table:style-name="ce5" table:formula="of:=[$case_00140_00100.$D18]+[.N$2]" office:value-type="float" office:value="5226100" calcext:value-type="float">
            <text:p>5226100</text:p>
          </table:table-cell>
          <table:table-cell table:style-name="ce5" table:formula="of:=[$case_00140_00100.$C18]+[.O$2]" office:value-type="float" office:value="1379780" calcext:value-type="float">
            <text:p>1379780</text:p>
          </table:table-cell>
          <table:table-cell table:style-name="ce5" table:formula="of:=[$case_00140_00100.$D18]+[.P$2]" office:value-type="float" office:value="5226100" calcext:value-type="float">
            <text:p>5226100</text:p>
          </table:table-cell>
          <table:table-cell table:style-name="ce5" table:formula="of:=[$case_00140_00100.$C18]+[.Q$2]" office:value-type="float" office:value="1379780" calcext:value-type="float">
            <text:p>1379780</text:p>
          </table:table-cell>
          <table:table-cell table:style-name="ce5" table:formula="of:=[$case_00140_00100.$D18]+[.R$2]" office:value-type="float" office:value="5226100" calcext:value-type="float">
            <text:p>5226100</text:p>
          </table:table-cell>
          <table:table-cell table:style-name="ce5" table:formula="of:=[$case_00140_00100.$C18]+[.S$2]" office:value-type="float" office:value="1379780" calcext:value-type="float">
            <text:p>1379780</text:p>
          </table:table-cell>
          <table:table-cell table:style-name="ce5" table:formula="of:=[$case_00140_00100.$D18]+[.T$2]" office:value-type="float" office:value="5226100" calcext:value-type="float">
            <text:p>5226100</text:p>
          </table:table-cell>
          <table:table-cell table:style-name="ce4" table:formula="of:=CONCATENATE([.U$2];CHAR(13);&quot;    &quot;;&quot;'&quot;;[.L18];&quot;',&quot;;CHAR(13);&quot;    'SRID=3946;LINESTRING(&quot;;[.M18];&quot; &quot;;[.N18];&quot;,&quot;;[.O18];&quot; &quot;;[.P18];&quot;,&quot;;[.Q18];&quot; &quot;;[.R18];&quot;,&quot;;[.S18];&quot; &quot;;[.T18];&quot;)');&quot;;CHAR(13))" office:value-type="string" office:string-value="INSERT INTO &#13;  mur (&#13;    id,&#13;    geometry_asewkt)&#13;  VALUES (&#13;    'M33_Mur02',&#13;    'SRID=3946;LINESTRING(1379780 5226100,1379780 5226100,1379780 5226100,1379780 5226100)');&#13;" calcext:value-type="string">
            <text:p>INSERT INTO  <text:s/>mur ( <text:s text:c="3"/>id, <text:s text:c="3"/>geometry_asewkt) <text:s/>VALUES ( <text:s text:c="3"/>'M33_Mur02', <text:s text:c="3"/>'SRID=3946;LINESTRING(1379780 5226100,1379780 5226100,1379780 5226100,1379780 5226100)');</text:p>
          </table:table-cell>
          <table:table-cell table:formula="of:=CONCATENATE([.K18];CHAR(13);[.U18];CHAR(13))" office:value-type="string" office:string-value="INSERT INTO &#13;  mur (&#13;    id,&#13;    geometry_asewkt)&#13;  VALUES (&#13;    'M33_Mur01',&#13;    'SRID=3946;LINESTRING(1379780 5226100,1379780 5226100,1379780 5226100,1379780 5226100)');&#13;&#13;INSERT INTO &#13;  mur (&#13;    id,&#13;    geometry_asewkt)&#13;  VALUES (&#13;    'M33_Mur02',&#13;    'SRID=3946;LINESTRING(1379780 5226100,1379780 5226100,1379780 5226100,1379780 5226100)');&#13;&#13;" calcext:value-type="string">
            <text:p>INSERT INTO  <text:s/>mur ( <text:s text:c="3"/>id, <text:s text:c="3"/>geometry_asewkt) <text:s/>VALUES ( <text:s text:c="3"/>'M33_Mur01', <text:s text:c="3"/>'SRID=3946;LINESTRING(1379780 5226100,1379780 5226100,1379780 5226100,1379780 5226100)');INSERT INTO  <text:s/>mur ( <text:s text:c="3"/>id, <text:s text:c="3"/>geometry_asewkt) <text:s/>VALUES ( <text:s text:c="3"/>'M33_Mur02', <text:s text:c="3"/>'SRID=3946;LINESTRING(1379780 5226100,1379780 5226100,1379780 5226100,1379780 5226100)');</text:p>
          </table:table-cell>
          <table:table-cell table:number-columns-repeated="1002"/>
        </table:table-row>
        <table:table-row table:style-name="ro1">
          <table:table-cell table:formula="of:=[case_00140_00100.B19]" office:value-type="string" office:string-value="Agenc_A" calcext:value-type="string">
            <text:p>Agenc_A</text:p>
          </table:table-cell>
          <table:table-cell table:style-name="ce5" table:formula="of:=CONCATENATE([$case_00140_00100.$A19];[.B$2])" office:value-type="string" office:string-value="M34_Mur01" calcext:value-type="string">
            <text:p>M34_Mur01</text:p>
          </table:table-cell>
          <table:table-cell table:style-name="ce5" table:formula="of:=[$case_00140_00100.$C19]+[.C$2]" office:value-type="float" office:value="1379920" calcext:value-type="float">
            <text:p>1379920</text:p>
          </table:table-cell>
          <table:table-cell table:style-name="ce5" table:formula="of:=[$case_00140_00100.$D19]+[.D$2]" office:value-type="float" office:value="5226100" calcext:value-type="float">
            <text:p>5226100</text:p>
          </table:table-cell>
          <table:table-cell table:style-name="ce5" table:formula="of:=[$case_00140_00100.$C19]+[.E$2]" office:value-type="float" office:value="1379920" calcext:value-type="float">
            <text:p>1379920</text:p>
          </table:table-cell>
          <table:table-cell table:style-name="ce5" table:formula="of:=[$case_00140_00100.$D19]+[.F$2]" office:value-type="float" office:value="5226100" calcext:value-type="float">
            <text:p>5226100</text:p>
          </table:table-cell>
          <table:table-cell table:style-name="ce5" table:formula="of:=[$case_00140_00100.$C19]+[.G$2]" office:value-type="float" office:value="1379920" calcext:value-type="float">
            <text:p>1379920</text:p>
          </table:table-cell>
          <table:table-cell table:style-name="ce5" table:formula="of:=[$case_00140_00100.$D19]+[.H$2]" office:value-type="float" office:value="5226100" calcext:value-type="float">
            <text:p>5226100</text:p>
          </table:table-cell>
          <table:table-cell table:style-name="ce5" table:formula="of:=[$case_00140_00100.$C19]+[.I$2]" office:value-type="float" office:value="1379920" calcext:value-type="float">
            <text:p>1379920</text:p>
          </table:table-cell>
          <table:table-cell table:style-name="ce5" table:formula="of:=[$case_00140_00100.$D19]+[.J$2]" office:value-type="float" office:value="5226100" calcext:value-type="float">
            <text:p>5226100</text:p>
          </table:table-cell>
          <table:table-cell table:style-name="ce4" table:formula="of:=CONCATENATE([.K$2];CHAR(13);&quot;    &quot;;&quot;'&quot;;[.B19];&quot;',&quot;;CHAR(13);&quot;    'SRID=3946;LINESTRING(&quot;;[.C19];&quot; &quot;;[.D19];&quot;,&quot;;[.E19];&quot; &quot;;[.F19];&quot;,&quot;;[.G19];&quot; &quot;;[.H19];&quot;,&quot;;[.I19];&quot; &quot;;[.J19];&quot;)');&quot;;CHAR(13))" office:value-type="string" office:string-value="INSERT INTO &#13;  mur (&#13;    id,&#13;    geometry_asewkt)&#13;  VALUES (&#13;    'M34_Mur01',&#13;    'SRID=3946;LINESTRING(1379920 5226100,1379920 5226100,1379920 5226100,1379920 5226100)');&#13;" calcext:value-type="string">
            <text:p>INSERT INTO  <text:s/>mur ( <text:s text:c="3"/>id, <text:s text:c="3"/>geometry_asewkt) <text:s/>VALUES ( <text:s text:c="3"/>'M34_Mur01', <text:s text:c="3"/>'SRID=3946;LINESTRING(1379920 5226100,1379920 5226100,1379920 5226100,1379920 5226100)');</text:p>
          </table:table-cell>
          <table:table-cell table:style-name="ce5" table:formula="of:=CONCATENATE([$case_00140_00100.$A19];[.L$2])" office:value-type="string" office:string-value="M34_Mur02" calcext:value-type="string">
            <text:p>M34_Mur02</text:p>
          </table:table-cell>
          <table:table-cell table:style-name="ce5" table:formula="of:=[$case_00140_00100.$C19]+[.M$2]" office:value-type="float" office:value="1379920" calcext:value-type="float">
            <text:p>1379920</text:p>
          </table:table-cell>
          <table:table-cell table:style-name="ce5" table:formula="of:=[$case_00140_00100.$D19]+[.N$2]" office:value-type="float" office:value="5226100" calcext:value-type="float">
            <text:p>5226100</text:p>
          </table:table-cell>
          <table:table-cell table:style-name="ce5" table:formula="of:=[$case_00140_00100.$C19]+[.O$2]" office:value-type="float" office:value="1379920" calcext:value-type="float">
            <text:p>1379920</text:p>
          </table:table-cell>
          <table:table-cell table:style-name="ce5" table:formula="of:=[$case_00140_00100.$D19]+[.P$2]" office:value-type="float" office:value="5226100" calcext:value-type="float">
            <text:p>5226100</text:p>
          </table:table-cell>
          <table:table-cell table:style-name="ce5" table:formula="of:=[$case_00140_00100.$C19]+[.Q$2]" office:value-type="float" office:value="1379920" calcext:value-type="float">
            <text:p>1379920</text:p>
          </table:table-cell>
          <table:table-cell table:style-name="ce5" table:formula="of:=[$case_00140_00100.$D19]+[.R$2]" office:value-type="float" office:value="5226100" calcext:value-type="float">
            <text:p>5226100</text:p>
          </table:table-cell>
          <table:table-cell table:style-name="ce5" table:formula="of:=[$case_00140_00100.$C19]+[.S$2]" office:value-type="float" office:value="1379920" calcext:value-type="float">
            <text:p>1379920</text:p>
          </table:table-cell>
          <table:table-cell table:style-name="ce5" table:formula="of:=[$case_00140_00100.$D19]+[.T$2]" office:value-type="float" office:value="5226100" calcext:value-type="float">
            <text:p>5226100</text:p>
          </table:table-cell>
          <table:table-cell table:style-name="ce4" table:formula="of:=CONCATENATE([.U$2];CHAR(13);&quot;    &quot;;&quot;'&quot;;[.L19];&quot;',&quot;;CHAR(13);&quot;    'SRID=3946;LINESTRING(&quot;;[.M19];&quot; &quot;;[.N19];&quot;,&quot;;[.O19];&quot; &quot;;[.P19];&quot;,&quot;;[.Q19];&quot; &quot;;[.R19];&quot;,&quot;;[.S19];&quot; &quot;;[.T19];&quot;)');&quot;;CHAR(13))" office:value-type="string" office:string-value="INSERT INTO &#13;  mur (&#13;    id,&#13;    geometry_asewkt)&#13;  VALUES (&#13;    'M34_Mur02',&#13;    'SRID=3946;LINESTRING(1379920 5226100,1379920 5226100,1379920 5226100,1379920 5226100)');&#13;" calcext:value-type="string">
            <text:p>INSERT INTO  <text:s/>mur ( <text:s text:c="3"/>id, <text:s text:c="3"/>geometry_asewkt) <text:s/>VALUES ( <text:s text:c="3"/>'M34_Mur02', <text:s text:c="3"/>'SRID=3946;LINESTRING(1379920 5226100,1379920 5226100,1379920 5226100,1379920 5226100)');</text:p>
          </table:table-cell>
          <table:table-cell table:formula="of:=CONCATENATE([.K19];CHAR(13);[.U19];CHAR(13))" office:value-type="string" office:string-value="INSERT INTO &#13;  mur (&#13;    id,&#13;    geometry_asewkt)&#13;  VALUES (&#13;    'M34_Mur01',&#13;    'SRID=3946;LINESTRING(1379920 5226100,1379920 5226100,1379920 5226100,1379920 5226100)');&#13;&#13;INSERT INTO &#13;  mur (&#13;    id,&#13;    geometry_asewkt)&#13;  VALUES (&#13;    'M34_Mur02',&#13;    'SRID=3946;LINESTRING(1379920 5226100,1379920 5226100,1379920 5226100,1379920 5226100)');&#13;&#13;" calcext:value-type="string">
            <text:p>INSERT INTO  <text:s/>mur ( <text:s text:c="3"/>id, <text:s text:c="3"/>geometry_asewkt) <text:s/>VALUES ( <text:s text:c="3"/>'M34_Mur01', <text:s text:c="3"/>'SRID=3946;LINESTRING(1379920 5226100,1379920 5226100,1379920 5226100,1379920 5226100)');INSERT INTO  <text:s/>mur ( <text:s text:c="3"/>id, <text:s text:c="3"/>geometry_asewkt) <text:s/>VALUES ( <text:s text:c="3"/>'M34_Mur02', <text:s text:c="3"/>'SRID=3946;LINESTRING(1379920 5226100,1379920 5226100,1379920 5226100,1379920 5226100)');</text:p>
          </table:table-cell>
          <table:table-cell table:number-columns-repeated="1002"/>
        </table:table-row>
        <table:table-row table:style-name="ro1">
          <table:table-cell table:formula="of:=[case_00140_00100.B20]" office:value-type="string" office:string-value="Agenc_D" calcext:value-type="string">
            <text:p>Agenc_D</text:p>
          </table:table-cell>
          <table:table-cell table:style-name="ce5" table:formula="of:=CONCATENATE([$case_00140_00100.$A20];[.B$2])" office:value-type="string" office:string-value="M35_Mur01" calcext:value-type="string">
            <text:p>M35_Mur01</text:p>
          </table:table-cell>
          <table:table-cell table:style-name="ce5" table:formula="of:=[$case_00140_00100.$C20]+[.C$2]" office:value-type="float" office:value="1380060" calcext:value-type="float">
            <text:p>1380060</text:p>
          </table:table-cell>
          <table:table-cell table:style-name="ce5" table:formula="of:=[$case_00140_00100.$D20]+[.D$2]" office:value-type="float" office:value="5226100" calcext:value-type="float">
            <text:p>5226100</text:p>
          </table:table-cell>
          <table:table-cell table:style-name="ce5" table:formula="of:=[$case_00140_00100.$C20]+[.E$2]" office:value-type="float" office:value="1380060" calcext:value-type="float">
            <text:p>1380060</text:p>
          </table:table-cell>
          <table:table-cell table:style-name="ce5" table:formula="of:=[$case_00140_00100.$D20]+[.F$2]" office:value-type="float" office:value="5226100" calcext:value-type="float">
            <text:p>5226100</text:p>
          </table:table-cell>
          <table:table-cell table:style-name="ce5" table:formula="of:=[$case_00140_00100.$C20]+[.G$2]" office:value-type="float" office:value="1380060" calcext:value-type="float">
            <text:p>1380060</text:p>
          </table:table-cell>
          <table:table-cell table:style-name="ce5" table:formula="of:=[$case_00140_00100.$D20]+[.H$2]" office:value-type="float" office:value="5226100" calcext:value-type="float">
            <text:p>5226100</text:p>
          </table:table-cell>
          <table:table-cell table:style-name="ce5" table:formula="of:=[$case_00140_00100.$C20]+[.I$2]" office:value-type="float" office:value="1380060" calcext:value-type="float">
            <text:p>1380060</text:p>
          </table:table-cell>
          <table:table-cell table:style-name="ce5" table:formula="of:=[$case_00140_00100.$D20]+[.J$2]" office:value-type="float" office:value="5226100" calcext:value-type="float">
            <text:p>5226100</text:p>
          </table:table-cell>
          <table:table-cell table:style-name="ce4" table:formula="of:=CONCATENATE([.K$2];CHAR(13);&quot;    &quot;;&quot;'&quot;;[.B20];&quot;',&quot;;CHAR(13);&quot;    'SRID=3946;LINESTRING(&quot;;[.C20];&quot; &quot;;[.D20];&quot;,&quot;;[.E20];&quot; &quot;;[.F20];&quot;,&quot;;[.G20];&quot; &quot;;[.H20];&quot;,&quot;;[.I20];&quot; &quot;;[.J20];&quot;)');&quot;;CHAR(13))" office:value-type="string" office:string-value="INSERT INTO &#13;  mur (&#13;    id,&#13;    geometry_asewkt)&#13;  VALUES (&#13;    'M35_Mur01',&#13;    'SRID=3946;LINESTRING(1380060 5226100,1380060 5226100,1380060 5226100,1380060 5226100)');&#13;" calcext:value-type="string">
            <text:p>INSERT INTO  <text:s/>mur ( <text:s text:c="3"/>id, <text:s text:c="3"/>geometry_asewkt) <text:s/>VALUES ( <text:s text:c="3"/>'M35_Mur01', <text:s text:c="3"/>'SRID=3946;LINESTRING(1380060 5226100,1380060 5226100,1380060 5226100,1380060 5226100)');</text:p>
          </table:table-cell>
          <table:table-cell table:style-name="ce5" table:formula="of:=CONCATENATE([$case_00140_00100.$A20];[.L$2])" office:value-type="string" office:string-value="M35_Mur02" calcext:value-type="string">
            <text:p>M35_Mur02</text:p>
          </table:table-cell>
          <table:table-cell table:style-name="ce5" table:formula="of:=[$case_00140_00100.$C20]+[.M$2]" office:value-type="float" office:value="1380060" calcext:value-type="float">
            <text:p>1380060</text:p>
          </table:table-cell>
          <table:table-cell table:style-name="ce5" table:formula="of:=[$case_00140_00100.$D20]+[.N$2]" office:value-type="float" office:value="5226100" calcext:value-type="float">
            <text:p>5226100</text:p>
          </table:table-cell>
          <table:table-cell table:style-name="ce5" table:formula="of:=[$case_00140_00100.$C20]+[.O$2]" office:value-type="float" office:value="1380060" calcext:value-type="float">
            <text:p>1380060</text:p>
          </table:table-cell>
          <table:table-cell table:style-name="ce5" table:formula="of:=[$case_00140_00100.$D20]+[.P$2]" office:value-type="float" office:value="5226100" calcext:value-type="float">
            <text:p>5226100</text:p>
          </table:table-cell>
          <table:table-cell table:style-name="ce5" table:formula="of:=[$case_00140_00100.$C20]+[.Q$2]" office:value-type="float" office:value="1380060" calcext:value-type="float">
            <text:p>1380060</text:p>
          </table:table-cell>
          <table:table-cell table:style-name="ce5" table:formula="of:=[$case_00140_00100.$D20]+[.R$2]" office:value-type="float" office:value="5226100" calcext:value-type="float">
            <text:p>5226100</text:p>
          </table:table-cell>
          <table:table-cell table:style-name="ce5" table:formula="of:=[$case_00140_00100.$C20]+[.S$2]" office:value-type="float" office:value="1380060" calcext:value-type="float">
            <text:p>1380060</text:p>
          </table:table-cell>
          <table:table-cell table:style-name="ce5" table:formula="of:=[$case_00140_00100.$D20]+[.T$2]" office:value-type="float" office:value="5226100" calcext:value-type="float">
            <text:p>5226100</text:p>
          </table:table-cell>
          <table:table-cell table:style-name="ce4" table:formula="of:=CONCATENATE([.U$2];CHAR(13);&quot;    &quot;;&quot;'&quot;;[.L20];&quot;',&quot;;CHAR(13);&quot;    'SRID=3946;LINESTRING(&quot;;[.M20];&quot; &quot;;[.N20];&quot;,&quot;;[.O20];&quot; &quot;;[.P20];&quot;,&quot;;[.Q20];&quot; &quot;;[.R20];&quot;,&quot;;[.S20];&quot; &quot;;[.T20];&quot;)');&quot;;CHAR(13))" office:value-type="string" office:string-value="INSERT INTO &#13;  mur (&#13;    id,&#13;    geometry_asewkt)&#13;  VALUES (&#13;    'M35_Mur02',&#13;    'SRID=3946;LINESTRING(1380060 5226100,1380060 5226100,1380060 5226100,1380060 5226100)');&#13;" calcext:value-type="string">
            <text:p>INSERT INTO  <text:s/>mur ( <text:s text:c="3"/>id, <text:s text:c="3"/>geometry_asewkt) <text:s/>VALUES ( <text:s text:c="3"/>'M35_Mur02', <text:s text:c="3"/>'SRID=3946;LINESTRING(1380060 5226100,1380060 5226100,1380060 5226100,1380060 5226100)');</text:p>
          </table:table-cell>
          <table:table-cell table:formula="of:=CONCATENATE([.K20];CHAR(13);[.U20];CHAR(13))" office:value-type="string" office:string-value="INSERT INTO &#13;  mur (&#13;    id,&#13;    geometry_asewkt)&#13;  VALUES (&#13;    'M35_Mur01',&#13;    'SRID=3946;LINESTRING(1380060 5226100,1380060 5226100,1380060 5226100,1380060 5226100)');&#13;&#13;INSERT INTO &#13;  mur (&#13;    id,&#13;    geometry_asewkt)&#13;  VALUES (&#13;    'M35_Mur02',&#13;    'SRID=3946;LINESTRING(1380060 5226100,1380060 5226100,1380060 5226100,1380060 5226100)');&#13;&#13;" calcext:value-type="string">
            <text:p>INSERT INTO  <text:s/>mur ( <text:s text:c="3"/>id, <text:s text:c="3"/>geometry_asewkt) <text:s/>VALUES ( <text:s text:c="3"/>'M35_Mur01', <text:s text:c="3"/>'SRID=3946;LINESTRING(1380060 5226100,1380060 5226100,1380060 5226100,1380060 5226100)');INSERT INTO  <text:s/>mur ( <text:s text:c="3"/>id, <text:s text:c="3"/>geometry_asewkt) <text:s/>VALUES ( <text:s text:c="3"/>'M35_Mur02', <text:s text:c="3"/>'SRID=3946;LINESTRING(1380060 5226100,1380060 5226100,1380060 5226100,1380060 5226100)');</text:p>
          </table:table-cell>
          <table:table-cell table:number-columns-repeated="1002"/>
        </table:table-row>
        <table:table-row table:style-name="ro1">
          <table:table-cell table:formula="of:=[case_00140_00100.B21]" office:value-type="string" office:string-value="Agenc_B" calcext:value-type="string">
            <text:p>Agenc_B</text:p>
          </table:table-cell>
          <table:table-cell table:style-name="ce5" table:formula="of:=CONCATENATE([$case_00140_00100.$A21];[.B$2])" office:value-type="string" office:string-value="M41_Mur01" calcext:value-type="string">
            <text:p>M41_Mur01</text:p>
          </table:table-cell>
          <table:table-cell table:style-name="ce5" table:formula="of:=[$case_00140_00100.$C21]+[.C$2]" office:value-type="float" office:value="1379500" calcext:value-type="float">
            <text:p>1379500</text:p>
          </table:table-cell>
          <table:table-cell table:style-name="ce5" table:formula="of:=[$case_00140_00100.$D21]+[.D$2]" office:value-type="float" office:value="5226000" calcext:value-type="float">
            <text:p>5226000</text:p>
          </table:table-cell>
          <table:table-cell table:style-name="ce5" table:formula="of:=[$case_00140_00100.$C21]+[.E$2]" office:value-type="float" office:value="1379500" calcext:value-type="float">
            <text:p>1379500</text:p>
          </table:table-cell>
          <table:table-cell table:style-name="ce5" table:formula="of:=[$case_00140_00100.$D21]+[.F$2]" office:value-type="float" office:value="5226000" calcext:value-type="float">
            <text:p>5226000</text:p>
          </table:table-cell>
          <table:table-cell table:style-name="ce5" table:formula="of:=[$case_00140_00100.$C21]+[.G$2]" office:value-type="float" office:value="1379500" calcext:value-type="float">
            <text:p>1379500</text:p>
          </table:table-cell>
          <table:table-cell table:style-name="ce5" table:formula="of:=[$case_00140_00100.$D21]+[.H$2]" office:value-type="float" office:value="5226000" calcext:value-type="float">
            <text:p>5226000</text:p>
          </table:table-cell>
          <table:table-cell table:style-name="ce5" table:formula="of:=[$case_00140_00100.$C21]+[.I$2]" office:value-type="float" office:value="1379500" calcext:value-type="float">
            <text:p>1379500</text:p>
          </table:table-cell>
          <table:table-cell table:style-name="ce5" table:formula="of:=[$case_00140_00100.$D21]+[.J$2]" office:value-type="float" office:value="5226000" calcext:value-type="float">
            <text:p>5226000</text:p>
          </table:table-cell>
          <table:table-cell table:style-name="ce4" table:formula="of:=CONCATENATE([.K$2];CHAR(13);&quot;    &quot;;&quot;'&quot;;[.B21];&quot;',&quot;;CHAR(13);&quot;    'SRID=3946;LINESTRING(&quot;;[.C21];&quot; &quot;;[.D21];&quot;,&quot;;[.E21];&quot; &quot;;[.F21];&quot;,&quot;;[.G21];&quot; &quot;;[.H21];&quot;,&quot;;[.I21];&quot; &quot;;[.J21];&quot;)');&quot;;CHAR(13))" office:value-type="string" office:string-value="INSERT INTO &#13;  mur (&#13;    id,&#13;    geometry_asewkt)&#13;  VALUES (&#13;    'M41_Mur01',&#13;    'SRID=3946;LINESTRING(1379500 5226000,1379500 5226000,1379500 5226000,1379500 5226000)');&#13;" calcext:value-type="string">
            <text:p>INSERT INTO  <text:s/>mur ( <text:s text:c="3"/>id, <text:s text:c="3"/>geometry_asewkt) <text:s/>VALUES ( <text:s text:c="3"/>'M41_Mur01', <text:s text:c="3"/>'SRID=3946;LINESTRING(1379500 5226000,1379500 5226000,1379500 5226000,1379500 5226000)');</text:p>
          </table:table-cell>
          <table:table-cell table:style-name="ce5" table:formula="of:=CONCATENATE([$case_00140_00100.$A21];[.L$2])" office:value-type="string" office:string-value="M41_Mur02" calcext:value-type="string">
            <text:p>M41_Mur02</text:p>
          </table:table-cell>
          <table:table-cell table:style-name="ce5" table:formula="of:=[$case_00140_00100.$C21]+[.M$2]" office:value-type="float" office:value="1379500" calcext:value-type="float">
            <text:p>1379500</text:p>
          </table:table-cell>
          <table:table-cell table:style-name="ce5" table:formula="of:=[$case_00140_00100.$D21]+[.N$2]" office:value-type="float" office:value="5226000" calcext:value-type="float">
            <text:p>5226000</text:p>
          </table:table-cell>
          <table:table-cell table:style-name="ce5" table:formula="of:=[$case_00140_00100.$C21]+[.O$2]" office:value-type="float" office:value="1379500" calcext:value-type="float">
            <text:p>1379500</text:p>
          </table:table-cell>
          <table:table-cell table:style-name="ce5" table:formula="of:=[$case_00140_00100.$D21]+[.P$2]" office:value-type="float" office:value="5226000" calcext:value-type="float">
            <text:p>5226000</text:p>
          </table:table-cell>
          <table:table-cell table:style-name="ce5" table:formula="of:=[$case_00140_00100.$C21]+[.Q$2]" office:value-type="float" office:value="1379500" calcext:value-type="float">
            <text:p>1379500</text:p>
          </table:table-cell>
          <table:table-cell table:style-name="ce5" table:formula="of:=[$case_00140_00100.$D21]+[.R$2]" office:value-type="float" office:value="5226000" calcext:value-type="float">
            <text:p>5226000</text:p>
          </table:table-cell>
          <table:table-cell table:style-name="ce5" table:formula="of:=[$case_00140_00100.$C21]+[.S$2]" office:value-type="float" office:value="1379500" calcext:value-type="float">
            <text:p>1379500</text:p>
          </table:table-cell>
          <table:table-cell table:style-name="ce5" table:formula="of:=[$case_00140_00100.$D21]+[.T$2]" office:value-type="float" office:value="5226000" calcext:value-type="float">
            <text:p>5226000</text:p>
          </table:table-cell>
          <table:table-cell table:style-name="ce4" table:formula="of:=CONCATENATE([.U$2];CHAR(13);&quot;    &quot;;&quot;'&quot;;[.L21];&quot;',&quot;;CHAR(13);&quot;    'SRID=3946;LINESTRING(&quot;;[.M21];&quot; &quot;;[.N21];&quot;,&quot;;[.O21];&quot; &quot;;[.P21];&quot;,&quot;;[.Q21];&quot; &quot;;[.R21];&quot;,&quot;;[.S21];&quot; &quot;;[.T21];&quot;)');&quot;;CHAR(13))" office:value-type="string" office:string-value="INSERT INTO &#13;  mur (&#13;    id,&#13;    geometry_asewkt)&#13;  VALUES (&#13;    'M41_Mur02',&#13;    'SRID=3946;LINESTRING(1379500 5226000,1379500 5226000,1379500 5226000,1379500 5226000)');&#13;" calcext:value-type="string">
            <text:p>INSERT INTO  <text:s/>mur ( <text:s text:c="3"/>id, <text:s text:c="3"/>geometry_asewkt) <text:s/>VALUES ( <text:s text:c="3"/>'M41_Mur02', <text:s text:c="3"/>'SRID=3946;LINESTRING(1379500 5226000,1379500 5226000,1379500 5226000,1379500 5226000)');</text:p>
          </table:table-cell>
          <table:table-cell table:formula="of:=CONCATENATE([.K21];CHAR(13);[.U21];CHAR(13))" office:value-type="string" office:string-value="INSERT INTO &#13;  mur (&#13;    id,&#13;    geometry_asewkt)&#13;  VALUES (&#13;    'M41_Mur01',&#13;    'SRID=3946;LINESTRING(1379500 5226000,1379500 5226000,1379500 5226000,1379500 5226000)');&#13;&#13;INSERT INTO &#13;  mur (&#13;    id,&#13;    geometry_asewkt)&#13;  VALUES (&#13;    'M41_Mur02',&#13;    'SRID=3946;LINESTRING(1379500 5226000,1379500 5226000,1379500 5226000,1379500 5226000)');&#13;&#13;" calcext:value-type="string">
            <text:p>INSERT INTO  <text:s/>mur ( <text:s text:c="3"/>id, <text:s text:c="3"/>geometry_asewkt) <text:s/>VALUES ( <text:s text:c="3"/>'M41_Mur01', <text:s text:c="3"/>'SRID=3946;LINESTRING(1379500 5226000,1379500 5226000,1379500 5226000,1379500 5226000)');INSERT INTO  <text:s/>mur ( <text:s text:c="3"/>id, <text:s text:c="3"/>geometry_asewkt) <text:s/>VALUES ( <text:s text:c="3"/>'M41_Mur02', <text:s text:c="3"/>'SRID=3946;LINESTRING(1379500 5226000,1379500 5226000,1379500 5226000,1379500 5226000)');</text:p>
          </table:table-cell>
          <table:table-cell table:number-columns-repeated="1002"/>
        </table:table-row>
        <table:table-row table:style-name="ro1">
          <table:table-cell table:formula="of:=[case_00140_00100.B22]" office:value-type="string" office:string-value="Agenc_C" calcext:value-type="string">
            <text:p>Agenc_C</text:p>
          </table:table-cell>
          <table:table-cell table:style-name="ce5" table:formula="of:=CONCATENATE([$case_00140_00100.$A22];[.B$2])" office:value-type="string" office:string-value="M42_Mur01" calcext:value-type="string">
            <text:p>M42_Mur01</text:p>
          </table:table-cell>
          <table:table-cell table:style-name="ce5" table:formula="of:=[$case_00140_00100.$C22]+[.C$2]" office:value-type="float" office:value="1379640" calcext:value-type="float">
            <text:p>1379640</text:p>
          </table:table-cell>
          <table:table-cell table:style-name="ce5" table:formula="of:=[$case_00140_00100.$D22]+[.D$2]" office:value-type="float" office:value="5226000" calcext:value-type="float">
            <text:p>5226000</text:p>
          </table:table-cell>
          <table:table-cell table:style-name="ce5" table:formula="of:=[$case_00140_00100.$C22]+[.E$2]" office:value-type="float" office:value="1379640" calcext:value-type="float">
            <text:p>1379640</text:p>
          </table:table-cell>
          <table:table-cell table:style-name="ce5" table:formula="of:=[$case_00140_00100.$D22]+[.F$2]" office:value-type="float" office:value="5226000" calcext:value-type="float">
            <text:p>5226000</text:p>
          </table:table-cell>
          <table:table-cell table:style-name="ce5" table:formula="of:=[$case_00140_00100.$C22]+[.G$2]" office:value-type="float" office:value="1379640" calcext:value-type="float">
            <text:p>1379640</text:p>
          </table:table-cell>
          <table:table-cell table:style-name="ce5" table:formula="of:=[$case_00140_00100.$D22]+[.H$2]" office:value-type="float" office:value="5226000" calcext:value-type="float">
            <text:p>5226000</text:p>
          </table:table-cell>
          <table:table-cell table:style-name="ce5" table:formula="of:=[$case_00140_00100.$C22]+[.I$2]" office:value-type="float" office:value="1379640" calcext:value-type="float">
            <text:p>1379640</text:p>
          </table:table-cell>
          <table:table-cell table:style-name="ce5" table:formula="of:=[$case_00140_00100.$D22]+[.J$2]" office:value-type="float" office:value="5226000" calcext:value-type="float">
            <text:p>5226000</text:p>
          </table:table-cell>
          <table:table-cell table:style-name="ce4" table:formula="of:=CONCATENATE([.K$2];CHAR(13);&quot;    &quot;;&quot;'&quot;;[.B22];&quot;',&quot;;CHAR(13);&quot;    'SRID=3946;LINESTRING(&quot;;[.C22];&quot; &quot;;[.D22];&quot;,&quot;;[.E22];&quot; &quot;;[.F22];&quot;,&quot;;[.G22];&quot; &quot;;[.H22];&quot;,&quot;;[.I22];&quot; &quot;;[.J22];&quot;)');&quot;;CHAR(13))" office:value-type="string" office:string-value="INSERT INTO &#13;  mur (&#13;    id,&#13;    geometry_asewkt)&#13;  VALUES (&#13;    'M42_Mur01',&#13;    'SRID=3946;LINESTRING(1379640 5226000,1379640 5226000,1379640 5226000,1379640 5226000)');&#13;" calcext:value-type="string">
            <text:p>INSERT INTO  <text:s/>mur ( <text:s text:c="3"/>id, <text:s text:c="3"/>geometry_asewkt) <text:s/>VALUES ( <text:s text:c="3"/>'M42_Mur01', <text:s text:c="3"/>'SRID=3946;LINESTRING(1379640 5226000,1379640 5226000,1379640 5226000,1379640 5226000)');</text:p>
          </table:table-cell>
          <table:table-cell table:style-name="ce5" table:formula="of:=CONCATENATE([$case_00140_00100.$A22];[.L$2])" office:value-type="string" office:string-value="M42_Mur02" calcext:value-type="string">
            <text:p>M42_Mur02</text:p>
          </table:table-cell>
          <table:table-cell table:style-name="ce5" table:formula="of:=[$case_00140_00100.$C22]+[.M$2]" office:value-type="float" office:value="1379640" calcext:value-type="float">
            <text:p>1379640</text:p>
          </table:table-cell>
          <table:table-cell table:style-name="ce5" table:formula="of:=[$case_00140_00100.$D22]+[.N$2]" office:value-type="float" office:value="5226000" calcext:value-type="float">
            <text:p>5226000</text:p>
          </table:table-cell>
          <table:table-cell table:style-name="ce5" table:formula="of:=[$case_00140_00100.$C22]+[.O$2]" office:value-type="float" office:value="1379640" calcext:value-type="float">
            <text:p>1379640</text:p>
          </table:table-cell>
          <table:table-cell table:style-name="ce5" table:formula="of:=[$case_00140_00100.$D22]+[.P$2]" office:value-type="float" office:value="5226000" calcext:value-type="float">
            <text:p>5226000</text:p>
          </table:table-cell>
          <table:table-cell table:style-name="ce5" table:formula="of:=[$case_00140_00100.$C22]+[.Q$2]" office:value-type="float" office:value="1379640" calcext:value-type="float">
            <text:p>1379640</text:p>
          </table:table-cell>
          <table:table-cell table:style-name="ce5" table:formula="of:=[$case_00140_00100.$D22]+[.R$2]" office:value-type="float" office:value="5226000" calcext:value-type="float">
            <text:p>5226000</text:p>
          </table:table-cell>
          <table:table-cell table:style-name="ce5" table:formula="of:=[$case_00140_00100.$C22]+[.S$2]" office:value-type="float" office:value="1379640" calcext:value-type="float">
            <text:p>1379640</text:p>
          </table:table-cell>
          <table:table-cell table:style-name="ce5" table:formula="of:=[$case_00140_00100.$D22]+[.T$2]" office:value-type="float" office:value="5226000" calcext:value-type="float">
            <text:p>5226000</text:p>
          </table:table-cell>
          <table:table-cell table:style-name="ce4" table:formula="of:=CONCATENATE([.U$2];CHAR(13);&quot;    &quot;;&quot;'&quot;;[.L22];&quot;',&quot;;CHAR(13);&quot;    'SRID=3946;LINESTRING(&quot;;[.M22];&quot; &quot;;[.N22];&quot;,&quot;;[.O22];&quot; &quot;;[.P22];&quot;,&quot;;[.Q22];&quot; &quot;;[.R22];&quot;,&quot;;[.S22];&quot; &quot;;[.T22];&quot;)');&quot;;CHAR(13))" office:value-type="string" office:string-value="INSERT INTO &#13;  mur (&#13;    id,&#13;    geometry_asewkt)&#13;  VALUES (&#13;    'M42_Mur02',&#13;    'SRID=3946;LINESTRING(1379640 5226000,1379640 5226000,1379640 5226000,1379640 5226000)');&#13;" calcext:value-type="string">
            <text:p>INSERT INTO  <text:s/>mur ( <text:s text:c="3"/>id, <text:s text:c="3"/>geometry_asewkt) <text:s/>VALUES ( <text:s text:c="3"/>'M42_Mur02', <text:s text:c="3"/>'SRID=3946;LINESTRING(1379640 5226000,1379640 5226000,1379640 5226000,1379640 5226000)');</text:p>
          </table:table-cell>
          <table:table-cell table:formula="of:=CONCATENATE([.K22];CHAR(13);[.U22];CHAR(13))" office:value-type="string" office:string-value="INSERT INTO &#13;  mur (&#13;    id,&#13;    geometry_asewkt)&#13;  VALUES (&#13;    'M42_Mur01',&#13;    'SRID=3946;LINESTRING(1379640 5226000,1379640 5226000,1379640 5226000,1379640 5226000)');&#13;&#13;INSERT INTO &#13;  mur (&#13;    id,&#13;    geometry_asewkt)&#13;  VALUES (&#13;    'M42_Mur02',&#13;    'SRID=3946;LINESTRING(1379640 5226000,1379640 5226000,1379640 5226000,1379640 5226000)');&#13;&#13;" calcext:value-type="string">
            <text:p>INSERT INTO  <text:s/>mur ( <text:s text:c="3"/>id, <text:s text:c="3"/>geometry_asewkt) <text:s/>VALUES ( <text:s text:c="3"/>'M42_Mur01', <text:s text:c="3"/>'SRID=3946;LINESTRING(1379640 5226000,1379640 5226000,1379640 5226000,1379640 5226000)');INSERT INTO  <text:s/>mur ( <text:s text:c="3"/>id, <text:s text:c="3"/>geometry_asewkt) <text:s/>VALUES ( <text:s text:c="3"/>'M42_Mur02', <text:s text:c="3"/>'SRID=3946;LINESTRING(1379640 5226000,1379640 5226000,1379640 5226000,1379640 5226000)');</text:p>
          </table:table-cell>
          <table:table-cell table:number-columns-repeated="1002"/>
        </table:table-row>
        <table:table-row table:style-name="ro1">
          <table:table-cell table:formula="of:=[case_00140_00100.B23]" office:value-type="string" office:string-value="Agenc_A" calcext:value-type="string">
            <text:p>Agenc_A</text:p>
          </table:table-cell>
          <table:table-cell table:style-name="ce5" table:formula="of:=CONCATENATE([$case_00140_00100.$A23];[.B$2])" office:value-type="string" office:string-value="M43_Mur01" calcext:value-type="string">
            <text:p>M43_Mur01</text:p>
          </table:table-cell>
          <table:table-cell table:style-name="ce5" table:formula="of:=[$case_00140_00100.$C23]+[.C$2]" office:value-type="float" office:value="1379780" calcext:value-type="float">
            <text:p>1379780</text:p>
          </table:table-cell>
          <table:table-cell table:style-name="ce5" table:formula="of:=[$case_00140_00100.$D23]+[.D$2]" office:value-type="float" office:value="5226000" calcext:value-type="float">
            <text:p>5226000</text:p>
          </table:table-cell>
          <table:table-cell table:style-name="ce5" table:formula="of:=[$case_00140_00100.$C23]+[.E$2]" office:value-type="float" office:value="1379780" calcext:value-type="float">
            <text:p>1379780</text:p>
          </table:table-cell>
          <table:table-cell table:style-name="ce5" table:formula="of:=[$case_00140_00100.$D23]+[.F$2]" office:value-type="float" office:value="5226000" calcext:value-type="float">
            <text:p>5226000</text:p>
          </table:table-cell>
          <table:table-cell table:style-name="ce5" table:formula="of:=[$case_00140_00100.$C23]+[.G$2]" office:value-type="float" office:value="1379780" calcext:value-type="float">
            <text:p>1379780</text:p>
          </table:table-cell>
          <table:table-cell table:style-name="ce5" table:formula="of:=[$case_00140_00100.$D23]+[.H$2]" office:value-type="float" office:value="5226000" calcext:value-type="float">
            <text:p>5226000</text:p>
          </table:table-cell>
          <table:table-cell table:style-name="ce5" table:formula="of:=[$case_00140_00100.$C23]+[.I$2]" office:value-type="float" office:value="1379780" calcext:value-type="float">
            <text:p>1379780</text:p>
          </table:table-cell>
          <table:table-cell table:style-name="ce5" table:formula="of:=[$case_00140_00100.$D23]+[.J$2]" office:value-type="float" office:value="5226000" calcext:value-type="float">
            <text:p>5226000</text:p>
          </table:table-cell>
          <table:table-cell table:style-name="ce4" table:formula="of:=CONCATENATE([.K$2];CHAR(13);&quot;    &quot;;&quot;'&quot;;[.B23];&quot;',&quot;;CHAR(13);&quot;    'SRID=3946;LINESTRING(&quot;;[.C23];&quot; &quot;;[.D23];&quot;,&quot;;[.E23];&quot; &quot;;[.F23];&quot;,&quot;;[.G23];&quot; &quot;;[.H23];&quot;,&quot;;[.I23];&quot; &quot;;[.J23];&quot;)');&quot;;CHAR(13))" office:value-type="string" office:string-value="INSERT INTO &#13;  mur (&#13;    id,&#13;    geometry_asewkt)&#13;  VALUES (&#13;    'M43_Mur01',&#13;    'SRID=3946;LINESTRING(1379780 5226000,1379780 5226000,1379780 5226000,1379780 5226000)');&#13;" calcext:value-type="string">
            <text:p>INSERT INTO  <text:s/>mur ( <text:s text:c="3"/>id, <text:s text:c="3"/>geometry_asewkt) <text:s/>VALUES ( <text:s text:c="3"/>'M43_Mur01', <text:s text:c="3"/>'SRID=3946;LINESTRING(1379780 5226000,1379780 5226000,1379780 5226000,1379780 5226000)');</text:p>
          </table:table-cell>
          <table:table-cell table:style-name="ce5" table:formula="of:=CONCATENATE([$case_00140_00100.$A23];[.L$2])" office:value-type="string" office:string-value="M43_Mur02" calcext:value-type="string">
            <text:p>M43_Mur02</text:p>
          </table:table-cell>
          <table:table-cell table:style-name="ce5" table:formula="of:=[$case_00140_00100.$C23]+[.M$2]" office:value-type="float" office:value="1379780" calcext:value-type="float">
            <text:p>1379780</text:p>
          </table:table-cell>
          <table:table-cell table:style-name="ce5" table:formula="of:=[$case_00140_00100.$D23]+[.N$2]" office:value-type="float" office:value="5226000" calcext:value-type="float">
            <text:p>5226000</text:p>
          </table:table-cell>
          <table:table-cell table:style-name="ce5" table:formula="of:=[$case_00140_00100.$C23]+[.O$2]" office:value-type="float" office:value="1379780" calcext:value-type="float">
            <text:p>1379780</text:p>
          </table:table-cell>
          <table:table-cell table:style-name="ce5" table:formula="of:=[$case_00140_00100.$D23]+[.P$2]" office:value-type="float" office:value="5226000" calcext:value-type="float">
            <text:p>5226000</text:p>
          </table:table-cell>
          <table:table-cell table:style-name="ce5" table:formula="of:=[$case_00140_00100.$C23]+[.Q$2]" office:value-type="float" office:value="1379780" calcext:value-type="float">
            <text:p>1379780</text:p>
          </table:table-cell>
          <table:table-cell table:style-name="ce5" table:formula="of:=[$case_00140_00100.$D23]+[.R$2]" office:value-type="float" office:value="5226000" calcext:value-type="float">
            <text:p>5226000</text:p>
          </table:table-cell>
          <table:table-cell table:style-name="ce5" table:formula="of:=[$case_00140_00100.$C23]+[.S$2]" office:value-type="float" office:value="1379780" calcext:value-type="float">
            <text:p>1379780</text:p>
          </table:table-cell>
          <table:table-cell table:style-name="ce5" table:formula="of:=[$case_00140_00100.$D23]+[.T$2]" office:value-type="float" office:value="5226000" calcext:value-type="float">
            <text:p>5226000</text:p>
          </table:table-cell>
          <table:table-cell table:style-name="ce4" table:formula="of:=CONCATENATE([.U$2];CHAR(13);&quot;    &quot;;&quot;'&quot;;[.L23];&quot;',&quot;;CHAR(13);&quot;    'SRID=3946;LINESTRING(&quot;;[.M23];&quot; &quot;;[.N23];&quot;,&quot;;[.O23];&quot; &quot;;[.P23];&quot;,&quot;;[.Q23];&quot; &quot;;[.R23];&quot;,&quot;;[.S23];&quot; &quot;;[.T23];&quot;)');&quot;;CHAR(13))" office:value-type="string" office:string-value="INSERT INTO &#13;  mur (&#13;    id,&#13;    geometry_asewkt)&#13;  VALUES (&#13;    'M43_Mur02',&#13;    'SRID=3946;LINESTRING(1379780 5226000,1379780 5226000,1379780 5226000,1379780 5226000)');&#13;" calcext:value-type="string">
            <text:p>INSERT INTO  <text:s/>mur ( <text:s text:c="3"/>id, <text:s text:c="3"/>geometry_asewkt) <text:s/>VALUES ( <text:s text:c="3"/>'M43_Mur02', <text:s text:c="3"/>'SRID=3946;LINESTRING(1379780 5226000,1379780 5226000,1379780 5226000,1379780 5226000)');</text:p>
          </table:table-cell>
          <table:table-cell table:formula="of:=CONCATENATE([.K23];CHAR(13);[.U23];CHAR(13))" office:value-type="string" office:string-value="INSERT INTO &#13;  mur (&#13;    id,&#13;    geometry_asewkt)&#13;  VALUES (&#13;    'M43_Mur01',&#13;    'SRID=3946;LINESTRING(1379780 5226000,1379780 5226000,1379780 5226000,1379780 5226000)');&#13;&#13;INSERT INTO &#13;  mur (&#13;    id,&#13;    geometry_asewkt)&#13;  VALUES (&#13;    'M43_Mur02',&#13;    'SRID=3946;LINESTRING(1379780 5226000,1379780 5226000,1379780 5226000,1379780 5226000)');&#13;&#13;" calcext:value-type="string">
            <text:p>INSERT INTO  <text:s/>mur ( <text:s text:c="3"/>id, <text:s text:c="3"/>geometry_asewkt) <text:s/>VALUES ( <text:s text:c="3"/>'M43_Mur01', <text:s text:c="3"/>'SRID=3946;LINESTRING(1379780 5226000,1379780 5226000,1379780 5226000,1379780 5226000)');INSERT INTO  <text:s/>mur ( <text:s text:c="3"/>id, <text:s text:c="3"/>geometry_asewkt) <text:s/>VALUES ( <text:s text:c="3"/>'M43_Mur02', <text:s text:c="3"/>'SRID=3946;LINESTRING(1379780 5226000,1379780 5226000,1379780 5226000,1379780 5226000)');</text:p>
          </table:table-cell>
          <table:table-cell table:number-columns-repeated="1002"/>
        </table:table-row>
        <table:table-row table:style-name="ro1">
          <table:table-cell table:formula="of:=[case_00140_00100.B24]" office:value-type="string" office:string-value="Agenc_D" calcext:value-type="string">
            <text:p>Agenc_D</text:p>
          </table:table-cell>
          <table:table-cell table:style-name="ce5" table:formula="of:=CONCATENATE([$case_00140_00100.$A24];[.B$2])" office:value-type="string" office:string-value="M44_Mur01" calcext:value-type="string">
            <text:p>M44_Mur01</text:p>
          </table:table-cell>
          <table:table-cell table:style-name="ce5" table:formula="of:=[$case_00140_00100.$C24]+[.C$2]" office:value-type="float" office:value="1379920" calcext:value-type="float">
            <text:p>1379920</text:p>
          </table:table-cell>
          <table:table-cell table:style-name="ce5" table:formula="of:=[$case_00140_00100.$D24]+[.D$2]" office:value-type="float" office:value="5226000" calcext:value-type="float">
            <text:p>5226000</text:p>
          </table:table-cell>
          <table:table-cell table:style-name="ce5" table:formula="of:=[$case_00140_00100.$C24]+[.E$2]" office:value-type="float" office:value="1379920" calcext:value-type="float">
            <text:p>1379920</text:p>
          </table:table-cell>
          <table:table-cell table:style-name="ce5" table:formula="of:=[$case_00140_00100.$D24]+[.F$2]" office:value-type="float" office:value="5226000" calcext:value-type="float">
            <text:p>5226000</text:p>
          </table:table-cell>
          <table:table-cell table:style-name="ce5" table:formula="of:=[$case_00140_00100.$C24]+[.G$2]" office:value-type="float" office:value="1379920" calcext:value-type="float">
            <text:p>1379920</text:p>
          </table:table-cell>
          <table:table-cell table:style-name="ce5" table:formula="of:=[$case_00140_00100.$D24]+[.H$2]" office:value-type="float" office:value="5226000" calcext:value-type="float">
            <text:p>5226000</text:p>
          </table:table-cell>
          <table:table-cell table:style-name="ce5" table:formula="of:=[$case_00140_00100.$C24]+[.I$2]" office:value-type="float" office:value="1379920" calcext:value-type="float">
            <text:p>1379920</text:p>
          </table:table-cell>
          <table:table-cell table:style-name="ce5" table:formula="of:=[$case_00140_00100.$D24]+[.J$2]" office:value-type="float" office:value="5226000" calcext:value-type="float">
            <text:p>5226000</text:p>
          </table:table-cell>
          <table:table-cell table:style-name="ce4" table:formula="of:=CONCATENATE([.K$2];CHAR(13);&quot;    &quot;;&quot;'&quot;;[.B24];&quot;',&quot;;CHAR(13);&quot;    'SRID=3946;LINESTRING(&quot;;[.C24];&quot; &quot;;[.D24];&quot;,&quot;;[.E24];&quot; &quot;;[.F24];&quot;,&quot;;[.G24];&quot; &quot;;[.H24];&quot;,&quot;;[.I24];&quot; &quot;;[.J24];&quot;)');&quot;;CHAR(13))" office:value-type="string" office:string-value="INSERT INTO &#13;  mur (&#13;    id,&#13;    geometry_asewkt)&#13;  VALUES (&#13;    'M44_Mur01',&#13;    'SRID=3946;LINESTRING(1379920 5226000,1379920 5226000,1379920 5226000,1379920 5226000)');&#13;" calcext:value-type="string">
            <text:p>INSERT INTO  <text:s/>mur ( <text:s text:c="3"/>id, <text:s text:c="3"/>geometry_asewkt) <text:s/>VALUES ( <text:s text:c="3"/>'M44_Mur01', <text:s text:c="3"/>'SRID=3946;LINESTRING(1379920 5226000,1379920 5226000,1379920 5226000,1379920 5226000)');</text:p>
          </table:table-cell>
          <table:table-cell table:style-name="ce5" table:formula="of:=CONCATENATE([$case_00140_00100.$A24];[.L$2])" office:value-type="string" office:string-value="M44_Mur02" calcext:value-type="string">
            <text:p>M44_Mur02</text:p>
          </table:table-cell>
          <table:table-cell table:style-name="ce5" table:formula="of:=[$case_00140_00100.$C24]+[.M$2]" office:value-type="float" office:value="1379920" calcext:value-type="float">
            <text:p>1379920</text:p>
          </table:table-cell>
          <table:table-cell table:style-name="ce5" table:formula="of:=[$case_00140_00100.$D24]+[.N$2]" office:value-type="float" office:value="5226000" calcext:value-type="float">
            <text:p>5226000</text:p>
          </table:table-cell>
          <table:table-cell table:style-name="ce5" table:formula="of:=[$case_00140_00100.$C24]+[.O$2]" office:value-type="float" office:value="1379920" calcext:value-type="float">
            <text:p>1379920</text:p>
          </table:table-cell>
          <table:table-cell table:style-name="ce5" table:formula="of:=[$case_00140_00100.$D24]+[.P$2]" office:value-type="float" office:value="5226000" calcext:value-type="float">
            <text:p>5226000</text:p>
          </table:table-cell>
          <table:table-cell table:style-name="ce5" table:formula="of:=[$case_00140_00100.$C24]+[.Q$2]" office:value-type="float" office:value="1379920" calcext:value-type="float">
            <text:p>1379920</text:p>
          </table:table-cell>
          <table:table-cell table:style-name="ce5" table:formula="of:=[$case_00140_00100.$D24]+[.R$2]" office:value-type="float" office:value="5226000" calcext:value-type="float">
            <text:p>5226000</text:p>
          </table:table-cell>
          <table:table-cell table:style-name="ce5" table:formula="of:=[$case_00140_00100.$C24]+[.S$2]" office:value-type="float" office:value="1379920" calcext:value-type="float">
            <text:p>1379920</text:p>
          </table:table-cell>
          <table:table-cell table:style-name="ce5" table:formula="of:=[$case_00140_00100.$D24]+[.T$2]" office:value-type="float" office:value="5226000" calcext:value-type="float">
            <text:p>5226000</text:p>
          </table:table-cell>
          <table:table-cell table:style-name="ce4" table:formula="of:=CONCATENATE([.U$2];CHAR(13);&quot;    &quot;;&quot;'&quot;;[.L24];&quot;',&quot;;CHAR(13);&quot;    'SRID=3946;LINESTRING(&quot;;[.M24];&quot; &quot;;[.N24];&quot;,&quot;;[.O24];&quot; &quot;;[.P24];&quot;,&quot;;[.Q24];&quot; &quot;;[.R24];&quot;,&quot;;[.S24];&quot; &quot;;[.T24];&quot;)');&quot;;CHAR(13))" office:value-type="string" office:string-value="INSERT INTO &#13;  mur (&#13;    id,&#13;    geometry_asewkt)&#13;  VALUES (&#13;    'M44_Mur02',&#13;    'SRID=3946;LINESTRING(1379920 5226000,1379920 5226000,1379920 5226000,1379920 5226000)');&#13;" calcext:value-type="string">
            <text:p>INSERT INTO  <text:s/>mur ( <text:s text:c="3"/>id, <text:s text:c="3"/>geometry_asewkt) <text:s/>VALUES ( <text:s text:c="3"/>'M44_Mur02', <text:s text:c="3"/>'SRID=3946;LINESTRING(1379920 5226000,1379920 5226000,1379920 5226000,1379920 5226000)');</text:p>
          </table:table-cell>
          <table:table-cell table:formula="of:=CONCATENATE([.K24];CHAR(13);[.U24];CHAR(13))" office:value-type="string" office:string-value="INSERT INTO &#13;  mur (&#13;    id,&#13;    geometry_asewkt)&#13;  VALUES (&#13;    'M44_Mur01',&#13;    'SRID=3946;LINESTRING(1379920 5226000,1379920 5226000,1379920 5226000,1379920 5226000)');&#13;&#13;INSERT INTO &#13;  mur (&#13;    id,&#13;    geometry_asewkt)&#13;  VALUES (&#13;    'M44_Mur02',&#13;    'SRID=3946;LINESTRING(1379920 5226000,1379920 5226000,1379920 5226000,1379920 5226000)');&#13;&#13;" calcext:value-type="string">
            <text:p>INSERT INTO  <text:s/>mur ( <text:s text:c="3"/>id, <text:s text:c="3"/>geometry_asewkt) <text:s/>VALUES ( <text:s text:c="3"/>'M44_Mur01', <text:s text:c="3"/>'SRID=3946;LINESTRING(1379920 5226000,1379920 5226000,1379920 5226000,1379920 5226000)');INSERT INTO  <text:s/>mur ( <text:s text:c="3"/>id, <text:s text:c="3"/>geometry_asewkt) <text:s/>VALUES ( <text:s text:c="3"/>'M44_Mur02', <text:s text:c="3"/>'SRID=3946;LINESTRING(1379920 5226000,1379920 5226000,1379920 5226000,1379920 5226000)');</text:p>
          </table:table-cell>
          <table:table-cell table:number-columns-repeated="1002"/>
        </table:table-row>
        <table:table-row table:style-name="ro1">
          <table:table-cell table:formula="of:=[case_00140_00100.B25]" office:value-type="string" office:string-value="Agenc_B" calcext:value-type="string">
            <text:p>Agenc_B</text:p>
          </table:table-cell>
          <table:table-cell table:style-name="ce5" table:formula="of:=CONCATENATE([$case_00140_00100.$A25];[.B$2])" office:value-type="string" office:string-value="M45_Mur01" calcext:value-type="string">
            <text:p>M45_Mur01</text:p>
          </table:table-cell>
          <table:table-cell table:style-name="ce5" table:formula="of:=[$case_00140_00100.$C25]+[.C$2]" office:value-type="float" office:value="1380060" calcext:value-type="float">
            <text:p>1380060</text:p>
          </table:table-cell>
          <table:table-cell table:style-name="ce5" table:formula="of:=[$case_00140_00100.$D25]+[.D$2]" office:value-type="float" office:value="5226000" calcext:value-type="float">
            <text:p>5226000</text:p>
          </table:table-cell>
          <table:table-cell table:style-name="ce5" table:formula="of:=[$case_00140_00100.$C25]+[.E$2]" office:value-type="float" office:value="1380060" calcext:value-type="float">
            <text:p>1380060</text:p>
          </table:table-cell>
          <table:table-cell table:style-name="ce5" table:formula="of:=[$case_00140_00100.$D25]+[.F$2]" office:value-type="float" office:value="5226000" calcext:value-type="float">
            <text:p>5226000</text:p>
          </table:table-cell>
          <table:table-cell table:style-name="ce5" table:formula="of:=[$case_00140_00100.$C25]+[.G$2]" office:value-type="float" office:value="1380060" calcext:value-type="float">
            <text:p>1380060</text:p>
          </table:table-cell>
          <table:table-cell table:style-name="ce5" table:formula="of:=[$case_00140_00100.$D25]+[.H$2]" office:value-type="float" office:value="5226000" calcext:value-type="float">
            <text:p>5226000</text:p>
          </table:table-cell>
          <table:table-cell table:style-name="ce5" table:formula="of:=[$case_00140_00100.$C25]+[.I$2]" office:value-type="float" office:value="1380060" calcext:value-type="float">
            <text:p>1380060</text:p>
          </table:table-cell>
          <table:table-cell table:style-name="ce5" table:formula="of:=[$case_00140_00100.$D25]+[.J$2]" office:value-type="float" office:value="5226000" calcext:value-type="float">
            <text:p>5226000</text:p>
          </table:table-cell>
          <table:table-cell table:style-name="ce4" table:formula="of:=CONCATENATE([.K$2];CHAR(13);&quot;    &quot;;&quot;'&quot;;[.B25];&quot;',&quot;;CHAR(13);&quot;    'SRID=3946;LINESTRING(&quot;;[.C25];&quot; &quot;;[.D25];&quot;,&quot;;[.E25];&quot; &quot;;[.F25];&quot;,&quot;;[.G25];&quot; &quot;;[.H25];&quot;,&quot;;[.I25];&quot; &quot;;[.J25];&quot;)');&quot;;CHAR(13))" office:value-type="string" office:string-value="INSERT INTO &#13;  mur (&#13;    id,&#13;    geometry_asewkt)&#13;  VALUES (&#13;    'M45_Mur01',&#13;    'SRID=3946;LINESTRING(1380060 5226000,1380060 5226000,1380060 5226000,1380060 5226000)');&#13;" calcext:value-type="string">
            <text:p>INSERT INTO  <text:s/>mur ( <text:s text:c="3"/>id, <text:s text:c="3"/>geometry_asewkt) <text:s/>VALUES ( <text:s text:c="3"/>'M45_Mur01', <text:s text:c="3"/>'SRID=3946;LINESTRING(1380060 5226000,1380060 5226000,1380060 5226000,1380060 5226000)');</text:p>
          </table:table-cell>
          <table:table-cell table:style-name="ce5" table:formula="of:=CONCATENATE([$case_00140_00100.$A25];[.L$2])" office:value-type="string" office:string-value="M45_Mur02" calcext:value-type="string">
            <text:p>M45_Mur02</text:p>
          </table:table-cell>
          <table:table-cell table:style-name="ce5" table:formula="of:=[$case_00140_00100.$C25]+[.M$2]" office:value-type="float" office:value="1380060" calcext:value-type="float">
            <text:p>1380060</text:p>
          </table:table-cell>
          <table:table-cell table:style-name="ce5" table:formula="of:=[$case_00140_00100.$D25]+[.N$2]" office:value-type="float" office:value="5226000" calcext:value-type="float">
            <text:p>5226000</text:p>
          </table:table-cell>
          <table:table-cell table:style-name="ce5" table:formula="of:=[$case_00140_00100.$C25]+[.O$2]" office:value-type="float" office:value="1380060" calcext:value-type="float">
            <text:p>1380060</text:p>
          </table:table-cell>
          <table:table-cell table:style-name="ce5" table:formula="of:=[$case_00140_00100.$D25]+[.P$2]" office:value-type="float" office:value="5226000" calcext:value-type="float">
            <text:p>5226000</text:p>
          </table:table-cell>
          <table:table-cell table:style-name="ce5" table:formula="of:=[$case_00140_00100.$C25]+[.Q$2]" office:value-type="float" office:value="1380060" calcext:value-type="float">
            <text:p>1380060</text:p>
          </table:table-cell>
          <table:table-cell table:style-name="ce5" table:formula="of:=[$case_00140_00100.$D25]+[.R$2]" office:value-type="float" office:value="5226000" calcext:value-type="float">
            <text:p>5226000</text:p>
          </table:table-cell>
          <table:table-cell table:style-name="ce5" table:formula="of:=[$case_00140_00100.$C25]+[.S$2]" office:value-type="float" office:value="1380060" calcext:value-type="float">
            <text:p>1380060</text:p>
          </table:table-cell>
          <table:table-cell table:style-name="ce5" table:formula="of:=[$case_00140_00100.$D25]+[.T$2]" office:value-type="float" office:value="5226000" calcext:value-type="float">
            <text:p>5226000</text:p>
          </table:table-cell>
          <table:table-cell table:style-name="ce4" table:formula="of:=CONCATENATE([.U$2];CHAR(13);&quot;    &quot;;&quot;'&quot;;[.L25];&quot;',&quot;;CHAR(13);&quot;    'SRID=3946;LINESTRING(&quot;;[.M25];&quot; &quot;;[.N25];&quot;,&quot;;[.O25];&quot; &quot;;[.P25];&quot;,&quot;;[.Q25];&quot; &quot;;[.R25];&quot;,&quot;;[.S25];&quot; &quot;;[.T25];&quot;)');&quot;;CHAR(13))" office:value-type="string" office:string-value="INSERT INTO &#13;  mur (&#13;    id,&#13;    geometry_asewkt)&#13;  VALUES (&#13;    'M45_Mur02',&#13;    'SRID=3946;LINESTRING(1380060 5226000,1380060 5226000,1380060 5226000,1380060 5226000)');&#13;" calcext:value-type="string">
            <text:p>INSERT INTO  <text:s/>mur ( <text:s text:c="3"/>id, <text:s text:c="3"/>geometry_asewkt) <text:s/>VALUES ( <text:s text:c="3"/>'M45_Mur02', <text:s text:c="3"/>'SRID=3946;LINESTRING(1380060 5226000,1380060 5226000,1380060 5226000,1380060 5226000)');</text:p>
          </table:table-cell>
          <table:table-cell table:formula="of:=CONCATENATE([.K25];CHAR(13);[.U25];CHAR(13))" office:value-type="string" office:string-value="INSERT INTO &#13;  mur (&#13;    id,&#13;    geometry_asewkt)&#13;  VALUES (&#13;    'M45_Mur01',&#13;    'SRID=3946;LINESTRING(1380060 5226000,1380060 5226000,1380060 5226000,1380060 5226000)');&#13;&#13;INSERT INTO &#13;  mur (&#13;    id,&#13;    geometry_asewkt)&#13;  VALUES (&#13;    'M45_Mur02',&#13;    'SRID=3946;LINESTRING(1380060 5226000,1380060 5226000,1380060 5226000,1380060 5226000)');&#13;&#13;" calcext:value-type="string">
            <text:p>INSERT INTO  <text:s/>mur ( <text:s text:c="3"/>id, <text:s text:c="3"/>geometry_asewkt) <text:s/>VALUES ( <text:s text:c="3"/>'M45_Mur01', <text:s text:c="3"/>'SRID=3946;LINESTRING(1380060 5226000,1380060 5226000,1380060 5226000,1380060 5226000)');INSERT INTO  <text:s/>mur ( <text:s text:c="3"/>id, <text:s text:c="3"/>geometry_asewkt) <text:s/>VALUES ( <text:s text:c="3"/>'M45_Mur02', <text:s text:c="3"/>'SRID=3946;LINESTRING(1380060 5226000,1380060 5226000,1380060 5226000,1380060 5226000)');</text:p>
          </table:table-cell>
          <table:table-cell table:number-columns-repeated="1002"/>
        </table:table-row>
        <table:table-row table:style-name="ro1">
          <table:table-cell table:formula="of:=[case_00140_00100.B26]" office:value-type="string" office:string-value="Agenc_A" calcext:value-type="string">
            <text:p>Agenc_A</text:p>
          </table:table-cell>
          <table:table-cell table:style-name="ce5" table:formula="of:=CONCATENATE([$case_00140_00100.$A26];[.B$2])" office:value-type="string" office:string-value="M51_Mur01" calcext:value-type="string">
            <text:p>M51_Mur01</text:p>
          </table:table-cell>
          <table:table-cell table:style-name="ce5" table:formula="of:=[$case_00140_00100.$C26]+[.C$2]" office:value-type="float" office:value="1379500" calcext:value-type="float">
            <text:p>1379500</text:p>
          </table:table-cell>
          <table:table-cell table:style-name="ce5" table:formula="of:=[$case_00140_00100.$D26]+[.D$2]" office:value-type="float" office:value="5225900" calcext:value-type="float">
            <text:p>5225900</text:p>
          </table:table-cell>
          <table:table-cell table:style-name="ce5" table:formula="of:=[$case_00140_00100.$C26]+[.E$2]" office:value-type="float" office:value="1379500" calcext:value-type="float">
            <text:p>1379500</text:p>
          </table:table-cell>
          <table:table-cell table:style-name="ce5" table:formula="of:=[$case_00140_00100.$D26]+[.F$2]" office:value-type="float" office:value="5225900" calcext:value-type="float">
            <text:p>5225900</text:p>
          </table:table-cell>
          <table:table-cell table:style-name="ce5" table:formula="of:=[$case_00140_00100.$C26]+[.G$2]" office:value-type="float" office:value="1379500" calcext:value-type="float">
            <text:p>1379500</text:p>
          </table:table-cell>
          <table:table-cell table:style-name="ce5" table:formula="of:=[$case_00140_00100.$D26]+[.H$2]" office:value-type="float" office:value="5225900" calcext:value-type="float">
            <text:p>5225900</text:p>
          </table:table-cell>
          <table:table-cell table:style-name="ce5" table:formula="of:=[$case_00140_00100.$C26]+[.I$2]" office:value-type="float" office:value="1379500" calcext:value-type="float">
            <text:p>1379500</text:p>
          </table:table-cell>
          <table:table-cell table:style-name="ce5" table:formula="of:=[$case_00140_00100.$D26]+[.J$2]" office:value-type="float" office:value="5225900" calcext:value-type="float">
            <text:p>5225900</text:p>
          </table:table-cell>
          <table:table-cell table:style-name="ce4" table:formula="of:=CONCATENATE([.K$2];CHAR(13);&quot;    &quot;;&quot;'&quot;;[.B26];&quot;',&quot;;CHAR(13);&quot;    'SRID=3946;LINESTRING(&quot;;[.C26];&quot; &quot;;[.D26];&quot;,&quot;;[.E26];&quot; &quot;;[.F26];&quot;,&quot;;[.G26];&quot; &quot;;[.H26];&quot;,&quot;;[.I26];&quot; &quot;;[.J26];&quot;)');&quot;;CHAR(13))" office:value-type="string" office:string-value="INSERT INTO &#13;  mur (&#13;    id,&#13;    geometry_asewkt)&#13;  VALUES (&#13;    'M51_Mur01',&#13;    'SRID=3946;LINESTRING(1379500 5225900,1379500 5225900,1379500 5225900,1379500 5225900)');&#13;" calcext:value-type="string">
            <text:p>INSERT INTO  <text:s/>mur ( <text:s text:c="3"/>id, <text:s text:c="3"/>geometry_asewkt) <text:s/>VALUES ( <text:s text:c="3"/>'M51_Mur01', <text:s text:c="3"/>'SRID=3946;LINESTRING(1379500 5225900,1379500 5225900,1379500 5225900,1379500 5225900)');</text:p>
          </table:table-cell>
          <table:table-cell table:style-name="ce5" table:formula="of:=CONCATENATE([$case_00140_00100.$A26];[.L$2])" office:value-type="string" office:string-value="M51_Mur02" calcext:value-type="string">
            <text:p>M51_Mur02</text:p>
          </table:table-cell>
          <table:table-cell table:style-name="ce5" table:formula="of:=[$case_00140_00100.$C26]+[.M$2]" office:value-type="float" office:value="1379500" calcext:value-type="float">
            <text:p>1379500</text:p>
          </table:table-cell>
          <table:table-cell table:style-name="ce5" table:formula="of:=[$case_00140_00100.$D26]+[.N$2]" office:value-type="float" office:value="5225900" calcext:value-type="float">
            <text:p>5225900</text:p>
          </table:table-cell>
          <table:table-cell table:style-name="ce5" table:formula="of:=[$case_00140_00100.$C26]+[.O$2]" office:value-type="float" office:value="1379500" calcext:value-type="float">
            <text:p>1379500</text:p>
          </table:table-cell>
          <table:table-cell table:style-name="ce5" table:formula="of:=[$case_00140_00100.$D26]+[.P$2]" office:value-type="float" office:value="5225900" calcext:value-type="float">
            <text:p>5225900</text:p>
          </table:table-cell>
          <table:table-cell table:style-name="ce5" table:formula="of:=[$case_00140_00100.$C26]+[.Q$2]" office:value-type="float" office:value="1379500" calcext:value-type="float">
            <text:p>1379500</text:p>
          </table:table-cell>
          <table:table-cell table:style-name="ce5" table:formula="of:=[$case_00140_00100.$D26]+[.R$2]" office:value-type="float" office:value="5225900" calcext:value-type="float">
            <text:p>5225900</text:p>
          </table:table-cell>
          <table:table-cell table:style-name="ce5" table:formula="of:=[$case_00140_00100.$C26]+[.S$2]" office:value-type="float" office:value="1379500" calcext:value-type="float">
            <text:p>1379500</text:p>
          </table:table-cell>
          <table:table-cell table:style-name="ce5" table:formula="of:=[$case_00140_00100.$D26]+[.T$2]" office:value-type="float" office:value="5225900" calcext:value-type="float">
            <text:p>5225900</text:p>
          </table:table-cell>
          <table:table-cell table:style-name="ce4" table:formula="of:=CONCATENATE([.U$2];CHAR(13);&quot;    &quot;;&quot;'&quot;;[.L26];&quot;',&quot;;CHAR(13);&quot;    'SRID=3946;LINESTRING(&quot;;[.M26];&quot; &quot;;[.N26];&quot;,&quot;;[.O26];&quot; &quot;;[.P26];&quot;,&quot;;[.Q26];&quot; &quot;;[.R26];&quot;,&quot;;[.S26];&quot; &quot;;[.T26];&quot;)');&quot;;CHAR(13))" office:value-type="string" office:string-value="INSERT INTO &#13;  mur (&#13;    id,&#13;    geometry_asewkt)&#13;  VALUES (&#13;    'M51_Mur02',&#13;    'SRID=3946;LINESTRING(1379500 5225900,1379500 5225900,1379500 5225900,1379500 5225900)');&#13;" calcext:value-type="string">
            <text:p>INSERT INTO  <text:s/>mur ( <text:s text:c="3"/>id, <text:s text:c="3"/>geometry_asewkt) <text:s/>VALUES ( <text:s text:c="3"/>'M51_Mur02', <text:s text:c="3"/>'SRID=3946;LINESTRING(1379500 5225900,1379500 5225900,1379500 5225900,1379500 5225900)');</text:p>
          </table:table-cell>
          <table:table-cell table:formula="of:=CONCATENATE([.K26];CHAR(13);[.U26];CHAR(13))" office:value-type="string" office:string-value="INSERT INTO &#13;  mur (&#13;    id,&#13;    geometry_asewkt)&#13;  VALUES (&#13;    'M51_Mur01',&#13;    'SRID=3946;LINESTRING(1379500 5225900,1379500 5225900,1379500 5225900,1379500 5225900)');&#13;&#13;INSERT INTO &#13;  mur (&#13;    id,&#13;    geometry_asewkt)&#13;  VALUES (&#13;    'M51_Mur02',&#13;    'SRID=3946;LINESTRING(1379500 5225900,1379500 5225900,1379500 5225900,1379500 5225900)');&#13;&#13;" calcext:value-type="string">
            <text:p>INSERT INTO  <text:s/>mur ( <text:s text:c="3"/>id, <text:s text:c="3"/>geometry_asewkt) <text:s/>VALUES ( <text:s text:c="3"/>'M51_Mur01', <text:s text:c="3"/>'SRID=3946;LINESTRING(1379500 5225900,1379500 5225900,1379500 5225900,1379500 5225900)');INSERT INTO  <text:s/>mur ( <text:s text:c="3"/>id, <text:s text:c="3"/>geometry_asewkt) <text:s/>VALUES ( <text:s text:c="3"/>'M51_Mur02', <text:s text:c="3"/>'SRID=3946;LINESTRING(1379500 5225900,1379500 5225900,1379500 5225900,1379500 5225900)');</text:p>
          </table:table-cell>
          <table:table-cell table:number-columns-repeated="1002"/>
        </table:table-row>
        <table:table-row table:style-name="ro1">
          <table:table-cell table:formula="of:=[case_00140_00100.B27]" office:value-type="string" office:string-value="Agenc_C" calcext:value-type="string">
            <text:p>Agenc_C</text:p>
          </table:table-cell>
          <table:table-cell table:style-name="ce5" table:formula="of:=CONCATENATE([$case_00140_00100.$A27];[.B$2])" office:value-type="string" office:string-value="M52_Mur01" calcext:value-type="string">
            <text:p>M52_Mur01</text:p>
          </table:table-cell>
          <table:table-cell table:style-name="ce5" table:formula="of:=[$case_00140_00100.$C27]+[.C$2]" office:value-type="float" office:value="1379640" calcext:value-type="float">
            <text:p>1379640</text:p>
          </table:table-cell>
          <table:table-cell table:style-name="ce5" table:formula="of:=[$case_00140_00100.$D27]+[.D$2]" office:value-type="float" office:value="5225900" calcext:value-type="float">
            <text:p>5225900</text:p>
          </table:table-cell>
          <table:table-cell table:style-name="ce5" table:formula="of:=[$case_00140_00100.$C27]+[.E$2]" office:value-type="float" office:value="1379640" calcext:value-type="float">
            <text:p>1379640</text:p>
          </table:table-cell>
          <table:table-cell table:style-name="ce5" table:formula="of:=[$case_00140_00100.$D27]+[.F$2]" office:value-type="float" office:value="5225900" calcext:value-type="float">
            <text:p>5225900</text:p>
          </table:table-cell>
          <table:table-cell table:style-name="ce5" table:formula="of:=[$case_00140_00100.$C27]+[.G$2]" office:value-type="float" office:value="1379640" calcext:value-type="float">
            <text:p>1379640</text:p>
          </table:table-cell>
          <table:table-cell table:style-name="ce5" table:formula="of:=[$case_00140_00100.$D27]+[.H$2]" office:value-type="float" office:value="5225900" calcext:value-type="float">
            <text:p>5225900</text:p>
          </table:table-cell>
          <table:table-cell table:style-name="ce5" table:formula="of:=[$case_00140_00100.$C27]+[.I$2]" office:value-type="float" office:value="1379640" calcext:value-type="float">
            <text:p>1379640</text:p>
          </table:table-cell>
          <table:table-cell table:style-name="ce5" table:formula="of:=[$case_00140_00100.$D27]+[.J$2]" office:value-type="float" office:value="5225900" calcext:value-type="float">
            <text:p>5225900</text:p>
          </table:table-cell>
          <table:table-cell table:style-name="ce4" table:formula="of:=CONCATENATE([.K$2];CHAR(13);&quot;    &quot;;&quot;'&quot;;[.B27];&quot;',&quot;;CHAR(13);&quot;    'SRID=3946;LINESTRING(&quot;;[.C27];&quot; &quot;;[.D27];&quot;,&quot;;[.E27];&quot; &quot;;[.F27];&quot;,&quot;;[.G27];&quot; &quot;;[.H27];&quot;,&quot;;[.I27];&quot; &quot;;[.J27];&quot;)');&quot;;CHAR(13))" office:value-type="string" office:string-value="INSERT INTO &#13;  mur (&#13;    id,&#13;    geometry_asewkt)&#13;  VALUES (&#13;    'M52_Mur01',&#13;    'SRID=3946;LINESTRING(1379640 5225900,1379640 5225900,1379640 5225900,1379640 5225900)');&#13;" calcext:value-type="string">
            <text:p>INSERT INTO  <text:s/>mur ( <text:s text:c="3"/>id, <text:s text:c="3"/>geometry_asewkt) <text:s/>VALUES ( <text:s text:c="3"/>'M52_Mur01', <text:s text:c="3"/>'SRID=3946;LINESTRING(1379640 5225900,1379640 5225900,1379640 5225900,1379640 5225900)');</text:p>
          </table:table-cell>
          <table:table-cell table:style-name="ce5" table:formula="of:=CONCATENATE([$case_00140_00100.$A27];[.L$2])" office:value-type="string" office:string-value="M52_Mur02" calcext:value-type="string">
            <text:p>M52_Mur02</text:p>
          </table:table-cell>
          <table:table-cell table:style-name="ce5" table:formula="of:=[$case_00140_00100.$C27]+[.M$2]" office:value-type="float" office:value="1379640" calcext:value-type="float">
            <text:p>1379640</text:p>
          </table:table-cell>
          <table:table-cell table:style-name="ce5" table:formula="of:=[$case_00140_00100.$D27]+[.N$2]" office:value-type="float" office:value="5225900" calcext:value-type="float">
            <text:p>5225900</text:p>
          </table:table-cell>
          <table:table-cell table:style-name="ce5" table:formula="of:=[$case_00140_00100.$C27]+[.O$2]" office:value-type="float" office:value="1379640" calcext:value-type="float">
            <text:p>1379640</text:p>
          </table:table-cell>
          <table:table-cell table:style-name="ce5" table:formula="of:=[$case_00140_00100.$D27]+[.P$2]" office:value-type="float" office:value="5225900" calcext:value-type="float">
            <text:p>5225900</text:p>
          </table:table-cell>
          <table:table-cell table:style-name="ce5" table:formula="of:=[$case_00140_00100.$C27]+[.Q$2]" office:value-type="float" office:value="1379640" calcext:value-type="float">
            <text:p>1379640</text:p>
          </table:table-cell>
          <table:table-cell table:style-name="ce5" table:formula="of:=[$case_00140_00100.$D27]+[.R$2]" office:value-type="float" office:value="5225900" calcext:value-type="float">
            <text:p>5225900</text:p>
          </table:table-cell>
          <table:table-cell table:style-name="ce5" table:formula="of:=[$case_00140_00100.$C27]+[.S$2]" office:value-type="float" office:value="1379640" calcext:value-type="float">
            <text:p>1379640</text:p>
          </table:table-cell>
          <table:table-cell table:style-name="ce5" table:formula="of:=[$case_00140_00100.$D27]+[.T$2]" office:value-type="float" office:value="5225900" calcext:value-type="float">
            <text:p>5225900</text:p>
          </table:table-cell>
          <table:table-cell table:style-name="ce4" table:formula="of:=CONCATENATE([.U$2];CHAR(13);&quot;    &quot;;&quot;'&quot;;[.L27];&quot;',&quot;;CHAR(13);&quot;    'SRID=3946;LINESTRING(&quot;;[.M27];&quot; &quot;;[.N27];&quot;,&quot;;[.O27];&quot; &quot;;[.P27];&quot;,&quot;;[.Q27];&quot; &quot;;[.R27];&quot;,&quot;;[.S27];&quot; &quot;;[.T27];&quot;)');&quot;;CHAR(13))" office:value-type="string" office:string-value="INSERT INTO &#13;  mur (&#13;    id,&#13;    geometry_asewkt)&#13;  VALUES (&#13;    'M52_Mur02',&#13;    'SRID=3946;LINESTRING(1379640 5225900,1379640 5225900,1379640 5225900,1379640 5225900)');&#13;" calcext:value-type="string">
            <text:p>INSERT INTO  <text:s/>mur ( <text:s text:c="3"/>id, <text:s text:c="3"/>geometry_asewkt) <text:s/>VALUES ( <text:s text:c="3"/>'M52_Mur02', <text:s text:c="3"/>'SRID=3946;LINESTRING(1379640 5225900,1379640 5225900,1379640 5225900,1379640 5225900)');</text:p>
          </table:table-cell>
          <table:table-cell table:formula="of:=CONCATENATE([.K27];CHAR(13);[.U27];CHAR(13))" office:value-type="string" office:string-value="INSERT INTO &#13;  mur (&#13;    id,&#13;    geometry_asewkt)&#13;  VALUES (&#13;    'M52_Mur01',&#13;    'SRID=3946;LINESTRING(1379640 5225900,1379640 5225900,1379640 5225900,1379640 5225900)');&#13;&#13;INSERT INTO &#13;  mur (&#13;    id,&#13;    geometry_asewkt)&#13;  VALUES (&#13;    'M52_Mur02',&#13;    'SRID=3946;LINESTRING(1379640 5225900,1379640 5225900,1379640 5225900,1379640 5225900)');&#13;&#13;" calcext:value-type="string">
            <text:p>INSERT INTO  <text:s/>mur ( <text:s text:c="3"/>id, <text:s text:c="3"/>geometry_asewkt) <text:s/>VALUES ( <text:s text:c="3"/>'M52_Mur01', <text:s text:c="3"/>'SRID=3946;LINESTRING(1379640 5225900,1379640 5225900,1379640 5225900,1379640 5225900)');INSERT INTO  <text:s/>mur ( <text:s text:c="3"/>id, <text:s text:c="3"/>geometry_asewkt) <text:s/>VALUES ( <text:s text:c="3"/>'M52_Mur02', <text:s text:c="3"/>'SRID=3946;LINESTRING(1379640 5225900,1379640 5225900,1379640 5225900,1379640 5225900)');</text:p>
          </table:table-cell>
          <table:table-cell table:number-columns-repeated="1002"/>
        </table:table-row>
        <table:table-row table:style-name="ro1">
          <table:table-cell table:formula="of:=[case_00140_00100.B28]" office:value-type="string" office:string-value="Agenc_D" calcext:value-type="string">
            <text:p>Agenc_D</text:p>
          </table:table-cell>
          <table:table-cell table:style-name="ce5" table:formula="of:=CONCATENATE([$case_00140_00100.$A28];[.B$2])" office:value-type="string" office:string-value="M53_Mur01" calcext:value-type="string">
            <text:p>M53_Mur01</text:p>
          </table:table-cell>
          <table:table-cell table:style-name="ce5" table:formula="of:=[$case_00140_00100.$C28]+[.C$2]" office:value-type="float" office:value="1379780" calcext:value-type="float">
            <text:p>1379780</text:p>
          </table:table-cell>
          <table:table-cell table:style-name="ce5" table:formula="of:=[$case_00140_00100.$D28]+[.D$2]" office:value-type="float" office:value="5225900" calcext:value-type="float">
            <text:p>5225900</text:p>
          </table:table-cell>
          <table:table-cell table:style-name="ce5" table:formula="of:=[$case_00140_00100.$C28]+[.E$2]" office:value-type="float" office:value="1379780" calcext:value-type="float">
            <text:p>1379780</text:p>
          </table:table-cell>
          <table:table-cell table:style-name="ce5" table:formula="of:=[$case_00140_00100.$D28]+[.F$2]" office:value-type="float" office:value="5225900" calcext:value-type="float">
            <text:p>5225900</text:p>
          </table:table-cell>
          <table:table-cell table:style-name="ce5" table:formula="of:=[$case_00140_00100.$C28]+[.G$2]" office:value-type="float" office:value="1379780" calcext:value-type="float">
            <text:p>1379780</text:p>
          </table:table-cell>
          <table:table-cell table:style-name="ce5" table:formula="of:=[$case_00140_00100.$D28]+[.H$2]" office:value-type="float" office:value="5225900" calcext:value-type="float">
            <text:p>5225900</text:p>
          </table:table-cell>
          <table:table-cell table:style-name="ce5" table:formula="of:=[$case_00140_00100.$C28]+[.I$2]" office:value-type="float" office:value="1379780" calcext:value-type="float">
            <text:p>1379780</text:p>
          </table:table-cell>
          <table:table-cell table:style-name="ce5" table:formula="of:=[$case_00140_00100.$D28]+[.J$2]" office:value-type="float" office:value="5225900" calcext:value-type="float">
            <text:p>5225900</text:p>
          </table:table-cell>
          <table:table-cell table:style-name="ce4" table:formula="of:=CONCATENATE([.K$2];CHAR(13);&quot;    &quot;;&quot;'&quot;;[.B28];&quot;',&quot;;CHAR(13);&quot;    'SRID=3946;LINESTRING(&quot;;[.C28];&quot; &quot;;[.D28];&quot;,&quot;;[.E28];&quot; &quot;;[.F28];&quot;,&quot;;[.G28];&quot; &quot;;[.H28];&quot;,&quot;;[.I28];&quot; &quot;;[.J28];&quot;)');&quot;;CHAR(13))" office:value-type="string" office:string-value="INSERT INTO &#13;  mur (&#13;    id,&#13;    geometry_asewkt)&#13;  VALUES (&#13;    'M53_Mur01',&#13;    'SRID=3946;LINESTRING(1379780 5225900,1379780 5225900,1379780 5225900,1379780 5225900)');&#13;" calcext:value-type="string">
            <text:p>INSERT INTO  <text:s/>mur ( <text:s text:c="3"/>id, <text:s text:c="3"/>geometry_asewkt) <text:s/>VALUES ( <text:s text:c="3"/>'M53_Mur01', <text:s text:c="3"/>'SRID=3946;LINESTRING(1379780 5225900,1379780 5225900,1379780 5225900,1379780 5225900)');</text:p>
          </table:table-cell>
          <table:table-cell table:style-name="ce5" table:formula="of:=CONCATENATE([$case_00140_00100.$A28];[.L$2])" office:value-type="string" office:string-value="M53_Mur02" calcext:value-type="string">
            <text:p>M53_Mur02</text:p>
          </table:table-cell>
          <table:table-cell table:style-name="ce5" table:formula="of:=[$case_00140_00100.$C28]+[.M$2]" office:value-type="float" office:value="1379780" calcext:value-type="float">
            <text:p>1379780</text:p>
          </table:table-cell>
          <table:table-cell table:style-name="ce5" table:formula="of:=[$case_00140_00100.$D28]+[.N$2]" office:value-type="float" office:value="5225900" calcext:value-type="float">
            <text:p>5225900</text:p>
          </table:table-cell>
          <table:table-cell table:style-name="ce5" table:formula="of:=[$case_00140_00100.$C28]+[.O$2]" office:value-type="float" office:value="1379780" calcext:value-type="float">
            <text:p>1379780</text:p>
          </table:table-cell>
          <table:table-cell table:style-name="ce5" table:formula="of:=[$case_00140_00100.$D28]+[.P$2]" office:value-type="float" office:value="5225900" calcext:value-type="float">
            <text:p>5225900</text:p>
          </table:table-cell>
          <table:table-cell table:style-name="ce5" table:formula="of:=[$case_00140_00100.$C28]+[.Q$2]" office:value-type="float" office:value="1379780" calcext:value-type="float">
            <text:p>1379780</text:p>
          </table:table-cell>
          <table:table-cell table:style-name="ce5" table:formula="of:=[$case_00140_00100.$D28]+[.R$2]" office:value-type="float" office:value="5225900" calcext:value-type="float">
            <text:p>5225900</text:p>
          </table:table-cell>
          <table:table-cell table:style-name="ce5" table:formula="of:=[$case_00140_00100.$C28]+[.S$2]" office:value-type="float" office:value="1379780" calcext:value-type="float">
            <text:p>1379780</text:p>
          </table:table-cell>
          <table:table-cell table:style-name="ce5" table:formula="of:=[$case_00140_00100.$D28]+[.T$2]" office:value-type="float" office:value="5225900" calcext:value-type="float">
            <text:p>5225900</text:p>
          </table:table-cell>
          <table:table-cell table:style-name="ce4" table:formula="of:=CONCATENATE([.U$2];CHAR(13);&quot;    &quot;;&quot;'&quot;;[.L28];&quot;',&quot;;CHAR(13);&quot;    'SRID=3946;LINESTRING(&quot;;[.M28];&quot; &quot;;[.N28];&quot;,&quot;;[.O28];&quot; &quot;;[.P28];&quot;,&quot;;[.Q28];&quot; &quot;;[.R28];&quot;,&quot;;[.S28];&quot; &quot;;[.T28];&quot;)');&quot;;CHAR(13))" office:value-type="string" office:string-value="INSERT INTO &#13;  mur (&#13;    id,&#13;    geometry_asewkt)&#13;  VALUES (&#13;    'M53_Mur02',&#13;    'SRID=3946;LINESTRING(1379780 5225900,1379780 5225900,1379780 5225900,1379780 5225900)');&#13;" calcext:value-type="string">
            <text:p>INSERT INTO  <text:s/>mur ( <text:s text:c="3"/>id, <text:s text:c="3"/>geometry_asewkt) <text:s/>VALUES ( <text:s text:c="3"/>'M53_Mur02', <text:s text:c="3"/>'SRID=3946;LINESTRING(1379780 5225900,1379780 5225900,1379780 5225900,1379780 5225900)');</text:p>
          </table:table-cell>
          <table:table-cell table:formula="of:=CONCATENATE([.K28];CHAR(13);[.U28];CHAR(13))" office:value-type="string" office:string-value="INSERT INTO &#13;  mur (&#13;    id,&#13;    geometry_asewkt)&#13;  VALUES (&#13;    'M53_Mur01',&#13;    'SRID=3946;LINESTRING(1379780 5225900,1379780 5225900,1379780 5225900,1379780 5225900)');&#13;&#13;INSERT INTO &#13;  mur (&#13;    id,&#13;    geometry_asewkt)&#13;  VALUES (&#13;    'M53_Mur02',&#13;    'SRID=3946;LINESTRING(1379780 5225900,1379780 5225900,1379780 5225900,1379780 5225900)');&#13;&#13;" calcext:value-type="string">
            <text:p>INSERT INTO  <text:s/>mur ( <text:s text:c="3"/>id, <text:s text:c="3"/>geometry_asewkt) <text:s/>VALUES ( <text:s text:c="3"/>'M53_Mur01', <text:s text:c="3"/>'SRID=3946;LINESTRING(1379780 5225900,1379780 5225900,1379780 5225900,1379780 5225900)');INSERT INTO  <text:s/>mur ( <text:s text:c="3"/>id, <text:s text:c="3"/>geometry_asewkt) <text:s/>VALUES ( <text:s text:c="3"/>'M53_Mur02', <text:s text:c="3"/>'SRID=3946;LINESTRING(1379780 5225900,1379780 5225900,1379780 5225900,1379780 5225900)');</text:p>
          </table:table-cell>
          <table:table-cell table:number-columns-repeated="1002"/>
        </table:table-row>
        <table:table-row table:style-name="ro1">
          <table:table-cell table:formula="of:=[case_00140_00100.B29]" office:value-type="string" office:string-value="Agenc_B" calcext:value-type="string">
            <text:p>Agenc_B</text:p>
          </table:table-cell>
          <table:table-cell table:style-name="ce5" table:formula="of:=CONCATENATE([$case_00140_00100.$A29];[.B$2])" office:value-type="string" office:string-value="M54_Mur01" calcext:value-type="string">
            <text:p>M54_Mur01</text:p>
          </table:table-cell>
          <table:table-cell table:style-name="ce5" table:formula="of:=[$case_00140_00100.$C29]+[.C$2]" office:value-type="float" office:value="1379920" calcext:value-type="float">
            <text:p>1379920</text:p>
          </table:table-cell>
          <table:table-cell table:style-name="ce5" table:formula="of:=[$case_00140_00100.$D29]+[.D$2]" office:value-type="float" office:value="5225900" calcext:value-type="float">
            <text:p>5225900</text:p>
          </table:table-cell>
          <table:table-cell table:style-name="ce5" table:formula="of:=[$case_00140_00100.$C29]+[.E$2]" office:value-type="float" office:value="1379920" calcext:value-type="float">
            <text:p>1379920</text:p>
          </table:table-cell>
          <table:table-cell table:style-name="ce5" table:formula="of:=[$case_00140_00100.$D29]+[.F$2]" office:value-type="float" office:value="5225900" calcext:value-type="float">
            <text:p>5225900</text:p>
          </table:table-cell>
          <table:table-cell table:style-name="ce5" table:formula="of:=[$case_00140_00100.$C29]+[.G$2]" office:value-type="float" office:value="1379920" calcext:value-type="float">
            <text:p>1379920</text:p>
          </table:table-cell>
          <table:table-cell table:style-name="ce5" table:formula="of:=[$case_00140_00100.$D29]+[.H$2]" office:value-type="float" office:value="5225900" calcext:value-type="float">
            <text:p>5225900</text:p>
          </table:table-cell>
          <table:table-cell table:style-name="ce5" table:formula="of:=[$case_00140_00100.$C29]+[.I$2]" office:value-type="float" office:value="1379920" calcext:value-type="float">
            <text:p>1379920</text:p>
          </table:table-cell>
          <table:table-cell table:style-name="ce5" table:formula="of:=[$case_00140_00100.$D29]+[.J$2]" office:value-type="float" office:value="5225900" calcext:value-type="float">
            <text:p>5225900</text:p>
          </table:table-cell>
          <table:table-cell table:style-name="ce4" table:formula="of:=CONCATENATE([.K$2];CHAR(13);&quot;    &quot;;&quot;'&quot;;[.B29];&quot;',&quot;;CHAR(13);&quot;    'SRID=3946;LINESTRING(&quot;;[.C29];&quot; &quot;;[.D29];&quot;,&quot;;[.E29];&quot; &quot;;[.F29];&quot;,&quot;;[.G29];&quot; &quot;;[.H29];&quot;,&quot;;[.I29];&quot; &quot;;[.J29];&quot;)');&quot;;CHAR(13))" office:value-type="string" office:string-value="INSERT INTO &#13;  mur (&#13;    id,&#13;    geometry_asewkt)&#13;  VALUES (&#13;    'M54_Mur01',&#13;    'SRID=3946;LINESTRING(1379920 5225900,1379920 5225900,1379920 5225900,1379920 5225900)');&#13;" calcext:value-type="string">
            <text:p>INSERT INTO  <text:s/>mur ( <text:s text:c="3"/>id, <text:s text:c="3"/>geometry_asewkt) <text:s/>VALUES ( <text:s text:c="3"/>'M54_Mur01', <text:s text:c="3"/>'SRID=3946;LINESTRING(1379920 5225900,1379920 5225900,1379920 5225900,1379920 5225900)');</text:p>
          </table:table-cell>
          <table:table-cell table:style-name="ce5" table:formula="of:=CONCATENATE([$case_00140_00100.$A29];[.L$2])" office:value-type="string" office:string-value="M54_Mur02" calcext:value-type="string">
            <text:p>M54_Mur02</text:p>
          </table:table-cell>
          <table:table-cell table:style-name="ce5" table:formula="of:=[$case_00140_00100.$C29]+[.M$2]" office:value-type="float" office:value="1379920" calcext:value-type="float">
            <text:p>1379920</text:p>
          </table:table-cell>
          <table:table-cell table:style-name="ce5" table:formula="of:=[$case_00140_00100.$D29]+[.N$2]" office:value-type="float" office:value="5225900" calcext:value-type="float">
            <text:p>5225900</text:p>
          </table:table-cell>
          <table:table-cell table:style-name="ce5" table:formula="of:=[$case_00140_00100.$C29]+[.O$2]" office:value-type="float" office:value="1379920" calcext:value-type="float">
            <text:p>1379920</text:p>
          </table:table-cell>
          <table:table-cell table:style-name="ce5" table:formula="of:=[$case_00140_00100.$D29]+[.P$2]" office:value-type="float" office:value="5225900" calcext:value-type="float">
            <text:p>5225900</text:p>
          </table:table-cell>
          <table:table-cell table:style-name="ce5" table:formula="of:=[$case_00140_00100.$C29]+[.Q$2]" office:value-type="float" office:value="1379920" calcext:value-type="float">
            <text:p>1379920</text:p>
          </table:table-cell>
          <table:table-cell table:style-name="ce5" table:formula="of:=[$case_00140_00100.$D29]+[.R$2]" office:value-type="float" office:value="5225900" calcext:value-type="float">
            <text:p>5225900</text:p>
          </table:table-cell>
          <table:table-cell table:style-name="ce5" table:formula="of:=[$case_00140_00100.$C29]+[.S$2]" office:value-type="float" office:value="1379920" calcext:value-type="float">
            <text:p>1379920</text:p>
          </table:table-cell>
          <table:table-cell table:style-name="ce5" table:formula="of:=[$case_00140_00100.$D29]+[.T$2]" office:value-type="float" office:value="5225900" calcext:value-type="float">
            <text:p>5225900</text:p>
          </table:table-cell>
          <table:table-cell table:style-name="ce4" table:formula="of:=CONCATENATE([.U$2];CHAR(13);&quot;    &quot;;&quot;'&quot;;[.L29];&quot;',&quot;;CHAR(13);&quot;    'SRID=3946;LINESTRING(&quot;;[.M29];&quot; &quot;;[.N29];&quot;,&quot;;[.O29];&quot; &quot;;[.P29];&quot;,&quot;;[.Q29];&quot; &quot;;[.R29];&quot;,&quot;;[.S29];&quot; &quot;;[.T29];&quot;)');&quot;;CHAR(13))" office:value-type="string" office:string-value="INSERT INTO &#13;  mur (&#13;    id,&#13;    geometry_asewkt)&#13;  VALUES (&#13;    'M54_Mur02',&#13;    'SRID=3946;LINESTRING(1379920 5225900,1379920 5225900,1379920 5225900,1379920 5225900)');&#13;" calcext:value-type="string">
            <text:p>INSERT INTO  <text:s/>mur ( <text:s text:c="3"/>id, <text:s text:c="3"/>geometry_asewkt) <text:s/>VALUES ( <text:s text:c="3"/>'M54_Mur02', <text:s text:c="3"/>'SRID=3946;LINESTRING(1379920 5225900,1379920 5225900,1379920 5225900,1379920 5225900)');</text:p>
          </table:table-cell>
          <table:table-cell table:formula="of:=CONCATENATE([.K29];CHAR(13);[.U29];CHAR(13))" office:value-type="string" office:string-value="INSERT INTO &#13;  mur (&#13;    id,&#13;    geometry_asewkt)&#13;  VALUES (&#13;    'M54_Mur01',&#13;    'SRID=3946;LINESTRING(1379920 5225900,1379920 5225900,1379920 5225900,1379920 5225900)');&#13;&#13;INSERT INTO &#13;  mur (&#13;    id,&#13;    geometry_asewkt)&#13;  VALUES (&#13;    'M54_Mur02',&#13;    'SRID=3946;LINESTRING(1379920 5225900,1379920 5225900,1379920 5225900,1379920 5225900)');&#13;&#13;" calcext:value-type="string">
            <text:p>INSERT INTO  <text:s/>mur ( <text:s text:c="3"/>id, <text:s text:c="3"/>geometry_asewkt) <text:s/>VALUES ( <text:s text:c="3"/>'M54_Mur01', <text:s text:c="3"/>'SRID=3946;LINESTRING(1379920 5225900,1379920 5225900,1379920 5225900,1379920 5225900)');INSERT INTO  <text:s/>mur ( <text:s text:c="3"/>id, <text:s text:c="3"/>geometry_asewkt) <text:s/>VALUES ( <text:s text:c="3"/>'M54_Mur02', <text:s text:c="3"/>'SRID=3946;LINESTRING(1379920 5225900,1379920 5225900,1379920 5225900,1379920 5225900)');</text:p>
          </table:table-cell>
          <table:table-cell table:number-columns-repeated="1002"/>
        </table:table-row>
        <table:table-row table:style-name="ro1">
          <table:table-cell table:formula="of:=[case_00140_00100.B30]" office:value-type="string" office:string-value="Agenc_C" calcext:value-type="string">
            <text:p>Agenc_C</text:p>
          </table:table-cell>
          <table:table-cell table:style-name="ce5" table:formula="of:=CONCATENATE([$case_00140_00100.$A30];[.B$2])" office:value-type="string" office:string-value="M55_Mur01" calcext:value-type="string">
            <text:p>M55_Mur01</text:p>
          </table:table-cell>
          <table:table-cell table:style-name="ce5" table:formula="of:=[$case_00140_00100.$C30]+[.C$2]" office:value-type="float" office:value="1380060" calcext:value-type="float">
            <text:p>1380060</text:p>
          </table:table-cell>
          <table:table-cell table:style-name="ce5" table:formula="of:=[$case_00140_00100.$D30]+[.D$2]" office:value-type="float" office:value="5225900" calcext:value-type="float">
            <text:p>5225900</text:p>
          </table:table-cell>
          <table:table-cell table:style-name="ce5" table:formula="of:=[$case_00140_00100.$C30]+[.E$2]" office:value-type="float" office:value="1380060" calcext:value-type="float">
            <text:p>1380060</text:p>
          </table:table-cell>
          <table:table-cell table:style-name="ce5" table:formula="of:=[$case_00140_00100.$D30]+[.F$2]" office:value-type="float" office:value="5225900" calcext:value-type="float">
            <text:p>5225900</text:p>
          </table:table-cell>
          <table:table-cell table:style-name="ce5" table:formula="of:=[$case_00140_00100.$C30]+[.G$2]" office:value-type="float" office:value="1380060" calcext:value-type="float">
            <text:p>1380060</text:p>
          </table:table-cell>
          <table:table-cell table:style-name="ce5" table:formula="of:=[$case_00140_00100.$D30]+[.H$2]" office:value-type="float" office:value="5225900" calcext:value-type="float">
            <text:p>5225900</text:p>
          </table:table-cell>
          <table:table-cell table:style-name="ce5" table:formula="of:=[$case_00140_00100.$C30]+[.I$2]" office:value-type="float" office:value="1380060" calcext:value-type="float">
            <text:p>1380060</text:p>
          </table:table-cell>
          <table:table-cell table:style-name="ce5" table:formula="of:=[$case_00140_00100.$D30]+[.J$2]" office:value-type="float" office:value="5225900" calcext:value-type="float">
            <text:p>5225900</text:p>
          </table:table-cell>
          <table:table-cell table:style-name="ce4" table:formula="of:=CONCATENATE([.K$2];CHAR(13);&quot;    &quot;;&quot;'&quot;;[.B30];&quot;',&quot;;CHAR(13);&quot;    'SRID=3946;LINESTRING(&quot;;[.C30];&quot; &quot;;[.D30];&quot;,&quot;;[.E30];&quot; &quot;;[.F30];&quot;,&quot;;[.G30];&quot; &quot;;[.H30];&quot;,&quot;;[.I30];&quot; &quot;;[.J30];&quot;)');&quot;;CHAR(13))" office:value-type="string" office:string-value="INSERT INTO &#13;  mur (&#13;    id,&#13;    geometry_asewkt)&#13;  VALUES (&#13;    'M55_Mur01',&#13;    'SRID=3946;LINESTRING(1380060 5225900,1380060 5225900,1380060 5225900,1380060 5225900)');&#13;" calcext:value-type="string">
            <text:p>INSERT INTO  <text:s/>mur ( <text:s text:c="3"/>id, <text:s text:c="3"/>geometry_asewkt) <text:s/>VALUES ( <text:s text:c="3"/>'M55_Mur01', <text:s text:c="3"/>'SRID=3946;LINESTRING(1380060 5225900,1380060 5225900,1380060 5225900,1380060 5225900)');</text:p>
          </table:table-cell>
          <table:table-cell table:style-name="ce5" table:formula="of:=CONCATENATE([$case_00140_00100.$A30];[.L$2])" office:value-type="string" office:string-value="M55_Mur02" calcext:value-type="string">
            <text:p>M55_Mur02</text:p>
          </table:table-cell>
          <table:table-cell table:style-name="ce5" table:formula="of:=[$case_00140_00100.$C30]+[.M$2]" office:value-type="float" office:value="1380060" calcext:value-type="float">
            <text:p>1380060</text:p>
          </table:table-cell>
          <table:table-cell table:style-name="ce5" table:formula="of:=[$case_00140_00100.$D30]+[.N$2]" office:value-type="float" office:value="5225900" calcext:value-type="float">
            <text:p>5225900</text:p>
          </table:table-cell>
          <table:table-cell table:style-name="ce5" table:formula="of:=[$case_00140_00100.$C30]+[.O$2]" office:value-type="float" office:value="1380060" calcext:value-type="float">
            <text:p>1380060</text:p>
          </table:table-cell>
          <table:table-cell table:style-name="ce5" table:formula="of:=[$case_00140_00100.$D30]+[.P$2]" office:value-type="float" office:value="5225900" calcext:value-type="float">
            <text:p>5225900</text:p>
          </table:table-cell>
          <table:table-cell table:style-name="ce5" table:formula="of:=[$case_00140_00100.$C30]+[.Q$2]" office:value-type="float" office:value="1380060" calcext:value-type="float">
            <text:p>1380060</text:p>
          </table:table-cell>
          <table:table-cell table:style-name="ce5" table:formula="of:=[$case_00140_00100.$D30]+[.R$2]" office:value-type="float" office:value="5225900" calcext:value-type="float">
            <text:p>5225900</text:p>
          </table:table-cell>
          <table:table-cell table:style-name="ce5" table:formula="of:=[$case_00140_00100.$C30]+[.S$2]" office:value-type="float" office:value="1380060" calcext:value-type="float">
            <text:p>1380060</text:p>
          </table:table-cell>
          <table:table-cell table:style-name="ce5" table:formula="of:=[$case_00140_00100.$D30]+[.T$2]" office:value-type="float" office:value="5225900" calcext:value-type="float">
            <text:p>5225900</text:p>
          </table:table-cell>
          <table:table-cell table:style-name="ce4" table:formula="of:=CONCATENATE([.U$2];CHAR(13);&quot;    &quot;;&quot;'&quot;;[.L30];&quot;',&quot;;CHAR(13);&quot;    'SRID=3946;LINESTRING(&quot;;[.M30];&quot; &quot;;[.N30];&quot;,&quot;;[.O30];&quot; &quot;;[.P30];&quot;,&quot;;[.Q30];&quot; &quot;;[.R30];&quot;,&quot;;[.S30];&quot; &quot;;[.T30];&quot;)');&quot;;CHAR(13))" office:value-type="string" office:string-value="INSERT INTO &#13;  mur (&#13;    id,&#13;    geometry_asewkt)&#13;  VALUES (&#13;    'M55_Mur02',&#13;    'SRID=3946;LINESTRING(1380060 5225900,1380060 5225900,1380060 5225900,1380060 5225900)');&#13;" calcext:value-type="string">
            <text:p>INSERT INTO  <text:s/>mur ( <text:s text:c="3"/>id, <text:s text:c="3"/>geometry_asewkt) <text:s/>VALUES ( <text:s text:c="3"/>'M55_Mur02', <text:s text:c="3"/>'SRID=3946;LINESTRING(1380060 5225900,1380060 5225900,1380060 5225900,1380060 5225900)');</text:p>
          </table:table-cell>
          <table:table-cell table:formula="of:=CONCATENATE([.K30];CHAR(13);[.U30];CHAR(13))" office:value-type="string" office:string-value="INSERT INTO &#13;  mur (&#13;    id,&#13;    geometry_asewkt)&#13;  VALUES (&#13;    'M55_Mur01',&#13;    'SRID=3946;LINESTRING(1380060 5225900,1380060 5225900,1380060 5225900,1380060 5225900)');&#13;&#13;INSERT INTO &#13;  mur (&#13;    id,&#13;    geometry_asewkt)&#13;  VALUES (&#13;    'M55_Mur02',&#13;    'SRID=3946;LINESTRING(1380060 5225900,1380060 5225900,1380060 5225900,1380060 5225900)');&#13;&#13;" calcext:value-type="string">
            <text:p>INSERT INTO  <text:s/>mur ( <text:s text:c="3"/>id, <text:s text:c="3"/>geometry_asewkt) <text:s/>VALUES ( <text:s text:c="3"/>'M55_Mur01', <text:s text:c="3"/>'SRID=3946;LINESTRING(1380060 5225900,1380060 5225900,1380060 5225900,1380060 5225900)');INSERT INTO  <text:s/>mur ( <text:s text:c="3"/>id, <text:s text:c="3"/>geometry_asewkt) <text:s/>VALUES ( <text:s text:c="3"/>'M55_Mur02', <text:s text:c="3"/>'SRID=3946;LINESTRING(1380060 5225900,1380060 5225900,1380060 5225900,1380060 5225900)');</text:p>
          </table:table-cell>
          <table:table-cell table:number-columns-repeated="100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ffleurant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visibility="collapse" table:default-cell-style-name="Default"/>
        <table:table-column table:style-name="co1" table:visibility="collapse" table:number-columns-repeated="3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1" table:visibility="collapse" table:default-cell-style-name="Default"/>
        <table:table-column table:style-name="co3" table:visibility="collapse" table:default-cell-style-name="Default"/>
        <table:table-column table:style-name="co22" table:visibility="collapse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/>
        </table:table-row>
        <table:table-row table:style-name="ro10" table:visibility="collapse">
          <table:table-cell office:value-type="string" calcext:value-type="string">
            <text:p>_W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30" calcext:value-type="float">
            <text:p>-30</text:p>
          </table:table-cell>
          <table:table-cell table:style-name="ce2" table:formula="of:=CONCATENATE(&quot;INSERT INTO &quot;;CHAR(13);&quot;  &quot;;[.D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_X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30" calcext:value-type="float">
            <text:p>-30</text:p>
          </table:table-cell>
          <table:table-cell table:style-name="ce2" table:formula="of:=CONCATENATE(&quot;INSERT INTO &quot;;CHAR(13);&quot;  &quot;;[.H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_Y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70" calcext:value-type="float">
            <text:p>-70</text:p>
          </table:table-cell>
          <table:table-cell table:style-name="ce2" table:formula="of:=CONCATENATE(&quot;INSERT INTO &quot;;CHAR(13);&quot;  &quot;;[.L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_Z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70" calcext:value-type="float">
            <text:p>-70</text:p>
          </table:table-cell>
          <table:table-cell table:style-name="ce2" table:formula="of:=CONCATENATE(&quot;INSERT INTO &quot;;CHAR(13);&quot;  &quot;;[.P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5" table:formula="of:=CONCATENATE([$case_00140_00100.$A6];[.A$2])" office:value-type="string" office:string-value="M11_W" calcext:value-type="string">
            <text:p>M11_W</text:p>
          </table:table-cell>
          <table:table-cell table:style-name="ce5" table:formula="of:=[$case_00140_00100.$C6]+[.B$2]" office:value-type="float" office:value="1379550" calcext:value-type="float">
            <text:p>1379550</text:p>
          </table:table-cell>
          <table:table-cell table:style-name="ce5" table:formula="of:=[$case_00140_00100.$D6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3];&quot;',&quot;;CHAR(13);&quot;    'SRID=3946;POINT(&quot;;[.B3];&quot; &quot;;[.C3];&quot;)');&quot;;CHAR(13))" office:value-type="string" office:string-value="INSERT INTO &#13;  affleurant (&#13;    id,&#13;    geometry_asewkt)&#13;  VALUES (&#13;    'M11_W',&#13;    'SRID=3946;POINT(1379550 5226270)');&#13;" calcext:value-type="string">
            <text:p>INSERT INTO  <text:s/>affleurant ( <text:s text:c="3"/>id, <text:s text:c="3"/>geometry_asewkt) <text:s/>VALUES ( <text:s text:c="3"/>'M11_W', <text:s text:c="3"/>'SRID=3946;POINT(1379550 5226270)');</text:p>
          </table:table-cell>
          <table:table-cell table:style-name="ce5" table:formula="of:=CONCATENATE([$case_00140_00100.$A6];[.E$2])" office:value-type="string" office:string-value="M11_X" calcext:value-type="string">
            <text:p>M11_X</text:p>
          </table:table-cell>
          <table:table-cell table:style-name="ce5" table:formula="of:=[$case_00140_00100.$C6]+[.F$2]" office:value-type="float" office:value="1379590" calcext:value-type="float">
            <text:p>1379590</text:p>
          </table:table-cell>
          <table:table-cell table:style-name="ce5" table:formula="of:=[$case_00140_00100.$D6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3];&quot;',&quot;;CHAR(13);&quot;    'SRID=3946;POINT(&quot;;[.F3];&quot; &quot;;[.G3];&quot;)');&quot;;CHAR(13))" office:value-type="string" office:string-value="INSERT INTO &#13;  affleurant (&#13;    id,&#13;    geometry_asewkt)&#13;  VALUES (&#13;    'M11_X',&#13;    'SRID=3946;POINT(1379590 5226270)');&#13;" calcext:value-type="string">
            <text:p>INSERT INTO  <text:s/>affleurant ( <text:s text:c="3"/>id, <text:s text:c="3"/>geometry_asewkt) <text:s/>VALUES ( <text:s text:c="3"/>'M11_X', <text:s text:c="3"/>'SRID=3946;POINT(1379590 5226270)');</text:p>
          </table:table-cell>
          <table:table-cell table:style-name="ce5" table:formula="of:=CONCATENATE([$case_00140_00100.$A6];[.I$2])" office:value-type="string" office:string-value="M11_Y" calcext:value-type="string">
            <text:p>M11_Y</text:p>
          </table:table-cell>
          <table:table-cell table:style-name="ce5" table:formula="of:=[$case_00140_00100.$C6]+[.J$2]" office:value-type="float" office:value="1379550" calcext:value-type="float">
            <text:p>1379550</text:p>
          </table:table-cell>
          <table:table-cell table:style-name="ce5" table:formula="of:=[$case_00140_00100.$D6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3];&quot;',&quot;;CHAR(13);&quot;    'SRID=3946;POINT(&quot;;[.J3];&quot; &quot;;[.K3];&quot;)');&quot;;CHAR(13))" office:value-type="string" office:string-value="INSERT INTO &#13;  affleurant (&#13;    id,&#13;    geometry_asewkt)&#13;  VALUES (&#13;    'M11_Y',&#13;    'SRID=3946;POINT(1379550 5226230)');&#13;" calcext:value-type="string">
            <text:p>INSERT INTO  <text:s/>affleurant ( <text:s text:c="3"/>id, <text:s text:c="3"/>geometry_asewkt) <text:s/>VALUES ( <text:s text:c="3"/>'M11_Y', <text:s text:c="3"/>'SRID=3946;POINT(1379550 5226230)');</text:p>
          </table:table-cell>
          <table:table-cell table:style-name="ce5" table:formula="of:=CONCATENATE([$case_00140_00100.$A6];[.M$2])" office:value-type="string" office:string-value="M11_Z" calcext:value-type="string">
            <text:p>M11_Z</text:p>
          </table:table-cell>
          <table:table-cell table:style-name="ce5" table:formula="of:=[$case_00140_00100.$C6]+[.N$2]" office:value-type="float" office:value="1379590" calcext:value-type="float">
            <text:p>1379590</text:p>
          </table:table-cell>
          <table:table-cell table:style-name="ce5" table:formula="of:=[$case_00140_00100.$D6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3];&quot;',&quot;;CHAR(13);&quot;    'SRID=3946;POINT(&quot;;[.N3];&quot; &quot;;[.O3];&quot;)');&quot;;CHAR(13))" office:value-type="string" office:string-value="INSERT INTO &#13;  affleurant (&#13;    id,&#13;    geometry_asewkt)&#13;  VALUES (&#13;    'M11_Z',&#13;    'SRID=3946;POINT(1379590 5226230)');&#13;" calcext:value-type="string">
            <text:p>INSERT INTO  <text:s/>affleurant ( <text:s text:c="3"/>id, <text:s text:c="3"/>geometry_asewkt) <text:s/>VALUES ( <text:s text:c="3"/>'M11_Z', <text:s text:c="3"/>'SRID=3946;POINT(1379590 5226230)');</text:p>
          </table:table-cell>
          <table:table-cell table:style-name="ce7" table:formula="of:=CONCATENATE([.D3];CHAR(13);[.H3];CHAR(13);[.L3];CHAR(13);[.P3];CHAR(13))" office:value-type="string" office:string-value="INSERT INTO &#13;  affleurant (&#13;    id,&#13;    geometry_asewkt)&#13;  VALUES (&#13;    'M11_W',&#13;    'SRID=3946;POINT(1379550 5226270)');&#13;&#13;INSERT INTO &#13;  affleurant (&#13;    id,&#13;    geometry_asewkt)&#13;  VALUES (&#13;    'M11_X',&#13;    'SRID=3946;POINT(1379590 5226270)');&#13;&#13;INSERT INTO &#13;  affleurant (&#13;    id,&#13;    geometry_asewkt)&#13;  VALUES (&#13;    'M11_Y',&#13;    'SRID=3946;POINT(1379550 5226230)');&#13;&#13;INSERT INTO &#13;  affleurant (&#13;    id,&#13;    geometry_asewkt)&#13;  VALUES (&#13;    'M11_Z',&#13;    'SRID=3946;POINT(1379590 5226230)');&#13;&#13;" calcext:value-type="string">
            <text:p>INSERT INTO  <text:s/>affleurant ( <text:s text:c="3"/>id, <text:s text:c="3"/>geometry_asewkt) <text:s/>VALUES ( <text:s text:c="3"/>'M11_W', <text:s text:c="3"/>'SRID=3946;POINT(1379550 5226270)');INSERT INTO  <text:s/>affleurant ( <text:s text:c="3"/>id, <text:s text:c="3"/>geometry_asewkt) <text:s/>VALUES ( <text:s text:c="3"/>'M11_X', <text:s text:c="3"/>'SRID=3946;POINT(1379590 5226270)');INSERT INTO  <text:s/>affleurant ( <text:s text:c="3"/>id, <text:s text:c="3"/>geometry_asewkt) <text:s/>VALUES ( <text:s text:c="3"/>'M11_Y', <text:s text:c="3"/>'SRID=3946;POINT(1379550 5226230)');INSERT INTO  <text:s/>affleurant ( <text:s text:c="3"/>id, <text:s text:c="3"/>geometry_asewkt) <text:s/>VALUES ( <text:s text:c="3"/>'M11_Z', <text:s text:c="3"/>'SRID=3946;POINT(1379590 5226230)');</text:p>
          </table:table-cell>
        </table:table-row>
        <table:table-row table:style-name="ro1">
          <table:table-cell table:style-name="ce5" table:formula="of:=CONCATENATE([$case_00140_00100.$A7];[.A$2])" office:value-type="string" office:string-value="M12_W" calcext:value-type="string">
            <text:p>M12_W</text:p>
          </table:table-cell>
          <table:table-cell table:style-name="ce5" table:formula="of:=[$case_00140_00100.$C7]+[.B$2]" office:value-type="float" office:value="1379690" calcext:value-type="float">
            <text:p>1379690</text:p>
          </table:table-cell>
          <table:table-cell table:style-name="ce5" table:formula="of:=[$case_00140_00100.$D7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4];&quot;',&quot;;CHAR(13);&quot;    'SRID=3946;POINT(&quot;;[.B4];&quot; &quot;;[.C4];&quot;)');&quot;;CHAR(13))" office:value-type="string" office:string-value="INSERT INTO &#13;  affleurant (&#13;    id,&#13;    geometry_asewkt)&#13;  VALUES (&#13;    'M12_W',&#13;    'SRID=3946;POINT(1379690 5226270)');&#13;" calcext:value-type="string">
            <text:p>INSERT INTO  <text:s/>affleurant ( <text:s text:c="3"/>id, <text:s text:c="3"/>geometry_asewkt) <text:s/>VALUES ( <text:s text:c="3"/>'M12_W', <text:s text:c="3"/>'SRID=3946;POINT(1379690 5226270)');</text:p>
          </table:table-cell>
          <table:table-cell table:style-name="ce5" table:formula="of:=CONCATENATE([$case_00140_00100.$A7];[.E$2])" office:value-type="string" office:string-value="M12_X" calcext:value-type="string">
            <text:p>M12_X</text:p>
          </table:table-cell>
          <table:table-cell table:style-name="ce5" table:formula="of:=[$case_00140_00100.$C7]+[.F$2]" office:value-type="float" office:value="1379730" calcext:value-type="float">
            <text:p>1379730</text:p>
          </table:table-cell>
          <table:table-cell table:style-name="ce5" table:formula="of:=[$case_00140_00100.$D7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4];&quot;',&quot;;CHAR(13);&quot;    'SRID=3946;POINT(&quot;;[.F4];&quot; &quot;;[.G4];&quot;)');&quot;;CHAR(13))" office:value-type="string" office:string-value="INSERT INTO &#13;  affleurant (&#13;    id,&#13;    geometry_asewkt)&#13;  VALUES (&#13;    'M12_X',&#13;    'SRID=3946;POINT(1379730 5226270)');&#13;" calcext:value-type="string">
            <text:p>INSERT INTO  <text:s/>affleurant ( <text:s text:c="3"/>id, <text:s text:c="3"/>geometry_asewkt) <text:s/>VALUES ( <text:s text:c="3"/>'M12_X', <text:s text:c="3"/>'SRID=3946;POINT(1379730 5226270)');</text:p>
          </table:table-cell>
          <table:table-cell table:style-name="ce5" table:formula="of:=CONCATENATE([$case_00140_00100.$A7];[.I$2])" office:value-type="string" office:string-value="M12_Y" calcext:value-type="string">
            <text:p>M12_Y</text:p>
          </table:table-cell>
          <table:table-cell table:style-name="ce5" table:formula="of:=[$case_00140_00100.$C7]+[.J$2]" office:value-type="float" office:value="1379690" calcext:value-type="float">
            <text:p>1379690</text:p>
          </table:table-cell>
          <table:table-cell table:style-name="ce5" table:formula="of:=[$case_00140_00100.$D7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4];&quot;',&quot;;CHAR(13);&quot;    'SRID=3946;POINT(&quot;;[.J4];&quot; &quot;;[.K4];&quot;)');&quot;;CHAR(13))" office:value-type="string" office:string-value="INSERT INTO &#13;  affleurant (&#13;    id,&#13;    geometry_asewkt)&#13;  VALUES (&#13;    'M12_Y',&#13;    'SRID=3946;POINT(1379690 5226230)');&#13;" calcext:value-type="string">
            <text:p>INSERT INTO  <text:s/>affleurant ( <text:s text:c="3"/>id, <text:s text:c="3"/>geometry_asewkt) <text:s/>VALUES ( <text:s text:c="3"/>'M12_Y', <text:s text:c="3"/>'SRID=3946;POINT(1379690 5226230)');</text:p>
          </table:table-cell>
          <table:table-cell table:style-name="ce5" table:formula="of:=CONCATENATE([$case_00140_00100.$A7];[.M$2])" office:value-type="string" office:string-value="M12_Z" calcext:value-type="string">
            <text:p>M12_Z</text:p>
          </table:table-cell>
          <table:table-cell table:style-name="ce5" table:formula="of:=[$case_00140_00100.$C7]+[.N$2]" office:value-type="float" office:value="1379730" calcext:value-type="float">
            <text:p>1379730</text:p>
          </table:table-cell>
          <table:table-cell table:style-name="ce5" table:formula="of:=[$case_00140_00100.$D7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4];&quot;',&quot;;CHAR(13);&quot;    'SRID=3946;POINT(&quot;;[.N4];&quot; &quot;;[.O4];&quot;)');&quot;;CHAR(13))" office:value-type="string" office:string-value="INSERT INTO &#13;  affleurant (&#13;    id,&#13;    geometry_asewkt)&#13;  VALUES (&#13;    'M12_Z',&#13;    'SRID=3946;POINT(1379730 5226230)');&#13;" calcext:value-type="string">
            <text:p>INSERT INTO  <text:s/>affleurant ( <text:s text:c="3"/>id, <text:s text:c="3"/>geometry_asewkt) <text:s/>VALUES ( <text:s text:c="3"/>'M12_Z', <text:s text:c="3"/>'SRID=3946;POINT(1379730 5226230)');</text:p>
          </table:table-cell>
          <table:table-cell table:style-name="ce7" table:formula="of:=CONCATENATE([.D4];CHAR(13);[.H4];CHAR(13);[.L4];CHAR(13);[.P4];CHAR(13))" office:value-type="string" office:string-value="INSERT INTO &#13;  affleurant (&#13;    id,&#13;    geometry_asewkt)&#13;  VALUES (&#13;    'M12_W',&#13;    'SRID=3946;POINT(1379690 5226270)');&#13;&#13;INSERT INTO &#13;  affleurant (&#13;    id,&#13;    geometry_asewkt)&#13;  VALUES (&#13;    'M12_X',&#13;    'SRID=3946;POINT(1379730 5226270)');&#13;&#13;INSERT INTO &#13;  affleurant (&#13;    id,&#13;    geometry_asewkt)&#13;  VALUES (&#13;    'M12_Y',&#13;    'SRID=3946;POINT(1379690 5226230)');&#13;&#13;INSERT INTO &#13;  affleurant (&#13;    id,&#13;    geometry_asewkt)&#13;  VALUES (&#13;    'M12_Z',&#13;    'SRID=3946;POINT(1379730 5226230)');&#13;&#13;" calcext:value-type="string">
            <text:p>INSERT INTO  <text:s/>affleurant ( <text:s text:c="3"/>id, <text:s text:c="3"/>geometry_asewkt) <text:s/>VALUES ( <text:s text:c="3"/>'M12_W', <text:s text:c="3"/>'SRID=3946;POINT(1379690 5226270)');INSERT INTO  <text:s/>affleurant ( <text:s text:c="3"/>id, <text:s text:c="3"/>geometry_asewkt) <text:s/>VALUES ( <text:s text:c="3"/>'M12_X', <text:s text:c="3"/>'SRID=3946;POINT(1379730 5226270)');INSERT INTO  <text:s/>affleurant ( <text:s text:c="3"/>id, <text:s text:c="3"/>geometry_asewkt) <text:s/>VALUES ( <text:s text:c="3"/>'M12_Y', <text:s text:c="3"/>'SRID=3946;POINT(1379690 5226230)');INSERT INTO  <text:s/>affleurant ( <text:s text:c="3"/>id, <text:s text:c="3"/>geometry_asewkt) <text:s/>VALUES ( <text:s text:c="3"/>'M12_Z', <text:s text:c="3"/>'SRID=3946;POINT(1379730 5226230)');</text:p>
          </table:table-cell>
        </table:table-row>
        <table:table-row table:style-name="ro1">
          <table:table-cell table:style-name="ce5" table:formula="of:=CONCATENATE([$case_00140_00100.$A8];[.A$2])" office:value-type="string" office:string-value="M13_W" calcext:value-type="string">
            <text:p>M13_W</text:p>
          </table:table-cell>
          <table:table-cell table:style-name="ce5" table:formula="of:=[$case_00140_00100.$C8]+[.B$2]" office:value-type="float" office:value="1379830" calcext:value-type="float">
            <text:p>1379830</text:p>
          </table:table-cell>
          <table:table-cell table:style-name="ce5" table:formula="of:=[$case_00140_00100.$D8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5];&quot;',&quot;;CHAR(13);&quot;    'SRID=3946;POINT(&quot;;[.B5];&quot; &quot;;[.C5];&quot;)');&quot;;CHAR(13))" office:value-type="string" office:string-value="INSERT INTO &#13;  affleurant (&#13;    id,&#13;    geometry_asewkt)&#13;  VALUES (&#13;    'M13_W',&#13;    'SRID=3946;POINT(1379830 5226270)');&#13;" calcext:value-type="string">
            <text:p>INSERT INTO  <text:s/>affleurant ( <text:s text:c="3"/>id, <text:s text:c="3"/>geometry_asewkt) <text:s/>VALUES ( <text:s text:c="3"/>'M13_W', <text:s text:c="3"/>'SRID=3946;POINT(1379830 5226270)');</text:p>
          </table:table-cell>
          <table:table-cell table:style-name="ce5" table:formula="of:=CONCATENATE([$case_00140_00100.$A8];[.E$2])" office:value-type="string" office:string-value="M13_X" calcext:value-type="string">
            <text:p>M13_X</text:p>
          </table:table-cell>
          <table:table-cell table:style-name="ce5" table:formula="of:=[$case_00140_00100.$C8]+[.F$2]" office:value-type="float" office:value="1379870" calcext:value-type="float">
            <text:p>1379870</text:p>
          </table:table-cell>
          <table:table-cell table:style-name="ce5" table:formula="of:=[$case_00140_00100.$D8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5];&quot;',&quot;;CHAR(13);&quot;    'SRID=3946;POINT(&quot;;[.F5];&quot; &quot;;[.G5];&quot;)');&quot;;CHAR(13))" office:value-type="string" office:string-value="INSERT INTO &#13;  affleurant (&#13;    id,&#13;    geometry_asewkt)&#13;  VALUES (&#13;    'M13_X',&#13;    'SRID=3946;POINT(1379870 5226270)');&#13;" calcext:value-type="string">
            <text:p>INSERT INTO  <text:s/>affleurant ( <text:s text:c="3"/>id, <text:s text:c="3"/>geometry_asewkt) <text:s/>VALUES ( <text:s text:c="3"/>'M13_X', <text:s text:c="3"/>'SRID=3946;POINT(1379870 5226270)');</text:p>
          </table:table-cell>
          <table:table-cell table:style-name="ce5" table:formula="of:=CONCATENATE([$case_00140_00100.$A8];[.I$2])" office:value-type="string" office:string-value="M13_Y" calcext:value-type="string">
            <text:p>M13_Y</text:p>
          </table:table-cell>
          <table:table-cell table:style-name="ce5" table:formula="of:=[$case_00140_00100.$C8]+[.J$2]" office:value-type="float" office:value="1379830" calcext:value-type="float">
            <text:p>1379830</text:p>
          </table:table-cell>
          <table:table-cell table:style-name="ce5" table:formula="of:=[$case_00140_00100.$D8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5];&quot;',&quot;;CHAR(13);&quot;    'SRID=3946;POINT(&quot;;[.J5];&quot; &quot;;[.K5];&quot;)');&quot;;CHAR(13))" office:value-type="string" office:string-value="INSERT INTO &#13;  affleurant (&#13;    id,&#13;    geometry_asewkt)&#13;  VALUES (&#13;    'M13_Y',&#13;    'SRID=3946;POINT(1379830 5226230)');&#13;" calcext:value-type="string">
            <text:p>INSERT INTO  <text:s/>affleurant ( <text:s text:c="3"/>id, <text:s text:c="3"/>geometry_asewkt) <text:s/>VALUES ( <text:s text:c="3"/>'M13_Y', <text:s text:c="3"/>'SRID=3946;POINT(1379830 5226230)');</text:p>
          </table:table-cell>
          <table:table-cell table:style-name="ce5" table:formula="of:=CONCATENATE([$case_00140_00100.$A8];[.M$2])" office:value-type="string" office:string-value="M13_Z" calcext:value-type="string">
            <text:p>M13_Z</text:p>
          </table:table-cell>
          <table:table-cell table:style-name="ce5" table:formula="of:=[$case_00140_00100.$C8]+[.N$2]" office:value-type="float" office:value="1379870" calcext:value-type="float">
            <text:p>1379870</text:p>
          </table:table-cell>
          <table:table-cell table:style-name="ce5" table:formula="of:=[$case_00140_00100.$D8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5];&quot;',&quot;;CHAR(13);&quot;    'SRID=3946;POINT(&quot;;[.N5];&quot; &quot;;[.O5];&quot;)');&quot;;CHAR(13))" office:value-type="string" office:string-value="INSERT INTO &#13;  affleurant (&#13;    id,&#13;    geometry_asewkt)&#13;  VALUES (&#13;    'M13_Z',&#13;    'SRID=3946;POINT(1379870 5226230)');&#13;" calcext:value-type="string">
            <text:p>INSERT INTO  <text:s/>affleurant ( <text:s text:c="3"/>id, <text:s text:c="3"/>geometry_asewkt) <text:s/>VALUES ( <text:s text:c="3"/>'M13_Z', <text:s text:c="3"/>'SRID=3946;POINT(1379870 5226230)');</text:p>
          </table:table-cell>
          <table:table-cell table:style-name="ce7" table:formula="of:=CONCATENATE([.D5];CHAR(13);[.H5];CHAR(13);[.L5];CHAR(13);[.P5];CHAR(13))" office:value-type="string" office:string-value="INSERT INTO &#13;  affleurant (&#13;    id,&#13;    geometry_asewkt)&#13;  VALUES (&#13;    'M13_W',&#13;    'SRID=3946;POINT(1379830 5226270)');&#13;&#13;INSERT INTO &#13;  affleurant (&#13;    id,&#13;    geometry_asewkt)&#13;  VALUES (&#13;    'M13_X',&#13;    'SRID=3946;POINT(1379870 5226270)');&#13;&#13;INSERT INTO &#13;  affleurant (&#13;    id,&#13;    geometry_asewkt)&#13;  VALUES (&#13;    'M13_Y',&#13;    'SRID=3946;POINT(1379830 5226230)');&#13;&#13;INSERT INTO &#13;  affleurant (&#13;    id,&#13;    geometry_asewkt)&#13;  VALUES (&#13;    'M13_Z',&#13;    'SRID=3946;POINT(1379870 5226230)');&#13;&#13;" calcext:value-type="string">
            <text:p>INSERT INTO  <text:s/>affleurant ( <text:s text:c="3"/>id, <text:s text:c="3"/>geometry_asewkt) <text:s/>VALUES ( <text:s text:c="3"/>'M13_W', <text:s text:c="3"/>'SRID=3946;POINT(1379830 5226270)');INSERT INTO  <text:s/>affleurant ( <text:s text:c="3"/>id, <text:s text:c="3"/>geometry_asewkt) <text:s/>VALUES ( <text:s text:c="3"/>'M13_X', <text:s text:c="3"/>'SRID=3946;POINT(1379870 5226270)');INSERT INTO  <text:s/>affleurant ( <text:s text:c="3"/>id, <text:s text:c="3"/>geometry_asewkt) <text:s/>VALUES ( <text:s text:c="3"/>'M13_Y', <text:s text:c="3"/>'SRID=3946;POINT(1379830 5226230)');INSERT INTO  <text:s/>affleurant ( <text:s text:c="3"/>id, <text:s text:c="3"/>geometry_asewkt) <text:s/>VALUES ( <text:s text:c="3"/>'M13_Z', <text:s text:c="3"/>'SRID=3946;POINT(1379870 5226230)');</text:p>
          </table:table-cell>
        </table:table-row>
        <table:table-row table:style-name="ro1">
          <table:table-cell table:style-name="ce5" table:formula="of:=CONCATENATE([$case_00140_00100.$A9];[.A$2])" office:value-type="string" office:string-value="M14_W" calcext:value-type="string">
            <text:p>M14_W</text:p>
          </table:table-cell>
          <table:table-cell table:style-name="ce5" table:formula="of:=[$case_00140_00100.$C9]+[.B$2]" office:value-type="float" office:value="1379970" calcext:value-type="float">
            <text:p>1379970</text:p>
          </table:table-cell>
          <table:table-cell table:style-name="ce5" table:formula="of:=[$case_00140_00100.$D9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6];&quot;',&quot;;CHAR(13);&quot;    'SRID=3946;POINT(&quot;;[.B6];&quot; &quot;;[.C6];&quot;)');&quot;;CHAR(13))" office:value-type="string" office:string-value="INSERT INTO &#13;  affleurant (&#13;    id,&#13;    geometry_asewkt)&#13;  VALUES (&#13;    'M14_W',&#13;    'SRID=3946;POINT(1379970 5226270)');&#13;" calcext:value-type="string">
            <text:p>INSERT INTO  <text:s/>affleurant ( <text:s text:c="3"/>id, <text:s text:c="3"/>geometry_asewkt) <text:s/>VALUES ( <text:s text:c="3"/>'M14_W', <text:s text:c="3"/>'SRID=3946;POINT(1379970 5226270)');</text:p>
          </table:table-cell>
          <table:table-cell table:style-name="ce5" table:formula="of:=CONCATENATE([$case_00140_00100.$A9];[.E$2])" office:value-type="string" office:string-value="M14_X" calcext:value-type="string">
            <text:p>M14_X</text:p>
          </table:table-cell>
          <table:table-cell table:style-name="ce5" table:formula="of:=[$case_00140_00100.$C9]+[.F$2]" office:value-type="float" office:value="1380010" calcext:value-type="float">
            <text:p>1380010</text:p>
          </table:table-cell>
          <table:table-cell table:style-name="ce5" table:formula="of:=[$case_00140_00100.$D9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6];&quot;',&quot;;CHAR(13);&quot;    'SRID=3946;POINT(&quot;;[.F6];&quot; &quot;;[.G6];&quot;)');&quot;;CHAR(13))" office:value-type="string" office:string-value="INSERT INTO &#13;  affleurant (&#13;    id,&#13;    geometry_asewkt)&#13;  VALUES (&#13;    'M14_X',&#13;    'SRID=3946;POINT(1380010 5226270)');&#13;" calcext:value-type="string">
            <text:p>INSERT INTO  <text:s/>affleurant ( <text:s text:c="3"/>id, <text:s text:c="3"/>geometry_asewkt) <text:s/>VALUES ( <text:s text:c="3"/>'M14_X', <text:s text:c="3"/>'SRID=3946;POINT(1380010 5226270)');</text:p>
          </table:table-cell>
          <table:table-cell table:style-name="ce5" table:formula="of:=CONCATENATE([$case_00140_00100.$A9];[.I$2])" office:value-type="string" office:string-value="M14_Y" calcext:value-type="string">
            <text:p>M14_Y</text:p>
          </table:table-cell>
          <table:table-cell table:style-name="ce5" table:formula="of:=[$case_00140_00100.$C9]+[.J$2]" office:value-type="float" office:value="1379970" calcext:value-type="float">
            <text:p>1379970</text:p>
          </table:table-cell>
          <table:table-cell table:style-name="ce5" table:formula="of:=[$case_00140_00100.$D9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6];&quot;',&quot;;CHAR(13);&quot;    'SRID=3946;POINT(&quot;;[.J6];&quot; &quot;;[.K6];&quot;)');&quot;;CHAR(13))" office:value-type="string" office:string-value="INSERT INTO &#13;  affleurant (&#13;    id,&#13;    geometry_asewkt)&#13;  VALUES (&#13;    'M14_Y',&#13;    'SRID=3946;POINT(1379970 5226230)');&#13;" calcext:value-type="string">
            <text:p>INSERT INTO  <text:s/>affleurant ( <text:s text:c="3"/>id, <text:s text:c="3"/>geometry_asewkt) <text:s/>VALUES ( <text:s text:c="3"/>'M14_Y', <text:s text:c="3"/>'SRID=3946;POINT(1379970 5226230)');</text:p>
          </table:table-cell>
          <table:table-cell table:style-name="ce5" table:formula="of:=CONCATENATE([$case_00140_00100.$A9];[.M$2])" office:value-type="string" office:string-value="M14_Z" calcext:value-type="string">
            <text:p>M14_Z</text:p>
          </table:table-cell>
          <table:table-cell table:style-name="ce5" table:formula="of:=[$case_00140_00100.$C9]+[.N$2]" office:value-type="float" office:value="1380010" calcext:value-type="float">
            <text:p>1380010</text:p>
          </table:table-cell>
          <table:table-cell table:style-name="ce5" table:formula="of:=[$case_00140_00100.$D9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6];&quot;',&quot;;CHAR(13);&quot;    'SRID=3946;POINT(&quot;;[.N6];&quot; &quot;;[.O6];&quot;)');&quot;;CHAR(13))" office:value-type="string" office:string-value="INSERT INTO &#13;  affleurant (&#13;    id,&#13;    geometry_asewkt)&#13;  VALUES (&#13;    'M14_Z',&#13;    'SRID=3946;POINT(1380010 5226230)');&#13;" calcext:value-type="string">
            <text:p>INSERT INTO  <text:s/>affleurant ( <text:s text:c="3"/>id, <text:s text:c="3"/>geometry_asewkt) <text:s/>VALUES ( <text:s text:c="3"/>'M14_Z', <text:s text:c="3"/>'SRID=3946;POINT(1380010 5226230)');</text:p>
          </table:table-cell>
          <table:table-cell table:style-name="ce7" table:formula="of:=CONCATENATE([.D6];CHAR(13);[.H6];CHAR(13);[.L6];CHAR(13);[.P6];CHAR(13))" office:value-type="string" office:string-value="INSERT INTO &#13;  affleurant (&#13;    id,&#13;    geometry_asewkt)&#13;  VALUES (&#13;    'M14_W',&#13;    'SRID=3946;POINT(1379970 5226270)');&#13;&#13;INSERT INTO &#13;  affleurant (&#13;    id,&#13;    geometry_asewkt)&#13;  VALUES (&#13;    'M14_X',&#13;    'SRID=3946;POINT(1380010 5226270)');&#13;&#13;INSERT INTO &#13;  affleurant (&#13;    id,&#13;    geometry_asewkt)&#13;  VALUES (&#13;    'M14_Y',&#13;    'SRID=3946;POINT(1379970 5226230)');&#13;&#13;INSERT INTO &#13;  affleurant (&#13;    id,&#13;    geometry_asewkt)&#13;  VALUES (&#13;    'M14_Z',&#13;    'SRID=3946;POINT(1380010 5226230)');&#13;&#13;" calcext:value-type="string">
            <text:p>INSERT INTO  <text:s/>affleurant ( <text:s text:c="3"/>id, <text:s text:c="3"/>geometry_asewkt) <text:s/>VALUES ( <text:s text:c="3"/>'M14_W', <text:s text:c="3"/>'SRID=3946;POINT(1379970 5226270)');INSERT INTO  <text:s/>affleurant ( <text:s text:c="3"/>id, <text:s text:c="3"/>geometry_asewkt) <text:s/>VALUES ( <text:s text:c="3"/>'M14_X', <text:s text:c="3"/>'SRID=3946;POINT(1380010 5226270)');INSERT INTO  <text:s/>affleurant ( <text:s text:c="3"/>id, <text:s text:c="3"/>geometry_asewkt) <text:s/>VALUES ( <text:s text:c="3"/>'M14_Y', <text:s text:c="3"/>'SRID=3946;POINT(1379970 5226230)');INSERT INTO  <text:s/>affleurant ( <text:s text:c="3"/>id, <text:s text:c="3"/>geometry_asewkt) <text:s/>VALUES ( <text:s text:c="3"/>'M14_Z', <text:s text:c="3"/>'SRID=3946;POINT(1380010 5226230)');</text:p>
          </table:table-cell>
        </table:table-row>
        <table:table-row table:style-name="ro1">
          <table:table-cell table:style-name="ce5" table:formula="of:=CONCATENATE([$case_00140_00100.$A10];[.A$2])" office:value-type="string" office:string-value="M15_W" calcext:value-type="string">
            <text:p>M15_W</text:p>
          </table:table-cell>
          <table:table-cell table:style-name="ce5" table:formula="of:=[$case_00140_00100.$C10]+[.B$2]" office:value-type="float" office:value="1380110" calcext:value-type="float">
            <text:p>1380110</text:p>
          </table:table-cell>
          <table:table-cell table:style-name="ce5" table:formula="of:=[$case_00140_00100.$D10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7];&quot;',&quot;;CHAR(13);&quot;    'SRID=3946;POINT(&quot;;[.B7];&quot; &quot;;[.C7];&quot;)');&quot;;CHAR(13))" office:value-type="string" office:string-value="INSERT INTO &#13;  affleurant (&#13;    id,&#13;    geometry_asewkt)&#13;  VALUES (&#13;    'M15_W',&#13;    'SRID=3946;POINT(1380110 5226270)');&#13;" calcext:value-type="string">
            <text:p>INSERT INTO  <text:s/>affleurant ( <text:s text:c="3"/>id, <text:s text:c="3"/>geometry_asewkt) <text:s/>VALUES ( <text:s text:c="3"/>'M15_W', <text:s text:c="3"/>'SRID=3946;POINT(1380110 5226270)');</text:p>
          </table:table-cell>
          <table:table-cell table:style-name="ce5" table:formula="of:=CONCATENATE([$case_00140_00100.$A10];[.E$2])" office:value-type="string" office:string-value="M15_X" calcext:value-type="string">
            <text:p>M15_X</text:p>
          </table:table-cell>
          <table:table-cell table:style-name="ce5" table:formula="of:=[$case_00140_00100.$C10]+[.F$2]" office:value-type="float" office:value="1380150" calcext:value-type="float">
            <text:p>1380150</text:p>
          </table:table-cell>
          <table:table-cell table:style-name="ce5" table:formula="of:=[$case_00140_00100.$D10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7];&quot;',&quot;;CHAR(13);&quot;    'SRID=3946;POINT(&quot;;[.F7];&quot; &quot;;[.G7];&quot;)');&quot;;CHAR(13))" office:value-type="string" office:string-value="INSERT INTO &#13;  affleurant (&#13;    id,&#13;    geometry_asewkt)&#13;  VALUES (&#13;    'M15_X',&#13;    'SRID=3946;POINT(1380150 5226270)');&#13;" calcext:value-type="string">
            <text:p>INSERT INTO  <text:s/>affleurant ( <text:s text:c="3"/>id, <text:s text:c="3"/>geometry_asewkt) <text:s/>VALUES ( <text:s text:c="3"/>'M15_X', <text:s text:c="3"/>'SRID=3946;POINT(1380150 5226270)');</text:p>
          </table:table-cell>
          <table:table-cell table:style-name="ce5" table:formula="of:=CONCATENATE([$case_00140_00100.$A10];[.I$2])" office:value-type="string" office:string-value="M15_Y" calcext:value-type="string">
            <text:p>M15_Y</text:p>
          </table:table-cell>
          <table:table-cell table:style-name="ce5" table:formula="of:=[$case_00140_00100.$C10]+[.J$2]" office:value-type="float" office:value="1380110" calcext:value-type="float">
            <text:p>1380110</text:p>
          </table:table-cell>
          <table:table-cell table:style-name="ce5" table:formula="of:=[$case_00140_00100.$D10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7];&quot;',&quot;;CHAR(13);&quot;    'SRID=3946;POINT(&quot;;[.J7];&quot; &quot;;[.K7];&quot;)');&quot;;CHAR(13))" office:value-type="string" office:string-value="INSERT INTO &#13;  affleurant (&#13;    id,&#13;    geometry_asewkt)&#13;  VALUES (&#13;    'M15_Y',&#13;    'SRID=3946;POINT(1380110 5226230)');&#13;" calcext:value-type="string">
            <text:p>INSERT INTO  <text:s/>affleurant ( <text:s text:c="3"/>id, <text:s text:c="3"/>geometry_asewkt) <text:s/>VALUES ( <text:s text:c="3"/>'M15_Y', <text:s text:c="3"/>'SRID=3946;POINT(1380110 5226230)');</text:p>
          </table:table-cell>
          <table:table-cell table:style-name="ce5" table:formula="of:=CONCATENATE([$case_00140_00100.$A10];[.M$2])" office:value-type="string" office:string-value="M15_Z" calcext:value-type="string">
            <text:p>M15_Z</text:p>
          </table:table-cell>
          <table:table-cell table:style-name="ce5" table:formula="of:=[$case_00140_00100.$C10]+[.N$2]" office:value-type="float" office:value="1380150" calcext:value-type="float">
            <text:p>1380150</text:p>
          </table:table-cell>
          <table:table-cell table:style-name="ce5" table:formula="of:=[$case_00140_00100.$D10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7];&quot;',&quot;;CHAR(13);&quot;    'SRID=3946;POINT(&quot;;[.N7];&quot; &quot;;[.O7];&quot;)');&quot;;CHAR(13))" office:value-type="string" office:string-value="INSERT INTO &#13;  affleurant (&#13;    id,&#13;    geometry_asewkt)&#13;  VALUES (&#13;    'M15_Z',&#13;    'SRID=3946;POINT(1380150 5226230)');&#13;" calcext:value-type="string">
            <text:p>INSERT INTO  <text:s/>affleurant ( <text:s text:c="3"/>id, <text:s text:c="3"/>geometry_asewkt) <text:s/>VALUES ( <text:s text:c="3"/>'M15_Z', <text:s text:c="3"/>'SRID=3946;POINT(1380150 5226230)');</text:p>
          </table:table-cell>
          <table:table-cell table:style-name="ce7" table:formula="of:=CONCATENATE([.D7];CHAR(13);[.H7];CHAR(13);[.L7];CHAR(13);[.P7];CHAR(13))" office:value-type="string" office:string-value="INSERT INTO &#13;  affleurant (&#13;    id,&#13;    geometry_asewkt)&#13;  VALUES (&#13;    'M15_W',&#13;    'SRID=3946;POINT(1380110 5226270)');&#13;&#13;INSERT INTO &#13;  affleurant (&#13;    id,&#13;    geometry_asewkt)&#13;  VALUES (&#13;    'M15_X',&#13;    'SRID=3946;POINT(1380150 5226270)');&#13;&#13;INSERT INTO &#13;  affleurant (&#13;    id,&#13;    geometry_asewkt)&#13;  VALUES (&#13;    'M15_Y',&#13;    'SRID=3946;POINT(1380110 5226230)');&#13;&#13;INSERT INTO &#13;  affleurant (&#13;    id,&#13;    geometry_asewkt)&#13;  VALUES (&#13;    'M15_Z',&#13;    'SRID=3946;POINT(1380150 5226230)');&#13;&#13;" calcext:value-type="string">
            <text:p>INSERT INTO  <text:s/>affleurant ( <text:s text:c="3"/>id, <text:s text:c="3"/>geometry_asewkt) <text:s/>VALUES ( <text:s text:c="3"/>'M15_W', <text:s text:c="3"/>'SRID=3946;POINT(1380110 5226270)');INSERT INTO  <text:s/>affleurant ( <text:s text:c="3"/>id, <text:s text:c="3"/>geometry_asewkt) <text:s/>VALUES ( <text:s text:c="3"/>'M15_X', <text:s text:c="3"/>'SRID=3946;POINT(1380150 5226270)');INSERT INTO  <text:s/>affleurant ( <text:s text:c="3"/>id, <text:s text:c="3"/>geometry_asewkt) <text:s/>VALUES ( <text:s text:c="3"/>'M15_Y', <text:s text:c="3"/>'SRID=3946;POINT(1380110 5226230)');INSERT INTO  <text:s/>affleurant ( <text:s text:c="3"/>id, <text:s text:c="3"/>geometry_asewkt) <text:s/>VALUES ( <text:s text:c="3"/>'M15_Z', <text:s text:c="3"/>'SRID=3946;POINT(1380150 5226230)');</text:p>
          </table:table-cell>
        </table:table-row>
        <table:table-row table:style-name="ro1">
          <table:table-cell table:style-name="ce5" table:formula="of:=CONCATENATE([$case_00140_00100.$A11];[.A$2])" office:value-type="string" office:string-value="M21_W" calcext:value-type="string">
            <text:p>M21_W</text:p>
          </table:table-cell>
          <table:table-cell table:style-name="ce5" table:formula="of:=[$case_00140_00100.$C11]+[.B$2]" office:value-type="float" office:value="1379550" calcext:value-type="float">
            <text:p>1379550</text:p>
          </table:table-cell>
          <table:table-cell table:style-name="ce5" table:formula="of:=[$case_00140_00100.$D11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8];&quot;',&quot;;CHAR(13);&quot;    'SRID=3946;POINT(&quot;;[.B8];&quot; &quot;;[.C8];&quot;)');&quot;;CHAR(13))" office:value-type="string" office:string-value="INSERT INTO &#13;  affleurant (&#13;    id,&#13;    geometry_asewkt)&#13;  VALUES (&#13;    'M21_W',&#13;    'SRID=3946;POINT(1379550 5226170)');&#13;" calcext:value-type="string">
            <text:p>INSERT INTO  <text:s/>affleurant ( <text:s text:c="3"/>id, <text:s text:c="3"/>geometry_asewkt) <text:s/>VALUES ( <text:s text:c="3"/>'M21_W', <text:s text:c="3"/>'SRID=3946;POINT(1379550 5226170)');</text:p>
          </table:table-cell>
          <table:table-cell table:style-name="ce5" table:formula="of:=CONCATENATE([$case_00140_00100.$A11];[.E$2])" office:value-type="string" office:string-value="M21_X" calcext:value-type="string">
            <text:p>M21_X</text:p>
          </table:table-cell>
          <table:table-cell table:style-name="ce5" table:formula="of:=[$case_00140_00100.$C11]+[.F$2]" office:value-type="float" office:value="1379590" calcext:value-type="float">
            <text:p>1379590</text:p>
          </table:table-cell>
          <table:table-cell table:style-name="ce5" table:formula="of:=[$case_00140_00100.$D11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8];&quot;',&quot;;CHAR(13);&quot;    'SRID=3946;POINT(&quot;;[.F8];&quot; &quot;;[.G8];&quot;)');&quot;;CHAR(13))" office:value-type="string" office:string-value="INSERT INTO &#13;  affleurant (&#13;    id,&#13;    geometry_asewkt)&#13;  VALUES (&#13;    'M21_X',&#13;    'SRID=3946;POINT(1379590 5226170)');&#13;" calcext:value-type="string">
            <text:p>INSERT INTO  <text:s/>affleurant ( <text:s text:c="3"/>id, <text:s text:c="3"/>geometry_asewkt) <text:s/>VALUES ( <text:s text:c="3"/>'M21_X', <text:s text:c="3"/>'SRID=3946;POINT(1379590 5226170)');</text:p>
          </table:table-cell>
          <table:table-cell table:style-name="ce5" table:formula="of:=CONCATENATE([$case_00140_00100.$A11];[.I$2])" office:value-type="string" office:string-value="M21_Y" calcext:value-type="string">
            <text:p>M21_Y</text:p>
          </table:table-cell>
          <table:table-cell table:style-name="ce5" table:formula="of:=[$case_00140_00100.$C11]+[.J$2]" office:value-type="float" office:value="1379550" calcext:value-type="float">
            <text:p>1379550</text:p>
          </table:table-cell>
          <table:table-cell table:style-name="ce5" table:formula="of:=[$case_00140_00100.$D11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8];&quot;',&quot;;CHAR(13);&quot;    'SRID=3946;POINT(&quot;;[.J8];&quot; &quot;;[.K8];&quot;)');&quot;;CHAR(13))" office:value-type="string" office:string-value="INSERT INTO &#13;  affleurant (&#13;    id,&#13;    geometry_asewkt)&#13;  VALUES (&#13;    'M21_Y',&#13;    'SRID=3946;POINT(1379550 5226130)');&#13;" calcext:value-type="string">
            <text:p>INSERT INTO  <text:s/>affleurant ( <text:s text:c="3"/>id, <text:s text:c="3"/>geometry_asewkt) <text:s/>VALUES ( <text:s text:c="3"/>'M21_Y', <text:s text:c="3"/>'SRID=3946;POINT(1379550 5226130)');</text:p>
          </table:table-cell>
          <table:table-cell table:style-name="ce5" table:formula="of:=CONCATENATE([$case_00140_00100.$A11];[.M$2])" office:value-type="string" office:string-value="M21_Z" calcext:value-type="string">
            <text:p>M21_Z</text:p>
          </table:table-cell>
          <table:table-cell table:style-name="ce5" table:formula="of:=[$case_00140_00100.$C11]+[.N$2]" office:value-type="float" office:value="1379590" calcext:value-type="float">
            <text:p>1379590</text:p>
          </table:table-cell>
          <table:table-cell table:style-name="ce5" table:formula="of:=[$case_00140_00100.$D11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8];&quot;',&quot;;CHAR(13);&quot;    'SRID=3946;POINT(&quot;;[.N8];&quot; &quot;;[.O8];&quot;)');&quot;;CHAR(13))" office:value-type="string" office:string-value="INSERT INTO &#13;  affleurant (&#13;    id,&#13;    geometry_asewkt)&#13;  VALUES (&#13;    'M21_Z',&#13;    'SRID=3946;POINT(1379590 5226130)');&#13;" calcext:value-type="string">
            <text:p>INSERT INTO  <text:s/>affleurant ( <text:s text:c="3"/>id, <text:s text:c="3"/>geometry_asewkt) <text:s/>VALUES ( <text:s text:c="3"/>'M21_Z', <text:s text:c="3"/>'SRID=3946;POINT(1379590 5226130)');</text:p>
          </table:table-cell>
          <table:table-cell table:style-name="ce7" table:formula="of:=CONCATENATE([.D8];CHAR(13);[.H8];CHAR(13);[.L8];CHAR(13);[.P8];CHAR(13))" office:value-type="string" office:string-value="INSERT INTO &#13;  affleurant (&#13;    id,&#13;    geometry_asewkt)&#13;  VALUES (&#13;    'M21_W',&#13;    'SRID=3946;POINT(1379550 5226170)');&#13;&#13;INSERT INTO &#13;  affleurant (&#13;    id,&#13;    geometry_asewkt)&#13;  VALUES (&#13;    'M21_X',&#13;    'SRID=3946;POINT(1379590 5226170)');&#13;&#13;INSERT INTO &#13;  affleurant (&#13;    id,&#13;    geometry_asewkt)&#13;  VALUES (&#13;    'M21_Y',&#13;    'SRID=3946;POINT(1379550 5226130)');&#13;&#13;INSERT INTO &#13;  affleurant (&#13;    id,&#13;    geometry_asewkt)&#13;  VALUES (&#13;    'M21_Z',&#13;    'SRID=3946;POINT(1379590 5226130)');&#13;&#13;" calcext:value-type="string">
            <text:p>INSERT INTO  <text:s/>affleurant ( <text:s text:c="3"/>id, <text:s text:c="3"/>geometry_asewkt) <text:s/>VALUES ( <text:s text:c="3"/>'M21_W', <text:s text:c="3"/>'SRID=3946;POINT(1379550 5226170)');INSERT INTO  <text:s/>affleurant ( <text:s text:c="3"/>id, <text:s text:c="3"/>geometry_asewkt) <text:s/>VALUES ( <text:s text:c="3"/>'M21_X', <text:s text:c="3"/>'SRID=3946;POINT(1379590 5226170)');INSERT INTO  <text:s/>affleurant ( <text:s text:c="3"/>id, <text:s text:c="3"/>geometry_asewkt) <text:s/>VALUES ( <text:s text:c="3"/>'M21_Y', <text:s text:c="3"/>'SRID=3946;POINT(1379550 5226130)');INSERT INTO  <text:s/>affleurant ( <text:s text:c="3"/>id, <text:s text:c="3"/>geometry_asewkt) <text:s/>VALUES ( <text:s text:c="3"/>'M21_Z', <text:s text:c="3"/>'SRID=3946;POINT(1379590 5226130)');</text:p>
          </table:table-cell>
        </table:table-row>
        <table:table-row table:style-name="ro1">
          <table:table-cell table:style-name="ce5" table:formula="of:=CONCATENATE([$case_00140_00100.$A12];[.A$2])" office:value-type="string" office:string-value="M22_W" calcext:value-type="string">
            <text:p>M22_W</text:p>
          </table:table-cell>
          <table:table-cell table:style-name="ce5" table:formula="of:=[$case_00140_00100.$C12]+[.B$2]" office:value-type="float" office:value="1379690" calcext:value-type="float">
            <text:p>1379690</text:p>
          </table:table-cell>
          <table:table-cell table:style-name="ce5" table:formula="of:=[$case_00140_00100.$D12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9];&quot;',&quot;;CHAR(13);&quot;    'SRID=3946;POINT(&quot;;[.B9];&quot; &quot;;[.C9];&quot;)');&quot;;CHAR(13))" office:value-type="string" office:string-value="INSERT INTO &#13;  affleurant (&#13;    id,&#13;    geometry_asewkt)&#13;  VALUES (&#13;    'M22_W',&#13;    'SRID=3946;POINT(1379690 5226170)');&#13;" calcext:value-type="string">
            <text:p>INSERT INTO  <text:s/>affleurant ( <text:s text:c="3"/>id, <text:s text:c="3"/>geometry_asewkt) <text:s/>VALUES ( <text:s text:c="3"/>'M22_W', <text:s text:c="3"/>'SRID=3946;POINT(1379690 5226170)');</text:p>
          </table:table-cell>
          <table:table-cell table:style-name="ce5" table:formula="of:=CONCATENATE([$case_00140_00100.$A12];[.E$2])" office:value-type="string" office:string-value="M22_X" calcext:value-type="string">
            <text:p>M22_X</text:p>
          </table:table-cell>
          <table:table-cell table:style-name="ce5" table:formula="of:=[$case_00140_00100.$C12]+[.F$2]" office:value-type="float" office:value="1379730" calcext:value-type="float">
            <text:p>1379730</text:p>
          </table:table-cell>
          <table:table-cell table:style-name="ce5" table:formula="of:=[$case_00140_00100.$D12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9];&quot;',&quot;;CHAR(13);&quot;    'SRID=3946;POINT(&quot;;[.F9];&quot; &quot;;[.G9];&quot;)');&quot;;CHAR(13))" office:value-type="string" office:string-value="INSERT INTO &#13;  affleurant (&#13;    id,&#13;    geometry_asewkt)&#13;  VALUES (&#13;    'M22_X',&#13;    'SRID=3946;POINT(1379730 5226170)');&#13;" calcext:value-type="string">
            <text:p>INSERT INTO  <text:s/>affleurant ( <text:s text:c="3"/>id, <text:s text:c="3"/>geometry_asewkt) <text:s/>VALUES ( <text:s text:c="3"/>'M22_X', <text:s text:c="3"/>'SRID=3946;POINT(1379730 5226170)');</text:p>
          </table:table-cell>
          <table:table-cell table:style-name="ce5" table:formula="of:=CONCATENATE([$case_00140_00100.$A12];[.I$2])" office:value-type="string" office:string-value="M22_Y" calcext:value-type="string">
            <text:p>M22_Y</text:p>
          </table:table-cell>
          <table:table-cell table:style-name="ce5" table:formula="of:=[$case_00140_00100.$C12]+[.J$2]" office:value-type="float" office:value="1379690" calcext:value-type="float">
            <text:p>1379690</text:p>
          </table:table-cell>
          <table:table-cell table:style-name="ce5" table:formula="of:=[$case_00140_00100.$D12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9];&quot;',&quot;;CHAR(13);&quot;    'SRID=3946;POINT(&quot;;[.J9];&quot; &quot;;[.K9];&quot;)');&quot;;CHAR(13))" office:value-type="string" office:string-value="INSERT INTO &#13;  affleurant (&#13;    id,&#13;    geometry_asewkt)&#13;  VALUES (&#13;    'M22_Y',&#13;    'SRID=3946;POINT(1379690 5226130)');&#13;" calcext:value-type="string">
            <text:p>INSERT INTO  <text:s/>affleurant ( <text:s text:c="3"/>id, <text:s text:c="3"/>geometry_asewkt) <text:s/>VALUES ( <text:s text:c="3"/>'M22_Y', <text:s text:c="3"/>'SRID=3946;POINT(1379690 5226130)');</text:p>
          </table:table-cell>
          <table:table-cell table:style-name="ce5" table:formula="of:=CONCATENATE([$case_00140_00100.$A12];[.M$2])" office:value-type="string" office:string-value="M22_Z" calcext:value-type="string">
            <text:p>M22_Z</text:p>
          </table:table-cell>
          <table:table-cell table:style-name="ce5" table:formula="of:=[$case_00140_00100.$C12]+[.N$2]" office:value-type="float" office:value="1379730" calcext:value-type="float">
            <text:p>1379730</text:p>
          </table:table-cell>
          <table:table-cell table:style-name="ce5" table:formula="of:=[$case_00140_00100.$D12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9];&quot;',&quot;;CHAR(13);&quot;    'SRID=3946;POINT(&quot;;[.N9];&quot; &quot;;[.O9];&quot;)');&quot;;CHAR(13))" office:value-type="string" office:string-value="INSERT INTO &#13;  affleurant (&#13;    id,&#13;    geometry_asewkt)&#13;  VALUES (&#13;    'M22_Z',&#13;    'SRID=3946;POINT(1379730 5226130)');&#13;" calcext:value-type="string">
            <text:p>INSERT INTO  <text:s/>affleurant ( <text:s text:c="3"/>id, <text:s text:c="3"/>geometry_asewkt) <text:s/>VALUES ( <text:s text:c="3"/>'M22_Z', <text:s text:c="3"/>'SRID=3946;POINT(1379730 5226130)');</text:p>
          </table:table-cell>
          <table:table-cell table:style-name="ce7" table:formula="of:=CONCATENATE([.D9];CHAR(13);[.H9];CHAR(13);[.L9];CHAR(13);[.P9];CHAR(13))" office:value-type="string" office:string-value="INSERT INTO &#13;  affleurant (&#13;    id,&#13;    geometry_asewkt)&#13;  VALUES (&#13;    'M22_W',&#13;    'SRID=3946;POINT(1379690 5226170)');&#13;&#13;INSERT INTO &#13;  affleurant (&#13;    id,&#13;    geometry_asewkt)&#13;  VALUES (&#13;    'M22_X',&#13;    'SRID=3946;POINT(1379730 5226170)');&#13;&#13;INSERT INTO &#13;  affleurant (&#13;    id,&#13;    geometry_asewkt)&#13;  VALUES (&#13;    'M22_Y',&#13;    'SRID=3946;POINT(1379690 5226130)');&#13;&#13;INSERT INTO &#13;  affleurant (&#13;    id,&#13;    geometry_asewkt)&#13;  VALUES (&#13;    'M22_Z',&#13;    'SRID=3946;POINT(1379730 5226130)');&#13;&#13;" calcext:value-type="string">
            <text:p>INSERT INTO  <text:s/>affleurant ( <text:s text:c="3"/>id, <text:s text:c="3"/>geometry_asewkt) <text:s/>VALUES ( <text:s text:c="3"/>'M22_W', <text:s text:c="3"/>'SRID=3946;POINT(1379690 5226170)');INSERT INTO  <text:s/>affleurant ( <text:s text:c="3"/>id, <text:s text:c="3"/>geometry_asewkt) <text:s/>VALUES ( <text:s text:c="3"/>'M22_X', <text:s text:c="3"/>'SRID=3946;POINT(1379730 5226170)');INSERT INTO  <text:s/>affleurant ( <text:s text:c="3"/>id, <text:s text:c="3"/>geometry_asewkt) <text:s/>VALUES ( <text:s text:c="3"/>'M22_Y', <text:s text:c="3"/>'SRID=3946;POINT(1379690 5226130)');INSERT INTO  <text:s/>affleurant ( <text:s text:c="3"/>id, <text:s text:c="3"/>geometry_asewkt) <text:s/>VALUES ( <text:s text:c="3"/>'M22_Z', <text:s text:c="3"/>'SRID=3946;POINT(1379730 5226130)');</text:p>
          </table:table-cell>
        </table:table-row>
        <table:table-row table:style-name="ro1">
          <table:table-cell table:style-name="ce5" table:formula="of:=CONCATENATE([$case_00140_00100.$A13];[.A$2])" office:value-type="string" office:string-value="M23_W" calcext:value-type="string">
            <text:p>M23_W</text:p>
          </table:table-cell>
          <table:table-cell table:style-name="ce5" table:formula="of:=[$case_00140_00100.$C13]+[.B$2]" office:value-type="float" office:value="1379830" calcext:value-type="float">
            <text:p>1379830</text:p>
          </table:table-cell>
          <table:table-cell table:style-name="ce5" table:formula="of:=[$case_00140_00100.$D13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10];&quot;',&quot;;CHAR(13);&quot;    'SRID=3946;POINT(&quot;;[.B10];&quot; &quot;;[.C10];&quot;)');&quot;;CHAR(13))" office:value-type="string" office:string-value="INSERT INTO &#13;  affleurant (&#13;    id,&#13;    geometry_asewkt)&#13;  VALUES (&#13;    'M23_W',&#13;    'SRID=3946;POINT(1379830 5226170)');&#13;" calcext:value-type="string">
            <text:p>INSERT INTO  <text:s/>affleurant ( <text:s text:c="3"/>id, <text:s text:c="3"/>geometry_asewkt) <text:s/>VALUES ( <text:s text:c="3"/>'M23_W', <text:s text:c="3"/>'SRID=3946;POINT(1379830 5226170)');</text:p>
          </table:table-cell>
          <table:table-cell table:style-name="ce5" table:formula="of:=CONCATENATE([$case_00140_00100.$A13];[.E$2])" office:value-type="string" office:string-value="M23_X" calcext:value-type="string">
            <text:p>M23_X</text:p>
          </table:table-cell>
          <table:table-cell table:style-name="ce5" table:formula="of:=[$case_00140_00100.$C13]+[.F$2]" office:value-type="float" office:value="1379870" calcext:value-type="float">
            <text:p>1379870</text:p>
          </table:table-cell>
          <table:table-cell table:style-name="ce5" table:formula="of:=[$case_00140_00100.$D13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10];&quot;',&quot;;CHAR(13);&quot;    'SRID=3946;POINT(&quot;;[.F10];&quot; &quot;;[.G10];&quot;)');&quot;;CHAR(13))" office:value-type="string" office:string-value="INSERT INTO &#13;  affleurant (&#13;    id,&#13;    geometry_asewkt)&#13;  VALUES (&#13;    'M23_X',&#13;    'SRID=3946;POINT(1379870 5226170)');&#13;" calcext:value-type="string">
            <text:p>INSERT INTO  <text:s/>affleurant ( <text:s text:c="3"/>id, <text:s text:c="3"/>geometry_asewkt) <text:s/>VALUES ( <text:s text:c="3"/>'M23_X', <text:s text:c="3"/>'SRID=3946;POINT(1379870 5226170)');</text:p>
          </table:table-cell>
          <table:table-cell table:style-name="ce5" table:formula="of:=CONCATENATE([$case_00140_00100.$A13];[.I$2])" office:value-type="string" office:string-value="M23_Y" calcext:value-type="string">
            <text:p>M23_Y</text:p>
          </table:table-cell>
          <table:table-cell table:style-name="ce5" table:formula="of:=[$case_00140_00100.$C13]+[.J$2]" office:value-type="float" office:value="1379830" calcext:value-type="float">
            <text:p>1379830</text:p>
          </table:table-cell>
          <table:table-cell table:style-name="ce5" table:formula="of:=[$case_00140_00100.$D13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10];&quot;',&quot;;CHAR(13);&quot;    'SRID=3946;POINT(&quot;;[.J10];&quot; &quot;;[.K10];&quot;)');&quot;;CHAR(13))" office:value-type="string" office:string-value="INSERT INTO &#13;  affleurant (&#13;    id,&#13;    geometry_asewkt)&#13;  VALUES (&#13;    'M23_Y',&#13;    'SRID=3946;POINT(1379830 5226130)');&#13;" calcext:value-type="string">
            <text:p>INSERT INTO  <text:s/>affleurant ( <text:s text:c="3"/>id, <text:s text:c="3"/>geometry_asewkt) <text:s/>VALUES ( <text:s text:c="3"/>'M23_Y', <text:s text:c="3"/>'SRID=3946;POINT(1379830 5226130)');</text:p>
          </table:table-cell>
          <table:table-cell table:style-name="ce5" table:formula="of:=CONCATENATE([$case_00140_00100.$A13];[.M$2])" office:value-type="string" office:string-value="M23_Z" calcext:value-type="string">
            <text:p>M23_Z</text:p>
          </table:table-cell>
          <table:table-cell table:style-name="ce5" table:formula="of:=[$case_00140_00100.$C13]+[.N$2]" office:value-type="float" office:value="1379870" calcext:value-type="float">
            <text:p>1379870</text:p>
          </table:table-cell>
          <table:table-cell table:style-name="ce5" table:formula="of:=[$case_00140_00100.$D13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10];&quot;',&quot;;CHAR(13);&quot;    'SRID=3946;POINT(&quot;;[.N10];&quot; &quot;;[.O10];&quot;)');&quot;;CHAR(13))" office:value-type="string" office:string-value="INSERT INTO &#13;  affleurant (&#13;    id,&#13;    geometry_asewkt)&#13;  VALUES (&#13;    'M23_Z',&#13;    'SRID=3946;POINT(1379870 5226130)');&#13;" calcext:value-type="string">
            <text:p>INSERT INTO  <text:s/>affleurant ( <text:s text:c="3"/>id, <text:s text:c="3"/>geometry_asewkt) <text:s/>VALUES ( <text:s text:c="3"/>'M23_Z', <text:s text:c="3"/>'SRID=3946;POINT(1379870 5226130)');</text:p>
          </table:table-cell>
          <table:table-cell table:style-name="ce7" table:formula="of:=CONCATENATE([.D10];CHAR(13);[.H10];CHAR(13);[.L10];CHAR(13);[.P10];CHAR(13))" office:value-type="string" office:string-value="INSERT INTO &#13;  affleurant (&#13;    id,&#13;    geometry_asewkt)&#13;  VALUES (&#13;    'M23_W',&#13;    'SRID=3946;POINT(1379830 5226170)');&#13;&#13;INSERT INTO &#13;  affleurant (&#13;    id,&#13;    geometry_asewkt)&#13;  VALUES (&#13;    'M23_X',&#13;    'SRID=3946;POINT(1379870 5226170)');&#13;&#13;INSERT INTO &#13;  affleurant (&#13;    id,&#13;    geometry_asewkt)&#13;  VALUES (&#13;    'M23_Y',&#13;    'SRID=3946;POINT(1379830 5226130)');&#13;&#13;INSERT INTO &#13;  affleurant (&#13;    id,&#13;    geometry_asewkt)&#13;  VALUES (&#13;    'M23_Z',&#13;    'SRID=3946;POINT(1379870 5226130)');&#13;&#13;" calcext:value-type="string">
            <text:p>INSERT INTO  <text:s/>affleurant ( <text:s text:c="3"/>id, <text:s text:c="3"/>geometry_asewkt) <text:s/>VALUES ( <text:s text:c="3"/>'M23_W', <text:s text:c="3"/>'SRID=3946;POINT(1379830 5226170)');INSERT INTO  <text:s/>affleurant ( <text:s text:c="3"/>id, <text:s text:c="3"/>geometry_asewkt) <text:s/>VALUES ( <text:s text:c="3"/>'M23_X', <text:s text:c="3"/>'SRID=3946;POINT(1379870 5226170)');INSERT INTO  <text:s/>affleurant ( <text:s text:c="3"/>id, <text:s text:c="3"/>geometry_asewkt) <text:s/>VALUES ( <text:s text:c="3"/>'M23_Y', <text:s text:c="3"/>'SRID=3946;POINT(1379830 5226130)');INSERT INTO  <text:s/>affleurant ( <text:s text:c="3"/>id, <text:s text:c="3"/>geometry_asewkt) <text:s/>VALUES ( <text:s text:c="3"/>'M23_Z', <text:s text:c="3"/>'SRID=3946;POINT(1379870 5226130)');</text:p>
          </table:table-cell>
        </table:table-row>
        <table:table-row table:style-name="ro1">
          <table:table-cell table:style-name="ce5" table:formula="of:=CONCATENATE([$case_00140_00100.$A14];[.A$2])" office:value-type="string" office:string-value="M24_W" calcext:value-type="string">
            <text:p>M24_W</text:p>
          </table:table-cell>
          <table:table-cell table:style-name="ce5" table:formula="of:=[$case_00140_00100.$C14]+[.B$2]" office:value-type="float" office:value="1379970" calcext:value-type="float">
            <text:p>1379970</text:p>
          </table:table-cell>
          <table:table-cell table:style-name="ce5" table:formula="of:=[$case_00140_00100.$D14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11];&quot;',&quot;;CHAR(13);&quot;    'SRID=3946;POINT(&quot;;[.B11];&quot; &quot;;[.C11];&quot;)');&quot;;CHAR(13))" office:value-type="string" office:string-value="INSERT INTO &#13;  affleurant (&#13;    id,&#13;    geometry_asewkt)&#13;  VALUES (&#13;    'M24_W',&#13;    'SRID=3946;POINT(1379970 5226170)');&#13;" calcext:value-type="string">
            <text:p>INSERT INTO  <text:s/>affleurant ( <text:s text:c="3"/>id, <text:s text:c="3"/>geometry_asewkt) <text:s/>VALUES ( <text:s text:c="3"/>'M24_W', <text:s text:c="3"/>'SRID=3946;POINT(1379970 5226170)');</text:p>
          </table:table-cell>
          <table:table-cell table:style-name="ce5" table:formula="of:=CONCATENATE([$case_00140_00100.$A14];[.E$2])" office:value-type="string" office:string-value="M24_X" calcext:value-type="string">
            <text:p>M24_X</text:p>
          </table:table-cell>
          <table:table-cell table:style-name="ce5" table:formula="of:=[$case_00140_00100.$C14]+[.F$2]" office:value-type="float" office:value="1380010" calcext:value-type="float">
            <text:p>1380010</text:p>
          </table:table-cell>
          <table:table-cell table:style-name="ce5" table:formula="of:=[$case_00140_00100.$D14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11];&quot;',&quot;;CHAR(13);&quot;    'SRID=3946;POINT(&quot;;[.F11];&quot; &quot;;[.G11];&quot;)');&quot;;CHAR(13))" office:value-type="string" office:string-value="INSERT INTO &#13;  affleurant (&#13;    id,&#13;    geometry_asewkt)&#13;  VALUES (&#13;    'M24_X',&#13;    'SRID=3946;POINT(1380010 5226170)');&#13;" calcext:value-type="string">
            <text:p>INSERT INTO  <text:s/>affleurant ( <text:s text:c="3"/>id, <text:s text:c="3"/>geometry_asewkt) <text:s/>VALUES ( <text:s text:c="3"/>'M24_X', <text:s text:c="3"/>'SRID=3946;POINT(1380010 5226170)');</text:p>
          </table:table-cell>
          <table:table-cell table:style-name="ce5" table:formula="of:=CONCATENATE([$case_00140_00100.$A14];[.I$2])" office:value-type="string" office:string-value="M24_Y" calcext:value-type="string">
            <text:p>M24_Y</text:p>
          </table:table-cell>
          <table:table-cell table:style-name="ce5" table:formula="of:=[$case_00140_00100.$C14]+[.J$2]" office:value-type="float" office:value="1379970" calcext:value-type="float">
            <text:p>1379970</text:p>
          </table:table-cell>
          <table:table-cell table:style-name="ce5" table:formula="of:=[$case_00140_00100.$D14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11];&quot;',&quot;;CHAR(13);&quot;    'SRID=3946;POINT(&quot;;[.J11];&quot; &quot;;[.K11];&quot;)');&quot;;CHAR(13))" office:value-type="string" office:string-value="INSERT INTO &#13;  affleurant (&#13;    id,&#13;    geometry_asewkt)&#13;  VALUES (&#13;    'M24_Y',&#13;    'SRID=3946;POINT(1379970 5226130)');&#13;" calcext:value-type="string">
            <text:p>INSERT INTO  <text:s/>affleurant ( <text:s text:c="3"/>id, <text:s text:c="3"/>geometry_asewkt) <text:s/>VALUES ( <text:s text:c="3"/>'M24_Y', <text:s text:c="3"/>'SRID=3946;POINT(1379970 5226130)');</text:p>
          </table:table-cell>
          <table:table-cell table:style-name="ce5" table:formula="of:=CONCATENATE([$case_00140_00100.$A14];[.M$2])" office:value-type="string" office:string-value="M24_Z" calcext:value-type="string">
            <text:p>M24_Z</text:p>
          </table:table-cell>
          <table:table-cell table:style-name="ce5" table:formula="of:=[$case_00140_00100.$C14]+[.N$2]" office:value-type="float" office:value="1380010" calcext:value-type="float">
            <text:p>1380010</text:p>
          </table:table-cell>
          <table:table-cell table:style-name="ce5" table:formula="of:=[$case_00140_00100.$D14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11];&quot;',&quot;;CHAR(13);&quot;    'SRID=3946;POINT(&quot;;[.N11];&quot; &quot;;[.O11];&quot;)');&quot;;CHAR(13))" office:value-type="string" office:string-value="INSERT INTO &#13;  affleurant (&#13;    id,&#13;    geometry_asewkt)&#13;  VALUES (&#13;    'M24_Z',&#13;    'SRID=3946;POINT(1380010 5226130)');&#13;" calcext:value-type="string">
            <text:p>INSERT INTO  <text:s/>affleurant ( <text:s text:c="3"/>id, <text:s text:c="3"/>geometry_asewkt) <text:s/>VALUES ( <text:s text:c="3"/>'M24_Z', <text:s text:c="3"/>'SRID=3946;POINT(1380010 5226130)');</text:p>
          </table:table-cell>
          <table:table-cell table:style-name="ce7" table:formula="of:=CONCATENATE([.D11];CHAR(13);[.H11];CHAR(13);[.L11];CHAR(13);[.P11];CHAR(13))" office:value-type="string" office:string-value="INSERT INTO &#13;  affleurant (&#13;    id,&#13;    geometry_asewkt)&#13;  VALUES (&#13;    'M24_W',&#13;    'SRID=3946;POINT(1379970 5226170)');&#13;&#13;INSERT INTO &#13;  affleurant (&#13;    id,&#13;    geometry_asewkt)&#13;  VALUES (&#13;    'M24_X',&#13;    'SRID=3946;POINT(1380010 5226170)');&#13;&#13;INSERT INTO &#13;  affleurant (&#13;    id,&#13;    geometry_asewkt)&#13;  VALUES (&#13;    'M24_Y',&#13;    'SRID=3946;POINT(1379970 5226130)');&#13;&#13;INSERT INTO &#13;  affleurant (&#13;    id,&#13;    geometry_asewkt)&#13;  VALUES (&#13;    'M24_Z',&#13;    'SRID=3946;POINT(1380010 5226130)');&#13;&#13;" calcext:value-type="string">
            <text:p>INSERT INTO  <text:s/>affleurant ( <text:s text:c="3"/>id, <text:s text:c="3"/>geometry_asewkt) <text:s/>VALUES ( <text:s text:c="3"/>'M24_W', <text:s text:c="3"/>'SRID=3946;POINT(1379970 5226170)');INSERT INTO  <text:s/>affleurant ( <text:s text:c="3"/>id, <text:s text:c="3"/>geometry_asewkt) <text:s/>VALUES ( <text:s text:c="3"/>'M24_X', <text:s text:c="3"/>'SRID=3946;POINT(1380010 5226170)');INSERT INTO  <text:s/>affleurant ( <text:s text:c="3"/>id, <text:s text:c="3"/>geometry_asewkt) <text:s/>VALUES ( <text:s text:c="3"/>'M24_Y', <text:s text:c="3"/>'SRID=3946;POINT(1379970 5226130)');INSERT INTO  <text:s/>affleurant ( <text:s text:c="3"/>id, <text:s text:c="3"/>geometry_asewkt) <text:s/>VALUES ( <text:s text:c="3"/>'M24_Z', <text:s text:c="3"/>'SRID=3946;POINT(1380010 5226130)');</text:p>
          </table:table-cell>
        </table:table-row>
        <table:table-row table:style-name="ro1">
          <table:table-cell table:style-name="ce5" table:formula="of:=CONCATENATE([$case_00140_00100.$A15];[.A$2])" office:value-type="string" office:string-value="M25_W" calcext:value-type="string">
            <text:p>M25_W</text:p>
          </table:table-cell>
          <table:table-cell table:style-name="ce5" table:formula="of:=[$case_00140_00100.$C15]+[.B$2]" office:value-type="float" office:value="1380110" calcext:value-type="float">
            <text:p>1380110</text:p>
          </table:table-cell>
          <table:table-cell table:style-name="ce5" table:formula="of:=[$case_00140_00100.$D15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12];&quot;',&quot;;CHAR(13);&quot;    'SRID=3946;POINT(&quot;;[.B12];&quot; &quot;;[.C12];&quot;)');&quot;;CHAR(13))" office:value-type="string" office:string-value="INSERT INTO &#13;  affleurant (&#13;    id,&#13;    geometry_asewkt)&#13;  VALUES (&#13;    'M25_W',&#13;    'SRID=3946;POINT(1380110 5226170)');&#13;" calcext:value-type="string">
            <text:p>INSERT INTO  <text:s/>affleurant ( <text:s text:c="3"/>id, <text:s text:c="3"/>geometry_asewkt) <text:s/>VALUES ( <text:s text:c="3"/>'M25_W', <text:s text:c="3"/>'SRID=3946;POINT(1380110 5226170)');</text:p>
          </table:table-cell>
          <table:table-cell table:style-name="ce5" table:formula="of:=CONCATENATE([$case_00140_00100.$A15];[.E$2])" office:value-type="string" office:string-value="M25_X" calcext:value-type="string">
            <text:p>M25_X</text:p>
          </table:table-cell>
          <table:table-cell table:style-name="ce5" table:formula="of:=[$case_00140_00100.$C15]+[.F$2]" office:value-type="float" office:value="1380150" calcext:value-type="float">
            <text:p>1380150</text:p>
          </table:table-cell>
          <table:table-cell table:style-name="ce5" table:formula="of:=[$case_00140_00100.$D15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12];&quot;',&quot;;CHAR(13);&quot;    'SRID=3946;POINT(&quot;;[.F12];&quot; &quot;;[.G12];&quot;)');&quot;;CHAR(13))" office:value-type="string" office:string-value="INSERT INTO &#13;  affleurant (&#13;    id,&#13;    geometry_asewkt)&#13;  VALUES (&#13;    'M25_X',&#13;    'SRID=3946;POINT(1380150 5226170)');&#13;" calcext:value-type="string">
            <text:p>INSERT INTO  <text:s/>affleurant ( <text:s text:c="3"/>id, <text:s text:c="3"/>geometry_asewkt) <text:s/>VALUES ( <text:s text:c="3"/>'M25_X', <text:s text:c="3"/>'SRID=3946;POINT(1380150 5226170)');</text:p>
          </table:table-cell>
          <table:table-cell table:style-name="ce5" table:formula="of:=CONCATENATE([$case_00140_00100.$A15];[.I$2])" office:value-type="string" office:string-value="M25_Y" calcext:value-type="string">
            <text:p>M25_Y</text:p>
          </table:table-cell>
          <table:table-cell table:style-name="ce5" table:formula="of:=[$case_00140_00100.$C15]+[.J$2]" office:value-type="float" office:value="1380110" calcext:value-type="float">
            <text:p>1380110</text:p>
          </table:table-cell>
          <table:table-cell table:style-name="ce5" table:formula="of:=[$case_00140_00100.$D15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12];&quot;',&quot;;CHAR(13);&quot;    'SRID=3946;POINT(&quot;;[.J12];&quot; &quot;;[.K12];&quot;)');&quot;;CHAR(13))" office:value-type="string" office:string-value="INSERT INTO &#13;  affleurant (&#13;    id,&#13;    geometry_asewkt)&#13;  VALUES (&#13;    'M25_Y',&#13;    'SRID=3946;POINT(1380110 5226130)');&#13;" calcext:value-type="string">
            <text:p>INSERT INTO  <text:s/>affleurant ( <text:s text:c="3"/>id, <text:s text:c="3"/>geometry_asewkt) <text:s/>VALUES ( <text:s text:c="3"/>'M25_Y', <text:s text:c="3"/>'SRID=3946;POINT(1380110 5226130)');</text:p>
          </table:table-cell>
          <table:table-cell table:style-name="ce5" table:formula="of:=CONCATENATE([$case_00140_00100.$A15];[.M$2])" office:value-type="string" office:string-value="M25_Z" calcext:value-type="string">
            <text:p>M25_Z</text:p>
          </table:table-cell>
          <table:table-cell table:style-name="ce5" table:formula="of:=[$case_00140_00100.$C15]+[.N$2]" office:value-type="float" office:value="1380150" calcext:value-type="float">
            <text:p>1380150</text:p>
          </table:table-cell>
          <table:table-cell table:style-name="ce5" table:formula="of:=[$case_00140_00100.$D15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12];&quot;',&quot;;CHAR(13);&quot;    'SRID=3946;POINT(&quot;;[.N12];&quot; &quot;;[.O12];&quot;)');&quot;;CHAR(13))" office:value-type="string" office:string-value="INSERT INTO &#13;  affleurant (&#13;    id,&#13;    geometry_asewkt)&#13;  VALUES (&#13;    'M25_Z',&#13;    'SRID=3946;POINT(1380150 5226130)');&#13;" calcext:value-type="string">
            <text:p>INSERT INTO  <text:s/>affleurant ( <text:s text:c="3"/>id, <text:s text:c="3"/>geometry_asewkt) <text:s/>VALUES ( <text:s text:c="3"/>'M25_Z', <text:s text:c="3"/>'SRID=3946;POINT(1380150 5226130)');</text:p>
          </table:table-cell>
          <table:table-cell table:style-name="ce7" table:formula="of:=CONCATENATE([.D12];CHAR(13);[.H12];CHAR(13);[.L12];CHAR(13);[.P12];CHAR(13))" office:value-type="string" office:string-value="INSERT INTO &#13;  affleurant (&#13;    id,&#13;    geometry_asewkt)&#13;  VALUES (&#13;    'M25_W',&#13;    'SRID=3946;POINT(1380110 5226170)');&#13;&#13;INSERT INTO &#13;  affleurant (&#13;    id,&#13;    geometry_asewkt)&#13;  VALUES (&#13;    'M25_X',&#13;    'SRID=3946;POINT(1380150 5226170)');&#13;&#13;INSERT INTO &#13;  affleurant (&#13;    id,&#13;    geometry_asewkt)&#13;  VALUES (&#13;    'M25_Y',&#13;    'SRID=3946;POINT(1380110 5226130)');&#13;&#13;INSERT INTO &#13;  affleurant (&#13;    id,&#13;    geometry_asewkt)&#13;  VALUES (&#13;    'M25_Z',&#13;    'SRID=3946;POINT(1380150 5226130)');&#13;&#13;" calcext:value-type="string">
            <text:p>INSERT INTO  <text:s/>affleurant ( <text:s text:c="3"/>id, <text:s text:c="3"/>geometry_asewkt) <text:s/>VALUES ( <text:s text:c="3"/>'M25_W', <text:s text:c="3"/>'SRID=3946;POINT(1380110 5226170)');INSERT INTO  <text:s/>affleurant ( <text:s text:c="3"/>id, <text:s text:c="3"/>geometry_asewkt) <text:s/>VALUES ( <text:s text:c="3"/>'M25_X', <text:s text:c="3"/>'SRID=3946;POINT(1380150 5226170)');INSERT INTO  <text:s/>affleurant ( <text:s text:c="3"/>id, <text:s text:c="3"/>geometry_asewkt) <text:s/>VALUES ( <text:s text:c="3"/>'M25_Y', <text:s text:c="3"/>'SRID=3946;POINT(1380110 5226130)');INSERT INTO  <text:s/>affleurant ( <text:s text:c="3"/>id, <text:s text:c="3"/>geometry_asewkt) <text:s/>VALUES ( <text:s text:c="3"/>'M25_Z', <text:s text:c="3"/>'SRID=3946;POINT(1380150 5226130)');</text:p>
          </table:table-cell>
        </table:table-row>
        <table:table-row table:style-name="ro1">
          <table:table-cell table:style-name="ce5" table:formula="of:=CONCATENATE([$case_00140_00100.$A16];[.A$2])" office:value-type="string" office:string-value="M31_W" calcext:value-type="string">
            <text:p>M31_W</text:p>
          </table:table-cell>
          <table:table-cell table:style-name="ce5" table:formula="of:=[$case_00140_00100.$C16]+[.B$2]" office:value-type="float" office:value="1379550" calcext:value-type="float">
            <text:p>1379550</text:p>
          </table:table-cell>
          <table:table-cell table:style-name="ce5" table:formula="of:=[$case_00140_00100.$D16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3];&quot;',&quot;;CHAR(13);&quot;    'SRID=3946;POINT(&quot;;[.B13];&quot; &quot;;[.C13];&quot;)');&quot;;CHAR(13))" office:value-type="string" office:string-value="INSERT INTO &#13;  affleurant (&#13;    id,&#13;    geometry_asewkt)&#13;  VALUES (&#13;    'M31_W',&#13;    'SRID=3946;POINT(1379550 5226070)');&#13;" calcext:value-type="string">
            <text:p>INSERT INTO  <text:s/>affleurant ( <text:s text:c="3"/>id, <text:s text:c="3"/>geometry_asewkt) <text:s/>VALUES ( <text:s text:c="3"/>'M31_W', <text:s text:c="3"/>'SRID=3946;POINT(1379550 5226070)');</text:p>
          </table:table-cell>
          <table:table-cell table:style-name="ce5" table:formula="of:=CONCATENATE([$case_00140_00100.$A16];[.E$2])" office:value-type="string" office:string-value="M31_X" calcext:value-type="string">
            <text:p>M31_X</text:p>
          </table:table-cell>
          <table:table-cell table:style-name="ce5" table:formula="of:=[$case_00140_00100.$C16]+[.F$2]" office:value-type="float" office:value="1379590" calcext:value-type="float">
            <text:p>1379590</text:p>
          </table:table-cell>
          <table:table-cell table:style-name="ce5" table:formula="of:=[$case_00140_00100.$D16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3];&quot;',&quot;;CHAR(13);&quot;    'SRID=3946;POINT(&quot;;[.F13];&quot; &quot;;[.G13];&quot;)');&quot;;CHAR(13))" office:value-type="string" office:string-value="INSERT INTO &#13;  affleurant (&#13;    id,&#13;    geometry_asewkt)&#13;  VALUES (&#13;    'M31_X',&#13;    'SRID=3946;POINT(1379590 5226070)');&#13;" calcext:value-type="string">
            <text:p>INSERT INTO  <text:s/>affleurant ( <text:s text:c="3"/>id, <text:s text:c="3"/>geometry_asewkt) <text:s/>VALUES ( <text:s text:c="3"/>'M31_X', <text:s text:c="3"/>'SRID=3946;POINT(1379590 5226070)');</text:p>
          </table:table-cell>
          <table:table-cell table:style-name="ce5" table:formula="of:=CONCATENATE([$case_00140_00100.$A16];[.I$2])" office:value-type="string" office:string-value="M31_Y" calcext:value-type="string">
            <text:p>M31_Y</text:p>
          </table:table-cell>
          <table:table-cell table:style-name="ce5" table:formula="of:=[$case_00140_00100.$C16]+[.J$2]" office:value-type="float" office:value="1379550" calcext:value-type="float">
            <text:p>1379550</text:p>
          </table:table-cell>
          <table:table-cell table:style-name="ce5" table:formula="of:=[$case_00140_00100.$D16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3];&quot;',&quot;;CHAR(13);&quot;    'SRID=3946;POINT(&quot;;[.J13];&quot; &quot;;[.K13];&quot;)');&quot;;CHAR(13))" office:value-type="string" office:string-value="INSERT INTO &#13;  affleurant (&#13;    id,&#13;    geometry_asewkt)&#13;  VALUES (&#13;    'M31_Y',&#13;    'SRID=3946;POINT(1379550 5226030)');&#13;" calcext:value-type="string">
            <text:p>INSERT INTO  <text:s/>affleurant ( <text:s text:c="3"/>id, <text:s text:c="3"/>geometry_asewkt) <text:s/>VALUES ( <text:s text:c="3"/>'M31_Y', <text:s text:c="3"/>'SRID=3946;POINT(1379550 5226030)');</text:p>
          </table:table-cell>
          <table:table-cell table:style-name="ce5" table:formula="of:=CONCATENATE([$case_00140_00100.$A16];[.M$2])" office:value-type="string" office:string-value="M31_Z" calcext:value-type="string">
            <text:p>M31_Z</text:p>
          </table:table-cell>
          <table:table-cell table:style-name="ce5" table:formula="of:=[$case_00140_00100.$C16]+[.N$2]" office:value-type="float" office:value="1379590" calcext:value-type="float">
            <text:p>1379590</text:p>
          </table:table-cell>
          <table:table-cell table:style-name="ce5" table:formula="of:=[$case_00140_00100.$D16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3];&quot;',&quot;;CHAR(13);&quot;    'SRID=3946;POINT(&quot;;[.N13];&quot; &quot;;[.O13];&quot;)');&quot;;CHAR(13))" office:value-type="string" office:string-value="INSERT INTO &#13;  affleurant (&#13;    id,&#13;    geometry_asewkt)&#13;  VALUES (&#13;    'M31_Z',&#13;    'SRID=3946;POINT(1379590 5226030)');&#13;" calcext:value-type="string">
            <text:p>INSERT INTO  <text:s/>affleurant ( <text:s text:c="3"/>id, <text:s text:c="3"/>geometry_asewkt) <text:s/>VALUES ( <text:s text:c="3"/>'M31_Z', <text:s text:c="3"/>'SRID=3946;POINT(1379590 5226030)');</text:p>
          </table:table-cell>
          <table:table-cell table:style-name="ce7" table:formula="of:=CONCATENATE([.D13];CHAR(13);[.H13];CHAR(13);[.L13];CHAR(13);[.P13];CHAR(13))" office:value-type="string" office:string-value="INSERT INTO &#13;  affleurant (&#13;    id,&#13;    geometry_asewkt)&#13;  VALUES (&#13;    'M31_W',&#13;    'SRID=3946;POINT(1379550 5226070)');&#13;&#13;INSERT INTO &#13;  affleurant (&#13;    id,&#13;    geometry_asewkt)&#13;  VALUES (&#13;    'M31_X',&#13;    'SRID=3946;POINT(1379590 5226070)');&#13;&#13;INSERT INTO &#13;  affleurant (&#13;    id,&#13;    geometry_asewkt)&#13;  VALUES (&#13;    'M31_Y',&#13;    'SRID=3946;POINT(1379550 5226030)');&#13;&#13;INSERT INTO &#13;  affleurant (&#13;    id,&#13;    geometry_asewkt)&#13;  VALUES (&#13;    'M31_Z',&#13;    'SRID=3946;POINT(1379590 5226030)');&#13;&#13;" calcext:value-type="string">
            <text:p>INSERT INTO  <text:s/>affleurant ( <text:s text:c="3"/>id, <text:s text:c="3"/>geometry_asewkt) <text:s/>VALUES ( <text:s text:c="3"/>'M31_W', <text:s text:c="3"/>'SRID=3946;POINT(1379550 5226070)');INSERT INTO  <text:s/>affleurant ( <text:s text:c="3"/>id, <text:s text:c="3"/>geometry_asewkt) <text:s/>VALUES ( <text:s text:c="3"/>'M31_X', <text:s text:c="3"/>'SRID=3946;POINT(1379590 5226070)');INSERT INTO  <text:s/>affleurant ( <text:s text:c="3"/>id, <text:s text:c="3"/>geometry_asewkt) <text:s/>VALUES ( <text:s text:c="3"/>'M31_Y', <text:s text:c="3"/>'SRID=3946;POINT(1379550 5226030)');INSERT INTO  <text:s/>affleurant ( <text:s text:c="3"/>id, <text:s text:c="3"/>geometry_asewkt) <text:s/>VALUES ( <text:s text:c="3"/>'M31_Z', <text:s text:c="3"/>'SRID=3946;POINT(1379590 5226030)');</text:p>
          </table:table-cell>
        </table:table-row>
        <table:table-row table:style-name="ro1">
          <table:table-cell table:style-name="ce5" table:formula="of:=CONCATENATE([$case_00140_00100.$A17];[.A$2])" office:value-type="string" office:string-value="M32_W" calcext:value-type="string">
            <text:p>M32_W</text:p>
          </table:table-cell>
          <table:table-cell table:style-name="ce5" table:formula="of:=[$case_00140_00100.$C17]+[.B$2]" office:value-type="float" office:value="1379690" calcext:value-type="float">
            <text:p>1379690</text:p>
          </table:table-cell>
          <table:table-cell table:style-name="ce5" table:formula="of:=[$case_00140_00100.$D17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4];&quot;',&quot;;CHAR(13);&quot;    'SRID=3946;POINT(&quot;;[.B14];&quot; &quot;;[.C14];&quot;)');&quot;;CHAR(13))" office:value-type="string" office:string-value="INSERT INTO &#13;  affleurant (&#13;    id,&#13;    geometry_asewkt)&#13;  VALUES (&#13;    'M32_W',&#13;    'SRID=3946;POINT(1379690 5226070)');&#13;" calcext:value-type="string">
            <text:p>INSERT INTO  <text:s/>affleurant ( <text:s text:c="3"/>id, <text:s text:c="3"/>geometry_asewkt) <text:s/>VALUES ( <text:s text:c="3"/>'M32_W', <text:s text:c="3"/>'SRID=3946;POINT(1379690 5226070)');</text:p>
          </table:table-cell>
          <table:table-cell table:style-name="ce5" table:formula="of:=CONCATENATE([$case_00140_00100.$A17];[.E$2])" office:value-type="string" office:string-value="M32_X" calcext:value-type="string">
            <text:p>M32_X</text:p>
          </table:table-cell>
          <table:table-cell table:style-name="ce5" table:formula="of:=[$case_00140_00100.$C17]+[.F$2]" office:value-type="float" office:value="1379730" calcext:value-type="float">
            <text:p>1379730</text:p>
          </table:table-cell>
          <table:table-cell table:style-name="ce5" table:formula="of:=[$case_00140_00100.$D17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4];&quot;',&quot;;CHAR(13);&quot;    'SRID=3946;POINT(&quot;;[.F14];&quot; &quot;;[.G14];&quot;)');&quot;;CHAR(13))" office:value-type="string" office:string-value="INSERT INTO &#13;  affleurant (&#13;    id,&#13;    geometry_asewkt)&#13;  VALUES (&#13;    'M32_X',&#13;    'SRID=3946;POINT(1379730 5226070)');&#13;" calcext:value-type="string">
            <text:p>INSERT INTO  <text:s/>affleurant ( <text:s text:c="3"/>id, <text:s text:c="3"/>geometry_asewkt) <text:s/>VALUES ( <text:s text:c="3"/>'M32_X', <text:s text:c="3"/>'SRID=3946;POINT(1379730 5226070)');</text:p>
          </table:table-cell>
          <table:table-cell table:style-name="ce5" table:formula="of:=CONCATENATE([$case_00140_00100.$A17];[.I$2])" office:value-type="string" office:string-value="M32_Y" calcext:value-type="string">
            <text:p>M32_Y</text:p>
          </table:table-cell>
          <table:table-cell table:style-name="ce5" table:formula="of:=[$case_00140_00100.$C17]+[.J$2]" office:value-type="float" office:value="1379690" calcext:value-type="float">
            <text:p>1379690</text:p>
          </table:table-cell>
          <table:table-cell table:style-name="ce5" table:formula="of:=[$case_00140_00100.$D17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4];&quot;',&quot;;CHAR(13);&quot;    'SRID=3946;POINT(&quot;;[.J14];&quot; &quot;;[.K14];&quot;)');&quot;;CHAR(13))" office:value-type="string" office:string-value="INSERT INTO &#13;  affleurant (&#13;    id,&#13;    geometry_asewkt)&#13;  VALUES (&#13;    'M32_Y',&#13;    'SRID=3946;POINT(1379690 5226030)');&#13;" calcext:value-type="string">
            <text:p>INSERT INTO  <text:s/>affleurant ( <text:s text:c="3"/>id, <text:s text:c="3"/>geometry_asewkt) <text:s/>VALUES ( <text:s text:c="3"/>'M32_Y', <text:s text:c="3"/>'SRID=3946;POINT(1379690 5226030)');</text:p>
          </table:table-cell>
          <table:table-cell table:style-name="ce5" table:formula="of:=CONCATENATE([$case_00140_00100.$A17];[.M$2])" office:value-type="string" office:string-value="M32_Z" calcext:value-type="string">
            <text:p>M32_Z</text:p>
          </table:table-cell>
          <table:table-cell table:style-name="ce5" table:formula="of:=[$case_00140_00100.$C17]+[.N$2]" office:value-type="float" office:value="1379730" calcext:value-type="float">
            <text:p>1379730</text:p>
          </table:table-cell>
          <table:table-cell table:style-name="ce5" table:formula="of:=[$case_00140_00100.$D17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4];&quot;',&quot;;CHAR(13);&quot;    'SRID=3946;POINT(&quot;;[.N14];&quot; &quot;;[.O14];&quot;)');&quot;;CHAR(13))" office:value-type="string" office:string-value="INSERT INTO &#13;  affleurant (&#13;    id,&#13;    geometry_asewkt)&#13;  VALUES (&#13;    'M32_Z',&#13;    'SRID=3946;POINT(1379730 5226030)');&#13;" calcext:value-type="string">
            <text:p>INSERT INTO  <text:s/>affleurant ( <text:s text:c="3"/>id, <text:s text:c="3"/>geometry_asewkt) <text:s/>VALUES ( <text:s text:c="3"/>'M32_Z', <text:s text:c="3"/>'SRID=3946;POINT(1379730 5226030)');</text:p>
          </table:table-cell>
          <table:table-cell table:style-name="ce7" table:formula="of:=CONCATENATE([.D14];CHAR(13);[.H14];CHAR(13);[.L14];CHAR(13);[.P14];CHAR(13))" office:value-type="string" office:string-value="INSERT INTO &#13;  affleurant (&#13;    id,&#13;    geometry_asewkt)&#13;  VALUES (&#13;    'M32_W',&#13;    'SRID=3946;POINT(1379690 5226070)');&#13;&#13;INSERT INTO &#13;  affleurant (&#13;    id,&#13;    geometry_asewkt)&#13;  VALUES (&#13;    'M32_X',&#13;    'SRID=3946;POINT(1379730 5226070)');&#13;&#13;INSERT INTO &#13;  affleurant (&#13;    id,&#13;    geometry_asewkt)&#13;  VALUES (&#13;    'M32_Y',&#13;    'SRID=3946;POINT(1379690 5226030)');&#13;&#13;INSERT INTO &#13;  affleurant (&#13;    id,&#13;    geometry_asewkt)&#13;  VALUES (&#13;    'M32_Z',&#13;    'SRID=3946;POINT(1379730 5226030)');&#13;&#13;" calcext:value-type="string">
            <text:p>INSERT INTO  <text:s/>affleurant ( <text:s text:c="3"/>id, <text:s text:c="3"/>geometry_asewkt) <text:s/>VALUES ( <text:s text:c="3"/>'M32_W', <text:s text:c="3"/>'SRID=3946;POINT(1379690 5226070)');INSERT INTO  <text:s/>affleurant ( <text:s text:c="3"/>id, <text:s text:c="3"/>geometry_asewkt) <text:s/>VALUES ( <text:s text:c="3"/>'M32_X', <text:s text:c="3"/>'SRID=3946;POINT(1379730 5226070)');INSERT INTO  <text:s/>affleurant ( <text:s text:c="3"/>id, <text:s text:c="3"/>geometry_asewkt) <text:s/>VALUES ( <text:s text:c="3"/>'M32_Y', <text:s text:c="3"/>'SRID=3946;POINT(1379690 5226030)');INSERT INTO  <text:s/>affleurant ( <text:s text:c="3"/>id, <text:s text:c="3"/>geometry_asewkt) <text:s/>VALUES ( <text:s text:c="3"/>'M32_Z', <text:s text:c="3"/>'SRID=3946;POINT(1379730 5226030)');</text:p>
          </table:table-cell>
        </table:table-row>
        <table:table-row table:style-name="ro1">
          <table:table-cell table:style-name="ce5" table:formula="of:=CONCATENATE([$case_00140_00100.$A18];[.A$2])" office:value-type="string" office:string-value="M33_W" calcext:value-type="string">
            <text:p>M33_W</text:p>
          </table:table-cell>
          <table:table-cell table:style-name="ce5" table:formula="of:=[$case_00140_00100.$C18]+[.B$2]" office:value-type="float" office:value="1379830" calcext:value-type="float">
            <text:p>1379830</text:p>
          </table:table-cell>
          <table:table-cell table:style-name="ce5" table:formula="of:=[$case_00140_00100.$D18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5];&quot;',&quot;;CHAR(13);&quot;    'SRID=3946;POINT(&quot;;[.B15];&quot; &quot;;[.C15];&quot;)');&quot;;CHAR(13))" office:value-type="string" office:string-value="INSERT INTO &#13;  affleurant (&#13;    id,&#13;    geometry_asewkt)&#13;  VALUES (&#13;    'M33_W',&#13;    'SRID=3946;POINT(1379830 5226070)');&#13;" calcext:value-type="string">
            <text:p>INSERT INTO  <text:s/>affleurant ( <text:s text:c="3"/>id, <text:s text:c="3"/>geometry_asewkt) <text:s/>VALUES ( <text:s text:c="3"/>'M33_W', <text:s text:c="3"/>'SRID=3946;POINT(1379830 5226070)');</text:p>
          </table:table-cell>
          <table:table-cell table:style-name="ce5" table:formula="of:=CONCATENATE([$case_00140_00100.$A18];[.E$2])" office:value-type="string" office:string-value="M33_X" calcext:value-type="string">
            <text:p>M33_X</text:p>
          </table:table-cell>
          <table:table-cell table:style-name="ce5" table:formula="of:=[$case_00140_00100.$C18]+[.F$2]" office:value-type="float" office:value="1379870" calcext:value-type="float">
            <text:p>1379870</text:p>
          </table:table-cell>
          <table:table-cell table:style-name="ce5" table:formula="of:=[$case_00140_00100.$D18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5];&quot;',&quot;;CHAR(13);&quot;    'SRID=3946;POINT(&quot;;[.F15];&quot; &quot;;[.G15];&quot;)');&quot;;CHAR(13))" office:value-type="string" office:string-value="INSERT INTO &#13;  affleurant (&#13;    id,&#13;    geometry_asewkt)&#13;  VALUES (&#13;    'M33_X',&#13;    'SRID=3946;POINT(1379870 5226070)');&#13;" calcext:value-type="string">
            <text:p>INSERT INTO  <text:s/>affleurant ( <text:s text:c="3"/>id, <text:s text:c="3"/>geometry_asewkt) <text:s/>VALUES ( <text:s text:c="3"/>'M33_X', <text:s text:c="3"/>'SRID=3946;POINT(1379870 5226070)');</text:p>
          </table:table-cell>
          <table:table-cell table:style-name="ce5" table:formula="of:=CONCATENATE([$case_00140_00100.$A18];[.I$2])" office:value-type="string" office:string-value="M33_Y" calcext:value-type="string">
            <text:p>M33_Y</text:p>
          </table:table-cell>
          <table:table-cell table:style-name="ce5" table:formula="of:=[$case_00140_00100.$C18]+[.J$2]" office:value-type="float" office:value="1379830" calcext:value-type="float">
            <text:p>1379830</text:p>
          </table:table-cell>
          <table:table-cell table:style-name="ce5" table:formula="of:=[$case_00140_00100.$D18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5];&quot;',&quot;;CHAR(13);&quot;    'SRID=3946;POINT(&quot;;[.J15];&quot; &quot;;[.K15];&quot;)');&quot;;CHAR(13))" office:value-type="string" office:string-value="INSERT INTO &#13;  affleurant (&#13;    id,&#13;    geometry_asewkt)&#13;  VALUES (&#13;    'M33_Y',&#13;    'SRID=3946;POINT(1379830 5226030)');&#13;" calcext:value-type="string">
            <text:p>INSERT INTO  <text:s/>affleurant ( <text:s text:c="3"/>id, <text:s text:c="3"/>geometry_asewkt) <text:s/>VALUES ( <text:s text:c="3"/>'M33_Y', <text:s text:c="3"/>'SRID=3946;POINT(1379830 5226030)');</text:p>
          </table:table-cell>
          <table:table-cell table:style-name="ce5" table:formula="of:=CONCATENATE([$case_00140_00100.$A18];[.M$2])" office:value-type="string" office:string-value="M33_Z" calcext:value-type="string">
            <text:p>M33_Z</text:p>
          </table:table-cell>
          <table:table-cell table:style-name="ce5" table:formula="of:=[$case_00140_00100.$C18]+[.N$2]" office:value-type="float" office:value="1379870" calcext:value-type="float">
            <text:p>1379870</text:p>
          </table:table-cell>
          <table:table-cell table:style-name="ce5" table:formula="of:=[$case_00140_00100.$D18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5];&quot;',&quot;;CHAR(13);&quot;    'SRID=3946;POINT(&quot;;[.N15];&quot; &quot;;[.O15];&quot;)');&quot;;CHAR(13))" office:value-type="string" office:string-value="INSERT INTO &#13;  affleurant (&#13;    id,&#13;    geometry_asewkt)&#13;  VALUES (&#13;    'M33_Z',&#13;    'SRID=3946;POINT(1379870 5226030)');&#13;" calcext:value-type="string">
            <text:p>INSERT INTO  <text:s/>affleurant ( <text:s text:c="3"/>id, <text:s text:c="3"/>geometry_asewkt) <text:s/>VALUES ( <text:s text:c="3"/>'M33_Z', <text:s text:c="3"/>'SRID=3946;POINT(1379870 5226030)');</text:p>
          </table:table-cell>
          <table:table-cell table:style-name="ce7" table:formula="of:=CONCATENATE([.D15];CHAR(13);[.H15];CHAR(13);[.L15];CHAR(13);[.P15];CHAR(13))" office:value-type="string" office:string-value="INSERT INTO &#13;  affleurant (&#13;    id,&#13;    geometry_asewkt)&#13;  VALUES (&#13;    'M33_W',&#13;    'SRID=3946;POINT(1379830 5226070)');&#13;&#13;INSERT INTO &#13;  affleurant (&#13;    id,&#13;    geometry_asewkt)&#13;  VALUES (&#13;    'M33_X',&#13;    'SRID=3946;POINT(1379870 5226070)');&#13;&#13;INSERT INTO &#13;  affleurant (&#13;    id,&#13;    geometry_asewkt)&#13;  VALUES (&#13;    'M33_Y',&#13;    'SRID=3946;POINT(1379830 5226030)');&#13;&#13;INSERT INTO &#13;  affleurant (&#13;    id,&#13;    geometry_asewkt)&#13;  VALUES (&#13;    'M33_Z',&#13;    'SRID=3946;POINT(1379870 5226030)');&#13;&#13;" calcext:value-type="string">
            <text:p>INSERT INTO  <text:s/>affleurant ( <text:s text:c="3"/>id, <text:s text:c="3"/>geometry_asewkt) <text:s/>VALUES ( <text:s text:c="3"/>'M33_W', <text:s text:c="3"/>'SRID=3946;POINT(1379830 5226070)');INSERT INTO  <text:s/>affleurant ( <text:s text:c="3"/>id, <text:s text:c="3"/>geometry_asewkt) <text:s/>VALUES ( <text:s text:c="3"/>'M33_X', <text:s text:c="3"/>'SRID=3946;POINT(1379870 5226070)');INSERT INTO  <text:s/>affleurant ( <text:s text:c="3"/>id, <text:s text:c="3"/>geometry_asewkt) <text:s/>VALUES ( <text:s text:c="3"/>'M33_Y', <text:s text:c="3"/>'SRID=3946;POINT(1379830 5226030)');INSERT INTO  <text:s/>affleurant ( <text:s text:c="3"/>id, <text:s text:c="3"/>geometry_asewkt) <text:s/>VALUES ( <text:s text:c="3"/>'M33_Z', <text:s text:c="3"/>'SRID=3946;POINT(1379870 5226030)');</text:p>
          </table:table-cell>
        </table:table-row>
        <table:table-row table:style-name="ro1">
          <table:table-cell table:style-name="ce5" table:formula="of:=CONCATENATE([$case_00140_00100.$A19];[.A$2])" office:value-type="string" office:string-value="M34_W" calcext:value-type="string">
            <text:p>M34_W</text:p>
          </table:table-cell>
          <table:table-cell table:style-name="ce5" table:formula="of:=[$case_00140_00100.$C19]+[.B$2]" office:value-type="float" office:value="1379970" calcext:value-type="float">
            <text:p>1379970</text:p>
          </table:table-cell>
          <table:table-cell table:style-name="ce5" table:formula="of:=[$case_00140_00100.$D19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6];&quot;',&quot;;CHAR(13);&quot;    'SRID=3946;POINT(&quot;;[.B16];&quot; &quot;;[.C16];&quot;)');&quot;;CHAR(13))" office:value-type="string" office:string-value="INSERT INTO &#13;  affleurant (&#13;    id,&#13;    geometry_asewkt)&#13;  VALUES (&#13;    'M34_W',&#13;    'SRID=3946;POINT(1379970 5226070)');&#13;" calcext:value-type="string">
            <text:p>INSERT INTO  <text:s/>affleurant ( <text:s text:c="3"/>id, <text:s text:c="3"/>geometry_asewkt) <text:s/>VALUES ( <text:s text:c="3"/>'M34_W', <text:s text:c="3"/>'SRID=3946;POINT(1379970 5226070)');</text:p>
          </table:table-cell>
          <table:table-cell table:style-name="ce5" table:formula="of:=CONCATENATE([$case_00140_00100.$A19];[.E$2])" office:value-type="string" office:string-value="M34_X" calcext:value-type="string">
            <text:p>M34_X</text:p>
          </table:table-cell>
          <table:table-cell table:style-name="ce5" table:formula="of:=[$case_00140_00100.$C19]+[.F$2]" office:value-type="float" office:value="1380010" calcext:value-type="float">
            <text:p>1380010</text:p>
          </table:table-cell>
          <table:table-cell table:style-name="ce5" table:formula="of:=[$case_00140_00100.$D19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6];&quot;',&quot;;CHAR(13);&quot;    'SRID=3946;POINT(&quot;;[.F16];&quot; &quot;;[.G16];&quot;)');&quot;;CHAR(13))" office:value-type="string" office:string-value="INSERT INTO &#13;  affleurant (&#13;    id,&#13;    geometry_asewkt)&#13;  VALUES (&#13;    'M34_X',&#13;    'SRID=3946;POINT(1380010 5226070)');&#13;" calcext:value-type="string">
            <text:p>INSERT INTO  <text:s/>affleurant ( <text:s text:c="3"/>id, <text:s text:c="3"/>geometry_asewkt) <text:s/>VALUES ( <text:s text:c="3"/>'M34_X', <text:s text:c="3"/>'SRID=3946;POINT(1380010 5226070)');</text:p>
          </table:table-cell>
          <table:table-cell table:style-name="ce5" table:formula="of:=CONCATENATE([$case_00140_00100.$A19];[.I$2])" office:value-type="string" office:string-value="M34_Y" calcext:value-type="string">
            <text:p>M34_Y</text:p>
          </table:table-cell>
          <table:table-cell table:style-name="ce5" table:formula="of:=[$case_00140_00100.$C19]+[.J$2]" office:value-type="float" office:value="1379970" calcext:value-type="float">
            <text:p>1379970</text:p>
          </table:table-cell>
          <table:table-cell table:style-name="ce5" table:formula="of:=[$case_00140_00100.$D19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6];&quot;',&quot;;CHAR(13);&quot;    'SRID=3946;POINT(&quot;;[.J16];&quot; &quot;;[.K16];&quot;)');&quot;;CHAR(13))" office:value-type="string" office:string-value="INSERT INTO &#13;  affleurant (&#13;    id,&#13;    geometry_asewkt)&#13;  VALUES (&#13;    'M34_Y',&#13;    'SRID=3946;POINT(1379970 5226030)');&#13;" calcext:value-type="string">
            <text:p>INSERT INTO  <text:s/>affleurant ( <text:s text:c="3"/>id, <text:s text:c="3"/>geometry_asewkt) <text:s/>VALUES ( <text:s text:c="3"/>'M34_Y', <text:s text:c="3"/>'SRID=3946;POINT(1379970 5226030)');</text:p>
          </table:table-cell>
          <table:table-cell table:style-name="ce5" table:formula="of:=CONCATENATE([$case_00140_00100.$A19];[.M$2])" office:value-type="string" office:string-value="M34_Z" calcext:value-type="string">
            <text:p>M34_Z</text:p>
          </table:table-cell>
          <table:table-cell table:style-name="ce5" table:formula="of:=[$case_00140_00100.$C19]+[.N$2]" office:value-type="float" office:value="1380010" calcext:value-type="float">
            <text:p>1380010</text:p>
          </table:table-cell>
          <table:table-cell table:style-name="ce5" table:formula="of:=[$case_00140_00100.$D19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6];&quot;',&quot;;CHAR(13);&quot;    'SRID=3946;POINT(&quot;;[.N16];&quot; &quot;;[.O16];&quot;)');&quot;;CHAR(13))" office:value-type="string" office:string-value="INSERT INTO &#13;  affleurant (&#13;    id,&#13;    geometry_asewkt)&#13;  VALUES (&#13;    'M34_Z',&#13;    'SRID=3946;POINT(1380010 5226030)');&#13;" calcext:value-type="string">
            <text:p>INSERT INTO  <text:s/>affleurant ( <text:s text:c="3"/>id, <text:s text:c="3"/>geometry_asewkt) <text:s/>VALUES ( <text:s text:c="3"/>'M34_Z', <text:s text:c="3"/>'SRID=3946;POINT(1380010 5226030)');</text:p>
          </table:table-cell>
          <table:table-cell table:style-name="ce7" table:formula="of:=CONCATENATE([.D16];CHAR(13);[.H16];CHAR(13);[.L16];CHAR(13);[.P16];CHAR(13))" office:value-type="string" office:string-value="INSERT INTO &#13;  affleurant (&#13;    id,&#13;    geometry_asewkt)&#13;  VALUES (&#13;    'M34_W',&#13;    'SRID=3946;POINT(1379970 5226070)');&#13;&#13;INSERT INTO &#13;  affleurant (&#13;    id,&#13;    geometry_asewkt)&#13;  VALUES (&#13;    'M34_X',&#13;    'SRID=3946;POINT(1380010 5226070)');&#13;&#13;INSERT INTO &#13;  affleurant (&#13;    id,&#13;    geometry_asewkt)&#13;  VALUES (&#13;    'M34_Y',&#13;    'SRID=3946;POINT(1379970 5226030)');&#13;&#13;INSERT INTO &#13;  affleurant (&#13;    id,&#13;    geometry_asewkt)&#13;  VALUES (&#13;    'M34_Z',&#13;    'SRID=3946;POINT(1380010 5226030)');&#13;&#13;" calcext:value-type="string">
            <text:p>INSERT INTO  <text:s/>affleurant ( <text:s text:c="3"/>id, <text:s text:c="3"/>geometry_asewkt) <text:s/>VALUES ( <text:s text:c="3"/>'M34_W', <text:s text:c="3"/>'SRID=3946;POINT(1379970 5226070)');INSERT INTO  <text:s/>affleurant ( <text:s text:c="3"/>id, <text:s text:c="3"/>geometry_asewkt) <text:s/>VALUES ( <text:s text:c="3"/>'M34_X', <text:s text:c="3"/>'SRID=3946;POINT(1380010 5226070)');INSERT INTO  <text:s/>affleurant ( <text:s text:c="3"/>id, <text:s text:c="3"/>geometry_asewkt) <text:s/>VALUES ( <text:s text:c="3"/>'M34_Y', <text:s text:c="3"/>'SRID=3946;POINT(1379970 5226030)');INSERT INTO  <text:s/>affleurant ( <text:s text:c="3"/>id, <text:s text:c="3"/>geometry_asewkt) <text:s/>VALUES ( <text:s text:c="3"/>'M34_Z', <text:s text:c="3"/>'SRID=3946;POINT(1380010 5226030)');</text:p>
          </table:table-cell>
        </table:table-row>
        <table:table-row table:style-name="ro1">
          <table:table-cell table:style-name="ce5" table:formula="of:=CONCATENATE([$case_00140_00100.$A20];[.A$2])" office:value-type="string" office:string-value="M35_W" calcext:value-type="string">
            <text:p>M35_W</text:p>
          </table:table-cell>
          <table:table-cell table:style-name="ce5" table:formula="of:=[$case_00140_00100.$C20]+[.B$2]" office:value-type="float" office:value="1380110" calcext:value-type="float">
            <text:p>1380110</text:p>
          </table:table-cell>
          <table:table-cell table:style-name="ce5" table:formula="of:=[$case_00140_00100.$D20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7];&quot;',&quot;;CHAR(13);&quot;    'SRID=3946;POINT(&quot;;[.B17];&quot; &quot;;[.C17];&quot;)');&quot;;CHAR(13))" office:value-type="string" office:string-value="INSERT INTO &#13;  affleurant (&#13;    id,&#13;    geometry_asewkt)&#13;  VALUES (&#13;    'M35_W',&#13;    'SRID=3946;POINT(1380110 5226070)');&#13;" calcext:value-type="string">
            <text:p>INSERT INTO  <text:s/>affleurant ( <text:s text:c="3"/>id, <text:s text:c="3"/>geometry_asewkt) <text:s/>VALUES ( <text:s text:c="3"/>'M35_W', <text:s text:c="3"/>'SRID=3946;POINT(1380110 5226070)');</text:p>
          </table:table-cell>
          <table:table-cell table:style-name="ce5" table:formula="of:=CONCATENATE([$case_00140_00100.$A20];[.E$2])" office:value-type="string" office:string-value="M35_X" calcext:value-type="string">
            <text:p>M35_X</text:p>
          </table:table-cell>
          <table:table-cell table:style-name="ce5" table:formula="of:=[$case_00140_00100.$C20]+[.F$2]" office:value-type="float" office:value="1380150" calcext:value-type="float">
            <text:p>1380150</text:p>
          </table:table-cell>
          <table:table-cell table:style-name="ce5" table:formula="of:=[$case_00140_00100.$D20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7];&quot;',&quot;;CHAR(13);&quot;    'SRID=3946;POINT(&quot;;[.F17];&quot; &quot;;[.G17];&quot;)');&quot;;CHAR(13))" office:value-type="string" office:string-value="INSERT INTO &#13;  affleurant (&#13;    id,&#13;    geometry_asewkt)&#13;  VALUES (&#13;    'M35_X',&#13;    'SRID=3946;POINT(1380150 5226070)');&#13;" calcext:value-type="string">
            <text:p>INSERT INTO  <text:s/>affleurant ( <text:s text:c="3"/>id, <text:s text:c="3"/>geometry_asewkt) <text:s/>VALUES ( <text:s text:c="3"/>'M35_X', <text:s text:c="3"/>'SRID=3946;POINT(1380150 5226070)');</text:p>
          </table:table-cell>
          <table:table-cell table:style-name="ce5" table:formula="of:=CONCATENATE([$case_00140_00100.$A20];[.I$2])" office:value-type="string" office:string-value="M35_Y" calcext:value-type="string">
            <text:p>M35_Y</text:p>
          </table:table-cell>
          <table:table-cell table:style-name="ce5" table:formula="of:=[$case_00140_00100.$C20]+[.J$2]" office:value-type="float" office:value="1380110" calcext:value-type="float">
            <text:p>1380110</text:p>
          </table:table-cell>
          <table:table-cell table:style-name="ce5" table:formula="of:=[$case_00140_00100.$D20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7];&quot;',&quot;;CHAR(13);&quot;    'SRID=3946;POINT(&quot;;[.J17];&quot; &quot;;[.K17];&quot;)');&quot;;CHAR(13))" office:value-type="string" office:string-value="INSERT INTO &#13;  affleurant (&#13;    id,&#13;    geometry_asewkt)&#13;  VALUES (&#13;    'M35_Y',&#13;    'SRID=3946;POINT(1380110 5226030)');&#13;" calcext:value-type="string">
            <text:p>INSERT INTO  <text:s/>affleurant ( <text:s text:c="3"/>id, <text:s text:c="3"/>geometry_asewkt) <text:s/>VALUES ( <text:s text:c="3"/>'M35_Y', <text:s text:c="3"/>'SRID=3946;POINT(1380110 5226030)');</text:p>
          </table:table-cell>
          <table:table-cell table:style-name="ce5" table:formula="of:=CONCATENATE([$case_00140_00100.$A20];[.M$2])" office:value-type="string" office:string-value="M35_Z" calcext:value-type="string">
            <text:p>M35_Z</text:p>
          </table:table-cell>
          <table:table-cell table:style-name="ce5" table:formula="of:=[$case_00140_00100.$C20]+[.N$2]" office:value-type="float" office:value="1380150" calcext:value-type="float">
            <text:p>1380150</text:p>
          </table:table-cell>
          <table:table-cell table:style-name="ce5" table:formula="of:=[$case_00140_00100.$D20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7];&quot;',&quot;;CHAR(13);&quot;    'SRID=3946;POINT(&quot;;[.N17];&quot; &quot;;[.O17];&quot;)');&quot;;CHAR(13))" office:value-type="string" office:string-value="INSERT INTO &#13;  affleurant (&#13;    id,&#13;    geometry_asewkt)&#13;  VALUES (&#13;    'M35_Z',&#13;    'SRID=3946;POINT(1380150 5226030)');&#13;" calcext:value-type="string">
            <text:p>INSERT INTO  <text:s/>affleurant ( <text:s text:c="3"/>id, <text:s text:c="3"/>geometry_asewkt) <text:s/>VALUES ( <text:s text:c="3"/>'M35_Z', <text:s text:c="3"/>'SRID=3946;POINT(1380150 5226030)');</text:p>
          </table:table-cell>
          <table:table-cell table:style-name="ce7" table:formula="of:=CONCATENATE([.D17];CHAR(13);[.H17];CHAR(13);[.L17];CHAR(13);[.P17];CHAR(13))" office:value-type="string" office:string-value="INSERT INTO &#13;  affleurant (&#13;    id,&#13;    geometry_asewkt)&#13;  VALUES (&#13;    'M35_W',&#13;    'SRID=3946;POINT(1380110 5226070)');&#13;&#13;INSERT INTO &#13;  affleurant (&#13;    id,&#13;    geometry_asewkt)&#13;  VALUES (&#13;    'M35_X',&#13;    'SRID=3946;POINT(1380150 5226070)');&#13;&#13;INSERT INTO &#13;  affleurant (&#13;    id,&#13;    geometry_asewkt)&#13;  VALUES (&#13;    'M35_Y',&#13;    'SRID=3946;POINT(1380110 5226030)');&#13;&#13;INSERT INTO &#13;  affleurant (&#13;    id,&#13;    geometry_asewkt)&#13;  VALUES (&#13;    'M35_Z',&#13;    'SRID=3946;POINT(1380150 5226030)');&#13;&#13;" calcext:value-type="string">
            <text:p>INSERT INTO  <text:s/>affleurant ( <text:s text:c="3"/>id, <text:s text:c="3"/>geometry_asewkt) <text:s/>VALUES ( <text:s text:c="3"/>'M35_W', <text:s text:c="3"/>'SRID=3946;POINT(1380110 5226070)');INSERT INTO  <text:s/>affleurant ( <text:s text:c="3"/>id, <text:s text:c="3"/>geometry_asewkt) <text:s/>VALUES ( <text:s text:c="3"/>'M35_X', <text:s text:c="3"/>'SRID=3946;POINT(1380150 5226070)');INSERT INTO  <text:s/>affleurant ( <text:s text:c="3"/>id, <text:s text:c="3"/>geometry_asewkt) <text:s/>VALUES ( <text:s text:c="3"/>'M35_Y', <text:s text:c="3"/>'SRID=3946;POINT(1380110 5226030)');INSERT INTO  <text:s/>affleurant ( <text:s text:c="3"/>id, <text:s text:c="3"/>geometry_asewkt) <text:s/>VALUES ( <text:s text:c="3"/>'M35_Z', <text:s text:c="3"/>'SRID=3946;POINT(1380150 5226030)');</text:p>
          </table:table-cell>
        </table:table-row>
        <table:table-row table:style-name="ro1">
          <table:table-cell table:style-name="ce5" table:formula="of:=CONCATENATE([$case_00140_00100.$A21];[.A$2])" office:value-type="string" office:string-value="M41_W" calcext:value-type="string">
            <text:p>M41_W</text:p>
          </table:table-cell>
          <table:table-cell table:style-name="ce5" table:formula="of:=[$case_00140_00100.$C21]+[.B$2]" office:value-type="float" office:value="1379550" calcext:value-type="float">
            <text:p>1379550</text:p>
          </table:table-cell>
          <table:table-cell table:style-name="ce5" table:formula="of:=[$case_00140_00100.$D21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18];&quot;',&quot;;CHAR(13);&quot;    'SRID=3946;POINT(&quot;;[.B18];&quot; &quot;;[.C18];&quot;)');&quot;;CHAR(13))" office:value-type="string" office:string-value="INSERT INTO &#13;  affleurant (&#13;    id,&#13;    geometry_asewkt)&#13;  VALUES (&#13;    'M41_W',&#13;    'SRID=3946;POINT(1379550 5225970)');&#13;" calcext:value-type="string">
            <text:p>INSERT INTO  <text:s/>affleurant ( <text:s text:c="3"/>id, <text:s text:c="3"/>geometry_asewkt) <text:s/>VALUES ( <text:s text:c="3"/>'M41_W', <text:s text:c="3"/>'SRID=3946;POINT(1379550 5225970)');</text:p>
          </table:table-cell>
          <table:table-cell table:style-name="ce5" table:formula="of:=CONCATENATE([$case_00140_00100.$A21];[.E$2])" office:value-type="string" office:string-value="M41_X" calcext:value-type="string">
            <text:p>M41_X</text:p>
          </table:table-cell>
          <table:table-cell table:style-name="ce5" table:formula="of:=[$case_00140_00100.$C21]+[.F$2]" office:value-type="float" office:value="1379590" calcext:value-type="float">
            <text:p>1379590</text:p>
          </table:table-cell>
          <table:table-cell table:style-name="ce5" table:formula="of:=[$case_00140_00100.$D21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18];&quot;',&quot;;CHAR(13);&quot;    'SRID=3946;POINT(&quot;;[.F18];&quot; &quot;;[.G18];&quot;)');&quot;;CHAR(13))" office:value-type="string" office:string-value="INSERT INTO &#13;  affleurant (&#13;    id,&#13;    geometry_asewkt)&#13;  VALUES (&#13;    'M41_X',&#13;    'SRID=3946;POINT(1379590 5225970)');&#13;" calcext:value-type="string">
            <text:p>INSERT INTO  <text:s/>affleurant ( <text:s text:c="3"/>id, <text:s text:c="3"/>geometry_asewkt) <text:s/>VALUES ( <text:s text:c="3"/>'M41_X', <text:s text:c="3"/>'SRID=3946;POINT(1379590 5225970)');</text:p>
          </table:table-cell>
          <table:table-cell table:style-name="ce5" table:formula="of:=CONCATENATE([$case_00140_00100.$A21];[.I$2])" office:value-type="string" office:string-value="M41_Y" calcext:value-type="string">
            <text:p>M41_Y</text:p>
          </table:table-cell>
          <table:table-cell table:style-name="ce5" table:formula="of:=[$case_00140_00100.$C21]+[.J$2]" office:value-type="float" office:value="1379550" calcext:value-type="float">
            <text:p>1379550</text:p>
          </table:table-cell>
          <table:table-cell table:style-name="ce5" table:formula="of:=[$case_00140_00100.$D21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18];&quot;',&quot;;CHAR(13);&quot;    'SRID=3946;POINT(&quot;;[.J18];&quot; &quot;;[.K18];&quot;)');&quot;;CHAR(13))" office:value-type="string" office:string-value="INSERT INTO &#13;  affleurant (&#13;    id,&#13;    geometry_asewkt)&#13;  VALUES (&#13;    'M41_Y',&#13;    'SRID=3946;POINT(1379550 5225930)');&#13;" calcext:value-type="string">
            <text:p>INSERT INTO  <text:s/>affleurant ( <text:s text:c="3"/>id, <text:s text:c="3"/>geometry_asewkt) <text:s/>VALUES ( <text:s text:c="3"/>'M41_Y', <text:s text:c="3"/>'SRID=3946;POINT(1379550 5225930)');</text:p>
          </table:table-cell>
          <table:table-cell table:style-name="ce5" table:formula="of:=CONCATENATE([$case_00140_00100.$A21];[.M$2])" office:value-type="string" office:string-value="M41_Z" calcext:value-type="string">
            <text:p>M41_Z</text:p>
          </table:table-cell>
          <table:table-cell table:style-name="ce5" table:formula="of:=[$case_00140_00100.$C21]+[.N$2]" office:value-type="float" office:value="1379590" calcext:value-type="float">
            <text:p>1379590</text:p>
          </table:table-cell>
          <table:table-cell table:style-name="ce5" table:formula="of:=[$case_00140_00100.$D21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18];&quot;',&quot;;CHAR(13);&quot;    'SRID=3946;POINT(&quot;;[.N18];&quot; &quot;;[.O18];&quot;)');&quot;;CHAR(13))" office:value-type="string" office:string-value="INSERT INTO &#13;  affleurant (&#13;    id,&#13;    geometry_asewkt)&#13;  VALUES (&#13;    'M41_Z',&#13;    'SRID=3946;POINT(1379590 5225930)');&#13;" calcext:value-type="string">
            <text:p>INSERT INTO  <text:s/>affleurant ( <text:s text:c="3"/>id, <text:s text:c="3"/>geometry_asewkt) <text:s/>VALUES ( <text:s text:c="3"/>'M41_Z', <text:s text:c="3"/>'SRID=3946;POINT(1379590 5225930)');</text:p>
          </table:table-cell>
          <table:table-cell table:style-name="ce7" table:formula="of:=CONCATENATE([.D18];CHAR(13);[.H18];CHAR(13);[.L18];CHAR(13);[.P18];CHAR(13))" office:value-type="string" office:string-value="INSERT INTO &#13;  affleurant (&#13;    id,&#13;    geometry_asewkt)&#13;  VALUES (&#13;    'M41_W',&#13;    'SRID=3946;POINT(1379550 5225970)');&#13;&#13;INSERT INTO &#13;  affleurant (&#13;    id,&#13;    geometry_asewkt)&#13;  VALUES (&#13;    'M41_X',&#13;    'SRID=3946;POINT(1379590 5225970)');&#13;&#13;INSERT INTO &#13;  affleurant (&#13;    id,&#13;    geometry_asewkt)&#13;  VALUES (&#13;    'M41_Y',&#13;    'SRID=3946;POINT(1379550 5225930)');&#13;&#13;INSERT INTO &#13;  affleurant (&#13;    id,&#13;    geometry_asewkt)&#13;  VALUES (&#13;    'M41_Z',&#13;    'SRID=3946;POINT(1379590 5225930)');&#13;&#13;" calcext:value-type="string">
            <text:p>INSERT INTO  <text:s/>affleurant ( <text:s text:c="3"/>id, <text:s text:c="3"/>geometry_asewkt) <text:s/>VALUES ( <text:s text:c="3"/>'M41_W', <text:s text:c="3"/>'SRID=3946;POINT(1379550 5225970)');INSERT INTO  <text:s/>affleurant ( <text:s text:c="3"/>id, <text:s text:c="3"/>geometry_asewkt) <text:s/>VALUES ( <text:s text:c="3"/>'M41_X', <text:s text:c="3"/>'SRID=3946;POINT(1379590 5225970)');INSERT INTO  <text:s/>affleurant ( <text:s text:c="3"/>id, <text:s text:c="3"/>geometry_asewkt) <text:s/>VALUES ( <text:s text:c="3"/>'M41_Y', <text:s text:c="3"/>'SRID=3946;POINT(1379550 5225930)');INSERT INTO  <text:s/>affleurant ( <text:s text:c="3"/>id, <text:s text:c="3"/>geometry_asewkt) <text:s/>VALUES ( <text:s text:c="3"/>'M41_Z', <text:s text:c="3"/>'SRID=3946;POINT(1379590 5225930)');</text:p>
          </table:table-cell>
        </table:table-row>
        <table:table-row table:style-name="ro1">
          <table:table-cell table:style-name="ce5" table:formula="of:=CONCATENATE([$case_00140_00100.$A22];[.A$2])" office:value-type="string" office:string-value="M42_W" calcext:value-type="string">
            <text:p>M42_W</text:p>
          </table:table-cell>
          <table:table-cell table:style-name="ce5" table:formula="of:=[$case_00140_00100.$C22]+[.B$2]" office:value-type="float" office:value="1379690" calcext:value-type="float">
            <text:p>1379690</text:p>
          </table:table-cell>
          <table:table-cell table:style-name="ce5" table:formula="of:=[$case_00140_00100.$D22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19];&quot;',&quot;;CHAR(13);&quot;    'SRID=3946;POINT(&quot;;[.B19];&quot; &quot;;[.C19];&quot;)');&quot;;CHAR(13))" office:value-type="string" office:string-value="INSERT INTO &#13;  affleurant (&#13;    id,&#13;    geometry_asewkt)&#13;  VALUES (&#13;    'M42_W',&#13;    'SRID=3946;POINT(1379690 5225970)');&#13;" calcext:value-type="string">
            <text:p>INSERT INTO  <text:s/>affleurant ( <text:s text:c="3"/>id, <text:s text:c="3"/>geometry_asewkt) <text:s/>VALUES ( <text:s text:c="3"/>'M42_W', <text:s text:c="3"/>'SRID=3946;POINT(1379690 5225970)');</text:p>
          </table:table-cell>
          <table:table-cell table:style-name="ce5" table:formula="of:=CONCATENATE([$case_00140_00100.$A22];[.E$2])" office:value-type="string" office:string-value="M42_X" calcext:value-type="string">
            <text:p>M42_X</text:p>
          </table:table-cell>
          <table:table-cell table:style-name="ce5" table:formula="of:=[$case_00140_00100.$C22]+[.F$2]" office:value-type="float" office:value="1379730" calcext:value-type="float">
            <text:p>1379730</text:p>
          </table:table-cell>
          <table:table-cell table:style-name="ce5" table:formula="of:=[$case_00140_00100.$D22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19];&quot;',&quot;;CHAR(13);&quot;    'SRID=3946;POINT(&quot;;[.F19];&quot; &quot;;[.G19];&quot;)');&quot;;CHAR(13))" office:value-type="string" office:string-value="INSERT INTO &#13;  affleurant (&#13;    id,&#13;    geometry_asewkt)&#13;  VALUES (&#13;    'M42_X',&#13;    'SRID=3946;POINT(1379730 5225970)');&#13;" calcext:value-type="string">
            <text:p>INSERT INTO  <text:s/>affleurant ( <text:s text:c="3"/>id, <text:s text:c="3"/>geometry_asewkt) <text:s/>VALUES ( <text:s text:c="3"/>'M42_X', <text:s text:c="3"/>'SRID=3946;POINT(1379730 5225970)');</text:p>
          </table:table-cell>
          <table:table-cell table:style-name="ce5" table:formula="of:=CONCATENATE([$case_00140_00100.$A22];[.I$2])" office:value-type="string" office:string-value="M42_Y" calcext:value-type="string">
            <text:p>M42_Y</text:p>
          </table:table-cell>
          <table:table-cell table:style-name="ce5" table:formula="of:=[$case_00140_00100.$C22]+[.J$2]" office:value-type="float" office:value="1379690" calcext:value-type="float">
            <text:p>1379690</text:p>
          </table:table-cell>
          <table:table-cell table:style-name="ce5" table:formula="of:=[$case_00140_00100.$D22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19];&quot;',&quot;;CHAR(13);&quot;    'SRID=3946;POINT(&quot;;[.J19];&quot; &quot;;[.K19];&quot;)');&quot;;CHAR(13))" office:value-type="string" office:string-value="INSERT INTO &#13;  affleurant (&#13;    id,&#13;    geometry_asewkt)&#13;  VALUES (&#13;    'M42_Y',&#13;    'SRID=3946;POINT(1379690 5225930)');&#13;" calcext:value-type="string">
            <text:p>INSERT INTO  <text:s/>affleurant ( <text:s text:c="3"/>id, <text:s text:c="3"/>geometry_asewkt) <text:s/>VALUES ( <text:s text:c="3"/>'M42_Y', <text:s text:c="3"/>'SRID=3946;POINT(1379690 5225930)');</text:p>
          </table:table-cell>
          <table:table-cell table:style-name="ce5" table:formula="of:=CONCATENATE([$case_00140_00100.$A22];[.M$2])" office:value-type="string" office:string-value="M42_Z" calcext:value-type="string">
            <text:p>M42_Z</text:p>
          </table:table-cell>
          <table:table-cell table:style-name="ce5" table:formula="of:=[$case_00140_00100.$C22]+[.N$2]" office:value-type="float" office:value="1379730" calcext:value-type="float">
            <text:p>1379730</text:p>
          </table:table-cell>
          <table:table-cell table:style-name="ce5" table:formula="of:=[$case_00140_00100.$D22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19];&quot;',&quot;;CHAR(13);&quot;    'SRID=3946;POINT(&quot;;[.N19];&quot; &quot;;[.O19];&quot;)');&quot;;CHAR(13))" office:value-type="string" office:string-value="INSERT INTO &#13;  affleurant (&#13;    id,&#13;    geometry_asewkt)&#13;  VALUES (&#13;    'M42_Z',&#13;    'SRID=3946;POINT(1379730 5225930)');&#13;" calcext:value-type="string">
            <text:p>INSERT INTO  <text:s/>affleurant ( <text:s text:c="3"/>id, <text:s text:c="3"/>geometry_asewkt) <text:s/>VALUES ( <text:s text:c="3"/>'M42_Z', <text:s text:c="3"/>'SRID=3946;POINT(1379730 5225930)');</text:p>
          </table:table-cell>
          <table:table-cell table:style-name="ce7" table:formula="of:=CONCATENATE([.D19];CHAR(13);[.H19];CHAR(13);[.L19];CHAR(13);[.P19];CHAR(13))" office:value-type="string" office:string-value="INSERT INTO &#13;  affleurant (&#13;    id,&#13;    geometry_asewkt)&#13;  VALUES (&#13;    'M42_W',&#13;    'SRID=3946;POINT(1379690 5225970)');&#13;&#13;INSERT INTO &#13;  affleurant (&#13;    id,&#13;    geometry_asewkt)&#13;  VALUES (&#13;    'M42_X',&#13;    'SRID=3946;POINT(1379730 5225970)');&#13;&#13;INSERT INTO &#13;  affleurant (&#13;    id,&#13;    geometry_asewkt)&#13;  VALUES (&#13;    'M42_Y',&#13;    'SRID=3946;POINT(1379690 5225930)');&#13;&#13;INSERT INTO &#13;  affleurant (&#13;    id,&#13;    geometry_asewkt)&#13;  VALUES (&#13;    'M42_Z',&#13;    'SRID=3946;POINT(1379730 5225930)');&#13;&#13;" calcext:value-type="string">
            <text:p>INSERT INTO  <text:s/>affleurant ( <text:s text:c="3"/>id, <text:s text:c="3"/>geometry_asewkt) <text:s/>VALUES ( <text:s text:c="3"/>'M42_W', <text:s text:c="3"/>'SRID=3946;POINT(1379690 5225970)');INSERT INTO  <text:s/>affleurant ( <text:s text:c="3"/>id, <text:s text:c="3"/>geometry_asewkt) <text:s/>VALUES ( <text:s text:c="3"/>'M42_X', <text:s text:c="3"/>'SRID=3946;POINT(1379730 5225970)');INSERT INTO  <text:s/>affleurant ( <text:s text:c="3"/>id, <text:s text:c="3"/>geometry_asewkt) <text:s/>VALUES ( <text:s text:c="3"/>'M42_Y', <text:s text:c="3"/>'SRID=3946;POINT(1379690 5225930)');INSERT INTO  <text:s/>affleurant ( <text:s text:c="3"/>id, <text:s text:c="3"/>geometry_asewkt) <text:s/>VALUES ( <text:s text:c="3"/>'M42_Z', <text:s text:c="3"/>'SRID=3946;POINT(1379730 5225930)');</text:p>
          </table:table-cell>
        </table:table-row>
        <table:table-row table:style-name="ro1">
          <table:table-cell table:style-name="ce5" table:formula="of:=CONCATENATE([$case_00140_00100.$A23];[.A$2])" office:value-type="string" office:string-value="M43_W" calcext:value-type="string">
            <text:p>M43_W</text:p>
          </table:table-cell>
          <table:table-cell table:style-name="ce5" table:formula="of:=[$case_00140_00100.$C23]+[.B$2]" office:value-type="float" office:value="1379830" calcext:value-type="float">
            <text:p>1379830</text:p>
          </table:table-cell>
          <table:table-cell table:style-name="ce5" table:formula="of:=[$case_00140_00100.$D23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20];&quot;',&quot;;CHAR(13);&quot;    'SRID=3946;POINT(&quot;;[.B20];&quot; &quot;;[.C20];&quot;)');&quot;;CHAR(13))" office:value-type="string" office:string-value="INSERT INTO &#13;  affleurant (&#13;    id,&#13;    geometry_asewkt)&#13;  VALUES (&#13;    'M43_W',&#13;    'SRID=3946;POINT(1379830 5225970)');&#13;" calcext:value-type="string">
            <text:p>INSERT INTO  <text:s/>affleurant ( <text:s text:c="3"/>id, <text:s text:c="3"/>geometry_asewkt) <text:s/>VALUES ( <text:s text:c="3"/>'M43_W', <text:s text:c="3"/>'SRID=3946;POINT(1379830 5225970)');</text:p>
          </table:table-cell>
          <table:table-cell table:style-name="ce5" table:formula="of:=CONCATENATE([$case_00140_00100.$A23];[.E$2])" office:value-type="string" office:string-value="M43_X" calcext:value-type="string">
            <text:p>M43_X</text:p>
          </table:table-cell>
          <table:table-cell table:style-name="ce5" table:formula="of:=[$case_00140_00100.$C23]+[.F$2]" office:value-type="float" office:value="1379870" calcext:value-type="float">
            <text:p>1379870</text:p>
          </table:table-cell>
          <table:table-cell table:style-name="ce5" table:formula="of:=[$case_00140_00100.$D23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20];&quot;',&quot;;CHAR(13);&quot;    'SRID=3946;POINT(&quot;;[.F20];&quot; &quot;;[.G20];&quot;)');&quot;;CHAR(13))" office:value-type="string" office:string-value="INSERT INTO &#13;  affleurant (&#13;    id,&#13;    geometry_asewkt)&#13;  VALUES (&#13;    'M43_X',&#13;    'SRID=3946;POINT(1379870 5225970)');&#13;" calcext:value-type="string">
            <text:p>INSERT INTO  <text:s/>affleurant ( <text:s text:c="3"/>id, <text:s text:c="3"/>geometry_asewkt) <text:s/>VALUES ( <text:s text:c="3"/>'M43_X', <text:s text:c="3"/>'SRID=3946;POINT(1379870 5225970)');</text:p>
          </table:table-cell>
          <table:table-cell table:style-name="ce5" table:formula="of:=CONCATENATE([$case_00140_00100.$A23];[.I$2])" office:value-type="string" office:string-value="M43_Y" calcext:value-type="string">
            <text:p>M43_Y</text:p>
          </table:table-cell>
          <table:table-cell table:style-name="ce5" table:formula="of:=[$case_00140_00100.$C23]+[.J$2]" office:value-type="float" office:value="1379830" calcext:value-type="float">
            <text:p>1379830</text:p>
          </table:table-cell>
          <table:table-cell table:style-name="ce5" table:formula="of:=[$case_00140_00100.$D23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20];&quot;',&quot;;CHAR(13);&quot;    'SRID=3946;POINT(&quot;;[.J20];&quot; &quot;;[.K20];&quot;)');&quot;;CHAR(13))" office:value-type="string" office:string-value="INSERT INTO &#13;  affleurant (&#13;    id,&#13;    geometry_asewkt)&#13;  VALUES (&#13;    'M43_Y',&#13;    'SRID=3946;POINT(1379830 5225930)');&#13;" calcext:value-type="string">
            <text:p>INSERT INTO  <text:s/>affleurant ( <text:s text:c="3"/>id, <text:s text:c="3"/>geometry_asewkt) <text:s/>VALUES ( <text:s text:c="3"/>'M43_Y', <text:s text:c="3"/>'SRID=3946;POINT(1379830 5225930)');</text:p>
          </table:table-cell>
          <table:table-cell table:style-name="ce5" table:formula="of:=CONCATENATE([$case_00140_00100.$A23];[.M$2])" office:value-type="string" office:string-value="M43_Z" calcext:value-type="string">
            <text:p>M43_Z</text:p>
          </table:table-cell>
          <table:table-cell table:style-name="ce5" table:formula="of:=[$case_00140_00100.$C23]+[.N$2]" office:value-type="float" office:value="1379870" calcext:value-type="float">
            <text:p>1379870</text:p>
          </table:table-cell>
          <table:table-cell table:style-name="ce5" table:formula="of:=[$case_00140_00100.$D23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20];&quot;',&quot;;CHAR(13);&quot;    'SRID=3946;POINT(&quot;;[.N20];&quot; &quot;;[.O20];&quot;)');&quot;;CHAR(13))" office:value-type="string" office:string-value="INSERT INTO &#13;  affleurant (&#13;    id,&#13;    geometry_asewkt)&#13;  VALUES (&#13;    'M43_Z',&#13;    'SRID=3946;POINT(1379870 5225930)');&#13;" calcext:value-type="string">
            <text:p>INSERT INTO  <text:s/>affleurant ( <text:s text:c="3"/>id, <text:s text:c="3"/>geometry_asewkt) <text:s/>VALUES ( <text:s text:c="3"/>'M43_Z', <text:s text:c="3"/>'SRID=3946;POINT(1379870 5225930)');</text:p>
          </table:table-cell>
          <table:table-cell table:style-name="ce7" table:formula="of:=CONCATENATE([.D20];CHAR(13);[.H20];CHAR(13);[.L20];CHAR(13);[.P20];CHAR(13))" office:value-type="string" office:string-value="INSERT INTO &#13;  affleurant (&#13;    id,&#13;    geometry_asewkt)&#13;  VALUES (&#13;    'M43_W',&#13;    'SRID=3946;POINT(1379830 5225970)');&#13;&#13;INSERT INTO &#13;  affleurant (&#13;    id,&#13;    geometry_asewkt)&#13;  VALUES (&#13;    'M43_X',&#13;    'SRID=3946;POINT(1379870 5225970)');&#13;&#13;INSERT INTO &#13;  affleurant (&#13;    id,&#13;    geometry_asewkt)&#13;  VALUES (&#13;    'M43_Y',&#13;    'SRID=3946;POINT(1379830 5225930)');&#13;&#13;INSERT INTO &#13;  affleurant (&#13;    id,&#13;    geometry_asewkt)&#13;  VALUES (&#13;    'M43_Z',&#13;    'SRID=3946;POINT(1379870 5225930)');&#13;&#13;" calcext:value-type="string">
            <text:p>INSERT INTO  <text:s/>affleurant ( <text:s text:c="3"/>id, <text:s text:c="3"/>geometry_asewkt) <text:s/>VALUES ( <text:s text:c="3"/>'M43_W', <text:s text:c="3"/>'SRID=3946;POINT(1379830 5225970)');INSERT INTO  <text:s/>affleurant ( <text:s text:c="3"/>id, <text:s text:c="3"/>geometry_asewkt) <text:s/>VALUES ( <text:s text:c="3"/>'M43_X', <text:s text:c="3"/>'SRID=3946;POINT(1379870 5225970)');INSERT INTO  <text:s/>affleurant ( <text:s text:c="3"/>id, <text:s text:c="3"/>geometry_asewkt) <text:s/>VALUES ( <text:s text:c="3"/>'M43_Y', <text:s text:c="3"/>'SRID=3946;POINT(1379830 5225930)');INSERT INTO  <text:s/>affleurant ( <text:s text:c="3"/>id, <text:s text:c="3"/>geometry_asewkt) <text:s/>VALUES ( <text:s text:c="3"/>'M43_Z', <text:s text:c="3"/>'SRID=3946;POINT(1379870 5225930)');</text:p>
          </table:table-cell>
        </table:table-row>
        <table:table-row table:style-name="ro1">
          <table:table-cell table:style-name="ce5" table:formula="of:=CONCATENATE([$case_00140_00100.$A24];[.A$2])" office:value-type="string" office:string-value="M44_W" calcext:value-type="string">
            <text:p>M44_W</text:p>
          </table:table-cell>
          <table:table-cell table:style-name="ce5" table:formula="of:=[$case_00140_00100.$C24]+[.B$2]" office:value-type="float" office:value="1379970" calcext:value-type="float">
            <text:p>1379970</text:p>
          </table:table-cell>
          <table:table-cell table:style-name="ce5" table:formula="of:=[$case_00140_00100.$D24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21];&quot;',&quot;;CHAR(13);&quot;    'SRID=3946;POINT(&quot;;[.B21];&quot; &quot;;[.C21];&quot;)');&quot;;CHAR(13))" office:value-type="string" office:string-value="INSERT INTO &#13;  affleurant (&#13;    id,&#13;    geometry_asewkt)&#13;  VALUES (&#13;    'M44_W',&#13;    'SRID=3946;POINT(1379970 5225970)');&#13;" calcext:value-type="string">
            <text:p>INSERT INTO  <text:s/>affleurant ( <text:s text:c="3"/>id, <text:s text:c="3"/>geometry_asewkt) <text:s/>VALUES ( <text:s text:c="3"/>'M44_W', <text:s text:c="3"/>'SRID=3946;POINT(1379970 5225970)');</text:p>
          </table:table-cell>
          <table:table-cell table:style-name="ce5" table:formula="of:=CONCATENATE([$case_00140_00100.$A24];[.E$2])" office:value-type="string" office:string-value="M44_X" calcext:value-type="string">
            <text:p>M44_X</text:p>
          </table:table-cell>
          <table:table-cell table:style-name="ce5" table:formula="of:=[$case_00140_00100.$C24]+[.F$2]" office:value-type="float" office:value="1380010" calcext:value-type="float">
            <text:p>1380010</text:p>
          </table:table-cell>
          <table:table-cell table:style-name="ce5" table:formula="of:=[$case_00140_00100.$D24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21];&quot;',&quot;;CHAR(13);&quot;    'SRID=3946;POINT(&quot;;[.F21];&quot; &quot;;[.G21];&quot;)');&quot;;CHAR(13))" office:value-type="string" office:string-value="INSERT INTO &#13;  affleurant (&#13;    id,&#13;    geometry_asewkt)&#13;  VALUES (&#13;    'M44_X',&#13;    'SRID=3946;POINT(1380010 5225970)');&#13;" calcext:value-type="string">
            <text:p>INSERT INTO  <text:s/>affleurant ( <text:s text:c="3"/>id, <text:s text:c="3"/>geometry_asewkt) <text:s/>VALUES ( <text:s text:c="3"/>'M44_X', <text:s text:c="3"/>'SRID=3946;POINT(1380010 5225970)');</text:p>
          </table:table-cell>
          <table:table-cell table:style-name="ce5" table:formula="of:=CONCATENATE([$case_00140_00100.$A24];[.I$2])" office:value-type="string" office:string-value="M44_Y" calcext:value-type="string">
            <text:p>M44_Y</text:p>
          </table:table-cell>
          <table:table-cell table:style-name="ce5" table:formula="of:=[$case_00140_00100.$C24]+[.J$2]" office:value-type="float" office:value="1379970" calcext:value-type="float">
            <text:p>1379970</text:p>
          </table:table-cell>
          <table:table-cell table:style-name="ce5" table:formula="of:=[$case_00140_00100.$D24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21];&quot;',&quot;;CHAR(13);&quot;    'SRID=3946;POINT(&quot;;[.J21];&quot; &quot;;[.K21];&quot;)');&quot;;CHAR(13))" office:value-type="string" office:string-value="INSERT INTO &#13;  affleurant (&#13;    id,&#13;    geometry_asewkt)&#13;  VALUES (&#13;    'M44_Y',&#13;    'SRID=3946;POINT(1379970 5225930)');&#13;" calcext:value-type="string">
            <text:p>INSERT INTO  <text:s/>affleurant ( <text:s text:c="3"/>id, <text:s text:c="3"/>geometry_asewkt) <text:s/>VALUES ( <text:s text:c="3"/>'M44_Y', <text:s text:c="3"/>'SRID=3946;POINT(1379970 5225930)');</text:p>
          </table:table-cell>
          <table:table-cell table:style-name="ce5" table:formula="of:=CONCATENATE([$case_00140_00100.$A24];[.M$2])" office:value-type="string" office:string-value="M44_Z" calcext:value-type="string">
            <text:p>M44_Z</text:p>
          </table:table-cell>
          <table:table-cell table:style-name="ce5" table:formula="of:=[$case_00140_00100.$C24]+[.N$2]" office:value-type="float" office:value="1380010" calcext:value-type="float">
            <text:p>1380010</text:p>
          </table:table-cell>
          <table:table-cell table:style-name="ce5" table:formula="of:=[$case_00140_00100.$D24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21];&quot;',&quot;;CHAR(13);&quot;    'SRID=3946;POINT(&quot;;[.N21];&quot; &quot;;[.O21];&quot;)');&quot;;CHAR(13))" office:value-type="string" office:string-value="INSERT INTO &#13;  affleurant (&#13;    id,&#13;    geometry_asewkt)&#13;  VALUES (&#13;    'M44_Z',&#13;    'SRID=3946;POINT(1380010 5225930)');&#13;" calcext:value-type="string">
            <text:p>INSERT INTO  <text:s/>affleurant ( <text:s text:c="3"/>id, <text:s text:c="3"/>geometry_asewkt) <text:s/>VALUES ( <text:s text:c="3"/>'M44_Z', <text:s text:c="3"/>'SRID=3946;POINT(1380010 5225930)');</text:p>
          </table:table-cell>
          <table:table-cell table:style-name="ce7" table:formula="of:=CONCATENATE([.D21];CHAR(13);[.H21];CHAR(13);[.L21];CHAR(13);[.P21];CHAR(13))" office:value-type="string" office:string-value="INSERT INTO &#13;  affleurant (&#13;    id,&#13;    geometry_asewkt)&#13;  VALUES (&#13;    'M44_W',&#13;    'SRID=3946;POINT(1379970 5225970)');&#13;&#13;INSERT INTO &#13;  affleurant (&#13;    id,&#13;    geometry_asewkt)&#13;  VALUES (&#13;    'M44_X',&#13;    'SRID=3946;POINT(1380010 5225970)');&#13;&#13;INSERT INTO &#13;  affleurant (&#13;    id,&#13;    geometry_asewkt)&#13;  VALUES (&#13;    'M44_Y',&#13;    'SRID=3946;POINT(1379970 5225930)');&#13;&#13;INSERT INTO &#13;  affleurant (&#13;    id,&#13;    geometry_asewkt)&#13;  VALUES (&#13;    'M44_Z',&#13;    'SRID=3946;POINT(1380010 5225930)');&#13;&#13;" calcext:value-type="string">
            <text:p>INSERT INTO  <text:s/>affleurant ( <text:s text:c="3"/>id, <text:s text:c="3"/>geometry_asewkt) <text:s/>VALUES ( <text:s text:c="3"/>'M44_W', <text:s text:c="3"/>'SRID=3946;POINT(1379970 5225970)');INSERT INTO  <text:s/>affleurant ( <text:s text:c="3"/>id, <text:s text:c="3"/>geometry_asewkt) <text:s/>VALUES ( <text:s text:c="3"/>'M44_X', <text:s text:c="3"/>'SRID=3946;POINT(1380010 5225970)');INSERT INTO  <text:s/>affleurant ( <text:s text:c="3"/>id, <text:s text:c="3"/>geometry_asewkt) <text:s/>VALUES ( <text:s text:c="3"/>'M44_Y', <text:s text:c="3"/>'SRID=3946;POINT(1379970 5225930)');INSERT INTO  <text:s/>affleurant ( <text:s text:c="3"/>id, <text:s text:c="3"/>geometry_asewkt) <text:s/>VALUES ( <text:s text:c="3"/>'M44_Z', <text:s text:c="3"/>'SRID=3946;POINT(1380010 5225930)');</text:p>
          </table:table-cell>
        </table:table-row>
        <table:table-row table:style-name="ro1">
          <table:table-cell table:style-name="ce5" table:formula="of:=CONCATENATE([$case_00140_00100.$A25];[.A$2])" office:value-type="string" office:string-value="M45_W" calcext:value-type="string">
            <text:p>M45_W</text:p>
          </table:table-cell>
          <table:table-cell table:style-name="ce5" table:formula="of:=[$case_00140_00100.$C25]+[.B$2]" office:value-type="float" office:value="1380110" calcext:value-type="float">
            <text:p>1380110</text:p>
          </table:table-cell>
          <table:table-cell table:style-name="ce5" table:formula="of:=[$case_00140_00100.$D25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22];&quot;',&quot;;CHAR(13);&quot;    'SRID=3946;POINT(&quot;;[.B22];&quot; &quot;;[.C22];&quot;)');&quot;;CHAR(13))" office:value-type="string" office:string-value="INSERT INTO &#13;  affleurant (&#13;    id,&#13;    geometry_asewkt)&#13;  VALUES (&#13;    'M45_W',&#13;    'SRID=3946;POINT(1380110 5225970)');&#13;" calcext:value-type="string">
            <text:p>INSERT INTO  <text:s/>affleurant ( <text:s text:c="3"/>id, <text:s text:c="3"/>geometry_asewkt) <text:s/>VALUES ( <text:s text:c="3"/>'M45_W', <text:s text:c="3"/>'SRID=3946;POINT(1380110 5225970)');</text:p>
          </table:table-cell>
          <table:table-cell table:style-name="ce5" table:formula="of:=CONCATENATE([$case_00140_00100.$A25];[.E$2])" office:value-type="string" office:string-value="M45_X" calcext:value-type="string">
            <text:p>M45_X</text:p>
          </table:table-cell>
          <table:table-cell table:style-name="ce5" table:formula="of:=[$case_00140_00100.$C25]+[.F$2]" office:value-type="float" office:value="1380150" calcext:value-type="float">
            <text:p>1380150</text:p>
          </table:table-cell>
          <table:table-cell table:style-name="ce5" table:formula="of:=[$case_00140_00100.$D25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22];&quot;',&quot;;CHAR(13);&quot;    'SRID=3946;POINT(&quot;;[.F22];&quot; &quot;;[.G22];&quot;)');&quot;;CHAR(13))" office:value-type="string" office:string-value="INSERT INTO &#13;  affleurant (&#13;    id,&#13;    geometry_asewkt)&#13;  VALUES (&#13;    'M45_X',&#13;    'SRID=3946;POINT(1380150 5225970)');&#13;" calcext:value-type="string">
            <text:p>INSERT INTO  <text:s/>affleurant ( <text:s text:c="3"/>id, <text:s text:c="3"/>geometry_asewkt) <text:s/>VALUES ( <text:s text:c="3"/>'M45_X', <text:s text:c="3"/>'SRID=3946;POINT(1380150 5225970)');</text:p>
          </table:table-cell>
          <table:table-cell table:style-name="ce5" table:formula="of:=CONCATENATE([$case_00140_00100.$A25];[.I$2])" office:value-type="string" office:string-value="M45_Y" calcext:value-type="string">
            <text:p>M45_Y</text:p>
          </table:table-cell>
          <table:table-cell table:style-name="ce5" table:formula="of:=[$case_00140_00100.$C25]+[.J$2]" office:value-type="float" office:value="1380110" calcext:value-type="float">
            <text:p>1380110</text:p>
          </table:table-cell>
          <table:table-cell table:style-name="ce5" table:formula="of:=[$case_00140_00100.$D25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22];&quot;',&quot;;CHAR(13);&quot;    'SRID=3946;POINT(&quot;;[.J22];&quot; &quot;;[.K22];&quot;)');&quot;;CHAR(13))" office:value-type="string" office:string-value="INSERT INTO &#13;  affleurant (&#13;    id,&#13;    geometry_asewkt)&#13;  VALUES (&#13;    'M45_Y',&#13;    'SRID=3946;POINT(1380110 5225930)');&#13;" calcext:value-type="string">
            <text:p>INSERT INTO  <text:s/>affleurant ( <text:s text:c="3"/>id, <text:s text:c="3"/>geometry_asewkt) <text:s/>VALUES ( <text:s text:c="3"/>'M45_Y', <text:s text:c="3"/>'SRID=3946;POINT(1380110 5225930)');</text:p>
          </table:table-cell>
          <table:table-cell table:style-name="ce5" table:formula="of:=CONCATENATE([$case_00140_00100.$A25];[.M$2])" office:value-type="string" office:string-value="M45_Z" calcext:value-type="string">
            <text:p>M45_Z</text:p>
          </table:table-cell>
          <table:table-cell table:style-name="ce5" table:formula="of:=[$case_00140_00100.$C25]+[.N$2]" office:value-type="float" office:value="1380150" calcext:value-type="float">
            <text:p>1380150</text:p>
          </table:table-cell>
          <table:table-cell table:style-name="ce5" table:formula="of:=[$case_00140_00100.$D25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22];&quot;',&quot;;CHAR(13);&quot;    'SRID=3946;POINT(&quot;;[.N22];&quot; &quot;;[.O22];&quot;)');&quot;;CHAR(13))" office:value-type="string" office:string-value="INSERT INTO &#13;  affleurant (&#13;    id,&#13;    geometry_asewkt)&#13;  VALUES (&#13;    'M45_Z',&#13;    'SRID=3946;POINT(1380150 5225930)');&#13;" calcext:value-type="string">
            <text:p>INSERT INTO  <text:s/>affleurant ( <text:s text:c="3"/>id, <text:s text:c="3"/>geometry_asewkt) <text:s/>VALUES ( <text:s text:c="3"/>'M45_Z', <text:s text:c="3"/>'SRID=3946;POINT(1380150 5225930)');</text:p>
          </table:table-cell>
          <table:table-cell table:style-name="ce7" table:formula="of:=CONCATENATE([.D22];CHAR(13);[.H22];CHAR(13);[.L22];CHAR(13);[.P22];CHAR(13))" office:value-type="string" office:string-value="INSERT INTO &#13;  affleurant (&#13;    id,&#13;    geometry_asewkt)&#13;  VALUES (&#13;    'M45_W',&#13;    'SRID=3946;POINT(1380110 5225970)');&#13;&#13;INSERT INTO &#13;  affleurant (&#13;    id,&#13;    geometry_asewkt)&#13;  VALUES (&#13;    'M45_X',&#13;    'SRID=3946;POINT(1380150 5225970)');&#13;&#13;INSERT INTO &#13;  affleurant (&#13;    id,&#13;    geometry_asewkt)&#13;  VALUES (&#13;    'M45_Y',&#13;    'SRID=3946;POINT(1380110 5225930)');&#13;&#13;INSERT INTO &#13;  affleurant (&#13;    id,&#13;    geometry_asewkt)&#13;  VALUES (&#13;    'M45_Z',&#13;    'SRID=3946;POINT(1380150 5225930)');&#13;&#13;" calcext:value-type="string">
            <text:p>INSERT INTO  <text:s/>affleurant ( <text:s text:c="3"/>id, <text:s text:c="3"/>geometry_asewkt) <text:s/>VALUES ( <text:s text:c="3"/>'M45_W', <text:s text:c="3"/>'SRID=3946;POINT(1380110 5225970)');INSERT INTO  <text:s/>affleurant ( <text:s text:c="3"/>id, <text:s text:c="3"/>geometry_asewkt) <text:s/>VALUES ( <text:s text:c="3"/>'M45_X', <text:s text:c="3"/>'SRID=3946;POINT(1380150 5225970)');INSERT INTO  <text:s/>affleurant ( <text:s text:c="3"/>id, <text:s text:c="3"/>geometry_asewkt) <text:s/>VALUES ( <text:s text:c="3"/>'M45_Y', <text:s text:c="3"/>'SRID=3946;POINT(1380110 5225930)');INSERT INTO  <text:s/>affleurant ( <text:s text:c="3"/>id, <text:s text:c="3"/>geometry_asewkt) <text:s/>VALUES ( <text:s text:c="3"/>'M45_Z', <text:s text:c="3"/>'SRID=3946;POINT(1380150 5225930)');</text:p>
          </table:table-cell>
        </table:table-row>
        <table:table-row table:style-name="ro1">
          <table:table-cell table:style-name="ce5" table:formula="of:=CONCATENATE([$case_00140_00100.$A26];[.A$2])" office:value-type="string" office:string-value="M51_W" calcext:value-type="string">
            <text:p>M51_W</text:p>
          </table:table-cell>
          <table:table-cell table:style-name="ce5" table:formula="of:=[$case_00140_00100.$C26]+[.B$2]" office:value-type="float" office:value="1379550" calcext:value-type="float">
            <text:p>1379550</text:p>
          </table:table-cell>
          <table:table-cell table:style-name="ce5" table:formula="of:=[$case_00140_00100.$D26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3];&quot;',&quot;;CHAR(13);&quot;    'SRID=3946;POINT(&quot;;[.B23];&quot; &quot;;[.C23];&quot;)');&quot;;CHAR(13))" office:value-type="string" office:string-value="INSERT INTO &#13;  affleurant (&#13;    id,&#13;    geometry_asewkt)&#13;  VALUES (&#13;    'M51_W',&#13;    'SRID=3946;POINT(1379550 5225870)');&#13;" calcext:value-type="string">
            <text:p>INSERT INTO  <text:s/>affleurant ( <text:s text:c="3"/>id, <text:s text:c="3"/>geometry_asewkt) <text:s/>VALUES ( <text:s text:c="3"/>'M51_W', <text:s text:c="3"/>'SRID=3946;POINT(1379550 5225870)');</text:p>
          </table:table-cell>
          <table:table-cell table:style-name="ce5" table:formula="of:=CONCATENATE([$case_00140_00100.$A26];[.E$2])" office:value-type="string" office:string-value="M51_X" calcext:value-type="string">
            <text:p>M51_X</text:p>
          </table:table-cell>
          <table:table-cell table:style-name="ce5" table:formula="of:=[$case_00140_00100.$C26]+[.F$2]" office:value-type="float" office:value="1379590" calcext:value-type="float">
            <text:p>1379590</text:p>
          </table:table-cell>
          <table:table-cell table:style-name="ce5" table:formula="of:=[$case_00140_00100.$D26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3];&quot;',&quot;;CHAR(13);&quot;    'SRID=3946;POINT(&quot;;[.F23];&quot; &quot;;[.G23];&quot;)');&quot;;CHAR(13))" office:value-type="string" office:string-value="INSERT INTO &#13;  affleurant (&#13;    id,&#13;    geometry_asewkt)&#13;  VALUES (&#13;    'M51_X',&#13;    'SRID=3946;POINT(1379590 5225870)');&#13;" calcext:value-type="string">
            <text:p>INSERT INTO  <text:s/>affleurant ( <text:s text:c="3"/>id, <text:s text:c="3"/>geometry_asewkt) <text:s/>VALUES ( <text:s text:c="3"/>'M51_X', <text:s text:c="3"/>'SRID=3946;POINT(1379590 5225870)');</text:p>
          </table:table-cell>
          <table:table-cell table:style-name="ce5" table:formula="of:=CONCATENATE([$case_00140_00100.$A26];[.I$2])" office:value-type="string" office:string-value="M51_Y" calcext:value-type="string">
            <text:p>M51_Y</text:p>
          </table:table-cell>
          <table:table-cell table:style-name="ce5" table:formula="of:=[$case_00140_00100.$C26]+[.J$2]" office:value-type="float" office:value="1379550" calcext:value-type="float">
            <text:p>1379550</text:p>
          </table:table-cell>
          <table:table-cell table:style-name="ce5" table:formula="of:=[$case_00140_00100.$D26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3];&quot;',&quot;;CHAR(13);&quot;    'SRID=3946;POINT(&quot;;[.J23];&quot; &quot;;[.K23];&quot;)');&quot;;CHAR(13))" office:value-type="string" office:string-value="INSERT INTO &#13;  affleurant (&#13;    id,&#13;    geometry_asewkt)&#13;  VALUES (&#13;    'M51_Y',&#13;    'SRID=3946;POINT(1379550 5225830)');&#13;" calcext:value-type="string">
            <text:p>INSERT INTO  <text:s/>affleurant ( <text:s text:c="3"/>id, <text:s text:c="3"/>geometry_asewkt) <text:s/>VALUES ( <text:s text:c="3"/>'M51_Y', <text:s text:c="3"/>'SRID=3946;POINT(1379550 5225830)');</text:p>
          </table:table-cell>
          <table:table-cell table:style-name="ce5" table:formula="of:=CONCATENATE([$case_00140_00100.$A26];[.M$2])" office:value-type="string" office:string-value="M51_Z" calcext:value-type="string">
            <text:p>M51_Z</text:p>
          </table:table-cell>
          <table:table-cell table:style-name="ce5" table:formula="of:=[$case_00140_00100.$C26]+[.N$2]" office:value-type="float" office:value="1379590" calcext:value-type="float">
            <text:p>1379590</text:p>
          </table:table-cell>
          <table:table-cell table:style-name="ce5" table:formula="of:=[$case_00140_00100.$D26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3];&quot;',&quot;;CHAR(13);&quot;    'SRID=3946;POINT(&quot;;[.N23];&quot; &quot;;[.O23];&quot;)');&quot;;CHAR(13))" office:value-type="string" office:string-value="INSERT INTO &#13;  affleurant (&#13;    id,&#13;    geometry_asewkt)&#13;  VALUES (&#13;    'M51_Z',&#13;    'SRID=3946;POINT(1379590 5225830)');&#13;" calcext:value-type="string">
            <text:p>INSERT INTO  <text:s/>affleurant ( <text:s text:c="3"/>id, <text:s text:c="3"/>geometry_asewkt) <text:s/>VALUES ( <text:s text:c="3"/>'M51_Z', <text:s text:c="3"/>'SRID=3946;POINT(1379590 5225830)');</text:p>
          </table:table-cell>
          <table:table-cell table:style-name="ce7" table:formula="of:=CONCATENATE([.D23];CHAR(13);[.H23];CHAR(13);[.L23];CHAR(13);[.P23];CHAR(13))" office:value-type="string" office:string-value="INSERT INTO &#13;  affleurant (&#13;    id,&#13;    geometry_asewkt)&#13;  VALUES (&#13;    'M51_W',&#13;    'SRID=3946;POINT(1379550 5225870)');&#13;&#13;INSERT INTO &#13;  affleurant (&#13;    id,&#13;    geometry_asewkt)&#13;  VALUES (&#13;    'M51_X',&#13;    'SRID=3946;POINT(1379590 5225870)');&#13;&#13;INSERT INTO &#13;  affleurant (&#13;    id,&#13;    geometry_asewkt)&#13;  VALUES (&#13;    'M51_Y',&#13;    'SRID=3946;POINT(1379550 5225830)');&#13;&#13;INSERT INTO &#13;  affleurant (&#13;    id,&#13;    geometry_asewkt)&#13;  VALUES (&#13;    'M51_Z',&#13;    'SRID=3946;POINT(1379590 5225830)');&#13;&#13;" calcext:value-type="string">
            <text:p>INSERT INTO  <text:s/>affleurant ( <text:s text:c="3"/>id, <text:s text:c="3"/>geometry_asewkt) <text:s/>VALUES ( <text:s text:c="3"/>'M51_W', <text:s text:c="3"/>'SRID=3946;POINT(1379550 5225870)');INSERT INTO  <text:s/>affleurant ( <text:s text:c="3"/>id, <text:s text:c="3"/>geometry_asewkt) <text:s/>VALUES ( <text:s text:c="3"/>'M51_X', <text:s text:c="3"/>'SRID=3946;POINT(1379590 5225870)');INSERT INTO  <text:s/>affleurant ( <text:s text:c="3"/>id, <text:s text:c="3"/>geometry_asewkt) <text:s/>VALUES ( <text:s text:c="3"/>'M51_Y', <text:s text:c="3"/>'SRID=3946;POINT(1379550 5225830)');INSERT INTO  <text:s/>affleurant ( <text:s text:c="3"/>id, <text:s text:c="3"/>geometry_asewkt) <text:s/>VALUES ( <text:s text:c="3"/>'M51_Z', <text:s text:c="3"/>'SRID=3946;POINT(1379590 5225830)');</text:p>
          </table:table-cell>
        </table:table-row>
        <table:table-row table:style-name="ro1">
          <table:table-cell table:style-name="ce5" table:formula="of:=CONCATENATE([$case_00140_00100.$A27];[.A$2])" office:value-type="string" office:string-value="M52_W" calcext:value-type="string">
            <text:p>M52_W</text:p>
          </table:table-cell>
          <table:table-cell table:style-name="ce5" table:formula="of:=[$case_00140_00100.$C27]+[.B$2]" office:value-type="float" office:value="1379690" calcext:value-type="float">
            <text:p>1379690</text:p>
          </table:table-cell>
          <table:table-cell table:style-name="ce5" table:formula="of:=[$case_00140_00100.$D27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4];&quot;',&quot;;CHAR(13);&quot;    'SRID=3946;POINT(&quot;;[.B24];&quot; &quot;;[.C24];&quot;)');&quot;;CHAR(13))" office:value-type="string" office:string-value="INSERT INTO &#13;  affleurant (&#13;    id,&#13;    geometry_asewkt)&#13;  VALUES (&#13;    'M52_W',&#13;    'SRID=3946;POINT(1379690 5225870)');&#13;" calcext:value-type="string">
            <text:p>INSERT INTO  <text:s/>affleurant ( <text:s text:c="3"/>id, <text:s text:c="3"/>geometry_asewkt) <text:s/>VALUES ( <text:s text:c="3"/>'M52_W', <text:s text:c="3"/>'SRID=3946;POINT(1379690 5225870)');</text:p>
          </table:table-cell>
          <table:table-cell table:style-name="ce5" table:formula="of:=CONCATENATE([$case_00140_00100.$A27];[.E$2])" office:value-type="string" office:string-value="M52_X" calcext:value-type="string">
            <text:p>M52_X</text:p>
          </table:table-cell>
          <table:table-cell table:style-name="ce5" table:formula="of:=[$case_00140_00100.$C27]+[.F$2]" office:value-type="float" office:value="1379730" calcext:value-type="float">
            <text:p>1379730</text:p>
          </table:table-cell>
          <table:table-cell table:style-name="ce5" table:formula="of:=[$case_00140_00100.$D27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4];&quot;',&quot;;CHAR(13);&quot;    'SRID=3946;POINT(&quot;;[.F24];&quot; &quot;;[.G24];&quot;)');&quot;;CHAR(13))" office:value-type="string" office:string-value="INSERT INTO &#13;  affleurant (&#13;    id,&#13;    geometry_asewkt)&#13;  VALUES (&#13;    'M52_X',&#13;    'SRID=3946;POINT(1379730 5225870)');&#13;" calcext:value-type="string">
            <text:p>INSERT INTO  <text:s/>affleurant ( <text:s text:c="3"/>id, <text:s text:c="3"/>geometry_asewkt) <text:s/>VALUES ( <text:s text:c="3"/>'M52_X', <text:s text:c="3"/>'SRID=3946;POINT(1379730 5225870)');</text:p>
          </table:table-cell>
          <table:table-cell table:style-name="ce5" table:formula="of:=CONCATENATE([$case_00140_00100.$A27];[.I$2])" office:value-type="string" office:string-value="M52_Y" calcext:value-type="string">
            <text:p>M52_Y</text:p>
          </table:table-cell>
          <table:table-cell table:style-name="ce5" table:formula="of:=[$case_00140_00100.$C27]+[.J$2]" office:value-type="float" office:value="1379690" calcext:value-type="float">
            <text:p>1379690</text:p>
          </table:table-cell>
          <table:table-cell table:style-name="ce5" table:formula="of:=[$case_00140_00100.$D27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4];&quot;',&quot;;CHAR(13);&quot;    'SRID=3946;POINT(&quot;;[.J24];&quot; &quot;;[.K24];&quot;)');&quot;;CHAR(13))" office:value-type="string" office:string-value="INSERT INTO &#13;  affleurant (&#13;    id,&#13;    geometry_asewkt)&#13;  VALUES (&#13;    'M52_Y',&#13;    'SRID=3946;POINT(1379690 5225830)');&#13;" calcext:value-type="string">
            <text:p>INSERT INTO  <text:s/>affleurant ( <text:s text:c="3"/>id, <text:s text:c="3"/>geometry_asewkt) <text:s/>VALUES ( <text:s text:c="3"/>'M52_Y', <text:s text:c="3"/>'SRID=3946;POINT(1379690 5225830)');</text:p>
          </table:table-cell>
          <table:table-cell table:style-name="ce5" table:formula="of:=CONCATENATE([$case_00140_00100.$A27];[.M$2])" office:value-type="string" office:string-value="M52_Z" calcext:value-type="string">
            <text:p>M52_Z</text:p>
          </table:table-cell>
          <table:table-cell table:style-name="ce5" table:formula="of:=[$case_00140_00100.$C27]+[.N$2]" office:value-type="float" office:value="1379730" calcext:value-type="float">
            <text:p>1379730</text:p>
          </table:table-cell>
          <table:table-cell table:style-name="ce5" table:formula="of:=[$case_00140_00100.$D27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4];&quot;',&quot;;CHAR(13);&quot;    'SRID=3946;POINT(&quot;;[.N24];&quot; &quot;;[.O24];&quot;)');&quot;;CHAR(13))" office:value-type="string" office:string-value="INSERT INTO &#13;  affleurant (&#13;    id,&#13;    geometry_asewkt)&#13;  VALUES (&#13;    'M52_Z',&#13;    'SRID=3946;POINT(1379730 5225830)');&#13;" calcext:value-type="string">
            <text:p>INSERT INTO  <text:s/>affleurant ( <text:s text:c="3"/>id, <text:s text:c="3"/>geometry_asewkt) <text:s/>VALUES ( <text:s text:c="3"/>'M52_Z', <text:s text:c="3"/>'SRID=3946;POINT(1379730 5225830)');</text:p>
          </table:table-cell>
          <table:table-cell table:style-name="ce7" table:formula="of:=CONCATENATE([.D24];CHAR(13);[.H24];CHAR(13);[.L24];CHAR(13);[.P24];CHAR(13))" office:value-type="string" office:string-value="INSERT INTO &#13;  affleurant (&#13;    id,&#13;    geometry_asewkt)&#13;  VALUES (&#13;    'M52_W',&#13;    'SRID=3946;POINT(1379690 5225870)');&#13;&#13;INSERT INTO &#13;  affleurant (&#13;    id,&#13;    geometry_asewkt)&#13;  VALUES (&#13;    'M52_X',&#13;    'SRID=3946;POINT(1379730 5225870)');&#13;&#13;INSERT INTO &#13;  affleurant (&#13;    id,&#13;    geometry_asewkt)&#13;  VALUES (&#13;    'M52_Y',&#13;    'SRID=3946;POINT(1379690 5225830)');&#13;&#13;INSERT INTO &#13;  affleurant (&#13;    id,&#13;    geometry_asewkt)&#13;  VALUES (&#13;    'M52_Z',&#13;    'SRID=3946;POINT(1379730 5225830)');&#13;&#13;" calcext:value-type="string">
            <text:p>INSERT INTO  <text:s/>affleurant ( <text:s text:c="3"/>id, <text:s text:c="3"/>geometry_asewkt) <text:s/>VALUES ( <text:s text:c="3"/>'M52_W', <text:s text:c="3"/>'SRID=3946;POINT(1379690 5225870)');INSERT INTO  <text:s/>affleurant ( <text:s text:c="3"/>id, <text:s text:c="3"/>geometry_asewkt) <text:s/>VALUES ( <text:s text:c="3"/>'M52_X', <text:s text:c="3"/>'SRID=3946;POINT(1379730 5225870)');INSERT INTO  <text:s/>affleurant ( <text:s text:c="3"/>id, <text:s text:c="3"/>geometry_asewkt) <text:s/>VALUES ( <text:s text:c="3"/>'M52_Y', <text:s text:c="3"/>'SRID=3946;POINT(1379690 5225830)');INSERT INTO  <text:s/>affleurant ( <text:s text:c="3"/>id, <text:s text:c="3"/>geometry_asewkt) <text:s/>VALUES ( <text:s text:c="3"/>'M52_Z', <text:s text:c="3"/>'SRID=3946;POINT(1379730 5225830)');</text:p>
          </table:table-cell>
        </table:table-row>
        <table:table-row table:style-name="ro1">
          <table:table-cell table:style-name="ce5" table:formula="of:=CONCATENATE([$case_00140_00100.$A28];[.A$2])" office:value-type="string" office:string-value="M53_W" calcext:value-type="string">
            <text:p>M53_W</text:p>
          </table:table-cell>
          <table:table-cell table:style-name="ce5" table:formula="of:=[$case_00140_00100.$C28]+[.B$2]" office:value-type="float" office:value="1379830" calcext:value-type="float">
            <text:p>1379830</text:p>
          </table:table-cell>
          <table:table-cell table:style-name="ce5" table:formula="of:=[$case_00140_00100.$D28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5];&quot;',&quot;;CHAR(13);&quot;    'SRID=3946;POINT(&quot;;[.B25];&quot; &quot;;[.C25];&quot;)');&quot;;CHAR(13))" office:value-type="string" office:string-value="INSERT INTO &#13;  affleurant (&#13;    id,&#13;    geometry_asewkt)&#13;  VALUES (&#13;    'M53_W',&#13;    'SRID=3946;POINT(1379830 5225870)');&#13;" calcext:value-type="string">
            <text:p>INSERT INTO  <text:s/>affleurant ( <text:s text:c="3"/>id, <text:s text:c="3"/>geometry_asewkt) <text:s/>VALUES ( <text:s text:c="3"/>'M53_W', <text:s text:c="3"/>'SRID=3946;POINT(1379830 5225870)');</text:p>
          </table:table-cell>
          <table:table-cell table:style-name="ce5" table:formula="of:=CONCATENATE([$case_00140_00100.$A28];[.E$2])" office:value-type="string" office:string-value="M53_X" calcext:value-type="string">
            <text:p>M53_X</text:p>
          </table:table-cell>
          <table:table-cell table:style-name="ce5" table:formula="of:=[$case_00140_00100.$C28]+[.F$2]" office:value-type="float" office:value="1379870" calcext:value-type="float">
            <text:p>1379870</text:p>
          </table:table-cell>
          <table:table-cell table:style-name="ce5" table:formula="of:=[$case_00140_00100.$D28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5];&quot;',&quot;;CHAR(13);&quot;    'SRID=3946;POINT(&quot;;[.F25];&quot; &quot;;[.G25];&quot;)');&quot;;CHAR(13))" office:value-type="string" office:string-value="INSERT INTO &#13;  affleurant (&#13;    id,&#13;    geometry_asewkt)&#13;  VALUES (&#13;    'M53_X',&#13;    'SRID=3946;POINT(1379870 5225870)');&#13;" calcext:value-type="string">
            <text:p>INSERT INTO  <text:s/>affleurant ( <text:s text:c="3"/>id, <text:s text:c="3"/>geometry_asewkt) <text:s/>VALUES ( <text:s text:c="3"/>'M53_X', <text:s text:c="3"/>'SRID=3946;POINT(1379870 5225870)');</text:p>
          </table:table-cell>
          <table:table-cell table:style-name="ce5" table:formula="of:=CONCATENATE([$case_00140_00100.$A28];[.I$2])" office:value-type="string" office:string-value="M53_Y" calcext:value-type="string">
            <text:p>M53_Y</text:p>
          </table:table-cell>
          <table:table-cell table:style-name="ce5" table:formula="of:=[$case_00140_00100.$C28]+[.J$2]" office:value-type="float" office:value="1379830" calcext:value-type="float">
            <text:p>1379830</text:p>
          </table:table-cell>
          <table:table-cell table:style-name="ce5" table:formula="of:=[$case_00140_00100.$D28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5];&quot;',&quot;;CHAR(13);&quot;    'SRID=3946;POINT(&quot;;[.J25];&quot; &quot;;[.K25];&quot;)');&quot;;CHAR(13))" office:value-type="string" office:string-value="INSERT INTO &#13;  affleurant (&#13;    id,&#13;    geometry_asewkt)&#13;  VALUES (&#13;    'M53_Y',&#13;    'SRID=3946;POINT(1379830 5225830)');&#13;" calcext:value-type="string">
            <text:p>INSERT INTO  <text:s/>affleurant ( <text:s text:c="3"/>id, <text:s text:c="3"/>geometry_asewkt) <text:s/>VALUES ( <text:s text:c="3"/>'M53_Y', <text:s text:c="3"/>'SRID=3946;POINT(1379830 5225830)');</text:p>
          </table:table-cell>
          <table:table-cell table:style-name="ce5" table:formula="of:=CONCATENATE([$case_00140_00100.$A28];[.M$2])" office:value-type="string" office:string-value="M53_Z" calcext:value-type="string">
            <text:p>M53_Z</text:p>
          </table:table-cell>
          <table:table-cell table:style-name="ce5" table:formula="of:=[$case_00140_00100.$C28]+[.N$2]" office:value-type="float" office:value="1379870" calcext:value-type="float">
            <text:p>1379870</text:p>
          </table:table-cell>
          <table:table-cell table:style-name="ce5" table:formula="of:=[$case_00140_00100.$D28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5];&quot;',&quot;;CHAR(13);&quot;    'SRID=3946;POINT(&quot;;[.N25];&quot; &quot;;[.O25];&quot;)');&quot;;CHAR(13))" office:value-type="string" office:string-value="INSERT INTO &#13;  affleurant (&#13;    id,&#13;    geometry_asewkt)&#13;  VALUES (&#13;    'M53_Z',&#13;    'SRID=3946;POINT(1379870 5225830)');&#13;" calcext:value-type="string">
            <text:p>INSERT INTO  <text:s/>affleurant ( <text:s text:c="3"/>id, <text:s text:c="3"/>geometry_asewkt) <text:s/>VALUES ( <text:s text:c="3"/>'M53_Z', <text:s text:c="3"/>'SRID=3946;POINT(1379870 5225830)');</text:p>
          </table:table-cell>
          <table:table-cell table:style-name="ce7" table:formula="of:=CONCATENATE([.D25];CHAR(13);[.H25];CHAR(13);[.L25];CHAR(13);[.P25];CHAR(13))" office:value-type="string" office:string-value="INSERT INTO &#13;  affleurant (&#13;    id,&#13;    geometry_asewkt)&#13;  VALUES (&#13;    'M53_W',&#13;    'SRID=3946;POINT(1379830 5225870)');&#13;&#13;INSERT INTO &#13;  affleurant (&#13;    id,&#13;    geometry_asewkt)&#13;  VALUES (&#13;    'M53_X',&#13;    'SRID=3946;POINT(1379870 5225870)');&#13;&#13;INSERT INTO &#13;  affleurant (&#13;    id,&#13;    geometry_asewkt)&#13;  VALUES (&#13;    'M53_Y',&#13;    'SRID=3946;POINT(1379830 5225830)');&#13;&#13;INSERT INTO &#13;  affleurant (&#13;    id,&#13;    geometry_asewkt)&#13;  VALUES (&#13;    'M53_Z',&#13;    'SRID=3946;POINT(1379870 5225830)');&#13;&#13;" calcext:value-type="string">
            <text:p>INSERT INTO  <text:s/>affleurant ( <text:s text:c="3"/>id, <text:s text:c="3"/>geometry_asewkt) <text:s/>VALUES ( <text:s text:c="3"/>'M53_W', <text:s text:c="3"/>'SRID=3946;POINT(1379830 5225870)');INSERT INTO  <text:s/>affleurant ( <text:s text:c="3"/>id, <text:s text:c="3"/>geometry_asewkt) <text:s/>VALUES ( <text:s text:c="3"/>'M53_X', <text:s text:c="3"/>'SRID=3946;POINT(1379870 5225870)');INSERT INTO  <text:s/>affleurant ( <text:s text:c="3"/>id, <text:s text:c="3"/>geometry_asewkt) <text:s/>VALUES ( <text:s text:c="3"/>'M53_Y', <text:s text:c="3"/>'SRID=3946;POINT(1379830 5225830)');INSERT INTO  <text:s/>affleurant ( <text:s text:c="3"/>id, <text:s text:c="3"/>geometry_asewkt) <text:s/>VALUES ( <text:s text:c="3"/>'M53_Z', <text:s text:c="3"/>'SRID=3946;POINT(1379870 5225830)');</text:p>
          </table:table-cell>
        </table:table-row>
        <table:table-row table:style-name="ro1">
          <table:table-cell table:style-name="ce5" table:formula="of:=CONCATENATE([$case_00140_00100.$A29];[.A$2])" office:value-type="string" office:string-value="M54_W" calcext:value-type="string">
            <text:p>M54_W</text:p>
          </table:table-cell>
          <table:table-cell table:style-name="ce5" table:formula="of:=[$case_00140_00100.$C29]+[.B$2]" office:value-type="float" office:value="1379970" calcext:value-type="float">
            <text:p>1379970</text:p>
          </table:table-cell>
          <table:table-cell table:style-name="ce5" table:formula="of:=[$case_00140_00100.$D29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6];&quot;',&quot;;CHAR(13);&quot;    'SRID=3946;POINT(&quot;;[.B26];&quot; &quot;;[.C26];&quot;)');&quot;;CHAR(13))" office:value-type="string" office:string-value="INSERT INTO &#13;  affleurant (&#13;    id,&#13;    geometry_asewkt)&#13;  VALUES (&#13;    'M54_W',&#13;    'SRID=3946;POINT(1379970 5225870)');&#13;" calcext:value-type="string">
            <text:p>INSERT INTO  <text:s/>affleurant ( <text:s text:c="3"/>id, <text:s text:c="3"/>geometry_asewkt) <text:s/>VALUES ( <text:s text:c="3"/>'M54_W', <text:s text:c="3"/>'SRID=3946;POINT(1379970 5225870)');</text:p>
          </table:table-cell>
          <table:table-cell table:style-name="ce5" table:formula="of:=CONCATENATE([$case_00140_00100.$A29];[.E$2])" office:value-type="string" office:string-value="M54_X" calcext:value-type="string">
            <text:p>M54_X</text:p>
          </table:table-cell>
          <table:table-cell table:style-name="ce5" table:formula="of:=[$case_00140_00100.$C29]+[.F$2]" office:value-type="float" office:value="1380010" calcext:value-type="float">
            <text:p>1380010</text:p>
          </table:table-cell>
          <table:table-cell table:style-name="ce5" table:formula="of:=[$case_00140_00100.$D29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6];&quot;',&quot;;CHAR(13);&quot;    'SRID=3946;POINT(&quot;;[.F26];&quot; &quot;;[.G26];&quot;)');&quot;;CHAR(13))" office:value-type="string" office:string-value="INSERT INTO &#13;  affleurant (&#13;    id,&#13;    geometry_asewkt)&#13;  VALUES (&#13;    'M54_X',&#13;    'SRID=3946;POINT(1380010 5225870)');&#13;" calcext:value-type="string">
            <text:p>INSERT INTO  <text:s/>affleurant ( <text:s text:c="3"/>id, <text:s text:c="3"/>geometry_asewkt) <text:s/>VALUES ( <text:s text:c="3"/>'M54_X', <text:s text:c="3"/>'SRID=3946;POINT(1380010 5225870)');</text:p>
          </table:table-cell>
          <table:table-cell table:style-name="ce5" table:formula="of:=CONCATENATE([$case_00140_00100.$A29];[.I$2])" office:value-type="string" office:string-value="M54_Y" calcext:value-type="string">
            <text:p>M54_Y</text:p>
          </table:table-cell>
          <table:table-cell table:style-name="ce5" table:formula="of:=[$case_00140_00100.$C29]+[.J$2]" office:value-type="float" office:value="1379970" calcext:value-type="float">
            <text:p>1379970</text:p>
          </table:table-cell>
          <table:table-cell table:style-name="ce5" table:formula="of:=[$case_00140_00100.$D29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6];&quot;',&quot;;CHAR(13);&quot;    'SRID=3946;POINT(&quot;;[.J26];&quot; &quot;;[.K26];&quot;)');&quot;;CHAR(13))" office:value-type="string" office:string-value="INSERT INTO &#13;  affleurant (&#13;    id,&#13;    geometry_asewkt)&#13;  VALUES (&#13;    'M54_Y',&#13;    'SRID=3946;POINT(1379970 5225830)');&#13;" calcext:value-type="string">
            <text:p>INSERT INTO  <text:s/>affleurant ( <text:s text:c="3"/>id, <text:s text:c="3"/>geometry_asewkt) <text:s/>VALUES ( <text:s text:c="3"/>'M54_Y', <text:s text:c="3"/>'SRID=3946;POINT(1379970 5225830)');</text:p>
          </table:table-cell>
          <table:table-cell table:style-name="ce5" table:formula="of:=CONCATENATE([$case_00140_00100.$A29];[.M$2])" office:value-type="string" office:string-value="M54_Z" calcext:value-type="string">
            <text:p>M54_Z</text:p>
          </table:table-cell>
          <table:table-cell table:style-name="ce5" table:formula="of:=[$case_00140_00100.$C29]+[.N$2]" office:value-type="float" office:value="1380010" calcext:value-type="float">
            <text:p>1380010</text:p>
          </table:table-cell>
          <table:table-cell table:style-name="ce5" table:formula="of:=[$case_00140_00100.$D29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6];&quot;',&quot;;CHAR(13);&quot;    'SRID=3946;POINT(&quot;;[.N26];&quot; &quot;;[.O26];&quot;)');&quot;;CHAR(13))" office:value-type="string" office:string-value="INSERT INTO &#13;  affleurant (&#13;    id,&#13;    geometry_asewkt)&#13;  VALUES (&#13;    'M54_Z',&#13;    'SRID=3946;POINT(1380010 5225830)');&#13;" calcext:value-type="string">
            <text:p>INSERT INTO  <text:s/>affleurant ( <text:s text:c="3"/>id, <text:s text:c="3"/>geometry_asewkt) <text:s/>VALUES ( <text:s text:c="3"/>'M54_Z', <text:s text:c="3"/>'SRID=3946;POINT(1380010 5225830)');</text:p>
          </table:table-cell>
          <table:table-cell table:style-name="ce7" table:formula="of:=CONCATENATE([.D26];CHAR(13);[.H26];CHAR(13);[.L26];CHAR(13);[.P26];CHAR(13))" office:value-type="string" office:string-value="INSERT INTO &#13;  affleurant (&#13;    id,&#13;    geometry_asewkt)&#13;  VALUES (&#13;    'M54_W',&#13;    'SRID=3946;POINT(1379970 5225870)');&#13;&#13;INSERT INTO &#13;  affleurant (&#13;    id,&#13;    geometry_asewkt)&#13;  VALUES (&#13;    'M54_X',&#13;    'SRID=3946;POINT(1380010 5225870)');&#13;&#13;INSERT INTO &#13;  affleurant (&#13;    id,&#13;    geometry_asewkt)&#13;  VALUES (&#13;    'M54_Y',&#13;    'SRID=3946;POINT(1379970 5225830)');&#13;&#13;INSERT INTO &#13;  affleurant (&#13;    id,&#13;    geometry_asewkt)&#13;  VALUES (&#13;    'M54_Z',&#13;    'SRID=3946;POINT(1380010 5225830)');&#13;&#13;" calcext:value-type="string">
            <text:p>INSERT INTO  <text:s/>affleurant ( <text:s text:c="3"/>id, <text:s text:c="3"/>geometry_asewkt) <text:s/>VALUES ( <text:s text:c="3"/>'M54_W', <text:s text:c="3"/>'SRID=3946;POINT(1379970 5225870)');INSERT INTO  <text:s/>affleurant ( <text:s text:c="3"/>id, <text:s text:c="3"/>geometry_asewkt) <text:s/>VALUES ( <text:s text:c="3"/>'M54_X', <text:s text:c="3"/>'SRID=3946;POINT(1380010 5225870)');INSERT INTO  <text:s/>affleurant ( <text:s text:c="3"/>id, <text:s text:c="3"/>geometry_asewkt) <text:s/>VALUES ( <text:s text:c="3"/>'M54_Y', <text:s text:c="3"/>'SRID=3946;POINT(1379970 5225830)');INSERT INTO  <text:s/>affleurant ( <text:s text:c="3"/>id, <text:s text:c="3"/>geometry_asewkt) <text:s/>VALUES ( <text:s text:c="3"/>'M54_Z', <text:s text:c="3"/>'SRID=3946;POINT(1380010 5225830)');</text:p>
          </table:table-cell>
        </table:table-row>
        <table:table-row table:style-name="ro1">
          <table:table-cell table:style-name="ce5" table:formula="of:=CONCATENATE([$case_00140_00100.$A30];[.A$2])" office:value-type="string" office:string-value="M55_W" calcext:value-type="string">
            <text:p>M55_W</text:p>
          </table:table-cell>
          <table:table-cell table:style-name="ce5" table:formula="of:=[$case_00140_00100.$C30]+[.B$2]" office:value-type="float" office:value="1380110" calcext:value-type="float">
            <text:p>1380110</text:p>
          </table:table-cell>
          <table:table-cell table:style-name="ce5" table:formula="of:=[$case_00140_00100.$D30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7];&quot;',&quot;;CHAR(13);&quot;    'SRID=3946;POINT(&quot;;[.B27];&quot; &quot;;[.C27];&quot;)');&quot;;CHAR(13))" office:value-type="string" office:string-value="INSERT INTO &#13;  affleurant (&#13;    id,&#13;    geometry_asewkt)&#13;  VALUES (&#13;    'M55_W',&#13;    'SRID=3946;POINT(1380110 5225870)');&#13;" calcext:value-type="string">
            <text:p>INSERT INTO  <text:s/>affleurant ( <text:s text:c="3"/>id, <text:s text:c="3"/>geometry_asewkt) <text:s/>VALUES ( <text:s text:c="3"/>'M55_W', <text:s text:c="3"/>'SRID=3946;POINT(1380110 5225870)');</text:p>
          </table:table-cell>
          <table:table-cell table:style-name="ce5" table:formula="of:=CONCATENATE([$case_00140_00100.$A30];[.E$2])" office:value-type="string" office:string-value="M55_X" calcext:value-type="string">
            <text:p>M55_X</text:p>
          </table:table-cell>
          <table:table-cell table:style-name="ce5" table:formula="of:=[$case_00140_00100.$C30]+[.F$2]" office:value-type="float" office:value="1380150" calcext:value-type="float">
            <text:p>1380150</text:p>
          </table:table-cell>
          <table:table-cell table:style-name="ce5" table:formula="of:=[$case_00140_00100.$D30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7];&quot;',&quot;;CHAR(13);&quot;    'SRID=3946;POINT(&quot;;[.F27];&quot; &quot;;[.G27];&quot;)');&quot;;CHAR(13))" office:value-type="string" office:string-value="INSERT INTO &#13;  affleurant (&#13;    id,&#13;    geometry_asewkt)&#13;  VALUES (&#13;    'M55_X',&#13;    'SRID=3946;POINT(1380150 5225870)');&#13;" calcext:value-type="string">
            <text:p>INSERT INTO  <text:s/>affleurant ( <text:s text:c="3"/>id, <text:s text:c="3"/>geometry_asewkt) <text:s/>VALUES ( <text:s text:c="3"/>'M55_X', <text:s text:c="3"/>'SRID=3946;POINT(1380150 5225870)');</text:p>
          </table:table-cell>
          <table:table-cell table:style-name="ce5" table:formula="of:=CONCATENATE([$case_00140_00100.$A30];[.I$2])" office:value-type="string" office:string-value="M55_Y" calcext:value-type="string">
            <text:p>M55_Y</text:p>
          </table:table-cell>
          <table:table-cell table:style-name="ce5" table:formula="of:=[$case_00140_00100.$C30]+[.J$2]" office:value-type="float" office:value="1380110" calcext:value-type="float">
            <text:p>1380110</text:p>
          </table:table-cell>
          <table:table-cell table:style-name="ce5" table:formula="of:=[$case_00140_00100.$D30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7];&quot;',&quot;;CHAR(13);&quot;    'SRID=3946;POINT(&quot;;[.J27];&quot; &quot;;[.K27];&quot;)');&quot;;CHAR(13))" office:value-type="string" office:string-value="INSERT INTO &#13;  affleurant (&#13;    id,&#13;    geometry_asewkt)&#13;  VALUES (&#13;    'M55_Y',&#13;    'SRID=3946;POINT(1380110 5225830)');&#13;" calcext:value-type="string">
            <text:p>INSERT INTO  <text:s/>affleurant ( <text:s text:c="3"/>id, <text:s text:c="3"/>geometry_asewkt) <text:s/>VALUES ( <text:s text:c="3"/>'M55_Y', <text:s text:c="3"/>'SRID=3946;POINT(1380110 5225830)');</text:p>
          </table:table-cell>
          <table:table-cell table:style-name="ce5" table:formula="of:=CONCATENATE([$case_00140_00100.$A30];[.M$2])" office:value-type="string" office:string-value="M55_Z" calcext:value-type="string">
            <text:p>M55_Z</text:p>
          </table:table-cell>
          <table:table-cell table:style-name="ce5" table:formula="of:=[$case_00140_00100.$C30]+[.N$2]" office:value-type="float" office:value="1380150" calcext:value-type="float">
            <text:p>1380150</text:p>
          </table:table-cell>
          <table:table-cell table:style-name="ce5" table:formula="of:=[$case_00140_00100.$D30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7];&quot;',&quot;;CHAR(13);&quot;    'SRID=3946;POINT(&quot;;[.N27];&quot; &quot;;[.O27];&quot;)');&quot;;CHAR(13))" office:value-type="string" office:string-value="INSERT INTO &#13;  affleurant (&#13;    id,&#13;    geometry_asewkt)&#13;  VALUES (&#13;    'M55_Z',&#13;    'SRID=3946;POINT(1380150 5225830)');&#13;" calcext:value-type="string">
            <text:p>INSERT INTO  <text:s/>affleurant ( <text:s text:c="3"/>id, <text:s text:c="3"/>geometry_asewkt) <text:s/>VALUES ( <text:s text:c="3"/>'M55_Z', <text:s text:c="3"/>'SRID=3946;POINT(1380150 5225830)');</text:p>
          </table:table-cell>
          <table:table-cell table:style-name="ce7" table:formula="of:=CONCATENATE([.D27];CHAR(13);[.H27];CHAR(13);[.L27];CHAR(13);[.P27];CHAR(13))" office:value-type="string" office:string-value="INSERT INTO &#13;  affleurant (&#13;    id,&#13;    geometry_asewkt)&#13;  VALUES (&#13;    'M55_W',&#13;    'SRID=3946;POINT(1380110 5225870)');&#13;&#13;INSERT INTO &#13;  affleurant (&#13;    id,&#13;    geometry_asewkt)&#13;  VALUES (&#13;    'M55_X',&#13;    'SRID=3946;POINT(1380150 5225870)');&#13;&#13;INSERT INTO &#13;  affleurant (&#13;    id,&#13;    geometry_asewkt)&#13;  VALUES (&#13;    'M55_Y',&#13;    'SRID=3946;POINT(1380110 5225830)');&#13;&#13;INSERT INTO &#13;  affleurant (&#13;    id,&#13;    geometry_asewkt)&#13;  VALUES (&#13;    'M55_Z',&#13;    'SRID=3946;POINT(1380150 5225830)');&#13;&#13;" calcext:value-type="string">
            <text:p>INSERT INTO  <text:s/>affleurant ( <text:s text:c="3"/>id, <text:s text:c="3"/>geometry_asewkt) <text:s/>VALUES ( <text:s text:c="3"/>'M55_W', <text:s text:c="3"/>'SRID=3946;POINT(1380110 5225870)');INSERT INTO  <text:s/>affleurant ( <text:s text:c="3"/>id, <text:s text:c="3"/>geometry_asewkt) <text:s/>VALUES ( <text:s text:c="3"/>'M55_X', <text:s text:c="3"/>'SRID=3946;POINT(1380150 5225870)');INSERT INTO  <text:s/>affleurant ( <text:s text:c="3"/>id, <text:s text:c="3"/>geometry_asewkt) <text:s/>VALUES ( <text:s text:c="3"/>'M55_Y', <text:s text:c="3"/>'SRID=3946;POINT(1380110 5225830)');INSERT INTO  <text:s/>affleurant ( <text:s text:c="3"/>id, <text:s text:c="3"/>geometry_asewkt) <text:s/>VALUES ( <text:s text:c="3"/>'M55_Z', <text:s text:c="3"/>'SRID=3946;POINT(1380150 5225830)');</text:p>
          </table:table-cell>
        </table:table-row>
        <table:table-row table:style-name="ro1" table:number-rows-repeated="104854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19:17:55.154395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EL Frederic</meta:initial-creator>
    <meta:creation-date>2015-10-15T15:43:13</meta:creation-date>
    <dc:date>2015-11-22T23:00:15.592428709</dc:date>
    <meta:generator>LibreOffice/4.3.3.2$Linux_X86_64 LibreOffice_project/430m0$Build-2</meta:generator>
    <meta:editing-duration>PT5H3M4S</meta:editing-duration>
    <meta:editing-cycles>15</meta:editing-cycles>
    <meta:document-statistic meta:table-count="7" meta:cell-count="5525" meta:object-count="0"/>
  </office:meta>
</office:document-meta>
</file>